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fo:font-weight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office:value-type="string">
            <text:p>V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emp</text:p>
          </table:table-cell>
          <table:table-cell table:style-name="ce6" office:value-type="string">
            <text:p>Temp2</text:p>
          </table:table-cell>
          <table:table-cell table:style-name="ce3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formula="oooc:=[.A2]/1024*5" office:value-type="float" office:value="0.0048828125">
            <text:p>0</text:p>
          </table:table-cell>
          <table:table-cell table:style-name="ce5" table:formula="oooc:=5*(9780/[.B2])-9780" office:value-type="float" office:value="10004940">
            <text:p>10004940</text:p>
          </table:table-cell>
          <table:table-cell table:style-name="ce5" table:formula="oooc:=-273.15+1/(3.354016*10^-3+2.56985*10^-4*LN([.C2]/10000)+2.620131*10^-6*LN([.C2]/10000)^2+6.383091*10^-8*LN([.C2]/10000)^3)" office:value-type="float" office:value="-83.5916194979913">
            <text:p>-83.59</text:p>
          </table:table-cell>
          <table:table-cell table:style-name="ce7" table:formula="oooc:=-273.15+1/(3.354016*10^-3+2.56985*10^-4*LN([.C2]/10000)+2.620131*10^-6*LN([.C2]/10000)^2+6.383091*10^-8*LN([.C2]/10000)^3)" office:value-type="float" office:value="-83.5916194979913">
            <text:p>-83.6</text:p>
          </table:table-cell>
          <table:table-cell table:number-columns-repeated="251"/>
        </table:table-row>
        <table:table-row table:style-name="ro2">
          <table:table-cell table:formula="oooc:=[.A2]+1" office:value-type="float" office:value="2">
            <text:p>2</text:p>
          </table:table-cell>
          <table:table-cell table:formula="oooc:=[.A3]/1024*5" office:value-type="float" office:value="0.009765625">
            <text:p>0.01</text:p>
          </table:table-cell>
          <table:table-cell table:style-name="ce5" table:formula="oooc:=5*(9780/[.B3])-9780" office:value-type="float" office:value="4997580">
            <text:p>4997580</text:p>
          </table:table-cell>
          <table:table-cell table:style-name="ce5" table:formula="oooc:=-273.15+1/(3.35*10^-3+2.57*10^-4*LN([.C3]/10000)+2.63*10^-6*LN([.C3]/10000)^2+6.75*10^-8*LN([.C3]/10000)^3)" office:value-type="float" office:value="-75.7082734678922">
            <text:p>-75.71</text:p>
          </table:table-cell>
          <table:table-cell table:style-name="ce7" table:formula="oooc:=-273.15+1/(3.354016*10^-3+2.56985*10^-4*LN([.C3]/10000)+2.620131*10^-6*LN([.C3]/10000)^2+6.383091*10^-8*LN([.C3]/10000)^3)" office:value-type="float" office:value="-75.8119633827749">
            <text:p>-75.8</text:p>
          </table:table-cell>
          <table:table-cell table:number-columns-repeated="251"/>
        </table:table-row>
        <table:table-row table:style-name="ro2">
          <table:table-cell table:formula="oooc:=[.A3]+1" office:value-type="float" office:value="3">
            <text:p>3</text:p>
          </table:table-cell>
          <table:table-cell table:formula="oooc:=[.A4]/1024*5" office:value-type="float" office:value="0.0146484375">
            <text:p>0.01</text:p>
          </table:table-cell>
          <table:table-cell table:style-name="ce5" table:formula="oooc:=5*(9780/[.B4])-9780" office:value-type="float" office:value="3328460">
            <text:p>3328460</text:p>
          </table:table-cell>
          <table:table-cell table:style-name="ce5" table:formula="oooc:=-273.15+1/(3.35*10^-3+2.57*10^-4*LN([.C4]/10000)+2.63*10^-6*LN([.C4]/10000)^2+6.75*10^-8*LN([.C4]/10000)^3)" office:value-type="float" office:value="-70.9052384468116">
            <text:p>-70.91</text:p>
          </table:table-cell>
          <table:table-cell table:style-name="ce7" table:formula="oooc:=-273.15+1/(3.354016*10^-3+2.56985*10^-4*LN([.C4]/10000)+2.620131*10^-6*LN([.C4]/10000)^2+6.383091*10^-8*LN([.C4]/10000)^3)" office:value-type="float" office:value="-71.0228592576558">
            <text:p>-71.0</text:p>
          </table:table-cell>
          <table:table-cell table:number-columns-repeated="251"/>
        </table:table-row>
        <table:table-row table:style-name="ro2">
          <table:table-cell table:formula="oooc:=[.A4]+1" office:value-type="float" office:value="4">
            <text:p>4</text:p>
          </table:table-cell>
          <table:table-cell table:formula="oooc:=[.A5]/1024*5" office:value-type="float" office:value="0.01953125">
            <text:p>0.02</text:p>
          </table:table-cell>
          <table:table-cell table:style-name="ce5" table:formula="oooc:=5*(9780/[.B5])-9780" office:value-type="float" office:value="2493900">
            <text:p>2493900</text:p>
          </table:table-cell>
          <table:table-cell table:style-name="ce5" table:formula="oooc:=-273.15+1/(3.35*10^-3+2.57*10^-4*LN([.C5]/10000)+2.63*10^-6*LN([.C5]/10000)^2+6.75*10^-8*LN([.C5]/10000)^3)" office:value-type="float" office:value="-67.3820554630516">
            <text:p>-67.38</text:p>
          </table:table-cell>
          <table:table-cell table:style-name="ce7" table:formula="oooc:=-273.15+1/(3.354016*10^-3+2.56985*10^-4*LN([.C5]/10000)+2.620131*10^-6*LN([.C5]/10000)^2+6.383091*10^-8*LN([.C5]/10000)^3)" office:value-type="float" office:value="-67.5096670235654">
            <text:p>-67.5</text:p>
          </table:table-cell>
          <table:table-cell table:number-columns-repeated="251"/>
        </table:table-row>
        <table:table-row table:style-name="ro2">
          <table:table-cell table:formula="oooc:=[.A5]+1" office:value-type="float" office:value="5">
            <text:p>5</text:p>
          </table:table-cell>
          <table:table-cell table:formula="oooc:=[.A6]/1024*5" office:value-type="float" office:value="0.0244140625">
            <text:p>0.02</text:p>
          </table:table-cell>
          <table:table-cell table:style-name="ce5" table:formula="oooc:=5*(9780/[.B6])-9780" office:value-type="float" office:value="1993164">
            <text:p>1993164</text:p>
          </table:table-cell>
          <table:table-cell table:style-name="ce5" table:formula="oooc:=-273.15+1/(3.35*10^-3+2.57*10^-4*LN([.C6]/10000)+2.63*10^-6*LN([.C6]/10000)^2+6.75*10^-8*LN([.C6]/10000)^3)" office:value-type="float" office:value="-64.5795142494906">
            <text:p>-64.58</text:p>
          </table:table-cell>
          <table:table-cell table:style-name="ce7" table:formula="oooc:=-273.15+1/(3.354016*10^-3+2.56985*10^-4*LN([.C6]/10000)+2.620131*10^-6*LN([.C6]/10000)^2+6.383091*10^-8*LN([.C6]/10000)^3)" office:value-type="float" office:value="-64.7149436571703">
            <text:p>-64.7</text:p>
          </table:table-cell>
          <table:table-cell table:number-columns-repeated="251"/>
        </table:table-row>
        <table:table-row table:style-name="ro2">
          <table:table-cell table:formula="oooc:=[.A6]+1" office:value-type="float" office:value="6">
            <text:p>6</text:p>
          </table:table-cell>
          <table:table-cell table:formula="oooc:=[.A7]/1024*5" office:value-type="float" office:value="0.029296875">
            <text:p>0.03</text:p>
          </table:table-cell>
          <table:table-cell table:style-name="ce5" table:formula="oooc:=5*(9780/[.B7])-9780" office:value-type="float" office:value="1659340">
            <text:p>1659340</text:p>
          </table:table-cell>
          <table:table-cell table:style-name="ce5" table:formula="oooc:=-273.15+1/(3.35*10^-3+2.57*10^-4*LN([.C7]/10000)+2.63*10^-6*LN([.C7]/10000)^2+6.75*10^-8*LN([.C7]/10000)^3)" office:value-type="float" office:value="-62.2423346087427">
            <text:p>-62.24</text:p>
          </table:table-cell>
          <table:table-cell table:style-name="ce7" table:formula="oooc:=-273.15+1/(3.354016*10^-3+2.56985*10^-4*LN([.C7]/10000)+2.620131*10^-6*LN([.C7]/10000)^2+6.383091*10^-8*LN([.C7]/10000)^3)" office:value-type="float" office:value="-62.3842004993017">
            <text:p>-62.4</text:p>
          </table:table-cell>
          <table:table-cell table:number-columns-repeated="251"/>
        </table:table-row>
        <table:table-row table:style-name="ro2">
          <table:table-cell table:formula="oooc:=[.A7]+1" office:value-type="float" office:value="7">
            <text:p>7</text:p>
          </table:table-cell>
          <table:table-cell table:formula="oooc:=[.A8]/1024*5" office:value-type="float" office:value="0.0341796875">
            <text:p>0.03</text:p>
          </table:table-cell>
          <table:table-cell table:style-name="ce5" table:formula="oooc:=5*(9780/[.B8])-9780" office:value-type="float" office:value="1420894.28571429">
            <text:p>1420894.29</text:p>
          </table:table-cell>
          <table:table-cell table:style-name="ce5" table:formula="oooc:=-273.15+1/(3.35*10^-3+2.57*10^-4*LN([.C8]/10000)+2.63*10^-6*LN([.C8]/10000)^2+6.75*10^-8*LN([.C8]/10000)^3)" office:value-type="float" office:value="-60.2317438453303">
            <text:p>-60.23</text:p>
          </table:table-cell>
          <table:table-cell table:style-name="ce7" table:formula="oooc:=-273.15+1/(3.354016*10^-3+2.56985*10^-4*LN([.C8]/10000)+2.620131*10^-6*LN([.C8]/10000)^2+6.383091*10^-8*LN([.C8]/10000)^3)" office:value-type="float" office:value="-60.3790889185646">
            <text:p>-60.4</text:p>
          </table:table-cell>
          <table:table-cell table:number-columns-repeated="251"/>
        </table:table-row>
        <table:table-row table:style-name="ro2">
          <table:table-cell table:formula="oooc:=[.A8]+1" office:value-type="float" office:value="8">
            <text:p>8</text:p>
          </table:table-cell>
          <table:table-cell table:formula="oooc:=[.A9]/1024*5" office:value-type="float" office:value="0.0390625">
            <text:p>0.04</text:p>
          </table:table-cell>
          <table:table-cell table:style-name="ce5" table:formula="oooc:=5*(9780/[.B9])-9780" office:value-type="float" office:value="1242060">
            <text:p>1242060</text:p>
          </table:table-cell>
          <table:table-cell table:style-name="ce5" table:formula="oooc:=-273.15+1/(3.35*10^-3+2.57*10^-4*LN([.C9]/10000)+2.63*10^-6*LN([.C9]/10000)^2+6.75*10^-8*LN([.C9]/10000)^3)" office:value-type="float" office:value="-58.4636135879245">
            <text:p>-58.46</text:p>
          </table:table-cell>
          <table:table-cell table:style-name="ce7" table:formula="oooc:=-273.15+1/(3.354016*10^-3+2.56985*10^-4*LN([.C9]/10000)+2.620131*10^-6*LN([.C9]/10000)^2+6.383091*10^-8*LN([.C9]/10000)^3)" office:value-type="float" office:value="-58.6157345907698">
            <text:p>-58.6</text:p>
          </table:table-cell>
          <table:table-cell table:number-columns-repeated="251"/>
        </table:table-row>
        <table:table-row table:style-name="ro2">
          <table:table-cell table:formula="oooc:=[.A9]+1" office:value-type="float" office:value="9">
            <text:p>9</text:p>
          </table:table-cell>
          <table:table-cell table:formula="oooc:=[.A10]/1024*5" office:value-type="float" office:value="0.0439453125">
            <text:p>0.04</text:p>
          </table:table-cell>
          <table:table-cell table:style-name="ce5" table:formula="oooc:=5*(9780/[.B10])-9780" office:value-type="float" office:value="1102966.66666667">
            <text:p>1102966.67</text:p>
          </table:table-cell>
          <table:table-cell table:style-name="ce5" table:formula="oooc:=-273.15+1/(3.35*10^-3+2.57*10^-4*LN([.C10]/10000)+2.63*10^-6*LN([.C10]/10000)^2+6.75*10^-8*LN([.C10]/10000)^3)" office:value-type="float" office:value="-56.8829592920951">
            <text:p>-56.88</text:p>
          </table:table-cell>
          <table:table-cell table:style-name="ce7" table:formula="oooc:=-273.15+1/(3.354016*10^-3+2.56985*10^-4*LN([.C10]/10000)+2.620131*10^-6*LN([.C10]/10000)^2+6.383091*10^-8*LN([.C10]/10000)^3)" office:value-type="float" office:value="-57.0393173529079">
            <text:p>-57.0</text:p>
          </table:table-cell>
          <table:table-cell table:number-columns-repeated="251"/>
        </table:table-row>
        <table:table-row table:style-name="ro2">
          <table:table-cell table:formula="oooc:=[.A10]+1" office:value-type="float" office:value="10">
            <text:p>10</text:p>
          </table:table-cell>
          <table:table-cell table:formula="oooc:=[.A11]/1024*5" office:value-type="float" office:value="0.048828125">
            <text:p>0.05</text:p>
          </table:table-cell>
          <table:table-cell table:style-name="ce5" table:formula="oooc:=5*(9780/[.B11])-9780" office:value-type="float" office:value="991692">
            <text:p>991692</text:p>
          </table:table-cell>
          <table:table-cell table:style-name="ce5" table:formula="oooc:=-273.15+1/(3.35*10^-3+2.57*10^-4*LN([.C11]/10000)+2.63*10^-6*LN([.C11]/10000)^2+6.75*10^-8*LN([.C11]/10000)^3)" office:value-type="float" office:value="-55.4518037889467">
            <text:p>-55.45</text:p>
          </table:table-cell>
          <table:table-cell table:style-name="ce7" table:formula="oooc:=-273.15+1/(3.354016*10^-3+2.56985*10^-4*LN([.C11]/10000)+2.620131*10^-6*LN([.C11]/10000)^2+6.383091*10^-8*LN([.C11]/10000)^3)" office:value-type="float" office:value="-55.6119725885246">
            <text:p>-55.6</text:p>
          </table:table-cell>
          <table:table-cell table:number-columns-repeated="251"/>
        </table:table-row>
        <table:table-row table:style-name="ro2">
          <table:table-cell table:formula="oooc:=[.A11]+1" office:value-type="float" office:value="11">
            <text:p>11</text:p>
          </table:table-cell>
          <table:table-cell table:formula="oooc:=[.A12]/1024*5" office:value-type="float" office:value="0.0537109375">
            <text:p>0.05</text:p>
          </table:table-cell>
          <table:table-cell table:style-name="ce5" table:formula="oooc:=5*(9780/[.B12])-9780" office:value-type="float" office:value="900649.090909091">
            <text:p>900649.09</text:p>
          </table:table-cell>
          <table:table-cell table:style-name="ce5" table:formula="oooc:=-273.15+1/(3.35*10^-3+2.57*10^-4*LN([.C12]/10000)+2.63*10^-6*LN([.C12]/10000)^2+6.75*10^-8*LN([.C12]/10000)^3)" office:value-type="float" office:value="-54.1427815614051">
            <text:p>-54.14</text:p>
          </table:table-cell>
          <table:table-cell table:style-name="ce7" table:formula="oooc:=-273.15+1/(3.354016*10^-3+2.56985*10^-4*LN([.C12]/10000)+2.620131*10^-6*LN([.C12]/10000)^2+6.383091*10^-8*LN([.C12]/10000)^3)" office:value-type="float" office:value="-54.3064152626494">
            <text:p>-54.3</text:p>
          </table:table-cell>
          <table:table-cell table:number-columns-repeated="251"/>
        </table:table-row>
        <table:table-row table:style-name="ro2">
          <table:table-cell table:formula="oooc:=[.A12]+1" office:value-type="float" office:value="12">
            <text:p>12</text:p>
          </table:table-cell>
          <table:table-cell table:formula="oooc:=[.A13]/1024*5" office:value-type="float" office:value="0.05859375">
            <text:p>0.06</text:p>
          </table:table-cell>
          <table:table-cell table:style-name="ce5" table:formula="oooc:=5*(9780/[.B13])-9780" office:value-type="float" office:value="824780">
            <text:p>824780</text:p>
          </table:table-cell>
          <table:table-cell table:style-name="ce5" table:formula="oooc:=-273.15+1/(3.35*10^-3+2.57*10^-4*LN([.C13]/10000)+2.63*10^-6*LN([.C13]/10000)^2+6.75*10^-8*LN([.C13]/10000)^3)" office:value-type="float" office:value="-52.9355003829677">
            <text:p>-52.94</text:p>
          </table:table-cell>
          <table:table-cell table:style-name="ce7" table:formula="oooc:=-273.15+1/(3.354016*10^-3+2.56985*10^-4*LN([.C13]/10000)+2.620131*10^-6*LN([.C13]/10000)^2+6.383091*10^-8*LN([.C13]/10000)^3)" office:value-type="float" office:value="-53.1023127114233">
            <text:p>-53.1</text:p>
          </table:table-cell>
          <table:table-cell table:number-columns-repeated="251"/>
        </table:table-row>
        <table:table-row table:style-name="ro2">
          <table:table-cell table:formula="oooc:=[.A13]+1" office:value-type="float" office:value="13">
            <text:p>13</text:p>
          </table:table-cell>
          <table:table-cell table:formula="oooc:=[.A14]/1024*5" office:value-type="float" office:value="0.0634765625">
            <text:p>0.06</text:p>
          </table:table-cell>
          <table:table-cell table:style-name="ce5" table:formula="oooc:=5*(9780/[.B14])-9780" office:value-type="float" office:value="760583.076923077">
            <text:p>760583.08</text:p>
          </table:table-cell>
          <table:table-cell table:style-name="ce5" table:formula="oooc:=-273.15+1/(3.35*10^-3+2.57*10^-4*LN([.C14]/10000)+2.63*10^-6*LN([.C14]/10000)^2+6.75*10^-8*LN([.C14]/10000)^3)" office:value-type="float" office:value="-51.8143441391486">
            <text:p>-51.81</text:p>
          </table:table-cell>
          <table:table-cell table:style-name="ce7" table:formula="oooc:=-273.15+1/(3.354016*10^-3+2.56985*10^-4*LN([.C14]/10000)+2.620131*10^-6*LN([.C14]/10000)^2+6.383091*10^-8*LN([.C14]/10000)^3)" office:value-type="float" office:value="-51.984094149796">
            <text:p>-52.0</text:p>
          </table:table-cell>
          <table:table-cell table:number-columns-repeated="251"/>
        </table:table-row>
        <table:table-row table:style-name="ro2">
          <table:table-cell table:formula="oooc:=[.A14]+1" office:value-type="float" office:value="14">
            <text:p>14</text:p>
          </table:table-cell>
          <table:table-cell table:formula="oooc:=[.A15]/1024*5" office:value-type="float" office:value="0.068359375">
            <text:p>0.07</text:p>
          </table:table-cell>
          <table:table-cell table:style-name="ce5" table:formula="oooc:=5*(9780/[.B15])-9780" office:value-type="float" office:value="705557.142857143">
            <text:p>705557.14</text:p>
          </table:table-cell>
          <table:table-cell table:style-name="ce5" table:formula="oooc:=-273.15+1/(3.35*10^-3+2.57*10^-4*LN([.C15]/10000)+2.63*10^-6*LN([.C15]/10000)^2+6.75*10^-8*LN([.C15]/10000)^3)" office:value-type="float" office:value="-50.7670806584067">
            <text:p>-50.77</text:p>
          </table:table-cell>
          <table:table-cell table:style-name="ce7" table:formula="oooc:=-273.15+1/(3.354016*10^-3+2.56985*10^-4*LN([.C15]/10000)+2.620131*10^-6*LN([.C15]/10000)^2+6.383091*10^-8*LN([.C15]/10000)^3)" office:value-type="float" office:value="-50.9395627118998">
            <text:p>-50.9</text:p>
          </table:table-cell>
          <table:table-cell table:number-columns-repeated="251"/>
        </table:table-row>
        <table:table-row table:style-name="ro2">
          <table:table-cell table:formula="oooc:=[.A15]+1" office:value-type="float" office:value="15">
            <text:p>15</text:p>
          </table:table-cell>
          <table:table-cell table:formula="oooc:=[.A16]/1024*5" office:value-type="float" office:value="0.0732421875">
            <text:p>0.07</text:p>
          </table:table-cell>
          <table:table-cell table:style-name="ce5" table:formula="oooc:=5*(9780/[.B16])-9780" office:value-type="float" office:value="657868">
            <text:p>657868</text:p>
          </table:table-cell>
          <table:table-cell table:style-name="ce5" table:formula="oooc:=-273.15+1/(3.35*10^-3+2.57*10^-4*LN([.C16]/10000)+2.63*10^-6*LN([.C16]/10000)^2+6.75*10^-8*LN([.C16]/10000)^3)" office:value-type="float" office:value="-49.7839440343735">
            <text:p>-49.78</text:p>
          </table:table-cell>
          <table:table-cell table:style-name="ce7" table:formula="oooc:=-273.15+1/(3.354016*10^-3+2.56985*10^-4*LN([.C16]/10000)+2.620131*10^-6*LN([.C16]/10000)^2+6.383091*10^-8*LN([.C16]/10000)^3)" office:value-type="float" office:value="-49.9589805318579">
            <text:p>-50.0</text:p>
          </table:table-cell>
          <table:table-cell table:number-columns-repeated="251"/>
        </table:table-row>
        <table:table-row table:style-name="ro2">
          <table:table-cell table:formula="oooc:=[.A16]+1" office:value-type="float" office:value="16">
            <text:p>16</text:p>
          </table:table-cell>
          <table:table-cell table:formula="oooc:=[.A17]/1024*5" office:value-type="float" office:value="0.078125">
            <text:p>0.08</text:p>
          </table:table-cell>
          <table:table-cell table:style-name="ce5" table:formula="oooc:=5*(9780/[.B17])-9780" office:value-type="float" office:value="616140">
            <text:p>616140</text:p>
          </table:table-cell>
          <table:table-cell table:style-name="ce5" table:formula="oooc:=-273.15+1/(3.35*10^-3+2.57*10^-4*LN([.C17]/10000)+2.63*10^-6*LN([.C17]/10000)^2+6.75*10^-8*LN([.C17]/10000)^3)" office:value-type="float" office:value="-48.8570093382482">
            <text:p>-48.86</text:p>
          </table:table-cell>
          <table:table-cell table:style-name="ce7" table:formula="oooc:=-273.15+1/(3.354016*10^-3+2.56985*10^-4*LN([.C17]/10000)+2.620131*10^-6*LN([.C17]/10000)^2+6.383091*10^-8*LN([.C17]/10000)^3)" office:value-type="float" office:value="-49.0344453257579">
            <text:p>-49.0</text:p>
          </table:table-cell>
          <table:table-cell table:number-columns-repeated="251"/>
        </table:table-row>
        <table:table-row table:style-name="ro2">
          <table:table-cell table:formula="oooc:=[.A17]+1" office:value-type="float" office:value="17">
            <text:p>17</text:p>
          </table:table-cell>
          <table:table-cell table:formula="oooc:=[.A18]/1024*5" office:value-type="float" office:value="0.0830078125">
            <text:p>0.08</text:p>
          </table:table-cell>
          <table:table-cell table:style-name="ce5" table:formula="oooc:=5*(9780/[.B18])-9780" office:value-type="float" office:value="579321.176470588">
            <text:p>579321.18</text:p>
          </table:table-cell>
          <table:table-cell table:style-name="ce5" table:formula="oooc:=-273.15+1/(3.35*10^-3+2.57*10^-4*LN([.C18]/10000)+2.63*10^-6*LN([.C18]/10000)^2+6.75*10^-8*LN([.C18]/10000)^3)" office:value-type="float" office:value="-47.979754377549">
            <text:p>-47.98</text:p>
          </table:table-cell>
          <table:table-cell table:style-name="ce7" table:formula="oooc:=-273.15+1/(3.354016*10^-3+2.56985*10^-4*LN([.C18]/10000)+2.620131*10^-6*LN([.C18]/10000)^2+6.383091*10^-8*LN([.C18]/10000)^3)" office:value-type="float" office:value="-48.1594534542325">
            <text:p>-48.2</text:p>
          </table:table-cell>
          <table:table-cell table:number-columns-repeated="251"/>
        </table:table-row>
        <table:table-row table:style-name="ro2">
          <table:table-cell table:formula="oooc:=[.A18]+1" office:value-type="float" office:value="18">
            <text:p>18</text:p>
          </table:table-cell>
          <table:table-cell table:formula="oooc:=[.A19]/1024*5" office:value-type="float" office:value="0.087890625">
            <text:p>0.09</text:p>
          </table:table-cell>
          <table:table-cell table:style-name="ce5" table:formula="oooc:=5*(9780/[.B19])-9780" office:value-type="float" office:value="546593.333333333">
            <text:p>546593.33</text:p>
          </table:table-cell>
          <table:table-cell table:style-name="ce5" table:formula="oooc:=-273.15+1/(3.35*10^-3+2.57*10^-4*LN([.C19]/10000)+2.63*10^-6*LN([.C19]/10000)^2+6.75*10^-8*LN([.C19]/10000)^3)" office:value-type="float" office:value="-47.1467449971648">
            <text:p>-47.15</text:p>
          </table:table-cell>
          <table:table-cell table:style-name="ce7" table:formula="oooc:=-273.15+1/(3.354016*10^-3+2.56985*10^-4*LN([.C19]/10000)+2.620131*10^-6*LN([.C19]/10000)^2+6.383091*10^-8*LN([.C19]/10000)^3)" office:value-type="float" office:value="-47.3285861554698">
            <text:p>-47.3</text:p>
          </table:table-cell>
          <table:table-cell table:number-columns-repeated="251"/>
        </table:table-row>
        <table:table-row table:style-name="ro2">
          <table:table-cell table:formula="oooc:=[.A19]+1" office:value-type="float" office:value="19">
            <text:p>19</text:p>
          </table:table-cell>
          <table:table-cell table:formula="oooc:=[.A20]/1024*5" office:value-type="float" office:value="0.0927734375">
            <text:p>0.09</text:p>
          </table:table-cell>
          <table:table-cell table:style-name="ce5" table:formula="oooc:=5*(9780/[.B20])-9780" office:value-type="float" office:value="517310.526315789">
            <text:p>517310.53</text:p>
          </table:table-cell>
          <table:table-cell table:style-name="ce5" table:formula="oooc:=-273.15+1/(3.35*10^-3+2.57*10^-4*LN([.C20]/10000)+2.63*10^-6*LN([.C20]/10000)^2+6.75*10^-8*LN([.C20]/10000)^3)" office:value-type="float" office:value="-46.3534042647795">
            <text:p>-46.35</text:p>
          </table:table-cell>
          <table:table-cell table:style-name="ce7" table:formula="oooc:=-273.15+1/(3.354016*10^-3+2.56985*10^-4*LN([.C20]/10000)+2.620131*10^-6*LN([.C20]/10000)^2+6.383091*10^-8*LN([.C20]/10000)^3)" office:value-type="float" office:value="-46.5372794112324">
            <text:p>-46.5</text:p>
          </table:table-cell>
          <table:table-cell table:number-columns-repeated="251"/>
        </table:table-row>
        <table:table-row table:style-name="ro2">
          <table:table-cell table:formula="oooc:=[.A20]+1" office:value-type="float" office:value="20">
            <text:p>20</text:p>
          </table:table-cell>
          <table:table-cell table:formula="oooc:=[.A21]/1024*5" office:value-type="float" office:value="0.09765625">
            <text:p>0.1</text:p>
          </table:table-cell>
          <table:table-cell table:style-name="ce5" table:formula="oooc:=5*(9780/[.B21])-9780" office:value-type="float" office:value="490956">
            <text:p>490956</text:p>
          </table:table-cell>
          <table:table-cell table:style-name="ce5" table:formula="oooc:=-273.15+1/(3.35*10^-3+2.57*10^-4*LN([.C21]/10000)+2.63*10^-6*LN([.C21]/10000)^2+6.75*10^-8*LN([.C21]/10000)^3)" office:value-type="float" office:value="-45.5958400044487">
            <text:p>-45.6</text:p>
          </table:table-cell>
          <table:table-cell table:style-name="ce7" table:formula="oooc:=-273.15+1/(3.354016*10^-3+2.56985*10^-4*LN([.C21]/10000)+2.620131*10^-6*LN([.C21]/10000)^2+6.383091*10^-8*LN([.C21]/10000)^3)" office:value-type="float" office:value="-45.7816519869238">
            <text:p>-45.8</text:p>
          </table:table-cell>
          <table:table-cell table:number-columns-repeated="251"/>
        </table:table-row>
        <table:table-row table:style-name="ro2">
          <table:table-cell table:formula="oooc:=[.A21]+1" office:value-type="float" office:value="21">
            <text:p>21</text:p>
          </table:table-cell>
          <table:table-cell table:formula="oooc:=[.A22]/1024*5" office:value-type="float" office:value="0.1025390625">
            <text:p>0.1</text:p>
          </table:table-cell>
          <table:table-cell table:style-name="ce5" table:formula="oooc:=5*(9780/[.B22])-9780" office:value-type="float" office:value="467111.428571429">
            <text:p>467111.43</text:p>
          </table:table-cell>
          <table:table-cell table:style-name="ce5" table:formula="oooc:=-273.15+1/(3.35*10^-3+2.57*10^-4*LN([.C22]/10000)+2.63*10^-6*LN([.C22]/10000)^2+6.75*10^-8*LN([.C22]/10000)^3)" office:value-type="float" office:value="-44.8707137883027">
            <text:p>-44.87</text:p>
          </table:table-cell>
          <table:table-cell table:style-name="ce7" table:formula="oooc:=-273.15+1/(3.354016*10^-3+2.56985*10^-4*LN([.C22]/10000)+2.620131*10^-6*LN([.C22]/10000)^2+6.383091*10^-8*LN([.C22]/10000)^3)" office:value-type="float" office:value="-45.0583748065617">
            <text:p>-45.1</text:p>
          </table:table-cell>
          <table:table-cell table:number-columns-repeated="251"/>
        </table:table-row>
        <table:table-row table:style-name="ro2">
          <table:table-cell table:formula="oooc:=[.A22]+1" office:value-type="float" office:value="22">
            <text:p>22</text:p>
          </table:table-cell>
          <table:table-cell table:formula="oooc:=[.A23]/1024*5" office:value-type="float" office:value="0.107421875">
            <text:p>0.11</text:p>
          </table:table-cell>
          <table:table-cell table:style-name="ce5" table:formula="oooc:=5*(9780/[.B23])-9780" office:value-type="float" office:value="445434.545454545">
            <text:p>445434.55</text:p>
          </table:table-cell>
          <table:table-cell table:style-name="ce5" table:formula="oooc:=-273.15+1/(3.35*10^-3+2.57*10^-4*LN([.C23]/10000)+2.63*10^-6*LN([.C23]/10000)^2+6.75*10^-8*LN([.C23]/10000)^3)" office:value-type="float" office:value="-44.1751399472263">
            <text:p>-44.18</text:p>
          </table:table-cell>
          <table:table-cell table:style-name="ce7" table:formula="oooc:=-273.15+1/(3.354016*10^-3+2.56985*10^-4*LN([.C23]/10000)+2.620131*10^-6*LN([.C23]/10000)^2+6.383091*10^-8*LN([.C23]/10000)^3)" office:value-type="float" office:value="-44.364570257842">
            <text:p>-44.4</text:p>
          </table:table-cell>
          <table:table-cell table:number-columns-repeated="251"/>
        </table:table-row>
        <table:table-row table:style-name="ro2">
          <table:table-cell table:formula="oooc:=[.A23]+1" office:value-type="float" office:value="23">
            <text:p>23</text:p>
          </table:table-cell>
          <table:table-cell table:formula="oooc:=[.A24]/1024*5" office:value-type="float" office:value="0.1123046875">
            <text:p>0.11</text:p>
          </table:table-cell>
          <table:table-cell table:style-name="ce5" table:formula="oooc:=5*(9780/[.B24])-9780" office:value-type="float" office:value="425642.608695652">
            <text:p>425642.61</text:p>
          </table:table-cell>
          <table:table-cell table:style-name="ce5" table:formula="oooc:=-273.15+1/(3.35*10^-3+2.57*10^-4*LN([.C24]/10000)+2.63*10^-6*LN([.C24]/10000)^2+6.75*10^-8*LN([.C24]/10000)^3)" office:value-type="float" office:value="-43.506606687957">
            <text:p>-43.51</text:p>
          </table:table-cell>
          <table:table-cell table:style-name="ce7" table:formula="oooc:=-273.15+1/(3.354016*10^-3+2.56985*10^-4*LN([.C24]/10000)+2.620131*10^-6*LN([.C24]/10000)^2+6.383091*10^-8*LN([.C24]/10000)^3)" office:value-type="float" office:value="-43.6977335383948">
            <text:p>-43.7</text:p>
          </table:table-cell>
          <table:table-cell table:number-columns-repeated="251"/>
        </table:table-row>
        <table:table-row table:style-name="ro2">
          <table:table-cell table:formula="oooc:=[.A24]+1" office:value-type="float" office:value="24">
            <text:p>24</text:p>
          </table:table-cell>
          <table:table-cell table:formula="oooc:=[.A25]/1024*5" office:value-type="float" office:value="0.1171875">
            <text:p>0.12</text:p>
          </table:table-cell>
          <table:table-cell table:style-name="ce5" table:formula="oooc:=5*(9780/[.B25])-9780" office:value-type="float" office:value="407500">
            <text:p>407500</text:p>
          </table:table-cell>
          <table:table-cell table:style-name="ce5" table:formula="oooc:=-273.15+1/(3.35*10^-3+2.57*10^-4*LN([.C25]/10000)+2.63*10^-6*LN([.C25]/10000)^2+6.75*10^-8*LN([.C25]/10000)^3)" office:value-type="float" office:value="-42.8629137389969">
            <text:p>-42.86</text:p>
          </table:table-cell>
          <table:table-cell table:style-name="ce7" table:formula="oooc:=-273.15+1/(3.354016*10^-3+2.56985*10^-4*LN([.C25]/10000)+2.620131*10^-6*LN([.C25]/10000)^2+6.383091*10^-8*LN([.C25]/10000)^3)" office:value-type="float" office:value="-43.05567048225">
            <text:p>-43.1</text:p>
          </table:table-cell>
          <table:table-cell table:number-columns-repeated="251"/>
        </table:table-row>
        <table:table-row table:style-name="ro2">
          <table:table-cell table:formula="oooc:=[.A25]+1" office:value-type="float" office:value="25">
            <text:p>25</text:p>
          </table:table-cell>
          <table:table-cell table:formula="oooc:=[.A26]/1024*5" office:value-type="float" office:value="0.1220703125">
            <text:p>0.12</text:p>
          </table:table-cell>
          <table:table-cell table:style-name="ce5" table:formula="oooc:=5*(9780/[.B26])-9780" office:value-type="float" office:value="390808.8">
            <text:p>390808.8</text:p>
          </table:table-cell>
          <table:table-cell table:style-name="ce5" table:formula="oooc:=-273.15+1/(3.35*10^-3+2.57*10^-4*LN([.C26]/10000)+2.63*10^-6*LN([.C26]/10000)^2+6.75*10^-8*LN([.C26]/10000)^3)" office:value-type="float" office:value="-42.2421225261004">
            <text:p>-42.24</text:p>
          </table:table-cell>
          <table:table-cell table:style-name="ce7" table:formula="oooc:=-273.15+1/(3.354016*10^-3+2.56985*10^-4*LN([.C26]/10000)+2.620131*10^-6*LN([.C26]/10000)^2+6.383091*10^-8*LN([.C26]/10000)^3)" office:value-type="float" office:value="-42.4364478791497">
            <text:p>-42.4</text:p>
          </table:table-cell>
          <table:table-cell table:number-columns-repeated="251"/>
        </table:table-row>
        <table:table-row table:style-name="ro2">
          <table:table-cell table:formula="oooc:=[.A26]+1" office:value-type="float" office:value="26">
            <text:p>26</text:p>
          </table:table-cell>
          <table:table-cell table:formula="oooc:=[.A27]/1024*5" office:value-type="float" office:value="0.126953125">
            <text:p>0.13</text:p>
          </table:table-cell>
          <table:table-cell table:style-name="ce5" table:formula="oooc:=5*(9780/[.B27])-9780" office:value-type="float" office:value="375401.538461538">
            <text:p>375401.54</text:p>
          </table:table-cell>
          <table:table-cell table:style-name="ce5" table:formula="oooc:=-273.15+1/(3.35*10^-3+2.57*10^-4*LN([.C27]/10000)+2.63*10^-6*LN([.C27]/10000)^2+6.75*10^-8*LN([.C27]/10000)^3)" office:value-type="float" office:value="-41.6425159651973">
            <text:p>-41.64</text:p>
          </table:table-cell>
          <table:table-cell table:style-name="ce7" table:formula="oooc:=-273.15+1/(3.354016*10^-3+2.56985*10^-4*LN([.C27]/10000)+2.620131*10^-6*LN([.C27]/10000)^2+6.383091*10^-8*LN([.C27]/10000)^3)" office:value-type="float" office:value="-41.8383533831929">
            <text:p>-41.8</text:p>
          </table:table-cell>
          <table:table-cell table:number-columns-repeated="251"/>
        </table:table-row>
        <table:table-row table:style-name="ro2">
          <table:table-cell table:formula="oooc:=[.A27]+1" office:value-type="float" office:value="27">
            <text:p>27</text:p>
          </table:table-cell>
          <table:table-cell table:formula="oooc:=[.A28]/1024*5" office:value-type="float" office:value="0.1318359375">
            <text:p>0.13</text:p>
          </table:table-cell>
          <table:table-cell table:style-name="ce5" table:formula="oooc:=5*(9780/[.B28])-9780" office:value-type="float" office:value="361135.555555556">
            <text:p>361135.56</text:p>
          </table:table-cell>
          <table:table-cell table:style-name="ce5" table:formula="oooc:=-273.15+1/(3.35*10^-3+2.57*10^-4*LN([.C28]/10000)+2.63*10^-6*LN([.C28]/10000)^2+6.75*10^-8*LN([.C28]/10000)^3)" office:value-type="float" office:value="-41.0625657221968">
            <text:p>-41.06</text:p>
          </table:table-cell>
          <table:table-cell table:style-name="ce7" table:formula="oooc:=-273.15+1/(3.354016*10^-3+2.56985*10^-4*LN([.C28]/10000)+2.620131*10^-6*LN([.C28]/10000)^2+6.383091*10^-8*LN([.C28]/10000)^3)" office:value-type="float" office:value="-41.2598628666029">
            <text:p>-41.3</text:p>
          </table:table-cell>
          <table:table-cell table:number-columns-repeated="251"/>
        </table:table-row>
        <table:table-row table:style-name="ro2">
          <table:table-cell table:formula="oooc:=[.A28]+1" office:value-type="float" office:value="28">
            <text:p>28</text:p>
          </table:table-cell>
          <table:table-cell table:formula="oooc:=[.A29]/1024*5" office:value-type="float" office:value="0.13671875">
            <text:p>0.14</text:p>
          </table:table-cell>
          <table:table-cell table:style-name="ce5" table:formula="oooc:=5*(9780/[.B29])-9780" office:value-type="float" office:value="347888.571428571">
            <text:p>347888.57</text:p>
          </table:table-cell>
          <table:table-cell table:style-name="ce5" table:formula="oooc:=-273.15+1/(3.35*10^-3+2.57*10^-4*LN([.C29]/10000)+2.63*10^-6*LN([.C29]/10000)^2+6.75*10^-8*LN([.C29]/10000)^3)" office:value-type="float" office:value="-40.5009053309805">
            <text:p>-40.5</text:p>
          </table:table-cell>
          <table:table-cell table:style-name="ce7" table:formula="oooc:=-273.15+1/(3.354016*10^-3+2.56985*10^-4*LN([.C29]/10000)+2.620131*10^-6*LN([.C29]/10000)^2+6.383091*10^-8*LN([.C29]/10000)^3)" office:value-type="float" office:value="-40.6996136146621">
            <text:p>-40.7</text:p>
          </table:table-cell>
          <table:table-cell table:number-columns-repeated="251"/>
        </table:table-row>
        <table:table-row table:style-name="ro2">
          <table:table-cell table:formula="oooc:=[.A29]+1" office:value-type="float" office:value="29">
            <text:p>29</text:p>
          </table:table-cell>
          <table:table-cell table:formula="oooc:=[.A30]/1024*5" office:value-type="float" office:value="0.1416015625">
            <text:p>0.14</text:p>
          </table:table-cell>
          <table:table-cell table:style-name="ce5" table:formula="oooc:=5*(9780/[.B30])-9780" office:value-type="float" office:value="335555.172413793">
            <text:p>335555.17</text:p>
          </table:table-cell>
          <table:table-cell table:style-name="ce5" table:formula="oooc:=-273.15+1/(3.35*10^-3+2.57*10^-4*LN([.C30]/10000)+2.63*10^-6*LN([.C30]/10000)^2+6.75*10^-8*LN([.C30]/10000)^3)" office:value-type="float" office:value="-39.9563079519443">
            <text:p>-39.96</text:p>
          </table:table-cell>
          <table:table-cell table:style-name="ce7" table:formula="oooc:=-273.15+1/(3.354016*10^-3+2.56985*10^-4*LN([.C30]/10000)+2.620131*10^-6*LN([.C30]/10000)^2+6.383091*10^-8*LN([.C30]/10000)^3)" office:value-type="float" office:value="-40.1563821477479">
            <text:p>-40.2</text:p>
          </table:table-cell>
          <table:table-cell table:number-columns-repeated="251"/>
        </table:table-row>
        <table:table-row table:style-name="ro2">
          <table:table-cell table:formula="oooc:=[.A30]+1" office:value-type="float" office:value="30">
            <text:p>30</text:p>
          </table:table-cell>
          <table:table-cell table:formula="oooc:=[.A31]/1024*5" office:value-type="float" office:value="0.146484375">
            <text:p>0.15</text:p>
          </table:table-cell>
          <table:table-cell table:style-name="ce5" table:formula="oooc:=5*(9780/[.B31])-9780" office:value-type="float" office:value="324044">
            <text:p>324044</text:p>
          </table:table-cell>
          <table:table-cell table:style-name="ce5" table:formula="oooc:=-273.15+1/(3.35*10^-3+2.57*10^-4*LN([.C31]/10000)+2.63*10^-6*LN([.C31]/10000)^2+6.75*10^-8*LN([.C31]/10000)^3)" office:value-type="float" office:value="-39.4276678393618">
            <text:p>-39.43</text:p>
          </table:table-cell>
          <table:table-cell table:style-name="ce7" table:formula="oooc:=-273.15+1/(3.354016*10^-3+2.56985*10^-4*LN([.C31]/10000)+2.620131*10^-6*LN([.C31]/10000)^2+6.383091*10^-8*LN([.C31]/10000)^3)" office:value-type="float" office:value="-39.6290657414704">
            <text:p>-39.6</text:p>
          </table:table-cell>
          <table:table-cell table:number-columns-repeated="251"/>
        </table:table-row>
        <table:table-row table:style-name="ro2">
          <table:table-cell table:formula="oooc:=[.A31]+1" office:value-type="float" office:value="31">
            <text:p>31</text:p>
          </table:table-cell>
          <table:table-cell table:formula="oooc:=[.A32]/1024*5" office:value-type="float" office:value="0.1513671875">
            <text:p>0.15</text:p>
          </table:table-cell>
          <table:table-cell table:style-name="ce5" table:formula="oooc:=5*(9780/[.B32])-9780" office:value-type="float" office:value="313275.483870968">
            <text:p>313275.48</text:p>
          </table:table-cell>
          <table:table-cell table:style-name="ce5" table:formula="oooc:=-273.15+1/(3.35*10^-3+2.57*10^-4*LN([.C32]/10000)+2.63*10^-6*LN([.C32]/10000)^2+6.75*10^-8*LN([.C32]/10000)^3)" office:value-type="float" office:value="-38.9139847974255">
            <text:p>-38.91</text:p>
          </table:table-cell>
          <table:table-cell table:style-name="ce7" table:formula="oooc:=-273.15+1/(3.354016*10^-3+2.56985*10^-4*LN([.C32]/10000)+2.620131*10^-6*LN([.C32]/10000)^2+6.383091*10^-8*LN([.C32]/10000)^3)" office:value-type="float" office:value="-39.1166669268702">
            <text:p>-39.1</text:p>
          </table:table-cell>
          <table:table-cell table:number-columns-repeated="251"/>
        </table:table-row>
        <table:table-row table:style-name="ro2">
          <table:table-cell table:formula="oooc:=[.A32]+1" office:value-type="float" office:value="32">
            <text:p>32</text:p>
          </table:table-cell>
          <table:table-cell table:formula="oooc:=[.A33]/1024*5" office:value-type="float" office:value="0.15625">
            <text:p>0.16</text:p>
          </table:table-cell>
          <table:table-cell table:style-name="ce5" table:formula="oooc:=5*(9780/[.B33])-9780" office:value-type="float" office:value="303180">
            <text:p>303180</text:p>
          </table:table-cell>
          <table:table-cell table:style-name="ce5" table:formula="oooc:=-273.15+1/(3.35*10^-3+2.57*10^-4*LN([.C33]/10000)+2.63*10^-6*LN([.C33]/10000)^2+6.75*10^-8*LN([.C33]/10000)^3)" office:value-type="float" office:value="-38.4143510631358">
            <text:p>-38.41</text:p>
          </table:table-cell>
          <table:table-cell table:style-name="ce7" table:formula="oooc:=-273.15+1/(3.354016*10^-3+2.56985*10^-4*LN([.C33]/10000)+2.620131*10^-6*LN([.C33]/10000)^2+6.383091*10^-8*LN([.C33]/10000)^3)" office:value-type="float" office:value="-38.618280410484">
            <text:p>-38.6</text:p>
          </table:table-cell>
          <table:table-cell table:number-columns-repeated="251"/>
        </table:table-row>
        <table:table-row table:style-name="ro2">
          <table:table-cell table:formula="oooc:=[.A33]+1" office:value-type="float" office:value="33">
            <text:p>33</text:p>
          </table:table-cell>
          <table:table-cell table:formula="oooc:=[.A34]/1024*5" office:value-type="float" office:value="0.1611328125">
            <text:p>0.16</text:p>
          </table:table-cell>
          <table:table-cell table:style-name="ce5" table:formula="oooc:=5*(9780/[.B34])-9780" office:value-type="float" office:value="293696.363636364">
            <text:p>293696.36</text:p>
          </table:table-cell>
          <table:table-cell table:style-name="ce5" table:formula="oooc:=-273.15+1/(3.35*10^-3+2.57*10^-4*LN([.C34]/10000)+2.63*10^-6*LN([.C34]/10000)^2+6.75*10^-8*LN([.C34]/10000)^3)" office:value-type="float" office:value="-37.9279401739168">
            <text:p>-37.93</text:p>
          </table:table-cell>
          <table:table-cell table:style-name="ce7" table:formula="oooc:=-273.15+1/(3.354016*10^-3+2.56985*10^-4*LN([.C34]/10000)+2.620131*10^-6*LN([.C34]/10000)^2+6.383091*10^-8*LN([.C34]/10000)^3)" office:value-type="float" office:value="-38.13308197344">
            <text:p>-38.1</text:p>
          </table:table-cell>
          <table:table-cell table:number-columns-repeated="251"/>
        </table:table-row>
        <table:table-row table:style-name="ro2">
          <table:table-cell table:formula="oooc:=[.A34]+1" office:value-type="float" office:value="34">
            <text:p>34</text:p>
          </table:table-cell>
          <table:table-cell table:formula="oooc:=[.A35]/1024*5" office:value-type="float" office:value="0.166015625">
            <text:p>0.17</text:p>
          </table:table-cell>
          <table:table-cell table:style-name="ce5" table:formula="oooc:=5*(9780/[.B35])-9780" office:value-type="float" office:value="284770.588235294">
            <text:p>284770.59</text:p>
          </table:table-cell>
          <table:table-cell table:style-name="ce5" table:formula="oooc:=-273.15+1/(3.35*10^-3+2.57*10^-4*LN([.C35]/10000)+2.63*10^-6*LN([.C35]/10000)^2+6.75*10^-8*LN([.C35]/10000)^3)" office:value-type="float" office:value="-37.4539974692053">
            <text:p>-37.45</text:p>
          </table:table-cell>
          <table:table-cell table:style-name="ce7" table:formula="oooc:=-273.15+1/(3.354016*10^-3+2.56985*10^-4*LN([.C35]/10000)+2.620131*10^-6*LN([.C35]/10000)^2+6.383091*10^-8*LN([.C35]/10000)^3)" office:value-type="float" office:value="-37.6603189998505">
            <text:p>-37.7</text:p>
          </table:table-cell>
          <table:table-cell table:number-columns-repeated="251"/>
        </table:table-row>
        <table:table-row table:style-name="ro2">
          <table:table-cell table:formula="oooc:=[.A35]+1" office:value-type="float" office:value="35">
            <text:p>35</text:p>
          </table:table-cell>
          <table:table-cell table:formula="oooc:=[.A36]/1024*5" office:value-type="float" office:value="0.1708984375">
            <text:p>0.17</text:p>
          </table:table-cell>
          <table:table-cell table:style-name="ce5" table:formula="oooc:=5*(9780/[.B36])-9780" office:value-type="float" office:value="276354.857142857">
            <text:p>276354.86</text:p>
          </table:table-cell>
          <table:table-cell table:style-name="ce5" table:formula="oooc:=-273.15+1/(3.35*10^-3+2.57*10^-4*LN([.C36]/10000)+2.63*10^-6*LN([.C36]/10000)^2+6.75*10^-8*LN([.C36]/10000)^3)" office:value-type="float" office:value="-36.9918319456517">
            <text:p>-36.99</text:p>
          </table:table-cell>
          <table:table-cell table:style-name="ce7" table:formula="oooc:=-273.15+1/(3.354016*10^-3+2.56985*10^-4*LN([.C36]/10000)+2.620131*10^-6*LN([.C36]/10000)^2+6.383091*10^-8*LN([.C36]/10000)^3)" office:value-type="float" office:value="-37.1993023549448">
            <text:p>-37.2</text:p>
          </table:table-cell>
          <table:table-cell table:number-columns-repeated="251"/>
        </table:table-row>
        <table:table-row table:style-name="ro2">
          <table:table-cell table:formula="oooc:=[.A36]+1" office:value-type="float" office:value="36">
            <text:p>36</text:p>
          </table:table-cell>
          <table:table-cell table:formula="oooc:=[.A37]/1024*5" office:value-type="float" office:value="0.17578125">
            <text:p>0.18</text:p>
          </table:table-cell>
          <table:table-cell table:style-name="ce5" table:formula="oooc:=5*(9780/[.B37])-9780" office:value-type="float" office:value="268406.666666667">
            <text:p>268406.67</text:p>
          </table:table-cell>
          <table:table-cell table:style-name="ce5" table:formula="oooc:=-273.15+1/(3.35*10^-3+2.57*10^-4*LN([.C37]/10000)+2.63*10^-6*LN([.C37]/10000)^2+6.75*10^-8*LN([.C37]/10000)^3)" office:value-type="float" office:value="-36.5408092402311">
            <text:p>-36.54</text:p>
          </table:table-cell>
          <table:table-cell table:style-name="ce7" table:formula="oooc:=-273.15+1/(3.354016*10^-3+2.56985*10^-4*LN([.C37]/10000)+2.620131*10^-6*LN([.C37]/10000)^2+6.383091*10^-8*LN([.C37]/10000)^3)" office:value-type="float" office:value="-36.7493993879004">
            <text:p>-36.7</text:p>
          </table:table-cell>
          <table:table-cell table:number-columns-repeated="251"/>
        </table:table-row>
        <table:table-row table:style-name="ro2">
          <table:table-cell table:formula="oooc:=[.A37]+1" office:value-type="float" office:value="37">
            <text:p>37</text:p>
          </table:table-cell>
          <table:table-cell table:formula="oooc:=[.A38]/1024*5" office:value-type="float" office:value="0.1806640625">
            <text:p>0.18</text:p>
          </table:table-cell>
          <table:table-cell table:style-name="ce5" table:formula="oooc:=5*(9780/[.B38])-9780" office:value-type="float" office:value="260888.108108108">
            <text:p>260888.11</text:p>
          </table:table-cell>
          <table:table-cell table:style-name="ce5" table:formula="oooc:=-273.15+1/(3.35*10^-3+2.57*10^-4*LN([.C38]/10000)+2.63*10^-6*LN([.C38]/10000)^2+6.75*10^-8*LN([.C38]/10000)^3)" office:value-type="float" office:value="-36.1003455583716">
            <text:p>-36.1</text:p>
          </table:table-cell>
          <table:table-cell table:style-name="ce7" table:formula="oooc:=-273.15+1/(3.354016*10^-3+2.56985*10^-4*LN([.C38]/10000)+2.620131*10^-6*LN([.C38]/10000)^2+6.383091*10^-8*LN([.C38]/10000)^3)" office:value-type="float" office:value="-36.3100278769994">
            <text:p>-36.3</text:p>
          </table:table-cell>
          <table:table-cell table:number-columns-repeated="251"/>
        </table:table-row>
        <table:table-row table:style-name="ro2">
          <table:table-cell table:formula="oooc:=[.A38]+1" office:value-type="float" office:value="38">
            <text:p>38</text:p>
          </table:table-cell>
          <table:table-cell table:formula="oooc:=[.A39]/1024*5" office:value-type="float" office:value="0.185546875">
            <text:p>0.19</text:p>
          </table:table-cell>
          <table:table-cell table:style-name="ce5" table:formula="oooc:=5*(9780/[.B39])-9780" office:value-type="float" office:value="253765.263157895">
            <text:p>253765.26</text:p>
          </table:table-cell>
          <table:table-cell table:style-name="ce5" table:formula="oooc:=-273.15+1/(3.35*10^-3+2.57*10^-4*LN([.C39]/10000)+2.63*10^-6*LN([.C39]/10000)^2+6.75*10^-8*LN([.C39]/10000)^3)" office:value-type="float" office:value="-35.669902397957">
            <text:p>-35.67</text:p>
          </table:table-cell>
          <table:table-cell table:style-name="ce7" table:formula="oooc:=-273.15+1/(3.354016*10^-3+2.56985*10^-4*LN([.C39]/10000)+2.620131*10^-6*LN([.C39]/10000)^2+6.383091*10^-8*LN([.C39]/10000)^3)" office:value-type="float" office:value="-35.8806507684002">
            <text:p>-35.9</text:p>
          </table:table-cell>
          <table:table-cell table:number-columns-repeated="251"/>
        </table:table-row>
        <table:table-row table:style-name="ro2">
          <table:table-cell table:formula="oooc:=[.A39]+1" office:value-type="float" office:value="39">
            <text:p>39</text:p>
          </table:table-cell>
          <table:table-cell table:formula="oooc:=[.A40]/1024*5" office:value-type="float" office:value="0.1904296875">
            <text:p>0.19</text:p>
          </table:table-cell>
          <table:table-cell table:style-name="ce5" table:formula="oooc:=5*(9780/[.B40])-9780" office:value-type="float" office:value="247007.692307692">
            <text:p>247007.69</text:p>
          </table:table-cell>
          <table:table-cell table:style-name="ce5" table:formula="oooc:=-273.15+1/(3.35*10^-3+2.57*10^-4*LN([.C40]/10000)+2.63*10^-6*LN([.C40]/10000)^2+6.75*10^-8*LN([.C40]/10000)^3)" office:value-type="float" office:value="-35.248981946872">
            <text:p>-35.25</text:p>
          </table:table-cell>
          <table:table-cell table:style-name="ce7" table:formula="oooc:=-273.15+1/(3.354016*10^-3+2.56985*10^-4*LN([.C40]/10000)+2.620131*10^-6*LN([.C40]/10000)^2+6.383091*10^-8*LN([.C40]/10000)^3)" office:value-type="float" office:value="-35.4607715865421">
            <text:p>-35.5</text:p>
          </table:table-cell>
          <table:table-cell table:number-columns-repeated="251"/>
        </table:table-row>
        <table:table-row table:style-name="ro2">
          <table:table-cell table:formula="oooc:=[.A40]+1" office:value-type="float" office:value="40">
            <text:p>40</text:p>
          </table:table-cell>
          <table:table-cell table:formula="oooc:=[.A41]/1024*5" office:value-type="float" office:value="0.1953125">
            <text:p>0.2</text:p>
          </table:table-cell>
          <table:table-cell table:style-name="ce5" table:formula="oooc:=5*(9780/[.B41])-9780" office:value-type="float" office:value="240588">
            <text:p>240588</text:p>
          </table:table-cell>
          <table:table-cell table:style-name="ce5" table:formula="oooc:=-273.15+1/(3.35*10^-3+2.57*10^-4*LN([.C41]/10000)+2.63*10^-6*LN([.C41]/10000)^2+6.75*10^-8*LN([.C41]/10000)^3)" office:value-type="float" office:value="-34.8371230531899">
            <text:p>-34.84</text:p>
          </table:table-cell>
          <table:table-cell table:style-name="ce7" table:formula="oooc:=-273.15+1/(3.354016*10^-3+2.56985*10^-4*LN([.C41]/10000)+2.620131*10^-6*LN([.C41]/10000)^2+6.383091*10^-8*LN([.C41]/10000)^3)" office:value-type="float" office:value="-35.049930415573">
            <text:p>-35.0</text:p>
          </table:table-cell>
          <table:table-cell table:number-columns-repeated="251"/>
        </table:table-row>
        <table:table-row table:style-name="ro2">
          <table:table-cell table:formula="oooc:=[.A41]+1" office:value-type="float" office:value="41">
            <text:p>41</text:p>
          </table:table-cell>
          <table:table-cell table:formula="oooc:=[.A42]/1024*5" office:value-type="float" office:value="0.2001953125">
            <text:p>0.2</text:p>
          </table:table-cell>
          <table:table-cell table:style-name="ce5" table:formula="oooc:=5*(9780/[.B42])-9780" office:value-type="float" office:value="234481.463414634">
            <text:p>234481.46</text:p>
          </table:table-cell>
          <table:table-cell table:style-name="ce5" table:formula="oooc:=-273.15+1/(3.35*10^-3+2.57*10^-4*LN([.C42]/10000)+2.63*10^-6*LN([.C42]/10000)^2+6.75*10^-8*LN([.C42]/10000)^3)" office:value-type="float" office:value="-34.4338976843402">
            <text:p>-34.43</text:p>
          </table:table-cell>
          <table:table-cell table:style-name="ce7" table:formula="oooc:=-273.15+1/(3.354016*10^-3+2.56985*10^-4*LN([.C42]/10000)+2.620131*10^-6*LN([.C42]/10000)^2+6.383091*10^-8*LN([.C42]/10000)^3)" office:value-type="float" office:value="-34.6477003683751">
            <text:p>-34.6</text:p>
          </table:table-cell>
          <table:table-cell table:number-columns-repeated="251"/>
        </table:table-row>
        <table:table-row table:style-name="ro2">
          <table:table-cell table:formula="oooc:=[.A42]+1" office:value-type="float" office:value="42">
            <text:p>42</text:p>
          </table:table-cell>
          <table:table-cell table:formula="oooc:=[.A43]/1024*5" office:value-type="float" office:value="0.205078125">
            <text:p>0.21</text:p>
          </table:table-cell>
          <table:table-cell table:style-name="ce5" table:formula="oooc:=5*(9780/[.B43])-9780" office:value-type="float" office:value="228665.714285714">
            <text:p>228665.71</text:p>
          </table:table-cell>
          <table:table-cell table:style-name="ce5" table:formula="oooc:=-273.15+1/(3.35*10^-3+2.57*10^-4*LN([.C43]/10000)+2.63*10^-6*LN([.C43]/10000)^2+6.75*10^-8*LN([.C43]/10000)^3)" office:value-type="float" office:value="-34.0389078055464">
            <text:p>-34.04</text:p>
          </table:table-cell>
          <table:table-cell table:style-name="ce7" table:formula="oooc:=-273.15+1/(3.354016*10^-3+2.56985*10^-4*LN([.C43]/10000)+2.620131*10^-6*LN([.C43]/10000)^2+6.383091*10^-8*LN([.C43]/10000)^3)" office:value-type="float" office:value="-34.2536844736781">
            <text:p>-34.3</text:p>
          </table:table-cell>
          <table:table-cell table:number-columns-repeated="251"/>
        </table:table-row>
        <table:table-row table:style-name="ro2">
          <table:table-cell table:formula="oooc:=[.A43]+1" office:value-type="float" office:value="43">
            <text:p>43</text:p>
          </table:table-cell>
          <table:table-cell table:formula="oooc:=[.A44]/1024*5" office:value-type="float" office:value="0.2099609375">
            <text:p>0.21</text:p>
          </table:table-cell>
          <table:table-cell table:style-name="ce5" table:formula="oooc:=5*(9780/[.B44])-9780" office:value-type="float" office:value="223120.465116279">
            <text:p>223120.47</text:p>
          </table:table-cell>
          <table:table-cell table:style-name="ce5" table:formula="oooc:=-273.15+1/(3.35*10^-3+2.57*10^-4*LN([.C44]/10000)+2.63*10^-6*LN([.C44]/10000)^2+6.75*10^-8*LN([.C44]/10000)^3)" office:value-type="float" office:value="-33.6517826191649">
            <text:p>-33.65</text:p>
          </table:table-cell>
          <table:table-cell table:style-name="ce7" table:formula="oooc:=-273.15+1/(3.354016*10^-3+2.56985*10^-4*LN([.C44]/10000)+2.620131*10^-6*LN([.C44]/10000)^2+6.383091*10^-8*LN([.C44]/10000)^3)" office:value-type="float" office:value="-33.8675129230598">
            <text:p>-33.9</text:p>
          </table:table-cell>
          <table:table-cell table:number-columns-repeated="251"/>
        </table:table-row>
        <table:table-row table:style-name="ro2">
          <table:table-cell table:formula="oooc:=[.A44]+1" office:value-type="float" office:value="44">
            <text:p>44</text:p>
          </table:table-cell>
          <table:table-cell table:formula="oooc:=[.A45]/1024*5" office:value-type="float" office:value="0.21484375">
            <text:p>0.21</text:p>
          </table:table-cell>
          <table:table-cell table:style-name="ce5" table:formula="oooc:=5*(9780/[.B45])-9780" office:value-type="float" office:value="217827.272727273">
            <text:p>217827.27</text:p>
          </table:table-cell>
          <table:table-cell table:style-name="ce5" table:formula="oooc:=-273.15+1/(3.35*10^-3+2.57*10^-4*LN([.C45]/10000)+2.63*10^-6*LN([.C45]/10000)^2+6.75*10^-8*LN([.C45]/10000)^3)" office:value-type="float" office:value="-33.272176115848">
            <text:p>-33.27</text:p>
          </table:table-cell>
          <table:table-cell table:style-name="ce7" table:formula="oooc:=-273.15+1/(3.354016*10^-3+2.56985*10^-4*LN([.C45]/10000)+2.620131*10^-6*LN([.C45]/10000)^2+6.383091*10^-8*LN([.C45]/10000)^3)" office:value-type="float" office:value="-33.4888406288927">
            <text:p>-33.5</text:p>
          </table:table-cell>
          <table:table-cell table:number-columns-repeated="251"/>
        </table:table-row>
        <table:table-row table:style-name="ro2">
          <table:table-cell table:formula="oooc:=[.A45]+1" office:value-type="float" office:value="45">
            <text:p>45</text:p>
          </table:table-cell>
          <table:table-cell table:formula="oooc:=[.A46]/1024*5" office:value-type="float" office:value="0.2197265625">
            <text:p>0.22</text:p>
          </table:table-cell>
          <table:table-cell table:style-name="ce5" table:formula="oooc:=5*(9780/[.B46])-9780" office:value-type="float" office:value="212769.333333333">
            <text:p>212769.33</text:p>
          </table:table-cell>
          <table:table-cell table:style-name="ce5" table:formula="oooc:=-273.15+1/(3.35*10^-3+2.57*10^-4*LN([.C46]/10000)+2.63*10^-6*LN([.C46]/10000)^2+6.75*10^-8*LN([.C46]/10000)^3)" office:value-type="float" office:value="-32.8997648960779">
            <text:p>-32.9</text:p>
          </table:table-cell>
          <table:table-cell table:style-name="ce7" table:formula="oooc:=-273.15+1/(3.354016*10^-3+2.56985*10^-4*LN([.C46]/10000)+2.620131*10^-6*LN([.C46]/10000)^2+6.383091*10^-8*LN([.C46]/10000)^3)" office:value-type="float" office:value="-33.1173450519036">
            <text:p>-33.1</text:p>
          </table:table-cell>
          <table:table-cell table:number-columns-repeated="251"/>
        </table:table-row>
        <table:table-row table:style-name="ro2">
          <table:table-cell table:formula="oooc:=[.A46]+1" office:value-type="float" office:value="46">
            <text:p>46</text:p>
          </table:table-cell>
          <table:table-cell table:formula="oooc:=[.A47]/1024*5" office:value-type="float" office:value="0.224609375">
            <text:p>0.22</text:p>
          </table:table-cell>
          <table:table-cell table:style-name="ce5" table:formula="oooc:=5*(9780/[.B47])-9780" office:value-type="float" office:value="207931.304347826">
            <text:p>207931.3</text:p>
          </table:table-cell>
          <table:table-cell table:style-name="ce5" table:formula="oooc:=-273.15+1/(3.35*10^-3+2.57*10^-4*LN([.C47]/10000)+2.63*10^-6*LN([.C47]/10000)^2+6.75*10^-8*LN([.C47]/10000)^3)" office:value-type="float" office:value="-32.5342462269204">
            <text:p>-32.53</text:p>
          </table:table-cell>
          <table:table-cell table:style-name="ce7" table:formula="oooc:=-273.15+1/(3.354016*10^-3+2.56985*10^-4*LN([.C47]/10000)+2.620131*10^-6*LN([.C47]/10000)^2+6.383091*10^-8*LN([.C47]/10000)^3)" office:value-type="float" office:value="-32.7527242632947">
            <text:p>-32.8</text:p>
          </table:table-cell>
          <table:table-cell table:number-columns-repeated="251"/>
        </table:table-row>
        <table:table-row table:style-name="ro2">
          <table:table-cell table:formula="oooc:=[.A47]+1" office:value-type="float" office:value="47">
            <text:p>47</text:p>
          </table:table-cell>
          <table:table-cell table:formula="oooc:=[.A48]/1024*5" office:value-type="float" office:value="0.2294921875">
            <text:p>0.23</text:p>
          </table:table-cell>
          <table:table-cell table:style-name="ce5" table:formula="oooc:=5*(9780/[.B48])-9780" office:value-type="float" office:value="203299.14893617">
            <text:p>203299.15</text:p>
          </table:table-cell>
          <table:table-cell table:style-name="ce5" table:formula="oooc:=-273.15+1/(3.35*10^-3+2.57*10^-4*LN([.C48]/10000)+2.63*10^-6*LN([.C48]/10000)^2+6.75*10^-8*LN([.C48]/10000)^3)" office:value-type="float" office:value="-32.1753363040805">
            <text:p>-32.18</text:p>
          </table:table-cell>
          <table:table-cell table:style-name="ce7" table:formula="oooc:=-273.15+1/(3.354016*10^-3+2.56985*10^-4*LN([.C48]/10000)+2.620131*10^-6*LN([.C48]/10000)^2+6.383091*10^-8*LN([.C48]/10000)^3)" office:value-type="float" office:value="-32.3946952115913">
            <text:p>-32.4</text:p>
          </table:table-cell>
          <table:table-cell table:number-columns-repeated="251"/>
        </table:table-row>
        <table:table-row table:style-name="ro2">
          <table:table-cell table:formula="oooc:=[.A48]+1" office:value-type="float" office:value="48">
            <text:p>48</text:p>
          </table:table-cell>
          <table:table-cell table:formula="oooc:=[.A49]/1024*5" office:value-type="float" office:value="0.234375">
            <text:p>0.23</text:p>
          </table:table-cell>
          <table:table-cell table:style-name="ce5" table:formula="oooc:=5*(9780/[.B49])-9780" office:value-type="float" office:value="198860">
            <text:p>198860</text:p>
          </table:table-cell>
          <table:table-cell table:style-name="ce5" table:formula="oooc:=-273.15+1/(3.35*10^-3+2.57*10^-4*LN([.C49]/10000)+2.63*10^-6*LN([.C49]/10000)^2+6.75*10^-8*LN([.C49]/10000)^3)" office:value-type="float" office:value="-31.822768693694">
            <text:p>-31.82</text:p>
          </table:table-cell>
          <table:table-cell table:style-name="ce7" table:formula="oooc:=-273.15+1/(3.354016*10^-3+2.56985*10^-4*LN([.C49]/10000)+2.620131*10^-6*LN([.C49]/10000)^2+6.383091*10^-8*LN([.C49]/10000)^3)" office:value-type="float" office:value="-32.0429921687245">
            <text:p>-32.0</text:p>
          </table:table-cell>
          <table:table-cell table:number-columns-repeated="251"/>
        </table:table-row>
        <table:table-row table:style-name="ro2">
          <table:table-cell table:formula="oooc:=[.A49]+1" office:value-type="float" office:value="49">
            <text:p>49</text:p>
          </table:table-cell>
          <table:table-cell table:formula="oooc:=[.A50]/1024*5" office:value-type="float" office:value="0.2392578125">
            <text:p>0.24</text:p>
          </table:table-cell>
          <table:table-cell table:style-name="ce5" table:formula="oooc:=5*(9780/[.B50])-9780" office:value-type="float" office:value="194602.040816327">
            <text:p>194602.04</text:p>
          </table:table-cell>
          <table:table-cell table:style-name="ce5" table:formula="oooc:=-273.15+1/(3.35*10^-3+2.57*10^-4*LN([.C50]/10000)+2.63*10^-6*LN([.C50]/10000)^2+6.75*10^-8*LN([.C50]/10000)^3)" office:value-type="float" office:value="-31.476292931938">
            <text:p>-31.48</text:p>
          </table:table-cell>
          <table:table-cell table:style-name="ce7" table:formula="oooc:=-273.15+1/(3.354016*10^-3+2.56985*10^-4*LN([.C50]/10000)+2.620131*10^-6*LN([.C50]/10000)^2+6.383091*10^-8*LN([.C50]/10000)^3)" office:value-type="float" office:value="-31.6973653334923">
            <text:p>-31.7</text:p>
          </table:table-cell>
          <table:table-cell table:number-columns-repeated="251"/>
        </table:table-row>
        <table:table-row table:style-name="ro2">
          <table:table-cell table:formula="oooc:=[.A50]+1" office:value-type="float" office:value="50">
            <text:p>50</text:p>
          </table:table-cell>
          <table:table-cell table:formula="oooc:=[.A51]/1024*5" office:value-type="float" office:value="0.244140625">
            <text:p>0.24</text:p>
          </table:table-cell>
          <table:table-cell table:style-name="ce5" table:formula="oooc:=5*(9780/[.B51])-9780" office:value-type="float" office:value="190514.4">
            <text:p>190514.4</text:p>
          </table:table-cell>
          <table:table-cell table:style-name="ce5" table:formula="oooc:=-273.15+1/(3.35*10^-3+2.57*10^-4*LN([.C51]/10000)+2.63*10^-6*LN([.C51]/10000)^2+6.75*10^-8*LN([.C51]/10000)^3)" office:value-type="float" office:value="-31.135673263604">
            <text:p>-31.14</text:p>
          </table:table-cell>
          <table:table-cell table:style-name="ce7" table:formula="oooc:=-273.15+1/(3.354016*10^-3+2.56985*10^-4*LN([.C51]/10000)+2.620131*10^-6*LN([.C51]/10000)^2+6.383091*10^-8*LN([.C51]/10000)^3)" office:value-type="float" office:value="-31.3575795735967">
            <text:p>-31.4</text:p>
          </table:table-cell>
          <table:table-cell table:number-columns-repeated="251"/>
        </table:table-row>
        <table:table-row table:style-name="ro2">
          <table:table-cell table:formula="oooc:=[.A51]+1" office:value-type="float" office:value="51">
            <text:p>51</text:p>
          </table:table-cell>
          <table:table-cell table:formula="oooc:=[.A52]/1024*5" office:value-type="float" office:value="0.2490234375">
            <text:p>0.25</text:p>
          </table:table-cell>
          <table:table-cell table:style-name="ce5" table:formula="oooc:=5*(9780/[.B52])-9780" office:value-type="float" office:value="186587.058823529">
            <text:p>186587.06</text:p>
          </table:table-cell>
          <table:table-cell table:style-name="ce5" table:formula="oooc:=-273.15+1/(3.35*10^-3+2.57*10^-4*LN([.C52]/10000)+2.63*10^-6*LN([.C52]/10000)^2+6.75*10^-8*LN([.C52]/10000)^3)" office:value-type="float" office:value="-30.800687503361">
            <text:p>-30.8</text:p>
          </table:table-cell>
          <table:table-cell table:style-name="ce7" table:formula="oooc:=-273.15+1/(3.354016*10^-3+2.56985*10^-4*LN([.C52]/10000)+2.620131*10^-6*LN([.C52]/10000)^2+6.383091*10^-8*LN([.C52]/10000)^3)" office:value-type="float" office:value="-31.023413290029">
            <text:p>-31.0</text:p>
          </table:table-cell>
          <table:table-cell table:number-columns-repeated="251"/>
        </table:table-row>
        <table:table-row table:style-name="ro2">
          <table:table-cell table:formula="oooc:=[.A52]+1" office:value-type="float" office:value="52">
            <text:p>52</text:p>
          </table:table-cell>
          <table:table-cell table:formula="oooc:=[.A53]/1024*5" office:value-type="float" office:value="0.25390625">
            <text:p>0.25</text:p>
          </table:table-cell>
          <table:table-cell table:style-name="ce5" table:formula="oooc:=5*(9780/[.B53])-9780" office:value-type="float" office:value="182810.769230769">
            <text:p>182810.77</text:p>
          </table:table-cell>
          <table:table-cell table:style-name="ce5" table:formula="oooc:=-273.15+1/(3.35*10^-3+2.57*10^-4*LN([.C53]/10000)+2.63*10^-6*LN([.C53]/10000)^2+6.75*10^-8*LN([.C53]/10000)^3)" office:value-type="float" office:value="-30.4711260056191">
            <text:p>-30.47</text:p>
          </table:table-cell>
          <table:table-cell table:style-name="ce7" table:formula="oooc:=-273.15+1/(3.354016*10^-3+2.56985*10^-4*LN([.C53]/10000)+2.620131*10^-6*LN([.C53]/10000)^2+6.383091*10^-8*LN([.C53]/10000)^3)" office:value-type="float" office:value="-30.6946573897548">
            <text:p>-30.7</text:p>
          </table:table-cell>
          <table:table-cell table:number-columns-repeated="251"/>
        </table:table-row>
        <table:table-row table:style-name="ro2">
          <table:table-cell table:formula="oooc:=[.A53]+1" office:value-type="float" office:value="53">
            <text:p>53</text:p>
          </table:table-cell>
          <table:table-cell table:formula="oooc:=[.A54]/1024*5" office:value-type="float" office:value="0.2587890625">
            <text:p>0.26</text:p>
          </table:table-cell>
          <table:table-cell table:style-name="ce5" table:formula="oooc:=5*(9780/[.B54])-9780" office:value-type="float" office:value="179176.981132075">
            <text:p>179176.98</text:p>
          </table:table-cell>
          <table:table-cell table:style-name="ce5" table:formula="oooc:=-273.15+1/(3.35*10^-3+2.57*10^-4*LN([.C54]/10000)+2.63*10^-6*LN([.C54]/10000)^2+6.75*10^-8*LN([.C54]/10000)^3)" office:value-type="float" office:value="-30.1467907307634">
            <text:p>-30.15</text:p>
          </table:table-cell>
          <table:table-cell table:style-name="ce7" table:formula="oooc:=-273.15+1/(3.354016*10^-3+2.56985*10^-4*LN([.C54]/10000)+2.620131*10^-6*LN([.C54]/10000)^2+6.383091*10^-8*LN([.C54]/10000)^3)" office:value-type="float" office:value="-30.3711143545015">
            <text:p>-30.4</text:p>
          </table:table-cell>
          <table:table-cell table:number-columns-repeated="251"/>
        </table:table-row>
        <table:table-row table:style-name="ro2">
          <table:table-cell table:formula="oooc:=[.A54]+1" office:value-type="float" office:value="54">
            <text:p>54</text:p>
          </table:table-cell>
          <table:table-cell table:formula="oooc:=[.A55]/1024*5" office:value-type="float" office:value="0.263671875">
            <text:p>0.26</text:p>
          </table:table-cell>
          <table:table-cell table:style-name="ce5" table:formula="oooc:=5*(9780/[.B55])-9780" office:value-type="float" office:value="175677.777777778">
            <text:p>175677.78</text:p>
          </table:table-cell>
          <table:table-cell table:style-name="ce5" table:formula="oooc:=-273.15+1/(3.35*10^-3+2.57*10^-4*LN([.C55]/10000)+2.63*10^-6*LN([.C55]/10000)^2+6.75*10^-8*LN([.C55]/10000)^3)" office:value-type="float" office:value="-29.8274943971046">
            <text:p>-29.83</text:p>
          </table:table-cell>
          <table:table-cell table:style-name="ce7" table:formula="oooc:=-273.15+1/(3.354016*10^-3+2.56985*10^-4*LN([.C55]/10000)+2.620131*10^-6*LN([.C55]/10000)^2+6.383091*10^-8*LN([.C55]/10000)^3)" office:value-type="float" office:value="-30.0525973950252">
            <text:p>-30.1</text:p>
          </table:table-cell>
          <table:table-cell table:number-columns-repeated="251"/>
        </table:table-row>
        <table:table-row table:style-name="ro2">
          <table:table-cell table:formula="oooc:=[.A55]+1" office:value-type="float" office:value="55">
            <text:p>55</text:p>
          </table:table-cell>
          <table:table-cell table:formula="oooc:=[.A56]/1024*5" office:value-type="float" office:value="0.2685546875">
            <text:p>0.27</text:p>
          </table:table-cell>
          <table:table-cell table:style-name="ce5" table:formula="oooc:=5*(9780/[.B56])-9780" office:value-type="float" office:value="172305.818181818">
            <text:p>172305.82</text:p>
          </table:table-cell>
          <table:table-cell table:style-name="ce5" table:formula="oooc:=-273.15+1/(3.35*10^-3+2.57*10^-4*LN([.C56]/10000)+2.63*10^-6*LN([.C56]/10000)^2+6.75*10^-8*LN([.C56]/10000)^3)" office:value-type="float" office:value="-29.5130597092469">
            <text:p>-29.51</text:p>
          </table:table-cell>
          <table:table-cell table:style-name="ce7" table:formula="oooc:=-273.15+1/(3.354016*10^-3+2.56985*10^-4*LN([.C56]/10000)+2.620131*10^-6*LN([.C56]/10000)^2+6.383091*10^-8*LN([.C56]/10000)^3)" office:value-type="float" office:value="-29.738929681584">
            <text:p>-29.7</text:p>
          </table:table-cell>
          <table:table-cell table:number-columns-repeated="251"/>
        </table:table-row>
        <table:table-row table:style-name="ro2">
          <table:table-cell table:formula="oooc:=[.A56]+1" office:value-type="float" office:value="56">
            <text:p>56</text:p>
          </table:table-cell>
          <table:table-cell table:formula="oooc:=[.A57]/1024*5" office:value-type="float" office:value="0.2734375">
            <text:p>0.27</text:p>
          </table:table-cell>
          <table:table-cell table:style-name="ce5" table:formula="oooc:=5*(9780/[.B57])-9780" office:value-type="float" office:value="169054.285714286">
            <text:p>169054.29</text:p>
          </table:table-cell>
          <table:table-cell table:style-name="ce5" table:formula="oooc:=-273.15+1/(3.35*10^-3+2.57*10^-4*LN([.C57]/10000)+2.63*10^-6*LN([.C57]/10000)^2+6.75*10^-8*LN([.C57]/10000)^3)" office:value-type="float" office:value="-29.2033186547336">
            <text:p>-29.2</text:p>
          </table:table-cell>
          <table:table-cell table:style-name="ce7" table:formula="oooc:=-273.15+1/(3.354016*10^-3+2.56985*10^-4*LN([.C57]/10000)+2.620131*10^-6*LN([.C57]/10000)^2+6.383091*10^-8*LN([.C57]/10000)^3)" office:value-type="float" office:value="-29.4299436425">
            <text:p>-29.4</text:p>
          </table:table-cell>
          <table:table-cell table:number-columns-repeated="251"/>
        </table:table-row>
        <table:table-row table:style-name="ro2">
          <table:table-cell table:formula="oooc:=[.A57]+1" office:value-type="float" office:value="57">
            <text:p>57</text:p>
          </table:table-cell>
          <table:table-cell table:formula="oooc:=[.A58]/1024*5" office:value-type="float" office:value="0.2783203125">
            <text:p>0.28</text:p>
          </table:table-cell>
          <table:table-cell table:style-name="ce5" table:formula="oooc:=5*(9780/[.B58])-9780" office:value-type="float" office:value="165916.842105263">
            <text:p>165916.84</text:p>
          </table:table-cell>
          <table:table-cell table:style-name="ce5" table:formula="oooc:=-273.15+1/(3.35*10^-3+2.57*10^-4*LN([.C58]/10000)+2.63*10^-6*LN([.C58]/10000)^2+6.75*10^-8*LN([.C58]/10000)^3)" office:value-type="float" office:value="-28.8981118618238">
            <text:p>-28.9</text:p>
          </table:table-cell>
          <table:table-cell table:style-name="ce7" table:formula="oooc:=-273.15+1/(3.354016*10^-3+2.56985*10^-4*LN([.C58]/10000)+2.620131*10^-6*LN([.C58]/10000)^2+6.383091*10^-8*LN([.C58]/10000)^3)" office:value-type="float" office:value="-29.1254803236833">
            <text:p>-29.1</text:p>
          </table:table-cell>
          <table:table-cell table:number-columns-repeated="251"/>
        </table:table-row>
        <table:table-row table:style-name="ro2">
          <table:table-cell table:formula="oooc:=[.A58]+1" office:value-type="float" office:value="58">
            <text:p>58</text:p>
          </table:table-cell>
          <table:table-cell table:formula="oooc:=[.A59]/1024*5" office:value-type="float" office:value="0.283203125">
            <text:p>0.28</text:p>
          </table:table-cell>
          <table:table-cell table:style-name="ce5" table:formula="oooc:=5*(9780/[.B59])-9780" office:value-type="float" office:value="162887.586206897">
            <text:p>162887.59</text:p>
          </table:table-cell>
          <table:table-cell table:style-name="ce5" table:formula="oooc:=-273.15+1/(3.35*10^-3+2.57*10^-4*LN([.C59]/10000)+2.63*10^-6*LN([.C59]/10000)^2+6.75*10^-8*LN([.C59]/10000)^3)" office:value-type="float" office:value="-28.5972880121145">
            <text:p>-28.6</text:p>
          </table:table-cell>
          <table:table-cell table:style-name="ce7" table:formula="oooc:=-273.15+1/(3.354016*10^-3+2.56985*10^-4*LN([.C59]/10000)+2.620131*10^-6*LN([.C59]/10000)^2+6.383091*10^-8*LN([.C59]/10000)^3)" office:value-type="float" office:value="-28.825388802851">
            <text:p>-28.8</text:p>
          </table:table-cell>
          <table:table-cell table:number-columns-repeated="251"/>
        </table:table-row>
        <table:table-row table:style-name="ro2">
          <table:table-cell table:formula="oooc:=[.A59]+1" office:value-type="float" office:value="59">
            <text:p>59</text:p>
          </table:table-cell>
          <table:table-cell table:formula="oooc:=[.A60]/1024*5" office:value-type="float" office:value="0.2880859375">
            <text:p>0.29</text:p>
          </table:table-cell>
          <table:table-cell table:style-name="ce5" table:formula="oooc:=5*(9780/[.B60])-9780" office:value-type="float" office:value="159961.016949153">
            <text:p>159961.02</text:p>
          </table:table-cell>
          <table:table-cell table:style-name="ce5" table:formula="oooc:=-273.15+1/(3.35*10^-3+2.57*10^-4*LN([.C60]/10000)+2.63*10^-6*LN([.C60]/10000)^2+6.75*10^-8*LN([.C60]/10000)^3)" office:value-type="float" office:value="-28.3007033024658">
            <text:p>-28.3</text:p>
          </table:table-cell>
          <table:table-cell table:style-name="ce7" table:formula="oooc:=-273.15+1/(3.354016*10^-3+2.56985*10^-4*LN([.C60]/10000)+2.620131*10^-6*LN([.C60]/10000)^2+6.383091*10^-8*LN([.C60]/10000)^3)" office:value-type="float" office:value="-28.5295256529137">
            <text:p>-28.5</text:p>
          </table:table-cell>
          <table:table-cell table:number-columns-repeated="251"/>
        </table:table-row>
        <table:table-row table:style-name="ro2">
          <table:table-cell table:formula="oooc:=[.A60]+1" office:value-type="float" office:value="60">
            <text:p>60</text:p>
          </table:table-cell>
          <table:table-cell table:formula="oooc:=[.A61]/1024*5" office:value-type="float" office:value="0.29296875">
            <text:p>0.29</text:p>
          </table:table-cell>
          <table:table-cell table:style-name="ce5" table:formula="oooc:=5*(9780/[.B61])-9780" office:value-type="float" office:value="157132">
            <text:p>157132</text:p>
          </table:table-cell>
          <table:table-cell table:style-name="ce5" table:formula="oooc:=-273.15+1/(3.35*10^-3+2.57*10^-4*LN([.C61]/10000)+2.63*10^-6*LN([.C61]/10000)^2+6.75*10^-8*LN([.C61]/10000)^3)" office:value-type="float" office:value="-28.0082209513308">
            <text:p>-28.01</text:p>
          </table:table-cell>
          <table:table-cell table:style-name="ce7" table:formula="oooc:=-273.15+1/(3.354016*10^-3+2.56985*10^-4*LN([.C61]/10000)+2.620131*10^-6*LN([.C61]/10000)^2+6.383091*10^-8*LN([.C61]/10000)^3)" office:value-type="float" office:value="-28.2377544496438">
            <text:p>-28.2</text:p>
          </table:table-cell>
          <table:table-cell table:number-columns-repeated="251"/>
        </table:table-row>
        <table:table-row table:style-name="ro2">
          <table:table-cell table:formula="oooc:=[.A61]+1" office:value-type="float" office:value="61">
            <text:p>61</text:p>
          </table:table-cell>
          <table:table-cell table:formula="oooc:=[.A62]/1024*5" office:value-type="float" office:value="0.2978515625">
            <text:p>0.3</text:p>
          </table:table-cell>
          <table:table-cell table:style-name="ce5" table:formula="oooc:=5*(9780/[.B62])-9780" office:value-type="float" office:value="154395.737704918">
            <text:p>154395.74</text:p>
          </table:table-cell>
          <table:table-cell table:style-name="ce5" table:formula="oooc:=-273.15+1/(3.35*10^-3+2.57*10^-4*LN([.C62]/10000)+2.63*10^-6*LN([.C62]/10000)^2+6.75*10^-8*LN([.C62]/10000)^3)" office:value-type="float" office:value="-27.7197107451501">
            <text:p>-27.72</text:p>
          </table:table-cell>
          <table:table-cell table:style-name="ce7" table:formula="oooc:=-273.15+1/(3.354016*10^-3+2.56985*10^-4*LN([.C62]/10000)+2.620131*10^-6*LN([.C62]/10000)^2+6.383091*10^-8*LN([.C62]/10000)^3)" office:value-type="float" office:value="-27.949945319299">
            <text:p>-27.9</text:p>
          </table:table-cell>
          <table:table-cell table:number-columns-repeated="251"/>
        </table:table-row>
        <table:table-row table:style-name="ro2">
          <table:table-cell table:formula="oooc:=[.A62]+1" office:value-type="float" office:value="62">
            <text:p>62</text:p>
          </table:table-cell>
          <table:table-cell table:formula="oooc:=[.A63]/1024*5" office:value-type="float" office:value="0.302734375">
            <text:p>0.3</text:p>
          </table:table-cell>
          <table:table-cell table:style-name="ce5" table:formula="oooc:=5*(9780/[.B63])-9780" office:value-type="float" office:value="151747.741935484">
            <text:p>151747.74</text:p>
          </table:table-cell>
          <table:table-cell table:style-name="ce5" table:formula="oooc:=-273.15+1/(3.35*10^-3+2.57*10^-4*LN([.C63]/10000)+2.63*10^-6*LN([.C63]/10000)^2+6.75*10^-8*LN([.C63]/10000)^3)" office:value-type="float" office:value="-27.4350486209604">
            <text:p>-27.44</text:p>
          </table:table-cell>
          <table:table-cell table:style-name="ce7" table:formula="oooc:=-273.15+1/(3.354016*10^-3+2.56985*10^-4*LN([.C63]/10000)+2.620131*10^-6*LN([.C63]/10000)^2+6.383091*10^-8*LN([.C63]/10000)^3)" office:value-type="float" office:value="-27.6659745223602">
            <text:p>-27.7</text:p>
          </table:table-cell>
          <table:table-cell table:number-columns-repeated="251"/>
        </table:table-row>
        <table:table-row table:style-name="ro2">
          <table:table-cell table:formula="oooc:=[.A63]+1" office:value-type="float" office:value="63">
            <text:p>63</text:p>
          </table:table-cell>
          <table:table-cell table:formula="oooc:=[.A64]/1024*5" office:value-type="float" office:value="0.3076171875">
            <text:p>0.31</text:p>
          </table:table-cell>
          <table:table-cell table:style-name="ce5" table:formula="oooc:=5*(9780/[.B64])-9780" office:value-type="float" office:value="149183.80952381">
            <text:p>149183.81</text:p>
          </table:table-cell>
          <table:table-cell table:style-name="ce5" table:formula="oooc:=-273.15+1/(3.35*10^-3+2.57*10^-4*LN([.C64]/10000)+2.63*10^-6*LN([.C64]/10000)^2+6.75*10^-8*LN([.C64]/10000)^3)" office:value-type="float" office:value="-27.1541162817915">
            <text:p>-27.15</text:p>
          </table:table-cell>
          <table:table-cell table:style-name="ce7" table:formula="oooc:=-273.15+1/(3.354016*10^-3+2.56985*10^-4*LN([.C64]/10000)+2.620131*10^-6*LN([.C64]/10000)^2+6.383091*10^-8*LN([.C64]/10000)^3)" office:value-type="float" office:value="-27.3857240699684">
            <text:p>-27.4</text:p>
          </table:table-cell>
          <table:table-cell table:number-columns-repeated="251"/>
        </table:table-row>
        <table:table-row table:style-name="ro2">
          <table:table-cell table:formula="oooc:=[.A64]+1" office:value-type="float" office:value="64">
            <text:p>64</text:p>
          </table:table-cell>
          <table:table-cell table:formula="oooc:=[.A65]/1024*5" office:value-type="float" office:value="0.3125">
            <text:p>0.31</text:p>
          </table:table-cell>
          <table:table-cell table:style-name="ce5" table:formula="oooc:=5*(9780/[.B65])-9780" office:value-type="float" office:value="146700">
            <text:p>146700</text:p>
          </table:table-cell>
          <table:table-cell table:style-name="ce5" table:formula="oooc:=-273.15+1/(3.35*10^-3+2.57*10^-4*LN([.C65]/10000)+2.63*10^-6*LN([.C65]/10000)^2+6.75*10^-8*LN([.C65]/10000)^3)" office:value-type="float" office:value="-26.8768008418003">
            <text:p>-26.88</text:p>
          </table:table-cell>
          <table:table-cell table:style-name="ce7" table:formula="oooc:=-273.15+1/(3.354016*10^-3+2.56985*10^-4*LN([.C65]/10000)+2.620131*10^-6*LN([.C65]/10000)^2+6.383091*10^-8*LN([.C65]/10000)^3)" office:value-type="float" office:value="-27.1090813700168">
            <text:p>-27.1</text:p>
          </table:table-cell>
          <table:table-cell table:number-columns-repeated="251"/>
        </table:table-row>
        <table:table-row table:style-name="ro2">
          <table:table-cell table:formula="oooc:=[.A65]+1" office:value-type="float" office:value="65">
            <text:p>65</text:p>
          </table:table-cell>
          <table:table-cell table:formula="oooc:=[.A66]/1024*5" office:value-type="float" office:value="0.3173828125">
            <text:p>0.32</text:p>
          </table:table-cell>
          <table:table-cell table:style-name="ce5" table:formula="oooc:=5*(9780/[.B66])-9780" office:value-type="float" office:value="144292.615384615">
            <text:p>144292.62</text:p>
          </table:table-cell>
          <table:table-cell table:style-name="ce5" table:formula="oooc:=-273.15+1/(3.35*10^-3+2.57*10^-4*LN([.C66]/10000)+2.63*10^-6*LN([.C66]/10000)^2+6.75*10^-8*LN([.C66]/10000)^3)" office:value-type="float" office:value="-26.6029944984148">
            <text:p>-26.6</text:p>
          </table:table-cell>
          <table:table-cell table:style-name="ce7" table:formula="oooc:=-273.15+1/(3.354016*10^-3+2.56985*10^-4*LN([.C66]/10000)+2.620131*10^-6*LN([.C66]/10000)^2+6.383091*10^-8*LN([.C66]/10000)^3)" office:value-type="float" office:value="-26.8359389001794">
            <text:p>-26.8</text:p>
          </table:table-cell>
          <table:table-cell table:number-columns-repeated="251"/>
        </table:table-row>
        <table:table-row table:style-name="ro2">
          <table:table-cell table:formula="oooc:=[.A66]+1" office:value-type="float" office:value="66">
            <text:p>66</text:p>
          </table:table-cell>
          <table:table-cell table:formula="oooc:=[.A67]/1024*5" office:value-type="float" office:value="0.322265625">
            <text:p>0.32</text:p>
          </table:table-cell>
          <table:table-cell table:style-name="ce5" table:formula="oooc:=5*(9780/[.B67])-9780" office:value-type="float" office:value="141958.181818182">
            <text:p>141958.18</text:p>
          </table:table-cell>
          <table:table-cell table:style-name="ce5" table:formula="oooc:=-273.15+1/(3.35*10^-3+2.57*10^-4*LN([.C67]/10000)+2.63*10^-6*LN([.C67]/10000)^2+6.75*10^-8*LN([.C67]/10000)^3)" office:value-type="float" office:value="-26.3325942290528">
            <text:p>-26.33</text:p>
          </table:table-cell>
          <table:table-cell table:style-name="ce7" table:formula="oooc:=-273.15+1/(3.354016*10^-3+2.56985*10^-4*LN([.C67]/10000)+2.620131*10^-6*LN([.C67]/10000)^2+6.383091*10^-8*LN([.C67]/10000)^3)" office:value-type="float" office:value="-26.5661939054467">
            <text:p>-26.6</text:p>
          </table:table-cell>
          <table:table-cell table:number-columns-repeated="251"/>
        </table:table-row>
        <table:table-row table:style-name="ro2">
          <table:table-cell table:formula="oooc:=[.A67]+1" office:value-type="float" office:value="67">
            <text:p>67</text:p>
          </table:table-cell>
          <table:table-cell table:formula="oooc:=[.A68]/1024*5" office:value-type="float" office:value="0.3271484375">
            <text:p>0.33</text:p>
          </table:table-cell>
          <table:table-cell table:style-name="ce5" table:formula="oooc:=5*(9780/[.B68])-9780" office:value-type="float" office:value="139693.432835821">
            <text:p>139693.43</text:p>
          </table:table-cell>
          <table:table-cell table:style-name="ce5" table:formula="oooc:=-273.15+1/(3.35*10^-3+2.57*10^-4*LN([.C68]/10000)+2.63*10^-6*LN([.C68]/10000)^2+6.75*10^-8*LN([.C68]/10000)^3)" office:value-type="float" office:value="-26.0655015102289">
            <text:p>-26.07</text:p>
          </table:table-cell>
          <table:table-cell table:style-name="ce7" table:formula="oooc:=-273.15+1/(3.354016*10^-3+2.56985*10^-4*LN([.C68]/10000)+2.620131*10^-6*LN([.C68]/10000)^2+6.383091*10^-8*LN([.C68]/10000)^3)" office:value-type="float" office:value="-26.2997481179892">
            <text:p>-26.3</text:p>
          </table:table-cell>
          <table:table-cell table:number-columns-repeated="251"/>
        </table:table-row>
        <table:table-row table:style-name="ro2">
          <table:table-cell table:formula="oooc:=[.A68]+1" office:value-type="float" office:value="68">
            <text:p>68</text:p>
          </table:table-cell>
          <table:table-cell table:formula="oooc:=[.A69]/1024*5" office:value-type="float" office:value="0.33203125">
            <text:p>0.33</text:p>
          </table:table-cell>
          <table:table-cell table:style-name="ce5" table:formula="oooc:=5*(9780/[.B69])-9780" office:value-type="float" office:value="137495.294117647">
            <text:p>137495.29</text:p>
          </table:table-cell>
          <table:table-cell table:style-name="ce5" table:formula="oooc:=-273.15+1/(3.35*10^-3+2.57*10^-4*LN([.C69]/10000)+2.63*10^-6*LN([.C69]/10000)^2+6.75*10^-8*LN([.C69]/10000)^3)" office:value-type="float" office:value="-25.8016220570908">
            <text:p>-25.8</text:p>
          </table:table-cell>
          <table:table-cell table:style-name="ce7" table:formula="oooc:=-273.15+1/(3.354016*10^-3+2.56985*10^-4*LN([.C69]/10000)+2.620131*10^-6*LN([.C69]/10000)^2+6.383091*10^-8*LN([.C69]/10000)^3)" office:value-type="float" office:value="-26.0365074973938">
            <text:p>-26.0</text:p>
          </table:table-cell>
          <table:table-cell table:number-columns-repeated="251"/>
        </table:table-row>
        <table:table-row table:style-name="ro2">
          <table:table-cell table:formula="oooc:=[.A69]+1" office:value-type="float" office:value="69">
            <text:p>69</text:p>
          </table:table-cell>
          <table:table-cell table:formula="oooc:=[.A70]/1024*5" office:value-type="float" office:value="0.3369140625">
            <text:p>0.34</text:p>
          </table:table-cell>
          <table:table-cell table:style-name="ce5" table:formula="oooc:=5*(9780/[.B70])-9780" office:value-type="float" office:value="135360.869565217">
            <text:p>135360.87</text:p>
          </table:table-cell>
          <table:table-cell table:style-name="ce5" table:formula="oooc:=-273.15+1/(3.35*10^-3+2.57*10^-4*LN([.C70]/10000)+2.63*10^-6*LN([.C70]/10000)^2+6.75*10^-8*LN([.C70]/10000)^3)" office:value-type="float" office:value="-25.540865581621">
            <text:p>-25.54</text:p>
          </table:table-cell>
          <table:table-cell table:style-name="ce7" table:formula="oooc:=-273.15+1/(3.354016*10^-3+2.56985*10^-4*LN([.C70]/10000)+2.620131*10^-6*LN([.C70]/10000)^2+6.383091*10^-8*LN([.C70]/10000)^3)" office:value-type="float" office:value="-25.7763819895158">
            <text:p>-25.8</text:p>
          </table:table-cell>
          <table:table-cell table:number-columns-repeated="251"/>
        </table:table-row>
        <table:table-row table:style-name="ro2">
          <table:table-cell table:formula="oooc:=[.A70]+1" office:value-type="float" office:value="70">
            <text:p>70</text:p>
          </table:table-cell>
          <table:table-cell table:formula="oooc:=[.A71]/1024*5" office:value-type="float" office:value="0.341796875">
            <text:p>0.34</text:p>
          </table:table-cell>
          <table:table-cell table:style-name="ce5" table:formula="oooc:=5*(9780/[.B71])-9780" office:value-type="float" office:value="133287.428571429">
            <text:p>133287.43</text:p>
          </table:table-cell>
          <table:table-cell table:style-name="ce5" table:formula="oooc:=-273.15+1/(3.35*10^-3+2.57*10^-4*LN([.C71]/10000)+2.63*10^-6*LN([.C71]/10000)^2+6.75*10^-8*LN([.C71]/10000)^3)" office:value-type="float" office:value="-25.283145567918">
            <text:p>-25.28</text:p>
          </table:table-cell>
          <table:table-cell table:style-name="ce7" table:formula="oooc:=-273.15+1/(3.354016*10^-3+2.56985*10^-4*LN([.C71]/10000)+2.620131*10^-6*LN([.C71]/10000)^2+6.383091*10^-8*LN([.C71]/10000)^3)" office:value-type="float" office:value="-25.5192853023627">
            <text:p>-25.5</text:p>
          </table:table-cell>
          <table:table-cell table:number-columns-repeated="251"/>
        </table:table-row>
        <table:table-row table:style-name="ro2">
          <table:table-cell table:formula="oooc:=[.A71]+1" office:value-type="float" office:value="71">
            <text:p>71</text:p>
          </table:table-cell>
          <table:table-cell table:formula="oooc:=[.A72]/1024*5" office:value-type="float" office:value="0.3466796875">
            <text:p>0.35</text:p>
          </table:table-cell>
          <table:table-cell table:style-name="ce5" table:formula="oooc:=5*(9780/[.B72])-9780" office:value-type="float" office:value="131272.394366197">
            <text:p>131272.39</text:p>
          </table:table-cell>
          <table:table-cell table:style-name="ce5" table:formula="oooc:=-273.15+1/(3.35*10^-3+2.57*10^-4*LN([.C72]/10000)+2.63*10^-6*LN([.C72]/10000)^2+6.75*10^-8*LN([.C72]/10000)^3)" office:value-type="float" office:value="-25.0283790631233">
            <text:p>-25.03</text:p>
          </table:table-cell>
          <table:table-cell table:style-name="ce7" table:formula="oooc:=-273.15+1/(3.354016*10^-3+2.56985*10^-4*LN([.C72]/10000)+2.620131*10^-6*LN([.C72]/10000)^2+6.383091*10^-8*LN([.C72]/10000)^3)" office:value-type="float" office:value="-25.2651346975822">
            <text:p>-25.3</text:p>
          </table:table-cell>
          <table:table-cell table:number-columns-repeated="251"/>
        </table:table-row>
        <table:table-row table:style-name="ro2">
          <table:table-cell table:formula="oooc:=[.A72]+1" office:value-type="float" office:value="72">
            <text:p>72</text:p>
          </table:table-cell>
          <table:table-cell table:formula="oooc:=[.A73]/1024*5" office:value-type="float" office:value="0.3515625">
            <text:p>0.35</text:p>
          </table:table-cell>
          <table:table-cell table:style-name="ce5" table:formula="oooc:=5*(9780/[.B73])-9780" office:value-type="float" office:value="129313.333333333">
            <text:p>129313.33</text:p>
          </table:table-cell>
          <table:table-cell table:style-name="ce5" table:formula="oooc:=-273.15+1/(3.35*10^-3+2.57*10^-4*LN([.C73]/10000)+2.63*10^-6*LN([.C73]/10000)^2+6.75*10^-8*LN([.C73]/10000)^3)" office:value-type="float" office:value="-24.7764864827024">
            <text:p>-24.78</text:p>
          </table:table-cell>
          <table:table-cell table:style-name="ce7" table:formula="oooc:=-273.15+1/(3.354016*10^-3+2.56985*10^-4*LN([.C73]/10000)+2.620131*10^-6*LN([.C73]/10000)^2+6.383091*10^-8*LN([.C73]/10000)^3)" office:value-type="float" office:value="-25.013850796265">
            <text:p>-25.0</text:p>
          </table:table-cell>
          <table:table-cell table:number-columns-repeated="251"/>
        </table:table-row>
        <table:table-row table:style-name="ro2">
          <table:table-cell table:formula="oooc:=[.A73]+1" office:value-type="float" office:value="73">
            <text:p>73</text:p>
          </table:table-cell>
          <table:table-cell table:formula="oooc:=[.A74]/1024*5" office:value-type="float" office:value="0.3564453125">
            <text:p>0.36</text:p>
          </table:table-cell>
          <table:table-cell table:style-name="ce5" table:formula="oooc:=5*(9780/[.B74])-9780" office:value-type="float" office:value="127407.945205479">
            <text:p>127407.95</text:p>
          </table:table-cell>
          <table:table-cell table:style-name="ce5" table:formula="oooc:=-273.15+1/(3.35*10^-3+2.57*10^-4*LN([.C74]/10000)+2.63*10^-6*LN([.C74]/10000)^2+6.75*10^-8*LN([.C74]/10000)^3)" office:value-type="float" office:value="-24.527391428909">
            <text:p>-24.53</text:p>
          </table:table-cell>
          <table:table-cell table:style-name="ce7" table:formula="oooc:=-273.15+1/(3.354016*10^-3+2.56985*10^-4*LN([.C74]/10000)+2.620131*10^-6*LN([.C74]/10000)^2+6.383091*10^-8*LN([.C74]/10000)^3)" office:value-type="float" office:value="-24.7653573978946">
            <text:p>-24.8</text:p>
          </table:table-cell>
          <table:table-cell table:number-columns-repeated="251"/>
        </table:table-row>
        <table:table-row table:style-name="ro2">
          <table:table-cell table:formula="oooc:=[.A74]+1" office:value-type="float" office:value="74">
            <text:p>74</text:p>
          </table:table-cell>
          <table:table-cell table:formula="oooc:=[.A75]/1024*5" office:value-type="float" office:value="0.361328125">
            <text:p>0.36</text:p>
          </table:table-cell>
          <table:table-cell table:style-name="ce5" table:formula="oooc:=5*(9780/[.B75])-9780" office:value-type="float" office:value="125554.054054054">
            <text:p>125554.05</text:p>
          </table:table-cell>
          <table:table-cell table:style-name="ce5" table:formula="oooc:=-273.15+1/(3.35*10^-3+2.57*10^-4*LN([.C75]/10000)+2.63*10^-6*LN([.C75]/10000)^2+6.75*10^-8*LN([.C75]/10000)^3)" office:value-type="float" office:value="-24.2810205213726">
            <text:p>-24.28</text:p>
          </table:table-cell>
          <table:table-cell table:style-name="ce7" table:formula="oooc:=-273.15+1/(3.354016*10^-3+2.56985*10^-4*LN([.C75]/10000)+2.620131*10^-6*LN([.C75]/10000)^2+6.383091*10^-8*LN([.C75]/10000)^3)" office:value-type="float" office:value="-24.5195813113889">
            <text:p>-24.5</text:p>
          </table:table-cell>
          <table:table-cell table:number-columns-repeated="251"/>
        </table:table-row>
        <table:table-row table:style-name="ro2">
          <table:table-cell table:formula="oooc:=[.A75]+1" office:value-type="float" office:value="75">
            <text:p>75</text:p>
          </table:table-cell>
          <table:table-cell table:formula="oooc:=[.A76]/1024*5" office:value-type="float" office:value="0.3662109375">
            <text:p>0.37</text:p>
          </table:table-cell>
          <table:table-cell table:style-name="ce5" table:formula="oooc:=5*(9780/[.B76])-9780" office:value-type="float" office:value="123749.6">
            <text:p>123749.6</text:p>
          </table:table-cell>
          <table:table-cell table:style-name="ce5" table:formula="oooc:=-273.15+1/(3.35*10^-3+2.57*10^-4*LN([.C76]/10000)+2.63*10^-6*LN([.C76]/10000)^2+6.75*10^-8*LN([.C76]/10000)^3)" office:value-type="float" office:value="-24.0373032388479">
            <text:p>-24.04</text:p>
          </table:table-cell>
          <table:table-cell table:style-name="ce7" table:formula="oooc:=-273.15+1/(3.354016*10^-3+2.56985*10^-4*LN([.C76]/10000)+2.620131*10^-6*LN([.C76]/10000)^2+6.383091*10^-8*LN([.C76]/10000)^3)" office:value-type="float" office:value="-24.2764521972709">
            <text:p>-24.3</text:p>
          </table:table-cell>
          <table:table-cell table:number-columns-repeated="251"/>
        </table:table-row>
        <table:table-row table:style-name="ro2">
          <table:table-cell table:formula="oooc:=[.A76]+1" office:value-type="float" office:value="76">
            <text:p>76</text:p>
          </table:table-cell>
          <table:table-cell table:formula="oooc:=[.A77]/1024*5" office:value-type="float" office:value="0.37109375">
            <text:p>0.37</text:p>
          </table:table-cell>
          <table:table-cell table:style-name="ce5" table:formula="oooc:=5*(9780/[.B77])-9780" office:value-type="float" office:value="121992.631578947">
            <text:p>121992.63</text:p>
          </table:table-cell>
          <table:table-cell table:style-name="ce5" table:formula="oooc:=-273.15+1/(3.35*10^-3+2.57*10^-4*LN([.C77]/10000)+2.63*10^-6*LN([.C77]/10000)^2+6.75*10^-8*LN([.C77]/10000)^3)" office:value-type="float" office:value="-23.7961717712514">
            <text:p>-23.8</text:p>
          </table:table-cell>
          <table:table-cell table:style-name="ce7" table:formula="oooc:=-273.15+1/(3.354016*10^-3+2.56985*10^-4*LN([.C77]/10000)+2.620131*10^-6*LN([.C77]/10000)^2+6.383091*10^-8*LN([.C77]/10000)^3)" office:value-type="float" office:value="-24.0359024201018">
            <text:p>-24.0</text:p>
          </table:table-cell>
          <table:table-cell table:number-columns-repeated="251"/>
        </table:table-row>
        <table:table-row table:style-name="ro2">
          <table:table-cell table:formula="oooc:=[.A77]+1" office:value-type="float" office:value="77">
            <text:p>77</text:p>
          </table:table-cell>
          <table:table-cell table:formula="oooc:=[.A78]/1024*5" office:value-type="float" office:value="0.3759765625">
            <text:p>0.38</text:p>
          </table:table-cell>
          <table:table-cell table:style-name="ce5" table:formula="oooc:=5*(9780/[.B78])-9780" office:value-type="float" office:value="120281.298701299">
            <text:p>120281.3</text:p>
          </table:table-cell>
          <table:table-cell table:style-name="ce5" table:formula="oooc:=-273.15+1/(3.35*10^-3+2.57*10^-4*LN([.C78]/10000)+2.63*10^-6*LN([.C78]/10000)^2+6.75*10^-8*LN([.C78]/10000)^3)" office:value-type="float" office:value="-23.5575608811921">
            <text:p>-23.56</text:p>
          </table:table-cell>
          <table:table-cell table:style-name="ce7" table:formula="oooc:=-273.15+1/(3.354016*10^-3+2.56985*10^-4*LN([.C78]/10000)+2.620131*10^-6*LN([.C78]/10000)^2+6.383091*10^-8*LN([.C78]/10000)^3)" office:value-type="float" office:value="-23.7978669103809">
            <text:p>-23.8</text:p>
          </table:table-cell>
          <table:table-cell table:number-columns-repeated="251"/>
        </table:table-row>
        <table:table-row table:style-name="ro2">
          <table:table-cell table:formula="oooc:=[.A78]+1" office:value-type="float" office:value="78">
            <text:p>78</text:p>
          </table:table-cell>
          <table:table-cell table:formula="oooc:=[.A79]/1024*5" office:value-type="float" office:value="0.380859375">
            <text:p>0.38</text:p>
          </table:table-cell>
          <table:table-cell table:style-name="ce5" table:formula="oooc:=5*(9780/[.B79])-9780" office:value-type="float" office:value="118613.846153846">
            <text:p>118613.85</text:p>
          </table:table-cell>
          <table:table-cell table:style-name="ce5" table:formula="oooc:=-273.15+1/(3.35*10^-3+2.57*10^-4*LN([.C79]/10000)+2.63*10^-6*LN([.C79]/10000)^2+6.75*10^-8*LN([.C79]/10000)^3)" office:value-type="float" office:value="-23.3214077742708">
            <text:p>-23.32</text:p>
          </table:table-cell>
          <table:table-cell table:style-name="ce7" table:formula="oooc:=-273.15+1/(3.354016*10^-3+2.56985*10^-4*LN([.C79]/10000)+2.620131*10^-6*LN([.C79]/10000)^2+6.383091*10^-8*LN([.C79]/10000)^3)" office:value-type="float" office:value="-23.5622830351895">
            <text:p>-23.6</text:p>
          </table:table-cell>
          <table:table-cell table:number-columns-repeated="251"/>
        </table:table-row>
        <table:table-row table:style-name="ro2">
          <table:table-cell table:formula="oooc:=[.A79]+1" office:value-type="float" office:value="79">
            <text:p>79</text:p>
          </table:table-cell>
          <table:table-cell table:formula="oooc:=[.A80]/1024*5" office:value-type="float" office:value="0.3857421875">
            <text:p>0.39</text:p>
          </table:table-cell>
          <table:table-cell table:style-name="ce5" table:formula="oooc:=5*(9780/[.B80])-9780" office:value-type="float" office:value="116988.607594937">
            <text:p>116988.61</text:p>
          </table:table-cell>
          <table:table-cell table:style-name="ce5" table:formula="oooc:=-273.15+1/(3.35*10^-3+2.57*10^-4*LN([.C80]/10000)+2.63*10^-6*LN([.C80]/10000)^2+6.75*10^-8*LN([.C80]/10000)^3)" office:value-type="float" office:value="-23.0876519774891">
            <text:p>-23.09</text:p>
          </table:table-cell>
          <table:table-cell table:style-name="ce7" table:formula="oooc:=-273.15+1/(3.354016*10^-3+2.56985*10^-4*LN([.C80]/10000)+2.620131*10^-6*LN([.C80]/10000)^2+6.383091*10^-8*LN([.C80]/10000)^3)" office:value-type="float" office:value="-23.3290904769254">
            <text:p>-23.3</text:p>
          </table:table-cell>
          <table:table-cell table:number-columns-repeated="251"/>
        </table:table-row>
        <table:table-row table:style-name="ro2">
          <table:table-cell table:formula="oooc:=[.A80]+1" office:value-type="float" office:value="80">
            <text:p>80</text:p>
          </table:table-cell>
          <table:table-cell table:formula="oooc:=[.A81]/1024*5" office:value-type="float" office:value="0.390625">
            <text:p>0.39</text:p>
          </table:table-cell>
          <table:table-cell table:style-name="ce5" table:formula="oooc:=5*(9780/[.B81])-9780" office:value-type="float" office:value="115404">
            <text:p>115404</text:p>
          </table:table-cell>
          <table:table-cell table:style-name="ce5" table:formula="oooc:=-273.15+1/(3.35*10^-3+2.57*10^-4*LN([.C81]/10000)+2.63*10^-6*LN([.C81]/10000)^2+6.75*10^-8*LN([.C81]/10000)^3)" office:value-type="float" office:value="-22.8562352251644">
            <text:p>-22.86</text:p>
          </table:table-cell>
          <table:table-cell table:style-name="ce7" table:formula="oooc:=-273.15+1/(3.354016*10^-3+2.56985*10^-4*LN([.C81]/10000)+2.620131*10^-6*LN([.C81]/10000)^2+6.383091*10^-8*LN([.C81]/10000)^3)" office:value-type="float" office:value="-23.0982311195196">
            <text:p>-23.1</text:p>
          </table:table-cell>
          <table:table-cell table:number-columns-repeated="251"/>
        </table:table-row>
        <table:table-row table:style-name="ro2">
          <table:table-cell table:formula="oooc:=[.A81]+1" office:value-type="float" office:value="81">
            <text:p>81</text:p>
          </table:table-cell>
          <table:table-cell table:formula="oooc:=[.A82]/1024*5" office:value-type="float" office:value="0.3955078125">
            <text:p>0.4</text:p>
          </table:table-cell>
          <table:table-cell table:style-name="ce5" table:formula="oooc:=5*(9780/[.B82])-9780" office:value-type="float" office:value="113858.518518519">
            <text:p>113858.52</text:p>
          </table:table-cell>
          <table:table-cell table:style-name="ce5" table:formula="oooc:=-273.15+1/(3.35*10^-3+2.57*10^-4*LN([.C82]/10000)+2.63*10^-6*LN([.C82]/10000)^2+6.75*10^-8*LN([.C82]/10000)^3)" office:value-type="float" office:value="-22.6271013518005">
            <text:p>-22.63</text:p>
          </table:table-cell>
          <table:table-cell table:style-name="ce7" table:formula="oooc:=-273.15+1/(3.354016*10^-3+2.56985*10^-4*LN([.C82]/10000)+2.620131*10^-6*LN([.C82]/10000)^2+6.383091*10^-8*LN([.C82]/10000)^3)" office:value-type="float" office:value="-22.8696489415935">
            <text:p>-22.9</text:p>
          </table:table-cell>
          <table:table-cell table:number-columns-repeated="251"/>
        </table:table-row>
        <table:table-row table:style-name="ro2">
          <table:table-cell table:formula="oooc:=[.A82]+1" office:value-type="float" office:value="82">
            <text:p>82</text:p>
          </table:table-cell>
          <table:table-cell table:formula="oooc:=[.A83]/1024*5" office:value-type="float" office:value="0.400390625">
            <text:p>0.4</text:p>
          </table:table-cell>
          <table:table-cell table:style-name="ce5" table:formula="oooc:=5*(9780/[.B83])-9780" office:value-type="float" office:value="112350.731707317">
            <text:p>112350.73</text:p>
          </table:table-cell>
          <table:table-cell table:style-name="ce5" table:formula="oooc:=-273.15+1/(3.35*10^-3+2.57*10^-4*LN([.C83]/10000)+2.63*10^-6*LN([.C83]/10000)^2+6.75*10^-8*LN([.C83]/10000)^3)" office:value-type="float" office:value="-22.4001961914091">
            <text:p>-22.4</text:p>
          </table:table-cell>
          <table:table-cell table:style-name="ce7" table:formula="oooc:=-273.15+1/(3.354016*10^-3+2.56985*10^-4*LN([.C83]/10000)+2.620131*10^-6*LN([.C83]/10000)^2+6.383091*10^-8*LN([.C83]/10000)^3)" office:value-type="float" office:value="-22.6432899160469">
            <text:p>-22.6</text:p>
          </table:table-cell>
          <table:table-cell table:number-columns-repeated="251"/>
        </table:table-row>
        <table:table-row table:style-name="ro2">
          <table:table-cell table:formula="oooc:=[.A83]+1" office:value-type="float" office:value="83">
            <text:p>83</text:p>
          </table:table-cell>
          <table:table-cell table:formula="oooc:=[.A84]/1024*5" office:value-type="float" office:value="0.4052734375">
            <text:p>0.41</text:p>
          </table:table-cell>
          <table:table-cell table:style-name="ce5" table:formula="oooc:=5*(9780/[.B84])-9780" office:value-type="float" office:value="110879.277108434">
            <text:p>110879.28</text:p>
          </table:table-cell>
          <table:table-cell table:style-name="ce5" table:formula="oooc:=-273.15+1/(3.35*10^-3+2.57*10^-4*LN([.C84]/10000)+2.63*10^-6*LN([.C84]/10000)^2+6.75*10^-8*LN([.C84]/10000)^3)" office:value-type="float" office:value="-22.1754674828208">
            <text:p>-22.18</text:p>
          </table:table-cell>
          <table:table-cell table:style-name="ce7" table:formula="oooc:=-273.15+1/(3.354016*10^-3+2.56985*10^-4*LN([.C84]/10000)+2.620131*10^-6*LN([.C84]/10000)^2+6.383091*10^-8*LN([.C84]/10000)^3)" office:value-type="float" office:value="-22.4191019156204">
            <text:p>-22.4</text:p>
          </table:table-cell>
          <table:table-cell table:number-columns-repeated="251"/>
        </table:table-row>
        <table:table-row table:style-name="ro2">
          <table:table-cell table:formula="oooc:=[.A84]+1" office:value-type="float" office:value="84">
            <text:p>84</text:p>
          </table:table-cell>
          <table:table-cell table:formula="oooc:=[.A85]/1024*5" office:value-type="float" office:value="0.41015625">
            <text:p>0.41</text:p>
          </table:table-cell>
          <table:table-cell table:style-name="ce5" table:formula="oooc:=5*(9780/[.B85])-9780" office:value-type="float" office:value="109442.857142857">
            <text:p>109442.86</text:p>
          </table:table-cell>
          <table:table-cell table:style-name="ce5" table:formula="oooc:=-273.15+1/(3.35*10^-3+2.57*10^-4*LN([.C85]/10000)+2.63*10^-6*LN([.C85]/10000)^2+6.75*10^-8*LN([.C85]/10000)^3)" office:value-type="float" office:value="-21.9528647805605">
            <text:p>-21.95</text:p>
          </table:table-cell>
          <table:table-cell table:style-name="ce7" table:formula="oooc:=-273.15+1/(3.354016*10^-3+2.56985*10^-4*LN([.C85]/10000)+2.620131*10^-6*LN([.C85]/10000)^2+6.383091*10^-8*LN([.C85]/10000)^3)" office:value-type="float" office:value="-22.1970346240076">
            <text:p>-22.2</text:p>
          </table:table-cell>
          <table:table-cell table:number-columns-repeated="251"/>
        </table:table-row>
        <table:table-row table:style-name="ro2">
          <table:table-cell table:formula="oooc:=[.A85]+1" office:value-type="float" office:value="85">
            <text:p>85</text:p>
          </table:table-cell>
          <table:table-cell table:formula="oooc:=[.A86]/1024*5" office:value-type="float" office:value="0.4150390625">
            <text:p>0.42</text:p>
          </table:table-cell>
          <table:table-cell table:style-name="ce5" table:formula="oooc:=5*(9780/[.B86])-9780" office:value-type="float" office:value="108040.235294118">
            <text:p>108040.24</text:p>
          </table:table-cell>
          <table:table-cell table:style-name="ce5" table:formula="oooc:=-273.15+1/(3.35*10^-3+2.57*10^-4*LN([.C86]/10000)+2.63*10^-6*LN([.C86]/10000)^2+6.75*10^-8*LN([.C86]/10000)^3)" office:value-type="float" office:value="-21.7323393708996">
            <text:p>-21.73</text:p>
          </table:table-cell>
          <table:table-cell table:style-name="ce7" table:formula="oooc:=-273.15+1/(3.354016*10^-3+2.56985*10^-4*LN([.C86]/10000)+2.620131*10^-6*LN([.C86]/10000)^2+6.383091*10^-8*LN([.C86]/10000)^3)" office:value-type="float" office:value="-21.9770394521296">
            <text:p>-22.0</text:p>
          </table:table-cell>
          <table:table-cell table:number-columns-repeated="251"/>
        </table:table-row>
        <table:table-row table:style-name="ro2">
          <table:table-cell table:formula="oooc:=[.A86]+1" office:value-type="float" office:value="86">
            <text:p>86</text:p>
          </table:table-cell>
          <table:table-cell table:formula="oooc:=[.A87]/1024*5" office:value-type="float" office:value="0.419921875">
            <text:p>0.42</text:p>
          </table:table-cell>
          <table:table-cell table:style-name="ce5" table:formula="oooc:=5*(9780/[.B87])-9780" office:value-type="float" office:value="106670.23255814">
            <text:p>106670.23</text:p>
          </table:table-cell>
          <table:table-cell table:style-name="ce5" table:formula="oooc:=-273.15+1/(3.35*10^-3+2.57*10^-4*LN([.C87]/10000)+2.63*10^-6*LN([.C87]/10000)^2+6.75*10^-8*LN([.C87]/10000)^3)" office:value-type="float" office:value="-21.513844192726">
            <text:p>-21.51</text:p>
          </table:table-cell>
          <table:table-cell table:style-name="ce7" table:formula="oooc:=-273.15+1/(3.354016*10^-3+2.56985*10^-4*LN([.C87]/10000)+2.620131*10^-6*LN([.C87]/10000)^2+6.383091*10^-8*LN([.C87]/10000)^3)" office:value-type="float" office:value="-21.7590694592147">
            <text:p>-21.8</text:p>
          </table:table-cell>
          <table:table-cell table:number-columns-repeated="251"/>
        </table:table-row>
        <table:table-row table:style-name="ro2">
          <table:table-cell table:formula="oooc:=[.A87]+1" office:value-type="float" office:value="87">
            <text:p>87</text:p>
          </table:table-cell>
          <table:table-cell table:formula="oooc:=[.A88]/1024*5" office:value-type="float" office:value="0.4248046875">
            <text:p>0.42</text:p>
          </table:table-cell>
          <table:table-cell table:style-name="ce5" table:formula="oooc:=5*(9780/[.B88])-9780" office:value-type="float" office:value="105331.724137931">
            <text:p>105331.72</text:p>
          </table:table-cell>
          <table:table-cell table:style-name="ce5" table:formula="oooc:=-273.15+1/(3.35*10^-3+2.57*10^-4*LN([.C88]/10000)+2.63*10^-6*LN([.C88]/10000)^2+6.75*10^-8*LN([.C88]/10000)^3)" office:value-type="float" office:value="-21.2973337629039">
            <text:p>-21.3</text:p>
          </table:table-cell>
          <table:table-cell table:style-name="ce7" table:formula="oooc:=-273.15+1/(3.354016*10^-3+2.56985*10^-4*LN([.C88]/10000)+2.620131*10^-6*LN([.C88]/10000)^2+6.383091*10^-8*LN([.C88]/10000)^3)" office:value-type="float" office:value="-21.5430792783556">
            <text:p>-21.5</text:p>
          </table:table-cell>
          <table:table-cell table:number-columns-repeated="251"/>
        </table:table-row>
        <table:table-row table:style-name="ro2">
          <table:table-cell table:formula="oooc:=[.A88]+1" office:value-type="float" office:value="88">
            <text:p>88</text:p>
          </table:table-cell>
          <table:table-cell table:formula="oooc:=[.A89]/1024*5" office:value-type="float" office:value="0.4296875">
            <text:p>0.43</text:p>
          </table:table-cell>
          <table:table-cell table:style-name="ce5" table:formula="oooc:=5*(9780/[.B89])-9780" office:value-type="float" office:value="104023.636363636">
            <text:p>104023.64</text:p>
          </table:table-cell>
          <table:table-cell table:style-name="ce5" table:formula="oooc:=-273.15+1/(3.35*10^-3+2.57*10^-4*LN([.C89]/10000)+2.63*10^-6*LN([.C89]/10000)^2+6.75*10^-8*LN([.C89]/10000)^3)" office:value-type="float" office:value="-21.0827641058191">
            <text:p>-21.08</text:p>
          </table:table-cell>
          <table:table-cell table:style-name="ce7" table:formula="oooc:=-273.15+1/(3.354016*10^-3+2.56985*10^-4*LN([.C89]/10000)+2.620131*10^-6*LN([.C89]/10000)^2+6.383091*10^-8*LN([.C89]/10000)^3)" office:value-type="float" office:value="-21.3290250462409">
            <text:p>-21.3</text:p>
          </table:table-cell>
          <table:table-cell table:number-columns-repeated="251"/>
        </table:table-row>
        <table:table-row table:style-name="ro2">
          <table:table-cell table:formula="oooc:=[.A89]+1" office:value-type="float" office:value="89">
            <text:p>89</text:p>
          </table:table-cell>
          <table:table-cell table:formula="oooc:=[.A90]/1024*5" office:value-type="float" office:value="0.4345703125">
            <text:p>0.43</text:p>
          </table:table-cell>
          <table:table-cell table:style-name="ce5" table:formula="oooc:=5*(9780/[.B90])-9780" office:value-type="float" office:value="102744.943820225">
            <text:p>102744.94</text:p>
          </table:table-cell>
          <table:table-cell table:style-name="ce5" table:formula="oooc:=-273.15+1/(3.35*10^-3+2.57*10^-4*LN([.C90]/10000)+2.63*10^-6*LN([.C90]/10000)^2+6.75*10^-8*LN([.C90]/10000)^3)" office:value-type="float" office:value="-20.8700926868309">
            <text:p>-20.87</text:p>
          </table:table-cell>
          <table:table-cell table:style-name="ce7" table:formula="oooc:=-273.15+1/(3.354016*10^-3+2.56985*10^-4*LN([.C90]/10000)+2.620131*10^-6*LN([.C90]/10000)^2+6.383091*10^-8*LN([.C90]/10000)^3)" office:value-type="float" office:value="-21.1168643367835">
            <text:p>-21.1</text:p>
          </table:table-cell>
          <table:table-cell table:number-columns-repeated="251"/>
        </table:table-row>
        <table:table-row table:style-name="ro2">
          <table:table-cell table:formula="oooc:=[.A90]+1" office:value-type="float" office:value="90">
            <text:p>90</text:p>
          </table:table-cell>
          <table:table-cell table:formula="oooc:=[.A91]/1024*5" office:value-type="float" office:value="0.439453125">
            <text:p>0.44</text:p>
          </table:table-cell>
          <table:table-cell table:style-name="ce5" table:formula="oooc:=5*(9780/[.B91])-9780" office:value-type="float" office:value="101494.666666667">
            <text:p>101494.67</text:p>
          </table:table-cell>
          <table:table-cell table:style-name="ce5" table:formula="oooc:=-273.15+1/(3.35*10^-3+2.57*10^-4*LN([.C91]/10000)+2.63*10^-6*LN([.C91]/10000)^2+6.75*10^-8*LN([.C91]/10000)^3)" office:value-type="float" office:value="-20.6592783493733">
            <text:p>-20.66</text:p>
          </table:table-cell>
          <table:table-cell table:style-name="ce7" table:formula="oooc:=-273.15+1/(3.354016*10^-3+2.56985*10^-4*LN([.C91]/10000)+2.620131*10^-6*LN([.C91]/10000)^2+6.383091*10^-8*LN([.C91]/10000)^3)" office:value-type="float" office:value="-20.9065560983872">
            <text:p>-20.9</text:p>
          </table:table-cell>
          <table:table-cell table:number-columns-repeated="251"/>
        </table:table-row>
        <table:table-row table:style-name="ro2">
          <table:table-cell table:formula="oooc:=[.A91]+1" office:value-type="float" office:value="91">
            <text:p>91</text:p>
          </table:table-cell>
          <table:table-cell table:formula="oooc:=[.A92]/1024*5" office:value-type="float" office:value="0.4443359375">
            <text:p>0.44</text:p>
          </table:table-cell>
          <table:table-cell table:style-name="ce5" table:formula="oooc:=5*(9780/[.B92])-9780" office:value-type="float" office:value="100271.868131868">
            <text:p>100271.87</text:p>
          </table:table-cell>
          <table:table-cell table:style-name="ce5" table:formula="oooc:=-273.15+1/(3.35*10^-3+2.57*10^-4*LN([.C92]/10000)+2.63*10^-6*LN([.C92]/10000)^2+6.75*10^-8*LN([.C92]/10000)^3)" office:value-type="float" office:value="-20.4502812554661">
            <text:p>-20.45</text:p>
          </table:table-cell>
          <table:table-cell table:style-name="ce7" table:formula="oooc:=-273.15+1/(3.354016*10^-3+2.56985*10^-4*LN([.C92]/10000)+2.620131*10^-6*LN([.C92]/10000)^2+6.383091*10^-8*LN([.C92]/10000)^3)" office:value-type="float" office:value="-20.6980605946151">
            <text:p>-20.7</text:p>
          </table:table-cell>
          <table:table-cell table:number-columns-repeated="251"/>
        </table:table-row>
        <table:table-row table:style-name="ro2">
          <table:table-cell table:formula="oooc:=[.A92]+1" office:value-type="float" office:value="92">
            <text:p>92</text:p>
          </table:table-cell>
          <table:table-cell table:formula="oooc:=[.A93]/1024*5" office:value-type="float" office:value="0.44921875">
            <text:p>0.45</text:p>
          </table:table-cell>
          <table:table-cell table:style-name="ce5" table:formula="oooc:=5*(9780/[.B93])-9780" office:value-type="float" office:value="99075.6521739131">
            <text:p>99075.65</text:p>
          </table:table-cell>
          <table:table-cell table:style-name="ce5" table:formula="oooc:=-273.15+1/(3.35*10^-3+2.57*10^-4*LN([.C93]/10000)+2.63*10^-6*LN([.C93]/10000)^2+6.75*10^-8*LN([.C93]/10000)^3)" office:value-type="float" office:value="-20.2430628294163">
            <text:p>-20.24</text:p>
          </table:table-cell>
          <table:table-cell table:style-name="ce7" table:formula="oooc:=-273.15+1/(3.354016*10^-3+2.56985*10^-4*LN([.C93]/10000)+2.620131*10^-6*LN([.C93]/10000)^2+6.383091*10^-8*LN([.C93]/10000)^3)" office:value-type="float" office:value="-20.4913393480397">
            <text:p>-20.5</text:p>
          </table:table-cell>
          <table:table-cell table:number-columns-repeated="251"/>
        </table:table-row>
        <table:table-row table:style-name="ro2">
          <table:table-cell table:formula="oooc:=[.A93]+1" office:value-type="float" office:value="93">
            <text:p>93</text:p>
          </table:table-cell>
          <table:table-cell table:formula="oooc:=[.A94]/1024*5" office:value-type="float" office:value="0.4541015625">
            <text:p>0.45</text:p>
          </table:table-cell>
          <table:table-cell table:style-name="ce5" table:formula="oooc:=5*(9780/[.B94])-9780" office:value-type="float" office:value="97905.1612903226">
            <text:p>97905.16</text:p>
          </table:table-cell>
          <table:table-cell table:style-name="ce5" table:formula="oooc:=-273.15+1/(3.35*10^-3+2.57*10^-4*LN([.C94]/10000)+2.63*10^-6*LN([.C94]/10000)^2+6.75*10^-8*LN([.C94]/10000)^3)" office:value-type="float" office:value="-20.0375857045063">
            <text:p>-20.04</text:p>
          </table:table-cell>
          <table:table-cell table:style-name="ce7" table:formula="oooc:=-273.15+1/(3.354016*10^-3+2.56985*10^-4*LN([.C94]/10000)+2.620131*10^-6*LN([.C94]/10000)^2+6.383091*10^-8*LN([.C94]/10000)^3)" office:value-type="float" office:value="-20.2863550870715">
            <text:p>-20.3</text:p>
          </table:table-cell>
          <table:table-cell table:number-columns-repeated="251"/>
        </table:table-row>
        <table:table-row table:style-name="ro2">
          <table:table-cell table:formula="oooc:=[.A94]+1" office:value-type="float" office:value="94">
            <text:p>94</text:p>
          </table:table-cell>
          <table:table-cell table:formula="oooc:=[.A95]/1024*5" office:value-type="float" office:value="0.458984375">
            <text:p>0.46</text:p>
          </table:table-cell>
          <table:table-cell table:style-name="ce5" table:formula="oooc:=5*(9780/[.B95])-9780" office:value-type="float" office:value="96759.5744680851">
            <text:p>96759.57</text:p>
          </table:table-cell>
          <table:table-cell table:style-name="ce5" table:formula="oooc:=-273.15+1/(3.35*10^-3+2.57*10^-4*LN([.C95]/10000)+2.63*10^-6*LN([.C95]/10000)^2+6.75*10^-8*LN([.C95]/10000)^3)" office:value-type="float" office:value="-19.8338136724799">
            <text:p>-19.83</text:p>
          </table:table-cell>
          <table:table-cell table:style-name="ce7" table:formula="oooc:=-273.15+1/(3.354016*10^-3+2.56985*10^-4*LN([.C95]/10000)+2.620131*10^-6*LN([.C95]/10000)^2+6.383091*10^-8*LN([.C95]/10000)^3)" office:value-type="float" office:value="-20.0830716955773">
            <text:p>-20.1</text:p>
          </table:table-cell>
          <table:table-cell table:number-columns-repeated="251"/>
        </table:table-row>
        <table:table-row table:style-name="ro2">
          <table:table-cell table:formula="oooc:=[.A95]+1" office:value-type="float" office:value="95">
            <text:p>95</text:p>
          </table:table-cell>
          <table:table-cell table:formula="oooc:=[.A96]/1024*5" office:value-type="float" office:value="0.4638671875">
            <text:p>0.46</text:p>
          </table:table-cell>
          <table:table-cell table:style-name="ce5" table:formula="oooc:=5*(9780/[.B96])-9780" office:value-type="float" office:value="95638.1052631579">
            <text:p>95638.11</text:p>
          </table:table-cell>
          <table:table-cell table:style-name="ce5" table:formula="oooc:=-273.15+1/(3.35*10^-3+2.57*10^-4*LN([.C96]/10000)+2.63*10^-6*LN([.C96]/10000)^2+6.75*10^-8*LN([.C96]/10000)^3)" office:value-type="float" office:value="-19.6317116356506">
            <text:p>-19.63</text:p>
          </table:table-cell>
          <table:table-cell table:style-name="ce7" table:formula="oooc:=-273.15+1/(3.354016*10^-3+2.56985*10^-4*LN([.C96]/10000)+2.620131*10^-6*LN([.C96]/10000)^2+6.383091*10^-8*LN([.C96]/10000)^3)" office:value-type="float" office:value="-19.8814541651158">
            <text:p>-19.9</text:p>
          </table:table-cell>
          <table:table-cell table:number-columns-repeated="251"/>
        </table:table-row>
        <table:table-row table:style-name="ro2">
          <table:table-cell table:formula="oooc:=[.A96]+1" office:value-type="float" office:value="96">
            <text:p>96</text:p>
          </table:table-cell>
          <table:table-cell table:formula="oooc:=[.A97]/1024*5" office:value-type="float" office:value="0.46875">
            <text:p>0.47</text:p>
          </table:table-cell>
          <table:table-cell table:style-name="ce5" table:formula="oooc:=5*(9780/[.B97])-9780" office:value-type="float" office:value="94540">
            <text:p>94540</text:p>
          </table:table-cell>
          <table:table-cell table:style-name="ce5" table:formula="oooc:=-273.15+1/(3.35*10^-3+2.57*10^-4*LN([.C97]/10000)+2.63*10^-6*LN([.C97]/10000)^2+6.75*10^-8*LN([.C97]/10000)^3)" office:value-type="float" office:value="-19.431245561471">
            <text:p>-19.43</text:p>
          </table:table-cell>
          <table:table-cell table:style-name="ce7" table:formula="oooc:=-273.15+1/(3.354016*10^-3+2.56985*10^-4*LN([.C97]/10000)+2.620131*10^-6*LN([.C97]/10000)^2+6.383091*10^-8*LN([.C97]/10000)^3)" office:value-type="float" office:value="-19.6814685496258">
            <text:p>-19.7</text:p>
          </table:table-cell>
          <table:table-cell table:number-columns-repeated="251"/>
        </table:table-row>
        <table:table-row table:style-name="ro2">
          <table:table-cell table:formula="oooc:=[.A97]+1" office:value-type="float" office:value="97">
            <text:p>97</text:p>
          </table:table-cell>
          <table:table-cell table:formula="oooc:=[.A98]/1024*5" office:value-type="float" office:value="0.4736328125">
            <text:p>0.47</text:p>
          </table:table-cell>
          <table:table-cell table:style-name="ce5" table:formula="oooc:=5*(9780/[.B98])-9780" office:value-type="float" office:value="93464.5360824742">
            <text:p>93464.54</text:p>
          </table:table-cell>
          <table:table-cell table:style-name="ce5" table:formula="oooc:=-273.15+1/(3.35*10^-3+2.57*10^-4*LN([.C98]/10000)+2.63*10^-6*LN([.C98]/10000)^2+6.75*10^-8*LN([.C98]/10000)^3)" office:value-type="float" office:value="-19.2323824394125">
            <text:p>-19.23</text:p>
          </table:table-cell>
          <table:table-cell table:style-name="ce7" table:formula="oooc:=-273.15+1/(3.354016*10^-3+2.56985*10^-4*LN([.C98]/10000)+2.620131*10^-6*LN([.C98]/10000)^2+6.383091*10^-8*LN([.C98]/10000)^3)" office:value-type="float" office:value="-19.4830819224191">
            <text:p>-19.5</text:p>
          </table:table-cell>
          <table:table-cell table:number-columns-repeated="251"/>
        </table:table-row>
        <table:table-row table:style-name="ro2">
          <table:table-cell table:formula="oooc:=[.A98]+1" office:value-type="float" office:value="98">
            <text:p>98</text:p>
          </table:table-cell>
          <table:table-cell table:formula="oooc:=[.A99]/1024*5" office:value-type="float" office:value="0.478515625">
            <text:p>0.48</text:p>
          </table:table-cell>
          <table:table-cell table:style-name="ce5" table:formula="oooc:=5*(9780/[.B99])-9780" office:value-type="float" office:value="92411.0204081633">
            <text:p>92411.02</text:p>
          </table:table-cell>
          <table:table-cell table:style-name="ce5" table:formula="oooc:=-273.15+1/(3.35*10^-3+2.57*10^-4*LN([.C99]/10000)+2.63*10^-6*LN([.C99]/10000)^2+6.75*10^-8*LN([.C99]/10000)^3)" office:value-type="float" office:value="-19.0350902400137">
            <text:p>-19.04</text:p>
          </table:table-cell>
          <table:table-cell table:style-name="ce7" table:formula="oooc:=-273.15+1/(3.354016*10^-3+2.56985*10^-4*LN([.C99]/10000)+2.620131*10^-6*LN([.C99]/10000)^2+6.383091*10^-8*LN([.C99]/10000)^3)" office:value-type="float" office:value="-19.286262335337">
            <text:p>-19.3</text:p>
          </table:table-cell>
          <table:table-cell table:number-columns-repeated="251"/>
        </table:table-row>
        <table:table-row table:style-name="ro2">
          <table:table-cell table:formula="oooc:=[.A99]+1" office:value-type="float" office:value="99">
            <text:p>99</text:p>
          </table:table-cell>
          <table:table-cell table:formula="oooc:=[.A100]/1024*5" office:value-type="float" office:value="0.4833984375">
            <text:p>0.48</text:p>
          </table:table-cell>
          <table:table-cell table:style-name="ce5" table:formula="oooc:=5*(9780/[.B100])-9780" office:value-type="float" office:value="91378.7878787879">
            <text:p>91378.79</text:p>
          </table:table-cell>
          <table:table-cell table:style-name="ce5" table:formula="oooc:=-273.15+1/(3.35*10^-3+2.57*10^-4*LN([.C100]/10000)+2.63*10^-6*LN([.C100]/10000)^2+6.75*10^-8*LN([.C100]/10000)^3)" office:value-type="float" office:value="-18.8393378759708">
            <text:p>-18.84</text:p>
          </table:table-cell>
          <table:table-cell table:style-name="ce7" table:formula="oooc:=-273.15+1/(3.354016*10^-3+2.56985*10^-4*LN([.C100]/10000)+2.620131*10^-6*LN([.C100]/10000)^2+6.383091*10^-8*LN([.C100]/10000)^3)" office:value-type="float" office:value="-19.0909787799421">
            <text:p>-19.1</text:p>
          </table:table-cell>
          <table:table-cell table:number-columns-repeated="251"/>
        </table:table-row>
        <table:table-row table:style-name="ro2">
          <table:table-cell table:formula="oooc:=[.A100]+1" office:value-type="float" office:value="100">
            <text:p>100</text:p>
          </table:table-cell>
          <table:table-cell table:formula="oooc:=[.A101]/1024*5" office:value-type="float" office:value="0.48828125">
            <text:p>0.49</text:p>
          </table:table-cell>
          <table:table-cell table:style-name="ce5" table:formula="oooc:=5*(9780/[.B101])-9780" office:value-type="float" office:value="90367.2">
            <text:p>90367.2</text:p>
          </table:table-cell>
          <table:table-cell table:style-name="ce5" table:formula="oooc:=-273.15+1/(3.35*10^-3+2.57*10^-4*LN([.C101]/10000)+2.63*10^-6*LN([.C101]/10000)^2+6.75*10^-8*LN([.C101]/10000)^3)" office:value-type="float" office:value="-18.645095165144">
            <text:p>-18.65</text:p>
          </table:table-cell>
          <table:table-cell table:style-name="ce7" table:formula="oooc:=-273.15+1/(3.354016*10^-3+2.56985*10^-4*LN([.C101]/10000)+2.620131*10^-6*LN([.C101]/10000)^2+6.383091*10^-8*LN([.C101]/10000)^3)" office:value-type="float" office:value="-18.8972011506225">
            <text:p>-18.9</text:p>
          </table:table-cell>
          <table:table-cell table:number-columns-repeated="251"/>
        </table:table-row>
        <table:table-row table:style-name="ro2">
          <table:table-cell table:formula="oooc:=[.A101]+1" office:value-type="float" office:value="101">
            <text:p>101</text:p>
          </table:table-cell>
          <table:table-cell table:formula="oooc:=[.A102]/1024*5" office:value-type="float" office:value="0.4931640625">
            <text:p>0.49</text:p>
          </table:table-cell>
          <table:table-cell table:style-name="ce5" table:formula="oooc:=5*(9780/[.B102])-9780" office:value-type="float" office:value="89375.6435643564">
            <text:p>89375.64</text:p>
          </table:table-cell>
          <table:table-cell table:style-name="ce5" table:formula="oooc:=-273.15+1/(3.35*10^-3+2.57*10^-4*LN([.C102]/10000)+2.63*10^-6*LN([.C102]/10000)^2+6.75*10^-8*LN([.C102]/10000)^3)" office:value-type="float" office:value="-18.4523327953721">
            <text:p>-18.45</text:p>
          </table:table-cell>
          <table:table-cell table:style-name="ce7" table:formula="oooc:=-273.15+1/(3.354016*10^-3+2.56985*10^-4*LN([.C102]/10000)+2.620131*10^-6*LN([.C102]/10000)^2+6.383091*10^-8*LN([.C102]/10000)^3)" office:value-type="float" office:value="-18.7049002094986">
            <text:p>-18.7</text:p>
          </table:table-cell>
          <table:table-cell table:number-columns-repeated="251"/>
        </table:table-row>
        <table:table-row table:style-name="ro2">
          <table:table-cell table:formula="oooc:=[.A102]+1" office:value-type="float" office:value="102">
            <text:p>102</text:p>
          </table:table-cell>
          <table:table-cell table:formula="oooc:=[.A103]/1024*5" office:value-type="float" office:value="0.498046875">
            <text:p>0.5</text:p>
          </table:table-cell>
          <table:table-cell table:style-name="ce5" table:formula="oooc:=5*(9780/[.B103])-9780" office:value-type="float" office:value="88403.5294117647">
            <text:p>88403.53</text:p>
          </table:table-cell>
          <table:table-cell table:style-name="ce5" table:formula="oooc:=-273.15+1/(3.35*10^-3+2.57*10^-4*LN([.C103]/10000)+2.63*10^-6*LN([.C103]/10000)^2+6.75*10^-8*LN([.C103]/10000)^3)" office:value-type="float" office:value="-18.2610222909873">
            <text:p>-18.26</text:p>
          </table:table-cell>
          <table:table-cell table:style-name="ce7" table:formula="oooc:=-273.15+1/(3.354016*10^-3+2.56985*10^-4*LN([.C103]/10000)+2.620131*10^-6*LN([.C103]/10000)^2+6.383091*10^-8*LN([.C103]/10000)^3)" office:value-type="float" office:value="-18.5140475530247">
            <text:p>-18.5</text:p>
          </table:table-cell>
          <table:table-cell table:number-columns-repeated="251"/>
        </table:table-row>
        <table:table-row table:style-name="ro2">
          <table:table-cell table:formula="oooc:=[.A103]+1" office:value-type="float" office:value="103">
            <text:p>103</text:p>
          </table:table-cell>
          <table:table-cell table:formula="oooc:=[.A104]/1024*5" office:value-type="float" office:value="0.5029296875">
            <text:p>0.5</text:p>
          </table:table-cell>
          <table:table-cell table:style-name="ce5" table:formula="oooc:=5*(9780/[.B104])-9780" office:value-type="float" office:value="87450.2912621359">
            <text:p>87450.29</text:p>
          </table:table-cell>
          <table:table-cell table:style-name="ce5" table:formula="oooc:=-273.15+1/(3.35*10^-3+2.57*10^-4*LN([.C104]/10000)+2.63*10^-6*LN([.C104]/10000)^2+6.75*10^-8*LN([.C104]/10000)^3)" office:value-type="float" office:value="-18.0711359809319">
            <text:p>-18.07</text:p>
          </table:table-cell>
          <table:table-cell table:style-name="ce7" table:formula="oooc:=-273.15+1/(3.354016*10^-3+2.56985*10^-4*LN([.C104]/10000)+2.620131*10^-6*LN([.C104]/10000)^2+6.383091*10^-8*LN([.C104]/10000)^3)" office:value-type="float" office:value="-18.3246155801907">
            <text:p>-18.3</text:p>
          </table:table-cell>
          <table:table-cell table:number-columns-repeated="251"/>
        </table:table-row>
        <table:table-row table:style-name="ro2">
          <table:table-cell table:formula="oooc:=[.A104]+1" office:value-type="float" office:value="104">
            <text:p>104</text:p>
          </table:table-cell>
          <table:table-cell table:formula="oooc:=[.A105]/1024*5" office:value-type="float" office:value="0.5078125">
            <text:p>0.51</text:p>
          </table:table-cell>
          <table:table-cell table:style-name="ce5" table:formula="oooc:=5*(9780/[.B105])-9780" office:value-type="float" office:value="86515.3846153846">
            <text:p>86515.38</text:p>
          </table:table-cell>
          <table:table-cell table:style-name="ce5" table:formula="oooc:=-273.15+1/(3.35*10^-3+2.57*10^-4*LN([.C105]/10000)+2.63*10^-6*LN([.C105]/10000)^2+6.75*10^-8*LN([.C105]/10000)^3)" office:value-type="float" office:value="-17.8826469683877">
            <text:p>-17.88</text:p>
          </table:table-cell>
          <table:table-cell table:style-name="ce7" table:formula="oooc:=-273.15+1/(3.354016*10^-3+2.56985*10^-4*LN([.C105]/10000)+2.620131*10^-6*LN([.C105]/10000)^2+6.383091*10^-8*LN([.C105]/10000)^3)" office:value-type="float" office:value="-18.1365774622296">
            <text:p>-18.1</text:p>
          </table:table-cell>
          <table:table-cell table:number-columns-repeated="251"/>
        </table:table-row>
        <table:table-row table:style-name="ro2">
          <table:table-cell table:formula="oooc:=[.A105]+1" office:value-type="float" office:value="105">
            <text:p>105</text:p>
          </table:table-cell>
          <table:table-cell table:formula="oooc:=[.A106]/1024*5" office:value-type="float" office:value="0.5126953125">
            <text:p>0.51</text:p>
          </table:table-cell>
          <table:table-cell table:style-name="ce5" table:formula="oooc:=5*(9780/[.B106])-9780" office:value-type="float" office:value="85598.2857142857">
            <text:p>85598.29</text:p>
          </table:table-cell>
          <table:table-cell table:style-name="ce5" table:formula="oooc:=-273.15+1/(3.35*10^-3+2.57*10^-4*LN([.C106]/10000)+2.63*10^-6*LN([.C106]/10000)^2+6.75*10^-8*LN([.C106]/10000)^3)" office:value-type="float" office:value="-17.6955291018305">
            <text:p>-17.7</text:p>
          </table:table-cell>
          <table:table-cell table:style-name="ce7" table:formula="oooc:=-273.15+1/(3.354016*10^-3+2.56985*10^-4*LN([.C106]/10000)+2.620131*10^-6*LN([.C106]/10000)^2+6.383091*10^-8*LN([.C106]/10000)^3)" office:value-type="float" office:value="-17.9499071137481">
            <text:p>-17.9</text:p>
          </table:table-cell>
          <table:table-cell table:number-columns-repeated="251"/>
        </table:table-row>
        <table:table-row table:style-name="ro2">
          <table:table-cell table:formula="oooc:=[.A106]+1" office:value-type="float" office:value="106">
            <text:p>106</text:p>
          </table:table-cell>
          <table:table-cell table:formula="oooc:=[.A107]/1024*5" office:value-type="float" office:value="0.517578125">
            <text:p>0.52</text:p>
          </table:table-cell>
          <table:table-cell table:style-name="ce5" table:formula="oooc:=5*(9780/[.B107])-9780" office:value-type="float" office:value="84698.4905660377">
            <text:p>84698.49</text:p>
          </table:table-cell>
          <table:table-cell table:style-name="ce5" table:formula="oooc:=-273.15+1/(3.35*10^-3+2.57*10^-4*LN([.C107]/10000)+2.63*10^-6*LN([.C107]/10000)^2+6.75*10^-8*LN([.C107]/10000)^3)" office:value-type="float" office:value="-17.5097569474301">
            <text:p>-17.51</text:p>
          </table:table-cell>
          <table:table-cell table:style-name="ce7" table:formula="oooc:=-273.15+1/(3.354016*10^-3+2.56985*10^-4*LN([.C107]/10000)+2.620131*10^-6*LN([.C107]/10000)^2+6.383091*10^-8*LN([.C107]/10000)^3)" office:value-type="float" office:value="-17.7645791651999">
            <text:p>-17.8</text:p>
          </table:table-cell>
          <table:table-cell table:number-columns-repeated="251"/>
        </table:table-row>
        <table:table-row table:style-name="ro2">
          <table:table-cell table:formula="oooc:=[.A107]+1" office:value-type="float" office:value="107">
            <text:p>107</text:p>
          </table:table-cell>
          <table:table-cell table:formula="oooc:=[.A108]/1024*5" office:value-type="float" office:value="0.5224609375">
            <text:p>0.52</text:p>
          </table:table-cell>
          <table:table-cell table:style-name="ce5" table:formula="oooc:=5*(9780/[.B108])-9780" office:value-type="float" office:value="83815.5140186916">
            <text:p>83815.51</text:p>
          </table:table-cell>
          <table:table-cell table:style-name="ce5" table:formula="oooc:=-273.15+1/(3.35*10^-3+2.57*10^-4*LN([.C108]/10000)+2.63*10^-6*LN([.C108]/10000)^2+6.75*10^-8*LN([.C108]/10000)^3)" office:value-type="float" office:value="-17.3253057627237">
            <text:p>-17.33</text:p>
          </table:table-cell>
          <table:table-cell table:style-name="ce7" table:formula="oooc:=-273.15+1/(3.354016*10^-3+2.56985*10^-4*LN([.C108]/10000)+2.620131*10^-6*LN([.C108]/10000)^2+6.383091*10^-8*LN([.C108]/10000)^3)" office:value-type="float" office:value="-17.5805689366258">
            <text:p>-17.6</text:p>
          </table:table-cell>
          <table:table-cell table:number-columns-repeated="251"/>
        </table:table-row>
        <table:table-row table:style-name="ro2">
          <table:table-cell table:formula="oooc:=[.A108]+1" office:value-type="float" office:value="108">
            <text:p>108</text:p>
          </table:table-cell>
          <table:table-cell table:formula="oooc:=[.A109]/1024*5" office:value-type="float" office:value="0.52734375">
            <text:p>0.53</text:p>
          </table:table-cell>
          <table:table-cell table:style-name="ce5" table:formula="oooc:=5*(9780/[.B109])-9780" office:value-type="float" office:value="82948.8888888889">
            <text:p>82948.89</text:p>
          </table:table-cell>
          <table:table-cell table:style-name="ce5" table:formula="oooc:=-273.15+1/(3.35*10^-3+2.57*10^-4*LN([.C109]/10000)+2.63*10^-6*LN([.C109]/10000)^2+6.75*10^-8*LN([.C109]/10000)^3)" office:value-type="float" office:value="-17.142151471488">
            <text:p>-17.14</text:p>
          </table:table-cell>
          <table:table-cell table:style-name="ce7" table:formula="oooc:=-273.15+1/(3.354016*10^-3+2.56985*10^-4*LN([.C109]/10000)+2.620131*10^-6*LN([.C109]/10000)^2+6.383091*10^-8*LN([.C109]/10000)^3)" office:value-type="float" office:value="-17.3978524125932">
            <text:p>-17.4</text:p>
          </table:table-cell>
          <table:table-cell table:number-columns-repeated="251"/>
        </table:table-row>
        <table:table-row table:style-name="ro2">
          <table:table-cell table:formula="oooc:=[.A109]+1" office:value-type="float" office:value="109">
            <text:p>109</text:p>
          </table:table-cell>
          <table:table-cell table:formula="oooc:=[.A110]/1024*5" office:value-type="float" office:value="0.5322265625">
            <text:p>0.53</text:p>
          </table:table-cell>
          <table:table-cell table:style-name="ce5" table:formula="oooc:=5*(9780/[.B110])-9780" office:value-type="float" office:value="82098.1651376147">
            <text:p>82098.17</text:p>
          </table:table-cell>
          <table:table-cell table:style-name="ce5" table:formula="oooc:=-273.15+1/(3.35*10^-3+2.57*10^-4*LN([.C110]/10000)+2.63*10^-6*LN([.C110]/10000)^2+6.75*10^-8*LN([.C110]/10000)^3)" office:value-type="float" office:value="-16.9602706397501">
            <text:p>-16.96</text:p>
          </table:table-cell>
          <table:table-cell table:style-name="ce7" table:formula="oooc:=-273.15+1/(3.354016*10^-3+2.56985*10^-4*LN([.C110]/10000)+2.620131*10^-6*LN([.C110]/10000)^2+6.383091*10^-8*LN([.C110]/10000)^3)" office:value-type="float" office:value="-17.2164062182688">
            <text:p>-17.2</text:p>
          </table:table-cell>
          <table:table-cell table:number-columns-repeated="251"/>
        </table:table-row>
        <table:table-row table:style-name="ro2">
          <table:table-cell table:formula="oooc:=[.A110]+1" office:value-type="float" office:value="110">
            <text:p>110</text:p>
          </table:table-cell>
          <table:table-cell table:formula="oooc:=[.A111]/1024*5" office:value-type="float" office:value="0.537109375">
            <text:p>0.54</text:p>
          </table:table-cell>
          <table:table-cell table:style-name="ce5" table:formula="oooc:=5*(9780/[.B111])-9780" office:value-type="float" office:value="81262.9090909091">
            <text:p>81262.91</text:p>
          </table:table-cell>
          <table:table-cell table:style-name="ce5" table:formula="oooc:=-273.15+1/(3.35*10^-3+2.57*10^-4*LN([.C111]/10000)+2.63*10^-6*LN([.C111]/10000)^2+6.75*10^-8*LN([.C111]/10000)^3)" office:value-type="float" office:value="-16.7796404528713">
            <text:p>-16.78</text:p>
          </table:table-cell>
          <table:table-cell table:style-name="ce7" table:formula="oooc:=-273.15+1/(3.354016*10^-3+2.56985*10^-4*LN([.C111]/10000)+2.620131*10^-6*LN([.C111]/10000)^2+6.383091*10^-8*LN([.C111]/10000)^3)" office:value-type="float" office:value="-17.0362075965619">
            <text:p>-17.0</text:p>
          </table:table-cell>
          <table:table-cell table:number-columns-repeated="251"/>
        </table:table-row>
        <table:table-row table:style-name="ro2">
          <table:table-cell table:formula="oooc:=[.A111]+1" office:value-type="float" office:value="111">
            <text:p>111</text:p>
          </table:table-cell>
          <table:table-cell table:formula="oooc:=[.A112]/1024*5" office:value-type="float" office:value="0.5419921875">
            <text:p>0.54</text:p>
          </table:table-cell>
          <table:table-cell table:style-name="ce5" table:formula="oooc:=5*(9780/[.B112])-9780" office:value-type="float" office:value="80442.7027027027">
            <text:p>80442.7</text:p>
          </table:table-cell>
          <table:table-cell table:style-name="ce5" table:formula="oooc:=-273.15+1/(3.35*10^-3+2.57*10^-4*LN([.C112]/10000)+2.63*10^-6*LN([.C112]/10000)^2+6.75*10^-8*LN([.C112]/10000)^3)" office:value-type="float" office:value="-16.6002386936491">
            <text:p>-16.6</text:p>
          </table:table-cell>
          <table:table-cell table:style-name="ce7" table:formula="oooc:=-273.15+1/(3.354016*10^-3+2.56985*10^-4*LN([.C112]/10000)+2.620131*10^-6*LN([.C112]/10000)^2+6.383091*10^-8*LN([.C112]/10000)^3)" office:value-type="float" office:value="-16.8572343862844">
            <text:p>-16.9</text:p>
          </table:table-cell>
          <table:table-cell table:number-columns-repeated="251"/>
        </table:table-row>
        <table:table-row table:style-name="ro2">
          <table:table-cell table:formula="oooc:=[.A112]+1" office:value-type="float" office:value="112">
            <text:p>112</text:p>
          </table:table-cell>
          <table:table-cell table:formula="oooc:=[.A113]/1024*5" office:value-type="float" office:value="0.546875">
            <text:p>0.55</text:p>
          </table:table-cell>
          <table:table-cell table:style-name="ce5" table:formula="oooc:=5*(9780/[.B113])-9780" office:value-type="float" office:value="79637.1428571429">
            <text:p>79637.14</text:p>
          </table:table-cell>
          <table:table-cell table:style-name="ce5" table:formula="oooc:=-273.15+1/(3.35*10^-3+2.57*10^-4*LN([.C113]/10000)+2.63*10^-6*LN([.C113]/10000)^2+6.75*10^-8*LN([.C113]/10000)^3)" office:value-type="float" office:value="-16.4220437213829">
            <text:p>-16.42</text:p>
          </table:table-cell>
          <table:table-cell table:style-name="ce7" table:formula="oooc:=-273.15+1/(3.354016*10^-3+2.56985*10^-4*LN([.C113]/10000)+2.620131*10^-6*LN([.C113]/10000)^2+6.383091*10^-8*LN([.C113]/10000)^3)" office:value-type="float" office:value="-16.6794650012701">
            <text:p>-16.7</text:p>
          </table:table-cell>
          <table:table-cell table:number-columns-repeated="251"/>
        </table:table-row>
        <table:table-row table:style-name="ro2">
          <table:table-cell table:formula="oooc:=[.A113]+1" office:value-type="float" office:value="113">
            <text:p>113</text:p>
          </table:table-cell>
          <table:table-cell table:formula="oooc:=[.A114]/1024*5" office:value-type="float" office:value="0.5517578125">
            <text:p>0.55</text:p>
          </table:table-cell>
          <table:table-cell table:style-name="ce5" table:formula="oooc:=5*(9780/[.B114])-9780" office:value-type="float" office:value="78845.8407079646">
            <text:p>78845.84</text:p>
          </table:table-cell>
          <table:table-cell table:style-name="ce5" table:formula="oooc:=-273.15+1/(3.35*10^-3+2.57*10^-4*LN([.C114]/10000)+2.63*10^-6*LN([.C114]/10000)^2+6.75*10^-8*LN([.C114]/10000)^3)" office:value-type="float" office:value="-16.2450344518515">
            <text:p>-16.25</text:p>
          </table:table-cell>
          <table:table-cell table:style-name="ce7" table:formula="oooc:=-273.15+1/(3.354016*10^-3+2.56985*10^-4*LN([.C114]/10000)+2.620131*10^-6*LN([.C114]/10000)^2+6.383091*10^-8*LN([.C114]/10000)^3)" office:value-type="float" office:value="-16.5028784104051">
            <text:p>-16.5</text:p>
          </table:table-cell>
          <table:table-cell table:number-columns-repeated="251"/>
        </table:table-row>
        <table:table-row table:style-name="ro2">
          <table:table-cell table:formula="oooc:=[.A114]+1" office:value-type="float" office:value="114">
            <text:p>114</text:p>
          </table:table-cell>
          <table:table-cell table:formula="oooc:=[.A115]/1024*5" office:value-type="float" office:value="0.556640625">
            <text:p>0.56</text:p>
          </table:table-cell>
          <table:table-cell table:style-name="ce5" table:formula="oooc:=5*(9780/[.B115])-9780" office:value-type="float" office:value="78068.4210526316">
            <text:p>78068.42</text:p>
          </table:table-cell>
          <table:table-cell table:style-name="ce5" table:formula="oooc:=-273.15+1/(3.35*10^-3+2.57*10^-4*LN([.C115]/10000)+2.63*10^-6*LN([.C115]/10000)^2+6.75*10^-8*LN([.C115]/10000)^3)" office:value-type="float" office:value="-16.0691903381575">
            <text:p>-16.07</text:p>
          </table:table-cell>
          <table:table-cell table:style-name="ce7" table:formula="oooc:=-273.15+1/(3.354016*10^-3+2.56985*10^-4*LN([.C115]/10000)+2.620131*10^-6*LN([.C115]/10000)^2+6.383091*10^-8*LN([.C115]/10000)^3)" office:value-type="float" office:value="-16.3274541185212">
            <text:p>-16.3</text:p>
          </table:table-cell>
          <table:table-cell table:number-columns-repeated="251"/>
        </table:table-row>
        <table:table-row table:style-name="ro2">
          <table:table-cell table:formula="oooc:=[.A115]+1" office:value-type="float" office:value="115">
            <text:p>115</text:p>
          </table:table-cell>
          <table:table-cell table:formula="oooc:=[.A116]/1024*5" office:value-type="float" office:value="0.5615234375">
            <text:p>0.56</text:p>
          </table:table-cell>
          <table:table-cell table:style-name="ce5" table:formula="oooc:=5*(9780/[.B116])-9780" office:value-type="float" office:value="77304.5217391304">
            <text:p>77304.52</text:p>
          </table:table-cell>
          <table:table-cell table:style-name="ce5" table:formula="oooc:=-273.15+1/(3.35*10^-3+2.57*10^-4*LN([.C116]/10000)+2.63*10^-6*LN([.C116]/10000)^2+6.75*10^-8*LN([.C116]/10000)^3)" office:value-type="float" office:value="-15.8944913523906">
            <text:p>-15.89</text:p>
          </table:table-cell>
          <table:table-cell table:style-name="ce7" table:formula="oooc:=-273.15+1/(3.354016*10^-3+2.56985*10^-4*LN([.C116]/10000)+2.620131*10^-6*LN([.C116]/10000)^2+6.383091*10^-8*LN([.C116]/10000)^3)" office:value-type="float" office:value="-16.1531721481081">
            <text:p>-16.2</text:p>
          </table:table-cell>
          <table:table-cell table:number-columns-repeated="251"/>
        </table:table-row>
        <table:table-row table:style-name="ro2">
          <table:table-cell table:formula="oooc:=[.A116]+1" office:value-type="float" office:value="116">
            <text:p>116</text:p>
          </table:table-cell>
          <table:table-cell table:formula="oooc:=[.A117]/1024*5" office:value-type="float" office:value="0.56640625">
            <text:p>0.57</text:p>
          </table:table-cell>
          <table:table-cell table:style-name="ce5" table:formula="oooc:=5*(9780/[.B117])-9780" office:value-type="float" office:value="76553.7931034483">
            <text:p>76553.79</text:p>
          </table:table-cell>
          <table:table-cell table:style-name="ce5" table:formula="oooc:=-273.15+1/(3.35*10^-3+2.57*10^-4*LN([.C117]/10000)+2.63*10^-6*LN([.C117]/10000)^2+6.75*10^-8*LN([.C117]/10000)^3)" office:value-type="float" office:value="-15.7209179680719">
            <text:p>-15.72</text:p>
          </table:table-cell>
          <table:table-cell table:style-name="ce7" table:formula="oooc:=-273.15+1/(3.354016*10^-3+2.56985*10^-4*LN([.C117]/10000)+2.620131*10^-6*LN([.C117]/10000)^2+6.383091*10^-8*LN([.C117]/10000)^3)" office:value-type="float" office:value="-15.9800130218017">
            <text:p>-16.0</text:p>
          </table:table-cell>
          <table:table-cell table:number-columns-repeated="251"/>
        </table:table-row>
        <table:table-row table:style-name="ro2">
          <table:table-cell table:formula="oooc:=[.A117]+1" office:value-type="float" office:value="117">
            <text:p>117</text:p>
          </table:table-cell>
          <table:table-cell table:formula="oooc:=[.A118]/1024*5" office:value-type="float" office:value="0.5712890625">
            <text:p>0.57</text:p>
          </table:table-cell>
          <table:table-cell table:style-name="ce5" table:formula="oooc:=5*(9780/[.B118])-9780" office:value-type="float" office:value="75815.8974358974">
            <text:p>75815.9</text:p>
          </table:table-cell>
          <table:table-cell table:style-name="ce5" table:formula="oooc:=-273.15+1/(3.35*10^-3+2.57*10^-4*LN([.C118]/10000)+2.63*10^-6*LN([.C118]/10000)^2+6.75*10^-8*LN([.C118]/10000)^3)" office:value-type="float" office:value="-15.5484511433348">
            <text:p>-15.55</text:p>
          </table:table-cell>
          <table:table-cell table:style-name="ce7" table:formula="oooc:=-273.15+1/(3.354016*10^-3+2.56985*10^-4*LN([.C118]/10000)+2.620131*10^-6*LN([.C118]/10000)^2+6.383091*10^-8*LN([.C118]/10000)^3)" office:value-type="float" office:value="-15.8079577456102">
            <text:p>-15.8</text:p>
          </table:table-cell>
          <table:table-cell table:number-columns-repeated="251"/>
        </table:table-row>
        <table:table-row table:style-name="ro2">
          <table:table-cell table:formula="oooc:=[.A118]+1" office:value-type="float" office:value="118">
            <text:p>118</text:p>
          </table:table-cell>
          <table:table-cell table:formula="oooc:=[.A119]/1024*5" office:value-type="float" office:value="0.576171875">
            <text:p>0.58</text:p>
          </table:table-cell>
          <table:table-cell table:style-name="ce5" table:formula="oooc:=5*(9780/[.B119])-9780" office:value-type="float" office:value="75090.5084745763">
            <text:p>75090.51</text:p>
          </table:table-cell>
          <table:table-cell table:style-name="ce5" table:formula="oooc:=-273.15+1/(3.35*10^-3+2.57*10^-4*LN([.C119]/10000)+2.63*10^-6*LN([.C119]/10000)^2+6.75*10^-8*LN([.C119]/10000)^3)" office:value-type="float" office:value="-15.3770723048105">
            <text:p>-15.38</text:p>
          </table:table-cell>
          <table:table-cell table:style-name="ce7" table:formula="oooc:=-273.15+1/(3.354016*10^-3+2.56985*10^-4*LN([.C119]/10000)+2.620131*10^-6*LN([.C119]/10000)^2+6.383091*10^-8*LN([.C119]/10000)^3)" office:value-type="float" office:value="-15.6369877928408">
            <text:p>-15.6</text:p>
          </table:table-cell>
          <table:table-cell table:number-columns-repeated="251"/>
        </table:table-row>
        <table:table-row table:style-name="ro2">
          <table:table-cell table:formula="oooc:=[.A119]+1" office:value-type="float" office:value="119">
            <text:p>119</text:p>
          </table:table-cell>
          <table:table-cell table:formula="oooc:=[.A120]/1024*5" office:value-type="float" office:value="0.5810546875">
            <text:p>0.58</text:p>
          </table:table-cell>
          <table:table-cell table:style-name="ce5" table:formula="oooc:=5*(9780/[.B120])-9780" office:value-type="float" office:value="74377.3109243697">
            <text:p>74377.31</text:p>
          </table:table-cell>
          <table:table-cell table:style-name="ce5" table:formula="oooc:=-273.15+1/(3.35*10^-3+2.57*10^-4*LN([.C120]/10000)+2.63*10^-6*LN([.C120]/10000)^2+6.75*10^-8*LN([.C120]/10000)^3)" office:value-type="float" office:value="-15.2067633321788">
            <text:p>-15.21</text:p>
          </table:table-cell>
          <table:table-cell table:style-name="ce7" table:formula="oooc:=-273.15+1/(3.354016*10^-3+2.56985*10^-4*LN([.C120]/10000)+2.620131*10^-6*LN([.C120]/10000)^2+6.383091*10^-8*LN([.C120]/10000)^3)" office:value-type="float" office:value="-15.4670850886909">
            <text:p>-15.5</text:p>
          </table:table-cell>
          <table:table-cell table:number-columns-repeated="251"/>
        </table:table-row>
        <table:table-row table:style-name="ro2">
          <table:table-cell table:formula="oooc:=[.A120]+1" office:value-type="float" office:value="120">
            <text:p>120</text:p>
          </table:table-cell>
          <table:table-cell table:formula="oooc:=[.A121]/1024*5" office:value-type="float" office:value="0.5859375">
            <text:p>0.59</text:p>
          </table:table-cell>
          <table:table-cell table:style-name="ce5" table:formula="oooc:=5*(9780/[.B121])-9780" office:value-type="float" office:value="73676">
            <text:p>73676</text:p>
          </table:table-cell>
          <table:table-cell table:style-name="ce5" table:formula="oooc:=-273.15+1/(3.35*10^-3+2.57*10^-4*LN([.C121]/10000)+2.63*10^-6*LN([.C121]/10000)^2+6.75*10^-8*LN([.C121]/10000)^3)" office:value-type="float" office:value="-15.0375065433544">
            <text:p>-15.04</text:p>
          </table:table-cell>
          <table:table-cell table:style-name="ce7" table:formula="oooc:=-273.15+1/(3.354016*10^-3+2.56985*10^-4*LN([.C121]/10000)+2.620131*10^-6*LN([.C121]/10000)^2+6.383091*10^-8*LN([.C121]/10000)^3)" office:value-type="float" office:value="-15.2982319954717">
            <text:p>-15.3</text:p>
          </table:table-cell>
          <table:table-cell table:number-columns-repeated="251"/>
        </table:table-row>
        <table:table-row table:style-name="ro2">
          <table:table-cell table:formula="oooc:=[.A121]+1" office:value-type="float" office:value="121">
            <text:p>121</text:p>
          </table:table-cell>
          <table:table-cell table:formula="oooc:=[.A122]/1024*5" office:value-type="float" office:value="0.5908203125">
            <text:p>0.59</text:p>
          </table:table-cell>
          <table:table-cell table:style-name="ce5" table:formula="oooc:=5*(9780/[.B122])-9780" office:value-type="float" office:value="72986.2809917355">
            <text:p>72986.28</text:p>
          </table:table-cell>
          <table:table-cell table:style-name="ce5" table:formula="oooc:=-273.15+1/(3.35*10^-3+2.57*10^-4*LN([.C122]/10000)+2.63*10^-6*LN([.C122]/10000)^2+6.75*10^-8*LN([.C122]/10000)^3)" office:value-type="float" office:value="-14.8692846802749">
            <text:p>-14.87</text:p>
          </table:table-cell>
          <table:table-cell table:style-name="ce7" table:formula="oooc:=-273.15+1/(3.354016*10^-3+2.56985*10^-4*LN([.C122]/10000)+2.620131*10^-6*LN([.C122]/10000)^2+6.383091*10^-8*LN([.C122]/10000)^3)" office:value-type="float" office:value="-15.130411298435">
            <text:p>-15.1</text:p>
          </table:table-cell>
          <table:table-cell table:number-columns-repeated="251"/>
        </table:table-row>
        <table:table-row table:style-name="ro2">
          <table:table-cell table:formula="oooc:=[.A122]+1" office:value-type="float" office:value="122">
            <text:p>122</text:p>
          </table:table-cell>
          <table:table-cell table:formula="oooc:=[.A123]/1024*5" office:value-type="float" office:value="0.595703125">
            <text:p>0.6</text:p>
          </table:table-cell>
          <table:table-cell table:style-name="ce5" table:formula="oooc:=5*(9780/[.B123])-9780" office:value-type="float" office:value="72307.868852459">
            <text:p>72307.87</text:p>
          </table:table-cell>
          <table:table-cell table:style-name="ce5" table:formula="oooc:=-273.15+1/(3.35*10^-3+2.57*10^-4*LN([.C123]/10000)+2.63*10^-6*LN([.C123]/10000)^2+6.75*10^-8*LN([.C123]/10000)^3)" office:value-type="float" office:value="-14.7020808952634">
            <text:p>-14.7</text:p>
          </table:table-cell>
          <table:table-cell table:style-name="ce7" table:formula="oooc:=-273.15+1/(3.354016*10^-3+2.56985*10^-4*LN([.C123]/10000)+2.620131*10^-6*LN([.C123]/10000)^2+6.383091*10^-8*LN([.C123]/10000)^3)" office:value-type="float" office:value="-14.9636061921696">
            <text:p>-15.0</text:p>
          </table:table-cell>
          <table:table-cell table:number-columns-repeated="251"/>
        </table:table-row>
        <table:table-row table:style-name="ro2">
          <table:table-cell table:formula="oooc:=[.A123]+1" office:value-type="float" office:value="123">
            <text:p>123</text:p>
          </table:table-cell>
          <table:table-cell table:formula="oooc:=[.A124]/1024*5" office:value-type="float" office:value="0.6005859375">
            <text:p>0.6</text:p>
          </table:table-cell>
          <table:table-cell table:style-name="ce5" table:formula="oooc:=5*(9780/[.B124])-9780" office:value-type="float" office:value="71640.4878048781">
            <text:p>71640.49</text:p>
          </table:table-cell>
          <table:table-cell table:style-name="ce5" table:formula="oooc:=-273.15+1/(3.35*10^-3+2.57*10^-4*LN([.C124]/10000)+2.63*10^-6*LN([.C124]/10000)^2+6.75*10^-8*LN([.C124]/10000)^3)" office:value-type="float" office:value="-14.5358787379375">
            <text:p>-14.54</text:p>
          </table:table-cell>
          <table:table-cell table:style-name="ce7" table:formula="oooc:=-273.15+1/(3.354016*10^-3+2.56985*10^-4*LN([.C124]/10000)+2.620131*10^-6*LN([.C124]/10000)^2+6.383091*10^-8*LN([.C124]/10000)^3)" office:value-type="float" office:value="-14.7978002675446">
            <text:p>-14.8</text:p>
          </table:table-cell>
          <table:table-cell table:number-columns-repeated="251"/>
        </table:table-row>
        <table:table-row table:style-name="ro2">
          <table:table-cell table:formula="oooc:=[.A124]+1" office:value-type="float" office:value="124">
            <text:p>124</text:p>
          </table:table-cell>
          <table:table-cell table:formula="oooc:=[.A125]/1024*5" office:value-type="float" office:value="0.60546875">
            <text:p>0.61</text:p>
          </table:table-cell>
          <table:table-cell table:style-name="ce5" table:formula="oooc:=5*(9780/[.B125])-9780" office:value-type="float" office:value="70983.8709677419">
            <text:p>70983.87</text:p>
          </table:table-cell>
          <table:table-cell table:style-name="ce5" table:formula="oooc:=-273.15+1/(3.35*10^-3+2.57*10^-4*LN([.C125]/10000)+2.63*10^-6*LN([.C125]/10000)^2+6.75*10^-8*LN([.C125]/10000)^3)" office:value-type="float" office:value="-14.3706621426371">
            <text:p>-14.37</text:p>
          </table:table-cell>
          <table:table-cell table:style-name="ce7" table:formula="oooc:=-273.15+1/(3.354016*10^-3+2.56985*10^-4*LN([.C125]/10000)+2.620131*10^-6*LN([.C125]/10000)^2+6.383091*10^-8*LN([.C125]/10000)^3)" office:value-type="float" office:value="-14.63297749917">
            <text:p>-14.6</text:p>
          </table:table-cell>
          <table:table-cell table:number-columns-repeated="251"/>
        </table:table-row>
        <table:table-row table:style-name="ro2">
          <table:table-cell table:formula="oooc:=[.A125]+1" office:value-type="float" office:value="125">
            <text:p>125</text:p>
          </table:table-cell>
          <table:table-cell table:formula="oooc:=[.A126]/1024*5" office:value-type="float" office:value="0.6103515625">
            <text:p>0.61</text:p>
          </table:table-cell>
          <table:table-cell table:style-name="ce5" table:formula="oooc:=5*(9780/[.B126])-9780" office:value-type="float" office:value="70337.76">
            <text:p>70337.76</text:p>
          </table:table-cell>
          <table:table-cell table:style-name="ce5" table:formula="oooc:=-273.15+1/(3.35*10^-3+2.57*10^-4*LN([.C126]/10000)+2.63*10^-6*LN([.C126]/10000)^2+6.75*10^-8*LN([.C126]/10000)^3)" office:value-type="float" office:value="-14.2064154163482">
            <text:p>-14.21</text:p>
          </table:table-cell>
          <table:table-cell table:style-name="ce7" table:formula="oooc:=-273.15+1/(3.354016*10^-3+2.56985*10^-4*LN([.C126]/10000)+2.620131*10^-6*LN([.C126]/10000)^2+6.383091*10^-8*LN([.C126]/10000)^3)" office:value-type="float" office:value="-14.4691222333518">
            <text:p>-14.5</text:p>
          </table:table-cell>
          <table:table-cell table:number-columns-repeated="251"/>
        </table:table-row>
        <table:table-row table:style-name="ro2">
          <table:table-cell table:formula="oooc:=[.A126]+1" office:value-type="float" office:value="126">
            <text:p>126</text:p>
          </table:table-cell>
          <table:table-cell table:formula="oooc:=[.A127]/1024*5" office:value-type="float" office:value="0.615234375">
            <text:p>0.62</text:p>
          </table:table-cell>
          <table:table-cell table:style-name="ce5" table:formula="oooc:=5*(9780/[.B127])-9780" office:value-type="float" office:value="69701.9047619048">
            <text:p>69701.9</text:p>
          </table:table-cell>
          <table:table-cell table:style-name="ce5" table:formula="oooc:=-273.15+1/(3.35*10^-3+2.57*10^-4*LN([.C127]/10000)+2.63*10^-6*LN([.C127]/10000)^2+6.75*10^-8*LN([.C127]/10000)^3)" office:value-type="float" office:value="-14.043123227099">
            <text:p>-14.04</text:p>
          </table:table-cell>
          <table:table-cell table:style-name="ce7" table:formula="oooc:=-273.15+1/(3.354016*10^-3+2.56985*10^-4*LN([.C127]/10000)+2.620131*10^-6*LN([.C127]/10000)^2+6.383091*10^-8*LN([.C127]/10000)^3)" office:value-type="float" office:value="-14.3062191765173">
            <text:p>-14.3</text:p>
          </table:table-cell>
          <table:table-cell table:number-columns-repeated="251"/>
        </table:table-row>
        <table:table-row table:style-name="ro2">
          <table:table-cell table:formula="oooc:=[.A127]+1" office:value-type="float" office:value="127">
            <text:p>127</text:p>
          </table:table-cell>
          <table:table-cell table:formula="oooc:=[.A128]/1024*5" office:value-type="float" office:value="0.6201171875">
            <text:p>0.62</text:p>
          </table:table-cell>
          <table:table-cell table:style-name="ce5" table:formula="oooc:=5*(9780/[.B128])-9780" office:value-type="float" office:value="69076.062992126">
            <text:p>69076.06</text:p>
          </table:table-cell>
          <table:table-cell table:style-name="ce5" table:formula="oooc:=-273.15+1/(3.35*10^-3+2.57*10^-4*LN([.C128]/10000)+2.63*10^-6*LN([.C128]/10000)^2+6.75*10^-8*LN([.C128]/10000)^3)" office:value-type="float" office:value="-13.8807705928052">
            <text:p>-13.88</text:p>
          </table:table-cell>
          <table:table-cell table:style-name="ce7" table:formula="oooc:=-273.15+1/(3.354016*10^-3+2.56985*10^-4*LN([.C128]/10000)+2.620131*10^-6*LN([.C128]/10000)^2+6.383091*10^-8*LN([.C128]/10000)^3)" office:value-type="float" office:value="-14.1442533840906">
            <text:p>-14.1</text:p>
          </table:table-cell>
          <table:table-cell table:number-columns-repeated="251"/>
        </table:table-row>
        <table:table-row table:style-name="ro2">
          <table:table-cell table:formula="oooc:=[.A128]+1" office:value-type="float" office:value="128">
            <text:p>128</text:p>
          </table:table-cell>
          <table:table-cell table:formula="oooc:=[.A129]/1024*5" office:value-type="float" office:value="0.625">
            <text:p>0.63</text:p>
          </table:table-cell>
          <table:table-cell table:style-name="ce5" table:formula="oooc:=5*(9780/[.B129])-9780" office:value-type="float" office:value="68460">
            <text:p>68460</text:p>
          </table:table-cell>
          <table:table-cell table:style-name="ce5" table:formula="oooc:=-273.15+1/(3.35*10^-3+2.57*10^-4*LN([.C129]/10000)+2.63*10^-6*LN([.C129]/10000)^2+6.75*10^-8*LN([.C129]/10000)^3)" office:value-type="float" office:value="-13.7193428705447">
            <text:p>-13.72</text:p>
          </table:table-cell>
          <table:table-cell table:style-name="ce7" table:formula="oooc:=-273.15+1/(3.354016*10^-3+2.56985*10^-4*LN([.C129]/10000)+2.620131*10^-6*LN([.C129]/10000)^2+6.383091*10^-8*LN([.C129]/10000)^3)" office:value-type="float" office:value="-13.9832102497938">
            <text:p>-14.0</text:p>
          </table:table-cell>
          <table:table-cell table:number-columns-repeated="251"/>
        </table:table-row>
        <table:table-row table:style-name="ro2">
          <table:table-cell table:formula="oooc:=[.A129]+1" office:value-type="float" office:value="129">
            <text:p>129</text:p>
          </table:table-cell>
          <table:table-cell table:formula="oooc:=[.A130]/1024*5" office:value-type="float" office:value="0.6298828125">
            <text:p>0.63</text:p>
          </table:table-cell>
          <table:table-cell table:style-name="ce5" table:formula="oooc:=5*(9780/[.B130])-9780" office:value-type="float" office:value="67853.488372093">
            <text:p>67853.49</text:p>
          </table:table-cell>
          <table:table-cell table:style-name="ce5" table:formula="oooc:=-273.15+1/(3.35*10^-3+2.57*10^-4*LN([.C130]/10000)+2.63*10^-6*LN([.C130]/10000)^2+6.75*10^-8*LN([.C130]/10000)^3)" office:value-type="float" office:value="-13.5588257462417">
            <text:p>-13.56</text:p>
          </table:table-cell>
          <table:table-cell table:style-name="ce7" table:formula="oooc:=-273.15+1/(3.354016*10^-3+2.56985*10^-4*LN([.C130]/10000)+2.620131*10^-6*LN([.C130]/10000)^2+6.383091*10^-8*LN([.C130]/10000)^3)" office:value-type="float" office:value="-13.8230754953584">
            <text:p>-13.8</text:p>
          </table:table-cell>
          <table:table-cell table:number-columns-repeated="251"/>
        </table:table-row>
        <table:table-row table:style-name="ro2">
          <table:table-cell table:formula="oooc:=[.A130]+1" office:value-type="float" office:value="130">
            <text:p>130</text:p>
          </table:table-cell>
          <table:table-cell table:formula="oooc:=[.A131]/1024*5" office:value-type="float" office:value="0.634765625">
            <text:p>0.63</text:p>
          </table:table-cell>
          <table:table-cell table:style-name="ce5" table:formula="oooc:=5*(9780/[.B131])-9780" office:value-type="float" office:value="67256.3076923077">
            <text:p>67256.31</text:p>
          </table:table-cell>
          <table:table-cell table:style-name="ce5" table:formula="oooc:=-273.15+1/(3.35*10^-3+2.57*10^-4*LN([.C131]/10000)+2.63*10^-6*LN([.C131]/10000)^2+6.75*10^-8*LN([.C131]/10000)^3)" office:value-type="float" office:value="-13.3992052247419">
            <text:p>-13.4</text:p>
          </table:table-cell>
          <table:table-cell table:style-name="ce7" table:formula="oooc:=-273.15+1/(3.354016*10^-3+2.56985*10^-4*LN([.C131]/10000)+2.620131*10^-6*LN([.C131]/10000)^2+6.383091*10^-8*LN([.C131]/10000)^3)" office:value-type="float" office:value="-13.6638351606256">
            <text:p>-13.7</text:p>
          </table:table-cell>
          <table:table-cell table:number-columns-repeated="251"/>
        </table:table-row>
        <table:table-row table:style-name="ro2">
          <table:table-cell table:formula="oooc:=[.A131]+1" office:value-type="float" office:value="131">
            <text:p>131</text:p>
          </table:table-cell>
          <table:table-cell table:formula="oooc:=[.A132]/1024*5" office:value-type="float" office:value="0.6396484375">
            <text:p>0.64</text:p>
          </table:table-cell>
          <table:table-cell table:style-name="ce5" table:formula="oooc:=5*(9780/[.B132])-9780" office:value-type="float" office:value="66668.2442748092">
            <text:p>66668.24</text:p>
          </table:table-cell>
          <table:table-cell table:style-name="ce5" table:formula="oooc:=-273.15+1/(3.35*10^-3+2.57*10^-4*LN([.C132]/10000)+2.63*10^-6*LN([.C132]/10000)^2+6.75*10^-8*LN([.C132]/10000)^3)" office:value-type="float" office:value="-13.2404676202595">
            <text:p>-13.24</text:p>
          </table:table-cell>
          <table:table-cell table:style-name="ce7" table:formula="oooc:=-273.15+1/(3.354016*10^-3+2.56985*10^-4*LN([.C132]/10000)+2.620131*10^-6*LN([.C132]/10000)^2+6.383091*10^-8*LN([.C132]/10000)^3)" office:value-type="float" office:value="-13.5054755940191">
            <text:p>-13.5</text:p>
          </table:table-cell>
          <table:table-cell table:number-columns-repeated="251"/>
        </table:table-row>
        <table:table-row table:style-name="ro2">
          <table:table-cell table:formula="oooc:=[.A132]+1" office:value-type="float" office:value="132">
            <text:p>132</text:p>
          </table:table-cell>
          <table:table-cell table:formula="oooc:=[.A133]/1024*5" office:value-type="float" office:value="0.64453125">
            <text:p>0.64</text:p>
          </table:table-cell>
          <table:table-cell table:style-name="ce5" table:formula="oooc:=5*(9780/[.B133])-9780" office:value-type="float" office:value="66089.0909090909">
            <text:p>66089.09</text:p>
          </table:table-cell>
          <table:table-cell table:style-name="ce5" table:formula="oooc:=-273.15+1/(3.35*10^-3+2.57*10^-4*LN([.C133]/10000)+2.63*10^-6*LN([.C133]/10000)^2+6.75*10^-8*LN([.C133]/10000)^3)" office:value-type="float" office:value="-13.0825995471822">
            <text:p>-13.08</text:p>
          </table:table-cell>
          <table:table-cell table:style-name="ce7" table:formula="oooc:=-273.15+1/(3.354016*10^-3+2.56985*10^-4*LN([.C133]/10000)+2.620131*10^-6*LN([.C133]/10000)^2+6.383091*10^-8*LN([.C133]/10000)^3)" office:value-type="float" office:value="-13.347983443372">
            <text:p>-13.3</text:p>
          </table:table-cell>
          <table:table-cell table:number-columns-repeated="251"/>
        </table:table-row>
        <table:table-row table:style-name="ro2">
          <table:table-cell table:formula="oooc:=[.A133]+1" office:value-type="float" office:value="133">
            <text:p>133</text:p>
          </table:table-cell>
          <table:table-cell table:formula="oooc:=[.A134]/1024*5" office:value-type="float" office:value="0.6494140625">
            <text:p>0.65</text:p>
          </table:table-cell>
          <table:table-cell table:style-name="ce5" table:formula="oooc:=5*(9780/[.B134])-9780" office:value-type="float" office:value="65518.6466165414">
            <text:p>65518.65</text:p>
          </table:table-cell>
          <table:table-cell table:style-name="ce5" table:formula="oooc:=-273.15+1/(3.35*10^-3+2.57*10^-4*LN([.C134]/10000)+2.63*10^-6*LN([.C134]/10000)^2+6.75*10^-8*LN([.C134]/10000)^3)" office:value-type="float" office:value="-12.925587911215">
            <text:p>-12.93</text:p>
          </table:table-cell>
          <table:table-cell table:style-name="ce7" table:formula="oooc:=-273.15+1/(3.354016*10^-3+2.56985*10^-4*LN([.C134]/10000)+2.620131*10^-6*LN([.C134]/10000)^2+6.383091*10^-8*LN([.C134]/10000)^3)" office:value-type="float" office:value="-13.1913456470951">
            <text:p>-13.2</text:p>
          </table:table-cell>
          <table:table-cell table:number-columns-repeated="251"/>
        </table:table-row>
        <table:table-row table:style-name="ro2">
          <table:table-cell table:formula="oooc:=[.A134]+1" office:value-type="float" office:value="134">
            <text:p>134</text:p>
          </table:table-cell>
          <table:table-cell table:formula="oooc:=[.A135]/1024*5" office:value-type="float" office:value="0.654296875">
            <text:p>0.65</text:p>
          </table:table-cell>
          <table:table-cell table:style-name="ce5" table:formula="oooc:=5*(9780/[.B135])-9780" office:value-type="float" office:value="64956.7164179104">
            <text:p>64956.72</text:p>
          </table:table-cell>
          <table:table-cell table:style-name="ce5" table:formula="oooc:=-273.15+1/(3.35*10^-3+2.57*10^-4*LN([.C135]/10000)+2.63*10^-6*LN([.C135]/10000)^2+6.75*10^-8*LN([.C135]/10000)^3)" office:value-type="float" office:value="-12.7694199008504">
            <text:p>-12.77</text:p>
          </table:table-cell>
          <table:table-cell table:style-name="ce7" table:formula="oooc:=-273.15+1/(3.354016*10^-3+2.56985*10^-4*LN([.C135]/10000)+2.620131*10^-6*LN([.C135]/10000)^2+6.383091*10^-8*LN([.C135]/10000)^3)" office:value-type="float" office:value="-13.0355494256683">
            <text:p>-13.0</text:p>
          </table:table-cell>
          <table:table-cell table:number-columns-repeated="251"/>
        </table:table-row>
        <table:table-row table:style-name="ro2">
          <table:table-cell table:formula="oooc:=[.A135]+1" office:value-type="float" office:value="135">
            <text:p>135</text:p>
          </table:table-cell>
          <table:table-cell table:formula="oooc:=[.A136]/1024*5" office:value-type="float" office:value="0.6591796875">
            <text:p>0.66</text:p>
          </table:table-cell>
          <table:table-cell table:style-name="ce5" table:formula="oooc:=5*(9780/[.B136])-9780" office:value-type="float" office:value="64403.1111111111">
            <text:p>64403.11</text:p>
          </table:table-cell>
          <table:table-cell table:style-name="ce5" table:formula="oooc:=-273.15+1/(3.35*10^-3+2.57*10^-4*LN([.C136]/10000)+2.63*10^-6*LN([.C136]/10000)^2+6.75*10^-8*LN([.C136]/10000)^3)" office:value-type="float" office:value="-12.6140829791486">
            <text:p>-12.61</text:p>
          </table:table-cell>
          <table:table-cell table:style-name="ce7" table:formula="oooc:=-273.15+1/(3.354016*10^-3+2.56985*10^-4*LN([.C136]/10000)+2.620131*10^-6*LN([.C136]/10000)^2+6.383091*10^-8*LN([.C136]/10000)^3)" office:value-type="float" office:value="-12.880582273442">
            <text:p>-12.9</text:p>
          </table:table-cell>
          <table:table-cell table:number-columns-repeated="251"/>
        </table:table-row>
        <table:table-row table:style-name="ro2">
          <table:table-cell table:formula="oooc:=[.A136]+1" office:value-type="float" office:value="136">
            <text:p>136</text:p>
          </table:table-cell>
          <table:table-cell table:formula="oooc:=[.A137]/1024*5" office:value-type="float" office:value="0.6640625">
            <text:p>0.66</text:p>
          </table:table-cell>
          <table:table-cell table:style-name="ce5" table:formula="oooc:=5*(9780/[.B137])-9780" office:value-type="float" office:value="63857.6470588235">
            <text:p>63857.65</text:p>
          </table:table-cell>
          <table:table-cell table:style-name="ce5" table:formula="oooc:=-273.15+1/(3.35*10^-3+2.57*10^-4*LN([.C137]/10000)+2.63*10^-6*LN([.C137]/10000)^2+6.75*10^-8*LN([.C137]/10000)^3)" office:value-type="float" office:value="-12.4595648758169">
            <text:p>-12.46</text:p>
          </table:table-cell>
          <table:table-cell table:style-name="ce7" table:formula="oooc:=-273.15+1/(3.354016*10^-3+2.56985*10^-4*LN([.C137]/10000)+2.620131*10^-6*LN([.C137]/10000)^2+6.383091*10^-8*LN([.C137]/10000)^3)" office:value-type="float" office:value="-12.7264319507369">
            <text:p>-12.7</text:p>
          </table:table-cell>
          <table:table-cell table:number-columns-repeated="251"/>
        </table:table-row>
        <table:table-row table:style-name="ro2">
          <table:table-cell table:formula="oooc:=[.A137]+1" office:value-type="float" office:value="137">
            <text:p>137</text:p>
          </table:table-cell>
          <table:table-cell table:formula="oooc:=[.A138]/1024*5" office:value-type="float" office:value="0.6689453125">
            <text:p>0.67</text:p>
          </table:table-cell>
          <table:table-cell table:style-name="ce5" table:formula="oooc:=5*(9780/[.B138])-9780" office:value-type="float" office:value="63320.1459854015">
            <text:p>63320.15</text:p>
          </table:table-cell>
          <table:table-cell table:style-name="ce5" table:formula="oooc:=-273.15+1/(3.35*10^-3+2.57*10^-4*LN([.C138]/10000)+2.63*10^-6*LN([.C138]/10000)^2+6.75*10^-8*LN([.C138]/10000)^3)" office:value-type="float" office:value="-12.3058535795713">
            <text:p>-12.31</text:p>
          </table:table-cell>
          <table:table-cell table:style-name="ce7" table:formula="oooc:=-273.15+1/(3.354016*10^-3+2.56985*10^-4*LN([.C138]/10000)+2.620131*10^-6*LN([.C138]/10000)^2+6.383091*10^-8*LN([.C138]/10000)^3)" office:value-type="float" office:value="-12.5730864762258">
            <text:p>-12.6</text:p>
          </table:table-cell>
          <table:table-cell table:number-columns-repeated="251"/>
        </table:table-row>
        <table:table-row table:style-name="ro2">
          <table:table-cell table:formula="oooc:=[.A138]+1" office:value-type="float" office:value="138">
            <text:p>138</text:p>
          </table:table-cell>
          <table:table-cell table:formula="oooc:=[.A139]/1024*5" office:value-type="float" office:value="0.673828125">
            <text:p>0.67</text:p>
          </table:table-cell>
          <table:table-cell table:style-name="ce5" table:formula="oooc:=5*(9780/[.B139])-9780" office:value-type="float" office:value="62790.4347826087">
            <text:p>62790.43</text:p>
          </table:table-cell>
          <table:table-cell table:style-name="ce5" table:formula="oooc:=-273.15+1/(3.35*10^-3+2.57*10^-4*LN([.C139]/10000)+2.63*10^-6*LN([.C139]/10000)^2+6.75*10^-8*LN([.C139]/10000)^3)" office:value-type="float" office:value="-12.1529373307729">
            <text:p>-12.15</text:p>
          </table:table-cell>
          <table:table-cell table:style-name="ce7" table:formula="oooc:=-273.15+1/(3.354016*10^-3+2.56985*10^-4*LN([.C139]/10000)+2.620131*10^-6*LN([.C139]/10000)^2+6.383091*10^-8*LN([.C139]/10000)^3)" office:value-type="float" office:value="-12.4205341195879">
            <text:p>-12.4</text:p>
          </table:table-cell>
          <table:table-cell table:number-columns-repeated="251"/>
        </table:table-row>
        <table:table-row table:style-name="ro2">
          <table:table-cell table:formula="oooc:=[.A139]+1" office:value-type="float" office:value="139">
            <text:p>139</text:p>
          </table:table-cell>
          <table:table-cell table:formula="oooc:=[.A140]/1024*5" office:value-type="float" office:value="0.6787109375">
            <text:p>0.68</text:p>
          </table:table-cell>
          <table:table-cell table:style-name="ce5" table:formula="oooc:=5*(9780/[.B140])-9780" office:value-type="float" office:value="62268.345323741">
            <text:p>62268.35</text:p>
          </table:table-cell>
          <table:table-cell table:style-name="ce5" table:formula="oooc:=-273.15+1/(3.35*10^-3+2.57*10^-4*LN([.C140]/10000)+2.63*10^-6*LN([.C140]/10000)^2+6.75*10^-8*LN([.C140]/10000)^3)" office:value-type="float" office:value="-12.0008046143233">
            <text:p>-12</text:p>
          </table:table-cell>
          <table:table-cell table:style-name="ce7" table:formula="oooc:=-273.15+1/(3.354016*10^-3+2.56985*10^-4*LN([.C140]/10000)+2.620131*10^-6*LN([.C140]/10000)^2+6.383091*10^-8*LN([.C140]/10000)^3)" office:value-type="float" office:value="-12.2687633944236">
            <text:p>-12.3</text:p>
          </table:table-cell>
          <table:table-cell table:number-columns-repeated="251"/>
        </table:table-row>
        <table:table-row table:style-name="ro2">
          <table:table-cell table:formula="oooc:=[.A140]+1" office:value-type="float" office:value="140">
            <text:p>140</text:p>
          </table:table-cell>
          <table:table-cell table:formula="oooc:=[.A141]/1024*5" office:value-type="float" office:value="0.68359375">
            <text:p>0.68</text:p>
          </table:table-cell>
          <table:table-cell table:style-name="ce5" table:formula="oooc:=5*(9780/[.B141])-9780" office:value-type="float" office:value="61753.7142857143">
            <text:p>61753.71</text:p>
          </table:table-cell>
          <table:table-cell table:style-name="ce5" table:formula="oooc:=-273.15+1/(3.35*10^-3+2.57*10^-4*LN([.C141]/10000)+2.63*10^-6*LN([.C141]/10000)^2+6.75*10^-8*LN([.C141]/10000)^3)" office:value-type="float" office:value="-11.8494441528108">
            <text:p>-11.85</text:p>
          </table:table-cell>
          <table:table-cell table:style-name="ce7" table:formula="oooc:=-273.15+1/(3.354016*10^-3+2.56985*10^-4*LN([.C141]/10000)+2.620131*10^-6*LN([.C141]/10000)^2+6.383091*10^-8*LN([.C141]/10000)^3)" office:value-type="float" office:value="-12.1177630514174">
            <text:p>-12.1</text:p>
          </table:table-cell>
          <table:table-cell table:number-columns-repeated="251"/>
        </table:table-row>
        <table:table-row table:style-name="ro2">
          <table:table-cell table:formula="oooc:=[.A141]+1" office:value-type="float" office:value="141">
            <text:p>141</text:p>
          </table:table-cell>
          <table:table-cell table:formula="oooc:=[.A142]/1024*5" office:value-type="float" office:value="0.6884765625">
            <text:p>0.69</text:p>
          </table:table-cell>
          <table:table-cell table:style-name="ce5" table:formula="oooc:=5*(9780/[.B142])-9780" office:value-type="float" office:value="61246.3829787234">
            <text:p>61246.38</text:p>
          </table:table-cell>
          <table:table-cell table:style-name="ce5" table:formula="oooc:=-273.15+1/(3.35*10^-3+2.57*10^-4*LN([.C142]/10000)+2.63*10^-6*LN([.C142]/10000)^2+6.75*10^-8*LN([.C142]/10000)^3)" office:value-type="float" office:value="-11.6988448998953">
            <text:p>-11.7</text:p>
          </table:table-cell>
          <table:table-cell table:style-name="ce7" table:formula="oooc:=-273.15+1/(3.354016*10^-3+2.56985*10^-4*LN([.C142]/10000)+2.620131*10^-6*LN([.C142]/10000)^2+6.383091*10^-8*LN([.C142]/10000)^3)" office:value-type="float" office:value="-11.9675220717403">
            <text:p>-12.0</text:p>
          </table:table-cell>
          <table:table-cell table:number-columns-repeated="251"/>
        </table:table-row>
        <table:table-row table:style-name="ro2">
          <table:table-cell table:formula="oooc:=[.A142]+1" office:value-type="float" office:value="142">
            <text:p>142</text:p>
          </table:table-cell>
          <table:table-cell table:formula="oooc:=[.A143]/1024*5" office:value-type="float" office:value="0.693359375">
            <text:p>0.69</text:p>
          </table:table-cell>
          <table:table-cell table:style-name="ce5" table:formula="oooc:=5*(9780/[.B143])-9780" office:value-type="float" office:value="60746.1971830986">
            <text:p>60746.2</text:p>
          </table:table-cell>
          <table:table-cell table:style-name="ce5" table:formula="oooc:=-273.15+1/(3.35*10^-3+2.57*10^-4*LN([.C143]/10000)+2.63*10^-6*LN([.C143]/10000)^2+6.75*10^-8*LN([.C143]/10000)^3)" office:value-type="float" office:value="-11.5489960339223">
            <text:p>-11.55</text:p>
          </table:table-cell>
          <table:table-cell table:style-name="ce7" table:formula="oooc:=-273.15+1/(3.354016*10^-3+2.56985*10^-4*LN([.C143]/10000)+2.620131*10^-6*LN([.C143]/10000)^2+6.383091*10^-8*LN([.C143]/10000)^3)" office:value-type="float" office:value="-11.8180296606802">
            <text:p>-11.8</text:p>
          </table:table-cell>
          <table:table-cell table:number-columns-repeated="251"/>
        </table:table-row>
        <table:table-row table:style-name="ro2">
          <table:table-cell table:formula="oooc:=[.A143]+1" office:value-type="float" office:value="143">
            <text:p>143</text:p>
          </table:table-cell>
          <table:table-cell table:formula="oooc:=[.A144]/1024*5" office:value-type="float" office:value="0.6982421875">
            <text:p>0.7</text:p>
          </table:table-cell>
          <table:table-cell table:style-name="ce5" table:formula="oooc:=5*(9780/[.B144])-9780" office:value-type="float" office:value="60253.006993007">
            <text:p>60253.01</text:p>
          </table:table-cell>
          <table:table-cell table:style-name="ce5" table:formula="oooc:=-273.15+1/(3.35*10^-3+2.57*10^-4*LN([.C144]/10000)+2.63*10^-6*LN([.C144]/10000)^2+6.75*10^-8*LN([.C144]/10000)^3)" office:value-type="float" office:value="-11.3998869517575">
            <text:p>-11.4</text:p>
          </table:table-cell>
          <table:table-cell table:style-name="ce7" table:formula="oooc:=-273.15+1/(3.354016*10^-3+2.56985*10^-4*LN([.C144]/10000)+2.620131*10^-6*LN([.C144]/10000)^2+6.383091*10^-8*LN([.C144]/10000)^3)" office:value-type="float" office:value="-11.669275241492">
            <text:p>-11.7</text:p>
          </table:table-cell>
          <table:table-cell table:number-columns-repeated="251"/>
        </table:table-row>
        <table:table-row table:style-name="ro2">
          <table:table-cell table:formula="oooc:=[.A144]+1" office:value-type="float" office:value="144">
            <text:p>144</text:p>
          </table:table-cell>
          <table:table-cell table:formula="oooc:=[.A145]/1024*5" office:value-type="float" office:value="0.703125">
            <text:p>0.7</text:p>
          </table:table-cell>
          <table:table-cell table:style-name="ce5" table:formula="oooc:=5*(9780/[.B145])-9780" office:value-type="float" office:value="59766.6666666667">
            <text:p>59766.67</text:p>
          </table:table-cell>
          <table:table-cell table:style-name="ce5" table:formula="oooc:=-273.15+1/(3.35*10^-3+2.57*10^-4*LN([.C145]/10000)+2.63*10^-6*LN([.C145]/10000)^2+6.75*10^-8*LN([.C145]/10000)^3)" office:value-type="float" office:value="-11.251507262831">
            <text:p>-11.25</text:p>
          </table:table-cell>
          <table:table-cell table:style-name="ce7" table:formula="oooc:=-273.15+1/(3.354016*10^-3+2.56985*10^-4*LN([.C145]/10000)+2.620131*10^-6*LN([.C145]/10000)^2+6.383091*10^-8*LN([.C145]/10000)^3)" office:value-type="float" office:value="-11.5212484494576">
            <text:p>-11.5</text:p>
          </table:table-cell>
          <table:table-cell table:number-columns-repeated="251"/>
        </table:table-row>
        <table:table-row table:style-name="ro2">
          <table:table-cell table:formula="oooc:=[.A145]+1" office:value-type="float" office:value="145">
            <text:p>145</text:p>
          </table:table-cell>
          <table:table-cell table:formula="oooc:=[.A146]/1024*5" office:value-type="float" office:value="0.7080078125">
            <text:p>0.71</text:p>
          </table:table-cell>
          <table:table-cell table:style-name="ce5" table:formula="oooc:=5*(9780/[.B146])-9780" office:value-type="float" office:value="59287.0344827586">
            <text:p>59287.03</text:p>
          </table:table-cell>
          <table:table-cell table:style-name="ce5" table:formula="oooc:=-273.15+1/(3.35*10^-3+2.57*10^-4*LN([.C146]/10000)+2.63*10^-6*LN([.C146]/10000)^2+6.75*10^-8*LN([.C146]/10000)^3)" office:value-type="float" office:value="-11.1038467833844">
            <text:p>-11.1</text:p>
          </table:table-cell>
          <table:table-cell table:style-name="ce7" table:formula="oooc:=-273.15+1/(3.354016*10^-3+2.56985*10^-4*LN([.C146]/10000)+2.620131*10^-6*LN([.C146]/10000)^2+6.383091*10^-8*LN([.C146]/10000)^3)" office:value-type="float" office:value="-11.373939126147">
            <text:p>-11.4</text:p>
          </table:table-cell>
          <table:table-cell table:number-columns-repeated="251"/>
        </table:table-row>
        <table:table-row table:style-name="ro2">
          <table:table-cell table:formula="oooc:=[.A146]+1" office:value-type="float" office:value="146">
            <text:p>146</text:p>
          </table:table-cell>
          <table:table-cell table:formula="oooc:=[.A147]/1024*5" office:value-type="float" office:value="0.712890625">
            <text:p>0.71</text:p>
          </table:table-cell>
          <table:table-cell table:style-name="ce5" table:formula="oooc:=5*(9780/[.B147])-9780" office:value-type="float" office:value="58813.9726027397">
            <text:p>58813.97</text:p>
          </table:table-cell>
          <table:table-cell table:style-name="ce5" table:formula="oooc:=-273.15+1/(3.35*10^-3+2.57*10^-4*LN([.C147]/10000)+2.63*10^-6*LN([.C147]/10000)^2+6.75*10^-8*LN([.C147]/10000)^3)" office:value-type="float" office:value="-10.9568955309116">
            <text:p>-10.96</text:p>
          </table:table-cell>
          <table:table-cell table:style-name="ce7" table:formula="oooc:=-273.15+1/(3.354016*10^-3+2.56985*10^-4*LN([.C147]/10000)+2.620131*10^-6*LN([.C147]/10000)^2+6.383091*10^-8*LN([.C147]/10000)^3)" office:value-type="float" office:value="-11.2273373138743">
            <text:p>-11.2</text:p>
          </table:table-cell>
          <table:table-cell table:number-columns-repeated="251"/>
        </table:table-row>
        <table:table-row table:style-name="ro2">
          <table:table-cell table:formula="oooc:=[.A147]+1" office:value-type="float" office:value="147">
            <text:p>147</text:p>
          </table:table-cell>
          <table:table-cell table:formula="oooc:=[.A148]/1024*5" office:value-type="float" office:value="0.7177734375">
            <text:p>0.72</text:p>
          </table:table-cell>
          <table:table-cell table:style-name="ce5" table:formula="oooc:=5*(9780/[.B148])-9780" office:value-type="float" office:value="58347.3469387755">
            <text:p>58347.35</text:p>
          </table:table-cell>
          <table:table-cell table:style-name="ce5" table:formula="oooc:=-273.15+1/(3.35*10^-3+2.57*10^-4*LN([.C148]/10000)+2.63*10^-6*LN([.C148]/10000)^2+6.75*10^-8*LN([.C148]/10000)^3)" office:value-type="float" office:value="-10.8106437187852">
            <text:p>-10.81</text:p>
          </table:table-cell>
          <table:table-cell table:style-name="ce7" table:formula="oooc:=-273.15+1/(3.354016*10^-3+2.56985*10^-4*LN([.C148]/10000)+2.620131*10^-6*LN([.C148]/10000)^2+6.383091*10^-8*LN([.C148]/10000)^3)" office:value-type="float" office:value="-11.0814332503371">
            <text:p>-11.1</text:p>
          </table:table-cell>
          <table:table-cell table:number-columns-repeated="251"/>
        </table:table-row>
        <table:table-row table:style-name="ro2">
          <table:table-cell table:formula="oooc:=[.A148]+1" office:value-type="float" office:value="148">
            <text:p>148</text:p>
          </table:table-cell>
          <table:table-cell table:formula="oooc:=[.A149]/1024*5" office:value-type="float" office:value="0.72265625">
            <text:p>0.72</text:p>
          </table:table-cell>
          <table:table-cell table:style-name="ce5" table:formula="oooc:=5*(9780/[.B149])-9780" office:value-type="float" office:value="57887.027027027">
            <text:p>57887.03</text:p>
          </table:table-cell>
          <table:table-cell table:style-name="ce5" table:formula="oooc:=-273.15+1/(3.35*10^-3+2.57*10^-4*LN([.C149]/10000)+2.63*10^-6*LN([.C149]/10000)^2+6.75*10^-8*LN([.C149]/10000)^3)" office:value-type="float" office:value="-10.6650817510621">
            <text:p>-10.67</text:p>
          </table:table-cell>
          <table:table-cell table:style-name="ce7" table:formula="oooc:=-273.15+1/(3.354016*10^-3+2.56985*10^-4*LN([.C149]/10000)+2.620131*10^-6*LN([.C149]/10000)^2+6.383091*10^-8*LN([.C149]/10000)^3)" office:value-type="float" office:value="-10.9362173634357">
            <text:p>-10.9</text:p>
          </table:table-cell>
          <table:table-cell table:number-columns-repeated="251"/>
        </table:table-row>
        <table:table-row table:style-name="ro2">
          <table:table-cell table:formula="oooc:=[.A149]+1" office:value-type="float" office:value="149">
            <text:p>149</text:p>
          </table:table-cell>
          <table:table-cell table:formula="oooc:=[.A150]/1024*5" office:value-type="float" office:value="0.7275390625">
            <text:p>0.73</text:p>
          </table:table-cell>
          <table:table-cell table:style-name="ce5" table:formula="oooc:=5*(9780/[.B150])-9780" office:value-type="float" office:value="57432.8859060403">
            <text:p>57432.89</text:p>
          </table:table-cell>
          <table:table-cell table:style-name="ce5" table:formula="oooc:=-273.15+1/(3.35*10^-3+2.57*10^-4*LN([.C150]/10000)+2.63*10^-6*LN([.C150]/10000)^2+6.75*10^-8*LN([.C150]/10000)^3)" office:value-type="float" office:value="-10.5202002174609">
            <text:p>-10.52</text:p>
          </table:table-cell>
          <table:table-cell table:style-name="ce7" table:formula="oooc:=-273.15+1/(3.354016*10^-3+2.56985*10^-4*LN([.C150]/10000)+2.620131*10^-6*LN([.C150]/10000)^2+6.383091*10^-8*LN([.C150]/10000)^3)" office:value-type="float" office:value="-10.7916802662633">
            <text:p>-10.8</text:p>
          </table:table-cell>
          <table:table-cell table:number-columns-repeated="251"/>
        </table:table-row>
        <table:table-row table:style-name="ro2">
          <table:table-cell table:formula="oooc:=[.A150]+1" office:value-type="float" office:value="150">
            <text:p>150</text:p>
          </table:table-cell>
          <table:table-cell table:formula="oooc:=[.A151]/1024*5" office:value-type="float" office:value="0.732421875">
            <text:p>0.73</text:p>
          </table:table-cell>
          <table:table-cell table:style-name="ce5" table:formula="oooc:=5*(9780/[.B151])-9780" office:value-type="float" office:value="56984.8">
            <text:p>56984.8</text:p>
          </table:table-cell>
          <table:table-cell table:style-name="ce5" table:formula="oooc:=-273.15+1/(3.35*10^-3+2.57*10^-4*LN([.C151]/10000)+2.63*10^-6*LN([.C151]/10000)^2+6.75*10^-8*LN([.C151]/10000)^3)" office:value-type="float" office:value="-10.3759898885027">
            <text:p>-10.38</text:p>
          </table:table-cell>
          <table:table-cell table:style-name="ce7" table:formula="oooc:=-273.15+1/(3.354016*10^-3+2.56985*10^-4*LN([.C151]/10000)+2.620131*10^-6*LN([.C151]/10000)^2+6.383091*10^-8*LN([.C151]/10000)^3)" office:value-type="float" office:value="-10.6478127522594">
            <text:p>-10.6</text:p>
          </table:table-cell>
          <table:table-cell table:number-columns-repeated="251"/>
        </table:table-row>
        <table:table-row table:style-name="ro2">
          <table:table-cell table:formula="oooc:=[.A151]+1" office:value-type="float" office:value="151">
            <text:p>151</text:p>
          </table:table-cell>
          <table:table-cell table:formula="oooc:=[.A152]/1024*5" office:value-type="float" office:value="0.7373046875">
            <text:p>0.74</text:p>
          </table:table-cell>
          <table:table-cell table:style-name="ce5" table:formula="oooc:=5*(9780/[.B152])-9780" office:value-type="float" office:value="56542.6490066225">
            <text:p>56542.65</text:p>
          </table:table-cell>
          <table:table-cell table:style-name="ce5" table:formula="oooc:=-273.15+1/(3.35*10^-3+2.57*10^-4*LN([.C152]/10000)+2.63*10^-6*LN([.C152]/10000)^2+6.75*10^-8*LN([.C152]/10000)^3)" office:value-type="float" office:value="-10.2324417108113">
            <text:p>-10.23</text:p>
          </table:table-cell>
          <table:table-cell table:style-name="ce7" table:formula="oooc:=-273.15+1/(3.354016*10^-3+2.56985*10^-4*LN([.C152]/10000)+2.620131*10^-6*LN([.C152]/10000)^2+6.383091*10^-8*LN([.C152]/10000)^3)" office:value-type="float" office:value="-10.5046057905221">
            <text:p>-10.5</text:p>
          </table:table-cell>
          <table:table-cell table:number-columns-repeated="251"/>
        </table:table-row>
        <table:table-row table:style-name="ro2">
          <table:table-cell table:formula="oooc:=[.A152]+1" office:value-type="float" office:value="152">
            <text:p>152</text:p>
          </table:table-cell>
          <table:table-cell table:formula="oooc:=[.A153]/1024*5" office:value-type="float" office:value="0.7421875">
            <text:p>0.74</text:p>
          </table:table-cell>
          <table:table-cell table:style-name="ce5" table:formula="oooc:=5*(9780/[.B153])-9780" office:value-type="float" office:value="56106.3157894737">
            <text:p>56106.32</text:p>
          </table:table-cell>
          <table:table-cell table:style-name="ce5" table:formula="oooc:=-273.15+1/(3.35*10^-3+2.57*10^-4*LN([.C153]/10000)+2.63*10^-6*LN([.C153]/10000)^2+6.75*10^-8*LN([.C153]/10000)^3)" office:value-type="float" office:value="-10.0895468025659">
            <text:p>-10.09</text:p>
          </table:table-cell>
          <table:table-cell table:style-name="ce7" table:formula="oooc:=-273.15+1/(3.354016*10^-3+2.56985*10^-4*LN([.C153]/10000)+2.620131*10^-6*LN([.C153]/10000)^2+6.383091*10^-8*LN([.C153]/10000)^3)" office:value-type="float" office:value="-10.3620505212718">
            <text:p>-10.4</text:p>
          </table:table-cell>
          <table:table-cell table:number-columns-repeated="251"/>
        </table:table-row>
        <table:table-row table:style-name="ro2">
          <table:table-cell table:formula="oooc:=[.A153]+1" office:value-type="float" office:value="153">
            <text:p>153</text:p>
          </table:table-cell>
          <table:table-cell table:formula="oooc:=[.A154]/1024*5" office:value-type="float" office:value="0.7470703125">
            <text:p>0.75</text:p>
          </table:table-cell>
          <table:table-cell table:style-name="ce5" table:formula="oooc:=5*(9780/[.B154])-9780" office:value-type="float" office:value="55675.6862745098">
            <text:p>55675.69</text:p>
          </table:table-cell>
          <table:table-cell table:style-name="ce5" table:formula="oooc:=-273.15+1/(3.35*10^-3+2.57*10^-4*LN([.C154]/10000)+2.63*10^-6*LN([.C154]/10000)^2+6.75*10^-8*LN([.C154]/10000)^3)" office:value-type="float" office:value="-9.94729644909859">
            <text:p>-9.95</text:p>
          </table:table-cell>
          <table:table-cell table:style-name="ce7" table:formula="oooc:=-273.15+1/(3.354016*10^-3+2.56985*10^-4*LN([.C154]/10000)+2.620131*10^-6*LN([.C154]/10000)^2+6.383091*10^-8*LN([.C154]/10000)^3)" office:value-type="float" office:value="-10.2201382514607">
            <text:p>-10.2</text:p>
          </table:table-cell>
          <table:table-cell table:number-columns-repeated="251"/>
        </table:table-row>
        <table:table-row table:style-name="ro2">
          <table:table-cell table:formula="oooc:=[.A154]+1" office:value-type="float" office:value="154">
            <text:p>154</text:p>
          </table:table-cell>
          <table:table-cell table:formula="oooc:=[.A155]/1024*5" office:value-type="float" office:value="0.751953125">
            <text:p>0.75</text:p>
          </table:table-cell>
          <table:table-cell table:style-name="ce5" table:formula="oooc:=5*(9780/[.B155])-9780" office:value-type="float" office:value="55250.6493506493">
            <text:p>55250.65</text:p>
          </table:table-cell>
          <table:table-cell table:style-name="ce5" table:formula="oooc:=-273.15+1/(3.35*10^-3+2.57*10^-4*LN([.C155]/10000)+2.63*10^-6*LN([.C155]/10000)^2+6.75*10^-8*LN([.C155]/10000)^3)" office:value-type="float" office:value="-9.80568209863344">
            <text:p>-9.81</text:p>
          </table:table-cell>
          <table:table-cell table:style-name="ce7" table:formula="oooc:=-273.15+1/(3.354016*10^-3+2.56985*10^-4*LN([.C155]/10000)+2.620131*10^-6*LN([.C155]/10000)^2+6.383091*10^-8*LN([.C155]/10000)^3)" office:value-type="float" office:value="-10.0788604505224">
            <text:p>-10.1</text:p>
          </table:table-cell>
          <table:table-cell table:number-columns-repeated="251"/>
        </table:table-row>
        <table:table-row table:style-name="ro2">
          <table:table-cell table:formula="oooc:=[.A155]+1" office:value-type="float" office:value="155">
            <text:p>155</text:p>
          </table:table-cell>
          <table:table-cell table:formula="oooc:=[.A156]/1024*5" office:value-type="float" office:value="0.7568359375">
            <text:p>0.76</text:p>
          </table:table-cell>
          <table:table-cell table:style-name="ce5" table:formula="oooc:=5*(9780/[.B156])-9780" office:value-type="float" office:value="54831.0967741935">
            <text:p>54831.1</text:p>
          </table:table-cell>
          <table:table-cell table:style-name="ce5" table:formula="oooc:=-273.15+1/(3.35*10^-3+2.57*10^-4*LN([.C156]/10000)+2.63*10^-6*LN([.C156]/10000)^2+6.75*10^-8*LN([.C156]/10000)^3)" office:value-type="float" office:value="-9.66469535816054">
            <text:p>-9.66</text:p>
          </table:table-cell>
          <table:table-cell table:style-name="ce7" table:formula="oooc:=-273.15+1/(3.354016*10^-3+2.56985*10^-4*LN([.C156]/10000)+2.620131*10^-6*LN([.C156]/10000)^2+6.383091*10^-8*LN([.C156]/10000)^3)" office:value-type="float" office:value="-9.93820874625669">
            <text:p>-9.9</text:p>
          </table:table-cell>
          <table:table-cell table:number-columns-repeated="251"/>
        </table:table-row>
        <table:table-row table:style-name="ro2">
          <table:table-cell table:formula="oooc:=[.A156]+1" office:value-type="float" office:value="156">
            <text:p>156</text:p>
          </table:table-cell>
          <table:table-cell table:formula="oooc:=[.A157]/1024*5" office:value-type="float" office:value="0.76171875">
            <text:p>0.76</text:p>
          </table:table-cell>
          <table:table-cell table:style-name="ce5" table:formula="oooc:=5*(9780/[.B157])-9780" office:value-type="float" office:value="54416.9230769231">
            <text:p>54416.92</text:p>
          </table:table-cell>
          <table:table-cell table:style-name="ce5" table:formula="oooc:=-273.15+1/(3.35*10^-3+2.57*10^-4*LN([.C157]/10000)+2.63*10^-6*LN([.C157]/10000)^2+6.75*10^-8*LN([.C157]/10000)^3)" office:value-type="float" office:value="-9.52432798944039">
            <text:p>-9.52</text:p>
          </table:table-cell>
          <table:table-cell table:style-name="ce7" table:formula="oooc:=-273.15+1/(3.354016*10^-3+2.56985*10^-4*LN([.C157]/10000)+2.620131*10^-6*LN([.C157]/10000)^2+6.383091*10^-8*LN([.C157]/10000)^3)" office:value-type="float" office:value="-9.79817492084391">
            <text:p>-9.8</text:p>
          </table:table-cell>
          <table:table-cell table:number-columns-repeated="251"/>
        </table:table-row>
        <table:table-row table:style-name="ro2">
          <table:table-cell table:formula="oooc:=[.A157]+1" office:value-type="float" office:value="157">
            <text:p>157</text:p>
          </table:table-cell>
          <table:table-cell table:formula="oooc:=[.A158]/1024*5" office:value-type="float" office:value="0.7666015625">
            <text:p>0.77</text:p>
          </table:table-cell>
          <table:table-cell table:style-name="ce5" table:formula="oooc:=5*(9780/[.B158])-9780" office:value-type="float" office:value="54008.025477707">
            <text:p>54008.03</text:p>
          </table:table-cell>
          <table:table-cell table:style-name="ce5" table:formula="oooc:=-273.15+1/(3.35*10^-3+2.57*10^-4*LN([.C158]/10000)+2.63*10^-6*LN([.C158]/10000)^2+6.75*10^-8*LN([.C158]/10000)^3)" office:value-type="float" office:value="-9.38457190513299">
            <text:p>-9.38</text:p>
          </table:table-cell>
          <table:table-cell table:style-name="ce7" table:formula="oooc:=-273.15+1/(3.354016*10^-3+2.56985*10^-4*LN([.C158]/10000)+2.620131*10^-6*LN([.C158]/10000)^2+6.383091*10^-8*LN([.C158]/10000)^3)" office:value-type="float" office:value="-9.65875090698387">
            <text:p>-9.7</text:p>
          </table:table-cell>
          <table:table-cell table:number-columns-repeated="251"/>
        </table:table-row>
        <table:table-row table:style-name="ro2">
          <table:table-cell table:formula="oooc:=[.A158]+1" office:value-type="float" office:value="158">
            <text:p>158</text:p>
          </table:table-cell>
          <table:table-cell table:formula="oooc:=[.A159]/1024*5" office:value-type="float" office:value="0.771484375">
            <text:p>0.77</text:p>
          </table:table-cell>
          <table:table-cell table:style-name="ce5" table:formula="oooc:=5*(9780/[.B159])-9780" office:value-type="float" office:value="53604.3037974684">
            <text:p>53604.3</text:p>
          </table:table-cell>
          <table:table-cell table:style-name="ce5" table:formula="oooc:=-273.15+1/(3.35*10^-3+2.57*10^-4*LN([.C159]/10000)+2.63*10^-6*LN([.C159]/10000)^2+6.75*10^-8*LN([.C159]/10000)^3)" office:value-type="float" office:value="-9.24541916504751">
            <text:p>-9.25</text:p>
          </table:table-cell>
          <table:table-cell table:style-name="ce7" table:formula="oooc:=-273.15+1/(3.354016*10^-3+2.56985*10^-4*LN([.C159]/10000)+2.620131*10^-6*LN([.C159]/10000)^2+6.383091*10^-8*LN([.C159]/10000)^3)" office:value-type="float" office:value="-9.51992878415564">
            <text:p>-9.5</text:p>
          </table:table-cell>
          <table:table-cell table:number-columns-repeated="251"/>
        </table:table-row>
        <table:table-row table:style-name="ro2">
          <table:table-cell table:formula="oooc:=[.A159]+1" office:value-type="float" office:value="159">
            <text:p>159</text:p>
          </table:table-cell>
          <table:table-cell table:formula="oooc:=[.A160]/1024*5" office:value-type="float" office:value="0.7763671875">
            <text:p>0.78</text:p>
          </table:table-cell>
          <table:table-cell table:style-name="ce5" table:formula="oooc:=5*(9780/[.B160])-9780" office:value-type="float" office:value="53205.6603773585">
            <text:p>53205.66</text:p>
          </table:table-cell>
          <table:table-cell table:style-name="ce5" table:formula="oooc:=-273.15+1/(3.35*10^-3+2.57*10^-4*LN([.C160]/10000)+2.63*10^-6*LN([.C160]/10000)^2+6.75*10^-8*LN([.C160]/10000)^3)" office:value-type="float" office:value="-9.10686197250845">
            <text:p>-9.11</text:p>
          </table:table-cell>
          <table:table-cell table:style-name="ce7" table:formula="oooc:=-273.15+1/(3.354016*10^-3+2.56985*10^-4*LN([.C160]/10000)+2.620131*10^-6*LN([.C160]/10000)^2+6.383091*10^-8*LN([.C160]/10000)^3)" office:value-type="float" office:value="-9.38170077499223">
            <text:p>-9.4</text:p>
          </table:table-cell>
          <table:table-cell table:number-columns-repeated="251"/>
        </table:table-row>
        <table:table-row table:style-name="ro2">
          <table:table-cell table:formula="oooc:=[.A160]+1" office:value-type="float" office:value="160">
            <text:p>160</text:p>
          </table:table-cell>
          <table:table-cell table:formula="oooc:=[.A161]/1024*5" office:value-type="float" office:value="0.78125">
            <text:p>0.78</text:p>
          </table:table-cell>
          <table:table-cell table:style-name="ce5" table:formula="oooc:=5*(9780/[.B161])-9780" office:value-type="float" office:value="52812">
            <text:p>52812</text:p>
          </table:table-cell>
          <table:table-cell table:style-name="ce5" table:formula="oooc:=-273.15+1/(3.35*10^-3+2.57*10^-4*LN([.C161]/10000)+2.63*10^-6*LN([.C161]/10000)^2+6.75*10^-8*LN([.C161]/10000)^3)" office:value-type="float" office:value="-8.96889267083293">
            <text:p>-8.97</text:p>
          </table:table-cell>
          <table:table-cell table:style-name="ce7" table:formula="oooc:=-273.15+1/(3.354016*10^-3+2.56985*10^-4*LN([.C161]/10000)+2.620131*10^-6*LN([.C161]/10000)^2+6.383091*10^-8*LN([.C161]/10000)^3)" office:value-type="float" office:value="-9.24405924176739">
            <text:p>-9.2</text:p>
          </table:table-cell>
          <table:table-cell table:number-columns-repeated="251"/>
        </table:table-row>
        <table:table-row table:style-name="ro2">
          <table:table-cell table:formula="oooc:=[.A161]+1" office:value-type="float" office:value="161">
            <text:p>161</text:p>
          </table:table-cell>
          <table:table-cell table:formula="oooc:=[.A162]/1024*5" office:value-type="float" office:value="0.7861328125">
            <text:p>0.79</text:p>
          </table:table-cell>
          <table:table-cell table:style-name="ce5" table:formula="oooc:=5*(9780/[.B162])-9780" office:value-type="float" office:value="52423.2298136646">
            <text:p>52423.23</text:p>
          </table:table-cell>
          <table:table-cell table:style-name="ce5" table:formula="oooc:=-273.15+1/(3.35*10^-3+2.57*10^-4*LN([.C162]/10000)+2.63*10^-6*LN([.C162]/10000)^2+6.75*10^-8*LN([.C162]/10000)^3)" office:value-type="float" office:value="-8.83150373991566">
            <text:p>-8.83</text:p>
          </table:table-cell>
          <table:table-cell table:style-name="ce7" table:formula="oooc:=-273.15+1/(3.354016*10^-3+2.56985*10^-4*LN([.C162]/10000)+2.620131*10^-6*LN([.C162]/10000)^2+6.383091*10^-8*LN([.C162]/10000)^3)" office:value-type="float" office:value="-9.10699668298912">
            <text:p>-9.1</text:p>
          </table:table-cell>
          <table:table-cell table:number-columns-repeated="251"/>
        </table:table-row>
        <table:table-row table:style-name="ro2">
          <table:table-cell table:formula="oooc:=[.A162]+1" office:value-type="float" office:value="162">
            <text:p>162</text:p>
          </table:table-cell>
          <table:table-cell table:formula="oooc:=[.A163]/1024*5" office:value-type="float" office:value="0.791015625">
            <text:p>0.79</text:p>
          </table:table-cell>
          <table:table-cell table:style-name="ce5" table:formula="oooc:=5*(9780/[.B163])-9780" office:value-type="float" office:value="52039.2592592593">
            <text:p>52039.26</text:p>
          </table:table-cell>
          <table:table-cell table:style-name="ce5" table:formula="oooc:=-273.15+1/(3.35*10^-3+2.57*10^-4*LN([.C163]/10000)+2.63*10^-6*LN([.C163]/10000)^2+6.75*10^-8*LN([.C163]/10000)^3)" office:value-type="float" office:value="-8.69468779291776">
            <text:p>-8.69</text:p>
          </table:table-cell>
          <table:table-cell table:style-name="ce7" table:formula="oooc:=-273.15+1/(3.354016*10^-3+2.56985*10^-4*LN([.C163]/10000)+2.620131*10^-6*LN([.C163]/10000)^2+6.383091*10^-8*LN([.C163]/10000)^3)" office:value-type="float" office:value="-8.97050573009705">
            <text:p>-9.0</text:p>
          </table:table-cell>
          <table:table-cell table:number-columns-repeated="251"/>
        </table:table-row>
        <table:table-row table:style-name="ro2">
          <table:table-cell table:formula="oooc:=[.A163]+1" office:value-type="float" office:value="163">
            <text:p>163</text:p>
          </table:table-cell>
          <table:table-cell table:formula="oooc:=[.A164]/1024*5" office:value-type="float" office:value="0.7958984375">
            <text:p>0.8</text:p>
          </table:table-cell>
          <table:table-cell table:style-name="ce5" table:formula="oooc:=5*(9780/[.B164])-9780" office:value-type="float" office:value="51660">
            <text:p>51660</text:p>
          </table:table-cell>
          <table:table-cell table:style-name="ce5" table:formula="oooc:=-273.15+1/(3.35*10^-3+2.57*10^-4*LN([.C164]/10000)+2.63*10^-6*LN([.C164]/10000)^2+6.75*10^-8*LN([.C164]/10000)^3)" office:value-type="float" office:value="-8.55843757305553">
            <text:p>-8.56</text:p>
          </table:table-cell>
          <table:table-cell table:style-name="ce7" table:formula="oooc:=-273.15+1/(3.354016*10^-3+2.56985*10^-4*LN([.C164]/10000)+2.620131*10^-6*LN([.C164]/10000)^2+6.383091*10^-8*LN([.C164]/10000)^3)" office:value-type="float" office:value="-8.83457914425901">
            <text:p>-8.8</text:p>
          </table:table-cell>
          <table:table-cell table:number-columns-repeated="251"/>
        </table:table-row>
        <table:table-row table:style-name="ro2">
          <table:table-cell table:formula="oooc:=[.A164]+1" office:value-type="float" office:value="164">
            <text:p>164</text:p>
          </table:table-cell>
          <table:table-cell table:formula="oooc:=[.A165]/1024*5" office:value-type="float" office:value="0.80078125">
            <text:p>0.8</text:p>
          </table:table-cell>
          <table:table-cell table:style-name="ce5" table:formula="oooc:=5*(9780/[.B165])-9780" office:value-type="float" office:value="51285.3658536585">
            <text:p>51285.37</text:p>
          </table:table-cell>
          <table:table-cell table:style-name="ce5" table:formula="oooc:=-273.15+1/(3.35*10^-3+2.57*10^-4*LN([.C165]/10000)+2.63*10^-6*LN([.C165]/10000)^2+6.75*10^-8*LN([.C165]/10000)^3)" office:value-type="float" office:value="-8.42274595048497">
            <text:p>-8.42</text:p>
          </table:table-cell>
          <table:table-cell table:style-name="ce7" table:formula="oooc:=-273.15+1/(3.354016*10^-3+2.56985*10^-4*LN([.C165]/10000)+2.620131*10^-6*LN([.C165]/10000)^2+6.383091*10^-8*LN([.C165]/10000)^3)" office:value-type="float" office:value="-8.69920981326413">
            <text:p>-8.7</text:p>
          </table:table-cell>
          <table:table-cell table:number-columns-repeated="251"/>
        </table:table-row>
        <table:table-row table:style-name="ro2">
          <table:table-cell table:formula="oooc:=[.A165]+1" office:value-type="float" office:value="165">
            <text:p>165</text:p>
          </table:table-cell>
          <table:table-cell table:formula="oooc:=[.A166]/1024*5" office:value-type="float" office:value="0.8056640625">
            <text:p>0.81</text:p>
          </table:table-cell>
          <table:table-cell table:style-name="ce5" table:formula="oooc:=5*(9780/[.B166])-9780" office:value-type="float" office:value="50915.2727272727">
            <text:p>50915.27</text:p>
          </table:table-cell>
          <table:table-cell table:style-name="ce5" table:formula="oooc:=-273.15+1/(3.35*10^-3+2.57*10^-4*LN([.C166]/10000)+2.63*10^-6*LN([.C166]/10000)^2+6.75*10^-8*LN([.C166]/10000)^3)" office:value-type="float" office:value="-8.28760591927983">
            <text:p>-8.29</text:p>
          </table:table-cell>
          <table:table-cell table:style-name="ce7" table:formula="oooc:=-273.15+1/(3.354016*10^-3+2.56985*10^-4*LN([.C166]/10000)+2.620131*10^-6*LN([.C166]/10000)^2+6.383091*10^-8*LN([.C166]/10000)^3)" office:value-type="float" office:value="-8.56439074850778">
            <text:p>-8.6</text:p>
          </table:table-cell>
          <table:table-cell table:number-columns-repeated="251"/>
        </table:table-row>
        <table:table-row table:style-name="ro2">
          <table:table-cell table:formula="oooc:=[.A166]+1" office:value-type="float" office:value="166">
            <text:p>166</text:p>
          </table:table-cell>
          <table:table-cell table:formula="oooc:=[.A167]/1024*5" office:value-type="float" office:value="0.810546875">
            <text:p>0.81</text:p>
          </table:table-cell>
          <table:table-cell table:style-name="ce5" table:formula="oooc:=5*(9780/[.B167])-9780" office:value-type="float" office:value="50549.6385542169">
            <text:p>50549.64</text:p>
          </table:table-cell>
          <table:table-cell table:style-name="ce5" table:formula="oooc:=-273.15+1/(3.35*10^-3+2.57*10^-4*LN([.C167]/10000)+2.63*10^-6*LN([.C167]/10000)^2+6.75*10^-8*LN([.C167]/10000)^3)" office:value-type="float" office:value="-8.15301059449865">
            <text:p>-8.15</text:p>
          </table:table-cell>
          <table:table-cell table:style-name="ce7" table:formula="oooc:=-273.15+1/(3.354016*10^-3+2.56985*10^-4*LN([.C167]/10000)+2.620131*10^-6*LN([.C167]/10000)^2+6.383091*10^-8*LN([.C167]/10000)^3)" office:value-type="float" office:value="-8.43011508206672">
            <text:p>-8.4</text:p>
          </table:table-cell>
          <table:table-cell table:number-columns-repeated="251"/>
        </table:table-row>
        <table:table-row table:style-name="ro2">
          <table:table-cell table:formula="oooc:=[.A167]+1" office:value-type="float" office:value="167">
            <text:p>167</text:p>
          </table:table-cell>
          <table:table-cell table:formula="oooc:=[.A168]/1024*5" office:value-type="float" office:value="0.8154296875">
            <text:p>0.82</text:p>
          </table:table-cell>
          <table:table-cell table:style-name="ce5" table:formula="oooc:=5*(9780/[.B168])-9780" office:value-type="float" office:value="50188.3832335329">
            <text:p>50188.38</text:p>
          </table:table-cell>
          <table:table-cell table:style-name="ce5" table:formula="oooc:=-273.15+1/(3.35*10^-3+2.57*10^-4*LN([.C168]/10000)+2.63*10^-6*LN([.C168]/10000)^2+6.75*10^-8*LN([.C168]/10000)^3)" office:value-type="float" office:value="-8.01895320933818">
            <text:p>-8.02</text:p>
          </table:table-cell>
          <table:table-cell table:style-name="ce7" table:formula="oooc:=-273.15+1/(3.354016*10^-3+2.56985*10^-4*LN([.C168]/10000)+2.620131*10^-6*LN([.C168]/10000)^2+6.383091*10^-8*LN([.C168]/10000)^3)" office:value-type="float" office:value="-8.29637606385978">
            <text:p>-8.3</text:p>
          </table:table-cell>
          <table:table-cell table:number-columns-repeated="251"/>
        </table:table-row>
        <table:table-row table:style-name="ro2">
          <table:table-cell table:formula="oooc:=[.A168]+1" office:value-type="float" office:value="168">
            <text:p>168</text:p>
          </table:table-cell>
          <table:table-cell table:formula="oooc:=[.A169]/1024*5" office:value-type="float" office:value="0.8203125">
            <text:p>0.82</text:p>
          </table:table-cell>
          <table:table-cell table:style-name="ce5" table:formula="oooc:=5*(9780/[.B169])-9780" office:value-type="float" office:value="49831.4285714286">
            <text:p>49831.43</text:p>
          </table:table-cell>
          <table:table-cell table:style-name="ce5" table:formula="oooc:=-273.15+1/(3.35*10^-3+2.57*10^-4*LN([.C169]/10000)+2.63*10^-6*LN([.C169]/10000)^2+6.75*10^-8*LN([.C169]/10000)^3)" office:value-type="float" office:value="-7.88542711237051">
            <text:p>-7.89</text:p>
          </table:table-cell>
          <table:table-cell table:style-name="ce7" table:formula="oooc:=-273.15+1/(3.354016*10^-3+2.56985*10^-4*LN([.C169]/10000)+2.620131*10^-6*LN([.C169]/10000)^2+6.383091*10^-8*LN([.C169]/10000)^3)" office:value-type="float" office:value="-8.16316705889136">
            <text:p>-8.2</text:p>
          </table:table-cell>
          <table:table-cell table:number-columns-repeated="251"/>
        </table:table-row>
        <table:table-row table:style-name="ro2">
          <table:table-cell table:formula="oooc:=[.A169]+1" office:value-type="float" office:value="169">
            <text:p>169</text:p>
          </table:table-cell>
          <table:table-cell table:formula="oooc:=[.A170]/1024*5" office:value-type="float" office:value="0.8251953125">
            <text:p>0.83</text:p>
          </table:table-cell>
          <table:table-cell table:style-name="ce5" table:formula="oooc:=5*(9780/[.B170])-9780" office:value-type="float" office:value="49478.6982248521">
            <text:p>49478.7</text:p>
          </table:table-cell>
          <table:table-cell table:style-name="ce5" table:formula="oooc:=-273.15+1/(3.35*10^-3+2.57*10^-4*LN([.C170]/10000)+2.63*10^-6*LN([.C170]/10000)^2+6.75*10^-8*LN([.C170]/10000)^3)" office:value-type="float" office:value="-7.75242576486005">
            <text:p>-7.75</text:p>
          </table:table-cell>
          <table:table-cell table:style-name="ce7" table:formula="oooc:=-273.15+1/(3.354016*10^-3+2.56985*10^-4*LN([.C170]/10000)+2.620131*10^-6*LN([.C170]/10000)^2+6.383091*10^-8*LN([.C170]/10000)^3)" office:value-type="float" office:value="-8.03048154457599">
            <text:p>-8.0</text:p>
          </table:table-cell>
          <table:table-cell table:number-columns-repeated="251"/>
        </table:table-row>
        <table:table-row table:style-name="ro2">
          <table:table-cell table:formula="oooc:=[.A170]+1" office:value-type="float" office:value="170">
            <text:p>170</text:p>
          </table:table-cell>
          <table:table-cell table:formula="oooc:=[.A171]/1024*5" office:value-type="float" office:value="0.830078125">
            <text:p>0.83</text:p>
          </table:table-cell>
          <table:table-cell table:style-name="ce5" table:formula="oooc:=5*(9780/[.B171])-9780" office:value-type="float" office:value="49130.1176470588">
            <text:p>49130.12</text:p>
          </table:table-cell>
          <table:table-cell table:style-name="ce5" table:formula="oooc:=-273.15+1/(3.35*10^-3+2.57*10^-4*LN([.C171]/10000)+2.63*10^-6*LN([.C171]/10000)^2+6.75*10^-8*LN([.C171]/10000)^3)" office:value-type="float" office:value="-7.61994273815844">
            <text:p>-7.62</text:p>
          </table:table-cell>
          <table:table-cell table:style-name="ce7" table:formula="oooc:=-273.15+1/(3.354016*10^-3+2.56985*10^-4*LN([.C171]/10000)+2.620131*10^-6*LN([.C171]/10000)^2+6.383091*10^-8*LN([.C171]/10000)^3)" office:value-type="float" office:value="-7.89831310813923">
            <text:p>-7.9</text:p>
          </table:table-cell>
          <table:table-cell table:number-columns-repeated="251"/>
        </table:table-row>
        <table:table-row table:style-name="ro2">
          <table:table-cell table:formula="oooc:=[.A171]+1" office:value-type="float" office:value="171">
            <text:p>171</text:p>
          </table:table-cell>
          <table:table-cell table:formula="oooc:=[.A172]/1024*5" office:value-type="float" office:value="0.8349609375">
            <text:p>0.83</text:p>
          </table:table-cell>
          <table:table-cell table:style-name="ce5" table:formula="oooc:=5*(9780/[.B172])-9780" office:value-type="float" office:value="48785.6140350877">
            <text:p>48785.61</text:p>
          </table:table-cell>
          <table:table-cell table:style-name="ce5" table:formula="oooc:=-273.15+1/(3.35*10^-3+2.57*10^-4*LN([.C172]/10000)+2.63*10^-6*LN([.C172]/10000)^2+6.75*10^-8*LN([.C172]/10000)^3)" office:value-type="float" office:value="-7.48797171117388">
            <text:p>-7.49</text:p>
          </table:table-cell>
          <table:table-cell table:style-name="ce7" table:formula="oooc:=-273.15+1/(3.354016*10^-3+2.56985*10^-4*LN([.C172]/10000)+2.620131*10^-6*LN([.C172]/10000)^2+6.383091*10^-8*LN([.C172]/10000)^3)" office:value-type="float" office:value="-7.76665544409406">
            <text:p>-7.8</text:p>
          </table:table-cell>
          <table:table-cell table:number-columns-repeated="251"/>
        </table:table-row>
        <table:table-row table:style-name="ro2">
          <table:table-cell table:formula="oooc:=[.A172]+1" office:value-type="float" office:value="172">
            <text:p>172</text:p>
          </table:table-cell>
          <table:table-cell table:formula="oooc:=[.A173]/1024*5" office:value-type="float" office:value="0.83984375">
            <text:p>0.84</text:p>
          </table:table-cell>
          <table:table-cell table:style-name="ce5" table:formula="oooc:=5*(9780/[.B173])-9780" office:value-type="float" office:value="48445.1162790698">
            <text:p>48445.12</text:p>
          </table:table-cell>
          <table:table-cell table:style-name="ce5" table:formula="oooc:=-273.15+1/(3.35*10^-3+2.57*10^-4*LN([.C173]/10000)+2.63*10^-6*LN([.C173]/10000)^2+6.75*10^-8*LN([.C173]/10000)^3)" office:value-type="float" office:value="-7.35650646791362">
            <text:p>-7.36</text:p>
          </table:table-cell>
          <table:table-cell table:style-name="ce7" table:formula="oooc:=-273.15+1/(3.354016*10^-3+2.56985*10^-4*LN([.C173]/10000)+2.620131*10^-6*LN([.C173]/10000)^2+6.383091*10^-8*LN([.C173]/10000)^3)" office:value-type="float" office:value="-7.63550235178894">
            <text:p>-7.6</text:p>
          </table:table-cell>
          <table:table-cell table:number-columns-repeated="251"/>
        </table:table-row>
        <table:table-row table:style-name="ro2">
          <table:table-cell table:formula="oooc:=[.A173]+1" office:value-type="float" office:value="173">
            <text:p>173</text:p>
          </table:table-cell>
          <table:table-cell table:formula="oooc:=[.A174]/1024*5" office:value-type="float" office:value="0.8447265625">
            <text:p>0.84</text:p>
          </table:table-cell>
          <table:table-cell table:style-name="ce5" table:formula="oooc:=5*(9780/[.B174])-9780" office:value-type="float" office:value="48108.5549132948">
            <text:p>48108.55</text:p>
          </table:table-cell>
          <table:table-cell table:style-name="ce5" table:formula="oooc:=-273.15+1/(3.35*10^-3+2.57*10^-4*LN([.C174]/10000)+2.63*10^-6*LN([.C174]/10000)^2+6.75*10^-8*LN([.C174]/10000)^3)" office:value-type="float" office:value="-7.22554089509509">
            <text:p>-7.23</text:p>
          </table:table-cell>
          <table:table-cell table:style-name="ce7" table:formula="oooc:=-273.15+1/(3.354016*10^-3+2.56985*10^-4*LN([.C174]/10000)+2.620131*10^-6*LN([.C174]/10000)^2+6.383091*10^-8*LN([.C174]/10000)^3)" office:value-type="float" office:value="-7.50484773302577">
            <text:p>-7.5</text:p>
          </table:table-cell>
          <table:table-cell table:number-columns-repeated="251"/>
        </table:table-row>
        <table:table-row table:style-name="ro2">
          <table:table-cell table:formula="oooc:=[.A174]+1" office:value-type="float" office:value="174">
            <text:p>174</text:p>
          </table:table-cell>
          <table:table-cell table:formula="oooc:=[.A175]/1024*5" office:value-type="float" office:value="0.849609375">
            <text:p>0.85</text:p>
          </table:table-cell>
          <table:table-cell table:style-name="ce5" table:formula="oooc:=5*(9780/[.B175])-9780" office:value-type="float" office:value="47775.8620689655">
            <text:p>47775.86</text:p>
          </table:table-cell>
          <table:table-cell table:style-name="ce5" table:formula="oooc:=-273.15+1/(3.35*10^-3+2.57*10^-4*LN([.C175]/10000)+2.63*10^-6*LN([.C175]/10000)^2+6.75*10^-8*LN([.C175]/10000)^3)" office:value-type="float" office:value="-7.09506897982578">
            <text:p>-7.1</text:p>
          </table:table-cell>
          <table:table-cell table:style-name="ce7" table:formula="oooc:=-273.15+1/(3.354016*10^-3+2.56985*10^-4*LN([.C175]/10000)+2.620131*10^-6*LN([.C175]/10000)^2+6.383091*10^-8*LN([.C175]/10000)^3)" office:value-type="float" office:value="-7.37468558974484">
            <text:p>-7.4</text:p>
          </table:table-cell>
          <table:table-cell table:number-columns-repeated="251"/>
        </table:table-row>
        <table:table-row table:style-name="ro2">
          <table:table-cell table:formula="oooc:=[.A175]+1" office:value-type="float" office:value="175">
            <text:p>175</text:p>
          </table:table-cell>
          <table:table-cell table:formula="oooc:=[.A176]/1024*5" office:value-type="float" office:value="0.8544921875">
            <text:p>0.85</text:p>
          </table:table-cell>
          <table:table-cell table:style-name="ce5" table:formula="oooc:=5*(9780/[.B176])-9780" office:value-type="float" office:value="47446.9714285714">
            <text:p>47446.97</text:p>
          </table:table-cell>
          <table:table-cell table:style-name="ce5" table:formula="oooc:=-273.15+1/(3.35*10^-3+2.57*10^-4*LN([.C176]/10000)+2.63*10^-6*LN([.C176]/10000)^2+6.75*10^-8*LN([.C176]/10000)^3)" office:value-type="float" office:value="-6.9650848073473">
            <text:p>-6.97</text:p>
          </table:table-cell>
          <table:table-cell table:style-name="ce7" table:formula="oooc:=-273.15+1/(3.354016*10^-3+2.56985*10^-4*LN([.C176]/10000)+2.620131*10^-6*LN([.C176]/10000)^2+6.383091*10^-8*LN([.C176]/10000)^3)" office:value-type="float" office:value="-7.24501002177504">
            <text:p>-7.2</text:p>
          </table:table-cell>
          <table:table-cell table:number-columns-repeated="251"/>
        </table:table-row>
        <table:table-row table:style-name="ro2">
          <table:table-cell table:formula="oooc:=[.A176]+1" office:value-type="float" office:value="176">
            <text:p>176</text:p>
          </table:table-cell>
          <table:table-cell table:formula="oooc:=[.A177]/1024*5" office:value-type="float" office:value="0.859375">
            <text:p>0.86</text:p>
          </table:table-cell>
          <table:table-cell table:style-name="ce5" table:formula="oooc:=5*(9780/[.B177])-9780" office:value-type="float" office:value="47121.8181818182">
            <text:p>47121.82</text:p>
          </table:table-cell>
          <table:table-cell table:style-name="ce5" table:formula="oooc:=-273.15+1/(3.35*10^-3+2.57*10^-4*LN([.C177]/10000)+2.63*10^-6*LN([.C177]/10000)^2+6.75*10^-8*LN([.C177]/10000)^3)" office:value-type="float" office:value="-6.83558255884248">
            <text:p>-6.84</text:p>
          </table:table-cell>
          <table:table-cell table:style-name="ce7" table:formula="oooc:=-273.15+1/(3.354016*10^-3+2.56985*10^-4*LN([.C177]/10000)+2.620131*10^-6*LN([.C177]/10000)^2+6.383091*10^-8*LN([.C177]/10000)^3)" office:value-type="float" office:value="-7.11581522464695">
            <text:p>-7.1</text:p>
          </table:table-cell>
          <table:table-cell table:number-columns-repeated="251"/>
        </table:table-row>
        <table:table-row table:style-name="ro2">
          <table:table-cell table:formula="oooc:=[.A177]+1" office:value-type="float" office:value="177">
            <text:p>177</text:p>
          </table:table-cell>
          <table:table-cell table:formula="oooc:=[.A178]/1024*5" office:value-type="float" office:value="0.8642578125">
            <text:p>0.86</text:p>
          </table:table-cell>
          <table:table-cell table:style-name="ce5" table:formula="oooc:=5*(9780/[.B178])-9780" office:value-type="float" office:value="46800.3389830509">
            <text:p>46800.34</text:p>
          </table:table-cell>
          <table:table-cell table:style-name="ce5" table:formula="oooc:=-273.15+1/(3.35*10^-3+2.57*10^-4*LN([.C178]/10000)+2.63*10^-6*LN([.C178]/10000)^2+6.75*10^-8*LN([.C178]/10000)^3)" office:value-type="float" office:value="-6.70655650930433">
            <text:p>-6.71</text:p>
          </table:table-cell>
          <table:table-cell table:style-name="ce7" table:formula="oooc:=-273.15+1/(3.354016*10^-3+2.56985*10^-4*LN([.C178]/10000)+2.620131*10^-6*LN([.C178]/10000)^2+6.383091*10^-8*LN([.C178]/10000)^3)" office:value-type="float" office:value="-6.98709548746615">
            <text:p>-7.0</text:p>
          </table:table-cell>
          <table:table-cell table:number-columns-repeated="251"/>
        </table:table-row>
        <table:table-row table:style-name="ro2">
          <table:table-cell table:formula="oooc:=[.A178]+1" office:value-type="float" office:value="178">
            <text:p>178</text:p>
          </table:table-cell>
          <table:table-cell table:formula="oooc:=[.A179]/1024*5" office:value-type="float" office:value="0.869140625">
            <text:p>0.87</text:p>
          </table:table-cell>
          <table:table-cell table:style-name="ce5" table:formula="oooc:=5*(9780/[.B179])-9780" office:value-type="float" office:value="46482.4719101124">
            <text:p>46482.47</text:p>
          </table:table-cell>
          <table:table-cell table:style-name="ce5" table:formula="oooc:=-273.15+1/(3.35*10^-3+2.57*10^-4*LN([.C179]/10000)+2.63*10^-6*LN([.C179]/10000)^2+6.75*10^-8*LN([.C179]/10000)^3)" office:value-type="float" office:value="-6.57800102546241">
            <text:p>-6.58</text:p>
          </table:table-cell>
          <table:table-cell table:style-name="ce7" table:formula="oooc:=-273.15+1/(3.354016*10^-3+2.56985*10^-4*LN([.C179]/10000)+2.620131*10^-6*LN([.C179]/10000)^2+6.383091*10^-8*LN([.C179]/10000)^3)" office:value-type="float" office:value="-6.85884519084584">
            <text:p>-6.9</text:p>
          </table:table-cell>
          <table:table-cell table:number-columns-repeated="251"/>
        </table:table-row>
        <table:table-row table:style-name="ro2">
          <table:table-cell table:formula="oooc:=[.A179]+1" office:value-type="float" office:value="179">
            <text:p>179</text:p>
          </table:table-cell>
          <table:table-cell table:formula="oooc:=[.A180]/1024*5" office:value-type="float" office:value="0.8740234375">
            <text:p>0.87</text:p>
          </table:table-cell>
          <table:table-cell table:style-name="ce5" table:formula="oooc:=5*(9780/[.B180])-9780" office:value-type="float" office:value="46168.156424581">
            <text:p>46168.16</text:p>
          </table:table-cell>
          <table:table-cell table:style-name="ce5" table:formula="oooc:=-273.15+1/(3.35*10^-3+2.57*10^-4*LN([.C180]/10000)+2.63*10^-6*LN([.C180]/10000)^2+6.75*10^-8*LN([.C180]/10000)^3)" office:value-type="float" office:value="-6.44991056376728">
            <text:p>-6.45</text:p>
          </table:table-cell>
          <table:table-cell table:style-name="ce7" table:formula="oooc:=-273.15+1/(3.354016*10^-3+2.56985*10^-4*LN([.C180]/10000)+2.620131*10^-6*LN([.C180]/10000)^2+6.383091*10^-8*LN([.C180]/10000)^3)" office:value-type="float" office:value="-6.7310588048959">
            <text:p>-6.7</text:p>
          </table:table-cell>
          <table:table-cell table:number-columns-repeated="251"/>
        </table:table-row>
        <table:table-row table:style-name="ro2">
          <table:table-cell table:formula="oooc:=[.A180]+1" office:value-type="float" office:value="180">
            <text:p>180</text:p>
          </table:table-cell>
          <table:table-cell table:formula="oooc:=[.A181]/1024*5" office:value-type="float" office:value="0.87890625">
            <text:p>0.88</text:p>
          </table:table-cell>
          <table:table-cell table:style-name="ce5" table:formula="oooc:=5*(9780/[.B181])-9780" office:value-type="float" office:value="45857.3333333333">
            <text:p>45857.33</text:p>
          </table:table-cell>
          <table:table-cell table:style-name="ce5" table:formula="oooc:=-273.15+1/(3.35*10^-3+2.57*10^-4*LN([.C181]/10000)+2.63*10^-6*LN([.C181]/10000)^2+6.75*10^-8*LN([.C181]/10000)^3)" office:value-type="float" office:value="-6.32227966842925">
            <text:p>-6.32</text:p>
          </table:table-cell>
          <table:table-cell table:style-name="ce7" table:formula="oooc:=-273.15+1/(3.354016*10^-3+2.56985*10^-4*LN([.C181]/10000)+2.620131*10^-6*LN([.C181]/10000)^2+6.383091*10^-8*LN([.C181]/10000)^3)" office:value-type="float" office:value="-6.60373088726669">
            <text:p>-6.6</text:p>
          </table:table-cell>
          <table:table-cell table:number-columns-repeated="251"/>
        </table:table-row>
        <table:table-row table:style-name="ro2">
          <table:table-cell table:formula="oooc:=[.A181]+1" office:value-type="float" office:value="181">
            <text:p>181</text:p>
          </table:table-cell>
          <table:table-cell table:formula="oooc:=[.A182]/1024*5" office:value-type="float" office:value="0.8837890625">
            <text:p>0.88</text:p>
          </table:table-cell>
          <table:table-cell table:style-name="ce5" table:formula="oooc:=5*(9780/[.B182])-9780" office:value-type="float" office:value="45549.9447513812">
            <text:p>45549.94</text:p>
          </table:table-cell>
          <table:table-cell table:style-name="ce5" table:formula="oooc:=-273.15+1/(3.35*10^-3+2.57*10^-4*LN([.C182]/10000)+2.63*10^-6*LN([.C182]/10000)^2+6.75*10^-8*LN([.C182]/10000)^3)" office:value-type="float" office:value="-6.19510296951074">
            <text:p>-6.2</text:p>
          </table:table-cell>
          <table:table-cell table:style-name="ce7" table:formula="oooc:=-273.15+1/(3.354016*10^-3+2.56985*10^-4*LN([.C182]/10000)+2.620131*10^-6*LN([.C182]/10000)^2+6.383091*10^-8*LN([.C182]/10000)^3)" office:value-type="float" office:value="-6.47685608124624">
            <text:p>-6.5</text:p>
          </table:table-cell>
          <table:table-cell table:number-columns-repeated="251"/>
        </table:table-row>
        <table:table-row table:style-name="ro2">
          <table:table-cell table:formula="oooc:=[.A182]+1" office:value-type="float" office:value="182">
            <text:p>182</text:p>
          </table:table-cell>
          <table:table-cell table:formula="oooc:=[.A183]/1024*5" office:value-type="float" office:value="0.888671875">
            <text:p>0.89</text:p>
          </table:table-cell>
          <table:table-cell table:style-name="ce5" table:formula="oooc:=5*(9780/[.B183])-9780" office:value-type="float" office:value="45245.9340659341">
            <text:p>45245.93</text:p>
          </table:table-cell>
          <table:table-cell table:style-name="ce5" table:formula="oooc:=-273.15+1/(3.35*10^-3+2.57*10^-4*LN([.C183]/10000)+2.63*10^-6*LN([.C183]/10000)^2+6.75*10^-8*LN([.C183]/10000)^3)" office:value-type="float" office:value="-6.06837518106988">
            <text:p>-6.07</text:p>
          </table:table-cell>
          <table:table-cell table:style-name="ce7" table:formula="oooc:=-273.15+1/(3.354016*10^-3+2.56985*10^-4*LN([.C183]/10000)+2.620131*10^-6*LN([.C183]/10000)^2+6.383091*10^-8*LN([.C183]/10000)^3)" office:value-type="float" office:value="-6.35042911390877">
            <text:p>-6.4</text:p>
          </table:table-cell>
          <table:table-cell table:number-columns-repeated="251"/>
        </table:table-row>
        <table:table-row table:style-name="ro2">
          <table:table-cell table:formula="oooc:=[.A183]+1" office:value-type="float" office:value="183">
            <text:p>183</text:p>
          </table:table-cell>
          <table:table-cell table:formula="oooc:=[.A184]/1024*5" office:value-type="float" office:value="0.8935546875">
            <text:p>0.89</text:p>
          </table:table-cell>
          <table:table-cell table:style-name="ce5" table:formula="oooc:=5*(9780/[.B184])-9780" office:value-type="float" office:value="44945.2459016394">
            <text:p>44945.25</text:p>
          </table:table-cell>
          <table:table-cell table:style-name="ce5" table:formula="oooc:=-273.15+1/(3.35*10^-3+2.57*10^-4*LN([.C184]/10000)+2.63*10^-6*LN([.C184]/10000)^2+6.75*10^-8*LN([.C184]/10000)^3)" office:value-type="float" office:value="-5.94209109935423">
            <text:p>-5.94</text:p>
          </table:table-cell>
          <table:table-cell table:style-name="ce7" table:formula="oooc:=-273.15+1/(3.354016*10^-3+2.56985*10^-4*LN([.C184]/10000)+2.620131*10^-6*LN([.C184]/10000)^2+6.383091*10^-8*LN([.C184]/10000)^3)" office:value-type="float" office:value="-6.22444479431249">
            <text:p>-6.2</text:p>
          </table:table-cell>
          <table:table-cell table:number-columns-repeated="251"/>
        </table:table-row>
        <table:table-row table:style-name="ro2">
          <table:table-cell table:formula="oooc:=[.A184]+1" office:value-type="float" office:value="184">
            <text:p>184</text:p>
          </table:table-cell>
          <table:table-cell table:formula="oooc:=[.A185]/1024*5" office:value-type="float" office:value="0.8984375">
            <text:p>0.9</text:p>
          </table:table-cell>
          <table:table-cell table:style-name="ce5" table:formula="oooc:=5*(9780/[.B185])-9780" office:value-type="float" office:value="44647.8260869565">
            <text:p>44647.83</text:p>
          </table:table-cell>
          <table:table-cell table:style-name="ce5" table:formula="oooc:=-273.15+1/(3.35*10^-3+2.57*10^-4*LN([.C185]/10000)+2.63*10^-6*LN([.C185]/10000)^2+6.75*10^-8*LN([.C185]/10000)^3)" office:value-type="float" office:value="-5.81624560104234">
            <text:p>-5.82</text:p>
          </table:table-cell>
          <table:table-cell table:style-name="ce7" table:formula="oooc:=-273.15+1/(3.354016*10^-3+2.56985*10^-4*LN([.C185]/10000)+2.620131*10^-6*LN([.C185]/10000)^2+6.383091*10^-8*LN([.C185]/10000)^3)" office:value-type="float" office:value="-6.09889801174609">
            <text:p>-6.1</text:p>
          </table:table-cell>
          <table:table-cell table:number-columns-repeated="251"/>
        </table:table-row>
        <table:table-row table:style-name="ro2">
          <table:table-cell table:formula="oooc:=[.A185]+1" office:value-type="float" office:value="185">
            <text:p>185</text:p>
          </table:table-cell>
          <table:table-cell table:formula="oooc:=[.A186]/1024*5" office:value-type="float" office:value="0.9033203125">
            <text:p>0.9</text:p>
          </table:table-cell>
          <table:table-cell table:style-name="ce5" table:formula="oooc:=5*(9780/[.B186])-9780" office:value-type="float" office:value="44353.6216216216">
            <text:p>44353.62</text:p>
          </table:table-cell>
          <table:table-cell table:style-name="ce5" table:formula="oooc:=-273.15+1/(3.35*10^-3+2.57*10^-4*LN([.C186]/10000)+2.63*10^-6*LN([.C186]/10000)^2+6.75*10^-8*LN([.C186]/10000)^3)" office:value-type="float" office:value="-5.69083364153232">
            <text:p>-5.69</text:p>
          </table:table-cell>
          <table:table-cell table:style-name="ce7" table:formula="oooc:=-273.15+1/(3.354016*10^-3+2.56985*10^-4*LN([.C186]/10000)+2.620131*10^-6*LN([.C186]/10000)^2+6.383091*10^-8*LN([.C186]/10000)^3)" office:value-type="float" office:value="-5.97378373402148">
            <text:p>-6.0</text:p>
          </table:table-cell>
          <table:table-cell table:number-columns-repeated="251"/>
        </table:table-row>
        <table:table-row table:style-name="ro2">
          <table:table-cell table:formula="oooc:=[.A186]+1" office:value-type="float" office:value="186">
            <text:p>186</text:p>
          </table:table-cell>
          <table:table-cell table:formula="oooc:=[.A187]/1024*5" office:value-type="float" office:value="0.908203125">
            <text:p>0.91</text:p>
          </table:table-cell>
          <table:table-cell table:style-name="ce5" table:formula="oooc:=5*(9780/[.B187])-9780" office:value-type="float" office:value="44062.5806451613">
            <text:p>44062.58</text:p>
          </table:table-cell>
          <table:table-cell table:style-name="ce5" table:formula="oooc:=-273.15+1/(3.35*10^-3+2.57*10^-4*LN([.C187]/10000)+2.63*10^-6*LN([.C187]/10000)^2+6.75*10^-8*LN([.C187]/10000)^3)" office:value-type="float" office:value="-5.56585025327536">
            <text:p>-5.57</text:p>
          </table:table-cell>
          <table:table-cell table:style-name="ce7" table:formula="oooc:=-273.15+1/(3.354016*10^-3+2.56985*10^-4*LN([.C187]/10000)+2.620131*10^-6*LN([.C187]/10000)^2+6.383091*10^-8*LN([.C187]/10000)^3)" office:value-type="float" office:value="-5.84909700581153">
            <text:p>-5.8</text:p>
          </table:table-cell>
          <table:table-cell table:number-columns-repeated="251"/>
        </table:table-row>
        <table:table-row table:style-name="ro2">
          <table:table-cell table:formula="oooc:=[.A187]+1" office:value-type="float" office:value="187">
            <text:p>187</text:p>
          </table:table-cell>
          <table:table-cell table:formula="oooc:=[.A188]/1024*5" office:value-type="float" office:value="0.9130859375">
            <text:p>0.91</text:p>
          </table:table-cell>
          <table:table-cell table:style-name="ce5" table:formula="oooc:=5*(9780/[.B188])-9780" office:value-type="float" office:value="43774.6524064171">
            <text:p>43774.65</text:p>
          </table:table-cell>
          <table:table-cell table:style-name="ce5" table:formula="oooc:=-273.15+1/(3.35*10^-3+2.57*10^-4*LN([.C188]/10000)+2.63*10^-6*LN([.C188]/10000)^2+6.75*10^-8*LN([.C188]/10000)^3)" office:value-type="float" office:value="-5.44129054415339">
            <text:p>-5.44</text:p>
          </table:table-cell>
          <table:table-cell table:style-name="ce7" table:formula="oooc:=-273.15+1/(3.354016*10^-3+2.56985*10^-4*LN([.C188]/10000)+2.620131*10^-6*LN([.C188]/10000)^2+6.383091*10^-8*LN([.C188]/10000)^3)" office:value-type="float" office:value="-5.72483294703159">
            <text:p>-5.7</text:p>
          </table:table-cell>
          <table:table-cell table:number-columns-repeated="251"/>
        </table:table-row>
        <table:table-row table:style-name="ro2">
          <table:table-cell table:formula="oooc:=[.A188]+1" office:value-type="float" office:value="188">
            <text:p>188</text:p>
          </table:table-cell>
          <table:table-cell table:formula="oooc:=[.A189]/1024*5" office:value-type="float" office:value="0.91796875">
            <text:p>0.92</text:p>
          </table:table-cell>
          <table:table-cell table:style-name="ce5" table:formula="oooc:=5*(9780/[.B189])-9780" office:value-type="float" office:value="43489.7872340426">
            <text:p>43489.79</text:p>
          </table:table-cell>
          <table:table-cell table:style-name="ce5" table:formula="oooc:=-273.15+1/(3.35*10^-3+2.57*10^-4*LN([.C189]/10000)+2.63*10^-6*LN([.C189]/10000)^2+6.75*10^-8*LN([.C189]/10000)^3)" office:value-type="float" office:value="-5.31714969589831">
            <text:p>-5.32</text:p>
          </table:table-cell>
          <table:table-cell table:style-name="ce7" table:formula="oooc:=-273.15+1/(3.354016*10^-3+2.56985*10^-4*LN([.C189]/10000)+2.620131*10^-6*LN([.C189]/10000)^2+6.383091*10^-8*LN([.C189]/10000)^3)" office:value-type="float" office:value="-5.60098675126329">
            <text:p>-5.6</text:p>
          </table:table-cell>
          <table:table-cell table:number-columns-repeated="251"/>
        </table:table-row>
        <table:table-row table:style-name="ro2">
          <table:table-cell table:formula="oooc:=[.A189]+1" office:value-type="float" office:value="189">
            <text:p>189</text:p>
          </table:table-cell>
          <table:table-cell table:formula="oooc:=[.A190]/1024*5" office:value-type="float" office:value="0.9228515625">
            <text:p>0.92</text:p>
          </table:table-cell>
          <table:table-cell table:style-name="ce5" table:formula="oooc:=5*(9780/[.B190])-9780" office:value-type="float" office:value="43207.9365079365">
            <text:p>43207.94</text:p>
          </table:table-cell>
          <table:table-cell table:style-name="ce5" table:formula="oooc:=-273.15+1/(3.35*10^-3+2.57*10^-4*LN([.C190]/10000)+2.63*10^-6*LN([.C190]/10000)^2+6.75*10^-8*LN([.C190]/10000)^3)" office:value-type="float" office:value="-5.19342296255354">
            <text:p>-5.19</text:p>
          </table:table-cell>
          <table:table-cell table:style-name="ce7" table:formula="oooc:=-273.15+1/(3.354016*10^-3+2.56985*10^-4*LN([.C190]/10000)+2.620131*10^-6*LN([.C190]/10000)^2+6.383091*10^-8*LN([.C190]/10000)^3)" office:value-type="float" office:value="-5.47755368421923">
            <text:p>-5.5</text:p>
          </table:table-cell>
          <table:table-cell table:number-columns-repeated="251"/>
        </table:table-row>
        <table:table-row table:style-name="ro2">
          <table:table-cell table:formula="oooc:=[.A190]+1" office:value-type="float" office:value="190">
            <text:p>190</text:p>
          </table:table-cell>
          <table:table-cell table:formula="oooc:=[.A191]/1024*5" office:value-type="float" office:value="0.927734375">
            <text:p>0.93</text:p>
          </table:table-cell>
          <table:table-cell table:style-name="ce5" table:formula="oooc:=5*(9780/[.B191])-9780" office:value-type="float" office:value="42929.052631579">
            <text:p>42929.05</text:p>
          </table:table-cell>
          <table:table-cell table:style-name="ce5" table:formula="oooc:=-273.15+1/(3.35*10^-3+2.57*10^-4*LN([.C191]/10000)+2.63*10^-6*LN([.C191]/10000)^2+6.75*10^-8*LN([.C191]/10000)^3)" office:value-type="float" office:value="-5.07010566897401">
            <text:p>-5.07</text:p>
          </table:table-cell>
          <table:table-cell table:style-name="ce7" table:formula="oooc:=-273.15+1/(3.354016*10^-3+2.56985*10^-4*LN([.C191]/10000)+2.620131*10^-6*LN([.C191]/10000)^2+6.383091*10^-8*LN([.C191]/10000)^3)" office:value-type="float" office:value="-5.35452908224744">
            <text:p>-5.4</text:p>
          </table:table-cell>
          <table:table-cell table:number-columns-repeated="251"/>
        </table:table-row>
        <table:table-row table:style-name="ro2">
          <table:table-cell table:formula="oooc:=[.A191]+1" office:value-type="float" office:value="191">
            <text:p>191</text:p>
          </table:table-cell>
          <table:table-cell table:formula="oooc:=[.A192]/1024*5" office:value-type="float" office:value="0.9326171875">
            <text:p>0.93</text:p>
          </table:table-cell>
          <table:table-cell table:style-name="ce5" table:formula="oooc:=5*(9780/[.B192])-9780" office:value-type="float" office:value="42653.0890052356">
            <text:p>42653.09</text:p>
          </table:table-cell>
          <table:table-cell table:style-name="ce5" table:formula="oooc:=-273.15+1/(3.35*10^-3+2.57*10^-4*LN([.C192]/10000)+2.63*10^-6*LN([.C192]/10000)^2+6.75*10^-8*LN([.C192]/10000)^3)" office:value-type="float" office:value="-4.94719320936559">
            <text:p>-4.95</text:p>
          </table:table-cell>
          <table:table-cell table:style-name="ce7" table:formula="oooc:=-273.15+1/(3.354016*10^-3+2.56985*10^-4*LN([.C192]/10000)+2.620131*10^-6*LN([.C192]/10000)^2+6.383091*10^-8*LN([.C192]/10000)^3)" office:value-type="float" office:value="-5.23190835087405">
            <text:p>-5.2</text:p>
          </table:table-cell>
          <table:table-cell table:number-columns-repeated="251"/>
        </table:table-row>
        <table:table-row table:style-name="ro2">
          <table:table-cell table:formula="oooc:=[.A192]+1" office:value-type="float" office:value="192">
            <text:p>192</text:p>
          </table:table-cell>
          <table:table-cell table:formula="oooc:=[.A193]/1024*5" office:value-type="float" office:value="0.9375">
            <text:p>0.94</text:p>
          </table:table-cell>
          <table:table-cell table:style-name="ce5" table:formula="oooc:=5*(9780/[.B193])-9780" office:value-type="float" office:value="42380">
            <text:p>42380</text:p>
          </table:table-cell>
          <table:table-cell table:style-name="ce5" table:formula="oooc:=-273.15+1/(3.35*10^-3+2.57*10^-4*LN([.C193]/10000)+2.63*10^-6*LN([.C193]/10000)^2+6.75*10^-8*LN([.C193]/10000)^3)" office:value-type="float" office:value="-4.8246810458615">
            <text:p>-4.82</text:p>
          </table:table-cell>
          <table:table-cell table:style-name="ce7" table:formula="oooc:=-273.15+1/(3.354016*10^-3+2.56985*10^-4*LN([.C193]/10000)+2.620131*10^-6*LN([.C193]/10000)^2+6.383091*10^-8*LN([.C193]/10000)^3)" office:value-type="float" office:value="-5.10968696338364">
            <text:p>-5.1</text:p>
          </table:table-cell>
          <table:table-cell table:number-columns-repeated="251"/>
        </table:table-row>
        <table:table-row table:style-name="ro2">
          <table:table-cell table:formula="oooc:=[.A193]+1" office:value-type="float" office:value="193">
            <text:p>193</text:p>
          </table:table-cell>
          <table:table-cell table:formula="oooc:=[.A194]/1024*5" office:value-type="float" office:value="0.9423828125">
            <text:p>0.94</text:p>
          </table:table-cell>
          <table:table-cell table:style-name="ce5" table:formula="oooc:=5*(9780/[.B194])-9780" office:value-type="float" office:value="42109.7409326425">
            <text:p>42109.74</text:p>
          </table:table-cell>
          <table:table-cell table:style-name="ce5" table:formula="oooc:=-273.15+1/(3.35*10^-3+2.57*10^-4*LN([.C194]/10000)+2.63*10^-6*LN([.C194]/10000)^2+6.75*10^-8*LN([.C194]/10000)^3)" office:value-type="float" office:value="-4.70256470713503">
            <text:p>-4.7</text:p>
          </table:table-cell>
          <table:table-cell table:style-name="ce7" table:formula="oooc:=-273.15+1/(3.354016*10^-3+2.56985*10^-4*LN([.C194]/10000)+2.620131*10^-6*LN([.C194]/10000)^2+6.383091*10^-8*LN([.C194]/10000)^3)" office:value-type="float" office:value="-4.98786045943501">
            <text:p>-5.0</text:p>
          </table:table-cell>
          <table:table-cell table:number-columns-repeated="251"/>
        </table:table-row>
        <table:table-row table:style-name="ro2">
          <table:table-cell table:formula="oooc:=[.A194]+1" office:value-type="float" office:value="194">
            <text:p>194</text:p>
          </table:table-cell>
          <table:table-cell table:formula="oooc:=[.A195]/1024*5" office:value-type="float" office:value="0.947265625">
            <text:p>0.95</text:p>
          </table:table-cell>
          <table:table-cell table:style-name="ce5" table:formula="oooc:=5*(9780/[.B195])-9780" office:value-type="float" office:value="41842.2680412371">
            <text:p>41842.27</text:p>
          </table:table-cell>
          <table:table-cell table:style-name="ce5" table:formula="oooc:=-273.15+1/(3.35*10^-3+2.57*10^-4*LN([.C195]/10000)+2.63*10^-6*LN([.C195]/10000)^2+6.75*10^-8*LN([.C195]/10000)^3)" office:value-type="float" office:value="-4.58083978704741">
            <text:p>-4.58</text:p>
          </table:table-cell>
          <table:table-cell table:style-name="ce7" table:formula="oooc:=-273.15+1/(3.354016*10^-3+2.56985*10^-4*LN([.C195]/10000)+2.620131*10^-6*LN([.C195]/10000)^2+6.383091*10^-8*LN([.C195]/10000)^3)" office:value-type="float" office:value="-4.86642444371296">
            <text:p>-4.9</text:p>
          </table:table-cell>
          <table:table-cell table:number-columns-repeated="251"/>
        </table:table-row>
        <table:table-row table:style-name="ro2">
          <table:table-cell table:formula="oooc:=[.A195]+1" office:value-type="float" office:value="195">
            <text:p>195</text:p>
          </table:table-cell>
          <table:table-cell table:formula="oooc:=[.A196]/1024*5" office:value-type="float" office:value="0.9521484375">
            <text:p>0.95</text:p>
          </table:table-cell>
          <table:table-cell table:style-name="ce5" table:formula="oooc:=5*(9780/[.B196])-9780" office:value-type="float" office:value="41577.5384615385">
            <text:p>41577.54</text:p>
          </table:table-cell>
          <table:table-cell table:style-name="ce5" table:formula="oooc:=-273.15+1/(3.35*10^-3+2.57*10^-4*LN([.C196]/10000)+2.63*10^-6*LN([.C196]/10000)^2+6.75*10^-8*LN([.C196]/10000)^3)" office:value-type="float" office:value="-4.45950194332943">
            <text:p>-4.46</text:p>
          </table:table-cell>
          <table:table-cell table:style-name="ce7" table:formula="oooc:=-273.15+1/(3.354016*10^-3+2.56985*10^-4*LN([.C196]/10000)+2.620131*10^-6*LN([.C196]/10000)^2+6.383091*10^-8*LN([.C196]/10000)^3)" office:value-type="float" office:value="-4.74537458461282">
            <text:p>-4.7</text:p>
          </table:table-cell>
          <table:table-cell table:number-columns-repeated="251"/>
        </table:table-row>
        <table:table-row table:style-name="ro2">
          <table:table-cell table:formula="oooc:=[.A196]+1" office:value-type="float" office:value="196">
            <text:p>196</text:p>
          </table:table-cell>
          <table:table-cell table:formula="oooc:=[.A197]/1024*5" office:value-type="float" office:value="0.95703125">
            <text:p>0.96</text:p>
          </table:table-cell>
          <table:table-cell table:style-name="ce5" table:formula="oooc:=5*(9780/[.B197])-9780" office:value-type="float" office:value="41315.5102040816">
            <text:p>41315.51</text:p>
          </table:table-cell>
          <table:table-cell table:style-name="ce5" table:formula="oooc:=-273.15+1/(3.35*10^-3+2.57*10^-4*LN([.C197]/10000)+2.63*10^-6*LN([.C197]/10000)^2+6.75*10^-8*LN([.C197]/10000)^3)" office:value-type="float" office:value="-4.33854689629658">
            <text:p>-4.34</text:p>
          </table:table-cell>
          <table:table-cell table:style-name="ce7" table:formula="oooc:=-273.15+1/(3.354016*10^-3+2.56985*10^-4*LN([.C197]/10000)+2.620131*10^-6*LN([.C197]/10000)^2+6.383091*10^-8*LN([.C197]/10000)^3)" office:value-type="float" office:value="-4.62470661295919">
            <text:p>-4.6</text:p>
          </table:table-cell>
          <table:table-cell table:number-columns-repeated="251"/>
        </table:table-row>
        <table:table-row table:style-name="ro2">
          <table:table-cell table:formula="oooc:=[.A197]+1" office:value-type="float" office:value="197">
            <text:p>197</text:p>
          </table:table-cell>
          <table:table-cell table:formula="oooc:=[.A198]/1024*5" office:value-type="float" office:value="0.9619140625">
            <text:p>0.96</text:p>
          </table:table-cell>
          <table:table-cell table:style-name="ce5" table:formula="oooc:=5*(9780/[.B198])-9780" office:value-type="float" office:value="41056.1421319797">
            <text:p>41056.14</text:p>
          </table:table-cell>
          <table:table-cell table:style-name="ce5" table:formula="oooc:=-273.15+1/(3.35*10^-3+2.57*10^-4*LN([.C198]/10000)+2.63*10^-6*LN([.C198]/10000)^2+6.75*10^-8*LN([.C198]/10000)^3)" office:value-type="float" office:value="-4.21797042759562">
            <text:p>-4.22</text:p>
          </table:table-cell>
          <table:table-cell table:style-name="ce7" table:formula="oooc:=-273.15+1/(3.354016*10^-3+2.56985*10^-4*LN([.C198]/10000)+2.620131*10^-6*LN([.C198]/10000)^2+6.383091*10^-8*LN([.C198]/10000)^3)" office:value-type="float" office:value="-4.50441632075541">
            <text:p>-4.5</text:p>
          </table:table-cell>
          <table:table-cell table:number-columns-repeated="251"/>
        </table:table-row>
        <table:table-row table:style-name="ro2">
          <table:table-cell table:formula="oooc:=[.A198]+1" office:value-type="float" office:value="198">
            <text:p>198</text:p>
          </table:table-cell>
          <table:table-cell table:formula="oooc:=[.A199]/1024*5" office:value-type="float" office:value="0.966796875">
            <text:p>0.97</text:p>
          </table:table-cell>
          <table:table-cell table:style-name="ce5" table:formula="oooc:=5*(9780/[.B199])-9780" office:value-type="float" office:value="40799.3939393939">
            <text:p>40799.39</text:p>
          </table:table-cell>
          <table:table-cell table:style-name="ce5" table:formula="oooc:=-273.15+1/(3.35*10^-3+2.57*10^-4*LN([.C199]/10000)+2.63*10^-6*LN([.C199]/10000)^2+6.75*10^-8*LN([.C199]/10000)^3)" office:value-type="float" office:value="-4.09776837898249">
            <text:p>-4.1</text:p>
          </table:table-cell>
          <table:table-cell table:style-name="ce7" table:formula="oooc:=-273.15+1/(3.354016*10^-3+2.56985*10^-4*LN([.C199]/10000)+2.620131*10^-6*LN([.C199]/10000)^2+6.383091*10^-8*LN([.C199]/10000)^3)" office:value-type="float" office:value="-4.38449955996458">
            <text:p>-4.4</text:p>
          </table:table-cell>
          <table:table-cell table:number-columns-repeated="251"/>
        </table:table-row>
        <table:table-row table:style-name="ro2">
          <table:table-cell table:formula="oooc:=[.A199]+1" office:value-type="float" office:value="199">
            <text:p>199</text:p>
          </table:table-cell>
          <table:table-cell table:formula="oooc:=[.A200]/1024*5" office:value-type="float" office:value="0.9716796875">
            <text:p>0.97</text:p>
          </table:table-cell>
          <table:table-cell table:style-name="ce5" table:formula="oooc:=5*(9780/[.B200])-9780" office:value-type="float" office:value="40545.2261306533">
            <text:p>40545.23</text:p>
          </table:table-cell>
          <table:table-cell table:style-name="ce5" table:formula="oooc:=-273.15+1/(3.35*10^-3+2.57*10^-4*LN([.C200]/10000)+2.63*10^-6*LN([.C200]/10000)^2+6.75*10^-8*LN([.C200]/10000)^3)" office:value-type="float" office:value="-3.97793665113079">
            <text:p>-3.98</text:p>
          </table:table-cell>
          <table:table-cell table:style-name="ce7" table:formula="oooc:=-273.15+1/(3.354016*10^-3+2.56985*10^-4*LN([.C200]/10000)+2.620131*10^-6*LN([.C200]/10000)^2+6.383091*10^-8*LN([.C200]/10000)^3)" office:value-type="float" office:value="-4.26495224132117">
            <text:p>-4.3</text:p>
          </table:table-cell>
          <table:table-cell table:number-columns-repeated="251"/>
        </table:table-row>
        <table:table-row table:style-name="ro2">
          <table:table-cell table:formula="oooc:=[.A200]+1" office:value-type="float" office:value="200">
            <text:p>200</text:p>
          </table:table-cell>
          <table:table-cell table:formula="oooc:=[.A201]/1024*5" office:value-type="float" office:value="0.9765625">
            <text:p>0.98</text:p>
          </table:table-cell>
          <table:table-cell table:style-name="ce5" table:formula="oooc:=5*(9780/[.B201])-9780" office:value-type="float" office:value="40293.6">
            <text:p>40293.6</text:p>
          </table:table-cell>
          <table:table-cell table:style-name="ce5" table:formula="oooc:=-273.15+1/(3.35*10^-3+2.57*10^-4*LN([.C201]/10000)+2.63*10^-6*LN([.C201]/10000)^2+6.75*10^-8*LN([.C201]/10000)^3)" office:value-type="float" office:value="-3.85847120246842">
            <text:p>-3.86</text:p>
          </table:table-cell>
          <table:table-cell table:style-name="ce7" table:formula="oooc:=-273.15+1/(3.354016*10^-3+2.56985*10^-4*LN([.C201]/10000)+2.620131*10^-6*LN([.C201]/10000)^2+6.383091*10^-8*LN([.C201]/10000)^3)" office:value-type="float" office:value="-4.1457703331705">
            <text:p>-4.1</text:p>
          </table:table-cell>
          <table:table-cell table:number-columns-repeated="251"/>
        </table:table-row>
        <table:table-row table:style-name="ro2">
          <table:table-cell table:formula="oooc:=[.A201]+1" office:value-type="float" office:value="201">
            <text:p>201</text:p>
          </table:table-cell>
          <table:table-cell table:formula="oooc:=[.A202]/1024*5" office:value-type="float" office:value="0.9814453125">
            <text:p>0.98</text:p>
          </table:table-cell>
          <table:table-cell table:style-name="ce5" table:formula="oooc:=5*(9780/[.B202])-9780" office:value-type="float" office:value="40044.4776119403">
            <text:p>40044.48</text:p>
          </table:table-cell>
          <table:table-cell table:style-name="ce5" table:formula="oooc:=-273.15+1/(3.35*10^-3+2.57*10^-4*LN([.C202]/10000)+2.63*10^-6*LN([.C202]/10000)^2+6.75*10^-8*LN([.C202]/10000)^3)" office:value-type="float" office:value="-3.73936804804373">
            <text:p>-3.74</text:p>
          </table:table-cell>
          <table:table-cell table:style-name="ce7" table:formula="oooc:=-273.15+1/(3.354016*10^-3+2.56985*10^-4*LN([.C202]/10000)+2.620131*10^-6*LN([.C202]/10000)^2+6.383091*10^-8*LN([.C202]/10000)^3)" office:value-type="float" office:value="-4.02694986033782">
            <text:p>-4.0</text:p>
          </table:table-cell>
          <table:table-cell table:number-columns-repeated="251"/>
        </table:table-row>
        <table:table-row table:style-name="ro2">
          <table:table-cell table:formula="oooc:=[.A202]+1" office:value-type="float" office:value="202">
            <text:p>202</text:p>
          </table:table-cell>
          <table:table-cell table:formula="oooc:=[.A203]/1024*5" office:value-type="float" office:value="0.986328125">
            <text:p>0.99</text:p>
          </table:table-cell>
          <table:table-cell table:style-name="ce5" table:formula="oooc:=5*(9780/[.B203])-9780" office:value-type="float" office:value="39797.8217821782">
            <text:p>39797.82</text:p>
          </table:table-cell>
          <table:table-cell table:style-name="ce5" table:formula="oooc:=-273.15+1/(3.35*10^-3+2.57*10^-4*LN([.C203]/10000)+2.63*10^-6*LN([.C203]/10000)^2+6.75*10^-8*LN([.C203]/10000)^3)" office:value-type="float" office:value="-3.6206232584185">
            <text:p>-3.62</text:p>
          </table:table-cell>
          <table:table-cell table:style-name="ce7" table:formula="oooc:=-273.15+1/(3.354016*10^-3+2.56985*10^-4*LN([.C203]/10000)+2.620131*10^-6*LN([.C203]/10000)^2+6.383091*10^-8*LN([.C203]/10000)^3)" office:value-type="float" office:value="-3.9084869030238">
            <text:p>-3.9</text:p>
          </table:table-cell>
          <table:table-cell table:number-columns-repeated="251"/>
        </table:table-row>
        <table:table-row table:style-name="ro2">
          <table:table-cell table:formula="oooc:=[.A203]+1" office:value-type="float" office:value="203">
            <text:p>203</text:p>
          </table:table-cell>
          <table:table-cell table:formula="oooc:=[.A204]/1024*5" office:value-type="float" office:value="0.9912109375">
            <text:p>0.99</text:p>
          </table:table-cell>
          <table:table-cell table:style-name="ce5" table:formula="oooc:=5*(9780/[.B204])-9780" office:value-type="float" office:value="39553.5960591133">
            <text:p>39553.6</text:p>
          </table:table-cell>
          <table:table-cell table:style-name="ce5" table:formula="oooc:=-273.15+1/(3.35*10^-3+2.57*10^-4*LN([.C204]/10000)+2.63*10^-6*LN([.C204]/10000)^2+6.75*10^-8*LN([.C204]/10000)^3)" office:value-type="float" office:value="-3.50223295858785">
            <text:p>-3.5</text:p>
          </table:table-cell>
          <table:table-cell table:style-name="ce7" table:formula="oooc:=-273.15+1/(3.354016*10^-3+2.56985*10^-4*LN([.C204]/10000)+2.620131*10^-6*LN([.C204]/10000)^2+6.383091*10^-8*LN([.C204]/10000)^3)" office:value-type="float" office:value="-3.79037759572776">
            <text:p>-3.8</text:p>
          </table:table-cell>
          <table:table-cell table:number-columns-repeated="251"/>
        </table:table-row>
        <table:table-row table:style-name="ro2">
          <table:table-cell table:formula="oooc:=[.A204]+1" office:value-type="float" office:value="204">
            <text:p>204</text:p>
          </table:table-cell>
          <table:table-cell table:formula="oooc:=[.A205]/1024*5" office:value-type="float" office:value="0.99609375">
            <text:p>1</text:p>
          </table:table-cell>
          <table:table-cell table:style-name="ce5" table:formula="oooc:=5*(9780/[.B205])-9780" office:value-type="float" office:value="39311.7647058823">
            <text:p>39311.76</text:p>
          </table:table-cell>
          <table:table-cell table:style-name="ce5" table:formula="oooc:=-273.15+1/(3.35*10^-3+2.57*10^-4*LN([.C205]/10000)+2.63*10^-6*LN([.C205]/10000)^2+6.75*10^-8*LN([.C205]/10000)^3)" office:value-type="float" office:value="-3.38419332692632">
            <text:p>-3.38</text:p>
          </table:table-cell>
          <table:table-cell table:style-name="ce7" table:formula="oooc:=-273.15+1/(3.354016*10^-3+2.56985*10^-4*LN([.C205]/10000)+2.620131*10^-6*LN([.C205]/10000)^2+6.383091*10^-8*LN([.C205]/10000)^3)" office:value-type="float" office:value="-3.67261812619569">
            <text:p>-3.7</text:p>
          </table:table-cell>
          <table:table-cell table:number-columns-repeated="251"/>
        </table:table-row>
        <table:table-row table:style-name="ro2">
          <table:table-cell table:formula="oooc:=[.A205]+1" office:value-type="float" office:value="205">
            <text:p>205</text:p>
          </table:table-cell>
          <table:table-cell table:formula="oooc:=[.A206]/1024*5" office:value-type="float" office:value="1.0009765625">
            <text:p>1</text:p>
          </table:table-cell>
          <table:table-cell table:style-name="ce5" table:formula="oooc:=5*(9780/[.B206])-9780" office:value-type="float" office:value="39072.2926829268">
            <text:p>39072.29</text:p>
          </table:table-cell>
          <table:table-cell table:style-name="ce5" table:formula="oooc:=-273.15+1/(3.35*10^-3+2.57*10^-4*LN([.C206]/10000)+2.63*10^-6*LN([.C206]/10000)^2+6.75*10^-8*LN([.C206]/10000)^3)" office:value-type="float" office:value="-3.26650059415897">
            <text:p>-3.27</text:p>
          </table:table-cell>
          <table:table-cell table:style-name="ce7" table:formula="oooc:=-273.15+1/(3.354016*10^-3+2.56985*10^-4*LN([.C206]/10000)+2.620131*10^-6*LN([.C206]/10000)^2+6.383091*10^-8*LN([.C206]/10000)^3)" office:value-type="float" office:value="-3.55520473439429">
            <text:p>-3.6</text:p>
          </table:table-cell>
          <table:table-cell table:number-columns-repeated="251"/>
        </table:table-row>
        <table:table-row table:style-name="ro2">
          <table:table-cell table:formula="oooc:=[.A206]+1" office:value-type="float" office:value="206">
            <text:p>206</text:p>
          </table:table-cell>
          <table:table-cell table:formula="oooc:=[.A207]/1024*5" office:value-type="float" office:value="1.005859375">
            <text:p>1.01</text:p>
          </table:table-cell>
          <table:table-cell table:style-name="ce5" table:formula="oooc:=5*(9780/[.B207])-9780" office:value-type="float" office:value="38835.145631068">
            <text:p>38835.15</text:p>
          </table:table-cell>
          <table:table-cell table:style-name="ce5" table:formula="oooc:=-273.15+1/(3.35*10^-3+2.57*10^-4*LN([.C207]/10000)+2.63*10^-6*LN([.C207]/10000)^2+6.75*10^-8*LN([.C207]/10000)^3)" office:value-type="float" office:value="-3.14915104235678">
            <text:p>-3.15</text:p>
          </table:table-cell>
          <table:table-cell table:style-name="ce7" table:formula="oooc:=-273.15+1/(3.354016*10^-3+2.56985*10^-4*LN([.C207]/10000)+2.620131*10^-6*LN([.C207]/10000)^2+6.383091*10^-8*LN([.C207]/10000)^3)" office:value-type="float" office:value="-3.43813371150924">
            <text:p>-3.4</text:p>
          </table:table-cell>
          <table:table-cell table:number-columns-repeated="251"/>
        </table:table-row>
        <table:table-row table:style-name="ro2">
          <table:table-cell table:formula="oooc:=[.A207]+1" office:value-type="float" office:value="207">
            <text:p>207</text:p>
          </table:table-cell>
          <table:table-cell table:formula="oooc:=[.A208]/1024*5" office:value-type="float" office:value="1.0107421875">
            <text:p>1.01</text:p>
          </table:table-cell>
          <table:table-cell table:style-name="ce5" table:formula="oooc:=5*(9780/[.B208])-9780" office:value-type="float" office:value="38600.2898550725">
            <text:p>38600.29</text:p>
          </table:table-cell>
          <table:table-cell table:style-name="ce5" table:formula="oooc:=-273.15+1/(3.35*10^-3+2.57*10^-4*LN([.C208]/10000)+2.63*10^-6*LN([.C208]/10000)^2+6.75*10^-8*LN([.C208]/10000)^3)" office:value-type="float" office:value="-3.03214100395627">
            <text:p>-3.03</text:p>
          </table:table-cell>
          <table:table-cell table:style-name="ce7" table:formula="oooc:=-273.15+1/(3.354016*10^-3+2.56985*10^-4*LN([.C208]/10000)+2.620131*10^-6*LN([.C208]/10000)^2+6.383091*10^-8*LN([.C208]/10000)^3)" office:value-type="float" office:value="-3.32140139896643">
            <text:p>-3.3</text:p>
          </table:table-cell>
          <table:table-cell table:number-columns-repeated="251"/>
        </table:table-row>
        <table:table-row table:style-name="ro2">
          <table:table-cell table:formula="oooc:=[.A208]+1" office:value-type="float" office:value="208">
            <text:p>208</text:p>
          </table:table-cell>
          <table:table-cell table:formula="oooc:=[.A209]/1024*5" office:value-type="float" office:value="1.015625">
            <text:p>1.02</text:p>
          </table:table-cell>
          <table:table-cell table:style-name="ce5" table:formula="oooc:=5*(9780/[.B209])-9780" office:value-type="float" office:value="38367.6923076923">
            <text:p>38367.69</text:p>
          </table:table-cell>
          <table:table-cell table:style-name="ce5" table:formula="oooc:=-273.15+1/(3.35*10^-3+2.57*10^-4*LN([.C209]/10000)+2.63*10^-6*LN([.C209]/10000)^2+6.75*10^-8*LN([.C209]/10000)^3)" office:value-type="float" office:value="-2.9154668608021">
            <text:p>-2.92</text:p>
          </table:table-cell>
          <table:table-cell table:style-name="ce7" table:formula="oooc:=-273.15+1/(3.354016*10^-3+2.56985*10^-4*LN([.C209]/10000)+2.620131*10^-6*LN([.C209]/10000)^2+6.383091*10^-8*LN([.C209]/10000)^3)" office:value-type="float" office:value="-3.20500418747781">
            <text:p>-3.2</text:p>
          </table:table-cell>
          <table:table-cell table:number-columns-repeated="251"/>
        </table:table-row>
        <table:table-row table:style-name="ro2">
          <table:table-cell table:formula="oooc:=[.A209]+1" office:value-type="float" office:value="209">
            <text:p>209</text:p>
          </table:table-cell>
          <table:table-cell table:formula="oooc:=[.A210]/1024*5" office:value-type="float" office:value="1.0205078125">
            <text:p>1.02</text:p>
          </table:table-cell>
          <table:table-cell table:style-name="ce5" table:formula="oooc:=5*(9780/[.B210])-9780" office:value-type="float" office:value="38137.3205741627">
            <text:p>38137.32</text:p>
          </table:table-cell>
          <table:table-cell table:style-name="ce5" table:formula="oooc:=-273.15+1/(3.35*10^-3+2.57*10^-4*LN([.C210]/10000)+2.63*10^-6*LN([.C210]/10000)^2+6.75*10^-8*LN([.C210]/10000)^3)" office:value-type="float" office:value="-2.7991250432118">
            <text:p>-2.8</text:p>
          </table:table-cell>
          <table:table-cell table:style-name="ce7" table:formula="oooc:=-273.15+1/(3.354016*10^-3+2.56985*10^-4*LN([.C210]/10000)+2.620131*10^-6*LN([.C210]/10000)^2+6.383091*10^-8*LN([.C210]/10000)^3)" office:value-type="float" office:value="-3.08893851610787">
            <text:p>-3.1</text:p>
          </table:table-cell>
          <table:table-cell table:number-columns-repeated="251"/>
        </table:table-row>
        <table:table-row table:style-name="ro2">
          <table:table-cell table:formula="oooc:=[.A210]+1" office:value-type="float" office:value="210">
            <text:p>210</text:p>
          </table:table-cell>
          <table:table-cell table:formula="oooc:=[.A211]/1024*5" office:value-type="float" office:value="1.025390625">
            <text:p>1.03</text:p>
          </table:table-cell>
          <table:table-cell table:style-name="ce5" table:formula="oooc:=5*(9780/[.B211])-9780" office:value-type="float" office:value="37909.1428571429">
            <text:p>37909.14</text:p>
          </table:table-cell>
          <table:table-cell table:style-name="ce5" table:formula="oooc:=-273.15+1/(3.35*10^-3+2.57*10^-4*LN([.C211]/10000)+2.63*10^-6*LN([.C211]/10000)^2+6.75*10^-8*LN([.C211]/10000)^3)" office:value-type="float" office:value="-2.68311202906273">
            <text:p>-2.68</text:p>
          </table:table-cell>
          <table:table-cell table:style-name="ce7" table:formula="oooc:=-273.15+1/(3.354016*10^-3+2.56985*10^-4*LN([.C211]/10000)+2.620131*10^-6*LN([.C211]/10000)^2+6.383091*10^-8*LN([.C211]/10000)^3)" office:value-type="float" office:value="-2.97320087136347">
            <text:p>-3.0</text:p>
          </table:table-cell>
          <table:table-cell table:number-columns-repeated="251"/>
        </table:table-row>
        <table:table-row table:style-name="ro2">
          <table:table-cell table:formula="oooc:=[.A211]+1" office:value-type="float" office:value="211">
            <text:p>211</text:p>
          </table:table-cell>
          <table:table-cell table:formula="oooc:=[.A212]/1024*5" office:value-type="float" office:value="1.0302734375">
            <text:p>1.03</text:p>
          </table:table-cell>
          <table:table-cell table:style-name="ce5" table:formula="oooc:=5*(9780/[.B212])-9780" office:value-type="float" office:value="37683.1279620853">
            <text:p>37683.13</text:p>
          </table:table-cell>
          <table:table-cell table:style-name="ce5" table:formula="oooc:=-273.15+1/(3.35*10^-3+2.57*10^-4*LN([.C212]/10000)+2.63*10^-6*LN([.C212]/10000)^2+6.75*10^-8*LN([.C212]/10000)^3)" office:value-type="float" office:value="-2.5674243429001">
            <text:p>-2.57</text:p>
          </table:table-cell>
          <table:table-cell table:style-name="ce7" table:formula="oooc:=-273.15+1/(3.354016*10^-3+2.56985*10^-4*LN([.C212]/10000)+2.620131*10^-6*LN([.C212]/10000)^2+6.383091*10^-8*LN([.C212]/10000)^3)" office:value-type="float" office:value="-2.85778778630339">
            <text:p>-2.9</text:p>
          </table:table-cell>
          <table:table-cell table:number-columns-repeated="251"/>
        </table:table-row>
        <table:table-row table:style-name="ro2">
          <table:table-cell table:formula="oooc:=[.A212]+1" office:value-type="float" office:value="212">
            <text:p>212</text:p>
          </table:table-cell>
          <table:table-cell table:formula="oooc:=[.A213]/1024*5" office:value-type="float" office:value="1.03515625">
            <text:p>1.04</text:p>
          </table:table-cell>
          <table:table-cell table:style-name="ce5" table:formula="oooc:=5*(9780/[.B213])-9780" office:value-type="float" office:value="37459.2452830189">
            <text:p>37459.25</text:p>
          </table:table-cell>
          <table:table-cell table:style-name="ce5" table:formula="oooc:=-273.15+1/(3.35*10^-3+2.57*10^-4*LN([.C213]/10000)+2.63*10^-6*LN([.C213]/10000)^2+6.75*10^-8*LN([.C213]/10000)^3)" office:value-type="float" office:value="-2.45205855506549">
            <text:p>-2.45</text:p>
          </table:table-cell>
          <table:table-cell table:style-name="ce7" table:formula="oooc:=-273.15+1/(3.354016*10^-3+2.56985*10^-4*LN([.C213]/10000)+2.620131*10^-6*LN([.C213]/10000)^2+6.383091*10^-8*LN([.C213]/10000)^3)" office:value-type="float" office:value="-2.74269583966981">
            <text:p>-2.7</text:p>
          </table:table-cell>
          <table:table-cell table:number-columns-repeated="251"/>
        </table:table-row>
        <table:table-row table:style-name="ro2">
          <table:table-cell table:formula="oooc:=[.A213]+1" office:value-type="float" office:value="213">
            <text:p>213</text:p>
          </table:table-cell>
          <table:table-cell table:formula="oooc:=[.A214]/1024*5" office:value-type="float" office:value="1.0400390625">
            <text:p>1.04</text:p>
          </table:table-cell>
          <table:table-cell table:style-name="ce5" table:formula="oooc:=5*(9780/[.B214])-9780" office:value-type="float" office:value="37237.4647887324">
            <text:p>37237.46</text:p>
          </table:table-cell>
          <table:table-cell table:style-name="ce5" table:formula="oooc:=-273.15+1/(3.35*10^-3+2.57*10^-4*LN([.C214]/10000)+2.63*10^-6*LN([.C214]/10000)^2+6.75*10^-8*LN([.C214]/10000)^3)" office:value-type="float" office:value="-2.33701128084573">
            <text:p>-2.34</text:p>
          </table:table-cell>
          <table:table-cell table:style-name="ce7" table:formula="oooc:=-273.15+1/(3.354016*10^-3+2.56985*10^-4*LN([.C214]/10000)+2.620131*10^-6*LN([.C214]/10000)^2+6.383091*10^-8*LN([.C214]/10000)^3)" office:value-type="float" office:value="-2.62792165503851">
            <text:p>-2.6</text:p>
          </table:table-cell>
          <table:table-cell table:number-columns-repeated="251"/>
        </table:table-row>
        <table:table-row table:style-name="ro2">
          <table:table-cell table:formula="oooc:=[.A214]+1" office:value-type="float" office:value="214">
            <text:p>214</text:p>
          </table:table-cell>
          <table:table-cell table:formula="oooc:=[.A215]/1024*5" office:value-type="float" office:value="1.044921875">
            <text:p>1.04</text:p>
          </table:table-cell>
          <table:table-cell table:style-name="ce5" table:formula="oooc:=5*(9780/[.B215])-9780" office:value-type="float" office:value="37017.7570093458">
            <text:p>37017.76</text:p>
          </table:table-cell>
          <table:table-cell table:style-name="ce5" table:formula="oooc:=-273.15+1/(3.35*10^-3+2.57*10^-4*LN([.C215]/10000)+2.63*10^-6*LN([.C215]/10000)^2+6.75*10^-8*LN([.C215]/10000)^3)" office:value-type="float" office:value="-2.22227917964091">
            <text:p>-2.22</text:p>
          </table:table-cell>
          <table:table-cell table:style-name="ce7" table:formula="oooc:=-273.15+1/(3.354016*10^-3+2.56985*10^-4*LN([.C215]/10000)+2.620131*10^-6*LN([.C215]/10000)^2+6.383091*10^-8*LN([.C215]/10000)^3)" office:value-type="float" office:value="-2.51346189998986">
            <text:p>-2.5</text:p>
          </table:table-cell>
          <table:table-cell table:number-columns-repeated="251"/>
        </table:table-row>
        <table:table-row table:style-name="ro2">
          <table:table-cell table:formula="oooc:=[.A215]+1" office:value-type="float" office:value="215">
            <text:p>215</text:p>
          </table:table-cell>
          <table:table-cell table:formula="oooc:=[.A216]/1024*5" office:value-type="float" office:value="1.0498046875">
            <text:p>1.05</text:p>
          </table:table-cell>
          <table:table-cell table:style-name="ce5" table:formula="oooc:=5*(9780/[.B216])-9780" office:value-type="float" office:value="36800.0930232558">
            <text:p>36800.09</text:p>
          </table:table-cell>
          <table:table-cell table:style-name="ce5" table:formula="oooc:=-273.15+1/(3.35*10^-3+2.57*10^-4*LN([.C216]/10000)+2.63*10^-6*LN([.C216]/10000)^2+6.75*10^-8*LN([.C216]/10000)^3)" office:value-type="float" office:value="-2.10785895415142">
            <text:p>-2.11</text:p>
          </table:table-cell>
          <table:table-cell table:style-name="ce7" table:formula="oooc:=-273.15+1/(3.354016*10^-3+2.56985*10^-4*LN([.C216]/10000)+2.620131*10^-6*LN([.C216]/10000)^2+6.383091*10^-8*LN([.C216]/10000)^3)" office:value-type="float" office:value="-2.39931328529724">
            <text:p>-2.4</text:p>
          </table:table-cell>
          <table:table-cell table:number-columns-repeated="251"/>
        </table:table-row>
        <table:table-row table:style-name="ro2">
          <table:table-cell table:formula="oooc:=[.A216]+1" office:value-type="float" office:value="216">
            <text:p>216</text:p>
          </table:table-cell>
          <table:table-cell table:formula="oooc:=[.A217]/1024*5" office:value-type="float" office:value="1.0546875">
            <text:p>1.05</text:p>
          </table:table-cell>
          <table:table-cell table:style-name="ce5" table:formula="oooc:=5*(9780/[.B217])-9780" office:value-type="float" office:value="36584.4444444444">
            <text:p>36584.44</text:p>
          </table:table-cell>
          <table:table-cell table:style-name="ce5" table:formula="oooc:=-273.15+1/(3.35*10^-3+2.57*10^-4*LN([.C217]/10000)+2.63*10^-6*LN([.C217]/10000)^2+6.75*10^-8*LN([.C217]/10000)^3)" office:value-type="float" office:value="-1.99374734958406">
            <text:p>-1.99</text:p>
          </table:table-cell>
          <table:table-cell table:style-name="ce7" table:formula="oooc:=-273.15+1/(3.354016*10^-3+2.56985*10^-4*LN([.C217]/10000)+2.620131*10^-6*LN([.C217]/10000)^2+6.383091*10^-8*LN([.C217]/10000)^3)" office:value-type="float" office:value="-2.28547256413503">
            <text:p>-2.3</text:p>
          </table:table-cell>
          <table:table-cell table:number-columns-repeated="251"/>
        </table:table-row>
        <table:table-row table:style-name="ro2">
          <table:table-cell table:formula="oooc:=[.A217]+1" office:value-type="float" office:value="217">
            <text:p>217</text:p>
          </table:table-cell>
          <table:table-cell table:formula="oooc:=[.A218]/1024*5" office:value-type="float" office:value="1.0595703125">
            <text:p>1.06</text:p>
          </table:table-cell>
          <table:table-cell table:style-name="ce5" table:formula="oooc:=5*(9780/[.B218])-9780" office:value-type="float" office:value="36370.7834101382">
            <text:p>36370.78</text:p>
          </table:table-cell>
          <table:table-cell table:style-name="ce5" table:formula="oooc:=-273.15+1/(3.35*10^-3+2.57*10^-4*LN([.C218]/10000)+2.63*10^-6*LN([.C218]/10000)^2+6.75*10^-8*LN([.C218]/10000)^3)" office:value-type="float" office:value="-1.87994115287461">
            <text:p>-1.88</text:p>
          </table:table-cell>
          <table:table-cell table:style-name="ce7" table:formula="oooc:=-273.15+1/(3.354016*10^-3+2.56985*10^-4*LN([.C218]/10000)+2.620131*10^-6*LN([.C218]/10000)^2+6.383091*10^-8*LN([.C218]/10000)^3)" office:value-type="float" office:value="-2.17193653130408">
            <text:p>-2.2</text:p>
          </table:table-cell>
          <table:table-cell table:number-columns-repeated="251"/>
        </table:table-row>
        <table:table-row table:style-name="ro2">
          <table:table-cell table:formula="oooc:=[.A218]+1" office:value-type="float" office:value="218">
            <text:p>218</text:p>
          </table:table-cell>
          <table:table-cell table:formula="oooc:=[.A219]/1024*5" office:value-type="float" office:value="1.064453125">
            <text:p>1.06</text:p>
          </table:table-cell>
          <table:table-cell table:style-name="ce5" table:formula="oooc:=5*(9780/[.B219])-9780" office:value-type="float" office:value="36159.0825688073">
            <text:p>36159.08</text:p>
          </table:table-cell>
          <table:table-cell table:style-name="ce5" table:formula="oooc:=-273.15+1/(3.35*10^-3+2.57*10^-4*LN([.C219]/10000)+2.63*10^-6*LN([.C219]/10000)^2+6.75*10^-8*LN([.C219]/10000)^3)" office:value-type="float" office:value="-1.76643719192964">
            <text:p>-1.77</text:p>
          </table:table-cell>
          <table:table-cell table:style-name="ce7" table:formula="oooc:=-273.15+1/(3.354016*10^-3+2.56985*10^-4*LN([.C219]/10000)+2.620131*10^-6*LN([.C219]/10000)^2+6.383091*10^-8*LN([.C219]/10000)^3)" office:value-type="float" office:value="-2.05870202247422">
            <text:p>-2.1</text:p>
          </table:table-cell>
          <table:table-cell table:number-columns-repeated="251"/>
        </table:table-row>
        <table:table-row table:style-name="ro2">
          <table:table-cell table:formula="oooc:=[.A219]+1" office:value-type="float" office:value="219">
            <text:p>219</text:p>
          </table:table-cell>
          <table:table-cell table:formula="oooc:=[.A220]/1024*5" office:value-type="float" office:value="1.0693359375">
            <text:p>1.07</text:p>
          </table:table-cell>
          <table:table-cell table:style-name="ce5" table:formula="oooc:=5*(9780/[.B220])-9780" office:value-type="float" office:value="35949.3150684932">
            <text:p>35949.32</text:p>
          </table:table-cell>
          <table:table-cell table:style-name="ce5" table:formula="oooc:=-273.15+1/(3.35*10^-3+2.57*10^-4*LN([.C220]/10000)+2.63*10^-6*LN([.C220]/10000)^2+6.75*10^-8*LN([.C220]/10000)^3)" office:value-type="float" office:value="-1.65323233488385">
            <text:p>-1.65</text:p>
          </table:table-cell>
          <table:table-cell table:style-name="ce7" table:formula="oooc:=-273.15+1/(3.354016*10^-3+2.56985*10^-4*LN([.C220]/10000)+2.620131*10^-6*LN([.C220]/10000)^2+6.383091*10^-8*LN([.C220]/10000)^3)" office:value-type="float" office:value="-1.94576591344446">
            <text:p>-1.9</text:p>
          </table:table-cell>
          <table:table-cell table:number-columns-repeated="251"/>
        </table:table-row>
        <table:table-row table:style-name="ro2">
          <table:table-cell table:formula="oooc:=[.A220]+1" office:value-type="float" office:value="220">
            <text:p>220</text:p>
          </table:table-cell>
          <table:table-cell table:formula="oooc:=[.A221]/1024*5" office:value-type="float" office:value="1.07421875">
            <text:p>1.07</text:p>
          </table:table-cell>
          <table:table-cell table:style-name="ce5" table:formula="oooc:=5*(9780/[.B221])-9780" office:value-type="float" office:value="35741.4545454545">
            <text:p>35741.45</text:p>
          </table:table-cell>
          <table:table-cell table:style-name="ce5" table:formula="oooc:=-273.15+1/(3.35*10^-3+2.57*10^-4*LN([.C221]/10000)+2.63*10^-6*LN([.C221]/10000)^2+6.75*10^-8*LN([.C221]/10000)^3)" office:value-type="float" office:value="-1.54032348937488">
            <text:p>-1.54</text:p>
          </table:table-cell>
          <table:table-cell table:style-name="ce7" table:formula="oooc:=-273.15+1/(3.354016*10^-3+2.56985*10^-4*LN([.C221]/10000)+2.620131*10^-6*LN([.C221]/10000)^2+6.383091*10^-8*LN([.C221]/10000)^3)" office:value-type="float" office:value="-1.83312511941881">
            <text:p>-1.8</text:p>
          </table:table-cell>
          <table:table-cell table:number-columns-repeated="251"/>
        </table:table-row>
        <table:table-row table:style-name="ro2">
          <table:table-cell table:formula="oooc:=[.A221]+1" office:value-type="float" office:value="221">
            <text:p>221</text:p>
          </table:table-cell>
          <table:table-cell table:formula="oooc:=[.A222]/1024*5" office:value-type="float" office:value="1.0791015625">
            <text:p>1.08</text:p>
          </table:table-cell>
          <table:table-cell table:style-name="ce5" table:formula="oooc:=5*(9780/[.B222])-9780" office:value-type="float" office:value="35535.4751131222">
            <text:p>35535.48</text:p>
          </table:table-cell>
          <table:table-cell table:style-name="ce5" table:formula="oooc:=-273.15+1/(3.35*10^-3+2.57*10^-4*LN([.C222]/10000)+2.63*10^-6*LN([.C222]/10000)^2+6.75*10^-8*LN([.C222]/10000)^3)" office:value-type="float" office:value="-1.42770760183356">
            <text:p>-1.43</text:p>
          </table:table-cell>
          <table:table-cell table:style-name="ce7" table:formula="oooc:=-273.15+1/(3.354016*10^-3+2.56985*10^-4*LN([.C222]/10000)+2.620131*10^-6*LN([.C222]/10000)^2+6.383091*10^-8*LN([.C222]/10000)^3)" office:value-type="float" office:value="-1.7207765942988">
            <text:p>-1.7</text:p>
          </table:table-cell>
          <table:table-cell table:number-columns-repeated="251"/>
        </table:table-row>
        <table:table-row table:style-name="ro2">
          <table:table-cell table:formula="oooc:=[.A222]+1" office:value-type="float" office:value="222">
            <text:p>222</text:p>
          </table:table-cell>
          <table:table-cell table:formula="oooc:=[.A223]/1024*5" office:value-type="float" office:value="1.083984375">
            <text:p>1.08</text:p>
          </table:table-cell>
          <table:table-cell table:style-name="ce5" table:formula="oooc:=5*(9780/[.B223])-9780" office:value-type="float" office:value="35331.3513513513">
            <text:p>35331.35</text:p>
          </table:table-cell>
          <table:table-cell table:style-name="ce5" table:formula="oooc:=-273.15+1/(3.35*10^-3+2.57*10^-4*LN([.C223]/10000)+2.63*10^-6*LN([.C223]/10000)^2+6.75*10^-8*LN([.C223]/10000)^3)" office:value-type="float" office:value="-1.31538165679007">
            <text:p>-1.32</text:p>
          </table:table-cell>
          <table:table-cell table:style-name="ce7" table:formula="oooc:=-273.15+1/(3.354016*10^-3+2.56985*10^-4*LN([.C223]/10000)+2.620131*10^-6*LN([.C223]/10000)^2+6.383091*10^-8*LN([.C223]/10000)^3)" office:value-type="float" office:value="-1.60871732999152">
            <text:p>-1.6</text:p>
          </table:table-cell>
          <table:table-cell table:number-columns-repeated="251"/>
        </table:table-row>
        <table:table-row table:style-name="ro2">
          <table:table-cell table:formula="oooc:=[.A223]+1" office:value-type="float" office:value="223">
            <text:p>223</text:p>
          </table:table-cell>
          <table:table-cell table:formula="oooc:=[.A224]/1024*5" office:value-type="float" office:value="1.0888671875">
            <text:p>1.09</text:p>
          </table:table-cell>
          <table:table-cell table:style-name="ce5" table:formula="oooc:=5*(9780/[.B224])-9780" office:value-type="float" office:value="35129.0582959641">
            <text:p>35129.06</text:p>
          </table:table-cell>
          <table:table-cell table:style-name="ce5" table:formula="oooc:=-273.15+1/(3.35*10^-3+2.57*10^-4*LN([.C224]/10000)+2.63*10^-6*LN([.C224]/10000)^2+6.75*10^-8*LN([.C224]/10000)^3)" office:value-type="float" office:value="-1.20334267619529">
            <text:p>-1.2</text:p>
          </table:table-cell>
          <table:table-cell table:style-name="ce7" table:formula="oooc:=-273.15+1/(3.354016*10^-3+2.56985*10^-4*LN([.C224]/10000)+2.620131*10^-6*LN([.C224]/10000)^2+6.383091*10^-8*LN([.C224]/10000)^3)" office:value-type="float" office:value="-1.49694435573218">
            <text:p>-1.5</text:p>
          </table:table-cell>
          <table:table-cell table:number-columns-repeated="251"/>
        </table:table-row>
        <table:table-row table:style-name="ro2">
          <table:table-cell table:formula="oooc:=[.A224]+1" office:value-type="float" office:value="224">
            <text:p>224</text:p>
          </table:table-cell>
          <table:table-cell table:formula="oooc:=[.A225]/1024*5" office:value-type="float" office:value="1.09375">
            <text:p>1.09</text:p>
          </table:table-cell>
          <table:table-cell table:style-name="ce5" table:formula="oooc:=5*(9780/[.B225])-9780" office:value-type="float" office:value="34928.5714285714">
            <text:p>34928.57</text:p>
          </table:table-cell>
          <table:table-cell table:style-name="ce5" table:formula="oooc:=-273.15+1/(3.35*10^-3+2.57*10^-4*LN([.C225]/10000)+2.63*10^-6*LN([.C225]/10000)^2+6.75*10^-8*LN([.C225]/10000)^3)" office:value-type="float" office:value="-1.0915877187573">
            <text:p>-1.09</text:p>
          </table:table-cell>
          <table:table-cell table:style-name="ce7" table:formula="oooc:=-273.15+1/(3.354016*10^-3+2.56985*10^-4*LN([.C225]/10000)+2.620131*10^-6*LN([.C225]/10000)^2+6.383091*10^-8*LN([.C225]/10000)^3)" office:value-type="float" office:value="-1.38545473742238">
            <text:p>-1.4</text:p>
          </table:table-cell>
          <table:table-cell table:number-columns-repeated="251"/>
        </table:table-row>
        <table:table-row table:style-name="ro2">
          <table:table-cell table:formula="oooc:=[.A225]+1" office:value-type="float" office:value="225">
            <text:p>225</text:p>
          </table:table-cell>
          <table:table-cell table:formula="oooc:=[.A226]/1024*5" office:value-type="float" office:value="1.0986328125">
            <text:p>1.1</text:p>
          </table:table-cell>
          <table:table-cell table:style-name="ce5" table:formula="oooc:=5*(9780/[.B226])-9780" office:value-type="float" office:value="34729.8666666667">
            <text:p>34729.87</text:p>
          </table:table-cell>
          <table:table-cell table:style-name="ce5" table:formula="oooc:=-273.15+1/(3.35*10^-3+2.57*10^-4*LN([.C226]/10000)+2.63*10^-6*LN([.C226]/10000)^2+6.75*10^-8*LN([.C226]/10000)^3)" office:value-type="float" office:value="-0.980113879291594">
            <text:p>-0.98</text:p>
          </table:table-cell>
          <table:table-cell table:style-name="ce7" table:formula="oooc:=-273.15+1/(3.354016*10^-3+2.56985*10^-4*LN([.C226]/10000)+2.620131*10^-6*LN([.C226]/10000)^2+6.383091*10^-8*LN([.C226]/10000)^3)" office:value-type="float" office:value="-1.27424557698237">
            <text:p>-1.3</text:p>
          </table:table-cell>
          <table:table-cell table:number-columns-repeated="251"/>
        </table:table-row>
        <table:table-row table:style-name="ro2">
          <table:table-cell table:formula="oooc:=[.A226]+1" office:value-type="float" office:value="226">
            <text:p>226</text:p>
          </table:table-cell>
          <table:table-cell table:formula="oooc:=[.A227]/1024*5" office:value-type="float" office:value="1.103515625">
            <text:p>1.1</text:p>
          </table:table-cell>
          <table:table-cell table:style-name="ce5" table:formula="oooc:=5*(9780/[.B227])-9780" office:value-type="float" office:value="34532.9203539823">
            <text:p>34532.92</text:p>
          </table:table-cell>
          <table:table-cell table:style-name="ce5" table:formula="oooc:=-273.15+1/(3.35*10^-3+2.57*10^-4*LN([.C227]/10000)+2.63*10^-6*LN([.C227]/10000)^2+6.75*10^-8*LN([.C227]/10000)^3)" office:value-type="float" office:value="-0.868918288085922">
            <text:p>-0.87</text:p>
          </table:table-cell>
          <table:table-cell table:style-name="ce7" table:formula="oooc:=-273.15+1/(3.354016*10^-3+2.56985*10^-4*LN([.C227]/10000)+2.620131*10^-6*LN([.C227]/10000)^2+6.383091*10^-8*LN([.C227]/10000)^3)" office:value-type="float" office:value="-1.16331401171698">
            <text:p>-1.2</text:p>
          </table:table-cell>
          <table:table-cell table:number-columns-repeated="251"/>
        </table:table-row>
        <table:table-row table:style-name="ro2">
          <table:table-cell table:formula="oooc:=[.A227]+1" office:value-type="float" office:value="227">
            <text:p>227</text:p>
          </table:table-cell>
          <table:table-cell table:formula="oooc:=[.A228]/1024*5" office:value-type="float" office:value="1.1083984375">
            <text:p>1.11</text:p>
          </table:table-cell>
          <table:table-cell table:style-name="ce5" table:formula="oooc:=5*(9780/[.B228])-9780" office:value-type="float" office:value="34337.7092511013">
            <text:p>34337.71</text:p>
          </table:table-cell>
          <table:table-cell table:style-name="ce5" table:formula="oooc:=-273.15+1/(3.35*10^-3+2.57*10^-4*LN([.C228]/10000)+2.63*10^-6*LN([.C228]/10000)^2+6.75*10^-8*LN([.C228]/10000)^3)" office:value-type="float" office:value="-0.757998110278834">
            <text:p>-0.76</text:p>
          </table:table-cell>
          <table:table-cell table:style-name="ce7" table:formula="oooc:=-273.15+1/(3.354016*10^-3+2.56985*10^-4*LN([.C228]/10000)+2.620131*10^-6*LN([.C228]/10000)^2+6.383091*10^-8*LN([.C228]/10000)^3)" office:value-type="float" office:value="-1.05265721369591">
            <text:p>-1.1</text:p>
          </table:table-cell>
          <table:table-cell table:number-columns-repeated="251"/>
        </table:table-row>
        <table:table-row table:style-name="ro2">
          <table:table-cell table:formula="oooc:=[.A228]+1" office:value-type="float" office:value="228">
            <text:p>228</text:p>
          </table:table-cell>
          <table:table-cell table:formula="oooc:=[.A229]/1024*5" office:value-type="float" office:value="1.11328125">
            <text:p>1.11</text:p>
          </table:table-cell>
          <table:table-cell table:style-name="ce5" table:formula="oooc:=5*(9780/[.B229])-9780" office:value-type="float" office:value="34144.2105263158">
            <text:p>34144.21</text:p>
          </table:table-cell>
          <table:table-cell table:style-name="ce5" table:formula="oooc:=-273.15+1/(3.35*10^-3+2.57*10^-4*LN([.C229]/10000)+2.63*10^-6*LN([.C229]/10000)^2+6.75*10^-8*LN([.C229]/10000)^3)" office:value-type="float" office:value="-0.647350545250902">
            <text:p>-0.65</text:p>
          </table:table-cell>
          <table:table-cell table:style-name="ce7" table:formula="oooc:=-273.15+1/(3.354016*10^-3+2.56985*10^-4*LN([.C229]/10000)+2.620131*10^-6*LN([.C229]/10000)^2+6.383091*10^-8*LN([.C229]/10000)^3)" office:value-type="float" office:value="-0.942272389146808">
            <text:p>-0.9</text:p>
          </table:table-cell>
          <table:table-cell table:number-columns-repeated="251"/>
        </table:table-row>
        <table:table-row table:style-name="ro2">
          <table:table-cell table:formula="oooc:=[.A229]+1" office:value-type="float" office:value="229">
            <text:p>229</text:p>
          </table:table-cell>
          <table:table-cell table:formula="oooc:=[.A230]/1024*5" office:value-type="float" office:value="1.1181640625">
            <text:p>1.12</text:p>
          </table:table-cell>
          <table:table-cell table:style-name="ce5" table:formula="oooc:=5*(9780/[.B230])-9780" office:value-type="float" office:value="33952.4017467249">
            <text:p>33952.4</text:p>
          </table:table-cell>
          <table:table-cell table:style-name="ce5" table:formula="oooc:=-273.15+1/(3.35*10^-3+2.57*10^-4*LN([.C230]/10000)+2.63*10^-6*LN([.C230]/10000)^2+6.75*10^-8*LN([.C230]/10000)^3)" office:value-type="float" office:value="-0.536972826030137">
            <text:p>-0.54</text:p>
          </table:table-cell>
          <table:table-cell table:style-name="ce7" table:formula="oooc:=-273.15+1/(3.354016*10^-3+2.56985*10^-4*LN([.C230]/10000)+2.620131*10^-6*LN([.C230]/10000)^2+6.383091*10^-8*LN([.C230]/10000)^3)" office:value-type="float" office:value="-0.832156777861428">
            <text:p>-0.8</text:p>
          </table:table-cell>
          <table:table-cell table:number-columns-repeated="251"/>
        </table:table-row>
        <table:table-row table:style-name="ro2">
          <table:table-cell table:formula="oooc:=[.A230]+1" office:value-type="float" office:value="230">
            <text:p>230</text:p>
          </table:table-cell>
          <table:table-cell table:formula="oooc:=[.A231]/1024*5" office:value-type="float" office:value="1.123046875">
            <text:p>1.12</text:p>
          </table:table-cell>
          <table:table-cell table:style-name="ce5" table:formula="oooc:=5*(9780/[.B231])-9780" office:value-type="float" office:value="33762.2608695652">
            <text:p>33762.26</text:p>
          </table:table-cell>
          <table:table-cell table:style-name="ce5" table:formula="oooc:=-273.15+1/(3.35*10^-3+2.57*10^-4*LN([.C231]/10000)+2.63*10^-6*LN([.C231]/10000)^2+6.75*10^-8*LN([.C231]/10000)^3)" office:value-type="float" office:value="-0.426862218708607">
            <text:p>-0.43</text:p>
          </table:table-cell>
          <table:table-cell table:style-name="ce7" table:formula="oooc:=-273.15+1/(3.354016*10^-3+2.56985*10^-4*LN([.C231]/10000)+2.620131*10^-6*LN([.C231]/10000)^2+6.383091*10^-8*LN([.C231]/10000)^3)" office:value-type="float" office:value="-0.722307652614461">
            <text:p>-0.7</text:p>
          </table:table-cell>
          <table:table-cell table:number-columns-repeated="251"/>
        </table:table-row>
        <table:table-row table:style-name="ro2">
          <table:table-cell table:formula="oooc:=[.A231]+1" office:value-type="float" office:value="231">
            <text:p>231</text:p>
          </table:table-cell>
          <table:table-cell table:formula="oooc:=[.A232]/1024*5" office:value-type="float" office:value="1.1279296875">
            <text:p>1.13</text:p>
          </table:table-cell>
          <table:table-cell table:style-name="ce5" table:formula="oooc:=5*(9780/[.B232])-9780" office:value-type="float" office:value="33573.7662337662">
            <text:p>33573.77</text:p>
          </table:table-cell>
          <table:table-cell table:style-name="ce5" table:formula="oooc:=-273.15+1/(3.35*10^-3+2.57*10^-4*LN([.C232]/10000)+2.63*10^-6*LN([.C232]/10000)^2+6.75*10^-8*LN([.C232]/10000)^3)" office:value-type="float" office:value="-0.317016021872689">
            <text:p>-0.32</text:p>
          </table:table-cell>
          <table:table-cell table:style-name="ce7" table:formula="oooc:=-273.15+1/(3.354016*10^-3+2.56985*10^-4*LN([.C232]/10000)+2.620131*10^-6*LN([.C232]/10000)^2+6.383091*10^-8*LN([.C232]/10000)^3)" office:value-type="float" office:value="-0.612722318594706">
            <text:p>-0.6</text:p>
          </table:table-cell>
          <table:table-cell table:number-columns-repeated="251"/>
        </table:table-row>
        <table:table-row table:style-name="ro2">
          <table:table-cell table:formula="oooc:=[.A232]+1" office:value-type="float" office:value="232">
            <text:p>232</text:p>
          </table:table-cell>
          <table:table-cell table:formula="oooc:=[.A233]/1024*5" office:value-type="float" office:value="1.1328125">
            <text:p>1.13</text:p>
          </table:table-cell>
          <table:table-cell table:style-name="ce5" table:formula="oooc:=5*(9780/[.B233])-9780" office:value-type="float" office:value="33386.8965517241">
            <text:p>33386.9</text:p>
          </table:table-cell>
          <table:table-cell table:style-name="ce5" table:formula="oooc:=-273.15+1/(3.35*10^-3+2.57*10^-4*LN([.C233]/10000)+2.63*10^-6*LN([.C233]/10000)^2+6.75*10^-8*LN([.C233]/10000)^3)" office:value-type="float" office:value="-0.207431566044306">
            <text:p>-0.21</text:p>
          </table:table-cell>
          <table:table-cell table:style-name="ce7" table:formula="oooc:=-273.15+1/(3.354016*10^-3+2.56985*10^-4*LN([.C233]/10000)+2.620131*10^-6*LN([.C233]/10000)^2+6.383091*10^-8*LN([.C233]/10000)^3)" office:value-type="float" office:value="-0.50339811284806">
            <text:p>-0.5</text:p>
          </table:table-cell>
          <table:table-cell table:number-columns-repeated="251"/>
        </table:table-row>
        <table:table-row table:style-name="ro2">
          <table:table-cell table:formula="oooc:=[.A233]+1" office:value-type="float" office:value="233">
            <text:p>233</text:p>
          </table:table-cell>
          <table:table-cell table:formula="oooc:=[.A234]/1024*5" office:value-type="float" office:value="1.1376953125">
            <text:p>1.14</text:p>
          </table:table-cell>
          <table:table-cell table:style-name="ce5" table:formula="oooc:=5*(9780/[.B234])-9780" office:value-type="float" office:value="33201.6309012876">
            <text:p>33201.63</text:p>
          </table:table-cell>
          <table:table-cell table:style-name="ce5" table:formula="oooc:=-273.15+1/(3.35*10^-3+2.57*10^-4*LN([.C234]/10000)+2.63*10^-6*LN([.C234]/10000)^2+6.75*10^-8*LN([.C234]/10000)^3)" office:value-type="float" office:value="-0.0981062131347699">
            <text:p>-0.1</text:p>
          </table:table-cell>
          <table:table-cell table:style-name="ce7" table:formula="oooc:=-273.15+1/(3.354016*10^-3+2.56985*10^-4*LN([.C234]/10000)+2.620131*10^-6*LN([.C234]/10000)^2+6.383091*10^-8*LN([.C234]/10000)^3)" office:value-type="float" office:value="-0.394332403732221">
            <text:p>-0.4</text:p>
          </table:table-cell>
          <table:table-cell table:number-columns-repeated="251"/>
        </table:table-row>
        <table:table-row table:style-name="ro2">
          <table:table-cell table:formula="oooc:=[.A234]+1" office:value-type="float" office:value="234">
            <text:p>234</text:p>
          </table:table-cell>
          <table:table-cell table:formula="oooc:=[.A235]/1024*5" office:value-type="float" office:value="1.142578125">
            <text:p>1.14</text:p>
          </table:table-cell>
          <table:table-cell table:style-name="ce5" table:formula="oooc:=5*(9780/[.B235])-9780" office:value-type="float" office:value="33017.9487179487">
            <text:p>33017.95</text:p>
          </table:table-cell>
          <table:table-cell table:style-name="ce5" table:formula="oooc:=-273.15+1/(3.35*10^-3+2.57*10^-4*LN([.C235]/10000)+2.63*10^-6*LN([.C235]/10000)^2+6.75*10^-8*LN([.C235]/10000)^3)" office:value-type="float" office:value="0.0109626440909096">
            <text:p>0.01</text:p>
          </table:table-cell>
          <table:table-cell table:style-name="ce7" table:formula="oooc:=-273.15+1/(3.354016*10^-3+2.56985*10^-4*LN([.C235]/10000)+2.620131*10^-6*LN([.C235]/10000)^2+6.383091*10^-8*LN([.C235]/10000)^3)" office:value-type="float" office:value="-0.285522590383209">
            <text:p>-0.3</text:p>
          </table:table-cell>
          <table:table-cell table:number-columns-repeated="251"/>
        </table:table-row>
        <table:table-row table:style-name="ro2">
          <table:table-cell table:formula="oooc:=[.A235]+1" office:value-type="float" office:value="235">
            <text:p>235</text:p>
          </table:table-cell>
          <table:table-cell table:formula="oooc:=[.A236]/1024*5" office:value-type="float" office:value="1.1474609375">
            <text:p>1.15</text:p>
          </table:table-cell>
          <table:table-cell table:style-name="ce5" table:formula="oooc:=5*(9780/[.B236])-9780" office:value-type="float" office:value="32835.829787234">
            <text:p>32835.83</text:p>
          </table:table-cell>
          <table:table-cell table:style-name="ce5" table:formula="oooc:=-273.15+1/(3.35*10^-3+2.57*10^-4*LN([.C236]/10000)+2.63*10^-6*LN([.C236]/10000)^2+6.75*10^-8*LN([.C236]/10000)^3)" office:value-type="float" office:value="0.119777582537552">
            <text:p>0.12</text:p>
          </table:table-cell>
          <table:table-cell table:style-name="ce7" table:formula="oooc:=-273.15+1/(3.354016*10^-3+2.56985*10^-4*LN([.C236]/10000)+2.620131*10^-6*LN([.C236]/10000)^2+6.383091*10^-8*LN([.C236]/10000)^3)" office:value-type="float" office:value="-0.176966102192011">
            <text:p>-0.2</text:p>
          </table:table-cell>
          <table:table-cell table:number-columns-repeated="251"/>
        </table:table-row>
        <table:table-row table:style-name="ro2">
          <table:table-cell table:formula="oooc:=[.A236]+1" office:value-type="float" office:value="236">
            <text:p>236</text:p>
          </table:table-cell>
          <table:table-cell table:formula="oooc:=[.A237]/1024*5" office:value-type="float" office:value="1.15234375">
            <text:p>1.15</text:p>
          </table:table-cell>
          <table:table-cell table:style-name="ce5" table:formula="oooc:=5*(9780/[.B237])-9780" office:value-type="float" office:value="32655.2542372881">
            <text:p>32655.25</text:p>
          </table:table-cell>
          <table:table-cell table:style-name="ce5" table:formula="oooc:=-273.15+1/(3.35*10^-3+2.57*10^-4*LN([.C237]/10000)+2.63*10^-6*LN([.C237]/10000)^2+6.75*10^-8*LN([.C237]/10000)^3)" office:value-type="float" office:value="0.228341149293556">
            <text:p>0.23</text:p>
          </table:table-cell>
          <table:table-cell table:style-name="ce7" table:formula="oooc:=-273.15+1/(3.354016*10^-3+2.56985*10^-4*LN([.C237]/10000)+2.620131*10^-6*LN([.C237]/10000)^2+6.383091*10^-8*LN([.C237]/10000)^3)" office:value-type="float" office:value="-0.0686603982931615">
            <text:p>-0.1</text:p>
          </table:table-cell>
          <table:table-cell table:number-columns-repeated="251"/>
        </table:table-row>
        <table:table-row table:style-name="ro2">
          <table:table-cell table:formula="oooc:=[.A237]+1" office:value-type="float" office:value="237">
            <text:p>237</text:p>
          </table:table-cell>
          <table:table-cell table:formula="oooc:=[.A238]/1024*5" office:value-type="float" office:value="1.1572265625">
            <text:p>1.16</text:p>
          </table:table-cell>
          <table:table-cell table:style-name="ce5" table:formula="oooc:=5*(9780/[.B238])-9780" office:value-type="float" office:value="32476.2025316456">
            <text:p>32476.2</text:p>
          </table:table-cell>
          <table:table-cell table:style-name="ce5" table:formula="oooc:=-273.15+1/(3.35*10^-3+2.57*10^-4*LN([.C238]/10000)+2.63*10^-6*LN([.C238]/10000)^2+6.75*10^-8*LN([.C238]/10000)^3)" office:value-type="float" office:value="0.336655862133">
            <text:p>0.34</text:p>
          </table:table-cell>
          <table:table-cell table:style-name="ce7" table:formula="oooc:=-273.15+1/(3.354016*10^-3+2.56985*10^-4*LN([.C238]/10000)+2.620131*10^-6*LN([.C238]/10000)^2+6.383091*10^-8*LN([.C238]/10000)^3)" office:value-type="float" office:value="0.0393970329368472">
            <text:p>0.0</text:p>
          </table:table-cell>
          <table:table-cell table:number-columns-repeated="251"/>
        </table:table-row>
        <table:table-row table:style-name="ro2">
          <table:table-cell table:formula="oooc:=[.A238]+1" office:value-type="float" office:value="238">
            <text:p>238</text:p>
          </table:table-cell>
          <table:table-cell table:formula="oooc:=[.A239]/1024*5" office:value-type="float" office:value="1.162109375">
            <text:p>1.16</text:p>
          </table:table-cell>
          <table:table-cell table:style-name="ce5" table:formula="oooc:=5*(9780/[.B239])-9780" office:value-type="float" office:value="32298.6554621849">
            <text:p>32298.66</text:p>
          </table:table-cell>
          <table:table-cell table:style-name="ce5" table:formula="oooc:=-273.15+1/(3.35*10^-3+2.57*10^-4*LN([.C239]/10000)+2.63*10^-6*LN([.C239]/10000)^2+6.75*10^-8*LN([.C239]/10000)^3)" office:value-type="float" office:value="0.44472421000853">
            <text:p>0.44</text:p>
          </table:table-cell>
          <table:table-cell table:style-name="ce7" table:formula="oooc:=-273.15+1/(3.354016*10^-3+2.56985*10^-4*LN([.C239]/10000)+2.620131*10^-6*LN([.C239]/10000)^2+6.383091*10^-8*LN([.C239]/10000)^3)" office:value-type="float" office:value="0.147208674370631">
            <text:p>0.1</text:p>
          </table:table-cell>
          <table:table-cell table:number-columns-repeated="251"/>
        </table:table-row>
        <table:table-row table:style-name="ro2">
          <table:table-cell table:formula="oooc:=[.A239]+1" office:value-type="float" office:value="239">
            <text:p>239</text:p>
          </table:table-cell>
          <table:table-cell table:formula="oooc:=[.A240]/1024*5" office:value-type="float" office:value="1.1669921875">
            <text:p>1.17</text:p>
          </table:table-cell>
          <table:table-cell table:style-name="ce5" table:formula="oooc:=5*(9780/[.B240])-9780" office:value-type="float" office:value="32122.5941422594">
            <text:p>32122.59</text:p>
          </table:table-cell>
          <table:table-cell table:style-name="ce5" table:formula="oooc:=-273.15+1/(3.35*10^-3+2.57*10^-4*LN([.C240]/10000)+2.63*10^-6*LN([.C240]/10000)^2+6.75*10^-8*LN([.C240]/10000)^3)" office:value-type="float" office:value="0.552548653533222">
            <text:p>0.55</text:p>
          </table:table-cell>
          <table:table-cell table:style-name="ce7" table:formula="oooc:=-273.15+1/(3.354016*10^-3+2.56985*10^-4*LN([.C240]/10000)+2.620131*10^-6*LN([.C240]/10000)^2+6.383091*10^-8*LN([.C240]/10000)^3)" office:value-type="float" office:value="0.254776980611211">
            <text:p>0.3</text:p>
          </table:table-cell>
          <table:table-cell table:number-columns-repeated="251"/>
        </table:table-row>
        <table:table-row table:style-name="ro2">
          <table:table-cell table:formula="oooc:=[.A240]+1" office:value-type="float" office:value="240">
            <text:p>240</text:p>
          </table:table-cell>
          <table:table-cell table:formula="oooc:=[.A241]/1024*5" office:value-type="float" office:value="1.171875">
            <text:p>1.17</text:p>
          </table:table-cell>
          <table:table-cell table:style-name="ce5" table:formula="oooc:=5*(9780/[.B241])-9780" office:value-type="float" office:value="31948">
            <text:p>31948</text:p>
          </table:table-cell>
          <table:table-cell table:style-name="ce5" table:formula="oooc:=-273.15+1/(3.35*10^-3+2.57*10^-4*LN([.C241]/10000)+2.63*10^-6*LN([.C241]/10000)^2+6.75*10^-8*LN([.C241]/10000)^3)" office:value-type="float" office:value="0.660131625453118">
            <text:p>0.66</text:p>
          </table:table-cell>
          <table:table-cell table:style-name="ce7" table:formula="oooc:=-273.15+1/(3.354016*10^-3+2.56985*10^-4*LN([.C241]/10000)+2.620131*10^-6*LN([.C241]/10000)^2+6.383091*10^-8*LN([.C241]/10000)^3)" office:value-type="float" office:value="0.362104378462845">
            <text:p>0.4</text:p>
          </table:table-cell>
          <table:table-cell table:number-columns-repeated="251"/>
        </table:table-row>
        <table:table-row table:style-name="ro2">
          <table:table-cell table:formula="oooc:=[.A241]+1" office:value-type="float" office:value="241">
            <text:p>241</text:p>
          </table:table-cell>
          <table:table-cell table:formula="oooc:=[.A242]/1024*5" office:value-type="float" office:value="1.1767578125">
            <text:p>1.18</text:p>
          </table:table-cell>
          <table:table-cell table:style-name="ce5" table:formula="oooc:=5*(9780/[.B242])-9780" office:value-type="float" office:value="31774.8547717842">
            <text:p>31774.85</text:p>
          </table:table-cell>
          <table:table-cell table:style-name="ce5" table:formula="oooc:=-273.15+1/(3.35*10^-3+2.57*10^-4*LN([.C242]/10000)+2.63*10^-6*LN([.C242]/10000)^2+6.75*10^-8*LN([.C242]/10000)^3)" office:value-type="float" office:value="0.767475531110449">
            <text:p>0.77</text:p>
          </table:table-cell>
          <table:table-cell table:style-name="ce7" table:formula="oooc:=-273.15+1/(3.354016*10^-3+2.56985*10^-4*LN([.C242]/10000)+2.620131*10^-6*LN([.C242]/10000)^2+6.383091*10^-8*LN([.C242]/10000)^3)" office:value-type="float" office:value="0.46919326739328">
            <text:p>0.5</text:p>
          </table:table-cell>
          <table:table-cell table:number-columns-repeated="251"/>
        </table:table-row>
        <table:table-row table:style-name="ro2">
          <table:table-cell table:formula="oooc:=[.A242]+1" office:value-type="float" office:value="242">
            <text:p>242</text:p>
          </table:table-cell>
          <table:table-cell table:formula="oooc:=[.A243]/1024*5" office:value-type="float" office:value="1.181640625">
            <text:p>1.18</text:p>
          </table:table-cell>
          <table:table-cell table:style-name="ce5" table:formula="oooc:=5*(9780/[.B243])-9780" office:value-type="float" office:value="31603.1404958678">
            <text:p>31603.14</text:p>
          </table:table-cell>
          <table:table-cell table:style-name="ce5" table:formula="oooc:=-273.15+1/(3.35*10^-3+2.57*10^-4*LN([.C243]/10000)+2.63*10^-6*LN([.C243]/10000)^2+6.75*10^-8*LN([.C243]/10000)^3)" office:value-type="float" office:value="0.874582748896898">
            <text:p>0.87</text:p>
          </table:table-cell>
          <table:table-cell table:style-name="ce7" table:formula="oooc:=-273.15+1/(3.354016*10^-3+2.56985*10^-4*LN([.C243]/10000)+2.620131*10^-6*LN([.C243]/10000)^2+6.383091*10^-8*LN([.C243]/10000)^3)" office:value-type="float" office:value="0.576046019985768">
            <text:p>0.6</text:p>
          </table:table-cell>
          <table:table-cell table:number-columns-repeated="251"/>
        </table:table-row>
        <table:table-row table:style-name="ro2">
          <table:table-cell table:formula="oooc:=[.A243]+1" office:value-type="float" office:value="243">
            <text:p>243</text:p>
          </table:table-cell>
          <table:table-cell table:formula="oooc:=[.A244]/1024*5" office:value-type="float" office:value="1.1865234375">
            <text:p>1.19</text:p>
          </table:table-cell>
          <table:table-cell table:style-name="ce5" table:formula="oooc:=5*(9780/[.B244])-9780" office:value-type="float" office:value="31432.8395061728">
            <text:p>31432.84</text:p>
          </table:table-cell>
          <table:table-cell table:style-name="ce5" table:formula="oooc:=-273.15+1/(3.35*10^-3+2.57*10^-4*LN([.C244]/10000)+2.63*10^-6*LN([.C244]/10000)^2+6.75*10^-8*LN([.C244]/10000)^3)" office:value-type="float" office:value="0.981455630698122">
            <text:p>0.98</text:p>
          </table:table-cell>
          <table:table-cell table:style-name="ce7" table:formula="oooc:=-273.15+1/(3.354016*10^-3+2.56985*10^-4*LN([.C244]/10000)+2.620131*10^-6*LN([.C244]/10000)^2+6.383091*10^-8*LN([.C244]/10000)^3)" office:value-type="float" office:value="0.682664982382903">
            <text:p>0.7</text:p>
          </table:table-cell>
          <table:table-cell table:number-columns-repeated="251"/>
        </table:table-row>
        <table:table-row table:style-name="ro2">
          <table:table-cell table:formula="oooc:=[.A244]+1" office:value-type="float" office:value="244">
            <text:p>244</text:p>
          </table:table-cell>
          <table:table-cell table:formula="oooc:=[.A245]/1024*5" office:value-type="float" office:value="1.19140625">
            <text:p>1.19</text:p>
          </table:table-cell>
          <table:table-cell table:style-name="ce5" table:formula="oooc:=5*(9780/[.B245])-9780" office:value-type="float" office:value="31263.9344262295">
            <text:p>31263.93</text:p>
          </table:table-cell>
          <table:table-cell table:style-name="ce5" table:formula="oooc:=-273.15+1/(3.35*10^-3+2.57*10^-4*LN([.C245]/10000)+2.63*10^-6*LN([.C245]/10000)^2+6.75*10^-8*LN([.C245]/10000)^3)" office:value-type="float" office:value="1.08809650232939">
            <text:p>1.09</text:p>
          </table:table-cell>
          <table:table-cell table:style-name="ce7" table:formula="oooc:=-273.15+1/(3.354016*10^-3+2.56985*10^-4*LN([.C245]/10000)+2.620131*10^-6*LN([.C245]/10000)^2+6.383091*10^-8*LN([.C245]/10000)^3)" office:value-type="float" office:value="0.789052474720677">
            <text:p>0.8</text:p>
          </table:table-cell>
          <table:table-cell table:number-columns-repeated="251"/>
        </table:table-row>
        <table:table-row table:style-name="ro2">
          <table:table-cell table:formula="oooc:=[.A245]+1" office:value-type="float" office:value="245">
            <text:p>245</text:p>
          </table:table-cell>
          <table:table-cell table:formula="oooc:=[.A246]/1024*5" office:value-type="float" office:value="1.1962890625">
            <text:p>1.2</text:p>
          </table:table-cell>
          <table:table-cell table:style-name="ce5" table:formula="oooc:=5*(9780/[.B246])-9780" office:value-type="float" office:value="31096.4081632653">
            <text:p>31096.41</text:p>
          </table:table-cell>
          <table:table-cell table:style-name="ce5" table:formula="oooc:=-273.15+1/(3.35*10^-3+2.57*10^-4*LN([.C246]/10000)+2.63*10^-6*LN([.C246]/10000)^2+6.75*10^-8*LN([.C246]/10000)^3)" office:value-type="float" office:value="1.19450766396261">
            <text:p>1.19</text:p>
          </table:table-cell>
          <table:table-cell table:style-name="ce7" table:formula="oooc:=-273.15+1/(3.354016*10^-3+2.56985*10^-4*LN([.C246]/10000)+2.620131*10^-6*LN([.C246]/10000)^2+6.383091*10^-8*LN([.C246]/10000)^3)" office:value-type="float" office:value="0.895210791554632">
            <text:p>0.9</text:p>
          </table:table-cell>
          <table:table-cell table:number-columns-repeated="251"/>
        </table:table-row>
        <table:table-row table:style-name="ro2">
          <table:table-cell table:formula="oooc:=[.A246]+1" office:value-type="float" office:value="246">
            <text:p>246</text:p>
          </table:table-cell>
          <table:table-cell table:formula="oooc:=[.A247]/1024*5" office:value-type="float" office:value="1.201171875">
            <text:p>1.2</text:p>
          </table:table-cell>
          <table:table-cell table:style-name="ce5" table:formula="oooc:=5*(9780/[.B247])-9780" office:value-type="float" office:value="30930.243902439">
            <text:p>30930.24</text:p>
          </table:table-cell>
          <table:table-cell table:style-name="ce5" table:formula="oooc:=-273.15+1/(3.35*10^-3+2.57*10^-4*LN([.C247]/10000)+2.63*10^-6*LN([.C247]/10000)^2+6.75*10^-8*LN([.C247]/10000)^3)" office:value-type="float" office:value="1.30069139054461">
            <text:p>1.3</text:p>
          </table:table-cell>
          <table:table-cell table:style-name="ce7" table:formula="oooc:=-273.15+1/(3.354016*10^-3+2.56985*10^-4*LN([.C247]/10000)+2.620131*10^-6*LN([.C247]/10000)^2+6.383091*10^-8*LN([.C247]/10000)^3)" office:value-type="float" office:value="1.00114220227704">
            <text:p>1.0</text:p>
          </table:table-cell>
          <table:table-cell table:number-columns-repeated="251"/>
        </table:table-row>
        <table:table-row table:style-name="ro2">
          <table:table-cell table:formula="oooc:=[.A247]+1" office:value-type="float" office:value="247">
            <text:p>247</text:p>
          </table:table-cell>
          <table:table-cell table:formula="oooc:=[.A248]/1024*5" office:value-type="float" office:value="1.2060546875">
            <text:p>1.21</text:p>
          </table:table-cell>
          <table:table-cell table:style-name="ce5" table:formula="oooc:=5*(9780/[.B248])-9780" office:value-type="float" office:value="30765.4251012146">
            <text:p>30765.43</text:p>
          </table:table-cell>
          <table:table-cell table:style-name="ce5" table:formula="oooc:=-273.15+1/(3.35*10^-3+2.57*10^-4*LN([.C248]/10000)+2.63*10^-6*LN([.C248]/10000)^2+6.75*10^-8*LN([.C248]/10000)^3)" office:value-type="float" office:value="1.40664993220759">
            <text:p>1.41</text:p>
          </table:table-cell>
          <table:table-cell table:style-name="ce7" table:formula="oooc:=-273.15+1/(3.354016*10^-3+2.56985*10^-4*LN([.C248]/10000)+2.620131*10^-6*LN([.C248]/10000)^2+6.383091*10^-8*LN([.C248]/10000)^3)" office:value-type="float" office:value="1.10684895152656">
            <text:p>1.1</text:p>
          </table:table-cell>
          <table:table-cell table:number-columns-repeated="251"/>
        </table:table-row>
        <table:table-row table:style-name="ro2">
          <table:table-cell table:formula="oooc:=[.A248]+1" office:value-type="float" office:value="248">
            <text:p>248</text:p>
          </table:table-cell>
          <table:table-cell table:formula="oooc:=[.A249]/1024*5" office:value-type="float" office:value="1.2109375">
            <text:p>1.21</text:p>
          </table:table-cell>
          <table:table-cell table:style-name="ce5" table:formula="oooc:=5*(9780/[.B249])-9780" office:value-type="float" office:value="30601.935483871">
            <text:p>30601.94</text:p>
          </table:table-cell>
          <table:table-cell table:style-name="ce5" table:formula="oooc:=-273.15+1/(3.35*10^-3+2.57*10^-4*LN([.C249]/10000)+2.63*10^-6*LN([.C249]/10000)^2+6.75*10^-8*LN([.C249]/10000)^3)" office:value-type="float" office:value="1.51238551467105">
            <text:p>1.51</text:p>
          </table:table-cell>
          <table:table-cell table:style-name="ce7" table:formula="oooc:=-273.15+1/(3.354016*10^-3+2.56985*10^-4*LN([.C249]/10000)+2.620131*10^-6*LN([.C249]/10000)^2+6.383091*10^-8*LN([.C249]/10000)^3)" office:value-type="float" office:value="1.21233325958872">
            <text:p>1.2</text:p>
          </table:table-cell>
          <table:table-cell table:number-columns-repeated="251"/>
        </table:table-row>
        <table:table-row table:style-name="ro2">
          <table:table-cell table:formula="oooc:=[.A249]+1" office:value-type="float" office:value="249">
            <text:p>249</text:p>
          </table:table-cell>
          <table:table-cell table:formula="oooc:=[.A250]/1024*5" office:value-type="float" office:value="1.2158203125">
            <text:p>1.22</text:p>
          </table:table-cell>
          <table:table-cell table:style-name="ce5" table:formula="oooc:=5*(9780/[.B250])-9780" office:value-type="float" office:value="30439.7590361446">
            <text:p>30439.76</text:p>
          </table:table-cell>
          <table:table-cell table:style-name="ce5" table:formula="oooc:=-273.15+1/(3.35*10^-3+2.57*10^-4*LN([.C250]/10000)+2.63*10^-6*LN([.C250]/10000)^2+6.75*10^-8*LN([.C250]/10000)^3)" office:value-type="float" office:value="1.61790033963615">
            <text:p>1.62</text:p>
          </table:table-cell>
          <table:table-cell table:style-name="ce7" table:formula="oooc:=-273.15+1/(3.354016*10^-3+2.56985*10^-4*LN([.C250]/10000)+2.620131*10^-6*LN([.C250]/10000)^2+6.383091*10^-8*LN([.C250]/10000)^3)" office:value-type="float" office:value="1.31759732279005">
            <text:p>1.3</text:p>
          </table:table-cell>
          <table:table-cell table:number-columns-repeated="251"/>
        </table:table-row>
        <table:table-row table:style-name="ro2">
          <table:table-cell table:formula="oooc:=[.A250]+1" office:value-type="float" office:value="250">
            <text:p>250</text:p>
          </table:table-cell>
          <table:table-cell table:formula="oooc:=[.A251]/1024*5" office:value-type="float" office:value="1.220703125">
            <text:p>1.22</text:p>
          </table:table-cell>
          <table:table-cell table:style-name="ce5" table:formula="oooc:=5*(9780/[.B251])-9780" office:value-type="float" office:value="30278.88">
            <text:p>30278.88</text:p>
          </table:table-cell>
          <table:table-cell table:style-name="ce5" table:formula="oooc:=-273.15+1/(3.35*10^-3+2.57*10^-4*LN([.C251]/10000)+2.63*10^-6*LN([.C251]/10000)^2+6.75*10^-8*LN([.C251]/10000)^3)" office:value-type="float" office:value="1.72319658517256">
            <text:p>1.72</text:p>
          </table:table-cell>
          <table:table-cell table:style-name="ce7" table:formula="oooc:=-273.15+1/(3.354016*10^-3+2.56985*10^-4*LN([.C251]/10000)+2.620131*10^-6*LN([.C251]/10000)^2+6.383091*10^-8*LN([.C251]/10000)^3)" office:value-type="float" office:value="1.42264331388282">
            <text:p>1.4</text:p>
          </table:table-cell>
          <table:table-cell table:number-columns-repeated="251"/>
        </table:table-row>
        <table:table-row table:style-name="ro2">
          <table:table-cell table:formula="oooc:=[.A251]+1" office:value-type="float" office:value="251">
            <text:p>251</text:p>
          </table:table-cell>
          <table:table-cell table:formula="oooc:=[.A252]/1024*5" office:value-type="float" office:value="1.2255859375">
            <text:p>1.23</text:p>
          </table:table-cell>
          <table:table-cell table:style-name="ce5" table:formula="oooc:=5*(9780/[.B252])-9780" office:value-type="float" office:value="30119.2828685259">
            <text:p>30119.28</text:p>
          </table:table-cell>
          <table:table-cell table:style-name="ce5" table:formula="oooc:=-273.15+1/(3.35*10^-3+2.57*10^-4*LN([.C252]/10000)+2.63*10^-6*LN([.C252]/10000)^2+6.75*10^-8*LN([.C252]/10000)^3)" office:value-type="float" office:value="1.82827640609719">
            <text:p>1.83</text:p>
          </table:table-cell>
          <table:table-cell table:style-name="ce7" table:formula="oooc:=-273.15+1/(3.354016*10^-3+2.56985*10^-4*LN([.C252]/10000)+2.620131*10^-6*LN([.C252]/10000)^2+6.383091*10^-8*LN([.C252]/10000)^3)" office:value-type="float" office:value="1.52747338242398">
            <text:p>1.5</text:p>
          </table:table-cell>
          <table:table-cell table:number-columns-repeated="251"/>
        </table:table-row>
        <table:table-row table:style-name="ro2">
          <table:table-cell table:formula="oooc:=[.A252]+1" office:value-type="float" office:value="252">
            <text:p>252</text:p>
          </table:table-cell>
          <table:table-cell table:formula="oooc:=[.A253]/1024*5" office:value-type="float" office:value="1.23046875">
            <text:p>1.23</text:p>
          </table:table-cell>
          <table:table-cell table:style-name="ce5" table:formula="oooc:=5*(9780/[.B253])-9780" office:value-type="float" office:value="29960.9523809524">
            <text:p>29960.95</text:p>
          </table:table-cell>
          <table:table-cell table:style-name="ce5" table:formula="oooc:=-273.15+1/(3.35*10^-3+2.57*10^-4*LN([.C253]/10000)+2.63*10^-6*LN([.C253]/10000)^2+6.75*10^-8*LN([.C253]/10000)^3)" office:value-type="float" office:value="1.93314193434622">
            <text:p>1.93</text:p>
          </table:table-cell>
          <table:table-cell table:style-name="ce7" table:formula="oooc:=-273.15+1/(3.354016*10^-3+2.56985*10^-4*LN([.C253]/10000)+2.620131*10^-6*LN([.C253]/10000)^2+6.383091*10^-8*LN([.C253]/10000)^3)" office:value-type="float" office:value="1.63208965514571">
            <text:p>1.6</text:p>
          </table:table-cell>
          <table:table-cell table:number-columns-repeated="251"/>
        </table:table-row>
        <table:table-row table:style-name="ro2">
          <table:table-cell table:formula="oooc:=[.A253]+1" office:value-type="float" office:value="253">
            <text:p>253</text:p>
          </table:table-cell>
          <table:table-cell table:formula="oooc:=[.A254]/1024*5" office:value-type="float" office:value="1.2353515625">
            <text:p>1.24</text:p>
          </table:table-cell>
          <table:table-cell table:style-name="ce5" table:formula="oooc:=5*(9780/[.B254])-9780" office:value-type="float" office:value="29803.8735177866">
            <text:p>29803.87</text:p>
          </table:table-cell>
          <table:table-cell table:style-name="ce5" table:formula="oooc:=-273.15+1/(3.35*10^-3+2.57*10^-4*LN([.C254]/10000)+2.63*10^-6*LN([.C254]/10000)^2+6.75*10^-8*LN([.C254]/10000)^3)" office:value-type="float" office:value="2.03779527933989">
            <text:p>2.04</text:p>
          </table:table-cell>
          <table:table-cell table:style-name="ce7" table:formula="oooc:=-273.15+1/(3.354016*10^-3+2.56985*10^-4*LN([.C254]/10000)+2.620131*10^-6*LN([.C254]/10000)^2+6.383091*10^-8*LN([.C254]/10000)^3)" office:value-type="float" office:value="1.73649423631912">
            <text:p>1.7</text:p>
          </table:table-cell>
          <table:table-cell table:number-columns-repeated="251"/>
        </table:table-row>
        <table:table-row table:style-name="ro2">
          <table:table-cell table:formula="oooc:=[.A254]+1" office:value-type="float" office:value="254">
            <text:p>254</text:p>
          </table:table-cell>
          <table:table-cell table:formula="oooc:=[.A255]/1024*5" office:value-type="float" office:value="1.240234375">
            <text:p>1.24</text:p>
          </table:table-cell>
          <table:table-cell table:style-name="ce5" table:formula="oooc:=5*(9780/[.B255])-9780" office:value-type="float" office:value="29648.031496063">
            <text:p>29648.03</text:p>
          </table:table-cell>
          <table:table-cell table:style-name="ce5" table:formula="oooc:=-273.15+1/(3.35*10^-3+2.57*10^-4*LN([.C255]/10000)+2.63*10^-6*LN([.C255]/10000)^2+6.75*10^-8*LN([.C255]/10000)^3)" office:value-type="float" office:value="2.14223852833987">
            <text:p>2.14</text:p>
          </table:table-cell>
          <table:table-cell table:style-name="ce7" table:formula="oooc:=-273.15+1/(3.354016*10^-3+2.56985*10^-4*LN([.C255]/10000)+2.620131*10^-6*LN([.C255]/10000)^2+6.383091*10^-8*LN([.C255]/10000)^3)" office:value-type="float" office:value="1.84068920811126">
            <text:p>1.8</text:p>
          </table:table-cell>
          <table:table-cell table:number-columns-repeated="251"/>
        </table:table-row>
        <table:table-row table:style-name="ro2">
          <table:table-cell table:formula="oooc:=[.A255]+1" office:value-type="float" office:value="255">
            <text:p>255</text:p>
          </table:table-cell>
          <table:table-cell table:formula="oooc:=[.A256]/1024*5" office:value-type="float" office:value="1.2451171875">
            <text:p>1.25</text:p>
          </table:table-cell>
          <table:table-cell table:style-name="ce5" table:formula="oooc:=5*(9780/[.B256])-9780" office:value-type="float" office:value="29493.4117647059">
            <text:p>29493.41</text:p>
          </table:table-cell>
          <table:table-cell table:style-name="ce5" table:formula="oooc:=-273.15+1/(3.35*10^-3+2.57*10^-4*LN([.C256]/10000)+2.63*10^-6*LN([.C256]/10000)^2+6.75*10^-8*LN([.C256]/10000)^3)" office:value-type="float" office:value="2.24647374680029">
            <text:p>2.25</text:p>
          </table:table-cell>
          <table:table-cell table:style-name="ce7" table:formula="oooc:=-273.15+1/(3.354016*10^-3+2.56985*10^-4*LN([.C256]/10000)+2.620131*10^-6*LN([.C256]/10000)^2+6.383091*10^-8*LN([.C256]/10000)^3)" office:value-type="float" office:value="1.94467663093485">
            <text:p>1.9</text:p>
          </table:table-cell>
          <table:table-cell table:number-columns-repeated="251"/>
        </table:table-row>
        <table:table-row table:style-name="ro2">
          <table:table-cell table:formula="oooc:=[.A256]+1" office:value-type="float" office:value="256">
            <text:p>256</text:p>
          </table:table-cell>
          <table:table-cell table:formula="oooc:=[.A257]/1024*5" office:value-type="float" office:value="1.25">
            <text:p>1.25</text:p>
          </table:table-cell>
          <table:table-cell table:style-name="ce5" table:formula="oooc:=5*(9780/[.B257])-9780" office:value-type="float" office:value="29340">
            <text:p>29340</text:p>
          </table:table-cell>
          <table:table-cell table:style-name="ce5" table:formula="oooc:=-273.15+1/(3.35*10^-3+2.57*10^-4*LN([.C257]/10000)+2.63*10^-6*LN([.C257]/10000)^2+6.75*10^-8*LN([.C257]/10000)^3)" office:value-type="float" office:value="2.35050297871174">
            <text:p>2.35</text:p>
          </table:table-cell>
          <table:table-cell table:style-name="ce7" table:formula="oooc:=-273.15+1/(3.354016*10^-3+2.56985*10^-4*LN([.C257]/10000)+2.620131*10^-6*LN([.C257]/10000)^2+6.383091*10^-8*LN([.C257]/10000)^3)" office:value-type="float" office:value="2.04845854379164">
            <text:p>2.0</text:p>
          </table:table-cell>
          <table:table-cell table:number-columns-repeated="251"/>
        </table:table-row>
        <table:table-row table:style-name="ro2">
          <table:table-cell table:formula="oooc:=[.A257]+1" office:value-type="float" office:value="257">
            <text:p>257</text:p>
          </table:table-cell>
          <table:table-cell table:formula="oooc:=[.A258]/1024*5" office:value-type="float" office:value="1.2548828125">
            <text:p>1.25</text:p>
          </table:table-cell>
          <table:table-cell table:style-name="ce5" table:formula="oooc:=5*(9780/[.B258])-9780" office:value-type="float" office:value="29187.7821011673">
            <text:p>29187.78</text:p>
          </table:table-cell>
          <table:table-cell table:style-name="ce5" table:formula="oooc:=-273.15+1/(3.35*10^-3+2.57*10^-4*LN([.C258]/10000)+2.63*10^-6*LN([.C258]/10000)^2+6.75*10^-8*LN([.C258]/10000)^3)" office:value-type="float" office:value="2.4543282469395">
            <text:p>2.45</text:p>
          </table:table-cell>
          <table:table-cell table:style-name="ce7" table:formula="oooc:=-273.15+1/(3.354016*10^-3+2.56985*10^-4*LN([.C258]/10000)+2.620131*10^-6*LN([.C258]/10000)^2+6.383091*10^-8*LN([.C258]/10000)^3)" office:value-type="float" office:value="2.15203696460946">
            <text:p>2.2</text:p>
          </table:table-cell>
          <table:table-cell table:number-columns-repeated="251"/>
        </table:table-row>
        <table:table-row table:style-name="ro2">
          <table:table-cell table:formula="oooc:=[.A258]+1" office:value-type="float" office:value="258">
            <text:p>258</text:p>
          </table:table-cell>
          <table:table-cell table:formula="oooc:=[.A259]/1024*5" office:value-type="float" office:value="1.259765625">
            <text:p>1.26</text:p>
          </table:table-cell>
          <table:table-cell table:style-name="ce5" table:formula="oooc:=5*(9780/[.B259])-9780" office:value-type="float" office:value="29036.7441860465">
            <text:p>29036.74</text:p>
          </table:table-cell>
          <table:table-cell table:style-name="ce5" table:formula="oooc:=-273.15+1/(3.35*10^-3+2.57*10^-4*LN([.C259]/10000)+2.63*10^-6*LN([.C259]/10000)^2+6.75*10^-8*LN([.C259]/10000)^3)" office:value-type="float" office:value="2.55795155355412">
            <text:p>2.56</text:p>
          </table:table-cell>
          <table:table-cell table:style-name="ce7" table:formula="oooc:=-273.15+1/(3.354016*10^-3+2.56985*10^-4*LN([.C259]/10000)+2.620131*10^-6*LN([.C259]/10000)^2+6.383091*10^-8*LN([.C259]/10000)^3)" office:value-type="float" office:value="2.25541389057264">
            <text:p>2.3</text:p>
          </table:table-cell>
          <table:table-cell table:number-columns-repeated="251"/>
        </table:table-row>
        <table:table-row table:style-name="ro2">
          <table:table-cell table:formula="oooc:=[.A259]+1" office:value-type="float" office:value="259">
            <text:p>259</text:p>
          </table:table-cell>
          <table:table-cell table:formula="oooc:=[.A260]/1024*5" office:value-type="float" office:value="1.2646484375">
            <text:p>1.26</text:p>
          </table:table-cell>
          <table:table-cell table:style-name="ce5" table:formula="oooc:=5*(9780/[.B260])-9780" office:value-type="float" office:value="28886.8725868726">
            <text:p>28886.87</text:p>
          </table:table-cell>
          <table:table-cell table:style-name="ce5" table:formula="oooc:=-273.15+1/(3.35*10^-3+2.57*10^-4*LN([.C260]/10000)+2.63*10^-6*LN([.C260]/10000)^2+6.75*10^-8*LN([.C260]/10000)^3)" office:value-type="float" office:value="2.66137488015704">
            <text:p>2.66</text:p>
          </table:table-cell>
          <table:table-cell table:style-name="ce7" table:formula="oooc:=-273.15+1/(3.354016*10^-3+2.56985*10^-4*LN([.C260]/10000)+2.620131*10^-6*LN([.C260]/10000)^2+6.383091*10^-8*LN([.C260]/10000)^3)" office:value-type="float" office:value="2.35859129844619">
            <text:p>2.4</text:p>
          </table:table-cell>
          <table:table-cell table:number-columns-repeated="251"/>
        </table:table-row>
        <table:table-row table:style-name="ro2">
          <table:table-cell table:formula="oooc:=[.A260]+1" office:value-type="float" office:value="260">
            <text:p>260</text:p>
          </table:table-cell>
          <table:table-cell table:formula="oooc:=[.A261]/1024*5" office:value-type="float" office:value="1.26953125">
            <text:p>1.27</text:p>
          </table:table-cell>
          <table:table-cell table:style-name="ce5" table:formula="oooc:=5*(9780/[.B261])-9780" office:value-type="float" office:value="28738.1538461538">
            <text:p>28738.15</text:p>
          </table:table-cell>
          <table:table-cell table:style-name="ce5" table:formula="oooc:=-273.15+1/(3.35*10^-3+2.57*10^-4*LN([.C261]/10000)+2.63*10^-6*LN([.C261]/10000)^2+6.75*10^-8*LN([.C261]/10000)^3)" office:value-type="float" office:value="2.76460018819955">
            <text:p>2.76</text:p>
          </table:table-cell>
          <table:table-cell table:style-name="ce7" table:formula="oooc:=-273.15+1/(3.354016*10^-3+2.56985*10^-4*LN([.C261]/10000)+2.620131*10^-6*LN([.C261]/10000)^2+6.383091*10^-8*LN([.C261]/10000)^3)" office:value-type="float" office:value="2.46157114489415">
            <text:p>2.5</text:p>
          </table:table-cell>
          <table:table-cell table:number-columns-repeated="251"/>
        </table:table-row>
        <table:table-row table:style-name="ro2">
          <table:table-cell table:formula="oooc:=[.A261]+1" office:value-type="float" office:value="261">
            <text:p>261</text:p>
          </table:table-cell>
          <table:table-cell table:formula="oooc:=[.A262]/1024*5" office:value-type="float" office:value="1.2744140625">
            <text:p>1.27</text:p>
          </table:table-cell>
          <table:table-cell table:style-name="ce5" table:formula="oooc:=5*(9780/[.B262])-9780" office:value-type="float" office:value="28590.5747126437">
            <text:p>28590.57</text:p>
          </table:table-cell>
          <table:table-cell table:style-name="ce5" table:formula="oooc:=-273.15+1/(3.35*10^-3+2.57*10^-4*LN([.C262]/10000)+2.63*10^-6*LN([.C262]/10000)^2+6.75*10^-8*LN([.C262]/10000)^3)" office:value-type="float" office:value="2.86762941929578">
            <text:p>2.87</text:p>
          </table:table-cell>
          <table:table-cell table:style-name="ce7" table:formula="oooc:=-273.15+1/(3.354016*10^-3+2.56985*10^-4*LN([.C262]/10000)+2.620131*10^-6*LN([.C262]/10000)^2+6.383091*10^-8*LN([.C262]/10000)^3)" office:value-type="float" office:value="2.56435536679203">
            <text:p>2.6</text:p>
          </table:table-cell>
          <table:table-cell table:number-columns-repeated="251"/>
        </table:table-row>
        <table:table-row table:style-name="ro2">
          <table:table-cell table:formula="oooc:=[.A262]+1" office:value-type="float" office:value="262">
            <text:p>262</text:p>
          </table:table-cell>
          <table:table-cell table:formula="oooc:=[.A263]/1024*5" office:value-type="float" office:value="1.279296875">
            <text:p>1.28</text:p>
          </table:table-cell>
          <table:table-cell table:style-name="ce5" table:formula="oooc:=5*(9780/[.B263])-9780" office:value-type="float" office:value="28444.1221374046">
            <text:p>28444.12</text:p>
          </table:table-cell>
          <table:table-cell table:style-name="ce5" table:formula="oooc:=-273.15+1/(3.35*10^-3+2.57*10^-4*LN([.C263]/10000)+2.63*10^-6*LN([.C263]/10000)^2+6.75*10^-8*LN([.C263]/10000)^3)" office:value-type="float" office:value="2.97046449553017">
            <text:p>2.97</text:p>
          </table:table-cell>
          <table:table-cell table:style-name="ce7" table:formula="oooc:=-273.15+1/(3.354016*10^-3+2.56985*10^-4*LN([.C263]/10000)+2.620131*10^-6*LN([.C263]/10000)^2+6.383091*10^-8*LN([.C263]/10000)^3)" office:value-type="float" office:value="2.66694588153319">
            <text:p>2.7</text:p>
          </table:table-cell>
          <table:table-cell table:number-columns-repeated="251"/>
        </table:table-row>
        <table:table-row table:style-name="ro2">
          <table:table-cell table:formula="oooc:=[.A263]+1" office:value-type="float" office:value="263">
            <text:p>263</text:p>
          </table:table-cell>
          <table:table-cell table:formula="oooc:=[.A264]/1024*5" office:value-type="float" office:value="1.2841796875">
            <text:p>1.28</text:p>
          </table:table-cell>
          <table:table-cell table:style-name="ce5" table:formula="oooc:=5*(9780/[.B264])-9780" office:value-type="float" office:value="28298.783269962">
            <text:p>28298.78</text:p>
          </table:table-cell>
          <table:table-cell table:style-name="ce5" table:formula="oooc:=-273.15+1/(3.35*10^-3+2.57*10^-4*LN([.C264]/10000)+2.63*10^-6*LN([.C264]/10000)^2+6.75*10^-8*LN([.C264]/10000)^3)" office:value-type="float" office:value="3.07310731975889">
            <text:p>3.07</text:p>
          </table:table-cell>
          <table:table-cell table:style-name="ce7" table:formula="oooc:=-273.15+1/(3.354016*10^-3+2.56985*10^-4*LN([.C264]/10000)+2.620131*10^-6*LN([.C264]/10000)^2+6.383091*10^-8*LN([.C264]/10000)^3)" office:value-type="float" office:value="2.76934458732973">
            <text:p>2.8</text:p>
          </table:table-cell>
          <table:table-cell table:number-columns-repeated="251"/>
        </table:table-row>
        <table:table-row table:style-name="ro2">
          <table:table-cell table:formula="oooc:=[.A264]+1" office:value-type="float" office:value="264">
            <text:p>264</text:p>
          </table:table-cell>
          <table:table-cell table:formula="oooc:=[.A265]/1024*5" office:value-type="float" office:value="1.2890625">
            <text:p>1.29</text:p>
          </table:table-cell>
          <table:table-cell table:style-name="ce5" table:formula="oooc:=5*(9780/[.B265])-9780" office:value-type="float" office:value="28154.5454545455">
            <text:p>28154.55</text:p>
          </table:table-cell>
          <table:table-cell table:style-name="ce5" table:formula="oooc:=-273.15+1/(3.35*10^-3+2.57*10^-4*LN([.C265]/10000)+2.63*10^-6*LN([.C265]/10000)^2+6.75*10^-8*LN([.C265]/10000)^3)" office:value-type="float" office:value="3.17555977590638">
            <text:p>3.18</text:p>
          </table:table-cell>
          <table:table-cell table:style-name="ce7" table:formula="oooc:=-273.15+1/(3.354016*10^-3+2.56985*10^-4*LN([.C265]/10000)+2.620131*10^-6*LN([.C265]/10000)^2+6.383091*10^-8*LN([.C265]/10000)^3)" office:value-type="float" office:value="2.87155336350821">
            <text:p>2.9</text:p>
          </table:table-cell>
          <table:table-cell table:number-columns-repeated="251"/>
        </table:table-row>
        <table:table-row table:style-name="ro2">
          <table:table-cell table:formula="oooc:=[.A265]+1" office:value-type="float" office:value="265">
            <text:p>265</text:p>
          </table:table-cell>
          <table:table-cell table:formula="oooc:=[.A266]/1024*5" office:value-type="float" office:value="1.2939453125">
            <text:p>1.29</text:p>
          </table:table-cell>
          <table:table-cell table:style-name="ce5" table:formula="oooc:=5*(9780/[.B266])-9780" office:value-type="float" office:value="28011.3962264151">
            <text:p>28011.4</text:p>
          </table:table-cell>
          <table:table-cell table:style-name="ce5" table:formula="oooc:=-273.15+1/(3.35*10^-3+2.57*10^-4*LN([.C266]/10000)+2.63*10^-6*LN([.C266]/10000)^2+6.75*10^-8*LN([.C266]/10000)^3)" office:value-type="float" office:value="3.27782372925566">
            <text:p>3.28</text:p>
          </table:table-cell>
          <table:table-cell table:style-name="ce7" table:formula="oooc:=-273.15+1/(3.354016*10^-3+2.56985*10^-4*LN([.C266]/10000)+2.620131*10^-6*LN([.C266]/10000)^2+6.383091*10^-8*LN([.C266]/10000)^3)" office:value-type="float" office:value="2.97357407079909">
            <text:p>3.0</text:p>
          </table:table-cell>
          <table:table-cell table:number-columns-repeated="251"/>
        </table:table-row>
        <table:table-row table:style-name="ro2">
          <table:table-cell table:formula="oooc:=[.A266]+1" office:value-type="float" office:value="266">
            <text:p>266</text:p>
          </table:table-cell>
          <table:table-cell table:formula="oooc:=[.A267]/1024*5" office:value-type="float" office:value="1.298828125">
            <text:p>1.3</text:p>
          </table:table-cell>
          <table:table-cell table:style-name="ce5" table:formula="oooc:=5*(9780/[.B267])-9780" office:value-type="float" office:value="27869.3233082707">
            <text:p>27869.32</text:p>
          </table:table-cell>
          <table:table-cell table:style-name="ce5" table:formula="oooc:=-273.15+1/(3.35*10^-3+2.57*10^-4*LN([.C267]/10000)+2.63*10^-6*LN([.C267]/10000)^2+6.75*10^-8*LN([.C267]/10000)^3)" office:value-type="float" office:value="3.37990102673393">
            <text:p>3.38</text:p>
          </table:table-cell>
          <table:table-cell table:style-name="ce7" table:formula="oooc:=-273.15+1/(3.354016*10^-3+2.56985*10^-4*LN([.C267]/10000)+2.620131*10^-6*LN([.C267]/10000)^2+6.383091*10^-8*LN([.C267]/10000)^3)" office:value-type="float" office:value="3.07540855162193">
            <text:p>3.1</text:p>
          </table:table-cell>
          <table:table-cell table:number-columns-repeated="251"/>
        </table:table-row>
        <table:table-row table:style-name="ro2">
          <table:table-cell table:formula="oooc:=[.A267]+1" office:value-type="float" office:value="267">
            <text:p>267</text:p>
          </table:table-cell>
          <table:table-cell table:formula="oooc:=[.A268]/1024*5" office:value-type="float" office:value="1.3037109375">
            <text:p>1.3</text:p>
          </table:table-cell>
          <table:table-cell table:style-name="ce5" table:formula="oooc:=5*(9780/[.B268])-9780" office:value-type="float" office:value="27728.3146067416">
            <text:p>27728.31</text:p>
          </table:table-cell>
          <table:table-cell table:style-name="ce5" table:formula="oooc:=-273.15+1/(3.35*10^-3+2.57*10^-4*LN([.C268]/10000)+2.63*10^-6*LN([.C268]/10000)^2+6.75*10^-8*LN([.C268]/10000)^3)" office:value-type="float" office:value="3.48179349719271">
            <text:p>3.48</text:p>
          </table:table-cell>
          <table:table-cell table:style-name="ce7" table:formula="oooc:=-273.15+1/(3.354016*10^-3+2.56985*10^-4*LN([.C268]/10000)+2.620131*10^-6*LN([.C268]/10000)^2+6.383091*10^-8*LN([.C268]/10000)^3)" office:value-type="float" office:value="3.1770586303648">
            <text:p>3.2</text:p>
          </table:table-cell>
          <table:table-cell table:number-columns-repeated="251"/>
        </table:table-row>
        <table:table-row table:style-name="ro2">
          <table:table-cell table:formula="oooc:=[.A268]+1" office:value-type="float" office:value="268">
            <text:p>268</text:p>
          </table:table-cell>
          <table:table-cell table:formula="oooc:=[.A269]/1024*5" office:value-type="float" office:value="1.30859375">
            <text:p>1.31</text:p>
          </table:table-cell>
          <table:table-cell table:style-name="ce5" table:formula="oooc:=5*(9780/[.B269])-9780" office:value-type="float" office:value="27588.3582089552">
            <text:p>27588.36</text:p>
          </table:table-cell>
          <table:table-cell table:style-name="ce5" table:formula="oooc:=-273.15+1/(3.35*10^-3+2.57*10^-4*LN([.C269]/10000)+2.63*10^-6*LN([.C269]/10000)^2+6.75*10^-8*LN([.C269]/10000)^3)" office:value-type="float" office:value="3.5835029516831">
            <text:p>3.58</text:p>
          </table:table-cell>
          <table:table-cell table:style-name="ce7" table:formula="oooc:=-273.15+1/(3.354016*10^-3+2.56985*10^-4*LN([.C269]/10000)+2.620131*10^-6*LN([.C269]/10000)^2+6.383091*10^-8*LN([.C269]/10000)^3)" office:value-type="float" office:value="3.27852611365847">
            <text:p>3.3</text:p>
          </table:table-cell>
          <table:table-cell table:number-columns-repeated="251"/>
        </table:table-row>
        <table:table-row table:style-name="ro2">
          <table:table-cell table:formula="oooc:=[.A269]+1" office:value-type="float" office:value="269">
            <text:p>269</text:p>
          </table:table-cell>
          <table:table-cell table:formula="oooc:=[.A270]/1024*5" office:value-type="float" office:value="1.3134765625">
            <text:p>1.31</text:p>
          </table:table-cell>
          <table:table-cell table:style-name="ce5" table:formula="oooc:=5*(9780/[.B270])-9780" office:value-type="float" office:value="27449.4423791822">
            <text:p>27449.44</text:p>
          </table:table-cell>
          <table:table-cell table:style-name="ce5" table:formula="oooc:=-273.15+1/(3.35*10^-3+2.57*10^-4*LN([.C270]/10000)+2.63*10^-6*LN([.C270]/10000)^2+6.75*10^-8*LN([.C270]/10000)^3)" office:value-type="float" office:value="3.68503118372593">
            <text:p>3.69</text:p>
          </table:table-cell>
          <table:table-cell table:style-name="ce7" table:formula="oooc:=-273.15+1/(3.354016*10^-3+2.56985*10^-4*LN([.C270]/10000)+2.620131*10^-6*LN([.C270]/10000)^2+6.383091*10^-8*LN([.C270]/10000)^3)" office:value-type="float" office:value="3.37981279064638">
            <text:p>3.4</text:p>
          </table:table-cell>
          <table:table-cell table:number-columns-repeated="251"/>
        </table:table-row>
        <table:table-row table:style-name="ro2">
          <table:table-cell table:formula="oooc:=[.A270]+1" office:value-type="float" office:value="270">
            <text:p>270</text:p>
          </table:table-cell>
          <table:table-cell table:formula="oooc:=[.A271]/1024*5" office:value-type="float" office:value="1.318359375">
            <text:p>1.32</text:p>
          </table:table-cell>
          <table:table-cell table:style-name="ce5" table:formula="oooc:=5*(9780/[.B271])-9780" office:value-type="float" office:value="27311.5555555556">
            <text:p>27311.56</text:p>
          </table:table-cell>
          <table:table-cell table:style-name="ce5" table:formula="oooc:=-273.15+1/(3.35*10^-3+2.57*10^-4*LN([.C271]/10000)+2.63*10^-6*LN([.C271]/10000)^2+6.75*10^-8*LN([.C271]/10000)^3)" office:value-type="float" office:value="3.78637996957735">
            <text:p>3.79</text:p>
          </table:table-cell>
          <table:table-cell table:style-name="ce7" table:formula="oooc:=-273.15+1/(3.354016*10^-3+2.56985*10^-4*LN([.C271]/10000)+2.620131*10^-6*LN([.C271]/10000)^2+6.383091*10^-8*LN([.C271]/10000)^3)" office:value-type="float" office:value="3.48092043324897">
            <text:p>3.5</text:p>
          </table:table-cell>
          <table:table-cell table:number-columns-repeated="251"/>
        </table:table-row>
        <table:table-row table:style-name="ro2">
          <table:table-cell table:formula="oooc:=[.A271]+1" office:value-type="float" office:value="271">
            <text:p>271</text:p>
          </table:table-cell>
          <table:table-cell table:formula="oooc:=[.A272]/1024*5" office:value-type="float" office:value="1.3232421875">
            <text:p>1.32</text:p>
          </table:table-cell>
          <table:table-cell table:style-name="ce5" table:formula="oooc:=5*(9780/[.B272])-9780" office:value-type="float" office:value="27174.6863468635">
            <text:p>27174.69</text:p>
          </table:table-cell>
          <table:table-cell table:style-name="ce5" table:formula="oooc:=-273.15+1/(3.35*10^-3+2.57*10^-4*LN([.C272]/10000)+2.63*10^-6*LN([.C272]/10000)^2+6.75*10^-8*LN([.C272]/10000)^3)" office:value-type="float" office:value="3.88755106848924">
            <text:p>3.89</text:p>
          </table:table-cell>
          <table:table-cell table:style-name="ce7" table:formula="oooc:=-273.15+1/(3.354016*10^-3+2.56985*10^-4*LN([.C272]/10000)+2.620131*10^-6*LN([.C272]/10000)^2+6.383091*10^-8*LN([.C272]/10000)^3)" office:value-type="float" office:value="3.58185079642425">
            <text:p>3.6</text:p>
          </table:table-cell>
          <table:table-cell table:number-columns-repeated="251"/>
        </table:table-row>
        <table:table-row table:style-name="ro2">
          <table:table-cell table:formula="oooc:=[.A272]+1" office:value-type="float" office:value="272">
            <text:p>272</text:p>
          </table:table-cell>
          <table:table-cell table:formula="oooc:=[.A273]/1024*5" office:value-type="float" office:value="1.328125">
            <text:p>1.33</text:p>
          </table:table-cell>
          <table:table-cell table:style-name="ce5" table:formula="oooc:=5*(9780/[.B273])-9780" office:value-type="float" office:value="27038.8235294118">
            <text:p>27038.82</text:p>
          </table:table-cell>
          <table:table-cell table:style-name="ce5" table:formula="oooc:=-273.15+1/(3.35*10^-3+2.57*10^-4*LN([.C273]/10000)+2.63*10^-6*LN([.C273]/10000)^2+6.75*10^-8*LN([.C273]/10000)^3)" office:value-type="float" office:value="3.98854622296523">
            <text:p>3.99</text:p>
          </table:table-cell>
          <table:table-cell table:style-name="ce7" table:formula="oooc:=-273.15+1/(3.354016*10^-3+2.56985*10^-4*LN([.C273]/10000)+2.620131*10^-6*LN([.C273]/10000)^2+6.383091*10^-8*LN([.C273]/10000)^3)" office:value-type="float" office:value="3.68260561842266">
            <text:p>3.7</text:p>
          </table:table-cell>
          <table:table-cell table:number-columns-repeated="251"/>
        </table:table-row>
        <table:table-row table:style-name="ro2">
          <table:table-cell table:formula="oooc:=[.A273]+1" office:value-type="float" office:value="273">
            <text:p>273</text:p>
          </table:table-cell>
          <table:table-cell table:formula="oooc:=[.A274]/1024*5" office:value-type="float" office:value="1.3330078125">
            <text:p>1.33</text:p>
          </table:table-cell>
          <table:table-cell table:style-name="ce5" table:formula="oooc:=5*(9780/[.B274])-9780" office:value-type="float" office:value="26903.956043956">
            <text:p>26903.96</text:p>
          </table:table-cell>
          <table:table-cell table:style-name="ce5" table:formula="oooc:=-273.15+1/(3.35*10^-3+2.57*10^-4*LN([.C274]/10000)+2.63*10^-6*LN([.C274]/10000)^2+6.75*10^-8*LN([.C274]/10000)^3)" office:value-type="float" office:value="4.0893671590124">
            <text:p>4.09</text:p>
          </table:table-cell>
          <table:table-cell table:style-name="ce7" table:formula="oooc:=-273.15+1/(3.354016*10^-3+2.56985*10^-4*LN([.C274]/10000)+2.620131*10^-6*LN([.C274]/10000)^2+6.383091*10^-8*LN([.C274]/10000)^3)" office:value-type="float" office:value="3.78318662103806">
            <text:p>3.8</text:p>
          </table:table-cell>
          <table:table-cell table:number-columns-repeated="251"/>
        </table:table-row>
        <table:table-row table:style-name="ro2">
          <table:table-cell table:formula="oooc:=[.A274]+1" office:value-type="float" office:value="274">
            <text:p>274</text:p>
          </table:table-cell>
          <table:table-cell table:formula="oooc:=[.A275]/1024*5" office:value-type="float" office:value="1.337890625">
            <text:p>1.34</text:p>
          </table:table-cell>
          <table:table-cell table:style-name="ce5" table:formula="oooc:=5*(9780/[.B275])-9780" office:value-type="float" office:value="26770.0729927007">
            <text:p>26770.07</text:p>
          </table:table-cell>
          <table:table-cell table:style-name="ce5" table:formula="oooc:=-273.15+1/(3.35*10^-3+2.57*10^-4*LN([.C275]/10000)+2.63*10^-6*LN([.C275]/10000)^2+6.75*10^-8*LN([.C275]/10000)^3)" office:value-type="float" office:value="4.1900155863882">
            <text:p>4.19</text:p>
          </table:table-cell>
          <table:table-cell table:style-name="ce7" table:formula="oooc:=-273.15+1/(3.354016*10^-3+2.56985*10^-4*LN([.C275]/10000)+2.620131*10^-6*LN([.C275]/10000)^2+6.383091*10^-8*LN([.C275]/10000)^3)" office:value-type="float" office:value="3.88359550985439">
            <text:p>3.9</text:p>
          </table:table-cell>
          <table:table-cell table:number-columns-repeated="251"/>
        </table:table-row>
        <table:table-row table:style-name="ro2">
          <table:table-cell table:formula="oooc:=[.A275]+1" office:value-type="float" office:value="275">
            <text:p>275</text:p>
          </table:table-cell>
          <table:table-cell table:formula="oooc:=[.A276]/1024*5" office:value-type="float" office:value="1.3427734375">
            <text:p>1.34</text:p>
          </table:table-cell>
          <table:table-cell table:style-name="ce5" table:formula="oooc:=5*(9780/[.B276])-9780" office:value-type="float" office:value="26637.1636363636">
            <text:p>26637.16</text:p>
          </table:table-cell>
          <table:table-cell table:style-name="ce5" table:formula="oooc:=-273.15+1/(3.35*10^-3+2.57*10^-4*LN([.C276]/10000)+2.63*10^-6*LN([.C276]/10000)^2+6.75*10^-8*LN([.C276]/10000)^3)" office:value-type="float" office:value="4.29049319884342">
            <text:p>4.29</text:p>
          </table:table-cell>
          <table:table-cell table:style-name="ce7" table:formula="oooc:=-273.15+1/(3.354016*10^-3+2.56985*10^-4*LN([.C276]/10000)+2.620131*10^-6*LN([.C276]/10000)^2+6.383091*10^-8*LN([.C276]/10000)^3)" office:value-type="float" office:value="3.98383397448765">
            <text:p>4.0</text:p>
          </table:table-cell>
          <table:table-cell table:number-columns-repeated="251"/>
        </table:table-row>
        <table:table-row table:style-name="ro2">
          <table:table-cell table:formula="oooc:=[.A276]+1" office:value-type="float" office:value="276">
            <text:p>276</text:p>
          </table:table-cell>
          <table:table-cell table:formula="oooc:=[.A277]/1024*5" office:value-type="float" office:value="1.34765625">
            <text:p>1.35</text:p>
          </table:table-cell>
          <table:table-cell table:style-name="ce5" table:formula="oooc:=5*(9780/[.B277])-9780" office:value-type="float" office:value="26505.2173913043">
            <text:p>26505.22</text:p>
          </table:table-cell>
          <table:table-cell table:style-name="ce5" table:formula="oooc:=-273.15+1/(3.35*10^-3+2.57*10^-4*LN([.C277]/10000)+2.63*10^-6*LN([.C277]/10000)^2+6.75*10^-8*LN([.C277]/10000)^3)" office:value-type="float" office:value="4.39080167436026">
            <text:p>4.39</text:p>
          </table:table-cell>
          <table:table-cell table:style-name="ce7" table:formula="oooc:=-273.15+1/(3.354016*10^-3+2.56985*10^-4*LN([.C277]/10000)+2.620131*10^-6*LN([.C277]/10000)^2+6.383091*10^-8*LN([.C277]/10000)^3)" office:value-type="float" office:value="4.08390368882374">
            <text:p>4.1</text:p>
          </table:table-cell>
          <table:table-cell table:number-columns-repeated="251"/>
        </table:table-row>
        <table:table-row table:style-name="ro2">
          <table:table-cell table:formula="oooc:=[.A277]+1" office:value-type="float" office:value="277">
            <text:p>277</text:p>
          </table:table-cell>
          <table:table-cell table:formula="oooc:=[.A278]/1024*5" office:value-type="float" office:value="1.3525390625">
            <text:p>1.35</text:p>
          </table:table-cell>
          <table:table-cell table:style-name="ce5" table:formula="oooc:=5*(9780/[.B278])-9780" office:value-type="float" office:value="26374.2238267148">
            <text:p>26374.22</text:p>
          </table:table-cell>
          <table:table-cell table:style-name="ce5" table:formula="oooc:=-273.15+1/(3.35*10^-3+2.57*10^-4*LN([.C278]/10000)+2.63*10^-6*LN([.C278]/10000)^2+6.75*10^-8*LN([.C278]/10000)^3)" office:value-type="float" office:value="4.49094267538698">
            <text:p>4.49</text:p>
          </table:table-cell>
          <table:table-cell table:style-name="ce7" table:formula="oooc:=-273.15+1/(3.354016*10^-3+2.56985*10^-4*LN([.C278]/10000)+2.620131*10^-6*LN([.C278]/10000)^2+6.383091*10^-8*LN([.C278]/10000)^3)" office:value-type="float" office:value="4.18380631125251">
            <text:p>4.2</text:p>
          </table:table-cell>
          <table:table-cell table:number-columns-repeated="251"/>
        </table:table-row>
        <table:table-row table:style-name="ro2">
          <table:table-cell table:formula="oooc:=[.A278]+1" office:value-type="float" office:value="278">
            <text:p>278</text:p>
          </table:table-cell>
          <table:table-cell table:formula="oooc:=[.A279]/1024*5" office:value-type="float" office:value="1.357421875">
            <text:p>1.36</text:p>
          </table:table-cell>
          <table:table-cell table:style-name="ce5" table:formula="oooc:=5*(9780/[.B279])-9780" office:value-type="float" office:value="26244.1726618705">
            <text:p>26244.17</text:p>
          </table:table-cell>
          <table:table-cell table:style-name="ce5" table:formula="oooc:=-273.15+1/(3.35*10^-3+2.57*10^-4*LN([.C279]/10000)+2.63*10^-6*LN([.C279]/10000)^2+6.75*10^-8*LN([.C279]/10000)^3)" office:value-type="float" office:value="4.59091784906826">
            <text:p>4.59</text:p>
          </table:table-cell>
          <table:table-cell table:style-name="ce7" table:formula="oooc:=-273.15+1/(3.354016*10^-3+2.56985*10^-4*LN([.C279]/10000)+2.620131*10^-6*LN([.C279]/10000)^2+6.383091*10^-8*LN([.C279]/10000)^3)" office:value-type="float" office:value="4.283543484897">
            <text:p>4.3</text:p>
          </table:table-cell>
          <table:table-cell table:number-columns-repeated="251"/>
        </table:table-row>
        <table:table-row table:style-name="ro2">
          <table:table-cell table:formula="oooc:=[.A279]+1" office:value-type="float" office:value="279">
            <text:p>279</text:p>
          </table:table-cell>
          <table:table-cell table:formula="oooc:=[.A280]/1024*5" office:value-type="float" office:value="1.3623046875">
            <text:p>1.36</text:p>
          </table:table-cell>
          <table:table-cell table:style-name="ce5" table:formula="oooc:=5*(9780/[.B280])-9780" office:value-type="float" office:value="26115.0537634409">
            <text:p>26115.05</text:p>
          </table:table-cell>
          <table:table-cell table:style-name="ce5" table:formula="oooc:=-273.15+1/(3.35*10^-3+2.57*10^-4*LN([.C280]/10000)+2.63*10^-6*LN([.C280]/10000)^2+6.75*10^-8*LN([.C280]/10000)^3)" office:value-type="float" office:value="4.69072882747111">
            <text:p>4.69</text:p>
          </table:table-cell>
          <table:table-cell table:style-name="ce7" table:formula="oooc:=-273.15+1/(3.354016*10^-3+2.56985*10^-4*LN([.C280]/10000)+2.620131*10^-6*LN([.C280]/10000)^2+6.383091*10^-8*LN([.C280]/10000)^3)" office:value-type="float" office:value="4.38311683783974">
            <text:p>4.4</text:p>
          </table:table-cell>
          <table:table-cell table:number-columns-repeated="251"/>
        </table:table-row>
        <table:table-row table:style-name="ro2">
          <table:table-cell table:formula="oooc:=[.A280]+1" office:value-type="float" office:value="280">
            <text:p>280</text:p>
          </table:table-cell>
          <table:table-cell table:formula="oooc:=[.A281]/1024*5" office:value-type="float" office:value="1.3671875">
            <text:p>1.37</text:p>
          </table:table-cell>
          <table:table-cell table:style-name="ce5" table:formula="oooc:=5*(9780/[.B281])-9780" office:value-type="float" office:value="25986.8571428571">
            <text:p>25986.86</text:p>
          </table:table-cell>
          <table:table-cell table:style-name="ce5" table:formula="oooc:=-273.15+1/(3.35*10^-3+2.57*10^-4*LN([.C281]/10000)+2.63*10^-6*LN([.C281]/10000)^2+6.75*10^-8*LN([.C281]/10000)^3)" office:value-type="float" office:value="4.79037722780782">
            <text:p>4.79</text:p>
          </table:table-cell>
          <table:table-cell table:style-name="ce7" table:formula="oooc:=-273.15+1/(3.354016*10^-3+2.56985*10^-4*LN([.C281]/10000)+2.620131*10^-6*LN([.C281]/10000)^2+6.383091*10^-8*LN([.C281]/10000)^3)" office:value-type="float" office:value="4.48252798334414">
            <text:p>4.5</text:p>
          </table:table-cell>
          <table:table-cell table:number-columns-repeated="251"/>
        </table:table-row>
        <table:table-row table:style-name="ro2">
          <table:table-cell table:formula="oooc:=[.A281]+1" office:value-type="float" office:value="281">
            <text:p>281</text:p>
          </table:table-cell>
          <table:table-cell table:formula="oooc:=[.A282]/1024*5" office:value-type="float" office:value="1.3720703125">
            <text:p>1.37</text:p>
          </table:table-cell>
          <table:table-cell table:style-name="ce5" table:formula="oooc:=5*(9780/[.B282])-9780" office:value-type="float" office:value="25859.5729537367">
            <text:p>25859.57</text:p>
          </table:table-cell>
          <table:table-cell table:style-name="ce5" table:formula="oooc:=-273.15+1/(3.35*10^-3+2.57*10^-4*LN([.C282]/10000)+2.63*10^-6*LN([.C282]/10000)^2+6.75*10^-8*LN([.C282]/10000)^3)" office:value-type="float" office:value="4.88986465265413">
            <text:p>4.89</text:p>
          </table:table-cell>
          <table:table-cell table:style-name="ce7" table:formula="oooc:=-273.15+1/(3.354016*10^-3+2.56985*10^-4*LN([.C282]/10000)+2.620131*10^-6*LN([.C282]/10000)^2+6.383091*10^-8*LN([.C282]/10000)^3)" office:value-type="float" office:value="4.58177852007282">
            <text:p>4.6</text:p>
          </table:table-cell>
          <table:table-cell table:number-columns-repeated="251"/>
        </table:table-row>
        <table:table-row table:style-name="ro2">
          <table:table-cell table:formula="oooc:=[.A282]+1" office:value-type="float" office:value="282">
            <text:p>282</text:p>
          </table:table-cell>
          <table:table-cell table:formula="oooc:=[.A283]/1024*5" office:value-type="float" office:value="1.376953125">
            <text:p>1.38</text:p>
          </table:table-cell>
          <table:table-cell table:style-name="ce5" table:formula="oooc:=5*(9780/[.B283])-9780" office:value-type="float" office:value="25733.1914893617">
            <text:p>25733.19</text:p>
          </table:table-cell>
          <table:table-cell table:style-name="ce5" table:formula="oooc:=-273.15+1/(3.35*10^-3+2.57*10^-4*LN([.C283]/10000)+2.63*10^-6*LN([.C283]/10000)^2+6.75*10^-8*LN([.C283]/10000)^3)" office:value-type="float" office:value="4.98919269016443">
            <text:p>4.99</text:p>
          </table:table-cell>
          <table:table-cell table:style-name="ce7" table:formula="oooc:=-273.15+1/(3.354016*10^-3+2.56985*10^-4*LN([.C283]/10000)+2.620131*10^-6*LN([.C283]/10000)^2+6.383091*10^-8*LN([.C283]/10000)^3)" office:value-type="float" office:value="4.68087003230204">
            <text:p>4.7</text:p>
          </table:table-cell>
          <table:table-cell table:number-columns-repeated="251"/>
        </table:table-row>
        <table:table-row table:style-name="ro2">
          <table:table-cell table:formula="oooc:=[.A283]+1" office:value-type="float" office:value="283">
            <text:p>283</text:p>
          </table:table-cell>
          <table:table-cell table:formula="oooc:=[.A284]/1024*5" office:value-type="float" office:value="1.3818359375">
            <text:p>1.38</text:p>
          </table:table-cell>
          <table:table-cell table:style-name="ce5" table:formula="oooc:=5*(9780/[.B284])-9780" office:value-type="float" office:value="25607.703180212">
            <text:p>25607.7</text:p>
          </table:table-cell>
          <table:table-cell table:style-name="ce5" table:formula="oooc:=-273.15+1/(3.35*10^-3+2.57*10^-4*LN([.C284]/10000)+2.63*10^-6*LN([.C284]/10000)^2+6.75*10^-8*LN([.C284]/10000)^3)" office:value-type="float" office:value="5.08836291428258">
            <text:p>5.09</text:p>
          </table:table-cell>
          <table:table-cell table:style-name="ce7" table:formula="oooc:=-273.15+1/(3.354016*10^-3+2.56985*10^-4*LN([.C284]/10000)+2.620131*10^-6*LN([.C284]/10000)^2+6.383091*10^-8*LN([.C284]/10000)^3)" office:value-type="float" office:value="4.77980409013207">
            <text:p>4.8</text:p>
          </table:table-cell>
          <table:table-cell table:number-columns-repeated="251"/>
        </table:table-row>
        <table:table-row table:style-name="ro2">
          <table:table-cell table:formula="oooc:=[.A284]+1" office:value-type="float" office:value="284">
            <text:p>284</text:p>
          </table:table-cell>
          <table:table-cell table:formula="oooc:=[.A285]/1024*5" office:value-type="float" office:value="1.38671875">
            <text:p>1.39</text:p>
          </table:table-cell>
          <table:table-cell table:style-name="ce5" table:formula="oooc:=5*(9780/[.B285])-9780" office:value-type="float" office:value="25483.0985915493">
            <text:p>25483.1</text:p>
          </table:table-cell>
          <table:table-cell table:style-name="ce5" table:formula="oooc:=-273.15+1/(3.35*10^-3+2.57*10^-4*LN([.C285]/10000)+2.63*10^-6*LN([.C285]/10000)^2+6.75*10^-8*LN([.C285]/10000)^3)" office:value-type="float" office:value="5.18737688495037">
            <text:p>5.19</text:p>
          </table:table-cell>
          <table:table-cell table:style-name="ce7" table:formula="oooc:=-273.15+1/(3.354016*10^-3+2.56985*10^-4*LN([.C285]/10000)+2.620131*10^-6*LN([.C285]/10000)^2+6.383091*10^-8*LN([.C285]/10000)^3)" office:value-type="float" office:value="4.87858224969466">
            <text:p>4.9</text:p>
          </table:table-cell>
          <table:table-cell table:number-columns-repeated="251"/>
        </table:table-row>
        <table:table-row table:style-name="ro2">
          <table:table-cell table:formula="oooc:=[.A285]+1" office:value-type="float" office:value="285">
            <text:p>285</text:p>
          </table:table-cell>
          <table:table-cell table:formula="oooc:=[.A286]/1024*5" office:value-type="float" office:value="1.3916015625">
            <text:p>1.39</text:p>
          </table:table-cell>
          <table:table-cell table:style-name="ce5" table:formula="oooc:=5*(9780/[.B286])-9780" office:value-type="float" office:value="25359.3684210526">
            <text:p>25359.37</text:p>
          </table:table-cell>
          <table:table-cell table:style-name="ce5" table:formula="oooc:=-273.15+1/(3.35*10^-3+2.57*10^-4*LN([.C286]/10000)+2.63*10^-6*LN([.C286]/10000)^2+6.75*10^-8*LN([.C286]/10000)^3)" office:value-type="float" office:value="5.28623614831076">
            <text:p>5.29</text:p>
          </table:table-cell>
          <table:table-cell table:style-name="ce7" table:formula="oooc:=-273.15+1/(3.354016*10^-3+2.56985*10^-4*LN([.C286]/10000)+2.620131*10^-6*LN([.C286]/10000)^2+6.383091*10^-8*LN([.C286]/10000)^3)" office:value-type="float" office:value="4.97720605335678">
            <text:p>5.0</text:p>
          </table:table-cell>
          <table:table-cell table:number-columns-repeated="251"/>
        </table:table-row>
        <table:table-row table:style-name="ro2">
          <table:table-cell table:formula="oooc:=[.A286]+1" office:value-type="float" office:value="286">
            <text:p>286</text:p>
          </table:table-cell>
          <table:table-cell table:formula="oooc:=[.A287]/1024*5" office:value-type="float" office:value="1.396484375">
            <text:p>1.4</text:p>
          </table:table-cell>
          <table:table-cell table:style-name="ce5" table:formula="oooc:=5*(9780/[.B287])-9780" office:value-type="float" office:value="25236.5034965035">
            <text:p>25236.5</text:p>
          </table:table-cell>
          <table:table-cell table:style-name="ce5" table:formula="oooc:=-273.15+1/(3.35*10^-3+2.57*10^-4*LN([.C287]/10000)+2.63*10^-6*LN([.C287]/10000)^2+6.75*10^-8*LN([.C287]/10000)^3)" office:value-type="float" office:value="5.38494223690913">
            <text:p>5.38</text:p>
          </table:table-cell>
          <table:table-cell table:style-name="ce7" table:formula="oooc:=-273.15+1/(3.354016*10^-3+2.56985*10^-4*LN([.C287]/10000)+2.620131*10^-6*LN([.C287]/10000)^2+6.383091*10^-8*LN([.C287]/10000)^3)" office:value-type="float" office:value="5.07567702992043">
            <text:p>5.1</text:p>
          </table:table-cell>
          <table:table-cell table:number-columns-repeated="251"/>
        </table:table-row>
        <table:table-row table:style-name="ro2">
          <table:table-cell table:formula="oooc:=[.A287]+1" office:value-type="float" office:value="287">
            <text:p>287</text:p>
          </table:table-cell>
          <table:table-cell table:formula="oooc:=[.A288]/1024*5" office:value-type="float" office:value="1.4013671875">
            <text:p>1.4</text:p>
          </table:table-cell>
          <table:table-cell table:style-name="ce5" table:formula="oooc:=5*(9780/[.B288])-9780" office:value-type="float" office:value="25114.4947735192">
            <text:p>25114.49</text:p>
          </table:table-cell>
          <table:table-cell table:style-name="ce5" table:formula="oooc:=-273.15+1/(3.35*10^-3+2.57*10^-4*LN([.C288]/10000)+2.63*10^-6*LN([.C288]/10000)^2+6.75*10^-8*LN([.C288]/10000)^3)" office:value-type="float" office:value="5.48349666989088">
            <text:p>5.48</text:p>
          </table:table-cell>
          <table:table-cell table:style-name="ce7" table:formula="oooc:=-273.15+1/(3.354016*10^-3+2.56985*10^-4*LN([.C288]/10000)+2.620131*10^-6*LN([.C288]/10000)^2+6.383091*10^-8*LN([.C288]/10000)^3)" office:value-type="float" office:value="5.17399669482006">
            <text:p>5.2</text:p>
          </table:table-cell>
          <table:table-cell table:number-columns-repeated="251"/>
        </table:table-row>
        <table:table-row table:style-name="ro2">
          <table:table-cell table:formula="oooc:=[.A288]+1" office:value-type="float" office:value="288">
            <text:p>288</text:p>
          </table:table-cell>
          <table:table-cell table:formula="oooc:=[.A289]/1024*5" office:value-type="float" office:value="1.40625">
            <text:p>1.41</text:p>
          </table:table-cell>
          <table:table-cell table:style-name="ce5" table:formula="oooc:=5*(9780/[.B289])-9780" office:value-type="float" office:value="24993.3333333333">
            <text:p>24993.33</text:p>
          </table:table-cell>
          <table:table-cell table:style-name="ce5" table:formula="oooc:=-273.15+1/(3.35*10^-3+2.57*10^-4*LN([.C289]/10000)+2.63*10^-6*LN([.C289]/10000)^2+6.75*10^-8*LN([.C289]/10000)^3)" office:value-type="float" office:value="5.58190095319509">
            <text:p>5.58</text:p>
          </table:table-cell>
          <table:table-cell table:style-name="ce7" table:formula="oooc:=-273.15+1/(3.354016*10^-3+2.56985*10^-4*LN([.C289]/10000)+2.620131*10^-6*LN([.C289]/10000)^2+6.383091*10^-8*LN([.C289]/10000)^3)" office:value-type="float" office:value="5.27216655031589">
            <text:p>5.3</text:p>
          </table:table-cell>
          <table:table-cell table:number-columns-repeated="251"/>
        </table:table-row>
        <table:table-row table:style-name="ro2">
          <table:table-cell table:formula="oooc:=[.A289]+1" office:value-type="float" office:value="289">
            <text:p>289</text:p>
          </table:table-cell>
          <table:table-cell table:formula="oooc:=[.A290]/1024*5" office:value-type="float" office:value="1.4111328125">
            <text:p>1.41</text:p>
          </table:table-cell>
          <table:table-cell table:style-name="ce5" table:formula="oooc:=5*(9780/[.B290])-9780" office:value-type="float" office:value="24873.0103806228">
            <text:p>24873.01</text:p>
          </table:table-cell>
          <table:table-cell table:style-name="ce5" table:formula="oooc:=-273.15+1/(3.35*10^-3+2.57*10^-4*LN([.C290]/10000)+2.63*10^-6*LN([.C290]/10000)^2+6.75*10^-8*LN([.C290]/10000)^3)" office:value-type="float" office:value="5.68015657974553">
            <text:p>5.68</text:p>
          </table:table-cell>
          <table:table-cell table:style-name="ce7" table:formula="oooc:=-273.15+1/(3.354016*10^-3+2.56985*10^-4*LN([.C290]/10000)+2.620131*10^-6*LN([.C290]/10000)^2+6.383091*10^-8*LN([.C290]/10000)^3)" office:value-type="float" office:value="5.37018808568439">
            <text:p>5.4</text:p>
          </table:table-cell>
          <table:table-cell table:number-columns-repeated="251"/>
        </table:table-row>
        <table:table-row table:style-name="ro2">
          <table:table-cell table:formula="oooc:=[.A290]+1" office:value-type="float" office:value="290">
            <text:p>290</text:p>
          </table:table-cell>
          <table:table-cell table:formula="oooc:=[.A291]/1024*5" office:value-type="float" office:value="1.416015625">
            <text:p>1.42</text:p>
          </table:table-cell>
          <table:table-cell table:style-name="ce5" table:formula="oooc:=5*(9780/[.B291])-9780" office:value-type="float" office:value="24753.5172413793">
            <text:p>24753.52</text:p>
          </table:table-cell>
          <table:table-cell table:style-name="ce5" table:formula="oooc:=-273.15+1/(3.35*10^-3+2.57*10^-4*LN([.C291]/10000)+2.63*10^-6*LN([.C291]/10000)^2+6.75*10^-8*LN([.C291]/10000)^3)" office:value-type="float" office:value="5.77826502963876">
            <text:p>5.78</text:p>
          </table:table-cell>
          <table:table-cell table:style-name="ce7" table:formula="oooc:=-273.15+1/(3.354016*10^-3+2.56985*10^-4*LN([.C291]/10000)+2.620131*10^-6*LN([.C291]/10000)^2+6.383091*10^-8*LN([.C291]/10000)^3)" office:value-type="float" office:value="5.46806277740564">
            <text:p>5.5</text:p>
          </table:table-cell>
          <table:table-cell table:number-columns-repeated="251"/>
        </table:table-row>
        <table:table-row table:style-name="ro2">
          <table:table-cell table:formula="oooc:=[.A291]+1" office:value-type="float" office:value="291">
            <text:p>291</text:p>
          </table:table-cell>
          <table:table-cell table:formula="oooc:=[.A292]/1024*5" office:value-type="float" office:value="1.4208984375">
            <text:p>1.42</text:p>
          </table:table-cell>
          <table:table-cell table:style-name="ce5" table:formula="oooc:=5*(9780/[.B292])-9780" office:value-type="float" office:value="24634.8453608247">
            <text:p>24634.85</text:p>
          </table:table-cell>
          <table:table-cell table:style-name="ce5" table:formula="oooc:=-273.15+1/(3.35*10^-3+2.57*10^-4*LN([.C292]/10000)+2.63*10^-6*LN([.C292]/10000)^2+6.75*10^-8*LN([.C292]/10000)^3)" office:value-type="float" office:value="5.87622777032834">
            <text:p>5.88</text:p>
          </table:table-cell>
          <table:table-cell table:style-name="ce7" table:formula="oooc:=-273.15+1/(3.354016*10^-3+2.56985*10^-4*LN([.C292]/10000)+2.620131*10^-6*LN([.C292]/10000)^2+6.383091*10^-8*LN([.C292]/10000)^3)" office:value-type="float" office:value="5.56579208934755">
            <text:p>5.6</text:p>
          </table:table-cell>
          <table:table-cell table:number-columns-repeated="251"/>
        </table:table-row>
        <table:table-row table:style-name="ro2">
          <table:table-cell table:formula="oooc:=[.A292]+1" office:value-type="float" office:value="292">
            <text:p>292</text:p>
          </table:table-cell>
          <table:table-cell table:formula="oooc:=[.A293]/1024*5" office:value-type="float" office:value="1.42578125">
            <text:p>1.43</text:p>
          </table:table-cell>
          <table:table-cell table:style-name="ce5" table:formula="oooc:=5*(9780/[.B293])-9780" office:value-type="float" office:value="24516.9863013699">
            <text:p>24516.99</text:p>
          </table:table-cell>
          <table:table-cell table:style-name="ce5" table:formula="oooc:=-273.15+1/(3.35*10^-3+2.57*10^-4*LN([.C293]/10000)+2.63*10^-6*LN([.C293]/10000)^2+6.75*10^-8*LN([.C293]/10000)^3)" office:value-type="float" office:value="5.97404625680673">
            <text:p>5.97</text:p>
          </table:table-cell>
          <table:table-cell table:style-name="ce7" table:formula="oooc:=-273.15+1/(3.354016*10^-3+2.56985*10^-4*LN([.C293]/10000)+2.620131*10^-6*LN([.C293]/10000)^2+6.383091*10^-8*LN([.C293]/10000)^3)" office:value-type="float" office:value="5.66337747294699">
            <text:p>5.7</text:p>
          </table:table-cell>
          <table:table-cell table:number-columns-repeated="251"/>
        </table:table-row>
        <table:table-row table:style-name="ro2">
          <table:table-cell table:formula="oooc:=[.A293]+1" office:value-type="float" office:value="293">
            <text:p>293</text:p>
          </table:table-cell>
          <table:table-cell table:formula="oooc:=[.A294]/1024*5" office:value-type="float" office:value="1.4306640625">
            <text:p>1.43</text:p>
          </table:table-cell>
          <table:table-cell table:style-name="ce5" table:formula="oooc:=5*(9780/[.B294])-9780" office:value-type="float" office:value="24399.9317406143">
            <text:p>24399.93</text:p>
          </table:table-cell>
          <table:table-cell table:style-name="ce5" table:formula="oooc:=-273.15+1/(3.35*10^-3+2.57*10^-4*LN([.C294]/10000)+2.63*10^-6*LN([.C294]/10000)^2+6.75*10^-8*LN([.C294]/10000)^3)" office:value-type="float" office:value="6.07172193178411">
            <text:p>6.07</text:p>
          </table:table-cell>
          <table:table-cell table:style-name="ce7" table:formula="oooc:=-273.15+1/(3.354016*10^-3+2.56985*10^-4*LN([.C294]/10000)+2.620131*10^-6*LN([.C294]/10000)^2+6.383091*10^-8*LN([.C294]/10000)^3)" office:value-type="float" office:value="5.76082036738819">
            <text:p>5.8</text:p>
          </table:table-cell>
          <table:table-cell table:number-columns-repeated="251"/>
        </table:table-row>
        <table:table-row table:style-name="ro2">
          <table:table-cell table:formula="oooc:=[.A294]+1" office:value-type="float" office:value="294">
            <text:p>294</text:p>
          </table:table-cell>
          <table:table-cell table:formula="oooc:=[.A295]/1024*5" office:value-type="float" office:value="1.435546875">
            <text:p>1.44</text:p>
          </table:table-cell>
          <table:table-cell table:style-name="ce5" table:formula="oooc:=5*(9780/[.B295])-9780" office:value-type="float" office:value="24283.6734693878">
            <text:p>24283.67</text:p>
          </table:table-cell>
          <table:table-cell table:style-name="ce5" table:formula="oooc:=-273.15+1/(3.35*10^-3+2.57*10^-4*LN([.C295]/10000)+2.63*10^-6*LN([.C295]/10000)^2+6.75*10^-8*LN([.C295]/10000)^3)" office:value-type="float" office:value="6.16925622586376">
            <text:p>6.17</text:p>
          </table:table-cell>
          <table:table-cell table:style-name="ce7" table:formula="oooc:=-273.15+1/(3.354016*10^-3+2.56985*10^-4*LN([.C295]/10000)+2.620131*10^-6*LN([.C295]/10000)^2+6.383091*10^-8*LN([.C295]/10000)^3)" office:value-type="float" office:value="5.85812219977765">
            <text:p>5.9</text:p>
          </table:table-cell>
          <table:table-cell table:number-columns-repeated="251"/>
        </table:table-row>
        <table:table-row table:style-name="ro2">
          <table:table-cell table:formula="oooc:=[.A295]+1" office:value-type="float" office:value="295">
            <text:p>295</text:p>
          </table:table-cell>
          <table:table-cell table:formula="oooc:=[.A296]/1024*5" office:value-type="float" office:value="1.4404296875">
            <text:p>1.44</text:p>
          </table:table-cell>
          <table:table-cell table:style-name="ce5" table:formula="oooc:=5*(9780/[.B296])-9780" office:value-type="float" office:value="24168.2033898305">
            <text:p>24168.2</text:p>
          </table:table-cell>
          <table:table-cell table:style-name="ce5" table:formula="oooc:=-273.15+1/(3.35*10^-3+2.57*10^-4*LN([.C296]/10000)+2.63*10^-6*LN([.C296]/10000)^2+6.75*10^-8*LN([.C296]/10000)^3)" office:value-type="float" office:value="6.26665055771548">
            <text:p>6.27</text:p>
          </table:table-cell>
          <table:table-cell table:style-name="ce7" table:formula="oooc:=-273.15+1/(3.354016*10^-3+2.56985*10^-4*LN([.C296]/10000)+2.620131*10^-6*LN([.C296]/10000)^2+6.383091*10^-8*LN([.C296]/10000)^3)" office:value-type="float" office:value="5.9552843853175">
            <text:p>6.0</text:p>
          </table:table-cell>
          <table:table-cell table:number-columns-repeated="251"/>
        </table:table-row>
        <table:table-row table:style-name="ro2">
          <table:table-cell table:formula="oooc:=[.A296]+1" office:value-type="float" office:value="296">
            <text:p>296</text:p>
          </table:table-cell>
          <table:table-cell table:formula="oooc:=[.A297]/1024*5" office:value-type="float" office:value="1.4453125">
            <text:p>1.45</text:p>
          </table:table-cell>
          <table:table-cell table:style-name="ce5" table:formula="oooc:=5*(9780/[.B297])-9780" office:value-type="float" office:value="24053.5135135135">
            <text:p>24053.51</text:p>
          </table:table-cell>
          <table:table-cell table:style-name="ce5" table:formula="oooc:=-273.15+1/(3.35*10^-3+2.57*10^-4*LN([.C297]/10000)+2.63*10^-6*LN([.C297]/10000)^2+6.75*10^-8*LN([.C297]/10000)^3)" office:value-type="float" office:value="6.36390633424531">
            <text:p>6.36</text:p>
          </table:table-cell>
          <table:table-cell table:style-name="ce7" table:formula="oooc:=-273.15+1/(3.354016*10^-3+2.56985*10^-4*LN([.C297]/10000)+2.620131*10^-6*LN([.C297]/10000)^2+6.383091*10^-8*LN([.C297]/10000)^3)" office:value-type="float" office:value="6.05230832747441">
            <text:p>6.1</text:p>
          </table:table-cell>
          <table:table-cell table:number-columns-repeated="251"/>
        </table:table-row>
        <table:table-row table:style-name="ro2">
          <table:table-cell table:formula="oooc:=[.A297]+1" office:value-type="float" office:value="297">
            <text:p>297</text:p>
          </table:table-cell>
          <table:table-cell table:formula="oooc:=[.A298]/1024*5" office:value-type="float" office:value="1.4501953125">
            <text:p>1.45</text:p>
          </table:table-cell>
          <table:table-cell table:style-name="ce5" table:formula="oooc:=5*(9780/[.B298])-9780" office:value-type="float" office:value="23939.595959596">
            <text:p>23939.6</text:p>
          </table:table-cell>
          <table:table-cell table:style-name="ce5" table:formula="oooc:=-273.15+1/(3.35*10^-3+2.57*10^-4*LN([.C298]/10000)+2.63*10^-6*LN([.C298]/10000)^2+6.75*10^-8*LN([.C298]/10000)^3)" office:value-type="float" office:value="6.4610249507636">
            <text:p>6.46</text:p>
          </table:table-cell>
          <table:table-cell table:style-name="ce7" table:formula="oooc:=-273.15+1/(3.354016*10^-3+2.56985*10^-4*LN([.C298]/10000)+2.620131*10^-6*LN([.C298]/10000)^2+6.383091*10^-8*LN([.C298]/10000)^3)" office:value-type="float" office:value="6.14919541814697">
            <text:p>6.1</text:p>
          </table:table-cell>
          <table:table-cell table:number-columns-repeated="251"/>
        </table:table-row>
        <table:table-row table:style-name="ro2">
          <table:table-cell table:formula="oooc:=[.A298]+1" office:value-type="float" office:value="298">
            <text:p>298</text:p>
          </table:table-cell>
          <table:table-cell table:formula="oooc:=[.A299]/1024*5" office:value-type="float" office:value="1.455078125">
            <text:p>1.46</text:p>
          </table:table-cell>
          <table:table-cell table:style-name="ce5" table:formula="oooc:=5*(9780/[.B299])-9780" office:value-type="float" office:value="23826.4429530201">
            <text:p>23826.44</text:p>
          </table:table-cell>
          <table:table-cell table:style-name="ce5" table:formula="oooc:=-273.15+1/(3.35*10^-3+2.57*10^-4*LN([.C299]/10000)+2.63*10^-6*LN([.C299]/10000)^2+6.75*10^-8*LN([.C299]/10000)^3)" office:value-type="float" office:value="6.55800779114895">
            <text:p>6.56</text:p>
          </table:table-cell>
          <table:table-cell table:style-name="ce7" table:formula="oooc:=-273.15+1/(3.354016*10^-3+2.56985*10^-4*LN([.C299]/10000)+2.620131*10^-6*LN([.C299]/10000)^2+6.383091*10^-8*LN([.C299]/10000)^3)" office:value-type="float" office:value="6.24594703783026">
            <text:p>6.2</text:p>
          </table:table-cell>
          <table:table-cell table:number-columns-repeated="251"/>
        </table:table-row>
        <table:table-row table:style-name="ro2">
          <table:table-cell table:formula="oooc:=[.A299]+1" office:value-type="float" office:value="299">
            <text:p>299</text:p>
          </table:table-cell>
          <table:table-cell table:formula="oooc:=[.A300]/1024*5" office:value-type="float" office:value="1.4599609375">
            <text:p>1.46</text:p>
          </table:table-cell>
          <table:table-cell table:style-name="ce5" table:formula="oooc:=5*(9780/[.B300])-9780" office:value-type="float" office:value="23714.0468227425">
            <text:p>23714.05</text:p>
          </table:table-cell>
          <table:table-cell table:style-name="ce5" table:formula="oooc:=-273.15+1/(3.35*10^-3+2.57*10^-4*LN([.C300]/10000)+2.63*10^-6*LN([.C300]/10000)^2+6.75*10^-8*LN([.C300]/10000)^3)" office:value-type="float" office:value="6.65485622801117">
            <text:p>6.65</text:p>
          </table:table-cell>
          <table:table-cell table:style-name="ce7" table:formula="oooc:=-273.15+1/(3.354016*10^-3+2.56985*10^-4*LN([.C300]/10000)+2.620131*10^-6*LN([.C300]/10000)^2+6.383091*10^-8*LN([.C300]/10000)^3)" office:value-type="float" office:value="6.34256455577724">
            <text:p>6.3</text:p>
          </table:table-cell>
          <table:table-cell table:number-columns-repeated="251"/>
        </table:table-row>
        <table:table-row table:style-name="ro2">
          <table:table-cell table:formula="oooc:=[.A300]+1" office:value-type="float" office:value="300">
            <text:p>300</text:p>
          </table:table-cell>
          <table:table-cell table:formula="oooc:=[.A301]/1024*5" office:value-type="float" office:value="1.46484375">
            <text:p>1.46</text:p>
          </table:table-cell>
          <table:table-cell table:style-name="ce5" table:formula="oooc:=5*(9780/[.B301])-9780" office:value-type="float" office:value="23602.4">
            <text:p>23602.4</text:p>
          </table:table-cell>
          <table:table-cell table:style-name="ce5" table:formula="oooc:=-273.15+1/(3.35*10^-3+2.57*10^-4*LN([.C301]/10000)+2.63*10^-6*LN([.C301]/10000)^2+6.75*10^-8*LN([.C301]/10000)^3)" office:value-type="float" office:value="6.75157162285046">
            <text:p>6.75</text:p>
          </table:table-cell>
          <table:table-cell table:style-name="ce7" table:formula="oooc:=-273.15+1/(3.354016*10^-3+2.56985*10^-4*LN([.C301]/10000)+2.620131*10^-6*LN([.C301]/10000)^2+6.383091*10^-8*LN([.C301]/10000)^3)" office:value-type="float" office:value="6.43904933015824">
            <text:p>6.4</text:p>
          </table:table-cell>
          <table:table-cell table:number-columns-repeated="251"/>
        </table:table-row>
        <table:table-row table:style-name="ro2">
          <table:table-cell table:formula="oooc:=[.A301]+1" office:value-type="float" office:value="301">
            <text:p>301</text:p>
          </table:table-cell>
          <table:table-cell table:formula="oooc:=[.A302]/1024*5" office:value-type="float" office:value="1.4697265625">
            <text:p>1.47</text:p>
          </table:table-cell>
          <table:table-cell table:style-name="ce5" table:formula="oooc:=5*(9780/[.B302])-9780" office:value-type="float" office:value="23491.4950166113">
            <text:p>23491.5</text:p>
          </table:table-cell>
          <table:table-cell table:style-name="ce5" table:formula="oooc:=-273.15+1/(3.35*10^-3+2.57*10^-4*LN([.C302]/10000)+2.63*10^-6*LN([.C302]/10000)^2+6.75*10^-8*LN([.C302]/10000)^3)" office:value-type="float" office:value="6.84815532621434">
            <text:p>6.85</text:p>
          </table:table-cell>
          <table:table-cell table:style-name="ce7" table:formula="oooc:=-273.15+1/(3.354016*10^-3+2.56985*10^-4*LN([.C302]/10000)+2.620131*10^-6*LN([.C302]/10000)^2+6.383091*10^-8*LN([.C302]/10000)^3)" office:value-type="float" office:value="6.53540270821736">
            <text:p>6.5</text:p>
          </table:table-cell>
          <table:table-cell table:number-columns-repeated="251"/>
        </table:table-row>
        <table:table-row table:style-name="ro2">
          <table:table-cell table:formula="oooc:=[.A302]+1" office:value-type="float" office:value="302">
            <text:p>302</text:p>
          </table:table-cell>
          <table:table-cell table:formula="oooc:=[.A303]/1024*5" office:value-type="float" office:value="1.474609375">
            <text:p>1.47</text:p>
          </table:table-cell>
          <table:table-cell table:style-name="ce5" table:formula="oooc:=5*(9780/[.B303])-9780" office:value-type="float" office:value="23381.3245033113">
            <text:p>23381.32</text:p>
          </table:table-cell>
          <table:table-cell table:style-name="ce5" table:formula="oooc:=-273.15+1/(3.35*10^-3+2.57*10^-4*LN([.C303]/10000)+2.63*10^-6*LN([.C303]/10000)^2+6.75*10^-8*LN([.C303]/10000)^3)" office:value-type="float" office:value="6.94460867785278">
            <text:p>6.94</text:p>
          </table:table-cell>
          <table:table-cell table:style-name="ce7" table:formula="oooc:=-273.15+1/(3.354016*10^-3+2.56985*10^-4*LN([.C303]/10000)+2.620131*10^-6*LN([.C303]/10000)^2+6.383091*10^-8*LN([.C303]/10000)^3)" office:value-type="float" office:value="6.63162602642717">
            <text:p>6.6</text:p>
          </table:table-cell>
          <table:table-cell table:number-columns-repeated="251"/>
        </table:table-row>
        <table:table-row table:style-name="ro2">
          <table:table-cell table:formula="oooc:=[.A303]+1" office:value-type="float" office:value="303">
            <text:p>303</text:p>
          </table:table-cell>
          <table:table-cell table:formula="oooc:=[.A304]/1024*5" office:value-type="float" office:value="1.4794921875">
            <text:p>1.48</text:p>
          </table:table-cell>
          <table:table-cell table:style-name="ce5" table:formula="oooc:=5*(9780/[.B304])-9780" office:value-type="float" office:value="23271.8811881188">
            <text:p>23271.88</text:p>
          </table:table-cell>
          <table:table-cell table:style-name="ce5" table:formula="oooc:=-273.15+1/(3.35*10^-3+2.57*10^-4*LN([.C304]/10000)+2.63*10^-6*LN([.C304]/10000)^2+6.75*10^-8*LN([.C304]/10000)^3)" office:value-type="float" office:value="7.04093300687003">
            <text:p>7.04</text:p>
          </table:table-cell>
          <table:table-cell table:style-name="ce7" table:formula="oooc:=-273.15+1/(3.354016*10^-3+2.56985*10^-4*LN([.C304]/10000)+2.620131*10^-6*LN([.C304]/10000)^2+6.383091*10^-8*LN([.C304]/10000)^3)" office:value-type="float" office:value="6.72772061063978">
            <text:p>6.7</text:p>
          </table:table-cell>
          <table:table-cell table:number-columns-repeated="251"/>
        </table:table-row>
        <table:table-row table:style-name="ro2">
          <table:table-cell table:formula="oooc:=[.A304]+1" office:value-type="float" office:value="304">
            <text:p>304</text:p>
          </table:table-cell>
          <table:table-cell table:formula="oooc:=[.A305]/1024*5" office:value-type="float" office:value="1.484375">
            <text:p>1.48</text:p>
          </table:table-cell>
          <table:table-cell table:style-name="ce5" table:formula="oooc:=5*(9780/[.B305])-9780" office:value-type="float" office:value="23163.1578947368">
            <text:p>23163.16</text:p>
          </table:table-cell>
          <table:table-cell table:style-name="ce5" table:formula="oooc:=-273.15+1/(3.35*10^-3+2.57*10^-4*LN([.C305]/10000)+2.63*10^-6*LN([.C305]/10000)^2+6.75*10^-8*LN([.C305]/10000)^3)" office:value-type="float" office:value="7.13712963187436">
            <text:p>7.14</text:p>
          </table:table-cell>
          <table:table-cell table:style-name="ce7" table:formula="oooc:=-273.15+1/(3.354016*10^-3+2.56985*10^-4*LN([.C305]/10000)+2.620131*10^-6*LN([.C305]/10000)^2+6.383091*10^-8*LN([.C305]/10000)^3)" office:value-type="float" office:value="6.82368777623714">
            <text:p>6.8</text:p>
          </table:table-cell>
          <table:table-cell table:number-columns-repeated="251"/>
        </table:table-row>
        <table:table-row table:style-name="ro2">
          <table:table-cell table:formula="oooc:=[.A305]+1" office:value-type="float" office:value="305">
            <text:p>305</text:p>
          </table:table-cell>
          <table:table-cell table:formula="oooc:=[.A306]/1024*5" office:value-type="float" office:value="1.4892578125">
            <text:p>1.49</text:p>
          </table:table-cell>
          <table:table-cell table:style-name="ce5" table:formula="oooc:=5*(9780/[.B306])-9780" office:value-type="float" office:value="23055.1475409836">
            <text:p>23055.15</text:p>
          </table:table-cell>
          <table:table-cell table:style-name="ce5" table:formula="oooc:=-273.15+1/(3.35*10^-3+2.57*10^-4*LN([.C306]/10000)+2.63*10^-6*LN([.C306]/10000)^2+6.75*10^-8*LN([.C306]/10000)^3)" office:value-type="float" office:value="7.23319986112597">
            <text:p>7.23</text:p>
          </table:table-cell>
          <table:table-cell table:style-name="ce7" table:formula="oooc:=-273.15+1/(3.354016*10^-3+2.56985*10^-4*LN([.C306]/10000)+2.620131*10^-6*LN([.C306]/10000)^2+6.383091*10^-8*LN([.C306]/10000)^3)" office:value-type="float" office:value="6.91952882827775">
            <text:p>6.9</text:p>
          </table:table-cell>
          <table:table-cell table:number-columns-repeated="251"/>
        </table:table-row>
        <table:table-row table:style-name="ro2">
          <table:table-cell table:formula="oooc:=[.A306]+1" office:value-type="float" office:value="306">
            <text:p>306</text:p>
          </table:table-cell>
          <table:table-cell table:formula="oooc:=[.A307]/1024*5" office:value-type="float" office:value="1.494140625">
            <text:p>1.49</text:p>
          </table:table-cell>
          <table:table-cell table:style-name="ce5" table:formula="oooc:=5*(9780/[.B307])-9780" office:value-type="float" office:value="22947.8431372549">
            <text:p>22947.84</text:p>
          </table:table-cell>
          <table:table-cell table:style-name="ce5" table:formula="oooc:=-273.15+1/(3.35*10^-3+2.57*10^-4*LN([.C307]/10000)+2.63*10^-6*LN([.C307]/10000)^2+6.75*10^-8*LN([.C307]/10000)^3)" office:value-type="float" office:value="7.3291449926819">
            <text:p>7.33</text:p>
          </table:table-cell>
          <table:table-cell table:style-name="ce7" table:formula="oooc:=-273.15+1/(3.354016*10^-3+2.56985*10^-4*LN([.C307]/10000)+2.620131*10^-6*LN([.C307]/10000)^2+6.383091*10^-8*LN([.C307]/10000)^3)" office:value-type="float" office:value="7.01524506164145">
            <text:p>7.0</text:p>
          </table:table-cell>
          <table:table-cell table:number-columns-repeated="251"/>
        </table:table-row>
        <table:table-row table:style-name="ro2">
          <table:table-cell table:formula="oooc:=[.A307]+1" office:value-type="float" office:value="307">
            <text:p>307</text:p>
          </table:table-cell>
          <table:table-cell table:formula="oooc:=[.A308]/1024*5" office:value-type="float" office:value="1.4990234375">
            <text:p>1.5</text:p>
          </table:table-cell>
          <table:table-cell table:style-name="ce5" table:formula="oooc:=5*(9780/[.B308])-9780" office:value-type="float" office:value="22841.2377850163">
            <text:p>22841.24</text:p>
          </table:table-cell>
          <table:table-cell table:style-name="ce5" table:formula="oooc:=-273.15+1/(3.35*10^-3+2.57*10^-4*LN([.C308]/10000)+2.63*10^-6*LN([.C308]/10000)^2+6.75*10^-8*LN([.C308]/10000)^3)" office:value-type="float" office:value="7.42496631453918">
            <text:p>7.42</text:p>
          </table:table-cell>
          <table:table-cell table:style-name="ce7" table:formula="oooc:=-273.15+1/(3.354016*10^-3+2.56985*10^-4*LN([.C308]/10000)+2.620131*10^-6*LN([.C308]/10000)^2+6.383091*10^-8*LN([.C308]/10000)^3)" office:value-type="float" office:value="7.11083776117238">
            <text:p>7.1</text:p>
          </table:table-cell>
          <table:table-cell table:number-columns-repeated="251"/>
        </table:table-row>
        <table:table-row table:style-name="ro2">
          <table:table-cell table:formula="oooc:=[.A308]+1" office:value-type="float" office:value="308">
            <text:p>308</text:p>
          </table:table-cell>
          <table:table-cell table:formula="oooc:=[.A309]/1024*5" office:value-type="float" office:value="1.50390625">
            <text:p>1.5</text:p>
          </table:table-cell>
          <table:table-cell table:style-name="ce5" table:formula="oooc:=5*(9780/[.B309])-9780" office:value-type="float" office:value="22735.3246753247">
            <text:p>22735.32</text:p>
          </table:table-cell>
          <table:table-cell table:style-name="ce5" table:formula="oooc:=-273.15+1/(3.35*10^-3+2.57*10^-4*LN([.C309]/10000)+2.63*10^-6*LN([.C309]/10000)^2+6.75*10^-8*LN([.C309]/10000)^3)" office:value-type="float" office:value="7.5206651047755">
            <text:p>7.52</text:p>
          </table:table-cell>
          <table:table-cell table:style-name="ce7" table:formula="oooc:=-273.15+1/(3.354016*10^-3+2.56985*10^-4*LN([.C309]/10000)+2.620131*10^-6*LN([.C309]/10000)^2+6.383091*10^-8*LN([.C309]/10000)^3)" office:value-type="float" office:value="7.20630820181907">
            <text:p>7.2</text:p>
          </table:table-cell>
          <table:table-cell table:number-columns-repeated="251"/>
        </table:table-row>
        <table:table-row table:style-name="ro2">
          <table:table-cell table:formula="oooc:=[.A309]+1" office:value-type="float" office:value="309">
            <text:p>309</text:p>
          </table:table-cell>
          <table:table-cell table:formula="oooc:=[.A310]/1024*5" office:value-type="float" office:value="1.5087890625">
            <text:p>1.51</text:p>
          </table:table-cell>
          <table:table-cell table:style-name="ce5" table:formula="oooc:=5*(9780/[.B310])-9780" office:value-type="float" office:value="22630.0970873786">
            <text:p>22630.1</text:p>
          </table:table-cell>
          <table:table-cell table:style-name="ce5" table:formula="oooc:=-273.15+1/(3.35*10^-3+2.57*10^-4*LN([.C310]/10000)+2.63*10^-6*LN([.C310]/10000)^2+6.75*10^-8*LN([.C310]/10000)^3)" office:value-type="float" office:value="7.61624263168824">
            <text:p>7.62</text:p>
          </table:table-cell>
          <table:table-cell table:style-name="ce7" table:formula="oooc:=-273.15+1/(3.354016*10^-3+2.56985*10^-4*LN([.C310]/10000)+2.620131*10^-6*LN([.C310]/10000)^2+6.383091*10^-8*LN([.C310]/10000)^3)" office:value-type="float" office:value="7.3016576487733">
            <text:p>7.3</text:p>
          </table:table-cell>
          <table:table-cell table:number-columns-repeated="251"/>
        </table:table-row>
        <table:table-row table:style-name="ro2">
          <table:table-cell table:formula="oooc:=[.A310]+1" office:value-type="float" office:value="310">
            <text:p>310</text:p>
          </table:table-cell>
          <table:table-cell table:formula="oooc:=[.A311]/1024*5" office:value-type="float" office:value="1.513671875">
            <text:p>1.51</text:p>
          </table:table-cell>
          <table:table-cell table:style-name="ce5" table:formula="oooc:=5*(9780/[.B311])-9780" office:value-type="float" office:value="22525.5483870968">
            <text:p>22525.55</text:p>
          </table:table-cell>
          <table:table-cell table:style-name="ce5" table:formula="oooc:=-273.15+1/(3.35*10^-3+2.57*10^-4*LN([.C311]/10000)+2.63*10^-6*LN([.C311]/10000)^2+6.75*10^-8*LN([.C311]/10000)^3)" office:value-type="float" office:value="7.71170015393051">
            <text:p>7.71</text:p>
          </table:table-cell>
          <table:table-cell table:style-name="ce7" table:formula="oooc:=-273.15+1/(3.354016*10^-3+2.56985*10^-4*LN([.C311]/10000)+2.620131*10^-6*LN([.C311]/10000)^2+6.383091*10^-8*LN([.C311]/10000)^3)" office:value-type="float" office:value="7.39688735760581">
            <text:p>7.4</text:p>
          </table:table-cell>
          <table:table-cell table:number-columns-repeated="251"/>
        </table:table-row>
        <table:table-row table:style-name="ro2">
          <table:table-cell table:formula="oooc:=[.A311]+1" office:value-type="float" office:value="311">
            <text:p>311</text:p>
          </table:table-cell>
          <table:table-cell table:formula="oooc:=[.A312]/1024*5" office:value-type="float" office:value="1.5185546875">
            <text:p>1.52</text:p>
          </table:table-cell>
          <table:table-cell table:style-name="ce5" table:formula="oooc:=5*(9780/[.B312])-9780" office:value-type="float" office:value="22421.6720257235">
            <text:p>22421.67</text:p>
          </table:table-cell>
          <table:table-cell table:style-name="ce5" table:formula="oooc:=-273.15+1/(3.35*10^-3+2.57*10^-4*LN([.C312]/10000)+2.63*10^-6*LN([.C312]/10000)^2+6.75*10^-8*LN([.C312]/10000)^3)" office:value-type="float" office:value="7.80703892064633">
            <text:p>7.81</text:p>
          </table:table-cell>
          <table:table-cell table:style-name="ce7" table:formula="oooc:=-273.15+1/(3.354016*10^-3+2.56985*10^-4*LN([.C312]/10000)+2.620131*10^-6*LN([.C312]/10000)^2+6.383091*10^-8*LN([.C312]/10000)^3)" office:value-type="float" office:value="7.49199857440084">
            <text:p>7.5</text:p>
          </table:table-cell>
          <table:table-cell table:number-columns-repeated="251"/>
        </table:table-row>
        <table:table-row table:style-name="ro2">
          <table:table-cell table:formula="oooc:=[.A312]+1" office:value-type="float" office:value="312">
            <text:p>312</text:p>
          </table:table-cell>
          <table:table-cell table:formula="oooc:=[.A313]/1024*5" office:value-type="float" office:value="1.5234375">
            <text:p>1.52</text:p>
          </table:table-cell>
          <table:table-cell table:style-name="ce5" table:formula="oooc:=5*(9780/[.B313])-9780" office:value-type="float" office:value="22318.4615384615">
            <text:p>22318.46</text:p>
          </table:table-cell>
          <table:table-cell table:style-name="ce5" table:formula="oooc:=-273.15+1/(3.35*10^-3+2.57*10^-4*LN([.C313]/10000)+2.63*10^-6*LN([.C313]/10000)^2+6.75*10^-8*LN([.C313]/10000)^3)" office:value-type="float" office:value="7.90226017160239">
            <text:p>7.9</text:p>
          </table:table-cell>
          <table:table-cell table:style-name="ce7" table:formula="oooc:=-273.15+1/(3.354016*10^-3+2.56985*10^-4*LN([.C313]/10000)+2.620131*10^-6*LN([.C313]/10000)^2+6.383091*10^-8*LN([.C313]/10000)^3)" office:value-type="float" office:value="7.58699253588804">
            <text:p>7.6</text:p>
          </table:table-cell>
          <table:table-cell table:number-columns-repeated="251"/>
        </table:table-row>
        <table:table-row table:style-name="ro2">
          <table:table-cell table:formula="oooc:=[.A313]+1" office:value-type="float" office:value="313">
            <text:p>313</text:p>
          </table:table-cell>
          <table:table-cell table:formula="oooc:=[.A314]/1024*5" office:value-type="float" office:value="1.5283203125">
            <text:p>1.53</text:p>
          </table:table-cell>
          <table:table-cell table:style-name="ce5" table:formula="oooc:=5*(9780/[.B314])-9780" office:value-type="float" office:value="22215.910543131">
            <text:p>22215.91</text:p>
          </table:table-cell>
          <table:table-cell table:style-name="ce5" table:formula="oooc:=-273.15+1/(3.35*10^-3+2.57*10^-4*LN([.C314]/10000)+2.63*10^-6*LN([.C314]/10000)^2+6.75*10^-8*LN([.C314]/10000)^3)" office:value-type="float" office:value="7.99736513731915">
            <text:p>8</text:p>
          </table:table-cell>
          <table:table-cell table:style-name="ce7" table:formula="oooc:=-273.15+1/(3.354016*10^-3+2.56985*10^-4*LN([.C314]/10000)+2.620131*10^-6*LN([.C314]/10000)^2+6.383091*10^-8*LN([.C314]/10000)^3)" office:value-type="float" office:value="7.68187046957291">
            <text:p>7.7</text:p>
          </table:table-cell>
          <table:table-cell table:number-columns-repeated="251"/>
        </table:table-row>
        <table:table-row table:style-name="ro2">
          <table:table-cell table:formula="oooc:=[.A314]+1" office:value-type="float" office:value="314">
            <text:p>314</text:p>
          </table:table-cell>
          <table:table-cell table:formula="oooc:=[.A315]/1024*5" office:value-type="float" office:value="1.533203125">
            <text:p>1.53</text:p>
          </table:table-cell>
          <table:table-cell table:style-name="ce5" table:formula="oooc:=5*(9780/[.B315])-9780" office:value-type="float" office:value="22114.0127388535">
            <text:p>22114.01</text:p>
          </table:table-cell>
          <table:table-cell table:style-name="ce5" table:formula="oooc:=-273.15+1/(3.35*10^-3+2.57*10^-4*LN([.C315]/10000)+2.63*10^-6*LN([.C315]/10000)^2+6.75*10^-8*LN([.C315]/10000)^3)" office:value-type="float" office:value="8.09235503919911">
            <text:p>8.09</text:p>
          </table:table-cell>
          <table:table-cell table:style-name="ce7" table:formula="oooc:=-273.15+1/(3.354016*10^-3+2.56985*10^-4*LN([.C315]/10000)+2.620131*10^-6*LN([.C315]/10000)^2+6.383091*10^-8*LN([.C315]/10000)^3)" office:value-type="float" office:value="7.7766335938648">
            <text:p>7.8</text:p>
          </table:table-cell>
          <table:table-cell table:number-columns-repeated="251"/>
        </table:table-row>
        <table:table-row table:style-name="ro2">
          <table:table-cell table:formula="oooc:=[.A315]+1" office:value-type="float" office:value="315">
            <text:p>315</text:p>
          </table:table-cell>
          <table:table-cell table:formula="oooc:=[.A316]/1024*5" office:value-type="float" office:value="1.5380859375">
            <text:p>1.54</text:p>
          </table:table-cell>
          <table:table-cell table:style-name="ce5" table:formula="oooc:=5*(9780/[.B316])-9780" office:value-type="float" office:value="22012.7619047619">
            <text:p>22012.76</text:p>
          </table:table-cell>
          <table:table-cell table:style-name="ce5" table:formula="oooc:=-273.15+1/(3.35*10^-3+2.57*10^-4*LN([.C316]/10000)+2.63*10^-6*LN([.C316]/10000)^2+6.75*10^-8*LN([.C316]/10000)^3)" office:value-type="float" office:value="8.18723108965355">
            <text:p>8.19</text:p>
          </table:table-cell>
          <table:table-cell table:style-name="ce7" table:formula="oooc:=-273.15+1/(3.354016*10^-3+2.56985*10^-4*LN([.C316]/10000)+2.620131*10^-6*LN([.C316]/10000)^2+6.383091*10^-8*LN([.C316]/10000)^3)" office:value-type="float" office:value="7.87128311820339">
            <text:p>7.9</text:p>
          </table:table-cell>
          <table:table-cell table:number-columns-repeated="251"/>
        </table:table-row>
        <table:table-row table:style-name="ro2">
          <table:table-cell table:formula="oooc:=[.A316]+1" office:value-type="float" office:value="316">
            <text:p>316</text:p>
          </table:table-cell>
          <table:table-cell table:formula="oooc:=[.A317]/1024*5" office:value-type="float" office:value="1.54296875">
            <text:p>1.54</text:p>
          </table:table-cell>
          <table:table-cell table:style-name="ce5" table:formula="oooc:=5*(9780/[.B317])-9780" office:value-type="float" office:value="21912.1518987342">
            <text:p>21912.15</text:p>
          </table:table-cell>
          <table:table-cell table:style-name="ce5" table:formula="oooc:=-273.15+1/(3.35*10^-3+2.57*10^-4*LN([.C317]/10000)+2.63*10^-6*LN([.C317]/10000)^2+6.75*10^-8*LN([.C317]/10000)^3)" office:value-type="float" office:value="8.28199449222728">
            <text:p>8.28</text:p>
          </table:table-cell>
          <table:table-cell table:style-name="ce7" table:formula="oooc:=-273.15+1/(3.354016*10^-3+2.56985*10^-4*LN([.C317]/10000)+2.620131*10^-6*LN([.C317]/10000)^2+6.383091*10^-8*LN([.C317]/10000)^3)" office:value-type="float" office:value="7.9658202431832">
            <text:p>8.0</text:p>
          </table:table-cell>
          <table:table-cell table:number-columns-repeated="251"/>
        </table:table-row>
        <table:table-row table:style-name="ro2">
          <table:table-cell table:formula="oooc:=[.A317]+1" office:value-type="float" office:value="317">
            <text:p>317</text:p>
          </table:table-cell>
          <table:table-cell table:formula="oooc:=[.A318]/1024*5" office:value-type="float" office:value="1.5478515625">
            <text:p>1.55</text:p>
          </table:table-cell>
          <table:table-cell table:style-name="ce5" table:formula="oooc:=5*(9780/[.B318])-9780" office:value-type="float" office:value="21812.1766561514">
            <text:p>21812.18</text:p>
          </table:table-cell>
          <table:table-cell table:style-name="ce5" table:formula="oooc:=-273.15+1/(3.35*10^-3+2.57*10^-4*LN([.C318]/10000)+2.63*10^-6*LN([.C318]/10000)^2+6.75*10^-8*LN([.C318]/10000)^3)" office:value-type="float" office:value="8.37664644172162">
            <text:p>8.38</text:p>
          </table:table-cell>
          <table:table-cell table:style-name="ce7" table:formula="oooc:=-273.15+1/(3.354016*10^-3+2.56985*10^-4*LN([.C318]/10000)+2.620131*10^-6*LN([.C318]/10000)^2+6.383091*10^-8*LN([.C318]/10000)^3)" office:value-type="float" office:value="8.06024616067617">
            <text:p>8.1</text:p>
          </table:table-cell>
          <table:table-cell table:number-columns-repeated="251"/>
        </table:table-row>
        <table:table-row table:style-name="ro2">
          <table:table-cell table:formula="oooc:=[.A318]+1" office:value-type="float" office:value="318">
            <text:p>318</text:p>
          </table:table-cell>
          <table:table-cell table:formula="oooc:=[.A319]/1024*5" office:value-type="float" office:value="1.552734375">
            <text:p>1.55</text:p>
          </table:table-cell>
          <table:table-cell table:style-name="ce5" table:formula="oooc:=5*(9780/[.B319])-9780" office:value-type="float" office:value="21712.8301886792">
            <text:p>21712.83</text:p>
          </table:table-cell>
          <table:table-cell table:style-name="ce5" table:formula="oooc:=-273.15+1/(3.35*10^-3+2.57*10^-4*LN([.C319]/10000)+2.63*10^-6*LN([.C319]/10000)^2+6.75*10^-8*LN([.C319]/10000)^3)" office:value-type="float" office:value="8.47118812431563">
            <text:p>8.47</text:p>
          </table:table-cell>
          <table:table-cell table:style-name="ce7" table:formula="oooc:=-273.15+1/(3.354016*10^-3+2.56985*10^-4*LN([.C319]/10000)+2.620131*10^-6*LN([.C319]/10000)^2+6.383091*10^-8*LN([.C319]/10000)^3)" office:value-type="float" office:value="8.15456205395248">
            <text:p>8.2</text:p>
          </table:table-cell>
          <table:table-cell table:number-columns-repeated="251"/>
        </table:table-row>
        <table:table-row table:style-name="ro2">
          <table:table-cell table:formula="oooc:=[.A319]+1" office:value-type="float" office:value="319">
            <text:p>319</text:p>
          </table:table-cell>
          <table:table-cell table:formula="oooc:=[.A320]/1024*5" office:value-type="float" office:value="1.5576171875">
            <text:p>1.56</text:p>
          </table:table-cell>
          <table:table-cell table:style-name="ce5" table:formula="oooc:=5*(9780/[.B320])-9780" office:value-type="float" office:value="21614.1065830721">
            <text:p>21614.11</text:p>
          </table:table-cell>
          <table:table-cell table:style-name="ce5" table:formula="oooc:=-273.15+1/(3.35*10^-3+2.57*10^-4*LN([.C320]/10000)+2.63*10^-6*LN([.C320]/10000)^2+6.75*10^-8*LN([.C320]/10000)^3)" office:value-type="float" office:value="8.56562071768536">
            <text:p>8.57</text:p>
          </table:table-cell>
          <table:table-cell table:style-name="ce7" table:formula="oooc:=-273.15+1/(3.354016*10^-3+2.56985*10^-4*LN([.C320]/10000)+2.620131*10^-6*LN([.C320]/10000)^2+6.383091*10^-8*LN([.C320]/10000)^3)" office:value-type="float" office:value="8.24876909779971">
            <text:p>8.2</text:p>
          </table:table-cell>
          <table:table-cell table:number-columns-repeated="251"/>
        </table:table-row>
        <table:table-row table:style-name="ro2">
          <table:table-cell table:formula="oooc:=[.A320]+1" office:value-type="float" office:value="320">
            <text:p>320</text:p>
          </table:table-cell>
          <table:table-cell table:formula="oooc:=[.A321]/1024*5" office:value-type="float" office:value="1.5625">
            <text:p>1.56</text:p>
          </table:table-cell>
          <table:table-cell table:style-name="ce5" table:formula="oooc:=5*(9780/[.B321])-9780" office:value-type="float" office:value="21516">
            <text:p>21516</text:p>
          </table:table-cell>
          <table:table-cell table:style-name="ce5" table:formula="oooc:=-273.15+1/(3.35*10^-3+2.57*10^-4*LN([.C321]/10000)+2.63*10^-6*LN([.C321]/10000)^2+6.75*10^-8*LN([.C321]/10000)^3)" office:value-type="float" office:value="8.65994539112148">
            <text:p>8.66</text:p>
          </table:table-cell>
          <table:table-cell table:style-name="ce7" table:formula="oooc:=-273.15+1/(3.354016*10^-3+2.56985*10^-4*LN([.C321]/10000)+2.620131*10^-6*LN([.C321]/10000)^2+6.383091*10^-8*LN([.C321]/10000)^3)" office:value-type="float" office:value="8.34286845864017">
            <text:p>8.3</text:p>
          </table:table-cell>
          <table:table-cell table:number-columns-repeated="251"/>
        </table:table-row>
        <table:table-row table:style-name="ro2">
          <table:table-cell table:formula="oooc:=[.A321]+1" office:value-type="float" office:value="321">
            <text:p>321</text:p>
          </table:table-cell>
          <table:table-cell table:formula="oooc:=[.A322]/1024*5" office:value-type="float" office:value="1.5673828125">
            <text:p>1.57</text:p>
          </table:table-cell>
          <table:table-cell table:style-name="ce5" table:formula="oooc:=5*(9780/[.B322])-9780" office:value-type="float" office:value="21418.5046728972">
            <text:p>21418.5</text:p>
          </table:table-cell>
          <table:table-cell table:style-name="ce5" table:formula="oooc:=-273.15+1/(3.35*10^-3+2.57*10^-4*LN([.C322]/10000)+2.63*10^-6*LN([.C322]/10000)^2+6.75*10^-8*LN([.C322]/10000)^3)" office:value-type="float" office:value="8.75416330564548">
            <text:p>8.75</text:p>
          </table:table-cell>
          <table:table-cell table:style-name="ce7" table:formula="oooc:=-273.15+1/(3.354016*10^-3+2.56985*10^-4*LN([.C322]/10000)+2.620131*10^-6*LN([.C322]/10000)^2+6.383091*10^-8*LN([.C322]/10000)^3)" office:value-type="float" office:value="8.43686129464669">
            <text:p>8.4</text:p>
          </table:table-cell>
          <table:table-cell table:number-columns-repeated="251"/>
        </table:table-row>
        <table:table-row table:style-name="ro2">
          <table:table-cell table:formula="oooc:=[.A322]+1" office:value-type="float" office:value="322">
            <text:p>322</text:p>
          </table:table-cell>
          <table:table-cell table:formula="oooc:=[.A323]/1024*5" office:value-type="float" office:value="1.572265625">
            <text:p>1.57</text:p>
          </table:table-cell>
          <table:table-cell table:style-name="ce5" table:formula="oooc:=5*(9780/[.B323])-9780" office:value-type="float" office:value="21321.6149068323">
            <text:p>21321.61</text:p>
          </table:table-cell>
          <table:table-cell table:style-name="ce5" table:formula="oooc:=-273.15+1/(3.35*10^-3+2.57*10^-4*LN([.C323]/10000)+2.63*10^-6*LN([.C323]/10000)^2+6.75*10^-8*LN([.C323]/10000)^3)" office:value-type="float" office:value="8.84827561412368">
            <text:p>8.85</text:p>
          </table:table-cell>
          <table:table-cell table:style-name="ce7" table:formula="oooc:=-273.15+1/(3.354016*10^-3+2.56985*10^-4*LN([.C323]/10000)+2.620131*10^-6*LN([.C323]/10000)^2+6.383091*10^-8*LN([.C323]/10000)^3)" office:value-type="float" office:value="8.53074875585639">
            <text:p>8.5</text:p>
          </table:table-cell>
          <table:table-cell table:number-columns-repeated="251"/>
        </table:table-row>
        <table:table-row table:style-name="ro2">
          <table:table-cell table:formula="oooc:=[.A323]+1" office:value-type="float" office:value="323">
            <text:p>323</text:p>
          </table:table-cell>
          <table:table-cell table:formula="oooc:=[.A324]/1024*5" office:value-type="float" office:value="1.5771484375">
            <text:p>1.58</text:p>
          </table:table-cell>
          <table:table-cell table:style-name="ce5" table:formula="oooc:=5*(9780/[.B324])-9780" office:value-type="float" office:value="21225.3250773994">
            <text:p>21225.33</text:p>
          </table:table-cell>
          <table:table-cell table:style-name="ce5" table:formula="oooc:=-273.15+1/(3.35*10^-3+2.57*10^-4*LN([.C324]/10000)+2.63*10^-6*LN([.C324]/10000)^2+6.75*10^-8*LN([.C324]/10000)^3)" office:value-type="float" office:value="8.94228346138004">
            <text:p>8.94</text:p>
          </table:table-cell>
          <table:table-cell table:style-name="ce7" table:formula="oooc:=-273.15+1/(3.354016*10^-3+2.56985*10^-4*LN([.C324]/10000)+2.620131*10^-6*LN([.C324]/10000)^2+6.383091*10^-8*LN([.C324]/10000)^3)" office:value-type="float" office:value="8.62453198428312">
            <text:p>8.6</text:p>
          </table:table-cell>
          <table:table-cell table:number-columns-repeated="251"/>
        </table:table-row>
        <table:table-row table:style-name="ro2">
          <table:table-cell table:formula="oooc:=[.A324]+1" office:value-type="float" office:value="324">
            <text:p>324</text:p>
          </table:table-cell>
          <table:table-cell table:formula="oooc:=[.A325]/1024*5" office:value-type="float" office:value="1.58203125">
            <text:p>1.58</text:p>
          </table:table-cell>
          <table:table-cell table:style-name="ce5" table:formula="oooc:=5*(9780/[.B325])-9780" office:value-type="float" office:value="21129.6296296296">
            <text:p>21129.63</text:p>
          </table:table-cell>
          <table:table-cell table:style-name="ce5" table:formula="oooc:=-273.15+1/(3.35*10^-3+2.57*10^-4*LN([.C325]/10000)+2.63*10^-6*LN([.C325]/10000)^2+6.75*10^-8*LN([.C325]/10000)^3)" office:value-type="float" office:value="9.03618798430716">
            <text:p>9.04</text:p>
          </table:table-cell>
          <table:table-cell table:style-name="ce7" table:formula="oooc:=-273.15+1/(3.354016*10^-3+2.56985*10^-4*LN([.C325]/10000)+2.620131*10^-6*LN([.C325]/10000)^2+6.383091*10^-8*LN([.C325]/10000)^3)" office:value-type="float" office:value="8.71821211402852">
            <text:p>8.7</text:p>
          </table:table-cell>
          <table:table-cell table:number-columns-repeated="251"/>
        </table:table-row>
        <table:table-row table:style-name="ro2">
          <table:table-cell table:formula="oooc:=[.A325]+1" office:value-type="float" office:value="325">
            <text:p>325</text:p>
          </table:table-cell>
          <table:table-cell table:formula="oooc:=[.A326]/1024*5" office:value-type="float" office:value="1.5869140625">
            <text:p>1.59</text:p>
          </table:table-cell>
          <table:table-cell table:style-name="ce5" table:formula="oooc:=5*(9780/[.B326])-9780" office:value-type="float" office:value="21034.5230769231">
            <text:p>21034.52</text:p>
          </table:table-cell>
          <table:table-cell table:style-name="ce5" table:formula="oooc:=-273.15+1/(3.35*10^-3+2.57*10^-4*LN([.C326]/10000)+2.63*10^-6*LN([.C326]/10000)^2+6.75*10^-8*LN([.C326]/10000)^3)" office:value-type="float" office:value="9.12999031197575">
            <text:p>9.13</text:p>
          </table:table-cell>
          <table:table-cell table:style-name="ce7" table:formula="oooc:=-273.15+1/(3.354016*10^-3+2.56985*10^-4*LN([.C326]/10000)+2.620131*10^-6*LN([.C326]/10000)^2+6.383091*10^-8*LN([.C326]/10000)^3)" office:value-type="float" office:value="8.81179027139075">
            <text:p>8.8</text:p>
          </table:table-cell>
          <table:table-cell table:number-columns-repeated="251"/>
        </table:table-row>
        <table:table-row table:style-name="ro2">
          <table:table-cell table:formula="oooc:=[.A326]+1" office:value-type="float" office:value="326">
            <text:p>326</text:p>
          </table:table-cell>
          <table:table-cell table:formula="oooc:=[.A327]/1024*5" office:value-type="float" office:value="1.591796875">
            <text:p>1.59</text:p>
          </table:table-cell>
          <table:table-cell table:style-name="ce5" table:formula="oooc:=5*(9780/[.B327])-9780" office:value-type="float" office:value="20940">
            <text:p>20940</text:p>
          </table:table-cell>
          <table:table-cell table:style-name="ce5" table:formula="oooc:=-273.15+1/(3.35*10^-3+2.57*10^-4*LN([.C327]/10000)+2.63*10^-6*LN([.C327]/10000)^2+6.75*10^-8*LN([.C327]/10000)^3)" office:value-type="float" office:value="9.22369156574257">
            <text:p>9.22</text:p>
          </table:table-cell>
          <table:table-cell table:style-name="ce7" table:formula="oooc:=-273.15+1/(3.354016*10^-3+2.56985*10^-4*LN([.C327]/10000)+2.620131*10^-6*LN([.C327]/10000)^2+6.383091*10^-8*LN([.C327]/10000)^3)" office:value-type="float" office:value="8.90526757497258">
            <text:p>8.9</text:p>
          </table:table-cell>
          <table:table-cell table:number-columns-repeated="251"/>
        </table:table-row>
        <table:table-row table:style-name="ro2">
          <table:table-cell table:formula="oooc:=[.A327]+1" office:value-type="float" office:value="327">
            <text:p>327</text:p>
          </table:table-cell>
          <table:table-cell table:formula="oooc:=[.A328]/1024*5" office:value-type="float" office:value="1.5966796875">
            <text:p>1.6</text:p>
          </table:table-cell>
          <table:table-cell table:style-name="ce5" table:formula="oooc:=5*(9780/[.B328])-9780" office:value-type="float" office:value="20846.0550458716">
            <text:p>20846.06</text:p>
          </table:table-cell>
          <table:table-cell table:style-name="ce5" table:formula="oooc:=-273.15+1/(3.35*10^-3+2.57*10^-4*LN([.C328]/10000)+2.63*10^-6*LN([.C328]/10000)^2+6.75*10^-8*LN([.C328]/10000)^3)" office:value-type="float" office:value="9.31729285935688">
            <text:p>9.32</text:p>
          </table:table-cell>
          <table:table-cell table:style-name="ce7" table:formula="oooc:=-273.15+1/(3.354016*10^-3+2.56985*10^-4*LN([.C328]/10000)+2.620131*10^-6*LN([.C328]/10000)^2+6.383091*10^-8*LN([.C328]/10000)^3)" office:value-type="float" office:value="8.99864513578717">
            <text:p>9.0</text:p>
          </table:table-cell>
          <table:table-cell table:number-columns-repeated="251"/>
        </table:table-row>
        <table:table-row table:style-name="ro2">
          <table:table-cell table:formula="oooc:=[.A328]+1" office:value-type="float" office:value="328">
            <text:p>328</text:p>
          </table:table-cell>
          <table:table-cell table:formula="oooc:=[.A329]/1024*5" office:value-type="float" office:value="1.6015625">
            <text:p>1.6</text:p>
          </table:table-cell>
          <table:table-cell table:style-name="ce5" table:formula="oooc:=5*(9780/[.B329])-9780" office:value-type="float" office:value="20752.6829268293">
            <text:p>20752.68</text:p>
          </table:table-cell>
          <table:table-cell table:style-name="ce5" table:formula="oooc:=-273.15+1/(3.35*10^-3+2.57*10^-4*LN([.C329]/10000)+2.63*10^-6*LN([.C329]/10000)^2+6.75*10^-8*LN([.C329]/10000)^3)" office:value-type="float" office:value="9.41079529906523">
            <text:p>9.41</text:p>
          </table:table-cell>
          <table:table-cell table:style-name="ce7" table:formula="oooc:=-273.15+1/(3.354016*10^-3+2.56985*10^-4*LN([.C329]/10000)+2.620131*10^-6*LN([.C329]/10000)^2+6.383091*10^-8*LN([.C329]/10000)^3)" office:value-type="float" office:value="9.09192405736309">
            <text:p>9.1</text:p>
          </table:table-cell>
          <table:table-cell table:number-columns-repeated="251"/>
        </table:table-row>
        <table:table-row table:style-name="ro2">
          <table:table-cell table:formula="oooc:=[.A329]+1" office:value-type="float" office:value="329">
            <text:p>329</text:p>
          </table:table-cell>
          <table:table-cell table:formula="oooc:=[.A330]/1024*5" office:value-type="float" office:value="1.6064453125">
            <text:p>1.61</text:p>
          </table:table-cell>
          <table:table-cell table:style-name="ce5" table:formula="oooc:=5*(9780/[.B330])-9780" office:value-type="float" office:value="20659.8784194529">
            <text:p>20659.88</text:p>
          </table:table-cell>
          <table:table-cell table:style-name="ce5" table:formula="oooc:=-273.15+1/(3.35*10^-3+2.57*10^-4*LN([.C330]/10000)+2.63*10^-6*LN([.C330]/10000)^2+6.75*10^-8*LN([.C330]/10000)^3)" office:value-type="float" office:value="9.50419998371507">
            <text:p>9.5</text:p>
          </table:table-cell>
          <table:table-cell table:style-name="ce7" table:formula="oooc:=-273.15+1/(3.354016*10^-3+2.56985*10^-4*LN([.C330]/10000)+2.620131*10^-6*LN([.C330]/10000)^2+6.383091*10^-8*LN([.C330]/10000)^3)" office:value-type="float" office:value="9.18510543584722">
            <text:p>9.2</text:p>
          </table:table-cell>
          <table:table-cell table:number-columns-repeated="251"/>
        </table:table-row>
        <table:table-row table:style-name="ro2">
          <table:table-cell table:formula="oooc:=[.A330]+1" office:value-type="float" office:value="330">
            <text:p>330</text:p>
          </table:table-cell>
          <table:table-cell table:formula="oooc:=[.A331]/1024*5" office:value-type="float" office:value="1.611328125">
            <text:p>1.61</text:p>
          </table:table-cell>
          <table:table-cell table:style-name="ce5" table:formula="oooc:=5*(9780/[.B331])-9780" office:value-type="float" office:value="20567.6363636364">
            <text:p>20567.64</text:p>
          </table:table-cell>
          <table:table-cell table:style-name="ce5" table:formula="oooc:=-273.15+1/(3.35*10^-3+2.57*10^-4*LN([.C331]/10000)+2.63*10^-6*LN([.C331]/10000)^2+6.75*10^-8*LN([.C331]/10000)^3)" office:value-type="float" office:value="9.59750800485671">
            <text:p>9.6</text:p>
          </table:table-cell>
          <table:table-cell table:style-name="ce7" table:formula="oooc:=-273.15+1/(3.354016*10^-3+2.56985*10^-4*LN([.C331]/10000)+2.620131*10^-6*LN([.C331]/10000)^2+6.383091*10^-8*LN([.C331]/10000)^3)" office:value-type="float" office:value="9.27819036010664">
            <text:p>9.3</text:p>
          </table:table-cell>
          <table:table-cell table:number-columns-repeated="251"/>
        </table:table-row>
        <table:table-row table:style-name="ro2">
          <table:table-cell table:formula="oooc:=[.A331]+1" office:value-type="float" office:value="331">
            <text:p>331</text:p>
          </table:table-cell>
          <table:table-cell table:formula="oooc:=[.A332]/1024*5" office:value-type="float" office:value="1.6162109375">
            <text:p>1.62</text:p>
          </table:table-cell>
          <table:table-cell table:style-name="ce5" table:formula="oooc:=5*(9780/[.B332])-9780" office:value-type="float" office:value="20475.9516616314">
            <text:p>20475.95</text:p>
          </table:table-cell>
          <table:table-cell table:style-name="ce5" table:formula="oooc:=-273.15+1/(3.35*10^-3+2.57*10^-4*LN([.C332]/10000)+2.63*10^-6*LN([.C332]/10000)^2+6.75*10^-8*LN([.C332]/10000)^3)" office:value-type="float" office:value="9.6907204468439">
            <text:p>9.69</text:p>
          </table:table-cell>
          <table:table-cell table:style-name="ce7" table:formula="oooc:=-273.15+1/(3.354016*10^-3+2.56985*10^-4*LN([.C332]/10000)+2.620131*10^-6*LN([.C332]/10000)^2+6.383091*10^-8*LN([.C332]/10000)^3)" office:value-type="float" office:value="9.37117991182913">
            <text:p>9.4</text:p>
          </table:table-cell>
          <table:table-cell table:number-columns-repeated="251"/>
        </table:table-row>
        <table:table-row table:style-name="ro2">
          <table:table-cell table:formula="oooc:=[.A332]+1" office:value-type="float" office:value="332">
            <text:p>332</text:p>
          </table:table-cell>
          <table:table-cell table:formula="oooc:=[.A333]/1024*5" office:value-type="float" office:value="1.62109375">
            <text:p>1.62</text:p>
          </table:table-cell>
          <table:table-cell table:style-name="ce5" table:formula="oooc:=5*(9780/[.B333])-9780" office:value-type="float" office:value="20384.8192771084">
            <text:p>20384.82</text:p>
          </table:table-cell>
          <table:table-cell table:style-name="ce5" table:formula="oooc:=-273.15+1/(3.35*10^-3+2.57*10^-4*LN([.C333]/10000)+2.63*10^-6*LN([.C333]/10000)^2+6.75*10^-8*LN([.C333]/10000)^3)" office:value-type="float" office:value="9.78383838693321">
            <text:p>9.78</text:p>
          </table:table-cell>
          <table:table-cell table:style-name="ce7" table:formula="oooc:=-273.15+1/(3.354016*10^-3+2.56985*10^-4*LN([.C333]/10000)+2.620131*10^-6*LN([.C333]/10000)^2+6.383091*10^-8*LN([.C333]/10000)^3)" office:value-type="float" office:value="9.46407516562192">
            <text:p>9.5</text:p>
          </table:table-cell>
          <table:table-cell table:number-columns-repeated="251"/>
        </table:table-row>
        <table:table-row table:style-name="ro2">
          <table:table-cell table:formula="oooc:=[.A333]+1" office:value-type="float" office:value="333">
            <text:p>333</text:p>
          </table:table-cell>
          <table:table-cell table:formula="oooc:=[.A334]/1024*5" office:value-type="float" office:value="1.6259765625">
            <text:p>1.63</text:p>
          </table:table-cell>
          <table:table-cell table:style-name="ce5" table:formula="oooc:=5*(9780/[.B334])-9780" office:value-type="float" office:value="20294.2342342342">
            <text:p>20294.23</text:p>
          </table:table-cell>
          <table:table-cell table:style-name="ce5" table:formula="oooc:=-273.15+1/(3.35*10^-3+2.57*10^-4*LN([.C334]/10000)+2.63*10^-6*LN([.C334]/10000)^2+6.75*10^-8*LN([.C334]/10000)^3)" office:value-type="float" office:value="9.87686289538169">
            <text:p>9.88</text:p>
          </table:table-cell>
          <table:table-cell table:style-name="ce7" table:formula="oooc:=-273.15+1/(3.354016*10^-3+2.56985*10^-4*LN([.C334]/10000)+2.620131*10^-6*LN([.C334]/10000)^2+6.383091*10^-8*LN([.C334]/10000)^3)" office:value-type="float" office:value="9.55687718910957">
            <text:p>9.6</text:p>
          </table:table-cell>
          <table:table-cell table:number-columns-repeated="251"/>
        </table:table-row>
        <table:table-row table:style-name="ro2">
          <table:table-cell table:formula="oooc:=[.A334]+1" office:value-type="float" office:value="334">
            <text:p>334</text:p>
          </table:table-cell>
          <table:table-cell table:formula="oooc:=[.A335]/1024*5" office:value-type="float" office:value="1.630859375">
            <text:p>1.63</text:p>
          </table:table-cell>
          <table:table-cell table:style-name="ce5" table:formula="oooc:=5*(9780/[.B335])-9780" office:value-type="float" office:value="20204.1916167665">
            <text:p>20204.19</text:p>
          </table:table-cell>
          <table:table-cell table:style-name="ce5" table:formula="oooc:=-273.15+1/(3.35*10^-3+2.57*10^-4*LN([.C335]/10000)+2.63*10^-6*LN([.C335]/10000)^2+6.75*10^-8*LN([.C335]/10000)^3)" office:value-type="float" office:value="9.96979503554365">
            <text:p>9.97</text:p>
          </table:table-cell>
          <table:table-cell table:style-name="ce7" table:formula="oooc:=-273.15+1/(3.354016*10^-3+2.56985*10^-4*LN([.C335]/10000)+2.620131*10^-6*LN([.C335]/10000)^2+6.383091*10^-8*LN([.C335]/10000)^3)" office:value-type="float" office:value="9.64958704303007">
            <text:p>9.6</text:p>
          </table:table-cell>
          <table:table-cell table:number-columns-repeated="251"/>
        </table:table-row>
        <table:table-row table:style-name="ro2">
          <table:table-cell table:formula="oooc:=[.A335]+1" office:value-type="float" office:value="335">
            <text:p>335</text:p>
          </table:table-cell>
          <table:table-cell table:formula="oooc:=[.A336]/1024*5" office:value-type="float" office:value="1.6357421875">
            <text:p>1.64</text:p>
          </table:table-cell>
          <table:table-cell table:style-name="ce5" table:formula="oooc:=5*(9780/[.B336])-9780" office:value-type="float" office:value="20114.6865671642">
            <text:p>20114.69</text:p>
          </table:table-cell>
          <table:table-cell table:style-name="ce5" table:formula="oooc:=-273.15+1/(3.35*10^-3+2.57*10^-4*LN([.C336]/10000)+2.63*10^-6*LN([.C336]/10000)^2+6.75*10^-8*LN([.C336]/10000)^3)" office:value-type="float" office:value="10.0626358639658">
            <text:p>10.06</text:p>
          </table:table-cell>
          <table:table-cell table:style-name="ce7" table:formula="oooc:=-273.15+1/(3.354016*10^-3+2.56985*10^-4*LN([.C336]/10000)+2.620131*10^-6*LN([.C336]/10000)^2+6.383091*10^-8*LN([.C336]/10000)^3)" office:value-type="float" office:value="9.74220578132992">
            <text:p>9.7</text:p>
          </table:table-cell>
          <table:table-cell table:number-columns-repeated="251"/>
        </table:table-row>
        <table:table-row table:style-name="ro2">
          <table:table-cell table:formula="oooc:=[.A336]+1" office:value-type="float" office:value="336">
            <text:p>336</text:p>
          </table:table-cell>
          <table:table-cell table:formula="oooc:=[.A337]/1024*5" office:value-type="float" office:value="1.640625">
            <text:p>1.64</text:p>
          </table:table-cell>
          <table:table-cell table:style-name="ce5" table:formula="oooc:=5*(9780/[.B337])-9780" office:value-type="float" office:value="20025.7142857143">
            <text:p>20025.71</text:p>
          </table:table-cell>
          <table:table-cell table:style-name="ce5" table:formula="oooc:=-273.15+1/(3.35*10^-3+2.57*10^-4*LN([.C337]/10000)+2.63*10^-6*LN([.C337]/10000)^2+6.75*10^-8*LN([.C337]/10000)^3)" office:value-type="float" office:value="10.1553864304811">
            <text:p>10.16</text:p>
          </table:table-cell>
          <table:table-cell table:style-name="ce7" table:formula="oooc:=-273.15+1/(3.354016*10^-3+2.56985*10^-4*LN([.C337]/10000)+2.620131*10^-6*LN([.C337]/10000)^2+6.383091*10^-8*LN([.C337]/10000)^3)" office:value-type="float" office:value="9.83473445125804">
            <text:p>9.8</text:p>
          </table:table-cell>
          <table:table-cell table:number-columns-repeated="251"/>
        </table:table-row>
        <table:table-row table:style-name="ro2">
          <table:table-cell table:formula="oooc:=[.A337]+1" office:value-type="float" office:value="337">
            <text:p>337</text:p>
          </table:table-cell>
          <table:table-cell table:formula="oooc:=[.A338]/1024*5" office:value-type="float" office:value="1.6455078125">
            <text:p>1.65</text:p>
          </table:table-cell>
          <table:table-cell table:style-name="ce5" table:formula="oooc:=5*(9780/[.B338])-9780" office:value-type="float" office:value="19937.2700296736">
            <text:p>19937.27</text:p>
          </table:table-cell>
          <table:table-cell table:style-name="ce5" table:formula="oooc:=-273.15+1/(3.35*10^-3+2.57*10^-4*LN([.C338]/10000)+2.63*10^-6*LN([.C338]/10000)^2+6.75*10^-8*LN([.C338]/10000)^3)" office:value-type="float" office:value="10.2480477783019">
            <text:p>10.25</text:p>
          </table:table-cell>
          <table:table-cell table:style-name="ce7" table:formula="oooc:=-273.15+1/(3.354016*10^-3+2.56985*10^-4*LN([.C338]/10000)+2.620131*10^-6*LN([.C338]/10000)^2+6.383091*10^-8*LN([.C338]/10000)^3)" office:value-type="float" office:value="9.92717409345789">
            <text:p>9.9</text:p>
          </table:table-cell>
          <table:table-cell table:number-columns-repeated="251"/>
        </table:table-row>
        <table:table-row table:style-name="ro2">
          <table:table-cell table:formula="oooc:=[.A338]+1" office:value-type="float" office:value="338">
            <text:p>338</text:p>
          </table:table-cell>
          <table:table-cell table:formula="oooc:=[.A339]/1024*5" office:value-type="float" office:value="1.650390625">
            <text:p>1.65</text:p>
          </table:table-cell>
          <table:table-cell table:style-name="ce5" table:formula="oooc:=5*(9780/[.B339])-9780" office:value-type="float" office:value="19849.349112426">
            <text:p>19849.35</text:p>
          </table:table-cell>
          <table:table-cell table:style-name="ce5" table:formula="oooc:=-273.15+1/(3.35*10^-3+2.57*10^-4*LN([.C339]/10000)+2.63*10^-6*LN([.C339]/10000)^2+6.75*10^-8*LN([.C339]/10000)^3)" office:value-type="float" office:value="10.3406209441107">
            <text:p>10.34</text:p>
          </table:table-cell>
          <table:table-cell table:style-name="ce7" table:formula="oooc:=-273.15+1/(3.354016*10^-3+2.56985*10^-4*LN([.C339]/10000)+2.620131*10^-6*LN([.C339]/10000)^2+6.383091*10^-8*LN([.C339]/10000)^3)" office:value-type="float" office:value="10.0195257420591">
            <text:p>10.0</text:p>
          </table:table-cell>
          <table:table-cell table:number-columns-repeated="251"/>
        </table:table-row>
        <table:table-row table:style-name="ro2">
          <table:table-cell table:formula="oooc:=[.A339]+1" office:value-type="float" office:value="339">
            <text:p>339</text:p>
          </table:table-cell>
          <table:table-cell table:formula="oooc:=[.A340]/1024*5" office:value-type="float" office:value="1.6552734375">
            <text:p>1.66</text:p>
          </table:table-cell>
          <table:table-cell table:style-name="ce5" table:formula="oooc:=5*(9780/[.B340])-9780" office:value-type="float" office:value="19761.9469026549">
            <text:p>19761.95</text:p>
          </table:table-cell>
          <table:table-cell table:style-name="ce5" table:formula="oooc:=-273.15+1/(3.35*10^-3+2.57*10^-4*LN([.C340]/10000)+2.63*10^-6*LN([.C340]/10000)^2+6.75*10^-8*LN([.C340]/10000)^3)" office:value-type="float" office:value="10.433106958151">
            <text:p>10.43</text:p>
          </table:table-cell>
          <table:table-cell table:style-name="ce7" table:formula="oooc:=-273.15+1/(3.354016*10^-3+2.56985*10^-4*LN([.C340]/10000)+2.620131*10^-6*LN([.C340]/10000)^2+6.383091*10^-8*LN([.C340]/10000)^3)" office:value-type="float" office:value="10.1117904247673">
            <text:p>10.1</text:p>
          </table:table-cell>
          <table:table-cell table:number-columns-repeated="251"/>
        </table:table-row>
        <table:table-row table:style-name="ro2">
          <table:table-cell table:formula="oooc:=[.A340]+1" office:value-type="float" office:value="340">
            <text:p>340</text:p>
          </table:table-cell>
          <table:table-cell table:formula="oooc:=[.A341]/1024*5" office:value-type="float" office:value="1.66015625">
            <text:p>1.66</text:p>
          </table:table-cell>
          <table:table-cell table:style-name="ce5" table:formula="oooc:=5*(9780/[.B341])-9780" office:value-type="float" office:value="19675.0588235294">
            <text:p>19675.06</text:p>
          </table:table-cell>
          <table:table-cell table:style-name="ce5" table:formula="oooc:=-273.15+1/(3.35*10^-3+2.57*10^-4*LN([.C341]/10000)+2.63*10^-6*LN([.C341]/10000)^2+6.75*10^-8*LN([.C341]/10000)^3)" office:value-type="float" office:value="10.5255068443163">
            <text:p>10.53</text:p>
          </table:table-cell>
          <table:table-cell table:style-name="ce7" table:formula="oooc:=-273.15+1/(3.354016*10^-3+2.56985*10^-4*LN([.C341]/10000)+2.620131*10^-6*LN([.C341]/10000)^2+6.383091*10^-8*LN([.C341]/10000)^3)" office:value-type="float" office:value="10.2039691629528">
            <text:p>10.2</text:p>
          </table:table-cell>
          <table:table-cell table:number-columns-repeated="251"/>
        </table:table-row>
        <table:table-row table:style-name="ro2">
          <table:table-cell table:formula="oooc:=[.A341]+1" office:value-type="float" office:value="341">
            <text:p>341</text:p>
          </table:table-cell>
          <table:table-cell table:formula="oooc:=[.A342]/1024*5" office:value-type="float" office:value="1.6650390625">
            <text:p>1.67</text:p>
          </table:table-cell>
          <table:table-cell table:style-name="ce5" table:formula="oooc:=5*(9780/[.B342])-9780" office:value-type="float" office:value="19588.6803519062">
            <text:p>19588.68</text:p>
          </table:table-cell>
          <table:table-cell table:style-name="ce5" table:formula="oooc:=-273.15+1/(3.35*10^-3+2.57*10^-4*LN([.C342]/10000)+2.63*10^-6*LN([.C342]/10000)^2+6.75*10^-8*LN([.C342]/10000)^3)" office:value-type="float" office:value="10.6178216202377">
            <text:p>10.62</text:p>
          </table:table-cell>
          <table:table-cell table:style-name="ce7" table:formula="oooc:=-273.15+1/(3.354016*10^-3+2.56985*10^-4*LN([.C342]/10000)+2.620131*10^-6*LN([.C342]/10000)^2+6.383091*10^-8*LN([.C342]/10000)^3)" office:value-type="float" office:value="10.2960629717388">
            <text:p>10.3</text:p>
          </table:table-cell>
          <table:table-cell table:number-columns-repeated="251"/>
        </table:table-row>
        <table:table-row table:style-name="ro2">
          <table:table-cell table:formula="oooc:=[.A342]+1" office:value-type="float" office:value="342">
            <text:p>342</text:p>
          </table:table-cell>
          <table:table-cell table:formula="oooc:=[.A343]/1024*5" office:value-type="float" office:value="1.669921875">
            <text:p>1.67</text:p>
          </table:table-cell>
          <table:table-cell table:style-name="ce5" table:formula="oooc:=5*(9780/[.B343])-9780" office:value-type="float" office:value="19502.8070175439">
            <text:p>19502.81</text:p>
          </table:table-cell>
          <table:table-cell table:style-name="ce5" table:formula="oooc:=-273.15+1/(3.35*10^-3+2.57*10^-4*LN([.C343]/10000)+2.63*10^-6*LN([.C343]/10000)^2+6.75*10^-8*LN([.C343]/10000)^3)" office:value-type="float" office:value="10.7100522973707">
            <text:p>10.71</text:p>
          </table:table-cell>
          <table:table-cell table:style-name="ce7" table:formula="oooc:=-273.15+1/(3.354016*10^-3+2.56985*10^-4*LN([.C343]/10000)+2.620131*10^-6*LN([.C343]/10000)^2+6.383091*10^-8*LN([.C343]/10000)^3)" office:value-type="float" office:value="10.3880728600873">
            <text:p>10.4</text:p>
          </table:table-cell>
          <table:table-cell table:number-columns-repeated="251"/>
        </table:table-row>
        <table:table-row table:style-name="ro2">
          <table:table-cell table:formula="oooc:=[.A343]+1" office:value-type="float" office:value="343">
            <text:p>343</text:p>
          </table:table-cell>
          <table:table-cell table:formula="oooc:=[.A344]/1024*5" office:value-type="float" office:value="1.6748046875">
            <text:p>1.67</text:p>
          </table:table-cell>
          <table:table-cell table:style-name="ce5" table:formula="oooc:=5*(9780/[.B344])-9780" office:value-type="float" office:value="19417.4344023324">
            <text:p>19417.43</text:p>
          </table:table-cell>
          <table:table-cell table:style-name="ce5" table:formula="oooc:=-273.15+1/(3.35*10^-3+2.57*10^-4*LN([.C344]/10000)+2.63*10^-6*LN([.C344]/10000)^2+6.75*10^-8*LN([.C344]/10000)^3)" office:value-type="float" office:value="10.8021998810814">
            <text:p>10.8</text:p>
          </table:table-cell>
          <table:table-cell table:style-name="ce7" table:formula="oooc:=-273.15+1/(3.354016*10^-3+2.56985*10^-4*LN([.C344]/10000)+2.620131*10^-6*LN([.C344]/10000)^2+6.383091*10^-8*LN([.C344]/10000)^3)" office:value-type="float" office:value="10.4799998308849">
            <text:p>10.5</text:p>
          </table:table-cell>
          <table:table-cell table:number-columns-repeated="251"/>
        </table:table-row>
        <table:table-row table:style-name="ro2">
          <table:table-cell table:formula="oooc:=[.A344]+1" office:value-type="float" office:value="344">
            <text:p>344</text:p>
          </table:table-cell>
          <table:table-cell table:formula="oooc:=[.A345]/1024*5" office:value-type="float" office:value="1.6796875">
            <text:p>1.68</text:p>
          </table:table-cell>
          <table:table-cell table:style-name="ce5" table:formula="oooc:=5*(9780/[.B345])-9780" office:value-type="float" office:value="19332.5581395349">
            <text:p>19332.56</text:p>
          </table:table-cell>
          <table:table-cell table:style-name="ce5" table:formula="oooc:=-273.15+1/(3.35*10^-3+2.57*10^-4*LN([.C345]/10000)+2.63*10^-6*LN([.C345]/10000)^2+6.75*10^-8*LN([.C345]/10000)^3)" office:value-type="float" office:value="10.89426537073">
            <text:p>10.89</text:p>
          </table:table-cell>
          <table:table-cell table:style-name="ce7" table:formula="oooc:=-273.15+1/(3.354016*10^-3+2.56985*10^-4*LN([.C345]/10000)+2.620131*10^-6*LN([.C345]/10000)^2+6.383091*10^-8*LN([.C345]/10000)^3)" office:value-type="float" office:value="10.5718448810268">
            <text:p>10.6</text:p>
          </table:table-cell>
          <table:table-cell table:number-columns-repeated="251"/>
        </table:table-row>
        <table:table-row table:style-name="ro2">
          <table:table-cell table:formula="oooc:=[.A345]+1" office:value-type="float" office:value="345">
            <text:p>345</text:p>
          </table:table-cell>
          <table:table-cell table:formula="oooc:=[.A346]/1024*5" office:value-type="float" office:value="1.6845703125">
            <text:p>1.68</text:p>
          </table:table-cell>
          <table:table-cell table:style-name="ce5" table:formula="oooc:=5*(9780/[.B346])-9780" office:value-type="float" office:value="19248.1739130435">
            <text:p>19248.17</text:p>
          </table:table-cell>
          <table:table-cell table:style-name="ce5" table:formula="oooc:=-273.15+1/(3.35*10^-3+2.57*10^-4*LN([.C346]/10000)+2.63*10^-6*LN([.C346]/10000)^2+6.75*10^-8*LN([.C346]/10000)^3)" office:value-type="float" office:value="10.9862497597551">
            <text:p>10.99</text:p>
          </table:table-cell>
          <table:table-cell table:style-name="ce7" table:formula="oooc:=-273.15+1/(3.354016*10^-3+2.56985*10^-4*LN([.C346]/10000)+2.620131*10^-6*LN([.C346]/10000)^2+6.383091*10^-8*LN([.C346]/10000)^3)" office:value-type="float" office:value="10.6636090015006">
            <text:p>10.7</text:p>
          </table:table-cell>
          <table:table-cell table:number-columns-repeated="251"/>
        </table:table-row>
        <table:table-row table:style-name="ro2">
          <table:table-cell table:formula="oooc:=[.A346]+1" office:value-type="float" office:value="346">
            <text:p>346</text:p>
          </table:table-cell>
          <table:table-cell table:formula="oooc:=[.A347]/1024*5" office:value-type="float" office:value="1.689453125">
            <text:p>1.69</text:p>
          </table:table-cell>
          <table:table-cell table:style-name="ce5" table:formula="oooc:=5*(9780/[.B347])-9780" office:value-type="float" office:value="19164.2774566474">
            <text:p>19164.28</text:p>
          </table:table-cell>
          <table:table-cell table:style-name="ce5" table:formula="oooc:=-273.15+1/(3.35*10^-3+2.57*10^-4*LN([.C347]/10000)+2.63*10^-6*LN([.C347]/10000)^2+6.75*10^-8*LN([.C347]/10000)^3)" office:value-type="float" office:value="11.0781540357557">
            <text:p>11.08</text:p>
          </table:table-cell>
          <table:table-cell table:style-name="ce7" table:formula="oooc:=-273.15+1/(3.354016*10^-3+2.56985*10^-4*LN([.C347]/10000)+2.620131*10^-6*LN([.C347]/10000)^2+6.383091*10^-8*LN([.C347]/10000)^3)" office:value-type="float" office:value="10.7552931774677">
            <text:p>10.8</text:p>
          </table:table-cell>
          <table:table-cell table:number-columns-repeated="251"/>
        </table:table-row>
        <table:table-row table:style-name="ro2">
          <table:table-cell table:formula="oooc:=[.A347]+1" office:value-type="float" office:value="347">
            <text:p>347</text:p>
          </table:table-cell>
          <table:table-cell table:formula="oooc:=[.A348]/1024*5" office:value-type="float" office:value="1.6943359375">
            <text:p>1.69</text:p>
          </table:table-cell>
          <table:table-cell table:style-name="ce5" table:formula="oooc:=5*(9780/[.B348])-9780" office:value-type="float" office:value="19080.8645533141">
            <text:p>19080.86</text:p>
          </table:table-cell>
          <table:table-cell table:style-name="ce5" table:formula="oooc:=-273.15+1/(3.35*10^-3+2.57*10^-4*LN([.C348]/10000)+2.63*10^-6*LN([.C348]/10000)^2+6.75*10^-8*LN([.C348]/10000)^3)" office:value-type="float" office:value="11.1699791805726">
            <text:p>11.17</text:p>
          </table:table-cell>
          <table:table-cell table:style-name="ce7" table:formula="oooc:=-273.15+1/(3.354016*10^-3+2.56985*10^-4*LN([.C348]/10000)+2.620131*10^-6*LN([.C348]/10000)^2+6.383091*10^-8*LN([.C348]/10000)^3)" office:value-type="float" office:value="10.8468983883451">
            <text:p>10.8</text:p>
          </table:table-cell>
          <table:table-cell table:number-columns-repeated="251"/>
        </table:table-row>
        <table:table-row table:style-name="ro2">
          <table:table-cell table:formula="oooc:=[.A348]+1" office:value-type="float" office:value="348">
            <text:p>348</text:p>
          </table:table-cell>
          <table:table-cell table:formula="oooc:=[.A349]/1024*5" office:value-type="float" office:value="1.69921875">
            <text:p>1.7</text:p>
          </table:table-cell>
          <table:table-cell table:style-name="ce5" table:formula="oooc:=5*(9780/[.B349])-9780" office:value-type="float" office:value="18997.9310344828">
            <text:p>18997.93</text:p>
          </table:table-cell>
          <table:table-cell table:style-name="ce5" table:formula="oooc:=-273.15+1/(3.35*10^-3+2.57*10^-4*LN([.C349]/10000)+2.63*10^-6*LN([.C349]/10000)^2+6.75*10^-8*LN([.C349]/10000)^3)" office:value-type="float" office:value="11.2617261703684">
            <text:p>11.26</text:p>
          </table:table-cell>
          <table:table-cell table:style-name="ce7" table:formula="oooc:=-273.15+1/(3.354016*10^-3+2.56985*10^-4*LN([.C349]/10000)+2.620131*10^-6*LN([.C349]/10000)^2+6.383091*10^-8*LN([.C349]/10000)^3)" office:value-type="float" office:value="10.9384256078848">
            <text:p>10.9</text:p>
          </table:table-cell>
          <table:table-cell table:number-columns-repeated="251"/>
        </table:table-row>
        <table:table-row table:style-name="ro2">
          <table:table-cell table:formula="oooc:=[.A349]+1" office:value-type="float" office:value="349">
            <text:p>349</text:p>
          </table:table-cell>
          <table:table-cell table:formula="oooc:=[.A350]/1024*5" office:value-type="float" office:value="1.7041015625">
            <text:p>1.7</text:p>
          </table:table-cell>
          <table:table-cell table:style-name="ce5" table:formula="oooc:=5*(9780/[.B350])-9780" office:value-type="float" office:value="18915.4727793696">
            <text:p>18915.47</text:p>
          </table:table-cell>
          <table:table-cell table:style-name="ce5" table:formula="oooc:=-273.15+1/(3.35*10^-3+2.57*10^-4*LN([.C350]/10000)+2.63*10^-6*LN([.C350]/10000)^2+6.75*10^-8*LN([.C350]/10000)^3)" office:value-type="float" office:value="11.3533959757073">
            <text:p>11.35</text:p>
          </table:table-cell>
          <table:table-cell table:style-name="ce7" table:formula="oooc:=-273.15+1/(3.354016*10^-3+2.56985*10^-4*LN([.C350]/10000)+2.620131*10^-6*LN([.C350]/10000)^2+6.383091*10^-8*LN([.C350]/10000)^3)" office:value-type="float" office:value="11.0298758042536">
            <text:p>11.0</text:p>
          </table:table-cell>
          <table:table-cell table:number-columns-repeated="251"/>
        </table:table-row>
        <table:table-row table:style-name="ro2">
          <table:table-cell table:formula="oooc:=[.A350]+1" office:value-type="float" office:value="350">
            <text:p>350</text:p>
          </table:table-cell>
          <table:table-cell table:formula="oooc:=[.A351]/1024*5" office:value-type="float" office:value="1.708984375">
            <text:p>1.71</text:p>
          </table:table-cell>
          <table:table-cell table:style-name="ce5" table:formula="oooc:=5*(9780/[.B351])-9780" office:value-type="float" office:value="18833.4857142857">
            <text:p>18833.49</text:p>
          </table:table-cell>
          <table:table-cell table:style-name="ce5" table:formula="oooc:=-273.15+1/(3.35*10^-3+2.57*10^-4*LN([.C351]/10000)+2.63*10^-6*LN([.C351]/10000)^2+6.75*10^-8*LN([.C351]/10000)^3)" office:value-type="float" office:value="11.444989561633">
            <text:p>11.44</text:p>
          </table:table-cell>
          <table:table-cell table:style-name="ce7" table:formula="oooc:=-273.15+1/(3.354016*10^-3+2.56985*10^-4*LN([.C351]/10000)+2.620131*10^-6*LN([.C351]/10000)^2+6.383091*10^-8*LN([.C351]/10000)^3)" office:value-type="float" office:value="11.1212499401105">
            <text:p>11.1</text:p>
          </table:table-cell>
          <table:table-cell table:number-columns-repeated="251"/>
        </table:table-row>
        <table:table-row table:style-name="ro2">
          <table:table-cell table:formula="oooc:=[.A351]+1" office:value-type="float" office:value="351">
            <text:p>351</text:p>
          </table:table-cell>
          <table:table-cell table:formula="oooc:=[.A352]/1024*5" office:value-type="float" office:value="1.7138671875">
            <text:p>1.71</text:p>
          </table:table-cell>
          <table:table-cell table:style-name="ce5" table:formula="oooc:=5*(9780/[.B352])-9780" office:value-type="float" office:value="18751.9658119658">
            <text:p>18751.97</text:p>
          </table:table-cell>
          <table:table-cell table:style-name="ce5" table:formula="oooc:=-273.15+1/(3.35*10^-3+2.57*10^-4*LN([.C352]/10000)+2.63*10^-6*LN([.C352]/10000)^2+6.75*10^-8*LN([.C352]/10000)^3)" office:value-type="float" office:value="11.536507887746">
            <text:p>11.54</text:p>
          </table:table-cell>
          <table:table-cell table:style-name="ce7" table:formula="oooc:=-273.15+1/(3.354016*10^-3+2.56985*10^-4*LN([.C352]/10000)+2.620131*10^-6*LN([.C352]/10000)^2+6.383091*10^-8*LN([.C352]/10000)^3)" office:value-type="float" office:value="11.2125489726846">
            <text:p>11.2</text:p>
          </table:table-cell>
          <table:table-cell table:number-columns-repeated="251"/>
        </table:table-row>
        <table:table-row table:style-name="ro2">
          <table:table-cell table:formula="oooc:=[.A352]+1" office:value-type="float" office:value="352">
            <text:p>352</text:p>
          </table:table-cell>
          <table:table-cell table:formula="oooc:=[.A353]/1024*5" office:value-type="float" office:value="1.71875">
            <text:p>1.72</text:p>
          </table:table-cell>
          <table:table-cell table:style-name="ce5" table:formula="oooc:=5*(9780/[.B353])-9780" office:value-type="float" office:value="18670.9090909091">
            <text:p>18670.91</text:p>
          </table:table-cell>
          <table:table-cell table:style-name="ce5" table:formula="oooc:=-273.15+1/(3.35*10^-3+2.57*10^-4*LN([.C353]/10000)+2.63*10^-6*LN([.C353]/10000)^2+6.75*10^-8*LN([.C353]/10000)^3)" office:value-type="float" office:value="11.6279519082801">
            <text:p>11.63</text:p>
          </table:table-cell>
          <table:table-cell table:style-name="ce7" table:formula="oooc:=-273.15+1/(3.354016*10^-3+2.56985*10^-4*LN([.C353]/10000)+2.620131*10^-6*LN([.C353]/10000)^2+6.383091*10^-8*LN([.C353]/10000)^3)" office:value-type="float" office:value="11.3037738538502">
            <text:p>11.3</text:p>
          </table:table-cell>
          <table:table-cell table:number-columns-repeated="251"/>
        </table:table-row>
        <table:table-row table:style-name="ro2">
          <table:table-cell table:formula="oooc:=[.A353]+1" office:value-type="float" office:value="353">
            <text:p>353</text:p>
          </table:table-cell>
          <table:table-cell table:formula="oooc:=[.A354]/1024*5" office:value-type="float" office:value="1.7236328125">
            <text:p>1.72</text:p>
          </table:table-cell>
          <table:table-cell table:style-name="ce5" table:formula="oooc:=5*(9780/[.B354])-9780" office:value-type="float" office:value="18590.3116147309">
            <text:p>18590.31</text:p>
          </table:table-cell>
          <table:table-cell table:style-name="ce5" table:formula="oooc:=-273.15+1/(3.35*10^-3+2.57*10^-4*LN([.C354]/10000)+2.63*10^-6*LN([.C354]/10000)^2+6.75*10^-8*LN([.C354]/10000)^3)" office:value-type="float" office:value="11.7193225721778">
            <text:p>11.72</text:p>
          </table:table-cell>
          <table:table-cell table:style-name="ce7" table:formula="oooc:=-273.15+1/(3.354016*10^-3+2.56985*10^-4*LN([.C354]/10000)+2.620131*10^-6*LN([.C354]/10000)^2+6.383091*10^-8*LN([.C354]/10000)^3)" office:value-type="float" office:value="11.394925530203">
            <text:p>11.4</text:p>
          </table:table-cell>
          <table:table-cell table:number-columns-repeated="251"/>
        </table:table-row>
        <table:table-row table:style-name="ro2">
          <table:table-cell table:formula="oooc:=[.A354]+1" office:value-type="float" office:value="354">
            <text:p>354</text:p>
          </table:table-cell>
          <table:table-cell table:formula="oooc:=[.A355]/1024*5" office:value-type="float" office:value="1.728515625">
            <text:p>1.73</text:p>
          </table:table-cell>
          <table:table-cell table:style-name="ce5" table:formula="oooc:=5*(9780/[.B355])-9780" office:value-type="float" office:value="18510.1694915254">
            <text:p>18510.17</text:p>
          </table:table-cell>
          <table:table-cell table:style-name="ce5" table:formula="oooc:=-273.15+1/(3.35*10^-3+2.57*10^-4*LN([.C355]/10000)+2.63*10^-6*LN([.C355]/10000)^2+6.75*10^-8*LN([.C355]/10000)^3)" office:value-type="float" office:value="11.8106208231647">
            <text:p>11.81</text:p>
          </table:table-cell>
          <table:table-cell table:style-name="ce7" table:formula="oooc:=-273.15+1/(3.354016*10^-3+2.56985*10^-4*LN([.C355]/10000)+2.620131*10^-6*LN([.C355]/10000)^2+6.383091*10^-8*LN([.C355]/10000)^3)" office:value-type="float" office:value="11.486004943134">
            <text:p>11.5</text:p>
          </table:table-cell>
          <table:table-cell table:number-columns-repeated="251"/>
        </table:table-row>
        <table:table-row table:style-name="ro2">
          <table:table-cell table:formula="oooc:=[.A355]+1" office:value-type="float" office:value="355">
            <text:p>355</text:p>
          </table:table-cell>
          <table:table-cell table:formula="oooc:=[.A356]/1024*5" office:value-type="float" office:value="1.7333984375">
            <text:p>1.73</text:p>
          </table:table-cell>
          <table:table-cell table:style-name="ce5" table:formula="oooc:=5*(9780/[.B356])-9780" office:value-type="float" office:value="18430.4788732394">
            <text:p>18430.48</text:p>
          </table:table-cell>
          <table:table-cell table:style-name="ce5" table:formula="oooc:=-273.15+1/(3.35*10^-3+2.57*10^-4*LN([.C356]/10000)+2.63*10^-6*LN([.C356]/10000)^2+6.75*10^-8*LN([.C356]/10000)^3)" office:value-type="float" office:value="11.901847599823">
            <text:p>11.9</text:p>
          </table:table-cell>
          <table:table-cell table:style-name="ce7" table:formula="oooc:=-273.15+1/(3.354016*10^-3+2.56985*10^-4*LN([.C356]/10000)+2.620131*10^-6*LN([.C356]/10000)^2+6.383091*10^-8*LN([.C356]/10000)^3)" office:value-type="float" office:value="11.5770130289028">
            <text:p>11.6</text:p>
          </table:table-cell>
          <table:table-cell table:number-columns-repeated="251"/>
        </table:table-row>
        <table:table-row table:style-name="ro2">
          <table:table-cell table:formula="oooc:=[.A356]+1" office:value-type="float" office:value="356">
            <text:p>356</text:p>
          </table:table-cell>
          <table:table-cell table:formula="oooc:=[.A357]/1024*5" office:value-type="float" office:value="1.73828125">
            <text:p>1.74</text:p>
          </table:table-cell>
          <table:table-cell table:style-name="ce5" table:formula="oooc:=5*(9780/[.B357])-9780" office:value-type="float" office:value="18351.2359550562">
            <text:p>18351.24</text:p>
          </table:table-cell>
          <table:table-cell table:style-name="ce5" table:formula="oooc:=-273.15+1/(3.35*10^-3+2.57*10^-4*LN([.C357]/10000)+2.63*10^-6*LN([.C357]/10000)^2+6.75*10^-8*LN([.C357]/10000)^3)" office:value-type="float" office:value="11.9930038356646">
            <text:p>11.99</text:p>
          </table:table-cell>
          <table:table-cell table:style-name="ce7" table:formula="oooc:=-273.15+1/(3.354016*10^-3+2.56985*10^-4*LN([.C357]/10000)+2.620131*10^-6*LN([.C357]/10000)^2+6.383091*10^-8*LN([.C357]/10000)^3)" office:value-type="float" office:value="11.6679507187103">
            <text:p>11.7</text:p>
          </table:table-cell>
          <table:table-cell table:number-columns-repeated="251"/>
        </table:table-row>
        <table:table-row table:style-name="ro2">
          <table:table-cell table:formula="oooc:=[.A357]+1" office:value-type="float" office:value="357">
            <text:p>357</text:p>
          </table:table-cell>
          <table:table-cell table:formula="oooc:=[.A358]/1024*5" office:value-type="float" office:value="1.7431640625">
            <text:p>1.74</text:p>
          </table:table-cell>
          <table:table-cell table:style-name="ce5" table:formula="oooc:=5*(9780/[.B358])-9780" office:value-type="float" office:value="18272.4369747899">
            <text:p>18272.44</text:p>
          </table:table-cell>
          <table:table-cell table:style-name="ce5" table:formula="oooc:=-273.15+1/(3.35*10^-3+2.57*10^-4*LN([.C358]/10000)+2.63*10^-6*LN([.C358]/10000)^2+6.75*10^-8*LN([.C358]/10000)^3)" office:value-type="float" office:value="12.0840904592025">
            <text:p>12.08</text:p>
          </table:table-cell>
          <table:table-cell table:style-name="ce7" table:formula="oooc:=-273.15+1/(3.354016*10^-3+2.56985*10^-4*LN([.C358]/10000)+2.620131*10^-6*LN([.C358]/10000)^2+6.383091*10^-8*LN([.C358]/10000)^3)" office:value-type="float" office:value="11.7588189387702">
            <text:p>11.8</text:p>
          </table:table-cell>
          <table:table-cell table:number-columns-repeated="251"/>
        </table:table-row>
        <table:table-row table:style-name="ro2">
          <table:table-cell table:formula="oooc:=[.A358]+1" office:value-type="float" office:value="358">
            <text:p>358</text:p>
          </table:table-cell>
          <table:table-cell table:formula="oooc:=[.A359]/1024*5" office:value-type="float" office:value="1.748046875">
            <text:p>1.75</text:p>
          </table:table-cell>
          <table:table-cell table:style-name="ce5" table:formula="oooc:=5*(9780/[.B359])-9780" office:value-type="float" office:value="18194.0782122905">
            <text:p>18194.08</text:p>
          </table:table-cell>
          <table:table-cell table:style-name="ce5" table:formula="oooc:=-273.15+1/(3.35*10^-3+2.57*10^-4*LN([.C359]/10000)+2.63*10^-6*LN([.C359]/10000)^2+6.75*10^-8*LN([.C359]/10000)^3)" office:value-type="float" office:value="12.1751083940215">
            <text:p>12.18</text:p>
          </table:table-cell>
          <table:table-cell table:style-name="ce7" table:formula="oooc:=-273.15+1/(3.354016*10^-3+2.56985*10^-4*LN([.C359]/10000)+2.620131*10^-6*LN([.C359]/10000)^2+6.383091*10^-8*LN([.C359]/10000)^3)" office:value-type="float" office:value="11.8496186103799">
            <text:p>11.8</text:p>
          </table:table-cell>
          <table:table-cell table:number-columns-repeated="251"/>
        </table:table-row>
        <table:table-row table:style-name="ro2">
          <table:table-cell table:formula="oooc:=[.A359]+1" office:value-type="float" office:value="359">
            <text:p>359</text:p>
          </table:table-cell>
          <table:table-cell table:formula="oooc:=[.A360]/1024*5" office:value-type="float" office:value="1.7529296875">
            <text:p>1.75</text:p>
          </table:table-cell>
          <table:table-cell table:style-name="ce5" table:formula="oooc:=5*(9780/[.B360])-9780" office:value-type="float" office:value="18116.1559888579">
            <text:p>18116.16</text:p>
          </table:table-cell>
          <table:table-cell table:style-name="ce5" table:formula="oooc:=-273.15+1/(3.35*10^-3+2.57*10^-4*LN([.C360]/10000)+2.63*10^-6*LN([.C360]/10000)^2+6.75*10^-8*LN([.C360]/10000)^3)" office:value-type="float" office:value="12.2660585588492">
            <text:p>12.27</text:p>
          </table:table-cell>
          <table:table-cell table:style-name="ce7" table:formula="oooc:=-273.15+1/(3.354016*10^-3+2.56985*10^-4*LN([.C360]/10000)+2.620131*10^-6*LN([.C360]/10000)^2+6.383091*10^-8*LN([.C360]/10000)^3)" office:value-type="float" office:value="11.9403506499903">
            <text:p>11.9</text:p>
          </table:table-cell>
          <table:table-cell table:number-columns-repeated="251"/>
        </table:table-row>
        <table:table-row table:style-name="ro2">
          <table:table-cell table:formula="oooc:=[.A360]+1" office:value-type="float" office:value="360">
            <text:p>360</text:p>
          </table:table-cell>
          <table:table-cell table:formula="oooc:=[.A361]/1024*5" office:value-type="float" office:value="1.7578125">
            <text:p>1.76</text:p>
          </table:table-cell>
          <table:table-cell table:style-name="ce5" table:formula="oooc:=5*(9780/[.B361])-9780" office:value-type="float" office:value="18038.6666666667">
            <text:p>18038.67</text:p>
          </table:table-cell>
          <table:table-cell table:style-name="ce5" table:formula="oooc:=-273.15+1/(3.35*10^-3+2.57*10^-4*LN([.C361]/10000)+2.63*10^-6*LN([.C361]/10000)^2+6.75*10^-8*LN([.C361]/10000)^3)" office:value-type="float" office:value="12.3569418676245">
            <text:p>12.36</text:p>
          </table:table-cell>
          <table:table-cell table:style-name="ce7" table:formula="oooc:=-273.15+1/(3.354016*10^-3+2.56985*10^-4*LN([.C361]/10000)+2.620131*10^-6*LN([.C361]/10000)^2+6.383091*10^-8*LN([.C361]/10000)^3)" office:value-type="float" office:value="12.031015969275">
            <text:p>12.0</text:p>
          </table:table-cell>
          <table:table-cell table:number-columns-repeated="251"/>
        </table:table-row>
        <table:table-row table:style-name="ro2">
          <table:table-cell table:formula="oooc:=[.A361]+1" office:value-type="float" office:value="361">
            <text:p>361</text:p>
          </table:table-cell>
          <table:table-cell table:formula="oooc:=[.A362]/1024*5" office:value-type="float" office:value="1.7626953125">
            <text:p>1.76</text:p>
          </table:table-cell>
          <table:table-cell table:style-name="ce5" table:formula="oooc:=5*(9780/[.B362])-9780" office:value-type="float" office:value="17961.6066481994">
            <text:p>17961.61</text:p>
          </table:table-cell>
          <table:table-cell table:style-name="ce5" table:formula="oooc:=-273.15+1/(3.35*10^-3+2.57*10^-4*LN([.C362]/10000)+2.63*10^-6*LN([.C362]/10000)^2+6.75*10^-8*LN([.C362]/10000)^3)" office:value-type="float" office:value="12.4477592295663">
            <text:p>12.45</text:p>
          </table:table-cell>
          <table:table-cell table:style-name="ce7" table:formula="oooc:=-273.15+1/(3.354016*10^-3+2.56985*10^-4*LN([.C362]/10000)+2.620131*10^-6*LN([.C362]/10000)^2+6.383091*10^-8*LN([.C362]/10000)^3)" office:value-type="float" office:value="12.1216154751985">
            <text:p>12.1</text:p>
          </table:table-cell>
          <table:table-cell table:number-columns-repeated="251"/>
        </table:table-row>
        <table:table-row table:style-name="ro2">
          <table:table-cell table:formula="oooc:=[.A362]+1" office:value-type="float" office:value="362">
            <text:p>362</text:p>
          </table:table-cell>
          <table:table-cell table:formula="oooc:=[.A363]/1024*5" office:value-type="float" office:value="1.767578125">
            <text:p>1.77</text:p>
          </table:table-cell>
          <table:table-cell table:style-name="ce5" table:formula="oooc:=5*(9780/[.B363])-9780" office:value-type="float" office:value="17884.9723756906">
            <text:p>17884.97</text:p>
          </table:table-cell>
          <table:table-cell table:style-name="ce5" table:formula="oooc:=-273.15+1/(3.35*10^-3+2.57*10^-4*LN([.C363]/10000)+2.63*10^-6*LN([.C363]/10000)^2+6.75*10^-8*LN([.C363]/10000)^3)" office:value-type="float" office:value="12.5385115492415">
            <text:p>12.54</text:p>
          </table:table-cell>
          <table:table-cell table:style-name="ce7" table:formula="oooc:=-273.15+1/(3.354016*10^-3+2.56985*10^-4*LN([.C363]/10000)+2.620131*10^-6*LN([.C363]/10000)^2+6.383091*10^-8*LN([.C363]/10000)^3)" office:value-type="float" office:value="12.212150070084">
            <text:p>12.2</text:p>
          </table:table-cell>
          <table:table-cell table:number-columns-repeated="251"/>
        </table:table-row>
        <table:table-row table:style-name="ro2">
          <table:table-cell table:formula="oooc:=[.A363]+1" office:value-type="float" office:value="363">
            <text:p>363</text:p>
          </table:table-cell>
          <table:table-cell table:formula="oooc:=[.A364]/1024*5" office:value-type="float" office:value="1.7724609375">
            <text:p>1.77</text:p>
          </table:table-cell>
          <table:table-cell table:style-name="ce5" table:formula="oooc:=5*(9780/[.B364])-9780" office:value-type="float" office:value="17808.7603305785">
            <text:p>17808.76</text:p>
          </table:table-cell>
          <table:table-cell table:style-name="ce5" table:formula="oooc:=-273.15+1/(3.35*10^-3+2.57*10^-4*LN([.C364]/10000)+2.63*10^-6*LN([.C364]/10000)^2+6.75*10^-8*LN([.C364]/10000)^3)" office:value-type="float" office:value="12.6291997266312">
            <text:p>12.63</text:p>
          </table:table-cell>
          <table:table-cell table:style-name="ce7" table:formula="oooc:=-273.15+1/(3.354016*10^-3+2.56985*10^-4*LN([.C364]/10000)+2.620131*10^-6*LN([.C364]/10000)^2+6.383091*10^-8*LN([.C364]/10000)^3)" office:value-type="float" office:value="12.3026206516797">
            <text:p>12.3</text:p>
          </table:table-cell>
          <table:table-cell table:number-columns-repeated="251"/>
        </table:table-row>
        <table:table-row table:style-name="ro2">
          <table:table-cell table:formula="oooc:=[.A364]+1" office:value-type="float" office:value="364">
            <text:p>364</text:p>
          </table:table-cell>
          <table:table-cell table:formula="oooc:=[.A365]/1024*5" office:value-type="float" office:value="1.77734375">
            <text:p>1.78</text:p>
          </table:table-cell>
          <table:table-cell table:style-name="ce5" table:formula="oooc:=5*(9780/[.B365])-9780" office:value-type="float" office:value="17732.967032967">
            <text:p>17732.97</text:p>
          </table:table-cell>
          <table:table-cell table:style-name="ce5" table:formula="oooc:=-273.15+1/(3.35*10^-3+2.57*10^-4*LN([.C365]/10000)+2.63*10^-6*LN([.C365]/10000)^2+6.75*10^-8*LN([.C365]/10000)^3)" office:value-type="float" office:value="12.7198246571973">
            <text:p>12.72</text:p>
          </table:table-cell>
          <table:table-cell table:style-name="ce7" table:formula="oooc:=-273.15+1/(3.354016*10^-3+2.56985*10^-4*LN([.C365]/10000)+2.620131*10^-6*LN([.C365]/10000)^2+6.383091*10^-8*LN([.C365]/10000)^3)" office:value-type="float" office:value="12.393028113225">
            <text:p>12.4</text:p>
          </table:table-cell>
          <table:table-cell table:number-columns-repeated="251"/>
        </table:table-row>
        <table:table-row table:style-name="ro2">
          <table:table-cell table:formula="oooc:=[.A365]+1" office:value-type="float" office:value="365">
            <text:p>365</text:p>
          </table:table-cell>
          <table:table-cell table:formula="oooc:=[.A366]/1024*5" office:value-type="float" office:value="1.7822265625">
            <text:p>1.78</text:p>
          </table:table-cell>
          <table:table-cell table:style-name="ce5" table:formula="oooc:=5*(9780/[.B366])-9780" office:value-type="float" office:value="17657.5890410959">
            <text:p>17657.59</text:p>
          </table:table-cell>
          <table:table-cell table:style-name="ce5" table:formula="oooc:=-273.15+1/(3.35*10^-3+2.57*10^-4*LN([.C366]/10000)+2.63*10^-6*LN([.C366]/10000)^2+6.75*10^-8*LN([.C366]/10000)^3)" office:value-type="float" office:value="12.810387231948">
            <text:p>12.81</text:p>
          </table:table-cell>
          <table:table-cell table:style-name="ce7" table:formula="oooc:=-273.15+1/(3.354016*10^-3+2.56985*10^-4*LN([.C366]/10000)+2.620131*10^-6*LN([.C366]/10000)^2+6.383091*10^-8*LN([.C366]/10000)^3)" office:value-type="float" office:value="12.4833733435156">
            <text:p>12.5</text:p>
          </table:table-cell>
          <table:table-cell table:number-columns-repeated="251"/>
        </table:table-row>
        <table:table-row table:style-name="ro2">
          <table:table-cell table:formula="oooc:=[.A366]+1" office:value-type="float" office:value="366">
            <text:p>366</text:p>
          </table:table-cell>
          <table:table-cell table:formula="oooc:=[.A367]/1024*5" office:value-type="float" office:value="1.787109375">
            <text:p>1.79</text:p>
          </table:table-cell>
          <table:table-cell table:style-name="ce5" table:formula="oooc:=5*(9780/[.B367])-9780" office:value-type="float" office:value="17582.6229508197">
            <text:p>17582.62</text:p>
          </table:table-cell>
          <table:table-cell table:style-name="ce5" table:formula="oooc:=-273.15+1/(3.35*10^-3+2.57*10^-4*LN([.C367]/10000)+2.63*10^-6*LN([.C367]/10000)^2+6.75*10^-8*LN([.C367]/10000)^3)" office:value-type="float" office:value="12.9008883375018">
            <text:p>12.9</text:p>
          </table:table-cell>
          <table:table-cell table:style-name="ce7" table:formula="oooc:=-273.15+1/(3.354016*10^-3+2.56985*10^-4*LN([.C367]/10000)+2.620131*10^-6*LN([.C367]/10000)^2+6.383091*10^-8*LN([.C367]/10000)^3)" office:value-type="float" office:value="12.573657226968">
            <text:p>12.6</text:p>
          </table:table-cell>
          <table:table-cell table:number-columns-repeated="251"/>
        </table:table-row>
        <table:table-row table:style-name="ro2">
          <table:table-cell table:formula="oooc:=[.A367]+1" office:value-type="float" office:value="367">
            <text:p>367</text:p>
          </table:table-cell>
          <table:table-cell table:formula="oooc:=[.A368]/1024*5" office:value-type="float" office:value="1.7919921875">
            <text:p>1.79</text:p>
          </table:table-cell>
          <table:table-cell table:style-name="ce5" table:formula="oooc:=5*(9780/[.B368])-9780" office:value-type="float" office:value="17508.0653950954">
            <text:p>17508.07</text:p>
          </table:table-cell>
          <table:table-cell table:style-name="ce5" table:formula="oooc:=-273.15+1/(3.35*10^-3+2.57*10^-4*LN([.C368]/10000)+2.63*10^-6*LN([.C368]/10000)^2+6.75*10^-8*LN([.C368]/10000)^3)" office:value-type="float" office:value="12.9913288561521">
            <text:p>12.99</text:p>
          </table:table-cell>
          <table:table-cell table:style-name="ce7" table:formula="oooc:=-273.15+1/(3.354016*10^-3+2.56985*10^-4*LN([.C368]/10000)+2.620131*10^-6*LN([.C368]/10000)^2+6.383091*10^-8*LN([.C368]/10000)^3)" office:value-type="float" office:value="12.6638806436831">
            <text:p>12.7</text:p>
          </table:table-cell>
          <table:table-cell table:number-columns-repeated="251"/>
        </table:table-row>
        <table:table-row table:style-name="ro2">
          <table:table-cell table:formula="oooc:=[.A368]+1" office:value-type="float" office:value="368">
            <text:p>368</text:p>
          </table:table-cell>
          <table:table-cell table:formula="oooc:=[.A369]/1024*5" office:value-type="float" office:value="1.796875">
            <text:p>1.8</text:p>
          </table:table-cell>
          <table:table-cell table:style-name="ce5" table:formula="oooc:=5*(9780/[.B369])-9780" office:value-type="float" office:value="17433.9130434783">
            <text:p>17433.91</text:p>
          </table:table-cell>
          <table:table-cell table:style-name="ce5" table:formula="oooc:=-273.15+1/(3.35*10^-3+2.57*10^-4*LN([.C369]/10000)+2.63*10^-6*LN([.C369]/10000)^2+6.75*10^-8*LN([.C369]/10000)^3)" office:value-type="float" office:value="13.0817096659296">
            <text:p>13.08</text:p>
          </table:table-cell>
          <table:table-cell table:style-name="ce7" table:formula="oooc:=-273.15+1/(3.354016*10^-3+2.56985*10^-4*LN([.C369]/10000)+2.620131*10^-6*LN([.C369]/10000)^2+6.383091*10^-8*LN([.C369]/10000)^3)" office:value-type="float" office:value="12.7540444695097">
            <text:p>12.8</text:p>
          </table:table-cell>
          <table:table-cell table:number-columns-repeated="251"/>
        </table:table-row>
        <table:table-row table:style-name="ro2">
          <table:table-cell table:formula="oooc:=[.A369]+1" office:value-type="float" office:value="369">
            <text:p>369</text:p>
          </table:table-cell>
          <table:table-cell table:formula="oooc:=[.A370]/1024*5" office:value-type="float" office:value="1.8017578125">
            <text:p>1.8</text:p>
          </table:table-cell>
          <table:table-cell table:style-name="ce5" table:formula="oooc:=5*(9780/[.B370])-9780" office:value-type="float" office:value="17360.162601626">
            <text:p>17360.16</text:p>
          </table:table-cell>
          <table:table-cell table:style-name="ce5" table:formula="oooc:=-273.15+1/(3.35*10^-3+2.57*10^-4*LN([.C370]/10000)+2.63*10^-6*LN([.C370]/10000)^2+6.75*10^-8*LN([.C370]/10000)^3)" office:value-type="float" office:value="13.1720316406655">
            <text:p>13.17</text:p>
          </table:table-cell>
          <table:table-cell table:style-name="ce7" table:formula="oooc:=-273.15+1/(3.354016*10^-3+2.56985*10^-4*LN([.C370]/10000)+2.620131*10^-6*LN([.C370]/10000)^2+6.383091*10^-8*LN([.C370]/10000)^3)" office:value-type="float" office:value="12.8441495761057">
            <text:p>12.8</text:p>
          </table:table-cell>
          <table:table-cell table:number-columns-repeated="251"/>
        </table:table-row>
        <table:table-row table:style-name="ro2">
          <table:table-cell table:formula="oooc:=[.A370]+1" office:value-type="float" office:value="370">
            <text:p>370</text:p>
          </table:table-cell>
          <table:table-cell table:formula="oooc:=[.A371]/1024*5" office:value-type="float" office:value="1.806640625">
            <text:p>1.81</text:p>
          </table:table-cell>
          <table:table-cell table:style-name="ce5" table:formula="oooc:=5*(9780/[.B371])-9780" office:value-type="float" office:value="17286.8108108108">
            <text:p>17286.81</text:p>
          </table:table-cell>
          <table:table-cell table:style-name="ce5" table:formula="oooc:=-273.15+1/(3.35*10^-3+2.57*10^-4*LN([.C371]/10000)+2.63*10^-6*LN([.C371]/10000)^2+6.75*10^-8*LN([.C371]/10000)^3)" office:value-type="float" office:value="13.2622956500527">
            <text:p>13.26</text:p>
          </table:table-cell>
          <table:table-cell table:style-name="ce7" table:formula="oooc:=-273.15+1/(3.354016*10^-3+2.56985*10^-4*LN([.C371]/10000)+2.620131*10^-6*LN([.C371]/10000)^2+6.383091*10^-8*LN([.C371]/10000)^3)" office:value-type="float" office:value="12.9341968310011">
            <text:p>12.9</text:p>
          </table:table-cell>
          <table:table-cell table:number-columns-repeated="251"/>
        </table:table-row>
        <table:table-row table:style-name="ro2">
          <table:table-cell table:formula="oooc:=[.A371]+1" office:value-type="float" office:value="371">
            <text:p>371</text:p>
          </table:table-cell>
          <table:table-cell table:formula="oooc:=[.A372]/1024*5" office:value-type="float" office:value="1.8115234375">
            <text:p>1.81</text:p>
          </table:table-cell>
          <table:table-cell table:style-name="ce5" table:formula="oooc:=5*(9780/[.B372])-9780" office:value-type="float" office:value="17213.8544474394">
            <text:p>17213.85</text:p>
          </table:table-cell>
          <table:table-cell table:style-name="ce5" table:formula="oooc:=-273.15+1/(3.35*10^-3+2.57*10^-4*LN([.C372]/10000)+2.63*10^-6*LN([.C372]/10000)^2+6.75*10^-8*LN([.C372]/10000)^3)" office:value-type="float" office:value="13.3525025597074">
            <text:p>13.35</text:p>
          </table:table-cell>
          <table:table-cell table:style-name="ce7" table:formula="oooc:=-273.15+1/(3.354016*10^-3+2.56985*10^-4*LN([.C372]/10000)+2.620131*10^-6*LN([.C372]/10000)^2+6.383091*10^-8*LN([.C372]/10000)^3)" office:value-type="float" office:value="13.0241870976581">
            <text:p>13.0</text:p>
          </table:table-cell>
          <table:table-cell table:number-columns-repeated="251"/>
        </table:table-row>
        <table:table-row table:style-name="ro2">
          <table:table-cell table:formula="oooc:=[.A372]+1" office:value-type="float" office:value="372">
            <text:p>372</text:p>
          </table:table-cell>
          <table:table-cell table:formula="oooc:=[.A373]/1024*5" office:value-type="float" office:value="1.81640625">
            <text:p>1.82</text:p>
          </table:table-cell>
          <table:table-cell table:style-name="ce5" table:formula="oooc:=5*(9780/[.B373])-9780" office:value-type="float" office:value="17141.2903225806">
            <text:p>17141.29</text:p>
          </table:table-cell>
          <table:table-cell table:style-name="ce5" table:formula="oooc:=-273.15+1/(3.35*10^-3+2.57*10^-4*LN([.C373]/10000)+2.63*10^-6*LN([.C373]/10000)^2+6.75*10^-8*LN([.C373]/10000)^3)" office:value-type="float" office:value="13.4426532312289">
            <text:p>13.44</text:p>
          </table:table-cell>
          <table:table-cell table:style-name="ce7" table:formula="oooc:=-273.15+1/(3.354016*10^-3+2.56985*10^-4*LN([.C373]/10000)+2.620131*10^-6*LN([.C373]/10000)^2+6.383091*10^-8*LN([.C373]/10000)^3)" office:value-type="float" office:value="13.114121235531">
            <text:p>13.1</text:p>
          </table:table-cell>
          <table:table-cell table:number-columns-repeated="251"/>
        </table:table-row>
        <table:table-row table:style-name="ro2">
          <table:table-cell table:formula="oooc:=[.A373]+1" office:value-type="float" office:value="373">
            <text:p>373</text:p>
          </table:table-cell>
          <table:table-cell table:formula="oooc:=[.A374]/1024*5" office:value-type="float" office:value="1.8212890625">
            <text:p>1.82</text:p>
          </table:table-cell>
          <table:table-cell table:style-name="ce5" table:formula="oooc:=5*(9780/[.B374])-9780" office:value-type="float" office:value="17069.1152815013">
            <text:p>17069.12</text:p>
          </table:table-cell>
          <table:table-cell table:style-name="ce5" table:formula="oooc:=-273.15+1/(3.35*10^-3+2.57*10^-4*LN([.C374]/10000)+2.63*10^-6*LN([.C374]/10000)^2+6.75*10^-8*LN([.C374]/10000)^3)" office:value-type="float" office:value="13.5327485222597">
            <text:p>13.53</text:p>
          </table:table-cell>
          <table:table-cell table:style-name="ce7" table:formula="oooc:=-273.15+1/(3.354016*10^-3+2.56985*10^-4*LN([.C374]/10000)+2.620131*10^-6*LN([.C374]/10000)^2+6.383091*10^-8*LN([.C374]/10000)^3)" office:value-type="float" office:value="13.204000100127">
            <text:p>13.2</text:p>
          </table:table-cell>
          <table:table-cell table:number-columns-repeated="251"/>
        </table:table-row>
        <table:table-row table:style-name="ro2">
          <table:table-cell table:formula="oooc:=[.A374]+1" office:value-type="float" office:value="374">
            <text:p>374</text:p>
          </table:table-cell>
          <table:table-cell table:formula="oooc:=[.A375]/1024*5" office:value-type="float" office:value="1.826171875">
            <text:p>1.83</text:p>
          </table:table-cell>
          <table:table-cell table:style-name="ce5" table:formula="oooc:=5*(9780/[.B375])-9780" office:value-type="float" office:value="16997.3262032086">
            <text:p>16997.33</text:p>
          </table:table-cell>
          <table:table-cell table:style-name="ce5" table:formula="oooc:=-273.15+1/(3.35*10^-3+2.57*10^-4*LN([.C375]/10000)+2.63*10^-6*LN([.C375]/10000)^2+6.75*10^-8*LN([.C375]/10000)^3)" office:value-type="float" office:value="13.622789286545">
            <text:p>13.62</text:p>
          </table:table-cell>
          <table:table-cell table:style-name="ce7" table:formula="oooc:=-273.15+1/(3.354016*10^-3+2.56985*10^-4*LN([.C375]/10000)+2.620131*10^-6*LN([.C375]/10000)^2+6.383091*10^-8*LN([.C375]/10000)^3)" office:value-type="float" office:value="13.2938245430642">
            <text:p>13.3</text:p>
          </table:table-cell>
          <table:table-cell table:number-columns-repeated="251"/>
        </table:table-row>
        <table:table-row table:style-name="ro2">
          <table:table-cell table:formula="oooc:=[.A375]+1" office:value-type="float" office:value="375">
            <text:p>375</text:p>
          </table:table-cell>
          <table:table-cell table:formula="oooc:=[.A376]/1024*5" office:value-type="float" office:value="1.8310546875">
            <text:p>1.83</text:p>
          </table:table-cell>
          <table:table-cell table:style-name="ce5" table:formula="oooc:=5*(9780/[.B376])-9780" office:value-type="float" office:value="16925.92">
            <text:p>16925.92</text:p>
          </table:table-cell>
          <table:table-cell table:style-name="ce5" table:formula="oooc:=-273.15+1/(3.35*10^-3+2.57*10^-4*LN([.C376]/10000)+2.63*10^-6*LN([.C376]/10000)^2+6.75*10^-8*LN([.C376]/10000)^3)" office:value-type="float" office:value="13.7127763739902">
            <text:p>13.71</text:p>
          </table:table-cell>
          <table:table-cell table:style-name="ce7" table:formula="oooc:=-273.15+1/(3.354016*10^-3+2.56985*10^-4*LN([.C376]/10000)+2.620131*10^-6*LN([.C376]/10000)^2+6.383091*10^-8*LN([.C376]/10000)^3)" office:value-type="float" office:value="13.3835954121301">
            <text:p>13.4</text:p>
          </table:table-cell>
          <table:table-cell table:number-columns-repeated="251"/>
        </table:table-row>
        <table:table-row table:style-name="ro2">
          <table:table-cell table:formula="oooc:=[.A376]+1" office:value-type="float" office:value="376">
            <text:p>376</text:p>
          </table:table-cell>
          <table:table-cell table:formula="oooc:=[.A377]/1024*5" office:value-type="float" office:value="1.8359375">
            <text:p>1.84</text:p>
          </table:table-cell>
          <table:table-cell table:style-name="ce5" table:formula="oooc:=5*(9780/[.B377])-9780" office:value-type="float" office:value="16854.8936170213">
            <text:p>16854.89</text:p>
          </table:table-cell>
          <table:table-cell table:style-name="ce5" table:formula="oooc:=-273.15+1/(3.35*10^-3+2.57*10^-4*LN([.C377]/10000)+2.63*10^-6*LN([.C377]/10000)^2+6.75*10^-8*LN([.C377]/10000)^3)" office:value-type="float" office:value="13.8027106307198">
            <text:p>13.8</text:p>
          </table:table-cell>
          <table:table-cell table:style-name="ce7" table:formula="oooc:=-273.15+1/(3.354016*10^-3+2.56985*10^-4*LN([.C377]/10000)+2.620131*10^-6*LN([.C377]/10000)^2+6.383091*10^-8*LN([.C377]/10000)^3)" office:value-type="float" office:value="13.4733135513396">
            <text:p>13.5</text:p>
          </table:table-cell>
          <table:table-cell table:number-columns-repeated="251"/>
        </table:table-row>
        <table:table-row table:style-name="ro2">
          <table:table-cell table:formula="oooc:=[.A377]+1" office:value-type="float" office:value="377">
            <text:p>377</text:p>
          </table:table-cell>
          <table:table-cell table:formula="oooc:=[.A378]/1024*5" office:value-type="float" office:value="1.8408203125">
            <text:p>1.84</text:p>
          </table:table-cell>
          <table:table-cell table:style-name="ce5" table:formula="oooc:=5*(9780/[.B378])-9780" office:value-type="float" office:value="16784.2440318302">
            <text:p>16784.24</text:p>
          </table:table-cell>
          <table:table-cell table:style-name="ce5" table:formula="oooc:=-273.15+1/(3.35*10^-3+2.57*10^-4*LN([.C378]/10000)+2.63*10^-6*LN([.C378]/10000)^2+6.75*10^-8*LN([.C378]/10000)^3)" office:value-type="float" office:value="13.8925928991341">
            <text:p>13.89</text:p>
          </table:table-cell>
          <table:table-cell table:style-name="ce7" table:formula="oooc:=-273.15+1/(3.354016*10^-3+2.56985*10^-4*LN([.C378]/10000)+2.620131*10^-6*LN([.C378]/10000)^2+6.383091*10^-8*LN([.C378]/10000)^3)" office:value-type="float" office:value="13.5629798009921">
            <text:p>13.6</text:p>
          </table:table-cell>
          <table:table-cell table:number-columns-repeated="251"/>
        </table:table-row>
        <table:table-row table:style-name="ro2">
          <table:table-cell table:formula="oooc:=[.A378]+1" office:value-type="float" office:value="378">
            <text:p>378</text:p>
          </table:table-cell>
          <table:table-cell table:formula="oooc:=[.A379]/1024*5" office:value-type="float" office:value="1.845703125">
            <text:p>1.85</text:p>
          </table:table-cell>
          <table:table-cell table:style-name="ce5" table:formula="oooc:=5*(9780/[.B379])-9780" office:value-type="float" office:value="16713.9682539683">
            <text:p>16713.97</text:p>
          </table:table-cell>
          <table:table-cell table:style-name="ce5" table:formula="oooc:=-273.15+1/(3.35*10^-3+2.57*10^-4*LN([.C379]/10000)+2.63*10^-6*LN([.C379]/10000)^2+6.75*10^-8*LN([.C379]/10000)^3)" office:value-type="float" office:value="13.9824240179656">
            <text:p>13.98</text:p>
          </table:table-cell>
          <table:table-cell table:style-name="ce7" table:formula="oooc:=-273.15+1/(3.354016*10^-3+2.56985*10^-4*LN([.C379]/10000)+2.620131*10^-6*LN([.C379]/10000)^2+6.383091*10^-8*LN([.C379]/10000)^3)" office:value-type="float" office:value="13.6525949977274">
            <text:p>13.7</text:p>
          </table:table-cell>
          <table:table-cell table:number-columns-repeated="251"/>
        </table:table-row>
        <table:table-row table:style-name="ro2">
          <table:table-cell table:formula="oooc:=[.A379]+1" office:value-type="float" office:value="379">
            <text:p>379</text:p>
          </table:table-cell>
          <table:table-cell table:formula="oooc:=[.A380]/1024*5" office:value-type="float" office:value="1.8505859375">
            <text:p>1.85</text:p>
          </table:table-cell>
          <table:table-cell table:style-name="ce5" table:formula="oooc:=5*(9780/[.B380])-9780" office:value-type="float" office:value="16644.0633245383">
            <text:p>16644.06</text:p>
          </table:table-cell>
          <table:table-cell table:style-name="ce5" table:formula="oooc:=-273.15+1/(3.35*10^-3+2.57*10^-4*LN([.C380]/10000)+2.63*10^-6*LN([.C380]/10000)^2+6.75*10^-8*LN([.C380]/10000)^3)" office:value-type="float" office:value="14.0722048223359">
            <text:p>14.07</text:p>
          </table:table-cell>
          <table:table-cell table:style-name="ce7" table:formula="oooc:=-273.15+1/(3.354016*10^-3+2.56985*10^-4*LN([.C380]/10000)+2.620131*10^-6*LN([.C380]/10000)^2+6.383091*10^-8*LN([.C380]/10000)^3)" office:value-type="float" office:value="13.7421599745826">
            <text:p>13.7</text:p>
          </table:table-cell>
          <table:table-cell table:number-columns-repeated="251"/>
        </table:table-row>
        <table:table-row table:style-name="ro2">
          <table:table-cell table:formula="oooc:=[.A380]+1" office:value-type="float" office:value="380">
            <text:p>380</text:p>
          </table:table-cell>
          <table:table-cell table:formula="oooc:=[.A381]/1024*5" office:value-type="float" office:value="1.85546875">
            <text:p>1.86</text:p>
          </table:table-cell>
          <table:table-cell table:style-name="ce5" table:formula="oooc:=5*(9780/[.B381])-9780" office:value-type="float" office:value="16574.5263157895">
            <text:p>16574.53</text:p>
          </table:table-cell>
          <table:table-cell table:style-name="ce5" table:formula="oooc:=-273.15+1/(3.35*10^-3+2.57*10^-4*LN([.C381]/10000)+2.63*10^-6*LN([.C381]/10000)^2+6.75*10^-8*LN([.C381]/10000)^3)" office:value-type="float" office:value="14.1619361438106">
            <text:p>14.16</text:p>
          </table:table-cell>
          <table:table-cell table:style-name="ce7" table:formula="oooc:=-273.15+1/(3.354016*10^-3+2.56985*10^-4*LN([.C381]/10000)+2.620131*10^-6*LN([.C381]/10000)^2+6.383091*10^-8*LN([.C381]/10000)^3)" office:value-type="float" office:value="13.8316755610466">
            <text:p>13.8</text:p>
          </table:table-cell>
          <table:table-cell table:number-columns-repeated="251"/>
        </table:table-row>
        <table:table-row table:style-name="ro2">
          <table:table-cell table:formula="oooc:=[.A381]+1" office:value-type="float" office:value="381">
            <text:p>381</text:p>
          </table:table-cell>
          <table:table-cell table:formula="oooc:=[.A382]/1024*5" office:value-type="float" office:value="1.8603515625">
            <text:p>1.86</text:p>
          </table:table-cell>
          <table:table-cell table:style-name="ce5" table:formula="oooc:=5*(9780/[.B382])-9780" office:value-type="float" office:value="16505.3543307087">
            <text:p>16505.35</text:p>
          </table:table-cell>
          <table:table-cell table:style-name="ce5" table:formula="oooc:=-273.15+1/(3.35*10^-3+2.57*10^-4*LN([.C382]/10000)+2.63*10^-6*LN([.C382]/10000)^2+6.75*10^-8*LN([.C382]/10000)^3)" office:value-type="float" office:value="14.2516188104539">
            <text:p>14.25</text:p>
          </table:table-cell>
          <table:table-cell table:style-name="ce7" table:formula="oooc:=-273.15+1/(3.354016*10^-3+2.56985*10^-4*LN([.C382]/10000)+2.620131*10^-6*LN([.C382]/10000)^2+6.383091*10^-8*LN([.C382]/10000)^3)" office:value-type="float" office:value="13.9211425831153">
            <text:p>13.9</text:p>
          </table:table-cell>
          <table:table-cell table:number-columns-repeated="251"/>
        </table:table-row>
        <table:table-row table:style-name="ro2">
          <table:table-cell table:formula="oooc:=[.A382]+1" office:value-type="float" office:value="382">
            <text:p>382</text:p>
          </table:table-cell>
          <table:table-cell table:formula="oooc:=[.A383]/1024*5" office:value-type="float" office:value="1.865234375">
            <text:p>1.87</text:p>
          </table:table-cell>
          <table:table-cell table:style-name="ce5" table:formula="oooc:=5*(9780/[.B383])-9780" office:value-type="float" office:value="16436.5445026178">
            <text:p>16436.54</text:p>
          </table:table-cell>
          <table:table-cell table:style-name="ce5" table:formula="oooc:=-273.15+1/(3.35*10^-3+2.57*10^-4*LN([.C383]/10000)+2.63*10^-6*LN([.C383]/10000)^2+6.75*10^-8*LN([.C383]/10000)^3)" office:value-type="float" office:value="14.3412536468837">
            <text:p>14.34</text:p>
          </table:table-cell>
          <table:table-cell table:style-name="ce7" table:formula="oooc:=-273.15+1/(3.354016*10^-3+2.56985*10^-4*LN([.C383]/10000)+2.620131*10^-6*LN([.C383]/10000)^2+6.383091*10^-8*LN([.C383]/10000)^3)" office:value-type="float" office:value="14.0105618633457">
            <text:p>14.0</text:p>
          </table:table-cell>
          <table:table-cell table:number-columns-repeated="251"/>
        </table:table-row>
        <table:table-row table:style-name="ro2">
          <table:table-cell table:formula="oooc:=[.A383]+1" office:value-type="float" office:value="383">
            <text:p>383</text:p>
          </table:table-cell>
          <table:table-cell table:formula="oooc:=[.A384]/1024*5" office:value-type="float" office:value="1.8701171875">
            <text:p>1.87</text:p>
          </table:table-cell>
          <table:table-cell table:style-name="ce5" table:formula="oooc:=5*(9780/[.B384])-9780" office:value-type="float" office:value="16368.0939947781">
            <text:p>16368.09</text:p>
          </table:table-cell>
          <table:table-cell table:style-name="ce5" table:formula="oooc:=-273.15+1/(3.35*10^-3+2.57*10^-4*LN([.C384]/10000)+2.63*10^-6*LN([.C384]/10000)^2+6.75*10^-8*LN([.C384]/10000)^3)" office:value-type="float" office:value="14.4308414743251">
            <text:p>14.43</text:p>
          </table:table-cell>
          <table:table-cell table:style-name="ce7" table:formula="oooc:=-273.15+1/(3.354016*10^-3+2.56985*10^-4*LN([.C384]/10000)+2.620131*10^-6*LN([.C384]/10000)^2+6.383091*10^-8*LN([.C384]/10000)^3)" office:value-type="float" office:value="14.0999342209096">
            <text:p>14.1</text:p>
          </table:table-cell>
          <table:table-cell table:number-columns-repeated="251"/>
        </table:table-row>
        <table:table-row table:style-name="ro2">
          <table:table-cell table:formula="oooc:=[.A384]+1" office:value-type="float" office:value="384">
            <text:p>384</text:p>
          </table:table-cell>
          <table:table-cell table:formula="oooc:=[.A385]/1024*5" office:value-type="float" office:value="1.875">
            <text:p>1.88</text:p>
          </table:table-cell>
          <table:table-cell table:style-name="ce5" table:formula="oooc:=5*(9780/[.B385])-9780" office:value-type="float" office:value="16300">
            <text:p>16300</text:p>
          </table:table-cell>
          <table:table-cell table:style-name="ce5" table:formula="oooc:=-273.15+1/(3.35*10^-3+2.57*10^-4*LN([.C385]/10000)+2.63*10^-6*LN([.C385]/10000)^2+6.75*10^-8*LN([.C385]/10000)^3)" office:value-type="float" office:value="14.5203831106635">
            <text:p>14.52</text:p>
          </table:table-cell>
          <table:table-cell table:style-name="ce7" table:formula="oooc:=-273.15+1/(3.354016*10^-3+2.56985*10^-4*LN([.C385]/10000)+2.620131*10^-6*LN([.C385]/10000)^2+6.383091*10^-8*LN([.C385]/10000)^3)" office:value-type="float" office:value="14.1892604716468">
            <text:p>14.2</text:p>
          </table:table-cell>
          <table:table-cell table:number-columns-repeated="251"/>
        </table:table-row>
        <table:table-row table:style-name="ro2">
          <table:table-cell table:formula="oooc:=[.A385]+1" office:value-type="float" office:value="385">
            <text:p>385</text:p>
          </table:table-cell>
          <table:table-cell table:formula="oooc:=[.A386]/1024*5" office:value-type="float" office:value="1.8798828125">
            <text:p>1.88</text:p>
          </table:table-cell>
          <table:table-cell table:style-name="ce5" table:formula="oooc:=5*(9780/[.B386])-9780" office:value-type="float" office:value="16232.2597402597">
            <text:p>16232.26</text:p>
          </table:table-cell>
          <table:table-cell table:style-name="ce5" table:formula="oooc:=-273.15+1/(3.35*10^-3+2.57*10^-4*LN([.C386]/10000)+2.63*10^-6*LN([.C386]/10000)^2+6.75*10^-8*LN([.C386]/10000)^3)" office:value-type="float" office:value="14.6098793704976">
            <text:p>14.61</text:p>
          </table:table-cell>
          <table:table-cell table:style-name="ce7" table:formula="oooc:=-273.15+1/(3.354016*10^-3+2.56985*10^-4*LN([.C386]/10000)+2.620131*10^-6*LN([.C386]/10000)^2+6.383091*10^-8*LN([.C386]/10000)^3)" office:value-type="float" office:value="14.2785414281175">
            <text:p>14.3</text:p>
          </table:table-cell>
          <table:table-cell table:number-columns-repeated="251"/>
        </table:table-row>
        <table:table-row table:style-name="ro2">
          <table:table-cell table:formula="oooc:=[.A386]+1" office:value-type="float" office:value="386">
            <text:p>386</text:p>
          </table:table-cell>
          <table:table-cell table:formula="oooc:=[.A387]/1024*5" office:value-type="float" office:value="1.884765625">
            <text:p>1.88</text:p>
          </table:table-cell>
          <table:table-cell table:style-name="ce5" table:formula="oooc:=5*(9780/[.B387])-9780" office:value-type="float" office:value="16164.8704663212">
            <text:p>16164.87</text:p>
          </table:table-cell>
          <table:table-cell table:style-name="ce5" table:formula="oooc:=-273.15+1/(3.35*10^-3+2.57*10^-4*LN([.C387]/10000)+2.63*10^-6*LN([.C387]/10000)^2+6.75*10^-8*LN([.C387]/10000)^3)" office:value-type="float" office:value="14.6993310651914">
            <text:p>14.7</text:p>
          </table:table-cell>
          <table:table-cell table:style-name="ce7" table:formula="oooc:=-273.15+1/(3.354016*10^-3+2.56985*10^-4*LN([.C387]/10000)+2.620131*10^-6*LN([.C387]/10000)^2+6.383091*10^-8*LN([.C387]/10000)^3)" office:value-type="float" office:value="14.3677778996548">
            <text:p>14.4</text:p>
          </table:table-cell>
          <table:table-cell table:number-columns-repeated="251"/>
        </table:table-row>
        <table:table-row table:style-name="ro2">
          <table:table-cell table:formula="oooc:=[.A387]+1" office:value-type="float" office:value="387">
            <text:p>387</text:p>
          </table:table-cell>
          <table:table-cell table:formula="oooc:=[.A388]/1024*5" office:value-type="float" office:value="1.8896484375">
            <text:p>1.89</text:p>
          </table:table-cell>
          <table:table-cell table:style-name="ce5" table:formula="oooc:=5*(9780/[.B388])-9780" office:value-type="float" office:value="16097.8294573643">
            <text:p>16097.83</text:p>
          </table:table-cell>
          <table:table-cell table:style-name="ce5" table:formula="oooc:=-273.15+1/(3.35*10^-3+2.57*10^-4*LN([.C388]/10000)+2.63*10^-6*LN([.C388]/10000)^2+6.75*10^-8*LN([.C388]/10000)^3)" office:value-type="float" office:value="14.7887390029259">
            <text:p>14.79</text:p>
          </table:table-cell>
          <table:table-cell table:style-name="ce7" table:formula="oooc:=-273.15+1/(3.354016*10^-3+2.56985*10^-4*LN([.C388]/10000)+2.620131*10^-6*LN([.C388]/10000)^2+6.383091*10^-8*LN([.C388]/10000)^3)" office:value-type="float" office:value="14.4569706924157">
            <text:p>14.5</text:p>
          </table:table-cell>
          <table:table-cell table:number-columns-repeated="251"/>
        </table:table-row>
        <table:table-row table:style-name="ro2">
          <table:table-cell table:formula="oooc:=[.A388]+1" office:value-type="float" office:value="388">
            <text:p>388</text:p>
          </table:table-cell>
          <table:table-cell table:formula="oooc:=[.A389]/1024*5" office:value-type="float" office:value="1.89453125">
            <text:p>1.89</text:p>
          </table:table-cell>
          <table:table-cell table:style-name="ce5" table:formula="oooc:=5*(9780/[.B389])-9780" office:value-type="float" office:value="16031.1340206186">
            <text:p>16031.13</text:p>
          </table:table-cell>
          <table:table-cell table:style-name="ce5" table:formula="oooc:=-273.15+1/(3.35*10^-3+2.57*10^-4*LN([.C389]/10000)+2.63*10^-6*LN([.C389]/10000)^2+6.75*10^-8*LN([.C389]/10000)^3)" office:value-type="float" office:value="14.8781039887509">
            <text:p>14.88</text:p>
          </table:table-cell>
          <table:table-cell table:style-name="ce7" table:formula="oooc:=-273.15+1/(3.354016*10^-3+2.56985*10^-4*LN([.C389]/10000)+2.620131*10^-6*LN([.C389]/10000)^2+6.383091*10^-8*LN([.C389]/10000)^3)" office:value-type="float" office:value="14.5461206094327">
            <text:p>14.5</text:p>
          </table:table-cell>
          <table:table-cell table:number-columns-repeated="251"/>
        </table:table-row>
        <table:table-row table:style-name="ro2">
          <table:table-cell table:formula="oooc:=[.A389]+1" office:value-type="float" office:value="389">
            <text:p>389</text:p>
          </table:table-cell>
          <table:table-cell table:formula="oooc:=[.A390]/1024*5" office:value-type="float" office:value="1.8994140625">
            <text:p>1.9</text:p>
          </table:table-cell>
          <table:table-cell table:style-name="ce5" table:formula="oooc:=5*(9780/[.B390])-9780" office:value-type="float" office:value="15964.7814910026">
            <text:p>15964.78</text:p>
          </table:table-cell>
          <table:table-cell table:style-name="ce5" table:formula="oooc:=-273.15+1/(3.35*10^-3+2.57*10^-4*LN([.C390]/10000)+2.63*10^-6*LN([.C390]/10000)^2+6.75*10^-8*LN([.C390]/10000)^3)" office:value-type="float" office:value="14.9674268246348">
            <text:p>14.97</text:p>
          </table:table-cell>
          <table:table-cell table:style-name="ce7" table:formula="oooc:=-273.15+1/(3.354016*10^-3+2.56985*10^-4*LN([.C390]/10000)+2.620131*10^-6*LN([.C390]/10000)^2+6.383091*10^-8*LN([.C390]/10000)^3)" office:value-type="float" office:value="14.6352284506642">
            <text:p>14.6</text:p>
          </table:table-cell>
          <table:table-cell table:number-columns-repeated="251"/>
        </table:table-row>
        <table:table-row table:style-name="ro2">
          <table:table-cell table:formula="oooc:=[.A390]+1" office:value-type="float" office:value="390">
            <text:p>390</text:p>
          </table:table-cell>
          <table:table-cell table:formula="oooc:=[.A391]/1024*5" office:value-type="float" office:value="1.904296875">
            <text:p>1.9</text:p>
          </table:table-cell>
          <table:table-cell table:style-name="ce5" table:formula="oooc:=5*(9780/[.B391])-9780" office:value-type="float" office:value="15898.7692307692">
            <text:p>15898.77</text:p>
          </table:table-cell>
          <table:table-cell table:style-name="ce5" table:formula="oooc:=-273.15+1/(3.35*10^-3+2.57*10^-4*LN([.C391]/10000)+2.63*10^-6*LN([.C391]/10000)^2+6.75*10^-8*LN([.C391]/10000)^3)" office:value-type="float" office:value="15.0567083095156">
            <text:p>15.06</text:p>
          </table:table-cell>
          <table:table-cell table:style-name="ce7" table:formula="oooc:=-273.15+1/(3.354016*10^-3+2.56985*10^-4*LN([.C391]/10000)+2.620131*10^-6*LN([.C391]/10000)^2+6.383091*10^-8*LN([.C391]/10000)^3)" office:value-type="float" office:value="14.7242950130445">
            <text:p>14.7</text:p>
          </table:table-cell>
          <table:table-cell table:number-columns-repeated="251"/>
        </table:table-row>
        <table:table-row table:style-name="ro2">
          <table:table-cell table:formula="oooc:=[.A391]+1" office:value-type="float" office:value="391">
            <text:p>391</text:p>
          </table:table-cell>
          <table:table-cell table:formula="oooc:=[.A392]/1024*5" office:value-type="float" office:value="1.9091796875">
            <text:p>1.91</text:p>
          </table:table-cell>
          <table:table-cell table:style-name="ce5" table:formula="oooc:=5*(9780/[.B392])-9780" office:value-type="float" office:value="15833.094629156">
            <text:p>15833.09</text:p>
          </table:table-cell>
          <table:table-cell table:style-name="ce5" table:formula="oooc:=-273.15+1/(3.35*10^-3+2.57*10^-4*LN([.C392]/10000)+2.63*10^-6*LN([.C392]/10000)^2+6.75*10^-8*LN([.C392]/10000)^3)" office:value-type="float" office:value="15.1459492393501">
            <text:p>15.15</text:p>
          </table:table-cell>
          <table:table-cell table:style-name="ce7" table:formula="oooc:=-273.15+1/(3.354016*10^-3+2.56985*10^-4*LN([.C392]/10000)+2.620131*10^-6*LN([.C392]/10000)^2+6.383091*10^-8*LN([.C392]/10000)^3)" office:value-type="float" office:value="14.8133210905339">
            <text:p>14.8</text:p>
          </table:table-cell>
          <table:table-cell table:number-columns-repeated="251"/>
        </table:table-row>
        <table:table-row table:style-name="ro2">
          <table:table-cell table:formula="oooc:=[.A392]+1" office:value-type="float" office:value="392">
            <text:p>392</text:p>
          </table:table-cell>
          <table:table-cell table:formula="oooc:=[.A393]/1024*5" office:value-type="float" office:value="1.9140625">
            <text:p>1.91</text:p>
          </table:table-cell>
          <table:table-cell table:style-name="ce5" table:formula="oooc:=5*(9780/[.B393])-9780" office:value-type="float" office:value="15767.7551020408">
            <text:p>15767.76</text:p>
          </table:table-cell>
          <table:table-cell table:style-name="ce5" table:formula="oooc:=-273.15+1/(3.35*10^-3+2.57*10^-4*LN([.C393]/10000)+2.63*10^-6*LN([.C393]/10000)^2+6.75*10^-8*LN([.C393]/10000)^3)" office:value-type="float" office:value="15.2351504071638">
            <text:p>15.24</text:p>
          </table:table-cell>
          <table:table-cell table:style-name="ce7" table:formula="oooc:=-273.15+1/(3.354016*10^-3+2.56985*10^-4*LN([.C393]/10000)+2.620131*10^-6*LN([.C393]/10000)^2+6.383091*10^-8*LN([.C393]/10000)^3)" office:value-type="float" office:value="14.9023074741671">
            <text:p>14.9</text:p>
          </table:table-cell>
          <table:table-cell table:number-columns-repeated="251"/>
        </table:table-row>
        <table:table-row table:style-name="ro2">
          <table:table-cell table:formula="oooc:=[.A393]+1" office:value-type="float" office:value="393">
            <text:p>393</text:p>
          </table:table-cell>
          <table:table-cell table:formula="oooc:=[.A394]/1024*5" office:value-type="float" office:value="1.9189453125">
            <text:p>1.92</text:p>
          </table:table-cell>
          <table:table-cell table:style-name="ce5" table:formula="oooc:=5*(9780/[.B394])-9780" office:value-type="float" office:value="15702.7480916031">
            <text:p>15702.75</text:p>
          </table:table-cell>
          <table:table-cell table:style-name="ce5" table:formula="oooc:=-273.15+1/(3.35*10^-3+2.57*10^-4*LN([.C394]/10000)+2.63*10^-6*LN([.C394]/10000)^2+6.75*10^-8*LN([.C394]/10000)^3)" office:value-type="float" office:value="15.3243126030993">
            <text:p>15.32</text:p>
          </table:table-cell>
          <table:table-cell table:style-name="ce7" table:formula="oooc:=-273.15+1/(3.354016*10^-3+2.56985*10^-4*LN([.C394]/10000)+2.620131*10^-6*LN([.C394]/10000)^2+6.383091*10^-8*LN([.C394]/10000)^3)" office:value-type="float" office:value="14.9912549521025">
            <text:p>15.0</text:p>
          </table:table-cell>
          <table:table-cell table:number-columns-repeated="251"/>
        </table:table-row>
        <table:table-row table:style-name="ro2">
          <table:table-cell table:formula="oooc:=[.A394]+1" office:value-type="float" office:value="394">
            <text:p>394</text:p>
          </table:table-cell>
          <table:table-cell table:formula="oooc:=[.A395]/1024*5" office:value-type="float" office:value="1.923828125">
            <text:p>1.92</text:p>
          </table:table-cell>
          <table:table-cell table:style-name="ce5" table:formula="oooc:=5*(9780/[.B395])-9780" office:value-type="float" office:value="15638.0710659898">
            <text:p>15638.07</text:p>
          </table:table-cell>
          <table:table-cell table:style-name="ce5" table:formula="oooc:=-273.15+1/(3.35*10^-3+2.57*10^-4*LN([.C395]/10000)+2.63*10^-6*LN([.C395]/10000)^2+6.75*10^-8*LN([.C395]/10000)^3)" office:value-type="float" office:value="15.4134366144647">
            <text:p>15.41</text:p>
          </table:table-cell>
          <table:table-cell table:style-name="ce7" table:formula="oooc:=-273.15+1/(3.354016*10^-3+2.56985*10^-4*LN([.C395]/10000)+2.620131*10^-6*LN([.C395]/10000)^2+6.383091*10^-8*LN([.C395]/10000)^3)" office:value-type="float" office:value="15.0801643096706">
            <text:p>15.1</text:p>
          </table:table-cell>
          <table:table-cell table:number-columns-repeated="251"/>
        </table:table-row>
        <table:table-row table:style-name="ro2">
          <table:table-cell table:formula="oooc:=[.A395]+1" office:value-type="float" office:value="395">
            <text:p>395</text:p>
          </table:table-cell>
          <table:table-cell table:formula="oooc:=[.A396]/1024*5" office:value-type="float" office:value="1.9287109375">
            <text:p>1.93</text:p>
          </table:table-cell>
          <table:table-cell table:style-name="ce5" table:formula="oooc:=5*(9780/[.B396])-9780" office:value-type="float" office:value="15573.7215189873">
            <text:p>15573.72</text:p>
          </table:table-cell>
          <table:table-cell table:style-name="ce5" table:formula="oooc:=-273.15+1/(3.35*10^-3+2.57*10^-4*LN([.C396]/10000)+2.63*10^-6*LN([.C396]/10000)^2+6.75*10^-8*LN([.C396]/10000)^3)" office:value-type="float" office:value="15.5025232257817">
            <text:p>15.5</text:p>
          </table:table-cell>
          <table:table-cell table:style-name="ce7" table:formula="oooc:=-273.15+1/(3.354016*10^-3+2.56985*10^-4*LN([.C396]/10000)+2.620131*10^-6*LN([.C396]/10000)^2+6.383091*10^-8*LN([.C396]/10000)^3)" office:value-type="float" office:value="15.1690363294215">
            <text:p>15.2</text:p>
          </table:table-cell>
          <table:table-cell table:number-columns-repeated="251"/>
        </table:table-row>
        <table:table-row table:style-name="ro2">
          <table:table-cell table:formula="oooc:=[.A396]+1" office:value-type="float" office:value="396">
            <text:p>396</text:p>
          </table:table-cell>
          <table:table-cell table:formula="oooc:=[.A397]/1024*5" office:value-type="float" office:value="1.93359375">
            <text:p>1.93</text:p>
          </table:table-cell>
          <table:table-cell table:style-name="ce5" table:formula="oooc:=5*(9780/[.B397])-9780" office:value-type="float" office:value="15509.696969697">
            <text:p>15509.7</text:p>
          </table:table-cell>
          <table:table-cell table:style-name="ce5" table:formula="oooc:=-273.15+1/(3.35*10^-3+2.57*10^-4*LN([.C397]/10000)+2.63*10^-6*LN([.C397]/10000)^2+6.75*10^-8*LN([.C397]/10000)^3)" office:value-type="float" office:value="15.5915732188335">
            <text:p>15.59</text:p>
          </table:table-cell>
          <table:table-cell table:style-name="ce7" table:formula="oooc:=-273.15+1/(3.354016*10^-3+2.56985*10^-4*LN([.C397]/10000)+2.620131*10^-6*LN([.C397]/10000)^2+6.383091*10^-8*LN([.C397]/10000)^3)" office:value-type="float" office:value="15.2578717911722">
            <text:p>15.3</text:p>
          </table:table-cell>
          <table:table-cell table:number-columns-repeated="251"/>
        </table:table-row>
        <table:table-row table:style-name="ro2">
          <table:table-cell table:formula="oooc:=[.A397]+1" office:value-type="float" office:value="397">
            <text:p>397</text:p>
          </table:table-cell>
          <table:table-cell table:formula="oooc:=[.A398]/1024*5" office:value-type="float" office:value="1.9384765625">
            <text:p>1.94</text:p>
          </table:table-cell>
          <table:table-cell table:style-name="ce5" table:formula="oooc:=5*(9780/[.B398])-9780" office:value-type="float" office:value="15445.9949622166">
            <text:p>15445.99</text:p>
          </table:table-cell>
          <table:table-cell table:style-name="ce5" table:formula="oooc:=-273.15+1/(3.35*10^-3+2.57*10^-4*LN([.C398]/10000)+2.63*10^-6*LN([.C398]/10000)^2+6.75*10^-8*LN([.C398]/10000)^3)" office:value-type="float" office:value="15.6805873727111">
            <text:p>15.68</text:p>
          </table:table-cell>
          <table:table-cell table:style-name="ce7" table:formula="oooc:=-273.15+1/(3.354016*10^-3+2.56985*10^-4*LN([.C398]/10000)+2.620131*10^-6*LN([.C398]/10000)^2+6.383091*10^-8*LN([.C398]/10000)^3)" office:value-type="float" office:value="15.3466714720539">
            <text:p>15.3</text:p>
          </table:table-cell>
          <table:table-cell table:number-columns-repeated="251"/>
        </table:table-row>
        <table:table-row table:style-name="ro2">
          <table:table-cell table:formula="oooc:=[.A398]+1" office:value-type="float" office:value="398">
            <text:p>398</text:p>
          </table:table-cell>
          <table:table-cell table:formula="oooc:=[.A399]/1024*5" office:value-type="float" office:value="1.943359375">
            <text:p>1.94</text:p>
          </table:table-cell>
          <table:table-cell table:style-name="ce5" table:formula="oooc:=5*(9780/[.B399])-9780" office:value-type="float" office:value="15382.6130653266">
            <text:p>15382.61</text:p>
          </table:table-cell>
          <table:table-cell table:style-name="ce5" table:formula="oooc:=-273.15+1/(3.35*10^-3+2.57*10^-4*LN([.C399]/10000)+2.63*10^-6*LN([.C399]/10000)^2+6.75*10^-8*LN([.C399]/10000)^3)" office:value-type="float" office:value="15.7695664638606">
            <text:p>15.77</text:p>
          </table:table-cell>
          <table:table-cell table:style-name="ce7" table:formula="oooc:=-273.15+1/(3.354016*10^-3+2.56985*10^-4*LN([.C399]/10000)+2.620131*10^-6*LN([.C399]/10000)^2+6.383091*10^-8*LN([.C399]/10000)^3)" office:value-type="float" office:value="15.4354361465585">
            <text:p>15.4</text:p>
          </table:table-cell>
          <table:table-cell table:number-columns-repeated="251"/>
        </table:table-row>
        <table:table-row table:style-name="ro2">
          <table:table-cell table:formula="oooc:=[.A399]+1" office:value-type="float" office:value="399">
            <text:p>399</text:p>
          </table:table-cell>
          <table:table-cell table:formula="oooc:=[.A400]/1024*5" office:value-type="float" office:value="1.9482421875">
            <text:p>1.95</text:p>
          </table:table-cell>
          <table:table-cell table:style-name="ce5" table:formula="oooc:=5*(9780/[.B400])-9780" office:value-type="float" office:value="15319.5488721805">
            <text:p>15319.55</text:p>
          </table:table-cell>
          <table:table-cell table:style-name="ce5" table:formula="oooc:=-273.15+1/(3.35*10^-3+2.57*10^-4*LN([.C400]/10000)+2.63*10^-6*LN([.C400]/10000)^2+6.75*10^-8*LN([.C400]/10000)^3)" office:value-type="float" office:value="15.8585112661293">
            <text:p>15.86</text:p>
          </table:table-cell>
          <table:table-cell table:style-name="ce7" table:formula="oooc:=-273.15+1/(3.354016*10^-3+2.56985*10^-4*LN([.C400]/10000)+2.620131*10^-6*LN([.C400]/10000)^2+6.383091*10^-8*LN([.C400]/10000)^3)" office:value-type="float" office:value="15.5241665865848">
            <text:p>15.5</text:p>
          </table:table-cell>
          <table:table-cell table:number-columns-repeated="251"/>
        </table:table-row>
        <table:table-row table:style-name="ro2">
          <table:table-cell table:formula="oooc:=[.A400]+1" office:value-type="float" office:value="400">
            <text:p>400</text:p>
          </table:table-cell>
          <table:table-cell table:formula="oooc:=[.A401]/1024*5" office:value-type="float" office:value="1.953125">
            <text:p>1.95</text:p>
          </table:table-cell>
          <table:table-cell table:style-name="ce5" table:formula="oooc:=5*(9780/[.B401])-9780" office:value-type="float" office:value="15256.8">
            <text:p>15256.8</text:p>
          </table:table-cell>
          <table:table-cell table:style-name="ce5" table:formula="oooc:=-273.15+1/(3.35*10^-3+2.57*10^-4*LN([.C401]/10000)+2.63*10^-6*LN([.C401]/10000)^2+6.75*10^-8*LN([.C401]/10000)^3)" office:value-type="float" office:value="15.9474225508116">
            <text:p>15.95</text:p>
          </table:table-cell>
          <table:table-cell table:style-name="ce7" table:formula="oooc:=-273.15+1/(3.354016*10^-3+2.56985*10^-4*LN([.C401]/10000)+2.620131*10^-6*LN([.C401]/10000)^2+6.383091*10^-8*LN([.C401]/10000)^3)" office:value-type="float" office:value="15.612863561484">
            <text:p>15.6</text:p>
          </table:table-cell>
          <table:table-cell table:number-columns-repeated="251"/>
        </table:table-row>
        <table:table-row table:style-name="ro2">
          <table:table-cell table:formula="oooc:=[.A401]+1" office:value-type="float" office:value="401">
            <text:p>401</text:p>
          </table:table-cell>
          <table:table-cell table:formula="oooc:=[.A402]/1024*5" office:value-type="float" office:value="1.9580078125">
            <text:p>1.96</text:p>
          </table:table-cell>
          <table:table-cell table:style-name="ce5" table:formula="oooc:=5*(9780/[.B402])-9780" office:value-type="float" office:value="15194.3640897756">
            <text:p>15194.36</text:p>
          </table:table-cell>
          <table:table-cell table:style-name="ce5" table:formula="oooc:=-273.15+1/(3.35*10^-3+2.57*10^-4*LN([.C402]/10000)+2.63*10^-6*LN([.C402]/10000)^2+6.75*10^-8*LN([.C402]/10000)^3)" office:value-type="float" office:value="16.0363010866944">
            <text:p>16.04</text:p>
          </table:table-cell>
          <table:table-cell table:style-name="ce7" table:formula="oooc:=-273.15+1/(3.354016*10^-3+2.56985*10^-4*LN([.C402]/10000)+2.620131*10^-6*LN([.C402]/10000)^2+6.383091*10^-8*LN([.C402]/10000)^3)" office:value-type="float" office:value="15.7015278381056">
            <text:p>15.7</text:p>
          </table:table-cell>
          <table:table-cell table:number-columns-repeated="251"/>
        </table:table-row>
        <table:table-row table:style-name="ro2">
          <table:table-cell table:formula="oooc:=[.A402]+1" office:value-type="float" office:value="402">
            <text:p>402</text:p>
          </table:table-cell>
          <table:table-cell table:formula="oooc:=[.A403]/1024*5" office:value-type="float" office:value="1.962890625">
            <text:p>1.96</text:p>
          </table:table-cell>
          <table:table-cell table:style-name="ce5" table:formula="oooc:=5*(9780/[.B403])-9780" office:value-type="float" office:value="15132.2388059702">
            <text:p>15132.24</text:p>
          </table:table-cell>
          <table:table-cell table:style-name="ce5" table:formula="oooc:=-273.15+1/(3.35*10^-3+2.57*10^-4*LN([.C403]/10000)+2.63*10^-6*LN([.C403]/10000)^2+6.75*10^-8*LN([.C403]/10000)^3)" office:value-type="float" office:value="16.1251476401025">
            <text:p>16.13</text:p>
          </table:table-cell>
          <table:table-cell table:style-name="ce7" table:formula="oooc:=-273.15+1/(3.354016*10^-3+2.56985*10^-4*LN([.C403]/10000)+2.620131*10^-6*LN([.C403]/10000)^2+6.383091*10^-8*LN([.C403]/10000)^3)" office:value-type="float" office:value="15.7901601808416">
            <text:p>15.8</text:p>
          </table:table-cell>
          <table:table-cell table:number-columns-repeated="251"/>
        </table:table-row>
        <table:table-row table:style-name="ro2">
          <table:table-cell table:formula="oooc:=[.A403]+1" office:value-type="float" office:value="403">
            <text:p>403</text:p>
          </table:table-cell>
          <table:table-cell table:formula="oooc:=[.A404]/1024*5" office:value-type="float" office:value="1.9677734375">
            <text:p>1.97</text:p>
          </table:table-cell>
          <table:table-cell table:style-name="ce5" table:formula="oooc:=5*(9780/[.B404])-9780" office:value-type="float" office:value="15070.4218362283">
            <text:p>15070.42</text:p>
          </table:table-cell>
          <table:table-cell table:style-name="ce5" table:formula="oooc:=-273.15+1/(3.35*10^-3+2.57*10^-4*LN([.C404]/10000)+2.63*10^-6*LN([.C404]/10000)^2+6.75*10^-8*LN([.C404]/10000)^3)" office:value-type="float" office:value="16.2139629749429">
            <text:p>16.21</text:p>
          </table:table-cell>
          <table:table-cell table:style-name="ce7" table:formula="oooc:=-273.15+1/(3.354016*10^-3+2.56985*10^-4*LN([.C404]/10000)+2.620131*10^-6*LN([.C404]/10000)^2+6.383091*10^-8*LN([.C404]/10000)^3)" office:value-type="float" office:value="15.8787613516721">
            <text:p>15.9</text:p>
          </table:table-cell>
          <table:table-cell table:number-columns-repeated="251"/>
        </table:table-row>
        <table:table-row table:style-name="ro2">
          <table:table-cell table:formula="oooc:=[.A404]+1" office:value-type="float" office:value="404">
            <text:p>404</text:p>
          </table:table-cell>
          <table:table-cell table:formula="oooc:=[.A405]/1024*5" office:value-type="float" office:value="1.97265625">
            <text:p>1.97</text:p>
          </table:table-cell>
          <table:table-cell table:style-name="ce5" table:formula="oooc:=5*(9780/[.B405])-9780" office:value-type="float" office:value="15008.9108910891">
            <text:p>15008.91</text:p>
          </table:table-cell>
          <table:table-cell table:style-name="ce5" table:formula="oooc:=-273.15+1/(3.35*10^-3+2.57*10^-4*LN([.C405]/10000)+2.63*10^-6*LN([.C405]/10000)^2+6.75*10^-8*LN([.C405]/10000)^3)" office:value-type="float" office:value="16.3027478527496">
            <text:p>16.3</text:p>
          </table:table-cell>
          <table:table-cell table:style-name="ce7" table:formula="oooc:=-273.15+1/(3.354016*10^-3+2.56985*10^-4*LN([.C405]/10000)+2.620131*10^-6*LN([.C405]/10000)^2+6.383091*10^-8*LN([.C405]/10000)^3)" office:value-type="float" office:value="15.9673321102086">
            <text:p>16.0</text:p>
          </table:table-cell>
          <table:table-cell table:number-columns-repeated="251"/>
        </table:table-row>
        <table:table-row table:style-name="ro2">
          <table:table-cell table:formula="oooc:=[.A405]+1" office:value-type="float" office:value="405">
            <text:p>405</text:p>
          </table:table-cell>
          <table:table-cell table:formula="oooc:=[.A406]/1024*5" office:value-type="float" office:value="1.9775390625">
            <text:p>1.98</text:p>
          </table:table-cell>
          <table:table-cell table:style-name="ce5" table:formula="oooc:=5*(9780/[.B406])-9780" office:value-type="float" office:value="14947.7037037037">
            <text:p>14947.7</text:p>
          </table:table-cell>
          <table:table-cell table:style-name="ce5" table:formula="oooc:=-273.15+1/(3.35*10^-3+2.57*10^-4*LN([.C406]/10000)+2.63*10^-6*LN([.C406]/10000)^2+6.75*10^-8*LN([.C406]/10000)^3)" office:value-type="float" office:value="16.3915030327272">
            <text:p>16.39</text:p>
          </table:table-cell>
          <table:table-cell table:style-name="ce7" table:formula="oooc:=-273.15+1/(3.354016*10^-3+2.56985*10^-4*LN([.C406]/10000)+2.620131*10^-6*LN([.C406]/10000)^2+6.383091*10^-8*LN([.C406]/10000)^3)" office:value-type="float" office:value="16.0558732137388">
            <text:p>16.1</text:p>
          </table:table-cell>
          <table:table-cell table:number-columns-repeated="251"/>
        </table:table-row>
        <table:table-row table:style-name="ro2">
          <table:table-cell table:formula="oooc:=[.A406]+1" office:value-type="float" office:value="406">
            <text:p>406</text:p>
          </table:table-cell>
          <table:table-cell table:formula="oooc:=[.A407]/1024*5" office:value-type="float" office:value="1.982421875">
            <text:p>1.98</text:p>
          </table:table-cell>
          <table:table-cell table:style-name="ce5" table:formula="oooc:=5*(9780/[.B407])-9780" office:value-type="float" office:value="14886.7980295567">
            <text:p>14886.8</text:p>
          </table:table-cell>
          <table:table-cell table:style-name="ce5" table:formula="oooc:=-273.15+1/(3.35*10^-3+2.57*10^-4*LN([.C407]/10000)+2.63*10^-6*LN([.C407]/10000)^2+6.75*10^-8*LN([.C407]/10000)^3)" office:value-type="float" office:value="16.4802292717948">
            <text:p>16.48</text:p>
          </table:table-cell>
          <table:table-cell table:style-name="ce7" table:formula="oooc:=-273.15+1/(3.354016*10^-3+2.56985*10^-4*LN([.C407]/10000)+2.620131*10^-6*LN([.C407]/10000)^2+6.383091*10^-8*LN([.C407]/10000)^3)" office:value-type="float" office:value="16.1443854172691">
            <text:p>16.1</text:p>
          </table:table-cell>
          <table:table-cell table:number-columns-repeated="251"/>
        </table:table-row>
        <table:table-row table:style-name="ro2">
          <table:table-cell table:formula="oooc:=[.A407]+1" office:value-type="float" office:value="407">
            <text:p>407</text:p>
          </table:table-cell>
          <table:table-cell table:formula="oooc:=[.A408]/1024*5" office:value-type="float" office:value="1.9873046875">
            <text:p>1.99</text:p>
          </table:table-cell>
          <table:table-cell table:style-name="ce5" table:formula="oooc:=5*(9780/[.B408])-9780" office:value-type="float" office:value="14826.1916461916">
            <text:p>14826.19</text:p>
          </table:table-cell>
          <table:table-cell table:style-name="ce5" table:formula="oooc:=-273.15+1/(3.35*10^-3+2.57*10^-4*LN([.C408]/10000)+2.63*10^-6*LN([.C408]/10000)^2+6.75*10^-8*LN([.C408]/10000)^3)" office:value-type="float" office:value="16.5689273246293">
            <text:p>16.57</text:p>
          </table:table-cell>
          <table:table-cell table:style-name="ce7" table:formula="oooc:=-273.15+1/(3.354016*10^-3+2.56985*10^-4*LN([.C408]/10000)+2.620131*10^-6*LN([.C408]/10000)^2+6.383091*10^-8*LN([.C408]/10000)^3)" office:value-type="float" office:value="16.2328694735689">
            <text:p>16.2</text:p>
          </table:table-cell>
          <table:table-cell table:number-columns-repeated="251"/>
        </table:table-row>
        <table:table-row table:style-name="ro2">
          <table:table-cell table:formula="oooc:=[.A408]+1" office:value-type="float" office:value="408">
            <text:p>408</text:p>
          </table:table-cell>
          <table:table-cell table:formula="oooc:=[.A409]/1024*5" office:value-type="float" office:value="1.9921875">
            <text:p>1.99</text:p>
          </table:table-cell>
          <table:table-cell table:style-name="ce5" table:formula="oooc:=5*(9780/[.B409])-9780" office:value-type="float" office:value="14765.8823529412">
            <text:p>14765.88</text:p>
          </table:table-cell>
          <table:table-cell table:style-name="ce5" table:formula="oooc:=-273.15+1/(3.35*10^-3+2.57*10^-4*LN([.C409]/10000)+2.63*10^-6*LN([.C409]/10000)^2+6.75*10^-8*LN([.C409]/10000)^3)" office:value-type="float" office:value="16.6575979437081">
            <text:p>16.66</text:p>
          </table:table-cell>
          <table:table-cell table:style-name="ce7" table:formula="oooc:=-273.15+1/(3.354016*10^-3+2.56985*10^-4*LN([.C409]/10000)+2.620131*10^-6*LN([.C409]/10000)^2+6.383091*10^-8*LN([.C409]/10000)^3)" office:value-type="float" office:value="16.3213261332124">
            <text:p>16.3</text:p>
          </table:table-cell>
          <table:table-cell table:number-columns-repeated="251"/>
        </table:table-row>
        <table:table-row table:style-name="ro2">
          <table:table-cell table:formula="oooc:=[.A409]+1" office:value-type="float" office:value="409">
            <text:p>409</text:p>
          </table:table-cell>
          <table:table-cell table:formula="oooc:=[.A410]/1024*5" office:value-type="float" office:value="1.9970703125">
            <text:p>2</text:p>
          </table:table-cell>
          <table:table-cell table:style-name="ce5" table:formula="oooc:=5*(9780/[.B410])-9780" office:value-type="float" office:value="14705.8679706601">
            <text:p>14705.87</text:p>
          </table:table-cell>
          <table:table-cell table:style-name="ce5" table:formula="oooc:=-273.15+1/(3.35*10^-3+2.57*10^-4*LN([.C410]/10000)+2.63*10^-6*LN([.C410]/10000)^2+6.75*10^-8*LN([.C410]/10000)^3)" office:value-type="float" office:value="16.746241879352">
            <text:p>16.75</text:p>
          </table:table-cell>
          <table:table-cell table:style-name="ce7" table:formula="oooc:=-273.15+1/(3.354016*10^-3+2.56985*10^-4*LN([.C410]/10000)+2.620131*10^-6*LN([.C410]/10000)^2+6.383091*10^-8*LN([.C410]/10000)^3)" office:value-type="float" office:value="16.4097561446219">
            <text:p>16.4</text:p>
          </table:table-cell>
          <table:table-cell table:number-columns-repeated="251"/>
        </table:table-row>
        <table:table-row table:style-name="ro2">
          <table:table-cell table:formula="oooc:=[.A410]+1" office:value-type="float" office:value="410">
            <text:p>410</text:p>
          </table:table-cell>
          <table:table-cell table:formula="oooc:=[.A411]/1024*5" office:value-type="float" office:value="2.001953125">
            <text:p>2</text:p>
          </table:table-cell>
          <table:table-cell table:style-name="ce5" table:formula="oooc:=5*(9780/[.B411])-9780" office:value-type="float" office:value="14646.1463414634">
            <text:p>14646.15</text:p>
          </table:table-cell>
          <table:table-cell table:style-name="ce5" table:formula="oooc:=-273.15+1/(3.35*10^-3+2.57*10^-4*LN([.C411]/10000)+2.63*10^-6*LN([.C411]/10000)^2+6.75*10^-8*LN([.C411]/10000)^3)" office:value-type="float" office:value="16.8348598797675">
            <text:p>16.83</text:p>
          </table:table-cell>
          <table:table-cell table:style-name="ce7" table:formula="oooc:=-273.15+1/(3.354016*10^-3+2.56985*10^-4*LN([.C411]/10000)+2.620131*10^-6*LN([.C411]/10000)^2+6.383091*10^-8*LN([.C411]/10000)^3)" office:value-type="float" office:value="16.4981602541095">
            <text:p>16.5</text:p>
          </table:table-cell>
          <table:table-cell table:number-columns-repeated="251"/>
        </table:table-row>
        <table:table-row table:style-name="ro2">
          <table:table-cell table:formula="oooc:=[.A411]+1" office:value-type="float" office:value="411">
            <text:p>411</text:p>
          </table:table-cell>
          <table:table-cell table:formula="oooc:=[.A412]/1024*5" office:value-type="float" office:value="2.0068359375">
            <text:p>2.01</text:p>
          </table:table-cell>
          <table:table-cell table:style-name="ce5" table:formula="oooc:=5*(9780/[.B412])-9780" office:value-type="float" office:value="14586.7153284672">
            <text:p>14586.72</text:p>
          </table:table-cell>
          <table:table-cell table:style-name="ce5" table:formula="oooc:=-273.15+1/(3.35*10^-3+2.57*10^-4*LN([.C412]/10000)+2.63*10^-6*LN([.C412]/10000)^2+6.75*10^-8*LN([.C412]/10000)^3)" office:value-type="float" office:value="16.9234526910882">
            <text:p>16.92</text:p>
          </table:table-cell>
          <table:table-cell table:style-name="ce7" table:formula="oooc:=-273.15+1/(3.354016*10^-3+2.56985*10^-4*LN([.C412]/10000)+2.620131*10^-6*LN([.C412]/10000)^2+6.383091*10^-8*LN([.C412]/10000)^3)" office:value-type="float" office:value="16.5865392059193">
            <text:p>16.6</text:p>
          </table:table-cell>
          <table:table-cell table:number-columns-repeated="251"/>
        </table:table-row>
        <table:table-row table:style-name="ro2">
          <table:table-cell table:formula="oooc:=[.A412]+1" office:value-type="float" office:value="412">
            <text:p>412</text:p>
          </table:table-cell>
          <table:table-cell table:formula="oooc:=[.A413]/1024*5" office:value-type="float" office:value="2.01171875">
            <text:p>2.01</text:p>
          </table:table-cell>
          <table:table-cell table:style-name="ce5" table:formula="oooc:=5*(9780/[.B413])-9780" office:value-type="float" office:value="14527.572815534">
            <text:p>14527.57</text:p>
          </table:table-cell>
          <table:table-cell table:style-name="ce5" table:formula="oooc:=-273.15+1/(3.35*10^-3+2.57*10^-4*LN([.C413]/10000)+2.63*10^-6*LN([.C413]/10000)^2+6.75*10^-8*LN([.C413]/10000)^3)" office:value-type="float" office:value="17.0120210574174">
            <text:p>17.01</text:p>
          </table:table-cell>
          <table:table-cell table:style-name="ce7" table:formula="oooc:=-273.15+1/(3.354016*10^-3+2.56985*10^-4*LN([.C413]/10000)+2.620131*10^-6*LN([.C413]/10000)^2+6.383091*10^-8*LN([.C413]/10000)^3)" office:value-type="float" office:value="16.6748937422685">
            <text:p>16.7</text:p>
          </table:table-cell>
          <table:table-cell table:number-columns-repeated="251"/>
        </table:table-row>
        <table:table-row table:style-name="ro2">
          <table:table-cell table:formula="oooc:=[.A413]+1" office:value-type="float" office:value="413">
            <text:p>413</text:p>
          </table:table-cell>
          <table:table-cell table:formula="oooc:=[.A414]/1024*5" office:value-type="float" office:value="2.0166015625">
            <text:p>2.02</text:p>
          </table:table-cell>
          <table:table-cell table:style-name="ce5" table:formula="oooc:=5*(9780/[.B414])-9780" office:value-type="float" office:value="14468.7167070218">
            <text:p>14468.72</text:p>
          </table:table-cell>
          <table:table-cell table:style-name="ce5" table:formula="oooc:=-273.15+1/(3.35*10^-3+2.57*10^-4*LN([.C414]/10000)+2.63*10^-6*LN([.C414]/10000)^2+6.75*10^-8*LN([.C414]/10000)^3)" office:value-type="float" office:value="17.1005657208687">
            <text:p>17.1</text:p>
          </table:table-cell>
          <table:table-cell table:style-name="ce7" table:formula="oooc:=-273.15+1/(3.354016*10^-3+2.56985*10^-4*LN([.C414]/10000)+2.620131*10^-6*LN([.C414]/10000)^2+6.383091*10^-8*LN([.C414]/10000)^3)" office:value-type="float" office:value="16.7632246033891">
            <text:p>16.8</text:p>
          </table:table-cell>
          <table:table-cell table:number-columns-repeated="251"/>
        </table:table-row>
        <table:table-row table:style-name="ro2">
          <table:table-cell table:formula="oooc:=[.A414]+1" office:value-type="float" office:value="414">
            <text:p>414</text:p>
          </table:table-cell>
          <table:table-cell table:formula="oooc:=[.A415]/1024*5" office:value-type="float" office:value="2.021484375">
            <text:p>2.02</text:p>
          </table:table-cell>
          <table:table-cell table:style-name="ce5" table:formula="oooc:=5*(9780/[.B415])-9780" office:value-type="float" office:value="14410.1449275362">
            <text:p>14410.14</text:p>
          </table:table-cell>
          <table:table-cell table:style-name="ce5" table:formula="oooc:=-273.15+1/(3.35*10^-3+2.57*10^-4*LN([.C415]/10000)+2.63*10^-6*LN([.C415]/10000)^2+6.75*10^-8*LN([.C415]/10000)^3)" office:value-type="float" office:value="17.1890874216072">
            <text:p>17.19</text:p>
          </table:table-cell>
          <table:table-cell table:style-name="ce7" table:formula="oooc:=-273.15+1/(3.354016*10^-3+2.56985*10^-4*LN([.C415]/10000)+2.620131*10^-6*LN([.C415]/10000)^2+6.383091*10^-8*LN([.C415]/10000)^3)" office:value-type="float" office:value="16.8515325275686">
            <text:p>16.9</text:p>
          </table:table-cell>
          <table:table-cell table:number-columns-repeated="251"/>
        </table:table-row>
        <table:table-row table:style-name="ro2">
          <table:table-cell table:formula="oooc:=[.A415]+1" office:value-type="float" office:value="415">
            <text:p>415</text:p>
          </table:table-cell>
          <table:table-cell table:formula="oooc:=[.A416]/1024*5" office:value-type="float" office:value="2.0263671875">
            <text:p>2.03</text:p>
          </table:table-cell>
          <table:table-cell table:style-name="ce5" table:formula="oooc:=5*(9780/[.B416])-9780" office:value-type="float" office:value="14351.8554216867">
            <text:p>14351.86</text:p>
          </table:table-cell>
          <table:table-cell table:style-name="ce5" table:formula="oooc:=-273.15+1/(3.35*10^-3+2.57*10^-4*LN([.C416]/10000)+2.63*10^-6*LN([.C416]/10000)^2+6.75*10^-8*LN([.C416]/10000)^3)" office:value-type="float" office:value="17.2775868978903">
            <text:p>17.28</text:p>
          </table:table-cell>
          <table:table-cell table:style-name="ce7" table:formula="oooc:=-273.15+1/(3.354016*10^-3+2.56985*10^-4*LN([.C416]/10000)+2.620131*10^-6*LN([.C416]/10000)^2+6.383091*10^-8*LN([.C416]/10000)^3)" office:value-type="float" office:value="16.9398182511905">
            <text:p>16.9</text:p>
          </table:table-cell>
          <table:table-cell table:number-columns-repeated="251"/>
        </table:table-row>
        <table:table-row table:style-name="ro2">
          <table:table-cell table:formula="oooc:=[.A416]+1" office:value-type="float" office:value="416">
            <text:p>416</text:p>
          </table:table-cell>
          <table:table-cell table:formula="oooc:=[.A417]/1024*5" office:value-type="float" office:value="2.03125">
            <text:p>2.03</text:p>
          </table:table-cell>
          <table:table-cell table:style-name="ce5" table:formula="oooc:=5*(9780/[.B417])-9780" office:value-type="float" office:value="14293.8461538462">
            <text:p>14293.85</text:p>
          </table:table-cell>
          <table:table-cell table:style-name="ce5" table:formula="oooc:=-273.15+1/(3.35*10^-3+2.57*10^-4*LN([.C417]/10000)+2.63*10^-6*LN([.C417]/10000)^2+6.75*10^-8*LN([.C417]/10000)^3)" office:value-type="float" office:value="17.3660648861083">
            <text:p>17.37</text:p>
          </table:table-cell>
          <table:table-cell table:style-name="ce7" table:formula="oooc:=-273.15+1/(3.354016*10^-3+2.56985*10^-4*LN([.C417]/10000)+2.620131*10^-6*LN([.C417]/10000)^2+6.383091*10^-8*LN([.C417]/10000)^3)" office:value-type="float" office:value="17.0280825087751">
            <text:p>17.0</text:p>
          </table:table-cell>
          <table:table-cell table:number-columns-repeated="251"/>
        </table:table-row>
        <table:table-row table:style-name="ro2">
          <table:table-cell table:formula="oooc:=[.A417]+1" office:value-type="float" office:value="417">
            <text:p>417</text:p>
          </table:table-cell>
          <table:table-cell table:formula="oooc:=[.A418]/1024*5" office:value-type="float" office:value="2.0361328125">
            <text:p>2.04</text:p>
          </table:table-cell>
          <table:table-cell table:style-name="ce5" table:formula="oooc:=5*(9780/[.B418])-9780" office:value-type="float" office:value="14236.1151079137">
            <text:p>14236.12</text:p>
          </table:table-cell>
          <table:table-cell table:style-name="ce5" table:formula="oooc:=-273.15+1/(3.35*10^-3+2.57*10^-4*LN([.C418]/10000)+2.63*10^-6*LN([.C418]/10000)^2+6.75*10^-8*LN([.C418]/10000)^3)" office:value-type="float" office:value="17.4545221208243">
            <text:p>17.45</text:p>
          </table:table-cell>
          <table:table-cell table:style-name="ce7" table:formula="oooc:=-273.15+1/(3.354016*10^-3+2.56985*10^-4*LN([.C418]/10000)+2.620131*10^-6*LN([.C418]/10000)^2+6.383091*10^-8*LN([.C418]/10000)^3)" office:value-type="float" office:value="17.1163260330189">
            <text:p>17.1</text:p>
          </table:table-cell>
          <table:table-cell table:number-columns-repeated="251"/>
        </table:table-row>
        <table:table-row table:style-name="ro2">
          <table:table-cell table:formula="oooc:=[.A418]+1" office:value-type="float" office:value="418">
            <text:p>418</text:p>
          </table:table-cell>
          <table:table-cell table:formula="oooc:=[.A419]/1024*5" office:value-type="float" office:value="2.041015625">
            <text:p>2.04</text:p>
          </table:table-cell>
          <table:table-cell table:style-name="ce5" table:formula="oooc:=5*(9780/[.B419])-9780" office:value-type="float" office:value="14178.6602870813">
            <text:p>14178.66</text:p>
          </table:table-cell>
          <table:table-cell table:style-name="ce5" table:formula="oooc:=-273.15+1/(3.35*10^-3+2.57*10^-4*LN([.C419]/10000)+2.63*10^-6*LN([.C419]/10000)^2+6.75*10^-8*LN([.C419]/10000)^3)" office:value-type="float" office:value="17.5429593348141">
            <text:p>17.54</text:p>
          </table:table-cell>
          <table:table-cell table:style-name="ce7" table:formula="oooc:=-273.15+1/(3.354016*10^-3+2.56985*10^-4*LN([.C419]/10000)+2.620131*10^-6*LN([.C419]/10000)^2+6.383091*10^-8*LN([.C419]/10000)^3)" office:value-type="float" office:value="17.2045495548351">
            <text:p>17.2</text:p>
          </table:table-cell>
          <table:table-cell table:number-columns-repeated="251"/>
        </table:table-row>
        <table:table-row table:style-name="ro2">
          <table:table-cell table:formula="oooc:=[.A419]+1" office:value-type="float" office:value="419">
            <text:p>419</text:p>
          </table:table-cell>
          <table:table-cell table:formula="oooc:=[.A420]/1024*5" office:value-type="float" office:value="2.0458984375">
            <text:p>2.05</text:p>
          </table:table-cell>
          <table:table-cell table:style-name="ce5" table:formula="oooc:=5*(9780/[.B420])-9780" office:value-type="float" office:value="14121.4797136038">
            <text:p>14121.48</text:p>
          </table:table-cell>
          <table:table-cell table:style-name="ce5" table:formula="oooc:=-273.15+1/(3.35*10^-3+2.57*10^-4*LN([.C420]/10000)+2.63*10^-6*LN([.C420]/10000)^2+6.75*10^-8*LN([.C420]/10000)^3)" office:value-type="float" office:value="17.631377259106">
            <text:p>17.63</text:p>
          </table:table-cell>
          <table:table-cell table:style-name="ce7" table:formula="oooc:=-273.15+1/(3.354016*10^-3+2.56985*10^-4*LN([.C420]/10000)+2.620131*10^-6*LN([.C420]/10000)^2+6.383091*10^-8*LN([.C420]/10000)^3)" office:value-type="float" office:value="17.2927538033925">
            <text:p>17.3</text:p>
          </table:table-cell>
          <table:table-cell table:number-columns-repeated="251"/>
        </table:table-row>
        <table:table-row table:style-name="ro2">
          <table:table-cell table:formula="oooc:=[.A420]+1" office:value-type="float" office:value="420">
            <text:p>420</text:p>
          </table:table-cell>
          <table:table-cell table:formula="oooc:=[.A421]/1024*5" office:value-type="float" office:value="2.05078125">
            <text:p>2.05</text:p>
          </table:table-cell>
          <table:table-cell table:style-name="ce5" table:formula="oooc:=5*(9780/[.B421])-9780" office:value-type="float" office:value="14064.5714285714">
            <text:p>14064.57</text:p>
          </table:table-cell>
          <table:table-cell table:style-name="ce5" table:formula="oooc:=-273.15+1/(3.35*10^-3+2.57*10^-4*LN([.C421]/10000)+2.63*10^-6*LN([.C421]/10000)^2+6.75*10^-8*LN([.C421]/10000)^3)" office:value-type="float" office:value="17.7197766230202">
            <text:p>17.72</text:p>
          </table:table-cell>
          <table:table-cell table:style-name="ce7" table:formula="oooc:=-273.15+1/(3.354016*10^-3+2.56985*10^-4*LN([.C421]/10000)+2.620131*10^-6*LN([.C421]/10000)^2+6.383091*10^-8*LN([.C421]/10000)^3)" office:value-type="float" office:value="17.3809395061551">
            <text:p>17.4</text:p>
          </table:table-cell>
          <table:table-cell table:number-columns-repeated="251"/>
        </table:table-row>
        <table:table-row table:style-name="ro2">
          <table:table-cell table:formula="oooc:=[.A421]+1" office:value-type="float" office:value="421">
            <text:p>421</text:p>
          </table:table-cell>
          <table:table-cell table:formula="oooc:=[.A422]/1024*5" office:value-type="float" office:value="2.0556640625">
            <text:p>2.06</text:p>
          </table:table-cell>
          <table:table-cell table:style-name="ce5" table:formula="oooc:=5*(9780/[.B422])-9780" office:value-type="float" office:value="14007.9334916865">
            <text:p>14007.93</text:p>
          </table:table-cell>
          <table:table-cell table:style-name="ce5" table:formula="oooc:=-273.15+1/(3.35*10^-3+2.57*10^-4*LN([.C422]/10000)+2.63*10^-6*LN([.C422]/10000)^2+6.75*10^-8*LN([.C422]/10000)^3)" office:value-type="float" office:value="17.8081581542074">
            <text:p>17.81</text:p>
          </table:table-cell>
          <table:table-cell table:style-name="ce7" table:formula="oooc:=-273.15+1/(3.354016*10^-3+2.56985*10^-4*LN([.C422]/10000)+2.620131*10^-6*LN([.C422]/10000)^2+6.383091*10^-8*LN([.C422]/10000)^3)" office:value-type="float" office:value="17.4691073889209">
            <text:p>17.5</text:p>
          </table:table-cell>
          <table:table-cell table:number-columns-repeated="251"/>
        </table:table-row>
        <table:table-row table:style-name="ro2">
          <table:table-cell table:formula="oooc:=[.A422]+1" office:value-type="float" office:value="422">
            <text:p>422</text:p>
          </table:table-cell>
          <table:table-cell table:formula="oooc:=[.A423]/1024*5" office:value-type="float" office:value="2.060546875">
            <text:p>2.06</text:p>
          </table:table-cell>
          <table:table-cell table:style-name="ce5" table:formula="oooc:=5*(9780/[.B423])-9780" office:value-type="float" office:value="13951.5639810427">
            <text:p>13951.56</text:p>
          </table:table-cell>
          <table:table-cell table:style-name="ce5" table:formula="oooc:=-273.15+1/(3.35*10^-3+2.57*10^-4*LN([.C423]/10000)+2.63*10^-6*LN([.C423]/10000)^2+6.75*10^-8*LN([.C423]/10000)^3)" office:value-type="float" office:value="17.8965225786881">
            <text:p>17.9</text:p>
          </table:table-cell>
          <table:table-cell table:style-name="ce7" table:formula="oooc:=-273.15+1/(3.354016*10^-3+2.56985*10^-4*LN([.C423]/10000)+2.620131*10^-6*LN([.C423]/10000)^2+6.383091*10^-8*LN([.C423]/10000)^3)" office:value-type="float" office:value="17.5572581758609">
            <text:p>17.6</text:p>
          </table:table-cell>
          <table:table-cell table:number-columns-repeated="251"/>
        </table:table-row>
        <table:table-row table:style-name="ro2">
          <table:table-cell table:formula="oooc:=[.A423]+1" office:value-type="float" office:value="423">
            <text:p>423</text:p>
          </table:table-cell>
          <table:table-cell table:formula="oooc:=[.A424]/1024*5" office:value-type="float" office:value="2.0654296875">
            <text:p>2.07</text:p>
          </table:table-cell>
          <table:table-cell table:style-name="ce5" table:formula="oooc:=5*(9780/[.B424])-9780" office:value-type="float" office:value="13895.4609929078">
            <text:p>13895.46</text:p>
          </table:table-cell>
          <table:table-cell table:style-name="ce5" table:formula="oooc:=-273.15+1/(3.35*10^-3+2.57*10^-4*LN([.C424]/10000)+2.63*10^-6*LN([.C424]/10000)^2+6.75*10^-8*LN([.C424]/10000)^3)" office:value-type="float" office:value="17.9848706208911">
            <text:p>17.98</text:p>
          </table:table-cell>
          <table:table-cell table:style-name="ce7" table:formula="oooc:=-273.15+1/(3.354016*10^-3+2.56985*10^-4*LN([.C424]/10000)+2.620131*10^-6*LN([.C424]/10000)^2+6.383091*10^-8*LN([.C424]/10000)^3)" office:value-type="float" office:value="17.645392589557">
            <text:p>17.6</text:p>
          </table:table-cell>
          <table:table-cell table:number-columns-repeated="251"/>
        </table:table-row>
        <table:table-row table:style-name="ro2">
          <table:table-cell table:formula="oooc:=[.A424]+1" office:value-type="float" office:value="424">
            <text:p>424</text:p>
          </table:table-cell>
          <table:table-cell table:formula="oooc:=[.A425]/1024*5" office:value-type="float" office:value="2.0703125">
            <text:p>2.07</text:p>
          </table:table-cell>
          <table:table-cell table:style-name="ce5" table:formula="oooc:=5*(9780/[.B425])-9780" office:value-type="float" office:value="13839.6226415094">
            <text:p>13839.62</text:p>
          </table:table-cell>
          <table:table-cell table:style-name="ce5" table:formula="oooc:=-273.15+1/(3.35*10^-3+2.57*10^-4*LN([.C425]/10000)+2.63*10^-6*LN([.C425]/10000)^2+6.75*10^-8*LN([.C425]/10000)^3)" office:value-type="float" office:value="18.0732030036917">
            <text:p>18.07</text:p>
          </table:table-cell>
          <table:table-cell table:style-name="ce7" table:formula="oooc:=-273.15+1/(3.354016*10^-3+2.56985*10^-4*LN([.C425]/10000)+2.620131*10^-6*LN([.C425]/10000)^2+6.383091*10^-8*LN([.C425]/10000)^3)" office:value-type="float" office:value="17.7335113510412">
            <text:p>17.7</text:p>
          </table:table-cell>
          <table:table-cell table:number-columns-repeated="251"/>
        </table:table-row>
        <table:table-row table:style-name="ro2">
          <table:table-cell table:formula="oooc:=[.A425]+1" office:value-type="float" office:value="425">
            <text:p>425</text:p>
          </table:table-cell>
          <table:table-cell table:formula="oooc:=[.A426]/1024*5" office:value-type="float" office:value="2.0751953125">
            <text:p>2.08</text:p>
          </table:table-cell>
          <table:table-cell table:style-name="ce5" table:formula="oooc:=5*(9780/[.B426])-9780" office:value-type="float" office:value="13784.0470588235">
            <text:p>13784.05</text:p>
          </table:table-cell>
          <table:table-cell table:style-name="ce5" table:formula="oooc:=-273.15+1/(3.35*10^-3+2.57*10^-4*LN([.C426]/10000)+2.63*10^-6*LN([.C426]/10000)^2+6.75*10^-8*LN([.C426]/10000)^3)" office:value-type="float" office:value="18.16152044845">
            <text:p>18.16</text:p>
          </table:table-cell>
          <table:table-cell table:style-name="ce7" table:formula="oooc:=-273.15+1/(3.354016*10^-3+2.56985*10^-4*LN([.C426]/10000)+2.620131*10^-6*LN([.C426]/10000)^2+6.383091*10^-8*LN([.C426]/10000)^3)" office:value-type="float" office:value="17.8216151798324">
            <text:p>17.8</text:p>
          </table:table-cell>
          <table:table-cell table:number-columns-repeated="251"/>
        </table:table-row>
        <table:table-row table:style-name="ro2">
          <table:table-cell table:formula="oooc:=[.A426]+1" office:value-type="float" office:value="426">
            <text:p>426</text:p>
          </table:table-cell>
          <table:table-cell table:formula="oooc:=[.A427]/1024*5" office:value-type="float" office:value="2.080078125">
            <text:p>2.08</text:p>
          </table:table-cell>
          <table:table-cell table:style-name="ce5" table:formula="oooc:=5*(9780/[.B427])-9780" office:value-type="float" office:value="13728.7323943662">
            <text:p>13728.73</text:p>
          </table:table-cell>
          <table:table-cell table:style-name="ce5" table:formula="oooc:=-273.15+1/(3.35*10^-3+2.57*10^-4*LN([.C427]/10000)+2.63*10^-6*LN([.C427]/10000)^2+6.75*10^-8*LN([.C427]/10000)^3)" office:value-type="float" office:value="18.2498236750483">
            <text:p>18.25</text:p>
          </table:table-cell>
          <table:table-cell table:style-name="ce7" table:formula="oooc:=-273.15+1/(3.354016*10^-3+2.56985*10^-4*LN([.C427]/10000)+2.620131*10^-6*LN([.C427]/10000)^2+6.383091*10^-8*LN([.C427]/10000)^3)" office:value-type="float" office:value="17.9097047939751">
            <text:p>17.9</text:p>
          </table:table-cell>
          <table:table-cell table:number-columns-repeated="251"/>
        </table:table-row>
        <table:table-row table:style-name="ro2">
          <table:table-cell table:formula="oooc:=[.A427]+1" office:value-type="float" office:value="427">
            <text:p>427</text:p>
          </table:table-cell>
          <table:table-cell table:formula="oooc:=[.A428]/1024*5" office:value-type="float" office:value="2.0849609375">
            <text:p>2.08</text:p>
          </table:table-cell>
          <table:table-cell table:style-name="ce5" table:formula="oooc:=5*(9780/[.B428])-9780" office:value-type="float" office:value="13673.6768149883">
            <text:p>13673.68</text:p>
          </table:table-cell>
          <table:table-cell table:style-name="ce5" table:formula="oooc:=-273.15+1/(3.35*10^-3+2.57*10^-4*LN([.C428]/10000)+2.63*10^-6*LN([.C428]/10000)^2+6.75*10^-8*LN([.C428]/10000)^3)" office:value-type="float" office:value="18.3381134019293">
            <text:p>18.34</text:p>
          </table:table-cell>
          <table:table-cell table:style-name="ce7" table:formula="oooc:=-273.15+1/(3.354016*10^-3+2.56985*10^-4*LN([.C428]/10000)+2.620131*10^-6*LN([.C428]/10000)^2+6.383091*10^-8*LN([.C428]/10000)^3)" office:value-type="float" office:value="17.9977809100766">
            <text:p>18.0</text:p>
          </table:table-cell>
          <table:table-cell table:number-columns-repeated="251"/>
        </table:table-row>
        <table:table-row table:style-name="ro2">
          <table:table-cell table:formula="oooc:=[.A428]+1" office:value-type="float" office:value="428">
            <text:p>428</text:p>
          </table:table-cell>
          <table:table-cell table:formula="oooc:=[.A429]/1024*5" office:value-type="float" office:value="2.08984375">
            <text:p>2.09</text:p>
          </table:table-cell>
          <table:table-cell table:style-name="ce5" table:formula="oooc:=5*(9780/[.B429])-9780" office:value-type="float" office:value="13618.8785046729">
            <text:p>13618.88</text:p>
          </table:table-cell>
          <table:table-cell table:style-name="ce5" table:formula="oooc:=-273.15+1/(3.35*10^-3+2.57*10^-4*LN([.C429]/10000)+2.63*10^-6*LN([.C429]/10000)^2+6.75*10^-8*LN([.C429]/10000)^3)" office:value-type="float" office:value="18.4263903461332">
            <text:p>18.43</text:p>
          </table:table-cell>
          <table:table-cell table:style-name="ce7" table:formula="oooc:=-273.15+1/(3.354016*10^-3+2.56985*10^-4*LN([.C429]/10000)+2.620131*10^-6*LN([.C429]/10000)^2+6.383091*10^-8*LN([.C429]/10000)^3)" office:value-type="float" office:value="18.0858442433443">
            <text:p>18.1</text:p>
          </table:table-cell>
          <table:table-cell table:number-columns-repeated="251"/>
        </table:table-row>
        <table:table-row table:style-name="ro2">
          <table:table-cell table:formula="oooc:=[.A429]+1" office:value-type="float" office:value="429">
            <text:p>429</text:p>
          </table:table-cell>
          <table:table-cell table:formula="oooc:=[.A430]/1024*5" office:value-type="float" office:value="2.0947265625">
            <text:p>2.09</text:p>
          </table:table-cell>
          <table:table-cell table:style-name="ce5" table:formula="oooc:=5*(9780/[.B430])-9780" office:value-type="float" office:value="13564.3356643357">
            <text:p>13564.34</text:p>
          </table:table-cell>
          <table:table-cell table:style-name="ce5" table:formula="oooc:=-273.15+1/(3.35*10^-3+2.57*10^-4*LN([.C430]/10000)+2.63*10^-6*LN([.C430]/10000)^2+6.75*10^-8*LN([.C430]/10000)^3)" office:value-type="float" office:value="18.514655223335">
            <text:p>18.51</text:p>
          </table:table-cell>
          <table:table-cell table:style-name="ce7" table:formula="oooc:=-273.15+1/(3.354016*10^-3+2.56985*10^-4*LN([.C430]/10000)+2.620131*10^-6*LN([.C430]/10000)^2+6.383091*10^-8*LN([.C430]/10000)^3)" office:value-type="float" office:value="18.1738955076226">
            <text:p>18.2</text:p>
          </table:table-cell>
          <table:table-cell table:number-columns-repeated="251"/>
        </table:table-row>
        <table:table-row table:style-name="ro2">
          <table:table-cell table:formula="oooc:=[.A430]+1" office:value-type="float" office:value="430">
            <text:p>430</text:p>
          </table:table-cell>
          <table:table-cell table:formula="oooc:=[.A431]/1024*5" office:value-type="float" office:value="2.099609375">
            <text:p>2.1</text:p>
          </table:table-cell>
          <table:table-cell table:style-name="ce5" table:formula="oooc:=5*(9780/[.B431])-9780" office:value-type="float" office:value="13510.0465116279">
            <text:p>13510.05</text:p>
          </table:table-cell>
          <table:table-cell table:style-name="ce5" table:formula="oooc:=-273.15+1/(3.35*10^-3+2.57*10^-4*LN([.C431]/10000)+2.63*10^-6*LN([.C431]/10000)^2+6.75*10^-8*LN([.C431]/10000)^3)" office:value-type="float" office:value="18.6029087478811">
            <text:p>18.6</text:p>
          </table:table-cell>
          <table:table-cell table:style-name="ce7" table:formula="oooc:=-273.15+1/(3.354016*10^-3+2.56985*10^-4*LN([.C431]/10000)+2.620131*10^-6*LN([.C431]/10000)^2+6.383091*10^-8*LN([.C431]/10000)^3)" office:value-type="float" office:value="18.2619354154303">
            <text:p>18.3</text:p>
          </table:table-cell>
          <table:table-cell table:number-columns-repeated="251"/>
        </table:table-row>
        <table:table-row table:style-name="ro2">
          <table:table-cell table:formula="oooc:=[.A431]+1" office:value-type="float" office:value="431">
            <text:p>431</text:p>
          </table:table-cell>
          <table:table-cell table:formula="oooc:=[.A432]/1024*5" office:value-type="float" office:value="2.1044921875">
            <text:p>2.1</text:p>
          </table:table-cell>
          <table:table-cell table:style-name="ce5" table:formula="oooc:=5*(9780/[.B432])-9780" office:value-type="float" office:value="13456.0092807425">
            <text:p>13456.01</text:p>
          </table:table-cell>
          <table:table-cell table:style-name="ce5" table:formula="oooc:=-273.15+1/(3.35*10^-3+2.57*10^-4*LN([.C432]/10000)+2.63*10^-6*LN([.C432]/10000)^2+6.75*10^-8*LN([.C432]/10000)^3)" office:value-type="float" office:value="18.691151632827">
            <text:p>18.69</text:p>
          </table:table-cell>
          <table:table-cell table:style-name="ce7" table:formula="oooc:=-273.15+1/(3.354016*10^-3+2.56985*10^-4*LN([.C432]/10000)+2.620131*10^-6*LN([.C432]/10000)^2+6.383091*10^-8*LN([.C432]/10000)^3)" office:value-type="float" office:value="18.3499646779969">
            <text:p>18.3</text:p>
          </table:table-cell>
          <table:table-cell table:number-columns-repeated="251"/>
        </table:table-row>
        <table:table-row table:style-name="ro2">
          <table:table-cell table:formula="oooc:=[.A432]+1" office:value-type="float" office:value="432">
            <text:p>432</text:p>
          </table:table-cell>
          <table:table-cell table:formula="oooc:=[.A433]/1024*5" office:value-type="float" office:value="2.109375">
            <text:p>2.11</text:p>
          </table:table-cell>
          <table:table-cell table:style-name="ce5" table:formula="oooc:=5*(9780/[.B433])-9780" office:value-type="float" office:value="13402.2222222222">
            <text:p>13402.22</text:p>
          </table:table-cell>
          <table:table-cell table:style-name="ce5" table:formula="oooc:=-273.15+1/(3.35*10^-3+2.57*10^-4*LN([.C433]/10000)+2.63*10^-6*LN([.C433]/10000)^2+6.75*10^-8*LN([.C433]/10000)^3)" office:value-type="float" office:value="18.7793845899728">
            <text:p>18.78</text:p>
          </table:table-cell>
          <table:table-cell table:style-name="ce7" table:formula="oooc:=-273.15+1/(3.354016*10^-3+2.56985*10^-4*LN([.C433]/10000)+2.620131*10^-6*LN([.C433]/10000)^2+6.383091*10^-8*LN([.C433]/10000)^3)" office:value-type="float" office:value="18.437984005299">
            <text:p>18.4</text:p>
          </table:table-cell>
          <table:table-cell table:number-columns-repeated="251"/>
        </table:table-row>
        <table:table-row table:style-name="ro2">
          <table:table-cell table:formula="oooc:=[.A433]+1" office:value-type="float" office:value="433">
            <text:p>433</text:p>
          </table:table-cell>
          <table:table-cell table:formula="oooc:=[.A434]/1024*5" office:value-type="float" office:value="2.1142578125">
            <text:p>2.11</text:p>
          </table:table-cell>
          <table:table-cell table:style-name="ce5" table:formula="oooc:=5*(9780/[.B434])-9780" office:value-type="float" office:value="13348.6836027714">
            <text:p>13348.68</text:p>
          </table:table-cell>
          <table:table-cell table:style-name="ce5" table:formula="oooc:=-273.15+1/(3.35*10^-3+2.57*10^-4*LN([.C434]/10000)+2.63*10^-6*LN([.C434]/10000)^2+6.75*10^-8*LN([.C434]/10000)^3)" office:value-type="float" office:value="18.8676083299">
            <text:p>18.87</text:p>
          </table:table-cell>
          <table:table-cell table:style-name="ce7" table:formula="oooc:=-273.15+1/(3.354016*10^-3+2.56985*10^-4*LN([.C434]/10000)+2.620131*10^-6*LN([.C434]/10000)^2+6.383091*10^-8*LN([.C434]/10000)^3)" office:value-type="float" office:value="18.5259941060967">
            <text:p>18.5</text:p>
          </table:table-cell>
          <table:table-cell table:number-columns-repeated="251"/>
        </table:table-row>
        <table:table-row table:style-name="ro2">
          <table:table-cell table:formula="oooc:=[.A434]+1" office:value-type="float" office:value="434">
            <text:p>434</text:p>
          </table:table-cell>
          <table:table-cell table:formula="oooc:=[.A435]/1024*5" office:value-type="float" office:value="2.119140625">
            <text:p>2.12</text:p>
          </table:table-cell>
          <table:table-cell table:style-name="ce5" table:formula="oooc:=5*(9780/[.B435])-9780" office:value-type="float" office:value="13295.3917050691">
            <text:p>13295.39</text:p>
          </table:table-cell>
          <table:table-cell table:style-name="ce5" table:formula="oooc:=-273.15+1/(3.35*10^-3+2.57*10^-4*LN([.C435]/10000)+2.63*10^-6*LN([.C435]/10000)^2+6.75*10^-8*LN([.C435]/10000)^3)" office:value-type="float" office:value="18.955823562008">
            <text:p>18.96</text:p>
          </table:table-cell>
          <table:table-cell table:style-name="ce7" table:formula="oooc:=-273.15+1/(3.354016*10^-3+2.56985*10^-4*LN([.C435]/10000)+2.620131*10^-6*LN([.C435]/10000)^2+6.383091*10^-8*LN([.C435]/10000)^3)" office:value-type="float" office:value="18.61399568797">
            <text:p>18.6</text:p>
          </table:table-cell>
          <table:table-cell table:number-columns-repeated="251"/>
        </table:table-row>
        <table:table-row table:style-name="ro2">
          <table:table-cell table:formula="oooc:=[.A435]+1" office:value-type="float" office:value="435">
            <text:p>435</text:p>
          </table:table-cell>
          <table:table-cell table:formula="oooc:=[.A436]/1024*5" office:value-type="float" office:value="2.1240234375">
            <text:p>2.12</text:p>
          </table:table-cell>
          <table:table-cell table:style-name="ce5" table:formula="oooc:=5*(9780/[.B436])-9780" office:value-type="float" office:value="13242.3448275862">
            <text:p>13242.34</text:p>
          </table:table-cell>
          <table:table-cell table:style-name="ce5" table:formula="oooc:=-273.15+1/(3.35*10^-3+2.57*10^-4*LN([.C436]/10000)+2.63*10^-6*LN([.C436]/10000)^2+6.75*10^-8*LN([.C436]/10000)^3)" office:value-type="float" office:value="19.0440309945497">
            <text:p>19.04</text:p>
          </table:table-cell>
          <table:table-cell table:style-name="ce7" table:formula="oooc:=-273.15+1/(3.354016*10^-3+2.56985*10^-4*LN([.C436]/10000)+2.620131*10^-6*LN([.C436]/10000)^2+6.383091*10^-8*LN([.C436]/10000)^3)" office:value-type="float" office:value="18.7019894573541">
            <text:p>18.7</text:p>
          </table:table-cell>
          <table:table-cell table:number-columns-repeated="251"/>
        </table:table-row>
        <table:table-row table:style-name="ro2">
          <table:table-cell table:formula="oooc:=[.A436]+1" office:value-type="float" office:value="436">
            <text:p>436</text:p>
          </table:table-cell>
          <table:table-cell table:formula="oooc:=[.A437]/1024*5" office:value-type="float" office:value="2.12890625">
            <text:p>2.13</text:p>
          </table:table-cell>
          <table:table-cell table:style-name="ce5" table:formula="oooc:=5*(9780/[.B437])-9780" office:value-type="float" office:value="13189.5412844037">
            <text:p>13189.54</text:p>
          </table:table-cell>
          <table:table-cell table:style-name="ce5" table:formula="oooc:=-273.15+1/(3.35*10^-3+2.57*10^-4*LN([.C437]/10000)+2.63*10^-6*LN([.C437]/10000)^2+6.75*10^-8*LN([.C437]/10000)^3)" office:value-type="float" office:value="19.1322313346673">
            <text:p>19.13</text:p>
          </table:table-cell>
          <table:table-cell table:style-name="ce7" table:formula="oooc:=-273.15+1/(3.354016*10^-3+2.56985*10^-4*LN([.C437]/10000)+2.620131*10^-6*LN([.C437]/10000)^2+6.383091*10^-8*LN([.C437]/10000)^3)" office:value-type="float" office:value="18.7899761195755">
            <text:p>18.8</text:p>
          </table:table-cell>
          <table:table-cell table:number-columns-repeated="251"/>
        </table:table-row>
        <table:table-row table:style-name="ro2">
          <table:table-cell table:formula="oooc:=[.A437]+1" office:value-type="float" office:value="437">
            <text:p>437</text:p>
          </table:table-cell>
          <table:table-cell table:formula="oooc:=[.A438]/1024*5" office:value-type="float" office:value="2.1337890625">
            <text:p>2.13</text:p>
          </table:table-cell>
          <table:table-cell table:style-name="ce5" table:formula="oooc:=5*(9780/[.B438])-9780" office:value-type="float" office:value="13136.9794050343">
            <text:p>13136.98</text:p>
          </table:table-cell>
          <table:table-cell table:style-name="ce5" table:formula="oooc:=-273.15+1/(3.35*10^-3+2.57*10^-4*LN([.C438]/10000)+2.63*10^-6*LN([.C438]/10000)^2+6.75*10^-8*LN([.C438]/10000)^3)" office:value-type="float" office:value="19.2204252884281">
            <text:p>19.22</text:p>
          </table:table-cell>
          <table:table-cell table:style-name="ce7" table:formula="oooc:=-273.15+1/(3.354016*10^-3+2.56985*10^-4*LN([.C438]/10000)+2.620131*10^-6*LN([.C438]/10000)^2+6.383091*10^-8*LN([.C438]/10000)^3)" office:value-type="float" office:value="18.8779563788874">
            <text:p>18.9</text:p>
          </table:table-cell>
          <table:table-cell table:number-columns-repeated="251"/>
        </table:table-row>
        <table:table-row table:style-name="ro2">
          <table:table-cell table:formula="oooc:=[.A438]+1" office:value-type="float" office:value="438">
            <text:p>438</text:p>
          </table:table-cell>
          <table:table-cell table:formula="oooc:=[.A439]/1024*5" office:value-type="float" office:value="2.138671875">
            <text:p>2.14</text:p>
          </table:table-cell>
          <table:table-cell table:style-name="ce5" table:formula="oooc:=5*(9780/[.B439])-9780" office:value-type="float" office:value="13084.6575342466">
            <text:p>13084.66</text:p>
          </table:table-cell>
          <table:table-cell table:style-name="ce5" table:formula="oooc:=-273.15+1/(3.35*10^-3+2.57*10^-4*LN([.C439]/10000)+2.63*10^-6*LN([.C439]/10000)^2+6.75*10^-8*LN([.C439]/10000)^3)" office:value-type="float" office:value="19.3086135608601">
            <text:p>19.31</text:p>
          </table:table-cell>
          <table:table-cell table:style-name="ce7" table:formula="oooc:=-273.15+1/(3.354016*10^-3+2.56985*10^-4*LN([.C439]/10000)+2.620131*10^-6*LN([.C439]/10000)^2+6.383091*10^-8*LN([.C439]/10000)^3)" office:value-type="float" office:value="18.9659309385053">
            <text:p>19.0</text:p>
          </table:table-cell>
          <table:table-cell table:number-columns-repeated="251"/>
        </table:table-row>
        <table:table-row table:style-name="ro2">
          <table:table-cell table:formula="oooc:=[.A439]+1" office:value-type="float" office:value="439">
            <text:p>439</text:p>
          </table:table-cell>
          <table:table-cell table:formula="oooc:=[.A440]/1024*5" office:value-type="float" office:value="2.1435546875">
            <text:p>2.14</text:p>
          </table:table-cell>
          <table:table-cell table:style-name="ce5" table:formula="oooc:=5*(9780/[.B440])-9780" office:value-type="float" office:value="13032.5740318907">
            <text:p>13032.57</text:p>
          </table:table-cell>
          <table:table-cell table:style-name="ce5" table:formula="oooc:=-273.15+1/(3.35*10^-3+2.57*10^-4*LN([.C440]/10000)+2.63*10^-6*LN([.C440]/10000)^2+6.75*10^-8*LN([.C440]/10000)^3)" office:value-type="float" office:value="19.3967968559867">
            <text:p>19.4</text:p>
          </table:table-cell>
          <table:table-cell table:style-name="ce7" table:formula="oooc:=-273.15+1/(3.354016*10^-3+2.56985*10^-4*LN([.C440]/10000)+2.620131*10^-6*LN([.C440]/10000)^2+6.383091*10^-8*LN([.C440]/10000)^3)" office:value-type="float" office:value="19.0539005006419">
            <text:p>19.1</text:p>
          </table:table-cell>
          <table:table-cell table:number-columns-repeated="251"/>
        </table:table-row>
        <table:table-row table:style-name="ro2">
          <table:table-cell table:formula="oooc:=[.A440]+1" office:value-type="float" office:value="440">
            <text:p>440</text:p>
          </table:table-cell>
          <table:table-cell table:formula="oooc:=[.A441]/1024*5" office:value-type="float" office:value="2.1484375">
            <text:p>2.15</text:p>
          </table:table-cell>
          <table:table-cell table:style-name="ce5" table:formula="oooc:=5*(9780/[.B441])-9780" office:value-type="float" office:value="12980.7272727273">
            <text:p>12980.73</text:p>
          </table:table-cell>
          <table:table-cell table:style-name="ce5" table:formula="oooc:=-273.15+1/(3.35*10^-3+2.57*10^-4*LN([.C441]/10000)+2.63*10^-6*LN([.C441]/10000)^2+6.75*10^-8*LN([.C441]/10000)^3)" office:value-type="float" office:value="19.4849758768626">
            <text:p>19.48</text:p>
          </table:table-cell>
          <table:table-cell table:style-name="ce7" table:formula="oooc:=-273.15+1/(3.354016*10^-3+2.56985*10^-4*LN([.C441]/10000)+2.620131*10^-6*LN([.C441]/10000)^2+6.383091*10^-8*LN([.C441]/10000)^3)" office:value-type="float" office:value="19.1418657665423">
            <text:p>19.1</text:p>
          </table:table-cell>
          <table:table-cell table:number-columns-repeated="251"/>
        </table:table-row>
        <table:table-row table:style-name="ro2">
          <table:table-cell table:formula="oooc:=[.A441]+1" office:value-type="float" office:value="441">
            <text:p>441</text:p>
          </table:table-cell>
          <table:table-cell table:formula="oooc:=[.A442]/1024*5" office:value-type="float" office:value="2.1533203125">
            <text:p>2.15</text:p>
          </table:table-cell>
          <table:table-cell table:style-name="ce5" table:formula="oooc:=5*(9780/[.B442])-9780" office:value-type="float" office:value="12929.1156462585">
            <text:p>12929.12</text:p>
          </table:table-cell>
          <table:table-cell table:style-name="ce5" table:formula="oooc:=-273.15+1/(3.35*10^-3+2.57*10^-4*LN([.C442]/10000)+2.63*10^-6*LN([.C442]/10000)^2+6.75*10^-8*LN([.C442]/10000)^3)" office:value-type="float" office:value="19.5731513256081">
            <text:p>19.57</text:p>
          </table:table-cell>
          <table:table-cell table:style-name="ce7" table:formula="oooc:=-273.15+1/(3.354016*10^-3+2.56985*10^-4*LN([.C442]/10000)+2.620131*10^-6*LN([.C442]/10000)^2+6.383091*10^-8*LN([.C442]/10000)^3)" office:value-type="float" office:value="19.2298274365186">
            <text:p>19.2</text:p>
          </table:table-cell>
          <table:table-cell table:number-columns-repeated="251"/>
        </table:table-row>
        <table:table-row table:style-name="ro2">
          <table:table-cell table:formula="oooc:=[.A442]+1" office:value-type="float" office:value="442">
            <text:p>442</text:p>
          </table:table-cell>
          <table:table-cell table:formula="oooc:=[.A443]/1024*5" office:value-type="float" office:value="2.158203125">
            <text:p>2.16</text:p>
          </table:table-cell>
          <table:table-cell table:style-name="ce5" table:formula="oooc:=5*(9780/[.B443])-9780" office:value-type="float" office:value="12877.7375565611">
            <text:p>12877.74</text:p>
          </table:table-cell>
          <table:table-cell table:style-name="ce5" table:formula="oooc:=-273.15+1/(3.35*10^-3+2.57*10^-4*LN([.C443]/10000)+2.63*10^-6*LN([.C443]/10000)^2+6.75*10^-8*LN([.C443]/10000)^3)" office:value-type="float" office:value="19.6613239034446">
            <text:p>19.66</text:p>
          </table:table-cell>
          <table:table-cell table:style-name="ce7" table:formula="oooc:=-273.15+1/(3.354016*10^-3+2.56985*10^-4*LN([.C443]/10000)+2.620131*10^-6*LN([.C443]/10000)^2+6.383091*10^-8*LN([.C443]/10000)^3)" office:value-type="float" office:value="19.3177862099851">
            <text:p>19.3</text:p>
          </table:table-cell>
          <table:table-cell table:number-columns-repeated="251"/>
        </table:table-row>
        <table:table-row table:style-name="ro2">
          <table:table-cell table:formula="oooc:=[.A443]+1" office:value-type="float" office:value="443">
            <text:p>443</text:p>
          </table:table-cell>
          <table:table-cell table:formula="oooc:=[.A444]/1024*5" office:value-type="float" office:value="2.1630859375">
            <text:p>2.16</text:p>
          </table:table-cell>
          <table:table-cell table:style-name="ce5" table:formula="oooc:=5*(9780/[.B444])-9780" office:value-type="float" office:value="12826.5914221219">
            <text:p>12826.59</text:p>
          </table:table-cell>
          <table:table-cell table:style-name="ce5" table:formula="oooc:=-273.15+1/(3.35*10^-3+2.57*10^-4*LN([.C444]/10000)+2.63*10^-6*LN([.C444]/10000)^2+6.75*10^-8*LN([.C444]/10000)^3)" office:value-type="float" office:value="19.7494943107282">
            <text:p>19.75</text:p>
          </table:table-cell>
          <table:table-cell table:style-name="ce7" table:formula="oooc:=-273.15+1/(3.354016*10^-3+2.56985*10^-4*LN([.C444]/10000)+2.620131*10^-6*LN([.C444]/10000)^2+6.383091*10^-8*LN([.C444]/10000)^3)" office:value-type="float" office:value="19.4057427854925">
            <text:p>19.4</text:p>
          </table:table-cell>
          <table:table-cell table:number-columns-repeated="251"/>
        </table:table-row>
        <table:table-row table:style-name="ro2">
          <table:table-cell table:formula="oooc:=[.A444]+1" office:value-type="float" office:value="444">
            <text:p>444</text:p>
          </table:table-cell>
          <table:table-cell table:formula="oooc:=[.A445]/1024*5" office:value-type="float" office:value="2.16796875">
            <text:p>2.17</text:p>
          </table:table-cell>
          <table:table-cell table:style-name="ce5" table:formula="oooc:=5*(9780/[.B445])-9780" office:value-type="float" office:value="12775.6756756757">
            <text:p>12775.68</text:p>
          </table:table-cell>
          <table:table-cell table:style-name="ce5" table:formula="oooc:=-273.15+1/(3.35*10^-3+2.57*10^-4*LN([.C445]/10000)+2.63*10^-6*LN([.C445]/10000)^2+6.75*10^-8*LN([.C445]/10000)^3)" office:value-type="float" office:value="19.8376632469853">
            <text:p>19.84</text:p>
          </table:table-cell>
          <table:table-cell table:style-name="ce7" table:formula="oooc:=-273.15+1/(3.354016*10^-3+2.56985*10^-4*LN([.C445]/10000)+2.620131*10^-6*LN([.C445]/10000)^2+6.383091*10^-8*LN([.C445]/10000)^3)" office:value-type="float" office:value="19.4936978607625">
            <text:p>19.5</text:p>
          </table:table-cell>
          <table:table-cell table:number-columns-repeated="251"/>
        </table:table-row>
        <table:table-row table:style-name="ro2">
          <table:table-cell table:formula="oooc:=[.A445]+1" office:value-type="float" office:value="445">
            <text:p>445</text:p>
          </table:table-cell>
          <table:table-cell table:formula="oooc:=[.A446]/1024*5" office:value-type="float" office:value="2.1728515625">
            <text:p>2.17</text:p>
          </table:table-cell>
          <table:table-cell table:style-name="ce5" table:formula="oooc:=5*(9780/[.B446])-9780" office:value-type="float" office:value="12724.9887640449">
            <text:p>12724.99</text:p>
          </table:table-cell>
          <table:table-cell table:style-name="ce5" table:formula="oooc:=-273.15+1/(3.35*10^-3+2.57*10^-4*LN([.C446]/10000)+2.63*10^-6*LN([.C446]/10000)^2+6.75*10^-8*LN([.C446]/10000)^3)" office:value-type="float" office:value="19.9258314109467">
            <text:p>19.93</text:p>
          </table:table-cell>
          <table:table-cell table:style-name="ce7" table:formula="oooc:=-273.15+1/(3.354016*10^-3+2.56985*10^-4*LN([.C446]/10000)+2.620131*10^-6*LN([.C446]/10000)^2+6.383091*10^-8*LN([.C446]/10000)^3)" office:value-type="float" office:value="19.5816521327221">
            <text:p>19.6</text:p>
          </table:table-cell>
          <table:table-cell table:number-columns-repeated="251"/>
        </table:table-row>
        <table:table-row table:style-name="ro2">
          <table:table-cell table:formula="oooc:=[.A446]+1" office:value-type="float" office:value="446">
            <text:p>446</text:p>
          </table:table-cell>
          <table:table-cell table:formula="oooc:=[.A447]/1024*5" office:value-type="float" office:value="2.177734375">
            <text:p>2.18</text:p>
          </table:table-cell>
          <table:table-cell table:style-name="ce5" table:formula="oooc:=5*(9780/[.B447])-9780" office:value-type="float" office:value="12674.5291479821">
            <text:p>12674.53</text:p>
          </table:table-cell>
          <table:table-cell table:style-name="ce5" table:formula="oooc:=-273.15+1/(3.35*10^-3+2.57*10^-4*LN([.C447]/10000)+2.63*10^-6*LN([.C447]/10000)^2+6.75*10^-8*LN([.C447]/10000)^3)" office:value-type="float" office:value="20.0139995005812">
            <text:p>20.01</text:p>
          </table:table-cell>
          <table:table-cell table:style-name="ce7" table:formula="oooc:=-273.15+1/(3.354016*10^-3+2.56985*10^-4*LN([.C447]/10000)+2.620131*10^-6*LN([.C447]/10000)^2+6.383091*10^-8*LN([.C447]/10000)^3)" office:value-type="float" office:value="19.6696062975373">
            <text:p>19.7</text:p>
          </table:table-cell>
          <table:table-cell table:number-columns-repeated="251"/>
        </table:table-row>
        <table:table-row table:style-name="ro2">
          <table:table-cell table:formula="oooc:=[.A447]+1" office:value-type="float" office:value="447">
            <text:p>447</text:p>
          </table:table-cell>
          <table:table-cell table:formula="oooc:=[.A448]/1024*5" office:value-type="float" office:value="2.1826171875">
            <text:p>2.18</text:p>
          </table:table-cell>
          <table:table-cell table:style-name="ce5" table:formula="oooc:=5*(9780/[.B448])-9780" office:value-type="float" office:value="12624.2953020134">
            <text:p>12624.3</text:p>
          </table:table-cell>
          <table:table-cell table:style-name="ce5" table:formula="oooc:=-273.15+1/(3.35*10^-3+2.57*10^-4*LN([.C448]/10000)+2.63*10^-6*LN([.C448]/10000)^2+6.75*10^-8*LN([.C448]/10000)^3)" office:value-type="float" office:value="20.1021682131308">
            <text:p>20.1</text:p>
          </table:table-cell>
          <table:table-cell table:style-name="ce7" table:formula="oooc:=-273.15+1/(3.354016*10^-3+2.56985*10^-4*LN([.C448]/10000)+2.620131*10^-6*LN([.C448]/10000)^2+6.383091*10^-8*LN([.C448]/10000)^3)" office:value-type="float" office:value="19.757561050648">
            <text:p>19.8</text:p>
          </table:table-cell>
          <table:table-cell table:number-columns-repeated="251"/>
        </table:table-row>
        <table:table-row table:style-name="ro2">
          <table:table-cell table:formula="oooc:=[.A448]+1" office:value-type="float" office:value="448">
            <text:p>448</text:p>
          </table:table-cell>
          <table:table-cell table:formula="oooc:=[.A449]/1024*5" office:value-type="float" office:value="2.1875">
            <text:p>2.19</text:p>
          </table:table-cell>
          <table:table-cell table:style-name="ce5" table:formula="oooc:=5*(9780/[.B449])-9780" office:value-type="float" office:value="12574.2857142857">
            <text:p>12574.29</text:p>
          </table:table-cell>
          <table:table-cell table:style-name="ce5" table:formula="oooc:=-273.15+1/(3.35*10^-3+2.57*10^-4*LN([.C449]/10000)+2.63*10^-6*LN([.C449]/10000)^2+6.75*10^-8*LN([.C449]/10000)^3)" office:value-type="float" office:value="20.1903382451435">
            <text:p>20.19</text:p>
          </table:table-cell>
          <table:table-cell table:style-name="ce7" table:formula="oooc:=-273.15+1/(3.354016*10^-3+2.56985*10^-4*LN([.C449]/10000)+2.620131*10^-6*LN([.C449]/10000)^2+6.383091*10^-8*LN([.C449]/10000)^3)" office:value-type="float" office:value="19.845517086801">
            <text:p>19.8</text:p>
          </table:table-cell>
          <table:table-cell table:number-columns-repeated="251"/>
        </table:table-row>
        <table:table-row table:style-name="ro2">
          <table:table-cell table:formula="oooc:=[.A449]+1" office:value-type="float" office:value="449">
            <text:p>449</text:p>
          </table:table-cell>
          <table:table-cell table:formula="oooc:=[.A450]/1024*5" office:value-type="float" office:value="2.1923828125">
            <text:p>2.19</text:p>
          </table:table-cell>
          <table:table-cell table:style-name="ce5" table:formula="oooc:=5*(9780/[.B450])-9780" office:value-type="float" office:value="12524.4988864143">
            <text:p>12524.5</text:p>
          </table:table-cell>
          <table:table-cell table:style-name="ce5" table:formula="oooc:=-273.15+1/(3.35*10^-3+2.57*10^-4*LN([.C450]/10000)+2.63*10^-6*LN([.C450]/10000)^2+6.75*10^-8*LN([.C450]/10000)^3)" office:value-type="float" office:value="20.278510292508">
            <text:p>20.28</text:p>
          </table:table-cell>
          <table:table-cell table:style-name="ce7" table:formula="oooc:=-273.15+1/(3.354016*10^-3+2.56985*10^-4*LN([.C450]/10000)+2.620131*10^-6*LN([.C450]/10000)^2+6.383091*10^-8*LN([.C450]/10000)^3)" office:value-type="float" office:value="19.9334751000843">
            <text:p>19.9</text:p>
          </table:table-cell>
          <table:table-cell table:number-columns-repeated="251"/>
        </table:table-row>
        <table:table-row table:style-name="ro2">
          <table:table-cell table:formula="oooc:=[.A450]+1" office:value-type="float" office:value="450">
            <text:p>450</text:p>
          </table:table-cell>
          <table:table-cell table:formula="oooc:=[.A451]/1024*5" office:value-type="float" office:value="2.197265625">
            <text:p>2.2</text:p>
          </table:table-cell>
          <table:table-cell table:style-name="ce5" table:formula="oooc:=5*(9780/[.B451])-9780" office:value-type="float" office:value="12474.9333333333">
            <text:p>12474.93</text:p>
          </table:table-cell>
          <table:table-cell table:style-name="ce5" table:formula="oooc:=-273.15+1/(3.35*10^-3+2.57*10^-4*LN([.C451]/10000)+2.63*10^-6*LN([.C451]/10000)^2+6.75*10^-8*LN([.C451]/10000)^3)" office:value-type="float" office:value="20.3666850504873">
            <text:p>20.37</text:p>
          </table:table-cell>
          <table:table-cell table:style-name="ce7" table:formula="oooc:=-273.15+1/(3.354016*10^-3+2.56985*10^-4*LN([.C451]/10000)+2.620131*10^-6*LN([.C451]/10000)^2+6.383091*10^-8*LN([.C451]/10000)^3)" office:value-type="float" office:value="20.0214357839606">
            <text:p>20.0</text:p>
          </table:table-cell>
          <table:table-cell table:number-columns-repeated="251"/>
        </table:table-row>
        <table:table-row table:style-name="ro2">
          <table:table-cell table:formula="oooc:=[.A451]+1" office:value-type="float" office:value="451">
            <text:p>451</text:p>
          </table:table-cell>
          <table:table-cell table:formula="oooc:=[.A452]/1024*5" office:value-type="float" office:value="2.2021484375">
            <text:p>2.2</text:p>
          </table:table-cell>
          <table:table-cell table:style-name="ce5" table:formula="oooc:=5*(9780/[.B452])-9780" office:value-type="float" office:value="12425.5875831486">
            <text:p>12425.59</text:p>
          </table:table-cell>
          <table:table-cell table:style-name="ce5" table:formula="oooc:=-273.15+1/(3.35*10^-3+2.57*10^-4*LN([.C452]/10000)+2.63*10^-6*LN([.C452]/10000)^2+6.75*10^-8*LN([.C452]/10000)^3)" office:value-type="float" office:value="20.4548632137519">
            <text:p>20.45</text:p>
          </table:table-cell>
          <table:table-cell table:style-name="ce7" table:formula="oooc:=-273.15+1/(3.354016*10^-3+2.56985*10^-4*LN([.C452]/10000)+2.620131*10^-6*LN([.C452]/10000)^2+6.383091*10^-8*LN([.C452]/10000)^3)" office:value-type="float" office:value="20.1093998313007">
            <text:p>20.1</text:p>
          </table:table-cell>
          <table:table-cell table:number-columns-repeated="251"/>
        </table:table-row>
        <table:table-row table:style-name="ro2">
          <table:table-cell table:formula="oooc:=[.A452]+1" office:value-type="float" office:value="452">
            <text:p>452</text:p>
          </table:table-cell>
          <table:table-cell table:formula="oooc:=[.A453]/1024*5" office:value-type="float" office:value="2.20703125">
            <text:p>2.21</text:p>
          </table:table-cell>
          <table:table-cell table:style-name="ce5" table:formula="oooc:=5*(9780/[.B453])-9780" office:value-type="float" office:value="12376.4601769911">
            <text:p>12376.46</text:p>
          </table:table-cell>
          <table:table-cell table:style-name="ce5" table:formula="oooc:=-273.15+1/(3.35*10^-3+2.57*10^-4*LN([.C453]/10000)+2.63*10^-6*LN([.C453]/10000)^2+6.75*10^-8*LN([.C453]/10000)^3)" office:value-type="float" office:value="20.5430454764137">
            <text:p>20.54</text:p>
          </table:table-cell>
          <table:table-cell table:style-name="ce7" table:formula="oooc:=-273.15+1/(3.354016*10^-3+2.56985*10^-4*LN([.C453]/10000)+2.620131*10^-6*LN([.C453]/10000)^2+6.383091*10^-8*LN([.C453]/10000)^3)" office:value-type="float" office:value="20.1973679344173">
            <text:p>20.2</text:p>
          </table:table-cell>
          <table:table-cell table:number-columns-repeated="251"/>
        </table:table-row>
        <table:table-row table:style-name="ro2">
          <table:table-cell table:formula="oooc:=[.A453]+1" office:value-type="float" office:value="453">
            <text:p>453</text:p>
          </table:table-cell>
          <table:table-cell table:formula="oooc:=[.A454]/1024*5" office:value-type="float" office:value="2.2119140625">
            <text:p>2.21</text:p>
          </table:table-cell>
          <table:table-cell table:style-name="ce5" table:formula="oooc:=5*(9780/[.B454])-9780" office:value-type="float" office:value="12327.5496688742">
            <text:p>12327.55</text:p>
          </table:table-cell>
          <table:table-cell table:style-name="ce5" table:formula="oooc:=-273.15+1/(3.35*10^-3+2.57*10^-4*LN([.C454]/10000)+2.63*10^-6*LN([.C454]/10000)^2+6.75*10^-8*LN([.C454]/10000)^3)" office:value-type="float" office:value="20.6312325320594">
            <text:p>20.63</text:p>
          </table:table-cell>
          <table:table-cell table:style-name="ce7" table:formula="oooc:=-273.15+1/(3.354016*10^-3+2.56985*10^-4*LN([.C454]/10000)+2.620131*10^-6*LN([.C454]/10000)^2+6.383091*10^-8*LN([.C454]/10000)^3)" office:value-type="float" office:value="20.2853407850978">
            <text:p>20.3</text:p>
          </table:table-cell>
          <table:table-cell table:number-columns-repeated="251"/>
        </table:table-row>
        <table:table-row table:style-name="ro2">
          <table:table-cell table:formula="oooc:=[.A454]+1" office:value-type="float" office:value="454">
            <text:p>454</text:p>
          </table:table-cell>
          <table:table-cell table:formula="oooc:=[.A455]/1024*5" office:value-type="float" office:value="2.216796875">
            <text:p>2.22</text:p>
          </table:table-cell>
          <table:table-cell table:style-name="ce5" table:formula="oooc:=5*(9780/[.B455])-9780" office:value-type="float" office:value="12278.8546255507">
            <text:p>12278.85</text:p>
          </table:table-cell>
          <table:table-cell table:style-name="ce5" table:formula="oooc:=-273.15+1/(3.35*10^-3+2.57*10^-4*LN([.C455]/10000)+2.63*10^-6*LN([.C455]/10000)^2+6.75*10^-8*LN([.C455]/10000)^3)" office:value-type="float" office:value="20.7194250737836">
            <text:p>20.72</text:p>
          </table:table-cell>
          <table:table-cell table:style-name="ce7" table:formula="oooc:=-273.15+1/(3.354016*10^-3+2.56985*10^-4*LN([.C455]/10000)+2.620131*10^-6*LN([.C455]/10000)^2+6.383091*10^-8*LN([.C455]/10000)^3)" office:value-type="float" office:value="20.3733190746379">
            <text:p>20.4</text:p>
          </table:table-cell>
          <table:table-cell table:number-columns-repeated="251"/>
        </table:table-row>
        <table:table-row table:style-name="ro2">
          <table:table-cell table:formula="oooc:=[.A455]+1" office:value-type="float" office:value="455">
            <text:p>455</text:p>
          </table:table-cell>
          <table:table-cell table:formula="oooc:=[.A456]/1024*5" office:value-type="float" office:value="2.2216796875">
            <text:p>2.22</text:p>
          </table:table-cell>
          <table:table-cell table:style-name="ce5" table:formula="oooc:=5*(9780/[.B456])-9780" office:value-type="float" office:value="12230.3736263736">
            <text:p>12230.37</text:p>
          </table:table-cell>
          <table:table-cell table:style-name="ce5" table:formula="oooc:=-273.15+1/(3.35*10^-3+2.57*10^-4*LN([.C456]/10000)+2.63*10^-6*LN([.C456]/10000)^2+6.75*10^-8*LN([.C456]/10000)^3)" office:value-type="float" office:value="20.8076237942221">
            <text:p>20.81</text:p>
          </table:table-cell>
          <table:table-cell table:style-name="ce7" table:formula="oooc:=-273.15+1/(3.354016*10^-3+2.56985*10^-4*LN([.C456]/10000)+2.620131*10^-6*LN([.C456]/10000)^2+6.383091*10^-8*LN([.C456]/10000)^3)" office:value-type="float" office:value="20.4613034938745">
            <text:p>20.5</text:p>
          </table:table-cell>
          <table:table-cell table:number-columns-repeated="251"/>
        </table:table-row>
        <table:table-row table:style-name="ro2">
          <table:table-cell table:formula="oooc:=[.A456]+1" office:value-type="float" office:value="456">
            <text:p>456</text:p>
          </table:table-cell>
          <table:table-cell table:formula="oooc:=[.A457]/1024*5" office:value-type="float" office:value="2.2265625">
            <text:p>2.23</text:p>
          </table:table-cell>
          <table:table-cell table:style-name="ce5" table:formula="oooc:=5*(9780/[.B457])-9780" office:value-type="float" office:value="12182.1052631579">
            <text:p>12182.11</text:p>
          </table:table-cell>
          <table:table-cell table:style-name="ce5" table:formula="oooc:=-273.15+1/(3.35*10^-3+2.57*10^-4*LN([.C457]/10000)+2.63*10^-6*LN([.C457]/10000)^2+6.75*10^-8*LN([.C457]/10000)^3)" office:value-type="float" office:value="20.895829385585">
            <text:p>20.9</text:p>
          </table:table-cell>
          <table:table-cell table:style-name="ce7" table:formula="oooc:=-273.15+1/(3.354016*10^-3+2.56985*10^-4*LN([.C457]/10000)+2.620131*10^-6*LN([.C457]/10000)^2+6.383091*10^-8*LN([.C457]/10000)^3)" office:value-type="float" office:value="20.549294733219">
            <text:p>20.5</text:p>
          </table:table-cell>
          <table:table-cell table:number-columns-repeated="251"/>
        </table:table-row>
        <table:table-row table:style-name="ro2">
          <table:table-cell table:formula="oooc:=[.A457]+1" office:value-type="float" office:value="457">
            <text:p>457</text:p>
          </table:table-cell>
          <table:table-cell table:formula="oooc:=[.A458]/1024*5" office:value-type="float" office:value="2.2314453125">
            <text:p>2.23</text:p>
          </table:table-cell>
          <table:table-cell table:style-name="ce5" table:formula="oooc:=5*(9780/[.B458])-9780" office:value-type="float" office:value="12134.0481400438">
            <text:p>12134.05</text:p>
          </table:table-cell>
          <table:table-cell table:style-name="ce5" table:formula="oooc:=-273.15+1/(3.35*10^-3+2.57*10^-4*LN([.C458]/10000)+2.63*10^-6*LN([.C458]/10000)^2+6.75*10^-8*LN([.C458]/10000)^3)" office:value-type="float" office:value="20.9840425396901">
            <text:p>20.98</text:p>
          </table:table-cell>
          <table:table-cell table:style-name="ce7" table:formula="oooc:=-273.15+1/(3.354016*10^-3+2.56985*10^-4*LN([.C458]/10000)+2.620131*10^-6*LN([.C458]/10000)^2+6.383091*10^-8*LN([.C458]/10000)^3)" office:value-type="float" office:value="20.6372934826898">
            <text:p>20.6</text:p>
          </table:table-cell>
          <table:table-cell table:number-columns-repeated="251"/>
        </table:table-row>
        <table:table-row table:style-name="ro2">
          <table:table-cell table:formula="oooc:=[.A458]+1" office:value-type="float" office:value="458">
            <text:p>458</text:p>
          </table:table-cell>
          <table:table-cell table:formula="oooc:=[.A459]/1024*5" office:value-type="float" office:value="2.236328125">
            <text:p>2.24</text:p>
          </table:table-cell>
          <table:table-cell table:style-name="ce5" table:formula="oooc:=5*(9780/[.B459])-9780" office:value-type="float" office:value="12086.2008733624">
            <text:p>12086.2</text:p>
          </table:table-cell>
          <table:table-cell table:style-name="ce5" table:formula="oooc:=-273.15+1/(3.35*10^-3+2.57*10^-4*LN([.C459]/10000)+2.63*10^-6*LN([.C459]/10000)^2+6.75*10^-8*LN([.C459]/10000)^3)" office:value-type="float" office:value="21.0722639479948">
            <text:p>21.07</text:p>
          </table:table-cell>
          <table:table-cell table:style-name="ce7" table:formula="oooc:=-273.15+1/(3.354016*10^-3+2.56985*10^-4*LN([.C459]/10000)+2.620131*10^-6*LN([.C459]/10000)^2+6.383091*10^-8*LN([.C459]/10000)^3)" office:value-type="float" office:value="20.7253004319455">
            <text:p>20.7</text:p>
          </table:table-cell>
          <table:table-cell table:number-columns-repeated="251"/>
        </table:table-row>
        <table:table-row table:style-name="ro2">
          <table:table-cell table:formula="oooc:=[.A459]+1" office:value-type="float" office:value="459">
            <text:p>459</text:p>
          </table:table-cell>
          <table:table-cell table:formula="oooc:=[.A460]/1024*5" office:value-type="float" office:value="2.2412109375">
            <text:p>2.24</text:p>
          </table:table-cell>
          <table:table-cell table:style-name="ce5" table:formula="oooc:=5*(9780/[.B460])-9780" office:value-type="float" office:value="12038.5620915033">
            <text:p>12038.56</text:p>
          </table:table-cell>
          <table:table-cell table:style-name="ce5" table:formula="oooc:=-273.15+1/(3.35*10^-3+2.57*10^-4*LN([.C460]/10000)+2.63*10^-6*LN([.C460]/10000)^2+6.75*10^-8*LN([.C460]/10000)^3)" office:value-type="float" office:value="21.1604943016301">
            <text:p>21.16</text:p>
          </table:table-cell>
          <table:table-cell table:style-name="ce7" table:formula="oooc:=-273.15+1/(3.354016*10^-3+2.56985*10^-4*LN([.C460]/10000)+2.620131*10^-6*LN([.C460]/10000)^2+6.383091*10^-8*LN([.C460]/10000)^3)" office:value-type="float" office:value="20.8133162703177">
            <text:p>20.8</text:p>
          </table:table-cell>
          <table:table-cell table:number-columns-repeated="251"/>
        </table:table-row>
        <table:table-row table:style-name="ro2">
          <table:table-cell table:formula="oooc:=[.A460]+1" office:value-type="float" office:value="460">
            <text:p>460</text:p>
          </table:table-cell>
          <table:table-cell table:formula="oooc:=[.A461]/1024*5" office:value-type="float" office:value="2.24609375">
            <text:p>2.25</text:p>
          </table:table-cell>
          <table:table-cell table:style-name="ce5" table:formula="oooc:=5*(9780/[.B461])-9780" office:value-type="float" office:value="11991.1304347826">
            <text:p>11991.13</text:p>
          </table:table-cell>
          <table:table-cell table:style-name="ce5" table:formula="oooc:=-273.15+1/(3.35*10^-3+2.57*10^-4*LN([.C461]/10000)+2.63*10^-6*LN([.C461]/10000)^2+6.75*10^-8*LN([.C461]/10000)^3)" office:value-type="float" office:value="21.2487342914329">
            <text:p>21.25</text:p>
          </table:table-cell>
          <table:table-cell table:style-name="ce7" table:formula="oooc:=-273.15+1/(3.354016*10^-3+2.56985*10^-4*LN([.C461]/10000)+2.620131*10^-6*LN([.C461]/10000)^2+6.383091*10^-8*LN([.C461]/10000)^3)" office:value-type="float" office:value="20.9013416868431">
            <text:p>20.9</text:p>
          </table:table-cell>
          <table:table-cell table:number-columns-repeated="251"/>
        </table:table-row>
        <table:table-row table:style-name="ro2">
          <table:table-cell table:formula="oooc:=[.A461]+1" office:value-type="float" office:value="461">
            <text:p>461</text:p>
          </table:table-cell>
          <table:table-cell table:formula="oooc:=[.A462]/1024*5" office:value-type="float" office:value="2.2509765625">
            <text:p>2.25</text:p>
          </table:table-cell>
          <table:table-cell table:style-name="ce5" table:formula="oooc:=5*(9780/[.B462])-9780" office:value-type="float" office:value="11943.9045553145">
            <text:p>11943.9</text:p>
          </table:table-cell>
          <table:table-cell table:style-name="ce5" table:formula="oooc:=-273.15+1/(3.35*10^-3+2.57*10^-4*LN([.C462]/10000)+2.63*10^-6*LN([.C462]/10000)^2+6.75*10^-8*LN([.C462]/10000)^3)" office:value-type="float" office:value="21.3369846079784">
            <text:p>21.34</text:p>
          </table:table-cell>
          <table:table-cell table:style-name="ce7" table:formula="oooc:=-273.15+1/(3.354016*10^-3+2.56985*10^-4*LN([.C462]/10000)+2.620131*10^-6*LN([.C462]/10000)^2+6.383091*10^-8*LN([.C462]/10000)^3)" office:value-type="float" office:value="20.9893773702972">
            <text:p>21.0</text:p>
          </table:table-cell>
          <table:table-cell table:number-columns-repeated="251"/>
        </table:table-row>
        <table:table-row table:style-name="ro2">
          <table:table-cell table:formula="oooc:=[.A462]+1" office:value-type="float" office:value="462">
            <text:p>462</text:p>
          </table:table-cell>
          <table:table-cell table:formula="oooc:=[.A463]/1024*5" office:value-type="float" office:value="2.255859375">
            <text:p>2.26</text:p>
          </table:table-cell>
          <table:table-cell table:style-name="ce5" table:formula="oooc:=5*(9780/[.B463])-9780" office:value-type="float" office:value="11896.8831168831">
            <text:p>11896.88</text:p>
          </table:table-cell>
          <table:table-cell table:style-name="ce5" table:formula="oooc:=-273.15+1/(3.35*10^-3+2.57*10^-4*LN([.C463]/10000)+2.63*10^-6*LN([.C463]/10000)^2+6.75*10^-8*LN([.C463]/10000)^3)" office:value-type="float" office:value="21.4252459416131">
            <text:p>21.43</text:p>
          </table:table-cell>
          <table:table-cell table:style-name="ce7" table:formula="oooc:=-273.15+1/(3.354016*10^-3+2.56985*10^-4*LN([.C463]/10000)+2.620131*10^-6*LN([.C463]/10000)^2+6.383091*10^-8*LN([.C463]/10000)^3)" office:value-type="float" office:value="21.0774240092256">
            <text:p>21.1</text:p>
          </table:table-cell>
          <table:table-cell table:number-columns-repeated="251"/>
        </table:table-row>
        <table:table-row table:style-name="ro2">
          <table:table-cell table:formula="oooc:=[.A463]+1" office:value-type="float" office:value="463">
            <text:p>463</text:p>
          </table:table-cell>
          <table:table-cell table:formula="oooc:=[.A464]/1024*5" office:value-type="float" office:value="2.2607421875">
            <text:p>2.26</text:p>
          </table:table-cell>
          <table:table-cell table:style-name="ce5" table:formula="oooc:=5*(9780/[.B464])-9780" office:value-type="float" office:value="11850.0647948164">
            <text:p>11850.06</text:p>
          </table:table-cell>
          <table:table-cell table:style-name="ce5" table:formula="oooc:=-273.15+1/(3.35*10^-3+2.57*10^-4*LN([.C464]/10000)+2.63*10^-6*LN([.C464]/10000)^2+6.75*10^-8*LN([.C464]/10000)^3)" office:value-type="float" office:value="21.5135189824877">
            <text:p>21.51</text:p>
          </table:table-cell>
          <table:table-cell table:style-name="ce7" table:formula="oooc:=-273.15+1/(3.354016*10^-3+2.56985*10^-4*LN([.C464]/10000)+2.620131*10^-6*LN([.C464]/10000)^2+6.383091*10^-8*LN([.C464]/10000)^3)" office:value-type="float" office:value="21.1654822919771">
            <text:p>21.2</text:p>
          </table:table-cell>
          <table:table-cell table:number-columns-repeated="251"/>
        </table:table-row>
        <table:table-row table:style-name="ro2">
          <table:table-cell table:formula="oooc:=[.A464]+1" office:value-type="float" office:value="464">
            <text:p>464</text:p>
          </table:table-cell>
          <table:table-cell table:formula="oooc:=[.A465]/1024*5" office:value-type="float" office:value="2.265625">
            <text:p>2.27</text:p>
          </table:table-cell>
          <table:table-cell table:style-name="ce5" table:formula="oooc:=5*(9780/[.B465])-9780" office:value-type="float" office:value="11803.4482758621">
            <text:p>11803.45</text:p>
          </table:table-cell>
          <table:table-cell table:style-name="ce5" table:formula="oooc:=-273.15+1/(3.35*10^-3+2.57*10^-4*LN([.C465]/10000)+2.63*10^-6*LN([.C465]/10000)^2+6.75*10^-8*LN([.C465]/10000)^3)" office:value-type="float" office:value="21.6018044205885">
            <text:p>21.6</text:p>
          </table:table-cell>
          <table:table-cell table:style-name="ce7" table:formula="oooc:=-273.15+1/(3.354016*10^-3+2.56985*10^-4*LN([.C465]/10000)+2.620131*10^-6*LN([.C465]/10000)^2+6.383091*10^-8*LN([.C465]/10000)^3)" office:value-type="float" office:value="21.2535529067367">
            <text:p>21.3</text:p>
          </table:table-cell>
          <table:table-cell table:number-columns-repeated="251"/>
        </table:table-row>
        <table:table-row table:style-name="ro2">
          <table:table-cell table:formula="oooc:=[.A465]+1" office:value-type="float" office:value="465">
            <text:p>465</text:p>
          </table:table-cell>
          <table:table-cell table:formula="oooc:=[.A466]/1024*5" office:value-type="float" office:value="2.2705078125">
            <text:p>2.27</text:p>
          </table:table-cell>
          <table:table-cell table:style-name="ce5" table:formula="oooc:=5*(9780/[.B466])-9780" office:value-type="float" office:value="11757.0322580645">
            <text:p>11757.03</text:p>
          </table:table-cell>
          <table:table-cell table:style-name="ce5" table:formula="oooc:=-273.15+1/(3.35*10^-3+2.57*10^-4*LN([.C466]/10000)+2.63*10^-6*LN([.C466]/10000)^2+6.75*10^-8*LN([.C466]/10000)^3)" office:value-type="float" office:value="21.6901029457711">
            <text:p>21.69</text:p>
          </table:table-cell>
          <table:table-cell table:style-name="ce7" table:formula="oooc:=-273.15+1/(3.354016*10^-3+2.56985*10^-4*LN([.C466]/10000)+2.620131*10^-6*LN([.C466]/10000)^2+6.383091*10^-8*LN([.C466]/10000)^3)" office:value-type="float" office:value="21.3416365415566">
            <text:p>21.3</text:p>
          </table:table-cell>
          <table:table-cell table:number-columns-repeated="251"/>
        </table:table-row>
        <table:table-row table:style-name="ro2">
          <table:table-cell table:formula="oooc:=[.A466]+1" office:value-type="float" office:value="466">
            <text:p>466</text:p>
          </table:table-cell>
          <table:table-cell table:formula="oooc:=[.A467]/1024*5" office:value-type="float" office:value="2.275390625">
            <text:p>2.28</text:p>
          </table:table-cell>
          <table:table-cell table:style-name="ce5" table:formula="oooc:=5*(9780/[.B467])-9780" office:value-type="float" office:value="11710.8154506438">
            <text:p>11710.82</text:p>
          </table:table-cell>
          <table:table-cell table:style-name="ce5" table:formula="oooc:=-273.15+1/(3.35*10^-3+2.57*10^-4*LN([.C467]/10000)+2.63*10^-6*LN([.C467]/10000)^2+6.75*10^-8*LN([.C467]/10000)^3)" office:value-type="float" office:value="21.7784152477919">
            <text:p>21.78</text:p>
          </table:table-cell>
          <table:table-cell table:style-name="ce7" table:formula="oooc:=-273.15+1/(3.354016*10^-3+2.56985*10^-4*LN([.C467]/10000)+2.620131*10^-6*LN([.C467]/10000)^2+6.383091*10^-8*LN([.C467]/10000)^3)" office:value-type="float" office:value="21.4297338843896">
            <text:p>21.4</text:p>
          </table:table-cell>
          <table:table-cell table:number-columns-repeated="251"/>
        </table:table-row>
        <table:table-row table:style-name="ro2">
          <table:table-cell table:formula="oooc:=[.A467]+1" office:value-type="float" office:value="467">
            <text:p>467</text:p>
          </table:table-cell>
          <table:table-cell table:formula="oooc:=[.A468]/1024*5" office:value-type="float" office:value="2.2802734375">
            <text:p>2.28</text:p>
          </table:table-cell>
          <table:table-cell table:style-name="ce5" table:formula="oooc:=5*(9780/[.B468])-9780" office:value-type="float" office:value="11664.7965738758">
            <text:p>11664.8</text:p>
          </table:table-cell>
          <table:table-cell table:style-name="ce5" table:formula="oooc:=-273.15+1/(3.35*10^-3+2.57*10^-4*LN([.C468]/10000)+2.63*10^-6*LN([.C468]/10000)^2+6.75*10^-8*LN([.C468]/10000)^3)" office:value-type="float" office:value="21.8667420163409">
            <text:p>21.87</text:p>
          </table:table-cell>
          <table:table-cell table:style-name="ce7" table:formula="oooc:=-273.15+1/(3.354016*10^-3+2.56985*10^-4*LN([.C468]/10000)+2.620131*10^-6*LN([.C468]/10000)^2+6.383091*10^-8*LN([.C468]/10000)^3)" office:value-type="float" office:value="21.5178456231209">
            <text:p>21.5</text:p>
          </table:table-cell>
          <table:table-cell table:number-columns-repeated="251"/>
        </table:table-row>
        <table:table-row table:style-name="ro2">
          <table:table-cell table:formula="oooc:=[.A468]+1" office:value-type="float" office:value="468">
            <text:p>468</text:p>
          </table:table-cell>
          <table:table-cell table:formula="oooc:=[.A469]/1024*5" office:value-type="float" office:value="2.28515625">
            <text:p>2.29</text:p>
          </table:table-cell>
          <table:table-cell table:style-name="ce5" table:formula="oooc:=5*(9780/[.B469])-9780" office:value-type="float" office:value="11618.9743589744">
            <text:p>11618.97</text:p>
          </table:table-cell>
          <table:table-cell table:style-name="ce5" table:formula="oooc:=-273.15+1/(3.35*10^-3+2.57*10^-4*LN([.C469]/10000)+2.63*10^-6*LN([.C469]/10000)^2+6.75*10^-8*LN([.C469]/10000)^3)" office:value-type="float" office:value="21.9550839410738">
            <text:p>21.96</text:p>
          </table:table-cell>
          <table:table-cell table:style-name="ce7" table:formula="oooc:=-273.15+1/(3.354016*10^-3+2.56985*10^-4*LN([.C469]/10000)+2.620131*10^-6*LN([.C469]/10000)^2+6.383091*10^-8*LN([.C469]/10000)^3)" office:value-type="float" office:value="21.6059724456003">
            <text:p>21.6</text:p>
          </table:table-cell>
          <table:table-cell table:number-columns-repeated="251"/>
        </table:table-row>
        <table:table-row table:style-name="ro2">
          <table:table-cell table:formula="oooc:=[.A469]+1" office:value-type="float" office:value="469">
            <text:p>469</text:p>
          </table:table-cell>
          <table:table-cell table:formula="oooc:=[.A470]/1024*5" office:value-type="float" office:value="2.2900390625">
            <text:p>2.29</text:p>
          </table:table-cell>
          <table:table-cell table:style-name="ce5" table:formula="oooc:=5*(9780/[.B470])-9780" office:value-type="float" office:value="11573.3475479744">
            <text:p>11573.35</text:p>
          </table:table-cell>
          <table:table-cell table:style-name="ce5" table:formula="oooc:=-273.15+1/(3.35*10^-3+2.57*10^-4*LN([.C470]/10000)+2.63*10^-6*LN([.C470]/10000)^2+6.75*10^-8*LN([.C470]/10000)^3)" office:value-type="float" office:value="22.0434417116443">
            <text:p>22.04</text:p>
          </table:table-cell>
          <table:table-cell table:style-name="ce7" table:formula="oooc:=-273.15+1/(3.354016*10^-3+2.56985*10^-4*LN([.C470]/10000)+2.620131*10^-6*LN([.C470]/10000)^2+6.383091*10^-8*LN([.C470]/10000)^3)" office:value-type="float" office:value="21.6941150396747">
            <text:p>21.7</text:p>
          </table:table-cell>
          <table:table-cell table:number-columns-repeated="251"/>
        </table:table-row>
        <table:table-row table:style-name="ro2">
          <table:table-cell table:formula="oooc:=[.A470]+1" office:value-type="float" office:value="470">
            <text:p>470</text:p>
          </table:table-cell>
          <table:table-cell table:formula="oooc:=[.A471]/1024*5" office:value-type="float" office:value="2.294921875">
            <text:p>2.29</text:p>
          </table:table-cell>
          <table:table-cell table:style-name="ce5" table:formula="oooc:=5*(9780/[.B471])-9780" office:value-type="float" office:value="11527.914893617">
            <text:p>11527.91</text:p>
          </table:table-cell>
          <table:table-cell table:style-name="ce5" table:formula="oooc:=-273.15+1/(3.35*10^-3+2.57*10^-4*LN([.C471]/10000)+2.63*10^-6*LN([.C471]/10000)^2+6.75*10^-8*LN([.C471]/10000)^3)" office:value-type="float" office:value="22.1318160177362">
            <text:p>22.13</text:p>
          </table:table-cell>
          <table:table-cell table:style-name="ce7" table:formula="oooc:=-273.15+1/(3.354016*10^-3+2.56985*10^-4*LN([.C471]/10000)+2.620131*10^-6*LN([.C471]/10000)^2+6.383091*10^-8*LN([.C471]/10000)^3)" office:value-type="float" office:value="21.7822740932197">
            <text:p>21.8</text:p>
          </table:table-cell>
          <table:table-cell table:number-columns-repeated="251"/>
        </table:table-row>
        <table:table-row table:style-name="ro2">
          <table:table-cell table:formula="oooc:=[.A471]+1" office:value-type="float" office:value="471">
            <text:p>471</text:p>
          </table:table-cell>
          <table:table-cell table:formula="oooc:=[.A472]/1024*5" office:value-type="float" office:value="2.2998046875">
            <text:p>2.3</text:p>
          </table:table-cell>
          <table:table-cell table:style-name="ce5" table:formula="oooc:=5*(9780/[.B472])-9780" office:value-type="float" office:value="11482.6751592357">
            <text:p>11482.68</text:p>
          </table:table-cell>
          <table:table-cell table:style-name="ce5" table:formula="oooc:=-273.15+1/(3.35*10^-3+2.57*10^-4*LN([.C472]/10000)+2.63*10^-6*LN([.C472]/10000)^2+6.75*10^-8*LN([.C472]/10000)^3)" office:value-type="float" office:value="22.2202075490959">
            <text:p>22.22</text:p>
          </table:table-cell>
          <table:table-cell table:style-name="ce7" table:formula="oooc:=-273.15+1/(3.354016*10^-3+2.56985*10^-4*LN([.C472]/10000)+2.620131*10^-6*LN([.C472]/10000)^2+6.383091*10^-8*LN([.C472]/10000)^3)" office:value-type="float" office:value="21.8704502941721">
            <text:p>21.9</text:p>
          </table:table-cell>
          <table:table-cell table:number-columns-repeated="251"/>
        </table:table-row>
        <table:table-row table:style-name="ro2">
          <table:table-cell table:formula="oooc:=[.A472]+1" office:value-type="float" office:value="472">
            <text:p>472</text:p>
          </table:table-cell>
          <table:table-cell table:formula="oooc:=[.A473]/1024*5" office:value-type="float" office:value="2.3046875">
            <text:p>2.3</text:p>
          </table:table-cell>
          <table:table-cell table:style-name="ce5" table:formula="oooc:=5*(9780/[.B473])-9780" office:value-type="float" office:value="11437.6271186441">
            <text:p>11437.63</text:p>
          </table:table-cell>
          <table:table-cell table:style-name="ce5" table:formula="oooc:=-273.15+1/(3.35*10^-3+2.57*10^-4*LN([.C473]/10000)+2.63*10^-6*LN([.C473]/10000)^2+6.75*10^-8*LN([.C473]/10000)^3)" office:value-type="float" office:value="22.3086169955642">
            <text:p>22.31</text:p>
          </table:table-cell>
          <table:table-cell table:style-name="ce7" table:formula="oooc:=-273.15+1/(3.354016*10^-3+2.56985*10^-4*LN([.C473]/10000)+2.620131*10^-6*LN([.C473]/10000)^2+6.383091*10^-8*LN([.C473]/10000)^3)" office:value-type="float" office:value="21.9586443305619">
            <text:p>22.0</text:p>
          </table:table-cell>
          <table:table-cell table:number-columns-repeated="251"/>
        </table:table-row>
        <table:table-row table:style-name="ro2">
          <table:table-cell table:formula="oooc:=[.A473]+1" office:value-type="float" office:value="473">
            <text:p>473</text:p>
          </table:table-cell>
          <table:table-cell table:formula="oooc:=[.A474]/1024*5" office:value-type="float" office:value="2.3095703125">
            <text:p>2.31</text:p>
          </table:table-cell>
          <table:table-cell table:style-name="ce5" table:formula="oooc:=5*(9780/[.B474])-9780" office:value-type="float" office:value="11392.7695560254">
            <text:p>11392.77</text:p>
          </table:table-cell>
          <table:table-cell table:style-name="ce5" table:formula="oooc:=-273.15+1/(3.35*10^-3+2.57*10^-4*LN([.C474]/10000)+2.63*10^-6*LN([.C474]/10000)^2+6.75*10^-8*LN([.C474]/10000)^3)" office:value-type="float" office:value="22.3970450471084">
            <text:p>22.4</text:p>
          </table:table-cell>
          <table:table-cell table:style-name="ce7" table:formula="oooc:=-273.15+1/(3.354016*10^-3+2.56985*10^-4*LN([.C474]/10000)+2.620131*10^-6*LN([.C474]/10000)^2+6.383091*10^-8*LN([.C474]/10000)^3)" office:value-type="float" office:value="22.0468568905439">
            <text:p>22.0</text:p>
          </table:table-cell>
          <table:table-cell table:number-columns-repeated="251"/>
        </table:table-row>
        <table:table-row table:style-name="ro2">
          <table:table-cell table:formula="oooc:=[.A474]+1" office:value-type="float" office:value="474">
            <text:p>474</text:p>
          </table:table-cell>
          <table:table-cell table:formula="oooc:=[.A475]/1024*5" office:value-type="float" office:value="2.314453125">
            <text:p>2.31</text:p>
          </table:table-cell>
          <table:table-cell table:style-name="ce5" table:formula="oooc:=5*(9780/[.B475])-9780" office:value-type="float" office:value="11348.1012658228">
            <text:p>11348.1</text:p>
          </table:table-cell>
          <table:table-cell table:style-name="ce5" table:formula="oooc:=-273.15+1/(3.35*10^-3+2.57*10^-4*LN([.C475]/10000)+2.63*10^-6*LN([.C475]/10000)^2+6.75*10^-8*LN([.C475]/10000)^3)" office:value-type="float" office:value="22.4854923938547">
            <text:p>22.49</text:p>
          </table:table-cell>
          <table:table-cell table:style-name="ce7" table:formula="oooc:=-273.15+1/(3.354016*10^-3+2.56985*10^-4*LN([.C475]/10000)+2.620131*10^-6*LN([.C475]/10000)^2+6.383091*10^-8*LN([.C475]/10000)^3)" office:value-type="float" office:value="22.1350886624303">
            <text:p>22.1</text:p>
          </table:table-cell>
          <table:table-cell table:number-columns-repeated="251"/>
        </table:table-row>
        <table:table-row table:style-name="ro2">
          <table:table-cell table:formula="oooc:=[.A475]+1" office:value-type="float" office:value="475">
            <text:p>475</text:p>
          </table:table-cell>
          <table:table-cell table:formula="oooc:=[.A476]/1024*5" office:value-type="float" office:value="2.3193359375">
            <text:p>2.32</text:p>
          </table:table-cell>
          <table:table-cell table:style-name="ce5" table:formula="oooc:=5*(9780/[.B476])-9780" office:value-type="float" office:value="11303.6210526316">
            <text:p>11303.62</text:p>
          </table:table-cell>
          <table:table-cell table:style-name="ce5" table:formula="oooc:=-273.15+1/(3.35*10^-3+2.57*10^-4*LN([.C476]/10000)+2.63*10^-6*LN([.C476]/10000)^2+6.75*10^-8*LN([.C476]/10000)^3)" office:value-type="float" office:value="22.5739597261201">
            <text:p>22.57</text:p>
          </table:table-cell>
          <table:table-cell table:style-name="ce7" table:formula="oooc:=-273.15+1/(3.354016*10^-3+2.56985*10^-4*LN([.C476]/10000)+2.620131*10^-6*LN([.C476]/10000)^2+6.383091*10^-8*LN([.C476]/10000)^3)" office:value-type="float" office:value="22.2233403347226">
            <text:p>22.2</text:p>
          </table:table-cell>
          <table:table-cell table:number-columns-repeated="251"/>
        </table:table-row>
        <table:table-row table:style-name="ro2">
          <table:table-cell table:formula="oooc:=[.A476]+1" office:value-type="float" office:value="476">
            <text:p>476</text:p>
          </table:table-cell>
          <table:table-cell table:formula="oooc:=[.A477]/1024*5" office:value-type="float" office:value="2.32421875">
            <text:p>2.32</text:p>
          </table:table-cell>
          <table:table-cell table:style-name="ce5" table:formula="oooc:=5*(9780/[.B477])-9780" office:value-type="float" office:value="11259.3277310924">
            <text:p>11259.33</text:p>
          </table:table-cell>
          <table:table-cell table:style-name="ce5" table:formula="oooc:=-273.15+1/(3.35*10^-3+2.57*10^-4*LN([.C477]/10000)+2.63*10^-6*LN([.C477]/10000)^2+6.75*10^-8*LN([.C477]/10000)^3)" office:value-type="float" office:value="22.6624477344444">
            <text:p>22.66</text:p>
          </table:table-cell>
          <table:table-cell table:style-name="ce7" table:formula="oooc:=-273.15+1/(3.354016*10^-3+2.56985*10^-4*LN([.C477]/10000)+2.620131*10^-6*LN([.C477]/10000)^2+6.383091*10^-8*LN([.C477]/10000)^3)" office:value-type="float" office:value="22.311612596143">
            <text:p>22.3</text:p>
          </table:table-cell>
          <table:table-cell table:number-columns-repeated="251"/>
        </table:table-row>
        <table:table-row table:style-name="ro2">
          <table:table-cell table:formula="oooc:=[.A477]+1" office:value-type="float" office:value="477">
            <text:p>477</text:p>
          </table:table-cell>
          <table:table-cell table:formula="oooc:=[.A478]/1024*5" office:value-type="float" office:value="2.3291015625">
            <text:p>2.33</text:p>
          </table:table-cell>
          <table:table-cell table:style-name="ce5" table:formula="oooc:=5*(9780/[.B478])-9780" office:value-type="float" office:value="11215.2201257862">
            <text:p>11215.22</text:p>
          </table:table-cell>
          <table:table-cell table:style-name="ce5" table:formula="oooc:=-273.15+1/(3.35*10^-3+2.57*10^-4*LN([.C478]/10000)+2.63*10^-6*LN([.C478]/10000)^2+6.75*10^-8*LN([.C478]/10000)^3)" office:value-type="float" office:value="22.7509571096222">
            <text:p>22.75</text:p>
          </table:table-cell>
          <table:table-cell table:style-name="ce7" table:formula="oooc:=-273.15+1/(3.354016*10^-3+2.56985*10^-4*LN([.C478]/10000)+2.620131*10^-6*LN([.C478]/10000)^2+6.383091*10^-8*LN([.C478]/10000)^3)" office:value-type="float" office:value="22.3999061356669">
            <text:p>22.4</text:p>
          </table:table-cell>
          <table:table-cell table:number-columns-repeated="251"/>
        </table:table-row>
        <table:table-row table:style-name="ro2">
          <table:table-cell table:formula="oooc:=[.A478]+1" office:value-type="float" office:value="478">
            <text:p>478</text:p>
          </table:table-cell>
          <table:table-cell table:formula="oooc:=[.A479]/1024*5" office:value-type="float" office:value="2.333984375">
            <text:p>2.33</text:p>
          </table:table-cell>
          <table:table-cell table:style-name="ce5" table:formula="oooc:=5*(9780/[.B479])-9780" office:value-type="float" office:value="11171.2970711297">
            <text:p>11171.3</text:p>
          </table:table-cell>
          <table:table-cell table:style-name="ce5" table:formula="oooc:=-273.15+1/(3.35*10^-3+2.57*10^-4*LN([.C479]/10000)+2.63*10^-6*LN([.C479]/10000)^2+6.75*10^-8*LN([.C479]/10000)^3)" office:value-type="float" office:value="22.8394885427352">
            <text:p>22.84</text:p>
          </table:table-cell>
          <table:table-cell table:style-name="ce7" table:formula="oooc:=-273.15+1/(3.354016*10^-3+2.56985*10^-4*LN([.C479]/10000)+2.620131*10^-6*LN([.C479]/10000)^2+6.383091*10^-8*LN([.C479]/10000)^3)" office:value-type="float" office:value="22.4882216425548">
            <text:p>22.5</text:p>
          </table:table-cell>
          <table:table-cell table:number-columns-repeated="251"/>
        </table:table-row>
        <table:table-row table:style-name="ro2">
          <table:table-cell table:formula="oooc:=[.A479]+1" office:value-type="float" office:value="479">
            <text:p>479</text:p>
          </table:table-cell>
          <table:table-cell table:formula="oooc:=[.A480]/1024*5" office:value-type="float" office:value="2.3388671875">
            <text:p>2.34</text:p>
          </table:table-cell>
          <table:table-cell table:style-name="ce5" table:formula="oooc:=5*(9780/[.B480])-9780" office:value-type="float" office:value="11127.5574112735">
            <text:p>11127.56</text:p>
          </table:table-cell>
          <table:table-cell table:style-name="ce5" table:formula="oooc:=-273.15+1/(3.35*10^-3+2.57*10^-4*LN([.C480]/10000)+2.63*10^-6*LN([.C480]/10000)^2+6.75*10^-8*LN([.C480]/10000)^3)" office:value-type="float" office:value="22.928042725184">
            <text:p>22.93</text:p>
          </table:table-cell>
          <table:table-cell table:style-name="ce7" table:formula="oooc:=-273.15+1/(3.354016*10^-3+2.56985*10^-4*LN([.C480]/10000)+2.620131*10^-6*LN([.C480]/10000)^2+6.383091*10^-8*LN([.C480]/10000)^3)" office:value-type="float" office:value="22.5765598063841">
            <text:p>22.6</text:p>
          </table:table-cell>
          <table:table-cell table:number-columns-repeated="251"/>
        </table:table-row>
        <table:table-row table:style-name="ro2">
          <table:table-cell table:formula="oooc:=[.A480]+1" office:value-type="float" office:value="480">
            <text:p>480</text:p>
          </table:table-cell>
          <table:table-cell table:formula="oooc:=[.A481]/1024*5" office:value-type="float" office:value="2.34375">
            <text:p>2.34</text:p>
          </table:table-cell>
          <table:table-cell table:style-name="ce5" table:formula="oooc:=5*(9780/[.B481])-9780" office:value-type="float" office:value="11084">
            <text:p>11084</text:p>
          </table:table-cell>
          <table:table-cell table:style-name="ce5" table:formula="oooc:=-273.15+1/(3.35*10^-3+2.57*10^-4*LN([.C481]/10000)+2.63*10^-6*LN([.C481]/10000)^2+6.75*10^-8*LN([.C481]/10000)^3)" office:value-type="float" office:value="23.01662034872">
            <text:p>23.02</text:p>
          </table:table-cell>
          <table:table-cell table:style-name="ce7" table:formula="oooc:=-273.15+1/(3.354016*10^-3+2.56985*10^-4*LN([.C481]/10000)+2.620131*10^-6*LN([.C481]/10000)^2+6.383091*10^-8*LN([.C481]/10000)^3)" office:value-type="float" office:value="22.6649213170808">
            <text:p>22.7</text:p>
          </table:table-cell>
          <table:table-cell table:number-columns-repeated="251"/>
        </table:table-row>
        <table:table-row table:style-name="ro2">
          <table:table-cell table:formula="oooc:=[.A481]+1" office:value-type="float" office:value="481">
            <text:p>481</text:p>
          </table:table-cell>
          <table:table-cell table:formula="oooc:=[.A482]/1024*5" office:value-type="float" office:value="2.3486328125">
            <text:p>2.35</text:p>
          </table:table-cell>
          <table:table-cell table:style-name="ce5" table:formula="oooc:=5*(9780/[.B482])-9780" office:value-type="float" office:value="11040.6237006237">
            <text:p>11040.62</text:p>
          </table:table-cell>
          <table:table-cell table:style-name="ce5" table:formula="oooc:=-273.15+1/(3.35*10^-3+2.57*10^-4*LN([.C482]/10000)+2.63*10^-6*LN([.C482]/10000)^2+6.75*10^-8*LN([.C482]/10000)^3)" office:value-type="float" office:value="23.105222105478">
            <text:p>23.11</text:p>
          </table:table-cell>
          <table:table-cell table:style-name="ce7" table:formula="oooc:=-273.15+1/(3.354016*10^-3+2.56985*10^-4*LN([.C482]/10000)+2.620131*10^-6*LN([.C482]/10000)^2+6.383091*10^-8*LN([.C482]/10000)^3)" office:value-type="float" office:value="22.7533068649522">
            <text:p>22.8</text:p>
          </table:table-cell>
          <table:table-cell table:number-columns-repeated="251"/>
        </table:table-row>
        <table:table-row table:style-name="ro2">
          <table:table-cell table:formula="oooc:=[.A482]+1" office:value-type="float" office:value="482">
            <text:p>482</text:p>
          </table:table-cell>
          <table:table-cell table:formula="oooc:=[.A483]/1024*5" office:value-type="float" office:value="2.353515625">
            <text:p>2.35</text:p>
          </table:table-cell>
          <table:table-cell table:style-name="ce5" table:formula="oooc:=5*(9780/[.B483])-9780" office:value-type="float" office:value="10997.4273858921">
            <text:p>10997.43</text:p>
          </table:table-cell>
          <table:table-cell table:style-name="ce5" table:formula="oooc:=-273.15+1/(3.35*10^-3+2.57*10^-4*LN([.C483]/10000)+2.63*10^-6*LN([.C483]/10000)^2+6.75*10^-8*LN([.C483]/10000)^3)" office:value-type="float" office:value="23.1938486880075">
            <text:p>23.19</text:p>
          </table:table-cell>
          <table:table-cell table:style-name="ce7" table:formula="oooc:=-273.15+1/(3.354016*10^-3+2.56985*10^-4*LN([.C483]/10000)+2.620131*10^-6*LN([.C483]/10000)^2+6.383091*10^-8*LN([.C483]/10000)^3)" office:value-type="float" office:value="22.8417171407179">
            <text:p>22.8</text:p>
          </table:table-cell>
          <table:table-cell table:number-columns-repeated="251"/>
        </table:table-row>
        <table:table-row table:style-name="ro2">
          <table:table-cell table:formula="oooc:=[.A483]+1" office:value-type="float" office:value="483">
            <text:p>483</text:p>
          </table:table-cell>
          <table:table-cell table:formula="oooc:=[.A484]/1024*5" office:value-type="float" office:value="2.3583984375">
            <text:p>2.36</text:p>
          </table:table-cell>
          <table:table-cell table:style-name="ce5" table:formula="oooc:=5*(9780/[.B484])-9780" office:value-type="float" office:value="10954.4099378882">
            <text:p>10954.41</text:p>
          </table:table-cell>
          <table:table-cell table:style-name="ce5" table:formula="oooc:=-273.15+1/(3.35*10^-3+2.57*10^-4*LN([.C484]/10000)+2.63*10^-6*LN([.C484]/10000)^2+6.75*10^-8*LN([.C484]/10000)^3)" office:value-type="float" office:value="23.2825007893052">
            <text:p>23.28</text:p>
          </table:table-cell>
          <table:table-cell table:style-name="ce7" table:formula="oooc:=-273.15+1/(3.354016*10^-3+2.56985*10^-4*LN([.C484]/10000)+2.620131*10^-6*LN([.C484]/10000)^2+6.383091*10^-8*LN([.C484]/10000)^3)" office:value-type="float" office:value="22.9301528355427">
            <text:p>22.9</text:p>
          </table:table-cell>
          <table:table-cell table:number-columns-repeated="251"/>
        </table:table-row>
        <table:table-row table:style-name="ro2">
          <table:table-cell table:formula="oooc:=[.A484]+1" office:value-type="float" office:value="484">
            <text:p>484</text:p>
          </table:table-cell>
          <table:table-cell table:formula="oooc:=[.A485]/1024*5" office:value-type="float" office:value="2.36328125">
            <text:p>2.36</text:p>
          </table:table-cell>
          <table:table-cell table:style-name="ce5" table:formula="oooc:=5*(9780/[.B485])-9780" office:value-type="float" office:value="10911.5702479339">
            <text:p>10911.57</text:p>
          </table:table-cell>
          <table:table-cell table:style-name="ce5" table:formula="oooc:=-273.15+1/(3.35*10^-3+2.57*10^-4*LN([.C485]/10000)+2.63*10^-6*LN([.C485]/10000)^2+6.75*10^-8*LN([.C485]/10000)^3)" office:value-type="float" office:value="23.371179102847">
            <text:p>23.37</text:p>
          </table:table-cell>
          <table:table-cell table:style-name="ce7" table:formula="oooc:=-273.15+1/(3.354016*10^-3+2.56985*10^-4*LN([.C485]/10000)+2.620131*10^-6*LN([.C485]/10000)^2+6.383091*10^-8*LN([.C485]/10000)^3)" office:value-type="float" office:value="23.0186146410675">
            <text:p>23.0</text:p>
          </table:table-cell>
          <table:table-cell table:number-columns-repeated="251"/>
        </table:table-row>
        <table:table-row table:style-name="ro2">
          <table:table-cell table:formula="oooc:=[.A485]+1" office:value-type="float" office:value="485">
            <text:p>485</text:p>
          </table:table-cell>
          <table:table-cell table:formula="oooc:=[.A486]/1024*5" office:value-type="float" office:value="2.3681640625">
            <text:p>2.37</text:p>
          </table:table-cell>
          <table:table-cell table:style-name="ce5" table:formula="oooc:=5*(9780/[.B486])-9780" office:value-type="float" office:value="10868.9072164948">
            <text:p>10868.91</text:p>
          </table:table-cell>
          <table:table-cell table:style-name="ce5" table:formula="oooc:=-273.15+1/(3.35*10^-3+2.57*10^-4*LN([.C486]/10000)+2.63*10^-6*LN([.C486]/10000)^2+6.75*10^-8*LN([.C486]/10000)^3)" office:value-type="float" office:value="23.4598843226199">
            <text:p>23.46</text:p>
          </table:table-cell>
          <table:table-cell table:style-name="ce7" table:formula="oooc:=-273.15+1/(3.354016*10^-3+2.56985*10^-4*LN([.C486]/10000)+2.620131*10^-6*LN([.C486]/10000)^2+6.383091*10^-8*LN([.C486]/10000)^3)" office:value-type="float" office:value="23.1071032494423">
            <text:p>23.1</text:p>
          </table:table-cell>
          <table:table-cell table:number-columns-repeated="251"/>
        </table:table-row>
        <table:table-row table:style-name="ro2">
          <table:table-cell table:formula="oooc:=[.A486]+1" office:value-type="float" office:value="486">
            <text:p>486</text:p>
          </table:table-cell>
          <table:table-cell table:formula="oooc:=[.A487]/1024*5" office:value-type="float" office:value="2.373046875">
            <text:p>2.37</text:p>
          </table:table-cell>
          <table:table-cell table:style-name="ce5" table:formula="oooc:=5*(9780/[.B487])-9780" office:value-type="float" office:value="10826.4197530864">
            <text:p>10826.42</text:p>
          </table:table-cell>
          <table:table-cell table:style-name="ce5" table:formula="oooc:=-273.15+1/(3.35*10^-3+2.57*10^-4*LN([.C487]/10000)+2.63*10^-6*LN([.C487]/10000)^2+6.75*10^-8*LN([.C487]/10000)^3)" office:value-type="float" office:value="23.5486171431544">
            <text:p>23.55</text:p>
          </table:table-cell>
          <table:table-cell table:style-name="ce7" table:formula="oooc:=-273.15+1/(3.354016*10^-3+2.56985*10^-4*LN([.C487]/10000)+2.620131*10^-6*LN([.C487]/10000)^2+6.383091*10^-8*LN([.C487]/10000)^3)" office:value-type="float" office:value="23.1956193533575">
            <text:p>23.2</text:p>
          </table:table-cell>
          <table:table-cell table:number-columns-repeated="251"/>
        </table:table-row>
        <table:table-row table:style-name="ro2">
          <table:table-cell table:formula="oooc:=[.A487]+1" office:value-type="float" office:value="487">
            <text:p>487</text:p>
          </table:table-cell>
          <table:table-cell table:formula="oooc:=[.A488]/1024*5" office:value-type="float" office:value="2.3779296875">
            <text:p>2.38</text:p>
          </table:table-cell>
          <table:table-cell table:style-name="ce5" table:formula="oooc:=5*(9780/[.B488])-9780" office:value-type="float" office:value="10784.1067761807">
            <text:p>10784.11</text:p>
          </table:table-cell>
          <table:table-cell table:style-name="ce5" table:formula="oooc:=-273.15+1/(3.35*10^-3+2.57*10^-4*LN([.C488]/10000)+2.63*10^-6*LN([.C488]/10000)^2+6.75*10^-8*LN([.C488]/10000)^3)" office:value-type="float" office:value="23.6373782595562">
            <text:p>23.64</text:p>
          </table:table-cell>
          <table:table-cell table:style-name="ce7" table:formula="oooc:=-273.15+1/(3.354016*10^-3+2.56985*10^-4*LN([.C488]/10000)+2.620131*10^-6*LN([.C488]/10000)^2+6.383091*10^-8*LN([.C488]/10000)^3)" office:value-type="float" office:value="23.2841636460766">
            <text:p>23.3</text:p>
          </table:table-cell>
          <table:table-cell table:number-columns-repeated="251"/>
        </table:table-row>
        <table:table-row table:style-name="ro2">
          <table:table-cell table:formula="oooc:=[.A488]+1" office:value-type="float" office:value="488">
            <text:p>488</text:p>
          </table:table-cell>
          <table:table-cell table:formula="oooc:=[.A489]/1024*5" office:value-type="float" office:value="2.3828125">
            <text:p>2.38</text:p>
          </table:table-cell>
          <table:table-cell table:style-name="ce5" table:formula="oooc:=5*(9780/[.B489])-9780" office:value-type="float" office:value="10741.9672131148">
            <text:p>10741.97</text:p>
          </table:table-cell>
          <table:table-cell table:style-name="ce5" table:formula="oooc:=-273.15+1/(3.35*10^-3+2.57*10^-4*LN([.C489]/10000)+2.63*10^-6*LN([.C489]/10000)^2+6.75*10^-8*LN([.C489]/10000)^3)" office:value-type="float" office:value="23.7261683675389">
            <text:p>23.73</text:p>
          </table:table-cell>
          <table:table-cell table:style-name="ce7" table:formula="oooc:=-273.15+1/(3.354016*10^-3+2.56985*10^-4*LN([.C489]/10000)+2.620131*10^-6*LN([.C489]/10000)^2+6.383091*10^-8*LN([.C489]/10000)^3)" office:value-type="float" office:value="23.3727368214675">
            <text:p>23.4</text:p>
          </table:table-cell>
          <table:table-cell table:number-columns-repeated="251"/>
        </table:table-row>
        <table:table-row table:style-name="ro2">
          <table:table-cell table:formula="oooc:=[.A489]+1" office:value-type="float" office:value="489">
            <text:p>489</text:p>
          </table:table-cell>
          <table:table-cell table:formula="oooc:=[.A490]/1024*5" office:value-type="float" office:value="2.3876953125">
            <text:p>2.39</text:p>
          </table:table-cell>
          <table:table-cell table:style-name="ce5" table:formula="oooc:=5*(9780/[.B490])-9780" office:value-type="float" office:value="10700">
            <text:p>10700</text:p>
          </table:table-cell>
          <table:table-cell table:style-name="ce5" table:formula="oooc:=-273.15+1/(3.35*10^-3+2.57*10^-4*LN([.C490]/10000)+2.63*10^-6*LN([.C490]/10000)^2+6.75*10^-8*LN([.C490]/10000)^3)" office:value-type="float" office:value="23.8149881634556">
            <text:p>23.81</text:p>
          </table:table-cell>
          <table:table-cell table:style-name="ce7" table:formula="oooc:=-273.15+1/(3.354016*10^-3+2.56985*10^-4*LN([.C490]/10000)+2.620131*10^-6*LN([.C490]/10000)^2+6.383091*10^-8*LN([.C490]/10000)^3)" office:value-type="float" office:value="23.4613395740352">
            <text:p>23.5</text:p>
          </table:table-cell>
          <table:table-cell table:number-columns-repeated="251"/>
        </table:table-row>
        <table:table-row table:style-name="ro2">
          <table:table-cell table:formula="oooc:=[.A490]+1" office:value-type="float" office:value="490">
            <text:p>490</text:p>
          </table:table-cell>
          <table:table-cell table:formula="oooc:=[.A491]/1024*5" office:value-type="float" office:value="2.392578125">
            <text:p>2.39</text:p>
          </table:table-cell>
          <table:table-cell table:style-name="ce5" table:formula="oooc:=5*(9780/[.B491])-9780" office:value-type="float" office:value="10658.2040816327">
            <text:p>10658.2</text:p>
          </table:table-cell>
          <table:table-cell table:style-name="ce5" table:formula="oooc:=-273.15+1/(3.35*10^-3+2.57*10^-4*LN([.C491]/10000)+2.63*10^-6*LN([.C491]/10000)^2+6.75*10^-8*LN([.C491]/10000)^3)" office:value-type="float" office:value="23.9038383443316">
            <text:p>23.9</text:p>
          </table:table-cell>
          <table:table-cell table:style-name="ce7" table:formula="oooc:=-273.15+1/(3.354016*10^-3+2.56985*10^-4*LN([.C491]/10000)+2.620131*10^-6*LN([.C491]/10000)^2+6.383091*10^-8*LN([.C491]/10000)^3)" office:value-type="float" office:value="23.5499725989534">
            <text:p>23.5</text:p>
          </table:table-cell>
          <table:table-cell table:number-columns-repeated="251"/>
        </table:table-row>
        <table:table-row table:style-name="ro2">
          <table:table-cell table:formula="oooc:=[.A491]+1" office:value-type="float" office:value="491">
            <text:p>491</text:p>
          </table:table-cell>
          <table:table-cell table:formula="oooc:=[.A492]/1024*5" office:value-type="float" office:value="2.3974609375">
            <text:p>2.4</text:p>
          </table:table-cell>
          <table:table-cell table:style-name="ce5" table:formula="oooc:=5*(9780/[.B492])-9780" office:value-type="float" office:value="10616.5784114053">
            <text:p>10616.58</text:p>
          </table:table-cell>
          <table:table-cell table:style-name="ce5" table:formula="oooc:=-273.15+1/(3.35*10^-3+2.57*10^-4*LN([.C492]/10000)+2.63*10^-6*LN([.C492]/10000)^2+6.75*10^-8*LN([.C492]/10000)^3)" office:value-type="float" office:value="23.9927196078962">
            <text:p>23.99</text:p>
          </table:table-cell>
          <table:table-cell table:style-name="ce7" table:formula="oooc:=-273.15+1/(3.354016*10^-3+2.56985*10^-4*LN([.C492]/10000)+2.620131*10^-6*LN([.C492]/10000)^2+6.383091*10^-8*LN([.C492]/10000)^3)" office:value-type="float" office:value="23.6386365920973">
            <text:p>23.6</text:p>
          </table:table-cell>
          <table:table-cell table:number-columns-repeated="251"/>
        </table:table-row>
        <table:table-row table:style-name="ro2">
          <table:table-cell table:formula="oooc:=[.A492]+1" office:value-type="float" office:value="492">
            <text:p>492</text:p>
          </table:table-cell>
          <table:table-cell table:formula="oooc:=[.A493]/1024*5" office:value-type="float" office:value="2.40234375">
            <text:p>2.4</text:p>
          </table:table-cell>
          <table:table-cell table:style-name="ce5" table:formula="oooc:=5*(9780/[.B493])-9780" office:value-type="float" office:value="10575.1219512195">
            <text:p>10575.12</text:p>
          </table:table-cell>
          <table:table-cell table:style-name="ce5" table:formula="oooc:=-273.15+1/(3.35*10^-3+2.57*10^-4*LN([.C493]/10000)+2.63*10^-6*LN([.C493]/10000)^2+6.75*10^-8*LN([.C493]/10000)^3)" office:value-type="float" office:value="24.0816326526153">
            <text:p>24.08</text:p>
          </table:table-cell>
          <table:table-cell table:style-name="ce7" table:formula="oooc:=-273.15+1/(3.354016*10^-3+2.56985*10^-4*LN([.C493]/10000)+2.620131*10^-6*LN([.C493]/10000)^2+6.383091*10^-8*LN([.C493]/10000)^3)" office:value-type="float" office:value="23.7273322500753">
            <text:p>23.7</text:p>
          </table:table-cell>
          <table:table-cell table:number-columns-repeated="251"/>
        </table:table-row>
        <table:table-row table:style-name="ro2">
          <table:table-cell table:formula="oooc:=[.A493]+1" office:value-type="float" office:value="493">
            <text:p>493</text:p>
          </table:table-cell>
          <table:table-cell table:formula="oooc:=[.A494]/1024*5" office:value-type="float" office:value="2.4072265625">
            <text:p>2.41</text:p>
          </table:table-cell>
          <table:table-cell table:style-name="ce5" table:formula="oooc:=5*(9780/[.B494])-9780" office:value-type="float" office:value="10533.8336713996">
            <text:p>10533.83</text:p>
          </table:table-cell>
          <table:table-cell table:style-name="ce5" table:formula="oooc:=-273.15+1/(3.35*10^-3+2.57*10^-4*LN([.C494]/10000)+2.63*10^-6*LN([.C494]/10000)^2+6.75*10^-8*LN([.C494]/10000)^3)" office:value-type="float" office:value="24.1705781777241">
            <text:p>24.17</text:p>
          </table:table-cell>
          <table:table-cell table:style-name="ce7" table:formula="oooc:=-273.15+1/(3.354016*10^-3+2.56985*10^-4*LN([.C494]/10000)+2.620131*10^-6*LN([.C494]/10000)^2+6.383091*10^-8*LN([.C494]/10000)^3)" office:value-type="float" office:value="23.8160602702614">
            <text:p>23.8</text:p>
          </table:table-cell>
          <table:table-cell table:number-columns-repeated="251"/>
        </table:table-row>
        <table:table-row table:style-name="ro2">
          <table:table-cell table:formula="oooc:=[.A494]+1" office:value-type="float" office:value="494">
            <text:p>494</text:p>
          </table:table-cell>
          <table:table-cell table:formula="oooc:=[.A495]/1024*5" office:value-type="float" office:value="2.412109375">
            <text:p>2.41</text:p>
          </table:table-cell>
          <table:table-cell table:style-name="ce5" table:formula="oooc:=5*(9780/[.B495])-9780" office:value-type="float" office:value="10492.7125506073">
            <text:p>10492.71</text:p>
          </table:table-cell>
          <table:table-cell table:style-name="ce5" table:formula="oooc:=-273.15+1/(3.35*10^-3+2.57*10^-4*LN([.C495]/10000)+2.63*10^-6*LN([.C495]/10000)^2+6.75*10^-8*LN([.C495]/10000)^3)" office:value-type="float" office:value="24.2595568832585">
            <text:p>24.26</text:p>
          </table:table-cell>
          <table:table-cell table:style-name="ce7" table:formula="oooc:=-273.15+1/(3.354016*10^-3+2.56985*10^-4*LN([.C495]/10000)+2.620131*10^-6*LN([.C495]/10000)^2+6.383091*10^-8*LN([.C495]/10000)^3)" office:value-type="float" office:value="23.9048213508275">
            <text:p>23.9</text:p>
          </table:table-cell>
          <table:table-cell table:number-columns-repeated="251"/>
        </table:table-row>
        <table:table-row table:style-name="ro2">
          <table:table-cell table:formula="oooc:=[.A495]+1" office:value-type="float" office:value="495">
            <text:p>495</text:p>
          </table:table-cell>
          <table:table-cell table:formula="oooc:=[.A496]/1024*5" office:value-type="float" office:value="2.4169921875">
            <text:p>2.42</text:p>
          </table:table-cell>
          <table:table-cell table:style-name="ce5" table:formula="oooc:=5*(9780/[.B496])-9780" office:value-type="float" office:value="10451.7575757576">
            <text:p>10451.76</text:p>
          </table:table-cell>
          <table:table-cell table:style-name="ce5" table:formula="oooc:=-273.15+1/(3.35*10^-3+2.57*10^-4*LN([.C496]/10000)+2.63*10^-6*LN([.C496]/10000)^2+6.75*10^-8*LN([.C496]/10000)^3)" office:value-type="float" office:value="24.3485694700884">
            <text:p>24.35</text:p>
          </table:table-cell>
          <table:table-cell table:style-name="ce7" table:formula="oooc:=-273.15+1/(3.354016*10^-3+2.56985*10^-4*LN([.C496]/10000)+2.620131*10^-6*LN([.C496]/10000)^2+6.383091*10^-8*LN([.C496]/10000)^3)" office:value-type="float" office:value="23.993616190776">
            <text:p>24.0</text:p>
          </table:table-cell>
          <table:table-cell table:number-columns-repeated="251"/>
        </table:table-row>
        <table:table-row table:style-name="ro2">
          <table:table-cell table:formula="oooc:=[.A496]+1" office:value-type="float" office:value="496">
            <text:p>496</text:p>
          </table:table-cell>
          <table:table-cell table:formula="oooc:=[.A497]/1024*5" office:value-type="float" office:value="2.421875">
            <text:p>2.42</text:p>
          </table:table-cell>
          <table:table-cell table:style-name="ce5" table:formula="oooc:=5*(9780/[.B497])-9780" office:value-type="float" office:value="10410.9677419355">
            <text:p>10410.97</text:p>
          </table:table-cell>
          <table:table-cell table:style-name="ce5" table:formula="oooc:=-273.15+1/(3.35*10^-3+2.57*10^-4*LN([.C497]/10000)+2.63*10^-6*LN([.C497]/10000)^2+6.75*10^-8*LN([.C497]/10000)^3)" office:value-type="float" office:value="24.4376166399501">
            <text:p>24.44</text:p>
          </table:table-cell>
          <table:table-cell table:style-name="ce7" table:formula="oooc:=-273.15+1/(3.354016*10^-3+2.56985*10^-4*LN([.C497]/10000)+2.620131*10^-6*LN([.C497]/10000)^2+6.383091*10^-8*LN([.C497]/10000)^3)" office:value-type="float" office:value="24.0824454899717">
            <text:p>24.1</text:p>
          </table:table-cell>
          <table:table-cell table:number-columns-repeated="251"/>
        </table:table-row>
        <table:table-row table:style-name="ro2">
          <table:table-cell table:formula="oooc:=[.A497]+1" office:value-type="float" office:value="497">
            <text:p>497</text:p>
          </table:table-cell>
          <table:table-cell table:formula="oooc:=[.A498]/1024*5" office:value-type="float" office:value="2.4267578125">
            <text:p>2.43</text:p>
          </table:table-cell>
          <table:table-cell table:style-name="ce5" table:formula="oooc:=5*(9780/[.B498])-9780" office:value-type="float" office:value="10370.3420523139">
            <text:p>10370.34</text:p>
          </table:table-cell>
          <table:table-cell table:style-name="ce5" table:formula="oooc:=-273.15+1/(3.35*10^-3+2.57*10^-4*LN([.C498]/10000)+2.63*10^-6*LN([.C498]/10000)^2+6.75*10^-8*LN([.C498]/10000)^3)" office:value-type="float" office:value="24.5266990954784">
            <text:p>24.53</text:p>
          </table:table-cell>
          <table:table-cell table:style-name="ce7" table:formula="oooc:=-273.15+1/(3.354016*10^-3+2.56985*10^-4*LN([.C498]/10000)+2.620131*10^-6*LN([.C498]/10000)^2+6.383091*10^-8*LN([.C498]/10000)^3)" office:value-type="float" office:value="24.1713099491749">
            <text:p>24.2</text:p>
          </table:table-cell>
          <table:table-cell table:number-columns-repeated="251"/>
        </table:table-row>
        <table:table-row table:style-name="ro2">
          <table:table-cell table:formula="oooc:=[.A498]+1" office:value-type="float" office:value="498">
            <text:p>498</text:p>
          </table:table-cell>
          <table:table-cell table:formula="oooc:=[.A499]/1024*5" office:value-type="float" office:value="2.431640625">
            <text:p>2.43</text:p>
          </table:table-cell>
          <table:table-cell table:style-name="ce5" table:formula="oooc:=5*(9780/[.B499])-9780" office:value-type="float" office:value="10329.8795180723">
            <text:p>10329.88</text:p>
          </table:table-cell>
          <table:table-cell table:style-name="ce5" table:formula="oooc:=-273.15+1/(3.35*10^-3+2.57*10^-4*LN([.C499]/10000)+2.63*10^-6*LN([.C499]/10000)^2+6.75*10^-8*LN([.C499]/10000)^3)" office:value-type="float" office:value="24.6158175402397">
            <text:p>24.62</text:p>
          </table:table-cell>
          <table:table-cell table:style-name="ce7" table:formula="oooc:=-273.15+1/(3.354016*10^-3+2.56985*10^-4*LN([.C499]/10000)+2.620131*10^-6*LN([.C499]/10000)^2+6.383091*10^-8*LN([.C499]/10000)^3)" office:value-type="float" office:value="24.2602102700733">
            <text:p>24.3</text:p>
          </table:table-cell>
          <table:table-cell table:number-columns-repeated="251"/>
        </table:table-row>
        <table:table-row table:style-name="ro2">
          <table:table-cell table:formula="oooc:=[.A499]+1" office:value-type="float" office:value="499">
            <text:p>499</text:p>
          </table:table-cell>
          <table:table-cell table:formula="oooc:=[.A500]/1024*5" office:value-type="float" office:value="2.4365234375">
            <text:p>2.44</text:p>
          </table:table-cell>
          <table:table-cell table:style-name="ce5" table:formula="oooc:=5*(9780/[.B500])-9780" office:value-type="float" office:value="10289.5791583166">
            <text:p>10289.58</text:p>
          </table:table-cell>
          <table:table-cell table:style-name="ce5" table:formula="oooc:=-273.15+1/(3.35*10^-3+2.57*10^-4*LN([.C500]/10000)+2.63*10^-6*LN([.C500]/10000)^2+6.75*10^-8*LN([.C500]/10000)^3)" office:value-type="float" office:value="24.7049726787646">
            <text:p>24.7</text:p>
          </table:table-cell>
          <table:table-cell table:style-name="ce7" table:formula="oooc:=-273.15+1/(3.354016*10^-3+2.56985*10^-4*LN([.C500]/10000)+2.620131*10^-6*LN([.C500]/10000)^2+6.383091*10^-8*LN([.C500]/10000)^3)" office:value-type="float" office:value="24.3491471553152">
            <text:p>24.3</text:p>
          </table:table-cell>
          <table:table-cell table:number-columns-repeated="251"/>
        </table:table-row>
        <table:table-row table:style-name="ro2">
          <table:table-cell table:formula="oooc:=[.A500]+1" office:value-type="float" office:value="500">
            <text:p>500</text:p>
          </table:table-cell>
          <table:table-cell table:formula="oooc:=[.A501]/1024*5" office:value-type="float" office:value="2.44140625">
            <text:p>2.44</text:p>
          </table:table-cell>
          <table:table-cell table:style-name="ce5" table:formula="oooc:=5*(9780/[.B501])-9780" office:value-type="float" office:value="10249.44">
            <text:p>10249.44</text:p>
          </table:table-cell>
          <table:table-cell table:style-name="ce5" table:formula="oooc:=-273.15+1/(3.35*10^-3+2.57*10^-4*LN([.C501]/10000)+2.63*10^-6*LN([.C501]/10000)^2+6.75*10^-8*LN([.C501]/10000)^3)" office:value-type="float" office:value="24.7941652165808">
            <text:p>24.79</text:p>
          </table:table-cell>
          <table:table-cell table:style-name="ce7" table:formula="oooc:=-273.15+1/(3.354016*10^-3+2.56985*10^-4*LN([.C501]/10000)+2.620131*10^-6*LN([.C501]/10000)^2+6.383091*10^-8*LN([.C501]/10000)^3)" office:value-type="float" office:value="24.4381213085417">
            <text:p>24.4</text:p>
          </table:table-cell>
          <table:table-cell table:number-columns-repeated="251"/>
        </table:table-row>
        <table:table-row table:style-name="ro2">
          <table:table-cell table:formula="oooc:=[.A501]+1" office:value-type="float" office:value="501">
            <text:p>501</text:p>
          </table:table-cell>
          <table:table-cell table:formula="oooc:=[.A502]/1024*5" office:value-type="float" office:value="2.4462890625">
            <text:p>2.45</text:p>
          </table:table-cell>
          <table:table-cell table:style-name="ce5" table:formula="oooc:=5*(9780/[.B502])-9780" office:value-type="float" office:value="10209.4610778443">
            <text:p>10209.46</text:p>
          </table:table-cell>
          <table:table-cell table:style-name="ce5" table:formula="oooc:=-273.15+1/(3.35*10^-3+2.57*10^-4*LN([.C502]/10000)+2.63*10^-6*LN([.C502]/10000)^2+6.75*10^-8*LN([.C502]/10000)^3)" office:value-type="float" office:value="24.8833958602453">
            <text:p>24.88</text:p>
          </table:table-cell>
          <table:table-cell table:style-name="ce7" table:formula="oooc:=-273.15+1/(3.354016*10^-3+2.56985*10^-4*LN([.C502]/10000)+2.620131*10^-6*LN([.C502]/10000)^2+6.383091*10^-8*LN([.C502]/10000)^3)" office:value-type="float" office:value="24.5271334344201">
            <text:p>24.5</text:p>
          </table:table-cell>
          <table:table-cell table:number-columns-repeated="251"/>
        </table:table-row>
        <table:table-row table:style-name="ro2">
          <table:table-cell table:formula="oooc:=[.A502]+1" office:value-type="float" office:value="502">
            <text:p>502</text:p>
          </table:table-cell>
          <table:table-cell table:formula="oooc:=[.A503]/1024*5" office:value-type="float" office:value="2.451171875">
            <text:p>2.45</text:p>
          </table:table-cell>
          <table:table-cell table:style-name="ce5" table:formula="oooc:=5*(9780/[.B503])-9780" office:value-type="float" office:value="10169.641434263">
            <text:p>10169.64</text:p>
          </table:table-cell>
          <table:table-cell table:style-name="ce5" table:formula="oooc:=-273.15+1/(3.35*10^-3+2.57*10^-4*LN([.C503]/10000)+2.63*10^-6*LN([.C503]/10000)^2+6.75*10^-8*LN([.C503]/10000)^3)" office:value-type="float" office:value="24.9726653173782">
            <text:p>24.97</text:p>
          </table:table-cell>
          <table:table-cell table:style-name="ce7" table:formula="oooc:=-273.15+1/(3.354016*10^-3+2.56985*10^-4*LN([.C503]/10000)+2.620131*10^-6*LN([.C503]/10000)^2+6.383091*10^-8*LN([.C503]/10000)^3)" office:value-type="float" office:value="24.6161842386758">
            <text:p>24.6</text:p>
          </table:table-cell>
          <table:table-cell table:number-columns-repeated="251"/>
        </table:table-row>
        <table:table-row table:style-name="ro2">
          <table:table-cell table:formula="oooc:=[.A503]+1" office:value-type="float" office:value="503">
            <text:p>503</text:p>
          </table:table-cell>
          <table:table-cell table:formula="oooc:=[.A504]/1024*5" office:value-type="float" office:value="2.4560546875">
            <text:p>2.46</text:p>
          </table:table-cell>
          <table:table-cell table:style-name="ce5" table:formula="oooc:=5*(9780/[.B504])-9780" office:value-type="float" office:value="10129.9801192843">
            <text:p>10129.98</text:p>
          </table:table-cell>
          <table:table-cell table:style-name="ce5" table:formula="oooc:=-273.15+1/(3.35*10^-3+2.57*10^-4*LN([.C504]/10000)+2.63*10^-6*LN([.C504]/10000)^2+6.75*10^-8*LN([.C504]/10000)^3)" office:value-type="float" office:value="25.0619742966954">
            <text:p>25.06</text:p>
          </table:table-cell>
          <table:table-cell table:style-name="ce7" table:formula="oooc:=-273.15+1/(3.354016*10^-3+2.56985*10^-4*LN([.C504]/10000)+2.620131*10^-6*LN([.C504]/10000)^2+6.383091*10^-8*LN([.C504]/10000)^3)" office:value-type="float" office:value="24.705274428126">
            <text:p>24.7</text:p>
          </table:table-cell>
          <table:table-cell table:number-columns-repeated="251"/>
        </table:table-row>
        <table:table-row table:style-name="ro2">
          <table:table-cell table:formula="oooc:=[.A504]+1" office:value-type="float" office:value="504">
            <text:p>504</text:p>
          </table:table-cell>
          <table:table-cell table:formula="oooc:=[.A505]/1024*5" office:value-type="float" office:value="2.4609375">
            <text:p>2.46</text:p>
          </table:table-cell>
          <table:table-cell table:style-name="ce5" table:formula="oooc:=5*(9780/[.B505])-9780" office:value-type="float" office:value="10090.4761904762">
            <text:p>10090.48</text:p>
          </table:table-cell>
          <table:table-cell table:style-name="ce5" table:formula="oooc:=-273.15+1/(3.35*10^-3+2.57*10^-4*LN([.C505]/10000)+2.63*10^-6*LN([.C505]/10000)^2+6.75*10^-8*LN([.C505]/10000)^3)" office:value-type="float" office:value="25.1513235080415">
            <text:p>25.15</text:p>
          </table:table-cell>
          <table:table-cell table:style-name="ce7" table:formula="oooc:=-273.15+1/(3.354016*10^-3+2.56985*10^-4*LN([.C505]/10000)+2.620131*10^-6*LN([.C505]/10000)^2+6.383091*10^-8*LN([.C505]/10000)^3)" office:value-type="float" office:value="24.7944047107128">
            <text:p>24.8</text:p>
          </table:table-cell>
          <table:table-cell table:number-columns-repeated="251"/>
        </table:table-row>
        <table:table-row table:style-name="ro2">
          <table:table-cell table:formula="oooc:=[.A505]+1" office:value-type="float" office:value="505">
            <text:p>505</text:p>
          </table:table-cell>
          <table:table-cell table:formula="oooc:=[.A506]/1024*5" office:value-type="float" office:value="2.4658203125">
            <text:p>2.47</text:p>
          </table:table-cell>
          <table:table-cell table:style-name="ce5" table:formula="oooc:=5*(9780/[.B506])-9780" office:value-type="float" office:value="10051.1287128713">
            <text:p>10051.13</text:p>
          </table:table-cell>
          <table:table-cell table:style-name="ce5" table:formula="oooc:=-273.15+1/(3.35*10^-3+2.57*10^-4*LN([.C506]/10000)+2.63*10^-6*LN([.C506]/10000)^2+6.75*10^-8*LN([.C506]/10000)^3)" office:value-type="float" office:value="25.2407136624229">
            <text:p>25.24</text:p>
          </table:table-cell>
          <table:table-cell table:style-name="ce7" table:formula="oooc:=-273.15+1/(3.354016*10^-3+2.56985*10^-4*LN([.C506]/10000)+2.620131*10^-6*LN([.C506]/10000)^2+6.383091*10^-8*LN([.C506]/10000)^3)" office:value-type="float" office:value="24.8835757955353">
            <text:p>24.9</text:p>
          </table:table-cell>
          <table:table-cell table:number-columns-repeated="251"/>
        </table:table-row>
        <table:table-row table:style-name="ro2">
          <table:table-cell table:formula="oooc:=[.A506]+1" office:value-type="float" office:value="506">
            <text:p>506</text:p>
          </table:table-cell>
          <table:table-cell table:formula="oooc:=[.A507]/1024*5" office:value-type="float" office:value="2.470703125">
            <text:p>2.47</text:p>
          </table:table-cell>
          <table:table-cell table:style-name="ce5" table:formula="oooc:=5*(9780/[.B507])-9780" office:value-type="float" office:value="10011.9367588933">
            <text:p>10011.94</text:p>
          </table:table-cell>
          <table:table-cell table:style-name="ce5" table:formula="oooc:=-273.15+1/(3.35*10^-3+2.57*10^-4*LN([.C507]/10000)+2.63*10^-6*LN([.C507]/10000)^2+6.75*10^-8*LN([.C507]/10000)^3)" office:value-type="float" office:value="25.330145472042">
            <text:p>25.33</text:p>
          </table:table-cell>
          <table:table-cell table:style-name="ce7" table:formula="oooc:=-273.15+1/(3.354016*10^-3+2.56985*10^-4*LN([.C507]/10000)+2.620131*10^-6*LN([.C507]/10000)^2+6.383091*10^-8*LN([.C507]/10000)^3)" office:value-type="float" office:value="24.9727883928841">
            <text:p>25.0</text:p>
          </table:table-cell>
          <table:table-cell table:number-columns-repeated="251"/>
        </table:table-row>
        <table:table-row table:style-name="ro2">
          <table:table-cell table:formula="oooc:=[.A507]+1" office:value-type="float" office:value="507">
            <text:p>507</text:p>
          </table:table-cell>
          <table:table-cell table:formula="oooc:=[.A508]/1024*5" office:value-type="float" office:value="2.4755859375">
            <text:p>2.48</text:p>
          </table:table-cell>
          <table:table-cell table:style-name="ce5" table:formula="oooc:=5*(9780/[.B508])-9780" office:value-type="float" office:value="9972.89940828403">
            <text:p>9972.9</text:p>
          </table:table-cell>
          <table:table-cell table:style-name="ce5" table:formula="oooc:=-273.15+1/(3.35*10^-3+2.57*10^-4*LN([.C508]/10000)+2.63*10^-6*LN([.C508]/10000)^2+6.75*10^-8*LN([.C508]/10000)^3)" office:value-type="float" office:value="25.4196196503294">
            <text:p>25.42</text:p>
          </table:table-cell>
          <table:table-cell table:style-name="ce7" table:formula="oooc:=-273.15+1/(3.354016*10^-3+2.56985*10^-4*LN([.C508]/10000)+2.620131*10^-6*LN([.C508]/10000)^2+6.383091*10^-8*LN([.C508]/10000)^3)" office:value-type="float" office:value="25.0620432142737">
            <text:p>25.1</text:p>
          </table:table-cell>
          <table:table-cell table:number-columns-repeated="251"/>
        </table:table-row>
        <table:table-row table:style-name="ro2">
          <table:table-cell table:formula="oooc:=[.A508]+1" office:value-type="float" office:value="508">
            <text:p>508</text:p>
          </table:table-cell>
          <table:table-cell table:formula="oooc:=[.A509]/1024*5" office:value-type="float" office:value="2.48046875">
            <text:p>2.48</text:p>
          </table:table-cell>
          <table:table-cell table:style-name="ce5" table:formula="oooc:=5*(9780/[.B509])-9780" office:value-type="float" office:value="9934.0157480315">
            <text:p>9934.02</text:p>
          </table:table-cell>
          <table:table-cell table:style-name="ce5" table:formula="oooc:=-273.15+1/(3.35*10^-3+2.57*10^-4*LN([.C509]/10000)+2.63*10^-6*LN([.C509]/10000)^2+6.75*10^-8*LN([.C509]/10000)^3)" office:value-type="float" office:value="25.5091369119781">
            <text:p>25.51</text:p>
          </table:table-cell>
          <table:table-cell table:style-name="ce7" table:formula="oooc:=-273.15+1/(3.354016*10^-3+2.56985*10^-4*LN([.C509]/10000)+2.620131*10^-6*LN([.C509]/10000)^2+6.383091*10^-8*LN([.C509]/10000)^3)" office:value-type="float" office:value="25.1513409724761">
            <text:p>25.2</text:p>
          </table:table-cell>
          <table:table-cell table:number-columns-repeated="251"/>
        </table:table-row>
        <table:table-row table:style-name="ro2">
          <table:table-cell table:formula="oooc:=[.A509]+1" office:value-type="float" office:value="509">
            <text:p>509</text:p>
          </table:table-cell>
          <table:table-cell table:formula="oooc:=[.A510]/1024*5" office:value-type="float" office:value="2.4853515625">
            <text:p>2.49</text:p>
          </table:table-cell>
          <table:table-cell table:style-name="ce5" table:formula="oooc:=5*(9780/[.B510])-9780" office:value-type="float" office:value="9895.28487229862">
            <text:p>9895.28</text:p>
          </table:table-cell>
          <table:table-cell table:style-name="ce5" table:formula="oooc:=-273.15+1/(3.35*10^-3+2.57*10^-4*LN([.C510]/10000)+2.63*10^-6*LN([.C510]/10000)^2+6.75*10^-8*LN([.C510]/10000)^3)" office:value-type="float" office:value="25.5986979729771">
            <text:p>25.6</text:p>
          </table:table-cell>
          <table:table-cell table:style-name="ce7" table:formula="oooc:=-273.15+1/(3.354016*10^-3+2.56985*10^-4*LN([.C510]/10000)+2.620131*10^-6*LN([.C510]/10000)^2+6.383091*10^-8*LN([.C510]/10000)^3)" office:value-type="float" office:value="25.2406823815547">
            <text:p>25.2</text:p>
          </table:table-cell>
          <table:table-cell table:number-columns-repeated="251"/>
        </table:table-row>
        <table:table-row table:style-name="ro2">
          <table:table-cell table:formula="oooc:=[.A510]+1" office:value-type="float" office:value="510">
            <text:p>510</text:p>
          </table:table-cell>
          <table:table-cell table:formula="oooc:=[.A511]/1024*5" office:value-type="float" office:value="2.490234375">
            <text:p>2.49</text:p>
          </table:table-cell>
          <table:table-cell table:style-name="ce5" table:formula="oooc:=5*(9780/[.B511])-9780" office:value-type="float" office:value="9856.70588235294">
            <text:p>9856.71</text:p>
          </table:table-cell>
          <table:table-cell table:style-name="ce5" table:formula="oooc:=-273.15+1/(3.35*10^-3+2.57*10^-4*LN([.C511]/10000)+2.63*10^-6*LN([.C511]/10000)^2+6.75*10^-8*LN([.C511]/10000)^3)" office:value-type="float" office:value="25.6883035506448">
            <text:p>25.69</text:p>
          </table:table-cell>
          <table:table-cell table:style-name="ce7" table:formula="oooc:=-273.15+1/(3.354016*10^-3+2.56985*10^-4*LN([.C511]/10000)+2.620131*10^-6*LN([.C511]/10000)^2+6.383091*10^-8*LN([.C511]/10000)^3)" office:value-type="float" office:value="25.3300681568974">
            <text:p>25.3</text:p>
          </table:table-cell>
          <table:table-cell table:number-columns-repeated="251"/>
        </table:table-row>
        <table:table-row table:style-name="ro2">
          <table:table-cell table:formula="oooc:=[.A511]+1" office:value-type="float" office:value="511">
            <text:p>511</text:p>
          </table:table-cell>
          <table:table-cell table:formula="oooc:=[.A512]/1024*5" office:value-type="float" office:value="2.4951171875">
            <text:p>2.5</text:p>
          </table:table-cell>
          <table:table-cell table:style-name="ce5" table:formula="oooc:=5*(9780/[.B512])-9780" office:value-type="float" office:value="9818.27788649706">
            <text:p>9818.28</text:p>
          </table:table-cell>
          <table:table-cell table:style-name="ce5" table:formula="oooc:=-273.15+1/(3.35*10^-3+2.57*10^-4*LN([.C512]/10000)+2.63*10^-6*LN([.C512]/10000)^2+6.75*10^-8*LN([.C512]/10000)^3)" office:value-type="float" office:value="25.777954363663">
            <text:p>25.78</text:p>
          </table:table-cell>
          <table:table-cell table:style-name="ce7" table:formula="oooc:=-273.15+1/(3.354016*10^-3+2.56985*10^-4*LN([.C512]/10000)+2.620131*10^-6*LN([.C512]/10000)^2+6.383091*10^-8*LN([.C512]/10000)^3)" office:value-type="float" office:value="25.4194990152506">
            <text:p>25.4</text:p>
          </table:table-cell>
          <table:table-cell table:number-columns-repeated="251"/>
        </table:table-row>
        <table:table-row table:style-name="ro2">
          <table:table-cell table:formula="oooc:=[.A512]+1" office:value-type="float" office:value="512">
            <text:p>512</text:p>
          </table:table-cell>
          <table:table-cell table:formula="oooc:=[.A513]/1024*5" office:value-type="float" office:value="2.5">
            <text:p>2.5</text:p>
          </table:table-cell>
          <table:table-cell table:style-name="ce5" table:formula="oooc:=5*(9780/[.B513])-9780" office:value-type="float" office:value="9780">
            <text:p>9780</text:p>
          </table:table-cell>
          <table:table-cell table:style-name="ce5" table:formula="oooc:=-273.15+1/(3.35*10^-3+2.57*10^-4*LN([.C513]/10000)+2.63*10^-6*LN([.C513]/10000)^2+6.75*10^-8*LN([.C513]/10000)^3)" office:value-type="float" office:value="25.8676511321111">
            <text:p>25.87</text:p>
          </table:table-cell>
          <table:table-cell table:style-name="ce7" table:formula="oooc:=-273.15+1/(3.354016*10^-3+2.56985*10^-4*LN([.C513]/10000)+2.620131*10^-6*LN([.C513]/10000)^2+6.383091*10^-8*LN([.C513]/10000)^3)" office:value-type="float" office:value="25.5089756747529">
            <text:p>25.5</text:p>
          </table:table-cell>
          <table:table-cell table:number-columns-repeated="251"/>
        </table:table-row>
        <table:table-row table:style-name="ro2">
          <table:table-cell table:formula="oooc:=[.A513]+1" office:value-type="float" office:value="513">
            <text:p>513</text:p>
          </table:table-cell>
          <table:table-cell table:formula="oooc:=[.A514]/1024*5" office:value-type="float" office:value="2.5048828125">
            <text:p>2.5</text:p>
          </table:table-cell>
          <table:table-cell table:style-name="ce5" table:formula="oooc:=5*(9780/[.B514])-9780" office:value-type="float" office:value="9741.87134502924">
            <text:p>9741.87</text:p>
          </table:table-cell>
          <table:table-cell table:style-name="ce5" table:formula="oooc:=-273.15+1/(3.35*10^-3+2.57*10^-4*LN([.C514]/10000)+2.63*10^-6*LN([.C514]/10000)^2+6.75*10^-8*LN([.C514]/10000)^3)" office:value-type="float" office:value="25.9573945774997">
            <text:p>25.96</text:p>
          </table:table-cell>
          <table:table-cell table:style-name="ce7" table:formula="oooc:=-273.15+1/(3.354016*10^-3+2.56985*10^-4*LN([.C514]/10000)+2.620131*10^-6*LN([.C514]/10000)^2+6.383091*10^-8*LN([.C514]/10000)^3)" office:value-type="float" office:value="25.5984988549696">
            <text:p>25.6</text:p>
          </table:table-cell>
          <table:table-cell table:number-columns-repeated="251"/>
        </table:table-row>
        <table:table-row table:style-name="ro2">
          <table:table-cell table:formula="oooc:=[.A514]+1" office:value-type="float" office:value="514">
            <text:p>514</text:p>
          </table:table-cell>
          <table:table-cell table:formula="oooc:=[.A515]/1024*5" office:value-type="float" office:value="2.509765625">
            <text:p>2.51</text:p>
          </table:table-cell>
          <table:table-cell table:style-name="ce5" table:formula="oooc:=5*(9780/[.B515])-9780" office:value-type="float" office:value="9703.89105058366">
            <text:p>9703.89</text:p>
          </table:table-cell>
          <table:table-cell table:style-name="ce5" table:formula="oooc:=-273.15+1/(3.35*10^-3+2.57*10^-4*LN([.C515]/10000)+2.63*10^-6*LN([.C515]/10000)^2+6.75*10^-8*LN([.C515]/10000)^3)" office:value-type="float" office:value="26.0471854228051">
            <text:p>26.05</text:p>
          </table:table-cell>
          <table:table-cell table:style-name="ce7" table:formula="oooc:=-273.15+1/(3.354016*10^-3+2.56985*10^-4*LN([.C515]/10000)+2.620131*10^-6*LN([.C515]/10000)^2+6.383091*10^-8*LN([.C515]/10000)^3)" office:value-type="float" office:value="25.6880692769259">
            <text:p>25.7</text:p>
          </table:table-cell>
          <table:table-cell table:number-columns-repeated="251"/>
        </table:table-row>
        <table:table-row table:style-name="ro2">
          <table:table-cell table:formula="oooc:=[.A515]+1" office:value-type="float" office:value="515">
            <text:p>515</text:p>
          </table:table-cell>
          <table:table-cell table:formula="oooc:=[.A516]/1024*5" office:value-type="float" office:value="2.5146484375">
            <text:p>2.51</text:p>
          </table:table-cell>
          <table:table-cell table:style-name="ce5" table:formula="oooc:=5*(9780/[.B516])-9780" office:value-type="float" office:value="9666.05825242718">
            <text:p>9666.06</text:p>
          </table:table-cell>
          <table:table-cell table:style-name="ce5" table:formula="oooc:=-273.15+1/(3.35*10^-3+2.57*10^-4*LN([.C516]/10000)+2.63*10^-6*LN([.C516]/10000)^2+6.75*10^-8*LN([.C516]/10000)^3)" office:value-type="float" office:value="26.1370243925035">
            <text:p>26.14</text:p>
          </table:table-cell>
          <table:table-cell table:style-name="ce7" table:formula="oooc:=-273.15+1/(3.354016*10^-3+2.56985*10^-4*LN([.C516]/10000)+2.620131*10^-6*LN([.C516]/10000)^2+6.383091*10^-8*LN([.C516]/10000)^3)" office:value-type="float" office:value="25.777687663142">
            <text:p>25.8</text:p>
          </table:table-cell>
          <table:table-cell table:number-columns-repeated="251"/>
        </table:table-row>
        <table:table-row table:style-name="ro2">
          <table:table-cell table:formula="oooc:=[.A516]+1" office:value-type="float" office:value="516">
            <text:p>516</text:p>
          </table:table-cell>
          <table:table-cell table:formula="oooc:=[.A517]/1024*5" office:value-type="float" office:value="2.51953125">
            <text:p>2.52</text:p>
          </table:table-cell>
          <table:table-cell table:style-name="ce5" table:formula="oooc:=5*(9780/[.B517])-9780" office:value-type="float" office:value="9628.37209302326">
            <text:p>9628.37</text:p>
          </table:table-cell>
          <table:table-cell table:style-name="ce5" table:formula="oooc:=-273.15+1/(3.35*10^-3+2.57*10^-4*LN([.C517]/10000)+2.63*10^-6*LN([.C517]/10000)^2+6.75*10^-8*LN([.C517]/10000)^3)" office:value-type="float" office:value="26.2269122126058">
            <text:p>26.23</text:p>
          </table:table-cell>
          <table:table-cell table:style-name="ce7" table:formula="oooc:=-273.15+1/(3.354016*10^-3+2.56985*10^-4*LN([.C517]/10000)+2.620131*10^-6*LN([.C517]/10000)^2+6.383091*10^-8*LN([.C517]/10000)^3)" office:value-type="float" office:value="25.8673547376669">
            <text:p>25.9</text:p>
          </table:table-cell>
          <table:table-cell table:number-columns-repeated="251"/>
        </table:table-row>
        <table:table-row table:style-name="ro2">
          <table:table-cell table:formula="oooc:=[.A517]+1" office:value-type="float" office:value="517">
            <text:p>517</text:p>
          </table:table-cell>
          <table:table-cell table:formula="oooc:=[.A518]/1024*5" office:value-type="float" office:value="2.5244140625">
            <text:p>2.52</text:p>
          </table:table-cell>
          <table:table-cell table:style-name="ce5" table:formula="oooc:=5*(9780/[.B518])-9780" office:value-type="float" office:value="9590.83172147002">
            <text:p>9590.83</text:p>
          </table:table-cell>
          <table:table-cell table:style-name="ce5" table:formula="oooc:=-273.15+1/(3.35*10^-3+2.57*10^-4*LN([.C518]/10000)+2.63*10^-6*LN([.C518]/10000)^2+6.75*10^-8*LN([.C518]/10000)^3)" office:value-type="float" office:value="26.3168496106919">
            <text:p>26.32</text:p>
          </table:table-cell>
          <table:table-cell table:style-name="ce7" table:formula="oooc:=-273.15+1/(3.354016*10^-3+2.56985*10^-4*LN([.C518]/10000)+2.620131*10^-6*LN([.C518]/10000)^2+6.383091*10^-8*LN([.C518]/10000)^3)" office:value-type="float" office:value="25.9570712261133">
            <text:p>26.0</text:p>
          </table:table-cell>
          <table:table-cell table:number-columns-repeated="251"/>
        </table:table-row>
        <table:table-row table:style-name="ro2">
          <table:table-cell table:formula="oooc:=[.A518]+1" office:value-type="float" office:value="518">
            <text:p>518</text:p>
          </table:table-cell>
          <table:table-cell table:formula="oooc:=[.A519]/1024*5" office:value-type="float" office:value="2.529296875">
            <text:p>2.53</text:p>
          </table:table-cell>
          <table:table-cell table:style-name="ce5" table:formula="oooc:=5*(9780/[.B519])-9780" office:value-type="float" office:value="9553.43629343629">
            <text:p>9553.44</text:p>
          </table:table-cell>
          <table:table-cell table:style-name="ce5" table:formula="oooc:=-273.15+1/(3.35*10^-3+2.57*10^-4*LN([.C519]/10000)+2.63*10^-6*LN([.C519]/10000)^2+6.75*10^-8*LN([.C519]/10000)^3)" office:value-type="float" office:value="26.406837315945">
            <text:p>26.41</text:p>
          </table:table-cell>
          <table:table-cell table:style-name="ce7" table:formula="oooc:=-273.15+1/(3.354016*10^-3+2.56985*10^-4*LN([.C519]/10000)+2.620131*10^-6*LN([.C519]/10000)^2+6.383091*10^-8*LN([.C519]/10000)^3)" office:value-type="float" office:value="26.0468378556918">
            <text:p>26.0</text:p>
          </table:table-cell>
          <table:table-cell table:number-columns-repeated="251"/>
        </table:table-row>
        <table:table-row table:style-name="ro2">
          <table:table-cell table:formula="oooc:=[.A519]+1" office:value-type="float" office:value="519">
            <text:p>519</text:p>
          </table:table-cell>
          <table:table-cell table:formula="oooc:=[.A520]/1024*5" office:value-type="float" office:value="2.5341796875">
            <text:p>2.53</text:p>
          </table:table-cell>
          <table:table-cell table:style-name="ce5" table:formula="oooc:=5*(9780/[.B520])-9780" office:value-type="float" office:value="9516.18497109827">
            <text:p>9516.18</text:p>
          </table:table-cell>
          <table:table-cell table:style-name="ce5" table:formula="oooc:=-273.15+1/(3.35*10^-3+2.57*10^-4*LN([.C520]/10000)+2.63*10^-6*LN([.C520]/10000)^2+6.75*10^-8*LN([.C520]/10000)^3)" office:value-type="float" office:value="26.4968760591879">
            <text:p>26.5</text:p>
          </table:table-cell>
          <table:table-cell table:style-name="ce7" table:formula="oooc:=-273.15+1/(3.354016*10^-3+2.56985*10^-4*LN([.C520]/10000)+2.620131*10^-6*LN([.C520]/10000)^2+6.383091*10^-8*LN([.C520]/10000)^3)" office:value-type="float" office:value="26.1366553552464">
            <text:p>26.1</text:p>
          </table:table-cell>
          <table:table-cell table:number-columns-repeated="251"/>
        </table:table-row>
        <table:table-row table:style-name="ro2">
          <table:table-cell table:formula="oooc:=[.A520]+1" office:value-type="float" office:value="520">
            <text:p>520</text:p>
          </table:table-cell>
          <table:table-cell table:formula="oooc:=[.A521]/1024*5" office:value-type="float" office:value="2.5390625">
            <text:p>2.54</text:p>
          </table:table-cell>
          <table:table-cell table:style-name="ce5" table:formula="oooc:=5*(9780/[.B521])-9780" office:value-type="float" office:value="9479.07692307692">
            <text:p>9479.08</text:p>
          </table:table-cell>
          <table:table-cell table:style-name="ce5" table:formula="oooc:=-273.15+1/(3.35*10^-3+2.57*10^-4*LN([.C521]/10000)+2.63*10^-6*LN([.C521]/10000)^2+6.75*10^-8*LN([.C521]/10000)^3)" office:value-type="float" office:value="26.5869665729166">
            <text:p>26.59</text:p>
          </table:table-cell>
          <table:table-cell table:style-name="ce7" table:formula="oooc:=-273.15+1/(3.354016*10^-3+2.56985*10^-4*LN([.C521]/10000)+2.620131*10^-6*LN([.C521]/10000)^2+6.383091*10^-8*LN([.C521]/10000)^3)" office:value-type="float" office:value="26.2265244552888">
            <text:p>26.2</text:p>
          </table:table-cell>
          <table:table-cell table:number-columns-repeated="251"/>
        </table:table-row>
        <table:table-row table:style-name="ro2">
          <table:table-cell table:formula="oooc:=[.A521]+1" office:value-type="float" office:value="521">
            <text:p>521</text:p>
          </table:table-cell>
          <table:table-cell table:formula="oooc:=[.A522]/1024*5" office:value-type="float" office:value="2.5439453125">
            <text:p>2.54</text:p>
          </table:table-cell>
          <table:table-cell table:style-name="ce5" table:formula="oooc:=5*(9780/[.B522])-9780" office:value-type="float" office:value="9442.1113243762">
            <text:p>9442.11</text:p>
          </table:table-cell>
          <table:table-cell table:style-name="ce5" table:formula="oooc:=-273.15+1/(3.35*10^-3+2.57*10^-4*LN([.C522]/10000)+2.63*10^-6*LN([.C522]/10000)^2+6.75*10^-8*LN([.C522]/10000)^3)" office:value-type="float" office:value="26.6771095913361">
            <text:p>26.68</text:p>
          </table:table-cell>
          <table:table-cell table:style-name="ce7" table:formula="oooc:=-273.15+1/(3.354016*10^-3+2.56985*10^-4*LN([.C522]/10000)+2.620131*10^-6*LN([.C522]/10000)^2+6.383091*10^-8*LN([.C522]/10000)^3)" office:value-type="float" office:value="26.3164458880335">
            <text:p>26.3</text:p>
          </table:table-cell>
          <table:table-cell table:number-columns-repeated="251"/>
        </table:table-row>
        <table:table-row table:style-name="ro2">
          <table:table-cell table:formula="oooc:=[.A522]+1" office:value-type="float" office:value="522">
            <text:p>522</text:p>
          </table:table-cell>
          <table:table-cell table:formula="oooc:=[.A523]/1024*5" office:value-type="float" office:value="2.548828125">
            <text:p>2.55</text:p>
          </table:table-cell>
          <table:table-cell table:style-name="ce5" table:formula="oooc:=5*(9780/[.B523])-9780" office:value-type="float" office:value="9405.28735632184">
            <text:p>9405.29</text:p>
          </table:table-cell>
          <table:table-cell table:style-name="ce5" table:formula="oooc:=-273.15+1/(3.35*10^-3+2.57*10^-4*LN([.C523]/10000)+2.63*10^-6*LN([.C523]/10000)^2+6.75*10^-8*LN([.C523]/10000)^3)" office:value-type="float" office:value="26.7673058503958">
            <text:p>26.77</text:p>
          </table:table-cell>
          <table:table-cell table:style-name="ce7" table:formula="oooc:=-273.15+1/(3.354016*10^-3+2.56985*10^-4*LN([.C523]/10000)+2.620131*10^-6*LN([.C523]/10000)^2+6.383091*10^-8*LN([.C523]/10000)^3)" office:value-type="float" office:value="26.4064203874337">
            <text:p>26.4</text:p>
          </table:table-cell>
          <table:table-cell table:number-columns-repeated="251"/>
        </table:table-row>
        <table:table-row table:style-name="ro2">
          <table:table-cell table:formula="oooc:=[.A523]+1" office:value-type="float" office:value="523">
            <text:p>523</text:p>
          </table:table-cell>
          <table:table-cell table:formula="oooc:=[.A524]/1024*5" office:value-type="float" office:value="2.5537109375">
            <text:p>2.55</text:p>
          </table:table-cell>
          <table:table-cell table:style-name="ce5" table:formula="oooc:=5*(9780/[.B524])-9780" office:value-type="float" office:value="9368.60420650096">
            <text:p>9368.6</text:p>
          </table:table-cell>
          <table:table-cell table:style-name="ce5" table:formula="oooc:=-273.15+1/(3.35*10^-3+2.57*10^-4*LN([.C524]/10000)+2.63*10^-6*LN([.C524]/10000)^2+6.75*10^-8*LN([.C524]/10000)^3)" office:value-type="float" office:value="26.8575560878252">
            <text:p>26.86</text:p>
          </table:table-cell>
          <table:table-cell table:style-name="ce7" table:formula="oooc:=-273.15+1/(3.354016*10^-3+2.56985*10^-4*LN([.C524]/10000)+2.620131*10^-6*LN([.C524]/10000)^2+6.383091*10^-8*LN([.C524]/10000)^3)" office:value-type="float" office:value="26.4964486892161">
            <text:p>26.5</text:p>
          </table:table-cell>
          <table:table-cell table:number-columns-repeated="251"/>
        </table:table-row>
        <table:table-row table:style-name="ro2">
          <table:table-cell table:formula="oooc:=[.A524]+1" office:value-type="float" office:value="524">
            <text:p>524</text:p>
          </table:table-cell>
          <table:table-cell table:formula="oooc:=[.A525]/1024*5" office:value-type="float" office:value="2.55859375">
            <text:p>2.56</text:p>
          </table:table-cell>
          <table:table-cell table:style-name="ce5" table:formula="oooc:=5*(9780/[.B525])-9780" office:value-type="float" office:value="9332.06106870229">
            <text:p>9332.06</text:p>
          </table:table-cell>
          <table:table-cell table:style-name="ce5" table:formula="oooc:=-273.15+1/(3.35*10^-3+2.57*10^-4*LN([.C525]/10000)+2.63*10^-6*LN([.C525]/10000)^2+6.75*10^-8*LN([.C525]/10000)^3)" office:value-type="float" office:value="26.9478610431692">
            <text:p>26.95</text:p>
          </table:table-cell>
          <table:table-cell table:style-name="ce7" table:formula="oooc:=-273.15+1/(3.354016*10^-3+2.56985*10^-4*LN([.C525]/10000)+2.620131*10^-6*LN([.C525]/10000)^2+6.383091*10^-8*LN([.C525]/10000)^3)" office:value-type="float" office:value="26.5865315309169">
            <text:p>26.6</text:p>
          </table:table-cell>
          <table:table-cell table:number-columns-repeated="251"/>
        </table:table-row>
        <table:table-row table:style-name="ro2">
          <table:table-cell table:formula="oooc:=[.A525]+1" office:value-type="float" office:value="525">
            <text:p>525</text:p>
          </table:table-cell>
          <table:table-cell table:formula="oooc:=[.A526]/1024*5" office:value-type="float" office:value="2.5634765625">
            <text:p>2.56</text:p>
          </table:table-cell>
          <table:table-cell table:style-name="ce5" table:formula="oooc:=5*(9780/[.B526])-9780" office:value-type="float" office:value="9295.65714285714">
            <text:p>9295.66</text:p>
          </table:table-cell>
          <table:table-cell table:style-name="ce5" table:formula="oooc:=-273.15+1/(3.35*10^-3+2.57*10^-4*LN([.C526]/10000)+2.63*10^-6*LN([.C526]/10000)^2+6.75*10^-8*LN([.C526]/10000)^3)" office:value-type="float" office:value="27.038221457824">
            <text:p>27.04</text:p>
          </table:table-cell>
          <table:table-cell table:style-name="ce7" table:formula="oooc:=-273.15+1/(3.354016*10^-3+2.56985*10^-4*LN([.C526]/10000)+2.620131*10^-6*LN([.C526]/10000)^2+6.383091*10^-8*LN([.C526]/10000)^3)" office:value-type="float" office:value="26.6766696519173">
            <text:p>26.7</text:p>
          </table:table-cell>
          <table:table-cell table:number-columns-repeated="251"/>
        </table:table-row>
        <table:table-row table:style-name="ro2">
          <table:table-cell table:formula="oooc:=[.A526]+1" office:value-type="float" office:value="526">
            <text:p>526</text:p>
          </table:table-cell>
          <table:table-cell table:formula="oooc:=[.A527]/1024*5" office:value-type="float" office:value="2.568359375">
            <text:p>2.57</text:p>
          </table:table-cell>
          <table:table-cell table:style-name="ce5" table:formula="oooc:=5*(9780/[.B527])-9780" office:value-type="float" office:value="9259.39163498099">
            <text:p>9259.39</text:p>
          </table:table-cell>
          <table:table-cell table:style-name="ce5" table:formula="oooc:=-273.15+1/(3.35*10^-3+2.57*10^-4*LN([.C527]/10000)+2.63*10^-6*LN([.C527]/10000)^2+6.75*10^-8*LN([.C527]/10000)^3)" office:value-type="float" office:value="27.1286380750737">
            <text:p>27.13</text:p>
          </table:table-cell>
          <table:table-cell table:style-name="ce7" table:formula="oooc:=-273.15+1/(3.354016*10^-3+2.56985*10^-4*LN([.C527]/10000)+2.620131*10^-6*LN([.C527]/10000)^2+6.383091*10^-8*LN([.C527]/10000)^3)" office:value-type="float" office:value="26.7668637934796">
            <text:p>26.8</text:p>
          </table:table-cell>
          <table:table-cell table:number-columns-repeated="251"/>
        </table:table-row>
        <table:table-row table:style-name="ro2">
          <table:table-cell table:formula="oooc:=[.A527]+1" office:value-type="float" office:value="527">
            <text:p>527</text:p>
          </table:table-cell>
          <table:table-cell table:formula="oooc:=[.A528]/1024*5" office:value-type="float" office:value="2.5732421875">
            <text:p>2.57</text:p>
          </table:table-cell>
          <table:table-cell table:style-name="ce5" table:formula="oooc:=5*(9780/[.B528])-9780" office:value-type="float" office:value="9223.26375711575">
            <text:p>9223.26</text:p>
          </table:table-cell>
          <table:table-cell table:style-name="ce5" table:formula="oooc:=-273.15+1/(3.35*10^-3+2.57*10^-4*LN([.C528]/10000)+2.63*10^-6*LN([.C528]/10000)^2+6.75*10^-8*LN([.C528]/10000)^3)" office:value-type="float" office:value="27.2191116401258">
            <text:p>27.22</text:p>
          </table:table-cell>
          <table:table-cell table:style-name="ce7" table:formula="oooc:=-273.15+1/(3.354016*10^-3+2.56985*10^-4*LN([.C528]/10000)+2.620131*10^-6*LN([.C528]/10000)^2+6.383091*10^-8*LN([.C528]/10000)^3)" office:value-type="float" office:value="26.8571146987833">
            <text:p>26.9</text:p>
          </table:table-cell>
          <table:table-cell table:number-columns-repeated="251"/>
        </table:table-row>
        <table:table-row table:style-name="ro2">
          <table:table-cell table:formula="oooc:=[.A528]+1" office:value-type="float" office:value="528">
            <text:p>528</text:p>
          </table:table-cell>
          <table:table-cell table:formula="oooc:=[.A529]/1024*5" office:value-type="float" office:value="2.578125">
            <text:p>2.58</text:p>
          </table:table-cell>
          <table:table-cell table:style-name="ce5" table:formula="oooc:=5*(9780/[.B529])-9780" office:value-type="float" office:value="9187.27272727273">
            <text:p>9187.27</text:p>
          </table:table-cell>
          <table:table-cell table:style-name="ce5" table:formula="oooc:=-273.15+1/(3.35*10^-3+2.57*10^-4*LN([.C529]/10000)+2.63*10^-6*LN([.C529]/10000)^2+6.75*10^-8*LN([.C529]/10000)^3)" office:value-type="float" office:value="27.3096429001483">
            <text:p>27.31</text:p>
          </table:table-cell>
          <table:table-cell table:style-name="ce7" table:formula="oooc:=-273.15+1/(3.354016*10^-3+2.56985*10^-4*LN([.C529]/10000)+2.620131*10^-6*LN([.C529]/10000)^2+6.383091*10^-8*LN([.C529]/10000)^3)" office:value-type="float" office:value="26.9474231129612">
            <text:p>26.9</text:p>
          </table:table-cell>
          <table:table-cell table:number-columns-repeated="251"/>
        </table:table-row>
        <table:table-row table:style-name="ro2">
          <table:table-cell table:formula="oooc:=[.A529]+1" office:value-type="float" office:value="529">
            <text:p>529</text:p>
          </table:table-cell>
          <table:table-cell table:formula="oooc:=[.A530]/1024*5" office:value-type="float" office:value="2.5830078125">
            <text:p>2.58</text:p>
          </table:table-cell>
          <table:table-cell table:style-name="ce5" table:formula="oooc:=5*(9780/[.B530])-9780" office:value-type="float" office:value="9151.41776937618">
            <text:p>9151.42</text:p>
          </table:table-cell>
          <table:table-cell table:style-name="ce5" table:formula="oooc:=-273.15+1/(3.35*10^-3+2.57*10^-4*LN([.C530]/10000)+2.63*10^-6*LN([.C530]/10000)^2+6.75*10^-8*LN([.C530]/10000)^3)" office:value-type="float" office:value="27.4002326043058">
            <text:p>27.4</text:p>
          </table:table-cell>
          <table:table-cell table:style-name="ce7" table:formula="oooc:=-273.15+1/(3.354016*10^-3+2.56985*10^-4*LN([.C530]/10000)+2.620131*10^-6*LN([.C530]/10000)^2+6.383091*10^-8*LN([.C530]/10000)^3)" office:value-type="float" office:value="27.0377897831366">
            <text:p>27.0</text:p>
          </table:table-cell>
          <table:table-cell table:number-columns-repeated="251"/>
        </table:table-row>
        <table:table-row table:style-name="ro2">
          <table:table-cell table:formula="oooc:=[.A530]+1" office:value-type="float" office:value="530">
            <text:p>530</text:p>
          </table:table-cell>
          <table:table-cell table:formula="oooc:=[.A531]/1024*5" office:value-type="float" office:value="2.587890625">
            <text:p>2.59</text:p>
          </table:table-cell>
          <table:table-cell table:style-name="ce5" table:formula="oooc:=5*(9780/[.B531])-9780" office:value-type="float" office:value="9115.69811320755">
            <text:p>9115.7</text:p>
          </table:table-cell>
          <table:table-cell table:style-name="ce5" table:formula="oooc:=-273.15+1/(3.35*10^-3+2.57*10^-4*LN([.C531]/10000)+2.63*10^-6*LN([.C531]/10000)^2+6.75*10^-8*LN([.C531]/10000)^3)" office:value-type="float" office:value="27.4908815037962">
            <text:p>27.49</text:p>
          </table:table-cell>
          <table:table-cell table:style-name="ce7" table:formula="oooc:=-273.15+1/(3.354016*10^-3+2.56985*10^-4*LN([.C531]/10000)+2.620131*10^-6*LN([.C531]/10000)^2+6.383091*10^-8*LN([.C531]/10000)^3)" office:value-type="float" office:value="27.1282154584588">
            <text:p>27.1</text:p>
          </table:table-cell>
          <table:table-cell table:number-columns-repeated="251"/>
        </table:table-row>
        <table:table-row table:style-name="ro2">
          <table:table-cell table:formula="oooc:=[.A531]+1" office:value-type="float" office:value="531">
            <text:p>531</text:p>
          </table:table-cell>
          <table:table-cell table:formula="oooc:=[.A532]/1024*5" office:value-type="float" office:value="2.5927734375">
            <text:p>2.59</text:p>
          </table:table-cell>
          <table:table-cell table:style-name="ce5" table:formula="oooc:=5*(9780/[.B532])-9780" office:value-type="float" office:value="9080.11299435028">
            <text:p>9080.11</text:p>
          </table:table-cell>
          <table:table-cell table:style-name="ce5" table:formula="oooc:=-273.15+1/(3.35*10^-3+2.57*10^-4*LN([.C532]/10000)+2.63*10^-6*LN([.C532]/10000)^2+6.75*10^-8*LN([.C532]/10000)^3)" office:value-type="float" office:value="27.5815903518887">
            <text:p>27.58</text:p>
          </table:table-cell>
          <table:table-cell table:style-name="ce7" table:formula="oooc:=-273.15+1/(3.354016*10^-3+2.56985*10^-4*LN([.C532]/10000)+2.620131*10^-6*LN([.C532]/10000)^2+6.383091*10^-8*LN([.C532]/10000)^3)" office:value-type="float" office:value="27.2187008901415">
            <text:p>27.2</text:p>
          </table:table-cell>
          <table:table-cell table:number-columns-repeated="251"/>
        </table:table-row>
        <table:table-row table:style-name="ro2">
          <table:table-cell table:formula="oooc:=[.A532]+1" office:value-type="float" office:value="532">
            <text:p>532</text:p>
          </table:table-cell>
          <table:table-cell table:formula="oooc:=[.A533]/1024*5" office:value-type="float" office:value="2.59765625">
            <text:p>2.6</text:p>
          </table:table-cell>
          <table:table-cell table:style-name="ce5" table:formula="oooc:=5*(9780/[.B533])-9780" office:value-type="float" office:value="9044.66165413534">
            <text:p>9044.66</text:p>
          </table:table-cell>
          <table:table-cell table:style-name="ce5" table:formula="oooc:=-273.15+1/(3.35*10^-3+2.57*10^-4*LN([.C533]/10000)+2.63*10^-6*LN([.C533]/10000)^2+6.75*10^-8*LN([.C533]/10000)^3)" office:value-type="float" office:value="27.6723599039597">
            <text:p>27.67</text:p>
          </table:table-cell>
          <table:table-cell table:style-name="ce7" table:formula="oooc:=-273.15+1/(3.354016*10^-3+2.56985*10^-4*LN([.C533]/10000)+2.620131*10^-6*LN([.C533]/10000)^2+6.383091*10^-8*LN([.C533]/10000)^3)" office:value-type="float" office:value="27.3092468314983">
            <text:p>27.3</text:p>
          </table:table-cell>
          <table:table-cell table:number-columns-repeated="251"/>
        </table:table-row>
        <table:table-row table:style-name="ro2">
          <table:table-cell table:formula="oooc:=[.A533]+1" office:value-type="float" office:value="533">
            <text:p>533</text:p>
          </table:table-cell>
          <table:table-cell table:formula="oooc:=[.A534]/1024*5" office:value-type="float" office:value="2.6025390625">
            <text:p>2.6</text:p>
          </table:table-cell>
          <table:table-cell table:style-name="ce5" table:formula="oooc:=5*(9780/[.B534])-9780" office:value-type="float" office:value="9009.34333958724">
            <text:p>9009.34</text:p>
          </table:table-cell>
          <table:table-cell table:style-name="ce5" table:formula="oooc:=-273.15+1/(3.35*10^-3+2.57*10^-4*LN([.C534]/10000)+2.63*10^-6*LN([.C534]/10000)^2+6.75*10^-8*LN([.C534]/10000)^3)" office:value-type="float" office:value="27.763190917531">
            <text:p>27.76</text:p>
          </table:table-cell>
          <table:table-cell table:style-name="ce7" table:formula="oooc:=-273.15+1/(3.354016*10^-3+2.56985*10^-4*LN([.C534]/10000)+2.620131*10^-6*LN([.C534]/10000)^2+6.383091*10^-8*LN([.C534]/10000)^3)" office:value-type="float" office:value="27.3998540379816">
            <text:p>27.4</text:p>
          </table:table-cell>
          <table:table-cell table:number-columns-repeated="251"/>
        </table:table-row>
        <table:table-row table:style-name="ro2">
          <table:table-cell table:formula="oooc:=[.A534]+1" office:value-type="float" office:value="534">
            <text:p>534</text:p>
          </table:table-cell>
          <table:table-cell table:formula="oooc:=[.A535]/1024*5" office:value-type="float" office:value="2.607421875">
            <text:p>2.61</text:p>
          </table:table-cell>
          <table:table-cell table:style-name="ce5" table:formula="oooc:=5*(9780/[.B535])-9780" office:value-type="float" office:value="8974.15730337079">
            <text:p>8974.16</text:p>
          </table:table-cell>
          <table:table-cell table:style-name="ce5" table:formula="oooc:=-273.15+1/(3.35*10^-3+2.57*10^-4*LN([.C535]/10000)+2.63*10^-6*LN([.C535]/10000)^2+6.75*10^-8*LN([.C535]/10000)^3)" office:value-type="float" office:value="27.8540841523074">
            <text:p>27.85</text:p>
          </table:table-cell>
          <table:table-cell table:style-name="ce7" table:formula="oooc:=-273.15+1/(3.354016*10^-3+2.56985*10^-4*LN([.C535]/10000)+2.620131*10^-6*LN([.C535]/10000)^2+6.383091*10^-8*LN([.C535]/10000)^3)" office:value-type="float" office:value="27.4905232672187">
            <text:p>27.5</text:p>
          </table:table-cell>
          <table:table-cell table:number-columns-repeated="251"/>
        </table:table-row>
        <table:table-row table:style-name="ro2">
          <table:table-cell table:formula="oooc:=[.A535]+1" office:value-type="float" office:value="535">
            <text:p>535</text:p>
          </table:table-cell>
          <table:table-cell table:formula="oooc:=[.A536]/1024*5" office:value-type="float" office:value="2.6123046875">
            <text:p>2.61</text:p>
          </table:table-cell>
          <table:table-cell table:style-name="ce5" table:formula="oooc:=5*(9780/[.B536])-9780" office:value-type="float" office:value="8939.10280373832">
            <text:p>8939.1</text:p>
          </table:table-cell>
          <table:table-cell table:style-name="ce5" table:formula="oooc:=-273.15+1/(3.35*10^-3+2.57*10^-4*LN([.C536]/10000)+2.63*10^-6*LN([.C536]/10000)^2+6.75*10^-8*LN([.C536]/10000)^3)" office:value-type="float" office:value="27.9450403702142">
            <text:p>27.95</text:p>
          </table:table-cell>
          <table:table-cell table:style-name="ce7" table:formula="oooc:=-273.15+1/(3.354016*10^-3+2.56985*10^-4*LN([.C536]/10000)+2.620131*10^-6*LN([.C536]/10000)^2+6.383091*10^-8*LN([.C536]/10000)^3)" office:value-type="float" office:value="27.5812552790505">
            <text:p>27.6</text:p>
          </table:table-cell>
          <table:table-cell table:number-columns-repeated="251"/>
        </table:table-row>
        <table:table-row table:style-name="ro2">
          <table:table-cell table:formula="oooc:=[.A536]+1" office:value-type="float" office:value="536">
            <text:p>536</text:p>
          </table:table-cell>
          <table:table-cell table:formula="oooc:=[.A537]/1024*5" office:value-type="float" office:value="2.6171875">
            <text:p>2.62</text:p>
          </table:table-cell>
          <table:table-cell table:style-name="ce5" table:formula="oooc:=5*(9780/[.B537])-9780" office:value-type="float" office:value="8904.17910447761">
            <text:p>8904.18</text:p>
          </table:table-cell>
          <table:table-cell table:style-name="ce5" table:formula="oooc:=-273.15+1/(3.35*10^-3+2.57*10^-4*LN([.C537]/10000)+2.63*10^-6*LN([.C537]/10000)^2+6.75*10^-8*LN([.C537]/10000)^3)" office:value-type="float" office:value="28.0360603354357">
            <text:p>28.04</text:p>
          </table:table-cell>
          <table:table-cell table:style-name="ce7" table:formula="oooc:=-273.15+1/(3.354016*10^-3+2.56985*10^-4*LN([.C537]/10000)+2.620131*10^-6*LN([.C537]/10000)^2+6.383091*10^-8*LN([.C537]/10000)^3)" office:value-type="float" office:value="27.672050835569">
            <text:p>27.7</text:p>
          </table:table-cell>
          <table:table-cell table:number-columns-repeated="251"/>
        </table:table-row>
        <table:table-row table:style-name="ro2">
          <table:table-cell table:formula="oooc:=[.A537]+1" office:value-type="float" office:value="537">
            <text:p>537</text:p>
          </table:table-cell>
          <table:table-cell table:formula="oooc:=[.A538]/1024*5" office:value-type="float" office:value="2.6220703125">
            <text:p>2.62</text:p>
          </table:table-cell>
          <table:table-cell table:style-name="ce5" table:formula="oooc:=5*(9780/[.B538])-9780" office:value-type="float" office:value="8869.38547486033">
            <text:p>8869.39</text:p>
          </table:table-cell>
          <table:table-cell table:style-name="ce5" table:formula="oooc:=-273.15+1/(3.35*10^-3+2.57*10^-4*LN([.C538]/10000)+2.63*10^-6*LN([.C538]/10000)^2+6.75*10^-8*LN([.C538]/10000)^3)" office:value-type="float" office:value="28.1271448144531">
            <text:p>28.13</text:p>
          </table:table-cell>
          <table:table-cell table:style-name="ce7" table:formula="oooc:=-273.15+1/(3.354016*10^-3+2.56985*10^-4*LN([.C538]/10000)+2.620131*10^-6*LN([.C538]/10000)^2+6.383091*10^-8*LN([.C538]/10000)^3)" office:value-type="float" office:value="27.7629107011558">
            <text:p>27.8</text:p>
          </table:table-cell>
          <table:table-cell table:number-columns-repeated="251"/>
        </table:table-row>
        <table:table-row table:style-name="ro2">
          <table:table-cell table:formula="oooc:=[.A538]+1" office:value-type="float" office:value="538">
            <text:p>538</text:p>
          </table:table-cell>
          <table:table-cell table:formula="oooc:=[.A539]/1024*5" office:value-type="float" office:value="2.626953125">
            <text:p>2.63</text:p>
          </table:table-cell>
          <table:table-cell table:style-name="ce5" table:formula="oooc:=5*(9780/[.B539])-9780" office:value-type="float" office:value="8834.72118959108">
            <text:p>8834.72</text:p>
          </table:table-cell>
          <table:table-cell table:style-name="ce5" table:formula="oooc:=-273.15+1/(3.35*10^-3+2.57*10^-4*LN([.C539]/10000)+2.63*10^-6*LN([.C539]/10000)^2+6.75*10^-8*LN([.C539]/10000)^3)" office:value-type="float" office:value="28.2182945760832">
            <text:p>28.22</text:p>
          </table:table-cell>
          <table:table-cell table:style-name="ce7" table:formula="oooc:=-273.15+1/(3.354016*10^-3+2.56985*10^-4*LN([.C539]/10000)+2.620131*10^-6*LN([.C539]/10000)^2+6.383091*10^-8*LN([.C539]/10000)^3)" office:value-type="float" office:value="27.8538356425203">
            <text:p>27.9</text:p>
          </table:table-cell>
          <table:table-cell table:number-columns-repeated="251"/>
        </table:table-row>
        <table:table-row table:style-name="ro2">
          <table:table-cell table:formula="oooc:=[.A539]+1" office:value-type="float" office:value="539">
            <text:p>539</text:p>
          </table:table-cell>
          <table:table-cell table:formula="oooc:=[.A540]/1024*5" office:value-type="float" office:value="2.6318359375">
            <text:p>2.63</text:p>
          </table:table-cell>
          <table:table-cell table:style-name="ce5" table:formula="oooc:=5*(9780/[.B540])-9780" office:value-type="float" office:value="8800.18552875696">
            <text:p>8800.19</text:p>
          </table:table-cell>
          <table:table-cell table:style-name="ce5" table:formula="oooc:=-273.15+1/(3.35*10^-3+2.57*10^-4*LN([.C540]/10000)+2.63*10^-6*LN([.C540]/10000)^2+6.75*10^-8*LN([.C540]/10000)^3)" office:value-type="float" office:value="28.3095103915174">
            <text:p>28.31</text:p>
          </table:table-cell>
          <table:table-cell table:style-name="ce7" table:formula="oooc:=-273.15+1/(3.354016*10^-3+2.56985*10^-4*LN([.C540]/10000)+2.620131*10^-6*LN([.C540]/10000)^2+6.383091*10^-8*LN([.C540]/10000)^3)" office:value-type="float" office:value="27.944826428738">
            <text:p>27.9</text:p>
          </table:table-cell>
          <table:table-cell table:number-columns-repeated="251"/>
        </table:table-row>
        <table:table-row table:style-name="ro2">
          <table:table-cell table:formula="oooc:=[.A540]+1" office:value-type="float" office:value="540">
            <text:p>540</text:p>
          </table:table-cell>
          <table:table-cell table:formula="oooc:=[.A541]/1024*5" office:value-type="float" office:value="2.63671875">
            <text:p>2.64</text:p>
          </table:table-cell>
          <table:table-cell table:style-name="ce5" table:formula="oooc:=5*(9780/[.B541])-9780" office:value-type="float" office:value="8765.77777777778">
            <text:p>8765.78</text:p>
          </table:table-cell>
          <table:table-cell table:style-name="ce5" table:formula="oooc:=-273.15+1/(3.35*10^-3+2.57*10^-4*LN([.C541]/10000)+2.63*10^-6*LN([.C541]/10000)^2+6.75*10^-8*LN([.C541]/10000)^3)" office:value-type="float" office:value="28.4007930343603">
            <text:p>28.4</text:p>
          </table:table-cell>
          <table:table-cell table:style-name="ce7" table:formula="oooc:=-273.15+1/(3.354016*10^-3+2.56985*10^-4*LN([.C541]/10000)+2.620131*10^-6*LN([.C541]/10000)^2+6.383091*10^-8*LN([.C541]/10000)^3)" office:value-type="float" office:value="28.0358838312904">
            <text:p>28.0</text:p>
          </table:table-cell>
          <table:table-cell table:number-columns-repeated="251"/>
        </table:table-row>
        <table:table-row table:style-name="ro2">
          <table:table-cell table:formula="oooc:=[.A541]+1" office:value-type="float" office:value="541">
            <text:p>541</text:p>
          </table:table-cell>
          <table:table-cell table:formula="oooc:=[.A542]/1024*5" office:value-type="float" office:value="2.6416015625">
            <text:p>2.64</text:p>
          </table:table-cell>
          <table:table-cell table:style-name="ce5" table:formula="oooc:=5*(9780/[.B542])-9780" office:value-type="float" office:value="8731.49722735675">
            <text:p>8731.5</text:p>
          </table:table-cell>
          <table:table-cell table:style-name="ce5" table:formula="oooc:=-273.15+1/(3.35*10^-3+2.57*10^-4*LN([.C542]/10000)+2.63*10^-6*LN([.C542]/10000)^2+6.75*10^-8*LN([.C542]/10000)^3)" office:value-type="float" office:value="28.492143280669">
            <text:p>28.49</text:p>
          </table:table-cell>
          <table:table-cell table:style-name="ce7" table:formula="oooc:=-273.15+1/(3.354016*10^-3+2.56985*10^-4*LN([.C542]/10000)+2.620131*10^-6*LN([.C542]/10000)^2+6.383091*10^-8*LN([.C542]/10000)^3)" office:value-type="float" office:value="28.1270086241033">
            <text:p>28.1</text:p>
          </table:table-cell>
          <table:table-cell table:number-columns-repeated="251"/>
        </table:table-row>
        <table:table-row table:style-name="ro2">
          <table:table-cell table:formula="oooc:=[.A542]+1" office:value-type="float" office:value="542">
            <text:p>542</text:p>
          </table:table-cell>
          <table:table-cell table:formula="oooc:=[.A543]/1024*5" office:value-type="float" office:value="2.646484375">
            <text:p>2.65</text:p>
          </table:table-cell>
          <table:table-cell table:style-name="ce5" table:formula="oooc:=5*(9780/[.B543])-9780" office:value-type="float" office:value="8697.34317343174">
            <text:p>8697.34</text:p>
          </table:table-cell>
          <table:table-cell table:style-name="ce5" table:formula="oooc:=-273.15+1/(3.35*10^-3+2.57*10^-4*LN([.C543]/10000)+2.63*10^-6*LN([.C543]/10000)^2+6.75*10^-8*LN([.C543]/10000)^3)" office:value-type="float" office:value="28.5835619089932">
            <text:p>28.58</text:p>
          </table:table-cell>
          <table:table-cell table:style-name="ce7" table:formula="oooc:=-273.15+1/(3.354016*10^-3+2.56985*10^-4*LN([.C543]/10000)+2.620131*10^-6*LN([.C543]/10000)^2+6.383091*10^-8*LN([.C543]/10000)^3)" office:value-type="float" office:value="28.2182015835861">
            <text:p>28.2</text:p>
          </table:table-cell>
          <table:table-cell table:number-columns-repeated="251"/>
        </table:table-row>
        <table:table-row table:style-name="ro2">
          <table:table-cell table:formula="oooc:=[.A543]+1" office:value-type="float" office:value="543">
            <text:p>543</text:p>
          </table:table-cell>
          <table:table-cell table:formula="oooc:=[.A544]/1024*5" office:value-type="float" office:value="2.6513671875">
            <text:p>2.65</text:p>
          </table:table-cell>
          <table:table-cell table:style-name="ce5" table:formula="oooc:=5*(9780/[.B544])-9780" office:value-type="float" office:value="8663.31491712707">
            <text:p>8663.31</text:p>
          </table:table-cell>
          <table:table-cell table:style-name="ce5" table:formula="oooc:=-273.15+1/(3.35*10^-3+2.57*10^-4*LN([.C544]/10000)+2.63*10^-6*LN([.C544]/10000)^2+6.75*10^-8*LN([.C544]/10000)^3)" office:value-type="float" office:value="28.6750497004143">
            <text:p>28.68</text:p>
          </table:table-cell>
          <table:table-cell table:style-name="ce7" table:formula="oooc:=-273.15+1/(3.354016*10^-3+2.56985*10^-4*LN([.C544]/10000)+2.620131*10^-6*LN([.C544]/10000)^2+6.383091*10^-8*LN([.C544]/10000)^3)" office:value-type="float" office:value="28.3094634886723">
            <text:p>28.3</text:p>
          </table:table-cell>
          <table:table-cell table:number-columns-repeated="251"/>
        </table:table-row>
        <table:table-row table:style-name="ro2">
          <table:table-cell table:formula="oooc:=[.A544]+1" office:value-type="float" office:value="544">
            <text:p>544</text:p>
          </table:table-cell>
          <table:table-cell table:formula="oooc:=[.A545]/1024*5" office:value-type="float" office:value="2.65625">
            <text:p>2.66</text:p>
          </table:table-cell>
          <table:table-cell table:style-name="ce5" table:formula="oooc:=5*(9780/[.B545])-9780" office:value-type="float" office:value="8629.41176470588">
            <text:p>8629.41</text:p>
          </table:table-cell>
          <table:table-cell table:style-name="ce5" table:formula="oooc:=-273.15+1/(3.35*10^-3+2.57*10^-4*LN([.C545]/10000)+2.63*10^-6*LN([.C545]/10000)^2+6.75*10^-8*LN([.C545]/10000)^3)" office:value-type="float" office:value="28.7666074385853">
            <text:p>28.77</text:p>
          </table:table-cell>
          <table:table-cell table:style-name="ce7" table:formula="oooc:=-273.15+1/(3.354016*10^-3+2.56985*10^-4*LN([.C545]/10000)+2.620131*10^-6*LN([.C545]/10000)^2+6.383091*10^-8*LN([.C545]/10000)^3)" office:value-type="float" office:value="28.4007951208585">
            <text:p>28.4</text:p>
          </table:table-cell>
          <table:table-cell table:number-columns-repeated="251"/>
        </table:table-row>
        <table:table-row table:style-name="ro2">
          <table:table-cell table:formula="oooc:=[.A545]+1" office:value-type="float" office:value="545">
            <text:p>545</text:p>
          </table:table-cell>
          <table:table-cell table:formula="oooc:=[.A546]/1024*5" office:value-type="float" office:value="2.6611328125">
            <text:p>2.66</text:p>
          </table:table-cell>
          <table:table-cell table:style-name="ce5" table:formula="oooc:=5*(9780/[.B546])-9780" office:value-type="float" office:value="8595.63302752293">
            <text:p>8595.63</text:p>
          </table:table-cell>
          <table:table-cell table:style-name="ce5" table:formula="oooc:=-273.15+1/(3.35*10^-3+2.57*10^-4*LN([.C546]/10000)+2.63*10^-6*LN([.C546]/10000)^2+6.75*10^-8*LN([.C546]/10000)^3)" office:value-type="float" office:value="28.8582359097721">
            <text:p>28.86</text:p>
          </table:table-cell>
          <table:table-cell table:style-name="ce7" table:formula="oooc:=-273.15+1/(3.354016*10^-3+2.56985*10^-4*LN([.C546]/10000)+2.620131*10^-6*LN([.C546]/10000)^2+6.383091*10^-8*LN([.C546]/10000)^3)" office:value-type="float" office:value="28.4921972642451">
            <text:p>28.5</text:p>
          </table:table-cell>
          <table:table-cell table:number-columns-repeated="251"/>
        </table:table-row>
        <table:table-row table:style-name="ro2">
          <table:table-cell table:formula="oooc:=[.A546]+1" office:value-type="float" office:value="546">
            <text:p>546</text:p>
          </table:table-cell>
          <table:table-cell table:formula="oooc:=[.A547]/1024*5" office:value-type="float" office:value="2.666015625">
            <text:p>2.67</text:p>
          </table:table-cell>
          <table:table-cell table:style-name="ce5" table:formula="oooc:=5*(9780/[.B547])-9780" office:value-type="float" office:value="8561.97802197802">
            <text:p>8561.98</text:p>
          </table:table-cell>
          <table:table-cell table:style-name="ce5" table:formula="oooc:=-273.15+1/(3.35*10^-3+2.57*10^-4*LN([.C547]/10000)+2.63*10^-6*LN([.C547]/10000)^2+6.75*10^-8*LN([.C547]/10000)^3)" office:value-type="float" office:value="28.949935902893">
            <text:p>28.95</text:p>
          </table:table-cell>
          <table:table-cell table:style-name="ce7" table:formula="oooc:=-273.15+1/(3.354016*10^-3+2.56985*10^-4*LN([.C547]/10000)+2.620131*10^-6*LN([.C547]/10000)^2+6.383091*10^-8*LN([.C547]/10000)^3)" office:value-type="float" office:value="28.5836707055767">
            <text:p>28.6</text:p>
          </table:table-cell>
          <table:table-cell table:number-columns-repeated="251"/>
        </table:table-row>
        <table:table-row table:style-name="ro2">
          <table:table-cell table:formula="oooc:=[.A547]+1" office:value-type="float" office:value="547">
            <text:p>547</text:p>
          </table:table-cell>
          <table:table-cell table:formula="oooc:=[.A548]/1024*5" office:value-type="float" office:value="2.6708984375">
            <text:p>2.67</text:p>
          </table:table-cell>
          <table:table-cell table:style-name="ce5" table:formula="oooc:=5*(9780/[.B548])-9780" office:value-type="float" office:value="8528.44606946984">
            <text:p>8528.45</text:p>
          </table:table-cell>
          <table:table-cell table:style-name="ce5" table:formula="oooc:=-273.15+1/(3.35*10^-3+2.57*10^-4*LN([.C548]/10000)+2.63*10^-6*LN([.C548]/10000)^2+6.75*10^-8*LN([.C548]/10000)^3)" office:value-type="float" office:value="29.0417082095601">
            <text:p>29.04</text:p>
          </table:table-cell>
          <table:table-cell table:style-name="ce7" table:formula="oooc:=-273.15+1/(3.354016*10^-3+2.56985*10^-4*LN([.C548]/10000)+2.620131*10^-6*LN([.C548]/10000)^2+6.383091*10^-8*LN([.C548]/10000)^3)" office:value-type="float" office:value="28.6752162342827">
            <text:p>28.7</text:p>
          </table:table-cell>
          <table:table-cell table:number-columns-repeated="251"/>
        </table:table-row>
        <table:table-row table:style-name="ro2">
          <table:table-cell table:formula="oooc:=[.A548]+1" office:value-type="float" office:value="548">
            <text:p>548</text:p>
          </table:table-cell>
          <table:table-cell table:formula="oooc:=[.A549]/1024*5" office:value-type="float" office:value="2.67578125">
            <text:p>2.68</text:p>
          </table:table-cell>
          <table:table-cell table:style-name="ce5" table:formula="oooc:=5*(9780/[.B549])-9780" office:value-type="float" office:value="8495.03649635036">
            <text:p>8495.04</text:p>
          </table:table-cell>
          <table:table-cell table:style-name="ce5" table:formula="oooc:=-273.15+1/(3.35*10^-3+2.57*10^-4*LN([.C549]/10000)+2.63*10^-6*LN([.C549]/10000)^2+6.75*10^-8*LN([.C549]/10000)^3)" office:value-type="float" office:value="29.1335536241202">
            <text:p>29.13</text:p>
          </table:table-cell>
          <table:table-cell table:style-name="ce7" table:formula="oooc:=-273.15+1/(3.354016*10^-3+2.56985*10^-4*LN([.C549]/10000)+2.620131*10^-6*LN([.C549]/10000)^2+6.383091*10^-8*LN([.C549]/10000)^3)" office:value-type="float" office:value="28.7668346425181">
            <text:p>28.8</text:p>
          </table:table-cell>
          <table:table-cell table:number-columns-repeated="251"/>
        </table:table-row>
        <table:table-row table:style-name="ro2">
          <table:table-cell table:formula="oooc:=[.A549]+1" office:value-type="float" office:value="549">
            <text:p>549</text:p>
          </table:table-cell>
          <table:table-cell table:formula="oooc:=[.A550]/1024*5" office:value-type="float" office:value="2.6806640625">
            <text:p>2.68</text:p>
          </table:table-cell>
          <table:table-cell table:style-name="ce5" table:formula="oooc:=5*(9780/[.B550])-9780" office:value-type="float" office:value="8461.74863387978">
            <text:p>8461.75</text:p>
          </table:table-cell>
          <table:table-cell table:style-name="ce5" table:formula="oooc:=-273.15+1/(3.35*10^-3+2.57*10^-4*LN([.C550]/10000)+2.63*10^-6*LN([.C550]/10000)^2+6.75*10^-8*LN([.C550]/10000)^3)" office:value-type="float" office:value="29.2254729436963">
            <text:p>29.23</text:p>
          </table:table-cell>
          <table:table-cell table:style-name="ce7" table:formula="oooc:=-273.15+1/(3.354016*10^-3+2.56985*10^-4*LN([.C550]/10000)+2.620131*10^-6*LN([.C550]/10000)^2+6.383091*10^-8*LN([.C550]/10000)^3)" office:value-type="float" office:value="28.8585267252053">
            <text:p>28.9</text:p>
          </table:table-cell>
          <table:table-cell table:number-columns-repeated="251"/>
        </table:table-row>
        <table:table-row table:style-name="ro2">
          <table:table-cell table:formula="oooc:=[.A550]+1" office:value-type="float" office:value="550">
            <text:p>550</text:p>
          </table:table-cell>
          <table:table-cell table:formula="oooc:=[.A551]/1024*5" office:value-type="float" office:value="2.685546875">
            <text:p>2.69</text:p>
          </table:table-cell>
          <table:table-cell table:style-name="ce5" table:formula="oooc:=5*(9780/[.B551])-9780" office:value-type="float" office:value="8428.58181818182">
            <text:p>8428.58</text:p>
          </table:table-cell>
          <table:table-cell table:style-name="ce5" table:formula="oooc:=-273.15+1/(3.35*10^-3+2.57*10^-4*LN([.C551]/10000)+2.63*10^-6*LN([.C551]/10000)^2+6.75*10^-8*LN([.C551]/10000)^3)" office:value-type="float" office:value="29.3174669682295">
            <text:p>29.32</text:p>
          </table:table-cell>
          <table:table-cell table:style-name="ce7" table:formula="oooc:=-273.15+1/(3.354016*10^-3+2.56985*10^-4*LN([.C551]/10000)+2.620131*10^-6*LN([.C551]/10000)^2+6.383091*10^-8*LN([.C551]/10000)^3)" office:value-type="float" office:value="28.9502932800753">
            <text:p>29.0</text:p>
          </table:table-cell>
          <table:table-cell table:number-columns-repeated="251"/>
        </table:table-row>
        <table:table-row table:style-name="ro2">
          <table:table-cell table:formula="oooc:=[.A551]+1" office:value-type="float" office:value="551">
            <text:p>551</text:p>
          </table:table-cell>
          <table:table-cell table:formula="oooc:=[.A552]/1024*5" office:value-type="float" office:value="2.6904296875">
            <text:p>2.69</text:p>
          </table:table-cell>
          <table:table-cell table:style-name="ce5" table:formula="oooc:=5*(9780/[.B552])-9780" office:value-type="float" office:value="8395.53539019964">
            <text:p>8395.54</text:p>
          </table:table-cell>
          <table:table-cell table:style-name="ce5" table:formula="oooc:=-273.15+1/(3.35*10^-3+2.57*10^-4*LN([.C552]/10000)+2.63*10^-6*LN([.C552]/10000)^2+6.75*10^-8*LN([.C552]/10000)^3)" office:value-type="float" office:value="29.4095365005206">
            <text:p>29.41</text:p>
          </table:table-cell>
          <table:table-cell table:style-name="ce7" table:formula="oooc:=-273.15+1/(3.354016*10^-3+2.56985*10^-4*LN([.C552]/10000)+2.620131*10^-6*LN([.C552]/10000)^2+6.383091*10^-8*LN([.C552]/10000)^3)" office:value-type="float" office:value="29.0421351077098">
            <text:p>29.0</text:p>
          </table:table-cell>
          <table:table-cell table:number-columns-repeated="251"/>
        </table:table-row>
        <table:table-row table:style-name="ro2">
          <table:table-cell table:formula="oooc:=[.A552]+1" office:value-type="float" office:value="552">
            <text:p>552</text:p>
          </table:table-cell>
          <table:table-cell table:formula="oooc:=[.A553]/1024*5" office:value-type="float" office:value="2.6953125">
            <text:p>2.7</text:p>
          </table:table-cell>
          <table:table-cell table:style-name="ce5" table:formula="oooc:=5*(9780/[.B553])-9780" office:value-type="float" office:value="8362.60869565218">
            <text:p>8362.61</text:p>
          </table:table-cell>
          <table:table-cell table:style-name="ce5" table:formula="oooc:=-273.15+1/(3.35*10^-3+2.57*10^-4*LN([.C553]/10000)+2.63*10^-6*LN([.C553]/10000)^2+6.75*10^-8*LN([.C553]/10000)^3)" office:value-type="float" office:value="29.5016823462727">
            <text:p>29.5</text:p>
          </table:table-cell>
          <table:table-cell table:style-name="ce7" table:formula="oooc:=-273.15+1/(3.354016*10^-3+2.56985*10^-4*LN([.C553]/10000)+2.620131*10^-6*LN([.C553]/10000)^2+6.383091*10^-8*LN([.C553]/10000)^3)" office:value-type="float" office:value="29.1340530115831">
            <text:p>29.1</text:p>
          </table:table-cell>
          <table:table-cell table:number-columns-repeated="251"/>
        </table:table-row>
        <table:table-row table:style-name="ro2">
          <table:table-cell table:formula="oooc:=[.A553]+1" office:value-type="float" office:value="553">
            <text:p>553</text:p>
          </table:table-cell>
          <table:table-cell table:formula="oooc:=[.A554]/1024*5" office:value-type="float" office:value="2.7001953125">
            <text:p>2.7</text:p>
          </table:table-cell>
          <table:table-cell table:style-name="ce5" table:formula="oooc:=5*(9780/[.B554])-9780" office:value-type="float" office:value="8329.80108499096">
            <text:p>8329.8</text:p>
          </table:table-cell>
          <table:table-cell table:style-name="ce5" table:formula="oooc:=-273.15+1/(3.35*10^-3+2.57*10^-4*LN([.C554]/10000)+2.63*10^-6*LN([.C554]/10000)^2+6.75*10^-8*LN([.C554]/10000)^3)" office:value-type="float" office:value="29.593905314134">
            <text:p>29.59</text:p>
          </table:table-cell>
          <table:table-cell table:style-name="ce7" table:formula="oooc:=-273.15+1/(3.354016*10^-3+2.56985*10^-4*LN([.C554]/10000)+2.620131*10^-6*LN([.C554]/10000)^2+6.383091*10^-8*LN([.C554]/10000)^3)" office:value-type="float" office:value="29.2260477981051">
            <text:p>29.2</text:p>
          </table:table-cell>
          <table:table-cell table:number-columns-repeated="251"/>
        </table:table-row>
        <table:table-row table:style-name="ro2">
          <table:table-cell table:formula="oooc:=[.A554]+1" office:value-type="float" office:value="554">
            <text:p>554</text:p>
          </table:table-cell>
          <table:table-cell table:formula="oooc:=[.A555]/1024*5" office:value-type="float" office:value="2.705078125">
            <text:p>2.71</text:p>
          </table:table-cell>
          <table:table-cell table:style-name="ce5" table:formula="oooc:=5*(9780/[.B555])-9780" office:value-type="float" office:value="8297.1119133574">
            <text:p>8297.11</text:p>
          </table:table-cell>
          <table:table-cell table:style-name="ce5" table:formula="oooc:=-273.15+1/(3.35*10^-3+2.57*10^-4*LN([.C555]/10000)+2.63*10^-6*LN([.C555]/10000)^2+6.75*10^-8*LN([.C555]/10000)^3)" office:value-type="float" office:value="29.6862062157403">
            <text:p>29.69</text:p>
          </table:table-cell>
          <table:table-cell table:style-name="ce7" table:formula="oooc:=-273.15+1/(3.354016*10^-3+2.56985*10^-4*LN([.C555]/10000)+2.620131*10^-6*LN([.C555]/10000)^2+6.383091*10^-8*LN([.C555]/10000)^3)" office:value-type="float" office:value="29.3181202766634">
            <text:p>29.3</text:p>
          </table:table-cell>
          <table:table-cell table:number-columns-repeated="251"/>
        </table:table-row>
        <table:table-row table:style-name="ro2">
          <table:table-cell table:formula="oooc:=[.A555]+1" office:value-type="float" office:value="555">
            <text:p>555</text:p>
          </table:table-cell>
          <table:table-cell table:formula="oooc:=[.A556]/1024*5" office:value-type="float" office:value="2.7099609375">
            <text:p>2.71</text:p>
          </table:table-cell>
          <table:table-cell table:style-name="ce5" table:formula="oooc:=5*(9780/[.B556])-9780" office:value-type="float" office:value="8264.54054054054">
            <text:p>8264.54</text:p>
          </table:table-cell>
          <table:table-cell table:style-name="ce5" table:formula="oooc:=-273.15+1/(3.35*10^-3+2.57*10^-4*LN([.C556]/10000)+2.63*10^-6*LN([.C556]/10000)^2+6.75*10^-8*LN([.C556]/10000)^3)" office:value-type="float" office:value="29.7785858657582">
            <text:p>29.78</text:p>
          </table:table-cell>
          <table:table-cell table:style-name="ce7" table:formula="oooc:=-273.15+1/(3.354016*10^-3+2.56985*10^-4*LN([.C556]/10000)+2.620131*10^-6*LN([.C556]/10000)^2+6.383091*10^-8*LN([.C556]/10000)^3)" office:value-type="float" office:value="29.4102712596673">
            <text:p>29.4</text:p>
          </table:table-cell>
          <table:table-cell table:number-columns-repeated="251"/>
        </table:table-row>
        <table:table-row table:style-name="ro2">
          <table:table-cell table:formula="oooc:=[.A556]+1" office:value-type="float" office:value="556">
            <text:p>556</text:p>
          </table:table-cell>
          <table:table-cell table:formula="oooc:=[.A557]/1024*5" office:value-type="float" office:value="2.71484375">
            <text:p>2.71</text:p>
          </table:table-cell>
          <table:table-cell table:style-name="ce5" table:formula="oooc:=5*(9780/[.B557])-9780" office:value-type="float" office:value="8232.08633093525">
            <text:p>8232.09</text:p>
          </table:table-cell>
          <table:table-cell table:style-name="ce5" table:formula="oooc:=-273.15+1/(3.35*10^-3+2.57*10^-4*LN([.C557]/10000)+2.63*10^-6*LN([.C557]/10000)^2+6.75*10^-8*LN([.C557]/10000)^3)" office:value-type="float" office:value="29.8710450819295">
            <text:p>29.87</text:p>
          </table:table-cell>
          <table:table-cell table:style-name="ce7" table:formula="oooc:=-273.15+1/(3.354016*10^-3+2.56985*10^-4*LN([.C557]/10000)+2.620131*10^-6*LN([.C557]/10000)^2+6.383091*10^-8*LN([.C557]/10000)^3)" office:value-type="float" office:value="29.5025015625903">
            <text:p>29.5</text:p>
          </table:table-cell>
          <table:table-cell table:number-columns-repeated="251"/>
        </table:table-row>
        <table:table-row table:style-name="ro2">
          <table:table-cell table:formula="oooc:=[.A557]+1" office:value-type="float" office:value="557">
            <text:p>557</text:p>
          </table:table-cell>
          <table:table-cell table:formula="oooc:=[.A558]/1024*5" office:value-type="float" office:value="2.7197265625">
            <text:p>2.72</text:p>
          </table:table-cell>
          <table:table-cell table:style-name="ce5" table:formula="oooc:=5*(9780/[.B558])-9780" office:value-type="float" office:value="8199.7486535009">
            <text:p>8199.75</text:p>
          </table:table-cell>
          <table:table-cell table:style-name="ce5" table:formula="oooc:=-273.15+1/(3.35*10^-3+2.57*10^-4*LN([.C558]/10000)+2.63*10^-6*LN([.C558]/10000)^2+6.75*10^-8*LN([.C558]/10000)^3)" office:value-type="float" office:value="29.9635846851142">
            <text:p>29.96</text:p>
          </table:table-cell>
          <table:table-cell table:style-name="ce7" table:formula="oooc:=-273.15+1/(3.354016*10^-3+2.56985*10^-4*LN([.C558]/10000)+2.620131*10^-6*LN([.C558]/10000)^2+6.383091*10^-8*LN([.C558]/10000)^3)" office:value-type="float" office:value="29.5948120040146">
            <text:p>29.6</text:p>
          </table:table-cell>
          <table:table-cell table:number-columns-repeated="251"/>
        </table:table-row>
        <table:table-row table:style-name="ro2">
          <table:table-cell table:formula="oooc:=[.A558]+1" office:value-type="float" office:value="558">
            <text:p>558</text:p>
          </table:table-cell>
          <table:table-cell table:formula="oooc:=[.A559]/1024*5" office:value-type="float" office:value="2.724609375">
            <text:p>2.72</text:p>
          </table:table-cell>
          <table:table-cell table:style-name="ce5" table:formula="oooc:=5*(9780/[.B559])-9780" office:value-type="float" office:value="8167.52688172043">
            <text:p>8167.53</text:p>
          </table:table-cell>
          <table:table-cell table:style-name="ce5" table:formula="oooc:=-273.15+1/(3.35*10^-3+2.57*10^-4*LN([.C559]/10000)+2.63*10^-6*LN([.C559]/10000)^2+6.75*10^-8*LN([.C559]/10000)^3)" office:value-type="float" office:value="30.0562054993353">
            <text:p>30.06</text:p>
          </table:table-cell>
          <table:table-cell table:style-name="ce7" table:formula="oooc:=-273.15+1/(3.354016*10^-3+2.56985*10^-4*LN([.C559]/10000)+2.620131*10^-6*LN([.C559]/10000)^2+6.383091*10^-8*LN([.C559]/10000)^3)" office:value-type="float" office:value="29.6872034056752">
            <text:p>29.7</text:p>
          </table:table-cell>
          <table:table-cell table:number-columns-repeated="251"/>
        </table:table-row>
        <table:table-row table:style-name="ro2">
          <table:table-cell table:formula="oooc:=[.A559]+1" office:value-type="float" office:value="559">
            <text:p>559</text:p>
          </table:table-cell>
          <table:table-cell table:formula="oooc:=[.A560]/1024*5" office:value-type="float" office:value="2.7294921875">
            <text:p>2.73</text:p>
          </table:table-cell>
          <table:table-cell table:style-name="ce5" table:formula="oooc:=5*(9780/[.B560])-9780" office:value-type="float" office:value="8135.42039355993">
            <text:p>8135.42</text:p>
          </table:table-cell>
          <table:table-cell table:style-name="ce5" table:formula="oooc:=-273.15+1/(3.35*10^-3+2.57*10^-4*LN([.C560]/10000)+2.63*10^-6*LN([.C560]/10000)^2+6.75*10^-8*LN([.C560]/10000)^3)" office:value-type="float" office:value="30.1489083518231">
            <text:p>30.15</text:p>
          </table:table-cell>
          <table:table-cell table:style-name="ce7" table:formula="oooc:=-273.15+1/(3.354016*10^-3+2.56985*10^-4*LN([.C560]/10000)+2.620131*10^-6*LN([.C560]/10000)^2+6.383091*10^-8*LN([.C560]/10000)^3)" office:value-type="float" office:value="29.7796765925039">
            <text:p>29.8</text:p>
          </table:table-cell>
          <table:table-cell table:number-columns-repeated="251"/>
        </table:table-row>
        <table:table-row table:style-name="ro2">
          <table:table-cell table:formula="oooc:=[.A560]+1" office:value-type="float" office:value="560">
            <text:p>560</text:p>
          </table:table-cell>
          <table:table-cell table:formula="oooc:=[.A561]/1024*5" office:value-type="float" office:value="2.734375">
            <text:p>2.73</text:p>
          </table:table-cell>
          <table:table-cell table:style-name="ce5" table:formula="oooc:=5*(9780/[.B561])-9780" office:value-type="float" office:value="8103.42857142857">
            <text:p>8103.43</text:p>
          </table:table-cell>
          <table:table-cell table:style-name="ce5" table:formula="oooc:=-273.15+1/(3.35*10^-3+2.57*10^-4*LN([.C561]/10000)+2.63*10^-6*LN([.C561]/10000)^2+6.75*10^-8*LN([.C561]/10000)^3)" office:value-type="float" office:value="30.2416940730607">
            <text:p>30.24</text:p>
          </table:table-cell>
          <table:table-cell table:style-name="ce7" table:formula="oooc:=-273.15+1/(3.354016*10^-3+2.56985*10^-4*LN([.C561]/10000)+2.620131*10^-6*LN([.C561]/10000)^2+6.383091*10^-8*LN([.C561]/10000)^3)" office:value-type="float" office:value="29.8722323926746">
            <text:p>29.9</text:p>
          </table:table-cell>
          <table:table-cell table:number-columns-repeated="251"/>
        </table:table-row>
        <table:table-row table:style-name="ro2">
          <table:table-cell table:formula="oooc:=[.A561]+1" office:value-type="float" office:value="561">
            <text:p>561</text:p>
          </table:table-cell>
          <table:table-cell table:formula="oooc:=[.A562]/1024*5" office:value-type="float" office:value="2.7392578125">
            <text:p>2.74</text:p>
          </table:table-cell>
          <table:table-cell table:style-name="ce5" table:formula="oooc:=5*(9780/[.B562])-9780" office:value-type="float" office:value="8071.55080213904">
            <text:p>8071.55</text:p>
          </table:table-cell>
          <table:table-cell table:style-name="ce5" table:formula="oooc:=-273.15+1/(3.35*10^-3+2.57*10^-4*LN([.C562]/10000)+2.63*10^-6*LN([.C562]/10000)^2+6.75*10^-8*LN([.C562]/10000)^3)" office:value-type="float" office:value="30.3345634968284">
            <text:p>30.33</text:p>
          </table:table-cell>
          <table:table-cell table:style-name="ce7" table:formula="oooc:=-273.15+1/(3.354016*10^-3+2.56985*10^-4*LN([.C562]/10000)+2.620131*10^-6*LN([.C562]/10000)^2+6.383091*10^-8*LN([.C562]/10000)^3)" office:value-type="float" office:value="29.9648716376481">
            <text:p>30.0</text:p>
          </table:table-cell>
          <table:table-cell table:number-columns-repeated="251"/>
        </table:table-row>
        <table:table-row table:style-name="ro2">
          <table:table-cell table:formula="oooc:=[.A562]+1" office:value-type="float" office:value="562">
            <text:p>562</text:p>
          </table:table-cell>
          <table:table-cell table:formula="oooc:=[.A563]/1024*5" office:value-type="float" office:value="2.744140625">
            <text:p>2.74</text:p>
          </table:table-cell>
          <table:table-cell table:style-name="ce5" table:formula="oooc:=5*(9780/[.B563])-9780" office:value-type="float" office:value="8039.78647686833">
            <text:p>8039.79</text:p>
          </table:table-cell>
          <table:table-cell table:style-name="ce5" table:formula="oooc:=-273.15+1/(3.35*10^-3+2.57*10^-4*LN([.C563]/10000)+2.63*10^-6*LN([.C563]/10000)^2+6.75*10^-8*LN([.C563]/10000)^3)" office:value-type="float" office:value="30.4275174602502">
            <text:p>30.43</text:p>
          </table:table-cell>
          <table:table-cell table:style-name="ce7" table:formula="oooc:=-273.15+1/(3.354016*10^-3+2.56985*10^-4*LN([.C563]/10000)+2.620131*10^-6*LN([.C563]/10000)^2+6.383091*10^-8*LN([.C563]/10000)^3)" office:value-type="float" office:value="30.0575951622181">
            <text:p>30.1</text:p>
          </table:table-cell>
          <table:table-cell table:number-columns-repeated="251"/>
        </table:table-row>
        <table:table-row table:style-name="ro2">
          <table:table-cell table:formula="oooc:=[.A563]+1" office:value-type="float" office:value="563">
            <text:p>563</text:p>
          </table:table-cell>
          <table:table-cell table:formula="oooc:=[.A564]/1024*5" office:value-type="float" office:value="2.7490234375">
            <text:p>2.75</text:p>
          </table:table-cell>
          <table:table-cell table:style-name="ce5" table:formula="oooc:=5*(9780/[.B564])-9780" office:value-type="float" office:value="8008.134991119">
            <text:p>8008.13</text:p>
          </table:table-cell>
          <table:table-cell table:style-name="ce5" table:formula="oooc:=-273.15+1/(3.35*10^-3+2.57*10^-4*LN([.C564]/10000)+2.63*10^-6*LN([.C564]/10000)^2+6.75*10^-8*LN([.C564]/10000)^3)" office:value-type="float" office:value="30.5205568038394">
            <text:p>30.52</text:p>
          </table:table-cell>
          <table:table-cell table:style-name="ce7" table:formula="oooc:=-273.15+1/(3.354016*10^-3+2.56985*10^-4*LN([.C564]/10000)+2.620131*10^-6*LN([.C564]/10000)^2+6.383091*10^-8*LN([.C564]/10000)^3)" office:value-type="float" office:value="30.1504038045566">
            <text:p>30.2</text:p>
          </table:table-cell>
          <table:table-cell table:number-columns-repeated="251"/>
        </table:table-row>
        <table:table-row table:style-name="ro2">
          <table:table-cell table:formula="oooc:=[.A564]+1" office:value-type="float" office:value="564">
            <text:p>564</text:p>
          </table:table-cell>
          <table:table-cell table:formula="oooc:=[.A565]/1024*5" office:value-type="float" office:value="2.75390625">
            <text:p>2.75</text:p>
          </table:table-cell>
          <table:table-cell table:style-name="ce5" table:formula="oooc:=5*(9780/[.B565])-9780" office:value-type="float" office:value="7976.59574468085">
            <text:p>7976.6</text:p>
          </table:table-cell>
          <table:table-cell table:style-name="ce5" table:formula="oooc:=-273.15+1/(3.35*10^-3+2.57*10^-4*LN([.C565]/10000)+2.63*10^-6*LN([.C565]/10000)^2+6.75*10^-8*LN([.C565]/10000)^3)" office:value-type="float" office:value="30.6136823715456">
            <text:p>30.61</text:p>
          </table:table-cell>
          <table:table-cell table:style-name="ce7" table:formula="oooc:=-273.15+1/(3.354016*10^-3+2.56985*10^-4*LN([.C565]/10000)+2.620131*10^-6*LN([.C565]/10000)^2+6.383091*10^-8*LN([.C565]/10000)^3)" office:value-type="float" office:value="30.2432984062605">
            <text:p>30.2</text:p>
          </table:table-cell>
          <table:table-cell table:number-columns-repeated="251"/>
        </table:table-row>
        <table:table-row table:style-name="ro2">
          <table:table-cell table:formula="oooc:=[.A565]+1" office:value-type="float" office:value="565">
            <text:p>565</text:p>
          </table:table-cell>
          <table:table-cell table:formula="oooc:=[.A566]/1024*5" office:value-type="float" office:value="2.7587890625">
            <text:p>2.76</text:p>
          </table:table-cell>
          <table:table-cell table:style-name="ce5" table:formula="oooc:=5*(9780/[.B566])-9780" office:value-type="float" office:value="7945.16814159292">
            <text:p>7945.17</text:p>
          </table:table-cell>
          <table:table-cell table:style-name="ce5" table:formula="oooc:=-273.15+1/(3.35*10^-3+2.57*10^-4*LN([.C566]/10000)+2.63*10^-6*LN([.C566]/10000)^2+6.75*10^-8*LN([.C566]/10000)^3)" office:value-type="float" office:value="30.7068950108007">
            <text:p>30.71</text:p>
          </table:table-cell>
          <table:table-cell table:style-name="ce7" table:formula="oooc:=-273.15+1/(3.354016*10^-3+2.56985*10^-4*LN([.C566]/10000)+2.620131*10^-6*LN([.C566]/10000)^2+6.383091*10^-8*LN([.C566]/10000)^3)" office:value-type="float" office:value="30.3362798123983">
            <text:p>30.3</text:p>
          </table:table-cell>
          <table:table-cell table:number-columns-repeated="251"/>
        </table:table-row>
        <table:table-row table:style-name="ro2">
          <table:table-cell table:formula="oooc:=[.A566]+1" office:value-type="float" office:value="566">
            <text:p>566</text:p>
          </table:table-cell>
          <table:table-cell table:formula="oooc:=[.A567]/1024*5" office:value-type="float" office:value="2.763671875">
            <text:p>2.76</text:p>
          </table:table-cell>
          <table:table-cell table:style-name="ce5" table:formula="oooc:=5*(9780/[.B567])-9780" office:value-type="float" office:value="7913.85159010601">
            <text:p>7913.85</text:p>
          </table:table-cell>
          <table:table-cell table:style-name="ce5" table:formula="oooc:=-273.15+1/(3.35*10^-3+2.57*10^-4*LN([.C567]/10000)+2.63*10^-6*LN([.C567]/10000)^2+6.75*10^-8*LN([.C567]/10000)^3)" office:value-type="float" office:value="30.8001955725666">
            <text:p>30.8</text:p>
          </table:table-cell>
          <table:table-cell table:style-name="ce7" table:formula="oooc:=-273.15+1/(3.354016*10^-3+2.56985*10^-4*LN([.C567]/10000)+2.620131*10^-6*LN([.C567]/10000)^2+6.383091*10^-8*LN([.C567]/10000)^3)" office:value-type="float" office:value="30.4293488715571">
            <text:p>30.4</text:p>
          </table:table-cell>
          <table:table-cell table:number-columns-repeated="251"/>
        </table:table-row>
        <table:table-row table:style-name="ro2">
          <table:table-cell table:formula="oooc:=[.A567]+1" office:value-type="float" office:value="567">
            <text:p>567</text:p>
          </table:table-cell>
          <table:table-cell table:formula="oooc:=[.A568]/1024*5" office:value-type="float" office:value="2.7685546875">
            <text:p>2.77</text:p>
          </table:table-cell>
          <table:table-cell table:style-name="ce5" table:formula="oooc:=5*(9780/[.B568])-9780" office:value-type="float" office:value="7882.6455026455">
            <text:p>7882.65</text:p>
          </table:table-cell>
          <table:table-cell table:style-name="ce5" table:formula="oooc:=-273.15+1/(3.35*10^-3+2.57*10^-4*LN([.C568]/10000)+2.63*10^-6*LN([.C568]/10000)^2+6.75*10^-8*LN([.C568]/10000)^3)" office:value-type="float" office:value="30.8935849113825">
            <text:p>30.89</text:p>
          </table:table-cell>
          <table:table-cell table:style-name="ce7" table:formula="oooc:=-273.15+1/(3.354016*10^-3+2.56985*10^-4*LN([.C568]/10000)+2.620131*10^-6*LN([.C568]/10000)^2+6.383091*10^-8*LN([.C568]/10000)^3)" office:value-type="float" office:value="30.5225064358897">
            <text:p>30.5</text:p>
          </table:table-cell>
          <table:table-cell table:number-columns-repeated="251"/>
        </table:table-row>
        <table:table-row table:style-name="ro2">
          <table:table-cell table:formula="oooc:=[.A568]+1" office:value-type="float" office:value="568">
            <text:p>568</text:p>
          </table:table-cell>
          <table:table-cell table:formula="oooc:=[.A569]/1024*5" office:value-type="float" office:value="2.7734375">
            <text:p>2.77</text:p>
          </table:table-cell>
          <table:table-cell table:style-name="ce5" table:formula="oooc:=5*(9780/[.B569])-9780" office:value-type="float" office:value="7851.54929577465">
            <text:p>7851.55</text:p>
          </table:table-cell>
          <table:table-cell table:style-name="ce5" table:formula="oooc:=-273.15+1/(3.35*10^-3+2.57*10^-4*LN([.C569]/10000)+2.63*10^-6*LN([.C569]/10000)^2+6.75*10^-8*LN([.C569]/10000)^3)" office:value-type="float" office:value="30.9870638854138">
            <text:p>30.99</text:p>
          </table:table-cell>
          <table:table-cell table:style-name="ce7" table:formula="oooc:=-273.15+1/(3.354016*10^-3+2.56985*10^-4*LN([.C569]/10000)+2.620131*10^-6*LN([.C569]/10000)^2+6.383091*10^-8*LN([.C569]/10000)^3)" office:value-type="float" office:value="30.6157533611633">
            <text:p>30.6</text:p>
          </table:table-cell>
          <table:table-cell table:number-columns-repeated="251"/>
        </table:table-row>
        <table:table-row table:style-name="ro2">
          <table:table-cell table:formula="oooc:=[.A569]+1" office:value-type="float" office:value="569">
            <text:p>569</text:p>
          </table:table-cell>
          <table:table-cell table:formula="oooc:=[.A570]/1024*5" office:value-type="float" office:value="2.7783203125">
            <text:p>2.78</text:p>
          </table:table-cell>
          <table:table-cell table:style-name="ce5" table:formula="oooc:=5*(9780/[.B570])-9780" office:value-type="float" office:value="7820.56239015817">
            <text:p>7820.56</text:p>
          </table:table-cell>
          <table:table-cell table:style-name="ce5" table:formula="oooc:=-273.15+1/(3.35*10^-3+2.57*10^-4*LN([.C570]/10000)+2.63*10^-6*LN([.C570]/10000)^2+6.75*10^-8*LN([.C570]/10000)^3)" office:value-type="float" office:value="31.0806333564989">
            <text:p>31.08</text:p>
          </table:table-cell>
          <table:table-cell table:style-name="ce7" table:formula="oooc:=-273.15+1/(3.354016*10^-3+2.56985*10^-4*LN([.C570]/10000)+2.620131*10^-6*LN([.C570]/10000)^2+6.383091*10^-8*LN([.C570]/10000)^3)" office:value-type="float" office:value="30.7090905068067">
            <text:p>30.7</text:p>
          </table:table-cell>
          <table:table-cell table:number-columns-repeated="251"/>
        </table:table-row>
        <table:table-row table:style-name="ro2">
          <table:table-cell table:formula="oooc:=[.A570]+1" office:value-type="float" office:value="570">
            <text:p>570</text:p>
          </table:table-cell>
          <table:table-cell table:formula="oooc:=[.A571]/1024*5" office:value-type="float" office:value="2.783203125">
            <text:p>2.78</text:p>
          </table:table-cell>
          <table:table-cell table:style-name="ce5" table:formula="oooc:=5*(9780/[.B571])-9780" office:value-type="float" office:value="7789.68421052632">
            <text:p>7789.68</text:p>
          </table:table-cell>
          <table:table-cell table:style-name="ce5" table:formula="oooc:=-273.15+1/(3.35*10^-3+2.57*10^-4*LN([.C571]/10000)+2.63*10^-6*LN([.C571]/10000)^2+6.75*10^-8*LN([.C571]/10000)^3)" office:value-type="float" office:value="31.1742941901995">
            <text:p>31.17</text:p>
          </table:table-cell>
          <table:table-cell table:style-name="ce7" table:formula="oooc:=-273.15+1/(3.354016*10^-3+2.56985*10^-4*LN([.C571]/10000)+2.620131*10^-6*LN([.C571]/10000)^2+6.383091*10^-8*LN([.C571]/10000)^3)" office:value-type="float" office:value="30.80251873596">
            <text:p>30.8</text:p>
          </table:table-cell>
          <table:table-cell table:number-columns-repeated="251"/>
        </table:table-row>
        <table:table-row table:style-name="ro2">
          <table:table-cell table:formula="oooc:=[.A571]+1" office:value-type="float" office:value="571">
            <text:p>571</text:p>
          </table:table-cell>
          <table:table-cell table:formula="oooc:=[.A572]/1024*5" office:value-type="float" office:value="2.7880859375">
            <text:p>2.79</text:p>
          </table:table-cell>
          <table:table-cell table:style-name="ce5" table:formula="oooc:=5*(9780/[.B572])-9780" office:value-type="float" office:value="7758.91418563923">
            <text:p>7758.91</text:p>
          </table:table-cell>
          <table:table-cell table:style-name="ce5" table:formula="oooc:=-273.15+1/(3.35*10^-3+2.57*10^-4*LN([.C572]/10000)+2.63*10^-6*LN([.C572]/10000)^2+6.75*10^-8*LN([.C572]/10000)^3)" office:value-type="float" office:value="31.2680472558494">
            <text:p>31.27</text:p>
          </table:table-cell>
          <table:table-cell table:style-name="ce7" table:formula="oooc:=-273.15+1/(3.354016*10^-3+2.56985*10^-4*LN([.C572]/10000)+2.620131*10^-6*LN([.C572]/10000)^2+6.383091*10^-8*LN([.C572]/10000)^3)" office:value-type="float" office:value="30.8960389155229">
            <text:p>30.9</text:p>
          </table:table-cell>
          <table:table-cell table:number-columns-repeated="251"/>
        </table:table-row>
        <table:table-row table:style-name="ro2">
          <table:table-cell table:formula="oooc:=[.A572]+1" office:value-type="float" office:value="572">
            <text:p>572</text:p>
          </table:table-cell>
          <table:table-cell table:formula="oooc:=[.A573]/1024*5" office:value-type="float" office:value="2.79296875">
            <text:p>2.79</text:p>
          </table:table-cell>
          <table:table-cell table:style-name="ce5" table:formula="oooc:=5*(9780/[.B573])-9780" office:value-type="float" office:value="7728.25174825175">
            <text:p>7728.25</text:p>
          </table:table-cell>
          <table:table-cell table:style-name="ce5" table:formula="oooc:=-273.15+1/(3.35*10^-3+2.57*10^-4*LN([.C573]/10000)+2.63*10^-6*LN([.C573]/10000)^2+6.75*10^-8*LN([.C573]/10000)^3)" office:value-type="float" office:value="31.3618934266036">
            <text:p>31.36</text:p>
          </table:table-cell>
          <table:table-cell table:style-name="ce7" table:formula="oooc:=-273.15+1/(3.354016*10^-3+2.56985*10^-4*LN([.C573]/10000)+2.620131*10^-6*LN([.C573]/10000)^2+6.383091*10^-8*LN([.C573]/10000)^3)" office:value-type="float" office:value="30.9896519162046">
            <text:p>31.0</text:p>
          </table:table-cell>
          <table:table-cell table:number-columns-repeated="251"/>
        </table:table-row>
        <table:table-row table:style-name="ro2">
          <table:table-cell table:formula="oooc:=[.A573]+1" office:value-type="float" office:value="573">
            <text:p>573</text:p>
          </table:table-cell>
          <table:table-cell table:formula="oooc:=[.A574]/1024*5" office:value-type="float" office:value="2.7978515625">
            <text:p>2.8</text:p>
          </table:table-cell>
          <table:table-cell table:style-name="ce5" table:formula="oooc:=5*(9780/[.B574])-9780" office:value-type="float" office:value="7697.69633507853">
            <text:p>7697.7</text:p>
          </table:table-cell>
          <table:table-cell table:style-name="ce5" table:formula="oooc:=-273.15+1/(3.35*10^-3+2.57*10^-4*LN([.C574]/10000)+2.63*10^-6*LN([.C574]/10000)^2+6.75*10^-8*LN([.C574]/10000)^3)" office:value-type="float" office:value="31.4558335794893">
            <text:p>31.46</text:p>
          </table:table-cell>
          <table:table-cell table:style-name="ce7" table:formula="oooc:=-273.15+1/(3.354016*10^-3+2.56985*10^-4*LN([.C574]/10000)+2.620131*10^-6*LN([.C574]/10000)^2+6.383091*10^-8*LN([.C574]/10000)^3)" office:value-type="float" office:value="31.0833586125739">
            <text:p>31.1</text:p>
          </table:table-cell>
          <table:table-cell table:number-columns-repeated="251"/>
        </table:table-row>
        <table:table-row table:style-name="ro2">
          <table:table-cell table:formula="oooc:=[.A574]+1" office:value-type="float" office:value="574">
            <text:p>574</text:p>
          </table:table-cell>
          <table:table-cell table:formula="oooc:=[.A575]/1024*5" office:value-type="float" office:value="2.802734375">
            <text:p>2.8</text:p>
          </table:table-cell>
          <table:table-cell table:style-name="ce5" table:formula="oooc:=5*(9780/[.B575])-9780" office:value-type="float" office:value="7667.24738675958">
            <text:p>7667.25</text:p>
          </table:table-cell>
          <table:table-cell table:style-name="ce5" table:formula="oooc:=-273.15+1/(3.35*10^-3+2.57*10^-4*LN([.C575]/10000)+2.63*10^-6*LN([.C575]/10000)^2+6.75*10^-8*LN([.C575]/10000)^3)" office:value-type="float" office:value="31.5498685954558">
            <text:p>31.55</text:p>
          </table:table-cell>
          <table:table-cell table:style-name="ce7" table:formula="oooc:=-273.15+1/(3.354016*10^-3+2.56985*10^-4*LN([.C575]/10000)+2.620131*10^-6*LN([.C575]/10000)^2+6.383091*10^-8*LN([.C575]/10000)^3)" office:value-type="float" office:value="31.1771598831093">
            <text:p>31.2</text:p>
          </table:table-cell>
          <table:table-cell table:number-columns-repeated="251"/>
        </table:table-row>
        <table:table-row table:style-name="ro2">
          <table:table-cell table:formula="oooc:=[.A575]+1" office:value-type="float" office:value="575">
            <text:p>575</text:p>
          </table:table-cell>
          <table:table-cell table:formula="oooc:=[.A576]/1024*5" office:value-type="float" office:value="2.8076171875">
            <text:p>2.81</text:p>
          </table:table-cell>
          <table:table-cell table:style-name="ce5" table:formula="oooc:=5*(9780/[.B576])-9780" office:value-type="float" office:value="7636.90434782609">
            <text:p>7636.9</text:p>
          </table:table-cell>
          <table:table-cell table:style-name="ce5" table:formula="oooc:=-273.15+1/(3.35*10^-3+2.57*10^-4*LN([.C576]/10000)+2.63*10^-6*LN([.C576]/10000)^2+6.75*10^-8*LN([.C576]/10000)^3)" office:value-type="float" office:value="31.6439993594262">
            <text:p>31.64</text:p>
          </table:table-cell>
          <table:table-cell table:style-name="ce7" table:formula="oooc:=-273.15+1/(3.354016*10^-3+2.56985*10^-4*LN([.C576]/10000)+2.620131*10^-6*LN([.C576]/10000)^2+6.383091*10^-8*LN([.C576]/10000)^3)" office:value-type="float" office:value="31.2710566102501">
            <text:p>31.3</text:p>
          </table:table-cell>
          <table:table-cell table:number-columns-repeated="251"/>
        </table:table-row>
        <table:table-row table:style-name="ro2">
          <table:table-cell table:formula="oooc:=[.A576]+1" office:value-type="float" office:value="576">
            <text:p>576</text:p>
          </table:table-cell>
          <table:table-cell table:formula="oooc:=[.A577]/1024*5" office:value-type="float" office:value="2.8125">
            <text:p>2.81</text:p>
          </table:table-cell>
          <table:table-cell table:style-name="ce5" table:formula="oooc:=5*(9780/[.B577])-9780" office:value-type="float" office:value="7606.66666666667">
            <text:p>7606.67</text:p>
          </table:table-cell>
          <table:table-cell table:style-name="ce5" table:formula="oooc:=-273.15+1/(3.35*10^-3+2.57*10^-4*LN([.C577]/10000)+2.63*10^-6*LN([.C577]/10000)^2+6.75*10^-8*LN([.C577]/10000)^3)" office:value-type="float" office:value="31.7382267603479">
            <text:p>31.74</text:p>
          </table:table-cell>
          <table:table-cell table:style-name="ce7" table:formula="oooc:=-273.15+1/(3.354016*10^-3+2.56985*10^-4*LN([.C577]/10000)+2.620131*10^-6*LN([.C577]/10000)^2+6.383091*10^-8*LN([.C577]/10000)^3)" office:value-type="float" office:value="31.3650496804474">
            <text:p>31.4</text:p>
          </table:table-cell>
          <table:table-cell table:number-columns-repeated="251"/>
        </table:table-row>
        <table:table-row table:style-name="ro2">
          <table:table-cell table:formula="oooc:=[.A577]+1" office:value-type="float" office:value="577">
            <text:p>577</text:p>
          </table:table-cell>
          <table:table-cell table:formula="oooc:=[.A578]/1024*5" office:value-type="float" office:value="2.8173828125">
            <text:p>2.82</text:p>
          </table:table-cell>
          <table:table-cell table:style-name="ce5" table:formula="oooc:=5*(9780/[.B578])-9780" office:value-type="float" office:value="7576.53379549393">
            <text:p>7576.53</text:p>
          </table:table-cell>
          <table:table-cell table:style-name="ce5" table:formula="oooc:=-273.15+1/(3.35*10^-3+2.57*10^-4*LN([.C578]/10000)+2.63*10^-6*LN([.C578]/10000)^2+6.75*10^-8*LN([.C578]/10000)^3)" office:value-type="float" office:value="31.8325516912456">
            <text:p>31.83</text:p>
          </table:table-cell>
          <table:table-cell table:style-name="ce7" table:formula="oooc:=-273.15+1/(3.354016*10^-3+2.56985*10^-4*LN([.C578]/10000)+2.620131*10^-6*LN([.C578]/10000)^2+6.383091*10^-8*LN([.C578]/10000)^3)" office:value-type="float" office:value="31.4591399842166">
            <text:p>31.5</text:p>
          </table:table-cell>
          <table:table-cell table:number-columns-repeated="251"/>
        </table:table-row>
        <table:table-row table:style-name="ro2">
          <table:table-cell table:formula="oooc:=[.A578]+1" office:value-type="float" office:value="578">
            <text:p>578</text:p>
          </table:table-cell>
          <table:table-cell table:formula="oooc:=[.A579]/1024*5" office:value-type="float" office:value="2.822265625">
            <text:p>2.82</text:p>
          </table:table-cell>
          <table:table-cell table:style-name="ce5" table:formula="oooc:=5*(9780/[.B579])-9780" office:value-type="float" office:value="7546.50519031142">
            <text:p>7546.51</text:p>
          </table:table-cell>
          <table:table-cell table:style-name="ce5" table:formula="oooc:=-273.15+1/(3.35*10^-3+2.57*10^-4*LN([.C579]/10000)+2.63*10^-6*LN([.C579]/10000)^2+6.75*10^-8*LN([.C579]/10000)^3)" office:value-type="float" office:value="31.926975049273">
            <text:p>31.93</text:p>
          </table:table-cell>
          <table:table-cell table:style-name="ce7" table:formula="oooc:=-273.15+1/(3.354016*10^-3+2.56985*10^-4*LN([.C579]/10000)+2.620131*10^-6*LN([.C579]/10000)^2+6.383091*10^-8*LN([.C579]/10000)^3)" office:value-type="float" office:value="31.5533284161887">
            <text:p>31.6</text:p>
          </table:table-cell>
          <table:table-cell table:number-columns-repeated="251"/>
        </table:table-row>
        <table:table-row table:style-name="ro2">
          <table:table-cell table:formula="oooc:=[.A579]+1" office:value-type="float" office:value="579">
            <text:p>579</text:p>
          </table:table-cell>
          <table:table-cell table:formula="oooc:=[.A580]/1024*5" office:value-type="float" office:value="2.8271484375">
            <text:p>2.83</text:p>
          </table:table-cell>
          <table:table-cell table:style-name="ce5" table:formula="oooc:=5*(9780/[.B580])-9780" office:value-type="float" office:value="7516.58031088083">
            <text:p>7516.58</text:p>
          </table:table-cell>
          <table:table-cell table:style-name="ce5" table:formula="oooc:=-273.15+1/(3.35*10^-3+2.57*10^-4*LN([.C580]/10000)+2.63*10^-6*LN([.C580]/10000)^2+6.75*10^-8*LN([.C580]/10000)^3)" office:value-type="float" office:value="32.0214977357661">
            <text:p>32.02</text:p>
          </table:table-cell>
          <table:table-cell table:style-name="ce7" table:formula="oooc:=-273.15+1/(3.354016*10^-3+2.56985*10^-4*LN([.C580]/10000)+2.620131*10^-6*LN([.C580]/10000)^2+6.383091*10^-8*LN([.C580]/10000)^3)" office:value-type="float" office:value="31.6476158751637">
            <text:p>31.6</text:p>
          </table:table-cell>
          <table:table-cell table:number-columns-repeated="251"/>
        </table:table-row>
        <table:table-row table:style-name="ro2">
          <table:table-cell table:formula="oooc:=[.A580]+1" office:value-type="float" office:value="580">
            <text:p>580</text:p>
          </table:table-cell>
          <table:table-cell table:formula="oooc:=[.A581]/1024*5" office:value-type="float" office:value="2.83203125">
            <text:p>2.83</text:p>
          </table:table-cell>
          <table:table-cell table:style-name="ce5" table:formula="oooc:=5*(9780/[.B581])-9780" office:value-type="float" office:value="7486.75862068966">
            <text:p>7486.76</text:p>
          </table:table-cell>
          <table:table-cell table:style-name="ce5" table:formula="oooc:=-273.15+1/(3.35*10^-3+2.57*10^-4*LN([.C581]/10000)+2.63*10^-6*LN([.C581]/10000)^2+6.75*10^-8*LN([.C581]/10000)^3)" office:value-type="float" office:value="32.1161206562964">
            <text:p>32.12</text:p>
          </table:table-cell>
          <table:table-cell table:style-name="ce7" table:formula="oooc:=-273.15+1/(3.354016*10^-3+2.56985*10^-4*LN([.C581]/10000)+2.620131*10^-6*LN([.C581]/10000)^2+6.383091*10^-8*LN([.C581]/10000)^3)" office:value-type="float" office:value="31.742003264164">
            <text:p>31.7</text:p>
          </table:table-cell>
          <table:table-cell table:number-columns-repeated="251"/>
        </table:table-row>
        <table:table-row table:style-name="ro2">
          <table:table-cell table:formula="oooc:=[.A581]+1" office:value-type="float" office:value="581">
            <text:p>581</text:p>
          </table:table-cell>
          <table:table-cell table:formula="oooc:=[.A582]/1024*5" office:value-type="float" office:value="2.8369140625">
            <text:p>2.84</text:p>
          </table:table-cell>
          <table:table-cell table:style-name="ce5" table:formula="oooc:=5*(9780/[.B582])-9780" office:value-type="float" office:value="7457.03958691911">
            <text:p>7457.04</text:p>
          </table:table-cell>
          <table:table-cell table:style-name="ce5" table:formula="oooc:=-273.15+1/(3.35*10^-3+2.57*10^-4*LN([.C582]/10000)+2.63*10^-6*LN([.C582]/10000)^2+6.75*10^-8*LN([.C582]/10000)^3)" office:value-type="float" office:value="32.2108447207248">
            <text:p>32.21</text:p>
          </table:table-cell>
          <table:table-cell table:style-name="ce7" table:formula="oooc:=-273.15+1/(3.354016*10^-3+2.56985*10^-4*LN([.C582]/10000)+2.620131*10^-6*LN([.C582]/10000)^2+6.383091*10^-8*LN([.C582]/10000)^3)" office:value-type="float" office:value="31.8364914904874">
            <text:p>31.8</text:p>
          </table:table-cell>
          <table:table-cell table:number-columns-repeated="251"/>
        </table:table-row>
        <table:table-row table:style-name="ro2">
          <table:table-cell table:formula="oooc:=[.A582]+1" office:value-type="float" office:value="582">
            <text:p>582</text:p>
          </table:table-cell>
          <table:table-cell table:formula="oooc:=[.A583]/1024*5" office:value-type="float" office:value="2.841796875">
            <text:p>2.84</text:p>
          </table:table-cell>
          <table:table-cell table:style-name="ce5" table:formula="oooc:=5*(9780/[.B583])-9780" office:value-type="float" office:value="7427.42268041237">
            <text:p>7427.42</text:p>
          </table:table-cell>
          <table:table-cell table:style-name="ce5" table:formula="oooc:=-273.15+1/(3.35*10^-3+2.57*10^-4*LN([.C583]/10000)+2.63*10^-6*LN([.C583]/10000)^2+6.75*10^-8*LN([.C583]/10000)^3)" office:value-type="float" office:value="32.3056708432563">
            <text:p>32.31</text:p>
          </table:table-cell>
          <table:table-cell table:style-name="ce7" table:formula="oooc:=-273.15+1/(3.354016*10^-3+2.56985*10^-4*LN([.C583]/10000)+2.620131*10^-6*LN([.C583]/10000)^2+6.383091*10^-8*LN([.C583]/10000)^3)" office:value-type="float" office:value="31.9310814657618">
            <text:p>31.9</text:p>
          </table:table-cell>
          <table:table-cell table:number-columns-repeated="251"/>
        </table:table-row>
        <table:table-row table:style-name="ro2">
          <table:table-cell table:formula="oooc:=[.A583]+1" office:value-type="float" office:value="583">
            <text:p>583</text:p>
          </table:table-cell>
          <table:table-cell table:formula="oooc:=[.A584]/1024*5" office:value-type="float" office:value="2.8466796875">
            <text:p>2.85</text:p>
          </table:table-cell>
          <table:table-cell table:style-name="ce5" table:formula="oooc:=5*(9780/[.B584])-9780" office:value-type="float" office:value="7397.90737564322">
            <text:p>7397.91</text:p>
          </table:table-cell>
          <table:table-cell table:style-name="ce5" table:formula="oooc:=-273.15+1/(3.35*10^-3+2.57*10^-4*LN([.C584]/10000)+2.63*10^-6*LN([.C584]/10000)^2+6.75*10^-8*LN([.C584]/10000)^3)" office:value-type="float" office:value="32.4005999424944">
            <text:p>32.4</text:p>
          </table:table-cell>
          <table:table-cell table:style-name="ce7" table:formula="oooc:=-273.15+1/(3.354016*10^-3+2.56985*10^-4*LN([.C584]/10000)+2.620131*10^-6*LN([.C584]/10000)^2+6.383091*10^-8*LN([.C584]/10000)^3)" office:value-type="float" office:value="32.0257741060001">
            <text:p>32.0</text:p>
          </table:table-cell>
          <table:table-cell table:number-columns-repeated="251"/>
        </table:table-row>
        <table:table-row table:style-name="ro2">
          <table:table-cell table:formula="oooc:=[.A584]+1" office:value-type="float" office:value="584">
            <text:p>584</text:p>
          </table:table-cell>
          <table:table-cell table:formula="oooc:=[.A585]/1024*5" office:value-type="float" office:value="2.8515625">
            <text:p>2.85</text:p>
          </table:table-cell>
          <table:table-cell table:style-name="ce5" table:formula="oooc:=5*(9780/[.B585])-9780" office:value-type="float" office:value="7368.49315068493">
            <text:p>7368.49</text:p>
          </table:table-cell>
          <table:table-cell table:style-name="ce5" table:formula="oooc:=-273.15+1/(3.35*10^-3+2.57*10^-4*LN([.C585]/10000)+2.63*10^-6*LN([.C585]/10000)^2+6.75*10^-8*LN([.C585]/10000)^3)" office:value-type="float" office:value="32.4956329414971">
            <text:p>32.5</text:p>
          </table:table-cell>
          <table:table-cell table:style-name="ce7" table:formula="oooc:=-273.15+1/(3.354016*10^-3+2.56985*10^-4*LN([.C585]/10000)+2.620131*10^-6*LN([.C585]/10000)^2+6.383091*10^-8*LN([.C585]/10000)^3)" office:value-type="float" office:value="32.1205703316554">
            <text:p>32.1</text:p>
          </table:table-cell>
          <table:table-cell table:number-columns-repeated="251"/>
        </table:table-row>
        <table:table-row table:style-name="ro2">
          <table:table-cell table:formula="oooc:=[.A585]+1" office:value-type="float" office:value="585">
            <text:p>585</text:p>
          </table:table-cell>
          <table:table-cell table:formula="oooc:=[.A586]/1024*5" office:value-type="float" office:value="2.8564453125">
            <text:p>2.86</text:p>
          </table:table-cell>
          <table:table-cell table:style-name="ce5" table:formula="oooc:=5*(9780/[.B586])-9780" office:value-type="float" office:value="7339.17948717949">
            <text:p>7339.18</text:p>
          </table:table-cell>
          <table:table-cell table:style-name="ce5" table:formula="oooc:=-273.15+1/(3.35*10^-3+2.57*10^-4*LN([.C586]/10000)+2.63*10^-6*LN([.C586]/10000)^2+6.75*10^-8*LN([.C586]/10000)^3)" office:value-type="float" office:value="32.5907707678325">
            <text:p>32.59</text:p>
          </table:table-cell>
          <table:table-cell table:style-name="ce7" table:formula="oooc:=-273.15+1/(3.354016*10^-3+2.56985*10^-4*LN([.C586]/10000)+2.620131*10^-6*LN([.C586]/10000)^2+6.383091*10^-8*LN([.C586]/10000)^3)" office:value-type="float" office:value="32.2154710676763">
            <text:p>32.2</text:p>
          </table:table-cell>
          <table:table-cell table:number-columns-repeated="251"/>
        </table:table-row>
        <table:table-row table:style-name="ro2">
          <table:table-cell table:formula="oooc:=[.A586]+1" office:value-type="float" office:value="586">
            <text:p>586</text:p>
          </table:table-cell>
          <table:table-cell table:formula="oooc:=[.A587]/1024*5" office:value-type="float" office:value="2.861328125">
            <text:p>2.86</text:p>
          </table:table-cell>
          <table:table-cell table:style-name="ce5" table:formula="oooc:=5*(9780/[.B587])-9780" office:value-type="float" office:value="7309.96587030717">
            <text:p>7309.97</text:p>
          </table:table-cell>
          <table:table-cell table:style-name="ce5" table:formula="oooc:=-273.15+1/(3.35*10^-3+2.57*10^-4*LN([.C587]/10000)+2.63*10^-6*LN([.C587]/10000)^2+6.75*10^-8*LN([.C587]/10000)^3)" office:value-type="float" office:value="32.6860143536356">
            <text:p>32.69</text:p>
          </table:table-cell>
          <table:table-cell table:style-name="ce7" table:formula="oooc:=-273.15+1/(3.354016*10^-3+2.56985*10^-4*LN([.C587]/10000)+2.620131*10^-6*LN([.C587]/10000)^2+6.383091*10^-8*LN([.C587]/10000)^3)" office:value-type="float" office:value="32.310477243564">
            <text:p>32.3</text:p>
          </table:table-cell>
          <table:table-cell table:number-columns-repeated="251"/>
        </table:table-row>
        <table:table-row table:style-name="ro2">
          <table:table-cell table:formula="oooc:=[.A587]+1" office:value-type="float" office:value="587">
            <text:p>587</text:p>
          </table:table-cell>
          <table:table-cell table:formula="oooc:=[.A588]/1024*5" office:value-type="float" office:value="2.8662109375">
            <text:p>2.87</text:p>
          </table:table-cell>
          <table:table-cell table:style-name="ce5" table:formula="oooc:=5*(9780/[.B588])-9780" office:value-type="float" office:value="7280.85178875639">
            <text:p>7280.85</text:p>
          </table:table-cell>
          <table:table-cell table:style-name="ce5" table:formula="oooc:=-273.15+1/(3.35*10^-3+2.57*10^-4*LN([.C588]/10000)+2.63*10^-6*LN([.C588]/10000)^2+6.75*10^-8*LN([.C588]/10000)^3)" office:value-type="float" office:value="32.7813646356649">
            <text:p>32.78</text:p>
          </table:table-cell>
          <table:table-cell table:style-name="ce7" table:formula="oooc:=-273.15+1/(3.354016*10^-3+2.56985*10^-4*LN([.C588]/10000)+2.620131*10^-6*LN([.C588]/10000)^2+6.383091*10^-8*LN([.C588]/10000)^3)" office:value-type="float" office:value="32.4055897934289">
            <text:p>32.4</text:p>
          </table:table-cell>
          <table:table-cell table:number-columns-repeated="251"/>
        </table:table-row>
        <table:table-row table:style-name="ro2">
          <table:table-cell table:formula="oooc:=[.A588]+1" office:value-type="float" office:value="588">
            <text:p>588</text:p>
          </table:table-cell>
          <table:table-cell table:formula="oooc:=[.A589]/1024*5" office:value-type="float" office:value="2.87109375">
            <text:p>2.87</text:p>
          </table:table-cell>
          <table:table-cell table:style-name="ce5" table:formula="oooc:=5*(9780/[.B589])-9780" office:value-type="float" office:value="7251.83673469388">
            <text:p>7251.84</text:p>
          </table:table-cell>
          <table:table-cell table:style-name="ce5" table:formula="oooc:=-273.15+1/(3.35*10^-3+2.57*10^-4*LN([.C589]/10000)+2.63*10^-6*LN([.C589]/10000)^2+6.75*10^-8*LN([.C589]/10000)^3)" office:value-type="float" office:value="32.876822555361">
            <text:p>32.88</text:p>
          </table:table-cell>
          <table:table-cell table:style-name="ce7" table:formula="oooc:=-273.15+1/(3.354016*10^-3+2.56985*10^-4*LN([.C589]/10000)+2.620131*10^-6*LN([.C589]/10000)^2+6.383091*10^-8*LN([.C589]/10000)^3)" office:value-type="float" office:value="32.5008096560477">
            <text:p>32.5</text:p>
          </table:table-cell>
          <table:table-cell table:number-columns-repeated="251"/>
        </table:table-row>
        <table:table-row table:style-name="ro2">
          <table:table-cell table:formula="oooc:=[.A589]+1" office:value-type="float" office:value="589">
            <text:p>589</text:p>
          </table:table-cell>
          <table:table-cell table:formula="oooc:=[.A590]/1024*5" office:value-type="float" office:value="2.8759765625">
            <text:p>2.88</text:p>
          </table:table-cell>
          <table:table-cell table:style-name="ce5" table:formula="oooc:=5*(9780/[.B590])-9780" office:value-type="float" office:value="7222.92020373514">
            <text:p>7222.92</text:p>
          </table:table-cell>
          <table:table-cell table:style-name="ce5" table:formula="oooc:=-273.15+1/(3.35*10^-3+2.57*10^-4*LN([.C590]/10000)+2.63*10^-6*LN([.C590]/10000)^2+6.75*10^-8*LN([.C590]/10000)^3)" office:value-type="float" office:value="32.9723890589036">
            <text:p>32.97</text:p>
          </table:table-cell>
          <table:table-cell table:style-name="ce7" table:formula="oooc:=-273.15+1/(3.354016*10^-3+2.56985*10^-4*LN([.C590]/10000)+2.620131*10^-6*LN([.C590]/10000)^2+6.383091*10^-8*LN([.C590]/10000)^3)" office:value-type="float" office:value="32.5961377749222">
            <text:p>32.6</text:p>
          </table:table-cell>
          <table:table-cell table:number-columns-repeated="251"/>
        </table:table-row>
        <table:table-row table:style-name="ro2">
          <table:table-cell table:formula="oooc:=[.A590]+1" office:value-type="float" office:value="590">
            <text:p>590</text:p>
          </table:table-cell>
          <table:table-cell table:formula="oooc:=[.A591]/1024*5" office:value-type="float" office:value="2.880859375">
            <text:p>2.88</text:p>
          </table:table-cell>
          <table:table-cell table:style-name="ce5" table:formula="oooc:=5*(9780/[.B591])-9780" office:value-type="float" office:value="7194.10169491525">
            <text:p>7194.1</text:p>
          </table:table-cell>
          <table:table-cell table:style-name="ce5" table:formula="oooc:=-273.15+1/(3.35*10^-3+2.57*10^-4*LN([.C591]/10000)+2.63*10^-6*LN([.C591]/10000)^2+6.75*10^-8*LN([.C591]/10000)^3)" office:value-type="float" office:value="33.068065097271">
            <text:p>33.07</text:p>
          </table:table-cell>
          <table:table-cell table:style-name="ce7" table:formula="oooc:=-273.15+1/(3.354016*10^-3+2.56985*10^-4*LN([.C591]/10000)+2.620131*10^-6*LN([.C591]/10000)^2+6.383091*10^-8*LN([.C591]/10000)^3)" office:value-type="float" office:value="32.6915750983371">
            <text:p>32.7</text:p>
          </table:table-cell>
          <table:table-cell table:number-columns-repeated="251"/>
        </table:table-row>
        <table:table-row table:style-name="ro2">
          <table:table-cell table:formula="oooc:=[.A591]+1" office:value-type="float" office:value="591">
            <text:p>591</text:p>
          </table:table-cell>
          <table:table-cell table:formula="oooc:=[.A592]/1024*5" office:value-type="float" office:value="2.8857421875">
            <text:p>2.89</text:p>
          </table:table-cell>
          <table:table-cell table:style-name="ce5" table:formula="oooc:=5*(9780/[.B592])-9780" office:value-type="float" office:value="7165.3807106599">
            <text:p>7165.38</text:p>
          </table:table-cell>
          <table:table-cell table:style-name="ce5" table:formula="oooc:=-273.15+1/(3.35*10^-3+2.57*10^-4*LN([.C592]/10000)+2.63*10^-6*LN([.C592]/10000)^2+6.75*10^-8*LN([.C592]/10000)^3)" office:value-type="float" office:value="33.1638516262997">
            <text:p>33.16</text:p>
          </table:table-cell>
          <table:table-cell table:style-name="ce7" table:formula="oooc:=-273.15+1/(3.354016*10^-3+2.56985*10^-4*LN([.C592]/10000)+2.620131*10^-6*LN([.C592]/10000)^2+6.383091*10^-8*LN([.C592]/10000)^3)" office:value-type="float" office:value="32.7871225794197">
            <text:p>32.8</text:p>
          </table:table-cell>
          <table:table-cell table:number-columns-repeated="251"/>
        </table:table-row>
        <table:table-row table:style-name="ro2">
          <table:table-cell table:formula="oooc:=[.A592]+1" office:value-type="float" office:value="592">
            <text:p>592</text:p>
          </table:table-cell>
          <table:table-cell table:formula="oooc:=[.A593]/1024*5" office:value-type="float" office:value="2.890625">
            <text:p>2.89</text:p>
          </table:table-cell>
          <table:table-cell table:style-name="ce5" table:formula="oooc:=5*(9780/[.B593])-9780" office:value-type="float" office:value="7136.75675675676">
            <text:p>7136.76</text:p>
          </table:table-cell>
          <table:table-cell table:style-name="ce5" table:formula="oooc:=-273.15+1/(3.35*10^-3+2.57*10^-4*LN([.C593]/10000)+2.63*10^-6*LN([.C593]/10000)^2+6.75*10^-8*LN([.C593]/10000)^3)" office:value-type="float" office:value="33.2597496067436">
            <text:p>33.26</text:p>
          </table:table-cell>
          <table:table-cell table:style-name="ce7" table:formula="oooc:=-273.15+1/(3.354016*10^-3+2.56985*10^-4*LN([.C593]/10000)+2.620131*10^-6*LN([.C593]/10000)^2+6.383091*10^-8*LN([.C593]/10000)^3)" office:value-type="float" office:value="32.8827811761995">
            <text:p>32.9</text:p>
          </table:table-cell>
          <table:table-cell table:number-columns-repeated="251"/>
        </table:table-row>
        <table:table-row table:style-name="ro2">
          <table:table-cell table:formula="oooc:=[.A593]+1" office:value-type="float" office:value="593">
            <text:p>593</text:p>
          </table:table-cell>
          <table:table-cell table:formula="oooc:=[.A594]/1024*5" office:value-type="float" office:value="2.8955078125">
            <text:p>2.9</text:p>
          </table:table-cell>
          <table:table-cell table:style-name="ce5" table:formula="oooc:=5*(9780/[.B594])-9780" office:value-type="float" office:value="7108.22934232715">
            <text:p>7108.23</text:p>
          </table:table-cell>
          <table:table-cell table:style-name="ce5" table:formula="oooc:=-273.15+1/(3.35*10^-3+2.57*10^-4*LN([.C594]/10000)+2.63*10^-6*LN([.C594]/10000)^2+6.75*10^-8*LN([.C594]/10000)^3)" office:value-type="float" office:value="33.3557600043351">
            <text:p>33.36</text:p>
          </table:table-cell>
          <table:table-cell table:style-name="ce7" table:formula="oooc:=-273.15+1/(3.354016*10^-3+2.56985*10^-4*LN([.C594]/10000)+2.620131*10^-6*LN([.C594]/10000)^2+6.383091*10^-8*LN([.C594]/10000)^3)" office:value-type="float" office:value="32.9785518516687">
            <text:p>33.0</text:p>
          </table:table-cell>
          <table:table-cell table:number-columns-repeated="251"/>
        </table:table-row>
        <table:table-row table:style-name="ro2">
          <table:table-cell table:formula="oooc:=[.A594]+1" office:value-type="float" office:value="594">
            <text:p>594</text:p>
          </table:table-cell>
          <table:table-cell table:formula="oooc:=[.A595]/1024*5" office:value-type="float" office:value="2.900390625">
            <text:p>2.9</text:p>
          </table:table-cell>
          <table:table-cell table:style-name="ce5" table:formula="oooc:=5*(9780/[.B595])-9780" office:value-type="float" office:value="7079.79797979798">
            <text:p>7079.8</text:p>
          </table:table-cell>
          <table:table-cell table:style-name="ce5" table:formula="oooc:=-273.15+1/(3.35*10^-3+2.57*10^-4*LN([.C595]/10000)+2.63*10^-6*LN([.C595]/10000)^2+6.75*10^-8*LN([.C595]/10000)^3)" office:value-type="float" office:value="33.4518837898463">
            <text:p>33.45</text:p>
          </table:table-cell>
          <table:table-cell table:style-name="ce7" table:formula="oooc:=-273.15+1/(3.354016*10^-3+2.56985*10^-4*LN([.C595]/10000)+2.620131*10^-6*LN([.C595]/10000)^2+6.383091*10^-8*LN([.C595]/10000)^3)" office:value-type="float" office:value="33.0744355738429">
            <text:p>33.1</text:p>
          </table:table-cell>
          <table:table-cell table:number-columns-repeated="251"/>
        </table:table-row>
        <table:table-row table:style-name="ro2">
          <table:table-cell table:formula="oooc:=[.A595]+1" office:value-type="float" office:value="595">
            <text:p>595</text:p>
          </table:table-cell>
          <table:table-cell table:formula="oooc:=[.A596]/1024*5" office:value-type="float" office:value="2.9052734375">
            <text:p>2.91</text:p>
          </table:table-cell>
          <table:table-cell table:style-name="ce5" table:formula="oooc:=5*(9780/[.B596])-9780" office:value-type="float" office:value="7051.46218487395">
            <text:p>7051.46</text:p>
          </table:table-cell>
          <table:table-cell table:style-name="ce5" table:formula="oooc:=-273.15+1/(3.35*10^-3+2.57*10^-4*LN([.C596]/10000)+2.63*10^-6*LN([.C596]/10000)^2+6.75*10^-8*LN([.C596]/10000)^3)" office:value-type="float" office:value="33.5481219391506">
            <text:p>33.55</text:p>
          </table:table-cell>
          <table:table-cell table:style-name="ce7" table:formula="oooc:=-273.15+1/(3.354016*10^-3+2.56985*10^-4*LN([.C596]/10000)+2.620131*10^-6*LN([.C596]/10000)^2+6.383091*10^-8*LN([.C596]/10000)^3)" office:value-type="float" office:value="33.1704333158234">
            <text:p>33.2</text:p>
          </table:table-cell>
          <table:table-cell table:number-columns-repeated="251"/>
        </table:table-row>
        <table:table-row table:style-name="ro2">
          <table:table-cell table:formula="oooc:=[.A596]+1" office:value-type="float" office:value="596">
            <text:p>596</text:p>
          </table:table-cell>
          <table:table-cell table:formula="oooc:=[.A597]/1024*5" office:value-type="float" office:value="2.91015625">
            <text:p>2.91</text:p>
          </table:table-cell>
          <table:table-cell table:style-name="ce5" table:formula="oooc:=5*(9780/[.B597])-9780" office:value-type="float" office:value="7023.22147651007">
            <text:p>7023.22</text:p>
          </table:table-cell>
          <table:table-cell table:style-name="ce5" table:formula="oooc:=-273.15+1/(3.35*10^-3+2.57*10^-4*LN([.C597]/10000)+2.63*10^-6*LN([.C597]/10000)^2+6.75*10^-8*LN([.C597]/10000)^3)" office:value-type="float" office:value="33.6444754332852">
            <text:p>33.64</text:p>
          </table:table-cell>
          <table:table-cell table:style-name="ce7" table:formula="oooc:=-273.15+1/(3.354016*10^-3+2.56985*10^-4*LN([.C597]/10000)+2.620131*10^-6*LN([.C597]/10000)^2+6.383091*10^-8*LN([.C597]/10000)^3)" office:value-type="float" office:value="33.2665460558585">
            <text:p>33.3</text:p>
          </table:table-cell>
          <table:table-cell table:number-columns-repeated="251"/>
        </table:table-row>
        <table:table-row table:style-name="ro2">
          <table:table-cell table:formula="oooc:=[.A597]+1" office:value-type="float" office:value="597">
            <text:p>597</text:p>
          </table:table-cell>
          <table:table-cell table:formula="oooc:=[.A598]/1024*5" office:value-type="float" office:value="2.9150390625">
            <text:p>2.92</text:p>
          </table:table-cell>
          <table:table-cell table:style-name="ce5" table:formula="oooc:=5*(9780/[.B598])-9780" office:value-type="float" office:value="6995.07537688442">
            <text:p>6995.08</text:p>
          </table:table-cell>
          <table:table-cell table:style-name="ce5" table:formula="oooc:=-273.15+1/(3.35*10^-3+2.57*10^-4*LN([.C598]/10000)+2.63*10^-6*LN([.C598]/10000)^2+6.75*10^-8*LN([.C598]/10000)^3)" office:value-type="float" office:value="33.7409452585144">
            <text:p>33.74</text:p>
          </table:table-cell>
          <table:table-cell table:style-name="ce7" table:formula="oooc:=-273.15+1/(3.354016*10^-3+2.56985*10^-4*LN([.C598]/10000)+2.620131*10^-6*LN([.C598]/10000)^2+6.383091*10^-8*LN([.C598]/10000)^3)" office:value-type="float" office:value="33.3627747774072">
            <text:p>33.4</text:p>
          </table:table-cell>
          <table:table-cell table:number-columns-repeated="251"/>
        </table:table-row>
        <table:table-row table:style-name="ro2">
          <table:table-cell table:formula="oooc:=[.A598]+1" office:value-type="float" office:value="598">
            <text:p>598</text:p>
          </table:table-cell>
          <table:table-cell table:formula="oooc:=[.A599]/1024*5" office:value-type="float" office:value="2.919921875">
            <text:p>2.92</text:p>
          </table:table-cell>
          <table:table-cell table:style-name="ce5" table:formula="oooc:=5*(9780/[.B599])-9780" office:value-type="float" office:value="6967.02341137124">
            <text:p>6967.02</text:p>
          </table:table-cell>
          <table:table-cell table:style-name="ce5" table:formula="oooc:=-273.15+1/(3.35*10^-3+2.57*10^-4*LN([.C599]/10000)+2.63*10^-6*LN([.C599]/10000)^2+6.75*10^-8*LN([.C599]/10000)^3)" office:value-type="float" office:value="33.837532406393">
            <text:p>33.84</text:p>
          </table:table-cell>
          <table:table-cell table:style-name="ce7" table:formula="oooc:=-273.15+1/(3.354016*10^-3+2.56985*10^-4*LN([.C599]/10000)+2.620131*10^-6*LN([.C599]/10000)^2+6.383091*10^-8*LN([.C599]/10000)^3)" office:value-type="float" office:value="33.4591204692024">
            <text:p>33.5</text:p>
          </table:table-cell>
          <table:table-cell table:number-columns-repeated="251"/>
        </table:table-row>
        <table:table-row table:style-name="ro2">
          <table:table-cell table:formula="oooc:=[.A599]+1" office:value-type="float" office:value="599">
            <text:p>599</text:p>
          </table:table-cell>
          <table:table-cell table:formula="oooc:=[.A600]/1024*5" office:value-type="float" office:value="2.9248046875">
            <text:p>2.92</text:p>
          </table:table-cell>
          <table:table-cell table:style-name="ce5" table:formula="oooc:=5*(9780/[.B600])-9780" office:value-type="float" office:value="6939.06510851419">
            <text:p>6939.07</text:p>
          </table:table-cell>
          <table:table-cell table:style-name="ce5" table:formula="oooc:=-273.15+1/(3.35*10^-3+2.57*10^-4*LN([.C600]/10000)+2.63*10^-6*LN([.C600]/10000)^2+6.75*10^-8*LN([.C600]/10000)^3)" office:value-type="float" office:value="33.9342378738311">
            <text:p>33.93</text:p>
          </table:table-cell>
          <table:table-cell table:style-name="ce7" table:formula="oooc:=-273.15+1/(3.354016*10^-3+2.56985*10^-4*LN([.C600]/10000)+2.620131*10^-6*LN([.C600]/10000)^2+6.383091*10^-8*LN([.C600]/10000)^3)" office:value-type="float" office:value="33.5555841253152">
            <text:p>33.6</text:p>
          </table:table-cell>
          <table:table-cell table:number-columns-repeated="251"/>
        </table:table-row>
        <table:table-row table:style-name="ro2">
          <table:table-cell table:formula="oooc:=[.A600]+1" office:value-type="float" office:value="600">
            <text:p>600</text:p>
          </table:table-cell>
          <table:table-cell table:formula="oooc:=[.A601]/1024*5" office:value-type="float" office:value="2.9296875">
            <text:p>2.93</text:p>
          </table:table-cell>
          <table:table-cell table:style-name="ce5" table:formula="oooc:=5*(9780/[.B601])-9780" office:value-type="float" office:value="6911.2">
            <text:p>6911.2</text:p>
          </table:table-cell>
          <table:table-cell table:style-name="ce5" table:formula="oooc:=-273.15+1/(3.35*10^-3+2.57*10^-4*LN([.C601]/10000)+2.63*10^-6*LN([.C601]/10000)^2+6.75*10^-8*LN([.C601]/10000)^3)" office:value-type="float" office:value="34.031062663159">
            <text:p>34.03</text:p>
          </table:table-cell>
          <table:table-cell table:style-name="ce7" table:formula="oooc:=-273.15+1/(3.354016*10^-3+2.56985*10^-4*LN([.C601]/10000)+2.620131*10^-6*LN([.C601]/10000)^2+6.383091*10^-8*LN([.C601]/10000)^3)" office:value-type="float" office:value="33.6521667452199">
            <text:p>33.7</text:p>
          </table:table-cell>
          <table:table-cell table:number-columns-repeated="251"/>
        </table:table-row>
        <table:table-row table:style-name="ro2">
          <table:table-cell table:formula="oooc:=[.A601]+1" office:value-type="float" office:value="601">
            <text:p>601</text:p>
          </table:table-cell>
          <table:table-cell table:formula="oooc:=[.A602]/1024*5" office:value-type="float" office:value="2.9345703125">
            <text:p>2.93</text:p>
          </table:table-cell>
          <table:table-cell table:style-name="ce5" table:formula="oooc:=5*(9780/[.B602])-9780" office:value-type="float" office:value="6883.42762063228">
            <text:p>6883.43</text:p>
          </table:table-cell>
          <table:table-cell table:style-name="ce5" table:formula="oooc:=-273.15+1/(3.35*10^-3+2.57*10^-4*LN([.C602]/10000)+2.63*10^-6*LN([.C602]/10000)^2+6.75*10^-8*LN([.C602]/10000)^3)" office:value-type="float" office:value="34.128007782193">
            <text:p>34.13</text:p>
          </table:table-cell>
          <table:table-cell table:style-name="ce7" table:formula="oooc:=-273.15+1/(3.354016*10^-3+2.56985*10^-4*LN([.C602]/10000)+2.620131*10^-6*LN([.C602]/10000)^2+6.383091*10^-8*LN([.C602]/10000)^3)" office:value-type="float" office:value="33.7488693338593">
            <text:p>33.7</text:p>
          </table:table-cell>
          <table:table-cell table:number-columns-repeated="251"/>
        </table:table-row>
        <table:table-row table:style-name="ro2">
          <table:table-cell table:formula="oooc:=[.A602]+1" office:value-type="float" office:value="602">
            <text:p>602</text:p>
          </table:table-cell>
          <table:table-cell table:formula="oooc:=[.A603]/1024*5" office:value-type="float" office:value="2.939453125">
            <text:p>2.94</text:p>
          </table:table-cell>
          <table:table-cell table:style-name="ce5" table:formula="oooc:=5*(9780/[.B603])-9780" office:value-type="float" office:value="6855.74750830565">
            <text:p>6855.75</text:p>
          </table:table-cell>
          <table:table-cell table:style-name="ce5" table:formula="oooc:=-273.15+1/(3.35*10^-3+2.57*10^-4*LN([.C603]/10000)+2.63*10^-6*LN([.C603]/10000)^2+6.75*10^-8*LN([.C603]/10000)^3)" office:value-type="float" office:value="34.225074244302">
            <text:p>34.23</text:p>
          </table:table-cell>
          <table:table-cell table:style-name="ce7" table:formula="oooc:=-273.15+1/(3.354016*10^-3+2.56985*10^-4*LN([.C603]/10000)+2.620131*10^-6*LN([.C603]/10000)^2+6.383091*10^-8*LN([.C603]/10000)^3)" office:value-type="float" office:value="33.8456929017113">
            <text:p>33.8</text:p>
          </table:table-cell>
          <table:table-cell table:number-columns-repeated="251"/>
        </table:table-row>
        <table:table-row table:style-name="ro2">
          <table:table-cell table:formula="oooc:=[.A603]+1" office:value-type="float" office:value="603">
            <text:p>603</text:p>
          </table:table-cell>
          <table:table-cell table:formula="oooc:=[.A604]/1024*5" office:value-type="float" office:value="2.9443359375">
            <text:p>2.94</text:p>
          </table:table-cell>
          <table:table-cell table:style-name="ce5" table:formula="oooc:=5*(9780/[.B604])-9780" office:value-type="float" office:value="6828.1592039801">
            <text:p>6828.16</text:p>
          </table:table-cell>
          <table:table-cell table:style-name="ce5" table:formula="oooc:=-273.15+1/(3.35*10^-3+2.57*10^-4*LN([.C604]/10000)+2.63*10^-6*LN([.C604]/10000)^2+6.75*10^-8*LN([.C604]/10000)^3)" office:value-type="float" office:value="34.3222630684744">
            <text:p>34.32</text:p>
          </table:table-cell>
          <table:table-cell table:style-name="ce7" table:formula="oooc:=-273.15+1/(3.354016*10^-3+2.56985*10^-4*LN([.C604]/10000)+2.620131*10^-6*LN([.C604]/10000)^2+6.383091*10^-8*LN([.C604]/10000)^3)" office:value-type="float" office:value="33.9426384648559">
            <text:p>33.9</text:p>
          </table:table-cell>
          <table:table-cell table:number-columns-repeated="251"/>
        </table:table-row>
        <table:table-row table:style-name="ro2">
          <table:table-cell table:formula="oooc:=[.A604]+1" office:value-type="float" office:value="604">
            <text:p>604</text:p>
          </table:table-cell>
          <table:table-cell table:formula="oooc:=[.A605]/1024*5" office:value-type="float" office:value="2.94921875">
            <text:p>2.95</text:p>
          </table:table-cell>
          <table:table-cell table:style-name="ce5" table:formula="oooc:=5*(9780/[.B605])-9780" office:value-type="float" office:value="6800.66225165563">
            <text:p>6800.66</text:p>
          </table:table-cell>
          <table:table-cell table:style-name="ce5" table:formula="oooc:=-273.15+1/(3.35*10^-3+2.57*10^-4*LN([.C605]/10000)+2.63*10^-6*LN([.C605]/10000)^2+6.75*10^-8*LN([.C605]/10000)^3)" office:value-type="float" office:value="34.4195752793865">
            <text:p>34.42</text:p>
          </table:table-cell>
          <table:table-cell table:style-name="ce7" table:formula="oooc:=-273.15+1/(3.354016*10^-3+2.56985*10^-4*LN([.C605]/10000)+2.620131*10^-6*LN([.C605]/10000)^2+6.383091*10^-8*LN([.C605]/10000)^3)" office:value-type="float" office:value="34.0397070450423">
            <text:p>34.0</text:p>
          </table:table-cell>
          <table:table-cell table:number-columns-repeated="251"/>
        </table:table-row>
        <table:table-row table:style-name="ro2">
          <table:table-cell table:formula="oooc:=[.A605]+1" office:value-type="float" office:value="605">
            <text:p>605</text:p>
          </table:table-cell>
          <table:table-cell table:formula="oooc:=[.A606]/1024*5" office:value-type="float" office:value="2.9541015625">
            <text:p>2.95</text:p>
          </table:table-cell>
          <table:table-cell table:style-name="ce5" table:formula="oooc:=5*(9780/[.B606])-9780" office:value-type="float" office:value="6773.25619834711">
            <text:p>6773.26</text:p>
          </table:table-cell>
          <table:table-cell table:style-name="ce5" table:formula="oooc:=-273.15+1/(3.35*10^-3+2.57*10^-4*LN([.C606]/10000)+2.63*10^-6*LN([.C606]/10000)^2+6.75*10^-8*LN([.C606]/10000)^3)" office:value-type="float" office:value="34.5170119074709">
            <text:p>34.52</text:p>
          </table:table-cell>
          <table:table-cell table:style-name="ce7" table:formula="oooc:=-273.15+1/(3.354016*10^-3+2.56985*10^-4*LN([.C606]/10000)+2.620131*10^-6*LN([.C606]/10000)^2+6.383091*10^-8*LN([.C606]/10000)^3)" office:value-type="float" office:value="34.1368996697586">
            <text:p>34.1</text:p>
          </table:table-cell>
          <table:table-cell table:number-columns-repeated="251"/>
        </table:table-row>
        <table:table-row table:style-name="ro2">
          <table:table-cell table:formula="oooc:=[.A606]+1" office:value-type="float" office:value="606">
            <text:p>606</text:p>
          </table:table-cell>
          <table:table-cell table:formula="oooc:=[.A607]/1024*5" office:value-type="float" office:value="2.958984375">
            <text:p>2.96</text:p>
          </table:table-cell>
          <table:table-cell table:style-name="ce5" table:formula="oooc:=5*(9780/[.B607])-9780" office:value-type="float" office:value="6745.94059405941">
            <text:p>6745.94</text:p>
          </table:table-cell>
          <table:table-cell table:style-name="ce5" table:formula="oooc:=-273.15+1/(3.35*10^-3+2.57*10^-4*LN([.C607]/10000)+2.63*10^-6*LN([.C607]/10000)^2+6.75*10^-8*LN([.C607]/10000)^3)" office:value-type="float" office:value="34.6145739889856">
            <text:p>34.61</text:p>
          </table:table-cell>
          <table:table-cell table:style-name="ce7" table:formula="oooc:=-273.15+1/(3.354016*10^-3+2.56985*10^-4*LN([.C607]/10000)+2.620131*10^-6*LN([.C607]/10000)^2+6.383091*10^-8*LN([.C607]/10000)^3)" office:value-type="float" office:value="34.2342173722994">
            <text:p>34.2</text:p>
          </table:table-cell>
          <table:table-cell table:number-columns-repeated="251"/>
        </table:table-row>
        <table:table-row table:style-name="ro2">
          <table:table-cell table:formula="oooc:=[.A607]+1" office:value-type="float" office:value="607">
            <text:p>607</text:p>
          </table:table-cell>
          <table:table-cell table:formula="oooc:=[.A608]/1024*5" office:value-type="float" office:value="2.9638671875">
            <text:p>2.96</text:p>
          </table:table-cell>
          <table:table-cell table:style-name="ce5" table:formula="oooc:=5*(9780/[.B608])-9780" office:value-type="float" office:value="6718.71499176277">
            <text:p>6718.71</text:p>
          </table:table-cell>
          <table:table-cell table:style-name="ce5" table:formula="oooc:=-273.15+1/(3.35*10^-3+2.57*10^-4*LN([.C608]/10000)+2.63*10^-6*LN([.C608]/10000)^2+6.75*10^-8*LN([.C608]/10000)^3)" office:value-type="float" office:value="34.7122625660848">
            <text:p>34.71</text:p>
          </table:table-cell>
          <table:table-cell table:style-name="ce7" table:formula="oooc:=-273.15+1/(3.354016*10^-3+2.56985*10^-4*LN([.C608]/10000)+2.620131*10^-6*LN([.C608]/10000)^2+6.383091*10^-8*LN([.C608]/10000)^3)" office:value-type="float" office:value="34.3316611918373">
            <text:p>34.3</text:p>
          </table:table-cell>
          <table:table-cell table:number-columns-repeated="251"/>
        </table:table-row>
        <table:table-row table:style-name="ro2">
          <table:table-cell table:formula="oooc:=[.A608]+1" office:value-type="float" office:value="608">
            <text:p>608</text:p>
          </table:table-cell>
          <table:table-cell table:formula="oooc:=[.A609]/1024*5" office:value-type="float" office:value="2.96875">
            <text:p>2.97</text:p>
          </table:table-cell>
          <table:table-cell table:style-name="ce5" table:formula="oooc:=5*(9780/[.B609])-9780" office:value-type="float" office:value="6691.57894736842">
            <text:p>6691.58</text:p>
          </table:table-cell>
          <table:table-cell table:style-name="ce5" table:formula="oooc:=-273.15+1/(3.35*10^-3+2.57*10^-4*LN([.C609]/10000)+2.63*10^-6*LN([.C609]/10000)^2+6.75*10^-8*LN([.C609]/10000)^3)" office:value-type="float" office:value="34.8100786868895">
            <text:p>34.81</text:p>
          </table:table-cell>
          <table:table-cell table:style-name="ce7" table:formula="oooc:=-273.15+1/(3.354016*10^-3+2.56985*10^-4*LN([.C609]/10000)+2.620131*10^-6*LN([.C609]/10000)^2+6.383091*10^-8*LN([.C609]/10000)^3)" office:value-type="float" office:value="34.4292321734922">
            <text:p>34.4</text:p>
          </table:table-cell>
          <table:table-cell table:number-columns-repeated="251"/>
        </table:table-row>
        <table:table-row table:style-name="ro2">
          <table:table-cell table:formula="oooc:=[.A609]+1" office:value-type="float" office:value="609">
            <text:p>609</text:p>
          </table:table-cell>
          <table:table-cell table:formula="oooc:=[.A610]/1024*5" office:value-type="float" office:value="2.9736328125">
            <text:p>2.97</text:p>
          </table:table-cell>
          <table:table-cell table:style-name="ce5" table:formula="oooc:=5*(9780/[.B610])-9780" office:value-type="float" office:value="6664.53201970444">
            <text:p>6664.53</text:p>
          </table:table-cell>
          <table:table-cell table:style-name="ce5" table:formula="oooc:=-273.15+1/(3.35*10^-3+2.57*10^-4*LN([.C610]/10000)+2.63*10^-6*LN([.C610]/10000)^2+6.75*10^-8*LN([.C610]/10000)^3)" office:value-type="float" office:value="34.908023405559">
            <text:p>34.91</text:p>
          </table:table-cell>
          <table:table-cell table:style-name="ce7" table:formula="oooc:=-273.15+1/(3.354016*10^-3+2.56985*10^-4*LN([.C610]/10000)+2.620131*10^-6*LN([.C610]/10000)^2+6.383091*10^-8*LN([.C610]/10000)^3)" office:value-type="float" office:value="34.5269313684041">
            <text:p>34.5</text:p>
          </table:table-cell>
          <table:table-cell table:number-columns-repeated="251"/>
        </table:table-row>
        <table:table-row table:style-name="ro2">
          <table:table-cell table:formula="oooc:=[.A610]+1" office:value-type="float" office:value="610">
            <text:p>610</text:p>
          </table:table-cell>
          <table:table-cell table:formula="oooc:=[.A611]/1024*5" office:value-type="float" office:value="2.978515625">
            <text:p>2.98</text:p>
          </table:table-cell>
          <table:table-cell table:style-name="ce5" table:formula="oooc:=5*(9780/[.B611])-9780" office:value-type="float" office:value="6637.5737704918">
            <text:p>6637.57</text:p>
          </table:table-cell>
          <table:table-cell table:style-name="ce5" table:formula="oooc:=-273.15+1/(3.35*10^-3+2.57*10^-4*LN([.C611]/10000)+2.63*10^-6*LN([.C611]/10000)^2+6.75*10^-8*LN([.C611]/10000)^3)" office:value-type="float" office:value="35.0060977823641">
            <text:p>35.01</text:p>
          </table:table-cell>
          <table:table-cell table:style-name="ce7" table:formula="oooc:=-273.15+1/(3.354016*10^-3+2.56985*10^-4*LN([.C611]/10000)+2.620131*10^-6*LN([.C611]/10000)^2+6.383091*10^-8*LN([.C611]/10000)^3)" office:value-type="float" office:value="34.6247598338043">
            <text:p>34.6</text:p>
          </table:table-cell>
          <table:table-cell table:number-columns-repeated="251"/>
        </table:table-row>
        <table:table-row table:style-name="ro2">
          <table:table-cell table:formula="oooc:=[.A611]+1" office:value-type="float" office:value="611">
            <text:p>611</text:p>
          </table:table-cell>
          <table:table-cell table:formula="oooc:=[.A612]/1024*5" office:value-type="float" office:value="2.9833984375">
            <text:p>2.98</text:p>
          </table:table-cell>
          <table:table-cell table:style-name="ce5" table:formula="oooc:=5*(9780/[.B612])-9780" office:value-type="float" office:value="6610.70376432078">
            <text:p>6610.7</text:p>
          </table:table-cell>
          <table:table-cell table:style-name="ce5" table:formula="oooc:=-273.15+1/(3.35*10^-3+2.57*10^-4*LN([.C612]/10000)+2.63*10^-6*LN([.C612]/10000)^2+6.75*10^-8*LN([.C612]/10000)^3)" office:value-type="float" office:value="35.1043028837593">
            <text:p>35.1</text:p>
          </table:table-cell>
          <table:table-cell table:style-name="ce7" table:formula="oooc:=-273.15+1/(3.354016*10^-3+2.56985*10^-4*LN([.C612]/10000)+2.620131*10^-6*LN([.C612]/10000)^2+6.383091*10^-8*LN([.C612]/10000)^3)" office:value-type="float" office:value="34.7227186330892">
            <text:p>34.7</text:p>
          </table:table-cell>
          <table:table-cell table:number-columns-repeated="251"/>
        </table:table-row>
        <table:table-row table:style-name="ro2">
          <table:table-cell table:formula="oooc:=[.A612]+1" office:value-type="float" office:value="612">
            <text:p>612</text:p>
          </table:table-cell>
          <table:table-cell table:formula="oooc:=[.A613]/1024*5" office:value-type="float" office:value="2.98828125">
            <text:p>2.99</text:p>
          </table:table-cell>
          <table:table-cell table:style-name="ce5" table:formula="oooc:=5*(9780/[.B613])-9780" office:value-type="float" office:value="6583.92156862745">
            <text:p>6583.92</text:p>
          </table:table-cell>
          <table:table-cell table:style-name="ce5" table:formula="oooc:=-273.15+1/(3.35*10^-3+2.57*10^-4*LN([.C613]/10000)+2.63*10^-6*LN([.C613]/10000)^2+6.75*10^-8*LN([.C613]/10000)^3)" office:value-type="float" office:value="35.2026397824582">
            <text:p>35.2</text:p>
          </table:table-cell>
          <table:table-cell table:style-name="ce7" table:formula="oooc:=-273.15+1/(3.354016*10^-3+2.56985*10^-4*LN([.C613]/10000)+2.620131*10^-6*LN([.C613]/10000)^2+6.383091*10^-8*LN([.C613]/10000)^3)" office:value-type="float" office:value="34.8208088358938">
            <text:p>34.8</text:p>
          </table:table-cell>
          <table:table-cell table:number-columns-repeated="251"/>
        </table:table-row>
        <table:table-row table:style-name="ro2">
          <table:table-cell table:formula="oooc:=[.A613]+1" office:value-type="float" office:value="613">
            <text:p>613</text:p>
          </table:table-cell>
          <table:table-cell table:formula="oooc:=[.A614]/1024*5" office:value-type="float" office:value="2.9931640625">
            <text:p>2.99</text:p>
          </table:table-cell>
          <table:table-cell table:style-name="ce5" table:formula="oooc:=5*(9780/[.B614])-9780" office:value-type="float" office:value="6557.22675367047">
            <text:p>6557.23</text:p>
          </table:table-cell>
          <table:table-cell table:style-name="ce5" table:formula="oooc:=-273.15+1/(3.35*10^-3+2.57*10^-4*LN([.C614]/10000)+2.63*10^-6*LN([.C614]/10000)^2+6.75*10^-8*LN([.C614]/10000)^3)" office:value-type="float" office:value="35.3011095575075">
            <text:p>35.3</text:p>
          </table:table-cell>
          <table:table-cell table:style-name="ce7" table:formula="oooc:=-273.15+1/(3.354016*10^-3+2.56985*10^-4*LN([.C614]/10000)+2.620131*10^-6*LN([.C614]/10000)^2+6.383091*10^-8*LN([.C614]/10000)^3)" office:value-type="float" office:value="34.9190315181669">
            <text:p>34.9</text:p>
          </table:table-cell>
          <table:table-cell table:number-columns-repeated="251"/>
        </table:table-row>
        <table:table-row table:style-name="ro2">
          <table:table-cell table:formula="oooc:=[.A614]+1" office:value-type="float" office:value="614">
            <text:p>614</text:p>
          </table:table-cell>
          <table:table-cell table:formula="oooc:=[.A615]/1024*5" office:value-type="float" office:value="2.998046875">
            <text:p>3</text:p>
          </table:table-cell>
          <table:table-cell table:style-name="ce5" table:formula="oooc:=5*(9780/[.B615])-9780" office:value-type="float" office:value="6530.61889250814">
            <text:p>6530.62</text:p>
          </table:table-cell>
          <table:table-cell table:style-name="ce5" table:formula="oooc:=-273.15+1/(3.35*10^-3+2.57*10^-4*LN([.C615]/10000)+2.63*10^-6*LN([.C615]/10000)^2+6.75*10^-8*LN([.C615]/10000)^3)" office:value-type="float" office:value="35.3997132943635">
            <text:p>35.4</text:p>
          </table:table-cell>
          <table:table-cell table:style-name="ce7" table:formula="oooc:=-273.15+1/(3.354016*10^-3+2.56985*10^-4*LN([.C615]/10000)+2.620131*10^-6*LN([.C615]/10000)^2+6.383091*10^-8*LN([.C615]/10000)^3)" office:value-type="float" office:value="35.0173877622461">
            <text:p>35.0</text:p>
          </table:table-cell>
          <table:table-cell table:number-columns-repeated="251"/>
        </table:table-row>
        <table:table-row table:style-name="ro2">
          <table:table-cell table:formula="oooc:=[.A615]+1" office:value-type="float" office:value="615">
            <text:p>615</text:p>
          </table:table-cell>
          <table:table-cell table:formula="oooc:=[.A616]/1024*5" office:value-type="float" office:value="3.0029296875">
            <text:p>3</text:p>
          </table:table-cell>
          <table:table-cell table:style-name="ce5" table:formula="oooc:=5*(9780/[.B616])-9780" office:value-type="float" office:value="6504.09756097561">
            <text:p>6504.1</text:p>
          </table:table-cell>
          <table:table-cell table:style-name="ce5" table:formula="oooc:=-273.15+1/(3.35*10^-3+2.57*10^-4*LN([.C616]/10000)+2.63*10^-6*LN([.C616]/10000)^2+6.75*10^-8*LN([.C616]/10000)^3)" office:value-type="float" office:value="35.4984520849685">
            <text:p>35.5</text:p>
          </table:table-cell>
          <table:table-cell table:style-name="ce7" table:formula="oooc:=-273.15+1/(3.354016*10^-3+2.56985*10^-4*LN([.C616]/10000)+2.620131*10^-6*LN([.C616]/10000)^2+6.383091*10^-8*LN([.C616]/10000)^3)" office:value-type="float" office:value="35.1158786569348">
            <text:p>35.1</text:p>
          </table:table-cell>
          <table:table-cell table:number-columns-repeated="251"/>
        </table:table-row>
        <table:table-row table:style-name="ro2">
          <table:table-cell table:formula="oooc:=[.A616]+1" office:value-type="float" office:value="616">
            <text:p>616</text:p>
          </table:table-cell>
          <table:table-cell table:formula="oooc:=[.A617]/1024*5" office:value-type="float" office:value="3.0078125">
            <text:p>3.01</text:p>
          </table:table-cell>
          <table:table-cell table:style-name="ce5" table:formula="oooc:=5*(9780/[.B617])-9780" office:value-type="float" office:value="6477.66233766234">
            <text:p>6477.66</text:p>
          </table:table-cell>
          <table:table-cell table:style-name="ce5" table:formula="oooc:=-273.15+1/(3.35*10^-3+2.57*10^-4*LN([.C617]/10000)+2.63*10^-6*LN([.C617]/10000)^2+6.75*10^-8*LN([.C617]/10000)^3)" office:value-type="float" office:value="35.597327027828">
            <text:p>35.6</text:p>
          </table:table-cell>
          <table:table-cell table:style-name="ce7" table:formula="oooc:=-273.15+1/(3.354016*10^-3+2.56985*10^-4*LN([.C617]/10000)+2.620131*10^-6*LN([.C617]/10000)^2+6.383091*10^-8*LN([.C617]/10000)^3)" office:value-type="float" office:value="35.2145052975789">
            <text:p>35.2</text:p>
          </table:table-cell>
          <table:table-cell table:number-columns-repeated="251"/>
        </table:table-row>
        <table:table-row table:style-name="ro2">
          <table:table-cell table:formula="oooc:=[.A617]+1" office:value-type="float" office:value="617">
            <text:p>617</text:p>
          </table:table-cell>
          <table:table-cell table:formula="oooc:=[.A618]/1024*5" office:value-type="float" office:value="3.0126953125">
            <text:p>3.01</text:p>
          </table:table-cell>
          <table:table-cell table:style-name="ce5" table:formula="oooc:=5*(9780/[.B618])-9780" office:value-type="float" office:value="6451.31280388979">
            <text:p>6451.31</text:p>
          </table:table-cell>
          <table:table-cell table:style-name="ce5" table:formula="oooc:=-273.15+1/(3.35*10^-3+2.57*10^-4*LN([.C618]/10000)+2.63*10^-6*LN([.C618]/10000)^2+6.75*10^-8*LN([.C618]/10000)^3)" office:value-type="float" office:value="35.69633922809">
            <text:p>35.7</text:p>
          </table:table-cell>
          <table:table-cell table:style-name="ce7" table:formula="oooc:=-273.15+1/(3.354016*10^-3+2.56985*10^-4*LN([.C618]/10000)+2.620131*10^-6*LN([.C618]/10000)^2+6.383091*10^-8*LN([.C618]/10000)^3)" office:value-type="float" office:value="35.3132687861456">
            <text:p>35.3</text:p>
          </table:table-cell>
          <table:table-cell table:number-columns-repeated="251"/>
        </table:table-row>
        <table:table-row table:style-name="ro2">
          <table:table-cell table:formula="oooc:=[.A618]+1" office:value-type="float" office:value="618">
            <text:p>618</text:p>
          </table:table-cell>
          <table:table-cell table:formula="oooc:=[.A619]/1024*5" office:value-type="float" office:value="3.017578125">
            <text:p>3.02</text:p>
          </table:table-cell>
          <table:table-cell table:style-name="ce5" table:formula="oooc:=5*(9780/[.B619])-9780" office:value-type="float" office:value="6425.04854368932">
            <text:p>6425.05</text:p>
          </table:table-cell>
          <table:table-cell table:style-name="ce5" table:formula="oooc:=-273.15+1/(3.35*10^-3+2.57*10^-4*LN([.C619]/10000)+2.63*10^-6*LN([.C619]/10000)^2+6.75*10^-8*LN([.C619]/10000)^3)" office:value-type="float" office:value="35.7954897976234">
            <text:p>35.8</text:p>
          </table:table-cell>
          <table:table-cell table:style-name="ce7" table:formula="oooc:=-273.15+1/(3.354016*10^-3+2.56985*10^-4*LN([.C619]/10000)+2.620131*10^-6*LN([.C619]/10000)^2+6.383091*10^-8*LN([.C619]/10000)^3)" office:value-type="float" office:value="35.4121702313024">
            <text:p>35.4</text:p>
          </table:table-cell>
          <table:table-cell table:number-columns-repeated="251"/>
        </table:table-row>
        <table:table-row table:style-name="ro2">
          <table:table-cell table:formula="oooc:=[.A619]+1" office:value-type="float" office:value="619">
            <text:p>619</text:p>
          </table:table-cell>
          <table:table-cell table:formula="oooc:=[.A620]/1024*5" office:value-type="float" office:value="3.0224609375">
            <text:p>3.02</text:p>
          </table:table-cell>
          <table:table-cell table:style-name="ce5" table:formula="oooc:=5*(9780/[.B620])-9780" office:value-type="float" office:value="6398.86914378029">
            <text:p>6398.87</text:p>
          </table:table-cell>
          <table:table-cell table:style-name="ce5" table:formula="oooc:=-273.15+1/(3.35*10^-3+2.57*10^-4*LN([.C620]/10000)+2.63*10^-6*LN([.C620]/10000)^2+6.75*10^-8*LN([.C620]/10000)^3)" office:value-type="float" office:value="35.894779855099">
            <text:p>35.89</text:p>
          </table:table-cell>
          <table:table-cell table:style-name="ce7" table:formula="oooc:=-273.15+1/(3.354016*10^-3+2.56985*10^-4*LN([.C620]/10000)+2.620131*10^-6*LN([.C620]/10000)^2+6.383091*10^-8*LN([.C620]/10000)^3)" office:value-type="float" office:value="35.5112107484967">
            <text:p>35.5</text:p>
          </table:table-cell>
          <table:table-cell table:number-columns-repeated="251"/>
        </table:table-row>
        <table:table-row table:style-name="ro2">
          <table:table-cell table:formula="oooc:=[.A620]+1" office:value-type="float" office:value="620">
            <text:p>620</text:p>
          </table:table-cell>
          <table:table-cell table:formula="oooc:=[.A621]/1024*5" office:value-type="float" office:value="3.02734375">
            <text:p>3.03</text:p>
          </table:table-cell>
          <table:table-cell table:style-name="ce5" table:formula="oooc:=5*(9780/[.B621])-9780" office:value-type="float" office:value="6372.77419354839">
            <text:p>6372.77</text:p>
          </table:table-cell>
          <table:table-cell table:style-name="ce5" table:formula="oooc:=-273.15+1/(3.35*10^-3+2.57*10^-4*LN([.C621]/10000)+2.63*10^-6*LN([.C621]/10000)^2+6.75*10^-8*LN([.C621]/10000)^3)" office:value-type="float" office:value="35.9942105260705">
            <text:p>35.99</text:p>
          </table:table-cell>
          <table:table-cell table:style-name="ce7" table:formula="oooc:=-273.15+1/(3.354016*10^-3+2.56985*10^-4*LN([.C621]/10000)+2.620131*10^-6*LN([.C621]/10000)^2+6.383091*10^-8*LN([.C621]/10000)^3)" office:value-type="float" office:value="35.6103914600373">
            <text:p>35.6</text:p>
          </table:table-cell>
          <table:table-cell table:number-columns-repeated="251"/>
        </table:table-row>
        <table:table-row table:style-name="ro2">
          <table:table-cell table:formula="oooc:=[.A621]+1" office:value-type="float" office:value="621">
            <text:p>621</text:p>
          </table:table-cell>
          <table:table-cell table:formula="oooc:=[.A622]/1024*5" office:value-type="float" office:value="3.0322265625">
            <text:p>3.03</text:p>
          </table:table-cell>
          <table:table-cell table:style-name="ce5" table:formula="oooc:=5*(9780/[.B622])-9780" office:value-type="float" office:value="6346.76328502416">
            <text:p>6346.76</text:p>
          </table:table-cell>
          <table:table-cell table:style-name="ce5" table:formula="oooc:=-273.15+1/(3.35*10^-3+2.57*10^-4*LN([.C622]/10000)+2.63*10^-6*LN([.C622]/10000)^2+6.75*10^-8*LN([.C622]/10000)^3)" office:value-type="float" office:value="36.0937829430564">
            <text:p>36.09</text:p>
          </table:table-cell>
          <table:table-cell table:style-name="ce7" table:formula="oooc:=-273.15+1/(3.354016*10^-3+2.56985*10^-4*LN([.C622]/10000)+2.620131*10^-6*LN([.C622]/10000)^2+6.383091*10^-8*LN([.C622]/10000)^3)" office:value-type="float" office:value="35.7097134951758">
            <text:p>35.7</text:p>
          </table:table-cell>
          <table:table-cell table:number-columns-repeated="251"/>
        </table:table-row>
        <table:table-row table:style-name="ro2">
          <table:table-cell table:formula="oooc:=[.A622]+1" office:value-type="float" office:value="622">
            <text:p>622</text:p>
          </table:table-cell>
          <table:table-cell table:formula="oooc:=[.A623]/1024*5" office:value-type="float" office:value="3.037109375">
            <text:p>3.04</text:p>
          </table:table-cell>
          <table:table-cell table:style-name="ce5" table:formula="oooc:=5*(9780/[.B623])-9780" office:value-type="float" office:value="6320.83601286174">
            <text:p>6320.84</text:p>
          </table:table-cell>
          <table:table-cell table:style-name="ce5" table:formula="oooc:=-273.15+1/(3.35*10^-3+2.57*10^-4*LN([.C623]/10000)+2.63*10^-6*LN([.C623]/10000)^2+6.75*10^-8*LN([.C623]/10000)^3)" office:value-type="float" office:value="36.1934982456235">
            <text:p>36.19</text:p>
          </table:table-cell>
          <table:table-cell table:style-name="ce7" table:formula="oooc:=-273.15+1/(3.354016*10^-3+2.56985*10^-4*LN([.C623]/10000)+2.620131*10^-6*LN([.C623]/10000)^2+6.383091*10^-8*LN([.C623]/10000)^3)" office:value-type="float" office:value="35.80917799019">
            <text:p>35.8</text:p>
          </table:table-cell>
          <table:table-cell table:number-columns-repeated="251"/>
        </table:table-row>
        <table:table-row table:style-name="ro2">
          <table:table-cell table:formula="oooc:=[.A623]+1" office:value-type="float" office:value="623">
            <text:p>623</text:p>
          </table:table-cell>
          <table:table-cell table:formula="oooc:=[.A624]/1024*5" office:value-type="float" office:value="3.0419921875">
            <text:p>3.04</text:p>
          </table:table-cell>
          <table:table-cell table:style-name="ce5" table:formula="oooc:=5*(9780/[.B624])-9780" office:value-type="float" office:value="6294.99197431782">
            <text:p>6294.99</text:p>
          </table:table-cell>
          <table:table-cell table:style-name="ce5" table:formula="oooc:=-273.15+1/(3.35*10^-3+2.57*10^-4*LN([.C624]/10000)+2.63*10^-6*LN([.C624]/10000)^2+6.75*10^-8*LN([.C624]/10000)^3)" office:value-type="float" office:value="36.2933575804705">
            <text:p>36.29</text:p>
          </table:table-cell>
          <table:table-cell table:style-name="ce7" table:formula="oooc:=-273.15+1/(3.354016*10^-3+2.56985*10^-4*LN([.C624]/10000)+2.620131*10^-6*LN([.C624]/10000)^2+6.383091*10^-8*LN([.C624]/10000)^3)" office:value-type="float" office:value="35.908786088467">
            <text:p>35.9</text:p>
          </table:table-cell>
          <table:table-cell table:number-columns-repeated="251"/>
        </table:table-row>
        <table:table-row table:style-name="ro2">
          <table:table-cell table:formula="oooc:=[.A624]+1" office:value-type="float" office:value="624">
            <text:p>624</text:p>
          </table:table-cell>
          <table:table-cell table:formula="oooc:=[.A625]/1024*5" office:value-type="float" office:value="3.046875">
            <text:p>3.05</text:p>
          </table:table-cell>
          <table:table-cell table:style-name="ce5" table:formula="oooc:=5*(9780/[.B625])-9780" office:value-type="float" office:value="6269.23076923077">
            <text:p>6269.23</text:p>
          </table:table-cell>
          <table:table-cell table:style-name="ce5" table:formula="oooc:=-273.15+1/(3.35*10^-3+2.57*10^-4*LN([.C625]/10000)+2.63*10^-6*LN([.C625]/10000)^2+6.75*10^-8*LN([.C625]/10000)^3)" office:value-type="float" office:value="36.393362101514">
            <text:p>36.39</text:p>
          </table:table-cell>
          <table:table-cell table:style-name="ce7" table:formula="oooc:=-273.15+1/(3.354016*10^-3+2.56985*10^-4*LN([.C625]/10000)+2.620131*10^-6*LN([.C625]/10000)^2+6.383091*10^-8*LN([.C625]/10000)^3)" office:value-type="float" office:value="36.0085389405889">
            <text:p>36.0</text:p>
          </table:table-cell>
          <table:table-cell table:number-columns-repeated="251"/>
        </table:table-row>
        <table:table-row table:style-name="ro2">
          <table:table-cell table:formula="oooc:=[.A625]+1" office:value-type="float" office:value="625">
            <text:p>625</text:p>
          </table:table-cell>
          <table:table-cell table:formula="oooc:=[.A626]/1024*5" office:value-type="float" office:value="3.0517578125">
            <text:p>3.05</text:p>
          </table:table-cell>
          <table:table-cell table:style-name="ce5" table:formula="oooc:=5*(9780/[.B626])-9780" office:value-type="float" office:value="6243.552">
            <text:p>6243.55</text:p>
          </table:table-cell>
          <table:table-cell table:style-name="ce5" table:formula="oooc:=-273.15+1/(3.35*10^-3+2.57*10^-4*LN([.C626]/10000)+2.63*10^-6*LN([.C626]/10000)^2+6.75*10^-8*LN([.C626]/10000)^3)" office:value-type="float" office:value="36.4935129699733">
            <text:p>36.49</text:p>
          </table:table-cell>
          <table:table-cell table:style-name="ce7" table:formula="oooc:=-273.15+1/(3.354016*10^-3+2.56985*10^-4*LN([.C626]/10000)+2.620131*10^-6*LN([.C626]/10000)^2+6.383091*10^-8*LN([.C626]/10000)^3)" office:value-type="float" office:value="36.108437704418">
            <text:p>36.1</text:p>
          </table:table-cell>
          <table:table-cell table:number-columns-repeated="251"/>
        </table:table-row>
        <table:table-row table:style-name="ro2">
          <table:table-cell table:formula="oooc:=[.A626]+1" office:value-type="float" office:value="626">
            <text:p>626</text:p>
          </table:table-cell>
          <table:table-cell table:formula="oooc:=[.A627]/1024*5" office:value-type="float" office:value="3.056640625">
            <text:p>3.06</text:p>
          </table:table-cell>
          <table:table-cell table:style-name="ce5" table:formula="oooc:=5*(9780/[.B627])-9780" office:value-type="float" office:value="6217.9552715655">
            <text:p>6217.96</text:p>
          </table:table-cell>
          <table:table-cell table:style-name="ce5" table:formula="oooc:=-273.15+1/(3.35*10^-3+2.57*10^-4*LN([.C627]/10000)+2.63*10^-6*LN([.C627]/10000)^2+6.75*10^-8*LN([.C627]/10000)^3)" office:value-type="float" office:value="36.5938113544589">
            <text:p>36.59</text:p>
          </table:table-cell>
          <table:table-cell table:style-name="ce7" table:formula="oooc:=-273.15+1/(3.354016*10^-3+2.56985*10^-4*LN([.C627]/10000)+2.620131*10^-6*LN([.C627]/10000)^2+6.383091*10^-8*LN([.C627]/10000)^3)" office:value-type="float" office:value="36.2084835451837">
            <text:p>36.2</text:p>
          </table:table-cell>
          <table:table-cell table:number-columns-repeated="251"/>
        </table:table-row>
        <table:table-row table:style-name="ro2">
          <table:table-cell table:formula="oooc:=[.A627]+1" office:value-type="float" office:value="627">
            <text:p>627</text:p>
          </table:table-cell>
          <table:table-cell table:formula="oooc:=[.A628]/1024*5" office:value-type="float" office:value="3.0615234375">
            <text:p>3.06</text:p>
          </table:table-cell>
          <table:table-cell table:style-name="ce5" table:formula="oooc:=5*(9780/[.B628])-9780" office:value-type="float" office:value="6192.44019138756">
            <text:p>6192.44</text:p>
          </table:table-cell>
          <table:table-cell table:style-name="ce5" table:formula="oooc:=-273.15+1/(3.35*10^-3+2.57*10^-4*LN([.C628]/10000)+2.63*10^-6*LN([.C628]/10000)^2+6.75*10^-8*LN([.C628]/10000)^3)" office:value-type="float" office:value="36.6942584310594">
            <text:p>36.69</text:p>
          </table:table-cell>
          <table:table-cell table:style-name="ce7" table:formula="oooc:=-273.15+1/(3.354016*10^-3+2.56985*10^-4*LN([.C628]/10000)+2.620131*10^-6*LN([.C628]/10000)^2+6.383091*10^-8*LN([.C628]/10000)^3)" office:value-type="float" office:value="36.3086776355707">
            <text:p>36.3</text:p>
          </table:table-cell>
          <table:table-cell table:number-columns-repeated="251"/>
        </table:table-row>
        <table:table-row table:style-name="ro2">
          <table:table-cell table:formula="oooc:=[.A628]+1" office:value-type="float" office:value="628">
            <text:p>628</text:p>
          </table:table-cell>
          <table:table-cell table:formula="oooc:=[.A629]/1024*5" office:value-type="float" office:value="3.06640625">
            <text:p>3.07</text:p>
          </table:table-cell>
          <table:table-cell table:style-name="ce5" table:formula="oooc:=5*(9780/[.B629])-9780" office:value-type="float" office:value="6167.00636942675">
            <text:p>6167.01</text:p>
          </table:table-cell>
          <table:table-cell table:style-name="ce5" table:formula="oooc:=-273.15+1/(3.35*10^-3+2.57*10^-4*LN([.C629]/10000)+2.63*10^-6*LN([.C629]/10000)^2+6.75*10^-8*LN([.C629]/10000)^3)" office:value-type="float" office:value="36.794855383432">
            <text:p>36.79</text:p>
          </table:table-cell>
          <table:table-cell table:style-name="ce7" table:formula="oooc:=-273.15+1/(3.354016*10^-3+2.56985*10^-4*LN([.C629]/10000)+2.620131*10^-6*LN([.C629]/10000)^2+6.383091*10^-8*LN([.C629]/10000)^3)" office:value-type="float" office:value="36.4090211558079">
            <text:p>36.4</text:p>
          </table:table-cell>
          <table:table-cell table:number-columns-repeated="251"/>
        </table:table-row>
        <table:table-row table:style-name="ro2">
          <table:table-cell table:formula="oooc:=[.A629]+1" office:value-type="float" office:value="629">
            <text:p>629</text:p>
          </table:table-cell>
          <table:table-cell table:formula="oooc:=[.A630]/1024*5" office:value-type="float" office:value="3.0712890625">
            <text:p>3.07</text:p>
          </table:table-cell>
          <table:table-cell table:style-name="ce5" table:formula="oooc:=5*(9780/[.B630])-9780" office:value-type="float" office:value="6141.65341812401">
            <text:p>6141.65</text:p>
          </table:table-cell>
          <table:table-cell table:style-name="ce5" table:formula="oooc:=-273.15+1/(3.35*10^-3+2.57*10^-4*LN([.C630]/10000)+2.63*10^-6*LN([.C630]/10000)^2+6.75*10^-8*LN([.C630]/10000)^3)" office:value-type="float" office:value="36.8956034028916">
            <text:p>36.9</text:p>
          </table:table-cell>
          <table:table-cell table:style-name="ce7" table:formula="oooc:=-273.15+1/(3.354016*10^-3+2.56985*10^-4*LN([.C630]/10000)+2.620131*10^-6*LN([.C630]/10000)^2+6.383091*10^-8*LN([.C630]/10000)^3)" office:value-type="float" office:value="36.5095152937581">
            <text:p>36.5</text:p>
          </table:table-cell>
          <table:table-cell table:number-columns-repeated="251"/>
        </table:table-row>
        <table:table-row table:style-name="ro2">
          <table:table-cell table:formula="oooc:=[.A630]+1" office:value-type="float" office:value="630">
            <text:p>630</text:p>
          </table:table-cell>
          <table:table-cell table:formula="oooc:=[.A631]/1024*5" office:value-type="float" office:value="3.076171875">
            <text:p>3.08</text:p>
          </table:table-cell>
          <table:table-cell table:style-name="ce5" table:formula="oooc:=5*(9780/[.B631])-9780" office:value-type="float" office:value="6116.38095238095">
            <text:p>6116.38</text:p>
          </table:table-cell>
          <table:table-cell table:style-name="ce5" table:formula="oooc:=-273.15+1/(3.35*10^-3+2.57*10^-4*LN([.C631]/10000)+2.63*10^-6*LN([.C631]/10000)^2+6.75*10^-8*LN([.C631]/10000)^3)" office:value-type="float" office:value="36.9965036885031">
            <text:p>37</text:p>
          </table:table-cell>
          <table:table-cell table:style-name="ce7" table:formula="oooc:=-273.15+1/(3.354016*10^-3+2.56985*10^-4*LN([.C631]/10000)+2.620131*10^-6*LN([.C631]/10000)^2+6.383091*10^-8*LN([.C631]/10000)^3)" office:value-type="float" office:value="36.6101612450096">
            <text:p>36.6</text:p>
          </table:table-cell>
          <table:table-cell table:number-columns-repeated="251"/>
        </table:table-row>
        <table:table-row table:style-name="ro2">
          <table:table-cell table:formula="oooc:=[.A631]+1" office:value-type="float" office:value="631">
            <text:p>631</text:p>
          </table:table-cell>
          <table:table-cell table:formula="oooc:=[.A632]/1024*5" office:value-type="float" office:value="3.0810546875">
            <text:p>3.08</text:p>
          </table:table-cell>
          <table:table-cell table:style-name="ce5" table:formula="oooc:=5*(9780/[.B632])-9780" office:value-type="float" office:value="6091.18858954041">
            <text:p>6091.19</text:p>
          </table:table-cell>
          <table:table-cell table:style-name="ce5" table:formula="oooc:=-273.15+1/(3.35*10^-3+2.57*10^-4*LN([.C632]/10000)+2.63*10^-6*LN([.C632]/10000)^2+6.75*10^-8*LN([.C632]/10000)^3)" office:value-type="float" office:value="37.0975574471736">
            <text:p>37.1</text:p>
          </table:table-cell>
          <table:table-cell table:style-name="ce7" table:formula="oooc:=-273.15+1/(3.354016*10^-3+2.56985*10^-4*LN([.C632]/10000)+2.620131*10^-6*LN([.C632]/10000)^2+6.383091*10^-8*LN([.C632]/10000)^3)" office:value-type="float" office:value="36.7109602129679">
            <text:p>36.7</text:p>
          </table:table-cell>
          <table:table-cell table:number-columns-repeated="251"/>
        </table:table-row>
        <table:table-row table:style-name="ro2">
          <table:table-cell table:formula="oooc:=[.A632]+1" office:value-type="float" office:value="632">
            <text:p>632</text:p>
          </table:table-cell>
          <table:table-cell table:formula="oooc:=[.A633]/1024*5" office:value-type="float" office:value="3.0859375">
            <text:p>3.09</text:p>
          </table:table-cell>
          <table:table-cell table:style-name="ce5" table:formula="oooc:=5*(9780/[.B633])-9780" office:value-type="float" office:value="6066.07594936709">
            <text:p>6066.08</text:p>
          </table:table-cell>
          <table:table-cell table:style-name="ce5" table:formula="oooc:=-273.15+1/(3.35*10^-3+2.57*10^-4*LN([.C633]/10000)+2.63*10^-6*LN([.C633]/10000)^2+6.75*10^-8*LN([.C633]/10000)^3)" office:value-type="float" office:value="37.1987658937461">
            <text:p>37.2</text:p>
          </table:table-cell>
          <table:table-cell table:style-name="ce7" table:formula="oooc:=-273.15+1/(3.354016*10^-3+2.56985*10^-4*LN([.C633]/10000)+2.620131*10^-6*LN([.C633]/10000)^2+6.383091*10^-8*LN([.C633]/10000)^3)" office:value-type="float" office:value="36.8119134089496">
            <text:p>36.8</text:p>
          </table:table-cell>
          <table:table-cell table:number-columns-repeated="251"/>
        </table:table-row>
        <table:table-row table:style-name="ro2">
          <table:table-cell table:formula="oooc:=[.A633]+1" office:value-type="float" office:value="633">
            <text:p>633</text:p>
          </table:table-cell>
          <table:table-cell table:formula="oooc:=[.A634]/1024*5" office:value-type="float" office:value="3.0908203125">
            <text:p>3.09</text:p>
          </table:table-cell>
          <table:table-cell table:style-name="ce5" table:formula="oooc:=5*(9780/[.B634])-9780" office:value-type="float" office:value="6041.04265402844">
            <text:p>6041.04</text:p>
          </table:table-cell>
          <table:table-cell table:style-name="ce5" table:formula="oooc:=-273.15+1/(3.35*10^-3+2.57*10^-4*LN([.C634]/10000)+2.63*10^-6*LN([.C634]/10000)^2+6.75*10^-8*LN([.C634]/10000)^3)" office:value-type="float" office:value="37.3001302510942">
            <text:p>37.3</text:p>
          </table:table-cell>
          <table:table-cell table:style-name="ce7" table:formula="oooc:=-273.15+1/(3.354016*10^-3+2.56985*10^-4*LN([.C634]/10000)+2.620131*10^-6*LN([.C634]/10000)^2+6.383091*10^-8*LN([.C634]/10000)^3)" office:value-type="float" office:value="36.9130220522767">
            <text:p>36.9</text:p>
          </table:table-cell>
          <table:table-cell table:number-columns-repeated="251"/>
        </table:table-row>
        <table:table-row table:style-name="ro2">
          <table:table-cell table:formula="oooc:=[.A634]+1" office:value-type="float" office:value="634">
            <text:p>634</text:p>
          </table:table-cell>
          <table:table-cell table:formula="oooc:=[.A635]/1024*5" office:value-type="float" office:value="3.095703125">
            <text:p>3.1</text:p>
          </table:table-cell>
          <table:table-cell table:style-name="ce5" table:formula="oooc:=5*(9780/[.B635])-9780" office:value-type="float" office:value="6016.08832807571">
            <text:p>6016.09</text:p>
          </table:table-cell>
          <table:table-cell table:style-name="ce5" table:formula="oooc:=-273.15+1/(3.35*10^-3+2.57*10^-4*LN([.C635]/10000)+2.63*10^-6*LN([.C635]/10000)^2+6.75*10^-8*LN([.C635]/10000)^3)" office:value-type="float" office:value="37.4016517502181">
            <text:p>37.4</text:p>
          </table:table-cell>
          <table:table-cell table:style-name="ce7" table:formula="oooc:=-273.15+1/(3.354016*10^-3+2.56985*10^-4*LN([.C635]/10000)+2.620131*10^-6*LN([.C635]/10000)^2+6.383091*10^-8*LN([.C635]/10000)^3)" office:value-type="float" office:value="37.014287370372">
            <text:p>37.0</text:p>
          </table:table-cell>
          <table:table-cell table:number-columns-repeated="251"/>
        </table:table-row>
        <table:table-row table:style-name="ro2">
          <table:table-cell table:formula="oooc:=[.A635]+1" office:value-type="float" office:value="635">
            <text:p>635</text:p>
          </table:table-cell>
          <table:table-cell table:formula="oooc:=[.A636]/1024*5" office:value-type="float" office:value="3.1005859375">
            <text:p>3.1</text:p>
          </table:table-cell>
          <table:table-cell table:style-name="ce5" table:formula="oooc:=5*(9780/[.B636])-9780" office:value-type="float" office:value="5991.2125984252">
            <text:p>5991.21</text:p>
          </table:table-cell>
          <table:table-cell table:style-name="ce5" table:formula="oooc:=-273.15+1/(3.35*10^-3+2.57*10^-4*LN([.C636]/10000)+2.63*10^-6*LN([.C636]/10000)^2+6.75*10^-8*LN([.C636]/10000)^3)" office:value-type="float" office:value="37.5033316303421">
            <text:p>37.5</text:p>
          </table:table-cell>
          <table:table-cell table:style-name="ce7" table:formula="oooc:=-273.15+1/(3.354016*10^-3+2.56985*10^-4*LN([.C636]/10000)+2.620131*10^-6*LN([.C636]/10000)^2+6.383091*10^-8*LN([.C636]/10000)^3)" office:value-type="float" office:value="37.1157105988565">
            <text:p>37.1</text:p>
          </table:table-cell>
          <table:table-cell table:number-columns-repeated="251"/>
        </table:table-row>
        <table:table-row table:style-name="ro2">
          <table:table-cell table:formula="oooc:=[.A636]+1" office:value-type="float" office:value="636">
            <text:p>636</text:p>
          </table:table-cell>
          <table:table-cell table:formula="oooc:=[.A637]/1024*5" office:value-type="float" office:value="3.10546875">
            <text:p>3.11</text:p>
          </table:table-cell>
          <table:table-cell table:style-name="ce5" table:formula="oooc:=5*(9780/[.B637])-9780" office:value-type="float" office:value="5966.41509433962">
            <text:p>5966.42</text:p>
          </table:table-cell>
          <table:table-cell table:style-name="ce5" table:formula="oooc:=-273.15+1/(3.35*10^-3+2.57*10^-4*LN([.C637]/10000)+2.63*10^-6*LN([.C637]/10000)^2+6.75*10^-8*LN([.C637]/10000)^3)" office:value-type="float" office:value="37.6051711390127">
            <text:p>37.61</text:p>
          </table:table-cell>
          <table:table-cell table:style-name="ce7" table:formula="oooc:=-273.15+1/(3.354016*10^-3+2.56985*10^-4*LN([.C637]/10000)+2.620131*10^-6*LN([.C637]/10000)^2+6.383091*10^-8*LN([.C637]/10000)^3)" office:value-type="float" office:value="37.2172929816471">
            <text:p>37.2</text:p>
          </table:table-cell>
          <table:table-cell table:number-columns-repeated="251"/>
        </table:table-row>
        <table:table-row table:style-name="ro2">
          <table:table-cell table:formula="oooc:=[.A637]+1" office:value-type="float" office:value="637">
            <text:p>637</text:p>
          </table:table-cell>
          <table:table-cell table:formula="oooc:=[.A638]/1024*5" office:value-type="float" office:value="3.1103515625">
            <text:p>3.11</text:p>
          </table:table-cell>
          <table:table-cell table:style-name="ce5" table:formula="oooc:=5*(9780/[.B638])-9780" office:value-type="float" office:value="5941.69544740973">
            <text:p>5941.7</text:p>
          </table:table-cell>
          <table:table-cell table:style-name="ce5" table:formula="oooc:=-273.15+1/(3.35*10^-3+2.57*10^-4*LN([.C638]/10000)+2.63*10^-6*LN([.C638]/10000)^2+6.75*10^-8*LN([.C638]/10000)^3)" office:value-type="float" office:value="37.7071715321981">
            <text:p>37.71</text:p>
          </table:table-cell>
          <table:table-cell table:style-name="ce7" table:formula="oooc:=-273.15+1/(3.354016*10^-3+2.56985*10^-4*LN([.C638]/10000)+2.620131*10^-6*LN([.C638]/10000)^2+6.383091*10^-8*LN([.C638]/10000)^3)" office:value-type="float" office:value="37.3190357710559">
            <text:p>37.3</text:p>
          </table:table-cell>
          <table:table-cell table:number-columns-repeated="251"/>
        </table:table-row>
        <table:table-row table:style-name="ro2">
          <table:table-cell table:formula="oooc:=[.A638]+1" office:value-type="float" office:value="638">
            <text:p>638</text:p>
          </table:table-cell>
          <table:table-cell table:formula="oooc:=[.A639]/1024*5" office:value-type="float" office:value="3.115234375">
            <text:p>3.12</text:p>
          </table:table-cell>
          <table:table-cell table:style-name="ce5" table:formula="oooc:=5*(9780/[.B639])-9780" office:value-type="float" office:value="5917.05329153605">
            <text:p>5917.05</text:p>
          </table:table-cell>
          <table:table-cell table:style-name="ce5" table:formula="oooc:=-273.15+1/(3.35*10^-3+2.57*10^-4*LN([.C639]/10000)+2.63*10^-6*LN([.C639]/10000)^2+6.75*10^-8*LN([.C639]/10000)^3)" office:value-type="float" office:value="37.8093340743891">
            <text:p>37.81</text:p>
          </table:table-cell>
          <table:table-cell table:style-name="ce7" table:formula="oooc:=-273.15+1/(3.354016*10^-3+2.56985*10^-4*LN([.C639]/10000)+2.620131*10^-6*LN([.C639]/10000)^2+6.383091*10^-8*LN([.C639]/10000)^3)" office:value-type="float" office:value="37.4209402278908">
            <text:p>37.4</text:p>
          </table:table-cell>
          <table:table-cell table:number-columns-repeated="251"/>
        </table:table-row>
        <table:table-row table:style-name="ro2">
          <table:table-cell table:formula="oooc:=[.A639]+1" office:value-type="float" office:value="639">
            <text:p>639</text:p>
          </table:table-cell>
          <table:table-cell table:formula="oooc:=[.A640]/1024*5" office:value-type="float" office:value="3.1201171875">
            <text:p>3.12</text:p>
          </table:table-cell>
          <table:table-cell table:style-name="ce5" table:formula="oooc:=5*(9780/[.B640])-9780" office:value-type="float" office:value="5892.4882629108">
            <text:p>5892.49</text:p>
          </table:table-cell>
          <table:table-cell table:style-name="ce5" table:formula="oooc:=-273.15+1/(3.35*10^-3+2.57*10^-4*LN([.C640]/10000)+2.63*10^-6*LN([.C640]/10000)^2+6.75*10^-8*LN([.C640]/10000)^3)" office:value-type="float" office:value="37.9116600387018">
            <text:p>37.91</text:p>
          </table:table-cell>
          <table:table-cell table:style-name="ce7" table:formula="oooc:=-273.15+1/(3.354016*10^-3+2.56985*10^-4*LN([.C640]/10000)+2.620131*10^-6*LN([.C640]/10000)^2+6.383091*10^-8*LN([.C640]/10000)^3)" office:value-type="float" office:value="37.5230076215576">
            <text:p>37.5</text:p>
          </table:table-cell>
          <table:table-cell table:number-columns-repeated="251"/>
        </table:table-row>
        <table:table-row table:style-name="ro2">
          <table:table-cell table:formula="oooc:=[.A640]+1" office:value-type="float" office:value="640">
            <text:p>640</text:p>
          </table:table-cell>
          <table:table-cell table:formula="oooc:=[.A641]/1024*5" office:value-type="float" office:value="3.125">
            <text:p>3.13</text:p>
          </table:table-cell>
          <table:table-cell table:style-name="ce5" table:formula="oooc:=5*(9780/[.B641])-9780" office:value-type="float" office:value="5868">
            <text:p>5868</text:p>
          </table:table-cell>
          <table:table-cell table:style-name="ce5" table:formula="oooc:=-273.15+1/(3.35*10^-3+2.57*10^-4*LN([.C641]/10000)+2.63*10^-6*LN([.C641]/10000)^2+6.75*10^-8*LN([.C641]/10000)^3)" office:value-type="float" office:value="38.0141507069802">
            <text:p>38.01</text:p>
          </table:table-cell>
          <table:table-cell table:style-name="ce7" table:formula="oooc:=-273.15+1/(3.354016*10^-3+2.56985*10^-4*LN([.C641]/10000)+2.620131*10^-6*LN([.C641]/10000)^2+6.383091*10^-8*LN([.C641]/10000)^3)" office:value-type="float" office:value="37.6252392301626">
            <text:p>37.6</text:p>
          </table:table-cell>
          <table:table-cell table:number-columns-repeated="251"/>
        </table:table-row>
        <table:table-row table:style-name="ro2">
          <table:table-cell table:formula="oooc:=[.A641]+1" office:value-type="float" office:value="641">
            <text:p>641</text:p>
          </table:table-cell>
          <table:table-cell table:formula="oooc:=[.A642]/1024*5" office:value-type="float" office:value="3.1298828125">
            <text:p>3.13</text:p>
          </table:table-cell>
          <table:table-cell table:style-name="ce5" table:formula="oooc:=5*(9780/[.B642])-9780" office:value-type="float" office:value="5843.58814352574">
            <text:p>5843.59</text:p>
          </table:table-cell>
          <table:table-cell table:style-name="ce5" table:formula="oooc:=-273.15+1/(3.35*10^-3+2.57*10^-4*LN([.C642]/10000)+2.63*10^-6*LN([.C642]/10000)^2+6.75*10^-8*LN([.C642]/10000)^3)" office:value-type="float" office:value="38.1168073699014">
            <text:p>38.12</text:p>
          </table:table-cell>
          <table:table-cell table:style-name="ce7" table:formula="oooc:=-273.15+1/(3.354016*10^-3+2.56985*10^-4*LN([.C642]/10000)+2.620131*10^-6*LN([.C642]/10000)^2+6.383091*10^-8*LN([.C642]/10000)^3)" office:value-type="float" office:value="37.7276363406173">
            <text:p>37.7</text:p>
          </table:table-cell>
          <table:table-cell table:number-columns-repeated="251"/>
        </table:table-row>
        <table:table-row table:style-name="ro2">
          <table:table-cell table:formula="oooc:=[.A642]+1" office:value-type="float" office:value="642">
            <text:p>642</text:p>
          </table:table-cell>
          <table:table-cell table:formula="oooc:=[.A643]/1024*5" office:value-type="float" office:value="3.134765625">
            <text:p>3.13</text:p>
          </table:table-cell>
          <table:table-cell table:style-name="ce5" table:formula="oooc:=5*(9780/[.B643])-9780" office:value-type="float" office:value="5819.2523364486">
            <text:p>5819.25</text:p>
          </table:table-cell>
          <table:table-cell table:style-name="ce5" table:formula="oooc:=-273.15+1/(3.35*10^-3+2.57*10^-4*LN([.C643]/10000)+2.63*10^-6*LN([.C643]/10000)^2+6.75*10^-8*LN([.C643]/10000)^3)" office:value-type="float" office:value="38.2196313270815">
            <text:p>38.22</text:p>
          </table:table-cell>
          <table:table-cell table:style-name="ce7" table:formula="oooc:=-273.15+1/(3.354016*10^-3+2.56985*10^-4*LN([.C643]/10000)+2.620131*10^-6*LN([.C643]/10000)^2+6.383091*10^-8*LN([.C643]/10000)^3)" office:value-type="float" office:value="37.8302002487441">
            <text:p>37.8</text:p>
          </table:table-cell>
          <table:table-cell table:number-columns-repeated="251"/>
        </table:table-row>
        <table:table-row table:style-name="ro2">
          <table:table-cell table:formula="oooc:=[.A643]+1" office:value-type="float" office:value="643">
            <text:p>643</text:p>
          </table:table-cell>
          <table:table-cell table:formula="oooc:=[.A644]/1024*5" office:value-type="float" office:value="3.1396484375">
            <text:p>3.14</text:p>
          </table:table-cell>
          <table:table-cell table:style-name="ce5" table:formula="oooc:=5*(9780/[.B644])-9780" office:value-type="float" office:value="5794.99222395023">
            <text:p>5794.99</text:p>
          </table:table-cell>
          <table:table-cell table:style-name="ce5" table:formula="oooc:=-273.15+1/(3.35*10^-3+2.57*10^-4*LN([.C644]/10000)+2.63*10^-6*LN([.C644]/10000)^2+6.75*10^-8*LN([.C644]/10000)^3)" office:value-type="float" office:value="38.3226238871834">
            <text:p>38.32</text:p>
          </table:table-cell>
          <table:table-cell table:style-name="ce7" table:formula="oooc:=-273.15+1/(3.354016*10^-3+2.56985*10^-4*LN([.C644]/10000)+2.620131*10^-6*LN([.C644]/10000)^2+6.383091*10^-8*LN([.C644]/10000)^3)" office:value-type="float" office:value="37.9329322593834">
            <text:p>37.9</text:p>
          </table:table-cell>
          <table:table-cell table:number-columns-repeated="251"/>
        </table:table-row>
        <table:table-row table:style-name="ro2">
          <table:table-cell table:formula="oooc:=[.A644]+1" office:value-type="float" office:value="644">
            <text:p>644</text:p>
          </table:table-cell>
          <table:table-cell table:formula="oooc:=[.A645]/1024*5" office:value-type="float" office:value="3.14453125">
            <text:p>3.14</text:p>
          </table:table-cell>
          <table:table-cell table:style-name="ce5" table:formula="oooc:=5*(9780/[.B645])-9780" office:value-type="float" office:value="5770.80745341615">
            <text:p>5770.81</text:p>
          </table:table-cell>
          <table:table-cell table:style-name="ce5" table:formula="oooc:=-273.15+1/(3.35*10^-3+2.57*10^-4*LN([.C645]/10000)+2.63*10^-6*LN([.C645]/10000)^2+6.75*10^-8*LN([.C645]/10000)^3)" office:value-type="float" office:value="38.425786368025">
            <text:p>38.43</text:p>
          </table:table-cell>
          <table:table-cell table:style-name="ce7" table:formula="oooc:=-273.15+1/(3.354016*10^-3+2.56985*10^-4*LN([.C645]/10000)+2.620131*10^-6*LN([.C645]/10000)^2+6.383091*10^-8*LN([.C645]/10000)^3)" office:value-type="float" office:value="38.035833686502">
            <text:p>38.0</text:p>
          </table:table-cell>
          <table:table-cell table:number-columns-repeated="251"/>
        </table:table-row>
        <table:table-row table:style-name="ro2">
          <table:table-cell table:formula="oooc:=[.A645]+1" office:value-type="float" office:value="645">
            <text:p>645</text:p>
          </table:table-cell>
          <table:table-cell table:formula="oooc:=[.A646]/1024*5" office:value-type="float" office:value="3.1494140625">
            <text:p>3.15</text:p>
          </table:table-cell>
          <table:table-cell table:style-name="ce5" table:formula="oooc:=5*(9780/[.B646])-9780" office:value-type="float" office:value="5746.6976744186">
            <text:p>5746.7</text:p>
          </table:table-cell>
          <table:table-cell table:style-name="ce5" table:formula="oooc:=-273.15+1/(3.35*10^-3+2.57*10^-4*LN([.C646]/10000)+2.63*10^-6*LN([.C646]/10000)^2+6.75*10^-8*LN([.C646]/10000)^3)" office:value-type="float" office:value="38.5291200966899">
            <text:p>38.53</text:p>
          </table:table-cell>
          <table:table-cell table:style-name="ce7" table:formula="oooc:=-273.15+1/(3.354016*10^-3+2.56985*10^-4*LN([.C646]/10000)+2.620131*10^-6*LN([.C646]/10000)^2+6.383091*10^-8*LN([.C646]/10000)^3)" office:value-type="float" office:value="38.1389058533028">
            <text:p>38.1</text:p>
          </table:table-cell>
          <table:table-cell table:number-columns-repeated="251"/>
        </table:table-row>
        <table:table-row table:style-name="ro2">
          <table:table-cell table:formula="oooc:=[.A646]+1" office:value-type="float" office:value="646">
            <text:p>646</text:p>
          </table:table-cell>
          <table:table-cell table:formula="oooc:=[.A647]/1024*5" office:value-type="float" office:value="3.154296875">
            <text:p>3.15</text:p>
          </table:table-cell>
          <table:table-cell table:style-name="ce5" table:formula="oooc:=5*(9780/[.B647])-9780" office:value-type="float" office:value="5722.66253869969">
            <text:p>5722.66</text:p>
          </table:table-cell>
          <table:table-cell table:style-name="ce5" table:formula="oooc:=-273.15+1/(3.35*10^-3+2.57*10^-4*LN([.C647]/10000)+2.63*10^-6*LN([.C647]/10000)^2+6.75*10^-8*LN([.C647]/10000)^3)" office:value-type="float" office:value="38.6326264096389">
            <text:p>38.63</text:p>
          </table:table-cell>
          <table:table-cell table:style-name="ce7" table:formula="oooc:=-273.15+1/(3.354016*10^-3+2.56985*10^-4*LN([.C647]/10000)+2.620131*10^-6*LN([.C647]/10000)^2+6.383091*10^-8*LN([.C647]/10000)^3)" office:value-type="float" office:value="38.2421500923367">
            <text:p>38.2</text:p>
          </table:table-cell>
          <table:table-cell table:number-columns-repeated="251"/>
        </table:table-row>
        <table:table-row table:style-name="ro2">
          <table:table-cell table:formula="oooc:=[.A647]+1" office:value-type="float" office:value="647">
            <text:p>647</text:p>
          </table:table-cell>
          <table:table-cell table:formula="oooc:=[.A648]/1024*5" office:value-type="float" office:value="3.1591796875">
            <text:p>3.16</text:p>
          </table:table-cell>
          <table:table-cell table:style-name="ce5" table:formula="oooc:=5*(9780/[.B648])-9780" office:value-type="float" office:value="5698.70170015456">
            <text:p>5698.7</text:p>
          </table:table-cell>
          <table:table-cell table:style-name="ce5" table:formula="oooc:=-273.15+1/(3.35*10^-3+2.57*10^-4*LN([.C648]/10000)+2.63*10^-6*LN([.C648]/10000)^2+6.75*10^-8*LN([.C648]/10000)^3)" office:value-type="float" office:value="38.7363066528228">
            <text:p>38.74</text:p>
          </table:table-cell>
          <table:table-cell table:style-name="ce7" table:formula="oooc:=-273.15+1/(3.354016*10^-3+2.56985*10^-4*LN([.C648]/10000)+2.620131*10^-6*LN([.C648]/10000)^2+6.383091*10^-8*LN([.C648]/10000)^3)" office:value-type="float" office:value="38.3455677456144">
            <text:p>38.3</text:p>
          </table:table-cell>
          <table:table-cell table:number-columns-repeated="251"/>
        </table:table-row>
        <table:table-row table:style-name="ro2">
          <table:table-cell table:formula="oooc:=[.A648]+1" office:value-type="float" office:value="648">
            <text:p>648</text:p>
          </table:table-cell>
          <table:table-cell table:formula="oooc:=[.A649]/1024*5" office:value-type="float" office:value="3.1640625">
            <text:p>3.16</text:p>
          </table:table-cell>
          <table:table-cell table:style-name="ce5" table:formula="oooc:=5*(9780/[.B649])-9780" office:value-type="float" office:value="5674.81481481482">
            <text:p>5674.81</text:p>
          </table:table-cell>
          <table:table-cell table:style-name="ce5" table:formula="oooc:=-273.15+1/(3.35*10^-3+2.57*10^-4*LN([.C649]/10000)+2.63*10^-6*LN([.C649]/10000)^2+6.75*10^-8*LN([.C649]/10000)^3)" office:value-type="float" office:value="38.8401621817977">
            <text:p>38.84</text:p>
          </table:table-cell>
          <table:table-cell table:style-name="ce7" table:formula="oooc:=-273.15+1/(3.354016*10^-3+2.56985*10^-4*LN([.C649]/10000)+2.620131*10^-6*LN([.C649]/10000)^2+6.383091*10^-8*LN([.C649]/10000)^3)" office:value-type="float" office:value="38.4491601647215">
            <text:p>38.4</text:p>
          </table:table-cell>
          <table:table-cell table:number-columns-repeated="251"/>
        </table:table-row>
        <table:table-row table:style-name="ro2">
          <table:table-cell table:formula="oooc:=[.A649]+1" office:value-type="float" office:value="649">
            <text:p>649</text:p>
          </table:table-cell>
          <table:table-cell table:formula="oooc:=[.A650]/1024*5" office:value-type="float" office:value="3.1689453125">
            <text:p>3.17</text:p>
          </table:table-cell>
          <table:table-cell table:style-name="ce5" table:formula="oooc:=5*(9780/[.B650])-9780" office:value-type="float" office:value="5651.00154083205">
            <text:p>5651</text:p>
          </table:table-cell>
          <table:table-cell table:style-name="ce5" table:formula="oooc:=-273.15+1/(3.35*10^-3+2.57*10^-4*LN([.C650]/10000)+2.63*10^-6*LN([.C650]/10000)^2+6.75*10^-8*LN([.C650]/10000)^3)" office:value-type="float" office:value="38.9441943618401">
            <text:p>38.94</text:p>
          </table:table-cell>
          <table:table-cell table:style-name="ce7" table:formula="oooc:=-273.15+1/(3.354016*10^-3+2.56985*10^-4*LN([.C650]/10000)+2.620131*10^-6*LN([.C650]/10000)^2+6.383091*10^-8*LN([.C650]/10000)^3)" office:value-type="float" office:value="38.5529287109338">
            <text:p>38.6</text:p>
          </table:table-cell>
          <table:table-cell table:number-columns-repeated="251"/>
        </table:table-row>
        <table:table-row table:style-name="ro2">
          <table:table-cell table:formula="oooc:=[.A650]+1" office:value-type="float" office:value="650">
            <text:p>650</text:p>
          </table:table-cell>
          <table:table-cell table:formula="oooc:=[.A651]/1024*5" office:value-type="float" office:value="3.173828125">
            <text:p>3.17</text:p>
          </table:table-cell>
          <table:table-cell table:style-name="ce5" table:formula="oooc:=5*(9780/[.B651])-9780" office:value-type="float" office:value="5627.26153846154">
            <text:p>5627.26</text:p>
          </table:table-cell>
          <table:table-cell table:style-name="ce5" table:formula="oooc:=-273.15+1/(3.35*10^-3+2.57*10^-4*LN([.C651]/10000)+2.63*10^-6*LN([.C651]/10000)^2+6.75*10^-8*LN([.C651]/10000)^3)" office:value-type="float" office:value="39.0484045680653">
            <text:p>39.05</text:p>
          </table:table-cell>
          <table:table-cell table:style-name="ce7" table:formula="oooc:=-273.15+1/(3.354016*10^-3+2.56985*10^-4*LN([.C651]/10000)+2.620131*10^-6*LN([.C651]/10000)^2+6.383091*10^-8*LN([.C651]/10000)^3)" office:value-type="float" office:value="38.656874755334">
            <text:p>38.7</text:p>
          </table:table-cell>
          <table:table-cell table:number-columns-repeated="251"/>
        </table:table-row>
        <table:table-row table:style-name="ro2">
          <table:table-cell table:formula="oooc:=[.A651]+1" office:value-type="float" office:value="651">
            <text:p>651</text:p>
          </table:table-cell>
          <table:table-cell table:formula="oooc:=[.A652]/1024*5" office:value-type="float" office:value="3.1787109375">
            <text:p>3.18</text:p>
          </table:table-cell>
          <table:table-cell table:style-name="ce5" table:formula="oooc:=5*(9780/[.B652])-9780" office:value-type="float" office:value="5603.59447004608">
            <text:p>5603.59</text:p>
          </table:table-cell>
          <table:table-cell table:style-name="ce5" table:formula="oooc:=-273.15+1/(3.35*10^-3+2.57*10^-4*LN([.C652]/10000)+2.63*10^-6*LN([.C652]/10000)^2+6.75*10^-8*LN([.C652]/10000)^3)" office:value-type="float" office:value="39.1527941855462">
            <text:p>39.15</text:p>
          </table:table-cell>
          <table:table-cell table:style-name="ce7" table:formula="oooc:=-273.15+1/(3.354016*10^-3+2.56985*10^-4*LN([.C652]/10000)+2.620131*10^-6*LN([.C652]/10000)^2+6.383091*10^-8*LN([.C652]/10000)^3)" office:value-type="float" office:value="38.7609996789316">
            <text:p>38.8</text:p>
          </table:table-cell>
          <table:table-cell table:number-columns-repeated="251"/>
        </table:table-row>
        <table:table-row table:style-name="ro2">
          <table:table-cell table:formula="oooc:=[.A652]+1" office:value-type="float" office:value="652">
            <text:p>652</text:p>
          </table:table-cell>
          <table:table-cell table:formula="oooc:=[.A653]/1024*5" office:value-type="float" office:value="3.18359375">
            <text:p>3.18</text:p>
          </table:table-cell>
          <table:table-cell table:style-name="ce5" table:formula="oooc:=5*(9780/[.B653])-9780" office:value-type="float" office:value="5580">
            <text:p>5580</text:p>
          </table:table-cell>
          <table:table-cell table:style-name="ce5" table:formula="oooc:=-273.15+1/(3.35*10^-3+2.57*10^-4*LN([.C653]/10000)+2.63*10^-6*LN([.C653]/10000)^2+6.75*10^-8*LN([.C653]/10000)^3)" office:value-type="float" office:value="39.2573646094339">
            <text:p>39.26</text:p>
          </table:table-cell>
          <table:table-cell table:style-name="ce7" table:formula="oooc:=-273.15+1/(3.354016*10^-3+2.56985*10^-4*LN([.C653]/10000)+2.620131*10^-6*LN([.C653]/10000)^2+6.383091*10^-8*LN([.C653]/10000)^3)" office:value-type="float" office:value="38.8653048727822">
            <text:p>38.9</text:p>
          </table:table-cell>
          <table:table-cell table:number-columns-repeated="251"/>
        </table:table-row>
        <table:table-row table:style-name="ro2">
          <table:table-cell table:formula="oooc:=[.A653]+1" office:value-type="float" office:value="653">
            <text:p>653</text:p>
          </table:table-cell>
          <table:table-cell table:formula="oooc:=[.A654]/1024*5" office:value-type="float" office:value="3.1884765625">
            <text:p>3.19</text:p>
          </table:table-cell>
          <table:table-cell table:style-name="ce5" table:formula="oooc:=5*(9780/[.B654])-9780" office:value-type="float" office:value="5556.47779479326">
            <text:p>5556.48</text:p>
          </table:table-cell>
          <table:table-cell table:style-name="ce5" table:formula="oooc:=-273.15+1/(3.35*10^-3+2.57*10^-4*LN([.C654]/10000)+2.63*10^-6*LN([.C654]/10000)^2+6.75*10^-8*LN([.C654]/10000)^3)" office:value-type="float" office:value="39.3621172450802">
            <text:p>39.36</text:p>
          </table:table-cell>
          <table:table-cell table:style-name="ce7" table:formula="oooc:=-273.15+1/(3.354016*10^-3+2.56985*10^-4*LN([.C654]/10000)+2.620131*10^-6*LN([.C654]/10000)^2+6.383091*10^-8*LN([.C654]/10000)^3)" office:value-type="float" office:value="38.96979173811">
            <text:p>39.0</text:p>
          </table:table-cell>
          <table:table-cell table:number-columns-repeated="251"/>
        </table:table-row>
        <table:table-row table:style-name="ro2">
          <table:table-cell table:formula="oooc:=[.A654]+1" office:value-type="float" office:value="654">
            <text:p>654</text:p>
          </table:table-cell>
          <table:table-cell table:formula="oooc:=[.A655]/1024*5" office:value-type="float" office:value="3.193359375">
            <text:p>3.19</text:p>
          </table:table-cell>
          <table:table-cell table:style-name="ce5" table:formula="oooc:=5*(9780/[.B655])-9780" office:value-type="float" office:value="5533.02752293578">
            <text:p>5533.03</text:p>
          </table:table-cell>
          <table:table-cell table:style-name="ce5" table:formula="oooc:=-273.15+1/(3.35*10^-3+2.57*10^-4*LN([.C655]/10000)+2.63*10^-6*LN([.C655]/10000)^2+6.75*10^-8*LN([.C655]/10000)^3)" office:value-type="float" office:value="39.4670535081618">
            <text:p>39.47</text:p>
          </table:table-cell>
          <table:table-cell table:style-name="ce7" table:formula="oooc:=-273.15+1/(3.354016*10^-3+2.56985*10^-4*LN([.C655]/10000)+2.620131*10^-6*LN([.C655]/10000)^2+6.383091*10^-8*LN([.C655]/10000)^3)" office:value-type="float" office:value="39.0744616864313">
            <text:p>39.1</text:p>
          </table:table-cell>
          <table:table-cell table:number-columns-repeated="251"/>
        </table:table-row>
        <table:table-row table:style-name="ro2">
          <table:table-cell table:formula="oooc:=[.A655]+1" office:value-type="float" office:value="655">
            <text:p>655</text:p>
          </table:table-cell>
          <table:table-cell table:formula="oooc:=[.A656]/1024*5" office:value-type="float" office:value="3.1982421875">
            <text:p>3.2</text:p>
          </table:table-cell>
          <table:table-cell table:style-name="ce5" table:formula="oooc:=5*(9780/[.B656])-9780" office:value-type="float" office:value="5509.64885496183">
            <text:p>5509.65</text:p>
          </table:table-cell>
          <table:table-cell table:style-name="ce5" table:formula="oooc:=-273.15+1/(3.35*10^-3+2.57*10^-4*LN([.C656]/10000)+2.63*10^-6*LN([.C656]/10000)^2+6.75*10^-8*LN([.C656]/10000)^3)" office:value-type="float" office:value="39.5721748248051">
            <text:p>39.57</text:p>
          </table:table-cell>
          <table:table-cell table:style-name="ce7" table:formula="oooc:=-273.15+1/(3.354016*10^-3+2.56985*10^-4*LN([.C656]/10000)+2.620131*10^-6*LN([.C656]/10000)^2+6.383091*10^-8*LN([.C656]/10000)^3)" office:value-type="float" office:value="39.1793161396792">
            <text:p>39.2</text:p>
          </table:table-cell>
          <table:table-cell table:number-columns-repeated="251"/>
        </table:table-row>
        <table:table-row table:style-name="ro2">
          <table:table-cell table:formula="oooc:=[.A656]+1" office:value-type="float" office:value="656">
            <text:p>656</text:p>
          </table:table-cell>
          <table:table-cell table:formula="oooc:=[.A657]/1024*5" office:value-type="float" office:value="3.203125">
            <text:p>3.2</text:p>
          </table:table-cell>
          <table:table-cell table:style-name="ce5" table:formula="oooc:=5*(9780/[.B657])-9780" office:value-type="float" office:value="5486.34146341464">
            <text:p>5486.34</text:p>
          </table:table-cell>
          <table:table-cell table:style-name="ce5" table:formula="oooc:=-273.15+1/(3.35*10^-3+2.57*10^-4*LN([.C657]/10000)+2.63*10^-6*LN([.C657]/10000)^2+6.75*10^-8*LN([.C657]/10000)^3)" office:value-type="float" office:value="39.6774826317145">
            <text:p>39.68</text:p>
          </table:table-cell>
          <table:table-cell table:style-name="ce7" table:formula="oooc:=-273.15+1/(3.354016*10^-3+2.56985*10^-4*LN([.C657]/10000)+2.620131*10^-6*LN([.C657]/10000)^2+6.383091*10^-8*LN([.C657]/10000)^3)" office:value-type="float" office:value="39.2843565303314">
            <text:p>39.3</text:p>
          </table:table-cell>
          <table:table-cell table:number-columns-repeated="251"/>
        </table:table-row>
        <table:table-row table:style-name="ro2">
          <table:table-cell table:formula="oooc:=[.A657]+1" office:value-type="float" office:value="657">
            <text:p>657</text:p>
          </table:table-cell>
          <table:table-cell table:formula="oooc:=[.A658]/1024*5" office:value-type="float" office:value="3.2080078125">
            <text:p>3.21</text:p>
          </table:table-cell>
          <table:table-cell table:style-name="ce5" table:formula="oooc:=5*(9780/[.B658])-9780" office:value-type="float" office:value="5463.10502283105">
            <text:p>5463.11</text:p>
          </table:table-cell>
          <table:table-cell table:style-name="ce5" table:formula="oooc:=-273.15+1/(3.35*10^-3+2.57*10^-4*LN([.C658]/10000)+2.63*10^-6*LN([.C658]/10000)^2+6.75*10^-8*LN([.C658]/10000)^3)" office:value-type="float" office:value="39.7829783763009">
            <text:p>39.78</text:p>
          </table:table-cell>
          <table:table-cell table:style-name="ce7" table:formula="oooc:=-273.15+1/(3.354016*10^-3+2.56985*10^-4*LN([.C658]/10000)+2.620131*10^-6*LN([.C658]/10000)^2+6.383091*10^-8*LN([.C658]/10000)^3)" office:value-type="float" office:value="39.3895843015379">
            <text:p>39.4</text:p>
          </table:table-cell>
          <table:table-cell table:number-columns-repeated="251"/>
        </table:table-row>
        <table:table-row table:style-name="ro2">
          <table:table-cell table:formula="oooc:=[.A658]+1" office:value-type="float" office:value="658">
            <text:p>658</text:p>
          </table:table-cell>
          <table:table-cell table:formula="oooc:=[.A659]/1024*5" office:value-type="float" office:value="3.212890625">
            <text:p>3.21</text:p>
          </table:table-cell>
          <table:table-cell table:style-name="ce5" table:formula="oooc:=5*(9780/[.B659])-9780" office:value-type="float" office:value="5439.93920972644">
            <text:p>5439.94</text:p>
          </table:table-cell>
          <table:table-cell table:style-name="ce5" table:formula="oooc:=-273.15+1/(3.35*10^-3+2.57*10^-4*LN([.C659]/10000)+2.63*10^-6*LN([.C659]/10000)^2+6.75*10^-8*LN([.C659]/10000)^3)" office:value-type="float" office:value="39.8886635168122">
            <text:p>39.89</text:p>
          </table:table-cell>
          <table:table-cell table:style-name="ce7" table:formula="oooc:=-273.15+1/(3.354016*10^-3+2.56985*10^-4*LN([.C659]/10000)+2.620131*10^-6*LN([.C659]/10000)^2+6.383091*10^-8*LN([.C659]/10000)^3)" office:value-type="float" office:value="39.4950009072521">
            <text:p>39.5</text:p>
          </table:table-cell>
          <table:table-cell table:number-columns-repeated="251"/>
        </table:table-row>
        <table:table-row table:style-name="ro2">
          <table:table-cell table:formula="oooc:=[.A659]+1" office:value-type="float" office:value="659">
            <text:p>659</text:p>
          </table:table-cell>
          <table:table-cell table:formula="oooc:=[.A660]/1024*5" office:value-type="float" office:value="3.2177734375">
            <text:p>3.22</text:p>
          </table:table-cell>
          <table:table-cell table:style-name="ce5" table:formula="oooc:=5*(9780/[.B660])-9780" office:value-type="float" office:value="5416.84370257967">
            <text:p>5416.84</text:p>
          </table:table-cell>
          <table:table-cell table:style-name="ce5" table:formula="oooc:=-273.15+1/(3.35*10^-3+2.57*10^-4*LN([.C660]/10000)+2.63*10^-6*LN([.C660]/10000)^2+6.75*10^-8*LN([.C660]/10000)^3)" office:value-type="float" office:value="39.9945395224665">
            <text:p>39.99</text:p>
          </table:table-cell>
          <table:table-cell table:style-name="ce7" table:formula="oooc:=-273.15+1/(3.354016*10^-3+2.56985*10^-4*LN([.C660]/10000)+2.620131*10^-6*LN([.C660]/10000)^2+6.383091*10^-8*LN([.C660]/10000)^3)" office:value-type="float" office:value="39.6006078123623">
            <text:p>39.6</text:p>
          </table:table-cell>
          <table:table-cell table:number-columns-repeated="251"/>
        </table:table-row>
        <table:table-row table:style-name="ro2">
          <table:table-cell table:formula="oooc:=[.A660]+1" office:value-type="float" office:value="660">
            <text:p>660</text:p>
          </table:table-cell>
          <table:table-cell table:formula="oooc:=[.A661]/1024*5" office:value-type="float" office:value="3.22265625">
            <text:p>3.22</text:p>
          </table:table-cell>
          <table:table-cell table:style-name="ce5" table:formula="oooc:=5*(9780/[.B661])-9780" office:value-type="float" office:value="5393.81818181818">
            <text:p>5393.82</text:p>
          </table:table-cell>
          <table:table-cell table:style-name="ce5" table:formula="oooc:=-273.15+1/(3.35*10^-3+2.57*10^-4*LN([.C661]/10000)+2.63*10^-6*LN([.C661]/10000)^2+6.75*10^-8*LN([.C661]/10000)^3)" office:value-type="float" office:value="40.100607873586">
            <text:p>40.1</text:p>
          </table:table-cell>
          <table:table-cell table:style-name="ce7" table:formula="oooc:=-273.15+1/(3.354016*10^-3+2.56985*10^-4*LN([.C661]/10000)+2.620131*10^-6*LN([.C661]/10000)^2+6.383091*10^-8*LN([.C661]/10000)^3)" office:value-type="float" office:value="39.7064064928258">
            <text:p>39.7</text:p>
          </table:table-cell>
          <table:table-cell table:number-columns-repeated="251"/>
        </table:table-row>
        <table:table-row table:style-name="ro2">
          <table:table-cell table:formula="oooc:=[.A661]+1" office:value-type="float" office:value="661">
            <text:p>661</text:p>
          </table:table-cell>
          <table:table-cell table:formula="oooc:=[.A662]/1024*5" office:value-type="float" office:value="3.2275390625">
            <text:p>3.23</text:p>
          </table:table-cell>
          <table:table-cell table:style-name="ce5" table:formula="oooc:=5*(9780/[.B662])-9780" office:value-type="float" office:value="5370.86232980333">
            <text:p>5370.86</text:p>
          </table:table-cell>
          <table:table-cell table:style-name="ce5" table:formula="oooc:=-273.15+1/(3.35*10^-3+2.57*10^-4*LN([.C662]/10000)+2.63*10^-6*LN([.C662]/10000)^2+6.75*10^-8*LN([.C662]/10000)^3)" office:value-type="float" office:value="40.2068700617334">
            <text:p>40.21</text:p>
          </table:table-cell>
          <table:table-cell table:style-name="ce7" table:formula="oooc:=-273.15+1/(3.354016*10^-3+2.56985*10^-4*LN([.C662]/10000)+2.620131*10^-6*LN([.C662]/10000)^2+6.383091*10^-8*LN([.C662]/10000)^3)" office:value-type="float" office:value="39.8123984358052">
            <text:p>39.8</text:p>
          </table:table-cell>
          <table:table-cell table:number-columns-repeated="251"/>
        </table:table-row>
        <table:table-row table:style-name="ro2">
          <table:table-cell table:formula="oooc:=[.A662]+1" office:value-type="float" office:value="662">
            <text:p>662</text:p>
          </table:table-cell>
          <table:table-cell table:formula="oooc:=[.A663]/1024*5" office:value-type="float" office:value="3.232421875">
            <text:p>3.23</text:p>
          </table:table-cell>
          <table:table-cell table:style-name="ce5" table:formula="oooc:=5*(9780/[.B663])-9780" office:value-type="float" office:value="5347.97583081571">
            <text:p>5347.98</text:p>
          </table:table-cell>
          <table:table-cell table:style-name="ce5" table:formula="oooc:=-273.15+1/(3.35*10^-3+2.57*10^-4*LN([.C663]/10000)+2.63*10^-6*LN([.C663]/10000)^2+6.75*10^-8*LN([.C663]/10000)^3)" office:value-type="float" office:value="40.3133275898496">
            <text:p>40.31</text:p>
          </table:table-cell>
          <table:table-cell table:style-name="ce7" table:formula="oooc:=-273.15+1/(3.354016*10^-3+2.56985*10^-4*LN([.C663]/10000)+2.620131*10^-6*LN([.C663]/10000)^2+6.383091*10^-8*LN([.C663]/10000)^3)" office:value-type="float" office:value="39.918585139805">
            <text:p>39.9</text:p>
          </table:table-cell>
          <table:table-cell table:number-columns-repeated="251"/>
        </table:table-row>
        <table:table-row table:style-name="ro2">
          <table:table-cell table:formula="oooc:=[.A663]+1" office:value-type="float" office:value="663">
            <text:p>663</text:p>
          </table:table-cell>
          <table:table-cell table:formula="oooc:=[.A664]/1024*5" office:value-type="float" office:value="3.2373046875">
            <text:p>3.24</text:p>
          </table:table-cell>
          <table:table-cell table:style-name="ce5" table:formula="oooc:=5*(9780/[.B664])-9780" office:value-type="float" office:value="5325.15837104073">
            <text:p>5325.16</text:p>
          </table:table-cell>
          <table:table-cell table:style-name="ce5" table:formula="oooc:=-273.15+1/(3.35*10^-3+2.57*10^-4*LN([.C664]/10000)+2.63*10^-6*LN([.C664]/10000)^2+6.75*10^-8*LN([.C664]/10000)^3)" office:value-type="float" office:value="40.4199819723941">
            <text:p>40.42</text:p>
          </table:table-cell>
          <table:table-cell table:style-name="ce7" table:formula="oooc:=-273.15+1/(3.354016*10^-3+2.56985*10^-4*LN([.C664]/10000)+2.620131*10^-6*LN([.C664]/10000)^2+6.383091*10^-8*LN([.C664]/10000)^3)" office:value-type="float" office:value="40.024968114812">
            <text:p>40.0</text:p>
          </table:table-cell>
          <table:table-cell table:number-columns-repeated="251"/>
        </table:table-row>
        <table:table-row table:style-name="ro2">
          <table:table-cell table:formula="oooc:=[.A664]+1" office:value-type="float" office:value="664">
            <text:p>664</text:p>
          </table:table-cell>
          <table:table-cell table:formula="oooc:=[.A665]/1024*5" office:value-type="float" office:value="3.2421875">
            <text:p>3.24</text:p>
          </table:table-cell>
          <table:table-cell table:style-name="ce5" table:formula="oooc:=5*(9780/[.B665])-9780" office:value-type="float" office:value="5302.40963855422">
            <text:p>5302.41</text:p>
          </table:table-cell>
          <table:table-cell table:style-name="ce5" table:formula="oooc:=-273.15+1/(3.35*10^-3+2.57*10^-4*LN([.C665]/10000)+2.63*10^-6*LN([.C665]/10000)^2+6.75*10^-8*LN([.C665]/10000)^3)" office:value-type="float" office:value="40.5268347354867">
            <text:p>40.53</text:p>
          </table:table-cell>
          <table:table-cell table:style-name="ce7" table:formula="oooc:=-273.15+1/(3.354016*10^-3+2.56985*10^-4*LN([.C665]/10000)+2.620131*10^-6*LN([.C665]/10000)^2+6.383091*10^-8*LN([.C665]/10000)^3)" office:value-type="float" office:value="40.1315488824363">
            <text:p>40.1</text:p>
          </table:table-cell>
          <table:table-cell table:number-columns-repeated="251"/>
        </table:table-row>
        <table:table-row table:style-name="ro2">
          <table:table-cell table:formula="oooc:=[.A665]+1" office:value-type="float" office:value="665">
            <text:p>665</text:p>
          </table:table-cell>
          <table:table-cell table:formula="oooc:=[.A666]/1024*5" office:value-type="float" office:value="3.2470703125">
            <text:p>3.25</text:p>
          </table:table-cell>
          <table:table-cell table:style-name="ce5" table:formula="oooc:=5*(9780/[.B666])-9780" office:value-type="float" office:value="5279.72932330827">
            <text:p>5279.73</text:p>
          </table:table-cell>
          <table:table-cell table:style-name="ce5" table:formula="oooc:=-273.15+1/(3.35*10^-3+2.57*10^-4*LN([.C666]/10000)+2.63*10^-6*LN([.C666]/10000)^2+6.75*10^-8*LN([.C666]/10000)^3)" office:value-type="float" office:value="40.6338874170514">
            <text:p>40.63</text:p>
          </table:table-cell>
          <table:table-cell table:style-name="ce7" table:formula="oooc:=-273.15+1/(3.354016*10^-3+2.56985*10^-4*LN([.C666]/10000)+2.620131*10^-6*LN([.C666]/10000)^2+6.383091*10^-8*LN([.C666]/10000)^3)" office:value-type="float" office:value="40.2383289760547">
            <text:p>40.2</text:p>
          </table:table-cell>
          <table:table-cell table:number-columns-repeated="251"/>
        </table:table-row>
        <table:table-row table:style-name="ro2">
          <table:table-cell table:formula="oooc:=[.A666]+1" office:value-type="float" office:value="666">
            <text:p>666</text:p>
          </table:table-cell>
          <table:table-cell table:formula="oooc:=[.A667]/1024*5" office:value-type="float" office:value="3.251953125">
            <text:p>3.25</text:p>
          </table:table-cell>
          <table:table-cell table:style-name="ce5" table:formula="oooc:=5*(9780/[.B667])-9780" office:value-type="float" office:value="5257.11711711712">
            <text:p>5257.12</text:p>
          </table:table-cell>
          <table:table-cell table:style-name="ce5" table:formula="oooc:=-273.15+1/(3.35*10^-3+2.57*10^-4*LN([.C667]/10000)+2.63*10^-6*LN([.C667]/10000)^2+6.75*10^-8*LN([.C667]/10000)^3)" office:value-type="float" office:value="40.7411415669622">
            <text:p>40.74</text:p>
          </table:table-cell>
          <table:table-cell table:style-name="ce7" table:formula="oooc:=-273.15+1/(3.354016*10^-3+2.56985*10^-4*LN([.C667]/10000)+2.620131*10^-6*LN([.C667]/10000)^2+6.383091*10^-8*LN([.C667]/10000)^3)" office:value-type="float" office:value="40.3453099409563">
            <text:p>40.3</text:p>
          </table:table-cell>
          <table:table-cell table:number-columns-repeated="251"/>
        </table:table-row>
        <table:table-row table:style-name="ro2">
          <table:table-cell table:formula="oooc:=[.A667]+1" office:value-type="float" office:value="667">
            <text:p>667</text:p>
          </table:table-cell>
          <table:table-cell table:formula="oooc:=[.A668]/1024*5" office:value-type="float" office:value="3.2568359375">
            <text:p>3.26</text:p>
          </table:table-cell>
          <table:table-cell table:style-name="ce5" table:formula="oooc:=5*(9780/[.B668])-9780" office:value-type="float" office:value="5234.57271364318">
            <text:p>5234.57</text:p>
          </table:table-cell>
          <table:table-cell table:style-name="ce5" table:formula="oooc:=-273.15+1/(3.35*10^-3+2.57*10^-4*LN([.C668]/10000)+2.63*10^-6*LN([.C668]/10000)^2+6.75*10^-8*LN([.C668]/10000)^3)" office:value-type="float" office:value="40.848598747191">
            <text:p>40.85</text:p>
          </table:table-cell>
          <table:table-cell table:style-name="ce7" table:formula="oooc:=-273.15+1/(3.354016*10^-3+2.56985*10^-4*LN([.C668]/10000)+2.620131*10^-6*LN([.C668]/10000)^2+6.383091*10^-8*LN([.C668]/10000)^3)" office:value-type="float" office:value="40.4524933344899">
            <text:p>40.5</text:p>
          </table:table-cell>
          <table:table-cell table:number-columns-repeated="251"/>
        </table:table-row>
        <table:table-row table:style-name="ro2">
          <table:table-cell table:formula="oooc:=[.A668]+1" office:value-type="float" office:value="668">
            <text:p>668</text:p>
          </table:table-cell>
          <table:table-cell table:formula="oooc:=[.A669]/1024*5" office:value-type="float" office:value="3.26171875">
            <text:p>3.26</text:p>
          </table:table-cell>
          <table:table-cell table:style-name="ce5" table:formula="oooc:=5*(9780/[.B669])-9780" office:value-type="float" office:value="5212.09580838323">
            <text:p>5212.1</text:p>
          </table:table-cell>
          <table:table-cell table:style-name="ce5" table:formula="oooc:=-273.15+1/(3.35*10^-3+2.57*10^-4*LN([.C669]/10000)+2.63*10^-6*LN([.C669]/10000)^2+6.75*10^-8*LN([.C669]/10000)^3)" office:value-type="float" office:value="40.9562605319578">
            <text:p>40.96</text:p>
          </table:table-cell>
          <table:table-cell table:style-name="ce7" table:formula="oooc:=-273.15+1/(3.354016*10^-3+2.56985*10^-4*LN([.C669]/10000)+2.620131*10^-6*LN([.C669]/10000)^2+6.383091*10^-8*LN([.C669]/10000)^3)" office:value-type="float" office:value="40.5598807262132">
            <text:p>40.6</text:p>
          </table:table-cell>
          <table:table-cell table:number-columns-repeated="251"/>
        </table:table-row>
        <table:table-row table:style-name="ro2">
          <table:table-cell table:formula="oooc:=[.A669]+1" office:value-type="float" office:value="669">
            <text:p>669</text:p>
          </table:table-cell>
          <table:table-cell table:formula="oooc:=[.A670]/1024*5" office:value-type="float" office:value="3.2666015625">
            <text:p>3.27</text:p>
          </table:table-cell>
          <table:table-cell table:style-name="ce5" table:formula="oooc:=5*(9780/[.B670])-9780" office:value-type="float" office:value="5189.68609865471">
            <text:p>5189.69</text:p>
          </table:table-cell>
          <table:table-cell table:style-name="ce5" table:formula="oooc:=-273.15+1/(3.35*10^-3+2.57*10^-4*LN([.C670]/10000)+2.63*10^-6*LN([.C670]/10000)^2+6.75*10^-8*LN([.C670]/10000)^3)" office:value-type="float" office:value="41.0641285078824">
            <text:p>41.06</text:p>
          </table:table-cell>
          <table:table-cell table:style-name="ce7" table:formula="oooc:=-273.15+1/(3.354016*10^-3+2.56985*10^-4*LN([.C670]/10000)+2.620131*10^-6*LN([.C670]/10000)^2+6.383091*10^-8*LN([.C670]/10000)^3)" office:value-type="float" office:value="40.6674736980449">
            <text:p>40.7</text:p>
          </table:table-cell>
          <table:table-cell table:number-columns-repeated="251"/>
        </table:table-row>
        <table:table-row table:style-name="ro2">
          <table:table-cell table:formula="oooc:=[.A670]+1" office:value-type="float" office:value="670">
            <text:p>670</text:p>
          </table:table-cell>
          <table:table-cell table:formula="oooc:=[.A671]/1024*5" office:value-type="float" office:value="3.271484375">
            <text:p>3.27</text:p>
          </table:table-cell>
          <table:table-cell table:style-name="ce5" table:formula="oooc:=5*(9780/[.B671])-9780" office:value-type="float" office:value="5167.34328358209">
            <text:p>5167.34</text:p>
          </table:table-cell>
          <table:table-cell table:style-name="ce5" table:formula="oooc:=-273.15+1/(3.35*10^-3+2.57*10^-4*LN([.C671]/10000)+2.63*10^-6*LN([.C671]/10000)^2+6.75*10^-8*LN([.C671]/10000)^3)" office:value-type="float" office:value="41.1722042741392">
            <text:p>41.17</text:p>
          </table:table-cell>
          <table:table-cell table:style-name="ce7" table:formula="oooc:=-273.15+1/(3.354016*10^-3+2.56985*10^-4*LN([.C671]/10000)+2.620131*10^-6*LN([.C671]/10000)^2+6.383091*10^-8*LN([.C671]/10000)^3)" office:value-type="float" office:value="40.775273844418">
            <text:p>40.8</text:p>
          </table:table-cell>
          <table:table-cell table:number-columns-repeated="251"/>
        </table:table-row>
        <table:table-row table:style-name="ro2">
          <table:table-cell table:formula="oooc:=[.A671]+1" office:value-type="float" office:value="671">
            <text:p>671</text:p>
          </table:table-cell>
          <table:table-cell table:formula="oooc:=[.A672]/1024*5" office:value-type="float" office:value="3.2763671875">
            <text:p>3.28</text:p>
          </table:table-cell>
          <table:table-cell table:style-name="ce5" table:formula="oooc:=5*(9780/[.B672])-9780" office:value-type="float" office:value="5145.06706408346">
            <text:p>5145.07</text:p>
          </table:table-cell>
          <table:table-cell table:style-name="ce5" table:formula="oooc:=-273.15+1/(3.35*10^-3+2.57*10^-4*LN([.C672]/10000)+2.63*10^-6*LN([.C672]/10000)^2+6.75*10^-8*LN([.C672]/10000)^3)" office:value-type="float" office:value="41.280489442613">
            <text:p>41.28</text:p>
          </table:table-cell>
          <table:table-cell table:style-name="ce7" table:formula="oooc:=-273.15+1/(3.354016*10^-3+2.56985*10^-4*LN([.C672]/10000)+2.620131*10^-6*LN([.C672]/10000)^2+6.383091*10^-8*LN([.C672]/10000)^3)" office:value-type="float" office:value="40.883282772436">
            <text:p>40.9</text:p>
          </table:table-cell>
          <table:table-cell table:number-columns-repeated="251"/>
        </table:table-row>
        <table:table-row table:style-name="ro2">
          <table:table-cell table:formula="oooc:=[.A672]+1" office:value-type="float" office:value="672">
            <text:p>672</text:p>
          </table:table-cell>
          <table:table-cell table:formula="oooc:=[.A673]/1024*5" office:value-type="float" office:value="3.28125">
            <text:p>3.28</text:p>
          </table:table-cell>
          <table:table-cell table:style-name="ce5" table:formula="oooc:=5*(9780/[.B673])-9780" office:value-type="float" office:value="5122.85714285714">
            <text:p>5122.86</text:p>
          </table:table-cell>
          <table:table-cell table:style-name="ce5" table:formula="oooc:=-273.15+1/(3.35*10^-3+2.57*10^-4*LN([.C673]/10000)+2.63*10^-6*LN([.C673]/10000)^2+6.75*10^-8*LN([.C673]/10000)^3)" office:value-type="float" office:value="41.3889856380583">
            <text:p>41.39</text:p>
          </table:table-cell>
          <table:table-cell table:style-name="ce7" table:formula="oooc:=-273.15+1/(3.354016*10^-3+2.56985*10^-4*LN([.C673]/10000)+2.620131*10^-6*LN([.C673]/10000)^2+6.383091*10^-8*LN([.C673]/10000)^3)" office:value-type="float" office:value="40.9915021020307">
            <text:p>41.0</text:p>
          </table:table-cell>
          <table:table-cell table:number-columns-repeated="251"/>
        </table:table-row>
        <table:table-row table:style-name="ro2">
          <table:table-cell table:formula="oooc:=[.A673]+1" office:value-type="float" office:value="673">
            <text:p>673</text:p>
          </table:table-cell>
          <table:table-cell table:formula="oooc:=[.A674]/1024*5" office:value-type="float" office:value="3.2861328125">
            <text:p>3.29</text:p>
          </table:table-cell>
          <table:table-cell table:style-name="ce5" table:formula="oooc:=5*(9780/[.B674])-9780" office:value-type="float" office:value="5100.7132243685">
            <text:p>5100.71</text:p>
          </table:table-cell>
          <table:table-cell table:style-name="ce5" table:formula="oooc:=-273.15+1/(3.35*10^-3+2.57*10^-4*LN([.C674]/10000)+2.63*10^-6*LN([.C674]/10000)^2+6.75*10^-8*LN([.C674]/10000)^3)" office:value-type="float" office:value="41.4976944982595">
            <text:p>41.5</text:p>
          </table:table-cell>
          <table:table-cell table:style-name="ce7" table:formula="oooc:=-273.15+1/(3.354016*10^-3+2.56985*10^-4*LN([.C674]/10000)+2.620131*10^-6*LN([.C674]/10000)^2+6.383091*10^-8*LN([.C674]/10000)^3)" office:value-type="float" office:value="41.0999334661233">
            <text:p>41.1</text:p>
          </table:table-cell>
          <table:table-cell table:number-columns-repeated="251"/>
        </table:table-row>
        <table:table-row table:style-name="ro2">
          <table:table-cell table:formula="oooc:=[.A674]+1" office:value-type="float" office:value="674">
            <text:p>674</text:p>
          </table:table-cell>
          <table:table-cell table:formula="oooc:=[.A675]/1024*5" office:value-type="float" office:value="3.291015625">
            <text:p>3.29</text:p>
          </table:table-cell>
          <table:table-cell table:style-name="ce5" table:formula="oooc:=5*(9780/[.B675])-9780" office:value-type="float" office:value="5078.6350148368">
            <text:p>5078.64</text:p>
          </table:table-cell>
          <table:table-cell table:style-name="ce5" table:formula="oooc:=-273.15+1/(3.35*10^-3+2.57*10^-4*LN([.C675]/10000)+2.63*10^-6*LN([.C675]/10000)^2+6.75*10^-8*LN([.C675]/10000)^3)" office:value-type="float" office:value="41.6066176741947">
            <text:p>41.61</text:p>
          </table:table-cell>
          <table:table-cell table:style-name="ce7" table:formula="oooc:=-273.15+1/(3.354016*10^-3+2.56985*10^-4*LN([.C675]/10000)+2.620131*10^-6*LN([.C675]/10000)^2+6.383091*10^-8*LN([.C675]/10000)^3)" office:value-type="float" office:value="41.2085785107863">
            <text:p>41.2</text:p>
          </table:table-cell>
          <table:table-cell table:number-columns-repeated="251"/>
        </table:table-row>
        <table:table-row table:style-name="ro2">
          <table:table-cell table:formula="oooc:=[.A675]+1" office:value-type="float" office:value="675">
            <text:p>675</text:p>
          </table:table-cell>
          <table:table-cell table:formula="oooc:=[.A676]/1024*5" office:value-type="float" office:value="3.2958984375">
            <text:p>3.3</text:p>
          </table:table-cell>
          <table:table-cell table:style-name="ce5" table:formula="oooc:=5*(9780/[.B676])-9780" office:value-type="float" office:value="5056.62222222222">
            <text:p>5056.62</text:p>
          </table:table-cell>
          <table:table-cell table:style-name="ce5" table:formula="oooc:=-273.15+1/(3.35*10^-3+2.57*10^-4*LN([.C676]/10000)+2.63*10^-6*LN([.C676]/10000)^2+6.75*10^-8*LN([.C676]/10000)^3)" office:value-type="float" office:value="41.7157568302014">
            <text:p>41.72</text:p>
          </table:table-cell>
          <table:table-cell table:style-name="ce7" table:formula="oooc:=-273.15+1/(3.354016*10^-3+2.56985*10^-4*LN([.C676]/10000)+2.620131*10^-6*LN([.C676]/10000)^2+6.383091*10^-8*LN([.C676]/10000)^3)" office:value-type="float" office:value="41.317438895409">
            <text:p>41.3</text:p>
          </table:table-cell>
          <table:table-cell table:number-columns-repeated="251"/>
        </table:table-row>
        <table:table-row table:style-name="ro2">
          <table:table-cell table:formula="oooc:=[.A676]+1" office:value-type="float" office:value="676">
            <text:p>676</text:p>
          </table:table-cell>
          <table:table-cell table:formula="oooc:=[.A677]/1024*5" office:value-type="float" office:value="3.30078125">
            <text:p>3.3</text:p>
          </table:table-cell>
          <table:table-cell table:style-name="ce5" table:formula="oooc:=5*(9780/[.B677])-9780" office:value-type="float" office:value="5034.67455621302">
            <text:p>5034.67</text:p>
          </table:table-cell>
          <table:table-cell table:style-name="ce5" table:formula="oooc:=-273.15+1/(3.35*10^-3+2.57*10^-4*LN([.C677]/10000)+2.63*10^-6*LN([.C677]/10000)^2+6.75*10^-8*LN([.C677]/10000)^3)" office:value-type="float" office:value="41.8251136441437">
            <text:p>41.83</text:p>
          </table:table-cell>
          <table:table-cell table:style-name="ce7" table:formula="oooc:=-273.15+1/(3.354016*10^-3+2.56985*10^-4*LN([.C677]/10000)+2.620131*10^-6*LN([.C677]/10000)^2+6.383091*10^-8*LN([.C677]/10000)^3)" office:value-type="float" office:value="41.426516292865">
            <text:p>41.4</text:p>
          </table:table-cell>
          <table:table-cell table:number-columns-repeated="251"/>
        </table:table-row>
        <table:table-row table:style-name="ro2">
          <table:table-cell table:formula="oooc:=[.A677]+1" office:value-type="float" office:value="677">
            <text:p>677</text:p>
          </table:table-cell>
          <table:table-cell table:formula="oooc:=[.A678]/1024*5" office:value-type="float" office:value="3.3056640625">
            <text:p>3.31</text:p>
          </table:table-cell>
          <table:table-cell table:style-name="ce5" table:formula="oooc:=5*(9780/[.B678])-9780" office:value-type="float" office:value="5012.7917282127">
            <text:p>5012.79</text:p>
          </table:table-cell>
          <table:table-cell table:style-name="ce5" table:formula="oooc:=-273.15+1/(3.35*10^-3+2.57*10^-4*LN([.C678]/10000)+2.63*10^-6*LN([.C678]/10000)^2+6.75*10^-8*LN([.C678]/10000)^3)" office:value-type="float" office:value="41.9346898075834">
            <text:p>41.93</text:p>
          </table:table-cell>
          <table:table-cell table:style-name="ce7" table:formula="oooc:=-273.15+1/(3.354016*10^-3+2.56985*10^-4*LN([.C678]/10000)+2.620131*10^-6*LN([.C678]/10000)^2+6.383091*10^-8*LN([.C678]/10000)^3)" office:value-type="float" office:value="41.5358123896814">
            <text:p>41.5</text:p>
          </table:table-cell>
          <table:table-cell table:number-columns-repeated="251"/>
        </table:table-row>
        <table:table-row table:style-name="ro2">
          <table:table-cell table:formula="oooc:=[.A678]+1" office:value-type="float" office:value="678">
            <text:p>678</text:p>
          </table:table-cell>
          <table:table-cell table:formula="oooc:=[.A679]/1024*5" office:value-type="float" office:value="3.310546875">
            <text:p>3.31</text:p>
          </table:table-cell>
          <table:table-cell table:style-name="ce5" table:formula="oooc:=5*(9780/[.B679])-9780" office:value-type="float" office:value="4990.97345132743">
            <text:p>4990.97</text:p>
          </table:table-cell>
          <table:table-cell table:style-name="ce5" table:formula="oooc:=-273.15+1/(3.35*10^-3+2.57*10^-4*LN([.C679]/10000)+2.63*10^-6*LN([.C679]/10000)^2+6.75*10^-8*LN([.C679]/10000)^3)" office:value-type="float" office:value="42.0444870259526">
            <text:p>42.04</text:p>
          </table:table-cell>
          <table:table-cell table:style-name="ce7" table:formula="oooc:=-273.15+1/(3.354016*10^-3+2.56985*10^-4*LN([.C679]/10000)+2.620131*10^-6*LN([.C679]/10000)^2+6.383091*10^-8*LN([.C679]/10000)^3)" office:value-type="float" office:value="41.6453288862121">
            <text:p>41.6</text:p>
          </table:table-cell>
          <table:table-cell table:number-columns-repeated="251"/>
        </table:table-row>
        <table:table-row table:style-name="ro2">
          <table:table-cell table:formula="oooc:=[.A679]+1" office:value-type="float" office:value="679">
            <text:p>679</text:p>
          </table:table-cell>
          <table:table-cell table:formula="oooc:=[.A680]/1024*5" office:value-type="float" office:value="3.3154296875">
            <text:p>3.32</text:p>
          </table:table-cell>
          <table:table-cell table:style-name="ce5" table:formula="oooc:=5*(9780/[.B680])-9780" office:value-type="float" office:value="4969.21944035346">
            <text:p>4969.22</text:p>
          </table:table-cell>
          <table:table-cell table:style-name="ce5" table:formula="oooc:=-273.15+1/(3.35*10^-3+2.57*10^-4*LN([.C680]/10000)+2.63*10^-6*LN([.C680]/10000)^2+6.75*10^-8*LN([.C680]/10000)^3)" office:value-type="float" office:value="42.1545070187291">
            <text:p>42.15</text:p>
          </table:table-cell>
          <table:table-cell table:style-name="ce7" table:formula="oooc:=-273.15+1/(3.354016*10^-3+2.56985*10^-4*LN([.C680]/10000)+2.620131*10^-6*LN([.C680]/10000)^2+6.383091*10^-8*LN([.C680]/10000)^3)" office:value-type="float" office:value="41.7550674968118">
            <text:p>41.8</text:p>
          </table:table-cell>
          <table:table-cell table:number-columns-repeated="251"/>
        </table:table-row>
        <table:table-row table:style-name="ro2">
          <table:table-cell table:formula="oooc:=[.A680]+1" office:value-type="float" office:value="680">
            <text:p>680</text:p>
          </table:table-cell>
          <table:table-cell table:formula="oooc:=[.A681]/1024*5" office:value-type="float" office:value="3.3203125">
            <text:p>3.32</text:p>
          </table:table-cell>
          <table:table-cell table:style-name="ce5" table:formula="oooc:=5*(9780/[.B681])-9780" office:value-type="float" office:value="4947.52941176471">
            <text:p>4947.53</text:p>
          </table:table-cell>
          <table:table-cell table:style-name="ce5" table:formula="oooc:=-273.15+1/(3.35*10^-3+2.57*10^-4*LN([.C681]/10000)+2.63*10^-6*LN([.C681]/10000)^2+6.75*10^-8*LN([.C681]/10000)^3)" office:value-type="float" office:value="42.2647515196146">
            <text:p>42.26</text:p>
          </table:table-cell>
          <table:table-cell table:style-name="ce7" table:formula="oooc:=-273.15+1/(3.354016*10^-3+2.56985*10^-4*LN([.C681]/10000)+2.620131*10^-6*LN([.C681]/10000)^2+6.383091*10^-8*LN([.C681]/10000)^3)" office:value-type="float" office:value="41.8650299500138">
            <text:p>41.9</text:p>
          </table:table-cell>
          <table:table-cell table:number-columns-repeated="251"/>
        </table:table-row>
        <table:table-row table:style-name="ro2">
          <table:table-cell table:formula="oooc:=[.A681]+1" office:value-type="float" office:value="681">
            <text:p>681</text:p>
          </table:table-cell>
          <table:table-cell table:formula="oooc:=[.A682]/1024*5" office:value-type="float" office:value="3.3251953125">
            <text:p>3.33</text:p>
          </table:table-cell>
          <table:table-cell table:style-name="ce5" table:formula="oooc:=5*(9780/[.B682])-9780" office:value-type="float" office:value="4925.90308370044">
            <text:p>4925.9</text:p>
          </table:table-cell>
          <table:table-cell table:style-name="ce5" table:formula="oooc:=-273.15+1/(3.35*10^-3+2.57*10^-4*LN([.C682]/10000)+2.63*10^-6*LN([.C682]/10000)^2+6.75*10^-8*LN([.C682]/10000)^3)" office:value-type="float" office:value="42.3752222767147">
            <text:p>42.38</text:p>
          </table:table-cell>
          <table:table-cell table:style-name="ce7" table:formula="oooc:=-273.15+1/(3.354016*10^-3+2.56985*10^-4*LN([.C682]/10000)+2.620131*10^-6*LN([.C682]/10000)^2+6.383091*10^-8*LN([.C682]/10000)^3)" office:value-type="float" office:value="41.9752179887097">
            <text:p>42.0</text:p>
          </table:table-cell>
          <table:table-cell table:number-columns-repeated="251"/>
        </table:table-row>
        <table:table-row table:style-name="ro2">
          <table:table-cell table:formula="oooc:=[.A682]+1" office:value-type="float" office:value="682">
            <text:p>682</text:p>
          </table:table-cell>
          <table:table-cell table:formula="oooc:=[.A683]/1024*5" office:value-type="float" office:value="3.330078125">
            <text:p>3.33</text:p>
          </table:table-cell>
          <table:table-cell table:style-name="ce5" table:formula="oooc:=5*(9780/[.B683])-9780" office:value-type="float" office:value="4904.34017595308">
            <text:p>4904.34</text:p>
          </table:table-cell>
          <table:table-cell table:style-name="ce5" table:formula="oooc:=-273.15+1/(3.35*10^-3+2.57*10^-4*LN([.C683]/10000)+2.63*10^-6*LN([.C683]/10000)^2+6.75*10^-8*LN([.C683]/10000)^3)" office:value-type="float" office:value="42.4859210527229">
            <text:p>42.49</text:p>
          </table:table-cell>
          <table:table-cell table:style-name="ce7" table:formula="oooc:=-273.15+1/(3.354016*10^-3+2.56985*10^-4*LN([.C683]/10000)+2.620131*10^-6*LN([.C683]/10000)^2+6.383091*10^-8*LN([.C683]/10000)^3)" office:value-type="float" office:value="42.0856333703326">
            <text:p>42.1</text:p>
          </table:table-cell>
          <table:table-cell table:number-columns-repeated="251"/>
        </table:table-row>
        <table:table-row table:style-name="ro2">
          <table:table-cell table:formula="oooc:=[.A683]+1" office:value-type="float" office:value="683">
            <text:p>683</text:p>
          </table:table-cell>
          <table:table-cell table:formula="oooc:=[.A684]/1024*5" office:value-type="float" office:value="3.3349609375">
            <text:p>3.33</text:p>
          </table:table-cell>
          <table:table-cell table:style-name="ce5" table:formula="oooc:=5*(9780/[.B684])-9780" office:value-type="float" office:value="4882.84040995608">
            <text:p>4882.84</text:p>
          </table:table-cell>
          <table:table-cell table:style-name="ce5" table:formula="oooc:=-273.15+1/(3.35*10^-3+2.57*10^-4*LN([.C684]/10000)+2.63*10^-6*LN([.C684]/10000)^2+6.75*10^-8*LN([.C684]/10000)^3)" office:value-type="float" office:value="42.5968496251058">
            <text:p>42.6</text:p>
          </table:table-cell>
          <table:table-cell table:style-name="ce7" table:formula="oooc:=-273.15+1/(3.354016*10^-3+2.56985*10^-4*LN([.C684]/10000)+2.620131*10^-6*LN([.C684]/10000)^2+6.383091*10^-8*LN([.C684]/10000)^3)" office:value-type="float" office:value="42.1962778670415">
            <text:p>42.2</text:p>
          </table:table-cell>
          <table:table-cell table:number-columns-repeated="251"/>
        </table:table-row>
        <table:table-row table:style-name="ro2">
          <table:table-cell table:formula="oooc:=[.A684]+1" office:value-type="float" office:value="684">
            <text:p>684</text:p>
          </table:table-cell>
          <table:table-cell table:formula="oooc:=[.A685]/1024*5" office:value-type="float" office:value="3.33984375">
            <text:p>3.34</text:p>
          </table:table-cell>
          <table:table-cell table:style-name="ce5" table:formula="oooc:=5*(9780/[.B685])-9780" office:value-type="float" office:value="4861.40350877193">
            <text:p>4861.4</text:p>
          </table:table-cell>
          <table:table-cell table:style-name="ce5" table:formula="oooc:=-273.15+1/(3.35*10^-3+2.57*10^-4*LN([.C685]/10000)+2.63*10^-6*LN([.C685]/10000)^2+6.75*10^-8*LN([.C685]/10000)^3)" office:value-type="float" office:value="42.7080097862924">
            <text:p>42.71</text:p>
          </table:table-cell>
          <table:table-cell table:style-name="ce7" table:formula="oooc:=-273.15+1/(3.354016*10^-3+2.56985*10^-4*LN([.C685]/10000)+2.620131*10^-6*LN([.C685]/10000)^2+6.383091*10^-8*LN([.C685]/10000)^3)" office:value-type="float" office:value="42.3071532659106">
            <text:p>42.3</text:p>
          </table:table-cell>
          <table:table-cell table:number-columns-repeated="251"/>
        </table:table-row>
        <table:table-row table:style-name="ro2">
          <table:table-cell table:formula="oooc:=[.A685]+1" office:value-type="float" office:value="685">
            <text:p>685</text:p>
          </table:table-cell>
          <table:table-cell table:formula="oooc:=[.A686]/1024*5" office:value-type="float" office:value="3.3447265625">
            <text:p>3.34</text:p>
          </table:table-cell>
          <table:table-cell table:style-name="ce5" table:formula="oooc:=5*(9780/[.B686])-9780" office:value-type="float" office:value="4840.02919708029">
            <text:p>4840.03</text:p>
          </table:table-cell>
          <table:table-cell table:style-name="ce5" table:formula="oooc:=-273.15+1/(3.35*10^-3+2.57*10^-4*LN([.C686]/10000)+2.63*10^-6*LN([.C686]/10000)^2+6.75*10^-8*LN([.C686]/10000)^3)" office:value-type="float" office:value="42.8194033438653">
            <text:p>42.82</text:p>
          </table:table-cell>
          <table:table-cell table:style-name="ce7" table:formula="oooc:=-273.15+1/(3.354016*10^-3+2.56985*10^-4*LN([.C686]/10000)+2.620131*10^-6*LN([.C686]/10000)^2+6.383091*10^-8*LN([.C686]/10000)^3)" office:value-type="float" office:value="42.418261369119">
            <text:p>42.4</text:p>
          </table:table-cell>
          <table:table-cell table:number-columns-repeated="251"/>
        </table:table-row>
        <table:table-row table:style-name="ro2">
          <table:table-cell table:formula="oooc:=[.A686]+1" office:value-type="float" office:value="686">
            <text:p>686</text:p>
          </table:table-cell>
          <table:table-cell table:formula="oooc:=[.A687]/1024*5" office:value-type="float" office:value="3.349609375">
            <text:p>3.35</text:p>
          </table:table-cell>
          <table:table-cell table:style-name="ce5" table:formula="oooc:=5*(9780/[.B687])-9780" office:value-type="float" office:value="4818.71720116618">
            <text:p>4818.72</text:p>
          </table:table-cell>
          <table:table-cell table:style-name="ce5" table:formula="oooc:=-273.15+1/(3.35*10^-3+2.57*10^-4*LN([.C687]/10000)+2.63*10^-6*LN([.C687]/10000)^2+6.75*10^-8*LN([.C687]/10000)^3)" office:value-type="float" office:value="42.9310321207551">
            <text:p>42.93</text:p>
          </table:table-cell>
          <table:table-cell table:style-name="ce7" table:formula="oooc:=-273.15+1/(3.354016*10^-3+2.56985*10^-4*LN([.C687]/10000)+2.620131*10^-6*LN([.C687]/10000)^2+6.383091*10^-8*LN([.C687]/10000)^3)" office:value-type="float" office:value="42.5296039941451">
            <text:p>42.5</text:p>
          </table:table-cell>
          <table:table-cell table:number-columns-repeated="251"/>
        </table:table-row>
        <table:table-row table:style-name="ro2">
          <table:table-cell table:formula="oooc:=[.A687]+1" office:value-type="float" office:value="687">
            <text:p>687</text:p>
          </table:table-cell>
          <table:table-cell table:formula="oooc:=[.A688]/1024*5" office:value-type="float" office:value="3.3544921875">
            <text:p>3.35</text:p>
          </table:table-cell>
          <table:table-cell table:style-name="ce5" table:formula="oooc:=5*(9780/[.B688])-9780" office:value-type="float" office:value="4797.4672489083">
            <text:p>4797.47</text:p>
          </table:table-cell>
          <table:table-cell table:style-name="ce5" table:formula="oooc:=-273.15+1/(3.35*10^-3+2.57*10^-4*LN([.C688]/10000)+2.63*10^-6*LN([.C688]/10000)^2+6.75*10^-8*LN([.C688]/10000)^3)" office:value-type="float" office:value="43.0428979554377">
            <text:p>43.04</text:p>
          </table:table-cell>
          <table:table-cell table:style-name="ce7" table:formula="oooc:=-273.15+1/(3.354016*10^-3+2.56985*10^-4*LN([.C688]/10000)+2.620131*10^-6*LN([.C688]/10000)^2+6.383091*10^-8*LN([.C688]/10000)^3)" office:value-type="float" office:value="42.6411829739633">
            <text:p>42.6</text:p>
          </table:table-cell>
          <table:table-cell table:number-columns-repeated="251"/>
        </table:table-row>
        <table:table-row table:style-name="ro2">
          <table:table-cell table:formula="oooc:=[.A688]+1" office:value-type="float" office:value="688">
            <text:p>688</text:p>
          </table:table-cell>
          <table:table-cell table:formula="oooc:=[.A689]/1024*5" office:value-type="float" office:value="3.359375">
            <text:p>3.36</text:p>
          </table:table-cell>
          <table:table-cell table:style-name="ce5" table:formula="oooc:=5*(9780/[.B689])-9780" office:value-type="float" office:value="4776.27906976744">
            <text:p>4776.28</text:p>
          </table:table-cell>
          <table:table-cell table:style-name="ce5" table:formula="oooc:=-273.15+1/(3.35*10^-3+2.57*10^-4*LN([.C689]/10000)+2.63*10^-6*LN([.C689]/10000)^2+6.75*10^-8*LN([.C689]/10000)^3)" office:value-type="float" office:value="43.1550027021347">
            <text:p>43.16</text:p>
          </table:table-cell>
          <table:table-cell table:style-name="ce7" table:formula="oooc:=-273.15+1/(3.354016*10^-3+2.56985*10^-4*LN([.C689]/10000)+2.620131*10^-6*LN([.C689]/10000)^2+6.383091*10^-8*LN([.C689]/10000)^3)" office:value-type="float" office:value="42.7530001572432">
            <text:p>42.8</text:p>
          </table:table-cell>
          <table:table-cell table:number-columns-repeated="251"/>
        </table:table-row>
        <table:table-row table:style-name="ro2">
          <table:table-cell table:formula="oooc:=[.A689]+1" office:value-type="float" office:value="689">
            <text:p>689</text:p>
          </table:table-cell>
          <table:table-cell table:formula="oooc:=[.A690]/1024*5" office:value-type="float" office:value="3.3642578125">
            <text:p>3.36</text:p>
          </table:table-cell>
          <table:table-cell table:style-name="ce5" table:formula="oooc:=5*(9780/[.B690])-9780" office:value-type="float" office:value="4755.15239477504">
            <text:p>4755.15</text:p>
          </table:table-cell>
          <table:table-cell table:style-name="ce5" table:formula="oooc:=-273.15+1/(3.35*10^-3+2.57*10^-4*LN([.C690]/10000)+2.63*10^-6*LN([.C690]/10000)^2+6.75*10^-8*LN([.C690]/10000)^3)" office:value-type="float" office:value="43.2673482310164">
            <text:p>43.27</text:p>
          </table:table-cell>
          <table:table-cell table:style-name="ce7" table:formula="oooc:=-273.15+1/(3.354016*10^-3+2.56985*10^-4*LN([.C690]/10000)+2.620131*10^-6*LN([.C690]/10000)^2+6.383091*10^-8*LN([.C690]/10000)^3)" office:value-type="float" office:value="42.8650574085525">
            <text:p>42.9</text:p>
          </table:table-cell>
          <table:table-cell table:number-columns-repeated="251"/>
        </table:table-row>
        <table:table-row table:style-name="ro2">
          <table:table-cell table:formula="oooc:=[.A690]+1" office:value-type="float" office:value="690">
            <text:p>690</text:p>
          </table:table-cell>
          <table:table-cell table:formula="oooc:=[.A691]/1024*5" office:value-type="float" office:value="3.369140625">
            <text:p>3.37</text:p>
          </table:table-cell>
          <table:table-cell table:style-name="ce5" table:formula="oooc:=5*(9780/[.B691])-9780" office:value-type="float" office:value="4734.08695652174">
            <text:p>4734.09</text:p>
          </table:table-cell>
          <table:table-cell table:style-name="ce5" table:formula="oooc:=-273.15+1/(3.35*10^-3+2.57*10^-4*LN([.C691]/10000)+2.63*10^-6*LN([.C691]/10000)^2+6.75*10^-8*LN([.C691]/10000)^3)" office:value-type="float" office:value="43.3799364284084">
            <text:p>43.38</text:p>
          </table:table-cell>
          <table:table-cell table:style-name="ce7" table:formula="oooc:=-273.15+1/(3.354016*10^-3+2.56985*10^-4*LN([.C691]/10000)+2.620131*10^-6*LN([.C691]/10000)^2+6.383091*10^-8*LN([.C691]/10000)^3)" office:value-type="float" office:value="42.9773566085627">
            <text:p>43.0</text:p>
          </table:table-cell>
          <table:table-cell table:number-columns-repeated="251"/>
        </table:table-row>
        <table:table-row table:style-name="ro2">
          <table:table-cell table:formula="oooc:=[.A691]+1" office:value-type="float" office:value="691">
            <text:p>691</text:p>
          </table:table-cell>
          <table:table-cell table:formula="oooc:=[.A692]/1024*5" office:value-type="float" office:value="3.3740234375">
            <text:p>3.37</text:p>
          </table:table-cell>
          <table:table-cell table:style-name="ce5" table:formula="oooc:=5*(9780/[.B692])-9780" office:value-type="float" office:value="4713.08248914617">
            <text:p>4713.08</text:p>
          </table:table-cell>
          <table:table-cell table:style-name="ce5" table:formula="oooc:=-273.15+1/(3.35*10^-3+2.57*10^-4*LN([.C692]/10000)+2.63*10^-6*LN([.C692]/10000)^2+6.75*10^-8*LN([.C692]/10000)^3)" office:value-type="float" office:value="43.4927691970011">
            <text:p>43.49</text:p>
          </table:table-cell>
          <table:table-cell table:style-name="ce7" table:formula="oooc:=-273.15+1/(3.354016*10^-3+2.56985*10^-4*LN([.C692]/10000)+2.620131*10^-6*LN([.C692]/10000)^2+6.383091*10^-8*LN([.C692]/10000)^3)" office:value-type="float" office:value="43.0898996542578">
            <text:p>43.1</text:p>
          </table:table-cell>
          <table:table-cell table:number-columns-repeated="251"/>
        </table:table-row>
        <table:table-row table:style-name="ro2">
          <table:table-cell table:formula="oooc:=[.A692]+1" office:value-type="float" office:value="692">
            <text:p>692</text:p>
          </table:table-cell>
          <table:table-cell table:formula="oooc:=[.A693]/1024*5" office:value-type="float" office:value="3.37890625">
            <text:p>3.38</text:p>
          </table:table-cell>
          <table:table-cell table:style-name="ce5" table:formula="oooc:=5*(9780/[.B693])-9780" office:value-type="float" office:value="4692.1387283237">
            <text:p>4692.14</text:p>
          </table:table-cell>
          <table:table-cell table:style-name="ce5" table:formula="oooc:=-273.15+1/(3.35*10^-3+2.57*10^-4*LN([.C693]/10000)+2.63*10^-6*LN([.C693]/10000)^2+6.75*10^-8*LN([.C693]/10000)^3)" office:value-type="float" office:value="43.6058484560621">
            <text:p>43.61</text:p>
          </table:table-cell>
          <table:table-cell table:style-name="ce7" table:formula="oooc:=-273.15+1/(3.354016*10^-3+2.56985*10^-4*LN([.C693]/10000)+2.620131*10^-6*LN([.C693]/10000)^2+6.383091*10^-8*LN([.C693]/10000)^3)" office:value-type="float" office:value="43.2026884591463">
            <text:p>43.2</text:p>
          </table:table-cell>
          <table:table-cell table:number-columns-repeated="251"/>
        </table:table-row>
        <table:table-row table:style-name="ro2">
          <table:table-cell table:formula="oooc:=[.A693]+1" office:value-type="float" office:value="693">
            <text:p>693</text:p>
          </table:table-cell>
          <table:table-cell table:formula="oooc:=[.A694]/1024*5" office:value-type="float" office:value="3.3837890625">
            <text:p>3.38</text:p>
          </table:table-cell>
          <table:table-cell table:style-name="ce5" table:formula="oooc:=5*(9780/[.B694])-9780" office:value-type="float" office:value="4671.25541125541">
            <text:p>4671.26</text:p>
          </table:table-cell>
          <table:table-cell table:style-name="ce5" table:formula="oooc:=-273.15+1/(3.35*10^-3+2.57*10^-4*LN([.C694]/10000)+2.63*10^-6*LN([.C694]/10000)^2+6.75*10^-8*LN([.C694]/10000)^3)" office:value-type="float" office:value="43.7191761416525">
            <text:p>43.72</text:p>
          </table:table-cell>
          <table:table-cell table:style-name="ce7" table:formula="oooc:=-273.15+1/(3.354016*10^-3+2.56985*10^-4*LN([.C694]/10000)+2.620131*10^-6*LN([.C694]/10000)^2+6.383091*10^-8*LN([.C694]/10000)^3)" office:value-type="float" office:value="43.3157249534764">
            <text:p>43.3</text:p>
          </table:table-cell>
          <table:table-cell table:number-columns-repeated="251"/>
        </table:table-row>
        <table:table-row table:style-name="ro2">
          <table:table-cell table:formula="oooc:=[.A694]+1" office:value-type="float" office:value="694">
            <text:p>694</text:p>
          </table:table-cell>
          <table:table-cell table:formula="oooc:=[.A695]/1024*5" office:value-type="float" office:value="3.388671875">
            <text:p>3.39</text:p>
          </table:table-cell>
          <table:table-cell table:style-name="ce5" table:formula="oooc:=5*(9780/[.B695])-9780" office:value-type="float" office:value="4650.43227665706">
            <text:p>4650.43</text:p>
          </table:table-cell>
          <table:table-cell table:style-name="ce5" table:formula="oooc:=-273.15+1/(3.35*10^-3+2.57*10^-4*LN([.C695]/10000)+2.63*10^-6*LN([.C695]/10000)^2+6.75*10^-8*LN([.C695]/10000)^3)" office:value-type="float" office:value="43.8327542068459">
            <text:p>43.83</text:p>
          </table:table-cell>
          <table:table-cell table:style-name="ce7" table:formula="oooc:=-273.15+1/(3.354016*10^-3+2.56985*10^-4*LN([.C695]/10000)+2.620131*10^-6*LN([.C695]/10000)^2+6.383091*10^-8*LN([.C695]/10000)^3)" office:value-type="float" office:value="43.4290110844547">
            <text:p>43.4</text:p>
          </table:table-cell>
          <table:table-cell table:number-columns-repeated="251"/>
        </table:table-row>
        <table:table-row table:style-name="ro2">
          <table:table-cell table:formula="oooc:=[.A695]+1" office:value-type="float" office:value="695">
            <text:p>695</text:p>
          </table:table-cell>
          <table:table-cell table:formula="oooc:=[.A696]/1024*5" office:value-type="float" office:value="3.3935546875">
            <text:p>3.39</text:p>
          </table:table-cell>
          <table:table-cell table:style-name="ce5" table:formula="oooc:=5*(9780/[.B696])-9780" office:value-type="float" office:value="4629.6690647482">
            <text:p>4629.67</text:p>
          </table:table-cell>
          <table:table-cell table:style-name="ce5" table:formula="oooc:=-273.15+1/(3.35*10^-3+2.57*10^-4*LN([.C696]/10000)+2.63*10^-6*LN([.C696]/10000)^2+6.75*10^-8*LN([.C696]/10000)^3)" office:value-type="float" office:value="43.9465846219513">
            <text:p>43.95</text:p>
          </table:table-cell>
          <table:table-cell table:style-name="ce7" table:formula="oooc:=-273.15+1/(3.354016*10^-3+2.56985*10^-4*LN([.C696]/10000)+2.620131*10^-6*LN([.C696]/10000)^2+6.383091*10^-8*LN([.C696]/10000)^3)" office:value-type="float" office:value="43.542548816468">
            <text:p>43.5</text:p>
          </table:table-cell>
          <table:table-cell table:number-columns-repeated="251"/>
        </table:table-row>
        <table:table-row table:style-name="ro2">
          <table:table-cell table:formula="oooc:=[.A696]+1" office:value-type="float" office:value="696">
            <text:p>696</text:p>
          </table:table-cell>
          <table:table-cell table:formula="oooc:=[.A697]/1024*5" office:value-type="float" office:value="3.3984375">
            <text:p>3.4</text:p>
          </table:table-cell>
          <table:table-cell table:style-name="ce5" table:formula="oooc:=5*(9780/[.B697])-9780" office:value-type="float" office:value="4608.96551724138">
            <text:p>4608.97</text:p>
          </table:table-cell>
          <table:table-cell table:style-name="ce5" table:formula="oooc:=-273.15+1/(3.35*10^-3+2.57*10^-4*LN([.C697]/10000)+2.63*10^-6*LN([.C697]/10000)^2+6.75*10^-8*LN([.C697]/10000)^3)" office:value-type="float" office:value="44.0606693747387">
            <text:p>44.06</text:p>
          </table:table-cell>
          <table:table-cell table:style-name="ce7" table:formula="oooc:=-273.15+1/(3.354016*10^-3+2.56985*10^-4*LN([.C697]/10000)+2.620131*10^-6*LN([.C697]/10000)^2+6.383091*10^-8*LN([.C697]/10000)^3)" office:value-type="float" office:value="43.6563401313084">
            <text:p>43.7</text:p>
          </table:table-cell>
          <table:table-cell table:number-columns-repeated="251"/>
        </table:table-row>
        <table:table-row table:style-name="ro2">
          <table:table-cell table:formula="oooc:=[.A697]+1" office:value-type="float" office:value="697">
            <text:p>697</text:p>
          </table:table-cell>
          <table:table-cell table:formula="oooc:=[.A698]/1024*5" office:value-type="float" office:value="3.4033203125">
            <text:p>3.4</text:p>
          </table:table-cell>
          <table:table-cell table:style-name="ce5" table:formula="oooc:=5*(9780/[.B698])-9780" office:value-type="float" office:value="4588.32137733142">
            <text:p>4588.32</text:p>
          </table:table-cell>
          <table:table-cell table:style-name="ce5" table:formula="oooc:=-273.15+1/(3.35*10^-3+2.57*10^-4*LN([.C698]/10000)+2.63*10^-6*LN([.C698]/10000)^2+6.75*10^-8*LN([.C698]/10000)^3)" office:value-type="float" office:value="44.1750104706692">
            <text:p>44.18</text:p>
          </table:table-cell>
          <table:table-cell table:style-name="ce7" table:formula="oooc:=-273.15+1/(3.354016*10^-3+2.56985*10^-4*LN([.C698]/10000)+2.620131*10^-6*LN([.C698]/10000)^2+6.383091*10^-8*LN([.C698]/10000)^3)" office:value-type="float" office:value="43.7703870284028">
            <text:p>43.8</text:p>
          </table:table-cell>
          <table:table-cell table:number-columns-repeated="251"/>
        </table:table-row>
        <table:table-row table:style-name="ro2">
          <table:table-cell table:formula="oooc:=[.A698]+1" office:value-type="float" office:value="698">
            <text:p>698</text:p>
          </table:table-cell>
          <table:table-cell table:formula="oooc:=[.A699]/1024*5" office:value-type="float" office:value="3.408203125">
            <text:p>3.41</text:p>
          </table:table-cell>
          <table:table-cell table:style-name="ce5" table:formula="oooc:=5*(9780/[.B699])-9780" office:value-type="float" office:value="4567.73638968481">
            <text:p>4567.74</text:p>
          </table:table-cell>
          <table:table-cell table:style-name="ce5" table:formula="oooc:=-273.15+1/(3.35*10^-3+2.57*10^-4*LN([.C699]/10000)+2.63*10^-6*LN([.C699]/10000)^2+6.75*10^-8*LN([.C699]/10000)^3)" office:value-type="float" office:value="44.2896099331282">
            <text:p>44.29</text:p>
          </table:table-cell>
          <table:table-cell table:style-name="ce7" table:formula="oooc:=-273.15+1/(3.354016*10^-3+2.56985*10^-4*LN([.C699]/10000)+2.620131*10^-6*LN([.C699]/10000)^2+6.383091*10^-8*LN([.C699]/10000)^3)" office:value-type="float" office:value="43.8846915250446">
            <text:p>43.9</text:p>
          </table:table-cell>
          <table:table-cell table:number-columns-repeated="251"/>
        </table:table-row>
        <table:table-row table:style-name="ro2">
          <table:table-cell table:formula="oooc:=[.A699]+1" office:value-type="float" office:value="699">
            <text:p>699</text:p>
          </table:table-cell>
          <table:table-cell table:formula="oooc:=[.A700]/1024*5" office:value-type="float" office:value="3.4130859375">
            <text:p>3.41</text:p>
          </table:table-cell>
          <table:table-cell table:style-name="ce5" table:formula="oooc:=5*(9780/[.B700])-9780" office:value-type="float" office:value="4547.21030042919">
            <text:p>4547.21</text:p>
          </table:table-cell>
          <table:table-cell table:style-name="ce5" table:formula="oooc:=-273.15+1/(3.35*10^-3+2.57*10^-4*LN([.C700]/10000)+2.63*10^-6*LN([.C700]/10000)^2+6.75*10^-8*LN([.C700]/10000)^3)" office:value-type="float" office:value="44.4044698036617">
            <text:p>44.4</text:p>
          </table:table-cell>
          <table:table-cell table:style-name="ce7" table:formula="oooc:=-273.15+1/(3.354016*10^-3+2.56985*10^-4*LN([.C700]/10000)+2.620131*10^-6*LN([.C700]/10000)^2+6.383091*10^-8*LN([.C700]/10000)^3)" office:value-type="float" office:value="43.9992556566303">
            <text:p>44.0</text:p>
          </table:table-cell>
          <table:table-cell table:number-columns-repeated="251"/>
        </table:table-row>
        <table:table-row table:style-name="ro2">
          <table:table-cell table:formula="oooc:=[.A700]+1" office:value-type="float" office:value="700">
            <text:p>700</text:p>
          </table:table-cell>
          <table:table-cell table:formula="oooc:=[.A701]/1024*5" office:value-type="float" office:value="3.41796875">
            <text:p>3.42</text:p>
          </table:table-cell>
          <table:table-cell table:style-name="ce5" table:formula="oooc:=5*(9780/[.B701])-9780" office:value-type="float" office:value="4526.74285714286">
            <text:p>4526.74</text:p>
          </table:table-cell>
          <table:table-cell table:style-name="ce5" table:formula="oooc:=-273.15+1/(3.35*10^-3+2.57*10^-4*LN([.C701]/10000)+2.63*10^-6*LN([.C701]/10000)^2+6.75*10^-8*LN([.C701]/10000)^3)" office:value-type="float" office:value="44.519592142217">
            <text:p>44.52</text:p>
          </table:table-cell>
          <table:table-cell table:style-name="ce7" table:formula="oooc:=-273.15+1/(3.354016*10^-3+2.56985*10^-4*LN([.C701]/10000)+2.620131*10^-6*LN([.C701]/10000)^2+6.383091*10^-8*LN([.C701]/10000)^3)" office:value-type="float" office:value="44.1140814768986">
            <text:p>44.1</text:p>
          </table:table-cell>
          <table:table-cell table:number-columns-repeated="251"/>
        </table:table-row>
        <table:table-row table:style-name="ro2">
          <table:table-cell table:formula="oooc:=[.A701]+1" office:value-type="float" office:value="701">
            <text:p>701</text:p>
          </table:table-cell>
          <table:table-cell table:formula="oooc:=[.A702]/1024*5" office:value-type="float" office:value="3.4228515625">
            <text:p>3.42</text:p>
          </table:table-cell>
          <table:table-cell table:style-name="ce5" table:formula="oooc:=5*(9780/[.B702])-9780" office:value-type="float" office:value="4506.33380884451">
            <text:p>4506.33</text:p>
          </table:table-cell>
          <table:table-cell table:style-name="ce5" table:formula="oooc:=-273.15+1/(3.35*10^-3+2.57*10^-4*LN([.C702]/10000)+2.63*10^-6*LN([.C702]/10000)^2+6.75*10^-8*LN([.C702]/10000)^3)" office:value-type="float" office:value="44.6349790273874">
            <text:p>44.63</text:p>
          </table:table-cell>
          <table:table-cell table:style-name="ce7" table:formula="oooc:=-273.15+1/(3.354016*10^-3+2.56985*10^-4*LN([.C702]/10000)+2.620131*10^-6*LN([.C702]/10000)^2+6.383091*10^-8*LN([.C702]/10000)^3)" office:value-type="float" office:value="44.2291710581744">
            <text:p>44.2</text:p>
          </table:table-cell>
          <table:table-cell table:number-columns-repeated="251"/>
        </table:table-row>
        <table:table-row table:style-name="ro2">
          <table:table-cell table:formula="oooc:=[.A702]+1" office:value-type="float" office:value="702">
            <text:p>702</text:p>
          </table:table-cell>
          <table:table-cell table:formula="oooc:=[.A703]/1024*5" office:value-type="float" office:value="3.427734375">
            <text:p>3.43</text:p>
          </table:table-cell>
          <table:table-cell table:style-name="ce5" table:formula="oooc:=5*(9780/[.B703])-9780" office:value-type="float" office:value="4485.98290598291">
            <text:p>4485.98</text:p>
          </table:table-cell>
          <table:table-cell table:style-name="ce5" table:formula="oooc:=-273.15+1/(3.35*10^-3+2.57*10^-4*LN([.C703]/10000)+2.63*10^-6*LN([.C703]/10000)^2+6.75*10^-8*LN([.C703]/10000)^3)" office:value-type="float" office:value="44.7506325566599">
            <text:p>44.75</text:p>
          </table:table-cell>
          <table:table-cell table:style-name="ce7" table:formula="oooc:=-273.15+1/(3.354016*10^-3+2.56985*10^-4*LN([.C703]/10000)+2.620131*10^-6*LN([.C703]/10000)^2+6.383091*10^-8*LN([.C703]/10000)^3)" office:value-type="float" office:value="44.3445264916161">
            <text:p>44.3</text:p>
          </table:table-cell>
          <table:table-cell table:number-columns-repeated="251"/>
        </table:table-row>
        <table:table-row table:style-name="ro2">
          <table:table-cell table:formula="oooc:=[.A703]+1" office:value-type="float" office:value="703">
            <text:p>703</text:p>
          </table:table-cell>
          <table:table-cell table:formula="oooc:=[.A704]/1024*5" office:value-type="float" office:value="3.4326171875">
            <text:p>3.43</text:p>
          </table:table-cell>
          <table:table-cell table:style-name="ce5" table:formula="oooc:=5*(9780/[.B704])-9780" office:value-type="float" office:value="4465.68990042674">
            <text:p>4465.69</text:p>
          </table:table-cell>
          <table:table-cell table:style-name="ce5" table:formula="oooc:=-273.15+1/(3.35*10^-3+2.57*10^-4*LN([.C704]/10000)+2.63*10^-6*LN([.C704]/10000)^2+6.75*10^-8*LN([.C704]/10000)^3)" office:value-type="float" office:value="44.8665548466676">
            <text:p>44.87</text:p>
          </table:table-cell>
          <table:table-cell table:style-name="ce7" table:formula="oooc:=-273.15+1/(3.354016*10^-3+2.56985*10^-4*LN([.C704]/10000)+2.620131*10^-6*LN([.C704]/10000)^2+6.383091*10^-8*LN([.C704]/10000)^3)" office:value-type="float" office:value="44.4601498874668">
            <text:p>44.5</text:p>
          </table:table-cell>
          <table:table-cell table:number-columns-repeated="251"/>
        </table:table-row>
        <table:table-row table:style-name="ro2">
          <table:table-cell table:formula="oooc:=[.A704]+1" office:value-type="float" office:value="704">
            <text:p>704</text:p>
          </table:table-cell>
          <table:table-cell table:formula="oooc:=[.A705]/1024*5" office:value-type="float" office:value="3.4375">
            <text:p>3.44</text:p>
          </table:table-cell>
          <table:table-cell table:style-name="ce5" table:formula="oooc:=5*(9780/[.B705])-9780" office:value-type="float" office:value="4445.45454545454">
            <text:p>4445.45</text:p>
          </table:table-cell>
          <table:table-cell table:style-name="ce5" table:formula="oooc:=-273.15+1/(3.35*10^-3+2.57*10^-4*LN([.C705]/10000)+2.63*10^-6*LN([.C705]/10000)^2+6.75*10^-8*LN([.C705]/10000)^3)" office:value-type="float" office:value="44.9827480334453">
            <text:p>44.98</text:p>
          </table:table-cell>
          <table:table-cell table:style-name="ce7" table:formula="oooc:=-273.15+1/(3.354016*10^-3+2.56985*10^-4*LN([.C705]/10000)+2.620131*10^-6*LN([.C705]/10000)^2+6.383091*10^-8*LN([.C705]/10000)^3)" office:value-type="float" office:value="44.5760433753092">
            <text:p>44.6</text:p>
          </table:table-cell>
          <table:table-cell table:number-columns-repeated="251"/>
        </table:table-row>
        <table:table-row table:style-name="ro2">
          <table:table-cell table:formula="oooc:=[.A705]+1" office:value-type="float" office:value="705">
            <text:p>705</text:p>
          </table:table-cell>
          <table:table-cell table:formula="oooc:=[.A706]/1024*5" office:value-type="float" office:value="3.4423828125">
            <text:p>3.44</text:p>
          </table:table-cell>
          <table:table-cell table:style-name="ce5" table:formula="oooc:=5*(9780/[.B706])-9780" office:value-type="float" office:value="4425.27659574468">
            <text:p>4425.28</text:p>
          </table:table-cell>
          <table:table-cell table:style-name="ce5" table:formula="oooc:=-273.15+1/(3.35*10^-3+2.57*10^-4*LN([.C706]/10000)+2.63*10^-6*LN([.C706]/10000)^2+6.75*10^-8*LN([.C706]/10000)^3)" office:value-type="float" office:value="45.0992142726905">
            <text:p>45.1</text:p>
          </table:table-cell>
          <table:table-cell table:style-name="ce7" table:formula="oooc:=-273.15+1/(3.354016*10^-3+2.56985*10^-4*LN([.C706]/10000)+2.620131*10^-6*LN([.C706]/10000)^2+6.383091*10^-8*LN([.C706]/10000)^3)" office:value-type="float" office:value="44.6922091043255">
            <text:p>44.7</text:p>
          </table:table-cell>
          <table:table-cell table:number-columns-repeated="251"/>
        </table:table-row>
        <table:table-row table:style-name="ro2">
          <table:table-cell table:formula="oooc:=[.A706]+1" office:value-type="float" office:value="706">
            <text:p>706</text:p>
          </table:table-cell>
          <table:table-cell table:formula="oooc:=[.A707]/1024*5" office:value-type="float" office:value="3.447265625">
            <text:p>3.45</text:p>
          </table:table-cell>
          <table:table-cell table:style-name="ce5" table:formula="oooc:=5*(9780/[.B707])-9780" office:value-type="float" office:value="4405.15580736544">
            <text:p>4405.16</text:p>
          </table:table-cell>
          <table:table-cell table:style-name="ce5" table:formula="oooc:=-273.15+1/(3.35*10^-3+2.57*10^-4*LN([.C707]/10000)+2.63*10^-6*LN([.C707]/10000)^2+6.75*10^-8*LN([.C707]/10000)^3)" office:value-type="float" office:value="45.2159557400269">
            <text:p>45.22</text:p>
          </table:table-cell>
          <table:table-cell table:style-name="ce7" table:formula="oooc:=-273.15+1/(3.354016*10^-3+2.56985*10^-4*LN([.C707]/10000)+2.620131*10^-6*LN([.C707]/10000)^2+6.383091*10^-8*LN([.C707]/10000)^3)" office:value-type="float" office:value="44.8086492435606">
            <text:p>44.8</text:p>
          </table:table-cell>
          <table:table-cell table:number-columns-repeated="251"/>
        </table:table-row>
        <table:table-row table:style-name="ro2">
          <table:table-cell table:formula="oooc:=[.A707]+1" office:value-type="float" office:value="707">
            <text:p>707</text:p>
          </table:table-cell>
          <table:table-cell table:formula="oooc:=[.A708]/1024*5" office:value-type="float" office:value="3.4521484375">
            <text:p>3.45</text:p>
          </table:table-cell>
          <table:table-cell table:style-name="ce5" table:formula="oooc:=5*(9780/[.B708])-9780" office:value-type="float" office:value="4385.09193776521">
            <text:p>4385.09</text:p>
          </table:table-cell>
          <table:table-cell table:style-name="ce5" table:formula="oooc:=-273.15+1/(3.35*10^-3+2.57*10^-4*LN([.C708]/10000)+2.63*10^-6*LN([.C708]/10000)^2+6.75*10^-8*LN([.C708]/10000)^3)" office:value-type="float" office:value="45.3329746312737">
            <text:p>45.33</text:p>
          </table:table-cell>
          <table:table-cell table:style-name="ce7" table:formula="oooc:=-273.15+1/(3.354016*10^-3+2.56985*10^-4*LN([.C708]/10000)+2.620131*10^-6*LN([.C708]/10000)^2+6.383091*10^-8*LN([.C708]/10000)^3)" office:value-type="float" office:value="44.92536598219">
            <text:p>44.9</text:p>
          </table:table-cell>
          <table:table-cell table:number-columns-repeated="251"/>
        </table:table-row>
        <table:table-row table:style-name="ro2">
          <table:table-cell table:formula="oooc:=[.A708]+1" office:value-type="float" office:value="708">
            <text:p>708</text:p>
          </table:table-cell>
          <table:table-cell table:formula="oooc:=[.A709]/1024*5" office:value-type="float" office:value="3.45703125">
            <text:p>3.46</text:p>
          </table:table-cell>
          <table:table-cell table:style-name="ce5" table:formula="oooc:=5*(9780/[.B709])-9780" office:value-type="float" office:value="4365.08474576271">
            <text:p>4365.08</text:p>
          </table:table-cell>
          <table:table-cell table:style-name="ce5" table:formula="oooc:=-273.15+1/(3.35*10^-3+2.57*10^-4*LN([.C709]/10000)+2.63*10^-6*LN([.C709]/10000)^2+6.75*10^-8*LN([.C709]/10000)^3)" office:value-type="float" office:value="45.450273162718">
            <text:p>45.45</text:p>
          </table:table-cell>
          <table:table-cell table:style-name="ce7" table:formula="oooc:=-273.15+1/(3.354016*10^-3+2.56985*10^-4*LN([.C709]/10000)+2.620131*10^-6*LN([.C709]/10000)^2+6.383091*10^-8*LN([.C709]/10000)^3)" office:value-type="float" office:value="45.0423615297913">
            <text:p>45.0</text:p>
          </table:table-cell>
          <table:table-cell table:number-columns-repeated="251"/>
        </table:table-row>
        <table:table-row table:style-name="ro2">
          <table:table-cell table:formula="oooc:=[.A709]+1" office:value-type="float" office:value="709">
            <text:p>709</text:p>
          </table:table-cell>
          <table:table-cell table:formula="oooc:=[.A710]/1024*5" office:value-type="float" office:value="3.4619140625">
            <text:p>3.46</text:p>
          </table:table-cell>
          <table:table-cell table:style-name="ce5" table:formula="oooc:=5*(9780/[.B710])-9780" office:value-type="float" office:value="4345.13399153738">
            <text:p>4345.13</text:p>
          </table:table-cell>
          <table:table-cell table:style-name="ce5" table:formula="oooc:=-273.15+1/(3.35*10^-3+2.57*10^-4*LN([.C710]/10000)+2.63*10^-6*LN([.C710]/10000)^2+6.75*10^-8*LN([.C710]/10000)^3)" office:value-type="float" office:value="45.5678535713925">
            <text:p>45.57</text:p>
          </table:table-cell>
          <table:table-cell table:style-name="ce7" table:formula="oooc:=-273.15+1/(3.354016*10^-3+2.56985*10^-4*LN([.C710]/10000)+2.620131*10^-6*LN([.C710]/10000)^2+6.383091*10^-8*LN([.C710]/10000)^3)" office:value-type="float" office:value="45.1596381166213">
            <text:p>45.2</text:p>
          </table:table-cell>
          <table:table-cell table:number-columns-repeated="251"/>
        </table:table-row>
        <table:table-row table:style-name="ro2">
          <table:table-cell table:formula="oooc:=[.A710]+1" office:value-type="float" office:value="710">
            <text:p>710</text:p>
          </table:table-cell>
          <table:table-cell table:formula="oooc:=[.A711]/1024*5" office:value-type="float" office:value="3.466796875">
            <text:p>3.47</text:p>
          </table:table-cell>
          <table:table-cell table:style-name="ce5" table:formula="oooc:=5*(9780/[.B711])-9780" office:value-type="float" office:value="4325.23943661972">
            <text:p>4325.24</text:p>
          </table:table-cell>
          <table:table-cell table:style-name="ce5" table:formula="oooc:=-273.15+1/(3.35*10^-3+2.57*10^-4*LN([.C711]/10000)+2.63*10^-6*LN([.C711]/10000)^2+6.75*10^-8*LN([.C711]/10000)^3)" office:value-type="float" office:value="45.685718115357">
            <text:p>45.69</text:p>
          </table:table-cell>
          <table:table-cell table:style-name="ce7" table:formula="oooc:=-273.15+1/(3.354016*10^-3+2.56985*10^-4*LN([.C711]/10000)+2.620131*10^-6*LN([.C711]/10000)^2+6.383091*10^-8*LN([.C711]/10000)^3)" office:value-type="float" office:value="45.2771979938963">
            <text:p>45.3</text:p>
          </table:table-cell>
          <table:table-cell table:number-columns-repeated="251"/>
        </table:table-row>
        <table:table-row table:style-name="ro2">
          <table:table-cell table:formula="oooc:=[.A711]+1" office:value-type="float" office:value="711">
            <text:p>711</text:p>
          </table:table-cell>
          <table:table-cell table:formula="oooc:=[.A712]/1024*5" office:value-type="float" office:value="3.4716796875">
            <text:p>3.47</text:p>
          </table:table-cell>
          <table:table-cell table:style-name="ce5" table:formula="oooc:=5*(9780/[.B712])-9780" office:value-type="float" office:value="4305.40084388186">
            <text:p>4305.4</text:p>
          </table:table-cell>
          <table:table-cell table:style-name="ce5" table:formula="oooc:=-273.15+1/(3.35*10^-3+2.57*10^-4*LN([.C712]/10000)+2.63*10^-6*LN([.C712]/10000)^2+6.75*10^-8*LN([.C712]/10000)^3)" office:value-type="float" office:value="45.8038690739853">
            <text:p>45.8</text:p>
          </table:table-cell>
          <table:table-cell table:style-name="ce7" table:formula="oooc:=-273.15+1/(3.354016*10^-3+2.56985*10^-4*LN([.C712]/10000)+2.620131*10^-6*LN([.C712]/10000)^2+6.383091*10^-8*LN([.C712]/10000)^3)" office:value-type="float" office:value="45.3950434340783">
            <text:p>45.4</text:p>
          </table:table-cell>
          <table:table-cell table:number-columns-repeated="251"/>
        </table:table-row>
        <table:table-row table:style-name="ro2">
          <table:table-cell table:formula="oooc:=[.A712]+1" office:value-type="float" office:value="712">
            <text:p>712</text:p>
          </table:table-cell>
          <table:table-cell table:formula="oooc:=[.A713]/1024*5" office:value-type="float" office:value="3.4765625">
            <text:p>3.48</text:p>
          </table:table-cell>
          <table:table-cell table:style-name="ce5" table:formula="oooc:=5*(9780/[.B713])-9780" office:value-type="float" office:value="4285.61797752809">
            <text:p>4285.62</text:p>
          </table:table-cell>
          <table:table-cell table:style-name="ce5" table:formula="oooc:=-273.15+1/(3.35*10^-3+2.57*10^-4*LN([.C713]/10000)+2.63*10^-6*LN([.C713]/10000)^2+6.75*10^-8*LN([.C713]/10000)^3)" office:value-type="float" office:value="45.9223087482556">
            <text:p>45.92</text:p>
          </table:table-cell>
          <table:table-cell table:style-name="ce7" table:formula="oooc:=-273.15+1/(3.354016*10^-3+2.56985*10^-4*LN([.C713]/10000)+2.620131*10^-6*LN([.C713]/10000)^2+6.383091*10^-8*LN([.C713]/10000)^3)" office:value-type="float" office:value="45.5131767311644">
            <text:p>45.5</text:p>
          </table:table-cell>
          <table:table-cell table:number-columns-repeated="251"/>
        </table:table-row>
        <table:table-row table:style-name="ro2">
          <table:table-cell table:formula="oooc:=[.A713]+1" office:value-type="float" office:value="713">
            <text:p>713</text:p>
          </table:table-cell>
          <table:table-cell table:formula="oooc:=[.A714]/1024*5" office:value-type="float" office:value="3.4814453125">
            <text:p>3.48</text:p>
          </table:table-cell>
          <table:table-cell table:style-name="ce5" table:formula="oooc:=5*(9780/[.B714])-9780" office:value-type="float" office:value="4265.89060308555">
            <text:p>4265.89</text:p>
          </table:table-cell>
          <table:table-cell table:style-name="ce5" table:formula="oooc:=-273.15+1/(3.35*10^-3+2.57*10^-4*LN([.C714]/10000)+2.63*10^-6*LN([.C714]/10000)^2+6.75*10^-8*LN([.C714]/10000)^3)" office:value-type="float" office:value="46.0410394610472">
            <text:p>46.04</text:p>
          </table:table-cell>
          <table:table-cell table:style-name="ce7" table:formula="oooc:=-273.15+1/(3.354016*10^-3+2.56985*10^-4*LN([.C714]/10000)+2.620131*10^-6*LN([.C714]/10000)^2+6.383091*10^-8*LN([.C714]/10000)^3)" office:value-type="float" office:value="45.6316002009822">
            <text:p>45.6</text:p>
          </table:table-cell>
          <table:table-cell table:number-columns-repeated="251"/>
        </table:table-row>
        <table:table-row table:style-name="ro2">
          <table:table-cell table:formula="oooc:=[.A714]+1" office:value-type="float" office:value="714">
            <text:p>714</text:p>
          </table:table-cell>
          <table:table-cell table:formula="oooc:=[.A715]/1024*5" office:value-type="float" office:value="3.486328125">
            <text:p>3.49</text:p>
          </table:table-cell>
          <table:table-cell table:style-name="ce5" table:formula="oooc:=5*(9780/[.B715])-9780" office:value-type="float" office:value="4246.21848739496">
            <text:p>4246.22</text:p>
          </table:table-cell>
          <table:table-cell table:style-name="ce5" table:formula="oooc:=-273.15+1/(3.35*10^-3+2.57*10^-4*LN([.C715]/10000)+2.63*10^-6*LN([.C715]/10000)^2+6.75*10^-8*LN([.C715]/10000)^3)" office:value-type="float" office:value="46.1600635574408">
            <text:p>46.16</text:p>
          </table:table-cell>
          <table:table-cell table:style-name="ce7" table:formula="oooc:=-273.15+1/(3.354016*10^-3+2.56985*10^-4*LN([.C715]/10000)+2.620131*10^-6*LN([.C715]/10000)^2+6.383091*10^-8*LN([.C715]/10000)^3)" office:value-type="float" office:value="45.7503161814893">
            <text:p>45.8</text:p>
          </table:table-cell>
          <table:table-cell table:number-columns-repeated="251"/>
        </table:table-row>
        <table:table-row table:style-name="ro2">
          <table:table-cell table:formula="oooc:=[.A715]+1" office:value-type="float" office:value="715">
            <text:p>715</text:p>
          </table:table-cell>
          <table:table-cell table:formula="oooc:=[.A716]/1024*5" office:value-type="float" office:value="3.4912109375">
            <text:p>3.49</text:p>
          </table:table-cell>
          <table:table-cell table:style-name="ce5" table:formula="oooc:=5*(9780/[.B716])-9780" office:value-type="float" office:value="4226.6013986014">
            <text:p>4226.6</text:p>
          </table:table-cell>
          <table:table-cell table:style-name="ce5" table:formula="oooc:=-273.15+1/(3.35*10^-3+2.57*10^-4*LN([.C716]/10000)+2.63*10^-6*LN([.C716]/10000)^2+6.75*10^-8*LN([.C716]/10000)^3)" office:value-type="float" office:value="46.2793834050242">
            <text:p>46.28</text:p>
          </table:table-cell>
          <table:table-cell table:style-name="ce7" table:formula="oooc:=-273.15+1/(3.354016*10^-3+2.56985*10^-4*LN([.C716]/10000)+2.620131*10^-6*LN([.C716]/10000)^2+6.383091*10^-8*LN([.C716]/10000)^3)" office:value-type="float" office:value="45.8693270330783">
            <text:p>45.9</text:p>
          </table:table-cell>
          <table:table-cell table:number-columns-repeated="251"/>
        </table:table-row>
        <table:table-row table:style-name="ro2">
          <table:table-cell table:formula="oooc:=[.A716]+1" office:value-type="float" office:value="716">
            <text:p>716</text:p>
          </table:table-cell>
          <table:table-cell table:formula="oooc:=[.A717]/1024*5" office:value-type="float" office:value="3.49609375">
            <text:p>3.5</text:p>
          </table:table-cell>
          <table:table-cell table:style-name="ce5" table:formula="oooc:=5*(9780/[.B717])-9780" office:value-type="float" office:value="4207.03910614525">
            <text:p>4207.04</text:p>
          </table:table-cell>
          <table:table-cell table:style-name="ce5" table:formula="oooc:=-273.15+1/(3.35*10^-3+2.57*10^-4*LN([.C717]/10000)+2.63*10^-6*LN([.C717]/10000)^2+6.75*10^-8*LN([.C717]/10000)^3)" office:value-type="float" office:value="46.3990013942033">
            <text:p>46.4</text:p>
          </table:table-cell>
          <table:table-cell table:style-name="ce7" table:formula="oooc:=-273.15+1/(3.354016*10^-3+2.56985*10^-4*LN([.C717]/10000)+2.620131*10^-6*LN([.C717]/10000)^2+6.383091*10^-8*LN([.C717]/10000)^3)" office:value-type="float" office:value="45.9886351388862">
            <text:p>46.0</text:p>
          </table:table-cell>
          <table:table-cell table:number-columns-repeated="251"/>
        </table:table-row>
        <table:table-row table:style-name="ro2">
          <table:table-cell table:formula="oooc:=[.A717]+1" office:value-type="float" office:value="717">
            <text:p>717</text:p>
          </table:table-cell>
          <table:table-cell table:formula="oooc:=[.A718]/1024*5" office:value-type="float" office:value="3.5009765625">
            <text:p>3.5</text:p>
          </table:table-cell>
          <table:table-cell table:style-name="ce5" table:formula="oooc:=5*(9780/[.B718])-9780" office:value-type="float" office:value="4187.53138075314">
            <text:p>4187.53</text:p>
          </table:table-cell>
          <table:table-cell table:style-name="ce5" table:formula="oooc:=-273.15+1/(3.35*10^-3+2.57*10^-4*LN([.C718]/10000)+2.63*10^-6*LN([.C718]/10000)^2+6.75*10^-8*LN([.C718]/10000)^3)" office:value-type="float" office:value="46.5189199385176">
            <text:p>46.52</text:p>
          </table:table-cell>
          <table:table-cell table:style-name="ce7" table:formula="oooc:=-273.15+1/(3.354016*10^-3+2.56985*10^-4*LN([.C718]/10000)+2.620131*10^-6*LN([.C718]/10000)^2+6.383091*10^-8*LN([.C718]/10000)^3)" office:value-type="float" office:value="46.1082429051095">
            <text:p>46.1</text:p>
          </table:table-cell>
          <table:table-cell table:number-columns-repeated="251"/>
        </table:table-row>
        <table:table-row table:style-name="ro2">
          <table:table-cell table:formula="oooc:=[.A718]+1" office:value-type="float" office:value="718">
            <text:p>718</text:p>
          </table:table-cell>
          <table:table-cell table:formula="oooc:=[.A719]/1024*5" office:value-type="float" office:value="3.505859375">
            <text:p>3.51</text:p>
          </table:table-cell>
          <table:table-cell table:style-name="ce5" table:formula="oooc:=5*(9780/[.B719])-9780" office:value-type="float" office:value="4168.07799442897">
            <text:p>4168.08</text:p>
          </table:table-cell>
          <table:table-cell table:style-name="ce5" table:formula="oooc:=-273.15+1/(3.35*10^-3+2.57*10^-4*LN([.C719]/10000)+2.63*10^-6*LN([.C719]/10000)^2+6.75*10^-8*LN([.C719]/10000)^3)" office:value-type="float" office:value="46.6391414749625">
            <text:p>46.64</text:p>
          </table:table-cell>
          <table:table-cell table:style-name="ce7" table:formula="oooc:=-273.15+1/(3.354016*10^-3+2.56985*10^-4*LN([.C719]/10000)+2.620131*10^-6*LN([.C719]/10000)^2+6.383091*10^-8*LN([.C719]/10000)^3)" office:value-type="float" office:value="46.2281527613246">
            <text:p>46.2</text:p>
          </table:table-cell>
          <table:table-cell table:number-columns-repeated="251"/>
        </table:table-row>
        <table:table-row table:style-name="ro2">
          <table:table-cell table:formula="oooc:=[.A719]+1" office:value-type="float" office:value="719">
            <text:p>719</text:p>
          </table:table-cell>
          <table:table-cell table:formula="oooc:=[.A720]/1024*5" office:value-type="float" office:value="3.5107421875">
            <text:p>3.51</text:p>
          </table:table-cell>
          <table:table-cell table:style-name="ce5" table:formula="oooc:=5*(9780/[.B720])-9780" office:value-type="float" office:value="4148.67872044506">
            <text:p>4148.68</text:p>
          </table:table-cell>
          <table:table-cell table:style-name="ce5" table:formula="oooc:=-273.15+1/(3.35*10^-3+2.57*10^-4*LN([.C720]/10000)+2.63*10^-6*LN([.C720]/10000)^2+6.75*10^-8*LN([.C720]/10000)^3)" office:value-type="float" office:value="46.7596684643144">
            <text:p>46.76</text:p>
          </table:table-cell>
          <table:table-cell table:style-name="ce7" table:formula="oooc:=-273.15+1/(3.354016*10^-3+2.56985*10^-4*LN([.C720]/10000)+2.620131*10^-6*LN([.C720]/10000)^2+6.383091*10^-8*LN([.C720]/10000)^3)" office:value-type="float" office:value="46.3483671608128">
            <text:p>46.3</text:p>
          </table:table-cell>
          <table:table-cell table:number-columns-repeated="251"/>
        </table:table-row>
        <table:table-row table:style-name="ro2">
          <table:table-cell table:formula="oooc:=[.A720]+1" office:value-type="float" office:value="720">
            <text:p>720</text:p>
          </table:table-cell>
          <table:table-cell table:formula="oooc:=[.A721]/1024*5" office:value-type="float" office:value="3.515625">
            <text:p>3.52</text:p>
          </table:table-cell>
          <table:table-cell table:style-name="ce5" table:formula="oooc:=5*(9780/[.B721])-9780" office:value-type="float" office:value="4129.33333333333">
            <text:p>4129.33</text:p>
          </table:table-cell>
          <table:table-cell table:style-name="ce5" table:formula="oooc:=-273.15+1/(3.35*10^-3+2.57*10^-4*LN([.C721]/10000)+2.63*10^-6*LN([.C721]/10000)^2+6.75*10^-8*LN([.C721]/10000)^3)" office:value-type="float" office:value="46.8805033914642">
            <text:p>46.88</text:p>
          </table:table-cell>
          <table:table-cell table:style-name="ce7" table:formula="oooc:=-273.15+1/(3.354016*10^-3+2.56985*10^-4*LN([.C721]/10000)+2.620131*10^-6*LN([.C721]/10000)^2+6.383091*10^-8*LN([.C721]/10000)^3)" office:value-type="float" office:value="46.4688885808919">
            <text:p>46.5</text:p>
          </table:table-cell>
          <table:table-cell table:number-columns-repeated="251"/>
        </table:table-row>
        <table:table-row table:style-name="ro2">
          <table:table-cell table:formula="oooc:=[.A721]+1" office:value-type="float" office:value="721">
            <text:p>721</text:p>
          </table:table-cell>
          <table:table-cell table:formula="oooc:=[.A722]/1024*5" office:value-type="float" office:value="3.5205078125">
            <text:p>3.52</text:p>
          </table:table-cell>
          <table:table-cell table:style-name="ce5" table:formula="oooc:=5*(9780/[.B722])-9780" office:value-type="float" office:value="4110.04160887656">
            <text:p>4110.04</text:p>
          </table:table-cell>
          <table:table-cell table:style-name="ce5" table:formula="oooc:=-273.15+1/(3.35*10^-3+2.57*10^-4*LN([.C722]/10000)+2.63*10^-6*LN([.C722]/10000)^2+6.75*10^-8*LN([.C722]/10000)^3)" office:value-type="float" office:value="47.0016487657539">
            <text:p>47</text:p>
          </table:table-cell>
          <table:table-cell table:style-name="ce7" table:formula="oooc:=-273.15+1/(3.354016*10^-3+2.56985*10^-4*LN([.C722]/10000)+2.620131*10^-6*LN([.C722]/10000)^2+6.383091*10^-8*LN([.C722]/10000)^3)" office:value-type="float" office:value="46.5897195232521">
            <text:p>46.6</text:p>
          </table:table-cell>
          <table:table-cell table:number-columns-repeated="251"/>
        </table:table-row>
        <table:table-row table:style-name="ro2">
          <table:table-cell table:formula="oooc:=[.A722]+1" office:value-type="float" office:value="722">
            <text:p>722</text:p>
          </table:table-cell>
          <table:table-cell table:formula="oooc:=[.A723]/1024*5" office:value-type="float" office:value="3.525390625">
            <text:p>3.53</text:p>
          </table:table-cell>
          <table:table-cell table:style-name="ce5" table:formula="oooc:=5*(9780/[.B723])-9780" office:value-type="float" office:value="4090.80332409972">
            <text:p>4090.8</text:p>
          </table:table-cell>
          <table:table-cell table:style-name="ce5" table:formula="oooc:=-273.15+1/(3.35*10^-3+2.57*10^-4*LN([.C723]/10000)+2.63*10^-6*LN([.C723]/10000)^2+6.75*10^-8*LN([.C723]/10000)^3)" office:value-type="float" office:value="47.123107121321">
            <text:p>47.12</text:p>
          </table:table-cell>
          <table:table-cell table:style-name="ce7" table:formula="oooc:=-273.15+1/(3.354016*10^-3+2.56985*10^-4*LN([.C723]/10000)+2.620131*10^-6*LN([.C723]/10000)^2+6.383091*10^-8*LN([.C723]/10000)^3)" office:value-type="float" office:value="46.710862514299">
            <text:p>46.7</text:p>
          </table:table-cell>
          <table:table-cell table:number-columns-repeated="251"/>
        </table:table-row>
        <table:table-row table:style-name="ro2">
          <table:table-cell table:formula="oooc:=[.A723]+1" office:value-type="float" office:value="723">
            <text:p>723</text:p>
          </table:table-cell>
          <table:table-cell table:formula="oooc:=[.A724]/1024*5" office:value-type="float" office:value="3.5302734375">
            <text:p>3.53</text:p>
          </table:table-cell>
          <table:table-cell table:style-name="ce5" table:formula="oooc:=5*(9780/[.B724])-9780" office:value-type="float" office:value="4071.61825726141">
            <text:p>4071.62</text:p>
          </table:table-cell>
          <table:table-cell table:style-name="ce5" table:formula="oooc:=-273.15+1/(3.35*10^-3+2.57*10^-4*LN([.C724]/10000)+2.63*10^-6*LN([.C724]/10000)^2+6.75*10^-8*LN([.C724]/10000)^3)" office:value-type="float" office:value="47.2448810174469">
            <text:p>47.24</text:p>
          </table:table-cell>
          <table:table-cell table:style-name="ce7" table:formula="oooc:=-273.15+1/(3.354016*10^-3+2.56985*10^-4*LN([.C724]/10000)+2.620131*10^-6*LN([.C724]/10000)^2+6.383091*10^-8*LN([.C724]/10000)^3)" office:value-type="float" office:value="46.8323201055014">
            <text:p>46.8</text:p>
          </table:table-cell>
          <table:table-cell table:number-columns-repeated="251"/>
        </table:table-row>
        <table:table-row table:style-name="ro2">
          <table:table-cell table:formula="oooc:=[.A724]+1" office:value-type="float" office:value="724">
            <text:p>724</text:p>
          </table:table-cell>
          <table:table-cell table:formula="oooc:=[.A725]/1024*5" office:value-type="float" office:value="3.53515625">
            <text:p>3.54</text:p>
          </table:table-cell>
          <table:table-cell table:style-name="ce5" table:formula="oooc:=5*(9780/[.B725])-9780" office:value-type="float" office:value="4052.48618784531">
            <text:p>4052.49</text:p>
          </table:table-cell>
          <table:table-cell table:style-name="ce5" table:formula="oooc:=-273.15+1/(3.35*10^-3+2.57*10^-4*LN([.C725]/10000)+2.63*10^-6*LN([.C725]/10000)^2+6.75*10^-8*LN([.C725]/10000)^3)" office:value-type="float" office:value="47.3669730389128">
            <text:p>47.37</text:p>
          </table:table-cell>
          <table:table-cell table:style-name="ce7" table:formula="oooc:=-273.15+1/(3.354016*10^-3+2.56985*10^-4*LN([.C725]/10000)+2.620131*10^-6*LN([.C725]/10000)^2+6.383091*10^-8*LN([.C725]/10000)^3)" office:value-type="float" office:value="46.954094873745">
            <text:p>47.0</text:p>
          </table:table-cell>
          <table:table-cell table:number-columns-repeated="251"/>
        </table:table-row>
        <table:table-row table:style-name="ro2">
          <table:table-cell table:formula="oooc:=[.A725]+1" office:value-type="float" office:value="725">
            <text:p>725</text:p>
          </table:table-cell>
          <table:table-cell table:formula="oooc:=[.A726]/1024*5" office:value-type="float" office:value="3.5400390625">
            <text:p>3.54</text:p>
          </table:table-cell>
          <table:table-cell table:style-name="ce5" table:formula="oooc:=5*(9780/[.B726])-9780" office:value-type="float" office:value="4033.40689655172">
            <text:p>4033.41</text:p>
          </table:table-cell>
          <table:table-cell table:style-name="ce5" table:formula="oooc:=-273.15+1/(3.35*10^-3+2.57*10^-4*LN([.C726]/10000)+2.63*10^-6*LN([.C726]/10000)^2+6.75*10^-8*LN([.C726]/10000)^3)" office:value-type="float" office:value="47.4893857963605">
            <text:p>47.49</text:p>
          </table:table-cell>
          <table:table-cell table:style-name="ce7" table:formula="oooc:=-273.15+1/(3.354016*10^-3+2.56985*10^-4*LN([.C726]/10000)+2.620131*10^-6*LN([.C726]/10000)^2+6.383091*10^-8*LN([.C726]/10000)^3)" office:value-type="float" office:value="47.0761894216929">
            <text:p>47.1</text:p>
          </table:table-cell>
          <table:table-cell table:number-columns-repeated="251"/>
        </table:table-row>
        <table:table-row table:style-name="ro2">
          <table:table-cell table:formula="oooc:=[.A726]+1" office:value-type="float" office:value="726">
            <text:p>726</text:p>
          </table:table-cell>
          <table:table-cell table:formula="oooc:=[.A727]/1024*5" office:value-type="float" office:value="3.544921875">
            <text:p>3.54</text:p>
          </table:table-cell>
          <table:table-cell table:style-name="ce5" table:formula="oooc:=5*(9780/[.B727])-9780" office:value-type="float" office:value="4014.38016528926">
            <text:p>4014.38</text:p>
          </table:table-cell>
          <table:table-cell table:style-name="ce5" table:formula="oooc:=-273.15+1/(3.35*10^-3+2.57*10^-4*LN([.C727]/10000)+2.63*10^-6*LN([.C727]/10000)^2+6.75*10^-8*LN([.C727]/10000)^3)" office:value-type="float" office:value="47.6121219266601">
            <text:p>47.61</text:p>
          </table:table-cell>
          <table:table-cell table:style-name="ce7" table:formula="oooc:=-273.15+1/(3.354016*10^-3+2.56985*10^-4*LN([.C727]/10000)+2.620131*10^-6*LN([.C727]/10000)^2+6.383091*10^-8*LN([.C727]/10000)^3)" office:value-type="float" office:value="47.1986063781518">
            <text:p>47.2</text:p>
          </table:table-cell>
          <table:table-cell table:number-columns-repeated="251"/>
        </table:table-row>
        <table:table-row table:style-name="ro2">
          <table:table-cell table:formula="oooc:=[.A727]+1" office:value-type="float" office:value="727">
            <text:p>727</text:p>
          </table:table-cell>
          <table:table-cell table:formula="oooc:=[.A728]/1024*5" office:value-type="float" office:value="3.5498046875">
            <text:p>3.55</text:p>
          </table:table-cell>
          <table:table-cell table:style-name="ce5" table:formula="oooc:=5*(9780/[.B728])-9780" office:value-type="float" office:value="3995.40577716644">
            <text:p>3995.41</text:p>
          </table:table-cell>
          <table:table-cell table:style-name="ce5" table:formula="oooc:=-273.15+1/(3.35*10^-3+2.57*10^-4*LN([.C728]/10000)+2.63*10^-6*LN([.C728]/10000)^2+6.75*10^-8*LN([.C728]/10000)^3)" office:value-type="float" office:value="47.7351840932836">
            <text:p>47.74</text:p>
          </table:table-cell>
          <table:table-cell table:style-name="ce7" table:formula="oooc:=-273.15+1/(3.354016*10^-3+2.56985*10^-4*LN([.C728]/10000)+2.620131*10^-6*LN([.C728]/10000)^2+6.383091*10^-8*LN([.C728]/10000)^3)" office:value-type="float" office:value="47.3213483984446">
            <text:p>47.3</text:p>
          </table:table-cell>
          <table:table-cell table:number-columns-repeated="251"/>
        </table:table-row>
        <table:table-row table:style-name="ro2">
          <table:table-cell table:formula="oooc:=[.A728]+1" office:value-type="float" office:value="728">
            <text:p>728</text:p>
          </table:table-cell>
          <table:table-cell table:formula="oooc:=[.A729]/1024*5" office:value-type="float" office:value="3.5546875">
            <text:p>3.55</text:p>
          </table:table-cell>
          <table:table-cell table:style-name="ce5" table:formula="oooc:=5*(9780/[.B729])-9780" office:value-type="float" office:value="3976.48351648351">
            <text:p>3976.48</text:p>
          </table:table-cell>
          <table:table-cell table:style-name="ce5" table:formula="oooc:=-273.15+1/(3.35*10^-3+2.57*10^-4*LN([.C729]/10000)+2.63*10^-6*LN([.C729]/10000)^2+6.75*10^-8*LN([.C729]/10000)^3)" office:value-type="float" office:value="47.8585749866859">
            <text:p>47.86</text:p>
          </table:table-cell>
          <table:table-cell table:style-name="ce7" table:formula="oooc:=-273.15+1/(3.354016*10^-3+2.56985*10^-4*LN([.C729]/10000)+2.620131*10^-6*LN([.C729]/10000)^2+6.383091*10^-8*LN([.C729]/10000)^3)" office:value-type="float" office:value="47.4444181647893">
            <text:p>47.4</text:p>
          </table:table-cell>
          <table:table-cell table:number-columns-repeated="251"/>
        </table:table-row>
        <table:table-row table:style-name="ro2">
          <table:table-cell table:formula="oooc:=[.A729]+1" office:value-type="float" office:value="729">
            <text:p>729</text:p>
          </table:table-cell>
          <table:table-cell table:formula="oooc:=[.A730]/1024*5" office:value-type="float" office:value="3.5595703125">
            <text:p>3.56</text:p>
          </table:table-cell>
          <table:table-cell table:style-name="ce5" table:formula="oooc:=5*(9780/[.B730])-9780" office:value-type="float" office:value="3957.61316872428">
            <text:p>3957.61</text:p>
          </table:table-cell>
          <table:table-cell table:style-name="ce5" table:formula="oooc:=-273.15+1/(3.35*10^-3+2.57*10^-4*LN([.C730]/10000)+2.63*10^-6*LN([.C730]/10000)^2+6.75*10^-8*LN([.C730]/10000)^3)" office:value-type="float" office:value="47.9822973246906">
            <text:p>47.98</text:p>
          </table:table-cell>
          <table:table-cell table:style-name="ce7" table:formula="oooc:=-273.15+1/(3.354016*10^-3+2.56985*10^-4*LN([.C730]/10000)+2.620131*10^-6*LN([.C730]/10000)^2+6.383091*10^-8*LN([.C730]/10000)^3)" office:value-type="float" office:value="47.5678183866842">
            <text:p>47.6</text:p>
          </table:table-cell>
          <table:table-cell table:number-columns-repeated="251"/>
        </table:table-row>
        <table:table-row table:style-name="ro2">
          <table:table-cell table:formula="oooc:=[.A730]+1" office:value-type="float" office:value="730">
            <text:p>730</text:p>
          </table:table-cell>
          <table:table-cell table:formula="oooc:=[.A731]/1024*5" office:value-type="float" office:value="3.564453125">
            <text:p>3.56</text:p>
          </table:table-cell>
          <table:table-cell table:style-name="ce5" table:formula="oooc:=5*(9780/[.B731])-9780" office:value-type="float" office:value="3938.79452054794">
            <text:p>3938.79</text:p>
          </table:table-cell>
          <table:table-cell table:style-name="ce5" table:formula="oooc:=-273.15+1/(3.35*10^-3+2.57*10^-4*LN([.C731]/10000)+2.63*10^-6*LN([.C731]/10000)^2+6.75*10^-8*LN([.C731]/10000)^3)" office:value-type="float" office:value="48.1063538528844">
            <text:p>48.11</text:p>
          </table:table-cell>
          <table:table-cell table:style-name="ce7" table:formula="oooc:=-273.15+1/(3.354016*10^-3+2.56985*10^-4*LN([.C731]/10000)+2.620131*10^-6*LN([.C731]/10000)^2+6.383091*10^-8*LN([.C731]/10000)^3)" office:value-type="float" office:value="47.6915518013017">
            <text:p>47.7</text:p>
          </table:table-cell>
          <table:table-cell table:number-columns-repeated="251"/>
        </table:table-row>
        <table:table-row table:style-name="ro2">
          <table:table-cell table:formula="oooc:=[.A731]+1" office:value-type="float" office:value="731">
            <text:p>731</text:p>
          </table:table-cell>
          <table:table-cell table:formula="oooc:=[.A732]/1024*5" office:value-type="float" office:value="3.5693359375">
            <text:p>3.57</text:p>
          </table:table-cell>
          <table:table-cell table:style-name="ce5" table:formula="oooc:=5*(9780/[.B732])-9780" office:value-type="float" office:value="3920.02735978112">
            <text:p>3920.03</text:p>
          </table:table-cell>
          <table:table-cell table:style-name="ce5" table:formula="oooc:=-273.15+1/(3.35*10^-3+2.57*10^-4*LN([.C732]/10000)+2.63*10^-6*LN([.C732]/10000)^2+6.75*10^-8*LN([.C732]/10000)^3)" office:value-type="float" office:value="48.2307473450175">
            <text:p>48.23</text:p>
          </table:table-cell>
          <table:table-cell table:style-name="ce7" table:formula="oooc:=-273.15+1/(3.354016*10^-3+2.56985*10^-4*LN([.C732]/10000)+2.620131*10^-6*LN([.C732]/10000)^2+6.383091*10^-8*LN([.C732]/10000)^3)" office:value-type="float" office:value="47.8156211738851">
            <text:p>47.8</text:p>
          </table:table-cell>
          <table:table-cell table:number-columns-repeated="251"/>
        </table:table-row>
        <table:table-row table:style-name="ro2">
          <table:table-cell table:formula="oooc:=[.A732]+1" office:value-type="float" office:value="732">
            <text:p>732</text:p>
          </table:table-cell>
          <table:table-cell table:formula="oooc:=[.A733]/1024*5" office:value-type="float" office:value="3.57421875">
            <text:p>3.57</text:p>
          </table:table-cell>
          <table:table-cell table:style-name="ce5" table:formula="oooc:=5*(9780/[.B733])-9780" office:value-type="float" office:value="3901.31147540984">
            <text:p>3901.31</text:p>
          </table:table-cell>
          <table:table-cell table:style-name="ce5" table:formula="oooc:=-273.15+1/(3.35*10^-3+2.57*10^-4*LN([.C733]/10000)+2.63*10^-6*LN([.C733]/10000)^2+6.75*10^-8*LN([.C733]/10000)^3)" office:value-type="float" office:value="48.3554806034108">
            <text:p>48.36</text:p>
          </table:table-cell>
          <table:table-cell table:style-name="ce7" table:formula="oooc:=-273.15+1/(3.354016*10^-3+2.56985*10^-4*LN([.C733]/10000)+2.620131*10^-6*LN([.C733]/10000)^2+6.383091*10^-8*LN([.C733]/10000)^3)" office:value-type="float" office:value="47.9400292981572">
            <text:p>47.9</text:p>
          </table:table-cell>
          <table:table-cell table:number-columns-repeated="251"/>
        </table:table-row>
        <table:table-row table:style-name="ro2">
          <table:table-cell table:formula="oooc:=[.A733]+1" office:value-type="float" office:value="733">
            <text:p>733</text:p>
          </table:table-cell>
          <table:table-cell table:formula="oooc:=[.A734]/1024*5" office:value-type="float" office:value="3.5791015625">
            <text:p>3.58</text:p>
          </table:table-cell>
          <table:table-cell table:style-name="ce5" table:formula="oooc:=5*(9780/[.B734])-9780" office:value-type="float" office:value="3882.64665757162">
            <text:p>3882.65</text:p>
          </table:table-cell>
          <table:table-cell table:style-name="ce5" table:formula="oooc:=-273.15+1/(3.35*10^-3+2.57*10^-4*LN([.C734]/10000)+2.63*10^-6*LN([.C734]/10000)^2+6.75*10^-8*LN([.C734]/10000)^3)" office:value-type="float" office:value="48.4805564593711">
            <text:p>48.48</text:p>
          </table:table-cell>
          <table:table-cell table:style-name="ce7" table:formula="oooc:=-273.15+1/(3.354016*10^-3+2.56985*10^-4*LN([.C734]/10000)+2.620131*10^-6*LN([.C734]/10000)^2+6.383091*10^-8*LN([.C734]/10000)^3)" office:value-type="float" office:value="48.064778996732">
            <text:p>48.1</text:p>
          </table:table-cell>
          <table:table-cell table:number-columns-repeated="251"/>
        </table:table-row>
        <table:table-row table:style-name="ro2">
          <table:table-cell table:formula="oooc:=[.A734]+1" office:value-type="float" office:value="734">
            <text:p>734</text:p>
          </table:table-cell>
          <table:table-cell table:formula="oooc:=[.A735]/1024*5" office:value-type="float" office:value="3.583984375">
            <text:p>3.58</text:p>
          </table:table-cell>
          <table:table-cell table:style-name="ce5" table:formula="oooc:=5*(9780/[.B735])-9780" office:value-type="float" office:value="3864.03269754768">
            <text:p>3864.03</text:p>
          </table:table-cell>
          <table:table-cell table:style-name="ce5" table:formula="oooc:=-273.15+1/(3.35*10^-3+2.57*10^-4*LN([.C735]/10000)+2.63*10^-6*LN([.C735]/10000)^2+6.75*10^-8*LN([.C735]/10000)^3)" office:value-type="float" office:value="48.6059777736126">
            <text:p>48.61</text:p>
          </table:table-cell>
          <table:table-cell table:style-name="ce7" table:formula="oooc:=-273.15+1/(3.354016*10^-3+2.56985*10^-4*LN([.C735]/10000)+2.620131*10^-6*LN([.C735]/10000)^2+6.383091*10^-8*LN([.C735]/10000)^3)" office:value-type="float" office:value="48.1898731215357">
            <text:p>48.2</text:p>
          </table:table-cell>
          <table:table-cell table:number-columns-repeated="251"/>
        </table:table-row>
        <table:table-row table:style-name="ro2">
          <table:table-cell table:formula="oooc:=[.A735]+1" office:value-type="float" office:value="735">
            <text:p>735</text:p>
          </table:table-cell>
          <table:table-cell table:formula="oooc:=[.A736]/1024*5" office:value-type="float" office:value="3.5888671875">
            <text:p>3.59</text:p>
          </table:table-cell>
          <table:table-cell table:style-name="ce5" table:formula="oooc:=5*(9780/[.B736])-9780" office:value-type="float" office:value="3845.4693877551">
            <text:p>3845.47</text:p>
          </table:table-cell>
          <table:table-cell table:style-name="ce5" table:formula="oooc:=-273.15+1/(3.35*10^-3+2.57*10^-4*LN([.C736]/10000)+2.63*10^-6*LN([.C736]/10000)^2+6.75*10^-8*LN([.C736]/10000)^3)" office:value-type="float" office:value="48.7317474366869">
            <text:p>48.73</text:p>
          </table:table-cell>
          <table:table-cell table:style-name="ce7" table:formula="oooc:=-273.15+1/(3.354016*10^-3+2.56985*10^-4*LN([.C736]/10000)+2.620131*10^-6*LN([.C736]/10000)^2+6.383091*10^-8*LN([.C736]/10000)^3)" office:value-type="float" office:value="48.3153145542354">
            <text:p>48.3</text:p>
          </table:table-cell>
          <table:table-cell table:number-columns-repeated="251"/>
        </table:table-row>
        <table:table-row table:style-name="ro2">
          <table:table-cell table:formula="oooc:=[.A736]+1" office:value-type="float" office:value="736">
            <text:p>736</text:p>
          </table:table-cell>
          <table:table-cell table:formula="oooc:=[.A737]/1024*5" office:value-type="float" office:value="3.59375">
            <text:p>3.59</text:p>
          </table:table-cell>
          <table:table-cell table:style-name="ce5" table:formula="oooc:=5*(9780/[.B737])-9780" office:value-type="float" office:value="3826.95652173913">
            <text:p>3826.96</text:p>
          </table:table-cell>
          <table:table-cell table:style-name="ce5" table:formula="oooc:=-273.15+1/(3.35*10^-3+2.57*10^-4*LN([.C737]/10000)+2.63*10^-6*LN([.C737]/10000)^2+6.75*10^-8*LN([.C737]/10000)^3)" office:value-type="float" office:value="48.8578683694197">
            <text:p>48.86</text:p>
          </table:table-cell>
          <table:table-cell table:style-name="ce7" table:formula="oooc:=-273.15+1/(3.354016*10^-3+2.56985*10^-4*LN([.C737]/10000)+2.620131*10^-6*LN([.C737]/10000)^2+6.383091*10^-8*LN([.C737]/10000)^3)" office:value-type="float" office:value="48.4411062066739">
            <text:p>48.4</text:p>
          </table:table-cell>
          <table:table-cell table:number-columns-repeated="251"/>
        </table:table-row>
        <table:table-row table:style-name="ro2">
          <table:table-cell table:formula="oooc:=[.A737]+1" office:value-type="float" office:value="737">
            <text:p>737</text:p>
          </table:table-cell>
          <table:table-cell table:formula="oooc:=[.A738]/1024*5" office:value-type="float" office:value="3.5986328125">
            <text:p>3.6</text:p>
          </table:table-cell>
          <table:table-cell table:style-name="ce5" table:formula="oooc:=5*(9780/[.B738])-9780" office:value-type="float" office:value="3808.49389416553">
            <text:p>3808.49</text:p>
          </table:table-cell>
          <table:table-cell table:style-name="ce5" table:formula="oooc:=-273.15+1/(3.35*10^-3+2.57*10^-4*LN([.C738]/10000)+2.63*10^-6*LN([.C738]/10000)^2+6.75*10^-8*LN([.C738]/10000)^3)" office:value-type="float" office:value="48.9843435233562">
            <text:p>48.98</text:p>
          </table:table-cell>
          <table:table-cell table:style-name="ce7" table:formula="oooc:=-273.15+1/(3.354016*10^-3+2.56985*10^-4*LN([.C738]/10000)+2.620131*10^-6*LN([.C738]/10000)^2+6.383091*10^-8*LN([.C738]/10000)^3)" office:value-type="float" office:value="48.5672510213137">
            <text:p>48.6</text:p>
          </table:table-cell>
          <table:table-cell table:number-columns-repeated="251"/>
        </table:table-row>
        <table:table-row table:style-name="ro2">
          <table:table-cell table:formula="oooc:=[.A738]+1" office:value-type="float" office:value="738">
            <text:p>738</text:p>
          </table:table-cell>
          <table:table-cell table:formula="oooc:=[.A739]/1024*5" office:value-type="float" office:value="3.603515625">
            <text:p>3.6</text:p>
          </table:table-cell>
          <table:table-cell table:style-name="ce5" table:formula="oooc:=5*(9780/[.B739])-9780" office:value-type="float" office:value="3790.08130081301">
            <text:p>3790.08</text:p>
          </table:table-cell>
          <table:table-cell table:style-name="ce5" table:formula="oooc:=-273.15+1/(3.35*10^-3+2.57*10^-4*LN([.C739]/10000)+2.63*10^-6*LN([.C739]/10000)^2+6.75*10^-8*LN([.C739]/10000)^3)" office:value-type="float" office:value="49.1111758812136">
            <text:p>49.11</text:p>
          </table:table-cell>
          <table:table-cell table:style-name="ce7" table:formula="oooc:=-273.15+1/(3.354016*10^-3+2.56985*10^-4*LN([.C739]/10000)+2.620131*10^-6*LN([.C739]/10000)^2+6.383091*10^-8*LN([.C739]/10000)^3)" office:value-type="float" office:value="48.6937519716885">
            <text:p>48.7</text:p>
          </table:table-cell>
          <table:table-cell table:number-columns-repeated="251"/>
        </table:table-row>
        <table:table-row table:style-name="ro2">
          <table:table-cell table:formula="oooc:=[.A739]+1" office:value-type="float" office:value="739">
            <text:p>739</text:p>
          </table:table-cell>
          <table:table-cell table:formula="oooc:=[.A740]/1024*5" office:value-type="float" office:value="3.6083984375">
            <text:p>3.61</text:p>
          </table:table-cell>
          <table:table-cell table:style-name="ce5" table:formula="oooc:=5*(9780/[.B740])-9780" office:value-type="float" office:value="3771.71853856563">
            <text:p>3771.72</text:p>
          </table:table-cell>
          <table:table-cell table:style-name="ce5" table:formula="oooc:=-273.15+1/(3.35*10^-3+2.57*10^-4*LN([.C740]/10000)+2.63*10^-6*LN([.C740]/10000)^2+6.75*10^-8*LN([.C740]/10000)^3)" office:value-type="float" office:value="49.238368457343">
            <text:p>49.24</text:p>
          </table:table-cell>
          <table:table-cell table:style-name="ce7" table:formula="oooc:=-273.15+1/(3.354016*10^-3+2.56985*10^-4*LN([.C740]/10000)+2.620131*10^-6*LN([.C740]/10000)^2+6.383091*10^-8*LN([.C740]/10000)^3)" office:value-type="float" office:value="48.8206120628624">
            <text:p>48.8</text:p>
          </table:table-cell>
          <table:table-cell table:number-columns-repeated="251"/>
        </table:table-row>
        <table:table-row table:style-name="ro2">
          <table:table-cell table:formula="oooc:=[.A740]+1" office:value-type="float" office:value="740">
            <text:p>740</text:p>
          </table:table-cell>
          <table:table-cell table:formula="oooc:=[.A741]/1024*5" office:value-type="float" office:value="3.61328125">
            <text:p>3.61</text:p>
          </table:table-cell>
          <table:table-cell table:style-name="ce5" table:formula="oooc:=5*(9780/[.B741])-9780" office:value-type="float" office:value="3753.40540540541">
            <text:p>3753.41</text:p>
          </table:table-cell>
          <table:table-cell table:style-name="ce5" table:formula="oooc:=-273.15+1/(3.35*10^-3+2.57*10^-4*LN([.C741]/10000)+2.63*10^-6*LN([.C741]/10000)^2+6.75*10^-8*LN([.C741]/10000)^3)" office:value-type="float" office:value="49.3659242981977">
            <text:p>49.37</text:p>
          </table:table-cell>
          <table:table-cell table:style-name="ce7" table:formula="oooc:=-273.15+1/(3.354016*10^-3+2.56985*10^-4*LN([.C741]/10000)+2.620131*10^-6*LN([.C741]/10000)^2+6.383091*10^-8*LN([.C741]/10000)^3)" office:value-type="float" office:value="48.947834331898">
            <text:p>48.9</text:p>
          </table:table-cell>
          <table:table-cell table:number-columns-repeated="251"/>
        </table:table-row>
        <table:table-row table:style-name="ro2">
          <table:table-cell table:formula="oooc:=[.A741]+1" office:value-type="float" office:value="741">
            <text:p>741</text:p>
          </table:table-cell>
          <table:table-cell table:formula="oooc:=[.A742]/1024*5" office:value-type="float" office:value="3.6181640625">
            <text:p>3.62</text:p>
          </table:table-cell>
          <table:table-cell table:style-name="ce5" table:formula="oooc:=5*(9780/[.B742])-9780" office:value-type="float" office:value="3735.14170040486">
            <text:p>3735.14</text:p>
          </table:table-cell>
          <table:table-cell table:style-name="ce5" table:formula="oooc:=-273.15+1/(3.35*10^-3+2.57*10^-4*LN([.C742]/10000)+2.63*10^-6*LN([.C742]/10000)^2+6.75*10^-8*LN([.C742]/10000)^3)" office:value-type="float" office:value="49.493846482812">
            <text:p>49.49</text:p>
          </table:table-cell>
          <table:table-cell table:style-name="ce7" table:formula="oooc:=-273.15+1/(3.354016*10^-3+2.56985*10^-4*LN([.C742]/10000)+2.620131*10^-6*LN([.C742]/10000)^2+6.383091*10^-8*LN([.C742]/10000)^3)" office:value-type="float" office:value="49.0754218483328">
            <text:p>49.1</text:p>
          </table:table-cell>
          <table:table-cell table:number-columns-repeated="251"/>
        </table:table-row>
        <table:table-row table:style-name="ro2">
          <table:table-cell table:formula="oooc:=[.A742]+1" office:value-type="float" office:value="742">
            <text:p>742</text:p>
          </table:table-cell>
          <table:table-cell table:formula="oooc:=[.A743]/1024*5" office:value-type="float" office:value="3.623046875">
            <text:p>3.62</text:p>
          </table:table-cell>
          <table:table-cell table:style-name="ce5" table:formula="oooc:=5*(9780/[.B743])-9780" office:value-type="float" office:value="3716.92722371968">
            <text:p>3716.93</text:p>
          </table:table-cell>
          <table:table-cell table:style-name="ce5" table:formula="oooc:=-273.15+1/(3.35*10^-3+2.57*10^-4*LN([.C743]/10000)+2.63*10^-6*LN([.C743]/10000)^2+6.75*10^-8*LN([.C743]/10000)^3)" office:value-type="float" office:value="49.6221381232874">
            <text:p>49.62</text:p>
          </table:table-cell>
          <table:table-cell table:style-name="ce7" table:formula="oooc:=-273.15+1/(3.354016*10^-3+2.56985*10^-4*LN([.C743]/10000)+2.620131*10^-6*LN([.C743]/10000)^2+6.383091*10^-8*LN([.C743]/10000)^3)" office:value-type="float" office:value="49.2033777146636">
            <text:p>49.2</text:p>
          </table:table-cell>
          <table:table-cell table:number-columns-repeated="251"/>
        </table:table-row>
        <table:table-row table:style-name="ro2">
          <table:table-cell table:formula="oooc:=[.A743]+1" office:value-type="float" office:value="743">
            <text:p>743</text:p>
          </table:table-cell>
          <table:table-cell table:formula="oooc:=[.A744]/1024*5" office:value-type="float" office:value="3.6279296875">
            <text:p>3.63</text:p>
          </table:table-cell>
          <table:table-cell table:style-name="ce5" table:formula="oooc:=5*(9780/[.B744])-9780" office:value-type="float" office:value="3698.76177658143">
            <text:p>3698.76</text:p>
          </table:table-cell>
          <table:table-cell table:style-name="ce5" table:formula="oooc:=-273.15+1/(3.35*10^-3+2.57*10^-4*LN([.C744]/10000)+2.63*10^-6*LN([.C744]/10000)^2+6.75*10^-8*LN([.C744]/10000)^3)" office:value-type="float" office:value="49.7508023652885">
            <text:p>49.75</text:p>
          </table:table-cell>
          <table:table-cell table:style-name="ce7" table:formula="oooc:=-273.15+1/(3.354016*10^-3+2.56985*10^-4*LN([.C744]/10000)+2.620131*10^-6*LN([.C744]/10000)^2+6.383091*10^-8*LN([.C744]/10000)^3)" office:value-type="float" office:value="49.3317050668415">
            <text:p>49.3</text:p>
          </table:table-cell>
          <table:table-cell table:number-columns-repeated="251"/>
        </table:table-row>
        <table:table-row table:style-name="ro2">
          <table:table-cell table:formula="oooc:=[.A744]+1" office:value-type="float" office:value="744">
            <text:p>744</text:p>
          </table:table-cell>
          <table:table-cell table:formula="oooc:=[.A745]/1024*5" office:value-type="float" office:value="3.6328125">
            <text:p>3.63</text:p>
          </table:table-cell>
          <table:table-cell table:style-name="ce5" table:formula="oooc:=5*(9780/[.B745])-9780" office:value-type="float" office:value="3680.64516129032">
            <text:p>3680.65</text:p>
          </table:table-cell>
          <table:table-cell table:style-name="ce5" table:formula="oooc:=-273.15+1/(3.35*10^-3+2.57*10^-4*LN([.C745]/10000)+2.63*10^-6*LN([.C745]/10000)^2+6.75*10^-8*LN([.C745]/10000)^3)" office:value-type="float" office:value="49.8798423885472">
            <text:p>49.88</text:p>
          </table:table-cell>
          <table:table-cell table:style-name="ce7" table:formula="oooc:=-273.15+1/(3.354016*10^-3+2.56985*10^-4*LN([.C745]/10000)+2.620131*10^-6*LN([.C745]/10000)^2+6.383091*10^-8*LN([.C745]/10000)^3)" office:value-type="float" office:value="49.4604070747736">
            <text:p>49.5</text:p>
          </table:table-cell>
          <table:table-cell table:number-columns-repeated="251"/>
        </table:table-row>
        <table:table-row table:style-name="ro2">
          <table:table-cell table:formula="oooc:=[.A745]+1" office:value-type="float" office:value="745">
            <text:p>745</text:p>
          </table:table-cell>
          <table:table-cell table:formula="oooc:=[.A746]/1024*5" office:value-type="float" office:value="3.6376953125">
            <text:p>3.64</text:p>
          </table:table-cell>
          <table:table-cell table:style-name="ce5" table:formula="oooc:=5*(9780/[.B746])-9780" office:value-type="float" office:value="3662.57718120805">
            <text:p>3662.58</text:p>
          </table:table-cell>
          <table:table-cell table:style-name="ce5" table:formula="oooc:=-273.15+1/(3.35*10^-3+2.57*10^-4*LN([.C746]/10000)+2.63*10^-6*LN([.C746]/10000)^2+6.75*10^-8*LN([.C746]/10000)^3)" office:value-type="float" office:value="50.0092614073767">
            <text:p>50.01</text:p>
          </table:table-cell>
          <table:table-cell table:style-name="ce7" table:formula="oooc:=-273.15+1/(3.354016*10^-3+2.56985*10^-4*LN([.C746]/10000)+2.620131*10^-6*LN([.C746]/10000)^2+6.383091*10^-8*LN([.C746]/10000)^3)" office:value-type="float" office:value="49.5894869428358">
            <text:p>49.6</text:p>
          </table:table-cell>
          <table:table-cell table:number-columns-repeated="251"/>
        </table:table-row>
        <table:table-row table:style-name="ro2">
          <table:table-cell table:formula="oooc:=[.A746]+1" office:value-type="float" office:value="746">
            <text:p>746</text:p>
          </table:table-cell>
          <table:table-cell table:formula="oooc:=[.A747]/1024*5" office:value-type="float" office:value="3.642578125">
            <text:p>3.64</text:p>
          </table:table-cell>
          <table:table-cell table:style-name="ce5" table:formula="oooc:=5*(9780/[.B747])-9780" office:value-type="float" office:value="3644.55764075067">
            <text:p>3644.56</text:p>
          </table:table-cell>
          <table:table-cell table:style-name="ce5" table:formula="oooc:=-273.15+1/(3.35*10^-3+2.57*10^-4*LN([.C747]/10000)+2.63*10^-6*LN([.C747]/10000)^2+6.75*10^-8*LN([.C747]/10000)^3)" office:value-type="float" office:value="50.1390626711951">
            <text:p>50.14</text:p>
          </table:table-cell>
          <table:table-cell table:style-name="ce7" table:formula="oooc:=-273.15+1/(3.354016*10^-3+2.56985*10^-4*LN([.C747]/10000)+2.620131*10^-6*LN([.C747]/10000)^2+6.383091*10^-8*LN([.C747]/10000)^3)" office:value-type="float" office:value="49.7189479103946">
            <text:p>49.7</text:p>
          </table:table-cell>
          <table:table-cell table:number-columns-repeated="251"/>
        </table:table-row>
        <table:table-row table:style-name="ro2">
          <table:table-cell table:formula="oooc:=[.A747]+1" office:value-type="float" office:value="747">
            <text:p>747</text:p>
          </table:table-cell>
          <table:table-cell table:formula="oooc:=[.A748]/1024*5" office:value-type="float" office:value="3.6474609375">
            <text:p>3.65</text:p>
          </table:table-cell>
          <table:table-cell table:style-name="ce5" table:formula="oooc:=5*(9780/[.B748])-9780" office:value-type="float" office:value="3626.58634538153">
            <text:p>3626.59</text:p>
          </table:table-cell>
          <table:table-cell table:style-name="ce5" table:formula="oooc:=-273.15+1/(3.35*10^-3+2.57*10^-4*LN([.C748]/10000)+2.63*10^-6*LN([.C748]/10000)^2+6.75*10^-8*LN([.C748]/10000)^3)" office:value-type="float" office:value="50.2692494650581">
            <text:p>50.27</text:p>
          </table:table-cell>
          <table:table-cell table:style-name="ce7" table:formula="oooc:=-273.15+1/(3.354016*10^-3+2.56985*10^-4*LN([.C748]/10000)+2.620131*10^-6*LN([.C748]/10000)^2+6.383091*10^-8*LN([.C748]/10000)^3)" office:value-type="float" office:value="49.8487932523375">
            <text:p>49.8</text:p>
          </table:table-cell>
          <table:table-cell table:number-columns-repeated="251"/>
        </table:table-row>
        <table:table-row table:style-name="ro2">
          <table:table-cell table:formula="oooc:=[.A748]+1" office:value-type="float" office:value="748">
            <text:p>748</text:p>
          </table:table-cell>
          <table:table-cell table:formula="oooc:=[.A749]/1024*5" office:value-type="float" office:value="3.65234375">
            <text:p>3.65</text:p>
          </table:table-cell>
          <table:table-cell table:style-name="ce5" table:formula="oooc:=5*(9780/[.B749])-9780" office:value-type="float" office:value="3608.66310160428">
            <text:p>3608.66</text:p>
          </table:table-cell>
          <table:table-cell table:style-name="ce5" table:formula="oooc:=-273.15+1/(3.35*10^-3+2.57*10^-4*LN([.C749]/10000)+2.63*10^-6*LN([.C749]/10000)^2+6.75*10^-8*LN([.C749]/10000)^3)" office:value-type="float" office:value="50.3998251102023">
            <text:p>50.4</text:p>
          </table:table-cell>
          <table:table-cell table:style-name="ce7" table:formula="oooc:=-273.15+1/(3.354016*10^-3+2.56985*10^-4*LN([.C749]/10000)+2.620131*10^-6*LN([.C749]/10000)^2+6.383091*10^-8*LN([.C749]/10000)^3)" office:value-type="float" office:value="49.9790262796154">
            <text:p>50.0</text:p>
          </table:table-cell>
          <table:table-cell table:number-columns-repeated="251"/>
        </table:table-row>
        <table:table-row table:style-name="ro2">
          <table:table-cell table:formula="oooc:=[.A749]+1" office:value-type="float" office:value="749">
            <text:p>749</text:p>
          </table:table-cell>
          <table:table-cell table:formula="oooc:=[.A750]/1024*5" office:value-type="float" office:value="3.6572265625">
            <text:p>3.66</text:p>
          </table:table-cell>
          <table:table-cell table:style-name="ce5" table:formula="oooc:=5*(9780/[.B750])-9780" office:value-type="float" office:value="3590.78771695594">
            <text:p>3590.79</text:p>
          </table:table-cell>
          <table:table-cell table:style-name="ce5" table:formula="oooc:=-273.15+1/(3.35*10^-3+2.57*10^-4*LN([.C750]/10000)+2.63*10^-6*LN([.C750]/10000)^2+6.75*10^-8*LN([.C750]/10000)^3)" office:value-type="float" office:value="50.5307929645983">
            <text:p>50.53</text:p>
          </table:table-cell>
          <table:table-cell table:style-name="ce7" table:formula="oooc:=-273.15+1/(3.354016*10^-3+2.56985*10^-4*LN([.C750]/10000)+2.620131*10^-6*LN([.C750]/10000)^2+6.383091*10^-8*LN([.C750]/10000)^3)" office:value-type="float" office:value="50.1096503397925">
            <text:p>50.1</text:p>
          </table:table-cell>
          <table:table-cell table:number-columns-repeated="251"/>
        </table:table-row>
        <table:table-row table:style-name="ro2">
          <table:table-cell table:formula="oooc:=[.A750]+1" office:value-type="float" office:value="750">
            <text:p>750</text:p>
          </table:table-cell>
          <table:table-cell table:formula="oooc:=[.A751]/1024*5" office:value-type="float" office:value="3.662109375">
            <text:p>3.66</text:p>
          </table:table-cell>
          <table:table-cell table:style-name="ce5" table:formula="oooc:=5*(9780/[.B751])-9780" office:value-type="float" office:value="3572.96">
            <text:p>3572.96</text:p>
          </table:table-cell>
          <table:table-cell table:style-name="ce5" table:formula="oooc:=-273.15+1/(3.35*10^-3+2.57*10^-4*LN([.C751]/10000)+2.63*10^-6*LN([.C751]/10000)^2+6.75*10^-8*LN([.C751]/10000)^3)" office:value-type="float" office:value="50.6621564235138">
            <text:p>50.66</text:p>
          </table:table-cell>
          <table:table-cell table:style-name="ce7" table:formula="oooc:=-273.15+1/(3.354016*10^-3+2.56985*10^-4*LN([.C751]/10000)+2.620131*10^-6*LN([.C751]/10000)^2+6.383091*10^-8*LN([.C751]/10000)^3)" office:value-type="float" office:value="50.2406688176092">
            <text:p>50.2</text:p>
          </table:table-cell>
          <table:table-cell table:number-columns-repeated="251"/>
        </table:table-row>
        <table:table-row table:style-name="ro2">
          <table:table-cell table:formula="oooc:=[.A751]+1" office:value-type="float" office:value="751">
            <text:p>751</text:p>
          </table:table-cell>
          <table:table-cell table:formula="oooc:=[.A752]/1024*5" office:value-type="float" office:value="3.6669921875">
            <text:p>3.67</text:p>
          </table:table-cell>
          <table:table-cell table:style-name="ce5" table:formula="oooc:=5*(9780/[.B752])-9780" office:value-type="float" office:value="3555.17976031957">
            <text:p>3555.18</text:p>
          </table:table-cell>
          <table:table-cell table:style-name="ce5" table:formula="oooc:=-273.15+1/(3.35*10^-3+2.57*10^-4*LN([.C752]/10000)+2.63*10^-6*LN([.C752]/10000)^2+6.75*10^-8*LN([.C752]/10000)^3)" office:value-type="float" office:value="50.7939189200885">
            <text:p>50.79</text:p>
          </table:table-cell>
          <table:table-cell table:style-name="ce7" table:formula="oooc:=-273.15+1/(3.354016*10^-3+2.56985*10^-4*LN([.C752]/10000)+2.620131*10^-6*LN([.C752]/10000)^2+6.383091*10^-8*LN([.C752]/10000)^3)" office:value-type="float" office:value="50.3720851355532">
            <text:p>50.4</text:p>
          </table:table-cell>
          <table:table-cell table:number-columns-repeated="251"/>
        </table:table-row>
        <table:table-row table:style-name="ro2">
          <table:table-cell table:formula="oooc:=[.A752]+1" office:value-type="float" office:value="752">
            <text:p>752</text:p>
          </table:table-cell>
          <table:table-cell table:formula="oooc:=[.A753]/1024*5" office:value-type="float" office:value="3.671875">
            <text:p>3.67</text:p>
          </table:table-cell>
          <table:table-cell table:style-name="ce5" table:formula="oooc:=5*(9780/[.B753])-9780" office:value-type="float" office:value="3537.44680851064">
            <text:p>3537.45</text:p>
          </table:table-cell>
          <table:table-cell table:style-name="ce5" table:formula="oooc:=-273.15+1/(3.35*10^-3+2.57*10^-4*LN([.C753]/10000)+2.63*10^-6*LN([.C753]/10000)^2+6.75*10^-8*LN([.C753]/10000)^3)" office:value-type="float" office:value="50.926083925918">
            <text:p>50.93</text:p>
          </table:table-cell>
          <table:table-cell table:style-name="ce7" table:formula="oooc:=-273.15+1/(3.354016*10^-3+2.56985*10^-4*LN([.C753]/10000)+2.620131*10^-6*LN([.C753]/10000)^2+6.383091*10^-8*LN([.C753]/10000)^3)" office:value-type="float" office:value="50.5039027544431">
            <text:p>50.5</text:p>
          </table:table-cell>
          <table:table-cell table:number-columns-repeated="251"/>
        </table:table-row>
        <table:table-row table:style-name="ro2">
          <table:table-cell table:formula="oooc:=[.A753]+1" office:value-type="float" office:value="753">
            <text:p>753</text:p>
          </table:table-cell>
          <table:table-cell table:formula="oooc:=[.A754]/1024*5" office:value-type="float" office:value="3.6767578125">
            <text:p>3.68</text:p>
          </table:table-cell>
          <table:table-cell table:style-name="ce5" table:formula="oooc:=5*(9780/[.B754])-9780" office:value-type="float" office:value="3519.7609561753">
            <text:p>3519.76</text:p>
          </table:table-cell>
          <table:table-cell table:style-name="ce5" table:formula="oooc:=-273.15+1/(3.35*10^-3+2.57*10^-4*LN([.C754]/10000)+2.63*10^-6*LN([.C754]/10000)^2+6.75*10^-8*LN([.C754]/10000)^3)" office:value-type="float" office:value="51.0586549516508">
            <text:p>51.06</text:p>
          </table:table-cell>
          <table:table-cell table:style-name="ce7" table:formula="oooc:=-273.15+1/(3.354016*10^-3+2.56985*10^-4*LN([.C754]/10000)+2.620131*10^-6*LN([.C754]/10000)^2+6.383091*10^-8*LN([.C754]/10000)^3)" office:value-type="float" office:value="50.6361251740226">
            <text:p>50.6</text:p>
          </table:table-cell>
          <table:table-cell table:number-columns-repeated="251"/>
        </table:table-row>
        <table:table-row table:style-name="ro2">
          <table:table-cell table:formula="oooc:=[.A754]+1" office:value-type="float" office:value="754">
            <text:p>754</text:p>
          </table:table-cell>
          <table:table-cell table:formula="oooc:=[.A755]/1024*5" office:value-type="float" office:value="3.681640625">
            <text:p>3.68</text:p>
          </table:table-cell>
          <table:table-cell table:style-name="ce5" table:formula="oooc:=5*(9780/[.B755])-9780" office:value-type="float" office:value="3502.12201591512">
            <text:p>3502.12</text:p>
          </table:table-cell>
          <table:table-cell table:style-name="ce5" table:formula="oooc:=-273.15+1/(3.35*10^-3+2.57*10^-4*LN([.C755]/10000)+2.63*10^-6*LN([.C755]/10000)^2+6.75*10^-8*LN([.C755]/10000)^3)" office:value-type="float" office:value="51.1916355475951">
            <text:p>51.19</text:p>
          </table:table-cell>
          <table:table-cell table:style-name="ce7" table:formula="oooc:=-273.15+1/(3.354016*10^-3+2.56985*10^-4*LN([.C755]/10000)+2.620131*10^-6*LN([.C755]/10000)^2+6.383091*10^-8*LN([.C755]/10000)^3)" office:value-type="float" office:value="50.7687559335648">
            <text:p>50.8</text:p>
          </table:table-cell>
          <table:table-cell table:number-columns-repeated="251"/>
        </table:table-row>
        <table:table-row table:style-name="ro2">
          <table:table-cell table:formula="oooc:=[.A755]+1" office:value-type="float" office:value="755">
            <text:p>755</text:p>
          </table:table-cell>
          <table:table-cell table:formula="oooc:=[.A756]/1024*5" office:value-type="float" office:value="3.6865234375">
            <text:p>3.69</text:p>
          </table:table-cell>
          <table:table-cell table:style-name="ce5" table:formula="oooc:=5*(9780/[.B756])-9780" office:value-type="float" office:value="3484.5298013245">
            <text:p>3484.53</text:p>
          </table:table-cell>
          <table:table-cell table:style-name="ce5" table:formula="oooc:=-273.15+1/(3.35*10^-3+2.57*10^-4*LN([.C756]/10000)+2.63*10^-6*LN([.C756]/10000)^2+6.75*10^-8*LN([.C756]/10000)^3)" office:value-type="float" office:value="51.325029304338">
            <text:p>51.33</text:p>
          </table:table-cell>
          <table:table-cell table:style-name="ce7" table:formula="oooc:=-273.15+1/(3.354016*10^-3+2.56985*10^-4*LN([.C756]/10000)+2.620131*10^-6*LN([.C756]/10000)^2+6.383091*10^-8*LN([.C756]/10000)^3)" office:value-type="float" office:value="50.9017986124901">
            <text:p>50.9</text:p>
          </table:table-cell>
          <table:table-cell table:number-columns-repeated="251"/>
        </table:table-row>
        <table:table-row table:style-name="ro2">
          <table:table-cell table:formula="oooc:=[.A756]+1" office:value-type="float" office:value="756">
            <text:p>756</text:p>
          </table:table-cell>
          <table:table-cell table:formula="oooc:=[.A757]/1024*5" office:value-type="float" office:value="3.69140625">
            <text:p>3.69</text:p>
          </table:table-cell>
          <table:table-cell table:style-name="ce5" table:formula="oooc:=5*(9780/[.B757])-9780" office:value-type="float" office:value="3466.98412698413">
            <text:p>3466.98</text:p>
          </table:table-cell>
          <table:table-cell table:style-name="ce5" table:formula="oooc:=-273.15+1/(3.35*10^-3+2.57*10^-4*LN([.C757]/10000)+2.63*10^-6*LN([.C757]/10000)^2+6.75*10^-8*LN([.C757]/10000)^3)" office:value-type="float" office:value="51.4588398533762">
            <text:p>51.46</text:p>
          </table:table-cell>
          <table:table-cell table:style-name="ce7" table:formula="oooc:=-273.15+1/(3.354016*10^-3+2.56985*10^-4*LN([.C757]/10000)+2.620131*10^-6*LN([.C757]/10000)^2+6.383091*10^-8*LN([.C757]/10000)^3)" office:value-type="float" office:value="51.0352568309948">
            <text:p>51.0</text:p>
          </table:table-cell>
          <table:table-cell table:number-columns-repeated="251"/>
        </table:table-row>
        <table:table-row table:style-name="ro2">
          <table:table-cell table:formula="oooc:=[.A757]+1" office:value-type="float" office:value="757">
            <text:p>757</text:p>
          </table:table-cell>
          <table:table-cell table:formula="oooc:=[.A758]/1024*5" office:value-type="float" office:value="3.6962890625">
            <text:p>3.7</text:p>
          </table:table-cell>
          <table:table-cell table:style-name="ce5" table:formula="oooc:=5*(9780/[.B758])-9780" office:value-type="float" office:value="3449.48480845443">
            <text:p>3449.48</text:p>
          </table:table-cell>
          <table:table-cell table:style-name="ce5" table:formula="oooc:=-273.15+1/(3.35*10^-3+2.57*10^-4*LN([.C758]/10000)+2.63*10^-6*LN([.C758]/10000)^2+6.75*10^-8*LN([.C758]/10000)^3)" office:value-type="float" office:value="51.5930708677593">
            <text:p>51.59</text:p>
          </table:table-cell>
          <table:table-cell table:style-name="ce7" table:formula="oooc:=-273.15+1/(3.354016*10^-3+2.56985*10^-4*LN([.C758]/10000)+2.620131*10^-6*LN([.C758]/10000)^2+6.383091*10^-8*LN([.C758]/10000)^3)" office:value-type="float" office:value="51.1691342506912">
            <text:p>51.2</text:p>
          </table:table-cell>
          <table:table-cell table:number-columns-repeated="251"/>
        </table:table-row>
        <table:table-row table:style-name="ro2">
          <table:table-cell table:formula="oooc:=[.A758]+1" office:value-type="float" office:value="758">
            <text:p>758</text:p>
          </table:table-cell>
          <table:table-cell table:formula="oooc:=[.A759]/1024*5" office:value-type="float" office:value="3.701171875">
            <text:p>3.7</text:p>
          </table:table-cell>
          <table:table-cell table:style-name="ce5" table:formula="oooc:=5*(9780/[.B759])-9780" office:value-type="float" office:value="3432.03166226913">
            <text:p>3432.03</text:p>
          </table:table-cell>
          <table:table-cell table:style-name="ce5" table:formula="oooc:=-273.15+1/(3.35*10^-3+2.57*10^-4*LN([.C759]/10000)+2.63*10^-6*LN([.C759]/10000)^2+6.75*10^-8*LN([.C759]/10000)^3)" office:value-type="float" office:value="51.7277260627445">
            <text:p>51.73</text:p>
          </table:table-cell>
          <table:table-cell table:style-name="ce7" table:formula="oooc:=-273.15+1/(3.354016*10^-3+2.56985*10^-4*LN([.C759]/10000)+2.620131*10^-6*LN([.C759]/10000)^2+6.383091*10^-8*LN([.C759]/10000)^3)" office:value-type="float" office:value="51.3034345752617">
            <text:p>51.3</text:p>
          </table:table-cell>
          <table:table-cell table:number-columns-repeated="251"/>
        </table:table-row>
        <table:table-row table:style-name="ro2">
          <table:table-cell table:formula="oooc:=[.A759]+1" office:value-type="float" office:value="759">
            <text:p>759</text:p>
          </table:table-cell>
          <table:table-cell table:formula="oooc:=[.A760]/1024*5" office:value-type="float" office:value="3.7060546875">
            <text:p>3.71</text:p>
          </table:table-cell>
          <table:table-cell table:style-name="ce5" table:formula="oooc:=5*(9780/[.B760])-9780" office:value-type="float" office:value="3414.62450592886">
            <text:p>3414.62</text:p>
          </table:table-cell>
          <table:table-cell table:style-name="ce5" table:formula="oooc:=-273.15+1/(3.35*10^-3+2.57*10^-4*LN([.C760]/10000)+2.63*10^-6*LN([.C760]/10000)^2+6.75*10^-8*LN([.C760]/10000)^3)" office:value-type="float" office:value="51.8628091964661">
            <text:p>51.86</text:p>
          </table:table-cell>
          <table:table-cell table:style-name="ce7" table:formula="oooc:=-273.15+1/(3.354016*10^-3+2.56985*10^-4*LN([.C760]/10000)+2.620131*10^-6*LN([.C760]/10000)^2+6.383091*10^-8*LN([.C760]/10000)^3)" office:value-type="float" office:value="51.4381615511239">
            <text:p>51.4</text:p>
          </table:table-cell>
          <table:table-cell table:number-columns-repeated="251"/>
        </table:table-row>
        <table:table-row table:style-name="ro2">
          <table:table-cell table:formula="oooc:=[.A760]+1" office:value-type="float" office:value="760">
            <text:p>760</text:p>
          </table:table-cell>
          <table:table-cell table:formula="oooc:=[.A761]/1024*5" office:value-type="float" office:value="3.7109375">
            <text:p>3.71</text:p>
          </table:table-cell>
          <table:table-cell table:style-name="ce5" table:formula="oooc:=5*(9780/[.B761])-9780" office:value-type="float" office:value="3397.26315789474">
            <text:p>3397.26</text:p>
          </table:table-cell>
          <table:table-cell table:style-name="ce5" table:formula="oooc:=-273.15+1/(3.35*10^-3+2.57*10^-4*LN([.C761]/10000)+2.63*10^-6*LN([.C761]/10000)^2+6.75*10^-8*LN([.C761]/10000)^3)" office:value-type="float" office:value="51.998324070615">
            <text:p>52</text:p>
          </table:table-cell>
          <table:table-cell table:style-name="ce7" table:formula="oooc:=-273.15+1/(3.354016*10^-3+2.56985*10^-4*LN([.C761]/10000)+2.620131*10^-6*LN([.C761]/10000)^2+6.383091*10^-8*LN([.C761]/10000)^3)" office:value-type="float" office:value="51.5733189681102">
            <text:p>51.6</text:p>
          </table:table-cell>
          <table:table-cell table:number-columns-repeated="251"/>
        </table:table-row>
        <table:table-row table:style-name="ro2">
          <table:table-cell table:formula="oooc:=[.A761]+1" office:value-type="float" office:value="761">
            <text:p>761</text:p>
          </table:table-cell>
          <table:table-cell table:formula="oooc:=[.A762]/1024*5" office:value-type="float" office:value="3.7158203125">
            <text:p>3.72</text:p>
          </table:table-cell>
          <table:table-cell table:style-name="ce5" table:formula="oooc:=5*(9780/[.B762])-9780" office:value-type="float" office:value="3379.94743758213">
            <text:p>3379.95</text:p>
          </table:table-cell>
          <table:table-cell table:style-name="ce5" table:formula="oooc:=-273.15+1/(3.35*10^-3+2.57*10^-4*LN([.C762]/10000)+2.63*10^-6*LN([.C762]/10000)^2+6.75*10^-8*LN([.C762]/10000)^3)" office:value-type="float" office:value="52.1342745311343">
            <text:p>52.13</text:p>
          </table:table-cell>
          <table:table-cell table:style-name="ce7" table:formula="oooc:=-273.15+1/(3.354016*10^-3+2.56985*10^-4*LN([.C762]/10000)+2.620131*10^-6*LN([.C762]/10000)^2+6.383091*10^-8*LN([.C762]/10000)^3)" office:value-type="float" office:value="51.7089106601591">
            <text:p>51.7</text:p>
          </table:table-cell>
          <table:table-cell table:number-columns-repeated="251"/>
        </table:table-row>
        <table:table-row table:style-name="ro2">
          <table:table-cell table:formula="oooc:=[.A762]+1" office:value-type="float" office:value="762">
            <text:p>762</text:p>
          </table:table-cell>
          <table:table-cell table:formula="oooc:=[.A763]/1024*5" office:value-type="float" office:value="3.720703125">
            <text:p>3.72</text:p>
          </table:table-cell>
          <table:table-cell table:style-name="ce5" table:formula="oooc:=5*(9780/[.B763])-9780" office:value-type="float" office:value="3362.67716535433">
            <text:p>3362.68</text:p>
          </table:table-cell>
          <table:table-cell table:style-name="ce5" table:formula="oooc:=-273.15+1/(3.35*10^-3+2.57*10^-4*LN([.C763]/10000)+2.63*10^-6*LN([.C763]/10000)^2+6.75*10^-8*LN([.C763]/10000)^3)" office:value-type="float" office:value="52.2706644689271">
            <text:p>52.27</text:p>
          </table:table-cell>
          <table:table-cell table:style-name="ce7" table:formula="oooc:=-273.15+1/(3.354016*10^-3+2.56985*10^-4*LN([.C763]/10000)+2.620131*10^-6*LN([.C763]/10000)^2+6.383091*10^-8*LN([.C763]/10000)^3)" office:value-type="float" office:value="51.8449405060216">
            <text:p>51.8</text:p>
          </table:table-cell>
          <table:table-cell table:number-columns-repeated="251"/>
        </table:table-row>
        <table:table-row table:style-name="ro2">
          <table:table-cell table:formula="oooc:=[.A763]+1" office:value-type="float" office:value="763">
            <text:p>763</text:p>
          </table:table-cell>
          <table:table-cell table:formula="oooc:=[.A764]/1024*5" office:value-type="float" office:value="3.7255859375">
            <text:p>3.73</text:p>
          </table:table-cell>
          <table:table-cell table:style-name="ce5" table:formula="oooc:=5*(9780/[.B764])-9780" office:value-type="float" office:value="3345.45216251638">
            <text:p>3345.45</text:p>
          </table:table-cell>
          <table:table-cell table:style-name="ce5" table:formula="oooc:=-273.15+1/(3.35*10^-3+2.57*10^-4*LN([.C764]/10000)+2.63*10^-6*LN([.C764]/10000)^2+6.75*10^-8*LN([.C764]/10000)^3)" office:value-type="float" office:value="52.4074978205784">
            <text:p>52.41</text:p>
          </table:table-cell>
          <table:table-cell table:style-name="ce7" table:formula="oooc:=-273.15+1/(3.354016*10^-3+2.56985*10^-4*LN([.C764]/10000)+2.620131*10^-6*LN([.C764]/10000)^2+6.383091*10^-8*LN([.C764]/10000)^3)" office:value-type="float" office:value="51.9814124299803">
            <text:p>52.0</text:p>
          </table:table-cell>
          <table:table-cell table:number-columns-repeated="251"/>
        </table:table-row>
        <table:table-row table:style-name="ro2">
          <table:table-cell table:formula="oooc:=[.A764]+1" office:value-type="float" office:value="764">
            <text:p>764</text:p>
          </table:table-cell>
          <table:table-cell table:formula="oooc:=[.A765]/1024*5" office:value-type="float" office:value="3.73046875">
            <text:p>3.73</text:p>
          </table:table-cell>
          <table:table-cell table:style-name="ce5" table:formula="oooc:=5*(9780/[.B765])-9780" office:value-type="float" office:value="3328.2722513089">
            <text:p>3328.27</text:p>
          </table:table-cell>
          <table:table-cell table:style-name="ce5" table:formula="oooc:=-273.15+1/(3.35*10^-3+2.57*10^-4*LN([.C765]/10000)+2.63*10^-6*LN([.C765]/10000)^2+6.75*10^-8*LN([.C765]/10000)^3)" office:value-type="float" office:value="52.5447785690914">
            <text:p>52.54</text:p>
          </table:table-cell>
          <table:table-cell table:style-name="ce7" table:formula="oooc:=-273.15+1/(3.354016*10^-3+2.56985*10^-4*LN([.C765]/10000)+2.620131*10^-6*LN([.C765]/10000)^2+6.383091*10^-8*LN([.C765]/10000)^3)" office:value-type="float" office:value="52.1183304025834">
            <text:p>52.1</text:p>
          </table:table-cell>
          <table:table-cell table:number-columns-repeated="251"/>
        </table:table-row>
        <table:table-row table:style-name="ro2">
          <table:table-cell table:formula="oooc:=[.A765]+1" office:value-type="float" office:value="765">
            <text:p>765</text:p>
          </table:table-cell>
          <table:table-cell table:formula="oooc:=[.A766]/1024*5" office:value-type="float" office:value="3.7353515625">
            <text:p>3.74</text:p>
          </table:table-cell>
          <table:table-cell table:style-name="ce5" table:formula="oooc:=5*(9780/[.B766])-9780" office:value-type="float" office:value="3311.13725490196">
            <text:p>3311.14</text:p>
          </table:table-cell>
          <table:table-cell table:style-name="ce5" table:formula="oooc:=-273.15+1/(3.35*10^-3+2.57*10^-4*LN([.C766]/10000)+2.63*10^-6*LN([.C766]/10000)^2+6.75*10^-8*LN([.C766]/10000)^3)" office:value-type="float" office:value="52.682510744639">
            <text:p>52.68</text:p>
          </table:table-cell>
          <table:table-cell table:style-name="ce7" table:formula="oooc:=-273.15+1/(3.354016*10^-3+2.56985*10^-4*LN([.C766]/10000)+2.620131*10^-6*LN([.C766]/10000)^2+6.383091*10^-8*LN([.C766]/10000)^3)" office:value-type="float" office:value="52.2556984413934">
            <text:p>52.3</text:p>
          </table:table-cell>
          <table:table-cell table:number-columns-repeated="251"/>
        </table:table-row>
        <table:table-row table:style-name="ro2">
          <table:table-cell table:formula="oooc:=[.A766]+1" office:value-type="float" office:value="766">
            <text:p>766</text:p>
          </table:table-cell>
          <table:table-cell table:formula="oooc:=[.A767]/1024*5" office:value-type="float" office:value="3.740234375">
            <text:p>3.74</text:p>
          </table:table-cell>
          <table:table-cell table:style-name="ce5" table:formula="oooc:=5*(9780/[.B767])-9780" office:value-type="float" office:value="3294.04699738903">
            <text:p>3294.05</text:p>
          </table:table-cell>
          <table:table-cell table:style-name="ce5" table:formula="oooc:=-273.15+1/(3.35*10^-3+2.57*10^-4*LN([.C767]/10000)+2.63*10^-6*LN([.C767]/10000)^2+6.75*10^-8*LN([.C767]/10000)^3)" office:value-type="float" office:value="52.8206984253289">
            <text:p>52.82</text:p>
          </table:table-cell>
          <table:table-cell table:style-name="ce7" table:formula="oooc:=-273.15+1/(3.354016*10^-3+2.56985*10^-4*LN([.C767]/10000)+2.620131*10^-6*LN([.C767]/10000)^2+6.383091*10^-8*LN([.C767]/10000)^3)" office:value-type="float" office:value="52.3935206117498">
            <text:p>52.4</text:p>
          </table:table-cell>
          <table:table-cell table:number-columns-repeated="251"/>
        </table:table-row>
        <table:table-row table:style-name="ro2">
          <table:table-cell table:formula="oooc:=[.A767]+1" office:value-type="float" office:value="767">
            <text:p>767</text:p>
          </table:table-cell>
          <table:table-cell table:formula="oooc:=[.A768]/1024*5" office:value-type="float" office:value="3.7451171875">
            <text:p>3.75</text:p>
          </table:table-cell>
          <table:table-cell table:style-name="ce5" table:formula="oooc:=5*(9780/[.B768])-9780" office:value-type="float" office:value="3277.00130378096">
            <text:p>3277</text:p>
          </table:table-cell>
          <table:table-cell table:style-name="ce5" table:formula="oooc:=-273.15+1/(3.35*10^-3+2.57*10^-4*LN([.C768]/10000)+2.63*10^-6*LN([.C768]/10000)^2+6.75*10^-8*LN([.C768]/10000)^3)" office:value-type="float" office:value="52.9593457379855">
            <text:p>52.96</text:p>
          </table:table-cell>
          <table:table-cell table:style-name="ce7" table:formula="oooc:=-273.15+1/(3.354016*10^-3+2.56985*10^-4*LN([.C768]/10000)+2.620131*10^-6*LN([.C768]/10000)^2+6.383091*10^-8*LN([.C768]/10000)^3)" office:value-type="float" office:value="52.5318010275482">
            <text:p>52.5</text:p>
          </table:table-cell>
          <table:table-cell table:number-columns-repeated="251"/>
        </table:table-row>
        <table:table-row table:style-name="ro2">
          <table:table-cell table:formula="oooc:=[.A768]+1" office:value-type="float" office:value="768">
            <text:p>768</text:p>
          </table:table-cell>
          <table:table-cell table:formula="oooc:=[.A769]/1024*5" office:value-type="float" office:value="3.75">
            <text:p>3.75</text:p>
          </table:table-cell>
          <table:table-cell table:style-name="ce5" table:formula="oooc:=5*(9780/[.B769])-9780" office:value-type="float" office:value="3260">
            <text:p>3260</text:p>
          </table:table-cell>
          <table:table-cell table:style-name="ce5" table:formula="oooc:=-273.15+1/(3.35*10^-3+2.57*10^-4*LN([.C769]/10000)+2.63*10^-6*LN([.C769]/10000)^2+6.75*10^-8*LN([.C769]/10000)^3)" office:value-type="float" office:value="53.0984568589467">
            <text:p>53.1</text:p>
          </table:table-cell>
          <table:table-cell table:style-name="ce7" table:formula="oooc:=-273.15+1/(3.354016*10^-3+2.56985*10^-4*LN([.C769]/10000)+2.620131*10^-6*LN([.C769]/10000)^2+6.383091*10^-8*LN([.C769]/10000)^3)" office:value-type="float" office:value="52.6705438520345">
            <text:p>52.7</text:p>
          </table:table-cell>
          <table:table-cell table:number-columns-repeated="251"/>
        </table:table-row>
        <table:table-row table:style-name="ro2">
          <table:table-cell table:formula="oooc:=[.A769]+1" office:value-type="float" office:value="769">
            <text:p>769</text:p>
          </table:table-cell>
          <table:table-cell table:formula="oooc:=[.A770]/1024*5" office:value-type="float" office:value="3.7548828125">
            <text:p>3.75</text:p>
          </table:table-cell>
          <table:table-cell table:style-name="ce5" table:formula="oooc:=5*(9780/[.B770])-9780" office:value-type="float" office:value="3243.04291287386">
            <text:p>3243.04</text:p>
          </table:table-cell>
          <table:table-cell table:style-name="ce5" table:formula="oooc:=-273.15+1/(3.35*10^-3+2.57*10^-4*LN([.C770]/10000)+2.63*10^-6*LN([.C770]/10000)^2+6.75*10^-8*LN([.C770]/10000)^3)" office:value-type="float" office:value="53.2380360148769">
            <text:p>53.24</text:p>
          </table:table-cell>
          <table:table-cell table:style-name="ce7" table:formula="oooc:=-273.15+1/(3.354016*10^-3+2.56985*10^-4*LN([.C770]/10000)+2.620131*10^-6*LN([.C770]/10000)^2+6.383091*10^-8*LN([.C770]/10000)^3)" office:value-type="float" office:value="52.8097532986147">
            <text:p>52.8</text:p>
          </table:table-cell>
          <table:table-cell table:number-columns-repeated="251"/>
        </table:table-row>
        <table:table-row table:style-name="ro2">
          <table:table-cell table:formula="oooc:=[.A770]+1" office:value-type="float" office:value="770">
            <text:p>770</text:p>
          </table:table-cell>
          <table:table-cell table:formula="oooc:=[.A771]/1024*5" office:value-type="float" office:value="3.759765625">
            <text:p>3.76</text:p>
          </table:table-cell>
          <table:table-cell table:style-name="ce5" table:formula="oooc:=5*(9780/[.B771])-9780" office:value-type="float" office:value="3226.12987012987">
            <text:p>3226.13</text:p>
          </table:table-cell>
          <table:table-cell table:style-name="ce5" table:formula="oooc:=-273.15+1/(3.35*10^-3+2.57*10^-4*LN([.C771]/10000)+2.63*10^-6*LN([.C771]/10000)^2+6.75*10^-8*LN([.C771]/10000)^3)" office:value-type="float" office:value="53.3780874835963">
            <text:p>53.38</text:p>
          </table:table-cell>
          <table:table-cell table:style-name="ce7" table:formula="oooc:=-273.15+1/(3.354016*10^-3+2.56985*10^-4*LN([.C771]/10000)+2.620131*10^-6*LN([.C771]/10000)^2+6.383091*10^-8*LN([.C771]/10000)^3)" office:value-type="float" office:value="52.9494336316825">
            <text:p>52.9</text:p>
          </table:table-cell>
          <table:table-cell table:number-columns-repeated="251"/>
        </table:table-row>
        <table:table-row table:style-name="ro2">
          <table:table-cell table:formula="oooc:=[.A771]+1" office:value-type="float" office:value="771">
            <text:p>771</text:p>
          </table:table-cell>
          <table:table-cell table:formula="oooc:=[.A772]/1024*5" office:value-type="float" office:value="3.7646484375">
            <text:p>3.76</text:p>
          </table:table-cell>
          <table:table-cell table:style-name="ce5" table:formula="oooc:=5*(9780/[.B772])-9780" office:value-type="float" office:value="3209.2607003891">
            <text:p>3209.26</text:p>
          </table:table-cell>
          <table:table-cell table:style-name="ce5" table:formula="oooc:=-273.15+1/(3.35*10^-3+2.57*10^-4*LN([.C772]/10000)+2.63*10^-6*LN([.C772]/10000)^2+6.75*10^-8*LN([.C772]/10000)^3)" office:value-type="float" office:value="53.5186155949277">
            <text:p>53.52</text:p>
          </table:table-cell>
          <table:table-cell table:style-name="ce7" table:formula="oooc:=-273.15+1/(3.354016*10^-3+2.56985*10^-4*LN([.C772]/10000)+2.620131*10^-6*LN([.C772]/10000)^2+6.383091*10^-8*LN([.C772]/10000)^3)" office:value-type="float" office:value="53.0895891674617">
            <text:p>53.1</text:p>
          </table:table-cell>
          <table:table-cell table:number-columns-repeated="251"/>
        </table:table-row>
        <table:table-row table:style-name="ro2">
          <table:table-cell table:formula="oooc:=[.A772]+1" office:value-type="float" office:value="772">
            <text:p>772</text:p>
          </table:table-cell>
          <table:table-cell table:formula="oooc:=[.A773]/1024*5" office:value-type="float" office:value="3.76953125">
            <text:p>3.77</text:p>
          </table:table-cell>
          <table:table-cell table:style-name="ce5" table:formula="oooc:=5*(9780/[.B773])-9780" office:value-type="float" office:value="3192.43523316062">
            <text:p>3192.44</text:p>
          </table:table-cell>
          <table:table-cell table:style-name="ce5" table:formula="oooc:=-273.15+1/(3.35*10^-3+2.57*10^-4*LN([.C773]/10000)+2.63*10^-6*LN([.C773]/10000)^2+6.75*10^-8*LN([.C773]/10000)^3)" office:value-type="float" office:value="53.6596247315599">
            <text:p>53.66</text:p>
          </table:table-cell>
          <table:table-cell table:style-name="ce7" table:formula="oooc:=-273.15+1/(3.354016*10^-3+2.56985*10^-4*LN([.C773]/10000)+2.620131*10^-6*LN([.C773]/10000)^2+6.383091*10^-8*LN([.C773]/10000)^3)" office:value-type="float" office:value="53.2302242748679">
            <text:p>53.2</text:p>
          </table:table-cell>
          <table:table-cell table:number-columns-repeated="251"/>
        </table:table-row>
        <table:table-row table:style-name="ro2">
          <table:table-cell table:formula="oooc:=[.A773]+1" office:value-type="float" office:value="773">
            <text:p>773</text:p>
          </table:table-cell>
          <table:table-cell table:formula="oooc:=[.A774]/1024*5" office:value-type="float" office:value="3.7744140625">
            <text:p>3.77</text:p>
          </table:table-cell>
          <table:table-cell table:style-name="ce5" table:formula="oooc:=5*(9780/[.B774])-9780" office:value-type="float" office:value="3175.6532988357">
            <text:p>3175.65</text:p>
          </table:table-cell>
          <table:table-cell table:style-name="ce5" table:formula="oooc:=-273.15+1/(3.35*10^-3+2.57*10^-4*LN([.C774]/10000)+2.63*10^-6*LN([.C774]/10000)^2+6.75*10^-8*LN([.C774]/10000)^3)" office:value-type="float" office:value="53.8011193299295">
            <text:p>53.8</text:p>
          </table:table-cell>
          <table:table-cell table:style-name="ce7" table:formula="oooc:=-273.15+1/(3.354016*10^-3+2.56985*10^-4*LN([.C774]/10000)+2.620131*10^-6*LN([.C774]/10000)^2+6.383091*10^-8*LN([.C774]/10000)^3)" office:value-type="float" office:value="53.3713433763862">
            <text:p>53.4</text:p>
          </table:table-cell>
          <table:table-cell table:number-columns-repeated="251"/>
        </table:table-row>
        <table:table-row table:style-name="ro2">
          <table:table-cell table:formula="oooc:=[.A774]+1" office:value-type="float" office:value="774">
            <text:p>774</text:p>
          </table:table-cell>
          <table:table-cell table:formula="oooc:=[.A775]/1024*5" office:value-type="float" office:value="3.779296875">
            <text:p>3.78</text:p>
          </table:table-cell>
          <table:table-cell table:style-name="ce5" table:formula="oooc:=5*(9780/[.B775])-9780" office:value-type="float" office:value="3158.91472868217">
            <text:p>3158.91</text:p>
          </table:table-cell>
          <table:table-cell table:style-name="ce5" table:formula="oooc:=-273.15+1/(3.35*10^-3+2.57*10^-4*LN([.C775]/10000)+2.63*10^-6*LN([.C775]/10000)^2+6.75*10^-8*LN([.C775]/10000)^3)" office:value-type="float" office:value="53.9431038811196">
            <text:p>53.94</text:p>
          </table:table-cell>
          <table:table-cell table:style-name="ce7" table:formula="oooc:=-273.15+1/(3.354016*10^-3+2.56985*10^-4*LN([.C775]/10000)+2.620131*10^-6*LN([.C775]/10000)^2+6.383091*10^-8*LN([.C775]/10000)^3)" office:value-type="float" office:value="53.5129509489681">
            <text:p>53.5</text:p>
          </table:table-cell>
          <table:table-cell table:number-columns-repeated="251"/>
        </table:table-row>
        <table:table-row table:style-name="ro2">
          <table:table-cell table:formula="oooc:=[.A775]+1" office:value-type="float" office:value="775">
            <text:p>775</text:p>
          </table:table-cell>
          <table:table-cell table:formula="oooc:=[.A776]/1024*5" office:value-type="float" office:value="3.7841796875">
            <text:p>3.78</text:p>
          </table:table-cell>
          <table:table-cell table:style-name="ce5" table:formula="oooc:=5*(9780/[.B776])-9780" office:value-type="float" office:value="3142.21935483871">
            <text:p>3142.22</text:p>
          </table:table-cell>
          <table:table-cell table:style-name="ce5" table:formula="oooc:=-273.15+1/(3.35*10^-3+2.57*10^-4*LN([.C776]/10000)+2.63*10^-6*LN([.C776]/10000)^2+6.75*10^-8*LN([.C776]/10000)^3)" office:value-type="float" office:value="54.085582931779">
            <text:p>54.09</text:p>
          </table:table-cell>
          <table:table-cell table:style-name="ce7" table:formula="oooc:=-273.15+1/(3.354016*10^-3+2.56985*10^-4*LN([.C776]/10000)+2.620131*10^-6*LN([.C776]/10000)^2+6.383091*10^-8*LN([.C776]/10000)^3)" office:value-type="float" office:value="53.6550515249463">
            <text:p>53.7</text:p>
          </table:table-cell>
          <table:table-cell table:number-columns-repeated="251"/>
        </table:table-row>
        <table:table-row table:style-name="ro2">
          <table:table-cell table:formula="oooc:=[.A776]+1" office:value-type="float" office:value="776">
            <text:p>776</text:p>
          </table:table-cell>
          <table:table-cell table:formula="oooc:=[.A777]/1024*5" office:value-type="float" office:value="3.7890625">
            <text:p>3.79</text:p>
          </table:table-cell>
          <table:table-cell table:style-name="ce5" table:formula="oooc:=5*(9780/[.B777])-9780" office:value-type="float" office:value="3125.56701030928">
            <text:p>3125.57</text:p>
          </table:table-cell>
          <table:table-cell table:style-name="ce5" table:formula="oooc:=-273.15+1/(3.35*10^-3+2.57*10^-4*LN([.C777]/10000)+2.63*10^-6*LN([.C777]/10000)^2+6.75*10^-8*LN([.C777]/10000)^3)" office:value-type="float" office:value="54.2285610850585">
            <text:p>54.23</text:p>
          </table:table-cell>
          <table:table-cell table:style-name="ce7" table:formula="oooc:=-273.15+1/(3.354016*10^-3+2.56985*10^-4*LN([.C777]/10000)+2.620131*10^-6*LN([.C777]/10000)^2+6.383091*10^-8*LN([.C777]/10000)^3)" office:value-type="float" office:value="53.7976496929684">
            <text:p>53.8</text:p>
          </table:table-cell>
          <table:table-cell table:number-columns-repeated="251"/>
        </table:table-row>
        <table:table-row table:style-name="ro2">
          <table:table-cell table:formula="oooc:=[.A777]+1" office:value-type="float" office:value="777">
            <text:p>777</text:p>
          </table:table-cell>
          <table:table-cell table:formula="oooc:=[.A778]/1024*5" office:value-type="float" office:value="3.7939453125">
            <text:p>3.79</text:p>
          </table:table-cell>
          <table:table-cell table:style-name="ce5" table:formula="oooc:=5*(9780/[.B778])-9780" office:value-type="float" office:value="3108.95752895753">
            <text:p>3108.96</text:p>
          </table:table-cell>
          <table:table-cell table:style-name="ce5" table:formula="oooc:=-273.15+1/(3.35*10^-3+2.57*10^-4*LN([.C778]/10000)+2.63*10^-6*LN([.C778]/10000)^2+6.75*10^-8*LN([.C778]/10000)^3)" office:value-type="float" office:value="54.372043001568">
            <text:p>54.37</text:p>
          </table:table-cell>
          <table:table-cell table:style-name="ce7" table:formula="oooc:=-273.15+1/(3.354016*10^-3+2.56985*10^-4*LN([.C778]/10000)+2.620131*10^-6*LN([.C778]/10000)^2+6.383091*10^-8*LN([.C778]/10000)^3)" office:value-type="float" office:value="53.9407500989512">
            <text:p>53.9</text:p>
          </table:table-cell>
          <table:table-cell table:number-columns-repeated="251"/>
        </table:table-row>
        <table:table-row table:style-name="ro2">
          <table:table-cell table:formula="oooc:=[.A778]+1" office:value-type="float" office:value="778">
            <text:p>778</text:p>
          </table:table-cell>
          <table:table-cell table:formula="oooc:=[.A779]/1024*5" office:value-type="float" office:value="3.798828125">
            <text:p>3.8</text:p>
          </table:table-cell>
          <table:table-cell table:style-name="ce5" table:formula="oooc:=5*(9780/[.B779])-9780" office:value-type="float" office:value="3092.39074550129">
            <text:p>3092.39</text:p>
          </table:table-cell>
          <table:table-cell table:style-name="ce5" table:formula="oooc:=-273.15+1/(3.35*10^-3+2.57*10^-4*LN([.C779]/10000)+2.63*10^-6*LN([.C779]/10000)^2+6.75*10^-8*LN([.C779]/10000)^3)" office:value-type="float" office:value="54.5160334003534">
            <text:p>54.52</text:p>
          </table:table-cell>
          <table:table-cell table:style-name="ce7" table:formula="oooc:=-273.15+1/(3.354016*10^-3+2.56985*10^-4*LN([.C779]/10000)+2.620131*10^-6*LN([.C779]/10000)^2+6.383091*10^-8*LN([.C779]/10000)^3)" office:value-type="float" office:value="54.084357447053">
            <text:p>54.1</text:p>
          </table:table-cell>
          <table:table-cell table:number-columns-repeated="251"/>
        </table:table-row>
        <table:table-row table:style-name="ro2">
          <table:table-cell table:formula="oooc:=[.A779]+1" office:value-type="float" office:value="779">
            <text:p>779</text:p>
          </table:table-cell>
          <table:table-cell table:formula="oooc:=[.A780]/1024*5" office:value-type="float" office:value="3.8037109375">
            <text:p>3.8</text:p>
          </table:table-cell>
          <table:table-cell table:style-name="ce5" table:formula="oooc:=5*(9780/[.B780])-9780" office:value-type="float" office:value="3075.86649550706">
            <text:p>3075.87</text:p>
          </table:table-cell>
          <table:table-cell table:style-name="ce5" table:formula="oooc:=-273.15+1/(3.35*10^-3+2.57*10^-4*LN([.C780]/10000)+2.63*10^-6*LN([.C780]/10000)^2+6.75*10^-8*LN([.C780]/10000)^3)" office:value-type="float" office:value="54.6605370598938">
            <text:p>54.66</text:p>
          </table:table-cell>
          <table:table-cell table:style-name="ce7" table:formula="oooc:=-273.15+1/(3.354016*10^-3+2.56985*10^-4*LN([.C780]/10000)+2.620131*10^-6*LN([.C780]/10000)^2+6.383091*10^-8*LN([.C780]/10000)^3)" office:value-type="float" office:value="54.2284765006684">
            <text:p>54.2</text:p>
          </table:table-cell>
          <table:table-cell table:number-columns-repeated="251"/>
        </table:table-row>
        <table:table-row table:style-name="ro2">
          <table:table-cell table:formula="oooc:=[.A780]+1" office:value-type="float" office:value="780">
            <text:p>780</text:p>
          </table:table-cell>
          <table:table-cell table:formula="oooc:=[.A781]/1024*5" office:value-type="float" office:value="3.80859375">
            <text:p>3.81</text:p>
          </table:table-cell>
          <table:table-cell table:style-name="ce5" table:formula="oooc:=5*(9780/[.B781])-9780" office:value-type="float" office:value="3059.38461538462">
            <text:p>3059.38</text:p>
          </table:table-cell>
          <table:table-cell table:style-name="ce5" table:formula="oooc:=-273.15+1/(3.35*10^-3+2.57*10^-4*LN([.C781]/10000)+2.63*10^-6*LN([.C781]/10000)^2+6.75*10^-8*LN([.C781]/10000)^3)" office:value-type="float" office:value="54.8055588191195">
            <text:p>54.81</text:p>
          </table:table-cell>
          <table:table-cell table:style-name="ce7" table:formula="oooc:=-273.15+1/(3.354016*10^-3+2.56985*10^-4*LN([.C781]/10000)+2.620131*10^-6*LN([.C781]/10000)^2+6.383091*10^-8*LN([.C781]/10000)^3)" office:value-type="float" office:value="54.3731120834425">
            <text:p>54.4</text:p>
          </table:table-cell>
          <table:table-cell table:number-columns-repeated="251"/>
        </table:table-row>
        <table:table-row table:style-name="ro2">
          <table:table-cell table:formula="oooc:=[.A781]+1" office:value-type="float" office:value="781">
            <text:p>781</text:p>
          </table:table-cell>
          <table:table-cell table:formula="oooc:=[.A782]/1024*5" office:value-type="float" office:value="3.8134765625">
            <text:p>3.81</text:p>
          </table:table-cell>
          <table:table-cell table:style-name="ce5" table:formula="oooc:=5*(9780/[.B782])-9780" office:value-type="float" office:value="3042.94494238156">
            <text:p>3042.94</text:p>
          </table:table-cell>
          <table:table-cell table:style-name="ce5" table:formula="oooc:=-273.15+1/(3.35*10^-3+2.57*10^-4*LN([.C782]/10000)+2.63*10^-6*LN([.C782]/10000)^2+6.75*10^-8*LN([.C782]/10000)^3)" office:value-type="float" office:value="54.9511035784525">
            <text:p>54.95</text:p>
          </table:table-cell>
          <table:table-cell table:style-name="ce7" table:formula="oooc:=-273.15+1/(3.354016*10^-3+2.56985*10^-4*LN([.C782]/10000)+2.620131*10^-6*LN([.C782]/10000)^2+6.383091*10^-8*LN([.C782]/10000)^3)" office:value-type="float" office:value="54.5182690803076">
            <text:p>54.5</text:p>
          </table:table-cell>
          <table:table-cell table:number-columns-repeated="251"/>
        </table:table-row>
        <table:table-row table:style-name="ro2">
          <table:table-cell table:formula="oooc:=[.A782]+1" office:value-type="float" office:value="782">
            <text:p>782</text:p>
          </table:table-cell>
          <table:table-cell table:formula="oooc:=[.A783]/1024*5" office:value-type="float" office:value="3.818359375">
            <text:p>3.82</text:p>
          </table:table-cell>
          <table:table-cell table:style-name="ce5" table:formula="oooc:=5*(9780/[.B783])-9780" office:value-type="float" office:value="3026.54731457801">
            <text:p>3026.55</text:p>
          </table:table-cell>
          <table:table-cell table:style-name="ce5" table:formula="oooc:=-273.15+1/(3.35*10^-3+2.57*10^-4*LN([.C783]/10000)+2.63*10^-6*LN([.C783]/10000)^2+6.75*10^-8*LN([.C783]/10000)^3)" office:value-type="float" office:value="55.0971763008678">
            <text:p>55.1</text:p>
          </table:table-cell>
          <table:table-cell table:style-name="ce7" table:formula="oooc:=-273.15+1/(3.354016*10^-3+2.56985*10^-4*LN([.C783]/10000)+2.620131*10^-6*LN([.C783]/10000)^2+6.383091*10^-8*LN([.C783]/10000)^3)" office:value-type="float" office:value="54.6639524385415">
            <text:p>54.7</text:p>
          </table:table-cell>
          <table:table-cell table:number-columns-repeated="251"/>
        </table:table-row>
        <table:table-row table:style-name="ro2">
          <table:table-cell table:formula="oooc:=[.A783]+1" office:value-type="float" office:value="783">
            <text:p>783</text:p>
          </table:table-cell>
          <table:table-cell table:formula="oooc:=[.A784]/1024*5" office:value-type="float" office:value="3.8232421875">
            <text:p>3.82</text:p>
          </table:table-cell>
          <table:table-cell table:style-name="ce5" table:formula="oooc:=5*(9780/[.B784])-9780" office:value-type="float" office:value="3010.19157088123">
            <text:p>3010.19</text:p>
          </table:table-cell>
          <table:table-cell table:style-name="ce5" table:formula="oooc:=-273.15+1/(3.35*10^-3+2.57*10^-4*LN([.C784]/10000)+2.63*10^-6*LN([.C784]/10000)^2+6.75*10^-8*LN([.C784]/10000)^3)" office:value-type="float" office:value="55.243782012979">
            <text:p>55.24</text:p>
          </table:table-cell>
          <table:table-cell table:style-name="ce7" table:formula="oooc:=-273.15+1/(3.354016*10^-3+2.56985*10^-4*LN([.C784]/10000)+2.620131*10^-6*LN([.C784]/10000)^2+6.383091*10^-8*LN([.C784]/10000)^3)" office:value-type="float" office:value="54.8101671688484">
            <text:p>54.8</text:p>
          </table:table-cell>
          <table:table-cell table:number-columns-repeated="251"/>
        </table:table-row>
        <table:table-row table:style-name="ro2">
          <table:table-cell table:formula="oooc:=[.A784]+1" office:value-type="float" office:value="784">
            <text:p>784</text:p>
          </table:table-cell>
          <table:table-cell table:formula="oooc:=[.A785]/1024*5" office:value-type="float" office:value="3.828125">
            <text:p>3.83</text:p>
          </table:table-cell>
          <table:table-cell table:style-name="ce5" table:formula="oooc:=5*(9780/[.B785])-9780" office:value-type="float" office:value="2993.87755102041">
            <text:p>2993.88</text:p>
          </table:table-cell>
          <table:table-cell table:style-name="ce5" table:formula="oooc:=-273.15+1/(3.35*10^-3+2.57*10^-4*LN([.C785]/10000)+2.63*10^-6*LN([.C785]/10000)^2+6.75*10^-8*LN([.C785]/10000)^3)" office:value-type="float" office:value="55.3909258061457">
            <text:p>55.39</text:p>
          </table:table-cell>
          <table:table-cell table:style-name="ce7" table:formula="oooc:=-273.15+1/(3.354016*10^-3+2.56985*10^-4*LN([.C785]/10000)+2.620131*10^-6*LN([.C785]/10000)^2+6.383091*10^-8*LN([.C785]/10000)^3)" office:value-type="float" office:value="54.9569183464632">
            <text:p>55.0</text:p>
          </table:table-cell>
          <table:table-cell table:number-columns-repeated="251"/>
        </table:table-row>
        <table:table-row table:style-name="ro2">
          <table:table-cell table:formula="oooc:=[.A785]+1" office:value-type="float" office:value="785">
            <text:p>785</text:p>
          </table:table-cell>
          <table:table-cell table:formula="oooc:=[.A786]/1024*5" office:value-type="float" office:value="3.8330078125">
            <text:p>3.83</text:p>
          </table:table-cell>
          <table:table-cell table:style-name="ce5" table:formula="oooc:=5*(9780/[.B786])-9780" office:value-type="float" office:value="2977.6050955414">
            <text:p>2977.61</text:p>
          </table:table-cell>
          <table:table-cell table:style-name="ce5" table:formula="oooc:=-273.15+1/(3.35*10^-3+2.57*10^-4*LN([.C786]/10000)+2.63*10^-6*LN([.C786]/10000)^2+6.75*10^-8*LN([.C786]/10000)^3)" office:value-type="float" office:value="55.5386128376055">
            <text:p>55.54</text:p>
          </table:table-cell>
          <table:table-cell table:style-name="ce7" table:formula="oooc:=-273.15+1/(3.354016*10^-3+2.56985*10^-4*LN([.C786]/10000)+2.620131*10^-6*LN([.C786]/10000)^2+6.383091*10^-8*LN([.C786]/10000)^3)" office:value-type="float" office:value="55.1042111122796">
            <text:p>55.1</text:p>
          </table:table-cell>
          <table:table-cell table:number-columns-repeated="251"/>
        </table:table-row>
        <table:table-row table:style-name="ro2">
          <table:table-cell table:formula="oooc:=[.A786]+1" office:value-type="float" office:value="786">
            <text:p>786</text:p>
          </table:table-cell>
          <table:table-cell table:formula="oooc:=[.A787]/1024*5" office:value-type="float" office:value="3.837890625">
            <text:p>3.84</text:p>
          </table:table-cell>
          <table:table-cell table:style-name="ce5" table:formula="oooc:=5*(9780/[.B787])-9780" office:value-type="float" office:value="2961.37404580153">
            <text:p>2961.37</text:p>
          </table:table-cell>
          <table:table-cell table:style-name="ce5" table:formula="oooc:=-273.15+1/(3.35*10^-3+2.57*10^-4*LN([.C787]/10000)+2.63*10^-6*LN([.C787]/10000)^2+6.75*10^-8*LN([.C787]/10000)^3)" office:value-type="float" office:value="55.6868483316305">
            <text:p>55.69</text:p>
          </table:table-cell>
          <table:table-cell table:style-name="ce7" table:formula="oooc:=-273.15+1/(3.354016*10^-3+2.56985*10^-4*LN([.C787]/10000)+2.620131*10^-6*LN([.C787]/10000)^2+6.383091*10^-8*LN([.C787]/10000)^3)" office:value-type="float" office:value="55.2520506740022">
            <text:p>55.3</text:p>
          </table:table-cell>
          <table:table-cell table:number-columns-repeated="251"/>
        </table:table-row>
        <table:table-row table:style-name="ro2">
          <table:table-cell table:formula="oooc:=[.A787]+1" office:value-type="float" office:value="787">
            <text:p>787</text:p>
          </table:table-cell>
          <table:table-cell table:formula="oooc:=[.A788]/1024*5" office:value-type="float" office:value="3.8427734375">
            <text:p>3.84</text:p>
          </table:table-cell>
          <table:table-cell table:style-name="ce5" table:formula="oooc:=5*(9780/[.B788])-9780" office:value-type="float" office:value="2945.18424396442">
            <text:p>2945.18</text:p>
          </table:table-cell>
          <table:table-cell table:style-name="ce5" table:formula="oooc:=-273.15+1/(3.35*10^-3+2.57*10^-4*LN([.C788]/10000)+2.63*10^-6*LN([.C788]/10000)^2+6.75*10^-8*LN([.C788]/10000)^3)" office:value-type="float" office:value="55.8356375807091">
            <text:p>55.84</text:p>
          </table:table-cell>
          <table:table-cell table:style-name="ce7" table:formula="oooc:=-273.15+1/(3.354016*10^-3+2.56985*10^-4*LN([.C788]/10000)+2.620131*10^-6*LN([.C788]/10000)^2+6.383091*10^-8*LN([.C788]/10000)^3)" office:value-type="float" office:value="55.4004423073245">
            <text:p>55.4</text:p>
          </table:table-cell>
          <table:table-cell table:number-columns-repeated="251"/>
        </table:table-row>
        <table:table-row table:style-name="ro2">
          <table:table-cell table:formula="oooc:=[.A788]+1" office:value-type="float" office:value="788">
            <text:p>788</text:p>
          </table:table-cell>
          <table:table-cell table:formula="oooc:=[.A789]/1024*5" office:value-type="float" office:value="3.84765625">
            <text:p>3.85</text:p>
          </table:table-cell>
          <table:table-cell table:style-name="ce5" table:formula="oooc:=5*(9780/[.B789])-9780" office:value-type="float" office:value="2929.03553299492">
            <text:p>2929.04</text:p>
          </table:table-cell>
          <table:table-cell table:style-name="ce5" table:formula="oooc:=-273.15+1/(3.35*10^-3+2.57*10^-4*LN([.C789]/10000)+2.63*10^-6*LN([.C789]/10000)^2+6.75*10^-8*LN([.C789]/10000)^3)" office:value-type="float" office:value="55.9849859467529">
            <text:p>55.98</text:p>
          </table:table-cell>
          <table:table-cell table:style-name="ce7" table:formula="oooc:=-273.15+1/(3.354016*10^-3+2.56985*10^-4*LN([.C789]/10000)+2.620131*10^-6*LN([.C789]/10000)^2+6.383091*10^-8*LN([.C789]/10000)^3)" office:value-type="float" office:value="55.5493913571313">
            <text:p>55.5</text:p>
          </table:table-cell>
          <table:table-cell table:number-columns-repeated="251"/>
        </table:table-row>
        <table:table-row table:style-name="ro2">
          <table:table-cell table:formula="oooc:=[.A789]+1" office:value-type="float" office:value="789">
            <text:p>789</text:p>
          </table:table-cell>
          <table:table-cell table:formula="oooc:=[.A790]/1024*5" office:value-type="float" office:value="3.8525390625">
            <text:p>3.85</text:p>
          </table:table-cell>
          <table:table-cell table:style-name="ce5" table:formula="oooc:=5*(9780/[.B790])-9780" office:value-type="float" office:value="2912.92775665399">
            <text:p>2912.93</text:p>
          </table:table-cell>
          <table:table-cell table:style-name="ce5" table:formula="oooc:=-273.15+1/(3.35*10^-3+2.57*10^-4*LN([.C790]/10000)+2.63*10^-6*LN([.C790]/10000)^2+6.75*10^-8*LN([.C790]/10000)^3)" office:value-type="float" office:value="56.1348988623306">
            <text:p>56.13</text:p>
          </table:table-cell>
          <table:table-cell table:style-name="ce7" table:formula="oooc:=-273.15+1/(3.354016*10^-3+2.56985*10^-4*LN([.C790]/10000)+2.620131*10^-6*LN([.C790]/10000)^2+6.383091*10^-8*LN([.C790]/10000)^3)" office:value-type="float" office:value="55.698903238729">
            <text:p>55.7</text:p>
          </table:table-cell>
          <table:table-cell table:number-columns-repeated="251"/>
        </table:table-row>
        <table:table-row table:style-name="ro2">
          <table:table-cell table:formula="oooc:=[.A790]+1" office:value-type="float" office:value="790">
            <text:p>790</text:p>
          </table:table-cell>
          <table:table-cell table:formula="oooc:=[.A791]/1024*5" office:value-type="float" office:value="3.857421875">
            <text:p>3.86</text:p>
          </table:table-cell>
          <table:table-cell table:style-name="ce5" table:formula="oooc:=5*(9780/[.B791])-9780" office:value-type="float" office:value="2896.86075949367">
            <text:p>2896.86</text:p>
          </table:table-cell>
          <table:table-cell table:style-name="ce5" table:formula="oooc:=-273.15+1/(3.35*10^-3+2.57*10^-4*LN([.C791]/10000)+2.63*10^-6*LN([.C791]/10000)^2+6.75*10^-8*LN([.C791]/10000)^3)" office:value-type="float" office:value="56.285381831929">
            <text:p>56.29</text:p>
          </table:table-cell>
          <table:table-cell table:style-name="ce7" table:formula="oooc:=-273.15+1/(3.354016*10^-3+2.56985*10^-4*LN([.C791]/10000)+2.620131*10^-6*LN([.C791]/10000)^2+6.383091*10^-8*LN([.C791]/10000)^3)" office:value-type="float" office:value="55.8489834391016">
            <text:p>55.8</text:p>
          </table:table-cell>
          <table:table-cell table:number-columns-repeated="251"/>
        </table:table-row>
        <table:table-row table:style-name="ro2">
          <table:table-cell table:formula="oooc:=[.A791]+1" office:value-type="float" office:value="791">
            <text:p>791</text:p>
          </table:table-cell>
          <table:table-cell table:formula="oooc:=[.A792]/1024*5" office:value-type="float" office:value="3.8623046875">
            <text:p>3.86</text:p>
          </table:table-cell>
          <table:table-cell table:style-name="ce5" table:formula="oooc:=5*(9780/[.B792])-9780" office:value-type="float" office:value="2880.83438685209">
            <text:p>2880.83</text:p>
          </table:table-cell>
          <table:table-cell table:style-name="ce5" table:formula="oooc:=-273.15+1/(3.35*10^-3+2.57*10^-4*LN([.C792]/10000)+2.63*10^-6*LN([.C792]/10000)^2+6.75*10^-8*LN([.C792]/10000)^3)" office:value-type="float" office:value="56.4364404332422">
            <text:p>56.44</text:p>
          </table:table-cell>
          <table:table-cell table:style-name="ce7" table:formula="oooc:=-273.15+1/(3.354016*10^-3+2.56985*10^-4*LN([.C792]/10000)+2.620131*10^-6*LN([.C792]/10000)^2+6.383091*10^-8*LN([.C792]/10000)^3)" office:value-type="float" office:value="55.9996375181956">
            <text:p>56.0</text:p>
          </table:table-cell>
          <table:table-cell table:number-columns-repeated="251"/>
        </table:table-row>
        <table:table-row table:style-name="ro2">
          <table:table-cell table:formula="oooc:=[.A792]+1" office:value-type="float" office:value="792">
            <text:p>792</text:p>
          </table:table-cell>
          <table:table-cell table:formula="oooc:=[.A793]/1024*5" office:value-type="float" office:value="3.8671875">
            <text:p>3.87</text:p>
          </table:table-cell>
          <table:table-cell table:style-name="ce5" table:formula="oooc:=5*(9780/[.B793])-9780" office:value-type="float" office:value="2864.84848484848">
            <text:p>2864.85</text:p>
          </table:table-cell>
          <table:table-cell table:style-name="ce5" table:formula="oooc:=-273.15+1/(3.35*10^-3+2.57*10^-4*LN([.C793]/10000)+2.63*10^-6*LN([.C793]/10000)^2+6.75*10^-8*LN([.C793]/10000)^3)" office:value-type="float" office:value="56.5880803184884">
            <text:p>56.59</text:p>
          </table:table-cell>
          <table:table-cell table:style-name="ce7" table:formula="oooc:=-273.15+1/(3.354016*10^-3+2.56985*10^-4*LN([.C793]/10000)+2.620131*10^-6*LN([.C793]/10000)^2+6.383091*10^-8*LN([.C793]/10000)^3)" office:value-type="float" office:value="56.1508711102327">
            <text:p>56.2</text:p>
          </table:table-cell>
          <table:table-cell table:number-columns-repeated="251"/>
        </table:table-row>
        <table:table-row table:style-name="ro2">
          <table:table-cell table:formula="oooc:=[.A793]+1" office:value-type="float" office:value="793">
            <text:p>793</text:p>
          </table:table-cell>
          <table:table-cell table:formula="oooc:=[.A794]/1024*5" office:value-type="float" office:value="3.8720703125">
            <text:p>3.87</text:p>
          </table:table-cell>
          <table:table-cell table:style-name="ce5" table:formula="oooc:=5*(9780/[.B794])-9780" office:value-type="float" office:value="2848.90290037831">
            <text:p>2848.9</text:p>
          </table:table-cell>
          <table:table-cell table:style-name="ce5" table:formula="oooc:=-273.15+1/(3.35*10^-3+2.57*10^-4*LN([.C794]/10000)+2.63*10^-6*LN([.C794]/10000)^2+6.75*10^-8*LN([.C794]/10000)^3)" office:value-type="float" office:value="56.7403072157574">
            <text:p>56.74</text:p>
          </table:table-cell>
          <table:table-cell table:style-name="ce7" table:formula="oooc:=-273.15+1/(3.354016*10^-3+2.56985*10^-4*LN([.C794]/10000)+2.620131*10^-6*LN([.C794]/10000)^2+6.383091*10^-8*LN([.C794]/10000)^3)" office:value-type="float" office:value="56.3026899250517">
            <text:p>56.3</text:p>
          </table:table-cell>
          <table:table-cell table:number-columns-repeated="251"/>
        </table:table-row>
        <table:table-row table:style-name="ro2">
          <table:table-cell table:formula="oooc:=[.A794]+1" office:value-type="float" office:value="794">
            <text:p>794</text:p>
          </table:table-cell>
          <table:table-cell table:formula="oooc:=[.A795]/1024*5" office:value-type="float" office:value="3.876953125">
            <text:p>3.88</text:p>
          </table:table-cell>
          <table:table-cell table:style-name="ce5" table:formula="oooc:=5*(9780/[.B795])-9780" office:value-type="float" office:value="2832.99748110831">
            <text:p>2833</text:p>
          </table:table-cell>
          <table:table-cell table:style-name="ce5" table:formula="oooc:=-273.15+1/(3.35*10^-3+2.57*10^-4*LN([.C795]/10000)+2.63*10^-6*LN([.C795]/10000)^2+6.75*10^-8*LN([.C795]/10000)^3)" office:value-type="float" office:value="56.8931269303874">
            <text:p>56.89</text:p>
          </table:table-cell>
          <table:table-cell table:style-name="ce7" table:formula="oooc:=-273.15+1/(3.354016*10^-3+2.56985*10^-4*LN([.C795]/10000)+2.620131*10^-6*LN([.C795]/10000)^2+6.383091*10^-8*LN([.C795]/10000)^3)" office:value-type="float" office:value="56.4550997494814">
            <text:p>56.5</text:p>
          </table:table-cell>
          <table:table-cell table:number-columns-repeated="251"/>
        </table:table-row>
        <table:table-row table:style-name="ro2">
          <table:table-cell table:formula="oooc:=[.A795]+1" office:value-type="float" office:value="795">
            <text:p>795</text:p>
          </table:table-cell>
          <table:table-cell table:formula="oooc:=[.A796]/1024*5" office:value-type="float" office:value="3.8818359375">
            <text:p>3.88</text:p>
          </table:table-cell>
          <table:table-cell table:style-name="ce5" table:formula="oooc:=5*(9780/[.B796])-9780" office:value-type="float" office:value="2817.1320754717">
            <text:p>2817.13</text:p>
          </table:table-cell>
          <table:table-cell table:style-name="ce5" table:formula="oooc:=-273.15+1/(3.35*10^-3+2.57*10^-4*LN([.C796]/10000)+2.63*10^-6*LN([.C796]/10000)^2+6.75*10^-8*LN([.C796]/10000)^3)" office:value-type="float" office:value="57.0465453463728">
            <text:p>57.05</text:p>
          </table:table-cell>
          <table:table-cell table:style-name="ce7" table:formula="oooc:=-273.15+1/(3.354016*10^-3+2.56985*10^-4*LN([.C796]/10000)+2.620131*10^-6*LN([.C796]/10000)^2+6.383091*10^-8*LN([.C796]/10000)^3)" office:value-type="float" office:value="56.608106448743">
            <text:p>56.6</text:p>
          </table:table-cell>
          <table:table-cell table:number-columns-repeated="251"/>
        </table:table-row>
        <table:table-row table:style-name="ro2">
          <table:table-cell table:formula="oooc:=[.A796]+1" office:value-type="float" office:value="796">
            <text:p>796</text:p>
          </table:table-cell>
          <table:table-cell table:formula="oooc:=[.A797]/1024*5" office:value-type="float" office:value="3.88671875">
            <text:p>3.89</text:p>
          </table:table-cell>
          <table:table-cell table:style-name="ce5" table:formula="oooc:=5*(9780/[.B797])-9780" office:value-type="float" office:value="2801.30653266331">
            <text:p>2801.31</text:p>
          </table:table-cell>
          <table:table-cell table:style-name="ce5" table:formula="oooc:=-273.15+1/(3.35*10^-3+2.57*10^-4*LN([.C797]/10000)+2.63*10^-6*LN([.C797]/10000)^2+6.75*10^-8*LN([.C797]/10000)^3)" office:value-type="float" office:value="57.2005684278047">
            <text:p>57.2</text:p>
          </table:table-cell>
          <table:table-cell table:style-name="ce7" table:formula="oooc:=-273.15+1/(3.354016*10^-3+2.56985*10^-4*LN([.C797]/10000)+2.620131*10^-6*LN([.C797]/10000)^2+6.383091*10^-8*LN([.C797]/10000)^3)" office:value-type="float" office:value="56.7617159678859">
            <text:p>56.8</text:p>
          </table:table-cell>
          <table:table-cell table:number-columns-repeated="251"/>
        </table:table-row>
        <table:table-row table:style-name="ro2">
          <table:table-cell table:formula="oooc:=[.A797]+1" office:value-type="float" office:value="797">
            <text:p>797</text:p>
          </table:table-cell>
          <table:table-cell table:formula="oooc:=[.A798]/1024*5" office:value-type="float" office:value="3.8916015625">
            <text:p>3.89</text:p>
          </table:table-cell>
          <table:table-cell table:style-name="ce5" table:formula="oooc:=5*(9780/[.B798])-9780" office:value-type="float" office:value="2785.52070263488">
            <text:p>2785.52</text:p>
          </table:table-cell>
          <table:table-cell table:style-name="ce5" table:formula="oooc:=-273.15+1/(3.35*10^-3+2.57*10^-4*LN([.C798]/10000)+2.63*10^-6*LN([.C798]/10000)^2+6.75*10^-8*LN([.C798]/10000)^3)" office:value-type="float" office:value="57.3552022203428">
            <text:p>57.36</text:p>
          </table:table-cell>
          <table:table-cell table:style-name="ce7" table:formula="oooc:=-273.15+1/(3.354016*10^-3+2.56985*10^-4*LN([.C798]/10000)+2.620131*10^-6*LN([.C798]/10000)^2+6.383091*10^-8*LN([.C798]/10000)^3)" office:value-type="float" office:value="56.9159343332542">
            <text:p>56.9</text:p>
          </table:table-cell>
          <table:table-cell table:number-columns-repeated="251"/>
        </table:table-row>
        <table:table-row table:style-name="ro2">
          <table:table-cell table:formula="oooc:=[.A798]+1" office:value-type="float" office:value="798">
            <text:p>798</text:p>
          </table:table-cell>
          <table:table-cell table:formula="oooc:=[.A799]/1024*5" office:value-type="float" office:value="3.896484375">
            <text:p>3.9</text:p>
          </table:table-cell>
          <table:table-cell table:style-name="ce5" table:formula="oooc:=5*(9780/[.B799])-9780" office:value-type="float" office:value="2769.77443609023">
            <text:p>2769.77</text:p>
          </table:table-cell>
          <table:table-cell table:style-name="ce5" table:formula="oooc:=-273.15+1/(3.35*10^-3+2.57*10^-4*LN([.C799]/10000)+2.63*10^-6*LN([.C799]/10000)^2+6.75*10^-8*LN([.C799]/10000)^3)" office:value-type="float" office:value="57.5104528527218">
            <text:p>57.51</text:p>
          </table:table-cell>
          <table:table-cell table:style-name="ce7" table:formula="oooc:=-273.15+1/(3.354016*10^-3+2.56985*10^-4*LN([.C799]/10000)+2.620131*10^-6*LN([.C799]/10000)^2+6.383091*10^-8*LN([.C799]/10000)^3)" office:value-type="float" office:value="57.0707676539883">
            <text:p>57.1</text:p>
          </table:table-cell>
          <table:table-cell table:number-columns-repeated="251"/>
        </table:table-row>
        <table:table-row table:style-name="ro2">
          <table:table-cell table:formula="oooc:=[.A799]+1" office:value-type="float" office:value="799">
            <text:p>799</text:p>
          </table:table-cell>
          <table:table-cell table:formula="oooc:=[.A800]/1024*5" office:value-type="float" office:value="3.9013671875">
            <text:p>3.9</text:p>
          </table:table-cell>
          <table:table-cell table:style-name="ce5" table:formula="oooc:=5*(9780/[.B800])-9780" office:value-type="float" office:value="2754.0675844806">
            <text:p>2754.07</text:p>
          </table:table-cell>
          <table:table-cell table:style-name="ce5" table:formula="oooc:=-273.15+1/(3.35*10^-3+2.57*10^-4*LN([.C800]/10000)+2.63*10^-6*LN([.C800]/10000)^2+6.75*10^-8*LN([.C800]/10000)^3)" office:value-type="float" office:value="57.6663265382924">
            <text:p>57.67</text:p>
          </table:table-cell>
          <table:table-cell table:style-name="ce7" table:formula="oooc:=-273.15+1/(3.354016*10^-3+2.56985*10^-4*LN([.C800]/10000)+2.620131*10^-6*LN([.C800]/10000)^2+6.383091*10^-8*LN([.C800]/10000)^3)" office:value-type="float" office:value="57.2262221235598">
            <text:p>57.2</text:p>
          </table:table-cell>
          <table:table-cell table:number-columns-repeated="251"/>
        </table:table-row>
        <table:table-row table:style-name="ro2">
          <table:table-cell table:formula="oooc:=[.A800]+1" office:value-type="float" office:value="800">
            <text:p>800</text:p>
          </table:table-cell>
          <table:table-cell table:formula="oooc:=[.A801]/1024*5" office:value-type="float" office:value="3.90625">
            <text:p>3.91</text:p>
          </table:table-cell>
          <table:table-cell table:style-name="ce5" table:formula="oooc:=5*(9780/[.B801])-9780" office:value-type="float" office:value="2738.4">
            <text:p>2738.4</text:p>
          </table:table-cell>
          <table:table-cell table:style-name="ce5" table:formula="oooc:=-273.15+1/(3.35*10^-3+2.57*10^-4*LN([.C801]/10000)+2.63*10^-6*LN([.C801]/10000)^2+6.75*10^-8*LN([.C801]/10000)^3)" office:value-type="float" office:value="57.8228295765967">
            <text:p>57.82</text:p>
          </table:table-cell>
          <table:table-cell table:style-name="ce7" table:formula="oooc:=-273.15+1/(3.354016*10^-3+2.56985*10^-4*LN([.C801]/10000)+2.620131*10^-6*LN([.C801]/10000)^2+6.383091*10^-8*LN([.C801]/10000)^3)" office:value-type="float" office:value="57.3823040213422">
            <text:p>57.4</text:p>
          </table:table-cell>
          <table:table-cell table:number-columns-repeated="251"/>
        </table:table-row>
        <table:table-row table:style-name="ro2">
          <table:table-cell table:formula="oooc:=[.A801]+1" office:value-type="float" office:value="801">
            <text:p>801</text:p>
          </table:table-cell>
          <table:table-cell table:formula="oooc:=[.A802]/1024*5" office:value-type="float" office:value="3.9111328125">
            <text:p>3.91</text:p>
          </table:table-cell>
          <table:table-cell table:style-name="ce5" table:formula="oooc:=5*(9780/[.B802])-9780" office:value-type="float" office:value="2722.77153558052">
            <text:p>2722.77</text:p>
          </table:table-cell>
          <table:table-cell table:style-name="ce5" table:formula="oooc:=-273.15+1/(3.35*10^-3+2.57*10^-4*LN([.C802]/10000)+2.63*10^-6*LN([.C802]/10000)^2+6.75*10^-8*LN([.C802]/10000)^3)" office:value-type="float" office:value="57.9799683549815">
            <text:p>57.98</text:p>
          </table:table-cell>
          <table:table-cell table:style-name="ce7" table:formula="oooc:=-273.15+1/(3.354016*10^-3+2.56985*10^-4*LN([.C802]/10000)+2.620131*10^-6*LN([.C802]/10000)^2+6.383091*10^-8*LN([.C802]/10000)^3)" office:value-type="float" office:value="57.5390197142179">
            <text:p>57.5</text:p>
          </table:table-cell>
          <table:table-cell table:number-columns-repeated="251"/>
        </table:table-row>
        <table:table-row table:style-name="ro2">
          <table:table-cell table:formula="oooc:=[.A802]+1" office:value-type="float" office:value="802">
            <text:p>802</text:p>
          </table:table-cell>
          <table:table-cell table:formula="oooc:=[.A803]/1024*5" office:value-type="float" office:value="3.916015625">
            <text:p>3.92</text:p>
          </table:table-cell>
          <table:table-cell table:style-name="ce5" table:formula="oooc:=5*(9780/[.B803])-9780" office:value-type="float" office:value="2707.18204488778">
            <text:p>2707.18</text:p>
          </table:table-cell>
          <table:table-cell table:style-name="ce5" table:formula="oooc:=-273.15+1/(3.35*10^-3+2.57*10^-4*LN([.C803]/10000)+2.63*10^-6*LN([.C803]/10000)^2+6.75*10^-8*LN([.C803]/10000)^3)" office:value-type="float" office:value="58.1377493502475">
            <text:p>58.14</text:p>
          </table:table-cell>
          <table:table-cell table:style-name="ce7" table:formula="oooc:=-273.15+1/(3.354016*10^-3+2.56985*10^-4*LN([.C803]/10000)+2.620131*10^-6*LN([.C803]/10000)^2+6.383091*10^-8*LN([.C803]/10000)^3)" office:value-type="float" office:value="57.6963756582226">
            <text:p>57.7</text:p>
          </table:table-cell>
          <table:table-cell table:number-columns-repeated="251"/>
        </table:table-row>
        <table:table-row table:style-name="ro2">
          <table:table-cell table:formula="oooc:=[.A803]+1" office:value-type="float" office:value="803">
            <text:p>803</text:p>
          </table:table-cell>
          <table:table-cell table:formula="oooc:=[.A804]/1024*5" office:value-type="float" office:value="3.9208984375">
            <text:p>3.92</text:p>
          </table:table-cell>
          <table:table-cell table:style-name="ce5" table:formula="oooc:=5*(9780/[.B804])-9780" office:value-type="float" office:value="2691.63138231631">
            <text:p>2691.63</text:p>
          </table:table-cell>
          <table:table-cell table:style-name="ce5" table:formula="oooc:=-273.15+1/(3.35*10^-3+2.57*10^-4*LN([.C804]/10000)+2.63*10^-6*LN([.C804]/10000)^2+6.75*10^-8*LN([.C804]/10000)^3)" office:value-type="float" office:value="58.2961791303387">
            <text:p>58.3</text:p>
          </table:table-cell>
          <table:table-cell table:style-name="ce7" table:formula="oooc:=-273.15+1/(3.354016*10^-3+2.56985*10^-4*LN([.C804]/10000)+2.620131*10^-6*LN([.C804]/10000)^2+6.383091*10^-8*LN([.C804]/10000)^3)" office:value-type="float" office:value="57.8543784002274">
            <text:p>57.9</text:p>
          </table:table-cell>
          <table:table-cell table:number-columns-repeated="251"/>
        </table:table-row>
        <table:table-row table:style-name="ro2">
          <table:table-cell table:formula="oooc:=[.A804]+1" office:value-type="float" office:value="804">
            <text:p>804</text:p>
          </table:table-cell>
          <table:table-cell table:formula="oooc:=[.A805]/1024*5" office:value-type="float" office:value="3.92578125">
            <text:p>3.93</text:p>
          </table:table-cell>
          <table:table-cell table:style-name="ce5" table:formula="oooc:=5*(9780/[.B805])-9780" office:value-type="float" office:value="2676.11940298508">
            <text:p>2676.12</text:p>
          </table:table-cell>
          <table:table-cell table:style-name="ce5" table:formula="oooc:=-273.15+1/(3.35*10^-3+2.57*10^-4*LN([.C805]/10000)+2.63*10^-6*LN([.C805]/10000)^2+6.75*10^-8*LN([.C805]/10000)^3)" office:value-type="float" office:value="58.4552643560694">
            <text:p>58.46</text:p>
          </table:table-cell>
          <table:table-cell table:style-name="ce7" table:formula="oooc:=-273.15+1/(3.354016*10^-3+2.56985*10^-4*LN([.C805]/10000)+2.620131*10^-6*LN([.C805]/10000)^2+6.383091*10^-8*LN([.C805]/10000)^3)" office:value-type="float" office:value="58.013034579661">
            <text:p>58.0</text:p>
          </table:table-cell>
          <table:table-cell table:number-columns-repeated="251"/>
        </table:table-row>
        <table:table-row table:style-name="ro2">
          <table:table-cell table:formula="oooc:=[.A805]+1" office:value-type="float" office:value="805">
            <text:p>805</text:p>
          </table:table-cell>
          <table:table-cell table:formula="oooc:=[.A806]/1024*5" office:value-type="float" office:value="3.9306640625">
            <text:p>3.93</text:p>
          </table:table-cell>
          <table:table-cell table:style-name="ce5" table:formula="oooc:=5*(9780/[.B806])-9780" office:value-type="float" office:value="2660.64596273292">
            <text:p>2660.65</text:p>
          </table:table-cell>
          <table:table-cell table:style-name="ce5" table:formula="oooc:=-273.15+1/(3.35*10^-3+2.57*10^-4*LN([.C806]/10000)+2.63*10^-6*LN([.C806]/10000)^2+6.75*10^-8*LN([.C806]/10000)^3)" office:value-type="float" office:value="58.615011782894">
            <text:p>58.62</text:p>
          </table:table-cell>
          <table:table-cell table:style-name="ce7" table:formula="oooc:=-273.15+1/(3.354016*10^-3+2.56985*10^-4*LN([.C806]/10000)+2.620131*10^-6*LN([.C806]/10000)^2+6.383091*10^-8*LN([.C806]/10000)^3)" office:value-type="float" office:value="58.1723509302728">
            <text:p>58.2</text:p>
          </table:table-cell>
          <table:table-cell table:number-columns-repeated="251"/>
        </table:table-row>
        <table:table-row table:style-name="ro2">
          <table:table-cell table:formula="oooc:=[.A806]+1" office:value-type="float" office:value="806">
            <text:p>806</text:p>
          </table:table-cell>
          <table:table-cell table:formula="oooc:=[.A807]/1024*5" office:value-type="float" office:value="3.935546875">
            <text:p>3.94</text:p>
          </table:table-cell>
          <table:table-cell table:style-name="ce5" table:formula="oooc:=5*(9780/[.B807])-9780" office:value-type="float" office:value="2645.21091811414">
            <text:p>2645.21</text:p>
          </table:table-cell>
          <table:table-cell table:style-name="ce5" table:formula="oooc:=-273.15+1/(3.35*10^-3+2.57*10^-4*LN([.C807]/10000)+2.63*10^-6*LN([.C807]/10000)^2+6.75*10^-8*LN([.C807]/10000)^3)" office:value-type="float" office:value="58.7754282627167">
            <text:p>58.78</text:p>
          </table:table-cell>
          <table:table-cell table:style-name="ce7" table:formula="oooc:=-273.15+1/(3.354016*10^-3+2.56985*10^-4*LN([.C807]/10000)+2.620131*10^-6*LN([.C807]/10000)^2+6.383091*10^-8*LN([.C807]/10000)^3)" office:value-type="float" office:value="58.3323342819362">
            <text:p>58.3</text:p>
          </table:table-cell>
          <table:table-cell table:number-columns-repeated="251"/>
        </table:table-row>
        <table:table-row table:style-name="ro2">
          <table:table-cell table:formula="oooc:=[.A807]+1" office:value-type="float" office:value="807">
            <text:p>807</text:p>
          </table:table-cell>
          <table:table-cell table:formula="oooc:=[.A808]/1024*5" office:value-type="float" office:value="3.9404296875">
            <text:p>3.94</text:p>
          </table:table-cell>
          <table:table-cell table:style-name="ce5" table:formula="oooc:=5*(9780/[.B808])-9780" office:value-type="float" office:value="2629.81412639405">
            <text:p>2629.81</text:p>
          </table:table-cell>
          <table:table-cell table:style-name="ce5" table:formula="oooc:=-273.15+1/(3.35*10^-3+2.57*10^-4*LN([.C808]/10000)+2.63*10^-6*LN([.C808]/10000)^2+6.75*10^-8*LN([.C808]/10000)^3)" office:value-type="float" office:value="58.9365207457454">
            <text:p>58.94</text:p>
          </table:table-cell>
          <table:table-cell table:style-name="ce7" table:formula="oooc:=-273.15+1/(3.354016*10^-3+2.56985*10^-4*LN([.C808]/10000)+2.620131*10^-6*LN([.C808]/10000)^2+6.383091*10^-8*LN([.C808]/10000)^3)" office:value-type="float" office:value="58.4929915624963">
            <text:p>58.5</text:p>
          </table:table-cell>
          <table:table-cell table:number-columns-repeated="251"/>
        </table:table-row>
        <table:table-row table:style-name="ro2">
          <table:table-cell table:formula="oooc:=[.A808]+1" office:value-type="float" office:value="808">
            <text:p>808</text:p>
          </table:table-cell>
          <table:table-cell table:formula="oooc:=[.A809]/1024*5" office:value-type="float" office:value="3.9453125">
            <text:p>3.95</text:p>
          </table:table-cell>
          <table:table-cell table:style-name="ce5" table:formula="oooc:=5*(9780/[.B809])-9780" office:value-type="float" office:value="2614.45544554455">
            <text:p>2614.46</text:p>
          </table:table-cell>
          <table:table-cell table:style-name="ce5" table:formula="oooc:=-273.15+1/(3.35*10^-3+2.57*10^-4*LN([.C809]/10000)+2.63*10^-6*LN([.C809]/10000)^2+6.75*10^-8*LN([.C809]/10000)^3)" office:value-type="float" office:value="59.0982962823899">
            <text:p>59.1</text:p>
          </table:table-cell>
          <table:table-cell table:style-name="ce7" table:formula="oooc:=-273.15+1/(3.354016*10^-3+2.56985*10^-4*LN([.C809]/10000)+2.620131*10^-6*LN([.C809]/10000)^2+6.383091*10^-8*LN([.C809]/10000)^3)" office:value-type="float" office:value="58.6543297996608">
            <text:p>58.7</text:p>
          </table:table-cell>
          <table:table-cell table:number-columns-repeated="251"/>
        </table:table-row>
        <table:table-row table:style-name="ro2">
          <table:table-cell table:formula="oooc:=[.A809]+1" office:value-type="float" office:value="809">
            <text:p>809</text:p>
          </table:table-cell>
          <table:table-cell table:formula="oooc:=[.A810]/1024*5" office:value-type="float" office:value="3.9501953125">
            <text:p>3.95</text:p>
          </table:table-cell>
          <table:table-cell table:style-name="ce5" table:formula="oooc:=5*(9780/[.B810])-9780" office:value-type="float" office:value="2599.1347342398">
            <text:p>2599.13</text:p>
          </table:table-cell>
          <table:table-cell table:style-name="ce5" table:formula="oooc:=-273.15+1/(3.35*10^-3+2.57*10^-4*LN([.C810]/10000)+2.63*10^-6*LN([.C810]/10000)^2+6.75*10^-8*LN([.C810]/10000)^3)" office:value-type="float" office:value="59.2607620252044">
            <text:p>59.26</text:p>
          </table:table-cell>
          <table:table-cell table:style-name="ce7" table:formula="oooc:=-273.15+1/(3.354016*10^-3+2.56985*10^-4*LN([.C810]/10000)+2.620131*10^-6*LN([.C810]/10000)^2+6.383091*10^-8*LN([.C810]/10000)^3)" office:value-type="float" office:value="58.8163561229368">
            <text:p>58.8</text:p>
          </table:table-cell>
          <table:table-cell table:number-columns-repeated="251"/>
        </table:table-row>
        <table:table-row table:style-name="ro2">
          <table:table-cell table:formula="oooc:=[.A810]+1" office:value-type="float" office:value="810">
            <text:p>810</text:p>
          </table:table-cell>
          <table:table-cell table:formula="oooc:=[.A811]/1024*5" office:value-type="float" office:value="3.955078125">
            <text:p>3.96</text:p>
          </table:table-cell>
          <table:table-cell table:style-name="ce5" table:formula="oooc:=5*(9780/[.B811])-9780" office:value-type="float" office:value="2583.85185185185">
            <text:p>2583.85</text:p>
          </table:table-cell>
          <table:table-cell table:style-name="ce5" table:formula="oooc:=-273.15+1/(3.35*10^-3+2.57*10^-4*LN([.C811]/10000)+2.63*10^-6*LN([.C811]/10000)^2+6.75*10^-8*LN([.C811]/10000)^3)" office:value-type="float" office:value="59.4239252308787">
            <text:p>59.42</text:p>
          </table:table-cell>
          <table:table-cell table:style-name="ce7" table:formula="oooc:=-273.15+1/(3.354016*10^-3+2.56985*10^-4*LN([.C811]/10000)+2.620131*10^-6*LN([.C811]/10000)^2+6.383091*10^-8*LN([.C811]/10000)^3)" office:value-type="float" office:value="58.979077765614">
            <text:p>59.0</text:p>
          </table:table-cell>
          <table:table-cell table:number-columns-repeated="251"/>
        </table:table-row>
        <table:table-row table:style-name="ro2">
          <table:table-cell table:formula="oooc:=[.A811]+1" office:value-type="float" office:value="811">
            <text:p>811</text:p>
          </table:table-cell>
          <table:table-cell table:formula="oooc:=[.A812]/1024*5" office:value-type="float" office:value="3.9599609375">
            <text:p>3.96</text:p>
          </table:table-cell>
          <table:table-cell table:style-name="ce5" table:formula="oooc:=5*(9780/[.B812])-9780" office:value-type="float" office:value="2568.60665844636">
            <text:p>2568.61</text:p>
          </table:table-cell>
          <table:table-cell table:style-name="ce5" table:formula="oooc:=-273.15+1/(3.35*10^-3+2.57*10^-4*LN([.C812]/10000)+2.63*10^-6*LN([.C812]/10000)^2+6.75*10^-8*LN([.C812]/10000)^3)" office:value-type="float" office:value="59.5877932622757">
            <text:p>59.59</text:p>
          </table:table-cell>
          <table:table-cell table:style-name="ce7" table:formula="oooc:=-273.15+1/(3.354016*10^-3+2.56985*10^-4*LN([.C812]/10000)+2.620131*10^-6*LN([.C812]/10000)^2+6.383091*10^-8*LN([.C812]/10000)^3)" office:value-type="float" office:value="59.1425020667953">
            <text:p>59.1</text:p>
          </table:table-cell>
          <table:table-cell table:number-columns-repeated="251"/>
        </table:table-row>
        <table:table-row table:style-name="ro2">
          <table:table-cell table:formula="oooc:=[.A812]+1" office:value-type="float" office:value="812">
            <text:p>812</text:p>
          </table:table-cell>
          <table:table-cell table:formula="oooc:=[.A813]/1024*5" office:value-type="float" office:value="3.96484375">
            <text:p>3.96</text:p>
          </table:table-cell>
          <table:table-cell table:style-name="ce5" table:formula="oooc:=5*(9780/[.B813])-9780" office:value-type="float" office:value="2553.39901477832">
            <text:p>2553.4</text:p>
          </table:table-cell>
          <table:table-cell table:style-name="ce5" table:formula="oooc:=-273.15+1/(3.35*10^-3+2.57*10^-4*LN([.C813]/10000)+2.63*10^-6*LN([.C813]/10000)^2+6.75*10^-8*LN([.C813]/10000)^3)" office:value-type="float" office:value="59.7523735905196">
            <text:p>59.75</text:p>
          </table:table-cell>
          <table:table-cell table:style-name="ce7" table:formula="oooc:=-273.15+1/(3.354016*10^-3+2.56985*10^-4*LN([.C813]/10000)+2.620131*10^-6*LN([.C813]/10000)^2+6.383091*10^-8*LN([.C813]/10000)^3)" office:value-type="float" office:value="59.3066364734782">
            <text:p>59.3</text:p>
          </table:table-cell>
          <table:table-cell table:number-columns-repeated="251"/>
        </table:table-row>
        <table:table-row table:style-name="ro2">
          <table:table-cell table:formula="oooc:=[.A813]+1" office:value-type="float" office:value="813">
            <text:p>813</text:p>
          </table:table-cell>
          <table:table-cell table:formula="oooc:=[.A814]/1024*5" office:value-type="float" office:value="3.9697265625">
            <text:p>3.97</text:p>
          </table:table-cell>
          <table:table-cell table:style-name="ce5" table:formula="oooc:=5*(9780/[.B814])-9780" office:value-type="float" office:value="2538.22878228782">
            <text:p>2538.23</text:p>
          </table:table-cell>
          <table:table-cell table:style-name="ce5" table:formula="oooc:=-273.15+1/(3.35*10^-3+2.57*10^-4*LN([.C814]/10000)+2.63*10^-6*LN([.C814]/10000)^2+6.75*10^-8*LN([.C814]/10000)^3)" office:value-type="float" office:value="59.9176737971354">
            <text:p>59.92</text:p>
          </table:table-cell>
          <table:table-cell table:style-name="ce7" table:formula="oooc:=-273.15+1/(3.354016*10^-3+2.56985*10^-4*LN([.C814]/10000)+2.620131*10^-6*LN([.C814]/10000)^2+6.383091*10^-8*LN([.C814]/10000)^3)" office:value-type="float" office:value="59.4714885426859">
            <text:p>59.5</text:p>
          </table:table-cell>
          <table:table-cell table:number-columns-repeated="251"/>
        </table:table-row>
        <table:table-row table:style-name="ro2">
          <table:table-cell table:formula="oooc:=[.A814]+1" office:value-type="float" office:value="814">
            <text:p>814</text:p>
          </table:table-cell>
          <table:table-cell table:formula="oooc:=[.A815]/1024*5" office:value-type="float" office:value="3.974609375">
            <text:p>3.97</text:p>
          </table:table-cell>
          <table:table-cell table:style-name="ce5" table:formula="oooc:=5*(9780/[.B815])-9780" office:value-type="float" office:value="2523.09582309582">
            <text:p>2523.1</text:p>
          </table:table-cell>
          <table:table-cell table:style-name="ce5" table:formula="oooc:=-273.15+1/(3.35*10^-3+2.57*10^-4*LN([.C815]/10000)+2.63*10^-6*LN([.C815]/10000)^2+6.75*10^-8*LN([.C815]/10000)^3)" office:value-type="float" office:value="60.0837015762394">
            <text:p>60.08</text:p>
          </table:table-cell>
          <table:table-cell table:style-name="ce7" table:formula="oooc:=-273.15+1/(3.354016*10^-3+2.56985*10^-4*LN([.C815]/10000)+2.620131*10^-6*LN([.C815]/10000)^2+6.383091*10^-8*LN([.C815]/10000)^3)" office:value-type="float" office:value="59.6370659436507">
            <text:p>59.6</text:p>
          </table:table-cell>
          <table:table-cell table:number-columns-repeated="251"/>
        </table:table-row>
        <table:table-row table:style-name="ro2">
          <table:table-cell table:formula="oooc:=[.A815]+1" office:value-type="float" office:value="815">
            <text:p>815</text:p>
          </table:table-cell>
          <table:table-cell table:formula="oooc:=[.A816]/1024*5" office:value-type="float" office:value="3.9794921875">
            <text:p>3.98</text:p>
          </table:table-cell>
          <table:table-cell table:style-name="ce5" table:formula="oooc:=5*(9780/[.B816])-9780" office:value-type="float" office:value="2508">
            <text:p>2508</text:p>
          </table:table-cell>
          <table:table-cell table:style-name="ce5" table:formula="oooc:=-273.15+1/(3.35*10^-3+2.57*10^-4*LN([.C816]/10000)+2.63*10^-6*LN([.C816]/10000)^2+6.75*10^-8*LN([.C816]/10000)^3)" office:value-type="float" office:value="60.250464736786">
            <text:p>60.25</text:p>
          </table:table-cell>
          <table:table-cell table:style-name="ce7" table:formula="oooc:=-273.15+1/(3.354016*10^-3+2.56985*10^-4*LN([.C816]/10000)+2.620131*10^-6*LN([.C816]/10000)^2+6.383091*10^-8*LN([.C816]/10000)^3)" office:value-type="float" office:value="59.8033764600527">
            <text:p>59.8</text:p>
          </table:table-cell>
          <table:table-cell table:number-columns-repeated="251"/>
        </table:table-row>
        <table:table-row table:style-name="ro2">
          <table:table-cell table:formula="oooc:=[.A816]+1" office:value-type="float" office:value="816">
            <text:p>816</text:p>
          </table:table-cell>
          <table:table-cell table:formula="oooc:=[.A817]/1024*5" office:value-type="float" office:value="3.984375">
            <text:p>3.98</text:p>
          </table:table-cell>
          <table:table-cell table:style-name="ce5" table:formula="oooc:=5*(9780/[.B817])-9780" office:value-type="float" office:value="2492.94117647059">
            <text:p>2492.94</text:p>
          </table:table-cell>
          <table:table-cell table:style-name="ce5" table:formula="oooc:=-273.15+1/(3.35*10^-3+2.57*10^-4*LN([.C817]/10000)+2.63*10^-6*LN([.C817]/10000)^2+6.75*10^-8*LN([.C817]/10000)^3)" office:value-type="float" office:value="60.4179712048677">
            <text:p>60.42</text:p>
          </table:table-cell>
          <table:table-cell table:style-name="ce7" table:formula="oooc:=-273.15+1/(3.354016*10^-3+2.56985*10^-4*LN([.C817]/10000)+2.620131*10^-6*LN([.C817]/10000)^2+6.383091*10^-8*LN([.C817]/10000)^3)" office:value-type="float" office:value="59.9704279923117">
            <text:p>60.0</text:p>
          </table:table-cell>
          <table:table-cell table:number-columns-repeated="251"/>
        </table:table-row>
        <table:table-row table:style-name="ro2">
          <table:table-cell table:formula="oooc:=[.A817]+1" office:value-type="float" office:value="817">
            <text:p>817</text:p>
          </table:table-cell>
          <table:table-cell table:formula="oooc:=[.A818]/1024*5" office:value-type="float" office:value="3.9892578125">
            <text:p>3.99</text:p>
          </table:table-cell>
          <table:table-cell table:style-name="ce5" table:formula="oooc:=5*(9780/[.B818])-9780" office:value-type="float" office:value="2477.91921664627">
            <text:p>2477.92</text:p>
          </table:table-cell>
          <table:table-cell table:style-name="ce5" table:formula="oooc:=-273.15+1/(3.35*10^-3+2.57*10^-4*LN([.C818]/10000)+2.63*10^-6*LN([.C818]/10000)^2+6.75*10^-8*LN([.C818]/10000)^3)" office:value-type="float" office:value="60.5862290260749">
            <text:p>60.59</text:p>
          </table:table-cell>
          <table:table-cell table:style-name="ce7" table:formula="oooc:=-273.15+1/(3.354016*10^-3+2.56985*10^-4*LN([.C818]/10000)+2.620131*10^-6*LN([.C818]/10000)^2+6.383091*10^-8*LN([.C818]/10000)^3)" office:value-type="float" office:value="60.1382285599387">
            <text:p>60.1</text:p>
          </table:table-cell>
          <table:table-cell table:number-columns-repeated="251"/>
        </table:table-row>
        <table:table-row table:style-name="ro2">
          <table:table-cell table:formula="oooc:=[.A818]+1" office:value-type="float" office:value="818">
            <text:p>818</text:p>
          </table:table-cell>
          <table:table-cell table:formula="oooc:=[.A819]/1024*5" office:value-type="float" office:value="3.994140625">
            <text:p>3.99</text:p>
          </table:table-cell>
          <table:table-cell table:style-name="ce5" table:formula="oooc:=5*(9780/[.B819])-9780" office:value-type="float" office:value="2462.93398533007">
            <text:p>2462.93</text:p>
          </table:table-cell>
          <table:table-cell table:style-name="ce5" table:formula="oooc:=-273.15+1/(3.35*10^-3+2.57*10^-4*LN([.C819]/10000)+2.63*10^-6*LN([.C819]/10000)^2+6.75*10^-8*LN([.C819]/10000)^3)" office:value-type="float" office:value="60.7552463679125">
            <text:p>60.76</text:p>
          </table:table-cell>
          <table:table-cell table:style-name="ce7" table:formula="oooc:=-273.15+1/(3.354016*10^-3+2.56985*10^-4*LN([.C819]/10000)+2.620131*10^-6*LN([.C819]/10000)^2+6.383091*10^-8*LN([.C819]/10000)^3)" office:value-type="float" office:value="60.3067863039438">
            <text:p>60.3</text:p>
          </table:table-cell>
          <table:table-cell table:number-columns-repeated="251"/>
        </table:table-row>
        <table:table-row table:style-name="ro2">
          <table:table-cell table:formula="oooc:=[.A819]+1" office:value-type="float" office:value="819">
            <text:p>819</text:p>
          </table:table-cell>
          <table:table-cell table:formula="oooc:=[.A820]/1024*5" office:value-type="float" office:value="3.9990234375">
            <text:p>4</text:p>
          </table:table-cell>
          <table:table-cell table:style-name="ce5" table:formula="oooc:=5*(9780/[.B820])-9780" office:value-type="float" office:value="2447.98534798535">
            <text:p>2447.99</text:p>
          </table:table-cell>
          <table:table-cell table:style-name="ce5" table:formula="oooc:=-273.15+1/(3.35*10^-3+2.57*10^-4*LN([.C820]/10000)+2.63*10^-6*LN([.C820]/10000)^2+6.75*10^-8*LN([.C820]/10000)^3)" office:value-type="float" office:value="60.9250315222795">
            <text:p>60.93</text:p>
          </table:table-cell>
          <table:table-cell table:style-name="ce7" table:formula="oooc:=-273.15+1/(3.354016*10^-3+2.56985*10^-4*LN([.C820]/10000)+2.620131*10^-6*LN([.C820]/10000)^2+6.383091*10^-8*LN([.C820]/10000)^3)" office:value-type="float" office:value="60.4761094893073">
            <text:p>60.5</text:p>
          </table:table-cell>
          <table:table-cell table:number-columns-repeated="251"/>
        </table:table-row>
        <table:table-row table:style-name="ro2">
          <table:table-cell table:formula="oooc:=[.A820]+1" office:value-type="float" office:value="820">
            <text:p>820</text:p>
          </table:table-cell>
          <table:table-cell table:formula="oooc:=[.A821]/1024*5" office:value-type="float" office:value="4.00390625">
            <text:p>4</text:p>
          </table:table-cell>
          <table:table-cell table:style-name="ce5" table:formula="oooc:=5*(9780/[.B821])-9780" office:value-type="float" office:value="2433.07317073171">
            <text:p>2433.07</text:p>
          </table:table-cell>
          <table:table-cell table:style-name="ce5" table:formula="oooc:=-273.15+1/(3.35*10^-3+2.57*10^-4*LN([.C821]/10000)+2.63*10^-6*LN([.C821]/10000)^2+6.75*10^-8*LN([.C821]/10000)^3)" office:value-type="float" office:value="61.0955929080092">
            <text:p>61.1</text:p>
          </table:table-cell>
          <table:table-cell table:style-name="ce7" table:formula="oooc:=-273.15+1/(3.354016*10^-3+2.56985*10^-4*LN([.C821]/10000)+2.620131*10^-6*LN([.C821]/10000)^2+6.383091*10^-8*LN([.C821]/10000)^3)" office:value-type="float" office:value="60.6462065075103">
            <text:p>60.6</text:p>
          </table:table-cell>
          <table:table-cell table:number-columns-repeated="251"/>
        </table:table-row>
        <table:table-row table:style-name="ro2">
          <table:table-cell table:formula="oooc:=[.A821]+1" office:value-type="float" office:value="821">
            <text:p>821</text:p>
          </table:table-cell>
          <table:table-cell table:formula="oooc:=[.A822]/1024*5" office:value-type="float" office:value="4.0087890625">
            <text:p>4.01</text:p>
          </table:table-cell>
          <table:table-cell table:style-name="ce5" table:formula="oooc:=5*(9780/[.B822])-9780" office:value-type="float" office:value="2418.19732034105">
            <text:p>2418.2</text:p>
          </table:table-cell>
          <table:table-cell table:style-name="ce5" table:formula="oooc:=-273.15+1/(3.35*10^-3+2.57*10^-4*LN([.C822]/10000)+2.63*10^-6*LN([.C822]/10000)^2+6.75*10^-8*LN([.C822]/10000)^3)" office:value-type="float" office:value="61.2669390734752">
            <text:p>61.27</text:p>
          </table:table-cell>
          <table:table-cell table:style-name="ce7" table:formula="oooc:=-273.15+1/(3.354016*10^-3+2.56985*10^-4*LN([.C822]/10000)+2.620131*10^-6*LN([.C822]/10000)^2+6.383091*10^-8*LN([.C822]/10000)^3)" office:value-type="float" office:value="60.8170858791331">
            <text:p>60.8</text:p>
          </table:table-cell>
          <table:table-cell table:number-columns-repeated="251"/>
        </table:table-row>
        <table:table-row table:style-name="ro2">
          <table:table-cell table:formula="oooc:=[.A822]+1" office:value-type="float" office:value="822">
            <text:p>822</text:p>
          </table:table-cell>
          <table:table-cell table:formula="oooc:=[.A823]/1024*5" office:value-type="float" office:value="4.013671875">
            <text:p>4.01</text:p>
          </table:table-cell>
          <table:table-cell table:style-name="ce5" table:formula="oooc:=5*(9780/[.B823])-9780" office:value-type="float" office:value="2403.35766423358">
            <text:p>2403.36</text:p>
          </table:table-cell>
          <table:table-cell table:style-name="ce5" table:formula="oooc:=-273.15+1/(3.35*10^-3+2.57*10^-4*LN([.C823]/10000)+2.63*10^-6*LN([.C823]/10000)^2+6.75*10^-8*LN([.C823]/10000)^3)" office:value-type="float" office:value="61.4390786992644">
            <text:p>61.44</text:p>
          </table:table-cell>
          <table:table-cell table:style-name="ce7" table:formula="oooc:=-273.15+1/(3.354016*10^-3+2.56985*10^-4*LN([.C823]/10000)+2.620131*10^-6*LN([.C823]/10000)^2+6.383091*10^-8*LN([.C823]/10000)^3)" office:value-type="float" office:value="60.9887562565163">
            <text:p>61.0</text:p>
          </table:table-cell>
          <table:table-cell table:number-columns-repeated="251"/>
        </table:table-row>
        <table:table-row table:style-name="ro2">
          <table:table-cell table:formula="oooc:=[.A823]+1" office:value-type="float" office:value="823">
            <text:p>823</text:p>
          </table:table-cell>
          <table:table-cell table:formula="oooc:=[.A824]/1024*5" office:value-type="float" office:value="4.0185546875">
            <text:p>4.02</text:p>
          </table:table-cell>
          <table:table-cell table:style-name="ce5" table:formula="oooc:=5*(9780/[.B824])-9780" office:value-type="float" office:value="2388.55407047388">
            <text:p>2388.55</text:p>
          </table:table-cell>
          <table:table-cell table:style-name="ce5" table:formula="oooc:=-273.15+1/(3.35*10^-3+2.57*10^-4*LN([.C824]/10000)+2.63*10^-6*LN([.C824]/10000)^2+6.75*10^-8*LN([.C824]/10000)^3)" office:value-type="float" office:value="61.6120206009168">
            <text:p>61.61</text:p>
          </table:table-cell>
          <table:table-cell table:style-name="ce7" table:formula="oooc:=-273.15+1/(3.354016*10^-3+2.56985*10^-4*LN([.C824]/10000)+2.620131*10^-6*LN([.C824]/10000)^2+6.383091*10^-8*LN([.C824]/10000)^3)" office:value-type="float" office:value="61.1612264264927">
            <text:p>61.2</text:p>
          </table:table-cell>
          <table:table-cell table:number-columns-repeated="251"/>
        </table:table-row>
        <table:table-row table:style-name="ro2">
          <table:table-cell table:formula="oooc:=[.A824]+1" office:value-type="float" office:value="824">
            <text:p>824</text:p>
          </table:table-cell>
          <table:table-cell table:formula="oooc:=[.A825]/1024*5" office:value-type="float" office:value="4.0234375">
            <text:p>4.02</text:p>
          </table:table-cell>
          <table:table-cell table:style-name="ce5" table:formula="oooc:=5*(9780/[.B825])-9780" office:value-type="float" office:value="2373.78640776699">
            <text:p>2373.79</text:p>
          </table:table-cell>
          <table:table-cell table:style-name="ce5" table:formula="oooc:=-273.15+1/(3.35*10^-3+2.57*10^-4*LN([.C825]/10000)+2.63*10^-6*LN([.C825]/10000)^2+6.75*10^-8*LN([.C825]/10000)^3)" office:value-type="float" office:value="61.7857737317379">
            <text:p>61.79</text:p>
          </table:table-cell>
          <table:table-cell table:style-name="ce7" table:formula="oooc:=-273.15+1/(3.354016*10^-3+2.56985*10^-4*LN([.C825]/10000)+2.620131*10^-6*LN([.C825]/10000)^2+6.383091*10^-8*LN([.C825]/10000)^3)" office:value-type="float" office:value="61.3345053131892">
            <text:p>61.3</text:p>
          </table:table-cell>
          <table:table-cell table:number-columns-repeated="251"/>
        </table:table-row>
        <table:table-row table:style-name="ro2">
          <table:table-cell table:formula="oooc:=[.A825]+1" office:value-type="float" office:value="825">
            <text:p>825</text:p>
          </table:table-cell>
          <table:table-cell table:formula="oooc:=[.A826]/1024*5" office:value-type="float" office:value="4.0283203125">
            <text:p>4.03</text:p>
          </table:table-cell>
          <table:table-cell table:style-name="ce5" table:formula="oooc:=5*(9780/[.B826])-9780" office:value-type="float" office:value="2359.05454545455">
            <text:p>2359.05</text:p>
          </table:table-cell>
          <table:table-cell table:style-name="ce5" table:formula="oooc:=-273.15+1/(3.35*10^-3+2.57*10^-4*LN([.C826]/10000)+2.63*10^-6*LN([.C826]/10000)^2+6.75*10^-8*LN([.C826]/10000)^3)" office:value-type="float" office:value="61.9603471856826">
            <text:p>61.96</text:p>
          </table:table-cell>
          <table:table-cell table:style-name="ce7" table:formula="oooc:=-273.15+1/(3.354016*10^-3+2.56985*10^-4*LN([.C826]/10000)+2.620131*10^-6*LN([.C826]/10000)^2+6.383091*10^-8*LN([.C826]/10000)^3)" office:value-type="float" office:value="61.5086019809005">
            <text:p>61.5</text:p>
          </table:table-cell>
          <table:table-cell table:number-columns-repeated="251"/>
        </table:table-row>
        <table:table-row table:style-name="ro2">
          <table:table-cell table:formula="oooc:=[.A826]+1" office:value-type="float" office:value="826">
            <text:p>826</text:p>
          </table:table-cell>
          <table:table-cell table:formula="oooc:=[.A827]/1024*5" office:value-type="float" office:value="4.033203125">
            <text:p>4.03</text:p>
          </table:table-cell>
          <table:table-cell table:style-name="ce5" table:formula="oooc:=5*(9780/[.B827])-9780" office:value-type="float" office:value="2344.3583535109">
            <text:p>2344.36</text:p>
          </table:table-cell>
          <table:table-cell table:style-name="ce5" table:formula="oooc:=-273.15+1/(3.35*10^-3+2.57*10^-4*LN([.C827]/10000)+2.63*10^-6*LN([.C827]/10000)^2+6.75*10^-8*LN([.C827]/10000)^3)" office:value-type="float" office:value="62.1357502003154">
            <text:p>62.14</text:p>
          </table:table-cell>
          <table:table-cell table:style-name="ce7" table:formula="oooc:=-273.15+1/(3.354016*10^-3+2.56985*10^-4*LN([.C827]/10000)+2.620131*10^-6*LN([.C827]/10000)^2+6.383091*10^-8*LN([.C827]/10000)^3)" office:value-type="float" office:value="61.6835256370383">
            <text:p>61.7</text:p>
          </table:table-cell>
          <table:table-cell table:number-columns-repeated="251"/>
        </table:table-row>
        <table:table-row table:style-name="ro2">
          <table:table-cell table:formula="oooc:=[.A827]+1" office:value-type="float" office:value="827">
            <text:p>827</text:p>
          </table:table-cell>
          <table:table-cell table:formula="oooc:=[.A828]/1024*5" office:value-type="float" office:value="4.0380859375">
            <text:p>4.04</text:p>
          </table:table-cell>
          <table:table-cell table:style-name="ce5" table:formula="oooc:=5*(9780/[.B828])-9780" office:value-type="float" office:value="2329.6977025393">
            <text:p>2329.7</text:p>
          </table:table-cell>
          <table:table-cell table:style-name="ce5" table:formula="oooc:=-273.15+1/(3.35*10^-3+2.57*10^-4*LN([.C828]/10000)+2.63*10^-6*LN([.C828]/10000)^2+6.75*10^-8*LN([.C828]/10000)^3)" office:value-type="float" office:value="62.3119921598469">
            <text:p>62.31</text:p>
          </table:table-cell>
          <table:table-cell table:style-name="ce7" table:formula="oooc:=-273.15+1/(3.354016*10^-3+2.56985*10^-4*LN([.C828]/10000)+2.620131*10^-6*LN([.C828]/10000)^2+6.383091*10^-8*LN([.C828]/10000)^3)" office:value-type="float" office:value="61.8592856351578">
            <text:p>61.9</text:p>
          </table:table-cell>
          <table:table-cell table:number-columns-repeated="251"/>
        </table:table-row>
        <table:table-row table:style-name="ro2">
          <table:table-cell table:formula="oooc:=[.A828]+1" office:value-type="float" office:value="828">
            <text:p>828</text:p>
          </table:table-cell>
          <table:table-cell table:formula="oooc:=[.A829]/1024*5" office:value-type="float" office:value="4.04296875">
            <text:p>4.04</text:p>
          </table:table-cell>
          <table:table-cell table:style-name="ce5" table:formula="oooc:=5*(9780/[.B829])-9780" office:value-type="float" office:value="2315.07246376812">
            <text:p>2315.07</text:p>
          </table:table-cell>
          <table:table-cell table:style-name="ce5" table:formula="oooc:=-273.15+1/(3.35*10^-3+2.57*10^-4*LN([.C829]/10000)+2.63*10^-6*LN([.C829]/10000)^2+6.75*10^-8*LN([.C829]/10000)^3)" office:value-type="float" office:value="62.4890825982513">
            <text:p>62.49</text:p>
          </table:table-cell>
          <table:table-cell table:style-name="ce7" table:formula="oooc:=-273.15+1/(3.354016*10^-3+2.56985*10^-4*LN([.C829]/10000)+2.620131*10^-6*LN([.C829]/10000)^2+6.383091*10^-8*LN([.C829]/10000)^3)" office:value-type="float" office:value="62.0358914780636">
            <text:p>62.0</text:p>
          </table:table-cell>
          <table:table-cell table:number-columns-repeated="251"/>
        </table:table-row>
        <table:table-row table:style-name="ro2">
          <table:table-cell table:formula="oooc:=[.A829]+1" office:value-type="float" office:value="829">
            <text:p>829</text:p>
          </table:table-cell>
          <table:table-cell table:formula="oooc:=[.A830]/1024*5" office:value-type="float" office:value="4.0478515625">
            <text:p>4.05</text:p>
          </table:table-cell>
          <table:table-cell table:style-name="ce5" table:formula="oooc:=5*(9780/[.B830])-9780" office:value-type="float" office:value="2300.48250904704">
            <text:p>2300.48</text:p>
          </table:table-cell>
          <table:table-cell table:style-name="ce5" table:formula="oooc:=-273.15+1/(3.35*10^-3+2.57*10^-4*LN([.C830]/10000)+2.63*10^-6*LN([.C830]/10000)^2+6.75*10^-8*LN([.C830]/10000)^3)" office:value-type="float" office:value="62.6670312024658">
            <text:p>62.67</text:p>
          </table:table-cell>
          <table:table-cell table:style-name="ce7" table:formula="oooc:=-273.15+1/(3.354016*10^-3+2.56985*10^-4*LN([.C830]/10000)+2.620131*10^-6*LN([.C830]/10000)^2+6.383091*10^-8*LN([.C830]/10000)^3)" office:value-type="float" office:value="62.2133528209976">
            <text:p>62.2</text:p>
          </table:table-cell>
          <table:table-cell table:number-columns-repeated="251"/>
        </table:table-row>
        <table:table-row table:style-name="ro2">
          <table:table-cell table:formula="oooc:=[.A830]+1" office:value-type="float" office:value="830">
            <text:p>830</text:p>
          </table:table-cell>
          <table:table-cell table:formula="oooc:=[.A831]/1024*5" office:value-type="float" office:value="4.052734375">
            <text:p>4.05</text:p>
          </table:table-cell>
          <table:table-cell table:style-name="ce5" table:formula="oooc:=5*(9780/[.B831])-9780" office:value-type="float" office:value="2285.92771084337">
            <text:p>2285.93</text:p>
          </table:table-cell>
          <table:table-cell table:style-name="ce5" table:formula="oooc:=-273.15+1/(3.35*10^-3+2.57*10^-4*LN([.C831]/10000)+2.63*10^-6*LN([.C831]/10000)^2+6.75*10^-8*LN([.C831]/10000)^3)" office:value-type="float" office:value="62.8458478156754">
            <text:p>62.85</text:p>
          </table:table-cell>
          <table:table-cell table:style-name="ce7" table:formula="oooc:=-273.15+1/(3.354016*10^-3+2.56985*10^-4*LN([.C831]/10000)+2.620131*10^-6*LN([.C831]/10000)^2+6.383091*10^-8*LN([.C831]/10000)^3)" office:value-type="float" office:value="62.3916794749124">
            <text:p>62.4</text:p>
          </table:table-cell>
          <table:table-cell table:number-columns-repeated="251"/>
        </table:table-row>
        <table:table-row table:style-name="ro2">
          <table:table-cell table:formula="oooc:=[.A831]+1" office:value-type="float" office:value="831">
            <text:p>831</text:p>
          </table:table-cell>
          <table:table-cell table:formula="oooc:=[.A832]/1024*5" office:value-type="float" office:value="4.0576171875">
            <text:p>4.06</text:p>
          </table:table-cell>
          <table:table-cell table:style-name="ce5" table:formula="oooc:=5*(9780/[.B832])-9780" office:value-type="float" office:value="2271.40794223827">
            <text:p>2271.41</text:p>
          </table:table-cell>
          <table:table-cell table:style-name="ce5" table:formula="oooc:=-273.15+1/(3.35*10^-3+2.57*10^-4*LN([.C832]/10000)+2.63*10^-6*LN([.C832]/10000)^2+6.75*10^-8*LN([.C832]/10000)^3)" office:value-type="float" office:value="63.0255424406853">
            <text:p>63.03</text:p>
          </table:table-cell>
          <table:table-cell table:style-name="ce7" table:formula="oooc:=-273.15+1/(3.354016*10^-3+2.56985*10^-4*LN([.C832]/10000)+2.620131*10^-6*LN([.C832]/10000)^2+6.383091*10^-8*LN([.C832]/10000)^3)" office:value-type="float" office:value="62.5708814098313">
            <text:p>62.6</text:p>
          </table:table-cell>
          <table:table-cell table:number-columns-repeated="251"/>
        </table:table-row>
        <table:table-row table:style-name="ro2">
          <table:table-cell table:formula="oooc:=[.A832]+1" office:value-type="float" office:value="832">
            <text:p>832</text:p>
          </table:table-cell>
          <table:table-cell table:formula="oooc:=[.A833]/1024*5" office:value-type="float" office:value="4.0625">
            <text:p>4.06</text:p>
          </table:table-cell>
          <table:table-cell table:style-name="ce5" table:formula="oooc:=5*(9780/[.B833])-9780" office:value-type="float" office:value="2256.92307692308">
            <text:p>2256.92</text:p>
          </table:table-cell>
          <table:table-cell table:style-name="ce5" table:formula="oooc:=-273.15+1/(3.35*10^-3+2.57*10^-4*LN([.C833]/10000)+2.63*10^-6*LN([.C833]/10000)^2+6.75*10^-8*LN([.C833]/10000)^3)" office:value-type="float" office:value="63.2061252433837">
            <text:p>63.21</text:p>
          </table:table-cell>
          <table:table-cell table:style-name="ce7" table:formula="oooc:=-273.15+1/(3.354016*10^-3+2.56985*10^-4*LN([.C833]/10000)+2.620131*10^-6*LN([.C833]/10000)^2+6.383091*10^-8*LN([.C833]/10000)^3)" office:value-type="float" office:value="62.7509687582995">
            <text:p>62.8</text:p>
          </table:table-cell>
          <table:table-cell table:number-columns-repeated="251"/>
        </table:table-row>
        <table:table-row table:style-name="ro2">
          <table:table-cell table:formula="oooc:=[.A833]+1" office:value-type="float" office:value="833">
            <text:p>833</text:p>
          </table:table-cell>
          <table:table-cell table:formula="oooc:=[.A834]/1024*5" office:value-type="float" office:value="4.0673828125">
            <text:p>4.07</text:p>
          </table:table-cell>
          <table:table-cell table:style-name="ce5" table:formula="oooc:=5*(9780/[.B834])-9780" office:value-type="float" office:value="2242.47298919568">
            <text:p>2242.47</text:p>
          </table:table-cell>
          <table:table-cell table:style-name="ce5" table:formula="oooc:=-273.15+1/(3.35*10^-3+2.57*10^-4*LN([.C834]/10000)+2.63*10^-6*LN([.C834]/10000)^2+6.75*10^-8*LN([.C834]/10000)^3)" office:value-type="float" office:value="63.3876065562986">
            <text:p>63.39</text:p>
          </table:table-cell>
          <table:table-cell table:style-name="ce7" table:formula="oooc:=-273.15+1/(3.354016*10^-3+2.56985*10^-4*LN([.C834]/10000)+2.620131*10^-6*LN([.C834]/10000)^2+6.383091*10^-8*LN([.C834]/10000)^3)" office:value-type="float" office:value="62.9319518189271">
            <text:p>62.9</text:p>
          </table:table-cell>
          <table:table-cell table:number-columns-repeated="251"/>
        </table:table-row>
        <table:table-row table:style-name="ro2">
          <table:table-cell table:formula="oooc:=[.A834]+1" office:value-type="float" office:value="834">
            <text:p>834</text:p>
          </table:table-cell>
          <table:table-cell table:formula="oooc:=[.A835]/1024*5" office:value-type="float" office:value="4.072265625">
            <text:p>4.07</text:p>
          </table:table-cell>
          <table:table-cell table:style-name="ce5" table:formula="oooc:=5*(9780/[.B835])-9780" office:value-type="float" office:value="2228.05755395683">
            <text:p>2228.06</text:p>
          </table:table-cell>
          <table:table-cell table:style-name="ce5" table:formula="oooc:=-273.15+1/(3.35*10^-3+2.57*10^-4*LN([.C835]/10000)+2.63*10^-6*LN([.C835]/10000)^2+6.75*10^-8*LN([.C835]/10000)^3)" office:value-type="float" office:value="63.5699968822518">
            <text:p>63.57</text:p>
          </table:table-cell>
          <table:table-cell table:style-name="ce7" table:formula="oooc:=-273.15+1/(3.354016*10^-3+2.56985*10^-4*LN([.C835]/10000)+2.620131*10^-6*LN([.C835]/10000)^2+6.383091*10^-8*LN([.C835]/10000)^3)" office:value-type="float" office:value="63.1138410600306">
            <text:p>63.1</text:p>
          </table:table-cell>
          <table:table-cell table:number-columns-repeated="251"/>
        </table:table-row>
        <table:table-row table:style-name="ro2">
          <table:table-cell table:formula="oooc:=[.A835]+1" office:value-type="float" office:value="835">
            <text:p>835</text:p>
          </table:table-cell>
          <table:table-cell table:formula="oooc:=[.A836]/1024*5" office:value-type="float" office:value="4.0771484375">
            <text:p>4.08</text:p>
          </table:table-cell>
          <table:table-cell table:style-name="ce5" table:formula="oooc:=5*(9780/[.B836])-9780" office:value-type="float" office:value="2213.67664670659">
            <text:p>2213.68</text:p>
          </table:table-cell>
          <table:table-cell table:style-name="ce5" table:formula="oooc:=-273.15+1/(3.35*10^-3+2.57*10^-4*LN([.C836]/10000)+2.63*10^-6*LN([.C836]/10000)^2+6.75*10^-8*LN([.C836]/10000)^3)" office:value-type="float" office:value="63.7533068981103">
            <text:p>63.75</text:p>
          </table:table-cell>
          <table:table-cell table:style-name="ce7" table:formula="oooc:=-273.15+1/(3.354016*10^-3+2.56985*10^-4*LN([.C836]/10000)+2.620131*10^-6*LN([.C836]/10000)^2+6.383091*10^-8*LN([.C836]/10000)^3)" office:value-type="float" office:value="63.296647123371">
            <text:p>63.3</text:p>
          </table:table-cell>
          <table:table-cell table:number-columns-repeated="251"/>
        </table:table-row>
        <table:table-row table:style-name="ro2">
          <table:table-cell table:formula="oooc:=[.A836]+1" office:value-type="float" office:value="836">
            <text:p>836</text:p>
          </table:table-cell>
          <table:table-cell table:formula="oooc:=[.A837]/1024*5" office:value-type="float" office:value="4.08203125">
            <text:p>4.08</text:p>
          </table:table-cell>
          <table:table-cell table:style-name="ce5" table:formula="oooc:=5*(9780/[.B837])-9780" office:value-type="float" office:value="2199.33014354067">
            <text:p>2199.33</text:p>
          </table:table-cell>
          <table:table-cell table:style-name="ce5" table:formula="oooc:=-273.15+1/(3.35*10^-3+2.57*10^-4*LN([.C837]/10000)+2.63*10^-6*LN([.C837]/10000)^2+6.75*10^-8*LN([.C837]/10000)^3)" office:value-type="float" office:value="63.937547458644">
            <text:p>63.94</text:p>
          </table:table-cell>
          <table:table-cell table:style-name="ce7" table:formula="oooc:=-273.15+1/(3.354016*10^-3+2.56985*10^-4*LN([.C837]/10000)+2.620131*10^-6*LN([.C837]/10000)^2+6.383091*10^-8*LN([.C837]/10000)^3)" office:value-type="float" office:value="63.4803808279973">
            <text:p>63.5</text:p>
          </table:table-cell>
          <table:table-cell table:number-columns-repeated="251"/>
        </table:table-row>
        <table:table-row table:style-name="ro2">
          <table:table-cell table:formula="oooc:=[.A837]+1" office:value-type="float" office:value="837">
            <text:p>837</text:p>
          </table:table-cell>
          <table:table-cell table:formula="oooc:=[.A838]/1024*5" office:value-type="float" office:value="4.0869140625">
            <text:p>4.09</text:p>
          </table:table-cell>
          <table:table-cell table:style-name="ce5" table:formula="oooc:=5*(9780/[.B838])-9780" office:value-type="float" office:value="2185.01792114695">
            <text:p>2185.02</text:p>
          </table:table-cell>
          <table:table-cell table:style-name="ce5" table:formula="oooc:=-273.15+1/(3.35*10^-3+2.57*10^-4*LN([.C838]/10000)+2.63*10^-6*LN([.C838]/10000)^2+6.75*10^-8*LN([.C838]/10000)^3)" office:value-type="float" office:value="64.1227296004868">
            <text:p>64.12</text:p>
          </table:table-cell>
          <table:table-cell table:style-name="ce7" table:formula="oooc:=-273.15+1/(3.354016*10^-3+2.56985*10^-4*LN([.C838]/10000)+2.620131*10^-6*LN([.C838]/10000)^2+6.383091*10^-8*LN([.C838]/10000)^3)" office:value-type="float" office:value="63.6650531741936">
            <text:p>63.7</text:p>
          </table:table-cell>
          <table:table-cell table:number-columns-repeated="251"/>
        </table:table-row>
        <table:table-row table:style-name="ro2">
          <table:table-cell table:formula="oooc:=[.A838]+1" office:value-type="float" office:value="838">
            <text:p>838</text:p>
          </table:table-cell>
          <table:table-cell table:formula="oooc:=[.A839]/1024*5" office:value-type="float" office:value="4.091796875">
            <text:p>4.09</text:p>
          </table:table-cell>
          <table:table-cell table:style-name="ce5" table:formula="oooc:=5*(9780/[.B839])-9780" office:value-type="float" office:value="2170.73985680191">
            <text:p>2170.74</text:p>
          </table:table-cell>
          <table:table-cell table:style-name="ce5" table:formula="oooc:=-273.15+1/(3.35*10^-3+2.57*10^-4*LN([.C839]/10000)+2.63*10^-6*LN([.C839]/10000)^2+6.75*10^-8*LN([.C839]/10000)^3)" office:value-type="float" office:value="64.3088645462098">
            <text:p>64.31</text:p>
          </table:table-cell>
          <table:table-cell table:style-name="ce7" table:formula="oooc:=-273.15+1/(3.354016*10^-3+2.56985*10^-4*LN([.C839]/10000)+2.620131*10^-6*LN([.C839]/10000)^2+6.383091*10^-8*LN([.C839]/10000)^3)" office:value-type="float" office:value="63.8506753475374">
            <text:p>63.9</text:p>
          </table:table-cell>
          <table:table-cell table:number-columns-repeated="251"/>
        </table:table-row>
        <table:table-row table:style-name="ro2">
          <table:table-cell table:formula="oooc:=[.A839]+1" office:value-type="float" office:value="839">
            <text:p>839</text:p>
          </table:table-cell>
          <table:table-cell table:formula="oooc:=[.A840]/1024*5" office:value-type="float" office:value="4.0966796875">
            <text:p>4.1</text:p>
          </table:table-cell>
          <table:table-cell table:style-name="ce5" table:formula="oooc:=5*(9780/[.B840])-9780" office:value-type="float" office:value="2156.4958283671">
            <text:p>2156.5</text:p>
          </table:table-cell>
          <table:table-cell table:style-name="ce5" table:formula="oooc:=-273.15+1/(3.35*10^-3+2.57*10^-4*LN([.C840]/10000)+2.63*10^-6*LN([.C840]/10000)^2+6.75*10^-8*LN([.C840]/10000)^3)" office:value-type="float" office:value="64.4959637085067">
            <text:p>64.5</text:p>
          </table:table-cell>
          <table:table-cell table:style-name="ce7" table:formula="oooc:=-273.15+1/(3.354016*10^-3+2.56985*10^-4*LN([.C840]/10000)+2.620131*10^-6*LN([.C840]/10000)^2+6.383091*10^-8*LN([.C840]/10000)^3)" office:value-type="float" office:value="64.0372587230706">
            <text:p>64.0</text:p>
          </table:table-cell>
          <table:table-cell table:number-columns-repeated="251"/>
        </table:table-row>
        <table:table-row table:style-name="ro2">
          <table:table-cell table:formula="oooc:=[.A840]+1" office:value-type="float" office:value="840">
            <text:p>840</text:p>
          </table:table-cell>
          <table:table-cell table:formula="oooc:=[.A841]/1024*5" office:value-type="float" office:value="4.1015625">
            <text:p>4.1</text:p>
          </table:table-cell>
          <table:table-cell table:style-name="ce5" table:formula="oooc:=5*(9780/[.B841])-9780" office:value-type="float" office:value="2142.28571428572">
            <text:p>2142.29</text:p>
          </table:table-cell>
          <table:table-cell table:style-name="ce5" table:formula="oooc:=-273.15+1/(3.35*10^-3+2.57*10^-4*LN([.C841]/10000)+2.63*10^-6*LN([.C841]/10000)^2+6.75*10^-8*LN([.C841]/10000)^3)" office:value-type="float" office:value="64.6840386944974">
            <text:p>64.68</text:p>
          </table:table-cell>
          <table:table-cell table:style-name="ce7" table:formula="oooc:=-273.15+1/(3.354016*10^-3+2.56985*10^-4*LN([.C841]/10000)+2.620131*10^-6*LN([.C841]/10000)^2+6.383091*10^-8*LN([.C841]/10000)^3)" office:value-type="float" office:value="64.2248148695869">
            <text:p>64.2</text:p>
          </table:table-cell>
          <table:table-cell table:number-columns-repeated="251"/>
        </table:table-row>
        <table:table-row table:style-name="ro2">
          <table:table-cell table:formula="oooc:=[.A841]+1" office:value-type="float" office:value="841">
            <text:p>841</text:p>
          </table:table-cell>
          <table:table-cell table:formula="oooc:=[.A842]/1024*5" office:value-type="float" office:value="4.1064453125">
            <text:p>4.11</text:p>
          </table:table-cell>
          <table:table-cell table:style-name="ce5" table:formula="oooc:=5*(9780/[.B842])-9780" office:value-type="float" office:value="2128.10939357907">
            <text:p>2128.11</text:p>
          </table:table-cell>
          <table:table-cell table:style-name="ce5" table:formula="oooc:=-273.15+1/(3.35*10^-3+2.57*10^-4*LN([.C842]/10000)+2.63*10^-6*LN([.C842]/10000)^2+6.75*10^-8*LN([.C842]/10000)^3)" office:value-type="float" office:value="64.8731013101527">
            <text:p>64.87</text:p>
          </table:table-cell>
          <table:table-cell table:style-name="ce7" table:formula="oooc:=-273.15+1/(3.354016*10^-3+2.56985*10^-4*LN([.C842]/10000)+2.620131*10^-6*LN([.C842]/10000)^2+6.383091*10^-8*LN([.C842]/10000)^3)" office:value-type="float" office:value="64.4133555540406">
            <text:p>64.4</text:p>
          </table:table-cell>
          <table:table-cell table:number-columns-repeated="251"/>
        </table:table-row>
        <table:table-row table:style-name="ro2">
          <table:table-cell table:formula="oooc:=[.A842]+1" office:value-type="float" office:value="842">
            <text:p>842</text:p>
          </table:table-cell>
          <table:table-cell table:formula="oooc:=[.A843]/1024*5" office:value-type="float" office:value="4.111328125">
            <text:p>4.11</text:p>
          </table:table-cell>
          <table:table-cell table:style-name="ce5" table:formula="oooc:=5*(9780/[.B843])-9780" office:value-type="float" office:value="2113.96674584323">
            <text:p>2113.97</text:p>
          </table:table-cell>
          <table:table-cell table:style-name="ce5" table:formula="oooc:=-273.15+1/(3.35*10^-3+2.57*10^-4*LN([.C843]/10000)+2.63*10^-6*LN([.C843]/10000)^2+6.75*10^-8*LN([.C843]/10000)^3)" office:value-type="float" office:value="65.0631635648444">
            <text:p>65.06</text:p>
          </table:table-cell>
          <table:table-cell table:style-name="ce7" table:formula="oooc:=-273.15+1/(3.354016*10^-3+2.56985*10^-4*LN([.C843]/10000)+2.620131*10^-6*LN([.C843]/10000)^2+6.383091*10^-8*LN([.C843]/10000)^3)" office:value-type="float" office:value="64.602892746081">
            <text:p>64.6</text:p>
          </table:table-cell>
          <table:table-cell table:number-columns-repeated="251"/>
        </table:table-row>
        <table:table-row table:style-name="ro2">
          <table:table-cell table:formula="oooc:=[.A843]+1" office:value-type="float" office:value="843">
            <text:p>843</text:p>
          </table:table-cell>
          <table:table-cell table:formula="oooc:=[.A844]/1024*5" office:value-type="float" office:value="4.1162109375">
            <text:p>4.12</text:p>
          </table:table-cell>
          <table:table-cell table:style-name="ce5" table:formula="oooc:=5*(9780/[.B844])-9780" office:value-type="float" office:value="2099.85765124555">
            <text:p>2099.86</text:p>
          </table:table-cell>
          <table:table-cell table:style-name="ce5" table:formula="oooc:=-273.15+1/(3.35*10^-3+2.57*10^-4*LN([.C844]/10000)+2.63*10^-6*LN([.C844]/10000)^2+6.75*10^-8*LN([.C844]/10000)^3)" office:value-type="float" office:value="65.2542376760254">
            <text:p>65.25</text:p>
          </table:table-cell>
          <table:table-cell table:style-name="ce7" table:formula="oooc:=-273.15+1/(3.354016*10^-3+2.56985*10^-4*LN([.C844]/10000)+2.620131*10^-6*LN([.C844]/10000)^2+6.383091*10^-8*LN([.C844]/10000)^3)" office:value-type="float" office:value="64.7934386227144">
            <text:p>64.8</text:p>
          </table:table-cell>
          <table:table-cell table:number-columns-repeated="251"/>
        </table:table-row>
        <table:table-row table:style-name="ro2">
          <table:table-cell table:formula="oooc:=[.A844]+1" office:value-type="float" office:value="844">
            <text:p>844</text:p>
          </table:table-cell>
          <table:table-cell table:formula="oooc:=[.A845]/1024*5" office:value-type="float" office:value="4.12109375">
            <text:p>4.12</text:p>
          </table:table-cell>
          <table:table-cell table:style-name="ce5" table:formula="oooc:=5*(9780/[.B845])-9780" office:value-type="float" office:value="2085.78199052133">
            <text:p>2085.78</text:p>
          </table:table-cell>
          <table:table-cell table:style-name="ce5" table:formula="oooc:=-273.15+1/(3.35*10^-3+2.57*10^-4*LN([.C845]/10000)+2.63*10^-6*LN([.C845]/10000)^2+6.75*10^-8*LN([.C845]/10000)^3)" office:value-type="float" office:value="65.4463360740434">
            <text:p>65.45</text:p>
          </table:table-cell>
          <table:table-cell table:style-name="ce7" table:formula="oooc:=-273.15+1/(3.354016*10^-3+2.56985*10^-4*LN([.C845]/10000)+2.620131*10^-6*LN([.C845]/10000)^2+6.383091*10^-8*LN([.C845]/10000)^3)" office:value-type="float" office:value="64.9850055731018">
            <text:p>65.0</text:p>
          </table:table-cell>
          <table:table-cell table:number-columns-repeated="251"/>
        </table:table-row>
        <table:table-row table:style-name="ro2">
          <table:table-cell table:formula="oooc:=[.A845]+1" office:value-type="float" office:value="845">
            <text:p>845</text:p>
          </table:table-cell>
          <table:table-cell table:formula="oooc:=[.A846]/1024*5" office:value-type="float" office:value="4.1259765625">
            <text:p>4.13</text:p>
          </table:table-cell>
          <table:table-cell table:style-name="ce5" table:formula="oooc:=5*(9780/[.B846])-9780" office:value-type="float" office:value="2071.73964497041">
            <text:p>2071.74</text:p>
          </table:table-cell>
          <table:table-cell table:style-name="ce5" table:formula="oooc:=-273.15+1/(3.35*10^-3+2.57*10^-4*LN([.C846]/10000)+2.63*10^-6*LN([.C846]/10000)^2+6.75*10^-8*LN([.C846]/10000)^3)" office:value-type="float" office:value="65.6394714070941">
            <text:p>65.64</text:p>
          </table:table-cell>
          <table:table-cell table:style-name="ce7" table:formula="oooc:=-273.15+1/(3.354016*10^-3+2.56985*10^-4*LN([.C846]/10000)+2.620131*10^-6*LN([.C846]/10000)^2+6.383091*10^-8*LN([.C846]/10000)^3)" office:value-type="float" office:value="65.1776062034935">
            <text:p>65.2</text:p>
          </table:table-cell>
          <table:table-cell table:number-columns-repeated="251"/>
        </table:table-row>
        <table:table-row table:style-name="ro2">
          <table:table-cell table:formula="oooc:=[.A846]+1" office:value-type="float" office:value="846">
            <text:p>846</text:p>
          </table:table-cell>
          <table:table-cell table:formula="oooc:=[.A847]/1024*5" office:value-type="float" office:value="4.130859375">
            <text:p>4.13</text:p>
          </table:table-cell>
          <table:table-cell table:style-name="ce5" table:formula="oooc:=5*(9780/[.B847])-9780" office:value-type="float" office:value="2057.7304964539">
            <text:p>2057.73</text:p>
          </table:table-cell>
          <table:table-cell table:style-name="ce5" table:formula="oooc:=-273.15+1/(3.35*10^-3+2.57*10^-4*LN([.C847]/10000)+2.63*10^-6*LN([.C847]/10000)^2+6.75*10^-8*LN([.C847]/10000)^3)" office:value-type="float" office:value="65.833656546318">
            <text:p>65.83</text:p>
          </table:table-cell>
          <table:table-cell table:style-name="ce7" table:formula="oooc:=-273.15+1/(3.354016*10^-3+2.56985*10^-4*LN([.C847]/10000)+2.620131*10^-6*LN([.C847]/10000)^2+6.383091*10^-8*LN([.C847]/10000)^3)" office:value-type="float" office:value="65.3712533423069">
            <text:p>65.4</text:p>
          </table:table-cell>
          <table:table-cell table:number-columns-repeated="251"/>
        </table:table-row>
        <table:table-row table:style-name="ro2">
          <table:table-cell table:formula="oooc:=[.A847]+1" office:value-type="float" office:value="847">
            <text:p>847</text:p>
          </table:table-cell>
          <table:table-cell table:formula="oooc:=[.A848]/1024*5" office:value-type="float" office:value="4.1357421875">
            <text:p>4.14</text:p>
          </table:table-cell>
          <table:table-cell table:style-name="ce5" table:formula="oooc:=5*(9780/[.B848])-9780" office:value-type="float" office:value="2043.75442739079">
            <text:p>2043.75</text:p>
          </table:table-cell>
          <table:table-cell table:style-name="ce5" table:formula="oooc:=-273.15+1/(3.35*10^-3+2.57*10^-4*LN([.C848]/10000)+2.63*10^-6*LN([.C848]/10000)^2+6.75*10^-8*LN([.C848]/10000)^3)" office:value-type="float" office:value="66.028904591045">
            <text:p>66.03</text:p>
          </table:table-cell>
          <table:table-cell table:style-name="ce7" table:formula="oooc:=-273.15+1/(3.354016*10^-3+2.56985*10^-4*LN([.C848]/10000)+2.620131*10^-6*LN([.C848]/10000)^2+6.383091*10^-8*LN([.C848]/10000)^3)" office:value-type="float" office:value="65.5659600453532">
            <text:p>65.6</text:p>
          </table:table-cell>
          <table:table-cell table:number-columns-repeated="251"/>
        </table:table-row>
        <table:table-row table:style-name="ro2">
          <table:table-cell table:formula="oooc:=[.A848]+1" office:value-type="float" office:value="848">
            <text:p>848</text:p>
          </table:table-cell>
          <table:table-cell table:formula="oooc:=[.A849]/1024*5" office:value-type="float" office:value="4.140625">
            <text:p>4.14</text:p>
          </table:table-cell>
          <table:table-cell table:style-name="ce5" table:formula="oooc:=5*(9780/[.B849])-9780" office:value-type="float" office:value="2029.81132075472">
            <text:p>2029.81</text:p>
          </table:table-cell>
          <table:table-cell table:style-name="ce5" table:formula="oooc:=-273.15+1/(3.35*10^-3+2.57*10^-4*LN([.C849]/10000)+2.63*10^-6*LN([.C849]/10000)^2+6.75*10^-8*LN([.C849]/10000)^3)" office:value-type="float" office:value="66.2252288741935">
            <text:p>66.23</text:p>
          </table:table-cell>
          <table:table-cell table:style-name="ce7" table:formula="oooc:=-273.15+1/(3.354016*10^-3+2.56985*10^-4*LN([.C849]/10000)+2.620131*10^-6*LN([.C849]/10000)^2+6.383091*10^-8*LN([.C849]/10000)^3)" office:value-type="float" office:value="65.7617396012162">
            <text:p>65.8</text:p>
          </table:table-cell>
          <table:table-cell table:number-columns-repeated="251"/>
        </table:table-row>
        <table:table-row table:style-name="ro2">
          <table:table-cell table:formula="oooc:=[.A849]+1" office:value-type="float" office:value="849">
            <text:p>849</text:p>
          </table:table-cell>
          <table:table-cell table:formula="oooc:=[.A850]/1024*5" office:value-type="float" office:value="4.1455078125">
            <text:p>4.15</text:p>
          </table:table-cell>
          <table:table-cell table:style-name="ce5" table:formula="oooc:=5*(9780/[.B850])-9780" office:value-type="float" office:value="2015.90106007067">
            <text:p>2015.9</text:p>
          </table:table-cell>
          <table:table-cell table:style-name="ce5" table:formula="oooc:=-273.15+1/(3.35*10^-3+2.57*10^-4*LN([.C850]/10000)+2.63*10^-6*LN([.C850]/10000)^2+6.75*10^-8*LN([.C850]/10000)^3)" office:value-type="float" office:value="66.4226429678291">
            <text:p>66.42</text:p>
          </table:table-cell>
          <table:table-cell table:style-name="ce7" table:formula="oooc:=-273.15+1/(3.354016*10^-3+2.56985*10^-4*LN([.C850]/10000)+2.620131*10^-6*LN([.C850]/10000)^2+6.383091*10^-8*LN([.C850]/10000)^3)" office:value-type="float" office:value="65.9586055367908">
            <text:p>66.0</text:p>
          </table:table-cell>
          <table:table-cell table:number-columns-repeated="251"/>
        </table:table-row>
        <table:table-row table:style-name="ro2">
          <table:table-cell table:formula="oooc:=[.A850]+1" office:value-type="float" office:value="850">
            <text:p>850</text:p>
          </table:table-cell>
          <table:table-cell table:formula="oooc:=[.A851]/1024*5" office:value-type="float" office:value="4.150390625">
            <text:p>4.15</text:p>
          </table:table-cell>
          <table:table-cell table:style-name="ce5" table:formula="oooc:=5*(9780/[.B851])-9780" office:value-type="float" office:value="2002.02352941176">
            <text:p>2002.02</text:p>
          </table:table-cell>
          <table:table-cell table:style-name="ce5" table:formula="oooc:=-273.15+1/(3.35*10^-3+2.57*10^-4*LN([.C851]/10000)+2.63*10^-6*LN([.C851]/10000)^2+6.75*10^-8*LN([.C851]/10000)^3)" office:value-type="float" office:value="66.621160688887">
            <text:p>66.62</text:p>
          </table:table-cell>
          <table:table-cell table:style-name="ce7" table:formula="oooc:=-273.15+1/(3.354016*10^-3+2.56985*10^-4*LN([.C851]/10000)+2.620131*10^-6*LN([.C851]/10000)^2+6.383091*10^-8*LN([.C851]/10000)^3)" office:value-type="float" office:value="66.1565716229851">
            <text:p>66.2</text:p>
          </table:table-cell>
          <table:table-cell table:number-columns-repeated="251"/>
        </table:table-row>
        <table:table-row table:style-name="ro2">
          <table:table-cell table:formula="oooc:=[.A851]+1" office:value-type="float" office:value="851">
            <text:p>851</text:p>
          </table:table-cell>
          <table:table-cell table:formula="oooc:=[.A852]/1024*5" office:value-type="float" office:value="4.1552734375">
            <text:p>4.16</text:p>
          </table:table-cell>
          <table:table-cell table:style-name="ce5" table:formula="oooc:=5*(9780/[.B852])-9780" office:value-type="float" office:value="1988.178613396">
            <text:p>1988.18</text:p>
          </table:table-cell>
          <table:table-cell table:style-name="ce5" table:formula="oooc:=-273.15+1/(3.35*10^-3+2.57*10^-4*LN([.C852]/10000)+2.63*10^-6*LN([.C852]/10000)^2+6.75*10^-8*LN([.C852]/10000)^3)" office:value-type="float" office:value="66.8207961050662">
            <text:p>66.82</text:p>
          </table:table-cell>
          <table:table-cell table:style-name="ce7" table:formula="oooc:=-273.15+1/(3.354016*10^-3+2.56985*10^-4*LN([.C852]/10000)+2.620131*10^-6*LN([.C852]/10000)^2+6.383091*10^-8*LN([.C852]/10000)^3)" office:value-type="float" office:value="66.3556518805928">
            <text:p>66.4</text:p>
          </table:table-cell>
          <table:table-cell table:number-columns-repeated="251"/>
        </table:table-row>
        <table:table-row table:style-name="ro2">
          <table:table-cell table:formula="oooc:=[.A852]+1" office:value-type="float" office:value="852">
            <text:p>852</text:p>
          </table:table-cell>
          <table:table-cell table:formula="oooc:=[.A853]/1024*5" office:value-type="float" office:value="4.16015625">
            <text:p>4.16</text:p>
          </table:table-cell>
          <table:table-cell table:style-name="ce5" table:formula="oooc:=5*(9780/[.B853])-9780" office:value-type="float" office:value="1974.3661971831">
            <text:p>1974.37</text:p>
          </table:table-cell>
          <table:table-cell table:style-name="ce5" table:formula="oooc:=-273.15+1/(3.35*10^-3+2.57*10^-4*LN([.C853]/10000)+2.63*10^-6*LN([.C853]/10000)^2+6.75*10^-8*LN([.C853]/10000)^3)" office:value-type="float" office:value="67.0215635409003">
            <text:p>67.02</text:p>
          </table:table-cell>
          <table:table-cell table:style-name="ce7" table:formula="oooc:=-273.15+1/(3.354016*10^-3+2.56985*10^-4*LN([.C853]/10000)+2.620131*10^-6*LN([.C853]/10000)^2+6.383091*10^-8*LN([.C853]/10000)^3)" office:value-type="float" office:value="66.555860586342">
            <text:p>66.6</text:p>
          </table:table-cell>
          <table:table-cell table:number-columns-repeated="251"/>
        </table:table-row>
        <table:table-row table:style-name="ro2">
          <table:table-cell table:formula="oooc:=[.A853]+1" office:value-type="float" office:value="853">
            <text:p>853</text:p>
          </table:table-cell>
          <table:table-cell table:formula="oooc:=[.A854]/1024*5" office:value-type="float" office:value="4.1650390625">
            <text:p>4.17</text:p>
          </table:table-cell>
          <table:table-cell table:style-name="ce5" table:formula="oooc:=5*(9780/[.B854])-9780" office:value-type="float" office:value="1960.58616647128">
            <text:p>1960.59</text:p>
          </table:table-cell>
          <table:table-cell table:style-name="ce5" table:formula="oooc:=-273.15+1/(3.35*10^-3+2.57*10^-4*LN([.C854]/10000)+2.63*10^-6*LN([.C854]/10000)^2+6.75*10^-8*LN([.C854]/10000)^3)" office:value-type="float" office:value="67.2234775840114">
            <text:p>67.22</text:p>
          </table:table-cell>
          <table:table-cell table:style-name="ce7" table:formula="oooc:=-273.15+1/(3.354016*10^-3+2.56985*10^-4*LN([.C854]/10000)+2.620131*10^-6*LN([.C854]/10000)^2+6.383091*10^-8*LN([.C854]/10000)^3)" office:value-type="float" office:value="66.7572122791261">
            <text:p>66.8</text:p>
          </table:table-cell>
          <table:table-cell table:number-columns-repeated="251"/>
        </table:table-row>
        <table:table-row table:style-name="ro2">
          <table:table-cell table:formula="oooc:=[.A854]+1" office:value-type="float" office:value="854">
            <text:p>854</text:p>
          </table:table-cell>
          <table:table-cell table:formula="oooc:=[.A855]/1024*5" office:value-type="float" office:value="4.169921875">
            <text:p>4.17</text:p>
          </table:table-cell>
          <table:table-cell table:style-name="ce5" table:formula="oooc:=5*(9780/[.B855])-9780" office:value-type="float" office:value="1946.83840749414">
            <text:p>1946.84</text:p>
          </table:table-cell>
          <table:table-cell table:style-name="ce5" table:formula="oooc:=-273.15+1/(3.35*10^-3+2.57*10^-4*LN([.C855]/10000)+2.63*10^-6*LN([.C855]/10000)^2+6.75*10^-8*LN([.C855]/10000)^3)" office:value-type="float" office:value="67.4265530915537">
            <text:p>67.43</text:p>
          </table:table-cell>
          <table:table-cell table:style-name="ce7" table:formula="oooc:=-273.15+1/(3.354016*10^-3+2.56985*10^-4*LN([.C855]/10000)+2.620131*10^-6*LN([.C855]/10000)^2+6.383091*10^-8*LN([.C855]/10000)^3)" office:value-type="float" office:value="66.9597217664243">
            <text:p>67.0</text:p>
          </table:table-cell>
          <table:table-cell table:number-columns-repeated="251"/>
        </table:table-row>
        <table:table-row table:style-name="ro2">
          <table:table-cell table:formula="oooc:=[.A855]+1" office:value-type="float" office:value="855">
            <text:p>855</text:p>
          </table:table-cell>
          <table:table-cell table:formula="oooc:=[.A856]/1024*5" office:value-type="float" office:value="4.1748046875">
            <text:p>4.17</text:p>
          </table:table-cell>
          <table:table-cell table:style-name="ce5" table:formula="oooc:=5*(9780/[.B856])-9780" office:value-type="float" office:value="1933.12280701754">
            <text:p>1933.12</text:p>
          </table:table-cell>
          <table:table-cell table:style-name="ce5" table:formula="oooc:=-273.15+1/(3.35*10^-3+2.57*10^-4*LN([.C856]/10000)+2.63*10^-6*LN([.C856]/10000)^2+6.75*10^-8*LN([.C856]/10000)^3)" office:value-type="float" office:value="67.6308051968547">
            <text:p>67.63</text:p>
          </table:table-cell>
          <table:table-cell table:style-name="ce7" table:formula="oooc:=-273.15+1/(3.354016*10^-3+2.56985*10^-4*LN([.C856]/10000)+2.620131*10^-6*LN([.C856]/10000)^2+6.383091*10^-8*LN([.C856]/10000)^3)" office:value-type="float" office:value="67.1634041309183">
            <text:p>67.2</text:p>
          </table:table-cell>
          <table:table-cell table:number-columns-repeated="251"/>
        </table:table-row>
        <table:table-row table:style-name="ro2">
          <table:table-cell table:formula="oooc:=[.A856]+1" office:value-type="float" office:value="856">
            <text:p>856</text:p>
          </table:table-cell>
          <table:table-cell table:formula="oooc:=[.A857]/1024*5" office:value-type="float" office:value="4.1796875">
            <text:p>4.18</text:p>
          </table:table-cell>
          <table:table-cell table:style-name="ce5" table:formula="oooc:=5*(9780/[.B857])-9780" office:value-type="float" office:value="1919.43925233645">
            <text:p>1919.44</text:p>
          </table:table-cell>
          <table:table-cell table:style-name="ce5" table:formula="oooc:=-273.15+1/(3.35*10^-3+2.57*10^-4*LN([.C857]/10000)+2.63*10^-6*LN([.C857]/10000)^2+6.75*10^-8*LN([.C857]/10000)^3)" office:value-type="float" office:value="67.8362493162599">
            <text:p>67.84</text:p>
          </table:table-cell>
          <table:table-cell table:style-name="ce7" table:formula="oooc:=-273.15+1/(3.354016*10^-3+2.56985*10^-4*LN([.C857]/10000)+2.620131*10^-6*LN([.C857]/10000)^2+6.383091*10^-8*LN([.C857]/10000)^3)" office:value-type="float" office:value="67.3682747373115">
            <text:p>67.4</text:p>
          </table:table-cell>
          <table:table-cell table:number-columns-repeated="251"/>
        </table:table-row>
        <table:table-row table:style-name="ro2">
          <table:table-cell table:formula="oooc:=[.A857]+1" office:value-type="float" office:value="857">
            <text:p>857</text:p>
          </table:table-cell>
          <table:table-cell table:formula="oooc:=[.A858]/1024*5" office:value-type="float" office:value="4.1845703125">
            <text:p>4.18</text:p>
          </table:table-cell>
          <table:table-cell table:style-name="ce5" table:formula="oooc:=5*(9780/[.B858])-9780" office:value-type="float" office:value="1905.78763127188">
            <text:p>1905.79</text:p>
          </table:table-cell>
          <table:table-cell table:style-name="ce5" table:formula="oooc:=-273.15+1/(3.35*10^-3+2.57*10^-4*LN([.C858]/10000)+2.63*10^-6*LN([.C858]/10000)^2+6.75*10^-8*LN([.C858]/10000)^3)" office:value-type="float" office:value="68.0429011561886">
            <text:p>68.04</text:p>
          </table:table-cell>
          <table:table-cell table:style-name="ce7" table:formula="oooc:=-273.15+1/(3.354016*10^-3+2.56985*10^-4*LN([.C858]/10000)+2.620131*10^-6*LN([.C858]/10000)^2+6.383091*10^-8*LN([.C858]/10000)^3)" office:value-type="float" office:value="67.5743492393604">
            <text:p>67.6</text:p>
          </table:table-cell>
          <table:table-cell table:number-columns-repeated="251"/>
        </table:table-row>
        <table:table-row table:style-name="ro2">
          <table:table-cell table:formula="oooc:=[.A858]+1" office:value-type="float" office:value="858">
            <text:p>858</text:p>
          </table:table-cell>
          <table:table-cell table:formula="oooc:=[.A859]/1024*5" office:value-type="float" office:value="4.189453125">
            <text:p>4.19</text:p>
          </table:table-cell>
          <table:table-cell table:style-name="ce5" table:formula="oooc:=5*(9780/[.B859])-9780" office:value-type="float" office:value="1892.16783216783">
            <text:p>1892.17</text:p>
          </table:table-cell>
          <table:table-cell table:style-name="ce5" table:formula="oooc:=-273.15+1/(3.35*10^-3+2.57*10^-4*LN([.C859]/10000)+2.63*10^-6*LN([.C859]/10000)^2+6.75*10^-8*LN([.C859]/10000)^3)" office:value-type="float" office:value="68.2507767204102">
            <text:p>68.25</text:p>
          </table:table-cell>
          <table:table-cell table:style-name="ce7" table:formula="oooc:=-273.15+1/(3.354016*10^-3+2.56985*10^-4*LN([.C859]/10000)+2.620131*10^-6*LN([.C859]/10000)^2+6.383091*10^-8*LN([.C859]/10000)^3)" office:value-type="float" office:value="67.7816435871227">
            <text:p>67.8</text:p>
          </table:table-cell>
          <table:table-cell table:number-columns-repeated="251"/>
        </table:table-row>
        <table:table-row table:style-name="ro2">
          <table:table-cell table:formula="oooc:=[.A859]+1" office:value-type="float" office:value="859">
            <text:p>859</text:p>
          </table:table-cell>
          <table:table-cell table:formula="oooc:=[.A860]/1024*5" office:value-type="float" office:value="4.1943359375">
            <text:p>4.19</text:p>
          </table:table-cell>
          <table:table-cell table:style-name="ce5" table:formula="oooc:=5*(9780/[.B860])-9780" office:value-type="float" office:value="1878.57974388824">
            <text:p>1878.58</text:p>
          </table:table-cell>
          <table:table-cell table:style-name="ce5" table:formula="oooc:=-273.15+1/(3.35*10^-3+2.57*10^-4*LN([.C860]/10000)+2.63*10^-6*LN([.C860]/10000)^2+6.75*10^-8*LN([.C860]/10000)^3)" office:value-type="float" office:value="68.4598923175475">
            <text:p>68.46</text:p>
          </table:table-cell>
          <table:table-cell table:style-name="ce7" table:formula="oooc:=-273.15+1/(3.354016*10^-3+2.56985*10^-4*LN([.C860]/10000)+2.620131*10^-6*LN([.C860]/10000)^2+6.383091*10^-8*LN([.C860]/10000)^3)" office:value-type="float" office:value="67.9901740344341">
            <text:p>68.0</text:p>
          </table:table-cell>
          <table:table-cell table:number-columns-repeated="251"/>
        </table:table-row>
        <table:table-row table:style-name="ro2">
          <table:table-cell table:formula="oooc:=[.A860]+1" office:value-type="float" office:value="860">
            <text:p>860</text:p>
          </table:table-cell>
          <table:table-cell table:formula="oooc:=[.A861]/1024*5" office:value-type="float" office:value="4.19921875">
            <text:p>4.2</text:p>
          </table:table-cell>
          <table:table-cell table:style-name="ce5" table:formula="oooc:=5*(9780/[.B861])-9780" office:value-type="float" office:value="1865.02325581395">
            <text:p>1865.02</text:p>
          </table:table-cell>
          <table:table-cell table:style-name="ce5" table:formula="oooc:=-273.15+1/(3.35*10^-3+2.57*10^-4*LN([.C861]/10000)+2.63*10^-6*LN([.C861]/10000)^2+6.75*10^-8*LN([.C861]/10000)^3)" office:value-type="float" office:value="68.6702645688164">
            <text:p>68.67</text:p>
          </table:table-cell>
          <table:table-cell table:style-name="ce7" table:formula="oooc:=-273.15+1/(3.354016*10^-3+2.56985*10^-4*LN([.C861]/10000)+2.620131*10^-6*LN([.C861]/10000)^2+6.383091*10^-8*LN([.C861]/10000)^3)" office:value-type="float" office:value="68.1999571466187">
            <text:p>68.2</text:p>
          </table:table-cell>
          <table:table-cell table:number-columns-repeated="251"/>
        </table:table-row>
        <table:table-row table:style-name="ro2">
          <table:table-cell table:formula="oooc:=[.A861]+1" office:value-type="float" office:value="861">
            <text:p>861</text:p>
          </table:table-cell>
          <table:table-cell table:formula="oooc:=[.A862]/1024*5" office:value-type="float" office:value="4.2041015625">
            <text:p>4.2</text:p>
          </table:table-cell>
          <table:table-cell table:style-name="ce5" table:formula="oooc:=5*(9780/[.B862])-9780" office:value-type="float" office:value="1851.49825783972">
            <text:p>1851.5</text:p>
          </table:table-cell>
          <table:table-cell table:style-name="ce5" table:formula="oooc:=-273.15+1/(3.35*10^-3+2.57*10^-4*LN([.C862]/10000)+2.63*10^-6*LN([.C862]/10000)^2+6.75*10^-8*LN([.C862]/10000)^3)" office:value-type="float" office:value="68.8819104160107">
            <text:p>68.88</text:p>
          </table:table-cell>
          <table:table-cell table:style-name="ce7" table:formula="oooc:=-273.15+1/(3.354016*10^-3+2.56985*10^-4*LN([.C862]/10000)+2.620131*10^-6*LN([.C862]/10000)^2+6.383091*10^-8*LN([.C862]/10000)^3)" office:value-type="float" office:value="68.4110098084453">
            <text:p>68.4</text:p>
          </table:table-cell>
          <table:table-cell table:number-columns-repeated="251"/>
        </table:table-row>
        <table:table-row table:style-name="ro2">
          <table:table-cell table:formula="oooc:=[.A862]+1" office:value-type="float" office:value="862">
            <text:p>862</text:p>
          </table:table-cell>
          <table:table-cell table:formula="oooc:=[.A863]/1024*5" office:value-type="float" office:value="4.208984375">
            <text:p>4.21</text:p>
          </table:table-cell>
          <table:table-cell table:style-name="ce5" table:formula="oooc:=5*(9780/[.B863])-9780" office:value-type="float" office:value="1838.00464037123">
            <text:p>1838</text:p>
          </table:table-cell>
          <table:table-cell table:style-name="ce5" table:formula="oooc:=-273.15+1/(3.35*10^-3+2.57*10^-4*LN([.C863]/10000)+2.63*10^-6*LN([.C863]/10000)^2+6.75*10^-8*LN([.C863]/10000)^3)" office:value-type="float" office:value="69.0948471297409">
            <text:p>69.09</text:p>
          </table:table-cell>
          <table:table-cell table:style-name="ce7" table:formula="oooc:=-273.15+1/(3.354016*10^-3+2.56985*10^-4*LN([.C863]/10000)+2.620131*10^-6*LN([.C863]/10000)^2+6.383091*10^-8*LN([.C863]/10000)^3)" office:value-type="float" office:value="68.6233492323357">
            <text:p>68.6</text:p>
          </table:table-cell>
          <table:table-cell table:number-columns-repeated="251"/>
        </table:table-row>
        <table:table-row table:style-name="ro2">
          <table:table-cell table:formula="oooc:=[.A863]+1" office:value-type="float" office:value="863">
            <text:p>863</text:p>
          </table:table-cell>
          <table:table-cell table:formula="oooc:=[.A864]/1024*5" office:value-type="float" office:value="4.2138671875">
            <text:p>4.21</text:p>
          </table:table-cell>
          <table:table-cell table:style-name="ce5" table:formula="oooc:=5*(9780/[.B864])-9780" office:value-type="float" office:value="1824.54229432213">
            <text:p>1824.54</text:p>
          </table:table-cell>
          <table:table-cell table:style-name="ce5" table:formula="oooc:=-273.15+1/(3.35*10^-3+2.57*10^-4*LN([.C864]/10000)+2.63*10^-6*LN([.C864]/10000)^2+6.75*10^-8*LN([.C864]/10000)^3)" office:value-type="float" office:value="69.3090923179381">
            <text:p>69.31</text:p>
          </table:table-cell>
          <table:table-cell table:style-name="ce7" table:formula="oooc:=-273.15+1/(3.354016*10^-3+2.56985*10^-4*LN([.C864]/10000)+2.620131*10^-6*LN([.C864]/10000)^2+6.383091*10^-8*LN([.C864]/10000)^3)" office:value-type="float" office:value="68.8369929668369">
            <text:p>68.8</text:p>
          </table:table-cell>
          <table:table-cell table:number-columns-repeated="251"/>
        </table:table-row>
        <table:table-row table:style-name="ro2">
          <table:table-cell table:formula="oooc:=[.A864]+1" office:value-type="float" office:value="864">
            <text:p>864</text:p>
          </table:table-cell>
          <table:table-cell table:formula="oooc:=[.A865]/1024*5" office:value-type="float" office:value="4.21875">
            <text:p>4.22</text:p>
          </table:table-cell>
          <table:table-cell table:style-name="ce5" table:formula="oooc:=5*(9780/[.B865])-9780" office:value-type="float" office:value="1811.11111111111">
            <text:p>1811.11</text:p>
          </table:table-cell>
          <table:table-cell table:style-name="ce5" table:formula="oooc:=-273.15+1/(3.35*10^-3+2.57*10^-4*LN([.C865]/10000)+2.63*10^-6*LN([.C865]/10000)^2+6.75*10^-8*LN([.C865]/10000)^3)" office:value-type="float" office:value="69.5246639346313">
            <text:p>69.52</text:p>
          </table:table-cell>
          <table:table-cell table:style-name="ce7" table:formula="oooc:=-273.15+1/(3.354016*10^-3+2.56985*10^-4*LN([.C865]/10000)+2.620131*10^-6*LN([.C865]/10000)^2+6.383091*10^-8*LN([.C865]/10000)^3)" office:value-type="float" office:value="69.0519589053669">
            <text:p>69.1</text:p>
          </table:table-cell>
          <table:table-cell table:number-columns-repeated="251"/>
        </table:table-row>
        <table:table-row table:style-name="ro2">
          <table:table-cell table:formula="oooc:=[.A865]+1" office:value-type="float" office:value="865">
            <text:p>865</text:p>
          </table:table-cell>
          <table:table-cell table:formula="oooc:=[.A866]/1024*5" office:value-type="float" office:value="4.2236328125">
            <text:p>4.22</text:p>
          </table:table-cell>
          <table:table-cell table:style-name="ce5" table:formula="oooc:=5*(9780/[.B866])-9780" office:value-type="float" office:value="1797.71098265896">
            <text:p>1797.71</text:p>
          </table:table-cell>
          <table:table-cell table:style-name="ce5" table:formula="oooc:=-273.15+1/(3.35*10^-3+2.57*10^-4*LN([.C866]/10000)+2.63*10^-6*LN([.C866]/10000)^2+6.75*10^-8*LN([.C866]/10000)^3)" office:value-type="float" office:value="69.741580289011">
            <text:p>69.74</text:p>
          </table:table-cell>
          <table:table-cell table:style-name="ce7" table:formula="oooc:=-273.15+1/(3.354016*10^-3+2.56985*10^-4*LN([.C866]/10000)+2.620131*10^-6*LN([.C866]/10000)^2+6.383091*10^-8*LN([.C866]/10000)^3)" office:value-type="float" office:value="69.2682652952435">
            <text:p>69.3</text:p>
          </table:table-cell>
          <table:table-cell table:number-columns-repeated="251"/>
        </table:table-row>
        <table:table-row table:style-name="ro2">
          <table:table-cell table:formula="oooc:=[.A866]+1" office:value-type="float" office:value="866">
            <text:p>866</text:p>
          </table:table-cell>
          <table:table-cell table:formula="oooc:=[.A867]/1024*5" office:value-type="float" office:value="4.228515625">
            <text:p>4.23</text:p>
          </table:table-cell>
          <table:table-cell table:style-name="ce5" table:formula="oooc:=5*(9780/[.B867])-9780" office:value-type="float" office:value="1784.34180138568">
            <text:p>1784.34</text:p>
          </table:table-cell>
          <table:table-cell table:style-name="ce5" table:formula="oooc:=-273.15+1/(3.35*10^-3+2.57*10^-4*LN([.C867]/10000)+2.63*10^-6*LN([.C867]/10000)^2+6.75*10^-8*LN([.C867]/10000)^3)" office:value-type="float" office:value="69.9598600547875">
            <text:p>69.96</text:p>
          </table:table-cell>
          <table:table-cell table:style-name="ce7" table:formula="oooc:=-273.15+1/(3.354016*10^-3+2.56985*10^-4*LN([.C867]/10000)+2.620131*10^-6*LN([.C867]/10000)^2+6.383091*10^-8*LN([.C867]/10000)^3)" office:value-type="float" office:value="69.485930747009">
            <text:p>69.5</text:p>
          </table:table-cell>
          <table:table-cell table:number-columns-repeated="251"/>
        </table:table-row>
        <table:table-row table:style-name="ro2">
          <table:table-cell table:formula="oooc:=[.A867]+1" office:value-type="float" office:value="867">
            <text:p>867</text:p>
          </table:table-cell>
          <table:table-cell table:formula="oooc:=[.A868]/1024*5" office:value-type="float" office:value="4.2333984375">
            <text:p>4.23</text:p>
          </table:table-cell>
          <table:table-cell table:style-name="ce5" table:formula="oooc:=5*(9780/[.B868])-9780" office:value-type="float" office:value="1771.00346020761">
            <text:p>1771</text:p>
          </table:table-cell>
          <table:table-cell table:style-name="ce5" table:formula="oooc:=-273.15+1/(3.35*10^-3+2.57*10^-4*LN([.C868]/10000)+2.63*10^-6*LN([.C868]/10000)^2+6.75*10^-8*LN([.C868]/10000)^3)" office:value-type="float" office:value="70.1795222798577">
            <text:p>70.18</text:p>
          </table:table-cell>
          <table:table-cell table:style-name="ce7" table:formula="oooc:=-273.15+1/(3.354016*10^-3+2.56985*10^-4*LN([.C868]/10000)+2.620131*10^-6*LN([.C868]/10000)^2+6.383091*10^-8*LN([.C868]/10000)^3)" office:value-type="float" office:value="69.7049742440617">
            <text:p>69.7</text:p>
          </table:table-cell>
          <table:table-cell table:number-columns-repeated="251"/>
        </table:table-row>
        <table:table-row table:style-name="ro2">
          <table:table-cell table:formula="oooc:=[.A868]+1" office:value-type="float" office:value="868">
            <text:p>868</text:p>
          </table:table-cell>
          <table:table-cell table:formula="oooc:=[.A869]/1024*5" office:value-type="float" office:value="4.23828125">
            <text:p>4.24</text:p>
          </table:table-cell>
          <table:table-cell table:style-name="ce5" table:formula="oooc:=5*(9780/[.B869])-9780" office:value-type="float" office:value="1757.69585253456">
            <text:p>1757.7</text:p>
          </table:table-cell>
          <table:table-cell table:style-name="ce5" table:formula="oooc:=-273.15+1/(3.35*10^-3+2.57*10^-4*LN([.C869]/10000)+2.63*10^-6*LN([.C869]/10000)^2+6.75*10^-8*LN([.C869]/10000)^3)" office:value-type="float" office:value="70.4005863962923">
            <text:p>70.4</text:p>
          </table:table-cell>
          <table:table-cell table:style-name="ce7" table:formula="oooc:=-273.15+1/(3.354016*10^-3+2.56985*10^-4*LN([.C869]/10000)+2.620131*10^-6*LN([.C869]/10000)^2+6.383091*10^-8*LN([.C869]/10000)^3)" office:value-type="float" office:value="69.9254151526046">
            <text:p>69.9</text:p>
          </table:table-cell>
          <table:table-cell table:number-columns-repeated="251"/>
        </table:table-row>
        <table:table-row table:style-name="ro2">
          <table:table-cell table:formula="oooc:=[.A869]+1" office:value-type="float" office:value="869">
            <text:p>869</text:p>
          </table:table-cell>
          <table:table-cell table:formula="oooc:=[.A870]/1024*5" office:value-type="float" office:value="4.2431640625">
            <text:p>4.24</text:p>
          </table:table-cell>
          <table:table-cell table:style-name="ce5" table:formula="oooc:=5*(9780/[.B870])-9780" office:value-type="float" office:value="1744.41887226698">
            <text:p>1744.42</text:p>
          </table:table-cell>
          <table:table-cell table:style-name="ce5" table:formula="oooc:=-273.15+1/(3.35*10^-3+2.57*10^-4*LN([.C870]/10000)+2.63*10^-6*LN([.C870]/10000)^2+6.75*10^-8*LN([.C870]/10000)^3)" office:value-type="float" office:value="70.6230722306542">
            <text:p>70.62</text:p>
          </table:table-cell>
          <table:table-cell table:style-name="ce7" table:formula="oooc:=-273.15+1/(3.354016*10^-3+2.56985*10^-4*LN([.C870]/10000)+2.620131*10^-6*LN([.C870]/10000)^2+6.383091*10^-8*LN([.C870]/10000)^3)" office:value-type="float" office:value="70.1472732319273">
            <text:p>70.1</text:p>
          </table:table-cell>
          <table:table-cell table:number-columns-repeated="251"/>
        </table:table-row>
        <table:table-row table:style-name="ro2">
          <table:table-cell table:formula="oooc:=[.A870]+1" office:value-type="float" office:value="870">
            <text:p>870</text:p>
          </table:table-cell>
          <table:table-cell table:formula="oooc:=[.A871]/1024*5" office:value-type="float" office:value="4.248046875">
            <text:p>4.25</text:p>
          </table:table-cell>
          <table:table-cell table:style-name="ce5" table:formula="oooc:=5*(9780/[.B871])-9780" office:value-type="float" office:value="1731.1724137931">
            <text:p>1731.17</text:p>
          </table:table-cell>
          <table:table-cell table:style-name="ce5" table:formula="oooc:=-273.15+1/(3.35*10^-3+2.57*10^-4*LN([.C871]/10000)+2.63*10^-6*LN([.C871]/10000)^2+6.75*10^-8*LN([.C871]/10000)^3)" office:value-type="float" office:value="70.847000014665">
            <text:p>70.85</text:p>
          </table:table-cell>
          <table:table-cell table:style-name="ce7" table:formula="oooc:=-273.15+1/(3.354016*10^-3+2.56985*10^-4*LN([.C871]/10000)+2.620131*10^-6*LN([.C871]/10000)^2+6.383091*10^-8*LN([.C871]/10000)^3)" office:value-type="float" office:value="70.3705686450314">
            <text:p>70.4</text:p>
          </table:table-cell>
          <table:table-cell table:number-columns-repeated="251"/>
        </table:table-row>
        <table:table-row table:style-name="ro2">
          <table:table-cell table:formula="oooc:=[.A871]+1" office:value-type="float" office:value="871">
            <text:p>871</text:p>
          </table:table-cell>
          <table:table-cell table:formula="oooc:=[.A872]/1024*5" office:value-type="float" office:value="4.2529296875">
            <text:p>4.25</text:p>
          </table:table-cell>
          <table:table-cell table:style-name="ce5" table:formula="oooc:=5*(9780/[.B872])-9780" office:value-type="float" office:value="1717.95637198622">
            <text:p>1717.96</text:p>
          </table:table-cell>
          <table:table-cell table:style-name="ce5" table:formula="oooc:=-273.15+1/(3.35*10^-3+2.57*10^-4*LN([.C872]/10000)+2.63*10^-6*LN([.C872]/10000)^2+6.75*10^-8*LN([.C872]/10000)^3)" office:value-type="float" office:value="71.0723903962291">
            <text:p>71.07</text:p>
          </table:table-cell>
          <table:table-cell table:style-name="ce7" table:formula="oooc:=-273.15+1/(3.354016*10^-3+2.56985*10^-4*LN([.C872]/10000)+2.620131*10^-6*LN([.C872]/10000)^2+6.383091*10^-8*LN([.C872]/10000)^3)" office:value-type="float" office:value="70.5953219696148">
            <text:p>70.6</text:p>
          </table:table-cell>
          <table:table-cell table:number-columns-repeated="251"/>
        </table:table-row>
        <table:table-row table:style-name="ro2">
          <table:table-cell table:formula="oooc:=[.A872]+1" office:value-type="float" office:value="872">
            <text:p>872</text:p>
          </table:table-cell>
          <table:table-cell table:formula="oooc:=[.A873]/1024*5" office:value-type="float" office:value="4.2578125">
            <text:p>4.26</text:p>
          </table:table-cell>
          <table:table-cell table:style-name="ce5" table:formula="oooc:=5*(9780/[.B873])-9780" office:value-type="float" office:value="1704.77064220184">
            <text:p>1704.77</text:p>
          </table:table-cell>
          <table:table-cell table:style-name="ce5" table:formula="oooc:=-273.15+1/(3.35*10^-3+2.57*10^-4*LN([.C873]/10000)+2.63*10^-6*LN([.C873]/10000)^2+6.75*10^-8*LN([.C873]/10000)^3)" office:value-type="float" office:value="71.2992644508344">
            <text:p>71.3</text:p>
          </table:table-cell>
          <table:table-cell table:style-name="ce7" table:formula="oooc:=-273.15+1/(3.354016*10^-3+2.56985*10^-4*LN([.C873]/10000)+2.620131*10^-6*LN([.C873]/10000)^2+6.383091*10^-8*LN([.C873]/10000)^3)" office:value-type="float" office:value="70.8215542094294">
            <text:p>70.8</text:p>
          </table:table-cell>
          <table:table-cell table:number-columns-repeated="251"/>
        </table:table-row>
        <table:table-row table:style-name="ro2">
          <table:table-cell table:formula="oooc:=[.A873]+1" office:value-type="float" office:value="873">
            <text:p>873</text:p>
          </table:table-cell>
          <table:table-cell table:formula="oooc:=[.A874]/1024*5" office:value-type="float" office:value="4.2626953125">
            <text:p>4.26</text:p>
          </table:table-cell>
          <table:table-cell table:style-name="ce5" table:formula="oooc:=5*(9780/[.B874])-9780" office:value-type="float" office:value="1691.61512027491">
            <text:p>1691.62</text:p>
          </table:table-cell>
          <table:table-cell table:style-name="ce5" table:formula="oooc:=-273.15+1/(3.35*10^-3+2.57*10^-4*LN([.C874]/10000)+2.63*10^-6*LN([.C874]/10000)^2+6.75*10^-8*LN([.C874]/10000)^3)" office:value-type="float" office:value="71.5276436933413">
            <text:p>71.53</text:p>
          </table:table-cell>
          <table:table-cell table:style-name="ce7" table:formula="oooc:=-273.15+1/(3.354016*10^-3+2.56985*10^-4*LN([.C874]/10000)+2.620131*10^-6*LN([.C874]/10000)^2+6.383091*10^-8*LN([.C874]/10000)^3)" office:value-type="float" office:value="71.0492868060262">
            <text:p>71.0</text:p>
          </table:table-cell>
          <table:table-cell table:number-columns-repeated="251"/>
        </table:table-row>
        <table:table-row table:style-name="ro2">
          <table:table-cell table:formula="oooc:=[.A874]+1" office:value-type="float" office:value="874">
            <text:p>874</text:p>
          </table:table-cell>
          <table:table-cell table:formula="oooc:=[.A875]/1024*5" office:value-type="float" office:value="4.267578125">
            <text:p>4.27</text:p>
          </table:table-cell>
          <table:table-cell table:style-name="ce5" table:formula="oooc:=5*(9780/[.B875])-9780" office:value-type="float" office:value="1678.48970251716">
            <text:p>1678.49</text:p>
          </table:table-cell>
          <table:table-cell table:style-name="ce5" table:formula="oooc:=-273.15+1/(3.35*10^-3+2.57*10^-4*LN([.C875]/10000)+2.63*10^-6*LN([.C875]/10000)^2+6.75*10^-8*LN([.C875]/10000)^3)" office:value-type="float" office:value="71.7575500901781">
            <text:p>71.76</text:p>
          </table:table-cell>
          <table:table-cell table:style-name="ce7" table:formula="oooc:=-273.15+1/(3.354016*10^-3+2.56985*10^-4*LN([.C875]/10000)+2.620131*10^-6*LN([.C875]/10000)^2+6.383091*10^-8*LN([.C875]/10000)^3)" office:value-type="float" office:value="71.2785416509058">
            <text:p>71.3</text:p>
          </table:table-cell>
          <table:table-cell table:number-columns-repeated="251"/>
        </table:table-row>
        <table:table-row table:style-name="ro2">
          <table:table-cell table:formula="oooc:=[.A875]+1" office:value-type="float" office:value="875">
            <text:p>875</text:p>
          </table:table-cell>
          <table:table-cell table:formula="oooc:=[.A876]/1024*5" office:value-type="float" office:value="4.2724609375">
            <text:p>4.27</text:p>
          </table:table-cell>
          <table:table-cell table:style-name="ce5" table:formula="oooc:=5*(9780/[.B876])-9780" office:value-type="float" office:value="1665.39428571428">
            <text:p>1665.39</text:p>
          </table:table-cell>
          <table:table-cell table:style-name="ce5" table:formula="oooc:=-273.15+1/(3.35*10^-3+2.57*10^-4*LN([.C876]/10000)+2.63*10^-6*LN([.C876]/10000)^2+6.75*10^-8*LN([.C876]/10000)^3)" office:value-type="float" office:value="71.9890060719596">
            <text:p>71.99</text:p>
          </table:table-cell>
          <table:table-cell table:style-name="ce7" table:formula="oooc:=-273.15+1/(3.354016*10^-3+2.56985*10^-4*LN([.C876]/10000)+2.620131*10^-6*LN([.C876]/10000)^2+6.383091*10^-8*LN([.C876]/10000)^3)" office:value-type="float" office:value="71.5093410980892">
            <text:p>71.5</text:p>
          </table:table-cell>
          <table:table-cell table:number-columns-repeated="251"/>
        </table:table-row>
        <table:table-row table:style-name="ro2">
          <table:table-cell table:formula="oooc:=[.A876]+1" office:value-type="float" office:value="876">
            <text:p>876</text:p>
          </table:table-cell>
          <table:table-cell table:formula="oooc:=[.A877]/1024*5" office:value-type="float" office:value="4.27734375">
            <text:p>4.28</text:p>
          </table:table-cell>
          <table:table-cell table:style-name="ce5" table:formula="oooc:=5*(9780/[.B877])-9780" office:value-type="float" office:value="1652.32876712329">
            <text:p>1652.33</text:p>
          </table:table-cell>
          <table:table-cell table:style-name="ce5" table:formula="oooc:=-273.15+1/(3.35*10^-3+2.57*10^-4*LN([.C877]/10000)+2.63*10^-6*LN([.C877]/10000)^2+6.75*10^-8*LN([.C877]/10000)^3)" office:value-type="float" office:value="72.2220345465445">
            <text:p>72.22</text:p>
          </table:table-cell>
          <table:table-cell table:style-name="ce7" table:formula="oooc:=-273.15+1/(3.354016*10^-3+2.56985*10^-4*LN([.C877]/10000)+2.620131*10^-6*LN([.C877]/10000)^2+6.383091*10^-8*LN([.C877]/10000)^3)" office:value-type="float" office:value="71.7417079771269">
            <text:p>71.7</text:p>
          </table:table-cell>
          <table:table-cell table:number-columns-repeated="251"/>
        </table:table-row>
        <table:table-row table:style-name="ro2">
          <table:table-cell table:formula="oooc:=[.A877]+1" office:value-type="float" office:value="877">
            <text:p>877</text:p>
          </table:table-cell>
          <table:table-cell table:formula="oooc:=[.A878]/1024*5" office:value-type="float" office:value="4.2822265625">
            <text:p>4.28</text:p>
          </table:table-cell>
          <table:table-cell table:style-name="ce5" table:formula="oooc:=5*(9780/[.B878])-9780" office:value-type="float" office:value="1639.29304446978">
            <text:p>1639.29</text:p>
          </table:table-cell>
          <table:table-cell table:style-name="ce5" table:formula="oooc:=-273.15+1/(3.35*10^-3+2.57*10^-4*LN([.C878]/10000)+2.63*10^-6*LN([.C878]/10000)^2+6.75*10^-8*LN([.C878]/10000)^3)" office:value-type="float" office:value="72.4566589125532">
            <text:p>72.46</text:p>
          </table:table-cell>
          <table:table-cell table:style-name="ce7" table:formula="oooc:=-273.15+1/(3.354016*10^-3+2.56985*10^-4*LN([.C878]/10000)+2.620131*10^-6*LN([.C878]/10000)^2+6.383091*10^-8*LN([.C878]/10000)^3)" office:value-type="float" office:value="71.9756656065662">
            <text:p>72.0</text:p>
          </table:table-cell>
          <table:table-cell table:number-columns-repeated="251"/>
        </table:table-row>
        <table:table-row table:style-name="ro2">
          <table:table-cell table:formula="oooc:=[.A878]+1" office:value-type="float" office:value="878">
            <text:p>878</text:p>
          </table:table-cell>
          <table:table-cell table:formula="oooc:=[.A879]/1024*5" office:value-type="float" office:value="4.287109375">
            <text:p>4.29</text:p>
          </table:table-cell>
          <table:table-cell table:style-name="ce5" table:formula="oooc:=5*(9780/[.B879])-9780" office:value-type="float" office:value="1626.28701594533">
            <text:p>1626.29</text:p>
          </table:table-cell>
          <table:table-cell table:style-name="ce5" table:formula="oooc:=-273.15+1/(3.35*10^-3+2.57*10^-4*LN([.C879]/10000)+2.63*10^-6*LN([.C879]/10000)^2+6.75*10^-8*LN([.C879]/10000)^3)" office:value-type="float" office:value="72.6929030733624">
            <text:p>72.69</text:p>
          </table:table-cell>
          <table:table-cell table:style-name="ce7" table:formula="oooc:=-273.15+1/(3.354016*10^-3+2.56985*10^-4*LN([.C879]/10000)+2.620131*10^-6*LN([.C879]/10000)^2+6.383091*10^-8*LN([.C879]/10000)^3)" office:value-type="float" office:value="72.2112378078927">
            <text:p>72.2</text:p>
          </table:table-cell>
          <table:table-cell table:number-columns-repeated="251"/>
        </table:table-row>
        <table:table-row table:style-name="ro2">
          <table:table-cell table:formula="oooc:=[.A879]+1" office:value-type="float" office:value="879">
            <text:p>879</text:p>
          </table:table-cell>
          <table:table-cell table:formula="oooc:=[.A880]/1024*5" office:value-type="float" office:value="4.2919921875">
            <text:p>4.29</text:p>
          </table:table-cell>
          <table:table-cell table:style-name="ce5" table:formula="oooc:=5*(9780/[.B880])-9780" office:value-type="float" office:value="1613.31058020478">
            <text:p>1613.31</text:p>
          </table:table-cell>
          <table:table-cell table:style-name="ce5" table:formula="oooc:=-273.15+1/(3.35*10^-3+2.57*10^-4*LN([.C880]/10000)+2.63*10^-6*LN([.C880]/10000)^2+6.75*10^-8*LN([.C880]/10000)^3)" office:value-type="float" office:value="72.9307914515986">
            <text:p>72.93</text:p>
          </table:table-cell>
          <table:table-cell table:style-name="ce7" table:formula="oooc:=-273.15+1/(3.354016*10^-3+2.56985*10^-4*LN([.C880]/10000)+2.620131*10^-6*LN([.C880]/10000)^2+6.383091*10^-8*LN([.C880]/10000)^3)" office:value-type="float" office:value="72.4484489199705">
            <text:p>72.4</text:p>
          </table:table-cell>
          <table:table-cell table:number-columns-repeated="251"/>
        </table:table-row>
        <table:table-row table:style-name="ro2">
          <table:table-cell table:formula="oooc:=[.A880]+1" office:value-type="float" office:value="880">
            <text:p>880</text:p>
          </table:table-cell>
          <table:table-cell table:formula="oooc:=[.A881]/1024*5" office:value-type="float" office:value="4.296875">
            <text:p>4.3</text:p>
          </table:table-cell>
          <table:table-cell table:style-name="ce5" table:formula="oooc:=5*(9780/[.B881])-9780" office:value-type="float" office:value="1600.36363636364">
            <text:p>1600.36</text:p>
          </table:table-cell>
          <table:table-cell table:style-name="ce5" table:formula="oooc:=-273.15+1/(3.35*10^-3+2.57*10^-4*LN([.C881]/10000)+2.63*10^-6*LN([.C881]/10000)^2+6.75*10^-8*LN([.C881]/10000)^3)" office:value-type="float" office:value="73.170349004151">
            <text:p>73.17</text:p>
          </table:table-cell>
          <table:table-cell table:style-name="ce7" table:formula="oooc:=-273.15+1/(3.354016*10^-3+2.56985*10^-4*LN([.C881]/10000)+2.620131*10^-6*LN([.C881]/10000)^2+6.383091*10^-8*LN([.C881]/10000)^3)" office:value-type="float" office:value="72.687323813998">
            <text:p>72.7</text:p>
          </table:table-cell>
          <table:table-cell table:number-columns-repeated="251"/>
        </table:table-row>
        <table:table-row table:style-name="ro2">
          <table:table-cell table:formula="oooc:=[.A881]+1" office:value-type="float" office:value="881">
            <text:p>881</text:p>
          </table:table-cell>
          <table:table-cell table:formula="oooc:=[.A882]/1024*5" office:value-type="float" office:value="4.3017578125">
            <text:p>4.3</text:p>
          </table:table-cell>
          <table:table-cell table:style-name="ce5" table:formula="oooc:=5*(9780/[.B882])-9780" office:value-type="float" office:value="1587.44608399546">
            <text:p>1587.45</text:p>
          </table:table-cell>
          <table:table-cell table:style-name="ce5" table:formula="oooc:=-273.15+1/(3.35*10^-3+2.57*10^-4*LN([.C882]/10000)+2.63*10^-6*LN([.C882]/10000)^2+6.75*10^-8*LN([.C882]/10000)^3)" office:value-type="float" office:value="73.4116012377275">
            <text:p>73.41</text:p>
          </table:table-cell>
          <table:table-cell table:style-name="ce7" table:formula="oooc:=-273.15+1/(3.354016*10^-3+2.56985*10^-4*LN([.C882]/10000)+2.620131*10^-6*LN([.C882]/10000)^2+6.383091*10^-8*LN([.C882]/10000)^3)" office:value-type="float" office:value="72.9278879090059">
            <text:p>72.9</text:p>
          </table:table-cell>
          <table:table-cell table:number-columns-repeated="251"/>
        </table:table-row>
        <table:table-row table:style-name="ro2">
          <table:table-cell table:formula="oooc:=[.A882]+1" office:value-type="float" office:value="882">
            <text:p>882</text:p>
          </table:table-cell>
          <table:table-cell table:formula="oooc:=[.A883]/1024*5" office:value-type="float" office:value="4.306640625">
            <text:p>4.31</text:p>
          </table:table-cell>
          <table:table-cell table:style-name="ce5" table:formula="oooc:=5*(9780/[.B883])-9780" office:value-type="float" office:value="1574.55782312925">
            <text:p>1574.56</text:p>
          </table:table-cell>
          <table:table-cell table:style-name="ce5" table:formula="oooc:=-273.15+1/(3.35*10^-3+2.57*10^-4*LN([.C883]/10000)+2.63*10^-6*LN([.C883]/10000)^2+6.75*10^-8*LN([.C883]/10000)^3)" office:value-type="float" office:value="73.6545742249749">
            <text:p>73.65</text:p>
          </table:table-cell>
          <table:table-cell table:style-name="ce7" table:formula="oooc:=-273.15+1/(3.354016*10^-3+2.56985*10^-4*LN([.C883]/10000)+2.620131*10^-6*LN([.C883]/10000)^2+6.383091*10^-8*LN([.C883]/10000)^3)" office:value-type="float" office:value="73.1701671879161">
            <text:p>73.2</text:p>
          </table:table-cell>
          <table:table-cell table:number-columns-repeated="251"/>
        </table:table-row>
        <table:table-row table:style-name="ro2">
          <table:table-cell table:formula="oooc:=[.A883]+1" office:value-type="float" office:value="883">
            <text:p>883</text:p>
          </table:table-cell>
          <table:table-cell table:formula="oooc:=[.A884]/1024*5" office:value-type="float" office:value="4.3115234375">
            <text:p>4.31</text:p>
          </table:table-cell>
          <table:table-cell table:style-name="ce5" table:formula="oooc:=5*(9780/[.B884])-9780" office:value-type="float" office:value="1561.69875424689">
            <text:p>1561.7</text:p>
          </table:table-cell>
          <table:table-cell table:style-name="ce5" table:formula="oooc:=-273.15+1/(3.35*10^-3+2.57*10^-4*LN([.C884]/10000)+2.63*10^-6*LN([.C884]/10000)^2+6.75*10^-8*LN([.C884]/10000)^3)" office:value-type="float" office:value="73.899294621191">
            <text:p>73.9</text:p>
          </table:table-cell>
          <table:table-cell table:style-name="ce7" table:formula="oooc:=-273.15+1/(3.354016*10^-3+2.56985*10^-4*LN([.C884]/10000)+2.620131*10^-6*LN([.C884]/10000)^2+6.383091*10^-8*LN([.C884]/10000)^3)" office:value-type="float" office:value="73.4141882141915">
            <text:p>73.4</text:p>
          </table:table-cell>
          <table:table-cell table:number-columns-repeated="251"/>
        </table:table-row>
        <table:table-row table:style-name="ro2">
          <table:table-cell table:formula="oooc:=[.A884]+1" office:value-type="float" office:value="884">
            <text:p>884</text:p>
          </table:table-cell>
          <table:table-cell table:formula="oooc:=[.A885]/1024*5" office:value-type="float" office:value="4.31640625">
            <text:p>4.32</text:p>
          </table:table-cell>
          <table:table-cell table:style-name="ce5" table:formula="oooc:=5*(9780/[.B885])-9780" office:value-type="float" office:value="1548.86877828054">
            <text:p>1548.87</text:p>
          </table:table-cell>
          <table:table-cell table:style-name="ce5" table:formula="oooc:=-273.15+1/(3.35*10^-3+2.57*10^-4*LN([.C885]/10000)+2.63*10^-6*LN([.C885]/10000)^2+6.75*10^-8*LN([.C885]/10000)^3)" office:value-type="float" office:value="74.1457896816516">
            <text:p>74.15</text:p>
          </table:table-cell>
          <table:table-cell table:style-name="ce7" table:formula="oooc:=-273.15+1/(3.354016*10^-3+2.56985*10^-4*LN([.C885]/10000)+2.620131*10^-6*LN([.C885]/10000)^2+6.383091*10^-8*LN([.C885]/10000)^3)" office:value-type="float" office:value="73.6599781490979">
            <text:p>73.7</text:p>
          </table:table-cell>
          <table:table-cell table:number-columns-repeated="251"/>
        </table:table-row>
        <table:table-row table:style-name="ro2">
          <table:table-cell table:formula="oooc:=[.A885]+1" office:value-type="float" office:value="885">
            <text:p>885</text:p>
          </table:table-cell>
          <table:table-cell table:formula="oooc:=[.A886]/1024*5" office:value-type="float" office:value="4.3212890625">
            <text:p>4.32</text:p>
          </table:table-cell>
          <table:table-cell table:style-name="ce5" table:formula="oooc:=5*(9780/[.B886])-9780" office:value-type="float" office:value="1536.06779661017">
            <text:p>1536.07</text:p>
          </table:table-cell>
          <table:table-cell table:style-name="ce5" table:formula="oooc:=-273.15+1/(3.35*10^-3+2.57*10^-4*LN([.C886]/10000)+2.63*10^-6*LN([.C886]/10000)^2+6.75*10^-8*LN([.C886]/10000)^3)" office:value-type="float" office:value="74.394087279583">
            <text:p>74.39</text:p>
          </table:table-cell>
          <table:table-cell table:style-name="ce7" table:formula="oooc:=-273.15+1/(3.354016*10^-3+2.56985*10^-4*LN([.C886]/10000)+2.620131*10^-6*LN([.C886]/10000)^2+6.383091*10^-8*LN([.C886]/10000)^3)" office:value-type="float" office:value="73.9075647696073">
            <text:p>73.9</text:p>
          </table:table-cell>
          <table:table-cell table:number-columns-repeated="251"/>
        </table:table-row>
        <table:table-row table:style-name="ro2">
          <table:table-cell table:formula="oooc:=[.A886]+1" office:value-type="float" office:value="886">
            <text:p>886</text:p>
          </table:table-cell>
          <table:table-cell table:formula="oooc:=[.A887]/1024*5" office:value-type="float" office:value="4.326171875">
            <text:p>4.33</text:p>
          </table:table-cell>
          <table:table-cell table:style-name="ce5" table:formula="oooc:=5*(9780/[.B887])-9780" office:value-type="float" office:value="1523.29571106095">
            <text:p>1523.3</text:p>
          </table:table-cell>
          <table:table-cell table:style-name="ce5" table:formula="oooc:=-273.15+1/(3.35*10^-3+2.57*10^-4*LN([.C887]/10000)+2.63*10^-6*LN([.C887]/10000)^2+6.75*10^-8*LN([.C887]/10000)^3)" office:value-type="float" office:value="74.6442159248055">
            <text:p>74.64</text:p>
          </table:table-cell>
          <table:table-cell table:style-name="ce7" table:formula="oooc:=-273.15+1/(3.354016*10^-3+2.56985*10^-4*LN([.C887]/10000)+2.620131*10^-6*LN([.C887]/10000)^2+6.383091*10^-8*LN([.C887]/10000)^3)" office:value-type="float" office:value="74.1569764869724">
            <text:p>74.2</text:p>
          </table:table-cell>
          <table:table-cell table:number-columns-repeated="251"/>
        </table:table-row>
        <table:table-row table:style-name="ro2">
          <table:table-cell table:formula="oooc:=[.A887]+1" office:value-type="float" office:value="887">
            <text:p>887</text:p>
          </table:table-cell>
          <table:table-cell table:formula="oooc:=[.A888]/1024*5" office:value-type="float" office:value="4.3310546875">
            <text:p>4.33</text:p>
          </table:table-cell>
          <table:table-cell table:style-name="ce5" table:formula="oooc:=5*(9780/[.B888])-9780" office:value-type="float" office:value="1510.55242390079">
            <text:p>1510.55</text:p>
          </table:table-cell>
          <table:table-cell table:style-name="ce5" table:formula="oooc:=-273.15+1/(3.35*10^-3+2.57*10^-4*LN([.C888]/10000)+2.63*10^-6*LN([.C888]/10000)^2+6.75*10^-8*LN([.C888]/10000)^3)" office:value-type="float" office:value="74.8962047830805">
            <text:p>74.9</text:p>
          </table:table-cell>
          <table:table-cell table:style-name="ce7" table:formula="oooc:=-273.15+1/(3.354016*10^-3+2.56985*10^-4*LN([.C888]/10000)+2.620131*10^-6*LN([.C888]/10000)^2+6.383091*10^-8*LN([.C888]/10000)^3)" office:value-type="float" office:value="74.4082423659996">
            <text:p>74.4</text:p>
          </table:table-cell>
          <table:table-cell table:number-columns-repeated="251"/>
        </table:table-row>
        <table:table-row table:style-name="ro2">
          <table:table-cell table:formula="oooc:=[.A888]+1" office:value-type="float" office:value="888">
            <text:p>888</text:p>
          </table:table-cell>
          <table:table-cell table:formula="oooc:=[.A889]/1024*5" office:value-type="float" office:value="4.3359375">
            <text:p>4.34</text:p>
          </table:table-cell>
          <table:table-cell table:style-name="ce5" table:formula="oooc:=5*(9780/[.B889])-9780" office:value-type="float" office:value="1497.83783783784">
            <text:p>1497.84</text:p>
          </table:table-cell>
          <table:table-cell table:style-name="ce5" table:formula="oooc:=-273.15+1/(3.35*10^-3+2.57*10^-4*LN([.C889]/10000)+2.63*10^-6*LN([.C889]/10000)^2+6.75*10^-8*LN([.C889]/10000)^3)" office:value-type="float" office:value="75.1500836961919">
            <text:p>75.15</text:p>
          </table:table-cell>
          <table:table-cell table:style-name="ce7" table:formula="oooc:=-273.15+1/(3.354016*10^-3+2.56985*10^-4*LN([.C889]/10000)+2.620131*10^-6*LN([.C889]/10000)^2+6.383091*10^-8*LN([.C889]/10000)^3)" office:value-type="float" office:value="74.6613921450548">
            <text:p>74.7</text:p>
          </table:table-cell>
          <table:table-cell table:number-columns-repeated="251"/>
        </table:table-row>
        <table:table-row table:style-name="ro2">
          <table:table-cell table:formula="oooc:=[.A889]+1" office:value-type="float" office:value="889">
            <text:p>889</text:p>
          </table:table-cell>
          <table:table-cell table:formula="oooc:=[.A890]/1024*5" office:value-type="float" office:value="4.3408203125">
            <text:p>4.34</text:p>
          </table:table-cell>
          <table:table-cell table:style-name="ce5" table:formula="oooc:=5*(9780/[.B890])-9780" office:value-type="float" office:value="1485.151856018">
            <text:p>1485.15</text:p>
          </table:table-cell>
          <table:table-cell table:style-name="ce5" table:formula="oooc:=-273.15+1/(3.35*10^-3+2.57*10^-4*LN([.C890]/10000)+2.63*10^-6*LN([.C890]/10000)^2+6.75*10^-8*LN([.C890]/10000)^3)" office:value-type="float" office:value="75.4058832027962">
            <text:p>75.41</text:p>
          </table:table-cell>
          <table:table-cell table:style-name="ce7" table:formula="oooc:=-273.15+1/(3.354016*10^-3+2.56985*10^-4*LN([.C890]/10000)+2.620131*10^-6*LN([.C890]/10000)^2+6.383091*10^-8*LN([.C890]/10000)^3)" office:value-type="float" office:value="74.9164562568336">
            <text:p>74.9</text:p>
          </table:table-cell>
          <table:table-cell table:number-columns-repeated="251"/>
        </table:table-row>
        <table:table-row table:style-name="ro2">
          <table:table-cell table:formula="oooc:=[.A890]+1" office:value-type="float" office:value="890">
            <text:p>890</text:p>
          </table:table-cell>
          <table:table-cell table:formula="oooc:=[.A891]/1024*5" office:value-type="float" office:value="4.345703125">
            <text:p>4.35</text:p>
          </table:table-cell>
          <table:table-cell table:style-name="ce5" table:formula="oooc:=5*(9780/[.B891])-9780" office:value-type="float" office:value="1472.49438202247">
            <text:p>1472.49</text:p>
          </table:table-cell>
          <table:table-cell table:style-name="ce5" table:formula="oooc:=-273.15+1/(3.35*10^-3+2.57*10^-4*LN([.C891]/10000)+2.63*10^-6*LN([.C891]/10000)^2+6.75*10^-8*LN([.C891]/10000)^3)" office:value-type="float" office:value="75.6636345600758">
            <text:p>75.66</text:p>
          </table:table-cell>
          <table:table-cell table:style-name="ce7" table:formula="oooc:=-273.15+1/(3.354016*10^-3+2.56985*10^-4*LN([.C891]/10000)+2.620131*10^-6*LN([.C891]/10000)^2+6.383091*10^-8*LN([.C891]/10000)^3)" office:value-type="float" office:value="75.1734658499328">
            <text:p>75.2</text:p>
          </table:table-cell>
          <table:table-cell table:number-columns-repeated="251"/>
        </table:table-row>
        <table:table-row table:style-name="ro2">
          <table:table-cell table:formula="oooc:=[.A891]+1" office:value-type="float" office:value="891">
            <text:p>891</text:p>
          </table:table-cell>
          <table:table-cell table:formula="oooc:=[.A892]/1024*5" office:value-type="float" office:value="4.3505859375">
            <text:p>4.35</text:p>
          </table:table-cell>
          <table:table-cell table:style-name="ce5" table:formula="oooc:=5*(9780/[.B892])-9780" office:value-type="float" office:value="1459.86531986532">
            <text:p>1459.87</text:p>
          </table:table-cell>
          <table:table-cell table:style-name="ce5" table:formula="oooc:=-273.15+1/(3.35*10^-3+2.57*10^-4*LN([.C892]/10000)+2.63*10^-6*LN([.C892]/10000)^2+6.75*10^-8*LN([.C892]/10000)^3)" office:value-type="float" office:value="75.9233697662324">
            <text:p>75.92</text:p>
          </table:table-cell>
          <table:table-cell table:style-name="ce7" table:formula="oooc:=-273.15+1/(3.354016*10^-3+2.56985*10^-4*LN([.C892]/10000)+2.620131*10^-6*LN([.C892]/10000)^2+6.383091*10^-8*LN([.C892]/10000)^3)" office:value-type="float" office:value="75.4324528112587">
            <text:p>75.4</text:p>
          </table:table-cell>
          <table:table-cell table:number-columns-repeated="251"/>
        </table:table-row>
        <table:table-row table:style-name="ro2">
          <table:table-cell table:formula="oooc:=[.A892]+1" office:value-type="float" office:value="892">
            <text:p>892</text:p>
          </table:table-cell>
          <table:table-cell table:formula="oooc:=[.A893]/1024*5" office:value-type="float" office:value="4.35546875">
            <text:p>4.36</text:p>
          </table:table-cell>
          <table:table-cell table:style-name="ce5" table:formula="oooc:=5*(9780/[.B893])-9780" office:value-type="float" office:value="1447.26457399103">
            <text:p>1447.26</text:p>
          </table:table-cell>
          <table:table-cell table:style-name="ce5" table:formula="oooc:=-273.15+1/(3.35*10^-3+2.57*10^-4*LN([.C893]/10000)+2.63*10^-6*LN([.C893]/10000)^2+6.75*10^-8*LN([.C893]/10000)^3)" office:value-type="float" office:value="76.1851215838621">
            <text:p>76.19</text:p>
          </table:table-cell>
          <table:table-cell table:style-name="ce7" table:formula="oooc:=-273.15+1/(3.354016*10^-3+2.56985*10^-4*LN([.C893]/10000)+2.620131*10^-6*LN([.C893]/10000)^2+6.383091*10^-8*LN([.C893]/10000)^3)" office:value-type="float" office:value="75.6934497893123">
            <text:p>75.7</text:p>
          </table:table-cell>
          <table:table-cell table:number-columns-repeated="251"/>
        </table:table-row>
        <table:table-row table:style-name="ro2">
          <table:table-cell table:formula="oooc:=[.A893]+1" office:value-type="float" office:value="893">
            <text:p>893</text:p>
          </table:table-cell>
          <table:table-cell table:formula="oooc:=[.A894]/1024*5" office:value-type="float" office:value="4.3603515625">
            <text:p>4.36</text:p>
          </table:table-cell>
          <table:table-cell table:style-name="ce5" table:formula="oooc:=5*(9780/[.B894])-9780" office:value-type="float" office:value="1434.69204927212">
            <text:p>1434.69</text:p>
          </table:table-cell>
          <table:table-cell table:style-name="ce5" table:formula="oooc:=-273.15+1/(3.35*10^-3+2.57*10^-4*LN([.C894]/10000)+2.63*10^-6*LN([.C894]/10000)^2+6.75*10^-8*LN([.C894]/10000)^3)" office:value-type="float" office:value="76.4489235642507">
            <text:p>76.45</text:p>
          </table:table-cell>
          <table:table-cell table:style-name="ce7" table:formula="oooc:=-273.15+1/(3.354016*10^-3+2.56985*10^-4*LN([.C894]/10000)+2.620131*10^-6*LN([.C894]/10000)^2+6.383091*10^-8*LN([.C894]/10000)^3)" office:value-type="float" office:value="75.9564902183921">
            <text:p>76.0</text:p>
          </table:table-cell>
          <table:table-cell table:number-columns-repeated="251"/>
        </table:table-row>
        <table:table-row table:style-name="ro2">
          <table:table-cell table:formula="oooc:=[.A894]+1" office:value-type="float" office:value="894">
            <text:p>894</text:p>
          </table:table-cell>
          <table:table-cell table:formula="oooc:=[.A895]/1024*5" office:value-type="float" office:value="4.365234375">
            <text:p>4.37</text:p>
          </table:table-cell>
          <table:table-cell table:style-name="ce5" table:formula="oooc:=5*(9780/[.B895])-9780" office:value-type="float" office:value="1422.14765100671">
            <text:p>1422.15</text:p>
          </table:table-cell>
          <table:table-cell table:style-name="ce5" table:formula="oooc:=-273.15+1/(3.35*10^-3+2.57*10^-4*LN([.C895]/10000)+2.63*10^-6*LN([.C895]/10000)^2+6.75*10^-8*LN([.C895]/10000)^3)" office:value-type="float" office:value="76.7148100726346">
            <text:p>76.71</text:p>
          </table:table-cell>
          <table:table-cell table:style-name="ce7" table:formula="oooc:=-273.15+1/(3.354016*10^-3+2.56985*10^-4*LN([.C895]/10000)+2.620131*10^-6*LN([.C895]/10000)^2+6.383091*10^-8*LN([.C895]/10000)^3)" office:value-type="float" office:value="76.2216083437587">
            <text:p>76.2</text:p>
          </table:table-cell>
          <table:table-cell table:number-columns-repeated="251"/>
        </table:table-row>
        <table:table-row table:style-name="ro2">
          <table:table-cell table:formula="oooc:=[.A895]+1" office:value-type="float" office:value="895">
            <text:p>895</text:p>
          </table:table-cell>
          <table:table-cell table:formula="oooc:=[.A896]/1024*5" office:value-type="float" office:value="4.3701171875">
            <text:p>4.37</text:p>
          </table:table-cell>
          <table:table-cell table:style-name="ce5" table:formula="oooc:=5*(9780/[.B896])-9780" office:value-type="float" office:value="1409.6312849162">
            <text:p>1409.63</text:p>
          </table:table-cell>
          <table:table-cell table:style-name="ce5" table:formula="oooc:=-273.15+1/(3.35*10^-3+2.57*10^-4*LN([.C896]/10000)+2.63*10^-6*LN([.C896]/10000)^2+6.75*10^-8*LN([.C896]/10000)^3)" office:value-type="float" office:value="76.982816314473">
            <text:p>76.98</text:p>
          </table:table-cell>
          <table:table-cell table:style-name="ce7" table:formula="oooc:=-273.15+1/(3.354016*10^-3+2.56985*10^-4*LN([.C896]/10000)+2.620131*10^-6*LN([.C896]/10000)^2+6.383091*10^-8*LN([.C896]/10000)^3)" office:value-type="float" office:value="76.4888392478065">
            <text:p>76.5</text:p>
          </table:table-cell>
          <table:table-cell table:number-columns-repeated="251"/>
        </table:table-row>
        <table:table-row table:style-name="ro2">
          <table:table-cell table:formula="oooc:=[.A896]+1" office:value-type="float" office:value="896">
            <text:p>896</text:p>
          </table:table-cell>
          <table:table-cell table:formula="oooc:=[.A897]/1024*5" office:value-type="float" office:value="4.375">
            <text:p>4.38</text:p>
          </table:table-cell>
          <table:table-cell table:style-name="ce5" table:formula="oooc:=5*(9780/[.B897])-9780" office:value-type="float" office:value="1397.14285714286">
            <text:p>1397.14</text:p>
          </table:table-cell>
          <table:table-cell table:style-name="ce5" table:formula="oooc:=-273.15+1/(3.35*10^-3+2.57*10^-4*LN([.C897]/10000)+2.63*10^-6*LN([.C897]/10000)^2+6.75*10^-8*LN([.C897]/10000)^3)" office:value-type="float" office:value="77.2529783627808">
            <text:p>77.25</text:p>
          </table:table-cell>
          <table:table-cell table:style-name="ce7" table:formula="oooc:=-273.15+1/(3.354016*10^-3+2.56985*10^-4*LN([.C897]/10000)+2.620131*10^-6*LN([.C897]/10000)^2+6.383091*10^-8*LN([.C897]/10000)^3)" office:value-type="float" office:value="76.7582188772915">
            <text:p>76.8</text:p>
          </table:table-cell>
          <table:table-cell table:number-columns-repeated="251"/>
        </table:table-row>
        <table:table-row table:style-name="ro2">
          <table:table-cell table:formula="oooc:=[.A897]+1" office:value-type="float" office:value="897">
            <text:p>897</text:p>
          </table:table-cell>
          <table:table-cell table:formula="oooc:=[.A898]/1024*5" office:value-type="float" office:value="4.3798828125">
            <text:p>4.38</text:p>
          </table:table-cell>
          <table:table-cell table:style-name="ce5" table:formula="oooc:=5*(9780/[.B898])-9780" office:value-type="float" office:value="1384.68227424749">
            <text:p>1384.68</text:p>
          </table:table-cell>
          <table:table-cell table:style-name="ce5" table:formula="oooc:=-273.15+1/(3.35*10^-3+2.57*10^-4*LN([.C898]/10000)+2.63*10^-6*LN([.C898]/10000)^2+6.75*10^-8*LN([.C898]/10000)^3)" office:value-type="float" office:value="77.5253331865715">
            <text:p>77.53</text:p>
          </table:table-cell>
          <table:table-cell table:style-name="ce7" table:formula="oooc:=-273.15+1/(3.354016*10^-3+2.56985*10^-4*LN([.C898]/10000)+2.620131*10^-6*LN([.C898]/10000)^2+6.383091*10^-8*LN([.C898]/10000)^3)" office:value-type="float" office:value="77.0297840716655">
            <text:p>77.0</text:p>
          </table:table-cell>
          <table:table-cell table:number-columns-repeated="251"/>
        </table:table-row>
        <table:table-row table:style-name="ro2">
          <table:table-cell table:formula="oooc:=[.A898]+1" office:value-type="float" office:value="898">
            <text:p>898</text:p>
          </table:table-cell>
          <table:table-cell table:formula="oooc:=[.A899]/1024*5" office:value-type="float" office:value="4.384765625">
            <text:p>4.38</text:p>
          </table:table-cell>
          <table:table-cell table:style-name="ce5" table:formula="oooc:=5*(9780/[.B899])-9780" office:value-type="float" office:value="1372.24944320713">
            <text:p>1372.25</text:p>
          </table:table-cell>
          <table:table-cell table:style-name="ce5" table:formula="oooc:=-273.15+1/(3.35*10^-3+2.57*10^-4*LN([.C899]/10000)+2.63*10^-6*LN([.C899]/10000)^2+6.75*10^-8*LN([.C899]/10000)^3)" office:value-type="float" office:value="77.7999186804672">
            <text:p>77.8</text:p>
          </table:table-cell>
          <table:table-cell table:style-name="ce7" table:formula="oooc:=-273.15+1/(3.354016*10^-3+2.56985*10^-4*LN([.C899]/10000)+2.620131*10^-6*LN([.C899]/10000)^2+6.383091*10^-8*LN([.C899]/10000)^3)" office:value-type="float" office:value="77.3035725925726">
            <text:p>77.3</text:p>
          </table:table-cell>
          <table:table-cell table:number-columns-repeated="251"/>
        </table:table-row>
        <table:table-row table:style-name="ro2">
          <table:table-cell table:formula="oooc:=[.A899]+1" office:value-type="float" office:value="899">
            <text:p>899</text:p>
          </table:table-cell>
          <table:table-cell table:formula="oooc:=[.A900]/1024*5" office:value-type="float" office:value="4.3896484375">
            <text:p>4.39</text:p>
          </table:table-cell>
          <table:table-cell table:style-name="ce5" table:formula="oooc:=5*(9780/[.B900])-9780" office:value-type="float" office:value="1359.84427141268">
            <text:p>1359.84</text:p>
          </table:table-cell>
          <table:table-cell table:style-name="ce5" table:formula="oooc:=-273.15+1/(3.35*10^-3+2.57*10^-4*LN([.C900]/10000)+2.63*10^-6*LN([.C900]/10000)^2+6.75*10^-8*LN([.C900]/10000)^3)" office:value-type="float" office:value="78.0767736955326">
            <text:p>78.08</text:p>
          </table:table-cell>
          <table:table-cell table:style-name="ce7" table:formula="oooc:=-273.15+1/(3.354016*10^-3+2.56985*10^-4*LN([.C900]/10000)+2.620131*10^-6*LN([.C900]/10000)^2+6.383091*10^-8*LN([.C900]/10000)^3)" office:value-type="float" office:value="77.5796231545634">
            <text:p>77.6</text:p>
          </table:table-cell>
          <table:table-cell table:number-columns-repeated="251"/>
        </table:table-row>
        <table:table-row table:style-name="ro2">
          <table:table-cell table:formula="oooc:=[.A900]+1" office:value-type="float" office:value="900">
            <text:p>900</text:p>
          </table:table-cell>
          <table:table-cell table:formula="oooc:=[.A901]/1024*5" office:value-type="float" office:value="4.39453125">
            <text:p>4.39</text:p>
          </table:table-cell>
          <table:table-cell table:style-name="ce5" table:formula="oooc:=5*(9780/[.B901])-9780" office:value-type="float" office:value="1347.46666666667">
            <text:p>1347.47</text:p>
          </table:table-cell>
          <table:table-cell table:style-name="ce5" table:formula="oooc:=-273.15+1/(3.35*10^-3+2.57*10^-4*LN([.C901]/10000)+2.63*10^-6*LN([.C901]/10000)^2+6.75*10^-8*LN([.C901]/10000)^3)" office:value-type="float" office:value="78.3559380713915">
            <text:p>78.36</text:p>
          </table:table-cell>
          <table:table-cell table:style-name="ce7" table:formula="oooc:=-273.15+1/(3.354016*10^-3+2.56985*10^-4*LN([.C901]/10000)+2.620131*10^-6*LN([.C901]/10000)^2+6.383091*10^-8*LN([.C901]/10000)^3)" office:value-type="float" office:value="77.857975457089">
            <text:p>77.9</text:p>
          </table:table-cell>
          <table:table-cell table:number-columns-repeated="251"/>
        </table:table-row>
        <table:table-row table:style-name="ro2">
          <table:table-cell table:formula="oooc:=[.A901]+1" office:value-type="float" office:value="901">
            <text:p>901</text:p>
          </table:table-cell>
          <table:table-cell table:formula="oooc:=[.A902]/1024*5" office:value-type="float" office:value="4.3994140625">
            <text:p>4.4</text:p>
          </table:table-cell>
          <table:table-cell table:style-name="ce5" table:formula="oooc:=5*(9780/[.B902])-9780" office:value-type="float" office:value="1335.11653718091">
            <text:p>1335.12</text:p>
          </table:table-cell>
          <table:table-cell table:style-name="ce5" table:formula="oooc:=-273.15+1/(3.35*10^-3+2.57*10^-4*LN([.C902]/10000)+2.63*10^-6*LN([.C902]/10000)^2+6.75*10^-8*LN([.C902]/10000)^3)" office:value-type="float" office:value="78.6374526696932">
            <text:p>78.64</text:p>
          </table:table-cell>
          <table:table-cell table:style-name="ce7" table:formula="oooc:=-273.15+1/(3.354016*10^-3+2.56985*10^-4*LN([.C902]/10000)+2.620131*10^-6*LN([.C902]/10000)^2+6.383091*10^-8*LN([.C902]/10000)^3)" office:value-type="float" office:value="78.1386702178377">
            <text:p>78.1</text:p>
          </table:table-cell>
          <table:table-cell table:number-columns-repeated="251"/>
        </table:table-row>
        <table:table-row table:style-name="ro2">
          <table:table-cell table:formula="oooc:=[.A902]+1" office:value-type="float" office:value="902">
            <text:p>902</text:p>
          </table:table-cell>
          <table:table-cell table:formula="oooc:=[.A903]/1024*5" office:value-type="float" office:value="4.404296875">
            <text:p>4.4</text:p>
          </table:table-cell>
          <table:table-cell table:style-name="ce5" table:formula="oooc:=5*(9780/[.B903])-9780" office:value-type="float" office:value="1322.79379157428">
            <text:p>1322.79</text:p>
          </table:table-cell>
          <table:table-cell table:style-name="ce5" table:formula="oooc:=-273.15+1/(3.35*10^-3+2.57*10^-4*LN([.C903]/10000)+2.63*10^-6*LN([.C903]/10000)^2+6.75*10^-8*LN([.C903]/10000)^3)" office:value-type="float" office:value="78.9213594089956">
            <text:p>78.92</text:p>
          </table:table-cell>
          <table:table-cell table:style-name="ce7" table:formula="oooc:=-273.15+1/(3.354016*10^-3+2.56985*10^-4*LN([.C903]/10000)+2.620131*10^-6*LN([.C903]/10000)^2+6.383091*10^-8*LN([.C903]/10000)^3)" office:value-type="float" office:value="78.4217492074835">
            <text:p>78.4</text:p>
          </table:table-cell>
          <table:table-cell table:number-columns-repeated="251"/>
        </table:table-row>
        <table:table-row table:style-name="ro2">
          <table:table-cell table:formula="oooc:=[.A903]+1" office:value-type="float" office:value="903">
            <text:p>903</text:p>
          </table:table-cell>
          <table:table-cell table:formula="oooc:=[.A904]/1024*5" office:value-type="float" office:value="4.4091796875">
            <text:p>4.41</text:p>
          </table:table-cell>
          <table:table-cell table:style-name="ce5" table:formula="oooc:=5*(9780/[.B904])-9780" office:value-type="float" office:value="1310.49833887043">
            <text:p>1310.5</text:p>
          </table:table-cell>
          <table:table-cell table:style-name="ce5" table:formula="oooc:=-273.15+1/(3.35*10^-3+2.57*10^-4*LN([.C904]/10000)+2.63*10^-6*LN([.C904]/10000)^2+6.75*10^-8*LN([.C904]/10000)^3)" office:value-type="float" office:value="79.2077013011365">
            <text:p>79.21</text:p>
          </table:table-cell>
          <table:table-cell table:style-name="ce7" table:formula="oooc:=-273.15+1/(3.354016*10^-3+2.56985*10^-4*LN([.C904]/10000)+2.620131*10^-6*LN([.C904]/10000)^2+6.383091*10^-8*LN([.C904]/10000)^3)" office:value-type="float" office:value="78.7072552859168">
            <text:p>78.7</text:p>
          </table:table-cell>
          <table:table-cell table:number-columns-repeated="251"/>
        </table:table-row>
        <table:table-row table:style-name="ro2">
          <table:table-cell table:formula="oooc:=[.A904]+1" office:value-type="float" office:value="904">
            <text:p>904</text:p>
          </table:table-cell>
          <table:table-cell table:formula="oooc:=[.A905]/1024*5" office:value-type="float" office:value="4.4140625">
            <text:p>4.41</text:p>
          </table:table-cell>
          <table:table-cell table:style-name="ce5" table:formula="oooc:=5*(9780/[.B905])-9780" office:value-type="float" office:value="1298.23008849557">
            <text:p>1298.23</text:p>
          </table:table-cell>
          <table:table-cell table:style-name="ce5" table:formula="oooc:=-273.15+1/(3.35*10^-3+2.57*10^-4*LN([.C905]/10000)+2.63*10^-6*LN([.C905]/10000)^2+6.75*10^-8*LN([.C905]/10000)^3)" office:value-type="float" office:value="79.4965224891718">
            <text:p>79.5</text:p>
          </table:table-cell>
          <table:table-cell table:style-name="ce7" table:formula="oooc:=-273.15+1/(3.354016*10^-3+2.56985*10^-4*LN([.C905]/10000)+2.620131*10^-6*LN([.C905]/10000)^2+6.383091*10^-8*LN([.C905]/10000)^3)" office:value-type="float" office:value="78.9952324400351">
            <text:p>79.0</text:p>
          </table:table-cell>
          <table:table-cell table:number-columns-repeated="251"/>
        </table:table-row>
        <table:table-row table:style-name="ro2">
          <table:table-cell table:formula="oooc:=[.A905]+1" office:value-type="float" office:value="905">
            <text:p>905</text:p>
          </table:table-cell>
          <table:table-cell table:formula="oooc:=[.A906]/1024*5" office:value-type="float" office:value="4.4189453125">
            <text:p>4.42</text:p>
          </table:table-cell>
          <table:table-cell table:style-name="ce5" table:formula="oooc:=5*(9780/[.B906])-9780" office:value-type="float" office:value="1285.98895027624">
            <text:p>1285.99</text:p>
          </table:table-cell>
          <table:table-cell table:style-name="ce5" table:formula="oooc:=-273.15+1/(3.35*10^-3+2.57*10^-4*LN([.C906]/10000)+2.63*10^-6*LN([.C906]/10000)^2+6.75*10^-8*LN([.C906]/10000)^3)" office:value-type="float" office:value="79.7878682869587">
            <text:p>79.79</text:p>
          </table:table-cell>
          <table:table-cell table:style-name="ce7" table:formula="oooc:=-273.15+1/(3.354016*10^-3+2.56985*10^-4*LN([.C906]/10000)+2.620131*10^-6*LN([.C906]/10000)^2+6.383091*10^-8*LN([.C906]/10000)^3)" office:value-type="float" office:value="79.285725823173">
            <text:p>79.3</text:p>
          </table:table-cell>
          <table:table-cell table:number-columns-repeated="251"/>
        </table:table-row>
        <table:table-row table:style-name="ro2">
          <table:table-cell table:formula="oooc:=[.A906]+1" office:value-type="float" office:value="906">
            <text:p>906</text:p>
          </table:table-cell>
          <table:table-cell table:formula="oooc:=[.A907]/1024*5" office:value-type="float" office:value="4.423828125">
            <text:p>4.42</text:p>
          </table:table-cell>
          <table:table-cell table:style-name="ce5" table:formula="oooc:=5*(9780/[.B907])-9780" office:value-type="float" office:value="1273.77483443708">
            <text:p>1273.77</text:p>
          </table:table-cell>
          <table:table-cell table:style-name="ce5" table:formula="oooc:=-273.15+1/(3.35*10^-3+2.57*10^-4*LN([.C907]/10000)+2.63*10^-6*LN([.C907]/10000)^2+6.75*10^-8*LN([.C907]/10000)^3)" office:value-type="float" office:value="80.0817852204733">
            <text:p>80.08</text:p>
          </table:table-cell>
          <table:table-cell table:style-name="ce7" table:formula="oooc:=-273.15+1/(3.354016*10^-3+2.56985*10^-4*LN([.C907]/10000)+2.620131*10^-6*LN([.C907]/10000)^2+6.383091*10^-8*LN([.C907]/10000)^3)" office:value-type="float" office:value="79.578781796259">
            <text:p>79.6</text:p>
          </table:table-cell>
          <table:table-cell table:number-columns-repeated="251"/>
        </table:table-row>
        <table:table-row table:style-name="ro2">
          <table:table-cell table:formula="oooc:=[.A907]+1" office:value-type="float" office:value="907">
            <text:p>907</text:p>
          </table:table-cell>
          <table:table-cell table:formula="oooc:=[.A908]/1024*5" office:value-type="float" office:value="4.4287109375">
            <text:p>4.43</text:p>
          </table:table-cell>
          <table:table-cell table:style-name="ce5" table:formula="oooc:=5*(9780/[.B908])-9780" office:value-type="float" office:value="1261.58765159868">
            <text:p>1261.59</text:p>
          </table:table-cell>
          <table:table-cell table:style-name="ce5" table:formula="oooc:=-273.15+1/(3.35*10^-3+2.57*10^-4*LN([.C908]/10000)+2.63*10^-6*LN([.C908]/10000)^2+6.75*10^-8*LN([.C908]/10000)^3)" office:value-type="float" office:value="80.3783210709499">
            <text:p>80.38</text:p>
          </table:table-cell>
          <table:table-cell table:style-name="ce7" table:formula="oooc:=-273.15+1/(3.354016*10^-3+2.56985*10^-4*LN([.C908]/10000)+2.620131*10^-6*LN([.C908]/10000)^2+6.383091*10^-8*LN([.C908]/10000)^3)" office:value-type="float" office:value="79.8744479707873">
            <text:p>79.9</text:p>
          </table:table-cell>
          <table:table-cell table:number-columns-repeated="251"/>
        </table:table-row>
        <table:table-row table:style-name="ro2">
          <table:table-cell table:formula="oooc:=[.A908]+1" office:value-type="float" office:value="908">
            <text:p>908</text:p>
          </table:table-cell>
          <table:table-cell table:formula="oooc:=[.A909]/1024*5" office:value-type="float" office:value="4.43359375">
            <text:p>4.43</text:p>
          </table:table-cell>
          <table:table-cell table:style-name="ce5" table:formula="oooc:=5*(9780/[.B909])-9780" office:value-type="float" office:value="1249.42731277533">
            <text:p>1249.43</text:p>
          </table:table-cell>
          <table:table-cell table:style-name="ce5" table:formula="oooc:=-273.15+1/(3.35*10^-3+2.57*10^-4*LN([.C909]/10000)+2.63*10^-6*LN([.C909]/10000)^2+6.75*10^-8*LN([.C909]/10000)^3)" office:value-type="float" office:value="80.6775249199443">
            <text:p>80.68</text:p>
          </table:table-cell>
          <table:table-cell table:style-name="ce7" table:formula="oooc:=-273.15+1/(3.354016*10^-3+2.56985*10^-4*LN([.C909]/10000)+2.620131*10^-6*LN([.C909]/10000)^2+6.383091*10^-8*LN([.C909]/10000)^3)" office:value-type="float" office:value="80.1727732537046">
            <text:p>80.2</text:p>
          </table:table-cell>
          <table:table-cell table:number-columns-repeated="251"/>
        </table:table-row>
        <table:table-row table:style-name="ro2">
          <table:table-cell table:formula="oooc:=[.A909]+1" office:value-type="float" office:value="909">
            <text:p>909</text:p>
          </table:table-cell>
          <table:table-cell table:formula="oooc:=[.A910]/1024*5" office:value-type="float" office:value="4.4384765625">
            <text:p>4.44</text:p>
          </table:table-cell>
          <table:table-cell table:style-name="ce5" table:formula="oooc:=5*(9780/[.B910])-9780" office:value-type="float" office:value="1237.29372937294">
            <text:p>1237.29</text:p>
          </table:table-cell>
          <table:table-cell table:style-name="ce5" table:formula="oooc:=-273.15+1/(3.35*10^-3+2.57*10^-4*LN([.C910]/10000)+2.63*10^-6*LN([.C910]/10000)^2+6.75*10^-8*LN([.C910]/10000)^3)" office:value-type="float" office:value="80.9794471964177">
            <text:p>80.98</text:p>
          </table:table-cell>
          <table:table-cell table:style-name="ce7" table:formula="oooc:=-273.15+1/(3.354016*10^-3+2.56985*10^-4*LN([.C910]/10000)+2.620131*10^-6*LN([.C910]/10000)^2+6.383091*10^-8*LN([.C910]/10000)^3)" office:value-type="float" office:value="80.4738078943113">
            <text:p>80.5</text:p>
          </table:table-cell>
          <table:table-cell table:number-columns-repeated="251"/>
        </table:table-row>
        <table:table-row table:style-name="ro2">
          <table:table-cell table:formula="oooc:=[.A910]+1" office:value-type="float" office:value="910">
            <text:p>910</text:p>
          </table:table-cell>
          <table:table-cell table:formula="oooc:=[.A911]/1024*5" office:value-type="float" office:value="4.443359375">
            <text:p>4.44</text:p>
          </table:table-cell>
          <table:table-cell table:style-name="ce5" table:formula="oooc:=5*(9780/[.B911])-9780" office:value-type="float" office:value="1225.18681318681">
            <text:p>1225.19</text:p>
          </table:table-cell>
          <table:table-cell table:style-name="ce5" table:formula="oooc:=-273.15+1/(3.35*10^-3+2.57*10^-4*LN([.C911]/10000)+2.63*10^-6*LN([.C911]/10000)^2+6.75*10^-8*LN([.C911]/10000)^3)" office:value-type="float" office:value="81.2841397259563">
            <text:p>81.28</text:p>
          </table:table-cell>
          <table:table-cell table:style-name="ce7" table:formula="oooc:=-273.15+1/(3.354016*10^-3+2.56985*10^-4*LN([.C911]/10000)+2.620131*10^-6*LN([.C911]/10000)^2+6.383091*10^-8*LN([.C911]/10000)^3)" office:value-type="float" office:value="80.7776035332878">
            <text:p>80.8</text:p>
          </table:table-cell>
          <table:table-cell table:number-columns-repeated="251"/>
        </table:table-row>
        <table:table-row table:style-name="ro2">
          <table:table-cell table:formula="oooc:=[.A911]+1" office:value-type="float" office:value="911">
            <text:p>911</text:p>
          </table:table-cell>
          <table:table-cell table:formula="oooc:=[.A912]/1024*5" office:value-type="float" office:value="4.4482421875">
            <text:p>4.45</text:p>
          </table:table-cell>
          <table:table-cell table:style-name="ce5" table:formula="oooc:=5*(9780/[.B912])-9780" office:value-type="float" office:value="1213.10647639956">
            <text:p>1213.11</text:p>
          </table:table-cell>
          <table:table-cell table:style-name="ce5" table:formula="oooc:=-273.15+1/(3.35*10^-3+2.57*10^-4*LN([.C912]/10000)+2.63*10^-6*LN([.C912]/10000)^2+6.75*10^-8*LN([.C912]/10000)^3)" office:value-type="float" office:value="81.5916557822404">
            <text:p>81.59</text:p>
          </table:table-cell>
          <table:table-cell table:style-name="ce7" table:formula="oooc:=-273.15+1/(3.354016*10^-3+2.56985*10^-4*LN([.C912]/10000)+2.620131*10^-6*LN([.C912]/10000)^2+6.383091*10^-8*LN([.C912]/10000)^3)" office:value-type="float" office:value="81.0842132539616">
            <text:p>81.1</text:p>
          </table:table-cell>
          <table:table-cell table:number-columns-repeated="251"/>
        </table:table-row>
        <table:table-row table:style-name="ro2">
          <table:table-cell table:formula="oooc:=[.A912]+1" office:value-type="float" office:value="912">
            <text:p>912</text:p>
          </table:table-cell>
          <table:table-cell table:formula="oooc:=[.A913]/1024*5" office:value-type="float" office:value="4.453125">
            <text:p>4.45</text:p>
          </table:table-cell>
          <table:table-cell table:style-name="ce5" table:formula="oooc:=5*(9780/[.B913])-9780" office:value-type="float" office:value="1201.05263157895">
            <text:p>1201.05</text:p>
          </table:table-cell>
          <table:table-cell table:style-name="ce5" table:formula="oooc:=-273.15+1/(3.35*10^-3+2.57*10^-4*LN([.C913]/10000)+2.63*10^-6*LN([.C913]/10000)^2+6.75*10^-8*LN([.C913]/10000)^3)" office:value-type="float" office:value="81.9020501408859">
            <text:p>81.9</text:p>
          </table:table-cell>
          <table:table-cell table:style-name="ce7" table:formula="oooc:=-273.15+1/(3.354016*10^-3+2.56985*10^-4*LN([.C913]/10000)+2.620131*10^-6*LN([.C913]/10000)^2+6.383091*10^-8*LN([.C913]/10000)^3)" office:value-type="float" office:value="81.393691635939">
            <text:p>81.4</text:p>
          </table:table-cell>
          <table:table-cell table:number-columns-repeated="251"/>
        </table:table-row>
        <table:table-row table:style-name="ro2">
          <table:table-cell table:formula="oooc:=[.A913]+1" office:value-type="float" office:value="913">
            <text:p>913</text:p>
          </table:table-cell>
          <table:table-cell table:formula="oooc:=[.A914]/1024*5" office:value-type="float" office:value="4.4580078125">
            <text:p>4.46</text:p>
          </table:table-cell>
          <table:table-cell table:style-name="ce5" table:formula="oooc:=5*(9780/[.B914])-9780" office:value-type="float" office:value="1189.02519167579">
            <text:p>1189.03</text:p>
          </table:table-cell>
          <table:table-cell table:style-name="ce5" table:formula="oooc:=-273.15+1/(3.35*10^-3+2.57*10^-4*LN([.C914]/10000)+2.63*10^-6*LN([.C914]/10000)^2+6.75*10^-8*LN([.C914]/10000)^3)" office:value-type="float" office:value="82.2153791357926">
            <text:p>82.22</text:p>
          </table:table-cell>
          <table:table-cell table:style-name="ce7" table:formula="oooc:=-273.15+1/(3.354016*10^-3+2.56985*10^-4*LN([.C914]/10000)+2.620131*10^-6*LN([.C914]/10000)^2+6.383091*10^-8*LN([.C914]/10000)^3)" office:value-type="float" office:value="81.7060948112309">
            <text:p>81.7</text:p>
          </table:table-cell>
          <table:table-cell table:number-columns-repeated="251"/>
        </table:table-row>
        <table:table-row table:style-name="ro2">
          <table:table-cell table:formula="oooc:=[.A914]+1" office:value-type="float" office:value="914">
            <text:p>914</text:p>
          </table:table-cell>
          <table:table-cell table:formula="oooc:=[.A915]/1024*5" office:value-type="float" office:value="4.462890625">
            <text:p>4.46</text:p>
          </table:table-cell>
          <table:table-cell table:style-name="ce5" table:formula="oooc:=5*(9780/[.B915])-9780" office:value-type="float" office:value="1177.02407002188">
            <text:p>1177.02</text:p>
          </table:table-cell>
          <table:table-cell table:style-name="ce5" table:formula="oooc:=-273.15+1/(3.35*10^-3+2.57*10^-4*LN([.C915]/10000)+2.63*10^-6*LN([.C915]/10000)^2+6.75*10^-8*LN([.C915]/10000)^3)" office:value-type="float" office:value="82.5317007181376">
            <text:p>82.53</text:p>
          </table:table-cell>
          <table:table-cell table:style-name="ce7" table:formula="oooc:=-273.15+1/(3.354016*10^-3+2.56985*10^-4*LN([.C915]/10000)+2.620131*10^-6*LN([.C915]/10000)^2+6.383091*10^-8*LN([.C915]/10000)^3)" office:value-type="float" office:value="82.0214805230145">
            <text:p>82.0</text:p>
          </table:table-cell>
          <table:table-cell table:number-columns-repeated="251"/>
        </table:table-row>
        <table:table-row table:style-name="ro2">
          <table:table-cell table:formula="oooc:=[.A915]+1" office:value-type="float" office:value="915">
            <text:p>915</text:p>
          </table:table-cell>
          <table:table-cell table:formula="oooc:=[.A916]/1024*5" office:value-type="float" office:value="4.4677734375">
            <text:p>4.47</text:p>
          </table:table-cell>
          <table:table-cell table:style-name="ce5" table:formula="oooc:=5*(9780/[.B916])-9780" office:value-type="float" office:value="1165.04918032787">
            <text:p>1165.05</text:p>
          </table:table-cell>
          <table:table-cell table:style-name="ce5" table:formula="oooc:=-273.15+1/(3.35*10^-3+2.57*10^-4*LN([.C916]/10000)+2.63*10^-6*LN([.C916]/10000)^2+6.75*10^-8*LN([.C916]/10000)^3)" office:value-type="float" office:value="82.8510745181655">
            <text:p>82.85</text:p>
          </table:table-cell>
          <table:table-cell table:style-name="ce7" table:formula="oooc:=-273.15+1/(3.354016*10^-3+2.56985*10^-4*LN([.C916]/10000)+2.620131*10^-6*LN([.C916]/10000)^2+6.383091*10^-8*LN([.C916]/10000)^3)" office:value-type="float" office:value="82.3399081871792">
            <text:p>82.3</text:p>
          </table:table-cell>
          <table:table-cell table:number-columns-repeated="251"/>
        </table:table-row>
        <table:table-row table:style-name="ro2">
          <table:table-cell table:formula="oooc:=[.A916]+1" office:value-type="float" office:value="916">
            <text:p>916</text:p>
          </table:table-cell>
          <table:table-cell table:formula="oooc:=[.A917]/1024*5" office:value-type="float" office:value="4.47265625">
            <text:p>4.47</text:p>
          </table:table-cell>
          <table:table-cell table:style-name="ce5" table:formula="oooc:=5*(9780/[.B917])-9780" office:value-type="float" office:value="1153.10043668122">
            <text:p>1153.1</text:p>
          </table:table-cell>
          <table:table-cell table:style-name="ce5" table:formula="oooc:=-273.15+1/(3.35*10^-3+2.57*10^-4*LN([.C917]/10000)+2.63*10^-6*LN([.C917]/10000)^2+6.75*10^-8*LN([.C917]/10000)^3)" office:value-type="float" office:value="83.1735619099323">
            <text:p>83.17</text:p>
          </table:table-cell>
          <table:table-cell table:style-name="ce7" table:formula="oooc:=-273.15+1/(3.354016*10^-3+2.56985*10^-4*LN([.C917]/10000)+2.620131*10^-6*LN([.C917]/10000)^2+6.383091*10^-8*LN([.C917]/10000)^3)" office:value-type="float" office:value="82.6614389568159">
            <text:p>82.7</text:p>
          </table:table-cell>
          <table:table-cell table:number-columns-repeated="251"/>
        </table:table-row>
        <table:table-row table:style-name="ro2">
          <table:table-cell table:formula="oooc:=[.A917]+1" office:value-type="float" office:value="917">
            <text:p>917</text:p>
          </table:table-cell>
          <table:table-cell table:formula="oooc:=[.A918]/1024*5" office:value-type="float" office:value="4.4775390625">
            <text:p>4.48</text:p>
          </table:table-cell>
          <table:table-cell table:style-name="ce5" table:formula="oooc:=5*(9780/[.B918])-9780" office:value-type="float" office:value="1141.17775354417">
            <text:p>1141.18</text:p>
          </table:table-cell>
          <table:table-cell table:style-name="ce5" table:formula="oooc:=-273.15+1/(3.35*10^-3+2.57*10^-4*LN([.C918]/10000)+2.63*10^-6*LN([.C918]/10000)^2+6.75*10^-8*LN([.C918]/10000)^3)" office:value-type="float" office:value="83.4992260791756">
            <text:p>83.5</text:p>
          </table:table-cell>
          <table:table-cell table:style-name="ce7" table:formula="oooc:=-273.15+1/(3.354016*10^-3+2.56985*10^-4*LN([.C918]/10000)+2.620131*10^-6*LN([.C918]/10000)^2+6.383091*10^-8*LN([.C918]/10000)^3)" office:value-type="float" office:value="82.9861357898183">
            <text:p>83.0</text:p>
          </table:table-cell>
          <table:table-cell table:number-columns-repeated="251"/>
        </table:table-row>
        <table:table-row table:style-name="ro2">
          <table:table-cell table:formula="oooc:=[.A918]+1" office:value-type="float" office:value="918">
            <text:p>918</text:p>
          </table:table-cell>
          <table:table-cell table:formula="oooc:=[.A919]/1024*5" office:value-type="float" office:value="4.482421875">
            <text:p>4.48</text:p>
          </table:table-cell>
          <table:table-cell table:style-name="ce5" table:formula="oooc:=5*(9780/[.B919])-9780" office:value-type="float" office:value="1129.28104575163">
            <text:p>1129.28</text:p>
          </table:table-cell>
          <table:table-cell table:style-name="ce5" table:formula="oooc:=-273.15+1/(3.35*10^-3+2.57*10^-4*LN([.C919]/10000)+2.63*10^-6*LN([.C919]/10000)^2+6.75*10^-8*LN([.C919]/10000)^3)" office:value-type="float" office:value="83.8281320944924">
            <text:p>83.83</text:p>
          </table:table-cell>
          <table:table-cell table:style-name="ce7" table:formula="oooc:=-273.15+1/(3.354016*10^-3+2.56985*10^-4*LN([.C919]/10000)+2.620131*10^-6*LN([.C919]/10000)^2+6.383091*10^-8*LN([.C919]/10000)^3)" office:value-type="float" office:value="83.3140635197786">
            <text:p>83.3</text:p>
          </table:table-cell>
          <table:table-cell table:number-columns-repeated="251"/>
        </table:table-row>
        <table:table-row table:style-name="ro2">
          <table:table-cell table:formula="oooc:=[.A919]+1" office:value-type="float" office:value="919">
            <text:p>919</text:p>
          </table:table-cell>
          <table:table-cell table:formula="oooc:=[.A920]/1024*5" office:value-type="float" office:value="4.4873046875">
            <text:p>4.49</text:p>
          </table:table-cell>
          <table:table-cell table:style-name="ce5" table:formula="oooc:=5*(9780/[.B920])-9780" office:value-type="float" office:value="1117.41022850925">
            <text:p>1117.41</text:p>
          </table:table-cell>
          <table:table-cell table:style-name="ce5" table:formula="oooc:=-273.15+1/(3.35*10^-3+2.57*10^-4*LN([.C920]/10000)+2.63*10^-6*LN([.C920]/10000)^2+6.75*10^-8*LN([.C920]/10000)^3)" office:value-type="float" office:value="84.1603469820181">
            <text:p>84.16</text:p>
          </table:table-cell>
          <table:table-cell table:style-name="ce7" table:formula="oooc:=-273.15+1/(3.354016*10^-3+2.56985*10^-4*LN([.C920]/10000)+2.620131*10^-6*LN([.C920]/10000)^2+6.383091*10^-8*LN([.C920]/10000)^3)" office:value-type="float" office:value="83.6452889303699">
            <text:p>83.6</text:p>
          </table:table-cell>
          <table:table-cell table:number-columns-repeated="251"/>
        </table:table-row>
        <table:table-row table:style-name="ro2">
          <table:table-cell table:formula="oooc:=[.A920]+1" office:value-type="float" office:value="920">
            <text:p>920</text:p>
          </table:table-cell>
          <table:table-cell table:formula="oooc:=[.A921]/1024*5" office:value-type="float" office:value="4.4921875">
            <text:p>4.49</text:p>
          </table:table-cell>
          <table:table-cell table:style-name="ce5" table:formula="oooc:=5*(9780/[.B921])-9780" office:value-type="float" office:value="1105.5652173913">
            <text:p>1105.57</text:p>
          </table:table-cell>
          <table:table-cell table:style-name="ce5" table:formula="oooc:=-273.15+1/(3.35*10^-3+2.57*10^-4*LN([.C921]/10000)+2.63*10^-6*LN([.C921]/10000)^2+6.75*10^-8*LN([.C921]/10000)^3)" office:value-type="float" office:value="84.4959398038145">
            <text:p>84.5</text:p>
          </table:table-cell>
          <table:table-cell table:style-name="ce7" table:formula="oooc:=-273.15+1/(3.354016*10^-3+2.56985*10^-4*LN([.C921]/10000)+2.620131*10^-6*LN([.C921]/10000)^2+6.383091*10^-8*LN([.C921]/10000)^3)" office:value-type="float" office:value="83.9798808334234">
            <text:p>84.0</text:p>
          </table:table-cell>
          <table:table-cell table:number-columns-repeated="251"/>
        </table:table-row>
        <table:table-row table:style-name="ro2">
          <table:table-cell table:formula="oooc:=[.A921]+1" office:value-type="float" office:value="921">
            <text:p>921</text:p>
          </table:table-cell>
          <table:table-cell table:formula="oooc:=[.A922]/1024*5" office:value-type="float" office:value="4.4970703125">
            <text:p>4.5</text:p>
          </table:table-cell>
          <table:table-cell table:style-name="ce5" table:formula="oooc:=5*(9780/[.B922])-9780" office:value-type="float" office:value="1093.74592833876">
            <text:p>1093.75</text:p>
          </table:table-cell>
          <table:table-cell table:style-name="ce5" table:formula="oooc:=-273.15+1/(3.35*10^-3+2.57*10^-4*LN([.C922]/10000)+2.63*10^-6*LN([.C922]/10000)^2+6.75*10^-8*LN([.C922]/10000)^3)" office:value-type="float" office:value="84.8349817401892">
            <text:p>84.83</text:p>
          </table:table-cell>
          <table:table-cell table:style-name="ce7" table:formula="oooc:=-273.15+1/(3.354016*10^-3+2.56985*10^-4*LN([.C922]/10000)+2.620131*10^-6*LN([.C922]/10000)^2+6.383091*10^-8*LN([.C922]/10000)^3)" office:value-type="float" office:value="84.3179101509189">
            <text:p>84.3</text:p>
          </table:table-cell>
          <table:table-cell table:number-columns-repeated="251"/>
        </table:table-row>
        <table:table-row table:style-name="ro2">
          <table:table-cell table:formula="oooc:=[.A922]+1" office:value-type="float" office:value="922">
            <text:p>922</text:p>
          </table:table-cell>
          <table:table-cell table:formula="oooc:=[.A923]/1024*5" office:value-type="float" office:value="4.501953125">
            <text:p>4.5</text:p>
          </table:table-cell>
          <table:table-cell table:style-name="ce5" table:formula="oooc:=5*(9780/[.B923])-9780" office:value-type="float" office:value="1081.95227765727">
            <text:p>1081.95</text:p>
          </table:table-cell>
          <table:table-cell table:style-name="ce5" table:formula="oooc:=-273.15+1/(3.35*10^-3+2.57*10^-4*LN([.C923]/10000)+2.63*10^-6*LN([.C923]/10000)^2+6.75*10^-8*LN([.C923]/10000)^3)" office:value-type="float" office:value="85.1775461761833">
            <text:p>85.18</text:p>
          </table:table-cell>
          <table:table-cell table:style-name="ce7" table:formula="oooc:=-273.15+1/(3.354016*10^-3+2.56985*10^-4*LN([.C923]/10000)+2.620131*10^-6*LN([.C923]/10000)^2+6.383091*10^-8*LN([.C923]/10000)^3)" office:value-type="float" office:value="84.6594500011288">
            <text:p>84.7</text:p>
          </table:table-cell>
          <table:table-cell table:number-columns-repeated="251"/>
        </table:table-row>
        <table:table-row table:style-name="ro2">
          <table:table-cell table:formula="oooc:=[.A923]+1" office:value-type="float" office:value="923">
            <text:p>923</text:p>
          </table:table-cell>
          <table:table-cell table:formula="oooc:=[.A924]/1024*5" office:value-type="float" office:value="4.5068359375">
            <text:p>4.51</text:p>
          </table:table-cell>
          <table:table-cell table:style-name="ce5" table:formula="oooc:=5*(9780/[.B924])-9780" office:value-type="float" office:value="1070.18418201517">
            <text:p>1070.18</text:p>
          </table:table-cell>
          <table:table-cell table:style-name="ce5" table:formula="oooc:=-273.15+1/(3.35*10^-3+2.57*10^-4*LN([.C924]/10000)+2.63*10^-6*LN([.C924]/10000)^2+6.75*10^-8*LN([.C924]/10000)^3)" office:value-type="float" office:value="85.523708792484">
            <text:p>85.52</text:p>
          </table:table-cell>
          <table:table-cell table:style-name="ce7" table:formula="oooc:=-273.15+1/(3.354016*10^-3+2.56985*10^-4*LN([.C924]/10000)+2.620131*10^-6*LN([.C924]/10000)^2+6.383091*10^-8*LN([.C924]/10000)^3)" office:value-type="float" office:value="85.0045757891658">
            <text:p>85.0</text:p>
          </table:table-cell>
          <table:table-cell table:number-columns-repeated="251"/>
        </table:table-row>
        <table:table-row table:style-name="ro2">
          <table:table-cell table:formula="oooc:=[.A924]+1" office:value-type="float" office:value="924">
            <text:p>924</text:p>
          </table:table-cell>
          <table:table-cell table:formula="oooc:=[.A925]/1024*5" office:value-type="float" office:value="4.51171875">
            <text:p>4.51</text:p>
          </table:table-cell>
          <table:table-cell table:style-name="ce5" table:formula="oooc:=5*(9780/[.B925])-9780" office:value-type="float" office:value="1058.44155844156">
            <text:p>1058.44</text:p>
          </table:table-cell>
          <table:table-cell table:style-name="ce5" table:formula="oooc:=-273.15+1/(3.35*10^-3+2.57*10^-4*LN([.C925]/10000)+2.63*10^-6*LN([.C925]/10000)^2+6.75*10^-8*LN([.C925]/10000)^3)" office:value-type="float" office:value="85.8735476610307">
            <text:p>85.87</text:p>
          </table:table-cell>
          <table:table-cell table:style-name="ce7" table:formula="oooc:=-273.15+1/(3.354016*10^-3+2.56985*10^-4*LN([.C925]/10000)+2.620131*10^-6*LN([.C925]/10000)^2+6.383091*10^-8*LN([.C925]/10000)^3)" office:value-type="float" office:value="85.3533653022076">
            <text:p>85.4</text:p>
          </table:table-cell>
          <table:table-cell table:number-columns-repeated="251"/>
        </table:table-row>
        <table:table-row table:style-name="ro2">
          <table:table-cell table:formula="oooc:=[.A925]+1" office:value-type="float" office:value="925">
            <text:p>925</text:p>
          </table:table-cell>
          <table:table-cell table:formula="oooc:=[.A926]/1024*5" office:value-type="float" office:value="4.5166015625">
            <text:p>4.52</text:p>
          </table:table-cell>
          <table:table-cell table:style-name="ce5" table:formula="oooc:=5*(9780/[.B926])-9780" office:value-type="float" office:value="1046.72432432432">
            <text:p>1046.72</text:p>
          </table:table-cell>
          <table:table-cell table:style-name="ce5" table:formula="oooc:=-273.15+1/(3.35*10^-3+2.57*10^-4*LN([.C926]/10000)+2.63*10^-6*LN([.C926]/10000)^2+6.75*10^-8*LN([.C926]/10000)^3)" office:value-type="float" office:value="86.2271433456117">
            <text:p>86.23</text:p>
          </table:table-cell>
          <table:table-cell table:style-name="ce7" table:formula="oooc:=-273.15+1/(3.354016*10^-3+2.56985*10^-4*LN([.C926]/10000)+2.620131*10^-6*LN([.C926]/10000)^2+6.383091*10^-8*LN([.C926]/10000)^3)" office:value-type="float" office:value="85.7058988096891">
            <text:p>85.7</text:p>
          </table:table-cell>
          <table:table-cell table:number-columns-repeated="251"/>
        </table:table-row>
        <table:table-row table:style-name="ro2">
          <table:table-cell table:formula="oooc:=[.A926]+1" office:value-type="float" office:value="926">
            <text:p>926</text:p>
          </table:table-cell>
          <table:table-cell table:formula="oooc:=[.A927]/1024*5" office:value-type="float" office:value="4.521484375">
            <text:p>4.52</text:p>
          </table:table-cell>
          <table:table-cell table:style-name="ce5" table:formula="oooc:=5*(9780/[.B927])-9780" office:value-type="float" office:value="1035.03239740821">
            <text:p>1035.03</text:p>
          </table:table-cell>
          <table:table-cell table:style-name="ce5" table:formula="oooc:=-273.15+1/(3.35*10^-3+2.57*10^-4*LN([.C927]/10000)+2.63*10^-6*LN([.C927]/10000)^2+6.75*10^-8*LN([.C927]/10000)^3)" office:value-type="float" office:value="86.5845790077623">
            <text:p>86.58</text:p>
          </table:table-cell>
          <table:table-cell table:style-name="ce7" table:formula="oooc:=-273.15+1/(3.354016*10^-3+2.56985*10^-4*LN([.C927]/10000)+2.620131*10^-6*LN([.C927]/10000)^2+6.383091*10^-8*LN([.C927]/10000)^3)" office:value-type="float" office:value="86.0622591687761">
            <text:p>86.1</text:p>
          </table:table-cell>
          <table:table-cell table:number-columns-repeated="251"/>
        </table:table-row>
        <table:table-row table:style-name="ro2">
          <table:table-cell table:formula="oooc:=[.A927]+1" office:value-type="float" office:value="927">
            <text:p>927</text:p>
          </table:table-cell>
          <table:table-cell table:formula="oooc:=[.A928]/1024*5" office:value-type="float" office:value="4.5263671875">
            <text:p>4.53</text:p>
          </table:table-cell>
          <table:table-cell table:style-name="ce5" table:formula="oooc:=5*(9780/[.B928])-9780" office:value-type="float" office:value="1023.36569579288">
            <text:p>1023.37</text:p>
          </table:table-cell>
          <table:table-cell table:style-name="ce5" table:formula="oooc:=-273.15+1/(3.35*10^-3+2.57*10^-4*LN([.C928]/10000)+2.63*10^-6*LN([.C928]/10000)^2+6.75*10^-8*LN([.C928]/10000)^3)" office:value-type="float" office:value="86.9459405183027">
            <text:p>86.95</text:p>
          </table:table-cell>
          <table:table-cell table:style-name="ce7" table:formula="oooc:=-273.15+1/(3.354016*10^-3+2.56985*10^-4*LN([.C928]/10000)+2.620131*10^-6*LN([.C928]/10000)^2+6.383091*10^-8*LN([.C928]/10000)^3)" office:value-type="float" office:value="86.4225319354525">
            <text:p>86.4</text:p>
          </table:table-cell>
          <table:table-cell table:number-columns-repeated="251"/>
        </table:table-row>
        <table:table-row table:style-name="ro2">
          <table:table-cell table:formula="oooc:=[.A928]+1" office:value-type="float" office:value="928">
            <text:p>928</text:p>
          </table:table-cell>
          <table:table-cell table:formula="oooc:=[.A929]/1024*5" office:value-type="float" office:value="4.53125">
            <text:p>4.53</text:p>
          </table:table-cell>
          <table:table-cell table:style-name="ce5" table:formula="oooc:=5*(9780/[.B929])-9780" office:value-type="float" office:value="1011.72413793103">
            <text:p>1011.72</text:p>
          </table:table-cell>
          <table:table-cell table:style-name="ce5" table:formula="oooc:=-273.15+1/(3.35*10^-3+2.57*10^-4*LN([.C929]/10000)+2.63*10^-6*LN([.C929]/10000)^2+6.75*10^-8*LN([.C929]/10000)^3)" office:value-type="float" office:value="87.3113165748763">
            <text:p>87.31</text:p>
          </table:table-cell>
          <table:table-cell table:style-name="ce7" table:formula="oooc:=-273.15+1/(3.354016*10^-3+2.56985*10^-4*LN([.C929]/10000)+2.620131*10^-6*LN([.C929]/10000)^2+6.383091*10^-8*LN([.C929]/10000)^3)" office:value-type="float" office:value="86.7868054815864">
            <text:p>86.8</text:p>
          </table:table-cell>
          <table:table-cell table:number-columns-repeated="251"/>
        </table:table-row>
        <table:table-row table:style-name="ro2">
          <table:table-cell table:formula="oooc:=[.A929]+1" office:value-type="float" office:value="929">
            <text:p>929</text:p>
          </table:table-cell>
          <table:table-cell table:formula="oooc:=[.A930]/1024*5" office:value-type="float" office:value="4.5361328125">
            <text:p>4.54</text:p>
          </table:table-cell>
          <table:table-cell table:style-name="ce5" table:formula="oooc:=5*(9780/[.B930])-9780" office:value-type="float" office:value="1000.10764262648">
            <text:p>1000.11</text:p>
          </table:table-cell>
          <table:table-cell table:style-name="ce5" table:formula="oooc:=-273.15+1/(3.35*10^-3+2.57*10^-4*LN([.C930]/10000)+2.63*10^-6*LN([.C930]/10000)^2+6.75*10^-8*LN([.C930]/10000)^3)" office:value-type="float" office:value="87.6807988258812">
            <text:p>87.68</text:p>
          </table:table-cell>
          <table:table-cell table:style-name="ce7" table:formula="oooc:=-273.15+1/(3.354016*10^-3+2.56985*10^-4*LN([.C930]/10000)+2.620131*10^-6*LN([.C930]/10000)^2+6.383091*10^-8*LN([.C930]/10000)^3)" office:value-type="float" office:value="87.1551711183594">
            <text:p>87.2</text:p>
          </table:table-cell>
          <table:table-cell table:number-columns-repeated="251"/>
        </table:table-row>
        <table:table-row table:style-name="ro2">
          <table:table-cell table:formula="oooc:=[.A930]+1" office:value-type="float" office:value="930">
            <text:p>930</text:p>
          </table:table-cell>
          <table:table-cell table:formula="oooc:=[.A931]/1024*5" office:value-type="float" office:value="4.541015625">
            <text:p>4.54</text:p>
          </table:table-cell>
          <table:table-cell table:style-name="ce5" table:formula="oooc:=5*(9780/[.B931])-9780" office:value-type="float" office:value="988.516129032258">
            <text:p>988.52</text:p>
          </table:table-cell>
          <table:table-cell table:style-name="ce5" table:formula="oooc:=-273.15+1/(3.35*10^-3+2.57*10^-4*LN([.C931]/10000)+2.63*10^-6*LN([.C931]/10000)^2+6.75*10^-8*LN([.C931]/10000)^3)" office:value-type="float" office:value="88.0544820012096">
            <text:p>88.05</text:p>
          </table:table-cell>
          <table:table-cell table:style-name="ce7" table:formula="oooc:=-273.15+1/(3.354016*10^-3+2.56985*10^-4*LN([.C931]/10000)+2.620131*10^-6*LN([.C931]/10000)^2+6.383091*10^-8*LN([.C931]/10000)^3)" office:value-type="float" office:value="87.5277232264775">
            <text:p>87.5</text:p>
          </table:table-cell>
          <table:table-cell table:number-columns-repeated="251"/>
        </table:table-row>
        <table:table-row table:style-name="ro2">
          <table:table-cell table:formula="oooc:=[.A931]+1" office:value-type="float" office:value="931">
            <text:p>931</text:p>
          </table:table-cell>
          <table:table-cell table:formula="oooc:=[.A932]/1024*5" office:value-type="float" office:value="4.5458984375">
            <text:p>4.55</text:p>
          </table:table-cell>
          <table:table-cell table:style-name="ce5" table:formula="oooc:=5*(9780/[.B932])-9780" office:value-type="float" office:value="976.949516648765">
            <text:p>976.95</text:p>
          </table:table-cell>
          <table:table-cell table:style-name="ce5" table:formula="oooc:=-273.15+1/(3.35*10^-3+2.57*10^-4*LN([.C932]/10000)+2.63*10^-6*LN([.C932]/10000)^2+6.75*10^-8*LN([.C932]/10000)^3)" office:value-type="float" office:value="88.4324640502509">
            <text:p>88.43</text:p>
          </table:table-cell>
          <table:table-cell table:style-name="ce7" table:formula="oooc:=-273.15+1/(3.354016*10^-3+2.56985*10^-4*LN([.C932]/10000)+2.620131*10^-6*LN([.C932]/10000)^2+6.383091*10^-8*LN([.C932]/10000)^3)" office:value-type="float" office:value="87.9045593936133">
            <text:p>87.9</text:p>
          </table:table-cell>
          <table:table-cell table:number-columns-repeated="251"/>
        </table:table-row>
        <table:table-row table:style-name="ro2">
          <table:table-cell table:formula="oooc:=[.A932]+1" office:value-type="float" office:value="932">
            <text:p>932</text:p>
          </table:table-cell>
          <table:table-cell table:formula="oooc:=[.A933]/1024*5" office:value-type="float" office:value="4.55078125">
            <text:p>4.55</text:p>
          </table:table-cell>
          <table:table-cell table:style-name="ce5" table:formula="oooc:=5*(9780/[.B933])-9780" office:value-type="float" office:value="965.407725321889">
            <text:p>965.41</text:p>
          </table:table-cell>
          <table:table-cell table:style-name="ce5" table:formula="oooc:=-273.15+1/(3.35*10^-3+2.57*10^-4*LN([.C933]/10000)+2.63*10^-6*LN([.C933]/10000)^2+6.75*10^-8*LN([.C933]/10000)^3)" office:value-type="float" office:value="88.8148462876414">
            <text:p>88.81</text:p>
          </table:table-cell>
          <table:table-cell table:style-name="ce7" table:formula="oooc:=-273.15+1/(3.354016*10^-3+2.56985*10^-4*LN([.C933]/10000)+2.620131*10^-6*LN([.C933]/10000)^2+6.383091*10^-8*LN([.C933]/10000)^3)" office:value-type="float" office:value="88.285780559565">
            <text:p>88.3</text:p>
          </table:table-cell>
          <table:table-cell table:number-columns-repeated="251"/>
        </table:table-row>
        <table:table-row table:style-name="ro2">
          <table:table-cell table:formula="oooc:=[.A933]+1" office:value-type="float" office:value="933">
            <text:p>933</text:p>
          </table:table-cell>
          <table:table-cell table:formula="oooc:=[.A934]/1024*5" office:value-type="float" office:value="4.5556640625">
            <text:p>4.56</text:p>
          </table:table-cell>
          <table:table-cell table:style-name="ce5" table:formula="oooc:=5*(9780/[.B934])-9780" office:value-type="float" office:value="953.890675241157">
            <text:p>953.89</text:p>
          </table:table-cell>
          <table:table-cell table:style-name="ce5" table:formula="oooc:=-273.15+1/(3.35*10^-3+2.57*10^-4*LN([.C934]/10000)+2.63*10^-6*LN([.C934]/10000)^2+6.75*10^-8*LN([.C934]/10000)^3)" office:value-type="float" office:value="89.2017335472891">
            <text:p>89.2</text:p>
          </table:table-cell>
          <table:table-cell table:style-name="ce7" table:formula="oooc:=-273.15+1/(3.354016*10^-3+2.56985*10^-4*LN([.C934]/10000)+2.620131*10^-6*LN([.C934]/10000)^2+6.383091*10^-8*LN([.C934]/10000)^3)" office:value-type="float" office:value="88.6714911696518">
            <text:p>88.7</text:p>
          </table:table-cell>
          <table:table-cell table:number-columns-repeated="251"/>
        </table:table-row>
        <table:table-row table:style-name="ro2">
          <table:table-cell table:formula="oooc:=[.A934]+1" office:value-type="float" office:value="934">
            <text:p>934</text:p>
          </table:table-cell>
          <table:table-cell table:formula="oooc:=[.A935]/1024*5" office:value-type="float" office:value="4.560546875">
            <text:p>4.56</text:p>
          </table:table-cell>
          <table:table-cell table:style-name="ce5" table:formula="oooc:=5*(9780/[.B935])-9780" office:value-type="float" office:value="942.3982869379">
            <text:p>942.4</text:p>
          </table:table-cell>
          <table:table-cell table:style-name="ce5" table:formula="oooc:=-273.15+1/(3.35*10^-3+2.57*10^-4*LN([.C935]/10000)+2.63*10^-6*LN([.C935]/10000)^2+6.75*10^-8*LN([.C935]/10000)^3)" office:value-type="float" office:value="89.5932343452369">
            <text:p>89.59</text:p>
          </table:table-cell>
          <table:table-cell table:style-name="ce7" table:formula="oooc:=-273.15+1/(3.354016*10^-3+2.56985*10^-4*LN([.C935]/10000)+2.620131*10^-6*LN([.C935]/10000)^2+6.383091*10^-8*LN([.C935]/10000)^3)" office:value-type="float" office:value="89.0617993369141">
            <text:p>89.1</text:p>
          </table:table-cell>
          <table:table-cell table:number-columns-repeated="251"/>
        </table:table-row>
        <table:table-row table:style-name="ro2">
          <table:table-cell table:formula="oooc:=[.A935]+1" office:value-type="float" office:value="935">
            <text:p>935</text:p>
          </table:table-cell>
          <table:table-cell table:formula="oooc:=[.A936]/1024*5" office:value-type="float" office:value="4.5654296875">
            <text:p>4.57</text:p>
          </table:table-cell>
          <table:table-cell table:style-name="ce5" table:formula="oooc:=5*(9780/[.B936])-9780" office:value-type="float" office:value="930.930481283422">
            <text:p>930.93</text:p>
          </table:table-cell>
          <table:table-cell table:style-name="ce5" table:formula="oooc:=-273.15+1/(3.35*10^-3+2.57*10^-4*LN([.C936]/10000)+2.63*10^-6*LN([.C936]/10000)^2+6.75*10^-8*LN([.C936]/10000)^3)" office:value-type="float" office:value="89.9894610519796">
            <text:p>89.99</text:p>
          </table:table-cell>
          <table:table-cell table:style-name="ce7" table:formula="oooc:=-273.15+1/(3.354016*10^-3+2.56985*10^-4*LN([.C936]/10000)+2.620131*10^-6*LN([.C936]/10000)^2+6.383091*10^-8*LN([.C936]/10000)^3)" office:value-type="float" office:value="89.4568170137249">
            <text:p>89.5</text:p>
          </table:table-cell>
          <table:table-cell table:number-columns-repeated="251"/>
        </table:table-row>
        <table:table-row table:style-name="ro2">
          <table:table-cell table:formula="oooc:=[.A936]+1" office:value-type="float" office:value="936">
            <text:p>936</text:p>
          </table:table-cell>
          <table:table-cell table:formula="oooc:=[.A937]/1024*5" office:value-type="float" office:value="4.5703125">
            <text:p>4.57</text:p>
          </table:table-cell>
          <table:table-cell table:style-name="ce5" table:formula="oooc:=5*(9780/[.B937])-9780" office:value-type="float" office:value="919.48717948718">
            <text:p>919.49</text:p>
          </table:table-cell>
          <table:table-cell table:style-name="ce5" table:formula="oooc:=-273.15+1/(3.35*10^-3+2.57*10^-4*LN([.C937]/10000)+2.63*10^-6*LN([.C937]/10000)^2+6.75*10^-8*LN([.C937]/10000)^3)" office:value-type="float" office:value="90.390530074895">
            <text:p>90.39</text:p>
          </table:table-cell>
          <table:table-cell table:style-name="ce7" table:formula="oooc:=-273.15+1/(3.354016*10^-3+2.56985*10^-4*LN([.C937]/10000)+2.620131*10^-6*LN([.C937]/10000)^2+6.383091*10^-8*LN([.C937]/10000)^3)" office:value-type="float" office:value="89.8566601734736">
            <text:p>89.9</text:p>
          </table:table-cell>
          <table:table-cell table:number-columns-repeated="251"/>
        </table:table-row>
        <table:table-row table:style-name="ro2">
          <table:table-cell table:formula="oooc:=[.A937]+1" office:value-type="float" office:value="937">
            <text:p>937</text:p>
          </table:table-cell>
          <table:table-cell table:formula="oooc:=[.A938]/1024*5" office:value-type="float" office:value="4.5751953125">
            <text:p>4.58</text:p>
          </table:table-cell>
          <table:table-cell table:style-name="ce5" table:formula="oooc:=5*(9780/[.B938])-9780" office:value-type="float" office:value="908.068303094984">
            <text:p>908.07</text:p>
          </table:table-cell>
          <table:table-cell table:style-name="ce5" table:formula="oooc:=-273.15+1/(3.35*10^-3+2.57*10^-4*LN([.C938]/10000)+2.63*10^-6*LN([.C938]/10000)^2+6.75*10^-8*LN([.C938]/10000)^3)" office:value-type="float" office:value="90.796562051506">
            <text:p>90.8</text:p>
          </table:table-cell>
          <table:table-cell table:style-name="ce7" table:formula="oooc:=-273.15+1/(3.354016*10^-3+2.56985*10^-4*LN([.C938]/10000)+2.620131*10^-6*LN([.C938]/10000)^2+6.383091*10^-8*LN([.C938]/10000)^3)" office:value-type="float" office:value="90.2614490030344">
            <text:p>90.3</text:p>
          </table:table-cell>
          <table:table-cell table:number-columns-repeated="251"/>
        </table:table-row>
        <table:table-row table:style-name="ro2">
          <table:table-cell table:formula="oooc:=[.A938]+1" office:value-type="float" office:value="938">
            <text:p>938</text:p>
          </table:table-cell>
          <table:table-cell table:formula="oooc:=[.A939]/1024*5" office:value-type="float" office:value="4.580078125">
            <text:p>4.58</text:p>
          </table:table-cell>
          <table:table-cell table:style-name="ce5" table:formula="oooc:=5*(9780/[.B939])-9780" office:value-type="float" office:value="896.673773987206">
            <text:p>896.67</text:p>
          </table:table-cell>
          <table:table-cell table:style-name="ce5" table:formula="oooc:=-273.15+1/(3.35*10^-3+2.57*10^-4*LN([.C939]/10000)+2.63*10^-6*LN([.C939]/10000)^2+6.75*10^-8*LN([.C939]/10000)^3)" office:value-type="float" office:value="91.2076820543516">
            <text:p>91.21</text:p>
          </table:table-cell>
          <table:table-cell table:style-name="ce7" table:formula="oooc:=-273.15+1/(3.354016*10^-3+2.56985*10^-4*LN([.C939]/10000)+2.620131*10^-6*LN([.C939]/10000)^2+6.383091*10^-8*LN([.C939]/10000)^3)" office:value-type="float" office:value="90.6713081067942">
            <text:p>90.7</text:p>
          </table:table-cell>
          <table:table-cell table:number-columns-repeated="251"/>
        </table:table-row>
        <table:table-row table:style-name="ro2">
          <table:table-cell table:formula="oooc:=[.A939]+1" office:value-type="float" office:value="939">
            <text:p>939</text:p>
          </table:table-cell>
          <table:table-cell table:formula="oooc:=[.A940]/1024*5" office:value-type="float" office:value="4.5849609375">
            <text:p>4.58</text:p>
          </table:table-cell>
          <table:table-cell table:style-name="ce5" table:formula="oooc:=5*(9780/[.B940])-9780" office:value-type="float" office:value="885.303514376996">
            <text:p>885.3</text:p>
          </table:table-cell>
          <table:table-cell table:style-name="ce5" table:formula="oooc:=-273.15+1/(3.35*10^-3+2.57*10^-4*LN([.C940]/10000)+2.63*10^-6*LN([.C940]/10000)^2+6.75*10^-8*LN([.C940]/10000)^3)" office:value-type="float" office:value="91.6240198083063">
            <text:p>91.62</text:p>
          </table:table-cell>
          <table:table-cell table:style-name="ce7" table:formula="oooc:=-273.15+1/(3.354016*10^-3+2.56985*10^-4*LN([.C940]/10000)+2.620131*10^-6*LN([.C940]/10000)^2+6.383091*10^-8*LN([.C940]/10000)^3)" office:value-type="float" office:value="91.0863667230761">
            <text:p>91.1</text:p>
          </table:table-cell>
          <table:table-cell table:number-columns-repeated="251"/>
        </table:table-row>
        <table:table-row table:style-name="ro2">
          <table:table-cell table:formula="oooc:=[.A940]+1" office:value-type="float" office:value="940">
            <text:p>940</text:p>
          </table:table-cell>
          <table:table-cell table:formula="oooc:=[.A941]/1024*5" office:value-type="float" office:value="4.58984375">
            <text:p>4.59</text:p>
          </table:table-cell>
          <table:table-cell table:style-name="ce5" table:formula="oooc:=5*(9780/[.B941])-9780" office:value-type="float" office:value="873.95744680851">
            <text:p>873.96</text:p>
          </table:table-cell>
          <table:table-cell table:style-name="ce5" table:formula="oooc:=-273.15+1/(3.35*10^-3+2.57*10^-4*LN([.C941]/10000)+2.63*10^-6*LN([.C941]/10000)^2+6.75*10^-8*LN([.C941]/10000)^3)" office:value-type="float" office:value="92.0457099212649">
            <text:p>92.05</text:p>
          </table:table-cell>
          <table:table-cell table:style-name="ce7" table:formula="oooc:=-273.15+1/(3.354016*10^-3+2.56985*10^-4*LN([.C941]/10000)+2.620131*10^-6*LN([.C941]/10000)^2+6.383091*10^-8*LN([.C941]/10000)^3)" office:value-type="float" office:value="91.50675895387">
            <text:p>91.5</text:p>
          </table:table-cell>
          <table:table-cell table:number-columns-repeated="251"/>
        </table:table-row>
        <table:table-row table:style-name="ro2">
          <table:table-cell table:formula="oooc:=[.A941]+1" office:value-type="float" office:value="941">
            <text:p>941</text:p>
          </table:table-cell>
          <table:table-cell table:formula="oooc:=[.A942]/1024*5" office:value-type="float" office:value="4.5947265625">
            <text:p>4.59</text:p>
          </table:table-cell>
          <table:table-cell table:style-name="ce5" table:formula="oooc:=5*(9780/[.B942])-9780" office:value-type="float" office:value="862.635494155155">
            <text:p>862.64</text:p>
          </table:table-cell>
          <table:table-cell table:style-name="ce5" table:formula="oooc:=-273.15+1/(3.35*10^-3+2.57*10^-4*LN([.C942]/10000)+2.63*10^-6*LN([.C942]/10000)^2+6.75*10^-8*LN([.C942]/10000)^3)" office:value-type="float" office:value="92.4728921291814">
            <text:p>92.47</text:p>
          </table:table-cell>
          <table:table-cell table:style-name="ce7" table:formula="oooc:=-273.15+1/(3.354016*10^-3+2.56985*10^-4*LN([.C942]/10000)+2.620131*10^-6*LN([.C942]/10000)^2+6.383091*10^-8*LN([.C942]/10000)^3)" office:value-type="float" office:value="91.9326240088569">
            <text:p>91.9</text:p>
          </table:table-cell>
          <table:table-cell table:number-columns-repeated="251"/>
        </table:table-row>
        <table:table-row table:style-name="ro2">
          <table:table-cell table:formula="oooc:=[.A942]+1" office:value-type="float" office:value="942">
            <text:p>942</text:p>
          </table:table-cell>
          <table:table-cell table:formula="oooc:=[.A943]/1024*5" office:value-type="float" office:value="4.599609375">
            <text:p>4.6</text:p>
          </table:table-cell>
          <table:table-cell table:style-name="ce5" table:formula="oooc:=5*(9780/[.B943])-9780" office:value-type="float" office:value="851.337579617833">
            <text:p>851.34</text:p>
          </table:table-cell>
          <table:table-cell table:style-name="ce5" table:formula="oooc:=-273.15+1/(3.35*10^-3+2.57*10^-4*LN([.C943]/10000)+2.63*10^-6*LN([.C943]/10000)^2+6.75*10^-8*LN([.C943]/10000)^3)" office:value-type="float" office:value="92.9057115565447">
            <text:p>92.91</text:p>
          </table:table-cell>
          <table:table-cell table:style-name="ce7" table:formula="oooc:=-273.15+1/(3.354016*10^-3+2.56985*10^-4*LN([.C943]/10000)+2.620131*10^-6*LN([.C943]/10000)^2+6.383091*10^-8*LN([.C943]/10000)^3)" office:value-type="float" office:value="92.3641064648034">
            <text:p>92.4</text:p>
          </table:table-cell>
          <table:table-cell table:number-columns-repeated="251"/>
        </table:table-row>
        <table:table-row table:style-name="ro2">
          <table:table-cell table:formula="oooc:=[.A943]+1" office:value-type="float" office:value="943">
            <text:p>943</text:p>
          </table:table-cell>
          <table:table-cell table:formula="oooc:=[.A944]/1024*5" office:value-type="float" office:value="4.6044921875">
            <text:p>4.6</text:p>
          </table:table-cell>
          <table:table-cell table:style-name="ce5" table:formula="oooc:=5*(9780/[.B944])-9780" office:value-type="float" office:value="840.063626723224">
            <text:p>840.06</text:p>
          </table:table-cell>
          <table:table-cell table:style-name="ce5" table:formula="oooc:=-273.15+1/(3.35*10^-3+2.57*10^-4*LN([.C944]/10000)+2.63*10^-6*LN([.C944]/10000)^2+6.75*10^-8*LN([.C944]/10000)^3)" office:value-type="float" office:value="93.3443189934631">
            <text:p>93.34</text:p>
          </table:table-cell>
          <table:table-cell table:style-name="ce7" table:formula="oooc:=-273.15+1/(3.354016*10^-3+2.56985*10^-4*LN([.C944]/10000)+2.620131*10^-6*LN([.C944]/10000)^2+6.383091*10^-8*LN([.C944]/10000)^3)" office:value-type="float" office:value="92.801356541493">
            <text:p>92.8</text:p>
          </table:table-cell>
          <table:table-cell table:number-columns-repeated="251"/>
        </table:table-row>
        <table:table-row table:style-name="ro2">
          <table:table-cell table:formula="oooc:=[.A944]+1" office:value-type="float" office:value="944">
            <text:p>944</text:p>
          </table:table-cell>
          <table:table-cell table:formula="oooc:=[.A945]/1024*5" office:value-type="float" office:value="4.609375">
            <text:p>4.61</text:p>
          </table:table-cell>
          <table:table-cell table:style-name="ce5" table:formula="oooc:=5*(9780/[.B945])-9780" office:value-type="float" office:value="828.813559322034">
            <text:p>828.81</text:p>
          </table:table-cell>
          <table:table-cell table:style-name="ce5" table:formula="oooc:=-273.15+1/(3.35*10^-3+2.57*10^-4*LN([.C945]/10000)+2.63*10^-6*LN([.C945]/10000)^2+6.75*10^-8*LN([.C945]/10000)^3)" office:value-type="float" office:value="93.7888711906402">
            <text:p>93.79</text:p>
          </table:table-cell>
          <table:table-cell table:style-name="ce7" table:formula="oooc:=-273.15+1/(3.354016*10^-3+2.56985*10^-4*LN([.C945]/10000)+2.620131*10^-6*LN([.C945]/10000)^2+6.383091*10^-8*LN([.C945]/10000)^3)" office:value-type="float" office:value="93.2445303954717">
            <text:p>93.2</text:p>
          </table:table-cell>
          <table:table-cell table:number-columns-repeated="251"/>
        </table:table-row>
        <table:table-row table:style-name="ro2">
          <table:table-cell table:formula="oooc:=[.A945]+1" office:value-type="float" office:value="945">
            <text:p>945</text:p>
          </table:table-cell>
          <table:table-cell table:formula="oooc:=[.A946]/1024*5" office:value-type="float" office:value="4.6142578125">
            <text:p>4.61</text:p>
          </table:table-cell>
          <table:table-cell table:style-name="ce5" table:formula="oooc:=5*(9780/[.B946])-9780" office:value-type="float" office:value="817.587301587302">
            <text:p>817.59</text:p>
          </table:table-cell>
          <table:table-cell table:style-name="ce5" table:formula="oooc:=-273.15+1/(3.35*10^-3+2.57*10^-4*LN([.C946]/10000)+2.63*10^-6*LN([.C946]/10000)^2+6.75*10^-8*LN([.C946]/10000)^3)" office:value-type="float" office:value="94.2395311736353">
            <text:p>94.24</text:p>
          </table:table-cell>
          <table:table-cell table:style-name="ce7" table:formula="oooc:=-273.15+1/(3.354016*10^-3+2.56985*10^-4*LN([.C946]/10000)+2.620131*10^-6*LN([.C946]/10000)^2+6.383091*10^-8*LN([.C946]/10000)^3)" office:value-type="float" office:value="93.6937904329951">
            <text:p>93.7</text:p>
          </table:table-cell>
          <table:table-cell table:number-columns-repeated="251"/>
        </table:table-row>
        <table:table-row table:style-name="ro2">
          <table:table-cell table:formula="oooc:=[.A946]+1" office:value-type="float" office:value="946">
            <text:p>946</text:p>
          </table:table-cell>
          <table:table-cell table:formula="oooc:=[.A947]/1024*5" office:value-type="float" office:value="4.619140625">
            <text:p>4.62</text:p>
          </table:table-cell>
          <table:table-cell table:style-name="ce5" table:formula="oooc:=5*(9780/[.B947])-9780" office:value-type="float" office:value="806.384778012685">
            <text:p>806.38</text:p>
          </table:table-cell>
          <table:table-cell table:style-name="ce5" table:formula="oooc:=-273.15+1/(3.35*10^-3+2.57*10^-4*LN([.C947]/10000)+2.63*10^-6*LN([.C947]/10000)^2+6.75*10^-8*LN([.C947]/10000)^3)" office:value-type="float" office:value="94.6964685779345">
            <text:p>94.7</text:p>
          </table:table-cell>
          <table:table-cell table:style-name="ce7" table:formula="oooc:=-273.15+1/(3.354016*10^-3+2.56985*10^-4*LN([.C947]/10000)+2.620131*10^-6*LN([.C947]/10000)^2+6.383091*10^-8*LN([.C947]/10000)^3)" office:value-type="float" office:value="94.1493056436954">
            <text:p>94.1</text:p>
          </table:table-cell>
          <table:table-cell table:number-columns-repeated="251"/>
        </table:table-row>
        <table:table-row table:style-name="ro2">
          <table:table-cell table:formula="oooc:=[.A947]+1" office:value-type="float" office:value="947">
            <text:p>947</text:p>
          </table:table-cell>
          <table:table-cell table:formula="oooc:=[.A948]/1024*5" office:value-type="float" office:value="4.6240234375">
            <text:p>4.62</text:p>
          </table:table-cell>
          <table:table-cell table:style-name="ce5" table:formula="oooc:=5*(9780/[.B948])-9780" office:value-type="float" office:value="795.205913410771">
            <text:p>795.21</text:p>
          </table:table-cell>
          <table:table-cell table:style-name="ce5" table:formula="oooc:=-273.15+1/(3.35*10^-3+2.57*10^-4*LN([.C948]/10000)+2.63*10^-6*LN([.C948]/10000)^2+6.75*10^-8*LN([.C948]/10000)^3)" office:value-type="float" office:value="95.1598600064985">
            <text:p>95.16</text:p>
          </table:table-cell>
          <table:table-cell table:style-name="ce7" table:formula="oooc:=-273.15+1/(3.354016*10^-3+2.56985*10^-4*LN([.C948]/10000)+2.620131*10^-6*LN([.C948]/10000)^2+6.383091*10^-8*LN([.C948]/10000)^3)" office:value-type="float" office:value="94.6112519566266">
            <text:p>94.6</text:p>
          </table:table-cell>
          <table:table-cell table:number-columns-repeated="251"/>
        </table:table-row>
        <table:table-row table:style-name="ro2">
          <table:table-cell table:formula="oooc:=[.A948]+1" office:value-type="float" office:value="948">
            <text:p>948</text:p>
          </table:table-cell>
          <table:table-cell table:formula="oooc:=[.A949]/1024*5" office:value-type="float" office:value="4.62890625">
            <text:p>4.63</text:p>
          </table:table-cell>
          <table:table-cell table:style-name="ce5" table:formula="oooc:=5*(9780/[.B949])-9780" office:value-type="float" office:value="784.050632911392">
            <text:p>784.05</text:p>
          </table:table-cell>
          <table:table-cell table:style-name="ce5" table:formula="oooc:=-273.15+1/(3.35*10^-3+2.57*10^-4*LN([.C949]/10000)+2.63*10^-6*LN([.C949]/10000)^2+6.75*10^-8*LN([.C949]/10000)^3)" office:value-type="float" office:value="95.6298894116075">
            <text:p>95.63</text:p>
          </table:table-cell>
          <table:table-cell table:style-name="ce7" table:formula="oooc:=-273.15+1/(3.354016*10^-3+2.56985*10^-4*LN([.C949]/10000)+2.620131*10^-6*LN([.C949]/10000)^2+6.383091*10^-8*LN([.C949]/10000)^3)" office:value-type="float" office:value="95.0798126205033">
            <text:p>95.1</text:p>
          </table:table-cell>
          <table:table-cell table:number-columns-repeated="251"/>
        </table:table-row>
        <table:table-row table:style-name="ro2">
          <table:table-cell table:formula="oooc:=[.A949]+1" office:value-type="float" office:value="949">
            <text:p>949</text:p>
          </table:table-cell>
          <table:table-cell table:formula="oooc:=[.A950]/1024*5" office:value-type="float" office:value="4.6337890625">
            <text:p>4.63</text:p>
          </table:table-cell>
          <table:table-cell table:style-name="ce5" table:formula="oooc:=5*(9780/[.B950])-9780" office:value-type="float" office:value="772.918861959959">
            <text:p>772.92</text:p>
          </table:table-cell>
          <table:table-cell table:style-name="ce5" table:formula="oooc:=-273.15+1/(3.35*10^-3+2.57*10^-4*LN([.C950]/10000)+2.63*10^-6*LN([.C950]/10000)^2+6.75*10^-8*LN([.C950]/10000)^3)" office:value-type="float" office:value="96.1067485030037">
            <text:p>96.11</text:p>
          </table:table-cell>
          <table:table-cell table:style-name="ce7" table:formula="oooc:=-273.15+1/(3.354016*10^-3+2.56985*10^-4*LN([.C950]/10000)+2.620131*10^-6*LN([.C950]/10000)^2+6.383091*10^-8*LN([.C950]/10000)^3)" office:value-type="float" office:value="95.5551786101193">
            <text:p>95.6</text:p>
          </table:table-cell>
          <table:table-cell table:number-columns-repeated="251"/>
        </table:table-row>
        <table:table-row table:style-name="ro2">
          <table:table-cell table:formula="oooc:=[.A950]+1" office:value-type="float" office:value="950">
            <text:p>950</text:p>
          </table:table-cell>
          <table:table-cell table:formula="oooc:=[.A951]/1024*5" office:value-type="float" office:value="4.638671875">
            <text:p>4.64</text:p>
          </table:table-cell>
          <table:table-cell table:style-name="ce5" table:formula="oooc:=5*(9780/[.B951])-9780" office:value-type="float" office:value="761.810526315789">
            <text:p>761.81</text:p>
          </table:table-cell>
          <table:table-cell table:style-name="ce5" table:formula="oooc:=-273.15+1/(3.35*10^-3+2.57*10^-4*LN([.C951]/10000)+2.63*10^-6*LN([.C951]/10000)^2+6.75*10^-8*LN([.C951]/10000)^3)" office:value-type="float" office:value="96.5906371845196">
            <text:p>96.59</text:p>
          </table:table-cell>
          <table:table-cell table:style-name="ce7" table:formula="oooc:=-273.15+1/(3.354016*10^-3+2.56985*10^-4*LN([.C951]/10000)+2.620131*10^-6*LN([.C951]/10000)^2+6.383091*10^-8*LN([.C951]/10000)^3)" office:value-type="float" office:value="96.0375490611282">
            <text:p>96.0</text:p>
          </table:table-cell>
          <table:table-cell table:number-columns-repeated="251"/>
        </table:table-row>
        <table:table-row table:style-name="ro2">
          <table:table-cell table:formula="oooc:=[.A951]+1" office:value-type="float" office:value="951">
            <text:p>951</text:p>
          </table:table-cell>
          <table:table-cell table:formula="oooc:=[.A952]/1024*5" office:value-type="float" office:value="4.6435546875">
            <text:p>4.64</text:p>
          </table:table-cell>
          <table:table-cell table:style-name="ce5" table:formula="oooc:=5*(9780/[.B952])-9780" office:value-type="float" office:value="750.725552050473">
            <text:p>750.73</text:p>
          </table:table-cell>
          <table:table-cell table:style-name="ce5" table:formula="oooc:=-273.15+1/(3.35*10^-3+2.57*10^-4*LN([.C952]/10000)+2.63*10^-6*LN([.C952]/10000)^2+6.75*10^-8*LN([.C952]/10000)^3)" office:value-type="float" office:value="97.0817640215968">
            <text:p>97.08</text:p>
          </table:table-cell>
          <table:table-cell table:style-name="ce7" table:formula="oooc:=-273.15+1/(3.354016*10^-3+2.56985*10^-4*LN([.C952]/10000)+2.620131*10^-6*LN([.C952]/10000)^2+6.383091*10^-8*LN([.C952]/10000)^3)" office:value-type="float" office:value="96.5271317355803">
            <text:p>96.5</text:p>
          </table:table-cell>
          <table:table-cell table:number-columns-repeated="251"/>
        </table:table-row>
        <table:table-row table:style-name="ro2">
          <table:table-cell table:formula="oooc:=[.A952]+1" office:value-type="float" office:value="952">
            <text:p>952</text:p>
          </table:table-cell>
          <table:table-cell table:formula="oooc:=[.A953]/1024*5" office:value-type="float" office:value="4.6484375">
            <text:p>4.65</text:p>
          </table:table-cell>
          <table:table-cell table:style-name="ce5" table:formula="oooc:=5*(9780/[.B953])-9780" office:value-type="float" office:value="739.663865546217">
            <text:p>739.66</text:p>
          </table:table-cell>
          <table:table-cell table:style-name="ce5" table:formula="oooc:=-273.15+1/(3.35*10^-3+2.57*10^-4*LN([.C953]/10000)+2.63*10^-6*LN([.C953]/10000)^2+6.75*10^-8*LN([.C953]/10000)^3)" office:value-type="float" office:value="97.580346742342">
            <text:p>97.58</text:p>
          </table:table-cell>
          <table:table-cell table:style-name="ce7" table:formula="oooc:=-273.15+1/(3.354016*10^-3+2.56985*10^-4*LN([.C953]/10000)+2.620131*10^-6*LN([.C953]/10000)^2+6.383091*10^-8*LN([.C953]/10000)^3)" office:value-type="float" office:value="97.0241435208461">
            <text:p>97.0</text:p>
          </table:table-cell>
          <table:table-cell table:number-columns-repeated="251"/>
        </table:table-row>
        <table:table-row table:style-name="ro2">
          <table:table-cell table:formula="oooc:=[.A953]+1" office:value-type="float" office:value="953">
            <text:p>953</text:p>
          </table:table-cell>
          <table:table-cell table:formula="oooc:=[.A954]/1024*5" office:value-type="float" office:value="4.6533203125">
            <text:p>4.65</text:p>
          </table:table-cell>
          <table:table-cell table:style-name="ce5" table:formula="oooc:=5*(9780/[.B954])-9780" office:value-type="float" office:value="728.625393494229">
            <text:p>728.63</text:p>
          </table:table-cell>
          <table:table-cell table:style-name="ce5" table:formula="oooc:=-273.15+1/(3.35*10^-3+2.57*10^-4*LN([.C954]/10000)+2.63*10^-6*LN([.C954]/10000)^2+6.75*10^-8*LN([.C954]/10000)^3)" office:value-type="float" office:value="98.0866127750291">
            <text:p>98.09</text:p>
          </table:table-cell>
          <table:table-cell table:style-name="ce7" table:formula="oooc:=-273.15+1/(3.354016*10^-3+2.56985*10^-4*LN([.C954]/10000)+2.620131*10^-6*LN([.C954]/10000)^2+6.383091*10^-8*LN([.C954]/10000)^3)" office:value-type="float" office:value="97.5288109648274">
            <text:p>97.5</text:p>
          </table:table-cell>
          <table:table-cell table:number-columns-repeated="251"/>
        </table:table-row>
        <table:table-row table:style-name="ro2">
          <table:table-cell table:formula="oooc:=[.A954]+1" office:value-type="float" office:value="954">
            <text:p>954</text:p>
          </table:table-cell>
          <table:table-cell table:formula="oooc:=[.A955]/1024*5" office:value-type="float" office:value="4.658203125">
            <text:p>4.66</text:p>
          </table:table-cell>
          <table:table-cell table:style-name="ce5" table:formula="oooc:=5*(9780/[.B955])-9780" office:value-type="float" office:value="717.610062893082">
            <text:p>717.61</text:p>
          </table:table-cell>
          <table:table-cell table:style-name="ce5" table:formula="oooc:=-273.15+1/(3.35*10^-3+2.57*10^-4*LN([.C955]/10000)+2.63*10^-6*LN([.C955]/10000)^2+6.75*10^-8*LN([.C955]/10000)^3)" office:value-type="float" office:value="98.6007998252571">
            <text:p>98.6</text:p>
          </table:table-cell>
          <table:table-cell table:style-name="ce7" table:formula="oooc:=-273.15+1/(3.354016*10^-3+2.56985*10^-4*LN([.C955]/10000)+2.620131*10^-6*LN([.C955]/10000)^2+6.383091*10^-8*LN([.C955]/10000)^3)" office:value-type="float" office:value="98.0413708506473">
            <text:p>98.0</text:p>
          </table:table-cell>
          <table:table-cell table:number-columns-repeated="251"/>
        </table:table-row>
        <table:table-row table:style-name="ro2">
          <table:table-cell table:formula="oooc:=[.A955]+1" office:value-type="float" office:value="955">
            <text:p>955</text:p>
          </table:table-cell>
          <table:table-cell table:formula="oooc:=[.A956]/1024*5" office:value-type="float" office:value="4.6630859375">
            <text:p>4.66</text:p>
          </table:table-cell>
          <table:table-cell table:style-name="ce5" table:formula="oooc:=5*(9780/[.B956])-9780" office:value-type="float" office:value="706.617801047121">
            <text:p>706.62</text:p>
          </table:table-cell>
          <table:table-cell table:style-name="ce5" table:formula="oooc:=-273.15+1/(3.35*10^-3+2.57*10^-4*LN([.C956]/10000)+2.63*10^-6*LN([.C956]/10000)^2+6.75*10^-8*LN([.C956]/10000)^3)" office:value-type="float" office:value="99.1231564963067">
            <text:p>99.12</text:p>
          </table:table-cell>
          <table:table-cell table:style-name="ce7" table:formula="oooc:=-273.15+1/(3.354016*10^-3+2.56985*10^-4*LN([.C956]/10000)+2.620131*10^-6*LN([.C956]/10000)^2+6.383091*10^-8*LN([.C956]/10000)^3)" office:value-type="float" office:value="98.562070814347">
            <text:p>98.6</text:p>
          </table:table-cell>
          <table:table-cell table:number-columns-repeated="251"/>
        </table:table-row>
        <table:table-row table:style-name="ro2">
          <table:table-cell table:formula="oooc:=[.A956]+1" office:value-type="float" office:value="956">
            <text:p>956</text:p>
          </table:table-cell>
          <table:table-cell table:formula="oooc:=[.A957]/1024*5" office:value-type="float" office:value="4.66796875">
            <text:p>4.67</text:p>
          </table:table-cell>
          <table:table-cell table:style-name="ce5" table:formula="oooc:=5*(9780/[.B957])-9780" office:value-type="float" office:value="695.648535564853">
            <text:p>695.65</text:p>
          </table:table-cell>
          <table:table-cell table:style-name="ce5" table:formula="oooc:=-273.15+1/(3.35*10^-3+2.57*10^-4*LN([.C957]/10000)+2.63*10^-6*LN([.C957]/10000)^2+6.75*10^-8*LN([.C957]/10000)^3)" office:value-type="float" office:value="99.6539429566092">
            <text:p>99.65</text:p>
          </table:table-cell>
          <table:table-cell table:style-name="ce7" table:formula="oooc:=-273.15+1/(3.354016*10^-3+2.56985*10^-4*LN([.C957]/10000)+2.620131*10^-6*LN([.C957]/10000)^2+6.383091*10^-8*LN([.C957]/10000)^3)" office:value-type="float" office:value="99.0911700094863">
            <text:p>99.1</text:p>
          </table:table-cell>
          <table:table-cell table:number-columns-repeated="251"/>
        </table:table-row>
        <table:table-row table:style-name="ro2">
          <table:table-cell table:formula="oooc:=[.A957]+1" office:value-type="float" office:value="957">
            <text:p>957</text:p>
          </table:table-cell>
          <table:table-cell table:formula="oooc:=[.A958]/1024*5" office:value-type="float" office:value="4.6728515625">
            <text:p>4.67</text:p>
          </table:table-cell>
          <table:table-cell table:style-name="ce5" table:formula="oooc:=5*(9780/[.B958])-9780" office:value-type="float" office:value="684.702194357367">
            <text:p>684.7</text:p>
          </table:table-cell>
          <table:table-cell table:style-name="ce5" table:formula="oooc:=-273.15+1/(3.35*10^-3+2.57*10^-4*LN([.C958]/10000)+2.63*10^-6*LN([.C958]/10000)^2+6.75*10^-8*LN([.C958]/10000)^3)" office:value-type="float" office:value="100.193431658662">
            <text:p>100.19</text:p>
          </table:table-cell>
          <table:table-cell table:style-name="ce7" table:formula="oooc:=-273.15+1/(3.354016*10^-3+2.56985*10^-4*LN([.C958]/10000)+2.620131*10^-6*LN([.C958]/10000)^2+6.383091*10^-8*LN([.C958]/10000)^3)" office:value-type="float" office:value="99.6289398229587">
            <text:p>99.6</text:p>
          </table:table-cell>
          <table:table-cell table:number-columns-repeated="251"/>
        </table:table-row>
        <table:table-row table:style-name="ro2">
          <table:table-cell table:formula="oooc:=[.A958]+1" office:value-type="float" office:value="958">
            <text:p>958</text:p>
          </table:table-cell>
          <table:table-cell table:formula="oooc:=[.A959]/1024*5" office:value-type="float" office:value="4.677734375">
            <text:p>4.68</text:p>
          </table:table-cell>
          <table:table-cell table:style-name="ce5" table:formula="oooc:=5*(9780/[.B959])-9780" office:value-type="float" office:value="673.778705636743">
            <text:p>673.78</text:p>
          </table:table-cell>
          <table:table-cell table:style-name="ce5" table:formula="oooc:=-273.15+1/(3.35*10^-3+2.57*10^-4*LN([.C959]/10000)+2.63*10^-6*LN([.C959]/10000)^2+6.75*10^-8*LN([.C959]/10000)^3)" office:value-type="float" office:value="100.741908114193">
            <text:p>100.74</text:p>
          </table:table-cell>
          <table:table-cell table:style-name="ce7" table:formula="oooc:=-273.15+1/(3.354016*10^-3+2.56985*10^-4*LN([.C959]/10000)+2.620131*10^-6*LN([.C959]/10000)^2+6.383091*10^-8*LN([.C959]/10000)^3)" office:value-type="float" office:value="100.175664646808">
            <text:p>100.2</text:p>
          </table:table-cell>
          <table:table-cell table:number-columns-repeated="251"/>
        </table:table-row>
        <table:table-row table:style-name="ro2">
          <table:table-cell table:formula="oooc:=[.A959]+1" office:value-type="float" office:value="959">
            <text:p>959</text:p>
          </table:table-cell>
          <table:table-cell table:formula="oooc:=[.A960]/1024*5" office:value-type="float" office:value="4.6826171875">
            <text:p>4.68</text:p>
          </table:table-cell>
          <table:table-cell table:style-name="ce5" table:formula="oooc:=5*(9780/[.B960])-9780" office:value-type="float" office:value="662.877997914495">
            <text:p>662.88</text:p>
          </table:table-cell>
          <table:table-cell table:style-name="ce5" table:formula="oooc:=-273.15+1/(3.35*10^-3+2.57*10^-4*LN([.C960]/10000)+2.63*10^-6*LN([.C960]/10000)^2+6.75*10^-8*LN([.C960]/10000)^3)" office:value-type="float" office:value="101.299671730912">
            <text:p>101.3</text:p>
          </table:table-cell>
          <table:table-cell table:style-name="ce7" table:formula="oooc:=-273.15+1/(3.354016*10^-3+2.56985*10^-4*LN([.C960]/10000)+2.620131*10^-6*LN([.C960]/10000)^2+6.383091*10^-8*LN([.C960]/10000)^3)" office:value-type="float" office:value="100.731642711344">
            <text:p>100.7</text:p>
          </table:table-cell>
          <table:table-cell table:number-columns-repeated="251"/>
        </table:table-row>
        <table:table-row table:style-name="ro2">
          <table:table-cell table:formula="oooc:=[.A960]+1" office:value-type="float" office:value="960">
            <text:p>960</text:p>
          </table:table-cell>
          <table:table-cell table:formula="oooc:=[.A961]/1024*5" office:value-type="float" office:value="4.6875">
            <text:p>4.69</text:p>
          </table:table-cell>
          <table:table-cell table:style-name="ce5" table:formula="oooc:=5*(9780/[.B961])-9780" office:value-type="float" office:value="652">
            <text:p>652</text:p>
          </table:table-cell>
          <table:table-cell table:style-name="ce5" table:formula="oooc:=-273.15+1/(3.35*10^-3+2.57*10^-4*LN([.C961]/10000)+2.63*10^-6*LN([.C961]/10000)^2+6.75*10^-8*LN([.C961]/10000)^3)" office:value-type="float" office:value="101.867036716765">
            <text:p>101.87</text:p>
          </table:table-cell>
          <table:table-cell table:style-name="ce7" table:formula="oooc:=-273.15+1/(3.354016*10^-3+2.56985*10^-4*LN([.C961]/10000)+2.620131*10^-6*LN([.C961]/10000)^2+6.383091*10^-8*LN([.C961]/10000)^3)" office:value-type="float" office:value="101.297186985479">
            <text:p>101.3</text:p>
          </table:table-cell>
          <table:table-cell table:number-columns-repeated="251"/>
        </table:table-row>
        <table:table-row table:style-name="ro2">
          <table:table-cell table:formula="oooc:=[.A961]+1" office:value-type="float" office:value="961">
            <text:p>961</text:p>
          </table:table-cell>
          <table:table-cell table:formula="oooc:=[.A962]/1024*5" office:value-type="float" office:value="4.6923828125">
            <text:p>4.69</text:p>
          </table:table-cell>
          <table:table-cell table:style-name="ce5" table:formula="oooc:=5*(9780/[.B962])-9780" office:value-type="float" office:value="641.144640998959">
            <text:p>641.14</text:p>
          </table:table-cell>
          <table:table-cell table:style-name="ce5" table:formula="oooc:=-273.15+1/(3.35*10^-3+2.57*10^-4*LN([.C962]/10000)+2.63*10^-6*LN([.C962]/10000)^2+6.75*10^-8*LN([.C962]/10000)^3)" office:value-type="float" office:value="102.444333058312">
            <text:p>102.44</text:p>
          </table:table-cell>
          <table:table-cell table:style-name="ce7" table:formula="oooc:=-273.15+1/(3.354016*10^-3+2.56985*10^-4*LN([.C962]/10000)+2.620131*10^-6*LN([.C962]/10000)^2+6.383091*10^-8*LN([.C962]/10000)^3)" office:value-type="float" office:value="101.872626150824">
            <text:p>101.9</text:p>
          </table:table-cell>
          <table:table-cell table:number-columns-repeated="251"/>
        </table:table-row>
        <table:table-row table:style-name="ro2">
          <table:table-cell table:formula="oooc:=[.A962]+1" office:value-type="float" office:value="962">
            <text:p>962</text:p>
          </table:table-cell>
          <table:table-cell table:formula="oooc:=[.A963]/1024*5" office:value-type="float" office:value="4.697265625">
            <text:p>4.7</text:p>
          </table:table-cell>
          <table:table-cell table:style-name="ce5" table:formula="oooc:=5*(9780/[.B963])-9780" office:value-type="float" office:value="630.311850311849">
            <text:p>630.31</text:p>
          </table:table-cell>
          <table:table-cell table:style-name="ce5" table:formula="oooc:=-273.15+1/(3.35*10^-3+2.57*10^-4*LN([.C963]/10000)+2.63*10^-6*LN([.C963]/10000)^2+6.75*10^-8*LN([.C963]/10000)^3)" office:value-type="float" office:value="103.031907580581">
            <text:p>103.03</text:p>
          </table:table-cell>
          <table:table-cell table:style-name="ce7" table:formula="oooc:=-273.15+1/(3.354016*10^-3+2.56985*10^-4*LN([.C963]/10000)+2.620131*10^-6*LN([.C963]/10000)^2+6.383091*10^-8*LN([.C963]/10000)^3)" office:value-type="float" office:value="102.458305656918">
            <text:p>102.5</text:p>
          </table:table-cell>
          <table:table-cell table:number-columns-repeated="251"/>
        </table:table-row>
        <table:table-row table:style-name="ro2">
          <table:table-cell table:formula="oooc:=[.A963]+1" office:value-type="float" office:value="963">
            <text:p>963</text:p>
          </table:table-cell>
          <table:table-cell table:formula="oooc:=[.A964]/1024*5" office:value-type="float" office:value="4.7021484375">
            <text:p>4.7</text:p>
          </table:table-cell>
          <table:table-cell table:style-name="ce5" table:formula="oooc:=5*(9780/[.B964])-9780" office:value-type="float" office:value="619.501557632397">
            <text:p>619.5</text:p>
          </table:table-cell>
          <table:table-cell table:style-name="ce5" table:formula="oooc:=-273.15+1/(3.35*10^-3+2.57*10^-4*LN([.C964]/10000)+2.63*10^-6*LN([.C964]/10000)^2+6.75*10^-8*LN([.C964]/10000)^3)" office:value-type="float" office:value="103.630125096633">
            <text:p>103.63</text:p>
          </table:table-cell>
          <table:table-cell table:style-name="ce7" table:formula="oooc:=-273.15+1/(3.354016*10^-3+2.56985*10^-4*LN([.C964]/10000)+2.620131*10^-6*LN([.C964]/10000)^2+6.383091*10^-8*LN([.C964]/10000)^3)" office:value-type="float" office:value="103.05458886574">
            <text:p>103.1</text:p>
          </table:table-cell>
          <table:table-cell table:number-columns-repeated="251"/>
        </table:table-row>
        <table:table-row table:style-name="ro2">
          <table:table-cell table:formula="oooc:=[.A964]+1" office:value-type="float" office:value="964">
            <text:p>964</text:p>
          </table:table-cell>
          <table:table-cell table:formula="oooc:=[.A965]/1024*5" office:value-type="float" office:value="4.70703125">
            <text:p>4.71</text:p>
          </table:table-cell>
          <table:table-cell table:style-name="ce5" table:formula="oooc:=5*(9780/[.B965])-9780" office:value-type="float" office:value="608.713692946058">
            <text:p>608.71</text:p>
          </table:table-cell>
          <table:table-cell table:style-name="ce5" table:formula="oooc:=-273.15+1/(3.35*10^-3+2.57*10^-4*LN([.C965]/10000)+2.63*10^-6*LN([.C965]/10000)^2+6.75*10^-8*LN([.C965]/10000)^3)" office:value-type="float" office:value="104.239369656045">
            <text:p>104.24</text:p>
          </table:table-cell>
          <table:table-cell table:style-name="ce7" table:formula="oooc:=-273.15+1/(3.354016*10^-3+2.56985*10^-4*LN([.C965]/10000)+2.620131*10^-6*LN([.C965]/10000)^2+6.383091*10^-8*LN([.C965]/10000)^3)" office:value-type="float" office:value="103.661858294708">
            <text:p>103.7</text:p>
          </table:table-cell>
          <table:table-cell table:number-columns-repeated="251"/>
        </table:table-row>
        <table:table-row table:style-name="ro2">
          <table:table-cell table:formula="oooc:=[.A965]+1" office:value-type="float" office:value="965">
            <text:p>965</text:p>
          </table:table-cell>
          <table:table-cell table:formula="oooc:=[.A966]/1024*5" office:value-type="float" office:value="4.7119140625">
            <text:p>4.71</text:p>
          </table:table-cell>
          <table:table-cell table:style-name="ce5" table:formula="oooc:=5*(9780/[.B966])-9780" office:value-type="float" office:value="597.948186528498">
            <text:p>597.95</text:p>
          </table:table-cell>
          <table:table-cell table:style-name="ce5" table:formula="oooc:=-273.15+1/(3.35*10^-3+2.57*10^-4*LN([.C966]/10000)+2.63*10^-6*LN([.C966]/10000)^2+6.75*10^-8*LN([.C966]/10000)^3)" office:value-type="float" office:value="104.860045902651">
            <text:p>104.86</text:p>
          </table:table-cell>
          <table:table-cell table:style-name="ce7" table:formula="oooc:=-273.15+1/(3.354016*10^-3+2.56985*10^-4*LN([.C966]/10000)+2.620131*10^-6*LN([.C966]/10000)^2+6.383091*10^-8*LN([.C966]/10000)^3)" office:value-type="float" office:value="104.280516968414">
            <text:p>104.3</text:p>
          </table:table-cell>
          <table:table-cell table:number-columns-repeated="251"/>
        </table:table-row>
        <table:table-row table:style-name="ro2">
          <table:table-cell table:formula="oooc:=[.A966]+1" office:value-type="float" office:value="966">
            <text:p>966</text:p>
          </table:table-cell>
          <table:table-cell table:formula="oooc:=[.A967]/1024*5" office:value-type="float" office:value="4.716796875">
            <text:p>4.72</text:p>
          </table:table-cell>
          <table:table-cell table:style-name="ce5" table:formula="oooc:=5*(9780/[.B967])-9780" office:value-type="float" office:value="587.204968944099">
            <text:p>587.2</text:p>
          </table:table-cell>
          <table:table-cell table:style-name="ce5" table:formula="oooc:=-273.15+1/(3.35*10^-3+2.57*10^-4*LN([.C967]/10000)+2.63*10^-6*LN([.C967]/10000)^2+6.75*10^-8*LN([.C967]/10000)^3)" office:value-type="float" office:value="105.49258055313">
            <text:p>105.49</text:p>
          </table:table-cell>
          <table:table-cell table:style-name="ce7" table:formula="oooc:=-273.15+1/(3.354016*10^-3+2.56985*10^-4*LN([.C967]/10000)+2.620131*10^-6*LN([.C967]/10000)^2+6.383091*10^-8*LN([.C967]/10000)^3)" office:value-type="float" office:value="104.910989890669">
            <text:p>104.9</text:p>
          </table:table-cell>
          <table:table-cell table:number-columns-repeated="251"/>
        </table:table-row>
        <table:table-row table:style-name="ro2">
          <table:table-cell table:formula="oooc:=[.A967]+1" office:value-type="float" office:value="967">
            <text:p>967</text:p>
          </table:table-cell>
          <table:table-cell table:formula="oooc:=[.A968]/1024*5" office:value-type="float" office:value="4.7216796875">
            <text:p>4.72</text:p>
          </table:table-cell>
          <table:table-cell table:style-name="ce5" table:formula="oooc:=5*(9780/[.B968])-9780" office:value-type="float" office:value="576.483971044469">
            <text:p>576.48</text:p>
          </table:table-cell>
          <table:table-cell table:style-name="ce5" table:formula="oooc:=-273.15+1/(3.35*10^-3+2.57*10^-4*LN([.C968]/10000)+2.63*10^-6*LN([.C968]/10000)^2+6.75*10^-8*LN([.C968]/10000)^3)" office:value-type="float" office:value="106.137424009515">
            <text:p>106.14</text:p>
          </table:table-cell>
          <table:table-cell table:style-name="ce7" table:formula="oooc:=-273.15+1/(3.354016*10^-3+2.56985*10^-4*LN([.C968]/10000)+2.620131*10^-6*LN([.C968]/10000)^2+6.383091*10^-8*LN([.C968]/10000)^3)" office:value-type="float" office:value="105.553725649842">
            <text:p>105.6</text:p>
          </table:table-cell>
          <table:table-cell table:number-columns-repeated="251"/>
        </table:table-row>
        <table:table-row table:style-name="ro2">
          <table:table-cell table:formula="oooc:=[.A968]+1" office:value-type="float" office:value="968">
            <text:p>968</text:p>
          </table:table-cell>
          <table:table-cell table:formula="oooc:=[.A969]/1024*5" office:value-type="float" office:value="4.7265625">
            <text:p>4.73</text:p>
          </table:table-cell>
          <table:table-cell table:style-name="ce5" table:formula="oooc:=5*(9780/[.B969])-9780" office:value-type="float" office:value="565.785123966942">
            <text:p>565.79</text:p>
          </table:table-cell>
          <table:table-cell table:style-name="ce5" table:formula="oooc:=-273.15+1/(3.35*10^-3+2.57*10^-4*LN([.C969]/10000)+2.63*10^-6*LN([.C969]/10000)^2+6.75*10^-8*LN([.C969]/10000)^3)" office:value-type="float" office:value="106.795052120344">
            <text:p>106.8</text:p>
          </table:table-cell>
          <table:table-cell table:style-name="ce7" table:formula="oooc:=-273.15+1/(3.354016*10^-3+2.56985*10^-4*LN([.C969]/10000)+2.620131*10^-6*LN([.C969]/10000)^2+6.383091*10^-8*LN([.C969]/10000)^3)" office:value-type="float" office:value="106.209198172163">
            <text:p>106.2</text:p>
          </table:table-cell>
          <table:table-cell table:number-columns-repeated="251"/>
        </table:table-row>
        <table:table-row table:style-name="ro2">
          <table:table-cell table:formula="oooc:=[.A969]+1" office:value-type="float" office:value="969">
            <text:p>969</text:p>
          </table:table-cell>
          <table:table-cell table:formula="oooc:=[.A970]/1024*5" office:value-type="float" office:value="4.7314453125">
            <text:p>4.73</text:p>
          </table:table-cell>
          <table:table-cell table:style-name="ce5" table:formula="oooc:=5*(9780/[.B970])-9780" office:value-type="float" office:value="555.108359133128">
            <text:p>555.11</text:p>
          </table:table-cell>
          <table:table-cell table:style-name="ce5" table:formula="oooc:=-273.15+1/(3.35*10^-3+2.57*10^-4*LN([.C970]/10000)+2.63*10^-6*LN([.C970]/10000)^2+6.75*10^-8*LN([.C970]/10000)^3)" office:value-type="float" office:value="107.465968107107">
            <text:p>107.47</text:p>
          </table:table-cell>
          <table:table-cell table:style-name="ce7" table:formula="oooc:=-273.15+1/(3.354016*10^-3+2.56985*10^-4*LN([.C970]/10000)+2.620131*10^-6*LN([.C970]/10000)^2+6.383091*10^-8*LN([.C970]/10000)^3)" office:value-type="float" office:value="106.877908639541">
            <text:p>106.9</text:p>
          </table:table-cell>
          <table:table-cell table:number-columns-repeated="251"/>
        </table:table-row>
        <table:table-row table:style-name="ro2">
          <table:table-cell table:formula="oooc:=[.A970]+1" office:value-type="float" office:value="970">
            <text:p>970</text:p>
          </table:table-cell>
          <table:table-cell table:formula="oooc:=[.A971]/1024*5" office:value-type="float" office:value="4.736328125">
            <text:p>4.74</text:p>
          </table:table-cell>
          <table:table-cell table:style-name="ce5" table:formula="oooc:=5*(9780/[.B971])-9780" office:value-type="float" office:value="544.453608247422">
            <text:p>544.45</text:p>
          </table:table-cell>
          <table:table-cell table:style-name="ce5" table:formula="oooc:=-273.15+1/(3.35*10^-3+2.57*10^-4*LN([.C971]/10000)+2.63*10^-6*LN([.C971]/10000)^2+6.75*10^-8*LN([.C971]/10000)^3)" office:value-type="float" office:value="108.150704674832">
            <text:p>108.15</text:p>
          </table:table-cell>
          <table:table-cell table:style-name="ce7" table:formula="oooc:=-273.15+1/(3.354016*10^-3+2.56985*10^-4*LN([.C971]/10000)+2.620131*10^-6*LN([.C971]/10000)^2+6.383091*10^-8*LN([.C971]/10000)^3)" office:value-type="float" office:value="107.56038759068">
            <text:p>107.6</text:p>
          </table:table-cell>
          <table:table-cell table:number-columns-repeated="251"/>
        </table:table-row>
        <table:table-row table:style-name="ro2">
          <table:table-cell table:formula="oooc:=[.A971]+1" office:value-type="float" office:value="971">
            <text:p>971</text:p>
          </table:table-cell>
          <table:table-cell table:formula="oooc:=[.A972]/1024*5" office:value-type="float" office:value="4.7412109375">
            <text:p>4.74</text:p>
          </table:table-cell>
          <table:table-cell table:style-name="ce5" table:formula="oooc:=5*(9780/[.B972])-9780" office:value-type="float" office:value="533.82080329557">
            <text:p>533.82</text:p>
          </table:table-cell>
          <table:table-cell table:style-name="ce5" table:formula="oooc:=-273.15+1/(3.35*10^-3+2.57*10^-4*LN([.C972]/10000)+2.63*10^-6*LN([.C972]/10000)^2+6.75*10^-8*LN([.C972]/10000)^3)" office:value-type="float" office:value="108.849826328219">
            <text:p>108.85</text:p>
          </table:table-cell>
          <table:table-cell table:style-name="ce7" table:formula="oooc:=-273.15+1/(3.354016*10^-3+2.56985*10^-4*LN([.C972]/10000)+2.620131*10^-6*LN([.C972]/10000)^2+6.383091*10^-8*LN([.C972]/10000)^3)" office:value-type="float" office:value="108.257197226775">
            <text:p>108.3</text:p>
          </table:table-cell>
          <table:table-cell table:number-columns-repeated="251"/>
        </table:table-row>
        <table:table-row table:style-name="ro2">
          <table:table-cell table:formula="oooc:=[.A972]+1" office:value-type="float" office:value="972">
            <text:p>972</text:p>
          </table:table-cell>
          <table:table-cell table:formula="oooc:=[.A973]/1024*5" office:value-type="float" office:value="4.74609375">
            <text:p>4.75</text:p>
          </table:table-cell>
          <table:table-cell table:style-name="ce5" table:formula="oooc:=5*(9780/[.B973])-9780" office:value-type="float" office:value="523.209876543209">
            <text:p>523.21</text:p>
          </table:table-cell>
          <table:table-cell table:style-name="ce5" table:formula="oooc:=-273.15+1/(3.35*10^-3+2.57*10^-4*LN([.C973]/10000)+2.63*10^-6*LN([.C973]/10000)^2+6.75*10^-8*LN([.C973]/10000)^3)" office:value-type="float" office:value="109.563931917654">
            <text:p>109.56</text:p>
          </table:table-cell>
          <table:table-cell table:style-name="ce7" table:formula="oooc:=-273.15+1/(3.354016*10^-3+2.56985*10^-4*LN([.C973]/10000)+2.620131*10^-6*LN([.C973]/10000)^2+6.383091*10^-8*LN([.C973]/10000)^3)" office:value-type="float" office:value="108.968933946005">
            <text:p>109.0</text:p>
          </table:table-cell>
          <table:table-cell table:number-columns-repeated="251"/>
        </table:table-row>
        <table:table-row table:style-name="ro2">
          <table:table-cell table:formula="oooc:=[.A973]+1" office:value-type="float" office:value="973">
            <text:p>973</text:p>
          </table:table-cell>
          <table:table-cell table:formula="oooc:=[.A974]/1024*5" office:value-type="float" office:value="4.7509765625">
            <text:p>4.75</text:p>
          </table:table-cell>
          <table:table-cell table:style-name="ce5" table:formula="oooc:=5*(9780/[.B974])-9780" office:value-type="float" office:value="512.62076053443">
            <text:p>512.62</text:p>
          </table:table-cell>
          <table:table-cell table:style-name="ce5" table:formula="oooc:=-273.15+1/(3.35*10^-3+2.57*10^-4*LN([.C974]/10000)+2.63*10^-6*LN([.C974]/10000)^2+6.75*10^-8*LN([.C974]/10000)^3)" office:value-type="float" office:value="110.293657442866">
            <text:p>110.29</text:p>
          </table:table-cell>
          <table:table-cell table:style-name="ce7" table:formula="oooc:=-273.15+1/(3.354016*10^-3+2.56985*10^-4*LN([.C974]/10000)+2.620131*10^-6*LN([.C974]/10000)^2+6.383091*10^-8*LN([.C974]/10000)^3)" office:value-type="float" office:value="109.696231134469">
            <text:p>109.7</text:p>
          </table:table-cell>
          <table:table-cell table:number-columns-repeated="251"/>
        </table:table-row>
        <table:table-row table:style-name="ro2">
          <table:table-cell table:formula="oooc:=[.A974]+1" office:value-type="float" office:value="974">
            <text:p>974</text:p>
          </table:table-cell>
          <table:table-cell table:formula="oooc:=[.A975]/1024*5" office:value-type="float" office:value="4.755859375">
            <text:p>4.76</text:p>
          </table:table-cell>
          <table:table-cell table:style-name="ce5" table:formula="oooc:=5*(9780/[.B975])-9780" office:value-type="float" office:value="502.053388090349">
            <text:p>502.05</text:p>
          </table:table-cell>
          <table:table-cell table:style-name="ce5" table:formula="oooc:=-273.15+1/(3.35*10^-3+2.57*10^-4*LN([.C975]/10000)+2.63*10^-6*LN([.C975]/10000)^2+6.75*10^-8*LN([.C975]/10000)^3)" office:value-type="float" office:value="111.039679145944">
            <text:p>111.04</text:p>
          </table:table-cell>
          <table:table-cell table:style-name="ce7" table:formula="oooc:=-273.15+1/(3.354016*10^-3+2.56985*10^-4*LN([.C975]/10000)+2.620131*10^-6*LN([.C975]/10000)^2+6.383091*10^-8*LN([.C975]/10000)^3)" office:value-type="float" office:value="110.439762245109">
            <text:p>110.4</text:p>
          </table:table-cell>
          <table:table-cell table:number-columns-repeated="251"/>
        </table:table-row>
        <table:table-row table:style-name="ro2">
          <table:table-cell table:formula="oooc:=[.A975]+1" office:value-type="float" office:value="975">
            <text:p>975</text:p>
          </table:table-cell>
          <table:table-cell table:formula="oooc:=[.A976]/1024*5" office:value-type="float" office:value="4.7607421875">
            <text:p>4.76</text:p>
          </table:table-cell>
          <table:table-cell table:style-name="ce5" table:formula="oooc:=5*(9780/[.B976])-9780" office:value-type="float" office:value="491.507692307692">
            <text:p>491.51</text:p>
          </table:table-cell>
          <table:table-cell table:style-name="ce5" table:formula="oooc:=-273.15+1/(3.35*10^-3+2.57*10^-4*LN([.C976]/10000)+2.63*10^-6*LN([.C976]/10000)^2+6.75*10^-8*LN([.C976]/10000)^3)" office:value-type="float" office:value="111.802716930097">
            <text:p>111.8</text:p>
          </table:table-cell>
          <table:table-cell table:style-name="ce7" table:formula="oooc:=-273.15+1/(3.354016*10^-3+2.56985*10^-4*LN([.C976]/10000)+2.620131*10^-6*LN([.C976]/10000)^2+6.383091*10^-8*LN([.C976]/10000)^3)" office:value-type="float" office:value="111.200244200823">
            <text:p>111.2</text:p>
          </table:table-cell>
          <table:table-cell table:number-columns-repeated="251"/>
        </table:table-row>
        <table:table-row table:style-name="ro2">
          <table:table-cell table:formula="oooc:=[.A976]+1" office:value-type="float" office:value="976">
            <text:p>976</text:p>
          </table:table-cell>
          <table:table-cell table:formula="oooc:=[.A977]/1024*5" office:value-type="float" office:value="4.765625">
            <text:p>4.77</text:p>
          </table:table-cell>
          <table:table-cell table:style-name="ce5" table:formula="oooc:=5*(9780/[.B977])-9780" office:value-type="float" office:value="480.983606557376">
            <text:p>480.98</text:p>
          </table:table-cell>
          <table:table-cell table:style-name="ce5" table:formula="oooc:=-273.15+1/(3.35*10^-3+2.57*10^-4*LN([.C977]/10000)+2.63*10^-6*LN([.C977]/10000)^2+6.75*10^-8*LN([.C977]/10000)^3)" office:value-type="float" office:value="112.583538145892">
            <text:p>112.58</text:p>
          </table:table-cell>
          <table:table-cell table:style-name="ce7" table:formula="oooc:=-273.15+1/(3.354016*10^-3+2.56985*10^-4*LN([.C977]/10000)+2.620131*10^-6*LN([.C977]/10000)^2+6.383091*10^-8*LN([.C977]/10000)^3)" office:value-type="float" office:value="111.978441163326">
            <text:p>112.0</text:p>
          </table:table-cell>
          <table:table-cell table:number-columns-repeated="251"/>
        </table:table-row>
        <table:table-row table:style-name="ro2">
          <table:table-cell table:formula="oooc:=[.A977]+1" office:value-type="float" office:value="977">
            <text:p>977</text:p>
          </table:table-cell>
          <table:table-cell table:formula="oooc:=[.A978]/1024*5" office:value-type="float" office:value="4.7705078125">
            <text:p>4.77</text:p>
          </table:table-cell>
          <table:table-cell table:style-name="ce5" table:formula="oooc:=5*(9780/[.B978])-9780" office:value-type="float" office:value="470.48106448311">
            <text:p>470.48</text:p>
          </table:table-cell>
          <table:table-cell table:style-name="ce5" table:formula="oooc:=-273.15+1/(3.35*10^-3+2.57*10^-4*LN([.C978]/10000)+2.63*10^-6*LN([.C978]/10000)^2+6.75*10^-8*LN([.C978]/10000)^3)" office:value-type="float" office:value="113.382961793155">
            <text:p>113.38</text:p>
          </table:table-cell>
          <table:table-cell table:style-name="ce7" table:formula="oooc:=-273.15+1/(3.354016*10^-3+2.56985*10^-4*LN([.C978]/10000)+2.620131*10^-6*LN([.C978]/10000)^2+6.383091*10^-8*LN([.C978]/10000)^3)" office:value-type="float" office:value="112.77516871566">
            <text:p>112.8</text:p>
          </table:table-cell>
          <table:table-cell table:number-columns-repeated="251"/>
        </table:table-row>
        <table:table-row table:style-name="ro2">
          <table:table-cell table:formula="oooc:=[.A978]+1" office:value-type="float" office:value="978">
            <text:p>978</text:p>
          </table:table-cell>
          <table:table-cell table:formula="oooc:=[.A979]/1024*5" office:value-type="float" office:value="4.775390625">
            <text:p>4.78</text:p>
          </table:table-cell>
          <table:table-cell table:style-name="ce5" table:formula="oooc:=5*(9780/[.B979])-9780" office:value-type="float" office:value="460">
            <text:p>460</text:p>
          </table:table-cell>
          <table:table-cell table:style-name="ce5" table:formula="oooc:=-273.15+1/(3.35*10^-3+2.57*10^-4*LN([.C979]/10000)+2.63*10^-6*LN([.C979]/10000)^2+6.75*10^-8*LN([.C979]/10000)^3)" office:value-type="float" office:value="114.201863194099">
            <text:p>114.2</text:p>
          </table:table-cell>
          <table:table-cell table:style-name="ce7" table:formula="oooc:=-273.15+1/(3.354016*10^-3+2.56985*10^-4*LN([.C979]/10000)+2.620131*10^-6*LN([.C979]/10000)^2+6.383091*10^-8*LN([.C979]/10000)^3)" office:value-type="float" office:value="113.5912985137">
            <text:p>113.6</text:p>
          </table:table-cell>
          <table:table-cell table:number-columns-repeated="251"/>
        </table:table-row>
        <table:table-row table:style-name="ro2">
          <table:table-cell table:formula="oooc:=[.A979]+1" office:value-type="float" office:value="979">
            <text:p>979</text:p>
          </table:table-cell>
          <table:table-cell table:formula="oooc:=[.A980]/1024*5" office:value-type="float" office:value="4.7802734375">
            <text:p>4.78</text:p>
          </table:table-cell>
          <table:table-cell table:style-name="ce5" table:formula="oooc:=5*(9780/[.B980])-9780" office:value-type="float" office:value="449.540347293156">
            <text:p>449.54</text:p>
          </table:table-cell>
          <table:table-cell table:style-name="ce5" table:formula="oooc:=-273.15+1/(3.35*10^-3+2.57*10^-4*LN([.C980]/10000)+2.63*10^-6*LN([.C980]/10000)^2+6.75*10^-8*LN([.C980]/10000)^3)" office:value-type="float" office:value="115.041179202178">
            <text:p>115.04</text:p>
          </table:table-cell>
          <table:table-cell table:style-name="ce7" table:formula="oooc:=-273.15+1/(3.354016*10^-3+2.56985*10^-4*LN([.C980]/10000)+2.620131*10^-6*LN([.C980]/10000)^2+6.383091*10^-8*LN([.C980]/10000)^3)" office:value-type="float" office:value="114.427763470776">
            <text:p>114.4</text:p>
          </table:table-cell>
          <table:table-cell table:number-columns-repeated="251"/>
        </table:table-row>
        <table:table-row table:style-name="ro2">
          <table:table-cell table:formula="oooc:=[.A980]+1" office:value-type="float" office:value="980">
            <text:p>980</text:p>
          </table:table-cell>
          <table:table-cell table:formula="oooc:=[.A981]/1024*5" office:value-type="float" office:value="4.78515625">
            <text:p>4.79</text:p>
          </table:table-cell>
          <table:table-cell table:style-name="ce5" table:formula="oooc:=5*(9780/[.B981])-9780" office:value-type="float" office:value="439.102040816326">
            <text:p>439.1</text:p>
          </table:table-cell>
          <table:table-cell table:style-name="ce5" table:formula="oooc:=-273.15+1/(3.35*10^-3+2.57*10^-4*LN([.C981]/10000)+2.63*10^-6*LN([.C981]/10000)^2+6.75*10^-8*LN([.C981]/10000)^3)" office:value-type="float" office:value="115.901914021552">
            <text:p>115.9</text:p>
          </table:table-cell>
          <table:table-cell table:style-name="ce7" table:formula="oooc:=-273.15+1/(3.354016*10^-3+2.56985*10^-4*LN([.C981]/10000)+2.620131*10^-6*LN([.C981]/10000)^2+6.383091*10^-8*LN([.C981]/10000)^3)" office:value-type="float" office:value="115.285563549961">
            <text:p>115.3</text:p>
          </table:table-cell>
          <table:table-cell table:number-columns-repeated="251"/>
        </table:table-row>
        <table:table-row table:style-name="ro2">
          <table:table-cell table:formula="oooc:=[.A981]+1" office:value-type="float" office:value="981">
            <text:p>981</text:p>
          </table:table-cell>
          <table:table-cell table:formula="oooc:=[.A982]/1024*5" office:value-type="float" office:value="4.7900390625">
            <text:p>4.79</text:p>
          </table:table-cell>
          <table:table-cell table:style-name="ce5" table:formula="oooc:=5*(9780/[.B982])-9780" office:value-type="float" office:value="428.685015290519">
            <text:p>428.69</text:p>
          </table:table-cell>
          <table:table-cell table:style-name="ce5" table:formula="oooc:=-273.15+1/(3.35*10^-3+2.57*10^-4*LN([.C982]/10000)+2.63*10^-6*LN([.C982]/10000)^2+6.75*10^-8*LN([.C982]/10000)^3)" office:value-type="float" office:value="116.785145724571">
            <text:p>116.79</text:p>
          </table:table-cell>
          <table:table-cell table:style-name="ce7" table:formula="oooc:=-273.15+1/(3.354016*10^-3+2.56985*10^-4*LN([.C982]/10000)+2.620131*10^-6*LN([.C982]/10000)^2+6.383091*10^-8*LN([.C982]/10000)^3)" office:value-type="float" office:value="116.16577225099">
            <text:p>116.2</text:p>
          </table:table-cell>
          <table:table-cell table:number-columns-repeated="251"/>
        </table:table-row>
        <table:table-row table:style-name="ro2">
          <table:table-cell table:formula="oooc:=[.A982]+1" office:value-type="float" office:value="982">
            <text:p>982</text:p>
          </table:table-cell>
          <table:table-cell table:formula="oooc:=[.A983]/1024*5" office:value-type="float" office:value="4.794921875">
            <text:p>4.79</text:p>
          </table:table-cell>
          <table:table-cell table:style-name="ce5" table:formula="oooc:=5*(9780/[.B983])-9780" office:value-type="float" office:value="418.289205702648">
            <text:p>418.29</text:p>
          </table:table-cell>
          <table:table-cell table:style-name="ce5" table:formula="oooc:=-273.15+1/(3.35*10^-3+2.57*10^-4*LN([.C983]/10000)+2.63*10^-6*LN([.C983]/10000)^2+6.75*10^-8*LN([.C983]/10000)^3)" office:value-type="float" office:value="117.692033569526">
            <text:p>117.69</text:p>
          </table:table-cell>
          <table:table-cell table:style-name="ce7" table:formula="oooc:=-273.15+1/(3.354016*10^-3+2.56985*10^-4*LN([.C983]/10000)+2.620131*10^-6*LN([.C983]/10000)^2+6.383091*10^-8*LN([.C983]/10000)^3)" office:value-type="float" office:value="117.069543893517">
            <text:p>117.1</text:p>
          </table:table-cell>
          <table:table-cell table:number-columns-repeated="251"/>
        </table:table-row>
        <table:table-row table:style-name="ro2">
          <table:table-cell table:formula="oooc:=[.A983]+1" office:value-type="float" office:value="983">
            <text:p>983</text:p>
          </table:table-cell>
          <table:table-cell table:formula="oooc:=[.A984]/1024*5" office:value-type="float" office:value="4.7998046875">
            <text:p>4.8</text:p>
          </table:table-cell>
          <table:table-cell table:style-name="ce5" table:formula="oooc:=5*(9780/[.B984])-9780" office:value-type="float" office:value="407.91454730417">
            <text:p>407.91</text:p>
          </table:table-cell>
          <table:table-cell table:style-name="ce5" table:formula="oooc:=-273.15+1/(3.35*10^-3+2.57*10^-4*LN([.C984]/10000)+2.63*10^-6*LN([.C984]/10000)^2+6.75*10^-8*LN([.C984]/10000)^3)" office:value-type="float" office:value="118.623826238721">
            <text:p>118.62</text:p>
          </table:table-cell>
          <table:table-cell table:style-name="ce7" table:formula="oooc:=-273.15+1/(3.354016*10^-3+2.56985*10^-4*LN([.C984]/10000)+2.620131*10^-6*LN([.C984]/10000)^2+6.383091*10^-8*LN([.C984]/10000)^3)" office:value-type="float" office:value="117.998121816195">
            <text:p>118.0</text:p>
          </table:table-cell>
          <table:table-cell table:number-columns-repeated="251"/>
        </table:table-row>
        <table:table-row table:style-name="ro2">
          <table:table-cell table:formula="oooc:=[.A984]+1" office:value-type="float" office:value="984">
            <text:p>984</text:p>
          </table:table-cell>
          <table:table-cell table:formula="oooc:=[.A985]/1024*5" office:value-type="float" office:value="4.8046875">
            <text:p>4.8</text:p>
          </table:table-cell>
          <table:table-cell table:style-name="ce5" table:formula="oooc:=5*(9780/[.B985])-9780" office:value-type="float" office:value="397.560975609756">
            <text:p>397.56</text:p>
          </table:table-cell>
          <table:table-cell table:style-name="ce5" table:formula="oooc:=-273.15+1/(3.35*10^-3+2.57*10^-4*LN([.C985]/10000)+2.63*10^-6*LN([.C985]/10000)^2+6.75*10^-8*LN([.C985]/10000)^3)" office:value-type="float" office:value="119.581871138416">
            <text:p>119.58</text:p>
          </table:table-cell>
          <table:table-cell table:style-name="ce7" table:formula="oooc:=-273.15+1/(3.354016*10^-3+2.56985*10^-4*LN([.C985]/10000)+2.620131*10^-6*LN([.C985]/10000)^2+6.383091*10^-8*LN([.C985]/10000)^3)" office:value-type="float" office:value="118.952847632374">
            <text:p>119.0</text:p>
          </table:table-cell>
          <table:table-cell table:number-columns-repeated="251"/>
        </table:table-row>
        <table:table-row table:style-name="ro2">
          <table:table-cell table:formula="oooc:=[.A985]+1" office:value-type="float" office:value="985">
            <text:p>985</text:p>
          </table:table-cell>
          <table:table-cell table:formula="oooc:=[.A986]/1024*5" office:value-type="float" office:value="4.8095703125">
            <text:p>4.81</text:p>
          </table:table-cell>
          <table:table-cell table:style-name="ce5" table:formula="oooc:=5*(9780/[.B986])-9780" office:value-type="float" office:value="387.228426395939">
            <text:p>387.23</text:p>
          </table:table-cell>
          <table:table-cell table:style-name="ce5" table:formula="oooc:=-273.15+1/(3.35*10^-3+2.57*10^-4*LN([.C986]/10000)+2.63*10^-6*LN([.C986]/10000)^2+6.75*10^-8*LN([.C986]/10000)^3)" office:value-type="float" office:value="120.567624928083">
            <text:p>120.57</text:p>
          </table:table-cell>
          <table:table-cell table:style-name="ce7" table:formula="oooc:=-273.15+1/(3.354016*10^-3+2.56985*10^-4*LN([.C986]/10000)+2.620131*10^-6*LN([.C986]/10000)^2+6.383091*10^-8*LN([.C986]/10000)^3)" office:value-type="float" office:value="119.935171709027">
            <text:p>119.9</text:p>
          </table:table-cell>
          <table:table-cell table:number-columns-repeated="251"/>
        </table:table-row>
        <table:table-row table:style-name="ro2">
          <table:table-cell table:formula="oooc:=[.A986]+1" office:value-type="float" office:value="986">
            <text:p>986</text:p>
          </table:table-cell>
          <table:table-cell table:formula="oooc:=[.A987]/1024*5" office:value-type="float" office:value="4.814453125">
            <text:p>4.81</text:p>
          </table:table-cell>
          <table:table-cell table:style-name="ce5" table:formula="oooc:=5*(9780/[.B987])-9780" office:value-type="float" office:value="376.916835699796">
            <text:p>376.92</text:p>
          </table:table-cell>
          <table:table-cell table:style-name="ce5" table:formula="oooc:=-273.15+1/(3.35*10^-3+2.57*10^-4*LN([.C987]/10000)+2.63*10^-6*LN([.C987]/10000)^2+6.75*10^-8*LN([.C987]/10000)^3)" office:value-type="float" office:value="121.582665477894">
            <text:p>121.58</text:p>
          </table:table-cell>
          <table:table-cell table:style-name="ce7" table:formula="oooc:=-273.15+1/(3.354016*10^-3+2.56985*10^-4*LN([.C987]/10000)+2.620131*10^-6*LN([.C987]/10000)^2+6.383091*10^-8*LN([.C987]/10000)^3)" office:value-type="float" office:value="120.946665066788">
            <text:p>120.9</text:p>
          </table:table-cell>
          <table:table-cell table:number-columns-repeated="251"/>
        </table:table-row>
        <table:table-row table:style-name="ro2">
          <table:table-cell table:formula="oooc:=[.A987]+1" office:value-type="float" office:value="987">
            <text:p>987</text:p>
          </table:table-cell>
          <table:table-cell table:formula="oooc:=[.A988]/1024*5" office:value-type="float" office:value="4.8193359375">
            <text:p>4.82</text:p>
          </table:table-cell>
          <table:table-cell table:style-name="ce5" table:formula="oooc:=5*(9780/[.B988])-9780" office:value-type="float" office:value="366.626139817628">
            <text:p>366.63</text:p>
          </table:table-cell>
          <table:table-cell table:style-name="ce5" table:formula="oooc:=-273.15+1/(3.35*10^-3+2.57*10^-4*LN([.C988]/10000)+2.63*10^-6*LN([.C988]/10000)^2+6.75*10^-8*LN([.C988]/10000)^3)" office:value-type="float" office:value="122.628705491785">
            <text:p>122.63</text:p>
          </table:table-cell>
          <table:table-cell table:style-name="ce7" table:formula="oooc:=-273.15+1/(3.354016*10^-3+2.56985*10^-4*LN([.C988]/10000)+2.620131*10^-6*LN([.C988]/10000)^2+6.383091*10^-8*LN([.C988]/10000)^3)" office:value-type="float" office:value="121.989032937225">
            <text:p>122.0</text:p>
          </table:table-cell>
          <table:table-cell table:number-columns-repeated="251"/>
        </table:table-row>
        <table:table-row table:style-name="ro2">
          <table:table-cell table:formula="oooc:=[.A988]+1" office:value-type="float" office:value="988">
            <text:p>988</text:p>
          </table:table-cell>
          <table:table-cell table:formula="oooc:=[.A989]/1024*5" office:value-type="float" office:value="4.82421875">
            <text:p>4.82</text:p>
          </table:table-cell>
          <table:table-cell table:style-name="ce5" table:formula="oooc:=5*(9780/[.B989])-9780" office:value-type="float" office:value="356.356275303644">
            <text:p>356.36</text:p>
          </table:table-cell>
          <table:table-cell table:style-name="ce5" table:formula="oooc:=-273.15+1/(3.35*10^-3+2.57*10^-4*LN([.C989]/10000)+2.63*10^-6*LN([.C989]/10000)^2+6.75*10^-8*LN([.C989]/10000)^3)" office:value-type="float" office:value="123.707608080495">
            <text:p>123.71</text:p>
          </table:table-cell>
          <table:table-cell table:style-name="ce7" table:formula="oooc:=-273.15+1/(3.354016*10^-3+2.56985*10^-4*LN([.C989]/10000)+2.620131*10^-6*LN([.C989]/10000)^2+6.383091*10^-8*LN([.C989]/10000)^3)" office:value-type="float" office:value="123.064130260271">
            <text:p>123.1</text:p>
          </table:table-cell>
          <table:table-cell table:number-columns-repeated="251"/>
        </table:table-row>
        <table:table-row table:style-name="ro2">
          <table:table-cell table:formula="oooc:=[.A989]+1" office:value-type="float" office:value="989">
            <text:p>989</text:p>
          </table:table-cell>
          <table:table-cell table:formula="oooc:=[.A990]/1024*5" office:value-type="float" office:value="4.8291015625">
            <text:p>4.83</text:p>
          </table:table-cell>
          <table:table-cell table:style-name="ce5" table:formula="oooc:=5*(9780/[.B990])-9780" office:value-type="float" office:value="346.107178968654">
            <text:p>346.11</text:p>
          </table:table-cell>
          <table:table-cell table:style-name="ce5" table:formula="oooc:=-273.15+1/(3.35*10^-3+2.57*10^-4*LN([.C990]/10000)+2.63*10^-6*LN([.C990]/10000)^2+6.75*10^-8*LN([.C990]/10000)^3)" office:value-type="float" office:value="124.821404627001">
            <text:p>124.82</text:p>
          </table:table-cell>
          <table:table-cell table:style-name="ce7" table:formula="oooc:=-273.15+1/(3.354016*10^-3+2.56985*10^-4*LN([.C990]/10000)+2.620131*10^-6*LN([.C990]/10000)^2+6.383091*10^-8*LN([.C990]/10000)^3)" office:value-type="float" office:value="124.173979462446">
            <text:p>124.2</text:p>
          </table:table-cell>
          <table:table-cell table:number-columns-repeated="251"/>
        </table:table-row>
        <table:table-row table:style-name="ro2">
          <table:table-cell table:formula="oooc:=[.A990]+1" office:value-type="float" office:value="990">
            <text:p>990</text:p>
          </table:table-cell>
          <table:table-cell table:formula="oooc:=[.A991]/1024*5" office:value-type="float" office:value="4.833984375">
            <text:p>4.83</text:p>
          </table:table-cell>
          <table:table-cell table:style-name="ce5" table:formula="oooc:=5*(9780/[.B991])-9780" office:value-type="float" office:value="335.878787878788">
            <text:p>335.88</text:p>
          </table:table-cell>
          <table:table-cell table:style-name="ce5" table:formula="oooc:=-273.15+1/(3.35*10^-3+2.57*10^-4*LN([.C991]/10000)+2.63*10^-6*LN([.C991]/10000)^2+6.75*10^-8*LN([.C991]/10000)^3)" office:value-type="float" office:value="125.972315358661">
            <text:p>125.97</text:p>
          </table:table-cell>
          <table:table-cell table:style-name="ce7" table:formula="oooc:=-273.15+1/(3.354016*10^-3+2.56985*10^-4*LN([.C991]/10000)+2.620131*10^-6*LN([.C991]/10000)^2+6.383091*10^-8*LN([.C991]/10000)^3)" office:value-type="float" office:value="125.320790927999">
            <text:p>125.3</text:p>
          </table:table-cell>
          <table:table-cell table:number-columns-repeated="251"/>
        </table:table-row>
        <table:table-row table:style-name="ro2">
          <table:table-cell table:formula="oooc:=[.A991]+1" office:value-type="float" office:value="991">
            <text:p>991</text:p>
          </table:table-cell>
          <table:table-cell table:formula="oooc:=[.A992]/1024*5" office:value-type="float" office:value="4.8388671875">
            <text:p>4.84</text:p>
          </table:table-cell>
          <table:table-cell table:style-name="ce5" table:formula="oooc:=5*(9780/[.B992])-9780" office:value-type="float" office:value="325.671039354187">
            <text:p>325.67</text:p>
          </table:table-cell>
          <table:table-cell table:style-name="ce5" table:formula="oooc:=-273.15+1/(3.35*10^-3+2.57*10^-4*LN([.C992]/10000)+2.63*10^-6*LN([.C992]/10000)^2+6.75*10^-8*LN([.C992]/10000)^3)" office:value-type="float" office:value="127.162773129974">
            <text:p>127.16</text:p>
          </table:table-cell>
          <table:table-cell table:style-name="ce7" table:formula="oooc:=-273.15+1/(3.354016*10^-3+2.56985*10^-4*LN([.C992]/10000)+2.620131*10^-6*LN([.C992]/10000)^2+6.383091*10^-8*LN([.C992]/10000)^3)" office:value-type="float" office:value="126.506986664236">
            <text:p>126.5</text:p>
          </table:table-cell>
          <table:table-cell table:number-columns-repeated="251"/>
        </table:table-row>
        <table:table-row table:style-name="ro2">
          <table:table-cell table:formula="oooc:=[.A992]+1" office:value-type="float" office:value="992">
            <text:p>992</text:p>
          </table:table-cell>
          <table:table-cell table:formula="oooc:=[.A993]/1024*5" office:value-type="float" office:value="4.84375">
            <text:p>4.84</text:p>
          </table:table-cell>
          <table:table-cell table:style-name="ce5" table:formula="oooc:=5*(9780/[.B993])-9780" office:value-type="float" office:value="315.483870967742">
            <text:p>315.48</text:p>
          </table:table-cell>
          <table:table-cell table:style-name="ce5" table:formula="oooc:=-273.15+1/(3.35*10^-3+2.57*10^-4*LN([.C993]/10000)+2.63*10^-6*LN([.C993]/10000)^2+6.75*10^-8*LN([.C993]/10000)^3)" office:value-type="float" office:value="128.395451032228">
            <text:p>128.4</text:p>
          </table:table-cell>
          <table:table-cell table:style-name="ce7" table:formula="oooc:=-273.15+1/(3.354016*10^-3+2.56985*10^-4*LN([.C993]/10000)+2.620131*10^-6*LN([.C993]/10000)^2+6.383091*10^-8*LN([.C993]/10000)^3)" office:value-type="float" office:value="127.735227774007">
            <text:p>127.7</text:p>
          </table:table-cell>
          <table:table-cell table:number-columns-repeated="251"/>
        </table:table-row>
        <table:table-row table:style-name="ro2">
          <table:table-cell table:formula="oooc:=[.A993]+1" office:value-type="float" office:value="993">
            <text:p>993</text:p>
          </table:table-cell>
          <table:table-cell table:formula="oooc:=[.A994]/1024*5" office:value-type="float" office:value="4.8486328125">
            <text:p>4.85</text:p>
          </table:table-cell>
          <table:table-cell table:style-name="ce5" table:formula="oooc:=5*(9780/[.B994])-9780" office:value-type="float" office:value="305.317220543806">
            <text:p>305.32</text:p>
          </table:table-cell>
          <table:table-cell table:style-name="ce5" table:formula="oooc:=-273.15+1/(3.35*10^-3+2.57*10^-4*LN([.C994]/10000)+2.63*10^-6*LN([.C994]/10000)^2+6.75*10^-8*LN([.C994]/10000)^3)" office:value-type="float" office:value="129.673294588095">
            <text:p>129.67</text:p>
          </table:table-cell>
          <table:table-cell table:style-name="ce7" table:formula="oooc:=-273.15+1/(3.354016*10^-3+2.56985*10^-4*LN([.C994]/10000)+2.620131*10^-6*LN([.C994]/10000)^2+6.383091*10^-8*LN([.C994]/10000)^3)" office:value-type="float" office:value="129.008446489381">
            <text:p>129.0</text:p>
          </table:table-cell>
          <table:table-cell table:number-columns-repeated="251"/>
        </table:table-row>
        <table:table-row table:style-name="ro2">
          <table:table-cell table:formula="oooc:=[.A994]+1" office:value-type="float" office:value="994">
            <text:p>994</text:p>
          </table:table-cell>
          <table:table-cell table:formula="oooc:=[.A995]/1024*5" office:value-type="float" office:value="4.853515625">
            <text:p>4.85</text:p>
          </table:table-cell>
          <table:table-cell table:style-name="ce5" table:formula="oooc:=5*(9780/[.B995])-9780" office:value-type="float" office:value="295.171026156942">
            <text:p>295.17</text:p>
          </table:table-cell>
          <table:table-cell table:style-name="ce5" table:formula="oooc:=-273.15+1/(3.35*10^-3+2.57*10^-4*LN([.C995]/10000)+2.63*10^-6*LN([.C995]/10000)^2+6.75*10^-8*LN([.C995]/10000)^3)" office:value-type="float" office:value="130.999559469448">
            <text:p>131</text:p>
          </table:table-cell>
          <table:table-cell table:style-name="ce7" table:formula="oooc:=-273.15+1/(3.354016*10^-3+2.56985*10^-4*LN([.C995]/10000)+2.620131*10^-6*LN([.C995]/10000)^2+6.383091*10^-8*LN([.C995]/10000)^3)" office:value-type="float" office:value="130.329883699721">
            <text:p>130.3</text:p>
          </table:table-cell>
          <table:table-cell table:number-columns-repeated="251"/>
        </table:table-row>
        <table:table-row table:style-name="ro2">
          <table:table-cell table:formula="oooc:=[.A995]+1" office:value-type="float" office:value="995">
            <text:p>995</text:p>
          </table:table-cell>
          <table:table-cell table:formula="oooc:=[.A996]/1024*5" office:value-type="float" office:value="4.8583984375">
            <text:p>4.86</text:p>
          </table:table-cell>
          <table:table-cell table:style-name="ce5" table:formula="oooc:=5*(9780/[.B996])-9780" office:value-type="float" office:value="285.045226130653">
            <text:p>285.05</text:p>
          </table:table-cell>
          <table:table-cell table:style-name="ce5" table:formula="oooc:=-273.15+1/(3.35*10^-3+2.57*10^-4*LN([.C996]/10000)+2.63*10^-6*LN([.C996]/10000)^2+6.75*10^-8*LN([.C996]/10000)^3)" office:value-type="float" office:value="132.377855907335">
            <text:p>132.38</text:p>
          </table:table-cell>
          <table:table-cell table:style-name="ce7" table:formula="oooc:=-273.15+1/(3.354016*10^-3+2.56985*10^-4*LN([.C996]/10000)+2.620131*10^-6*LN([.C996]/10000)^2+6.383091*10^-8*LN([.C996]/10000)^3)" office:value-type="float" office:value="131.703133136767">
            <text:p>131.7</text:p>
          </table:table-cell>
          <table:table-cell table:number-columns-repeated="251"/>
        </table:table-row>
        <table:table-row table:style-name="ro2">
          <table:table-cell table:formula="oooc:=[.A996]+1" office:value-type="float" office:value="996">
            <text:p>996</text:p>
          </table:table-cell>
          <table:table-cell table:formula="oooc:=[.A997]/1024*5" office:value-type="float" office:value="4.86328125">
            <text:p>4.86</text:p>
          </table:table-cell>
          <table:table-cell table:style-name="ce5" table:formula="oooc:=5*(9780/[.B997])-9780" office:value-type="float" office:value="274.939759036144">
            <text:p>274.94</text:p>
          </table:table-cell>
          <table:table-cell table:style-name="ce5" table:formula="oooc:=-273.15+1/(3.35*10^-3+2.57*10^-4*LN([.C997]/10000)+2.63*10^-6*LN([.C997]/10000)^2+6.75*10^-8*LN([.C997]/10000)^3)" office:value-type="float" office:value="133.812201260551">
            <text:p>133.81</text:p>
          </table:table-cell>
          <table:table-cell table:style-name="ce7" table:formula="oooc:=-273.15+1/(3.354016*10^-3+2.56985*10^-4*LN([.C997]/10000)+2.620131*10^-6*LN([.C997]/10000)^2+6.383091*10^-8*LN([.C997]/10000)^3)" office:value-type="float" office:value="133.13219367518">
            <text:p>133.1</text:p>
          </table:table-cell>
          <table:table-cell table:number-columns-repeated="251"/>
        </table:table-row>
        <table:table-row table:style-name="ro2">
          <table:table-cell table:formula="oooc:=[.A997]+1" office:value-type="float" office:value="997">
            <text:p>997</text:p>
          </table:table-cell>
          <table:table-cell table:formula="oooc:=[.A998]/1024*5" office:value-type="float" office:value="4.8681640625">
            <text:p>4.87</text:p>
          </table:table-cell>
          <table:table-cell table:style-name="ce5" table:formula="oooc:=5*(9780/[.B998])-9780" office:value-type="float" office:value="264.854563691073">
            <text:p>264.85</text:p>
          </table:table-cell>
          <table:table-cell table:style-name="ce5" table:formula="oooc:=-273.15+1/(3.35*10^-3+2.57*10^-4*LN([.C998]/10000)+2.63*10^-6*LN([.C998]/10000)^2+6.75*10^-8*LN([.C998]/10000)^3)" office:value-type="float" office:value="135.307082596252">
            <text:p>135.31</text:p>
          </table:table-cell>
          <table:table-cell table:style-name="ce7" table:formula="oooc:=-273.15+1/(3.354016*10^-3+2.56985*10^-4*LN([.C998]/10000)+2.620131*10^-6*LN([.C998]/10000)^2+6.383091*10^-8*LN([.C998]/10000)^3)" office:value-type="float" office:value="134.621531591797">
            <text:p>134.6</text:p>
          </table:table-cell>
          <table:table-cell table:number-columns-repeated="251"/>
        </table:table-row>
        <table:table-row table:style-name="ro2">
          <table:table-cell table:formula="oooc:=[.A998]+1" office:value-type="float" office:value="998">
            <text:p>998</text:p>
          </table:table-cell>
          <table:table-cell table:formula="oooc:=[.A999]/1024*5" office:value-type="float" office:value="4.873046875">
            <text:p>4.87</text:p>
          </table:table-cell>
          <table:table-cell table:style-name="ce5" table:formula="oooc:=5*(9780/[.B999])-9780" office:value-type="float" office:value="254.789579158316">
            <text:p>254.79</text:p>
          </table:table-cell>
          <table:table-cell table:style-name="ce5" table:formula="oooc:=-273.15+1/(3.35*10^-3+2.57*10^-4*LN([.C999]/10000)+2.63*10^-6*LN([.C999]/10000)^2+6.75*10^-8*LN([.C999]/10000)^3)" office:value-type="float" office:value="136.867531643718">
            <text:p>136.87</text:p>
          </table:table-cell>
          <table:table-cell table:style-name="ce7" table:formula="oooc:=-273.15+1/(3.354016*10^-3+2.56985*10^-4*LN([.C999]/10000)+2.620131*10^-6*LN([.C999]/10000)^2+6.383091*10^-8*LN([.C999]/10000)^3)" office:value-type="float" office:value="136.176155131656">
            <text:p>136.2</text:p>
          </table:table-cell>
          <table:table-cell table:number-columns-repeated="251"/>
        </table:table-row>
        <table:table-row table:style-name="ro2">
          <table:table-cell table:formula="oooc:=[.A999]+1" office:value-type="float" office:value="999">
            <text:p>999</text:p>
          </table:table-cell>
          <table:table-cell table:formula="oooc:=[.A1000]/1024*5" office:value-type="float" office:value="4.8779296875">
            <text:p>4.88</text:p>
          </table:table-cell>
          <table:table-cell table:style-name="ce5" table:formula="oooc:=5*(9780/[.B1000])-9780" office:value-type="float" office:value="244.744744744745">
            <text:p>244.74</text:p>
          </table:table-cell>
          <table:table-cell table:style-name="ce5" table:formula="oooc:=-273.15+1/(3.35*10^-3+2.57*10^-4*LN([.C1000]/10000)+2.63*10^-6*LN([.C1000]/10000)^2+6.75*10^-8*LN([.C1000]/10000)^3)" office:value-type="float" office:value="138.499215154752">
            <text:p>138.5</text:p>
          </table:table-cell>
          <table:table-cell table:style-name="ce7" table:formula="oooc:=-273.15+1/(3.354016*10^-3+2.56985*10^-4*LN([.C1000]/10000)+2.620131*10^-6*LN([.C1000]/10000)^2+6.383091*10^-8*LN([.C1000]/10000)^3)" office:value-type="float" office:value="137.80170439736">
            <text:p>137.8</text:p>
          </table:table-cell>
          <table:table-cell table:number-columns-repeated="251"/>
        </table:table-row>
        <table:table-row table:style-name="ro2">
          <table:table-cell table:formula="oooc:=[.A1000]+1" office:value-type="float" office:value="1000">
            <text:p>1000</text:p>
          </table:table-cell>
          <table:table-cell table:formula="oooc:=[.A1001]/1024*5" office:value-type="float" office:value="4.8828125">
            <text:p>4.88</text:p>
          </table:table-cell>
          <table:table-cell table:style-name="ce5" table:formula="oooc:=5*(9780/[.B1001])-9780" office:value-type="float" office:value="234.719999999999">
            <text:p>234.72</text:p>
          </table:table-cell>
          <table:table-cell table:style-name="ce5" table:formula="oooc:=-273.15+1/(3.35*10^-3+2.57*10^-4*LN([.C1001]/10000)+2.63*10^-6*LN([.C1001]/10000)^2+6.75*10^-8*LN([.C1001]/10000)^3)" office:value-type="float" office:value="140.208544603661">
            <text:p>140.21</text:p>
          </table:table-cell>
          <table:table-cell table:style-name="ce7" table:formula="oooc:=-273.15+1/(3.354016*10^-3+2.56985*10^-4*LN([.C1001]/10000)+2.620131*10^-6*LN([.C1001]/10000)^2+6.383091*10^-8*LN([.C1001]/10000)^3)" office:value-type="float" office:value="139.504560472642">
            <text:p>139.5</text:p>
          </table:table-cell>
          <table:table-cell table:number-columns-repeated="251"/>
        </table:table-row>
        <table:table-row table:style-name="ro2">
          <table:table-cell table:formula="oooc:=[.A1001]+1" office:value-type="float" office:value="1001">
            <text:p>1001</text:p>
          </table:table-cell>
          <table:table-cell table:formula="oooc:=[.A1002]/1024*5" office:value-type="float" office:value="4.8876953125">
            <text:p>4.89</text:p>
          </table:table-cell>
          <table:table-cell table:style-name="ce5" table:formula="oooc:=5*(9780/[.B1002])-9780" office:value-type="float" office:value="224.715284715285">
            <text:p>224.72</text:p>
          </table:table-cell>
          <table:table-cell table:style-name="ce5" table:formula="oooc:=-273.15+1/(3.35*10^-3+2.57*10^-4*LN([.C1002]/10000)+2.63*10^-6*LN([.C1002]/10000)^2+6.75*10^-8*LN([.C1002]/10000)^3)" office:value-type="float" office:value="142.002810376019">
            <text:p>142</text:p>
          </table:table-cell>
          <table:table-cell table:style-name="ce7" table:formula="oooc:=-273.15+1/(3.354016*10^-3+2.56985*10^-4*LN([.C1002]/10000)+2.620131*10^-6*LN([.C1002]/10000)^2+6.383091*10^-8*LN([.C1002]/10000)^3)" office:value-type="float" office:value="141.291978900132">
            <text:p>141.3</text:p>
          </table:table-cell>
          <table:table-cell table:number-columns-repeated="251"/>
        </table:table-row>
        <table:table-row table:style-name="ro2">
          <table:table-cell table:formula="oooc:=[.A1002]+1" office:value-type="float" office:value="1002">
            <text:p>1002</text:p>
          </table:table-cell>
          <table:table-cell table:formula="oooc:=[.A1003]/1024*5" office:value-type="float" office:value="4.892578125">
            <text:p>4.89</text:p>
          </table:table-cell>
          <table:table-cell table:style-name="ce5" table:formula="oooc:=5*(9780/[.B1003])-9780" office:value-type="float" office:value="214.730538922156">
            <text:p>214.73</text:p>
          </table:table-cell>
          <table:table-cell table:style-name="ce5" table:formula="oooc:=-273.15+1/(3.35*10^-3+2.57*10^-4*LN([.C1003]/10000)+2.63*10^-6*LN([.C1003]/10000)^2+6.75*10^-8*LN([.C1003]/10000)^3)" office:value-type="float" office:value="143.890347259355">
            <text:p>143.89</text:p>
          </table:table-cell>
          <table:table-cell table:style-name="ce7" table:formula="oooc:=-273.15+1/(3.354016*10^-3+2.56985*10^-4*LN([.C1003]/10000)+2.620131*10^-6*LN([.C1003]/10000)^2+6.383091*10^-8*LN([.C1003]/10000)^3)" office:value-type="float" office:value="143.172254287578">
            <text:p>143.2</text:p>
          </table:table-cell>
          <table:table-cell table:number-columns-repeated="251"/>
        </table:table-row>
        <table:table-row table:style-name="ro2">
          <table:table-cell table:formula="oooc:=[.A1003]+1" office:value-type="float" office:value="1003">
            <text:p>1003</text:p>
          </table:table-cell>
          <table:table-cell table:formula="oooc:=[.A1004]/1024*5" office:value-type="float" office:value="4.8974609375">
            <text:p>4.9</text:p>
          </table:table-cell>
          <table:table-cell table:style-name="ce5" table:formula="oooc:=5*(9780/[.B1004])-9780" office:value-type="float" office:value="204.765702891325">
            <text:p>204.77</text:p>
          </table:table-cell>
          <table:table-cell table:style-name="ce5" table:formula="oooc:=-273.15+1/(3.35*10^-3+2.57*10^-4*LN([.C1004]/10000)+2.63*10^-6*LN([.C1004]/10000)^2+6.75*10^-8*LN([.C1004]/10000)^3)" office:value-type="float" office:value="145.880740354051">
            <text:p>145.88</text:p>
          </table:table-cell>
          <table:table-cell table:style-name="ce7" table:formula="oooc:=-273.15+1/(3.354016*10^-3+2.56985*10^-4*LN([.C1004]/10000)+2.620131*10^-6*LN([.C1004]/10000)^2+6.383091*10^-8*LN([.C1004]/10000)^3)" office:value-type="float" office:value="145.154925108206">
            <text:p>145.2</text:p>
          </table:table-cell>
          <table:table-cell table:number-columns-repeated="251"/>
        </table:table-row>
        <table:table-row table:style-name="ro2">
          <table:table-cell table:formula="oooc:=[.A1004]+1" office:value-type="float" office:value="1004">
            <text:p>1004</text:p>
          </table:table-cell>
          <table:table-cell table:formula="oooc:=[.A1005]/1024*5" office:value-type="float" office:value="4.90234375">
            <text:p>4.9</text:p>
          </table:table-cell>
          <table:table-cell table:style-name="ce5" table:formula="oooc:=5*(9780/[.B1005])-9780" office:value-type="float" office:value="194.820717131475">
            <text:p>194.82</text:p>
          </table:table-cell>
          <table:table-cell table:style-name="ce5" table:formula="oooc:=-273.15+1/(3.35*10^-3+2.57*10^-4*LN([.C1005]/10000)+2.63*10^-6*LN([.C1005]/10000)^2+6.75*10^-8*LN([.C1005]/10000)^3)" office:value-type="float" office:value="147.985083760064">
            <text:p>147.99</text:p>
          </table:table-cell>
          <table:table-cell table:style-name="ce7" table:formula="oooc:=-273.15+1/(3.354016*10^-3+2.56985*10^-4*LN([.C1005]/10000)+2.620131*10^-6*LN([.C1005]/10000)^2+6.383091*10^-8*LN([.C1005]/10000)^3)" office:value-type="float" office:value="147.25103097893">
            <text:p>147.3</text:p>
          </table:table-cell>
          <table:table-cell table:number-columns-repeated="251"/>
        </table:table-row>
        <table:table-row table:style-name="ro2">
          <table:table-cell table:formula="oooc:=[.A1005]+1" office:value-type="float" office:value="1005">
            <text:p>1005</text:p>
          </table:table-cell>
          <table:table-cell table:formula="oooc:=[.A1006]/1024*5" office:value-type="float" office:value="4.9072265625">
            <text:p>4.91</text:p>
          </table:table-cell>
          <table:table-cell table:style-name="ce5" table:formula="oooc:=5*(9780/[.B1006])-9780" office:value-type="float" office:value="184.895522388058">
            <text:p>184.9</text:p>
          </table:table-cell>
          <table:table-cell table:style-name="ce5" table:formula="oooc:=-273.15+1/(3.35*10^-3+2.57*10^-4*LN([.C1006]/10000)+2.63*10^-6*LN([.C1006]/10000)^2+6.75*10^-8*LN([.C1006]/10000)^3)" office:value-type="float" office:value="150.216309009416">
            <text:p>150.22</text:p>
          </table:table-cell>
          <table:table-cell table:style-name="ce7" table:formula="oooc:=-273.15+1/(3.354016*10^-3+2.56985*10^-4*LN([.C1006]/10000)+2.620131*10^-6*LN([.C1006]/10000)^2+6.383091*10^-8*LN([.C1006]/10000)^3)" office:value-type="float" office:value="149.473439286642">
            <text:p>149.5</text:p>
          </table:table-cell>
          <table:table-cell table:number-columns-repeated="251"/>
        </table:table-row>
        <table:table-row table:style-name="ro2">
          <table:table-cell table:formula="oooc:=[.A1006]+1" office:value-type="float" office:value="1006">
            <text:p>1006</text:p>
          </table:table-cell>
          <table:table-cell table:formula="oooc:=[.A1007]/1024*5" office:value-type="float" office:value="4.912109375">
            <text:p>4.91</text:p>
          </table:table-cell>
          <table:table-cell table:style-name="ce5" table:formula="oooc:=5*(9780/[.B1007])-9780" office:value-type="float" office:value="174.990059642147">
            <text:p>174.99</text:p>
          </table:table-cell>
          <table:table-cell table:style-name="ce5" table:formula="oooc:=-273.15+1/(3.35*10^-3+2.57*10^-4*LN([.C1007]/10000)+2.63*10^-6*LN([.C1007]/10000)^2+6.75*10^-8*LN([.C1007]/10000)^3)" office:value-type="float" office:value="152.589606898978">
            <text:p>152.59</text:p>
          </table:table-cell>
          <table:table-cell table:style-name="ce7" table:formula="oooc:=-273.15+1/(3.354016*10^-3+2.56985*10^-4*LN([.C1007]/10000)+2.620131*10^-6*LN([.C1007]/10000)^2+6.383091*10^-8*LN([.C1007]/10000)^3)" office:value-type="float" office:value="151.837264676616">
            <text:p>151.8</text:p>
          </table:table-cell>
          <table:table-cell table:number-columns-repeated="251"/>
        </table:table-row>
        <table:table-row table:style-name="ro2">
          <table:table-cell table:formula="oooc:=[.A1007]+1" office:value-type="float" office:value="1007">
            <text:p>1007</text:p>
          </table:table-cell>
          <table:table-cell table:formula="oooc:=[.A1008]/1024*5" office:value-type="float" office:value="4.9169921875">
            <text:p>4.92</text:p>
          </table:table-cell>
          <table:table-cell table:style-name="ce5" table:formula="oooc:=5*(9780/[.B1008])-9780" office:value-type="float" office:value="165.104270109236">
            <text:p>165.1</text:p>
          </table:table-cell>
          <table:table-cell table:style-name="ce5" table:formula="oooc:=-273.15+1/(3.35*10^-3+2.57*10^-4*LN([.C1008]/10000)+2.63*10^-6*LN([.C1008]/10000)^2+6.75*10^-8*LN([.C1008]/10000)^3)" office:value-type="float" office:value="155.122976235362">
            <text:p>155.12</text:p>
          </table:table-cell>
          <table:table-cell table:style-name="ce7" table:formula="oooc:=-273.15+1/(3.354016*10^-3+2.56985*10^-4*LN([.C1008]/10000)+2.620131*10^-6*LN([.C1008]/10000)^2+6.383091*10^-8*LN([.C1008]/10000)^3)" office:value-type="float" office:value="154.360414713664">
            <text:p>154.4</text:p>
          </table:table-cell>
          <table:table-cell table:number-columns-repeated="251"/>
        </table:table-row>
        <table:table-row table:style-name="ro2">
          <table:table-cell table:formula="oooc:=[.A1008]+1" office:value-type="float" office:value="1008">
            <text:p>1008</text:p>
          </table:table-cell>
          <table:table-cell table:formula="oooc:=[.A1009]/1024*5" office:value-type="float" office:value="4.921875">
            <text:p>4.92</text:p>
          </table:table-cell>
          <table:table-cell table:style-name="ce5" table:formula="oooc:=5*(9780/[.B1009])-9780" office:value-type="float" office:value="155.238095238095">
            <text:p>155.24</text:p>
          </table:table-cell>
          <table:table-cell table:style-name="ce5" table:formula="oooc:=-273.15+1/(3.35*10^-3+2.57*10^-4*LN([.C1009]/10000)+2.63*10^-6*LN([.C1009]/10000)^2+6.75*10^-8*LN([.C1009]/10000)^3)" office:value-type="float" office:value="157.837947827056">
            <text:p>157.84</text:p>
          </table:table-cell>
          <table:table-cell table:style-name="ce7" table:formula="oooc:=-273.15+1/(3.354016*10^-3+2.56985*10^-4*LN([.C1009]/10000)+2.620131*10^-6*LN([.C1009]/10000)^2+6.383091*10^-8*LN([.C1009]/10000)^3)" office:value-type="float" office:value="157.064309757662">
            <text:p>157.1</text:p>
          </table:table-cell>
          <table:table-cell table:number-columns-repeated="251"/>
        </table:table-row>
        <table:table-row table:style-name="ro2">
          <table:table-cell table:formula="oooc:=[.A1009]+1" office:value-type="float" office:value="1009">
            <text:p>1009</text:p>
          </table:table-cell>
          <table:table-cell table:formula="oooc:=[.A1010]/1024*5" office:value-type="float" office:value="4.9267578125">
            <text:p>4.93</text:p>
          </table:table-cell>
          <table:table-cell table:style-name="ce5" table:formula="oooc:=5*(9780/[.B1010])-9780" office:value-type="float" office:value="145.391476709614">
            <text:p>145.39</text:p>
          </table:table-cell>
          <table:table-cell table:style-name="ce5" table:formula="oooc:=-273.15+1/(3.35*10^-3+2.57*10^-4*LN([.C1010]/10000)+2.63*10^-6*LN([.C1010]/10000)^2+6.75*10^-8*LN([.C1010]/10000)^3)" office:value-type="float" office:value="160.760554839443">
            <text:p>160.76</text:p>
          </table:table-cell>
          <table:table-cell table:style-name="ce7" table:formula="oooc:=-273.15+1/(3.354016*10^-3+2.56985*10^-4*LN([.C1010]/10000)+2.620131*10^-6*LN([.C1010]/10000)^2+6.383091*10^-8*LN([.C1010]/10000)^3)" office:value-type="float" office:value="159.974847731929">
            <text:p>160.0</text:p>
          </table:table-cell>
          <table:table-cell table:number-columns-repeated="251"/>
        </table:table-row>
        <table:table-row table:style-name="ro2">
          <table:table-cell table:formula="oooc:=[.A1010]+1" office:value-type="float" office:value="1010">
            <text:p>1010</text:p>
          </table:table-cell>
          <table:table-cell table:formula="oooc:=[.A1011]/1024*5" office:value-type="float" office:value="4.931640625">
            <text:p>4.93</text:p>
          </table:table-cell>
          <table:table-cell table:style-name="ce5" table:formula="oooc:=5*(9780/[.B1011])-9780" office:value-type="float" office:value="135.564356435643">
            <text:p>135.56</text:p>
          </table:table-cell>
          <table:table-cell table:style-name="ce5" table:formula="oooc:=-273.15+1/(3.35*10^-3+2.57*10^-4*LN([.C1011]/10000)+2.63*10^-6*LN([.C1011]/10000)^2+6.75*10^-8*LN([.C1011]/10000)^3)" office:value-type="float" office:value="163.922656494281">
            <text:p>163.92</text:p>
          </table:table-cell>
          <table:table-cell table:style-name="ce7" table:formula="oooc:=-273.15+1/(3.354016*10^-3+2.56985*10^-4*LN([.C1011]/10000)+2.620131*10^-6*LN([.C1011]/10000)^2+6.383091*10^-8*LN([.C1011]/10000)^3)" office:value-type="float" office:value="163.123720099817">
            <text:p>163.1</text:p>
          </table:table-cell>
          <table:table-cell table:number-columns-repeated="251"/>
        </table:table-row>
        <table:table-row table:style-name="ro2">
          <table:table-cell table:formula="oooc:=[.A1011]+1" office:value-type="float" office:value="1011">
            <text:p>1011</text:p>
          </table:table-cell>
          <table:table-cell table:formula="oooc:=[.A1012]/1024*5" office:value-type="float" office:value="4.9365234375">
            <text:p>4.94</text:p>
          </table:table-cell>
          <table:table-cell table:style-name="ce5" table:formula="oooc:=5*(9780/[.B1012])-9780" office:value-type="float" office:value="125.756676557863">
            <text:p>125.76</text:p>
          </table:table-cell>
          <table:table-cell table:style-name="ce5" table:formula="oooc:=-273.15+1/(3.35*10^-3+2.57*10^-4*LN([.C1012]/10000)+2.63*10^-6*LN([.C1012]/10000)^2+6.75*10^-8*LN([.C1012]/10000)^3)" office:value-type="float" office:value="167.36378011576">
            <text:p>167.36</text:p>
          </table:table-cell>
          <table:table-cell table:style-name="ce7" table:formula="oooc:=-273.15+1/(3.354016*10^-3+2.56985*10^-4*LN([.C1012]/10000)+2.620131*10^-6*LN([.C1012]/10000)^2+6.383091*10^-8*LN([.C1012]/10000)^3)" office:value-type="float" office:value="166.550243009872">
            <text:p>166.6</text:p>
          </table:table-cell>
          <table:table-cell table:number-columns-repeated="251"/>
        </table:table-row>
        <table:table-row table:style-name="ro2">
          <table:table-cell table:formula="oooc:=[.A1012]+1" office:value-type="float" office:value="1012">
            <text:p>1012</text:p>
          </table:table-cell>
          <table:table-cell table:formula="oooc:=[.A1013]/1024*5" office:value-type="float" office:value="4.94140625">
            <text:p>4.94</text:p>
          </table:table-cell>
          <table:table-cell table:style-name="ce5" table:formula="oooc:=5*(9780/[.B1013])-9780" office:value-type="float" office:value="115.96837944664">
            <text:p>115.97</text:p>
          </table:table-cell>
          <table:table-cell table:style-name="ce5" table:formula="oooc:=-273.15+1/(3.35*10^-3+2.57*10^-4*LN([.C1013]/10000)+2.63*10^-6*LN([.C1013]/10000)^2+6.75*10^-8*LN([.C1013]/10000)^3)" office:value-type="float" office:value="171.133743307258">
            <text:p>171.13</text:p>
          </table:table-cell>
          <table:table-cell table:style-name="ce7" table:formula="oooc:=-273.15+1/(3.354016*10^-3+2.56985*10^-4*LN([.C1013]/10000)+2.620131*10^-6*LN([.C1013]/10000)^2+6.383091*10^-8*LN([.C1013]/10000)^3)" office:value-type="float" office:value="170.303963716117">
            <text:p>170.3</text:p>
          </table:table-cell>
          <table:table-cell table:number-columns-repeated="251"/>
        </table:table-row>
        <table:table-row table:style-name="ro2">
          <table:table-cell table:formula="oooc:=[.A1013]+1" office:value-type="float" office:value="1013">
            <text:p>1013</text:p>
          </table:table-cell>
          <table:table-cell table:formula="oooc:=[.A1014]/1024*5" office:value-type="float" office:value="4.9462890625">
            <text:p>4.95</text:p>
          </table:table-cell>
          <table:table-cell table:style-name="ce5" table:formula="oooc:=5*(9780/[.B1014])-9780" office:value-type="float" office:value="106.1994076999">
            <text:p>106.2</text:p>
          </table:table-cell>
          <table:table-cell table:style-name="ce5" table:formula="oooc:=-273.15+1/(3.35*10^-3+2.57*10^-4*LN([.C1014]/10000)+2.63*10^-6*LN([.C1014]/10000)^2+6.75*10^-8*LN([.C1014]/10000)^3)" office:value-type="float" office:value="175.296485220319">
            <text:p>175.3</text:p>
          </table:table-cell>
          <table:table-cell table:style-name="ce7" table:formula="oooc:=-273.15+1/(3.354016*10^-3+2.56985*10^-4*LN([.C1014]/10000)+2.620131*10^-6*LN([.C1014]/10000)^2+6.383091*10^-8*LN([.C1014]/10000)^3)" office:value-type="float" office:value="174.448468442036">
            <text:p>174.4</text:p>
          </table:table-cell>
          <table:table-cell table:number-columns-repeated="251"/>
        </table:table-row>
        <table:table-row table:style-name="ro2">
          <table:table-cell table:formula="oooc:=[.A1014]+1" office:value-type="float" office:value="1014">
            <text:p>1014</text:p>
          </table:table-cell>
          <table:table-cell table:formula="oooc:=[.A1015]/1024*5" office:value-type="float" office:value="4.951171875">
            <text:p>4.95</text:p>
          </table:table-cell>
          <table:table-cell table:style-name="ce5" table:formula="oooc:=5*(9780/[.B1015])-9780" office:value-type="float" office:value="96.4497041420127">
            <text:p>96.45</text:p>
          </table:table-cell>
          <table:table-cell table:style-name="ce5" table:formula="oooc:=-273.15+1/(3.35*10^-3+2.57*10^-4*LN([.C1015]/10000)+2.63*10^-6*LN([.C1015]/10000)^2+6.75*10^-8*LN([.C1015]/10000)^3)" office:value-type="float" office:value="179.935836500771">
            <text:p>179.94</text:p>
          </table:table-cell>
          <table:table-cell table:style-name="ce7" table:formula="oooc:=-273.15+1/(3.354016*10^-3+2.56985*10^-4*LN([.C1015]/10000)+2.620131*10^-6*LN([.C1015]/10000)^2+6.383091*10^-8*LN([.C1015]/10000)^3)" office:value-type="float" office:value="179.067116439949">
            <text:p>179.1</text:p>
          </table:table-cell>
          <table:table-cell table:number-columns-repeated="251"/>
        </table:table-row>
        <table:table-row table:style-name="ro2">
          <table:table-cell table:formula="oooc:=[.A1015]+1" office:value-type="float" office:value="1015">
            <text:p>1015</text:p>
          </table:table-cell>
          <table:table-cell table:formula="oooc:=[.A1016]/1024*5" office:value-type="float" office:value="4.9560546875">
            <text:p>4.96</text:p>
          </table:table-cell>
          <table:table-cell table:style-name="ce5" table:formula="oooc:=5*(9780/[.B1016])-9780" office:value-type="float" office:value="86.7192118226594">
            <text:p>86.72</text:p>
          </table:table-cell>
          <table:table-cell table:style-name="ce5" table:formula="oooc:=-273.15+1/(3.35*10^-3+2.57*10^-4*LN([.C1016]/10000)+2.63*10^-6*LN([.C1016]/10000)^2+6.75*10^-8*LN([.C1016]/10000)^3)" office:value-type="float" office:value="185.164523997075">
            <text:p>185.16</text:p>
          </table:table-cell>
          <table:table-cell table:style-name="ce7" table:formula="oooc:=-273.15+1/(3.354016*10^-3+2.56985*10^-4*LN([.C1016]/10000)+2.620131*10^-6*LN([.C1016]/10000)^2+6.383091*10^-8*LN([.C1016]/10000)^3)" office:value-type="float" office:value="184.271987581304">
            <text:p>184.3</text:p>
          </table:table-cell>
          <table:table-cell table:number-columns-repeated="251"/>
        </table:table-row>
        <table:table-row table:style-name="ro2">
          <table:table-cell table:formula="oooc:=[.A1016]+1" office:value-type="float" office:value="1016">
            <text:p>1016</text:p>
          </table:table-cell>
          <table:table-cell table:formula="oooc:=[.A1017]/1024*5" office:value-type="float" office:value="4.9609375">
            <text:p>4.96</text:p>
          </table:table-cell>
          <table:table-cell table:style-name="ce5" table:formula="oooc:=5*(9780/[.B1017])-9780" office:value-type="float" office:value="77.0078740157478">
            <text:p>77.01</text:p>
          </table:table-cell>
          <table:table-cell table:style-name="ce5" table:formula="oooc:=-273.15+1/(3.35*10^-3+2.57*10^-4*LN([.C1017]/10000)+2.63*10^-6*LN([.C1017]/10000)^2+6.75*10^-8*LN([.C1017]/10000)^3)" office:value-type="float" office:value="191.138834509991">
            <text:p>191.14</text:p>
          </table:table-cell>
          <table:table-cell table:style-name="ce7" table:formula="oooc:=-273.15+1/(3.354016*10^-3+2.56985*10^-4*LN([.C1017]/10000)+2.620131*10^-6*LN([.C1017]/10000)^2+6.383091*10^-8*LN([.C1017]/10000)^3)" office:value-type="float" office:value="190.218451047674">
            <text:p>190.2</text:p>
          </table:table-cell>
          <table:table-cell table:number-columns-repeated="251"/>
        </table:table-row>
        <table:table-row table:style-name="ro2">
          <table:table-cell table:formula="oooc:=[.A1017]+1" office:value-type="float" office:value="1017">
            <text:p>1017</text:p>
          </table:table-cell>
          <table:table-cell table:formula="oooc:=[.A1018]/1024*5" office:value-type="float" office:value="4.9658203125">
            <text:p>4.97</text:p>
          </table:table-cell>
          <table:table-cell table:style-name="ce5" table:formula="oooc:=5*(9780/[.B1018])-9780" office:value-type="float" office:value="67.3156342182883">
            <text:p>67.32</text:p>
          </table:table-cell>
          <table:table-cell table:style-name="ce5" table:formula="oooc:=-273.15+1/(3.35*10^-3+2.57*10^-4*LN([.C1018]/10000)+2.63*10^-6*LN([.C1018]/10000)^2+6.75*10^-8*LN([.C1018]/10000)^3)" office:value-type="float" office:value="198.083762888054">
            <text:p>198.08</text:p>
          </table:table-cell>
          <table:table-cell table:style-name="ce7" table:formula="oooc:=-273.15+1/(3.354016*10^-3+2.56985*10^-4*LN([.C1018]/10000)+2.620131*10^-6*LN([.C1018]/10000)^2+6.383091*10^-8*LN([.C1018]/10000)^3)" office:value-type="float" office:value="197.130146390569">
            <text:p>197.1</text:p>
          </table:table-cell>
          <table:table-cell table:number-columns-repeated="251"/>
        </table:table-row>
        <table:table-row table:style-name="ro2">
          <table:table-cell table:formula="oooc:=[.A1018]+1" office:value-type="float" office:value="1018">
            <text:p>1018</text:p>
          </table:table-cell>
          <table:table-cell table:formula="oooc:=[.A1019]/1024*5" office:value-type="float" office:value="4.970703125">
            <text:p>4.97</text:p>
          </table:table-cell>
          <table:table-cell table:style-name="ce5" table:formula="oooc:=5*(9780/[.B1019])-9780" office:value-type="float" office:value="57.6424361493118">
            <text:p>57.64</text:p>
          </table:table-cell>
          <table:table-cell table:style-name="ce5" table:formula="oooc:=-273.15+1/(3.35*10^-3+2.57*10^-4*LN([.C1019]/10000)+2.63*10^-6*LN([.C1019]/10000)^2+6.75*10^-8*LN([.C1019]/10000)^3)" office:value-type="float" office:value="206.339013153023">
            <text:p>206.34</text:p>
          </table:table-cell>
          <table:table-cell table:style-name="ce7" table:formula="oooc:=-273.15+1/(3.354016*10^-3+2.56985*10^-4*LN([.C1019]/10000)+2.620131*10^-6*LN([.C1019]/10000)^2+6.383091*10^-8*LN([.C1019]/10000)^3)" office:value-type="float" office:value="205.344670572908">
            <text:p>205.3</text:p>
          </table:table-cell>
          <table:table-cell table:number-columns-repeated="251"/>
        </table:table-row>
        <table:table-row table:style-name="ro2">
          <table:table-cell table:formula="oooc:=[.A1019]+1" office:value-type="float" office:value="1019">
            <text:p>1019</text:p>
          </table:table-cell>
          <table:table-cell table:formula="oooc:=[.A1020]/1024*5" office:value-type="float" office:value="4.9755859375">
            <text:p>4.98</text:p>
          </table:table-cell>
          <table:table-cell table:style-name="ce5" table:formula="oooc:=5*(9780/[.B1020])-9780" office:value-type="float" office:value="47.9882237487727">
            <text:p>47.99</text:p>
          </table:table-cell>
          <table:table-cell table:style-name="ce5" table:formula="oooc:=-273.15+1/(3.35*10^-3+2.57*10^-4*LN([.C1020]/10000)+2.63*10^-6*LN([.C1020]/10000)^2+6.75*10^-8*LN([.C1020]/10000)^3)" office:value-type="float" office:value="216.450403726818">
            <text:p>216.45</text:p>
          </table:table-cell>
          <table:table-cell table:style-name="ce7" table:formula="oooc:=-273.15+1/(3.354016*10^-3+2.56985*10^-4*LN([.C1020]/10000)+2.620131*10^-6*LN([.C1020]/10000)^2+6.383091*10^-8*LN([.C1020]/10000)^3)" office:value-type="float" office:value="215.404338896138">
            <text:p>215.4</text:p>
          </table:table-cell>
          <table:table-cell table:number-columns-repeated="251"/>
        </table:table-row>
        <table:table-row table:style-name="ro2">
          <table:table-cell table:formula="oooc:=[.A1020]+1" office:value-type="float" office:value="1020">
            <text:p>1020</text:p>
          </table:table-cell>
          <table:table-cell table:formula="oooc:=[.A1021]/1024*5" office:value-type="float" office:value="4.98046875">
            <text:p>4.98</text:p>
          </table:table-cell>
          <table:table-cell table:style-name="ce5" table:formula="oooc:=5*(9780/[.B1021])-9780" office:value-type="float" office:value="38.3529411764703">
            <text:p>38.35</text:p>
          </table:table-cell>
          <table:table-cell table:style-name="ce5" table:formula="oooc:=-273.15+1/(3.35*10^-3+2.57*10^-4*LN([.C1021]/10000)+2.63*10^-6*LN([.C1021]/10000)^2+6.75*10^-8*LN([.C1021]/10000)^3)" office:value-type="float" office:value="229.372734522645">
            <text:p>229.37</text:p>
          </table:table-cell>
          <table:table-cell table:style-name="ce7" table:formula="oooc:=-273.15+1/(3.354016*10^-3+2.56985*10^-4*LN([.C1021]/10000)+2.620131*10^-6*LN([.C1021]/10000)^2+6.383091*10^-8*LN([.C1021]/10000)^3)" office:value-type="float" office:value="228.257566982828">
            <text:p>228.3</text:p>
          </table:table-cell>
          <table:table-cell table:number-columns-repeated="251"/>
        </table:table-row>
        <table:table-row table:style-name="ro2">
          <table:table-cell table:formula="oooc:=[.A1021]+1" office:value-type="float" office:value="1021">
            <text:p>1021</text:p>
          </table:table-cell>
          <table:table-cell table:formula="oooc:=[.A1022]/1024*5" office:value-type="float" office:value="4.9853515625">
            <text:p>4.99</text:p>
          </table:table-cell>
          <table:table-cell table:style-name="ce5" table:formula="oooc:=5*(9780/[.B1022])-9780" office:value-type="float" office:value="28.7365328109699">
            <text:p>28.74</text:p>
          </table:table-cell>
          <table:table-cell table:style-name="ce5" table:formula="oooc:=-273.15+1/(3.35*10^-3+2.57*10^-4*LN([.C1022]/10000)+2.63*10^-6*LN([.C1022]/10000)^2+6.75*10^-8*LN([.C1022]/10000)^3)" office:value-type="float" office:value="246.996482196973">
            <text:p>247</text:p>
          </table:table-cell>
          <table:table-cell table:style-name="ce7" table:formula="oooc:=-273.15+1/(3.354016*10^-3+2.56985*10^-4*LN([.C1022]/10000)+2.620131*10^-6*LN([.C1022]/10000)^2+6.383091*10^-8*LN([.C1022]/10000)^3)" office:value-type="float" office:value="245.781525658316">
            <text:p>245.8</text:p>
          </table:table-cell>
          <table:table-cell table:number-columns-repeated="251"/>
        </table:table-row>
        <table:table-row table:style-name="ro2">
          <table:table-cell table:formula="oooc:=[.A1022]+1" office:value-type="float" office:value="1022">
            <text:p>1022</text:p>
          </table:table-cell>
          <table:table-cell table:formula="oooc:=[.A1023]/1024*5" office:value-type="float" office:value="4.990234375">
            <text:p>4.99</text:p>
          </table:table-cell>
          <table:table-cell table:style-name="ce5" table:formula="oooc:=5*(9780/[.B1023])-9780" office:value-type="float" office:value="19.1389432485321">
            <text:p>19.14</text:p>
          </table:table-cell>
          <table:table-cell table:style-name="ce5" table:formula="oooc:=-273.15+1/(3.35*10^-3+2.57*10^-4*LN([.C1023]/10000)+2.63*10^-6*LN([.C1023]/10000)^2+6.75*10^-8*LN([.C1023]/10000)^3)" office:value-type="float" office:value="273.894169790442">
            <text:p>273.89</text:p>
          </table:table-cell>
          <table:table-cell table:style-name="ce7" table:formula="oooc:=-273.15+1/(3.354016*10^-3+2.56985*10^-4*LN([.C1023]/10000)+2.620131*10^-6*LN([.C1023]/10000)^2+6.383091*10^-8*LN([.C1023]/10000)^3)" office:value-type="float" office:value="272.514255289241">
            <text:p>272.5</text:p>
          </table:table-cell>
          <table:table-cell table:number-columns-repeated="251"/>
        </table:table-row>
        <table:table-row table:style-name="ro2">
          <table:table-cell table:formula="oooc:=[.A1023]+1" office:value-type="float" office:value="1023">
            <text:p>1023</text:p>
          </table:table-cell>
          <table:table-cell table:formula="oooc:=[.A1024]/1024*5" office:value-type="float" office:value="4.9951171875">
            <text:p>5</text:p>
          </table:table-cell>
          <table:table-cell table:style-name="ce5" table:formula="oooc:=5*(9780/[.B1024])-9780" office:value-type="float" office:value="9.56011730205319">
            <text:p>9.56</text:p>
          </table:table-cell>
          <table:table-cell table:style-name="ce5" table:formula="oooc:=-273.15+1/(3.35*10^-3+2.57*10^-4*LN([.C1024]/10000)+2.63*10^-6*LN([.C1024]/10000)^2+6.75*10^-8*LN([.C1024]/10000)^3)" office:value-type="float" office:value="326.516067640785">
            <text:p>326.52</text:p>
          </table:table-cell>
          <table:table-cell table:style-name="ce7" table:formula="oooc:=-273.15+1/(3.354016*10^-3+2.56985*10^-4*LN([.C1024]/10000)+2.620131*10^-6*LN([.C1024]/10000)^2+6.383091*10^-8*LN([.C1024]/10000)^3)" office:value-type="float" office:value="324.767630844488">
            <text:p>324.8</text:p>
          </table:table-cell>
          <table:table-cell table:number-columns-repeated="251"/>
        </table:table-row>
        <table:table-row table:style-name="ro2">
          <table:table-cell table:formula="oooc:=[.A1024]+1" office:value-type="float" office:value="1024">
            <text:p>1024</text:p>
          </table:table-cell>
          <table:table-cell table:formula="oooc:=[.A1025]/1024*5" office:value-type="float" office:value="5">
            <text:p>5</text:p>
          </table:table-cell>
          <table:table-cell table:style-name="ce5" table:formula="oooc:=5*(9780/[.B1025])-9780" office:value-type="float" office:value="0">
            <text:p>0</text:p>
          </table:table-cell>
          <table:table-cell table:style-name="ce5" table:formula="oooc:=-273.15+1/(3.35*10^-3+2.57*10^-4*LN([.C1025]/10000)+2.63*10^-6*LN([.C1025]/10000)^2+6.75*10^-8*LN([.C1025]/10000)^3)" office:value-type="float" office:value="0">
            <text:p>Err:502</text:p>
          </table:table-cell>
          <table:table-cell table:style-name="ce7" table:formula="oooc:=-273.15+1/(3.354016*10^-3+2.56985*10^-4*LN([.C1025]/10000)+2.620131*10^-6*LN([.C1025]/10000)^2+6.383091*10^-8*LN([.C1025]/10000)^3)" office:value-type="float" office:value="0">
            <text:p>Err:502</text:p>
          </table:table-cell>
          <table:table-cell table:number-columns-repeated="251"/>
        </table:table-row>
        <table:table-row table:style-name="ro2" table:number-rows-repeated="645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Default"/>
        <table:table-row table:style-name="ro2">
          <table:table-cell table:style-name="Default"/>
          <table:table-cell/>
        </table:table-row>
        <table:table-row table:style-name="ro2">
          <table:table-cell table:style-name="ce7" table:formula="oooc:=-273.15+1/(3.354016*10^-3+2.56985*10^-4*LN([.#REF!2]/10000)+2.620131*10^-6*LN([.#REF!2]/10000)^2+6.383091*10^-8*LN([.#REF!2]/10000)^3)" office:value-type="float" office:value="-83.5916194979913">
            <text:p>-8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]/10000)+2.63*10^-6*LN([.#REF!3]/10000)^2+6.75*10^-8*LN([.#REF!3]/10000)^3)" office:value-type="float" office:value="-75.7082734678922">
            <text:p>-7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]/10000)+2.63*10^-6*LN([.#REF!4]/10000)^2+6.75*10^-8*LN([.#REF!4]/10000)^3)" office:value-type="float" office:value="-70.9052384468116">
            <text:p>-7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]/10000)+2.63*10^-6*LN([.#REF!5]/10000)^2+6.75*10^-8*LN([.#REF!5]/10000)^3)" office:value-type="float" office:value="-67.3820554630516">
            <text:p>-6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]/10000)+2.63*10^-6*LN([.#REF!6]/10000)^2+6.75*10^-8*LN([.#REF!6]/10000)^3)" office:value-type="float" office:value="-64.5795142494906">
            <text:p>-6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]/10000)+2.63*10^-6*LN([.#REF!7]/10000)^2+6.75*10^-8*LN([.#REF!7]/10000)^3)" office:value-type="float" office:value="-62.2423346087427">
            <text:p>-6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]/10000)+2.63*10^-6*LN([.#REF!8]/10000)^2+6.75*10^-8*LN([.#REF!8]/10000)^3)" office:value-type="float" office:value="-60.2317438453303">
            <text:p>-6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]/10000)+2.63*10^-6*LN([.#REF!9]/10000)^2+6.75*10^-8*LN([.#REF!9]/10000)^3)" office:value-type="float" office:value="-58.4636135879245">
            <text:p>-5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]/10000)+2.63*10^-6*LN([.#REF!10]/10000)^2+6.75*10^-8*LN([.#REF!10]/10000)^3)" office:value-type="float" office:value="-56.8829592920951">
            <text:p>-5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]/10000)+2.63*10^-6*LN([.#REF!11]/10000)^2+6.75*10^-8*LN([.#REF!11]/10000)^3)" office:value-type="float" office:value="-55.4518037889467">
            <text:p>-5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]/10000)+2.63*10^-6*LN([.#REF!12]/10000)^2+6.75*10^-8*LN([.#REF!12]/10000)^3)" office:value-type="float" office:value="-54.1427815614051">
            <text:p>-5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]/10000)+2.63*10^-6*LN([.#REF!13]/10000)^2+6.75*10^-8*LN([.#REF!13]/10000)^3)" office:value-type="float" office:value="-52.9355003829677">
            <text:p>-5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]/10000)+2.63*10^-6*LN([.#REF!14]/10000)^2+6.75*10^-8*LN([.#REF!14]/10000)^3)" office:value-type="float" office:value="-51.8143441391486">
            <text:p>-5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]/10000)+2.63*10^-6*LN([.#REF!15]/10000)^2+6.75*10^-8*LN([.#REF!15]/10000)^3)" office:value-type="float" office:value="-50.7670806584067">
            <text:p>-5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]/10000)+2.63*10^-6*LN([.#REF!16]/10000)^2+6.75*10^-8*LN([.#REF!16]/10000)^3)" office:value-type="float" office:value="-49.7839440343735">
            <text:p>-4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]/10000)+2.63*10^-6*LN([.#REF!17]/10000)^2+6.75*10^-8*LN([.#REF!17]/10000)^3)" office:value-type="float" office:value="-48.8570093382482">
            <text:p>-4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]/10000)+2.63*10^-6*LN([.#REF!18]/10000)^2+6.75*10^-8*LN([.#REF!18]/10000)^3)" office:value-type="float" office:value="-47.979754377549">
            <text:p>-4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]/10000)+2.63*10^-6*LN([.#REF!19]/10000)^2+6.75*10^-8*LN([.#REF!19]/10000)^3)" office:value-type="float" office:value="-47.1467449971648">
            <text:p>-4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]/10000)+2.63*10^-6*LN([.#REF!20]/10000)^2+6.75*10^-8*LN([.#REF!20]/10000)^3)" office:value-type="float" office:value="-46.3534042647795">
            <text:p>-4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]/10000)+2.63*10^-6*LN([.#REF!21]/10000)^2+6.75*10^-8*LN([.#REF!21]/10000)^3)" office:value-type="float" office:value="-45.5958400044487">
            <text:p>-4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]/10000)+2.63*10^-6*LN([.#REF!22]/10000)^2+6.75*10^-8*LN([.#REF!22]/10000)^3)" office:value-type="float" office:value="-44.8707137883027">
            <text:p>-4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]/10000)+2.63*10^-6*LN([.#REF!23]/10000)^2+6.75*10^-8*LN([.#REF!23]/10000)^3)" office:value-type="float" office:value="-44.1751399472263">
            <text:p>-4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]/10000)+2.63*10^-6*LN([.#REF!24]/10000)^2+6.75*10^-8*LN([.#REF!24]/10000)^3)" office:value-type="float" office:value="-43.506606687957">
            <text:p>-4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]/10000)+2.63*10^-6*LN([.#REF!25]/10000)^2+6.75*10^-8*LN([.#REF!25]/10000)^3)" office:value-type="float" office:value="-42.8629137389969">
            <text:p>-4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]/10000)+2.63*10^-6*LN([.#REF!26]/10000)^2+6.75*10^-8*LN([.#REF!26]/10000)^3)" office:value-type="float" office:value="-42.2421225261004">
            <text:p>-4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]/10000)+2.63*10^-6*LN([.#REF!27]/10000)^2+6.75*10^-8*LN([.#REF!27]/10000)^3)" office:value-type="float" office:value="-41.6425159651973">
            <text:p>-4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]/10000)+2.63*10^-6*LN([.#REF!28]/10000)^2+6.75*10^-8*LN([.#REF!28]/10000)^3)" office:value-type="float" office:value="-41.0625657221968">
            <text:p>-4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]/10000)+2.63*10^-6*LN([.#REF!29]/10000)^2+6.75*10^-8*LN([.#REF!29]/10000)^3)" office:value-type="float" office:value="-40.5009053309805">
            <text:p>-4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]/10000)+2.63*10^-6*LN([.#REF!30]/10000)^2+6.75*10^-8*LN([.#REF!30]/10000)^3)" office:value-type="float" office:value="-39.9563079519443">
            <text:p>-4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]/10000)+2.63*10^-6*LN([.#REF!31]/10000)^2+6.75*10^-8*LN([.#REF!31]/10000)^3)" office:value-type="float" office:value="-39.4276678393618">
            <text:p>-3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]/10000)+2.63*10^-6*LN([.#REF!32]/10000)^2+6.75*10^-8*LN([.#REF!32]/10000)^3)" office:value-type="float" office:value="-38.9139847974255">
            <text:p>-3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]/10000)+2.63*10^-6*LN([.#REF!33]/10000)^2+6.75*10^-8*LN([.#REF!33]/10000)^3)" office:value-type="float" office:value="-38.4143510631358">
            <text:p>-3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]/10000)+2.63*10^-6*LN([.#REF!34]/10000)^2+6.75*10^-8*LN([.#REF!34]/10000)^3)" office:value-type="float" office:value="-37.9279401739168">
            <text:p>-3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]/10000)+2.63*10^-6*LN([.#REF!35]/10000)^2+6.75*10^-8*LN([.#REF!35]/10000)^3)" office:value-type="float" office:value="-37.4539974692053">
            <text:p>-3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]/10000)+2.63*10^-6*LN([.#REF!36]/10000)^2+6.75*10^-8*LN([.#REF!36]/10000)^3)" office:value-type="float" office:value="-36.9918319456517">
            <text:p>-3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]/10000)+2.63*10^-6*LN([.#REF!37]/10000)^2+6.75*10^-8*LN([.#REF!37]/10000)^3)" office:value-type="float" office:value="-36.5408092402311">
            <text:p>-3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]/10000)+2.63*10^-6*LN([.#REF!38]/10000)^2+6.75*10^-8*LN([.#REF!38]/10000)^3)" office:value-type="float" office:value="-36.1003455583716">
            <text:p>-3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]/10000)+2.63*10^-6*LN([.#REF!39]/10000)^2+6.75*10^-8*LN([.#REF!39]/10000)^3)" office:value-type="float" office:value="-35.669902397957">
            <text:p>-3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]/10000)+2.63*10^-6*LN([.#REF!40]/10000)^2+6.75*10^-8*LN([.#REF!40]/10000)^3)" office:value-type="float" office:value="-35.248981946872">
            <text:p>-3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]/10000)+2.63*10^-6*LN([.#REF!41]/10000)^2+6.75*10^-8*LN([.#REF!41]/10000)^3)" office:value-type="float" office:value="-34.8371230531899">
            <text:p>-3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]/10000)+2.63*10^-6*LN([.#REF!42]/10000)^2+6.75*10^-8*LN([.#REF!42]/10000)^3)" office:value-type="float" office:value="-34.4338976843402">
            <text:p>-3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]/10000)+2.63*10^-6*LN([.#REF!43]/10000)^2+6.75*10^-8*LN([.#REF!43]/10000)^3)" office:value-type="float" office:value="-34.0389078055464">
            <text:p>-3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]/10000)+2.63*10^-6*LN([.#REF!44]/10000)^2+6.75*10^-8*LN([.#REF!44]/10000)^3)" office:value-type="float" office:value="-33.6517826191649">
            <text:p>-3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]/10000)+2.63*10^-6*LN([.#REF!45]/10000)^2+6.75*10^-8*LN([.#REF!45]/10000)^3)" office:value-type="float" office:value="-33.272176115848">
            <text:p>-3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]/10000)+2.63*10^-6*LN([.#REF!46]/10000)^2+6.75*10^-8*LN([.#REF!46]/10000)^3)" office:value-type="float" office:value="-32.8997648960779">
            <text:p>-3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]/10000)+2.63*10^-6*LN([.#REF!47]/10000)^2+6.75*10^-8*LN([.#REF!47]/10000)^3)" office:value-type="float" office:value="-32.5342462269204">
            <text:p>-3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]/10000)+2.63*10^-6*LN([.#REF!48]/10000)^2+6.75*10^-8*LN([.#REF!48]/10000)^3)" office:value-type="float" office:value="-32.1753363040805">
            <text:p>-3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]/10000)+2.63*10^-6*LN([.#REF!49]/10000)^2+6.75*10^-8*LN([.#REF!49]/10000)^3)" office:value-type="float" office:value="-31.822768693694">
            <text:p>-3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]/10000)+2.63*10^-6*LN([.#REF!50]/10000)^2+6.75*10^-8*LN([.#REF!50]/10000)^3)" office:value-type="float" office:value="-31.476292931938">
            <text:p>-3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]/10000)+2.63*10^-6*LN([.#REF!51]/10000)^2+6.75*10^-8*LN([.#REF!51]/10000)^3)" office:value-type="float" office:value="-31.135673263604">
            <text:p>-3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]/10000)+2.63*10^-6*LN([.#REF!52]/10000)^2+6.75*10^-8*LN([.#REF!52]/10000)^3)" office:value-type="float" office:value="-30.800687503361">
            <text:p>-3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]/10000)+2.63*10^-6*LN([.#REF!53]/10000)^2+6.75*10^-8*LN([.#REF!53]/10000)^3)" office:value-type="float" office:value="-30.4711260056191">
            <text:p>-3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]/10000)+2.63*10^-6*LN([.#REF!54]/10000)^2+6.75*10^-8*LN([.#REF!54]/10000)^3)" office:value-type="float" office:value="-30.1467907307634">
            <text:p>-3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]/10000)+2.63*10^-6*LN([.#REF!55]/10000)^2+6.75*10^-8*LN([.#REF!55]/10000)^3)" office:value-type="float" office:value="-29.8274943971046">
            <text:p>-2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]/10000)+2.63*10^-6*LN([.#REF!56]/10000)^2+6.75*10^-8*LN([.#REF!56]/10000)^3)" office:value-type="float" office:value="-29.5130597092469">
            <text:p>-2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]/10000)+2.63*10^-6*LN([.#REF!57]/10000)^2+6.75*10^-8*LN([.#REF!57]/10000)^3)" office:value-type="float" office:value="-29.2033186547336">
            <text:p>-2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]/10000)+2.63*10^-6*LN([.#REF!58]/10000)^2+6.75*10^-8*LN([.#REF!58]/10000)^3)" office:value-type="float" office:value="-28.8981118618238">
            <text:p>-2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]/10000)+2.63*10^-6*LN([.#REF!59]/10000)^2+6.75*10^-8*LN([.#REF!59]/10000)^3)" office:value-type="float" office:value="-28.5972880121145">
            <text:p>-2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]/10000)+2.63*10^-6*LN([.#REF!60]/10000)^2+6.75*10^-8*LN([.#REF!60]/10000)^3)" office:value-type="float" office:value="-28.3007033024658">
            <text:p>-2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]/10000)+2.63*10^-6*LN([.#REF!61]/10000)^2+6.75*10^-8*LN([.#REF!61]/10000)^3)" office:value-type="float" office:value="-28.0082209513308">
            <text:p>-2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]/10000)+2.63*10^-6*LN([.#REF!62]/10000)^2+6.75*10^-8*LN([.#REF!62]/10000)^3)" office:value-type="float" office:value="-27.7197107451501">
            <text:p>-2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]/10000)+2.63*10^-6*LN([.#REF!63]/10000)^2+6.75*10^-8*LN([.#REF!63]/10000)^3)" office:value-type="float" office:value="-27.4350486209604">
            <text:p>-2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]/10000)+2.63*10^-6*LN([.#REF!64]/10000)^2+6.75*10^-8*LN([.#REF!64]/10000)^3)" office:value-type="float" office:value="-27.1541162817915">
            <text:p>-2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]/10000)+2.63*10^-6*LN([.#REF!65]/10000)^2+6.75*10^-8*LN([.#REF!65]/10000)^3)" office:value-type="float" office:value="-26.8768008418003">
            <text:p>-2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]/10000)+2.63*10^-6*LN([.#REF!66]/10000)^2+6.75*10^-8*LN([.#REF!66]/10000)^3)" office:value-type="float" office:value="-26.6029944984148">
            <text:p>-2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]/10000)+2.63*10^-6*LN([.#REF!67]/10000)^2+6.75*10^-8*LN([.#REF!67]/10000)^3)" office:value-type="float" office:value="-26.3325942290528">
            <text:p>-2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]/10000)+2.63*10^-6*LN([.#REF!68]/10000)^2+6.75*10^-8*LN([.#REF!68]/10000)^3)" office:value-type="float" office:value="-26.0655015102289">
            <text:p>-2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]/10000)+2.63*10^-6*LN([.#REF!69]/10000)^2+6.75*10^-8*LN([.#REF!69]/10000)^3)" office:value-type="float" office:value="-25.8016220570908">
            <text:p>-2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]/10000)+2.63*10^-6*LN([.#REF!70]/10000)^2+6.75*10^-8*LN([.#REF!70]/10000)^3)" office:value-type="float" office:value="-25.540865581621">
            <text:p>-2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]/10000)+2.63*10^-6*LN([.#REF!71]/10000)^2+6.75*10^-8*LN([.#REF!71]/10000)^3)" office:value-type="float" office:value="-25.283145567918">
            <text:p>-2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]/10000)+2.63*10^-6*LN([.#REF!72]/10000)^2+6.75*10^-8*LN([.#REF!72]/10000)^3)" office:value-type="float" office:value="-25.0283790631233">
            <text:p>-2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]/10000)+2.63*10^-6*LN([.#REF!73]/10000)^2+6.75*10^-8*LN([.#REF!73]/10000)^3)" office:value-type="float" office:value="-24.7764864827024">
            <text:p>-2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]/10000)+2.63*10^-6*LN([.#REF!74]/10000)^2+6.75*10^-8*LN([.#REF!74]/10000)^3)" office:value-type="float" office:value="-24.527391428909">
            <text:p>-2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]/10000)+2.63*10^-6*LN([.#REF!75]/10000)^2+6.75*10^-8*LN([.#REF!75]/10000)^3)" office:value-type="float" office:value="-24.2810205213726">
            <text:p>-2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]/10000)+2.63*10^-6*LN([.#REF!76]/10000)^2+6.75*10^-8*LN([.#REF!76]/10000)^3)" office:value-type="float" office:value="-24.0373032388479">
            <text:p>-2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]/10000)+2.63*10^-6*LN([.#REF!77]/10000)^2+6.75*10^-8*LN([.#REF!77]/10000)^3)" office:value-type="float" office:value="-23.7961717712514">
            <text:p>-2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]/10000)+2.63*10^-6*LN([.#REF!78]/10000)^2+6.75*10^-8*LN([.#REF!78]/10000)^3)" office:value-type="float" office:value="-23.5575608811921">
            <text:p>-2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]/10000)+2.63*10^-6*LN([.#REF!79]/10000)^2+6.75*10^-8*LN([.#REF!79]/10000)^3)" office:value-type="float" office:value="-23.3214077742708">
            <text:p>-2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]/10000)+2.63*10^-6*LN([.#REF!80]/10000)^2+6.75*10^-8*LN([.#REF!80]/10000)^3)" office:value-type="float" office:value="-23.0876519774891">
            <text:p>-2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]/10000)+2.63*10^-6*LN([.#REF!81]/10000)^2+6.75*10^-8*LN([.#REF!81]/10000)^3)" office:value-type="float" office:value="-22.8562352251644">
            <text:p>-2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]/10000)+2.63*10^-6*LN([.#REF!82]/10000)^2+6.75*10^-8*LN([.#REF!82]/10000)^3)" office:value-type="float" office:value="-22.6271013518005">
            <text:p>-2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]/10000)+2.63*10^-6*LN([.#REF!83]/10000)^2+6.75*10^-8*LN([.#REF!83]/10000)^3)" office:value-type="float" office:value="-22.4001961914091">
            <text:p>-2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]/10000)+2.63*10^-6*LN([.#REF!84]/10000)^2+6.75*10^-8*LN([.#REF!84]/10000)^3)" office:value-type="float" office:value="-22.1754674828208">
            <text:p>-2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]/10000)+2.63*10^-6*LN([.#REF!85]/10000)^2+6.75*10^-8*LN([.#REF!85]/10000)^3)" office:value-type="float" office:value="-21.9528647805605">
            <text:p>-2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]/10000)+2.63*10^-6*LN([.#REF!86]/10000)^2+6.75*10^-8*LN([.#REF!86]/10000)^3)" office:value-type="float" office:value="-21.7323393708996">
            <text:p>-2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]/10000)+2.63*10^-6*LN([.#REF!87]/10000)^2+6.75*10^-8*LN([.#REF!87]/10000)^3)" office:value-type="float" office:value="-21.513844192726">
            <text:p>-2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]/10000)+2.63*10^-6*LN([.#REF!88]/10000)^2+6.75*10^-8*LN([.#REF!88]/10000)^3)" office:value-type="float" office:value="-21.2973337629039">
            <text:p>-2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]/10000)+2.63*10^-6*LN([.#REF!89]/10000)^2+6.75*10^-8*LN([.#REF!89]/10000)^3)" office:value-type="float" office:value="-21.0827641058191">
            <text:p>-2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]/10000)+2.63*10^-6*LN([.#REF!90]/10000)^2+6.75*10^-8*LN([.#REF!90]/10000)^3)" office:value-type="float" office:value="-20.8700926868309">
            <text:p>-2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]/10000)+2.63*10^-6*LN([.#REF!91]/10000)^2+6.75*10^-8*LN([.#REF!91]/10000)^3)" office:value-type="float" office:value="-20.6592783493733">
            <text:p>-2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]/10000)+2.63*10^-6*LN([.#REF!92]/10000)^2+6.75*10^-8*LN([.#REF!92]/10000)^3)" office:value-type="float" office:value="-20.4502812554661">
            <text:p>-2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]/10000)+2.63*10^-6*LN([.#REF!93]/10000)^2+6.75*10^-8*LN([.#REF!93]/10000)^3)" office:value-type="float" office:value="-20.2430628294163">
            <text:p>-2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]/10000)+2.63*10^-6*LN([.#REF!94]/10000)^2+6.75*10^-8*LN([.#REF!94]/10000)^3)" office:value-type="float" office:value="-20.0375857045063">
            <text:p>-2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]/10000)+2.63*10^-6*LN([.#REF!95]/10000)^2+6.75*10^-8*LN([.#REF!95]/10000)^3)" office:value-type="float" office:value="-19.8338136724799">
            <text:p>-1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]/10000)+2.63*10^-6*LN([.#REF!96]/10000)^2+6.75*10^-8*LN([.#REF!96]/10000)^3)" office:value-type="float" office:value="-19.6317116356506">
            <text:p>-1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]/10000)+2.63*10^-6*LN([.#REF!97]/10000)^2+6.75*10^-8*LN([.#REF!97]/10000)^3)" office:value-type="float" office:value="-19.431245561471">
            <text:p>-1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]/10000)+2.63*10^-6*LN([.#REF!98]/10000)^2+6.75*10^-8*LN([.#REF!98]/10000)^3)" office:value-type="float" office:value="-19.2323824394125">
            <text:p>-1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]/10000)+2.63*10^-6*LN([.#REF!99]/10000)^2+6.75*10^-8*LN([.#REF!99]/10000)^3)" office:value-type="float" office:value="-19.0350902400137">
            <text:p>-1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]/10000)+2.63*10^-6*LN([.#REF!100]/10000)^2+6.75*10^-8*LN([.#REF!100]/10000)^3)" office:value-type="float" office:value="-18.8393378759708">
            <text:p>-1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]/10000)+2.63*10^-6*LN([.#REF!101]/10000)^2+6.75*10^-8*LN([.#REF!101]/10000)^3)" office:value-type="float" office:value="-18.645095165144">
            <text:p>-1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]/10000)+2.63*10^-6*LN([.#REF!102]/10000)^2+6.75*10^-8*LN([.#REF!102]/10000)^3)" office:value-type="float" office:value="-18.4523327953721">
            <text:p>-1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3]/10000)+2.63*10^-6*LN([.#REF!103]/10000)^2+6.75*10^-8*LN([.#REF!103]/10000)^3)" office:value-type="float" office:value="-18.2610222909873">
            <text:p>-1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4]/10000)+2.63*10^-6*LN([.#REF!104]/10000)^2+6.75*10^-8*LN([.#REF!104]/10000)^3)" office:value-type="float" office:value="-18.0711359809319">
            <text:p>-1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5]/10000)+2.63*10^-6*LN([.#REF!105]/10000)^2+6.75*10^-8*LN([.#REF!105]/10000)^3)" office:value-type="float" office:value="-17.8826469683877">
            <text:p>-1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6]/10000)+2.63*10^-6*LN([.#REF!106]/10000)^2+6.75*10^-8*LN([.#REF!106]/10000)^3)" office:value-type="float" office:value="-17.6955291018305">
            <text:p>-1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7]/10000)+2.63*10^-6*LN([.#REF!107]/10000)^2+6.75*10^-8*LN([.#REF!107]/10000)^3)" office:value-type="float" office:value="-17.5097569474301">
            <text:p>-1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8]/10000)+2.63*10^-6*LN([.#REF!108]/10000)^2+6.75*10^-8*LN([.#REF!108]/10000)^3)" office:value-type="float" office:value="-17.3253057627237">
            <text:p>-1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9]/10000)+2.63*10^-6*LN([.#REF!109]/10000)^2+6.75*10^-8*LN([.#REF!109]/10000)^3)" office:value-type="float" office:value="-17.142151471488">
            <text:p>-1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0]/10000)+2.63*10^-6*LN([.#REF!110]/10000)^2+6.75*10^-8*LN([.#REF!110]/10000)^3)" office:value-type="float" office:value="-16.9602706397501">
            <text:p>-1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1]/10000)+2.63*10^-6*LN([.#REF!111]/10000)^2+6.75*10^-8*LN([.#REF!111]/10000)^3)" office:value-type="float" office:value="-16.7796404528713">
            <text:p>-1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2]/10000)+2.63*10^-6*LN([.#REF!112]/10000)^2+6.75*10^-8*LN([.#REF!112]/10000)^3)" office:value-type="float" office:value="-16.6002386936491">
            <text:p>-1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3]/10000)+2.63*10^-6*LN([.#REF!113]/10000)^2+6.75*10^-8*LN([.#REF!113]/10000)^3)" office:value-type="float" office:value="-16.4220437213829">
            <text:p>-1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4]/10000)+2.63*10^-6*LN([.#REF!114]/10000)^2+6.75*10^-8*LN([.#REF!114]/10000)^3)" office:value-type="float" office:value="-16.2450344518515">
            <text:p>-1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5]/10000)+2.63*10^-6*LN([.#REF!115]/10000)^2+6.75*10^-8*LN([.#REF!115]/10000)^3)" office:value-type="float" office:value="-16.0691903381575">
            <text:p>-1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6]/10000)+2.63*10^-6*LN([.#REF!116]/10000)^2+6.75*10^-8*LN([.#REF!116]/10000)^3)" office:value-type="float" office:value="-15.8944913523906">
            <text:p>-1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7]/10000)+2.63*10^-6*LN([.#REF!117]/10000)^2+6.75*10^-8*LN([.#REF!117]/10000)^3)" office:value-type="float" office:value="-15.7209179680719">
            <text:p>-1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8]/10000)+2.63*10^-6*LN([.#REF!118]/10000)^2+6.75*10^-8*LN([.#REF!118]/10000)^3)" office:value-type="float" office:value="-15.5484511433348">
            <text:p>-1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19]/10000)+2.63*10^-6*LN([.#REF!119]/10000)^2+6.75*10^-8*LN([.#REF!119]/10000)^3)" office:value-type="float" office:value="-15.3770723048105">
            <text:p>-1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0]/10000)+2.63*10^-6*LN([.#REF!120]/10000)^2+6.75*10^-8*LN([.#REF!120]/10000)^3)" office:value-type="float" office:value="-15.2067633321788">
            <text:p>-1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1]/10000)+2.63*10^-6*LN([.#REF!121]/10000)^2+6.75*10^-8*LN([.#REF!121]/10000)^3)" office:value-type="float" office:value="-15.0375065433544">
            <text:p>-1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2]/10000)+2.63*10^-6*LN([.#REF!122]/10000)^2+6.75*10^-8*LN([.#REF!122]/10000)^3)" office:value-type="float" office:value="-14.8692846802749">
            <text:p>-1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3]/10000)+2.63*10^-6*LN([.#REF!123]/10000)^2+6.75*10^-8*LN([.#REF!123]/10000)^3)" office:value-type="float" office:value="-14.7020808952634">
            <text:p>-1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4]/10000)+2.63*10^-6*LN([.#REF!124]/10000)^2+6.75*10^-8*LN([.#REF!124]/10000)^3)" office:value-type="float" office:value="-14.5358787379375">
            <text:p>-1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5]/10000)+2.63*10^-6*LN([.#REF!125]/10000)^2+6.75*10^-8*LN([.#REF!125]/10000)^3)" office:value-type="float" office:value="-14.3706621426371">
            <text:p>-1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6]/10000)+2.63*10^-6*LN([.#REF!126]/10000)^2+6.75*10^-8*LN([.#REF!126]/10000)^3)" office:value-type="float" office:value="-14.2064154163482">
            <text:p>-1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7]/10000)+2.63*10^-6*LN([.#REF!127]/10000)^2+6.75*10^-8*LN([.#REF!127]/10000)^3)" office:value-type="float" office:value="-14.043123227099">
            <text:p>-1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8]/10000)+2.63*10^-6*LN([.#REF!128]/10000)^2+6.75*10^-8*LN([.#REF!128]/10000)^3)" office:value-type="float" office:value="-13.8807705928052">
            <text:p>-1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29]/10000)+2.63*10^-6*LN([.#REF!129]/10000)^2+6.75*10^-8*LN([.#REF!129]/10000)^3)" office:value-type="float" office:value="-13.7193428705447">
            <text:p>-1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0]/10000)+2.63*10^-6*LN([.#REF!130]/10000)^2+6.75*10^-8*LN([.#REF!130]/10000)^3)" office:value-type="float" office:value="-13.5588257462417">
            <text:p>-1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1]/10000)+2.63*10^-6*LN([.#REF!131]/10000)^2+6.75*10^-8*LN([.#REF!131]/10000)^3)" office:value-type="float" office:value="-13.3992052247419">
            <text:p>-1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2]/10000)+2.63*10^-6*LN([.#REF!132]/10000)^2+6.75*10^-8*LN([.#REF!132]/10000)^3)" office:value-type="float" office:value="-13.2404676202595">
            <text:p>-1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3]/10000)+2.63*10^-6*LN([.#REF!133]/10000)^2+6.75*10^-8*LN([.#REF!133]/10000)^3)" office:value-type="float" office:value="-13.0825995471822">
            <text:p>-1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4]/10000)+2.63*10^-6*LN([.#REF!134]/10000)^2+6.75*10^-8*LN([.#REF!134]/10000)^3)" office:value-type="float" office:value="-12.925587911215">
            <text:p>-1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5]/10000)+2.63*10^-6*LN([.#REF!135]/10000)^2+6.75*10^-8*LN([.#REF!135]/10000)^3)" office:value-type="float" office:value="-12.7694199008504">
            <text:p>-1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6]/10000)+2.63*10^-6*LN([.#REF!136]/10000)^2+6.75*10^-8*LN([.#REF!136]/10000)^3)" office:value-type="float" office:value="-12.6140829791486">
            <text:p>-1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7]/10000)+2.63*10^-6*LN([.#REF!137]/10000)^2+6.75*10^-8*LN([.#REF!137]/10000)^3)" office:value-type="float" office:value="-12.4595648758169">
            <text:p>-1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8]/10000)+2.63*10^-6*LN([.#REF!138]/10000)^2+6.75*10^-8*LN([.#REF!138]/10000)^3)" office:value-type="float" office:value="-12.3058535795713">
            <text:p>-1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39]/10000)+2.63*10^-6*LN([.#REF!139]/10000)^2+6.75*10^-8*LN([.#REF!139]/10000)^3)" office:value-type="float" office:value="-12.1529373307729">
            <text:p>-1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0]/10000)+2.63*10^-6*LN([.#REF!140]/10000)^2+6.75*10^-8*LN([.#REF!140]/10000)^3)" office:value-type="float" office:value="-12.0008046143233">
            <text:p>-1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1]/10000)+2.63*10^-6*LN([.#REF!141]/10000)^2+6.75*10^-8*LN([.#REF!141]/10000)^3)" office:value-type="float" office:value="-11.8494441528108">
            <text:p>-1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2]/10000)+2.63*10^-6*LN([.#REF!142]/10000)^2+6.75*10^-8*LN([.#REF!142]/10000)^3)" office:value-type="float" office:value="-11.6988448998953">
            <text:p>-1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3]/10000)+2.63*10^-6*LN([.#REF!143]/10000)^2+6.75*10^-8*LN([.#REF!143]/10000)^3)" office:value-type="float" office:value="-11.5489960339223">
            <text:p>-1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4]/10000)+2.63*10^-6*LN([.#REF!144]/10000)^2+6.75*10^-8*LN([.#REF!144]/10000)^3)" office:value-type="float" office:value="-11.3998869517575">
            <text:p>-1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5]/10000)+2.63*10^-6*LN([.#REF!145]/10000)^2+6.75*10^-8*LN([.#REF!145]/10000)^3)" office:value-type="float" office:value="-11.251507262831">
            <text:p>-1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6]/10000)+2.63*10^-6*LN([.#REF!146]/10000)^2+6.75*10^-8*LN([.#REF!146]/10000)^3)" office:value-type="float" office:value="-11.1038467833844">
            <text:p>-1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7]/10000)+2.63*10^-6*LN([.#REF!147]/10000)^2+6.75*10^-8*LN([.#REF!147]/10000)^3)" office:value-type="float" office:value="-10.9568955309116">
            <text:p>-1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8]/10000)+2.63*10^-6*LN([.#REF!148]/10000)^2+6.75*10^-8*LN([.#REF!148]/10000)^3)" office:value-type="float" office:value="-10.8106437187852">
            <text:p>-1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49]/10000)+2.63*10^-6*LN([.#REF!149]/10000)^2+6.75*10^-8*LN([.#REF!149]/10000)^3)" office:value-type="float" office:value="-10.6650817510621">
            <text:p>-1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0]/10000)+2.63*10^-6*LN([.#REF!150]/10000)^2+6.75*10^-8*LN([.#REF!150]/10000)^3)" office:value-type="float" office:value="-10.5202002174609">
            <text:p>-1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1]/10000)+2.63*10^-6*LN([.#REF!151]/10000)^2+6.75*10^-8*LN([.#REF!151]/10000)^3)" office:value-type="float" office:value="-10.3759898885027">
            <text:p>-1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2]/10000)+2.63*10^-6*LN([.#REF!152]/10000)^2+6.75*10^-8*LN([.#REF!152]/10000)^3)" office:value-type="float" office:value="-10.2324417108113">
            <text:p>-1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3]/10000)+2.63*10^-6*LN([.#REF!153]/10000)^2+6.75*10^-8*LN([.#REF!153]/10000)^3)" office:value-type="float" office:value="-10.0895468025659">
            <text:p>-1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4]/10000)+2.63*10^-6*LN([.#REF!154]/10000)^2+6.75*10^-8*LN([.#REF!154]/10000)^3)" office:value-type="float" office:value="-9.94729644909859">
            <text:p>-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5]/10000)+2.63*10^-6*LN([.#REF!155]/10000)^2+6.75*10^-8*LN([.#REF!155]/10000)^3)" office:value-type="float" office:value="-9.80568209863344">
            <text:p>-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6]/10000)+2.63*10^-6*LN([.#REF!156]/10000)^2+6.75*10^-8*LN([.#REF!156]/10000)^3)" office:value-type="float" office:value="-9.66469535816054">
            <text:p>-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7]/10000)+2.63*10^-6*LN([.#REF!157]/10000)^2+6.75*10^-8*LN([.#REF!157]/10000)^3)" office:value-type="float" office:value="-9.52432798944039">
            <text:p>-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8]/10000)+2.63*10^-6*LN([.#REF!158]/10000)^2+6.75*10^-8*LN([.#REF!158]/10000)^3)" office:value-type="float" office:value="-9.38457190513299">
            <text:p>-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59]/10000)+2.63*10^-6*LN([.#REF!159]/10000)^2+6.75*10^-8*LN([.#REF!159]/10000)^3)" office:value-type="float" office:value="-9.24541916504751">
            <text:p>-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0]/10000)+2.63*10^-6*LN([.#REF!160]/10000)^2+6.75*10^-8*LN([.#REF!160]/10000)^3)" office:value-type="float" office:value="-9.10686197250845">
            <text:p>-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1]/10000)+2.63*10^-6*LN([.#REF!161]/10000)^2+6.75*10^-8*LN([.#REF!161]/10000)^3)" office:value-type="float" office:value="-8.96889267083293">
            <text:p>-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2]/10000)+2.63*10^-6*LN([.#REF!162]/10000)^2+6.75*10^-8*LN([.#REF!162]/10000)^3)" office:value-type="float" office:value="-8.83150373991566">
            <text:p>-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3]/10000)+2.63*10^-6*LN([.#REF!163]/10000)^2+6.75*10^-8*LN([.#REF!163]/10000)^3)" office:value-type="float" office:value="-8.69468779291776">
            <text:p>-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4]/10000)+2.63*10^-6*LN([.#REF!164]/10000)^2+6.75*10^-8*LN([.#REF!164]/10000)^3)" office:value-type="float" office:value="-8.55843757305553">
            <text:p>-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5]/10000)+2.63*10^-6*LN([.#REF!165]/10000)^2+6.75*10^-8*LN([.#REF!165]/10000)^3)" office:value-type="float" office:value="-8.42274595048497">
            <text:p>-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6]/10000)+2.63*10^-6*LN([.#REF!166]/10000)^2+6.75*10^-8*LN([.#REF!166]/10000)^3)" office:value-type="float" office:value="-8.28760591927983">
            <text:p>-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7]/10000)+2.63*10^-6*LN([.#REF!167]/10000)^2+6.75*10^-8*LN([.#REF!167]/10000)^3)" office:value-type="float" office:value="-8.15301059449865">
            <text:p>-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8]/10000)+2.63*10^-6*LN([.#REF!168]/10000)^2+6.75*10^-8*LN([.#REF!168]/10000)^3)" office:value-type="float" office:value="-8.01895320933818">
            <text:p>-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69]/10000)+2.63*10^-6*LN([.#REF!169]/10000)^2+6.75*10^-8*LN([.#REF!169]/10000)^3)" office:value-type="float" office:value="-7.88542711237051">
            <text:p>-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0]/10000)+2.63*10^-6*LN([.#REF!170]/10000)^2+6.75*10^-8*LN([.#REF!170]/10000)^3)" office:value-type="float" office:value="-7.75242576486005">
            <text:p>-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1]/10000)+2.63*10^-6*LN([.#REF!171]/10000)^2+6.75*10^-8*LN([.#REF!171]/10000)^3)" office:value-type="float" office:value="-7.61994273815844">
            <text:p>-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2]/10000)+2.63*10^-6*LN([.#REF!172]/10000)^2+6.75*10^-8*LN([.#REF!172]/10000)^3)" office:value-type="float" office:value="-7.48797171117388">
            <text:p>-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3]/10000)+2.63*10^-6*LN([.#REF!173]/10000)^2+6.75*10^-8*LN([.#REF!173]/10000)^3)" office:value-type="float" office:value="-7.35650646791362">
            <text:p>-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4]/10000)+2.63*10^-6*LN([.#REF!174]/10000)^2+6.75*10^-8*LN([.#REF!174]/10000)^3)" office:value-type="float" office:value="-7.22554089509509">
            <text:p>-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5]/10000)+2.63*10^-6*LN([.#REF!175]/10000)^2+6.75*10^-8*LN([.#REF!175]/10000)^3)" office:value-type="float" office:value="-7.09506897982578">
            <text:p>-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6]/10000)+2.63*10^-6*LN([.#REF!176]/10000)^2+6.75*10^-8*LN([.#REF!176]/10000)^3)" office:value-type="float" office:value="-6.9650848073473">
            <text:p>-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7]/10000)+2.63*10^-6*LN([.#REF!177]/10000)^2+6.75*10^-8*LN([.#REF!177]/10000)^3)" office:value-type="float" office:value="-6.83558255884248">
            <text:p>-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8]/10000)+2.63*10^-6*LN([.#REF!178]/10000)^2+6.75*10^-8*LN([.#REF!178]/10000)^3)" office:value-type="float" office:value="-6.70655650930433">
            <text:p>-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79]/10000)+2.63*10^-6*LN([.#REF!179]/10000)^2+6.75*10^-8*LN([.#REF!179]/10000)^3)" office:value-type="float" office:value="-6.57800102546241">
            <text:p>-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0]/10000)+2.63*10^-6*LN([.#REF!180]/10000)^2+6.75*10^-8*LN([.#REF!180]/10000)^3)" office:value-type="float" office:value="-6.44991056376728">
            <text:p>-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1]/10000)+2.63*10^-6*LN([.#REF!181]/10000)^2+6.75*10^-8*LN([.#REF!181]/10000)^3)" office:value-type="float" office:value="-6.32227966842925">
            <text:p>-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2]/10000)+2.63*10^-6*LN([.#REF!182]/10000)^2+6.75*10^-8*LN([.#REF!182]/10000)^3)" office:value-type="float" office:value="-6.19510296951074">
            <text:p>-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3]/10000)+2.63*10^-6*LN([.#REF!183]/10000)^2+6.75*10^-8*LN([.#REF!183]/10000)^3)" office:value-type="float" office:value="-6.06837518106988">
            <text:p>-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4]/10000)+2.63*10^-6*LN([.#REF!184]/10000)^2+6.75*10^-8*LN([.#REF!184]/10000)^3)" office:value-type="float" office:value="-5.94209109935423">
            <text:p>-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5]/10000)+2.63*10^-6*LN([.#REF!185]/10000)^2+6.75*10^-8*LN([.#REF!185]/10000)^3)" office:value-type="float" office:value="-5.81624560104234">
            <text:p>-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6]/10000)+2.63*10^-6*LN([.#REF!186]/10000)^2+6.75*10^-8*LN([.#REF!186]/10000)^3)" office:value-type="float" office:value="-5.69083364153232">
            <text:p>-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7]/10000)+2.63*10^-6*LN([.#REF!187]/10000)^2+6.75*10^-8*LN([.#REF!187]/10000)^3)" office:value-type="float" office:value="-5.56585025327536">
            <text:p>-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8]/10000)+2.63*10^-6*LN([.#REF!188]/10000)^2+6.75*10^-8*LN([.#REF!188]/10000)^3)" office:value-type="float" office:value="-5.44129054415339">
            <text:p>-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89]/10000)+2.63*10^-6*LN([.#REF!189]/10000)^2+6.75*10^-8*LN([.#REF!189]/10000)^3)" office:value-type="float" office:value="-5.31714969589831">
            <text:p>-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0]/10000)+2.63*10^-6*LN([.#REF!190]/10000)^2+6.75*10^-8*LN([.#REF!190]/10000)^3)" office:value-type="float" office:value="-5.19342296255354">
            <text:p>-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1]/10000)+2.63*10^-6*LN([.#REF!191]/10000)^2+6.75*10^-8*LN([.#REF!191]/10000)^3)" office:value-type="float" office:value="-5.07010566897401">
            <text:p>-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2]/10000)+2.63*10^-6*LN([.#REF!192]/10000)^2+6.75*10^-8*LN([.#REF!192]/10000)^3)" office:value-type="float" office:value="-4.94719320936559">
            <text:p>-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3]/10000)+2.63*10^-6*LN([.#REF!193]/10000)^2+6.75*10^-8*LN([.#REF!193]/10000)^3)" office:value-type="float" office:value="-4.8246810458615">
            <text:p>-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4]/10000)+2.63*10^-6*LN([.#REF!194]/10000)^2+6.75*10^-8*LN([.#REF!194]/10000)^3)" office:value-type="float" office:value="-4.70256470713503">
            <text:p>-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5]/10000)+2.63*10^-6*LN([.#REF!195]/10000)^2+6.75*10^-8*LN([.#REF!195]/10000)^3)" office:value-type="float" office:value="-4.58083978704741">
            <text:p>-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6]/10000)+2.63*10^-6*LN([.#REF!196]/10000)^2+6.75*10^-8*LN([.#REF!196]/10000)^3)" office:value-type="float" office:value="-4.45950194332943">
            <text:p>-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7]/10000)+2.63*10^-6*LN([.#REF!197]/10000)^2+6.75*10^-8*LN([.#REF!197]/10000)^3)" office:value-type="float" office:value="-4.33854689629658">
            <text:p>-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8]/10000)+2.63*10^-6*LN([.#REF!198]/10000)^2+6.75*10^-8*LN([.#REF!198]/10000)^3)" office:value-type="float" office:value="-4.21797042759562">
            <text:p>-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99]/10000)+2.63*10^-6*LN([.#REF!199]/10000)^2+6.75*10^-8*LN([.#REF!199]/10000)^3)" office:value-type="float" office:value="-4.09776837898249">
            <text:p>-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0]/10000)+2.63*10^-6*LN([.#REF!200]/10000)^2+6.75*10^-8*LN([.#REF!200]/10000)^3)" office:value-type="float" office:value="-3.97793665113079">
            <text:p>-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1]/10000)+2.63*10^-6*LN([.#REF!201]/10000)^2+6.75*10^-8*LN([.#REF!201]/10000)^3)" office:value-type="float" office:value="-3.85847120246842">
            <text:p>-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2]/10000)+2.63*10^-6*LN([.#REF!202]/10000)^2+6.75*10^-8*LN([.#REF!202]/10000)^3)" office:value-type="float" office:value="-3.73936804804373">
            <text:p>-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3]/10000)+2.63*10^-6*LN([.#REF!203]/10000)^2+6.75*10^-8*LN([.#REF!203]/10000)^3)" office:value-type="float" office:value="-3.6206232584185">
            <text:p>-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4]/10000)+2.63*10^-6*LN([.#REF!204]/10000)^2+6.75*10^-8*LN([.#REF!204]/10000)^3)" office:value-type="float" office:value="-3.50223295858785">
            <text:p>-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5]/10000)+2.63*10^-6*LN([.#REF!205]/10000)^2+6.75*10^-8*LN([.#REF!205]/10000)^3)" office:value-type="float" office:value="-3.38419332692632">
            <text:p>-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6]/10000)+2.63*10^-6*LN([.#REF!206]/10000)^2+6.75*10^-8*LN([.#REF!206]/10000)^3)" office:value-type="float" office:value="-3.26650059415897">
            <text:p>-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7]/10000)+2.63*10^-6*LN([.#REF!207]/10000)^2+6.75*10^-8*LN([.#REF!207]/10000)^3)" office:value-type="float" office:value="-3.14915104235678">
            <text:p>-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8]/10000)+2.63*10^-6*LN([.#REF!208]/10000)^2+6.75*10^-8*LN([.#REF!208]/10000)^3)" office:value-type="float" office:value="-3.03214100395627">
            <text:p>-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09]/10000)+2.63*10^-6*LN([.#REF!209]/10000)^2+6.75*10^-8*LN([.#REF!209]/10000)^3)" office:value-type="float" office:value="-2.9154668608021">
            <text:p>-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0]/10000)+2.63*10^-6*LN([.#REF!210]/10000)^2+6.75*10^-8*LN([.#REF!210]/10000)^3)" office:value-type="float" office:value="-2.7991250432118">
            <text:p>-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1]/10000)+2.63*10^-6*LN([.#REF!211]/10000)^2+6.75*10^-8*LN([.#REF!211]/10000)^3)" office:value-type="float" office:value="-2.68311202906273">
            <text:p>-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2]/10000)+2.63*10^-6*LN([.#REF!212]/10000)^2+6.75*10^-8*LN([.#REF!212]/10000)^3)" office:value-type="float" office:value="-2.5674243429001">
            <text:p>-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3]/10000)+2.63*10^-6*LN([.#REF!213]/10000)^2+6.75*10^-8*LN([.#REF!213]/10000)^3)" office:value-type="float" office:value="-2.45205855506549">
            <text:p>-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4]/10000)+2.63*10^-6*LN([.#REF!214]/10000)^2+6.75*10^-8*LN([.#REF!214]/10000)^3)" office:value-type="float" office:value="-2.33701128084573">
            <text:p>-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5]/10000)+2.63*10^-6*LN([.#REF!215]/10000)^2+6.75*10^-8*LN([.#REF!215]/10000)^3)" office:value-type="float" office:value="-2.22227917964091">
            <text:p>-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6]/10000)+2.63*10^-6*LN([.#REF!216]/10000)^2+6.75*10^-8*LN([.#REF!216]/10000)^3)" office:value-type="float" office:value="-2.10785895415142">
            <text:p>-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7]/10000)+2.63*10^-6*LN([.#REF!217]/10000)^2+6.75*10^-8*LN([.#REF!217]/10000)^3)" office:value-type="float" office:value="-1.99374734958406">
            <text:p>-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8]/10000)+2.63*10^-6*LN([.#REF!218]/10000)^2+6.75*10^-8*LN([.#REF!218]/10000)^3)" office:value-type="float" office:value="-1.87994115287461">
            <text:p>-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19]/10000)+2.63*10^-6*LN([.#REF!219]/10000)^2+6.75*10^-8*LN([.#REF!219]/10000)^3)" office:value-type="float" office:value="-1.76643719192964">
            <text:p>-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0]/10000)+2.63*10^-6*LN([.#REF!220]/10000)^2+6.75*10^-8*LN([.#REF!220]/10000)^3)" office:value-type="float" office:value="-1.65323233488385">
            <text:p>-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1]/10000)+2.63*10^-6*LN([.#REF!221]/10000)^2+6.75*10^-8*LN([.#REF!221]/10000)^3)" office:value-type="float" office:value="-1.54032348937488">
            <text:p>-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2]/10000)+2.63*10^-6*LN([.#REF!222]/10000)^2+6.75*10^-8*LN([.#REF!222]/10000)^3)" office:value-type="float" office:value="-1.42770760183356">
            <text:p>-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3]/10000)+2.63*10^-6*LN([.#REF!223]/10000)^2+6.75*10^-8*LN([.#REF!223]/10000)^3)" office:value-type="float" office:value="-1.31538165679007">
            <text:p>-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4]/10000)+2.63*10^-6*LN([.#REF!224]/10000)^2+6.75*10^-8*LN([.#REF!224]/10000)^3)" office:value-type="float" office:value="-1.20334267619529">
            <text:p>-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5]/10000)+2.63*10^-6*LN([.#REF!225]/10000)^2+6.75*10^-8*LN([.#REF!225]/10000)^3)" office:value-type="float" office:value="-1.0915877187573">
            <text:p>-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6]/10000)+2.63*10^-6*LN([.#REF!226]/10000)^2+6.75*10^-8*LN([.#REF!226]/10000)^3)" office:value-type="float" office:value="-0.980113879291594">
            <text:p>-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7]/10000)+2.63*10^-6*LN([.#REF!227]/10000)^2+6.75*10^-8*LN([.#REF!227]/10000)^3)" office:value-type="float" office:value="-0.868918288085922">
            <text:p>-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8]/10000)+2.63*10^-6*LN([.#REF!228]/10000)^2+6.75*10^-8*LN([.#REF!228]/10000)^3)" office:value-type="float" office:value="-0.757998110278834">
            <text:p>-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29]/10000)+2.63*10^-6*LN([.#REF!229]/10000)^2+6.75*10^-8*LN([.#REF!229]/10000)^3)" office:value-type="float" office:value="-0.647350545250902">
            <text:p>-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0]/10000)+2.63*10^-6*LN([.#REF!230]/10000)^2+6.75*10^-8*LN([.#REF!230]/10000)^3)" office:value-type="float" office:value="-0.536972826030137">
            <text:p>-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1]/10000)+2.63*10^-6*LN([.#REF!231]/10000)^2+6.75*10^-8*LN([.#REF!231]/10000)^3)" office:value-type="float" office:value="-0.426862218708607">
            <text:p>-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2]/10000)+2.63*10^-6*LN([.#REF!232]/10000)^2+6.75*10^-8*LN([.#REF!232]/10000)^3)" office:value-type="float" office:value="-0.317016021872689">
            <text:p>-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3]/10000)+2.63*10^-6*LN([.#REF!233]/10000)^2+6.75*10^-8*LN([.#REF!233]/10000)^3)" office:value-type="float" office:value="-0.207431566044306">
            <text:p>-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4]/10000)+2.63*10^-6*LN([.#REF!234]/10000)^2+6.75*10^-8*LN([.#REF!234]/10000)^3)" office:value-type="float" office:value="-0.0981062131347699">
            <text:p>-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5]/10000)+2.63*10^-6*LN([.#REF!235]/10000)^2+6.75*10^-8*LN([.#REF!235]/10000)^3)" office:value-type="float" office:value="0.0109626440909096">
            <text:p>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6]/10000)+2.63*10^-6*LN([.#REF!236]/10000)^2+6.75*10^-8*LN([.#REF!236]/10000)^3)" office:value-type="float" office:value="0.119777582537552">
            <text:p>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7]/10000)+2.63*10^-6*LN([.#REF!237]/10000)^2+6.75*10^-8*LN([.#REF!237]/10000)^3)" office:value-type="float" office:value="0.228341149293556">
            <text:p>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8]/10000)+2.63*10^-6*LN([.#REF!238]/10000)^2+6.75*10^-8*LN([.#REF!238]/10000)^3)" office:value-type="float" office:value="0.336655862133">
            <text:p>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39]/10000)+2.63*10^-6*LN([.#REF!239]/10000)^2+6.75*10^-8*LN([.#REF!239]/10000)^3)" office:value-type="float" office:value="0.44472421000853">
            <text:p>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0]/10000)+2.63*10^-6*LN([.#REF!240]/10000)^2+6.75*10^-8*LN([.#REF!240]/10000)^3)" office:value-type="float" office:value="0.552548653533222">
            <text:p>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1]/10000)+2.63*10^-6*LN([.#REF!241]/10000)^2+6.75*10^-8*LN([.#REF!241]/10000)^3)" office:value-type="float" office:value="0.660131625453118">
            <text:p>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2]/10000)+2.63*10^-6*LN([.#REF!242]/10000)^2+6.75*10^-8*LN([.#REF!242]/10000)^3)" office:value-type="float" office:value="0.767475531110449">
            <text:p>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3]/10000)+2.63*10^-6*LN([.#REF!243]/10000)^2+6.75*10^-8*LN([.#REF!243]/10000)^3)" office:value-type="float" office:value="0.874582748896898">
            <text:p>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4]/10000)+2.63*10^-6*LN([.#REF!244]/10000)^2+6.75*10^-8*LN([.#REF!244]/10000)^3)" office:value-type="float" office:value="0.981455630698122">
            <text:p>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5]/10000)+2.63*10^-6*LN([.#REF!245]/10000)^2+6.75*10^-8*LN([.#REF!245]/10000)^3)" office:value-type="float" office:value="1.08809650232939">
            <text:p>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6]/10000)+2.63*10^-6*LN([.#REF!246]/10000)^2+6.75*10^-8*LN([.#REF!246]/10000)^3)" office:value-type="float" office:value="1.19450766396261">
            <text:p>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7]/10000)+2.63*10^-6*LN([.#REF!247]/10000)^2+6.75*10^-8*LN([.#REF!247]/10000)^3)" office:value-type="float" office:value="1.30069139054461">
            <text:p>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8]/10000)+2.63*10^-6*LN([.#REF!248]/10000)^2+6.75*10^-8*LN([.#REF!248]/10000)^3)" office:value-type="float" office:value="1.40664993220759">
            <text:p>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49]/10000)+2.63*10^-6*LN([.#REF!249]/10000)^2+6.75*10^-8*LN([.#REF!249]/10000)^3)" office:value-type="float" office:value="1.51238551467105">
            <text:p>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0]/10000)+2.63*10^-6*LN([.#REF!250]/10000)^2+6.75*10^-8*LN([.#REF!250]/10000)^3)" office:value-type="float" office:value="1.61790033963615">
            <text:p>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1]/10000)+2.63*10^-6*LN([.#REF!251]/10000)^2+6.75*10^-8*LN([.#REF!251]/10000)^3)" office:value-type="float" office:value="1.72319658517256">
            <text:p>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2]/10000)+2.63*10^-6*LN([.#REF!252]/10000)^2+6.75*10^-8*LN([.#REF!252]/10000)^3)" office:value-type="float" office:value="1.82827640609719">
            <text:p>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3]/10000)+2.63*10^-6*LN([.#REF!253]/10000)^2+6.75*10^-8*LN([.#REF!253]/10000)^3)" office:value-type="float" office:value="1.93314193434622">
            <text:p>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4]/10000)+2.63*10^-6*LN([.#REF!254]/10000)^2+6.75*10^-8*LN([.#REF!254]/10000)^3)" office:value-type="float" office:value="2.03779527933989">
            <text:p>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5]/10000)+2.63*10^-6*LN([.#REF!255]/10000)^2+6.75*10^-8*LN([.#REF!255]/10000)^3)" office:value-type="float" office:value="2.14223852833987">
            <text:p>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6]/10000)+2.63*10^-6*LN([.#REF!256]/10000)^2+6.75*10^-8*LN([.#REF!256]/10000)^3)" office:value-type="float" office:value="2.24647374680029">
            <text:p>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7]/10000)+2.63*10^-6*LN([.#REF!257]/10000)^2+6.75*10^-8*LN([.#REF!257]/10000)^3)" office:value-type="float" office:value="2.35050297871174">
            <text:p>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8]/10000)+2.63*10^-6*LN([.#REF!258]/10000)^2+6.75*10^-8*LN([.#REF!258]/10000)^3)" office:value-type="float" office:value="2.4543282469395">
            <text:p>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59]/10000)+2.63*10^-6*LN([.#REF!259]/10000)^2+6.75*10^-8*LN([.#REF!259]/10000)^3)" office:value-type="float" office:value="2.55795155355412">
            <text:p>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0]/10000)+2.63*10^-6*LN([.#REF!260]/10000)^2+6.75*10^-8*LN([.#REF!260]/10000)^3)" office:value-type="float" office:value="2.66137488015704">
            <text:p>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1]/10000)+2.63*10^-6*LN([.#REF!261]/10000)^2+6.75*10^-8*LN([.#REF!261]/10000)^3)" office:value-type="float" office:value="2.76460018819955">
            <text:p>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2]/10000)+2.63*10^-6*LN([.#REF!262]/10000)^2+6.75*10^-8*LN([.#REF!262]/10000)^3)" office:value-type="float" office:value="2.86762941929578">
            <text:p>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3]/10000)+2.63*10^-6*LN([.#REF!263]/10000)^2+6.75*10^-8*LN([.#REF!263]/10000)^3)" office:value-type="float" office:value="2.97046449553017">
            <text:p>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4]/10000)+2.63*10^-6*LN([.#REF!264]/10000)^2+6.75*10^-8*LN([.#REF!264]/10000)^3)" office:value-type="float" office:value="3.07310731975889">
            <text:p>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5]/10000)+2.63*10^-6*LN([.#REF!265]/10000)^2+6.75*10^-8*LN([.#REF!265]/10000)^3)" office:value-type="float" office:value="3.17555977590638">
            <text:p>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6]/10000)+2.63*10^-6*LN([.#REF!266]/10000)^2+6.75*10^-8*LN([.#REF!266]/10000)^3)" office:value-type="float" office:value="3.27782372925566">
            <text:p>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7]/10000)+2.63*10^-6*LN([.#REF!267]/10000)^2+6.75*10^-8*LN([.#REF!267]/10000)^3)" office:value-type="float" office:value="3.37990102673393">
            <text:p>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8]/10000)+2.63*10^-6*LN([.#REF!268]/10000)^2+6.75*10^-8*LN([.#REF!268]/10000)^3)" office:value-type="float" office:value="3.48179349719271">
            <text:p>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69]/10000)+2.63*10^-6*LN([.#REF!269]/10000)^2+6.75*10^-8*LN([.#REF!269]/10000)^3)" office:value-type="float" office:value="3.5835029516831">
            <text:p>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0]/10000)+2.63*10^-6*LN([.#REF!270]/10000)^2+6.75*10^-8*LN([.#REF!270]/10000)^3)" office:value-type="float" office:value="3.68503118372593">
            <text:p>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1]/10000)+2.63*10^-6*LN([.#REF!271]/10000)^2+6.75*10^-8*LN([.#REF!271]/10000)^3)" office:value-type="float" office:value="3.78637996957735">
            <text:p>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2]/10000)+2.63*10^-6*LN([.#REF!272]/10000)^2+6.75*10^-8*LN([.#REF!272]/10000)^3)" office:value-type="float" office:value="3.88755106848924">
            <text:p>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3]/10000)+2.63*10^-6*LN([.#REF!273]/10000)^2+6.75*10^-8*LN([.#REF!273]/10000)^3)" office:value-type="float" office:value="3.98854622296523">
            <text:p>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4]/10000)+2.63*10^-6*LN([.#REF!274]/10000)^2+6.75*10^-8*LN([.#REF!274]/10000)^3)" office:value-type="float" office:value="4.0893671590124">
            <text:p>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5]/10000)+2.63*10^-6*LN([.#REF!275]/10000)^2+6.75*10^-8*LN([.#REF!275]/10000)^3)" office:value-type="float" office:value="4.1900155863882">
            <text:p>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6]/10000)+2.63*10^-6*LN([.#REF!276]/10000)^2+6.75*10^-8*LN([.#REF!276]/10000)^3)" office:value-type="float" office:value="4.29049319884342">
            <text:p>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7]/10000)+2.63*10^-6*LN([.#REF!277]/10000)^2+6.75*10^-8*LN([.#REF!277]/10000)^3)" office:value-type="float" office:value="4.39080167436026">
            <text:p>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8]/10000)+2.63*10^-6*LN([.#REF!278]/10000)^2+6.75*10^-8*LN([.#REF!278]/10000)^3)" office:value-type="float" office:value="4.49094267538698">
            <text:p>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79]/10000)+2.63*10^-6*LN([.#REF!279]/10000)^2+6.75*10^-8*LN([.#REF!279]/10000)^3)" office:value-type="float" office:value="4.59091784906826">
            <text:p>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0]/10000)+2.63*10^-6*LN([.#REF!280]/10000)^2+6.75*10^-8*LN([.#REF!280]/10000)^3)" office:value-type="float" office:value="4.69072882747111">
            <text:p>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1]/10000)+2.63*10^-6*LN([.#REF!281]/10000)^2+6.75*10^-8*LN([.#REF!281]/10000)^3)" office:value-type="float" office:value="4.79037722780782">
            <text:p>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2]/10000)+2.63*10^-6*LN([.#REF!282]/10000)^2+6.75*10^-8*LN([.#REF!282]/10000)^3)" office:value-type="float" office:value="4.88986465265413">
            <text:p>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3]/10000)+2.63*10^-6*LN([.#REF!283]/10000)^2+6.75*10^-8*LN([.#REF!283]/10000)^3)" office:value-type="float" office:value="4.98919269016443">
            <text:p>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4]/10000)+2.63*10^-6*LN([.#REF!284]/10000)^2+6.75*10^-8*LN([.#REF!284]/10000)^3)" office:value-type="float" office:value="5.08836291428258">
            <text:p>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5]/10000)+2.63*10^-6*LN([.#REF!285]/10000)^2+6.75*10^-8*LN([.#REF!285]/10000)^3)" office:value-type="float" office:value="5.18737688495037">
            <text:p>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6]/10000)+2.63*10^-6*LN([.#REF!286]/10000)^2+6.75*10^-8*LN([.#REF!286]/10000)^3)" office:value-type="float" office:value="5.28623614831076">
            <text:p>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7]/10000)+2.63*10^-6*LN([.#REF!287]/10000)^2+6.75*10^-8*LN([.#REF!287]/10000)^3)" office:value-type="float" office:value="5.38494223690913">
            <text:p>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8]/10000)+2.63*10^-6*LN([.#REF!288]/10000)^2+6.75*10^-8*LN([.#REF!288]/10000)^3)" office:value-type="float" office:value="5.48349666989088">
            <text:p>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89]/10000)+2.63*10^-6*LN([.#REF!289]/10000)^2+6.75*10^-8*LN([.#REF!289]/10000)^3)" office:value-type="float" office:value="5.58190095319509">
            <text:p>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0]/10000)+2.63*10^-6*LN([.#REF!290]/10000)^2+6.75*10^-8*LN([.#REF!290]/10000)^3)" office:value-type="float" office:value="5.68015657974553">
            <text:p>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1]/10000)+2.63*10^-6*LN([.#REF!291]/10000)^2+6.75*10^-8*LN([.#REF!291]/10000)^3)" office:value-type="float" office:value="5.77826502963876">
            <text:p>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2]/10000)+2.63*10^-6*LN([.#REF!292]/10000)^2+6.75*10^-8*LN([.#REF!292]/10000)^3)" office:value-type="float" office:value="5.87622777032834">
            <text:p>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3]/10000)+2.63*10^-6*LN([.#REF!293]/10000)^2+6.75*10^-8*LN([.#REF!293]/10000)^3)" office:value-type="float" office:value="5.97404625680673">
            <text:p>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4]/10000)+2.63*10^-6*LN([.#REF!294]/10000)^2+6.75*10^-8*LN([.#REF!294]/10000)^3)" office:value-type="float" office:value="6.07172193178411">
            <text:p>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5]/10000)+2.63*10^-6*LN([.#REF!295]/10000)^2+6.75*10^-8*LN([.#REF!295]/10000)^3)" office:value-type="float" office:value="6.16925622586376">
            <text:p>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6]/10000)+2.63*10^-6*LN([.#REF!296]/10000)^2+6.75*10^-8*LN([.#REF!296]/10000)^3)" office:value-type="float" office:value="6.26665055771548">
            <text:p>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7]/10000)+2.63*10^-6*LN([.#REF!297]/10000)^2+6.75*10^-8*LN([.#REF!297]/10000)^3)" office:value-type="float" office:value="6.36390633424531">
            <text:p>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8]/10000)+2.63*10^-6*LN([.#REF!298]/10000)^2+6.75*10^-8*LN([.#REF!298]/10000)^3)" office:value-type="float" office:value="6.4610249507636">
            <text:p>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299]/10000)+2.63*10^-6*LN([.#REF!299]/10000)^2+6.75*10^-8*LN([.#REF!299]/10000)^3)" office:value-type="float" office:value="6.55800779114895">
            <text:p>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0]/10000)+2.63*10^-6*LN([.#REF!300]/10000)^2+6.75*10^-8*LN([.#REF!300]/10000)^3)" office:value-type="float" office:value="6.65485622801117">
            <text:p>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1]/10000)+2.63*10^-6*LN([.#REF!301]/10000)^2+6.75*10^-8*LN([.#REF!301]/10000)^3)" office:value-type="float" office:value="6.75157162285046">
            <text:p>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2]/10000)+2.63*10^-6*LN([.#REF!302]/10000)^2+6.75*10^-8*LN([.#REF!302]/10000)^3)" office:value-type="float" office:value="6.84815532621434">
            <text:p>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3]/10000)+2.63*10^-6*LN([.#REF!303]/10000)^2+6.75*10^-8*LN([.#REF!303]/10000)^3)" office:value-type="float" office:value="6.94460867785278">
            <text:p>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4]/10000)+2.63*10^-6*LN([.#REF!304]/10000)^2+6.75*10^-8*LN([.#REF!304]/10000)^3)" office:value-type="float" office:value="7.04093300687003">
            <text:p>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5]/10000)+2.63*10^-6*LN([.#REF!305]/10000)^2+6.75*10^-8*LN([.#REF!305]/10000)^3)" office:value-type="float" office:value="7.13712963187436">
            <text:p>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6]/10000)+2.63*10^-6*LN([.#REF!306]/10000)^2+6.75*10^-8*LN([.#REF!306]/10000)^3)" office:value-type="float" office:value="7.23319986112597">
            <text:p>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7]/10000)+2.63*10^-6*LN([.#REF!307]/10000)^2+6.75*10^-8*LN([.#REF!307]/10000)^3)" office:value-type="float" office:value="7.3291449926819">
            <text:p>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8]/10000)+2.63*10^-6*LN([.#REF!308]/10000)^2+6.75*10^-8*LN([.#REF!308]/10000)^3)" office:value-type="float" office:value="7.42496631453918">
            <text:p>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09]/10000)+2.63*10^-6*LN([.#REF!309]/10000)^2+6.75*10^-8*LN([.#REF!309]/10000)^3)" office:value-type="float" office:value="7.5206651047755">
            <text:p>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0]/10000)+2.63*10^-6*LN([.#REF!310]/10000)^2+6.75*10^-8*LN([.#REF!310]/10000)^3)" office:value-type="float" office:value="7.61624263168824">
            <text:p>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1]/10000)+2.63*10^-6*LN([.#REF!311]/10000)^2+6.75*10^-8*LN([.#REF!311]/10000)^3)" office:value-type="float" office:value="7.71170015393051">
            <text:p>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2]/10000)+2.63*10^-6*LN([.#REF!312]/10000)^2+6.75*10^-8*LN([.#REF!312]/10000)^3)" office:value-type="float" office:value="7.80703892064633">
            <text:p>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3]/10000)+2.63*10^-6*LN([.#REF!313]/10000)^2+6.75*10^-8*LN([.#REF!313]/10000)^3)" office:value-type="float" office:value="7.90226017160239">
            <text:p>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4]/10000)+2.63*10^-6*LN([.#REF!314]/10000)^2+6.75*10^-8*LN([.#REF!314]/10000)^3)" office:value-type="float" office:value="7.99736513731915">
            <text:p>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5]/10000)+2.63*10^-6*LN([.#REF!315]/10000)^2+6.75*10^-8*LN([.#REF!315]/10000)^3)" office:value-type="float" office:value="8.09235503919911">
            <text:p>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6]/10000)+2.63*10^-6*LN([.#REF!316]/10000)^2+6.75*10^-8*LN([.#REF!316]/10000)^3)" office:value-type="float" office:value="8.18723108965355">
            <text:p>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7]/10000)+2.63*10^-6*LN([.#REF!317]/10000)^2+6.75*10^-8*LN([.#REF!317]/10000)^3)" office:value-type="float" office:value="8.28199449222728">
            <text:p>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8]/10000)+2.63*10^-6*LN([.#REF!318]/10000)^2+6.75*10^-8*LN([.#REF!318]/10000)^3)" office:value-type="float" office:value="8.37664644172162">
            <text:p>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19]/10000)+2.63*10^-6*LN([.#REF!319]/10000)^2+6.75*10^-8*LN([.#REF!319]/10000)^3)" office:value-type="float" office:value="8.47118812431563">
            <text:p>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0]/10000)+2.63*10^-6*LN([.#REF!320]/10000)^2+6.75*10^-8*LN([.#REF!320]/10000)^3)" office:value-type="float" office:value="8.56562071768536">
            <text:p>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1]/10000)+2.63*10^-6*LN([.#REF!321]/10000)^2+6.75*10^-8*LN([.#REF!321]/10000)^3)" office:value-type="float" office:value="8.65994539112148">
            <text:p>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2]/10000)+2.63*10^-6*LN([.#REF!322]/10000)^2+6.75*10^-8*LN([.#REF!322]/10000)^3)" office:value-type="float" office:value="8.75416330564548">
            <text:p>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3]/10000)+2.63*10^-6*LN([.#REF!323]/10000)^2+6.75*10^-8*LN([.#REF!323]/10000)^3)" office:value-type="float" office:value="8.84827561412368">
            <text:p>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4]/10000)+2.63*10^-6*LN([.#REF!324]/10000)^2+6.75*10^-8*LN([.#REF!324]/10000)^3)" office:value-type="float" office:value="8.94228346138004">
            <text:p>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5]/10000)+2.63*10^-6*LN([.#REF!325]/10000)^2+6.75*10^-8*LN([.#REF!325]/10000)^3)" office:value-type="float" office:value="9.03618798430716">
            <text:p>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6]/10000)+2.63*10^-6*LN([.#REF!326]/10000)^2+6.75*10^-8*LN([.#REF!326]/10000)^3)" office:value-type="float" office:value="9.12999031197575">
            <text:p>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7]/10000)+2.63*10^-6*LN([.#REF!327]/10000)^2+6.75*10^-8*LN([.#REF!327]/10000)^3)" office:value-type="float" office:value="9.22369156574257">
            <text:p>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8]/10000)+2.63*10^-6*LN([.#REF!328]/10000)^2+6.75*10^-8*LN([.#REF!328]/10000)^3)" office:value-type="float" office:value="9.31729285935688">
            <text:p>9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29]/10000)+2.63*10^-6*LN([.#REF!329]/10000)^2+6.75*10^-8*LN([.#REF!329]/10000)^3)" office:value-type="float" office:value="9.41079529906523">
            <text:p>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0]/10000)+2.63*10^-6*LN([.#REF!330]/10000)^2+6.75*10^-8*LN([.#REF!330]/10000)^3)" office:value-type="float" office:value="9.50419998371507">
            <text:p>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1]/10000)+2.63*10^-6*LN([.#REF!331]/10000)^2+6.75*10^-8*LN([.#REF!331]/10000)^3)" office:value-type="float" office:value="9.59750800485671">
            <text:p>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2]/10000)+2.63*10^-6*LN([.#REF!332]/10000)^2+6.75*10^-8*LN([.#REF!332]/10000)^3)" office:value-type="float" office:value="9.6907204468439">
            <text:p>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3]/10000)+2.63*10^-6*LN([.#REF!333]/10000)^2+6.75*10^-8*LN([.#REF!333]/10000)^3)" office:value-type="float" office:value="9.78383838693321">
            <text:p>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4]/10000)+2.63*10^-6*LN([.#REF!334]/10000)^2+6.75*10^-8*LN([.#REF!334]/10000)^3)" office:value-type="float" office:value="9.87686289538169">
            <text:p>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5]/10000)+2.63*10^-6*LN([.#REF!335]/10000)^2+6.75*10^-8*LN([.#REF!335]/10000)^3)" office:value-type="float" office:value="9.96979503554365">
            <text:p>1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6]/10000)+2.63*10^-6*LN([.#REF!336]/10000)^2+6.75*10^-8*LN([.#REF!336]/10000)^3)" office:value-type="float" office:value="10.0626358639658">
            <text:p>1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7]/10000)+2.63*10^-6*LN([.#REF!337]/10000)^2+6.75*10^-8*LN([.#REF!337]/10000)^3)" office:value-type="float" office:value="10.1553864304811">
            <text:p>1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8]/10000)+2.63*10^-6*LN([.#REF!338]/10000)^2+6.75*10^-8*LN([.#REF!338]/10000)^3)" office:value-type="float" office:value="10.2480477783019">
            <text:p>1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39]/10000)+2.63*10^-6*LN([.#REF!339]/10000)^2+6.75*10^-8*LN([.#REF!339]/10000)^3)" office:value-type="float" office:value="10.3406209441107">
            <text:p>1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0]/10000)+2.63*10^-6*LN([.#REF!340]/10000)^2+6.75*10^-8*LN([.#REF!340]/10000)^3)" office:value-type="float" office:value="10.433106958151">
            <text:p>1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1]/10000)+2.63*10^-6*LN([.#REF!341]/10000)^2+6.75*10^-8*LN([.#REF!341]/10000)^3)" office:value-type="float" office:value="10.5255068443163">
            <text:p>1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2]/10000)+2.63*10^-6*LN([.#REF!342]/10000)^2+6.75*10^-8*LN([.#REF!342]/10000)^3)" office:value-type="float" office:value="10.6178216202377">
            <text:p>1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3]/10000)+2.63*10^-6*LN([.#REF!343]/10000)^2+6.75*10^-8*LN([.#REF!343]/10000)^3)" office:value-type="float" office:value="10.7100522973707">
            <text:p>1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4]/10000)+2.63*10^-6*LN([.#REF!344]/10000)^2+6.75*10^-8*LN([.#REF!344]/10000)^3)" office:value-type="float" office:value="10.8021998810814">
            <text:p>1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5]/10000)+2.63*10^-6*LN([.#REF!345]/10000)^2+6.75*10^-8*LN([.#REF!345]/10000)^3)" office:value-type="float" office:value="10.89426537073">
            <text:p>1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6]/10000)+2.63*10^-6*LN([.#REF!346]/10000)^2+6.75*10^-8*LN([.#REF!346]/10000)^3)" office:value-type="float" office:value="10.9862497597551">
            <text:p>1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7]/10000)+2.63*10^-6*LN([.#REF!347]/10000)^2+6.75*10^-8*LN([.#REF!347]/10000)^3)" office:value-type="float" office:value="11.0781540357557">
            <text:p>1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8]/10000)+2.63*10^-6*LN([.#REF!348]/10000)^2+6.75*10^-8*LN([.#REF!348]/10000)^3)" office:value-type="float" office:value="11.1699791805726">
            <text:p>1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49]/10000)+2.63*10^-6*LN([.#REF!349]/10000)^2+6.75*10^-8*LN([.#REF!349]/10000)^3)" office:value-type="float" office:value="11.2617261703684">
            <text:p>1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0]/10000)+2.63*10^-6*LN([.#REF!350]/10000)^2+6.75*10^-8*LN([.#REF!350]/10000)^3)" office:value-type="float" office:value="11.3533959757073">
            <text:p>1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1]/10000)+2.63*10^-6*LN([.#REF!351]/10000)^2+6.75*10^-8*LN([.#REF!351]/10000)^3)" office:value-type="float" office:value="11.444989561633">
            <text:p>1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2]/10000)+2.63*10^-6*LN([.#REF!352]/10000)^2+6.75*10^-8*LN([.#REF!352]/10000)^3)" office:value-type="float" office:value="11.536507887746">
            <text:p>1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3]/10000)+2.63*10^-6*LN([.#REF!353]/10000)^2+6.75*10^-8*LN([.#REF!353]/10000)^3)" office:value-type="float" office:value="11.6279519082801">
            <text:p>1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4]/10000)+2.63*10^-6*LN([.#REF!354]/10000)^2+6.75*10^-8*LN([.#REF!354]/10000)^3)" office:value-type="float" office:value="11.7193225721778">
            <text:p>1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5]/10000)+2.63*10^-6*LN([.#REF!355]/10000)^2+6.75*10^-8*LN([.#REF!355]/10000)^3)" office:value-type="float" office:value="11.8106208231647">
            <text:p>1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6]/10000)+2.63*10^-6*LN([.#REF!356]/10000)^2+6.75*10^-8*LN([.#REF!356]/10000)^3)" office:value-type="float" office:value="11.901847599823">
            <text:p>1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7]/10000)+2.63*10^-6*LN([.#REF!357]/10000)^2+6.75*10^-8*LN([.#REF!357]/10000)^3)" office:value-type="float" office:value="11.9930038356646">
            <text:p>1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8]/10000)+2.63*10^-6*LN([.#REF!358]/10000)^2+6.75*10^-8*LN([.#REF!358]/10000)^3)" office:value-type="float" office:value="12.0840904592025">
            <text:p>1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59]/10000)+2.63*10^-6*LN([.#REF!359]/10000)^2+6.75*10^-8*LN([.#REF!359]/10000)^3)" office:value-type="float" office:value="12.1751083940215">
            <text:p>1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0]/10000)+2.63*10^-6*LN([.#REF!360]/10000)^2+6.75*10^-8*LN([.#REF!360]/10000)^3)" office:value-type="float" office:value="12.2660585588492">
            <text:p>1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1]/10000)+2.63*10^-6*LN([.#REF!361]/10000)^2+6.75*10^-8*LN([.#REF!361]/10000)^3)" office:value-type="float" office:value="12.3569418676245">
            <text:p>1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2]/10000)+2.63*10^-6*LN([.#REF!362]/10000)^2+6.75*10^-8*LN([.#REF!362]/10000)^3)" office:value-type="float" office:value="12.4477592295663">
            <text:p>1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3]/10000)+2.63*10^-6*LN([.#REF!363]/10000)^2+6.75*10^-8*LN([.#REF!363]/10000)^3)" office:value-type="float" office:value="12.5385115492415">
            <text:p>1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4]/10000)+2.63*10^-6*LN([.#REF!364]/10000)^2+6.75*10^-8*LN([.#REF!364]/10000)^3)" office:value-type="float" office:value="12.6291997266312">
            <text:p>1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5]/10000)+2.63*10^-6*LN([.#REF!365]/10000)^2+6.75*10^-8*LN([.#REF!365]/10000)^3)" office:value-type="float" office:value="12.7198246571973">
            <text:p>1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6]/10000)+2.63*10^-6*LN([.#REF!366]/10000)^2+6.75*10^-8*LN([.#REF!366]/10000)^3)" office:value-type="float" office:value="12.810387231948">
            <text:p>1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7]/10000)+2.63*10^-6*LN([.#REF!367]/10000)^2+6.75*10^-8*LN([.#REF!367]/10000)^3)" office:value-type="float" office:value="12.9008883375018">
            <text:p>1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8]/10000)+2.63*10^-6*LN([.#REF!368]/10000)^2+6.75*10^-8*LN([.#REF!368]/10000)^3)" office:value-type="float" office:value="12.9913288561521">
            <text:p>1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69]/10000)+2.63*10^-6*LN([.#REF!369]/10000)^2+6.75*10^-8*LN([.#REF!369]/10000)^3)" office:value-type="float" office:value="13.0817096659296">
            <text:p>1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0]/10000)+2.63*10^-6*LN([.#REF!370]/10000)^2+6.75*10^-8*LN([.#REF!370]/10000)^3)" office:value-type="float" office:value="13.1720316406655">
            <text:p>1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1]/10000)+2.63*10^-6*LN([.#REF!371]/10000)^2+6.75*10^-8*LN([.#REF!371]/10000)^3)" office:value-type="float" office:value="13.2622956500527">
            <text:p>1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2]/10000)+2.63*10^-6*LN([.#REF!372]/10000)^2+6.75*10^-8*LN([.#REF!372]/10000)^3)" office:value-type="float" office:value="13.3525025597074">
            <text:p>1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3]/10000)+2.63*10^-6*LN([.#REF!373]/10000)^2+6.75*10^-8*LN([.#REF!373]/10000)^3)" office:value-type="float" office:value="13.4426532312289">
            <text:p>1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4]/10000)+2.63*10^-6*LN([.#REF!374]/10000)^2+6.75*10^-8*LN([.#REF!374]/10000)^3)" office:value-type="float" office:value="13.5327485222597">
            <text:p>1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5]/10000)+2.63*10^-6*LN([.#REF!375]/10000)^2+6.75*10^-8*LN([.#REF!375]/10000)^3)" office:value-type="float" office:value="13.622789286545">
            <text:p>1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6]/10000)+2.63*10^-6*LN([.#REF!376]/10000)^2+6.75*10^-8*LN([.#REF!376]/10000)^3)" office:value-type="float" office:value="13.7127763739902">
            <text:p>1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7]/10000)+2.63*10^-6*LN([.#REF!377]/10000)^2+6.75*10^-8*LN([.#REF!377]/10000)^3)" office:value-type="float" office:value="13.8027106307198">
            <text:p>1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8]/10000)+2.63*10^-6*LN([.#REF!378]/10000)^2+6.75*10^-8*LN([.#REF!378]/10000)^3)" office:value-type="float" office:value="13.8925928991341">
            <text:p>1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79]/10000)+2.63*10^-6*LN([.#REF!379]/10000)^2+6.75*10^-8*LN([.#REF!379]/10000)^3)" office:value-type="float" office:value="13.9824240179656">
            <text:p>1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0]/10000)+2.63*10^-6*LN([.#REF!380]/10000)^2+6.75*10^-8*LN([.#REF!380]/10000)^3)" office:value-type="float" office:value="14.0722048223359">
            <text:p>1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1]/10000)+2.63*10^-6*LN([.#REF!381]/10000)^2+6.75*10^-8*LN([.#REF!381]/10000)^3)" office:value-type="float" office:value="14.1619361438106">
            <text:p>1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2]/10000)+2.63*10^-6*LN([.#REF!382]/10000)^2+6.75*10^-8*LN([.#REF!382]/10000)^3)" office:value-type="float" office:value="14.2516188104539">
            <text:p>1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3]/10000)+2.63*10^-6*LN([.#REF!383]/10000)^2+6.75*10^-8*LN([.#REF!383]/10000)^3)" office:value-type="float" office:value="14.3412536468837">
            <text:p>1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4]/10000)+2.63*10^-6*LN([.#REF!384]/10000)^2+6.75*10^-8*LN([.#REF!384]/10000)^3)" office:value-type="float" office:value="14.4308414743251">
            <text:p>1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5]/10000)+2.63*10^-6*LN([.#REF!385]/10000)^2+6.75*10^-8*LN([.#REF!385]/10000)^3)" office:value-type="float" office:value="14.5203831106635">
            <text:p>1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6]/10000)+2.63*10^-6*LN([.#REF!386]/10000)^2+6.75*10^-8*LN([.#REF!386]/10000)^3)" office:value-type="float" office:value="14.6098793704976">
            <text:p>1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7]/10000)+2.63*10^-6*LN([.#REF!387]/10000)^2+6.75*10^-8*LN([.#REF!387]/10000)^3)" office:value-type="float" office:value="14.6993310651914">
            <text:p>1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8]/10000)+2.63*10^-6*LN([.#REF!388]/10000)^2+6.75*10^-8*LN([.#REF!388]/10000)^3)" office:value-type="float" office:value="14.7887390029259">
            <text:p>1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89]/10000)+2.63*10^-6*LN([.#REF!389]/10000)^2+6.75*10^-8*LN([.#REF!389]/10000)^3)" office:value-type="float" office:value="14.8781039887509">
            <text:p>1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0]/10000)+2.63*10^-6*LN([.#REF!390]/10000)^2+6.75*10^-8*LN([.#REF!390]/10000)^3)" office:value-type="float" office:value="14.9674268246348">
            <text:p>1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1]/10000)+2.63*10^-6*LN([.#REF!391]/10000)^2+6.75*10^-8*LN([.#REF!391]/10000)^3)" office:value-type="float" office:value="15.0567083095156">
            <text:p>1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2]/10000)+2.63*10^-6*LN([.#REF!392]/10000)^2+6.75*10^-8*LN([.#REF!392]/10000)^3)" office:value-type="float" office:value="15.1459492393501">
            <text:p>1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3]/10000)+2.63*10^-6*LN([.#REF!393]/10000)^2+6.75*10^-8*LN([.#REF!393]/10000)^3)" office:value-type="float" office:value="15.2351504071638">
            <text:p>1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4]/10000)+2.63*10^-6*LN([.#REF!394]/10000)^2+6.75*10^-8*LN([.#REF!394]/10000)^3)" office:value-type="float" office:value="15.3243126030993">
            <text:p>1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5]/10000)+2.63*10^-6*LN([.#REF!395]/10000)^2+6.75*10^-8*LN([.#REF!395]/10000)^3)" office:value-type="float" office:value="15.4134366144647">
            <text:p>1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6]/10000)+2.63*10^-6*LN([.#REF!396]/10000)^2+6.75*10^-8*LN([.#REF!396]/10000)^3)" office:value-type="float" office:value="15.5025232257817">
            <text:p>1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7]/10000)+2.63*10^-6*LN([.#REF!397]/10000)^2+6.75*10^-8*LN([.#REF!397]/10000)^3)" office:value-type="float" office:value="15.5915732188335">
            <text:p>1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8]/10000)+2.63*10^-6*LN([.#REF!398]/10000)^2+6.75*10^-8*LN([.#REF!398]/10000)^3)" office:value-type="float" office:value="15.6805873727111">
            <text:p>1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399]/10000)+2.63*10^-6*LN([.#REF!399]/10000)^2+6.75*10^-8*LN([.#REF!399]/10000)^3)" office:value-type="float" office:value="15.7695664638606">
            <text:p>1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0]/10000)+2.63*10^-6*LN([.#REF!400]/10000)^2+6.75*10^-8*LN([.#REF!400]/10000)^3)" office:value-type="float" office:value="15.8585112661293">
            <text:p>1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1]/10000)+2.63*10^-6*LN([.#REF!401]/10000)^2+6.75*10^-8*LN([.#REF!401]/10000)^3)" office:value-type="float" office:value="15.9474225508116">
            <text:p>1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2]/10000)+2.63*10^-6*LN([.#REF!402]/10000)^2+6.75*10^-8*LN([.#REF!402]/10000)^3)" office:value-type="float" office:value="16.0363010866944">
            <text:p>1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3]/10000)+2.63*10^-6*LN([.#REF!403]/10000)^2+6.75*10^-8*LN([.#REF!403]/10000)^3)" office:value-type="float" office:value="16.1251476401025">
            <text:p>1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4]/10000)+2.63*10^-6*LN([.#REF!404]/10000)^2+6.75*10^-8*LN([.#REF!404]/10000)^3)" office:value-type="float" office:value="16.2139629749429">
            <text:p>1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5]/10000)+2.63*10^-6*LN([.#REF!405]/10000)^2+6.75*10^-8*LN([.#REF!405]/10000)^3)" office:value-type="float" office:value="16.3027478527496">
            <text:p>1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6]/10000)+2.63*10^-6*LN([.#REF!406]/10000)^2+6.75*10^-8*LN([.#REF!406]/10000)^3)" office:value-type="float" office:value="16.3915030327272">
            <text:p>1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7]/10000)+2.63*10^-6*LN([.#REF!407]/10000)^2+6.75*10^-8*LN([.#REF!407]/10000)^3)" office:value-type="float" office:value="16.4802292717948">
            <text:p>1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8]/10000)+2.63*10^-6*LN([.#REF!408]/10000)^2+6.75*10^-8*LN([.#REF!408]/10000)^3)" office:value-type="float" office:value="16.5689273246293">
            <text:p>1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09]/10000)+2.63*10^-6*LN([.#REF!409]/10000)^2+6.75*10^-8*LN([.#REF!409]/10000)^3)" office:value-type="float" office:value="16.6575979437081">
            <text:p>1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0]/10000)+2.63*10^-6*LN([.#REF!410]/10000)^2+6.75*10^-8*LN([.#REF!410]/10000)^3)" office:value-type="float" office:value="16.746241879352">
            <text:p>1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1]/10000)+2.63*10^-6*LN([.#REF!411]/10000)^2+6.75*10^-8*LN([.#REF!411]/10000)^3)" office:value-type="float" office:value="16.8348598797675">
            <text:p>1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2]/10000)+2.63*10^-6*LN([.#REF!412]/10000)^2+6.75*10^-8*LN([.#REF!412]/10000)^3)" office:value-type="float" office:value="16.9234526910882">
            <text:p>1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3]/10000)+2.63*10^-6*LN([.#REF!413]/10000)^2+6.75*10^-8*LN([.#REF!413]/10000)^3)" office:value-type="float" office:value="17.0120210574174">
            <text:p>1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4]/10000)+2.63*10^-6*LN([.#REF!414]/10000)^2+6.75*10^-8*LN([.#REF!414]/10000)^3)" office:value-type="float" office:value="17.1005657208687">
            <text:p>1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5]/10000)+2.63*10^-6*LN([.#REF!415]/10000)^2+6.75*10^-8*LN([.#REF!415]/10000)^3)" office:value-type="float" office:value="17.1890874216072">
            <text:p>1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6]/10000)+2.63*10^-6*LN([.#REF!416]/10000)^2+6.75*10^-8*LN([.#REF!416]/10000)^3)" office:value-type="float" office:value="17.2775868978903">
            <text:p>1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7]/10000)+2.63*10^-6*LN([.#REF!417]/10000)^2+6.75*10^-8*LN([.#REF!417]/10000)^3)" office:value-type="float" office:value="17.3660648861083">
            <text:p>1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8]/10000)+2.63*10^-6*LN([.#REF!418]/10000)^2+6.75*10^-8*LN([.#REF!418]/10000)^3)" office:value-type="float" office:value="17.4545221208243">
            <text:p>1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19]/10000)+2.63*10^-6*LN([.#REF!419]/10000)^2+6.75*10^-8*LN([.#REF!419]/10000)^3)" office:value-type="float" office:value="17.5429593348141">
            <text:p>1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0]/10000)+2.63*10^-6*LN([.#REF!420]/10000)^2+6.75*10^-8*LN([.#REF!420]/10000)^3)" office:value-type="float" office:value="17.631377259106">
            <text:p>1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1]/10000)+2.63*10^-6*LN([.#REF!421]/10000)^2+6.75*10^-8*LN([.#REF!421]/10000)^3)" office:value-type="float" office:value="17.7197766230202">
            <text:p>1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2]/10000)+2.63*10^-6*LN([.#REF!422]/10000)^2+6.75*10^-8*LN([.#REF!422]/10000)^3)" office:value-type="float" office:value="17.8081581542074">
            <text:p>1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3]/10000)+2.63*10^-6*LN([.#REF!423]/10000)^2+6.75*10^-8*LN([.#REF!423]/10000)^3)" office:value-type="float" office:value="17.8965225786881">
            <text:p>1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4]/10000)+2.63*10^-6*LN([.#REF!424]/10000)^2+6.75*10^-8*LN([.#REF!424]/10000)^3)" office:value-type="float" office:value="17.9848706208911">
            <text:p>1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5]/10000)+2.63*10^-6*LN([.#REF!425]/10000)^2+6.75*10^-8*LN([.#REF!425]/10000)^3)" office:value-type="float" office:value="18.0732030036917">
            <text:p>1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6]/10000)+2.63*10^-6*LN([.#REF!426]/10000)^2+6.75*10^-8*LN([.#REF!426]/10000)^3)" office:value-type="float" office:value="18.16152044845">
            <text:p>1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7]/10000)+2.63*10^-6*LN([.#REF!427]/10000)^2+6.75*10^-8*LN([.#REF!427]/10000)^3)" office:value-type="float" office:value="18.2498236750483">
            <text:p>1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8]/10000)+2.63*10^-6*LN([.#REF!428]/10000)^2+6.75*10^-8*LN([.#REF!428]/10000)^3)" office:value-type="float" office:value="18.3381134019293">
            <text:p>1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29]/10000)+2.63*10^-6*LN([.#REF!429]/10000)^2+6.75*10^-8*LN([.#REF!429]/10000)^3)" office:value-type="float" office:value="18.4263903461332">
            <text:p>1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0]/10000)+2.63*10^-6*LN([.#REF!430]/10000)^2+6.75*10^-8*LN([.#REF!430]/10000)^3)" office:value-type="float" office:value="18.514655223335">
            <text:p>1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1]/10000)+2.63*10^-6*LN([.#REF!431]/10000)^2+6.75*10^-8*LN([.#REF!431]/10000)^3)" office:value-type="float" office:value="18.6029087478811">
            <text:p>1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2]/10000)+2.63*10^-6*LN([.#REF!432]/10000)^2+6.75*10^-8*LN([.#REF!432]/10000)^3)" office:value-type="float" office:value="18.691151632827">
            <text:p>1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3]/10000)+2.63*10^-6*LN([.#REF!433]/10000)^2+6.75*10^-8*LN([.#REF!433]/10000)^3)" office:value-type="float" office:value="18.7793845899728">
            <text:p>1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4]/10000)+2.63*10^-6*LN([.#REF!434]/10000)^2+6.75*10^-8*LN([.#REF!434]/10000)^3)" office:value-type="float" office:value="18.8676083299">
            <text:p>1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5]/10000)+2.63*10^-6*LN([.#REF!435]/10000)^2+6.75*10^-8*LN([.#REF!435]/10000)^3)" office:value-type="float" office:value="18.955823562008">
            <text:p>1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6]/10000)+2.63*10^-6*LN([.#REF!436]/10000)^2+6.75*10^-8*LN([.#REF!436]/10000)^3)" office:value-type="float" office:value="19.0440309945497">
            <text:p>1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7]/10000)+2.63*10^-6*LN([.#REF!437]/10000)^2+6.75*10^-8*LN([.#REF!437]/10000)^3)" office:value-type="float" office:value="19.1322313346673">
            <text:p>1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8]/10000)+2.63*10^-6*LN([.#REF!438]/10000)^2+6.75*10^-8*LN([.#REF!438]/10000)^3)" office:value-type="float" office:value="19.2204252884281">
            <text:p>1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39]/10000)+2.63*10^-6*LN([.#REF!439]/10000)^2+6.75*10^-8*LN([.#REF!439]/10000)^3)" office:value-type="float" office:value="19.3086135608601">
            <text:p>19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0]/10000)+2.63*10^-6*LN([.#REF!440]/10000)^2+6.75*10^-8*LN([.#REF!440]/10000)^3)" office:value-type="float" office:value="19.3967968559867">
            <text:p>1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1]/10000)+2.63*10^-6*LN([.#REF!441]/10000)^2+6.75*10^-8*LN([.#REF!441]/10000)^3)" office:value-type="float" office:value="19.4849758768626">
            <text:p>1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2]/10000)+2.63*10^-6*LN([.#REF!442]/10000)^2+6.75*10^-8*LN([.#REF!442]/10000)^3)" office:value-type="float" office:value="19.5731513256081">
            <text:p>1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3]/10000)+2.63*10^-6*LN([.#REF!443]/10000)^2+6.75*10^-8*LN([.#REF!443]/10000)^3)" office:value-type="float" office:value="19.6613239034446">
            <text:p>1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4]/10000)+2.63*10^-6*LN([.#REF!444]/10000)^2+6.75*10^-8*LN([.#REF!444]/10000)^3)" office:value-type="float" office:value="19.7494943107282">
            <text:p>1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5]/10000)+2.63*10^-6*LN([.#REF!445]/10000)^2+6.75*10^-8*LN([.#REF!445]/10000)^3)" office:value-type="float" office:value="19.8376632469853">
            <text:p>1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6]/10000)+2.63*10^-6*LN([.#REF!446]/10000)^2+6.75*10^-8*LN([.#REF!446]/10000)^3)" office:value-type="float" office:value="19.9258314109467">
            <text:p>1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7]/10000)+2.63*10^-6*LN([.#REF!447]/10000)^2+6.75*10^-8*LN([.#REF!447]/10000)^3)" office:value-type="float" office:value="20.0139995005812">
            <text:p>2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8]/10000)+2.63*10^-6*LN([.#REF!448]/10000)^2+6.75*10^-8*LN([.#REF!448]/10000)^3)" office:value-type="float" office:value="20.1021682131308">
            <text:p>2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49]/10000)+2.63*10^-6*LN([.#REF!449]/10000)^2+6.75*10^-8*LN([.#REF!449]/10000)^3)" office:value-type="float" office:value="20.1903382451435">
            <text:p>2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0]/10000)+2.63*10^-6*LN([.#REF!450]/10000)^2+6.75*10^-8*LN([.#REF!450]/10000)^3)" office:value-type="float" office:value="20.278510292508">
            <text:p>2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1]/10000)+2.63*10^-6*LN([.#REF!451]/10000)^2+6.75*10^-8*LN([.#REF!451]/10000)^3)" office:value-type="float" office:value="20.3666850504873">
            <text:p>2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2]/10000)+2.63*10^-6*LN([.#REF!452]/10000)^2+6.75*10^-8*LN([.#REF!452]/10000)^3)" office:value-type="float" office:value="20.4548632137519">
            <text:p>2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3]/10000)+2.63*10^-6*LN([.#REF!453]/10000)^2+6.75*10^-8*LN([.#REF!453]/10000)^3)" office:value-type="float" office:value="20.5430454764137">
            <text:p>2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4]/10000)+2.63*10^-6*LN([.#REF!454]/10000)^2+6.75*10^-8*LN([.#REF!454]/10000)^3)" office:value-type="float" office:value="20.6312325320594">
            <text:p>2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5]/10000)+2.63*10^-6*LN([.#REF!455]/10000)^2+6.75*10^-8*LN([.#REF!455]/10000)^3)" office:value-type="float" office:value="20.7194250737836">
            <text:p>2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6]/10000)+2.63*10^-6*LN([.#REF!456]/10000)^2+6.75*10^-8*LN([.#REF!456]/10000)^3)" office:value-type="float" office:value="20.8076237942221">
            <text:p>2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7]/10000)+2.63*10^-6*LN([.#REF!457]/10000)^2+6.75*10^-8*LN([.#REF!457]/10000)^3)" office:value-type="float" office:value="20.895829385585">
            <text:p>2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8]/10000)+2.63*10^-6*LN([.#REF!458]/10000)^2+6.75*10^-8*LN([.#REF!458]/10000)^3)" office:value-type="float" office:value="20.9840425396901">
            <text:p>2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59]/10000)+2.63*10^-6*LN([.#REF!459]/10000)^2+6.75*10^-8*LN([.#REF!459]/10000)^3)" office:value-type="float" office:value="21.0722639479948">
            <text:p>2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0]/10000)+2.63*10^-6*LN([.#REF!460]/10000)^2+6.75*10^-8*LN([.#REF!460]/10000)^3)" office:value-type="float" office:value="21.1604943016301">
            <text:p>2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1]/10000)+2.63*10^-6*LN([.#REF!461]/10000)^2+6.75*10^-8*LN([.#REF!461]/10000)^3)" office:value-type="float" office:value="21.2487342914329">
            <text:p>2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2]/10000)+2.63*10^-6*LN([.#REF!462]/10000)^2+6.75*10^-8*LN([.#REF!462]/10000)^3)" office:value-type="float" office:value="21.3369846079784">
            <text:p>2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3]/10000)+2.63*10^-6*LN([.#REF!463]/10000)^2+6.75*10^-8*LN([.#REF!463]/10000)^3)" office:value-type="float" office:value="21.4252459416131">
            <text:p>2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4]/10000)+2.63*10^-6*LN([.#REF!464]/10000)^2+6.75*10^-8*LN([.#REF!464]/10000)^3)" office:value-type="float" office:value="21.5135189824877">
            <text:p>2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5]/10000)+2.63*10^-6*LN([.#REF!465]/10000)^2+6.75*10^-8*LN([.#REF!465]/10000)^3)" office:value-type="float" office:value="21.6018044205885">
            <text:p>2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6]/10000)+2.63*10^-6*LN([.#REF!466]/10000)^2+6.75*10^-8*LN([.#REF!466]/10000)^3)" office:value-type="float" office:value="21.6901029457711">
            <text:p>2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7]/10000)+2.63*10^-6*LN([.#REF!467]/10000)^2+6.75*10^-8*LN([.#REF!467]/10000)^3)" office:value-type="float" office:value="21.7784152477919">
            <text:p>2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8]/10000)+2.63*10^-6*LN([.#REF!468]/10000)^2+6.75*10^-8*LN([.#REF!468]/10000)^3)" office:value-type="float" office:value="21.8667420163409">
            <text:p>2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69]/10000)+2.63*10^-6*LN([.#REF!469]/10000)^2+6.75*10^-8*LN([.#REF!469]/10000)^3)" office:value-type="float" office:value="21.9550839410738">
            <text:p>2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0]/10000)+2.63*10^-6*LN([.#REF!470]/10000)^2+6.75*10^-8*LN([.#REF!470]/10000)^3)" office:value-type="float" office:value="22.0434417116443">
            <text:p>2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1]/10000)+2.63*10^-6*LN([.#REF!471]/10000)^2+6.75*10^-8*LN([.#REF!471]/10000)^3)" office:value-type="float" office:value="22.1318160177362">
            <text:p>2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2]/10000)+2.63*10^-6*LN([.#REF!472]/10000)^2+6.75*10^-8*LN([.#REF!472]/10000)^3)" office:value-type="float" office:value="22.2202075490959">
            <text:p>2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3]/10000)+2.63*10^-6*LN([.#REF!473]/10000)^2+6.75*10^-8*LN([.#REF!473]/10000)^3)" office:value-type="float" office:value="22.3086169955642">
            <text:p>2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4]/10000)+2.63*10^-6*LN([.#REF!474]/10000)^2+6.75*10^-8*LN([.#REF!474]/10000)^3)" office:value-type="float" office:value="22.3970450471084">
            <text:p>2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5]/10000)+2.63*10^-6*LN([.#REF!475]/10000)^2+6.75*10^-8*LN([.#REF!475]/10000)^3)" office:value-type="float" office:value="22.4854923938547">
            <text:p>2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6]/10000)+2.63*10^-6*LN([.#REF!476]/10000)^2+6.75*10^-8*LN([.#REF!476]/10000)^3)" office:value-type="float" office:value="22.5739597261201">
            <text:p>2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7]/10000)+2.63*10^-6*LN([.#REF!477]/10000)^2+6.75*10^-8*LN([.#REF!477]/10000)^3)" office:value-type="float" office:value="22.6624477344444">
            <text:p>2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8]/10000)+2.63*10^-6*LN([.#REF!478]/10000)^2+6.75*10^-8*LN([.#REF!478]/10000)^3)" office:value-type="float" office:value="22.7509571096222">
            <text:p>2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79]/10000)+2.63*10^-6*LN([.#REF!479]/10000)^2+6.75*10^-8*LN([.#REF!479]/10000)^3)" office:value-type="float" office:value="22.8394885427352">
            <text:p>2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0]/10000)+2.63*10^-6*LN([.#REF!480]/10000)^2+6.75*10^-8*LN([.#REF!480]/10000)^3)" office:value-type="float" office:value="22.928042725184">
            <text:p>2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1]/10000)+2.63*10^-6*LN([.#REF!481]/10000)^2+6.75*10^-8*LN([.#REF!481]/10000)^3)" office:value-type="float" office:value="23.01662034872">
            <text:p>2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2]/10000)+2.63*10^-6*LN([.#REF!482]/10000)^2+6.75*10^-8*LN([.#REF!482]/10000)^3)" office:value-type="float" office:value="23.105222105478">
            <text:p>2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3]/10000)+2.63*10^-6*LN([.#REF!483]/10000)^2+6.75*10^-8*LN([.#REF!483]/10000)^3)" office:value-type="float" office:value="23.1938486880075">
            <text:p>2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4]/10000)+2.63*10^-6*LN([.#REF!484]/10000)^2+6.75*10^-8*LN([.#REF!484]/10000)^3)" office:value-type="float" office:value="23.2825007893052">
            <text:p>2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5]/10000)+2.63*10^-6*LN([.#REF!485]/10000)^2+6.75*10^-8*LN([.#REF!485]/10000)^3)" office:value-type="float" office:value="23.371179102847">
            <text:p>2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6]/10000)+2.63*10^-6*LN([.#REF!486]/10000)^2+6.75*10^-8*LN([.#REF!486]/10000)^3)" office:value-type="float" office:value="23.4598843226199">
            <text:p>2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7]/10000)+2.63*10^-6*LN([.#REF!487]/10000)^2+6.75*10^-8*LN([.#REF!487]/10000)^3)" office:value-type="float" office:value="23.5486171431544">
            <text:p>2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8]/10000)+2.63*10^-6*LN([.#REF!488]/10000)^2+6.75*10^-8*LN([.#REF!488]/10000)^3)" office:value-type="float" office:value="23.6373782595562">
            <text:p>2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89]/10000)+2.63*10^-6*LN([.#REF!489]/10000)^2+6.75*10^-8*LN([.#REF!489]/10000)^3)" office:value-type="float" office:value="23.7261683675389">
            <text:p>2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0]/10000)+2.63*10^-6*LN([.#REF!490]/10000)^2+6.75*10^-8*LN([.#REF!490]/10000)^3)" office:value-type="float" office:value="23.8149881634556">
            <text:p>2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1]/10000)+2.63*10^-6*LN([.#REF!491]/10000)^2+6.75*10^-8*LN([.#REF!491]/10000)^3)" office:value-type="float" office:value="23.9038383443316">
            <text:p>2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2]/10000)+2.63*10^-6*LN([.#REF!492]/10000)^2+6.75*10^-8*LN([.#REF!492]/10000)^3)" office:value-type="float" office:value="23.9927196078962">
            <text:p>2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3]/10000)+2.63*10^-6*LN([.#REF!493]/10000)^2+6.75*10^-8*LN([.#REF!493]/10000)^3)" office:value-type="float" office:value="24.0816326526153">
            <text:p>2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4]/10000)+2.63*10^-6*LN([.#REF!494]/10000)^2+6.75*10^-8*LN([.#REF!494]/10000)^3)" office:value-type="float" office:value="24.1705781777241">
            <text:p>2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5]/10000)+2.63*10^-6*LN([.#REF!495]/10000)^2+6.75*10^-8*LN([.#REF!495]/10000)^3)" office:value-type="float" office:value="24.2595568832585">
            <text:p>2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6]/10000)+2.63*10^-6*LN([.#REF!496]/10000)^2+6.75*10^-8*LN([.#REF!496]/10000)^3)" office:value-type="float" office:value="24.3485694700884">
            <text:p>2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7]/10000)+2.63*10^-6*LN([.#REF!497]/10000)^2+6.75*10^-8*LN([.#REF!497]/10000)^3)" office:value-type="float" office:value="24.4376166399501">
            <text:p>2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8]/10000)+2.63*10^-6*LN([.#REF!498]/10000)^2+6.75*10^-8*LN([.#REF!498]/10000)^3)" office:value-type="float" office:value="24.5266990954784">
            <text:p>2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499]/10000)+2.63*10^-6*LN([.#REF!499]/10000)^2+6.75*10^-8*LN([.#REF!499]/10000)^3)" office:value-type="float" office:value="24.6158175402397">
            <text:p>2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0]/10000)+2.63*10^-6*LN([.#REF!500]/10000)^2+6.75*10^-8*LN([.#REF!500]/10000)^3)" office:value-type="float" office:value="24.7049726787646">
            <text:p>2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1]/10000)+2.63*10^-6*LN([.#REF!501]/10000)^2+6.75*10^-8*LN([.#REF!501]/10000)^3)" office:value-type="float" office:value="24.7941652165808">
            <text:p>2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2]/10000)+2.63*10^-6*LN([.#REF!502]/10000)^2+6.75*10^-8*LN([.#REF!502]/10000)^3)" office:value-type="float" office:value="24.8833958602453">
            <text:p>2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3]/10000)+2.63*10^-6*LN([.#REF!503]/10000)^2+6.75*10^-8*LN([.#REF!503]/10000)^3)" office:value-type="float" office:value="24.9726653173782">
            <text:p>2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4]/10000)+2.63*10^-6*LN([.#REF!504]/10000)^2+6.75*10^-8*LN([.#REF!504]/10000)^3)" office:value-type="float" office:value="25.0619742966954">
            <text:p>2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5]/10000)+2.63*10^-6*LN([.#REF!505]/10000)^2+6.75*10^-8*LN([.#REF!505]/10000)^3)" office:value-type="float" office:value="25.1513235080415">
            <text:p>2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6]/10000)+2.63*10^-6*LN([.#REF!506]/10000)^2+6.75*10^-8*LN([.#REF!506]/10000)^3)" office:value-type="float" office:value="25.2407136624229">
            <text:p>2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7]/10000)+2.63*10^-6*LN([.#REF!507]/10000)^2+6.75*10^-8*LN([.#REF!507]/10000)^3)" office:value-type="float" office:value="25.330145472042">
            <text:p>2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8]/10000)+2.63*10^-6*LN([.#REF!508]/10000)^2+6.75*10^-8*LN([.#REF!508]/10000)^3)" office:value-type="float" office:value="25.4196196503294">
            <text:p>2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09]/10000)+2.63*10^-6*LN([.#REF!509]/10000)^2+6.75*10^-8*LN([.#REF!509]/10000)^3)" office:value-type="float" office:value="25.5091369119781">
            <text:p>2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0]/10000)+2.63*10^-6*LN([.#REF!510]/10000)^2+6.75*10^-8*LN([.#REF!510]/10000)^3)" office:value-type="float" office:value="25.5986979729771">
            <text:p>2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1]/10000)+2.63*10^-6*LN([.#REF!511]/10000)^2+6.75*10^-8*LN([.#REF!511]/10000)^3)" office:value-type="float" office:value="25.6883035506448">
            <text:p>2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2]/10000)+2.63*10^-6*LN([.#REF!512]/10000)^2+6.75*10^-8*LN([.#REF!512]/10000)^3)" office:value-type="float" office:value="25.777954363663">
            <text:p>2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3]/10000)+2.63*10^-6*LN([.#REF!513]/10000)^2+6.75*10^-8*LN([.#REF!513]/10000)^3)" office:value-type="float" office:value="25.8676511321111">
            <text:p>2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4]/10000)+2.63*10^-6*LN([.#REF!514]/10000)^2+6.75*10^-8*LN([.#REF!514]/10000)^3)" office:value-type="float" office:value="25.9573945774997">
            <text:p>2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5]/10000)+2.63*10^-6*LN([.#REF!515]/10000)^2+6.75*10^-8*LN([.#REF!515]/10000)^3)" office:value-type="float" office:value="26.0471854228051">
            <text:p>2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6]/10000)+2.63*10^-6*LN([.#REF!516]/10000)^2+6.75*10^-8*LN([.#REF!516]/10000)^3)" office:value-type="float" office:value="26.1370243925035">
            <text:p>2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7]/10000)+2.63*10^-6*LN([.#REF!517]/10000)^2+6.75*10^-8*LN([.#REF!517]/10000)^3)" office:value-type="float" office:value="26.2269122126058">
            <text:p>2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8]/10000)+2.63*10^-6*LN([.#REF!518]/10000)^2+6.75*10^-8*LN([.#REF!518]/10000)^3)" office:value-type="float" office:value="26.3168496106919">
            <text:p>2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19]/10000)+2.63*10^-6*LN([.#REF!519]/10000)^2+6.75*10^-8*LN([.#REF!519]/10000)^3)" office:value-type="float" office:value="26.406837315945">
            <text:p>2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0]/10000)+2.63*10^-6*LN([.#REF!520]/10000)^2+6.75*10^-8*LN([.#REF!520]/10000)^3)" office:value-type="float" office:value="26.4968760591879">
            <text:p>2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1]/10000)+2.63*10^-6*LN([.#REF!521]/10000)^2+6.75*10^-8*LN([.#REF!521]/10000)^3)" office:value-type="float" office:value="26.5869665729166">
            <text:p>2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2]/10000)+2.63*10^-6*LN([.#REF!522]/10000)^2+6.75*10^-8*LN([.#REF!522]/10000)^3)" office:value-type="float" office:value="26.6771095913361">
            <text:p>2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3]/10000)+2.63*10^-6*LN([.#REF!523]/10000)^2+6.75*10^-8*LN([.#REF!523]/10000)^3)" office:value-type="float" office:value="26.7673058503958">
            <text:p>2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4]/10000)+2.63*10^-6*LN([.#REF!524]/10000)^2+6.75*10^-8*LN([.#REF!524]/10000)^3)" office:value-type="float" office:value="26.8575560878252">
            <text:p>2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5]/10000)+2.63*10^-6*LN([.#REF!525]/10000)^2+6.75*10^-8*LN([.#REF!525]/10000)^3)" office:value-type="float" office:value="26.9478610431692">
            <text:p>2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6]/10000)+2.63*10^-6*LN([.#REF!526]/10000)^2+6.75*10^-8*LN([.#REF!526]/10000)^3)" office:value-type="float" office:value="27.038221457824">
            <text:p>2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7]/10000)+2.63*10^-6*LN([.#REF!527]/10000)^2+6.75*10^-8*LN([.#REF!527]/10000)^3)" office:value-type="float" office:value="27.1286380750737">
            <text:p>2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8]/10000)+2.63*10^-6*LN([.#REF!528]/10000)^2+6.75*10^-8*LN([.#REF!528]/10000)^3)" office:value-type="float" office:value="27.2191116401258">
            <text:p>2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29]/10000)+2.63*10^-6*LN([.#REF!529]/10000)^2+6.75*10^-8*LN([.#REF!529]/10000)^3)" office:value-type="float" office:value="27.3096429001483">
            <text:p>2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0]/10000)+2.63*10^-6*LN([.#REF!530]/10000)^2+6.75*10^-8*LN([.#REF!530]/10000)^3)" office:value-type="float" office:value="27.4002326043058">
            <text:p>2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1]/10000)+2.63*10^-6*LN([.#REF!531]/10000)^2+6.75*10^-8*LN([.#REF!531]/10000)^3)" office:value-type="float" office:value="27.4908815037962">
            <text:p>2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2]/10000)+2.63*10^-6*LN([.#REF!532]/10000)^2+6.75*10^-8*LN([.#REF!532]/10000)^3)" office:value-type="float" office:value="27.5815903518887">
            <text:p>2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3]/10000)+2.63*10^-6*LN([.#REF!533]/10000)^2+6.75*10^-8*LN([.#REF!533]/10000)^3)" office:value-type="float" office:value="27.6723599039597">
            <text:p>2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4]/10000)+2.63*10^-6*LN([.#REF!534]/10000)^2+6.75*10^-8*LN([.#REF!534]/10000)^3)" office:value-type="float" office:value="27.763190917531">
            <text:p>2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5]/10000)+2.63*10^-6*LN([.#REF!535]/10000)^2+6.75*10^-8*LN([.#REF!535]/10000)^3)" office:value-type="float" office:value="27.8540841523074">
            <text:p>2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6]/10000)+2.63*10^-6*LN([.#REF!536]/10000)^2+6.75*10^-8*LN([.#REF!536]/10000)^3)" office:value-type="float" office:value="27.9450403702142">
            <text:p>2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7]/10000)+2.63*10^-6*LN([.#REF!537]/10000)^2+6.75*10^-8*LN([.#REF!537]/10000)^3)" office:value-type="float" office:value="28.0360603354357">
            <text:p>2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8]/10000)+2.63*10^-6*LN([.#REF!538]/10000)^2+6.75*10^-8*LN([.#REF!538]/10000)^3)" office:value-type="float" office:value="28.1271448144531">
            <text:p>2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39]/10000)+2.63*10^-6*LN([.#REF!539]/10000)^2+6.75*10^-8*LN([.#REF!539]/10000)^3)" office:value-type="float" office:value="28.2182945760832">
            <text:p>2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0]/10000)+2.63*10^-6*LN([.#REF!540]/10000)^2+6.75*10^-8*LN([.#REF!540]/10000)^3)" office:value-type="float" office:value="28.3095103915174">
            <text:p>2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1]/10000)+2.63*10^-6*LN([.#REF!541]/10000)^2+6.75*10^-8*LN([.#REF!541]/10000)^3)" office:value-type="float" office:value="28.4007930343603">
            <text:p>2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2]/10000)+2.63*10^-6*LN([.#REF!542]/10000)^2+6.75*10^-8*LN([.#REF!542]/10000)^3)" office:value-type="float" office:value="28.492143280669">
            <text:p>2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3]/10000)+2.63*10^-6*LN([.#REF!543]/10000)^2+6.75*10^-8*LN([.#REF!543]/10000)^3)" office:value-type="float" office:value="28.5835619089932">
            <text:p>2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4]/10000)+2.63*10^-6*LN([.#REF!544]/10000)^2+6.75*10^-8*LN([.#REF!544]/10000)^3)" office:value-type="float" office:value="28.6750497004143">
            <text:p>2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5]/10000)+2.63*10^-6*LN([.#REF!545]/10000)^2+6.75*10^-8*LN([.#REF!545]/10000)^3)" office:value-type="float" office:value="28.7666074385853">
            <text:p>2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6]/10000)+2.63*10^-6*LN([.#REF!546]/10000)^2+6.75*10^-8*LN([.#REF!546]/10000)^3)" office:value-type="float" office:value="28.8582359097721">
            <text:p>2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7]/10000)+2.63*10^-6*LN([.#REF!547]/10000)^2+6.75*10^-8*LN([.#REF!547]/10000)^3)" office:value-type="float" office:value="28.949935902893">
            <text:p>2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8]/10000)+2.63*10^-6*LN([.#REF!548]/10000)^2+6.75*10^-8*LN([.#REF!548]/10000)^3)" office:value-type="float" office:value="29.0417082095601">
            <text:p>2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49]/10000)+2.63*10^-6*LN([.#REF!549]/10000)^2+6.75*10^-8*LN([.#REF!549]/10000)^3)" office:value-type="float" office:value="29.1335536241202">
            <text:p>2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0]/10000)+2.63*10^-6*LN([.#REF!550]/10000)^2+6.75*10^-8*LN([.#REF!550]/10000)^3)" office:value-type="float" office:value="29.2254729436963">
            <text:p>2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1]/10000)+2.63*10^-6*LN([.#REF!551]/10000)^2+6.75*10^-8*LN([.#REF!551]/10000)^3)" office:value-type="float" office:value="29.3174669682295">
            <text:p>29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2]/10000)+2.63*10^-6*LN([.#REF!552]/10000)^2+6.75*10^-8*LN([.#REF!552]/10000)^3)" office:value-type="float" office:value="29.4095365005206">
            <text:p>2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3]/10000)+2.63*10^-6*LN([.#REF!553]/10000)^2+6.75*10^-8*LN([.#REF!553]/10000)^3)" office:value-type="float" office:value="29.5016823462727">
            <text:p>2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4]/10000)+2.63*10^-6*LN([.#REF!554]/10000)^2+6.75*10^-8*LN([.#REF!554]/10000)^3)" office:value-type="float" office:value="29.593905314134">
            <text:p>2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5]/10000)+2.63*10^-6*LN([.#REF!555]/10000)^2+6.75*10^-8*LN([.#REF!555]/10000)^3)" office:value-type="float" office:value="29.6862062157403">
            <text:p>2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6]/10000)+2.63*10^-6*LN([.#REF!556]/10000)^2+6.75*10^-8*LN([.#REF!556]/10000)^3)" office:value-type="float" office:value="29.7785858657582">
            <text:p>2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7]/10000)+2.63*10^-6*LN([.#REF!557]/10000)^2+6.75*10^-8*LN([.#REF!557]/10000)^3)" office:value-type="float" office:value="29.8710450819295">
            <text:p>2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8]/10000)+2.63*10^-6*LN([.#REF!558]/10000)^2+6.75*10^-8*LN([.#REF!558]/10000)^3)" office:value-type="float" office:value="29.9635846851142">
            <text:p>3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59]/10000)+2.63*10^-6*LN([.#REF!559]/10000)^2+6.75*10^-8*LN([.#REF!559]/10000)^3)" office:value-type="float" office:value="30.0562054993353">
            <text:p>3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0]/10000)+2.63*10^-6*LN([.#REF!560]/10000)^2+6.75*10^-8*LN([.#REF!560]/10000)^3)" office:value-type="float" office:value="30.1489083518231">
            <text:p>3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1]/10000)+2.63*10^-6*LN([.#REF!561]/10000)^2+6.75*10^-8*LN([.#REF!561]/10000)^3)" office:value-type="float" office:value="30.2416940730607">
            <text:p>3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2]/10000)+2.63*10^-6*LN([.#REF!562]/10000)^2+6.75*10^-8*LN([.#REF!562]/10000)^3)" office:value-type="float" office:value="30.3345634968284">
            <text:p>3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3]/10000)+2.63*10^-6*LN([.#REF!563]/10000)^2+6.75*10^-8*LN([.#REF!563]/10000)^3)" office:value-type="float" office:value="30.4275174602502">
            <text:p>3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4]/10000)+2.63*10^-6*LN([.#REF!564]/10000)^2+6.75*10^-8*LN([.#REF!564]/10000)^3)" office:value-type="float" office:value="30.5205568038394">
            <text:p>3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5]/10000)+2.63*10^-6*LN([.#REF!565]/10000)^2+6.75*10^-8*LN([.#REF!565]/10000)^3)" office:value-type="float" office:value="30.6136823715456">
            <text:p>3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6]/10000)+2.63*10^-6*LN([.#REF!566]/10000)^2+6.75*10^-8*LN([.#REF!566]/10000)^3)" office:value-type="float" office:value="30.7068950108007">
            <text:p>3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7]/10000)+2.63*10^-6*LN([.#REF!567]/10000)^2+6.75*10^-8*LN([.#REF!567]/10000)^3)" office:value-type="float" office:value="30.8001955725666">
            <text:p>3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8]/10000)+2.63*10^-6*LN([.#REF!568]/10000)^2+6.75*10^-8*LN([.#REF!568]/10000)^3)" office:value-type="float" office:value="30.8935849113825">
            <text:p>3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69]/10000)+2.63*10^-6*LN([.#REF!569]/10000)^2+6.75*10^-8*LN([.#REF!569]/10000)^3)" office:value-type="float" office:value="30.9870638854138">
            <text:p>3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0]/10000)+2.63*10^-6*LN([.#REF!570]/10000)^2+6.75*10^-8*LN([.#REF!570]/10000)^3)" office:value-type="float" office:value="31.0806333564989">
            <text:p>3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1]/10000)+2.63*10^-6*LN([.#REF!571]/10000)^2+6.75*10^-8*LN([.#REF!571]/10000)^3)" office:value-type="float" office:value="31.1742941901995">
            <text:p>3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2]/10000)+2.63*10^-6*LN([.#REF!572]/10000)^2+6.75*10^-8*LN([.#REF!572]/10000)^3)" office:value-type="float" office:value="31.2680472558494">
            <text:p>3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3]/10000)+2.63*10^-6*LN([.#REF!573]/10000)^2+6.75*10^-8*LN([.#REF!573]/10000)^3)" office:value-type="float" office:value="31.3618934266036">
            <text:p>3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4]/10000)+2.63*10^-6*LN([.#REF!574]/10000)^2+6.75*10^-8*LN([.#REF!574]/10000)^3)" office:value-type="float" office:value="31.4558335794893">
            <text:p>3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5]/10000)+2.63*10^-6*LN([.#REF!575]/10000)^2+6.75*10^-8*LN([.#REF!575]/10000)^3)" office:value-type="float" office:value="31.5498685954558">
            <text:p>3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6]/10000)+2.63*10^-6*LN([.#REF!576]/10000)^2+6.75*10^-8*LN([.#REF!576]/10000)^3)" office:value-type="float" office:value="31.6439993594262">
            <text:p>3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7]/10000)+2.63*10^-6*LN([.#REF!577]/10000)^2+6.75*10^-8*LN([.#REF!577]/10000)^3)" office:value-type="float" office:value="31.7382267603479">
            <text:p>3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8]/10000)+2.63*10^-6*LN([.#REF!578]/10000)^2+6.75*10^-8*LN([.#REF!578]/10000)^3)" office:value-type="float" office:value="31.8325516912456">
            <text:p>3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79]/10000)+2.63*10^-6*LN([.#REF!579]/10000)^2+6.75*10^-8*LN([.#REF!579]/10000)^3)" office:value-type="float" office:value="31.926975049273">
            <text:p>3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0]/10000)+2.63*10^-6*LN([.#REF!580]/10000)^2+6.75*10^-8*LN([.#REF!580]/10000)^3)" office:value-type="float" office:value="32.0214977357661">
            <text:p>3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1]/10000)+2.63*10^-6*LN([.#REF!581]/10000)^2+6.75*10^-8*LN([.#REF!581]/10000)^3)" office:value-type="float" office:value="32.1161206562964">
            <text:p>3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2]/10000)+2.63*10^-6*LN([.#REF!582]/10000)^2+6.75*10^-8*LN([.#REF!582]/10000)^3)" office:value-type="float" office:value="32.2108447207248">
            <text:p>3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3]/10000)+2.63*10^-6*LN([.#REF!583]/10000)^2+6.75*10^-8*LN([.#REF!583]/10000)^3)" office:value-type="float" office:value="32.3056708432563">
            <text:p>3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4]/10000)+2.63*10^-6*LN([.#REF!584]/10000)^2+6.75*10^-8*LN([.#REF!584]/10000)^3)" office:value-type="float" office:value="32.4005999424944">
            <text:p>3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5]/10000)+2.63*10^-6*LN([.#REF!585]/10000)^2+6.75*10^-8*LN([.#REF!585]/10000)^3)" office:value-type="float" office:value="32.4956329414971">
            <text:p>3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6]/10000)+2.63*10^-6*LN([.#REF!586]/10000)^2+6.75*10^-8*LN([.#REF!586]/10000)^3)" office:value-type="float" office:value="32.5907707678325">
            <text:p>3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7]/10000)+2.63*10^-6*LN([.#REF!587]/10000)^2+6.75*10^-8*LN([.#REF!587]/10000)^3)" office:value-type="float" office:value="32.6860143536356">
            <text:p>3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8]/10000)+2.63*10^-6*LN([.#REF!588]/10000)^2+6.75*10^-8*LN([.#REF!588]/10000)^3)" office:value-type="float" office:value="32.7813646356649">
            <text:p>3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89]/10000)+2.63*10^-6*LN([.#REF!589]/10000)^2+6.75*10^-8*LN([.#REF!589]/10000)^3)" office:value-type="float" office:value="32.876822555361">
            <text:p>3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0]/10000)+2.63*10^-6*LN([.#REF!590]/10000)^2+6.75*10^-8*LN([.#REF!590]/10000)^3)" office:value-type="float" office:value="32.9723890589036">
            <text:p>3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1]/10000)+2.63*10^-6*LN([.#REF!591]/10000)^2+6.75*10^-8*LN([.#REF!591]/10000)^3)" office:value-type="float" office:value="33.068065097271">
            <text:p>3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2]/10000)+2.63*10^-6*LN([.#REF!592]/10000)^2+6.75*10^-8*LN([.#REF!592]/10000)^3)" office:value-type="float" office:value="33.1638516262997">
            <text:p>3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3]/10000)+2.63*10^-6*LN([.#REF!593]/10000)^2+6.75*10^-8*LN([.#REF!593]/10000)^3)" office:value-type="float" office:value="33.2597496067436">
            <text:p>3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4]/10000)+2.63*10^-6*LN([.#REF!594]/10000)^2+6.75*10^-8*LN([.#REF!594]/10000)^3)" office:value-type="float" office:value="33.3557600043351">
            <text:p>3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5]/10000)+2.63*10^-6*LN([.#REF!595]/10000)^2+6.75*10^-8*LN([.#REF!595]/10000)^3)" office:value-type="float" office:value="33.4518837898463">
            <text:p>3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6]/10000)+2.63*10^-6*LN([.#REF!596]/10000)^2+6.75*10^-8*LN([.#REF!596]/10000)^3)" office:value-type="float" office:value="33.5481219391506">
            <text:p>3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7]/10000)+2.63*10^-6*LN([.#REF!597]/10000)^2+6.75*10^-8*LN([.#REF!597]/10000)^3)" office:value-type="float" office:value="33.6444754332852">
            <text:p>3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8]/10000)+2.63*10^-6*LN([.#REF!598]/10000)^2+6.75*10^-8*LN([.#REF!598]/10000)^3)" office:value-type="float" office:value="33.7409452585144">
            <text:p>3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599]/10000)+2.63*10^-6*LN([.#REF!599]/10000)^2+6.75*10^-8*LN([.#REF!599]/10000)^3)" office:value-type="float" office:value="33.837532406393">
            <text:p>3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0]/10000)+2.63*10^-6*LN([.#REF!600]/10000)^2+6.75*10^-8*LN([.#REF!600]/10000)^3)" office:value-type="float" office:value="33.9342378738311">
            <text:p>3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1]/10000)+2.63*10^-6*LN([.#REF!601]/10000)^2+6.75*10^-8*LN([.#REF!601]/10000)^3)" office:value-type="float" office:value="34.031062663159">
            <text:p>34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2]/10000)+2.63*10^-6*LN([.#REF!602]/10000)^2+6.75*10^-8*LN([.#REF!602]/10000)^3)" office:value-type="float" office:value="34.128007782193">
            <text:p>3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3]/10000)+2.63*10^-6*LN([.#REF!603]/10000)^2+6.75*10^-8*LN([.#REF!603]/10000)^3)" office:value-type="float" office:value="34.225074244302">
            <text:p>3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4]/10000)+2.63*10^-6*LN([.#REF!604]/10000)^2+6.75*10^-8*LN([.#REF!604]/10000)^3)" office:value-type="float" office:value="34.3222630684744">
            <text:p>3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5]/10000)+2.63*10^-6*LN([.#REF!605]/10000)^2+6.75*10^-8*LN([.#REF!605]/10000)^3)" office:value-type="float" office:value="34.4195752793865">
            <text:p>3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6]/10000)+2.63*10^-6*LN([.#REF!606]/10000)^2+6.75*10^-8*LN([.#REF!606]/10000)^3)" office:value-type="float" office:value="34.5170119074709">
            <text:p>3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7]/10000)+2.63*10^-6*LN([.#REF!607]/10000)^2+6.75*10^-8*LN([.#REF!607]/10000)^3)" office:value-type="float" office:value="34.6145739889856">
            <text:p>3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8]/10000)+2.63*10^-6*LN([.#REF!608]/10000)^2+6.75*10^-8*LN([.#REF!608]/10000)^3)" office:value-type="float" office:value="34.7122625660848">
            <text:p>3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09]/10000)+2.63*10^-6*LN([.#REF!609]/10000)^2+6.75*10^-8*LN([.#REF!609]/10000)^3)" office:value-type="float" office:value="34.8100786868895">
            <text:p>3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0]/10000)+2.63*10^-6*LN([.#REF!610]/10000)^2+6.75*10^-8*LN([.#REF!610]/10000)^3)" office:value-type="float" office:value="34.908023405559">
            <text:p>3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1]/10000)+2.63*10^-6*LN([.#REF!611]/10000)^2+6.75*10^-8*LN([.#REF!611]/10000)^3)" office:value-type="float" office:value="35.0060977823641">
            <text:p>3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2]/10000)+2.63*10^-6*LN([.#REF!612]/10000)^2+6.75*10^-8*LN([.#REF!612]/10000)^3)" office:value-type="float" office:value="35.1043028837593">
            <text:p>3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3]/10000)+2.63*10^-6*LN([.#REF!613]/10000)^2+6.75*10^-8*LN([.#REF!613]/10000)^3)" office:value-type="float" office:value="35.2026397824582">
            <text:p>3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4]/10000)+2.63*10^-6*LN([.#REF!614]/10000)^2+6.75*10^-8*LN([.#REF!614]/10000)^3)" office:value-type="float" office:value="35.3011095575075">
            <text:p>3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5]/10000)+2.63*10^-6*LN([.#REF!615]/10000)^2+6.75*10^-8*LN([.#REF!615]/10000)^3)" office:value-type="float" office:value="35.3997132943635">
            <text:p>3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6]/10000)+2.63*10^-6*LN([.#REF!616]/10000)^2+6.75*10^-8*LN([.#REF!616]/10000)^3)" office:value-type="float" office:value="35.4984520849685">
            <text:p>3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7]/10000)+2.63*10^-6*LN([.#REF!617]/10000)^2+6.75*10^-8*LN([.#REF!617]/10000)^3)" office:value-type="float" office:value="35.597327027828">
            <text:p>3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8]/10000)+2.63*10^-6*LN([.#REF!618]/10000)^2+6.75*10^-8*LN([.#REF!618]/10000)^3)" office:value-type="float" office:value="35.69633922809">
            <text:p>3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19]/10000)+2.63*10^-6*LN([.#REF!619]/10000)^2+6.75*10^-8*LN([.#REF!619]/10000)^3)" office:value-type="float" office:value="35.7954897976234">
            <text:p>3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0]/10000)+2.63*10^-6*LN([.#REF!620]/10000)^2+6.75*10^-8*LN([.#REF!620]/10000)^3)" office:value-type="float" office:value="35.894779855099">
            <text:p>3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1]/10000)+2.63*10^-6*LN([.#REF!621]/10000)^2+6.75*10^-8*LN([.#REF!621]/10000)^3)" office:value-type="float" office:value="35.9942105260705">
            <text:p>3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2]/10000)+2.63*10^-6*LN([.#REF!622]/10000)^2+6.75*10^-8*LN([.#REF!622]/10000)^3)" office:value-type="float" office:value="36.0937829430564">
            <text:p>3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3]/10000)+2.63*10^-6*LN([.#REF!623]/10000)^2+6.75*10^-8*LN([.#REF!623]/10000)^3)" office:value-type="float" office:value="36.1934982456235">
            <text:p>3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4]/10000)+2.63*10^-6*LN([.#REF!624]/10000)^2+6.75*10^-8*LN([.#REF!624]/10000)^3)" office:value-type="float" office:value="36.2933575804705">
            <text:p>3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5]/10000)+2.63*10^-6*LN([.#REF!625]/10000)^2+6.75*10^-8*LN([.#REF!625]/10000)^3)" office:value-type="float" office:value="36.393362101514">
            <text:p>3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6]/10000)+2.63*10^-6*LN([.#REF!626]/10000)^2+6.75*10^-8*LN([.#REF!626]/10000)^3)" office:value-type="float" office:value="36.4935129699733">
            <text:p>3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7]/10000)+2.63*10^-6*LN([.#REF!627]/10000)^2+6.75*10^-8*LN([.#REF!627]/10000)^3)" office:value-type="float" office:value="36.5938113544589">
            <text:p>3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8]/10000)+2.63*10^-6*LN([.#REF!628]/10000)^2+6.75*10^-8*LN([.#REF!628]/10000)^3)" office:value-type="float" office:value="36.6942584310594">
            <text:p>3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29]/10000)+2.63*10^-6*LN([.#REF!629]/10000)^2+6.75*10^-8*LN([.#REF!629]/10000)^3)" office:value-type="float" office:value="36.794855383432">
            <text:p>3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0]/10000)+2.63*10^-6*LN([.#REF!630]/10000)^2+6.75*10^-8*LN([.#REF!630]/10000)^3)" office:value-type="float" office:value="36.8956034028916">
            <text:p>3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1]/10000)+2.63*10^-6*LN([.#REF!631]/10000)^2+6.75*10^-8*LN([.#REF!631]/10000)^3)" office:value-type="float" office:value="36.9965036885031">
            <text:p>3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2]/10000)+2.63*10^-6*LN([.#REF!632]/10000)^2+6.75*10^-8*LN([.#REF!632]/10000)^3)" office:value-type="float" office:value="37.0975574471736">
            <text:p>3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3]/10000)+2.63*10^-6*LN([.#REF!633]/10000)^2+6.75*10^-8*LN([.#REF!633]/10000)^3)" office:value-type="float" office:value="37.1987658937461">
            <text:p>3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4]/10000)+2.63*10^-6*LN([.#REF!634]/10000)^2+6.75*10^-8*LN([.#REF!634]/10000)^3)" office:value-type="float" office:value="37.3001302510942">
            <text:p>3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5]/10000)+2.63*10^-6*LN([.#REF!635]/10000)^2+6.75*10^-8*LN([.#REF!635]/10000)^3)" office:value-type="float" office:value="37.4016517502181">
            <text:p>3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6]/10000)+2.63*10^-6*LN([.#REF!636]/10000)^2+6.75*10^-8*LN([.#REF!636]/10000)^3)" office:value-type="float" office:value="37.5033316303421">
            <text:p>3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7]/10000)+2.63*10^-6*LN([.#REF!637]/10000)^2+6.75*10^-8*LN([.#REF!637]/10000)^3)" office:value-type="float" office:value="37.6051711390127">
            <text:p>3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8]/10000)+2.63*10^-6*LN([.#REF!638]/10000)^2+6.75*10^-8*LN([.#REF!638]/10000)^3)" office:value-type="float" office:value="37.7071715321981">
            <text:p>3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39]/10000)+2.63*10^-6*LN([.#REF!639]/10000)^2+6.75*10^-8*LN([.#REF!639]/10000)^3)" office:value-type="float" office:value="37.8093340743891">
            <text:p>3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0]/10000)+2.63*10^-6*LN([.#REF!640]/10000)^2+6.75*10^-8*LN([.#REF!640]/10000)^3)" office:value-type="float" office:value="37.9116600387018">
            <text:p>3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1]/10000)+2.63*10^-6*LN([.#REF!641]/10000)^2+6.75*10^-8*LN([.#REF!641]/10000)^3)" office:value-type="float" office:value="38.0141507069802">
            <text:p>3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2]/10000)+2.63*10^-6*LN([.#REF!642]/10000)^2+6.75*10^-8*LN([.#REF!642]/10000)^3)" office:value-type="float" office:value="38.1168073699014">
            <text:p>3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3]/10000)+2.63*10^-6*LN([.#REF!643]/10000)^2+6.75*10^-8*LN([.#REF!643]/10000)^3)" office:value-type="float" office:value="38.2196313270815">
            <text:p>3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4]/10000)+2.63*10^-6*LN([.#REF!644]/10000)^2+6.75*10^-8*LN([.#REF!644]/10000)^3)" office:value-type="float" office:value="38.3226238871834">
            <text:p>3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5]/10000)+2.63*10^-6*LN([.#REF!645]/10000)^2+6.75*10^-8*LN([.#REF!645]/10000)^3)" office:value-type="float" office:value="38.425786368025">
            <text:p>3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6]/10000)+2.63*10^-6*LN([.#REF!646]/10000)^2+6.75*10^-8*LN([.#REF!646]/10000)^3)" office:value-type="float" office:value="38.5291200966899">
            <text:p>3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7]/10000)+2.63*10^-6*LN([.#REF!647]/10000)^2+6.75*10^-8*LN([.#REF!647]/10000)^3)" office:value-type="float" office:value="38.6326264096389">
            <text:p>3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8]/10000)+2.63*10^-6*LN([.#REF!648]/10000)^2+6.75*10^-8*LN([.#REF!648]/10000)^3)" office:value-type="float" office:value="38.7363066528228">
            <text:p>3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49]/10000)+2.63*10^-6*LN([.#REF!649]/10000)^2+6.75*10^-8*LN([.#REF!649]/10000)^3)" office:value-type="float" office:value="38.8401621817977">
            <text:p>3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0]/10000)+2.63*10^-6*LN([.#REF!650]/10000)^2+6.75*10^-8*LN([.#REF!650]/10000)^3)" office:value-type="float" office:value="38.9441943618401">
            <text:p>3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1]/10000)+2.63*10^-6*LN([.#REF!651]/10000)^2+6.75*10^-8*LN([.#REF!651]/10000)^3)" office:value-type="float" office:value="39.0484045680653">
            <text:p>3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2]/10000)+2.63*10^-6*LN([.#REF!652]/10000)^2+6.75*10^-8*LN([.#REF!652]/10000)^3)" office:value-type="float" office:value="39.1527941855462">
            <text:p>3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3]/10000)+2.63*10^-6*LN([.#REF!653]/10000)^2+6.75*10^-8*LN([.#REF!653]/10000)^3)" office:value-type="float" office:value="39.2573646094339">
            <text:p>39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4]/10000)+2.63*10^-6*LN([.#REF!654]/10000)^2+6.75*10^-8*LN([.#REF!654]/10000)^3)" office:value-type="float" office:value="39.3621172450802">
            <text:p>3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5]/10000)+2.63*10^-6*LN([.#REF!655]/10000)^2+6.75*10^-8*LN([.#REF!655]/10000)^3)" office:value-type="float" office:value="39.4670535081618">
            <text:p>3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6]/10000)+2.63*10^-6*LN([.#REF!656]/10000)^2+6.75*10^-8*LN([.#REF!656]/10000)^3)" office:value-type="float" office:value="39.5721748248051">
            <text:p>3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7]/10000)+2.63*10^-6*LN([.#REF!657]/10000)^2+6.75*10^-8*LN([.#REF!657]/10000)^3)" office:value-type="float" office:value="39.6774826317145">
            <text:p>3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8]/10000)+2.63*10^-6*LN([.#REF!658]/10000)^2+6.75*10^-8*LN([.#REF!658]/10000)^3)" office:value-type="float" office:value="39.7829783763009">
            <text:p>3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59]/10000)+2.63*10^-6*LN([.#REF!659]/10000)^2+6.75*10^-8*LN([.#REF!659]/10000)^3)" office:value-type="float" office:value="39.8886635168122">
            <text:p>3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0]/10000)+2.63*10^-6*LN([.#REF!660]/10000)^2+6.75*10^-8*LN([.#REF!660]/10000)^3)" office:value-type="float" office:value="39.9945395224665">
            <text:p>4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1]/10000)+2.63*10^-6*LN([.#REF!661]/10000)^2+6.75*10^-8*LN([.#REF!661]/10000)^3)" office:value-type="float" office:value="40.100607873586">
            <text:p>4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2]/10000)+2.63*10^-6*LN([.#REF!662]/10000)^2+6.75*10^-8*LN([.#REF!662]/10000)^3)" office:value-type="float" office:value="40.2068700617334">
            <text:p>4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3]/10000)+2.63*10^-6*LN([.#REF!663]/10000)^2+6.75*10^-8*LN([.#REF!663]/10000)^3)" office:value-type="float" office:value="40.3133275898496">
            <text:p>4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4]/10000)+2.63*10^-6*LN([.#REF!664]/10000)^2+6.75*10^-8*LN([.#REF!664]/10000)^3)" office:value-type="float" office:value="40.4199819723941">
            <text:p>4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5]/10000)+2.63*10^-6*LN([.#REF!665]/10000)^2+6.75*10^-8*LN([.#REF!665]/10000)^3)" office:value-type="float" office:value="40.5268347354867">
            <text:p>4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6]/10000)+2.63*10^-6*LN([.#REF!666]/10000)^2+6.75*10^-8*LN([.#REF!666]/10000)^3)" office:value-type="float" office:value="40.6338874170514">
            <text:p>4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7]/10000)+2.63*10^-6*LN([.#REF!667]/10000)^2+6.75*10^-8*LN([.#REF!667]/10000)^3)" office:value-type="float" office:value="40.7411415669622">
            <text:p>4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8]/10000)+2.63*10^-6*LN([.#REF!668]/10000)^2+6.75*10^-8*LN([.#REF!668]/10000)^3)" office:value-type="float" office:value="40.848598747191">
            <text:p>4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69]/10000)+2.63*10^-6*LN([.#REF!669]/10000)^2+6.75*10^-8*LN([.#REF!669]/10000)^3)" office:value-type="float" office:value="40.9562605319578">
            <text:p>4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0]/10000)+2.63*10^-6*LN([.#REF!670]/10000)^2+6.75*10^-8*LN([.#REF!670]/10000)^3)" office:value-type="float" office:value="41.0641285078824">
            <text:p>4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1]/10000)+2.63*10^-6*LN([.#REF!671]/10000)^2+6.75*10^-8*LN([.#REF!671]/10000)^3)" office:value-type="float" office:value="41.1722042741392">
            <text:p>4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2]/10000)+2.63*10^-6*LN([.#REF!672]/10000)^2+6.75*10^-8*LN([.#REF!672]/10000)^3)" office:value-type="float" office:value="41.280489442613">
            <text:p>4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3]/10000)+2.63*10^-6*LN([.#REF!673]/10000)^2+6.75*10^-8*LN([.#REF!673]/10000)^3)" office:value-type="float" office:value="41.3889856380583">
            <text:p>4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4]/10000)+2.63*10^-6*LN([.#REF!674]/10000)^2+6.75*10^-8*LN([.#REF!674]/10000)^3)" office:value-type="float" office:value="41.4976944982595">
            <text:p>4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5]/10000)+2.63*10^-6*LN([.#REF!675]/10000)^2+6.75*10^-8*LN([.#REF!675]/10000)^3)" office:value-type="float" office:value="41.6066176741947">
            <text:p>4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6]/10000)+2.63*10^-6*LN([.#REF!676]/10000)^2+6.75*10^-8*LN([.#REF!676]/10000)^3)" office:value-type="float" office:value="41.7157568302014">
            <text:p>4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7]/10000)+2.63*10^-6*LN([.#REF!677]/10000)^2+6.75*10^-8*LN([.#REF!677]/10000)^3)" office:value-type="float" office:value="41.8251136441437">
            <text:p>4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8]/10000)+2.63*10^-6*LN([.#REF!678]/10000)^2+6.75*10^-8*LN([.#REF!678]/10000)^3)" office:value-type="float" office:value="41.9346898075834">
            <text:p>4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79]/10000)+2.63*10^-6*LN([.#REF!679]/10000)^2+6.75*10^-8*LN([.#REF!679]/10000)^3)" office:value-type="float" office:value="42.0444870259526">
            <text:p>4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0]/10000)+2.63*10^-6*LN([.#REF!680]/10000)^2+6.75*10^-8*LN([.#REF!680]/10000)^3)" office:value-type="float" office:value="42.1545070187291">
            <text:p>4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1]/10000)+2.63*10^-6*LN([.#REF!681]/10000)^2+6.75*10^-8*LN([.#REF!681]/10000)^3)" office:value-type="float" office:value="42.2647515196146">
            <text:p>4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2]/10000)+2.63*10^-6*LN([.#REF!682]/10000)^2+6.75*10^-8*LN([.#REF!682]/10000)^3)" office:value-type="float" office:value="42.3752222767147">
            <text:p>4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3]/10000)+2.63*10^-6*LN([.#REF!683]/10000)^2+6.75*10^-8*LN([.#REF!683]/10000)^3)" office:value-type="float" office:value="42.4859210527229">
            <text:p>4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4]/10000)+2.63*10^-6*LN([.#REF!684]/10000)^2+6.75*10^-8*LN([.#REF!684]/10000)^3)" office:value-type="float" office:value="42.5968496251058">
            <text:p>4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5]/10000)+2.63*10^-6*LN([.#REF!685]/10000)^2+6.75*10^-8*LN([.#REF!685]/10000)^3)" office:value-type="float" office:value="42.7080097862924">
            <text:p>4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6]/10000)+2.63*10^-6*LN([.#REF!686]/10000)^2+6.75*10^-8*LN([.#REF!686]/10000)^3)" office:value-type="float" office:value="42.8194033438653">
            <text:p>4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7]/10000)+2.63*10^-6*LN([.#REF!687]/10000)^2+6.75*10^-8*LN([.#REF!687]/10000)^3)" office:value-type="float" office:value="42.9310321207551">
            <text:p>4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8]/10000)+2.63*10^-6*LN([.#REF!688]/10000)^2+6.75*10^-8*LN([.#REF!688]/10000)^3)" office:value-type="float" office:value="43.0428979554377">
            <text:p>4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89]/10000)+2.63*10^-6*LN([.#REF!689]/10000)^2+6.75*10^-8*LN([.#REF!689]/10000)^3)" office:value-type="float" office:value="43.1550027021347">
            <text:p>4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0]/10000)+2.63*10^-6*LN([.#REF!690]/10000)^2+6.75*10^-8*LN([.#REF!690]/10000)^3)" office:value-type="float" office:value="43.2673482310164">
            <text:p>4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1]/10000)+2.63*10^-6*LN([.#REF!691]/10000)^2+6.75*10^-8*LN([.#REF!691]/10000)^3)" office:value-type="float" office:value="43.3799364284084">
            <text:p>4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2]/10000)+2.63*10^-6*LN([.#REF!692]/10000)^2+6.75*10^-8*LN([.#REF!692]/10000)^3)" office:value-type="float" office:value="43.4927691970011">
            <text:p>4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3]/10000)+2.63*10^-6*LN([.#REF!693]/10000)^2+6.75*10^-8*LN([.#REF!693]/10000)^3)" office:value-type="float" office:value="43.6058484560621">
            <text:p>4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4]/10000)+2.63*10^-6*LN([.#REF!694]/10000)^2+6.75*10^-8*LN([.#REF!694]/10000)^3)" office:value-type="float" office:value="43.7191761416525">
            <text:p>4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5]/10000)+2.63*10^-6*LN([.#REF!695]/10000)^2+6.75*10^-8*LN([.#REF!695]/10000)^3)" office:value-type="float" office:value="43.8327542068459">
            <text:p>4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6]/10000)+2.63*10^-6*LN([.#REF!696]/10000)^2+6.75*10^-8*LN([.#REF!696]/10000)^3)" office:value-type="float" office:value="43.9465846219513">
            <text:p>4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7]/10000)+2.63*10^-6*LN([.#REF!697]/10000)^2+6.75*10^-8*LN([.#REF!697]/10000)^3)" office:value-type="float" office:value="44.0606693747387">
            <text:p>4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8]/10000)+2.63*10^-6*LN([.#REF!698]/10000)^2+6.75*10^-8*LN([.#REF!698]/10000)^3)" office:value-type="float" office:value="44.1750104706692">
            <text:p>4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699]/10000)+2.63*10^-6*LN([.#REF!699]/10000)^2+6.75*10^-8*LN([.#REF!699]/10000)^3)" office:value-type="float" office:value="44.2896099331282">
            <text:p>4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0]/10000)+2.63*10^-6*LN([.#REF!700]/10000)^2+6.75*10^-8*LN([.#REF!700]/10000)^3)" office:value-type="float" office:value="44.4044698036617">
            <text:p>4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1]/10000)+2.63*10^-6*LN([.#REF!701]/10000)^2+6.75*10^-8*LN([.#REF!701]/10000)^3)" office:value-type="float" office:value="44.519592142217">
            <text:p>4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2]/10000)+2.63*10^-6*LN([.#REF!702]/10000)^2+6.75*10^-8*LN([.#REF!702]/10000)^3)" office:value-type="float" office:value="44.6349790273874">
            <text:p>4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3]/10000)+2.63*10^-6*LN([.#REF!703]/10000)^2+6.75*10^-8*LN([.#REF!703]/10000)^3)" office:value-type="float" office:value="44.7506325566599">
            <text:p>4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4]/10000)+2.63*10^-6*LN([.#REF!704]/10000)^2+6.75*10^-8*LN([.#REF!704]/10000)^3)" office:value-type="float" office:value="44.8665548466676">
            <text:p>4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5]/10000)+2.63*10^-6*LN([.#REF!705]/10000)^2+6.75*10^-8*LN([.#REF!705]/10000)^3)" office:value-type="float" office:value="44.9827480334453">
            <text:p>4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6]/10000)+2.63*10^-6*LN([.#REF!706]/10000)^2+6.75*10^-8*LN([.#REF!706]/10000)^3)" office:value-type="float" office:value="45.0992142726905">
            <text:p>4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7]/10000)+2.63*10^-6*LN([.#REF!707]/10000)^2+6.75*10^-8*LN([.#REF!707]/10000)^3)" office:value-type="float" office:value="45.2159557400269">
            <text:p>4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8]/10000)+2.63*10^-6*LN([.#REF!708]/10000)^2+6.75*10^-8*LN([.#REF!708]/10000)^3)" office:value-type="float" office:value="45.3329746312737">
            <text:p>4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09]/10000)+2.63*10^-6*LN([.#REF!709]/10000)^2+6.75*10^-8*LN([.#REF!709]/10000)^3)" office:value-type="float" office:value="45.450273162718">
            <text:p>4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0]/10000)+2.63*10^-6*LN([.#REF!710]/10000)^2+6.75*10^-8*LN([.#REF!710]/10000)^3)" office:value-type="float" office:value="45.5678535713925">
            <text:p>4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1]/10000)+2.63*10^-6*LN([.#REF!711]/10000)^2+6.75*10^-8*LN([.#REF!711]/10000)^3)" office:value-type="float" office:value="45.685718115357">
            <text:p>4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2]/10000)+2.63*10^-6*LN([.#REF!712]/10000)^2+6.75*10^-8*LN([.#REF!712]/10000)^3)" office:value-type="float" office:value="45.8038690739853">
            <text:p>4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3]/10000)+2.63*10^-6*LN([.#REF!713]/10000)^2+6.75*10^-8*LN([.#REF!713]/10000)^3)" office:value-type="float" office:value="45.9223087482556">
            <text:p>4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4]/10000)+2.63*10^-6*LN([.#REF!714]/10000)^2+6.75*10^-8*LN([.#REF!714]/10000)^3)" office:value-type="float" office:value="46.0410394610472">
            <text:p>4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5]/10000)+2.63*10^-6*LN([.#REF!715]/10000)^2+6.75*10^-8*LN([.#REF!715]/10000)^3)" office:value-type="float" office:value="46.1600635574408">
            <text:p>4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6]/10000)+2.63*10^-6*LN([.#REF!716]/10000)^2+6.75*10^-8*LN([.#REF!716]/10000)^3)" office:value-type="float" office:value="46.2793834050242">
            <text:p>4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7]/10000)+2.63*10^-6*LN([.#REF!717]/10000)^2+6.75*10^-8*LN([.#REF!717]/10000)^3)" office:value-type="float" office:value="46.3990013942033">
            <text:p>4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8]/10000)+2.63*10^-6*LN([.#REF!718]/10000)^2+6.75*10^-8*LN([.#REF!718]/10000)^3)" office:value-type="float" office:value="46.5189199385176">
            <text:p>4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19]/10000)+2.63*10^-6*LN([.#REF!719]/10000)^2+6.75*10^-8*LN([.#REF!719]/10000)^3)" office:value-type="float" office:value="46.6391414749625">
            <text:p>4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0]/10000)+2.63*10^-6*LN([.#REF!720]/10000)^2+6.75*10^-8*LN([.#REF!720]/10000)^3)" office:value-type="float" office:value="46.7596684643144">
            <text:p>4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1]/10000)+2.63*10^-6*LN([.#REF!721]/10000)^2+6.75*10^-8*LN([.#REF!721]/10000)^3)" office:value-type="float" office:value="46.8805033914642">
            <text:p>4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2]/10000)+2.63*10^-6*LN([.#REF!722]/10000)^2+6.75*10^-8*LN([.#REF!722]/10000)^3)" office:value-type="float" office:value="47.0016487657539">
            <text:p>4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3]/10000)+2.63*10^-6*LN([.#REF!723]/10000)^2+6.75*10^-8*LN([.#REF!723]/10000)^3)" office:value-type="float" office:value="47.123107121321">
            <text:p>4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4]/10000)+2.63*10^-6*LN([.#REF!724]/10000)^2+6.75*10^-8*LN([.#REF!724]/10000)^3)" office:value-type="float" office:value="47.2448810174469">
            <text:p>4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5]/10000)+2.63*10^-6*LN([.#REF!725]/10000)^2+6.75*10^-8*LN([.#REF!725]/10000)^3)" office:value-type="float" office:value="47.3669730389128">
            <text:p>4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6]/10000)+2.63*10^-6*LN([.#REF!726]/10000)^2+6.75*10^-8*LN([.#REF!726]/10000)^3)" office:value-type="float" office:value="47.4893857963605">
            <text:p>4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7]/10000)+2.63*10^-6*LN([.#REF!727]/10000)^2+6.75*10^-8*LN([.#REF!727]/10000)^3)" office:value-type="float" office:value="47.6121219266601">
            <text:p>4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8]/10000)+2.63*10^-6*LN([.#REF!728]/10000)^2+6.75*10^-8*LN([.#REF!728]/10000)^3)" office:value-type="float" office:value="47.7351840932836">
            <text:p>4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29]/10000)+2.63*10^-6*LN([.#REF!729]/10000)^2+6.75*10^-8*LN([.#REF!729]/10000)^3)" office:value-type="float" office:value="47.8585749866859">
            <text:p>47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0]/10000)+2.63*10^-6*LN([.#REF!730]/10000)^2+6.75*10^-8*LN([.#REF!730]/10000)^3)" office:value-type="float" office:value="47.9822973246906">
            <text:p>4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1]/10000)+2.63*10^-6*LN([.#REF!731]/10000)^2+6.75*10^-8*LN([.#REF!731]/10000)^3)" office:value-type="float" office:value="48.1063538528844">
            <text:p>4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2]/10000)+2.63*10^-6*LN([.#REF!732]/10000)^2+6.75*10^-8*LN([.#REF!732]/10000)^3)" office:value-type="float" office:value="48.2307473450175">
            <text:p>4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3]/10000)+2.63*10^-6*LN([.#REF!733]/10000)^2+6.75*10^-8*LN([.#REF!733]/10000)^3)" office:value-type="float" office:value="48.3554806034108">
            <text:p>4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4]/10000)+2.63*10^-6*LN([.#REF!734]/10000)^2+6.75*10^-8*LN([.#REF!734]/10000)^3)" office:value-type="float" office:value="48.4805564593711">
            <text:p>4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5]/10000)+2.63*10^-6*LN([.#REF!735]/10000)^2+6.75*10^-8*LN([.#REF!735]/10000)^3)" office:value-type="float" office:value="48.6059777736126">
            <text:p>4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6]/10000)+2.63*10^-6*LN([.#REF!736]/10000)^2+6.75*10^-8*LN([.#REF!736]/10000)^3)" office:value-type="float" office:value="48.7317474366869">
            <text:p>4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7]/10000)+2.63*10^-6*LN([.#REF!737]/10000)^2+6.75*10^-8*LN([.#REF!737]/10000)^3)" office:value-type="float" office:value="48.8578683694197">
            <text:p>4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8]/10000)+2.63*10^-6*LN([.#REF!738]/10000)^2+6.75*10^-8*LN([.#REF!738]/10000)^3)" office:value-type="float" office:value="48.9843435233562">
            <text:p>49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39]/10000)+2.63*10^-6*LN([.#REF!739]/10000)^2+6.75*10^-8*LN([.#REF!739]/10000)^3)" office:value-type="float" office:value="49.1111758812136">
            <text:p>4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0]/10000)+2.63*10^-6*LN([.#REF!740]/10000)^2+6.75*10^-8*LN([.#REF!740]/10000)^3)" office:value-type="float" office:value="49.238368457343">
            <text:p>4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1]/10000)+2.63*10^-6*LN([.#REF!741]/10000)^2+6.75*10^-8*LN([.#REF!741]/10000)^3)" office:value-type="float" office:value="49.3659242981977">
            <text:p>4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2]/10000)+2.63*10^-6*LN([.#REF!742]/10000)^2+6.75*10^-8*LN([.#REF!742]/10000)^3)" office:value-type="float" office:value="49.493846482812">
            <text:p>4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3]/10000)+2.63*10^-6*LN([.#REF!743]/10000)^2+6.75*10^-8*LN([.#REF!743]/10000)^3)" office:value-type="float" office:value="49.6221381232874">
            <text:p>4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4]/10000)+2.63*10^-6*LN([.#REF!744]/10000)^2+6.75*10^-8*LN([.#REF!744]/10000)^3)" office:value-type="float" office:value="49.7508023652885">
            <text:p>4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5]/10000)+2.63*10^-6*LN([.#REF!745]/10000)^2+6.75*10^-8*LN([.#REF!745]/10000)^3)" office:value-type="float" office:value="49.8798423885472">
            <text:p>4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6]/10000)+2.63*10^-6*LN([.#REF!746]/10000)^2+6.75*10^-8*LN([.#REF!746]/10000)^3)" office:value-type="float" office:value="50.0092614073767">
            <text:p>5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7]/10000)+2.63*10^-6*LN([.#REF!747]/10000)^2+6.75*10^-8*LN([.#REF!747]/10000)^3)" office:value-type="float" office:value="50.1390626711951">
            <text:p>5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8]/10000)+2.63*10^-6*LN([.#REF!748]/10000)^2+6.75*10^-8*LN([.#REF!748]/10000)^3)" office:value-type="float" office:value="50.2692494650581">
            <text:p>5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49]/10000)+2.63*10^-6*LN([.#REF!749]/10000)^2+6.75*10^-8*LN([.#REF!749]/10000)^3)" office:value-type="float" office:value="50.3998251102023">
            <text:p>5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0]/10000)+2.63*10^-6*LN([.#REF!750]/10000)^2+6.75*10^-8*LN([.#REF!750]/10000)^3)" office:value-type="float" office:value="50.5307929645983">
            <text:p>50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1]/10000)+2.63*10^-6*LN([.#REF!751]/10000)^2+6.75*10^-8*LN([.#REF!751]/10000)^3)" office:value-type="float" office:value="50.6621564235138">
            <text:p>5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2]/10000)+2.63*10^-6*LN([.#REF!752]/10000)^2+6.75*10^-8*LN([.#REF!752]/10000)^3)" office:value-type="float" office:value="50.7939189200885">
            <text:p>5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3]/10000)+2.63*10^-6*LN([.#REF!753]/10000)^2+6.75*10^-8*LN([.#REF!753]/10000)^3)" office:value-type="float" office:value="50.926083925918">
            <text:p>5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4]/10000)+2.63*10^-6*LN([.#REF!754]/10000)^2+6.75*10^-8*LN([.#REF!754]/10000)^3)" office:value-type="float" office:value="51.0586549516508">
            <text:p>5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5]/10000)+2.63*10^-6*LN([.#REF!755]/10000)^2+6.75*10^-8*LN([.#REF!755]/10000)^3)" office:value-type="float" office:value="51.1916355475951">
            <text:p>5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6]/10000)+2.63*10^-6*LN([.#REF!756]/10000)^2+6.75*10^-8*LN([.#REF!756]/10000)^3)" office:value-type="float" office:value="51.325029304338">
            <text:p>5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7]/10000)+2.63*10^-6*LN([.#REF!757]/10000)^2+6.75*10^-8*LN([.#REF!757]/10000)^3)" office:value-type="float" office:value="51.4588398533762">
            <text:p>5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8]/10000)+2.63*10^-6*LN([.#REF!758]/10000)^2+6.75*10^-8*LN([.#REF!758]/10000)^3)" office:value-type="float" office:value="51.5930708677593">
            <text:p>5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59]/10000)+2.63*10^-6*LN([.#REF!759]/10000)^2+6.75*10^-8*LN([.#REF!759]/10000)^3)" office:value-type="float" office:value="51.7277260627445">
            <text:p>51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0]/10000)+2.63*10^-6*LN([.#REF!760]/10000)^2+6.75*10^-8*LN([.#REF!760]/10000)^3)" office:value-type="float" office:value="51.8628091964661">
            <text:p>5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1]/10000)+2.63*10^-6*LN([.#REF!761]/10000)^2+6.75*10^-8*LN([.#REF!761]/10000)^3)" office:value-type="float" office:value="51.998324070615">
            <text:p>5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2]/10000)+2.63*10^-6*LN([.#REF!762]/10000)^2+6.75*10^-8*LN([.#REF!762]/10000)^3)" office:value-type="float" office:value="52.1342745311343">
            <text:p>5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3]/10000)+2.63*10^-6*LN([.#REF!763]/10000)^2+6.75*10^-8*LN([.#REF!763]/10000)^3)" office:value-type="float" office:value="52.2706644689271">
            <text:p>5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4]/10000)+2.63*10^-6*LN([.#REF!764]/10000)^2+6.75*10^-8*LN([.#REF!764]/10000)^3)" office:value-type="float" office:value="52.4074978205784">
            <text:p>5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5]/10000)+2.63*10^-6*LN([.#REF!765]/10000)^2+6.75*10^-8*LN([.#REF!765]/10000)^3)" office:value-type="float" office:value="52.5447785690914">
            <text:p>5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6]/10000)+2.63*10^-6*LN([.#REF!766]/10000)^2+6.75*10^-8*LN([.#REF!766]/10000)^3)" office:value-type="float" office:value="52.682510744639">
            <text:p>5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7]/10000)+2.63*10^-6*LN([.#REF!767]/10000)^2+6.75*10^-8*LN([.#REF!767]/10000)^3)" office:value-type="float" office:value="52.8206984253289">
            <text:p>5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8]/10000)+2.63*10^-6*LN([.#REF!768]/10000)^2+6.75*10^-8*LN([.#REF!768]/10000)^3)" office:value-type="float" office:value="52.9593457379855">
            <text:p>5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69]/10000)+2.63*10^-6*LN([.#REF!769]/10000)^2+6.75*10^-8*LN([.#REF!769]/10000)^3)" office:value-type="float" office:value="53.0984568589467">
            <text:p>53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0]/10000)+2.63*10^-6*LN([.#REF!770]/10000)^2+6.75*10^-8*LN([.#REF!770]/10000)^3)" office:value-type="float" office:value="53.2380360148769">
            <text:p>5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1]/10000)+2.63*10^-6*LN([.#REF!771]/10000)^2+6.75*10^-8*LN([.#REF!771]/10000)^3)" office:value-type="float" office:value="53.3780874835963">
            <text:p>5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2]/10000)+2.63*10^-6*LN([.#REF!772]/10000)^2+6.75*10^-8*LN([.#REF!772]/10000)^3)" office:value-type="float" office:value="53.5186155949277">
            <text:p>5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3]/10000)+2.63*10^-6*LN([.#REF!773]/10000)^2+6.75*10^-8*LN([.#REF!773]/10000)^3)" office:value-type="float" office:value="53.6596247315599">
            <text:p>5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4]/10000)+2.63*10^-6*LN([.#REF!774]/10000)^2+6.75*10^-8*LN([.#REF!774]/10000)^3)" office:value-type="float" office:value="53.8011193299295">
            <text:p>5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5]/10000)+2.63*10^-6*LN([.#REF!775]/10000)^2+6.75*10^-8*LN([.#REF!775]/10000)^3)" office:value-type="float" office:value="53.9431038811196">
            <text:p>5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6]/10000)+2.63*10^-6*LN([.#REF!776]/10000)^2+6.75*10^-8*LN([.#REF!776]/10000)^3)" office:value-type="float" office:value="54.085582931779">
            <text:p>5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7]/10000)+2.63*10^-6*LN([.#REF!777]/10000)^2+6.75*10^-8*LN([.#REF!777]/10000)^3)" office:value-type="float" office:value="54.2285610850585">
            <text:p>5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8]/10000)+2.63*10^-6*LN([.#REF!778]/10000)^2+6.75*10^-8*LN([.#REF!778]/10000)^3)" office:value-type="float" office:value="54.372043001568">
            <text:p>5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79]/10000)+2.63*10^-6*LN([.#REF!779]/10000)^2+6.75*10^-8*LN([.#REF!779]/10000)^3)" office:value-type="float" office:value="54.5160334003534">
            <text:p>5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0]/10000)+2.63*10^-6*LN([.#REF!780]/10000)^2+6.75*10^-8*LN([.#REF!780]/10000)^3)" office:value-type="float" office:value="54.6605370598938">
            <text:p>5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1]/10000)+2.63*10^-6*LN([.#REF!781]/10000)^2+6.75*10^-8*LN([.#REF!781]/10000)^3)" office:value-type="float" office:value="54.8055588191195">
            <text:p>5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2]/10000)+2.63*10^-6*LN([.#REF!782]/10000)^2+6.75*10^-8*LN([.#REF!782]/10000)^3)" office:value-type="float" office:value="54.9511035784525">
            <text:p>5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3]/10000)+2.63*10^-6*LN([.#REF!783]/10000)^2+6.75*10^-8*LN([.#REF!783]/10000)^3)" office:value-type="float" office:value="55.0971763008678">
            <text:p>5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4]/10000)+2.63*10^-6*LN([.#REF!784]/10000)^2+6.75*10^-8*LN([.#REF!784]/10000)^3)" office:value-type="float" office:value="55.243782012979">
            <text:p>5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5]/10000)+2.63*10^-6*LN([.#REF!785]/10000)^2+6.75*10^-8*LN([.#REF!785]/10000)^3)" office:value-type="float" office:value="55.3909258061457">
            <text:p>5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6]/10000)+2.63*10^-6*LN([.#REF!786]/10000)^2+6.75*10^-8*LN([.#REF!786]/10000)^3)" office:value-type="float" office:value="55.5386128376055">
            <text:p>5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7]/10000)+2.63*10^-6*LN([.#REF!787]/10000)^2+6.75*10^-8*LN([.#REF!787]/10000)^3)" office:value-type="float" office:value="55.6868483316305">
            <text:p>5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8]/10000)+2.63*10^-6*LN([.#REF!788]/10000)^2+6.75*10^-8*LN([.#REF!788]/10000)^3)" office:value-type="float" office:value="55.8356375807091">
            <text:p>5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89]/10000)+2.63*10^-6*LN([.#REF!789]/10000)^2+6.75*10^-8*LN([.#REF!789]/10000)^3)" office:value-type="float" office:value="55.9849859467529">
            <text:p>5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0]/10000)+2.63*10^-6*LN([.#REF!790]/10000)^2+6.75*10^-8*LN([.#REF!790]/10000)^3)" office:value-type="float" office:value="56.1348988623306">
            <text:p>5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1]/10000)+2.63*10^-6*LN([.#REF!791]/10000)^2+6.75*10^-8*LN([.#REF!791]/10000)^3)" office:value-type="float" office:value="56.285381831929">
            <text:p>5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2]/10000)+2.63*10^-6*LN([.#REF!792]/10000)^2+6.75*10^-8*LN([.#REF!792]/10000)^3)" office:value-type="float" office:value="56.4364404332422">
            <text:p>5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3]/10000)+2.63*10^-6*LN([.#REF!793]/10000)^2+6.75*10^-8*LN([.#REF!793]/10000)^3)" office:value-type="float" office:value="56.5880803184884">
            <text:p>5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4]/10000)+2.63*10^-6*LN([.#REF!794]/10000)^2+6.75*10^-8*LN([.#REF!794]/10000)^3)" office:value-type="float" office:value="56.7403072157574">
            <text:p>5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5]/10000)+2.63*10^-6*LN([.#REF!795]/10000)^2+6.75*10^-8*LN([.#REF!795]/10000)^3)" office:value-type="float" office:value="56.8931269303874">
            <text:p>5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6]/10000)+2.63*10^-6*LN([.#REF!796]/10000)^2+6.75*10^-8*LN([.#REF!796]/10000)^3)" office:value-type="float" office:value="57.0465453463728">
            <text:p>5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7]/10000)+2.63*10^-6*LN([.#REF!797]/10000)^2+6.75*10^-8*LN([.#REF!797]/10000)^3)" office:value-type="float" office:value="57.2005684278047">
            <text:p>5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8]/10000)+2.63*10^-6*LN([.#REF!798]/10000)^2+6.75*10^-8*LN([.#REF!798]/10000)^3)" office:value-type="float" office:value="57.3552022203428">
            <text:p>5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799]/10000)+2.63*10^-6*LN([.#REF!799]/10000)^2+6.75*10^-8*LN([.#REF!799]/10000)^3)" office:value-type="float" office:value="57.5104528527218">
            <text:p>5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0]/10000)+2.63*10^-6*LN([.#REF!800]/10000)^2+6.75*10^-8*LN([.#REF!800]/10000)^3)" office:value-type="float" office:value="57.6663265382924">
            <text:p>5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1]/10000)+2.63*10^-6*LN([.#REF!801]/10000)^2+6.75*10^-8*LN([.#REF!801]/10000)^3)" office:value-type="float" office:value="57.8228295765967">
            <text:p>5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2]/10000)+2.63*10^-6*LN([.#REF!802]/10000)^2+6.75*10^-8*LN([.#REF!802]/10000)^3)" office:value-type="float" office:value="57.9799683549815">
            <text:p>5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3]/10000)+2.63*10^-6*LN([.#REF!803]/10000)^2+6.75*10^-8*LN([.#REF!803]/10000)^3)" office:value-type="float" office:value="58.1377493502475">
            <text:p>5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4]/10000)+2.63*10^-6*LN([.#REF!804]/10000)^2+6.75*10^-8*LN([.#REF!804]/10000)^3)" office:value-type="float" office:value="58.2961791303387">
            <text:p>5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5]/10000)+2.63*10^-6*LN([.#REF!805]/10000)^2+6.75*10^-8*LN([.#REF!805]/10000)^3)" office:value-type="float" office:value="58.4552643560694">
            <text:p>5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6]/10000)+2.63*10^-6*LN([.#REF!806]/10000)^2+6.75*10^-8*LN([.#REF!806]/10000)^3)" office:value-type="float" office:value="58.615011782894">
            <text:p>5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7]/10000)+2.63*10^-6*LN([.#REF!807]/10000)^2+6.75*10^-8*LN([.#REF!807]/10000)^3)" office:value-type="float" office:value="58.7754282627167">
            <text:p>5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8]/10000)+2.63*10^-6*LN([.#REF!808]/10000)^2+6.75*10^-8*LN([.#REF!808]/10000)^3)" office:value-type="float" office:value="58.9365207457454">
            <text:p>5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09]/10000)+2.63*10^-6*LN([.#REF!809]/10000)^2+6.75*10^-8*LN([.#REF!809]/10000)^3)" office:value-type="float" office:value="59.0982962823899">
            <text:p>5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0]/10000)+2.63*10^-6*LN([.#REF!810]/10000)^2+6.75*10^-8*LN([.#REF!810]/10000)^3)" office:value-type="float" office:value="59.2607620252044">
            <text:p>59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1]/10000)+2.63*10^-6*LN([.#REF!811]/10000)^2+6.75*10^-8*LN([.#REF!811]/10000)^3)" office:value-type="float" office:value="59.4239252308787">
            <text:p>5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2]/10000)+2.63*10^-6*LN([.#REF!812]/10000)^2+6.75*10^-8*LN([.#REF!812]/10000)^3)" office:value-type="float" office:value="59.5877932622757">
            <text:p>5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3]/10000)+2.63*10^-6*LN([.#REF!813]/10000)^2+6.75*10^-8*LN([.#REF!813]/10000)^3)" office:value-type="float" office:value="59.7523735905196">
            <text:p>5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4]/10000)+2.63*10^-6*LN([.#REF!814]/10000)^2+6.75*10^-8*LN([.#REF!814]/10000)^3)" office:value-type="float" office:value="59.9176737971354">
            <text:p>5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5]/10000)+2.63*10^-6*LN([.#REF!815]/10000)^2+6.75*10^-8*LN([.#REF!815]/10000)^3)" office:value-type="float" office:value="60.0837015762394">
            <text:p>6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6]/10000)+2.63*10^-6*LN([.#REF!816]/10000)^2+6.75*10^-8*LN([.#REF!816]/10000)^3)" office:value-type="float" office:value="60.250464736786">
            <text:p>6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7]/10000)+2.63*10^-6*LN([.#REF!817]/10000)^2+6.75*10^-8*LN([.#REF!817]/10000)^3)" office:value-type="float" office:value="60.4179712048677">
            <text:p>6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8]/10000)+2.63*10^-6*LN([.#REF!818]/10000)^2+6.75*10^-8*LN([.#REF!818]/10000)^3)" office:value-type="float" office:value="60.5862290260749">
            <text:p>6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19]/10000)+2.63*10^-6*LN([.#REF!819]/10000)^2+6.75*10^-8*LN([.#REF!819]/10000)^3)" office:value-type="float" office:value="60.7552463679125">
            <text:p>6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0]/10000)+2.63*10^-6*LN([.#REF!820]/10000)^2+6.75*10^-8*LN([.#REF!820]/10000)^3)" office:value-type="float" office:value="60.9250315222795">
            <text:p>60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1]/10000)+2.63*10^-6*LN([.#REF!821]/10000)^2+6.75*10^-8*LN([.#REF!821]/10000)^3)" office:value-type="float" office:value="61.0955929080092">
            <text:p>6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2]/10000)+2.63*10^-6*LN([.#REF!822]/10000)^2+6.75*10^-8*LN([.#REF!822]/10000)^3)" office:value-type="float" office:value="61.2669390734752">
            <text:p>6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3]/10000)+2.63*10^-6*LN([.#REF!823]/10000)^2+6.75*10^-8*LN([.#REF!823]/10000)^3)" office:value-type="float" office:value="61.4390786992644">
            <text:p>61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4]/10000)+2.63*10^-6*LN([.#REF!824]/10000)^2+6.75*10^-8*LN([.#REF!824]/10000)^3)" office:value-type="float" office:value="61.6120206009168">
            <text:p>6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5]/10000)+2.63*10^-6*LN([.#REF!825]/10000)^2+6.75*10^-8*LN([.#REF!825]/10000)^3)" office:value-type="float" office:value="61.7857737317379">
            <text:p>6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6]/10000)+2.63*10^-6*LN([.#REF!826]/10000)^2+6.75*10^-8*LN([.#REF!826]/10000)^3)" office:value-type="float" office:value="61.9603471856826">
            <text:p>6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7]/10000)+2.63*10^-6*LN([.#REF!827]/10000)^2+6.75*10^-8*LN([.#REF!827]/10000)^3)" office:value-type="float" office:value="62.1357502003154">
            <text:p>62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8]/10000)+2.63*10^-6*LN([.#REF!828]/10000)^2+6.75*10^-8*LN([.#REF!828]/10000)^3)" office:value-type="float" office:value="62.3119921598469">
            <text:p>62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29]/10000)+2.63*10^-6*LN([.#REF!829]/10000)^2+6.75*10^-8*LN([.#REF!829]/10000)^3)" office:value-type="float" office:value="62.4890825982513">
            <text:p>6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0]/10000)+2.63*10^-6*LN([.#REF!830]/10000)^2+6.75*10^-8*LN([.#REF!830]/10000)^3)" office:value-type="float" office:value="62.6670312024658">
            <text:p>6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1]/10000)+2.63*10^-6*LN([.#REF!831]/10000)^2+6.75*10^-8*LN([.#REF!831]/10000)^3)" office:value-type="float" office:value="62.8458478156754">
            <text:p>62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2]/10000)+2.63*10^-6*LN([.#REF!832]/10000)^2+6.75*10^-8*LN([.#REF!832]/10000)^3)" office:value-type="float" office:value="63.0255424406853">
            <text:p>6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3]/10000)+2.63*10^-6*LN([.#REF!833]/10000)^2+6.75*10^-8*LN([.#REF!833]/10000)^3)" office:value-type="float" office:value="63.2061252433837">
            <text:p>6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4]/10000)+2.63*10^-6*LN([.#REF!834]/10000)^2+6.75*10^-8*LN([.#REF!834]/10000)^3)" office:value-type="float" office:value="63.3876065562986">
            <text:p>6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5]/10000)+2.63*10^-6*LN([.#REF!835]/10000)^2+6.75*10^-8*LN([.#REF!835]/10000)^3)" office:value-type="float" office:value="63.5699968822518">
            <text:p>6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6]/10000)+2.63*10^-6*LN([.#REF!836]/10000)^2+6.75*10^-8*LN([.#REF!836]/10000)^3)" office:value-type="float" office:value="63.7533068981103">
            <text:p>6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7]/10000)+2.63*10^-6*LN([.#REF!837]/10000)^2+6.75*10^-8*LN([.#REF!837]/10000)^3)" office:value-type="float" office:value="63.937547458644">
            <text:p>6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8]/10000)+2.63*10^-6*LN([.#REF!838]/10000)^2+6.75*10^-8*LN([.#REF!838]/10000)^3)" office:value-type="float" office:value="64.1227296004868">
            <text:p>6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39]/10000)+2.63*10^-6*LN([.#REF!839]/10000)^2+6.75*10^-8*LN([.#REF!839]/10000)^3)" office:value-type="float" office:value="64.3088645462098">
            <text:p>64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0]/10000)+2.63*10^-6*LN([.#REF!840]/10000)^2+6.75*10^-8*LN([.#REF!840]/10000)^3)" office:value-type="float" office:value="64.4959637085067">
            <text:p>6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1]/10000)+2.63*10^-6*LN([.#REF!841]/10000)^2+6.75*10^-8*LN([.#REF!841]/10000)^3)" office:value-type="float" office:value="64.6840386944974">
            <text:p>6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2]/10000)+2.63*10^-6*LN([.#REF!842]/10000)^2+6.75*10^-8*LN([.#REF!842]/10000)^3)" office:value-type="float" office:value="64.8731013101527">
            <text:p>6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3]/10000)+2.63*10^-6*LN([.#REF!843]/10000)^2+6.75*10^-8*LN([.#REF!843]/10000)^3)" office:value-type="float" office:value="65.0631635648444">
            <text:p>6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4]/10000)+2.63*10^-6*LN([.#REF!844]/10000)^2+6.75*10^-8*LN([.#REF!844]/10000)^3)" office:value-type="float" office:value="65.2542376760254">
            <text:p>6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5]/10000)+2.63*10^-6*LN([.#REF!845]/10000)^2+6.75*10^-8*LN([.#REF!845]/10000)^3)" office:value-type="float" office:value="65.4463360740434">
            <text:p>6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6]/10000)+2.63*10^-6*LN([.#REF!846]/10000)^2+6.75*10^-8*LN([.#REF!846]/10000)^3)" office:value-type="float" office:value="65.6394714070941">
            <text:p>6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7]/10000)+2.63*10^-6*LN([.#REF!847]/10000)^2+6.75*10^-8*LN([.#REF!847]/10000)^3)" office:value-type="float" office:value="65.833656546318">
            <text:p>65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8]/10000)+2.63*10^-6*LN([.#REF!848]/10000)^2+6.75*10^-8*LN([.#REF!848]/10000)^3)" office:value-type="float" office:value="66.028904591045">
            <text:p>6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49]/10000)+2.63*10^-6*LN([.#REF!849]/10000)^2+6.75*10^-8*LN([.#REF!849]/10000)^3)" office:value-type="float" office:value="66.2252288741935">
            <text:p>6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0]/10000)+2.63*10^-6*LN([.#REF!850]/10000)^2+6.75*10^-8*LN([.#REF!850]/10000)^3)" office:value-type="float" office:value="66.4226429678291">
            <text:p>6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1]/10000)+2.63*10^-6*LN([.#REF!851]/10000)^2+6.75*10^-8*LN([.#REF!851]/10000)^3)" office:value-type="float" office:value="66.621160688887">
            <text:p>6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2]/10000)+2.63*10^-6*LN([.#REF!852]/10000)^2+6.75*10^-8*LN([.#REF!852]/10000)^3)" office:value-type="float" office:value="66.8207961050662">
            <text:p>6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3]/10000)+2.63*10^-6*LN([.#REF!853]/10000)^2+6.75*10^-8*LN([.#REF!853]/10000)^3)" office:value-type="float" office:value="67.0215635409003">
            <text:p>6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4]/10000)+2.63*10^-6*LN([.#REF!854]/10000)^2+6.75*10^-8*LN([.#REF!854]/10000)^3)" office:value-type="float" office:value="67.2234775840114">
            <text:p>6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5]/10000)+2.63*10^-6*LN([.#REF!855]/10000)^2+6.75*10^-8*LN([.#REF!855]/10000)^3)" office:value-type="float" office:value="67.4265530915537">
            <text:p>6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6]/10000)+2.63*10^-6*LN([.#REF!856]/10000)^2+6.75*10^-8*LN([.#REF!856]/10000)^3)" office:value-type="float" office:value="67.6308051968547">
            <text:p>6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7]/10000)+2.63*10^-6*LN([.#REF!857]/10000)^2+6.75*10^-8*LN([.#REF!857]/10000)^3)" office:value-type="float" office:value="67.8362493162599">
            <text:p>6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8]/10000)+2.63*10^-6*LN([.#REF!858]/10000)^2+6.75*10^-8*LN([.#REF!858]/10000)^3)" office:value-type="float" office:value="68.0429011561886">
            <text:p>6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59]/10000)+2.63*10^-6*LN([.#REF!859]/10000)^2+6.75*10^-8*LN([.#REF!859]/10000)^3)" office:value-type="float" office:value="68.2507767204102">
            <text:p>68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0]/10000)+2.63*10^-6*LN([.#REF!860]/10000)^2+6.75*10^-8*LN([.#REF!860]/10000)^3)" office:value-type="float" office:value="68.4598923175475">
            <text:p>6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1]/10000)+2.63*10^-6*LN([.#REF!861]/10000)^2+6.75*10^-8*LN([.#REF!861]/10000)^3)" office:value-type="float" office:value="68.6702645688164">
            <text:p>68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2]/10000)+2.63*10^-6*LN([.#REF!862]/10000)^2+6.75*10^-8*LN([.#REF!862]/10000)^3)" office:value-type="float" office:value="68.8819104160107">
            <text:p>6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3]/10000)+2.63*10^-6*LN([.#REF!863]/10000)^2+6.75*10^-8*LN([.#REF!863]/10000)^3)" office:value-type="float" office:value="69.0948471297409">
            <text:p>6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4]/10000)+2.63*10^-6*LN([.#REF!864]/10000)^2+6.75*10^-8*LN([.#REF!864]/10000)^3)" office:value-type="float" office:value="69.3090923179381">
            <text:p>69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5]/10000)+2.63*10^-6*LN([.#REF!865]/10000)^2+6.75*10^-8*LN([.#REF!865]/10000)^3)" office:value-type="float" office:value="69.5246639346313">
            <text:p>6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6]/10000)+2.63*10^-6*LN([.#REF!866]/10000)^2+6.75*10^-8*LN([.#REF!866]/10000)^3)" office:value-type="float" office:value="69.741580289011">
            <text:p>6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7]/10000)+2.63*10^-6*LN([.#REF!867]/10000)^2+6.75*10^-8*LN([.#REF!867]/10000)^3)" office:value-type="float" office:value="69.9598600547875">
            <text:p>7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8]/10000)+2.63*10^-6*LN([.#REF!868]/10000)^2+6.75*10^-8*LN([.#REF!868]/10000)^3)" office:value-type="float" office:value="70.1795222798577">
            <text:p>7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69]/10000)+2.63*10^-6*LN([.#REF!869]/10000)^2+6.75*10^-8*LN([.#REF!869]/10000)^3)" office:value-type="float" office:value="70.4005863962923">
            <text:p>7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0]/10000)+2.63*10^-6*LN([.#REF!870]/10000)^2+6.75*10^-8*LN([.#REF!870]/10000)^3)" office:value-type="float" office:value="70.6230722306542">
            <text:p>7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1]/10000)+2.63*10^-6*LN([.#REF!871]/10000)^2+6.75*10^-8*LN([.#REF!871]/10000)^3)" office:value-type="float" office:value="70.847000014665">
            <text:p>7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2]/10000)+2.63*10^-6*LN([.#REF!872]/10000)^2+6.75*10^-8*LN([.#REF!872]/10000)^3)" office:value-type="float" office:value="71.0723903962291">
            <text:p>7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3]/10000)+2.63*10^-6*LN([.#REF!873]/10000)^2+6.75*10^-8*LN([.#REF!873]/10000)^3)" office:value-type="float" office:value="71.2992644508344">
            <text:p>7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4]/10000)+2.63*10^-6*LN([.#REF!874]/10000)^2+6.75*10^-8*LN([.#REF!874]/10000)^3)" office:value-type="float" office:value="71.5276436933413">
            <text:p>71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5]/10000)+2.63*10^-6*LN([.#REF!875]/10000)^2+6.75*10^-8*LN([.#REF!875]/10000)^3)" office:value-type="float" office:value="71.7575500901781">
            <text:p>7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6]/10000)+2.63*10^-6*LN([.#REF!876]/10000)^2+6.75*10^-8*LN([.#REF!876]/10000)^3)" office:value-type="float" office:value="71.9890060719596">
            <text:p>7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7]/10000)+2.63*10^-6*LN([.#REF!877]/10000)^2+6.75*10^-8*LN([.#REF!877]/10000)^3)" office:value-type="float" office:value="72.2220345465445">
            <text:p>7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8]/10000)+2.63*10^-6*LN([.#REF!878]/10000)^2+6.75*10^-8*LN([.#REF!878]/10000)^3)" office:value-type="float" office:value="72.4566589125532">
            <text:p>7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79]/10000)+2.63*10^-6*LN([.#REF!879]/10000)^2+6.75*10^-8*LN([.#REF!879]/10000)^3)" office:value-type="float" office:value="72.6929030733624">
            <text:p>72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0]/10000)+2.63*10^-6*LN([.#REF!880]/10000)^2+6.75*10^-8*LN([.#REF!880]/10000)^3)" office:value-type="float" office:value="72.9307914515986">
            <text:p>7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1]/10000)+2.63*10^-6*LN([.#REF!881]/10000)^2+6.75*10^-8*LN([.#REF!881]/10000)^3)" office:value-type="float" office:value="73.170349004151">
            <text:p>7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2]/10000)+2.63*10^-6*LN([.#REF!882]/10000)^2+6.75*10^-8*LN([.#REF!882]/10000)^3)" office:value-type="float" office:value="73.4116012377275">
            <text:p>7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3]/10000)+2.63*10^-6*LN([.#REF!883]/10000)^2+6.75*10^-8*LN([.#REF!883]/10000)^3)" office:value-type="float" office:value="73.6545742249749">
            <text:p>7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4]/10000)+2.63*10^-6*LN([.#REF!884]/10000)^2+6.75*10^-8*LN([.#REF!884]/10000)^3)" office:value-type="float" office:value="73.899294621191">
            <text:p>7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5]/10000)+2.63*10^-6*LN([.#REF!885]/10000)^2+6.75*10^-8*LN([.#REF!885]/10000)^3)" office:value-type="float" office:value="74.1457896816516">
            <text:p>74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6]/10000)+2.63*10^-6*LN([.#REF!886]/10000)^2+6.75*10^-8*LN([.#REF!886]/10000)^3)" office:value-type="float" office:value="74.394087279583">
            <text:p>74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7]/10000)+2.63*10^-6*LN([.#REF!887]/10000)^2+6.75*10^-8*LN([.#REF!887]/10000)^3)" office:value-type="float" office:value="74.6442159248055">
            <text:p>74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8]/10000)+2.63*10^-6*LN([.#REF!888]/10000)^2+6.75*10^-8*LN([.#REF!888]/10000)^3)" office:value-type="float" office:value="74.8962047830805">
            <text:p>7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89]/10000)+2.63*10^-6*LN([.#REF!889]/10000)^2+6.75*10^-8*LN([.#REF!889]/10000)^3)" office:value-type="float" office:value="75.1500836961919">
            <text:p>7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0]/10000)+2.63*10^-6*LN([.#REF!890]/10000)^2+6.75*10^-8*LN([.#REF!890]/10000)^3)" office:value-type="float" office:value="75.4058832027962">
            <text:p>75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1]/10000)+2.63*10^-6*LN([.#REF!891]/10000)^2+6.75*10^-8*LN([.#REF!891]/10000)^3)" office:value-type="float" office:value="75.6636345600758">
            <text:p>75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2]/10000)+2.63*10^-6*LN([.#REF!892]/10000)^2+6.75*10^-8*LN([.#REF!892]/10000)^3)" office:value-type="float" office:value="75.9233697662324">
            <text:p>7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3]/10000)+2.63*10^-6*LN([.#REF!893]/10000)^2+6.75*10^-8*LN([.#REF!893]/10000)^3)" office:value-type="float" office:value="76.1851215838621">
            <text:p>7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4]/10000)+2.63*10^-6*LN([.#REF!894]/10000)^2+6.75*10^-8*LN([.#REF!894]/10000)^3)" office:value-type="float" office:value="76.4489235642507">
            <text:p>76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5]/10000)+2.63*10^-6*LN([.#REF!895]/10000)^2+6.75*10^-8*LN([.#REF!895]/10000)^3)" office:value-type="float" office:value="76.7148100726346">
            <text:p>76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6]/10000)+2.63*10^-6*LN([.#REF!896]/10000)^2+6.75*10^-8*LN([.#REF!896]/10000)^3)" office:value-type="float" office:value="76.982816314473">
            <text:p>7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7]/10000)+2.63*10^-6*LN([.#REF!897]/10000)^2+6.75*10^-8*LN([.#REF!897]/10000)^3)" office:value-type="float" office:value="77.2529783627808">
            <text:p>7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8]/10000)+2.63*10^-6*LN([.#REF!898]/10000)^2+6.75*10^-8*LN([.#REF!898]/10000)^3)" office:value-type="float" office:value="77.5253331865715">
            <text:p>7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899]/10000)+2.63*10^-6*LN([.#REF!899]/10000)^2+6.75*10^-8*LN([.#REF!899]/10000)^3)" office:value-type="float" office:value="77.7999186804672">
            <text:p>7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0]/10000)+2.63*10^-6*LN([.#REF!900]/10000)^2+6.75*10^-8*LN([.#REF!900]/10000)^3)" office:value-type="float" office:value="78.0767736955326">
            <text:p>7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1]/10000)+2.63*10^-6*LN([.#REF!901]/10000)^2+6.75*10^-8*LN([.#REF!901]/10000)^3)" office:value-type="float" office:value="78.3559380713915">
            <text:p>7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2]/10000)+2.63*10^-6*LN([.#REF!902]/10000)^2+6.75*10^-8*LN([.#REF!902]/10000)^3)" office:value-type="float" office:value="78.6374526696932">
            <text:p>7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3]/10000)+2.63*10^-6*LN([.#REF!903]/10000)^2+6.75*10^-8*LN([.#REF!903]/10000)^3)" office:value-type="float" office:value="78.9213594089956">
            <text:p>78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4]/10000)+2.63*10^-6*LN([.#REF!904]/10000)^2+6.75*10^-8*LN([.#REF!904]/10000)^3)" office:value-type="float" office:value="79.2077013011365">
            <text:p>7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5]/10000)+2.63*10^-6*LN([.#REF!905]/10000)^2+6.75*10^-8*LN([.#REF!905]/10000)^3)" office:value-type="float" office:value="79.4965224891718">
            <text:p>79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6]/10000)+2.63*10^-6*LN([.#REF!906]/10000)^2+6.75*10^-8*LN([.#REF!906]/10000)^3)" office:value-type="float" office:value="79.7878682869587">
            <text:p>79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7]/10000)+2.63*10^-6*LN([.#REF!907]/10000)^2+6.75*10^-8*LN([.#REF!907]/10000)^3)" office:value-type="float" office:value="80.0817852204733">
            <text:p>80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8]/10000)+2.63*10^-6*LN([.#REF!908]/10000)^2+6.75*10^-8*LN([.#REF!908]/10000)^3)" office:value-type="float" office:value="80.3783210709499">
            <text:p>8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09]/10000)+2.63*10^-6*LN([.#REF!909]/10000)^2+6.75*10^-8*LN([.#REF!909]/10000)^3)" office:value-type="float" office:value="80.6775249199443">
            <text:p>8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0]/10000)+2.63*10^-6*LN([.#REF!910]/10000)^2+6.75*10^-8*LN([.#REF!910]/10000)^3)" office:value-type="float" office:value="80.9794471964177">
            <text:p>8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1]/10000)+2.63*10^-6*LN([.#REF!911]/10000)^2+6.75*10^-8*LN([.#REF!911]/10000)^3)" office:value-type="float" office:value="81.2841397259563">
            <text:p>8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2]/10000)+2.63*10^-6*LN([.#REF!912]/10000)^2+6.75*10^-8*LN([.#REF!912]/10000)^3)" office:value-type="float" office:value="81.5916557822404">
            <text:p>8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3]/10000)+2.63*10^-6*LN([.#REF!913]/10000)^2+6.75*10^-8*LN([.#REF!913]/10000)^3)" office:value-type="float" office:value="81.9020501408859">
            <text:p>8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4]/10000)+2.63*10^-6*LN([.#REF!914]/10000)^2+6.75*10^-8*LN([.#REF!914]/10000)^3)" office:value-type="float" office:value="82.2153791357926">
            <text:p>82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5]/10000)+2.63*10^-6*LN([.#REF!915]/10000)^2+6.75*10^-8*LN([.#REF!915]/10000)^3)" office:value-type="float" office:value="82.5317007181376">
            <text:p>8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6]/10000)+2.63*10^-6*LN([.#REF!916]/10000)^2+6.75*10^-8*LN([.#REF!916]/10000)^3)" office:value-type="float" office:value="82.8510745181655">
            <text:p>8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7]/10000)+2.63*10^-6*LN([.#REF!917]/10000)^2+6.75*10^-8*LN([.#REF!917]/10000)^3)" office:value-type="float" office:value="83.1735619099323">
            <text:p>83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8]/10000)+2.63*10^-6*LN([.#REF!918]/10000)^2+6.75*10^-8*LN([.#REF!918]/10000)^3)" office:value-type="float" office:value="83.4992260791756">
            <text:p>83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19]/10000)+2.63*10^-6*LN([.#REF!919]/10000)^2+6.75*10^-8*LN([.#REF!919]/10000)^3)" office:value-type="float" office:value="83.8281320944924">
            <text:p>8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0]/10000)+2.63*10^-6*LN([.#REF!920]/10000)^2+6.75*10^-8*LN([.#REF!920]/10000)^3)" office:value-type="float" office:value="84.1603469820181">
            <text:p>8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1]/10000)+2.63*10^-6*LN([.#REF!921]/10000)^2+6.75*10^-8*LN([.#REF!921]/10000)^3)" office:value-type="float" office:value="84.4959398038145">
            <text:p>84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2]/10000)+2.63*10^-6*LN([.#REF!922]/10000)^2+6.75*10^-8*LN([.#REF!922]/10000)^3)" office:value-type="float" office:value="84.8349817401892">
            <text:p>8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3]/10000)+2.63*10^-6*LN([.#REF!923]/10000)^2+6.75*10^-8*LN([.#REF!923]/10000)^3)" office:value-type="float" office:value="85.1775461761833">
            <text:p>8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4]/10000)+2.63*10^-6*LN([.#REF!924]/10000)^2+6.75*10^-8*LN([.#REF!924]/10000)^3)" office:value-type="float" office:value="85.523708792484">
            <text:p>8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5]/10000)+2.63*10^-6*LN([.#REF!925]/10000)^2+6.75*10^-8*LN([.#REF!925]/10000)^3)" office:value-type="float" office:value="85.8735476610307">
            <text:p>8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6]/10000)+2.63*10^-6*LN([.#REF!926]/10000)^2+6.75*10^-8*LN([.#REF!926]/10000)^3)" office:value-type="float" office:value="86.2271433456117">
            <text:p>86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7]/10000)+2.63*10^-6*LN([.#REF!927]/10000)^2+6.75*10^-8*LN([.#REF!927]/10000)^3)" office:value-type="float" office:value="86.5845790077623">
            <text:p>8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8]/10000)+2.63*10^-6*LN([.#REF!928]/10000)^2+6.75*10^-8*LN([.#REF!928]/10000)^3)" office:value-type="float" office:value="86.9459405183027">
            <text:p>8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29]/10000)+2.63*10^-6*LN([.#REF!929]/10000)^2+6.75*10^-8*LN([.#REF!929]/10000)^3)" office:value-type="float" office:value="87.3113165748763">
            <text:p>87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0]/10000)+2.63*10^-6*LN([.#REF!930]/10000)^2+6.75*10^-8*LN([.#REF!930]/10000)^3)" office:value-type="float" office:value="87.6807988258812">
            <text:p>8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1]/10000)+2.63*10^-6*LN([.#REF!931]/10000)^2+6.75*10^-8*LN([.#REF!931]/10000)^3)" office:value-type="float" office:value="88.0544820012096">
            <text:p>8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2]/10000)+2.63*10^-6*LN([.#REF!932]/10000)^2+6.75*10^-8*LN([.#REF!932]/10000)^3)" office:value-type="float" office:value="88.4324640502509">
            <text:p>8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3]/10000)+2.63*10^-6*LN([.#REF!933]/10000)^2+6.75*10^-8*LN([.#REF!933]/10000)^3)" office:value-type="float" office:value="88.8148462876414">
            <text:p>8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4]/10000)+2.63*10^-6*LN([.#REF!934]/10000)^2+6.75*10^-8*LN([.#REF!934]/10000)^3)" office:value-type="float" office:value="89.2017335472891">
            <text:p>89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5]/10000)+2.63*10^-6*LN([.#REF!935]/10000)^2+6.75*10^-8*LN([.#REF!935]/10000)^3)" office:value-type="float" office:value="89.5932343452369">
            <text:p>8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6]/10000)+2.63*10^-6*LN([.#REF!936]/10000)^2+6.75*10^-8*LN([.#REF!936]/10000)^3)" office:value-type="float" office:value="89.9894610519796">
            <text:p>90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7]/10000)+2.63*10^-6*LN([.#REF!937]/10000)^2+6.75*10^-8*LN([.#REF!937]/10000)^3)" office:value-type="float" office:value="90.390530074895">
            <text:p>90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8]/10000)+2.63*10^-6*LN([.#REF!938]/10000)^2+6.75*10^-8*LN([.#REF!938]/10000)^3)" office:value-type="float" office:value="90.796562051506">
            <text:p>9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39]/10000)+2.63*10^-6*LN([.#REF!939]/10000)^2+6.75*10^-8*LN([.#REF!939]/10000)^3)" office:value-type="float" office:value="91.2076820543516">
            <text:p>91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0]/10000)+2.63*10^-6*LN([.#REF!940]/10000)^2+6.75*10^-8*LN([.#REF!940]/10000)^3)" office:value-type="float" office:value="91.6240198083063">
            <text:p>9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1]/10000)+2.63*10^-6*LN([.#REF!941]/10000)^2+6.75*10^-8*LN([.#REF!941]/10000)^3)" office:value-type="float" office:value="92.0457099212649">
            <text:p>9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2]/10000)+2.63*10^-6*LN([.#REF!942]/10000)^2+6.75*10^-8*LN([.#REF!942]/10000)^3)" office:value-type="float" office:value="92.4728921291814">
            <text:p>92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3]/10000)+2.63*10^-6*LN([.#REF!943]/10000)^2+6.75*10^-8*LN([.#REF!943]/10000)^3)" office:value-type="float" office:value="92.9057115565447">
            <text:p>92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4]/10000)+2.63*10^-6*LN([.#REF!944]/10000)^2+6.75*10^-8*LN([.#REF!944]/10000)^3)" office:value-type="float" office:value="93.3443189934631">
            <text:p>93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5]/10000)+2.63*10^-6*LN([.#REF!945]/10000)^2+6.75*10^-8*LN([.#REF!945]/10000)^3)" office:value-type="float" office:value="93.7888711906402">
            <text:p>9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6]/10000)+2.63*10^-6*LN([.#REF!946]/10000)^2+6.75*10^-8*LN([.#REF!946]/10000)^3)" office:value-type="float" office:value="94.2395311736353">
            <text:p>9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7]/10000)+2.63*10^-6*LN([.#REF!947]/10000)^2+6.75*10^-8*LN([.#REF!947]/10000)^3)" office:value-type="float" office:value="94.6964685779345">
            <text:p>94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8]/10000)+2.63*10^-6*LN([.#REF!948]/10000)^2+6.75*10^-8*LN([.#REF!948]/10000)^3)" office:value-type="float" office:value="95.1598600064985">
            <text:p>9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49]/10000)+2.63*10^-6*LN([.#REF!949]/10000)^2+6.75*10^-8*LN([.#REF!949]/10000)^3)" office:value-type="float" office:value="95.6298894116075">
            <text:p>95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0]/10000)+2.63*10^-6*LN([.#REF!950]/10000)^2+6.75*10^-8*LN([.#REF!950]/10000)^3)" office:value-type="float" office:value="96.1067485030037">
            <text:p>9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1]/10000)+2.63*10^-6*LN([.#REF!951]/10000)^2+6.75*10^-8*LN([.#REF!951]/10000)^3)" office:value-type="float" office:value="96.5906371845196">
            <text:p>96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2]/10000)+2.63*10^-6*LN([.#REF!952]/10000)^2+6.75*10^-8*LN([.#REF!952]/10000)^3)" office:value-type="float" office:value="97.0817640215968">
            <text:p>97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3]/10000)+2.63*10^-6*LN([.#REF!953]/10000)^2+6.75*10^-8*LN([.#REF!953]/10000)^3)" office:value-type="float" office:value="97.580346742342">
            <text:p>97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4]/10000)+2.63*10^-6*LN([.#REF!954]/10000)^2+6.75*10^-8*LN([.#REF!954]/10000)^3)" office:value-type="float" office:value="98.0866127750291">
            <text:p>9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5]/10000)+2.63*10^-6*LN([.#REF!955]/10000)^2+6.75*10^-8*LN([.#REF!955]/10000)^3)" office:value-type="float" office:value="98.6007998252571">
            <text:p>9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6]/10000)+2.63*10^-6*LN([.#REF!956]/10000)^2+6.75*10^-8*LN([.#REF!956]/10000)^3)" office:value-type="float" office:value="99.1231564963067">
            <text:p>99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7]/10000)+2.63*10^-6*LN([.#REF!957]/10000)^2+6.75*10^-8*LN([.#REF!957]/10000)^3)" office:value-type="float" office:value="99.6539429566092">
            <text:p>9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8]/10000)+2.63*10^-6*LN([.#REF!958]/10000)^2+6.75*10^-8*LN([.#REF!958]/10000)^3)" office:value-type="float" office:value="100.193431658662">
            <text:p>10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59]/10000)+2.63*10^-6*LN([.#REF!959]/10000)^2+6.75*10^-8*LN([.#REF!959]/10000)^3)" office:value-type="float" office:value="100.741908114193">
            <text:p>100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0]/10000)+2.63*10^-6*LN([.#REF!960]/10000)^2+6.75*10^-8*LN([.#REF!960]/10000)^3)" office:value-type="float" office:value="101.299671730912">
            <text:p>101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1]/10000)+2.63*10^-6*LN([.#REF!961]/10000)^2+6.75*10^-8*LN([.#REF!961]/10000)^3)" office:value-type="float" office:value="101.867036716765">
            <text:p>101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2]/10000)+2.63*10^-6*LN([.#REF!962]/10000)^2+6.75*10^-8*LN([.#REF!962]/10000)^3)" office:value-type="float" office:value="102.444333058312">
            <text:p>10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3]/10000)+2.63*10^-6*LN([.#REF!963]/10000)^2+6.75*10^-8*LN([.#REF!963]/10000)^3)" office:value-type="float" office:value="103.031907580581">
            <text:p>103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4]/10000)+2.63*10^-6*LN([.#REF!964]/10000)^2+6.75*10^-8*LN([.#REF!964]/10000)^3)" office:value-type="float" office:value="103.630125096633">
            <text:p>103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5]/10000)+2.63*10^-6*LN([.#REF!965]/10000)^2+6.75*10^-8*LN([.#REF!965]/10000)^3)" office:value-type="float" office:value="104.239369656045">
            <text:p>10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6]/10000)+2.63*10^-6*LN([.#REF!966]/10000)^2+6.75*10^-8*LN([.#REF!966]/10000)^3)" office:value-type="float" office:value="104.860045902651">
            <text:p>104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7]/10000)+2.63*10^-6*LN([.#REF!967]/10000)^2+6.75*10^-8*LN([.#REF!967]/10000)^3)" office:value-type="float" office:value="105.49258055313">
            <text:p>105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8]/10000)+2.63*10^-6*LN([.#REF!968]/10000)^2+6.75*10^-8*LN([.#REF!968]/10000)^3)" office:value-type="float" office:value="106.137424009515">
            <text:p>106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69]/10000)+2.63*10^-6*LN([.#REF!969]/10000)^2+6.75*10^-8*LN([.#REF!969]/10000)^3)" office:value-type="float" office:value="106.795052120344">
            <text:p>10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0]/10000)+2.63*10^-6*LN([.#REF!970]/10000)^2+6.75*10^-8*LN([.#REF!970]/10000)^3)" office:value-type="float" office:value="107.465968107107">
            <text:p>107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1]/10000)+2.63*10^-6*LN([.#REF!971]/10000)^2+6.75*10^-8*LN([.#REF!971]/10000)^3)" office:value-type="float" office:value="108.150704674832">
            <text:p>108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2]/10000)+2.63*10^-6*LN([.#REF!972]/10000)^2+6.75*10^-8*LN([.#REF!972]/10000)^3)" office:value-type="float" office:value="108.849826328219">
            <text:p>108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3]/10000)+2.63*10^-6*LN([.#REF!973]/10000)^2+6.75*10^-8*LN([.#REF!973]/10000)^3)" office:value-type="float" office:value="109.563931917654">
            <text:p>10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4]/10000)+2.63*10^-6*LN([.#REF!974]/10000)^2+6.75*10^-8*LN([.#REF!974]/10000)^3)" office:value-type="float" office:value="110.293657442866">
            <text:p>110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5]/10000)+2.63*10^-6*LN([.#REF!975]/10000)^2+6.75*10^-8*LN([.#REF!975]/10000)^3)" office:value-type="float" office:value="111.039679145944">
            <text:p>11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6]/10000)+2.63*10^-6*LN([.#REF!976]/10000)^2+6.75*10^-8*LN([.#REF!976]/10000)^3)" office:value-type="float" office:value="111.802716930097">
            <text:p>111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7]/10000)+2.63*10^-6*LN([.#REF!977]/10000)^2+6.75*10^-8*LN([.#REF!977]/10000)^3)" office:value-type="float" office:value="112.583538145892">
            <text:p>11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8]/10000)+2.63*10^-6*LN([.#REF!978]/10000)^2+6.75*10^-8*LN([.#REF!978]/10000)^3)" office:value-type="float" office:value="113.382961793155">
            <text:p>113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79]/10000)+2.63*10^-6*LN([.#REF!979]/10000)^2+6.75*10^-8*LN([.#REF!979]/10000)^3)" office:value-type="float" office:value="114.201863194099">
            <text:p>114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0]/10000)+2.63*10^-6*LN([.#REF!980]/10000)^2+6.75*10^-8*LN([.#REF!980]/10000)^3)" office:value-type="float" office:value="115.041179202178">
            <text:p>115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1]/10000)+2.63*10^-6*LN([.#REF!981]/10000)^2+6.75*10^-8*LN([.#REF!981]/10000)^3)" office:value-type="float" office:value="115.901914021552">
            <text:p>11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2]/10000)+2.63*10^-6*LN([.#REF!982]/10000)^2+6.75*10^-8*LN([.#REF!982]/10000)^3)" office:value-type="float" office:value="116.785145724571">
            <text:p>116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3]/10000)+2.63*10^-6*LN([.#REF!983]/10000)^2+6.75*10^-8*LN([.#REF!983]/10000)^3)" office:value-type="float" office:value="117.692033569526">
            <text:p>117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4]/10000)+2.63*10^-6*LN([.#REF!984]/10000)^2+6.75*10^-8*LN([.#REF!984]/10000)^3)" office:value-type="float" office:value="118.623826238721">
            <text:p>118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5]/10000)+2.63*10^-6*LN([.#REF!985]/10000)^2+6.75*10^-8*LN([.#REF!985]/10000)^3)" office:value-type="float" office:value="119.581871138416">
            <text:p>119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6]/10000)+2.63*10^-6*LN([.#REF!986]/10000)^2+6.75*10^-8*LN([.#REF!986]/10000)^3)" office:value-type="float" office:value="120.567624928083">
            <text:p>120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7]/10000)+2.63*10^-6*LN([.#REF!987]/10000)^2+6.75*10^-8*LN([.#REF!987]/10000)^3)" office:value-type="float" office:value="121.582665477894">
            <text:p>121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8]/10000)+2.63*10^-6*LN([.#REF!988]/10000)^2+6.75*10^-8*LN([.#REF!988]/10000)^3)" office:value-type="float" office:value="122.628705491785">
            <text:p>12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89]/10000)+2.63*10^-6*LN([.#REF!989]/10000)^2+6.75*10^-8*LN([.#REF!989]/10000)^3)" office:value-type="float" office:value="123.707608080495">
            <text:p>123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0]/10000)+2.63*10^-6*LN([.#REF!990]/10000)^2+6.75*10^-8*LN([.#REF!990]/10000)^3)" office:value-type="float" office:value="124.821404627001">
            <text:p>124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1]/10000)+2.63*10^-6*LN([.#REF!991]/10000)^2+6.75*10^-8*LN([.#REF!991]/10000)^3)" office:value-type="float" office:value="125.972315358661">
            <text:p>126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2]/10000)+2.63*10^-6*LN([.#REF!992]/10000)^2+6.75*10^-8*LN([.#REF!992]/10000)^3)" office:value-type="float" office:value="127.162773129974">
            <text:p>127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3]/10000)+2.63*10^-6*LN([.#REF!993]/10000)^2+6.75*10^-8*LN([.#REF!993]/10000)^3)" office:value-type="float" office:value="128.395451032228">
            <text:p>128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4]/10000)+2.63*10^-6*LN([.#REF!994]/10000)^2+6.75*10^-8*LN([.#REF!994]/10000)^3)" office:value-type="float" office:value="129.673294588095">
            <text:p>129.7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5]/10000)+2.63*10^-6*LN([.#REF!995]/10000)^2+6.75*10^-8*LN([.#REF!995]/10000)^3)" office:value-type="float" office:value="130.999559469448">
            <text:p>131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6]/10000)+2.63*10^-6*LN([.#REF!996]/10000)^2+6.75*10^-8*LN([.#REF!996]/10000)^3)" office:value-type="float" office:value="132.377855907335">
            <text:p>132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7]/10000)+2.63*10^-6*LN([.#REF!997]/10000)^2+6.75*10^-8*LN([.#REF!997]/10000)^3)" office:value-type="float" office:value="133.812201260551">
            <text:p>133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8]/10000)+2.63*10^-6*LN([.#REF!998]/10000)^2+6.75*10^-8*LN([.#REF!998]/10000)^3)" office:value-type="float" office:value="135.307082596252">
            <text:p>13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999]/10000)+2.63*10^-6*LN([.#REF!999]/10000)^2+6.75*10^-8*LN([.#REF!999]/10000)^3)" office:value-type="float" office:value="136.867531643718">
            <text:p>136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0]/10000)+2.63*10^-6*LN([.#REF!1000]/10000)^2+6.75*10^-8*LN([.#REF!1000]/10000)^3)" office:value-type="float" office:value="138.499215154752">
            <text:p>138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1]/10000)+2.63*10^-6*LN([.#REF!1001]/10000)^2+6.75*10^-8*LN([.#REF!1001]/10000)^3)" office:value-type="float" office:value="140.208544603661">
            <text:p>14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2]/10000)+2.63*10^-6*LN([.#REF!1002]/10000)^2+6.75*10^-8*LN([.#REF!1002]/10000)^3)" office:value-type="float" office:value="142.002810376019">
            <text:p>142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3]/10000)+2.63*10^-6*LN([.#REF!1003]/10000)^2+6.75*10^-8*LN([.#REF!1003]/10000)^3)" office:value-type="float" office:value="143.890347259355">
            <text:p>14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4]/10000)+2.63*10^-6*LN([.#REF!1004]/10000)^2+6.75*10^-8*LN([.#REF!1004]/10000)^3)" office:value-type="float" office:value="145.880740354051">
            <text:p>145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5]/10000)+2.63*10^-6*LN([.#REF!1005]/10000)^2+6.75*10^-8*LN([.#REF!1005]/10000)^3)" office:value-type="float" office:value="147.985083760064">
            <text:p>148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6]/10000)+2.63*10^-6*LN([.#REF!1006]/10000)^2+6.75*10^-8*LN([.#REF!1006]/10000)^3)" office:value-type="float" office:value="150.216309009416">
            <text:p>150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7]/10000)+2.63*10^-6*LN([.#REF!1007]/10000)^2+6.75*10^-8*LN([.#REF!1007]/10000)^3)" office:value-type="float" office:value="152.589606898978">
            <text:p>152.6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8]/10000)+2.63*10^-6*LN([.#REF!1008]/10000)^2+6.75*10^-8*LN([.#REF!1008]/10000)^3)" office:value-type="float" office:value="155.122976235362">
            <text:p>155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09]/10000)+2.63*10^-6*LN([.#REF!1009]/10000)^2+6.75*10^-8*LN([.#REF!1009]/10000)^3)" office:value-type="float" office:value="157.837947827056">
            <text:p>157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0]/10000)+2.63*10^-6*LN([.#REF!1010]/10000)^2+6.75*10^-8*LN([.#REF!1010]/10000)^3)" office:value-type="float" office:value="160.760554839443">
            <text:p>160.8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1]/10000)+2.63*10^-6*LN([.#REF!1011]/10000)^2+6.75*10^-8*LN([.#REF!1011]/10000)^3)" office:value-type="float" office:value="163.922656494281">
            <text:p>16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2]/10000)+2.63*10^-6*LN([.#REF!1012]/10000)^2+6.75*10^-8*LN([.#REF!1012]/10000)^3)" office:value-type="float" office:value="167.36378011576">
            <text:p>167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3]/10000)+2.63*10^-6*LN([.#REF!1013]/10000)^2+6.75*10^-8*LN([.#REF!1013]/10000)^3)" office:value-type="float" office:value="171.133743307258">
            <text:p>17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4]/10000)+2.63*10^-6*LN([.#REF!1014]/10000)^2+6.75*10^-8*LN([.#REF!1014]/10000)^3)" office:value-type="float" office:value="175.296485220319">
            <text:p>175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5]/10000)+2.63*10^-6*LN([.#REF!1015]/10000)^2+6.75*10^-8*LN([.#REF!1015]/10000)^3)" office:value-type="float" office:value="179.935836500771">
            <text:p>179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6]/10000)+2.63*10^-6*LN([.#REF!1016]/10000)^2+6.75*10^-8*LN([.#REF!1016]/10000)^3)" office:value-type="float" office:value="185.164523997075">
            <text:p>185.2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7]/10000)+2.63*10^-6*LN([.#REF!1017]/10000)^2+6.75*10^-8*LN([.#REF!1017]/10000)^3)" office:value-type="float" office:value="191.138834509991">
            <text:p>191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8]/10000)+2.63*10^-6*LN([.#REF!1018]/10000)^2+6.75*10^-8*LN([.#REF!1018]/10000)^3)" office:value-type="float" office:value="198.083762888054">
            <text:p>198.1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19]/10000)+2.63*10^-6*LN([.#REF!1019]/10000)^2+6.75*10^-8*LN([.#REF!1019]/10000)^3)" office:value-type="float" office:value="206.339013153023">
            <text:p>206.3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0]/10000)+2.63*10^-6*LN([.#REF!1020]/10000)^2+6.75*10^-8*LN([.#REF!1020]/10000)^3)" office:value-type="float" office:value="216.450403726818">
            <text:p>21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1]/10000)+2.63*10^-6*LN([.#REF!1021]/10000)^2+6.75*10^-8*LN([.#REF!1021]/10000)^3)" office:value-type="float" office:value="229.372734522645">
            <text:p>229.4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2]/10000)+2.63*10^-6*LN([.#REF!1022]/10000)^2+6.75*10^-8*LN([.#REF!1022]/10000)^3)" office:value-type="float" office:value="246.996482196973">
            <text:p>247.0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3]/10000)+2.63*10^-6*LN([.#REF!1023]/10000)^2+6.75*10^-8*LN([.#REF!1023]/10000)^3)" office:value-type="float" office:value="273.894169790442">
            <text:p>273.9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4]/10000)+2.63*10^-6*LN([.#REF!1024]/10000)^2+6.75*10^-8*LN([.#REF!1024]/10000)^3)" office:value-type="float" office:value="326.516067640785">
            <text:p>326.5</text:p>
          </table:table-cell>
          <table:table-cell office:value-type="string">
            <text:p>,</text:p>
          </table:table-cell>
        </table:table-row>
        <table:table-row table:style-name="ro2">
          <table:table-cell table:style-name="ce7" table:formula="oooc:=-273.15+1/(3.35*10^-3+2.57*10^-4*LN([.#REF!1025]/10000)+2.63*10^-6*LN([.#REF!1025]/10000)^2+6.75*10^-8*LN([.#REF!1025]/10000)^3)" office:value-type="float" office:value="0">
            <text:p>0.0</text:p>
          </table:table-cell>
          <table:table-cell office:value-type="string">
            <text:p>,</text:p>
          </table:table-cell>
        </table:table-row>
        <table:table-row table:style-name="ro2" table:number-rows-repeated="645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6">04/16/2007</text:date>, <text:time>11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Cameron Stoker</meta:initial-creator>
    <meta:creation-date>2007-04-15T21:31:58</meta:creation-date>
    <dc:creator>Cameron Stoker</dc:creator>
    <dc:date>2007-04-15T22:10:39</dc:date>
    <dc:language>en-US</dc:language>
    <meta:editing-cycles>4</meta:editing-cycles>
    <meta:editing-duration>PT22M11S</meta:editing-duration>
    <meta:user-defined meta:name="Info 1"/>
    <meta:user-defined meta:name="Info 2"/>
    <meta:user-defined meta:name="Info 3"/>
    <meta:user-defined meta:name="Info 4"/>
    <meta:document-statistic meta:table-count="3" meta:cell-count="7173"/>
  </office:meta>
</office:document-meta>
</file>